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2.3528in" fo:break-before="auto" style:use-optimal-row-height="true"/>
    </style:style>
    <style:style style:name="ro10" style:family="table-row">
      <style:table-row-properties style:row-height="0.2173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1.5752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3" table:style-name="ta1">
        <table:table-column table:style-name="co1" table:number-columns-repeated="2" table:default-cell-style-name="Default"/>
        <table:table-row table:style-name="ro1">
          <table:table-cell office:value-type="string" calcext:value-type="string">
            <text:p>width: 60%;</text:p>
          </table:table-cell>
          <table:table-cell office:value-type="string" calcext:value-type="string">
            <text:p>Zoom rất tốt, dùng thích, nhưng chất lượng ống kính chưa thật ngon, nên ảnh chưa đẹp như đáng lẽ với tầm của máy và chi phí: sắc màu ảnh hơi xanh, độ nét hơi kém..</text:p>
          </table:table-cell>
        </table:table-row>
        <table:table-row table:style-name="ro1">
          <table:table-cell office:value-type="string" calcext:value-type="string">
            <text:p>width: 60%;</text:p>
          </table:table-cell>
          <table:table-cell office:value-type="string" calcext:value-type="string">
            <text:p>Yếu, Ko hiệu quả</text:p>
          </table:table-cell>
        </table:table-row>
        <table:table-row table:style-name="ro1">
          <table:table-cell office:value-type="string" calcext:value-type="string">
            <text:p>width: 60%;</text:p>
          </table:table-cell>
          <table:table-cell office:value-type="string" calcext:value-type="string">
            <text:p>yếu quá, trời nắng nóng thế này bật số to nhất chả thấy mát j cả</text:p>
          </table:table-cell>
        </table:table-row>
        <table:table-row table:style-name="ro1">
          <table:table-cell office:value-type="string" calcext:value-type="string">
            <text:p>width: 60%;</text:p>
          </table:table-cell>
          <table:table-cell office:value-type="string" calcext:value-type="string">
            <text:p>Yêu cầu đổi trả sản phẩm . Giao hàng mà bị vỡ luôn</text:p>
          </table:table-cell>
        </table:table-row>
        <table:table-row table:style-name="ro1">
          <table:table-cell office:value-type="string" calcext:value-type="string">
            <text:p>width: 60%;</text:p>
          </table:table-cell>
          <table:table-cell office:value-type="string" calcext:value-type="string">
            <text:p>yếu</text:p>
          </table:table-cell>
        </table:table-row>
        <table:table-row table:style-name="ro1">
          <table:table-cell office:value-type="string" calcext:value-type="string">
            <text:p>width: 60%;</text:p>
          </table:table-cell>
          <table:table-cell office:value-type="string" calcext:value-type="string">
            <text:p>Ý kiến cá nhân mình, do mua để phòng khách, con chơi dưới sàn, quạt trưa không mát lắm, khá ồn. Kiểu dáng đẹp, dễ lắp ráp.</text:p>
          </table:table-cell>
        </table:table-row>
        <table:table-row table:style-name="ro1">
          <table:table-cell office:value-type="string" calcext:value-type="string">
            <text:p>width: 60%;</text:p>
          </table:table-cell>
          <table:table-cell office:value-type="string" calcext:value-type="string">
            <text:p>Xuất xứ ý, sao lại là made in China? Xuất xứ ý, sao lại là made in China? Xuất xứ ý, sao lại là made in China?</text:p>
          </table:table-cell>
        </table:table-row>
        <table:table-row table:style-name="ro1">
          <table:table-cell office:value-type="string" calcext:value-type="string">
            <text:p>width: 60%;</text:p>
          </table:table-cell>
          <table:table-cell office:value-type="string" calcext:value-type="string">
            <text:p>xin hỏi mình muốn bảo hành sp thì mmg tới địa chỉ nào vậy ?</text:p>
          </table:table-cell>
        </table:table-row>
        <table:table-row table:style-name="ro1">
          <table:table-cell office:value-type="string" calcext:value-type="string">
            <text:p>width: 60%;</text:p>
          </table:table-cell>
          <table:table-cell office:value-type="string" calcext:value-type="string">
            <text:p>Xin hỏi máy báo lỗi e1 là bị sao ạ? cách sửa như thế nào ạ?</text:p>
          </table:table-cell>
        </table:table-row>
        <table:table-row table:style-name="ro1">
          <table:table-cell office:value-type="string" calcext:value-type="string">
            <text:p>width: 60%;</text:p>
          </table:table-cell>
          <table:table-cell office:value-type="string" calcext:value-type="string">
            <text:p>Xin cho hỏi địa chỉ bảo hành sản phẩm ạ?</text:p>
          </table:table-cell>
        </table:table-row>
        <table:table-row table:style-name="ro2">
          <table:table-cell office:value-type="string" calcext:value-type="string">
            <text:p>width: 60%;</text:p>
          </table:table-cell>
          <table:table-cell office:value-type="string" calcext:value-type="string">
            <text:p>Xin chào,</text:p>
            <text:p>Đánh giá của tôi với sản phẩm này: </text:p>
            <text:p>cảm ứng nút bấm của nồi cơm điện khó sử dụng, phải đợi rất lâu mới báo chế độ nấu. Vui lòng tư vấn sản phẩm này để dễ dàng sử dụng hơn.  Cảm ơn nhé.</text:p>
          </table:table-cell>
        </table:table-row>
        <table:table-row table:style-name="ro3">
          <table:table-cell office:value-type="string" calcext:value-type="string">
            <text:p>width: 60%;</text:p>
          </table:table-cell>
          <table:table-cell office:value-type="string" calcext:value-type="string">
            <text:p>Xin chào Tiki,</text:p>
            <text:p>Khi mua chiếc nồi chiên không dầu này về tôi rất thích vì sự tiện lợi của nó, tuy nhiên khi dùng đến lần thứ 2 lớp chống dính bên trong nồi (bao gồm cả phần trực tiếp đựng thực phẩm và nồi hứng dầu) bắt đầu bong dần mặc dù tôi đã chờ cho đến khi nồi nguội hắn, ngâm nước cho các vết bám bong ra và chỉ dùng miếng chùi rửa bằng vải mềm. </text:p>
            <text:p>Bên cạnh đó, sau lần đầu tiên dùng, đáy của nồi hứng dầu bị cong lên khi bị làm nóng.</text:p>
            <text:p>Đề nghị Tiki xem xét lại chất lượng của sản phẩm.</text:p>
            <text:p>Trân trọng.</text:p>
          </table:table-cell>
        </table:table-row>
        <table:table-row table:style-name="ro1">
          <table:table-cell office:value-type="string" calcext:value-type="string">
            <text:p>width: 60%;</text:p>
          </table:table-cell>
          <table:table-cell office:value-type="string" calcext:value-type="string">
            <text:p>Xin chào shop và Tiki, hiện tại mình dùng được tai nhhe 1 tuần và xuất hiện tình trạng hai tai hoạt động độc lập, không kết nối được với nhau. Hai tên sẽ xuất hiện hai tên bluetooth để kết nối, và khi mình nghe nhạc mình chỉ được chọn 1 trong hai bên. Xin shop cách khắc phục và bảo hành ạ. Cám ơn shop ạ</text:p>
          </table:table-cell>
        </table:table-row>
        <table:table-row table:style-name="ro1">
          <table:table-cell office:value-type="string" calcext:value-type="string">
            <text:p>width: 60%;</text:p>
          </table:table-cell>
          <table:table-cell office:value-type="string" calcext:value-type="string">
            <text:p>xin chào , máy của mình của mới mua tại đây nhưng hiện tại que đánh của mình có hiện tượng tự bung <text:s/>ra khi đanh whip là 1 dạng kem lỏng thôi không có quá tải , vậy cho em hỏi bên mình có nhận bải hành về vấn đề này không</text:p>
          </table:table-cell>
        </table:table-row>
        <table:table-row table:style-name="ro3">
          <table:table-cell office:value-type="string" calcext:value-type="string">
            <text:p>width: 60%;</text:p>
          </table:table-cell>
          <table:table-cell office:value-type="string" calcext:value-type="string">
            <text:p>Xin chào</text:p>
            <text:p/>
            <text:p>Hôm qua mình đặt mua buổi sáng, thì buổi chiều tiki giao ngay, nên điểm cộng là giao hàng nhanh. Tuy nhiên, khi mở máy ra thực hành thử thì thấy khớp đậy của 2 bên quá cứng, phải đè mạnh nhiều lần mới đậy xuống được; lúc đậy cũng ko nghe tiếng tách tách khi vào khớp..., lúc nhấn nút để mở cũng thấy bị lệch. Khi nhìn vào trong thấy khớp bằng nhựa, e rằng sử dụng ko lâu sẽ gãy mất thôi. Tình hình là máy hút ổn, dễ sử dụng. Nhưng với khớp đậy lỗi như vậy gây mất thời gian thao tác, cũng như nếu ko đậy kín được thì ko thể hàn được. Ko biết tiki có thể cho đổi lại máy khác ko? </text:p>
            <text:p/>
            <text:p>Cám ơn tiki nhiều.</text:p>
          </table:table-cell>
        </table:table-row>
        <table:table-row table:style-name="ro3">
          <table:table-cell office:value-type="string" calcext:value-type="string">
            <text:p>width: 60%;</text:p>
          </table:table-cell>
          <table:table-cell office:value-type="string" calcext:value-type="string">
            <text:p>Xin chào</text:p>
            <text:p/>
            <text:p>Hôm qua mình đặt mua buổi sáng, thì buổi chiều tiki giao ngay, nên điểm cộng là giao hàng nhanh. Tuy nhiên, khi mở máy ra thực hành thử thì thấy khớp đậy của 2 bên quá cứng, phải đè mạnh nhiều lần mới đậy xuống được; lúc đậy cũng ko nghe tiếng tách tách khi vào khớp..., lúc nhấn nút để mở cũng thấy bị lệch. Khi nhìn vào trong thấy khớp bằng nhựa, e rằng sử dụng ko lâu sẽ gãy mất thôi. Tình hình là máy hút ổn, dễ sử dụng. Nhưng với khớp đậy lỗi như vậy gây mất thời gian thao tác, cũng như nếu ko đậy kín được thì ko thể hàn được. Ko biết tiki có thể cho đổi lại máy khác ko? </text:p>
            <text:p/>
            <text:p>Cám ơn tiki nhiều.</text:p>
          </table:table-cell>
        </table:table-row>
        <table:table-row table:style-name="ro1">
          <table:table-cell office:value-type="string" calcext:value-type="string">
            <text:p>width: 60%;</text:p>
          </table:table-cell>
          <table:table-cell office:value-type="string" calcext:value-type="string">
            <text:p>Xem hình hơi mờ .theo dõi chuyển động bánh răng kêu <text:s/>?!</text:p>
          </table:table-cell>
        </table:table-row>
        <table:table-row table:style-name="ro1">
          <table:table-cell office:value-type="string" calcext:value-type="string">
            <text:p>width: 60%;</text:p>
          </table:table-cell>
          <table:table-cell office:value-type="string" calcext:value-type="string">
            <text:p>xem hàng đươc kg bạn mình mua 2 nồi bên tiki kg cho xem hàng là sao vậy bạn</text:p>
          </table:table-cell>
        </table:table-row>
        <table:table-row table:style-name="ro1">
          <table:table-cell office:value-type="string" calcext:value-type="string">
            <text:p>width: 60%;</text:p>
          </table:table-cell>
          <table:table-cell office:value-type="string" calcext:value-type="string">
            <text:p>Xay với công suất nhỏ. Không xay được các loại sinh tố đặc.</text:p>
          </table:table-cell>
        </table:table-row>
        <table:table-row table:style-name="ro1">
          <table:table-cell office:value-type="string" calcext:value-type="string">
            <text:p>width: 60%;</text:p>
          </table:table-cell>
          <table:table-cell office:value-type="string" calcext:value-type="string">
            <text:p>Xay vẫn còn lổn nhổn k đạt đc độ mịn như kì vọng. Được cái nhỏ gọn tiện.</text:p>
          </table:table-cell>
        </table:table-row>
        <table:table-row table:style-name="ro1">
          <table:table-cell office:value-type="string" calcext:value-type="string">
            <text:p>width: 60%;</text:p>
          </table:table-cell>
          <table:table-cell office:value-type="string" calcext:value-type="string">
            <text:p>xay thịt tốt.mà ko biết lưỡi dao xài dc bao lâu đây</text:p>
          </table:table-cell>
        </table:table-row>
        <table:table-row table:style-name="ro1">
          <table:table-cell office:value-type="string" calcext:value-type="string">
            <text:p>width: 60%;</text:p>
          </table:table-cell>
          <table:table-cell office:value-type="string" calcext:value-type="string">
            <text:p>xay thịt thì oke, nhưng lượng xay một lần chỉ tầm 200g thì oke</text:p>
          </table:table-cell>
        </table:table-row>
        <table:table-row table:style-name="ro1">
          <table:table-cell office:value-type="string" calcext:value-type="string">
            <text:p>width: 60%;</text:p>
          </table:table-cell>
          <table:table-cell office:value-type="string" calcext:value-type="string">
            <text:p>Xay sinh tố thì ok. Xay thịt thì cân nhắc dùng máy khác, bộ số xay thịt rất dễ bị hư</text:p>
          </table:table-cell>
        </table:table-row>
        <table:table-row table:style-name="ro1">
          <table:table-cell office:value-type="string" calcext:value-type="string">
            <text:p>width: 60%;</text:p>
          </table:table-cell>
          <table:table-cell office:value-type="string" calcext:value-type="string">
            <text:p>Xay mọi thứ ổn, xay thử đỗ đen thì hạt bắn vào thành bị va đập tạo vết sần, nắp của bình đựng sinh tố lỏng k chắc chỉ có thể để đứng thẳng</text:p>
          </table:table-cell>
        </table:table-row>
        <table:table-row table:style-name="ro1">
          <table:table-cell office:value-type="string" calcext:value-type="string">
            <text:p>width: 60%;</text:p>
          </table:table-cell>
          <table:table-cell office:value-type="string" calcext:value-type="string">
            <text:p>Xay ko nhuyễn</text:p>
          </table:table-cell>
        </table:table-row>
        <table:table-row table:style-name="ro1">
          <table:table-cell office:value-type="string" calcext:value-type="string">
            <text:p>width: 60%;</text:p>
          </table:table-cell>
          <table:table-cell office:value-type="string" calcext:value-type="string">
            <text:p>Xay ko mịn</text:p>
          </table:table-cell>
        </table:table-row>
        <table:table-row table:style-name="ro1">
          <table:table-cell office:value-type="string" calcext:value-type="string">
            <text:p>width: 60%;</text:p>
          </table:table-cell>
          <table:table-cell office:value-type="string" calcext:value-type="string">
            <text:p>Xay ko đc nhuyễn lắm</text:p>
          </table:table-cell>
        </table:table-row>
        <table:table-row table:style-name="ro1">
          <table:table-cell office:value-type="string" calcext:value-type="string">
            <text:p>width: 60%;</text:p>
          </table:table-cell>
          <table:table-cell office:value-type="string" calcext:value-type="string">
            <text:p>Xay không được nhỏ như quảng cáo</text:p>
          </table:table-cell>
        </table:table-row>
        <table:table-row table:style-name="ro1">
          <table:table-cell office:value-type="string" calcext:value-type="string">
            <text:p>width: 60%;</text:p>
          </table:table-cell>
          <table:table-cell office:value-type="string" calcext:value-type="string">
            <text:p>Xay khoản hơn 1 kg thịt thì máy nóng quá phải dừng hơn 30 phút mới xay được</text:p>
          </table:table-cell>
        </table:table-row>
        <table:table-row table:style-name="ro1">
          <table:table-cell office:value-type="string" calcext:value-type="string">
            <text:p>width: 60%;</text:p>
          </table:table-cell>
          <table:table-cell office:value-type="string" calcext:value-type="string">
            <text:p>Xay đồ toàn tràn ra</text:p>
          </table:table-cell>
        </table:table-row>
        <table:table-row table:style-name="ro1">
          <table:table-cell office:value-type="string" calcext:value-type="string">
            <text:p>width: 60%;</text:p>
          </table:table-cell>
          <table:table-cell office:value-type="string" calcext:value-type="string">
            <text:p>xay đá viên nhỏ ko được</text:p>
          </table:table-cell>
        </table:table-row>
        <table:table-row table:style-name="ro1">
          <table:table-cell office:value-type="string" calcext:value-type="string">
            <text:p>width: 60%;</text:p>
          </table:table-cell>
          <table:table-cell office:value-type="string" calcext:value-type="string">
            <text:p>Xay đá đúng 1 lần mẻ dao.</text:p>
          </table:table-cell>
        </table:table-row>
        <table:table-row table:style-name="ro1">
          <table:table-cell office:value-type="string" calcext:value-type="string">
            <text:p>width: 60%;</text:p>
          </table:table-cell>
          <table:table-cell office:value-type="string" calcext:value-type="string">
            <text:p>Xao trung binh</text:p>
          </table:table-cell>
        </table:table-row>
        <table:table-row table:style-name="ro1">
          <table:table-cell office:value-type="string" calcext:value-type="string">
            <text:p>width: 60%;</text:p>
          </table:table-cell>
          <table:table-cell office:value-type="string" calcext:value-type="string">
            <text:p>Xài tốt, tiện lợi, đồ ăn ngon, đảm bảo sức khỏe vì không phải chiên dầu. Cần cân nhắc kỹ khi mua, vì lớp chống dính luôn... dính vào đồ ăn, phải trải lớp giấy bạc bên dưới, ảnh hưởng đến nhiệt lượng tiếp xúc bên dưới.</text:p>
          </table:table-cell>
        </table:table-row>
        <table:table-row table:style-name="ro1">
          <table:table-cell office:value-type="string" calcext:value-type="string">
            <text:p>width: 60%;</text:p>
          </table:table-cell>
          <table:table-cell office:value-type="string" calcext:value-type="string">
            <text:p>Xài tốt nhưng hôi mùi nhựa chịu ko nổi xài mấy tháng bớt rồi nhưng vẫn còn hôi</text:p>
          </table:table-cell>
        </table:table-row>
        <table:table-row table:style-name="ro1">
          <table:table-cell office:value-type="string" calcext:value-type="string">
            <text:p>width: 60%;</text:p>
          </table:table-cell>
          <table:table-cell office:value-type="string" calcext:value-type="string">
            <text:p>Xài thấy cũng tốt, hợp túi tiền, độ bền thì để thời gian trả lời.</text:p>
          </table:table-cell>
        </table:table-row>
        <table:table-row table:style-name="ro1">
          <table:table-cell office:value-type="string" calcext:value-type="string">
            <text:p>width: 60%;</text:p>
          </table:table-cell>
          <table:table-cell office:value-type="string" calcext:value-type="string">
            <text:p>xài tạm ổn , nhưng nhiệt không giống như nhà sản xuất công bố</text:p>
          </table:table-cell>
        </table:table-row>
        <table:table-row table:style-name="ro1">
          <table:table-cell office:value-type="string" calcext:value-type="string">
            <text:p>width: 60%;</text:p>
          </table:table-cell>
          <table:table-cell office:value-type="string" calcext:value-type="string">
            <text:p>Xài tạm được, ko có độ bám , mau dơ</text:p>
          </table:table-cell>
        </table:table-row>
        <table:table-row table:style-name="ro1">
          <table:table-cell office:value-type="string" calcext:value-type="string">
            <text:p>width: 60%;</text:p>
          </table:table-cell>
          <table:table-cell office:value-type="string" calcext:value-type="string">
            <text:p>Xài rồi thấy ok</text:p>
          </table:table-cell>
        </table:table-row>
        <table:table-row table:style-name="ro1">
          <table:table-cell office:value-type="string" calcext:value-type="string">
            <text:p>width: 60%;</text:p>
          </table:table-cell>
          <table:table-cell office:value-type="string" calcext:value-type="string">
            <text:p>Xài ổn nhưng sài lâu ồn..............................</text:p>
          </table:table-cell>
        </table:table-row>
        <table:table-row table:style-name="ro1">
          <table:table-cell office:value-type="string" calcext:value-type="string">
            <text:p>width: 60%;</text:p>
          </table:table-cell>
          <table:table-cell office:value-type="string" calcext:value-type="string">
            <text:p>Xài ổn nhưng giao không đúng màu như đã đặt, nên cho 3 sao</text:p>
          </table:table-cell>
        </table:table-row>
        <table:table-row table:style-name="ro1">
          <table:table-cell office:value-type="string" calcext:value-type="string">
            <text:p>width: 60%;</text:p>
          </table:table-cell>
          <table:table-cell office:value-type="string" calcext:value-type="string">
            <text:p>Xài ổn</text:p>
          </table:table-cell>
        </table:table-row>
        <table:table-row table:style-name="ro1">
          <table:table-cell office:value-type="string" calcext:value-type="string">
            <text:p>width: 60%;</text:p>
          </table:table-cell>
          <table:table-cell office:value-type="string" calcext:value-type="string">
            <text:p>Xài ok, nhưng giaohangnhanh nhỡ làm móp cái mủi,k ảnh hưởng mấy k thấy k zui</text:p>
          </table:table-cell>
        </table:table-row>
        <table:table-row table:style-name="ro1">
          <table:table-cell office:value-type="string" calcext:value-type="string">
            <text:p>width: 60%;</text:p>
          </table:table-cell>
          <table:table-cell office:value-type="string" calcext:value-type="string">
            <text:p>Xài OK nhưng nhanh hết pin</text:p>
          </table:table-cell>
        </table:table-row>
        <table:table-row table:style-name="ro1">
          <table:table-cell office:value-type="string" calcext:value-type="string">
            <text:p>width: 60%;</text:p>
          </table:table-cell>
          <table:table-cell office:value-type="string" calcext:value-type="string">
            <text:p>Xài OK , nhưng mỗi lần đun nước hơi ồn, giá thành cạnh tranh</text:p>
          </table:table-cell>
        </table:table-row>
        <table:table-row table:style-name="ro1">
          <table:table-cell office:value-type="string" calcext:value-type="string">
            <text:p>width: 60%;</text:p>
          </table:table-cell>
          <table:table-cell office:value-type="string" calcext:value-type="string">
            <text:p>xai hai cai cung luc cung ko duoc gi het</text:p>
          </table:table-cell>
        </table:table-row>
        <table:table-row table:style-name="ro1">
          <table:table-cell office:value-type="string" calcext:value-type="string">
            <text:p>width: 60%;</text:p>
          </table:table-cell>
          <table:table-cell office:value-type="string" calcext:value-type="string">
            <text:p>Xài được gần 1 tuần, lúc nào cũng không khí tuyệt vời, khi bật máy cấp ẩm thì không thấy độ ẩm tăng mà thấy độ ô nhiễm tăng. Không biết tại sao luôn?</text:p>
          </table:table-cell>
        </table:table-row>
        <table:table-row table:style-name="ro4">
          <table:table-cell office:value-type="string" calcext:value-type="string">
            <text:p>width: 60%;</text:p>
          </table:table-cell>
          <table:table-cell office:value-type="string" calcext:value-type="string">
            <text:p>Xài được </text:p>
            <text:p>Chân tripod ko chắc</text:p>
          </table:table-cell>
        </table:table-row>
        <table:table-row table:style-name="ro1">
          <table:table-cell office:value-type="string" calcext:value-type="string">
            <text:p>width: 60%;</text:p>
          </table:table-cell>
          <table:table-cell office:value-type="string" calcext:value-type="string">
            <text:p>xài đc trong tầm giábxbdndndncnc c d x x dn đbjdjdjdjdjđjjd</text:p>
          </table:table-cell>
        </table:table-row>
        <table:table-row table:style-name="ro1">
          <table:table-cell office:value-type="string" calcext:value-type="string">
            <text:p>width: 60%;</text:p>
          </table:table-cell>
          <table:table-cell office:value-type="string" calcext:value-type="string">
            <text:p>Xài đc tg thì nút click hơi lỏng đi và k chắc tay:v</text:p>
          </table:table-cell>
        </table:table-row>
        <table:table-row table:style-name="ro1">
          <table:table-cell office:value-type="string" calcext:value-type="string">
            <text:p>width: 60%;</text:p>
          </table:table-cell>
          <table:table-cell office:value-type="string" calcext:value-type="string">
            <text:p>xài đc cái thổi bụi và cây lau có đầu mút. còn lại thì bình thường, lau ko sạch lắm.</text:p>
          </table:table-cell>
        </table:table-row>
        <table:table-row table:style-name="ro1">
          <table:table-cell office:value-type="string" calcext:value-type="string">
            <text:p>width: 60%;</text:p>
          </table:table-cell>
          <table:table-cell office:value-type="string" calcext:value-type="string">
            <text:p>Xài cũng tạm dc, so với giá này thì tạm thôi. Có điều cái nắp nó hơi lỏng ở chỗ khớp nối với nhau</text:p>
          </table:table-cell>
        </table:table-row>
        <table:table-row table:style-name="ro1">
          <table:table-cell office:value-type="string" calcext:value-type="string">
            <text:p>width: 60%;</text:p>
          </table:table-cell>
          <table:table-cell office:value-type="string" calcext:value-type="string">
            <text:p>Xài cũng tạm đc trong tầm giá !!!</text:p>
          </table:table-cell>
        </table:table-row>
        <table:table-row table:style-name="ro1">
          <table:table-cell office:value-type="string" calcext:value-type="string">
            <text:p>width: 60%;</text:p>
          </table:table-cell>
          <table:table-cell office:value-type="string" calcext:value-type="string">
            <text:p>Xài cũng ổn. Hơi kêu to. Không biết chất lương ntn <text:s/>khi xài lâu</text:p>
          </table:table-cell>
        </table:table-row>
        <table:table-row table:style-name="ro1">
          <table:table-cell office:value-type="string" calcext:value-type="string">
            <text:p>width: 60%;</text:p>
          </table:table-cell>
          <table:table-cell office:value-type="string" calcext:value-type="string">
            <text:p>xài củng ok so với giá tiền của máy</text:p>
          </table:table-cell>
        </table:table-row>
        <table:table-row table:style-name="ro1">
          <table:table-cell office:value-type="string" calcext:value-type="string">
            <text:p>width: 60%;</text:p>
          </table:table-cell>
          <table:table-cell office:value-type="string" calcext:value-type="string">
            <text:p>Xài cũng mấy tháng mà mùi nhựa vẫn còn, chả biết làm sao mới hết được =.=</text:p>
          </table:table-cell>
        </table:table-row>
        <table:table-row table:style-name="ro1">
          <table:table-cell office:value-type="string" calcext:value-type="string">
            <text:p>width: 60%;</text:p>
          </table:table-cell>
          <table:table-cell office:value-type="string" calcext:value-type="string">
            <text:p>xài cho đến giờ vẫn còn mùi hôi nhựa</text:p>
          </table:table-cell>
        </table:table-row>
        <table:table-row table:style-name="ro1">
          <table:table-cell office:value-type="string" calcext:value-type="string">
            <text:p>width: 60%;</text:p>
          </table:table-cell>
          <table:table-cell office:value-type="string" calcext:value-type="string">
            <text:p>xai bình thường .hut ko manh</text:p>
          </table:table-cell>
        </table:table-row>
        <table:table-row table:style-name="ro1">
          <table:table-cell office:value-type="string" calcext:value-type="string">
            <text:p>width: 60%;</text:p>
          </table:table-cell>
          <table:table-cell office:value-type="string" calcext:value-type="string">
            <text:p>Xài 1 thời gian rụng mất cái gạt lock thẻ. Gắn vào máy ảnh k đx phải mua cái khác</text:p>
          </table:table-cell>
        </table:table-row>
        <table:table-row table:style-name="ro2">
          <table:table-cell office:value-type="string" calcext:value-type="string">
            <text:p>width: 60%;</text:p>
          </table:table-cell>
          <table:table-cell office:value-type="string" calcext:value-type="string">
            <text:p>xạc vô hơi chậm có đầu xạc còn ko vô pin </text:p>
            <text:p>mình mua hàng ở shop đã mấy lần rồi nhưng lần này có chút thất vọng </text:p>
            <text:p>nhưng không sao mk vẫn sẽ đặt hàng ở shop</text:p>
          </table:table-cell>
        </table:table-row>
        <table:table-row table:style-name="ro1">
          <table:table-cell office:value-type="string" calcext:value-type="string">
            <text:p>width: 60%;</text:p>
          </table:table-cell>
          <table:table-cell office:value-type="string" calcext:value-type="string">
            <text:p>Xác sau khi ép xong vẫn còn ướt, không khô như mình vẫn nghĩ. Hiii, mình thấy quảng cáo máy ép chậm là ko bị tách nước, mà để vẫn thấy tách nhiệt tình.</text:p>
          </table:table-cell>
        </table:table-row>
        <table:table-row table:style-name="ro1">
          <table:table-cell office:value-type="string" calcext:value-type="string">
            <text:p>width: 60%;</text:p>
          </table:table-cell>
          <table:table-cell office:value-type="string" calcext:value-type="string">
            <text:p>xạc hơi lâu đầy pin pin mới nhưng kính chầy xước quá</text:p>
          </table:table-cell>
        </table:table-row>
        <table:table-row table:style-name="ro1">
          <table:table-cell office:value-type="string" calcext:value-type="string">
            <text:p>width: 60%;</text:p>
          </table:table-cell>
          <table:table-cell office:value-type="string" calcext:value-type="string">
            <text:p>Vùng nướng không đều, những chỗ có phần thanh dẫn nhiệt nóng hơn nhiều nên dễ gây cháy khét thực phẩm.</text:p>
          </table:table-cell>
        </table:table-row>
        <table:table-row table:style-name="ro1">
          <table:table-cell office:value-type="string" calcext:value-type="string">
            <text:p>width: 60%;</text:p>
          </table:table-cell>
          <table:table-cell office:value-type="string" calcext:value-type="string">
            <text:p>vung nồi của mình bị cập kênh. khi đun sẽ bị thoát hơi ra ngoài. như thế k chín đc thức ăn. mong tiki đổi lại giúp m</text:p>
          </table:table-cell>
        </table:table-row>
        <table:table-row table:style-name="ro1">
          <table:table-cell office:value-type="string" calcext:value-type="string">
            <text:p>width: 60%;</text:p>
          </table:table-cell>
          <table:table-cell office:value-type="string" calcext:value-type="string">
            <text:p>Vui lòng hỗ trợ chia sẻ với thiết bị để có thể sử dụng 2 đt 1 lúc ạ</text:p>
          </table:table-cell>
        </table:table-row>
        <table:table-row table:style-name="ro1">
          <table:table-cell office:value-type="string" calcext:value-type="string">
            <text:p>width: 60%;</text:p>
          </table:table-cell>
          <table:table-cell office:value-type="string" calcext:value-type="string">
            <text:p>Vui lòng cho mình hỏi: khay hứng dầu mình sử dụng lần đầu tiên để nướng thịt xong thì không chùi ra được. Mình dung baking soda nhưng mà vẫn không chùi sạch được, phải làm sao???</text:p>
          </table:table-cell>
        </table:table-row>
        <table:table-row table:style-name="ro1">
          <table:table-cell office:value-type="string" calcext:value-type="string">
            <text:p>width: 60%;</text:p>
          </table:table-cell>
          <table:table-cell office:value-type="string" calcext:value-type="string">
            <text:p>Vừa ý với giá tiền thôi, nấu cơm hay bị cháy mà mình ko thích cháy lắm!</text:p>
          </table:table-cell>
        </table:table-row>
        <table:table-row table:style-name="ro1">
          <table:table-cell office:value-type="string" calcext:value-type="string">
            <text:p>width: 60%;</text:p>
          </table:table-cell>
          <table:table-cell office:value-type="string" calcext:value-type="string">
            <text:p>Vừa ý trong tầm giá. Cảm ơn shop</text:p>
          </table:table-cell>
        </table:table-row>
        <table:table-row table:style-name="ro1">
          <table:table-cell office:value-type="string" calcext:value-type="string">
            <text:p>width: 60%;</text:p>
          </table:table-cell>
          <table:table-cell office:value-type="string" calcext:value-type="string">
            <text:p>vừa túi tiền</text:p>
          </table:table-cell>
        </table:table-row>
        <table:table-row table:style-name="ro1">
          <table:table-cell office:value-type="string" calcext:value-type="string">
            <text:p>width: 60%;</text:p>
          </table:table-cell>
          <table:table-cell office:value-type="string" calcext:value-type="string">
            <text:p>vừa rồi mình có mua một cái máy này nhưng máy mình sài được một tháng thì bị đứng máy giữa chừng</text:p>
          </table:table-cell>
        </table:table-row>
        <table:table-row table:style-name="ro1">
          <table:table-cell office:value-type="string" calcext:value-type="string">
            <text:p>width: 60%;</text:p>
          </table:table-cell>
          <table:table-cell office:value-type="string" calcext:value-type="string">
            <text:p>vừa nhận hàng..mở hộp ra thấy sản phẩm đã có vết trầy phần thân máy..bật thử thì thấy chạy khá ồn..mặc dù chỉ để ở chế độ quạt bình thường.. để chế độ quạt to thì rất khó chịu..cứ rè rè..ko biết có bị lỗi ko</text:p>
          </table:table-cell>
        </table:table-row>
        <table:table-row table:style-name="ro1">
          <table:table-cell office:value-type="string" calcext:value-type="string">
            <text:p>width: 60%;</text:p>
          </table:table-cell>
          <table:table-cell office:value-type="string" calcext:value-type="string">
            <text:p>Vua nhan hang. Tren huong dan sd co nut bat tat nguon nhung sp lai khong co nut nay????</text:p>
          </table:table-cell>
        </table:table-row>
        <table:table-row table:style-name="ro1">
          <table:table-cell office:value-type="string" calcext:value-type="string">
            <text:p>width: 60%;</text:p>
          </table:table-cell>
          <table:table-cell office:value-type="string" calcext:value-type="string">
            <text:p>vừa nhận hàng, rất ưng, chỉ là lo lắng ko về độ bền của máy</text:p>
          </table:table-cell>
        </table:table-row>
        <table:table-row table:style-name="ro1">
          <table:table-cell office:value-type="string" calcext:value-type="string">
            <text:p>width: 60%;</text:p>
          </table:table-cell>
          <table:table-cell office:value-type="string" calcext:value-type="string">
            <text:p>Vừa nhận hàng, nồi đẹp. Nhưng dây cắm điện đen, cắm vào nồi, day quá lỏng, rơi ra. Tiki đổi dây khác cho tôi</text:p>
          </table:table-cell>
        </table:table-row>
        <table:table-row table:style-name="ro1">
          <table:table-cell office:value-type="string" calcext:value-type="string">
            <text:p>width: 60%;</text:p>
          </table:table-cell>
          <table:table-cell office:value-type="string" calcext:value-type="string">
            <text:p>Vừa nhận hàng về, vào Tiki đặt thêm thì thấy giá đã giảm từ 269k xuống 169k là sao? Cảm giác giống như là bị móc túi ấy :( Liệu tôi có thể được áp dụng giá như hôm nay không? Vui lòng phản hổi cho tôi nhé. Xin cảm ơn :D</text:p>
          </table:table-cell>
        </table:table-row>
        <table:table-row table:style-name="ro4">
          <table:table-cell office:value-type="string" calcext:value-type="string">
            <text:p>width: 60%;</text:p>
          </table:table-cell>
          <table:table-cell office:value-type="string" calcext:value-type="string">
            <text:p>vừa nhận hàng ,mình đặt camera c3w thì lại gửi</text:p>
            <text:p> c3wn</text:p>
          </table:table-cell>
        </table:table-row>
        <table:table-row table:style-name="ro2">
          <table:table-cell office:value-type="string" calcext:value-type="string">
            <text:p>width: 60%;</text:p>
          </table:table-cell>
          <table:table-cell office:value-type="string" calcext:value-type="string">
            <text:p>Vừa nhận giao hàng lúc 14h, giao hàng nhanh, hộp nguyên vẹn, máy đẹp.</text:p>
            <text:p>Nhưng mở máy thử 70 độ hơn 3 tiếng rồi không thấy nóng, phần máy ấm chút tầm hơn 40 độ, các ngăn sấy mát lạnh, không chút ấm luôn.</text:p>
            <text:p>Mình có thể trả hàng hay đổi máy không?</text:p>
          </table:table-cell>
        </table:table-row>
        <table:table-row table:style-name="ro1">
          <table:table-cell office:value-type="string" calcext:value-type="string">
            <text:p>width: 60%;</text:p>
          </table:table-cell>
          <table:table-cell office:value-type="string" calcext:value-type="string">
            <text:p>vừa nhận được hàng. chưa sử dụng nhưng m đặt mầu đen mà lại gửi mầu trắng là sao ạ</text:p>
          </table:table-cell>
        </table:table-row>
        <table:table-row table:style-name="ro1">
          <table:table-cell office:value-type="string" calcext:value-type="string">
            <text:p>width: 60%;</text:p>
          </table:table-cell>
          <table:table-cell office:value-type="string" calcext:value-type="string">
            <text:p>Vừa nhận được hàng, nhỏ gọn, chưa trực tiếp thử nên chưa rõ về chất lượng</text:p>
          </table:table-cell>
        </table:table-row>
        <table:table-row table:style-name="ro1">
          <table:table-cell office:value-type="string" calcext:value-type="string">
            <text:p>width: 60%;</text:p>
          </table:table-cell>
          <table:table-cell office:value-type="string" calcext:value-type="string">
            <text:p>Vừa nhận được hàng . Điểm cộng là Tiki giao hàng rất nhanh . Vừa đặt hôm qua hôm nay đã có hàng . Đóng gói cẩn thận,có cho check hàng . Máy cầm khá nặng tay cho lần cầm đầu tiên,hút mạnh và sạch nhưng tiếng quá ồn,mình sử dụng khoảng 30' có bật đi bật lại thì thấy ko nóng máy lắm . Giá mà tiếng ồn giảm bằng tiếng máy sấy tóc thì tuyệt cho 5 sao luôn vì bây giờ mình phải tranh thủ lúc cả hà đi vắng mới dám xài hihi . Shop cho mình hỏi có thể lột cái lớp mút bên trong hộp đựng rác ra để giặt ko nhỉ ?</text:p>
          </table:table-cell>
        </table:table-row>
        <table:table-row table:style-name="ro1">
          <table:table-cell office:value-type="string" calcext:value-type="string">
            <text:p>width: 60%;</text:p>
          </table:table-cell>
          <table:table-cell office:value-type="string" calcext:value-type="string">
            <text:p>Vừa nhận được camera, làm mãi nhưng không quét được qr code.</text:p>
          </table:table-cell>
        </table:table-row>
        <table:table-row table:style-name="ro1">
          <table:table-cell office:value-type="string" calcext:value-type="string">
            <text:p>width: 60%;</text:p>
          </table:table-cell>
          <table:table-cell office:value-type="string" calcext:value-type="string">
            <text:p>Vừa mua được lúc sáng sử dụng đến chiều thì loa đã bị rè. Hướng dẫn giúp cách bảo hành</text:p>
          </table:table-cell>
        </table:table-row>
        <table:table-row table:style-name="ro1">
          <table:table-cell office:value-type="string" calcext:value-type="string">
            <text:p>width: 60%;</text:p>
          </table:table-cell>
          <table:table-cell office:value-type="string" calcext:value-type="string">
            <text:p>Vừa mua 179k mà</text:p>
          </table:table-cell>
        </table:table-row>
        <table:table-row table:style-name="ro2">
          <table:table-cell office:value-type="string" calcext:value-type="string">
            <text:p>width: 60%;</text:p>
          </table:table-cell>
          <table:table-cell office:value-type="string" calcext:value-type="string">
            <text:p>Vừa mới nhận xong, lần thứ 2 mình mua hàng ở tiki. </text:p>
            <text:p>- Cả 2 lần mua đều đóng gói không bọc chèn, lần này thì thất vọng hơn vừa mở hộp thì hộp sản phẩm nhìn cũ, bẩn, toàn bụi, đất.  Nhìn sản phẩm bên trong ok, chưa biết dùng có vấn đề gì không</text:p>
            <text:p>? Tiki nên kiểm tra hàng, đóng gói kỹ sản phẩm cho khách, chưa biết bên trong thế nào nhưng ngoại quan bên ngoài phải ok thì khách hàng mới hài lòng. Hy vọng lần tới mua hàng tiki không còn bị tình trạng như vậy nữa.</text:p>
          </table:table-cell>
        </table:table-row>
        <table:table-row table:style-name="ro1">
          <table:table-cell office:value-type="string" calcext:value-type="string">
            <text:p>width: 60%;</text:p>
          </table:table-cell>
          <table:table-cell office:value-type="string" calcext:value-type="string">
            <text:p>vừa mới nhận quạt sau 3 tiếng đặt hàng, bật lên là đã nghe ồn rồi, bật mức 2 lên là ồn hơn nữa.</text:p>
          </table:table-cell>
        </table:table-row>
        <table:table-row table:style-name="ro1">
          <table:table-cell office:value-type="string" calcext:value-type="string">
            <text:p>width: 60%;</text:p>
          </table:table-cell>
          <table:table-cell office:value-type="string" calcext:value-type="string">
            <text:p>Vừa mới nhận đã bị bung chốt và lò xo phần kẹp điện thoại...</text:p>
          </table:table-cell>
        </table:table-row>
        <table:table-row table:style-name="ro1">
          <table:table-cell office:value-type="string" calcext:value-type="string">
            <text:p>width: 60%;</text:p>
          </table:table-cell>
          <table:table-cell office:value-type="string" calcext:value-type="string">
            <text:p>Vừa mới mua, nghe cũng khá, giá cũng mềm, bạn nên mua. Kiểu dáng đẹp, gọn dễ bày, nhìn cũng hay, giảm giá thật. Viết xong rồi, chưa đủ chữ, kỳ vậy ta, kiểu này mới, thấy lần đầu. Lại phải cố, rặn thêm chữ, còn phải đếm, cho thật đủ, năm mươi từ, chán vãi !</text:p>
          </table:table-cell>
        </table:table-row>
        <table:table-row table:style-name="ro1">
          <table:table-cell office:value-type="string" calcext:value-type="string">
            <text:p>width: 60%;</text:p>
          </table:table-cell>
          <table:table-cell office:value-type="string" calcext:value-type="string">
            <text:p>Vừa mới mua và vẫn đang làm mẻ tỏi đầu tiên nên chưa biết kết quả thế nào. Để xong mẻ này thì mới biết được. Tạm thời cho 3 sao.</text:p>
          </table:table-cell>
        </table:table-row>
        <table:table-row table:style-name="ro1">
          <table:table-cell office:value-type="string" calcext:value-type="string">
            <text:p>width: 60%;</text:p>
          </table:table-cell>
          <table:table-cell office:value-type="string" calcext:value-type="string">
            <text:p>Vừa mới mua <text:s/>499k xong <text:s/>giảm luôn 474k. Chán đời</text:p>
          </table:table-cell>
        </table:table-row>
        <table:table-row table:style-name="ro1">
          <table:table-cell office:value-type="string" calcext:value-type="string">
            <text:p>width: 60%;</text:p>
          </table:table-cell>
          <table:table-cell office:value-type="string" calcext:value-type="string">
            <text:p>vừa mở hộp thì tôi đã check thông tin bảo hành nhưng trên trang chủ của fujifilm lại ghi là kích hoạt từ tháng 1. Đề nghị tiki kiểm tra lại</text:p>
          </table:table-cell>
        </table:table-row>
        <table:table-row table:style-name="ro1">
          <table:table-cell office:value-type="string" calcext:value-type="string">
            <text:p>width: 60%;</text:p>
          </table:table-cell>
          <table:table-cell office:value-type="string" calcext:value-type="string">
            <text:p>vừa lắp được 1 ngày ,cháy luôn cục nguồn</text:p>
          </table:table-cell>
        </table:table-row>
        <table:table-row table:style-name="ro1">
          <table:table-cell office:value-type="string" calcext:value-type="string">
            <text:p>width: 60%;</text:p>
          </table:table-cell>
          <table:table-cell office:value-type="string" calcext:value-type="string">
            <text:p>vừa đủ theo nhu cầu cá nhân. đồ chiên ra khô hơn nướng luôn. chống dính dở như mọi người nói ở trên, ban đầu hok tin nghĩ chắc xài hok kỹ, mua về mới tin là dở thiệt, xài 2 lần rửa nhẹ nhàng mà cũng dính. ai dùng cho sức khỏe, hạn chế dầu mỡ thì được</text:p>
          </table:table-cell>
        </table:table-row>
        <table:table-row table:style-name="ro1">
          <table:table-cell office:value-type="string" calcext:value-type="string">
            <text:p>width: 60%;</text:p>
          </table:table-cell>
          <table:table-cell office:value-type="string" calcext:value-type="string">
            <text:p>với tầm giá này ko đòi hỏi gì được tốt hơn.? khá ổn trong tầm giá</text:p>
          </table:table-cell>
        </table:table-row>
        <table:table-row table:style-name="ro1">
          <table:table-cell office:value-type="string" calcext:value-type="string">
            <text:p>width: 60%;</text:p>
          </table:table-cell>
          <table:table-cell office:value-type="string" calcext:value-type="string">
            <text:p>Vòi nhà mình lắp lỗ vừa.ko biết nên làm tn</text:p>
          </table:table-cell>
        </table:table-row>
        <table:table-row table:style-name="ro1">
          <table:table-cell office:value-type="string" calcext:value-type="string">
            <text:p>width: 60%;</text:p>
          </table:table-cell>
          <table:table-cell office:value-type="string" calcext:value-type="string">
            <text:p>Với mức giá trên là phù hợp cho sản phẩm này. Chỉ có điều với chiếc máy của tôi thanh nhiệt phía trên hơi yếu hơn 1 chút so với thanh nhiệt dưới.</text:p>
          </table:table-cell>
        </table:table-row>
        <table:table-row table:style-name="ro1">
          <table:table-cell office:value-type="string" calcext:value-type="string">
            <text:p>width: 60%;</text:p>
          </table:table-cell>
          <table:table-cell office:value-type="string" calcext:value-type="string">
            <text:p>Với mức giá này thì ok. Nhưng có chỗ bị lỏng. Vừa khui hộp ốc vít trong máy tự nhiên rơi ra🤧🤧 nhưng dùng cũng k ảnh hưởng lắm</text:p>
          </table:table-cell>
        </table:table-row>
        <table:table-row table:style-name="ro1">
          <table:table-cell office:value-type="string" calcext:value-type="string">
            <text:p>width: 60%;</text:p>
          </table:table-cell>
          <table:table-cell office:value-type="string" calcext:value-type="string">
            <text:p>Với mức giá này là khá cao trong khi độ tiện dụng so với bàn là thường không thực sự cao tương xứng.</text:p>
          </table:table-cell>
        </table:table-row>
        <table:table-row table:style-name="ro1">
          <table:table-cell office:value-type="string" calcext:value-type="string">
            <text:p>width: 60%;</text:p>
          </table:table-cell>
          <table:table-cell office:value-type="string" calcext:value-type="string">
            <text:p>Với mức giá của mặt hàng này thì mình cũng không mong đợi gì hơn ở chất lượng. Cầm thì cũng chắc chắn nhưng có một cái là dòng tối đa 2.4A nhưng mình nghĩ là không có chip tự điều chỉnh dòng, về việc này thì chắc kiếm hàng Anker sẽ chất lượng hơn</text:p>
          </table:table-cell>
        </table:table-row>
        <table:table-row table:style-name="ro1">
          <table:table-cell office:value-type="string" calcext:value-type="string">
            <text:p>width: 60%;</text:p>
          </table:table-cell>
          <table:table-cell office:value-type="string" calcext:value-type="string">
            <text:p>Với màu sắc đẹp nhìn sang trọng nên thích quá đi. Sản phẩm <text:s/>Máy Nướng Bánh Tiross TS514 thiết kế đẹp lại nhỏ gọn nữa, vậy từ giờ mình sẽ có thể tự tay làm bánh để hợp vệ sinh và khỏi tốn thời gian đi ra ngoài mua mà không an tâm về chất lượng của bánh.</text:p>
          </table:table-cell>
        </table:table-row>
        <table:table-row table:style-name="ro1">
          <table:table-cell office:value-type="string" calcext:value-type="string">
            <text:p>width: 60%;</text:p>
          </table:table-cell>
          <table:table-cell office:value-type="string" calcext:value-type="string">
            <text:p>Với giá Tiki bán rất hợp lý, mua về dùng việc chiên thực phẩm .Sản phẩm dễ xài, dễ sử dụng</text:p>
          </table:table-cell>
        </table:table-row>
        <table:table-row table:style-name="ro1">
          <table:table-cell office:value-type="string" calcext:value-type="string">
            <text:p>width: 60%;</text:p>
          </table:table-cell>
          <table:table-cell office:value-type="string" calcext:value-type="string">
            <text:p>Với giá tiền này thì Tripod dùng tạm ổn. Tuy nhiên cưar hàng nên kiểm tra remote tặng kèm trước khi gửi hàng cho khách. Remote mình nhận được có lẽ hết pin. K thấy dấu hiệu bật sáng đèn gì cả. So sad</text:p>
          </table:table-cell>
        </table:table-row>
        <table:table-row table:style-name="ro1">
          <table:table-cell office:value-type="string" calcext:value-type="string">
            <text:p>width: 60%;</text:p>
          </table:table-cell>
          <table:table-cell office:value-type="string" calcext:value-type="string">
            <text:p>với giá tiền này thì SP cũng tạm được</text:p>
          </table:table-cell>
        </table:table-row>
        <table:table-row table:style-name="ro1">
          <table:table-cell office:value-type="string" calcext:value-type="string">
            <text:p>width: 60%;</text:p>
          </table:table-cell>
          <table:table-cell office:value-type="string" calcext:value-type="string">
            <text:p>Với giá tiền này thì cũng tạm ổn. Hấp rau, khoai chín nhanh. Lồng hấp hơi yếu, khi rửa ko chú ý để 2 lồng hấp dính vải nhau nên rất khó tách ra.</text:p>
          </table:table-cell>
        </table:table-row>
        <table:table-row table:style-name="ro1">
          <table:table-cell office:value-type="string" calcext:value-type="string">
            <text:p>width: 60%;</text:p>
          </table:table-cell>
          <table:table-cell office:value-type="string" calcext:value-type="string">
            <text:p>với giá tiền chưa đến 1 triệu thì mình thấy hợp lý. Mình đã mua 2 cái máy này, pha cafe nhanh tiện sử dụng</text:p>
          </table:table-cell>
        </table:table-row>
        <table:table-row table:style-name="ro1">
          <table:table-cell office:value-type="string" calcext:value-type="string">
            <text:p>width: 60%;</text:p>
          </table:table-cell>
          <table:table-cell office:value-type="string" calcext:value-type="string">
            <text:p>với giá như thế này đã có vat chưa bạn, mình mua cho cty</text:p>
          </table:table-cell>
        </table:table-row>
        <table:table-row table:style-name="ro1">
          <table:table-cell office:value-type="string" calcext:value-type="string">
            <text:p>width: 60%;</text:p>
          </table:table-cell>
          <table:table-cell office:value-type="string" calcext:value-type="string">
            <text:p>Với giá đó cũng ko đòi hỏi gì hơn</text:p>
          </table:table-cell>
        </table:table-row>
        <table:table-row table:style-name="ro1">
          <table:table-cell office:value-type="string" calcext:value-type="string">
            <text:p>width: 60%;</text:p>
          </table:table-cell>
          <table:table-cell office:value-type="string" calcext:value-type="string">
            <text:p>với giá cả như vậy mà mk xài thấy cũng khá ok . nhưng pin hơi kém . sạc 1h nghe cũng đc có tầm 1h. còn lại là ok</text:p>
          </table:table-cell>
        </table:table-row>
        <table:table-row table:style-name="ro1">
          <table:table-cell office:value-type="string" calcext:value-type="string">
            <text:p>width: 60%;</text:p>
          </table:table-cell>
          <table:table-cell office:value-type="string" calcext:value-type="string">
            <text:p>Với giá 800k vs 50w thì cũng ko đáng, đổi lại kiểu dáng đẹp vs chăc chắn!</text:p>
          </table:table-cell>
        </table:table-row>
        <table:table-row table:style-name="ro2">
          <table:table-cell office:value-type="string" calcext:value-type="string">
            <text:p>width: 60%;</text:p>
          </table:table-cell>
          <table:table-cell office:value-type="string" calcext:value-type="string">
            <text:p>Với giá 800k thì sẽ không có lựa chọn nào khác ngoài "Tiross TS-621"  :))</text:p>
            <text:p>Nếu là ng mới dùng kiểu Cà Phê Espresso thì sẽ vừa phải.</text:p>
            <text:p>Khuyênnên để dành tiền mua của De'Longhi EC155</text:p>
          </table:table-cell>
        </table:table-row>
        <table:table-row table:style-name="ro1">
          <table:table-cell office:value-type="string" calcext:value-type="string">
            <text:p>width: 60%;</text:p>
          </table:table-cell>
          <table:table-cell office:value-type="string" calcext:value-type="string">
            <text:p>Vòi đấu ko phù hợp nên một số vòi ko lắp dc</text:p>
          </table:table-cell>
        </table:table-row>
        <table:table-row table:style-name="ro1">
          <table:table-cell office:value-type="string" calcext:value-type="string">
            <text:p>width: 60%;</text:p>
          </table:table-cell>
          <table:table-cell office:value-type="string" calcext:value-type="string">
            <text:p>với chừng đó tiền thì không đòi hỏi gì hơn. nhưng cần nâng cấp phần ngàm gá điện thoại với chân đế. cái ngàm bằng thép thì ok, bằng nhựa vặn hồi cháy gai hết. ít hôm lại rơ lỏng. thà tăng tiền lên 100k 1 cái mà có điều chỉnh <text:s/>thì hợp lý</text:p>
          </table:table-cell>
        </table:table-row>
        <table:table-row table:style-name="ro1">
          <table:table-cell office:value-type="string" calcext:value-type="string">
            <text:p>width: 60%;</text:p>
          </table:table-cell>
          <table:table-cell office:value-type="string" calcext:value-type="string">
            <text:p>Vỏ trong nhìn được ổ cứng nhưng mỏng mảnh dễ vỡ và hơi khó lấy ổ cứng ra ngoài</text:p>
          </table:table-cell>
        </table:table-row>
        <table:table-row table:style-name="ro1">
          <table:table-cell office:value-type="string" calcext:value-type="string">
            <text:p>width: 60%;</text:p>
          </table:table-cell>
          <table:table-cell office:value-type="string" calcext:value-type="string">
            <text:p>Vỏ phần hấp hơi mỏng, nếu như dầy gấp đôi lên thì tuyệt vời, Bằng nhựa nếu vỏ x2 lên thì cũng không bao nhiêu tiền cả. Nói chung dùng Ổn</text:p>
          </table:table-cell>
        </table:table-row>
        <table:table-row table:style-name="ro1">
          <table:table-cell office:value-type="string" calcext:value-type="string">
            <text:p>width: 60%;</text:p>
          </table:table-cell>
          <table:table-cell office:value-type="string" calcext:value-type="string">
            <text:p>Vỏ nồi khi đun xong khá nóng, cơm ngon còn những món khác chưa thử</text:p>
          </table:table-cell>
        </table:table-row>
        <table:table-row table:style-name="ro1">
          <table:table-cell office:value-type="string" calcext:value-type="string">
            <text:p>width: 60%;</text:p>
          </table:table-cell>
          <table:table-cell office:value-type="string" calcext:value-type="string">
            <text:p>vỏ nồi bị móp, không phải do vận chuyển, nấu tốt</text:p>
          </table:table-cell>
        </table:table-row>
        <table:table-row table:style-name="ro1">
          <table:table-cell office:value-type="string" calcext:value-type="string">
            <text:p>width: 60%;</text:p>
          </table:table-cell>
          <table:table-cell office:value-type="string" calcext:value-type="string">
            <text:p>Vỏ nhựa mỏng mảnh, dây cable đi kèm chất lượng thấp dễ bị lỗi kết nối</text:p>
          </table:table-cell>
        </table:table-row>
        <table:table-row table:style-name="ro1">
          <table:table-cell office:value-type="string" calcext:value-type="string">
            <text:p>width: 60%;</text:p>
          </table:table-cell>
          <table:table-cell office:value-type="string" calcext:value-type="string">
            <text:p>Vỏ ngoài rất bẩn, toàn đất cát rất tệ. Bên trong mình kiểm tra ok. Nhưng phiếu bảo hành ko ghi gi ca. Ko biết chế độ bảo hành sao nữa</text:p>
          </table:table-cell>
        </table:table-row>
        <table:table-row table:style-name="ro1">
          <table:table-cell office:value-type="string" calcext:value-type="string">
            <text:p>width: 60%;</text:p>
          </table:table-cell>
          <table:table-cell office:value-type="string" calcext:value-type="string">
            <text:p>Vỏ inox tốt. Mùi hôi nhựa vẫn còn, dù đã dùng gần 1 tháng.</text:p>
          </table:table-cell>
        </table:table-row>
        <table:table-row table:style-name="ro1">
          <table:table-cell office:value-type="string" calcext:value-type="string">
            <text:p>width: 60%;</text:p>
          </table:table-cell>
          <table:table-cell office:value-type="string" calcext:value-type="string">
            <text:p>Vỏ hơi xấu nhìn như cũ ấy, nhưng bên trong thì mới cầm nhẹ</text:p>
          </table:table-cell>
        </table:table-row>
        <table:table-row table:style-name="ro1">
          <table:table-cell office:value-type="string" calcext:value-type="string">
            <text:p>width: 60%;</text:p>
          </table:table-cell>
          <table:table-cell office:value-type="string" calcext:value-type="string">
            <text:p>Vỏ bị móp, k biết ở khâu nào. Nhưng sử dụng được, máy hút mạnh</text:p>
          </table:table-cell>
        </table:table-row>
        <table:table-row table:style-name="ro1">
          <table:table-cell office:value-type="string" calcext:value-type="string">
            <text:p>width: 60%;</text:p>
          </table:table-cell>
          <table:table-cell office:value-type="string" calcext:value-type="string">
            <text:p>Viền đen dầy . Ăn vào trong màn hình</text:p>
          </table:table-cell>
        </table:table-row>
        <table:table-row table:style-name="ro1">
          <table:table-cell office:value-type="string" calcext:value-type="string">
            <text:p>width: 60%;</text:p>
          </table:table-cell>
          <table:table-cell office:value-type="string" calcext:value-type="string">
            <text:p>Viền đáy ấm bị rỉ sau vài lần sử dụng.</text:p>
          </table:table-cell>
        </table:table-row>
        <table:table-row table:style-name="ro1">
          <table:table-cell office:value-type="string" calcext:value-type="string">
            <text:p>width: 60%;</text:p>
          </table:table-cell>
          <table:table-cell office:value-type="string" calcext:value-type="string">
            <text:p>Vì trưa thây được ok cho lắm</text:p>
          </table:table-cell>
        </table:table-row>
        <table:table-row table:style-name="ro1">
          <table:table-cell office:value-type="string" calcext:value-type="string">
            <text:p>width: 60%;</text:p>
          </table:table-cell>
          <table:table-cell office:value-type="string" calcext:value-type="string">
            <text:p>vì tôi k thể sử dụng được sản phẩm này rất khó sử dụng</text:p>
          </table:table-cell>
        </table:table-row>
        <table:table-row table:style-name="ro1">
          <table:table-cell office:value-type="string" calcext:value-type="string">
            <text:p>width: 60%;</text:p>
          </table:table-cell>
          <table:table-cell office:value-type="string" calcext:value-type="string">
            <text:p>Vì tiki giao đơn hàng này quá chậm, và cũng không có động thái hồi âm cho khách hàng khi KH gửi email phản hồi. Mong rằng các đơn hàng tiếp theo tiki sẽ phục vụ tốt hơn</text:p>
          </table:table-cell>
        </table:table-row>
        <table:table-row table:style-name="ro1">
          <table:table-cell office:value-type="string" calcext:value-type="string">
            <text:p>width: 60%;</text:p>
          </table:table-cell>
          <table:table-cell office:value-type="string" calcext:value-type="string">
            <text:p>Vi sóng thì ok, chế độ nướng thì ko sd đc</text:p>
          </table:table-cell>
        </table:table-row>
        <table:table-row table:style-name="ro1">
          <table:table-cell office:value-type="string" calcext:value-type="string">
            <text:p>width: 60%;</text:p>
          </table:table-cell>
          <table:table-cell office:value-type="string" calcext:value-type="string">
            <text:p>Vì sao núm vặn dính keo hay chảy nhựa vậy?</text:p>
          </table:table-cell>
        </table:table-row>
        <table:table-row table:style-name="ro1">
          <table:table-cell office:value-type="string" calcext:value-type="string">
            <text:p>width: 60%;</text:p>
          </table:table-cell>
          <table:table-cell office:value-type="string" calcext:value-type="string">
            <text:p>Vì sao hàng mình nhận được ko có hoá đoen bên trong cũng như không có phiếu bảo hành vậy ? Mọi lần mình mua những thứ khác giấy bảo hành đầy đủ lắm luôn ! ? Như thế này mấy h nữa nhỡ máy hỏng mình cũng ki biết bh ở đâu đây ?</text:p>
          </table:table-cell>
        </table:table-row>
        <table:table-row table:style-name="ro1">
          <table:table-cell office:value-type="string" calcext:value-type="string">
            <text:p>width: 60%;</text:p>
          </table:table-cell>
          <table:table-cell office:value-type="string" calcext:value-type="string">
            <text:p>vì sản phẩm chỉ sử dụng <text:s/>được <text:s/>cho <text:s/>ghi âm <text:s/>chứ không quay video được</text:p>
          </table:table-cell>
        </table:table-row>
        <table:table-row table:style-name="ro1">
          <table:table-cell office:value-type="string" calcext:value-type="string">
            <text:p>width: 60%;</text:p>
          </table:table-cell>
          <table:table-cell office:value-type="string" calcext:value-type="string">
            <text:p>vỉ nướng chậm quá, vỉ bật tắt hoài, có đổi lại được ko ạ?</text:p>
          </table:table-cell>
        </table:table-row>
        <table:table-row table:style-name="ro1">
          <table:table-cell office:value-type="string" calcext:value-type="string">
            <text:p>width: 60%;</text:p>
          </table:table-cell>
          <table:table-cell office:value-type="string" calcext:value-type="string">
            <text:p>vì nó sạc k đầy pin đc vs nó hơi mờ</text:p>
          </table:table-cell>
        </table:table-row>
        <table:table-row table:style-name="ro1">
          <table:table-cell office:value-type="string" calcext:value-type="string">
            <text:p>width: 60%;</text:p>
          </table:table-cell>
          <table:table-cell office:value-type="string" calcext:value-type="string">
            <text:p>Vì là hàng mua giùm chưa Sài thử nên không thể đánh giá</text:p>
          </table:table-cell>
        </table:table-row>
        <table:table-row table:style-name="ro1">
          <table:table-cell office:value-type="string" calcext:value-type="string">
            <text:p>width: 60%;</text:p>
          </table:table-cell>
          <table:table-cell office:value-type="string" calcext:value-type="string">
            <text:p>Vì chưa tìm hiểu kĩ vội mua nên bếp nhà nhỏ không lắp được vào bếp do ống thoát khí cồng kềnh. Đánh giá vỏ inox. Cánh quạt nhựa đen. Quạt 3 chế độ. Nhưng khi mở hút thử thì khói không đi vào ống dẫn mà xả ngay chổ thoát khí.mua xong để đây chứ không dùng tới</text:p>
          </table:table-cell>
        </table:table-row>
        <table:table-row table:style-name="ro4">
          <table:table-cell office:value-type="string" calcext:value-type="string">
            <text:p>width: 60%;</text:p>
          </table:table-cell>
          <table:table-cell office:value-type="string" calcext:value-type="string">
            <text:p>vì chỉ có 61k thôi nên mình ko đòi hỏi hơn đc. xài ổn trong tầm giá.</text:p>
            <text:p>cho 3/5 sao</text:p>
          </table:table-cell>
        </table:table-row>
        <table:table-row table:style-name="ro1">
          <table:table-cell office:value-type="string" calcext:value-type="string">
            <text:p>width: 60%;</text:p>
          </table:table-cell>
          <table:table-cell office:value-type="string" calcext:value-type="string">
            <text:p>Vị bình thường, không đặc biệt</text:p>
          </table:table-cell>
        </table:table-row>
        <table:table-row table:style-name="ro4">
          <table:table-cell office:value-type="string" calcext:value-type="string">
            <text:p>width: 60%;</text:p>
          </table:table-cell>
          <table:table-cell office:value-type="string" calcext:value-type="string">
            <text:p>Vết hàn mỏng, dễ bị bung ra</text:p>
            <text:p>Không chắc như mình nghĩ</text:p>
          </table:table-cell>
        </table:table-row>
        <table:table-row table:style-name="ro4">
          <table:table-cell office:value-type="string" calcext:value-type="string">
            <text:p>width: 60%;</text:p>
          </table:table-cell>
          <table:table-cell office:value-type="string" calcext:value-type="string">
            <text:p>Về tiki: hàng chính hãng, giao hàng nhanh, đóng gói tốt</text:p>
            <text:p>Về sản phẩm: không có adapter nguồn đi kèm, khi sử dụng vào phần mềm Mi Home kết nối lâu, giật lag khi cho camera quay trái phải.</text:p>
          </table:table-cell>
        </table:table-row>
        <table:table-row table:style-name="ro1">
          <table:table-cell office:value-type="string" calcext:value-type="string">
            <text:p>width: 60%;</text:p>
          </table:table-cell>
          <table:table-cell office:value-type="string" calcext:value-type="string">
            <text:p>Vệ sinh rat khó tiếng kêu khó chịu tóm lại là cũng tạm được</text:p>
          </table:table-cell>
        </table:table-row>
        <table:table-row table:style-name="ro4">
          <table:table-cell office:value-type="string" calcext:value-type="string">
            <text:p>width: 60%;</text:p>
          </table:table-cell>
          <table:table-cell office:value-type="string" calcext:value-type="string">
            <text:p>Về sản phẩm thì không có vấn đề gì.</text:p>
            <text:p>Chỉ không hài lòng với cách đóng gói lần này, mua cái lén gần 6tr mà không có lấy 1 cái tem hàng dễ vỡ, hộp thì bị móp méo. Trước giờ luôn hài lòng với cách đóng gói của tiki, lần này hơi thất vọng.</text:p>
          </table:table-cell>
        </table:table-row>
        <table:table-row table:style-name="ro3">
          <table:table-cell office:value-type="string" calcext:value-type="string">
            <text:p>width: 60%;</text:p>
          </table:table-cell>
          <table:table-cell office:value-type="string" calcext:value-type="string">
            <text:p>Về phía Tiki giao hàng nhanh </text:p>
            <text:p>Sản phẩm đóng gói đẹp nguyên seal.</text:p>
            <text:p>Nhưng</text:p>
            <text:p>Đến phần kết nối : lần 1 thành công xong bắt cập nhật - đang cập nhật nó giật sập mạng của cả cty — treo luôn đèn vàng. Về nhà reset lại thì ko đc . Mong sớm nhận đc phản hồi của Tiki .</text:p>
            <text:p>Ngày mua hàng 10/07/19</text:p>
          </table:table-cell>
        </table:table-row>
        <table:table-row table:style-name="ro1">
          <table:table-cell office:value-type="string" calcext:value-type="string">
            <text:p>width: 60%;</text:p>
          </table:table-cell>
          <table:table-cell office:value-type="string" calcext:value-type="string">
            <text:p>Về phần vỏ hộp đc thiết kế chắc chắn nhưng còn về túi hút ẩm thì lại ko có phải mình phải suy nghĩ để làm thế nào mà sài đc nói chung là ko giống như hình</text:p>
          </table:table-cell>
        </table:table-row>
        <table:table-row table:style-name="ro4">
          <table:table-cell office:value-type="string" calcext:value-type="string">
            <text:p>width: 60%;</text:p>
          </table:table-cell>
          <table:table-cell office:value-type="string" calcext:value-type="string">
            <text:p>Về máy: mình mới mua máy thông qua Tiki được vài ngày. máy nguyên seal nhỏ gọn nhẹ mang đi không sợ  mỏi.</text:p>
            <text:p>Về hỗ trợ: Thất vọng vì tiki không có hỗ trợ cài đặt phần mềm cũng như chạy active chương trình dùm, chỉ hỗ trợ qua điện thoại qua loa cho khách tự cài 😢 cái này bạn nào không rành công nghệ thì mình khuyên nên mua ở các tiệm hoặc cửa hàng để được hỗ trợ cài đặt từ A-Z nhé.</text:p>
          </table:table-cell>
        </table:table-row>
        <table:table-row table:style-name="ro5">
          <table:table-cell office:value-type="string" calcext:value-type="string">
            <text:p>width: 60%;</text:p>
          </table:table-cell>
          <table:table-cell office:value-type="string" calcext:value-type="string">
            <text:p>Về máy thì mình thấy ổn, khi dùng ko ồn lắm, rất tốt.</text:p>
            <text:p>Về phần tiki, đây là lần mua hàng rất ko ưng ý của mình. Mình đặt tikinow vì cần máy gấp, tiki giao hàng mà ko ktra kỹ trc khi giao hàng cho khách. Mình nhận hàng mà chỉ có máy ko có que đánh kèm theo. Phản ảnh tiki thì gặp 2 bạn hướng dẫn 2 kiểu. Đến giờ vẫn chưa xử lý xong lỗi của đơn hàng mình đặt qua tikinow.</text:p>
            <text:p>Vì cần gấp mình đặt đơn khác. Nhận máy đầy đủ phụ kiện nhưng thân máy lại bị lỗi như ảnh. Cái này mình chấp nhận vì ko muốn lằng nhằng nhiều. </text:p>
            <text:p>tiki trách nhiệm hơn nữa trong việc xử lý nhanh chóng đơn hàng bị lỗi và đặc biệt cần ktra hàng kỹ hơn khi giao tới cho khách.</text:p>
          </table:table-cell>
        </table:table-row>
        <table:table-row table:style-name="ro6">
          <table:table-cell office:value-type="string" calcext:value-type="string">
            <text:p>width: 60%;</text:p>
          </table:table-cell>
          <table:table-cell office:value-type="string" calcext:value-type="string">
            <text:p>Về máy làm sữa: </text:p>
            <text:p>- Tổng quan nhìn ổn, vững chãi. </text:p>
            <text:p>- Máy xay chưa mịn, còn lợn cợn rất nhiều. </text:p>
            <text:p>- Nắp không đóng kỹ được. Do chỉ kết nối với thân máy bằng chốt điện, nên khi hoạt động máy rung, dẫn đến nắp rung vào lỏng ra, sữa văng ra ngoài. </text:p>
            <text:p>- Nắp rất khó mở. </text:p>
            <text:p>- Bị thiếu phụ kiện (quai cầm ca bên trong). </text:p>
            <text:p/>
            <text:p>Về dịch vụ tiki: giao hàng chậm hơn dự kiến, nhưng có thông báo. Nói chung là ổn.</text:p>
          </table:table-cell>
        </table:table-row>
        <table:table-row table:style-name="ro1">
          <table:table-cell office:value-type="string" calcext:value-type="string">
            <text:p>width: 60%;</text:p>
          </table:table-cell>
          <table:table-cell office:value-type="string" calcext:value-type="string">
            <text:p>Về khả năng phát wifi, mình đánh giá con này hoạt động được 70-80% như trong thông tin sản phẩm, từ tốc độ đến diện tích truyền sóng. 3 râu của con này hơi cồng kềnh nên ưu tiên đặt ở trên cao.</text:p>
          </table:table-cell>
        </table:table-row>
        <table:table-row table:style-name="ro6">
          <table:table-cell office:value-type="string" calcext:value-type="string">
            <text:p>width: 60%;</text:p>
          </table:table-cell>
          <table:table-cell office:value-type="string" calcext:value-type="string">
            <text:p>Về giao hàng, cho tiki 5 sao : giao hàng nhanh, đóng gói cẩn thận.</text:p>
            <text:p>Về sản phẩm: ngoại thất: nhìn gọn, đẹp. </text:p>
            <text:p>Ưu điềm:</text:p>
            <text:p>- Nhanh nóng hơn so với bếp ga thường. </text:p>
            <text:p>Nhược điểm: </text:p>
            <text:p>- Khó đánh lửa, phải giữ lúc lâu nhưng cũng phải đánh lửa 2,3 lần mới được.</text:p>
            <text:p>- Mình bị tình trạng như một số bạn là vặn lớn lúc lâu kêu tách tách, rồi tí nữa thì nó phát ra âm thanh bụp bụp rất to làm giật mình và khá khó chịu. Mình không biết đây là lỗi sản phẩm hay là bếp nó như vậy nhưng thực sự rất sợ lúc nấu ăn. </text:p>
            <text:p>Ai mua nên cân nhắc kĩ.( Mình cho 3 sao do dịch vụ tiki tốt chứ sản phẩm khá thất vọng)</text:p>
          </table:table-cell>
        </table:table-row>
        <table:table-row table:style-name="ro1">
          <table:table-cell office:value-type="string" calcext:value-type="string">
            <text:p>width: 60%;</text:p>
          </table:table-cell>
          <table:table-cell office:value-type="string" calcext:value-type="string">
            <text:p>Về giao hàng thì Tiki khá nhanh chóng do mình chọn giao hàng 2h, bàn ủi như hình, mình mới use lần đầu thì chất lượng khá ok...còn về lâu dài thì chờ thêm vậy :D</text:p>
          </table:table-cell>
        </table:table-row>
        <table:table-row table:style-name="ro1">
          <table:table-cell office:value-type="string" calcext:value-type="string">
            <text:p>width: 60%;</text:p>
          </table:table-cell>
          <table:table-cell office:value-type="string" calcext:value-type="string">
            <text:p>Về đóng gói rất tốt. Giao hàng đúng thời hạn. Mà tôi chưa thấy có sự khác nhau giữa Q8s và Q8, hình giống nhau. Trong hình quảng cáo màu đen, nhận được thì vân gỗ như Q8</text:p>
          </table:table-cell>
        </table:table-row>
        <table:table-row table:style-name="ro1">
          <table:table-cell office:value-type="string" calcext:value-type="string">
            <text:p>width: 60%;</text:p>
          </table:table-cell>
          <table:table-cell office:value-type="string" calcext:value-type="string">
            <text:p>Về đã xay thử trái cây nhưg thấy còn lợn cợn chưa nhuyễn lắm</text:p>
          </table:table-cell>
        </table:table-row>
        <table:table-row table:style-name="ro1">
          <table:table-cell office:value-type="string" calcext:value-type="string">
            <text:p>width: 60%;</text:p>
          </table:table-cell>
          <table:table-cell office:value-type="string" calcext:value-type="string">
            <text:p>về chất lượng tai nghe khá ổn thôi</text:p>
          </table:table-cell>
        </table:table-row>
        <table:table-row table:style-name="ro1">
          <table:table-cell office:value-type="string" calcext:value-type="string">
            <text:p>width: 60%;</text:p>
          </table:table-cell>
          <table:table-cell office:value-type="string" calcext:value-type="string">
            <text:p>Vắt xong rớt hạt xuống nhiều quá</text:p>
          </table:table-cell>
        </table:table-row>
        <table:table-row table:style-name="ro1">
          <table:table-cell office:value-type="string" calcext:value-type="string">
            <text:p>width: 60%;</text:p>
          </table:table-cell>
          <table:table-cell office:value-type="string" calcext:value-type="string">
            <text:p>Vắt tạm được, động cơ hơi to. Vắt ko cạn</text:p>
          </table:table-cell>
        </table:table-row>
        <table:table-row table:style-name="ro1">
          <table:table-cell office:value-type="string" calcext:value-type="string">
            <text:p>width: 60%;</text:p>
          </table:table-cell>
          <table:table-cell office:value-type="string" calcext:value-type="string">
            <text:p>Vẫn nghe tiếng ơi bên ngoài được</text:p>
          </table:table-cell>
        </table:table-row>
        <table:table-row table:style-name="ro1">
          <table:table-cell office:value-type="string" calcext:value-type="string">
            <text:p>width: 60%;</text:p>
          </table:table-cell>
          <table:table-cell office:value-type="string" calcext:value-type="string">
            <text:p>vặn hết công suất mà nướng vẫn lâu. sp như hình, đóng gói cẩn thận.</text:p>
          </table:table-cell>
        </table:table-row>
        <table:table-row table:style-name="ro1">
          <table:table-cell office:value-type="string" calcext:value-type="string">
            <text:p>width: 60%;</text:p>
          </table:table-cell>
          <table:table-cell office:value-type="string" calcext:value-type="string">
            <text:p>Van giữ áp suất không hoạt động.Sau khi nấu cơm xong, tôi đã mở van xả nhưng không thấy có hiện tượng xả khí áp suất</text:p>
          </table:table-cell>
        </table:table-row>
        <table:table-row table:style-name="ro1">
          <table:table-cell office:value-type="string" calcext:value-type="string">
            <text:p>width: 60%;</text:p>
          </table:table-cell>
          <table:table-cell office:value-type="string" calcext:value-type="string">
            <text:p>Vận chuyển làm lò nướng bị móp méo. Chưa bik sử dụng được bao lâu nhưng hiện tại lò sử dụng OK. Giá tiền=chất lượng</text:p>
          </table:table-cell>
        </table:table-row>
        <table:table-row table:style-name="ro1">
          <table:table-cell office:value-type="string" calcext:value-type="string">
            <text:p>width: 60%;</text:p>
          </table:table-cell>
          <table:table-cell office:value-type="string" calcext:value-type="string">
            <text:p>vận chuyển không cẩn thận làm móp 1 bên lò, vòng tròn bên trong lò bị gãy, mất niềm tin</text:p>
          </table:table-cell>
        </table:table-row>
        <table:table-row table:style-name="ro1">
          <table:table-cell office:value-type="string" calcext:value-type="string">
            <text:p>width: 60%;</text:p>
          </table:table-cell>
          <table:table-cell office:value-type="string" calcext:value-type="string">
            <text:p>Vận chuyển bị móp một góc. Vốn là fan cứng của Tiki nên mình order giao trực tiếp cho bà mình, bà mình đợi đến hôm mình về nhà bà chơi mới mở ra... Quá thời hạn 48h nên không đổi được nữa :(( Cũng còn may vẫn dùng được.</text:p>
          </table:table-cell>
        </table:table-row>
        <table:table-row table:style-name="ro1">
          <table:table-cell office:value-type="string" calcext:value-type="string">
            <text:p>width: 60%;</text:p>
          </table:table-cell>
          <table:table-cell office:value-type="string" calcext:value-type="string">
            <text:p>vẫn chưa nhận được hàng. mình mua cả tuần rồi..haizzz....có thể giao cho mình trong ngày hôm nay được k ạ.vù mình đang cần gấp</text:p>
          </table:table-cell>
        </table:table-row>
        <table:table-row table:style-name="ro4">
          <table:table-cell office:value-type="string" calcext:value-type="string">
            <text:p>width: 60%;</text:p>
          </table:table-cell>
          <table:table-cell office:value-type="string" calcext:value-type="string">
            <text:p>Ưu: Nấu cơm ngon. nhìn đẹp mắt</text:p>
            <text:p>Nhược: Nồi dư nước rất nhiều nếu ko để ý ko lau nước sẽ tràn xuống phần mâm so, đây là nhược điểm lớn so với các nồi của Nhật cũng đọng nước nhưng ít hơn rất nhiều</text:p>
          </table:table-cell>
        </table:table-row>
        <table:table-row table:style-name="ro5">
          <table:table-cell office:value-type="string" calcext:value-type="string">
            <text:p>width: 60%;</text:p>
          </table:table-cell>
          <table:table-cell office:value-type="string" calcext:value-type="string">
            <text:p>Ưu: Chụp zoom xa và ảnh rộng</text:p>
            <text:p>Nhược:</text:p>
            <text:p>chụp ảnh đêm rất xấu, ban đêm lấy nét tự động không được chuẩn máy hay tự động chụp khi đang lấy nét tự động nên ảnh khá mờ. các chế độ chụp ảnh đêm của máy quá tệ đi</text:p>
            <text:p>Quay phim thì quá tệ lun, dù gì đây cũng là máy ảnh nên thôi tạm chấp nhận</text:p>
          </table:table-cell>
        </table:table-row>
        <table:table-row table:style-name="ro5">
          <table:table-cell office:value-type="string" calcext:value-type="string">
            <text:p>width: 60%;</text:p>
          </table:table-cell>
          <table:table-cell office:value-type="string" calcext:value-type="string">
            <text:p>Ưu: Chụp zoom xa và ảnh rộng</text:p>
            <text:p>Nhược:</text:p>
            <text:p>chụp ảnh đêm rất xấu, ban đêm lấy nét tự động không được chuẩn máy hay tự động chụp khi đang lấy nét tự động nên ảnh khá mờ. các chế độ chụp ảnh đêm của máy quá tệ đi</text:p>
            <text:p>Quay phim thì quá tệ lun, dù gì đây cũng là máy ảnh nên thôi tạm chấp nhận</text:p>
          </table:table-cell>
        </table:table-row>
        <table:table-row table:style-name="ro5">
          <table:table-cell office:value-type="string" calcext:value-type="string">
            <text:p>width: 60%;</text:p>
          </table:table-cell>
          <table:table-cell office:value-type="string" calcext:value-type="string">
            <text:p>Ưu điểm: Thiết kế nhỏ gọn, xay nhanh.</text:p>
            <text:p>Nhược điểm: dễ vương vãi cà phê đã xay khi tháo khay chứa, xay không đủ mịn cho máy espresso (kể cả máy espresso cá nhân). </text:p>
            <text:p/>
            <text:p>Có 2 cách để tăng độ min: xay 2 lần hoặc tháo máy ra chỉnh lại độ mịn (youtube)</text:p>
          </table:table-cell>
        </table:table-row>
        <table:table-row table:style-name="ro2">
          <table:table-cell office:value-type="string" calcext:value-type="string">
            <text:p>width: 60%;</text:p>
          </table:table-cell>
          <table:table-cell office:value-type="string" calcext:value-type="string">
            <text:p>Ưu điểm: sp giao nhanh hơn kiến. Có phiếu bảo hành đầy đủ.</text:p>
            <text:p>Khuyết điểm: hộp đựng sản phẩm bị méo mó, dán keo chằng chịt mà màu băng keo cũ cũ như dán lâu rồi, có vẻ máy giao cho mình là hàng tồn hoặc sp lỗi. Máy được sản xuất không kỹ, nhiều chỗ ráp ko khớp, dư nhựa... nói chung rất ư là không tinh tế. Que lồng bị rỉ sét nhiều chỗ. </text:p>
            <text:p>Hy vọng shop và Tiki hỗ trợ mình đổi lại sản phẩm tốt hơn nhé. Về mặt công năng thì mình lắp thử máy chạy bình thường nhưng hàng mới mà hình thức thế này thì rất ư không hài lòng.</text:p>
          </table:table-cell>
        </table:table-row>
        <table:table-row table:style-name="ro2">
          <table:table-cell office:value-type="string" calcext:value-type="string">
            <text:p>width: 60%;</text:p>
          </table:table-cell>
          <table:table-cell office:value-type="string" calcext:value-type="string">
            <text:p>Ưu điểm: rửa dễ, lắp đặt dễ. </text:p>
            <text:p/>
            <text:p>Nhược điểm: ép được quá ít nước, so với máy Panasonic mình xài thì lượng nước đc tầm 3/4, bã vẫn đầy nước và không nhuyễn.</text:p>
          </table:table-cell>
        </table:table-row>
        <table:table-row table:style-name="ro2">
          <table:table-cell office:value-type="string" calcext:value-type="string">
            <text:p>width: 60%;</text:p>
          </table:table-cell>
          <table:table-cell office:value-type="string" calcext:value-type="string">
            <text:p>Ưu điểm: cầm vừa tay, mẫu mã đẹp, đánh trứng ổn, Tiki giao hàng nhanh </text:p>
            <text:p>Nhược điểm: ồn (mới chỉ thử mức 1 &amp; 2 , mức 5 và tăng turbo chắc đau tai), máy có mùi khét của nhựa khi đánh, cầm 3 phút mỏi tay rồi </text:p>
            <text:p>Tóm lại, nên mua máy trộn để bàn. Nhiều người khen Bosch.</text:p>
          </table:table-cell>
        </table:table-row>
        <table:table-row table:style-name="ro4">
          <table:table-cell office:value-type="string" calcext:value-type="string">
            <text:p>width: 60%;</text:p>
          </table:table-cell>
          <table:table-cell office:value-type="string" calcext:value-type="string">
            <text:p>ưu điểm: bếp đẹp, mặt bếp dễ lau chùi. các nút cảm ứng nhạy ...... quá mức, nấu nhanh...</text:p>
            <text:p>nhược điểm: bếp hơi ồn nhưng với giá đó thì chắc là phù hợp, các nút chức năng nhiều nhưng thực tế ko cần thiết mấy. Đặc biệt không hài lòng vì nồi lẩu tặng kèm, quá mỏng, sách hướng dẫn sơ sài như làm cho có, không hữu ích</text:p>
          </table:table-cell>
        </table:table-row>
        <table:table-row table:style-name="ro7">
          <table:table-cell office:value-type="string" calcext:value-type="string">
            <text:p>width: 60%;</text:p>
          </table:table-cell>
          <table:table-cell office:value-type="string" calcext:value-type="string">
            <text:p>Ưu điểm: </text:p>
            <text:p>- Nồi mẫu mã rất đẹp, cảm ứng nhạy, lúc điều chỉnh chế độ nấu hoặc nấu xong nồi có âm báo hiệu nghe rất vui tai. :)))</text:p>
            <text:p>- Lòng nồi dày dặn chắc chắn, cầm khá đầm tay, ko biết nấu cơm cháy có được như quảng cáo không thì mình chưa thử. </text:p>
            <text:p>Nhược điểm:</text:p>
            <text:p>- Cảm ứng nhạy quá thành ra có lúc đang nấu lỡ tay quệt phải nút khác thì phải set lại chế độ và nấu lại từ đầu, đáng nhẽ nên có lập trình khoá chức năng đang thực hiện để tránh tình trạng như vậy. 😭😭</text:p>
            <text:p>- Không biết sao mà mình thấy lòng nồi hơi dính, dính hơn nồi điện tử toshiba nhà mình dùng 6 năm nay rồi. Nồi cũ khi mình xốc cơm ko bị bết cơm vào thành nồi, lúc rửa cũng chỉ cần xả nước là sạch bong, nồi này mình mới nấu lần đầu đã phải dùng sức cọ bằng giẻ mềm cho hết cái cơm dính trước khi nấu lượt mới ạ 😔</text:p>
          </table:table-cell>
        </table:table-row>
        <table:table-row table:style-name="ro8">
          <table:table-cell office:value-type="string" calcext:value-type="string">
            <text:p>width: 60%;</text:p>
          </table:table-cell>
          <table:table-cell office:value-type="string" calcext:value-type="string">
            <text:p>Ưu điểm:</text:p>
            <text:p>- Về độ bền của máy thì mình thấy ổn, mình dùng đến nay 1 năm rồi mà chưa thấy dấu hiệu gì nghiêm trọng cả</text:p>
            <text:p>- Trên Tiki bán giá phải chăng, vì mình đi tham khảo nhiều nơi thấy máy này bán giá cao hơn nhiều</text:p>
            <text:p>Nhược điểm</text:p>
            <text:p>- Máy có thiết kế mình thấy chưa thật sự sắc sảo</text:p>
            <text:p>- Tốc độ đầu của máy quá nhanh, mình đánh chẳng bao giờ lên tốc độ cao nhất, nhìn ghê lắm, hơn nữa, cũng chẳng thấy sự khác biệt nhiều giữa các tốc độ, nhiều khi làm bánh cần trộn chậm thì mình phải dùng phới tay chứ không thể dùng máy được.</text:p>
            <text:p>Chốt lại là máy dùng chỉ tạm được thôi. Nếu có tiền nên đầu tư những máy mắc tiền hơn như của Bosch, hay Zhelmer,... sẽ tốt hơn rất nhiều</text:p>
          </table:table-cell>
        </table:table-row>
        <table:table-row table:style-name="ro2">
          <table:table-cell office:value-type="string" calcext:value-type="string">
            <text:p>width: 60%;</text:p>
          </table:table-cell>
          <table:table-cell office:value-type="string" calcext:value-type="string">
            <text:p>Ưu điểm là cánh quạt to, làm bằng nhựa là chính nên nhẹ, kiểu dáng cũng đơn giản nhưng khá đẹp.</text:p>
            <text:p>Tuy nhiên do bề mặt trên làm bằng nhựa nên cũng giảm hiệu quả tản nhiệt và độ bền không cao bằng các loại đế có bề mặt dạng lưới kim loại. (khi di chuyển hay va chạm cũng dễ bị nứt vỡ)</text:p>
            <text:p>Với laptop nào có khe tản nhiệt lệch 1 bên cũng lưu ý vì quạt của đế này lại nằm ở giữa (tuy là quạt cũng khá to).  </text:p>
          </table:table-cell>
        </table:table-row>
        <table:table-row table:style-name="ro1">
          <table:table-cell office:value-type="string" calcext:value-type="string">
            <text:p>width: 60%;</text:p>
          </table:table-cell>
          <table:table-cell office:value-type="string" calcext:value-type="string">
            <text:p>Utxkhcuocucjvkvjvivivucjcjcucu</text:p>
          </table:table-cell>
        </table:table-row>
        <table:table-row table:style-name="ro1">
          <table:table-cell office:value-type="string" calcext:value-type="string">
            <text:p>width: 60%;</text:p>
          </table:table-cell>
          <table:table-cell office:value-type="string" calcext:value-type="string">
            <text:p>Usb ko tự kết nối đc với win10. Cài driver mới nhất thì lỗi. Cài driver cũ thì kết nối chập chờn</text:p>
          </table:table-cell>
        </table:table-row>
        <table:table-row table:style-name="ro1">
          <table:table-cell office:value-type="string" calcext:value-type="string">
            <text:p>width: 60%;</text:p>
          </table:table-cell>
          <table:table-cell office:value-type="string" calcext:value-type="string">
            <text:p>uok</text:p>
          </table:table-cell>
        </table:table-row>
        <table:table-row table:style-name="ro1">
          <table:table-cell office:value-type="string" calcext:value-type="string">
            <text:p>width: 60%;</text:p>
          </table:table-cell>
          <table:table-cell office:value-type="string" calcext:value-type="string">
            <text:p>um...nói sao nhở máy khá yếu chăng</text:p>
          </table:table-cell>
        </table:table-row>
        <table:table-row table:style-name="ro1">
          <table:table-cell office:value-type="string" calcext:value-type="string">
            <text:p>width: 60%;</text:p>
          </table:table-cell>
          <table:table-cell office:value-type="string" calcext:value-type="string">
            <text:p>Ui nhe. Nhung ao so mi ko thang nhu ban ui thuong. De ui dam voi ao dai ok.</text:p>
          </table:table-cell>
        </table:table-row>
        <table:table-row table:style-name="ro1">
          <table:table-cell office:value-type="string" calcext:value-type="string">
            <text:p>width: 60%;</text:p>
          </table:table-cell>
          <table:table-cell office:value-type="string" calcext:value-type="string">
            <text:p>Ủi được quần áo mỏng, ủi nhanh bớt nhăng để mặc thì ok.</text:p>
          </table:table-cell>
        </table:table-row>
        <table:table-row table:style-name="ro1">
          <table:table-cell office:value-type="string" calcext:value-type="string">
            <text:p>width: 60%;</text:p>
          </table:table-cell>
          <table:table-cell office:value-type="string" calcext:value-type="string">
            <text:p>Ủi chưa xong cái váy thì bàn chải tróc ra, chảy nhựa. Đọc review cũng lường trước rồi nên cũng không bất ngờ lắm. Bàn ủi sài khá tốt, nặng tay nhưng phụ kiện đính kèm tệ quá</text:p>
          </table:table-cell>
        </table:table-row>
        <table:table-row table:style-name="ro1">
          <table:table-cell office:value-type="string" calcext:value-type="string">
            <text:p>width: 60%;</text:p>
          </table:table-cell>
          <table:table-cell office:value-type="string" calcext:value-type="string">
            <text:p>Ủi áo sơ mi không thẳng lắm. Ủi chậm hơn bàn ủi thường. Hộc nước mở hơi gắt, châm nước khó không tiện. Với tầm tiền này so với hiệu quả thì không đạt</text:p>
          </table:table-cell>
        </table:table-row>
        <table:table-row table:style-name="ro1">
          <table:table-cell office:value-type="string" calcext:value-type="string">
            <text:p>width: 60%;</text:p>
          </table:table-cell>
          <table:table-cell office:value-type="string" calcext:value-type="string">
            <text:p>ủa ủa... may cắm điện mới chạy đc à... trong hình ko thấy dây.. tưởng chạy bằng pin chứ. buồn nhỉ</text:p>
          </table:table-cell>
        </table:table-row>
        <table:table-row table:style-name="ro1">
          <table:table-cell office:value-type="string" calcext:value-type="string">
            <text:p>width: 60%;</text:p>
          </table:table-cell>
          <table:table-cell office:value-type="string" calcext:value-type="string">
            <text:p>ủa shop mình mới nhận hàng 2 bộ cam này mà sao của mình không nhận được thẻ nhớ vậy shop</text:p>
          </table:table-cell>
        </table:table-row>
        <table:table-row table:style-name="ro1">
          <table:table-cell office:value-type="string" calcext:value-type="string">
            <text:p>width: 60%;</text:p>
          </table:table-cell>
          <table:table-cell office:value-type="string" calcext:value-type="string">
            <text:p>Tuyệt. áo sơ mi của mình đã phẳng đét; Chị hàng xóm xem qua một cái thế là xách về nhà luôn, bây giờ mình phải mua lại cái khác rồi. Rất tiện lợi khi buổi sáng vội đi làm chỉ mất chưa đầy 1 phút đã có đồ ủi phẳng. <text:s/>Philips GC514 tuyệt</text:p>
          </table:table-cell>
        </table:table-row>
        <table:table-row table:style-name="ro1">
          <table:table-cell office:value-type="string" calcext:value-type="string">
            <text:p>width: 60%;</text:p>
          </table:table-cell>
          <table:table-cell office:value-type="string" calcext:value-type="string">
            <text:p>Tuy nhiên lòng nồi phủ chống dính nhưng vẫn dính và sau vài lần sử dụng bị tróc lớp chống dính, và đương nhiên càng bị dính thức ăn, hãng lock &amp; lock có tiếng nhưng nếu làm giá đựng bằng inox thì sp hoàn hảo</text:p>
          </table:table-cell>
        </table:table-row>
        <table:table-row table:style-name="ro1">
          <table:table-cell office:value-type="string" calcext:value-type="string">
            <text:p>width: 60%;</text:p>
          </table:table-cell>
          <table:table-cell office:value-type="string" calcext:value-type="string">
            <text:p>Tuy nhiên bắt sóng khó khi ở tầng khác, mặc dù tầng trên tầng dưới</text:p>
          </table:table-cell>
        </table:table-row>
        <table:table-row table:style-name="ro1">
          <table:table-cell office:value-type="string" calcext:value-type="string">
            <text:p>width: 60%;</text:p>
          </table:table-cell>
          <table:table-cell office:value-type="string" calcext:value-type="string">
            <text:p>tuong xứng với giá tiền. lò nướng hỏi nhỏ ? nhà 2-3 người thì ok, nhà đồng hơn thì không phù hợp</text:p>
          </table:table-cell>
        </table:table-row>
        <table:table-row table:style-name="ro1">
          <table:table-cell office:value-type="string" calcext:value-type="string">
            <text:p>width: 60%;</text:p>
          </table:table-cell>
          <table:table-cell office:value-type="string" calcext:value-type="string">
            <text:p>Tưởng là mua được sp này giá rẻ sẽ đầy đủ phụ kiện đi kèm như mik đã tìm hiểu nhiều nguồn như 9,13,15,16. Nhưng khi mua về coi bảng chỉ dẫn thì phát hiện ra. Chúng nó thuộc GC518 VS GC524. Thì phải chịu giá đắt hơn 1 xíu. Nói chung thấy tiền nào của đó rồi đó :))) cơ mà lần đầu mik mua nên chưa có kinh nghiệm mua nên mới gặp tình trạng ngã ngửa như vậy. Mặc dù vậy, nhưng vẫn có lời khen cho TIKI tại mik mua là TIKINOW nên giao hàng khá nhanh. Và đóng gói sp khá ok chắc chắn 👍 Còn về sp thì mik phải xài 1 thgian mới nhận xét tiếp dc :)))</text:p>
          </table:table-cell>
        </table:table-row>
        <table:table-row table:style-name="ro1">
          <table:table-cell office:value-type="string" calcext:value-type="string">
            <text:p>width: 60%;</text:p>
          </table:table-cell>
          <table:table-cell office:value-type="string" calcext:value-type="string">
            <text:p>túi ok, nhưng dây có vẻ bị xù ko đẹp lắm</text:p>
          </table:table-cell>
        </table:table-row>
        <table:table-row table:style-name="ro1">
          <table:table-cell office:value-type="string" calcext:value-type="string">
            <text:p>width: 60%;</text:p>
          </table:table-cell>
          <table:table-cell office:value-type="string" calcext:value-type="string">
            <text:p>Túi khá nhỏ, chỉ phù hợp cho các dòng máy bán chuyên như 700d, hay mirrorless. Mình dùng 6D không thể bỏ vừa theo chiều ngang, chỉ có thể nhét đc 1 body + 1 lens đã tháo khỏi body. Phần quai ở túi được làm bằng nhựa, xui mà nó gãy thì xác định</text:p>
          </table:table-cell>
        </table:table-row>
        <table:table-row table:style-name="ro1">
          <table:table-cell office:value-type="string" calcext:value-type="string">
            <text:p>width: 60%;</text:p>
          </table:table-cell>
          <table:table-cell office:value-type="string" calcext:value-type="string">
            <text:p>tui đặt mua cam 3 râu full HD 1080.mà về chắc lượng hình ảnh .nhè nhìn ko rỏ ..nó gióng như 360..hình không đúng như shop quảng cáo</text:p>
          </table:table-cell>
        </table:table-row>
        <table:table-row table:style-name="ro5">
          <table:table-cell office:value-type="string" calcext:value-type="string">
            <text:p>width: 60%;</text:p>
          </table:table-cell>
          <table:table-cell office:value-type="string" calcext:value-type="string">
            <text:p>Từ nhỏ đã thấy bàn ủi này, sài rất bền và tốt.</text:p>
            <text:p>Bàn ủi nhẹ, trơn, dễ dàng làm thẳng quần áo.</text:p>
            <text:p>Đến bây giờ khi ra ở riêng mới thấy nhớ nó. Mua một cái để dành sài. ^^</text:p>
            <text:p>Hàng philip sài ổn bền hiệu suất cao mà lại không tốn nhiều điện.</text:p>
          </table:table-cell>
        </table:table-row>
        <table:table-row table:style-name="ro1">
          <table:table-cell office:value-type="string" calcext:value-type="string">
            <text:p>width: 60%;</text:p>
          </table:table-cell>
          <table:table-cell office:value-type="string" calcext:value-type="string">
            <text:p>Từ lúc nhận hàng tới giờ đã gần 2 tháng sử dụng. Cảm thấy tác dụng lọc không khí và khử mùi k hiệu quả như quảng cáo! <text:s/>Tôi muốn nhờ hãng kiểm tra lại máy xem có lỗi k thì có được k ?</text:p>
          </table:table-cell>
        </table:table-row>
        <table:table-row table:style-name="ro1">
          <table:table-cell office:value-type="string" calcext:value-type="string">
            <text:p>width: 60%;</text:p>
          </table:table-cell>
          <table:table-cell office:value-type="string" calcext:value-type="string">
            <text:p>từ lúc nhận đến giờ, 3 ngày ngày nào cũng phải lọc và xả, vẫn còn mùi sát khuẩn</text:p>
          </table:table-cell>
        </table:table-row>
        <table:table-row table:style-name="ro4">
          <table:table-cell office:value-type="string" calcext:value-type="string">
            <text:p>width: 60%;</text:p>
          </table:table-cell>
          <table:table-cell office:value-type="string" calcext:value-type="string">
            <text:p>Từ điển này nội dung thì quá hay rồi. Giấy bóng khó mà rách này, phía cuối sách còn có nhiều trang màu và hình minh hoạ, cực thích luôn. Mình nghía lâu lắm mà chưa đủ tiền, ngay lúc giảm mạnh là đặt ngay và luôn.</text:p>
            <text:p>Điểm trừ là sách không có seal (ở ngoài nhà sách mình đều thấy seal hết), có kèm đĩa mà trên hỏi đáp lại đều ghi không có -_-. Vì k có seal nên khi giao hàng chung trong hộp lớn, nó lắc lư cong sách hết nên hơi bực. Mong tiki khắc phục lỗi này, hễ cứ mua sách nào không có seal là đều bị :(</text:p>
          </table:table-cell>
        </table:table-row>
        <table:table-row table:style-name="ro1">
          <table:table-cell office:value-type="string" calcext:value-type="string">
            <text:p>width: 60%;</text:p>
          </table:table-cell>
          <table:table-cell office:value-type="string" calcext:value-type="string">
            <text:p>Từ 1 tới 2 người ăn thì đc, quá nhỏ</text:p>
          </table:table-cell>
        </table:table-row>
        <table:table-row table:style-name="ro1">
          <table:table-cell office:value-type="string" calcext:value-type="string">
            <text:p>width: 60%;</text:p>
          </table:table-cell>
          <table:table-cell office:value-type="string" calcext:value-type="string">
            <text:p>Trước tôi có mua sản phẩm tương tự như này nó chắc chắn hơn, cái tôi nhận được khá lỏng lẻo. khi xoay xong để cố định không được, <text:s/>kiểu như bị nhờn. thực sự khá thất vọng.</text:p>
          </table:table-cell>
        </table:table-row>
        <table:table-row table:style-name="ro1">
          <table:table-cell office:value-type="string" calcext:value-type="string">
            <text:p>width: 60%;</text:p>
          </table:table-cell>
          <table:table-cell office:value-type="string" calcext:value-type="string">
            <text:p>Trước mình mua con Braun rất ok,lần này mua của Philip thấy máy kêu, trông máy ko chắc chắn so với con Braun cùng same giá thì kém xa. Tiki giao hàng nhanh, đóng gói cẩn thận.</text:p>
          </table:table-cell>
        </table:table-row>
        <table:table-row table:style-name="ro1">
          <table:table-cell office:value-type="string" calcext:value-type="string">
            <text:p>width: 60%;</text:p>
          </table:table-cell>
          <table:table-cell office:value-type="string" calcext:value-type="string">
            <text:p>truoc mắt kiểm tra inox ko bị hít nên ok. còn lại chưa xài nên ko thể đánh giá chính xác được. nhìn cgung bên ngoài đẹp</text:p>
          </table:table-cell>
        </table:table-row>
        <table:table-row table:style-name="ro1">
          <table:table-cell office:value-type="string" calcext:value-type="string">
            <text:p>width: 60%;</text:p>
          </table:table-cell>
          <table:table-cell office:value-type="string" calcext:value-type="string">
            <text:p>Trước khi mua tôi có xem kích thước sản phẩm nên thấy vừa với hộc để máy lúc trước chính vì vậy quyết định đặt mua sản phẩm. Khi nhận hàng do không kiểm tra nên nay tháo dỡ để đặt vào vị trí thì ôi thôi: sản phẩm nhỏ và lọt thỏm nhìn rất khó chịu. Kích thước thay vì 408 x 302 x 237 mm như quảng cáo mà lại là 370 x 210 x 180mm khi nhận. Thiết nghĩ nhà bán hàng quảng cáo nên trung thực để tránh khách hàng gặp tình huống thất vọng</text:p>
          </table:table-cell>
        </table:table-row>
        <table:table-row table:style-name="ro3">
          <table:table-cell office:value-type="string" calcext:value-type="string">
            <text:p>width: 60%;</text:p>
          </table:table-cell>
          <table:table-cell office:value-type="string" calcext:value-type="string">
            <text:p>Trước giờ đã đặt rất nhiều lần ở tiki. Nhưng đây là lần đầu tiên order một đơn hàng giá trị như vậy. Mình đặt hàng từ ngày 13/3, nhưng đến hôm nay 23/3 mới nhận được hàng. (Dự kiến thì lại là ngày 17/3)</text:p>
            <text:p>Khi nhận được email báo bắt đầu giao hàng của tiki mình khá bất ngờ khi bên giao hàng cho mình là bưu điện, trước giờ vẫn là bên "giao hàng nhanh". </text:p>
            <text:p>Chờ rất lâu, trước đây đơn hàng lâu nhất cũng chỉ 4 ngày là đến. Giờ đây đến tận 10 ngày. Chưa hết, khi mình nhận hàng thì hộp tiki nhìn móp méo thảm hại. Lần đầu tiên nhận được một đơn hàng của tiki với tình trạng này. Hơn hết đây không phải là sách mà là máy ảnh trị giá cả 13tr. Nghĩ trong bụng là do bên bưu điện chuyển hàng.</text:p>
            <text:p>Cũng may hộp máy ảnh bên trong còn nguyên không sao hết. Máy ảnh tốt. Xuất xứ Thái Lan. </text:p>
            <text:p>Hi vọng tiki có thể làm việc lại với bên bưu điện để cải thiện dịch vụ chuyển hàng.</text:p>
          </table:table-cell>
        </table:table-row>
        <table:table-row table:style-name="ro3">
          <table:table-cell office:value-type="string" calcext:value-type="string">
            <text:p>width: 60%;</text:p>
          </table:table-cell>
          <table:table-cell office:value-type="string" calcext:value-type="string">
            <text:p>Trước giờ đã đặt rất nhiều lần ở tiki. Nhưng đây là lần đầu tiên order một đơn hàng giá trị như vậy. Mình đặt hàng từ ngày 13/3, nhưng đến hôm nay 23/3 mới nhận được hàng. (Dự kiến thì lại là ngày 17/3)</text:p>
            <text:p>Khi nhận được email báo bắt đầu giao hàng của tiki mình khá bất ngờ khi bên giao hàng cho mình là bưu điện, trước giờ vẫn là bên "giao hàng nhanh". </text:p>
            <text:p>Chờ rất lâu, trước đây đơn hàng lâu nhất cũng chỉ 4 ngày là đến. Giờ đây đến tận 10 ngày. Chưa hết, khi mình nhận hàng thì hộp tiki nhìn móp méo thảm hại. Lần đầu tiên nhận được một đơn hàng của tiki với tình trạng này. Hơn hết đây không phải là sách mà là máy ảnh trị giá cả 13tr. Nghĩ trong bụng là do bên bưu điện chuyển hàng.</text:p>
            <text:p>Cũng may hộp máy ảnh bên trong còn nguyên không sao hết. Máy ảnh tốt. Xuất xứ Thái Lan. </text:p>
            <text:p>Hi vọng tiki có thể làm việc lại với bên bưu điện để cải thiện dịch vụ chuyển hàng.</text:p>
          </table:table-cell>
        </table:table-row>
        <table:table-row table:style-name="ro1">
          <table:table-cell office:value-type="string" calcext:value-type="string">
            <text:p>width: 60%;</text:p>
          </table:table-cell>
          <table:table-cell office:value-type="string" calcext:value-type="string">
            <text:p>Trước đây nhà mình có dùng máy đánh trứng của hãng khác nhưng công suất hơi yếu, nên đợt vừa rồi có chuyển sang mua máy của Bluestone. Về hình thức, máy nhìn khá đẹp, tuy nhiên hơi nặng tay và phần nhựa bao quanh cảm giác không khớp chặt đường khe. Máy hoạt động khỏe, đánh bông nhanh, gọn.</text:p>
          </table:table-cell>
        </table:table-row>
        <table:table-row table:style-name="ro4">
          <table:table-cell office:value-type="string" calcext:value-type="string">
            <text:p>width: 60%;</text:p>
          </table:table-cell>
          <table:table-cell office:value-type="string" calcext:value-type="string">
            <text:p>Trước đây mình xài máy ép nhanh cũng cùng hiệu, thì vì lý do có cái lưới chà rửa mệt quá nên chuyển qua máy ép chậm nhưng không ngờ cũng vẫn bị vướng cái lưới gần giống vậy, giá không chênh lệch mấy (máy kia mình mua 4.2tr).</text:p>
            <text:p>Máy khi ép thì kêu khá như rên rỉ, phần trên rung lắc và có cảm giác dễ sút ra. Phần đế rất nặng và chắc cú nhưng phần trên ko ổn lắm. Không chắc sẽ đỡ ô-xy hóa hơn máy kia vì phải cắt nhỏ, và nó cũng quay cắt trái cây thì sao mà tránh được việc oxy hóa.</text:p>
          </table:table-cell>
        </table:table-row>
        <table:table-row table:style-name="ro1">
          <table:table-cell office:value-type="string" calcext:value-type="string">
            <text:p>width: 60%;</text:p>
          </table:table-cell>
          <table:table-cell office:value-type="string" calcext:value-type="string">
            <text:p>Trục quay bị lệch, sử dụng thử thì 2 cối xay bị rò dầu. Tiki kiểm tra và đổi hàng cho mình.</text:p>
          </table:table-cell>
        </table:table-row>
        <table:table-row table:style-name="ro1">
          <table:table-cell office:value-type="string" calcext:value-type="string">
            <text:p>width: 60%;</text:p>
          </table:table-cell>
          <table:table-cell office:value-type="string" calcext:value-type="string">
            <text:p>Trừ một sao vì miếng giấy dán keo dán trên mặt kính cạo rất lâu không nên dán keo vào chỉ cần để lên là được</text:p>
          </table:table-cell>
        </table:table-row>
        <table:table-row table:style-name="ro1">
          <table:table-cell office:value-type="string" calcext:value-type="string">
            <text:p>width: 60%;</text:p>
          </table:table-cell>
          <table:table-cell office:value-type="string" calcext:value-type="string">
            <text:p>Trừ mỗi cái nắp bị vỡ, còn lại mới mua chưa biết có dùng tốt ko, chắc tiền nào của ấy thôi :)))</text:p>
          </table:table-cell>
        </table:table-row>
        <table:table-row table:style-name="ro1">
          <table:table-cell office:value-type="string" calcext:value-type="string">
            <text:p>width: 60%;</text:p>
          </table:table-cell>
          <table:table-cell office:value-type="string" calcext:value-type="string">
            <text:p>trong tầm giá dùng k thích mấy. nói chung tiền nào của đó</text:p>
          </table:table-cell>
        </table:table-row>
        <table:table-row table:style-name="ro4">
          <table:table-cell office:value-type="string" calcext:value-type="string">
            <text:p>width: 60%;</text:p>
          </table:table-cell>
          <table:table-cell office:value-type="string" calcext:value-type="string">
            <text:p>Trong quá trình vận chuyển hàng bị va đập nên nứt 1 chỗ, nhưng sau khi lắp ráp quạt vẫn chạy ổn định nên mình cũng ko có ý định đổi hàng nữa, Tiki lần sau lưu ý!</text:p>
            <text:p>Quạt mẫu mã trắng đẹp, chưa nhận xét được độ bền do mới sử dụng.</text:p>
          </table:table-cell>
        </table:table-row>
        <table:table-row table:style-name="ro1">
          <table:table-cell office:value-type="string" calcext:value-type="string">
            <text:p>width: 60%;</text:p>
          </table:table-cell>
          <table:table-cell office:value-type="string" calcext:value-type="string">
            <text:p>trong quá trình giao hàng lò bị móp phía trên, vậy có ảnh hưởng tới chất lượng lò k ạ?</text:p>
          </table:table-cell>
        </table:table-row>
        <table:table-row table:style-name="ro1">
          <table:table-cell office:value-type="string" calcext:value-type="string">
            <text:p>width: 60%;</text:p>
          </table:table-cell>
          <table:table-cell office:value-type="string" calcext:value-type="string">
            <text:p>Trong phiếu hướng dẫn sử dụng ghi nhấn nắp gài để mở nắp nhưng thực tế phải dùng kực kéo. Thế này thì sẽ rất nhanh hư nắp. Có phải đây là lý do khuyến mãi nhiều vậy ko? Công suất điện cao hơn ấm trước đây mình sử dụng nhưng đun lâu sôi hơn.</text:p>
          </table:table-cell>
        </table:table-row>
        <table:table-row table:style-name="ro4">
          <table:table-cell office:value-type="string" calcext:value-type="string">
            <text:p>width: 60%;</text:p>
          </table:table-cell>
          <table:table-cell office:value-type="string" calcext:value-type="string">
            <text:p>Trong hướng dẫn sử dụng không hướng dẫn cách vệ sinh máy và cũng không nói rõ có thể nấu được liên tục 2 lần hay không. </text:p>
            <text:p>Ngoài ra thì mọi thứ đều ổn</text:p>
          </table:table-cell>
        </table:table-row>
        <table:table-row table:style-name="ro1">
          <table:table-cell office:value-type="string" calcext:value-type="string">
            <text:p>width: 60%;</text:p>
          </table:table-cell>
          <table:table-cell office:value-type="string" calcext:value-type="string">
            <text:p>Trong hộp không có kèm củ sạc nhưng không có ghi chú.</text:p>
          </table:table-cell>
        </table:table-row>
        <table:table-row table:style-name="ro1">
          <table:table-cell office:value-type="string" calcext:value-type="string">
            <text:p>width: 60%;</text:p>
          </table:table-cell>
          <table:table-cell office:value-type="string" calcext:value-type="string">
            <text:p>Trong hình hiệu camera wifi 1080 nhưng khi nhận lại không có chữ đó. Nhờ tiki xem lại hình thức bán hàng kèm quảng cáo</text:p>
          </table:table-cell>
        </table:table-row>
        <table:table-row table:style-name="ro1">
          <table:table-cell office:value-type="string" calcext:value-type="string">
            <text:p>width: 60%;</text:p>
          </table:table-cell>
          <table:table-cell office:value-type="string" calcext:value-type="string">
            <text:p>Trong hình bán thì thấy có tấm lăn chuột và wifi usb nhưng khi giao hàng không có. Vậy shop có tặng 2 món này không vậy shop ơi?</text:p>
          </table:table-cell>
        </table:table-row>
        <table:table-row table:style-name="ro1">
          <table:table-cell office:value-type="string" calcext:value-type="string">
            <text:p>width: 60%;</text:p>
          </table:table-cell>
          <table:table-cell office:value-type="string" calcext:value-type="string">
            <text:p>Trong bài có ghi có thẻ nhớ kèm theo 32g mà nhận hàng không có</text:p>
          </table:table-cell>
        </table:table-row>
        <table:table-row table:style-name="ro1">
          <table:table-cell office:value-type="string" calcext:value-type="string">
            <text:p>width: 60%;</text:p>
          </table:table-cell>
          <table:table-cell office:value-type="string" calcext:value-type="string">
            <text:p>trong ấm có 1 vết bị rỉ sét , chùi khôg ra, giống hàng xài rồi</text:p>
          </table:table-cell>
        </table:table-row>
        <table:table-row table:style-name="ro1">
          <table:table-cell office:value-type="string" calcext:value-type="string">
            <text:p>width: 60%;</text:p>
          </table:table-cell>
          <table:table-cell office:value-type="string" calcext:value-type="string">
            <text:p>Trong 1 hộp thì hai pack đều có film bị lỗi :( pack đầu thì có tấm bị lỗi chụp ra bị đen hoàn toàn dù chụp giữa trời sáng đủ ánh sáng :( pack 2 bấm máy chụp nhưng không ra film chụp lại lần nữa thì hình mới được in ra :( tóm lại cũng hoang mang về chất lượng :( tình trạng này lần đầu gặp khi mua film bên tiki :( mong lần kế tieps này mọi thứ không còn tái diễn :( chưa qua hộp mới nên chưa biết chất lượng có bị lỗi nữa không.</text:p>
          </table:table-cell>
        </table:table-row>
        <table:table-row table:style-name="ro1">
          <table:table-cell office:value-type="string" calcext:value-type="string">
            <text:p>width: 60%;</text:p>
          </table:table-cell>
          <table:table-cell office:value-type="string" calcext:value-type="string">
            <text:p>Trời ơi! Bán hàng online giờ đây là phong trào, vậy mà hàng bán ra toàn là lỗi với lỗi!Chỉ chết người tiêu dùnglCó cái USB nào phát wifi được mua nhiều và đánh giá tuyệt vời 100% không vậy? Đừng qúa đắt nhé! Tui cần mua lắm lắm ạ!</text:p>
          </table:table-cell>
        </table:table-row>
        <table:table-row table:style-name="ro1">
          <table:table-cell office:value-type="string" calcext:value-type="string">
            <text:p>width: 60%;</text:p>
          </table:table-cell>
          <table:table-cell office:value-type="string" calcext:value-type="string">
            <text:p>Tripod mình mua về không có điều khiển ? <text:s/>Vậy làm thế nào để mình lấy hàng ?</text:p>
          </table:table-cell>
        </table:table-row>
        <table:table-row table:style-name="ro1">
          <table:table-cell office:value-type="string" calcext:value-type="string">
            <text:p>width: 60%;</text:p>
          </table:table-cell>
          <table:table-cell office:value-type="string" calcext:value-type="string">
            <text:p>trepp nhiều hơn bass.so với giá tiền như vậy cũng tạm được</text:p>
          </table:table-cell>
        </table:table-row>
        <table:table-row table:style-name="ro1">
          <table:table-cell office:value-type="string" calcext:value-type="string">
            <text:p>width: 60%;</text:p>
          </table:table-cell>
          <table:table-cell office:value-type="string" calcext:value-type="string">
            <text:p>Trên web ghi công suất 1600W mà thực tế chỉ có 1400W. Shop nên chỉnh lại thông tin cho chính xác</text:p>
          </table:table-cell>
        </table:table-row>
        <table:table-row table:style-name="ro1">
          <table:table-cell office:value-type="string" calcext:value-type="string">
            <text:p>width: 60%;</text:p>
          </table:table-cell>
          <table:table-cell office:value-type="string" calcext:value-type="string">
            <text:p>Trên tiki sao không có tuỳ chọn màu như mình mong muốn nhỉ, chỉ có 4 màu để chọn, muốn mua thêm một cái như màu này mà không có chọn được màu nên đành chọn màu bạc ( hôm trước mình đã mua màu bạc). màu này hình như là màu rose gold nhỉ ? Mong tiki hổ trợ và phản hồi giúp mình màu này</text:p>
          </table:table-cell>
        </table:table-row>
        <table:table-row table:style-name="ro1">
          <table:table-cell office:value-type="string" calcext:value-type="string">
            <text:p>width: 60%;</text:p>
          </table:table-cell>
          <table:table-cell office:value-type="string" calcext:value-type="string">
            <text:p>Tren may thi thay la nhua PC nhung phan mieu ta thi noi la nhua ABS, minh khong biet la co nen su dung khong.</text:p>
          </table:table-cell>
        </table:table-row>
        <table:table-row table:style-name="ro1">
          <table:table-cell office:value-type="string" calcext:value-type="string">
            <text:p>width: 60%;</text:p>
          </table:table-cell>
          <table:table-cell office:value-type="string" calcext:value-type="string">
            <text:p>Trên hộp chỉ có màu xanh hoặc hồng mà hàng nhận là đỏ. Hàng thật và hình cũng ko giống nhau.</text:p>
          </table:table-cell>
        </table:table-row>
        <table:table-row table:style-name="ro1">
          <table:table-cell office:value-type="string" calcext:value-type="string">
            <text:p>width: 60%;</text:p>
          </table:table-cell>
          <table:table-cell office:value-type="string" calcext:value-type="string">
            <text:p>trên hình có thẻ nhớ SD mà khi nhận hàng thi k có..???</text:p>
          </table:table-cell>
        </table:table-row>
        <table:table-row table:style-name="ro1">
          <table:table-cell office:value-type="string" calcext:value-type="string">
            <text:p>width: 60%;</text:p>
          </table:table-cell>
          <table:table-cell office:value-type="string" calcext:value-type="string">
            <text:p>Trên ghi là mua bếp tặng kèm nồi nẩu mà e mua thấy chỉ có mỗi bếp k là thế nào ạ</text:p>
          </table:table-cell>
        </table:table-row>
        <table:table-row table:style-name="ro1">
          <table:table-cell office:value-type="string" calcext:value-type="string">
            <text:p>width: 60%;</text:p>
          </table:table-cell>
          <table:table-cell office:value-type="string" calcext:value-type="string">
            <text:p>Trên ghi 150Mb/s. Phần giới thiệu lại ghi 90Mb/s ?</text:p>
          </table:table-cell>
        </table:table-row>
        <table:table-row table:style-name="ro1">
          <table:table-cell office:value-type="string" calcext:value-type="string">
            <text:p>width: 60%;</text:p>
          </table:table-cell>
          <table:table-cell office:value-type="string" calcext:value-type="string">
            <text:p>Trên ảnh màu xám nhưng giao hàng lại là màu đen, k hợp màu văn phòng. Shop nên Thoòng tin với KH nếu k còn màu trong ảnh</text:p>
          </table:table-cell>
        </table:table-row>
        <table:table-row table:style-name="ro1">
          <table:table-cell office:value-type="string" calcext:value-type="string">
            <text:p>width: 60%;</text:p>
          </table:table-cell>
          <table:table-cell office:value-type="string" calcext:value-type="string">
            <text:p>Tranh đẹp nhưng độ dính ko có. Dán lên tường được 1 ngày bị rớt. Vậy TiKi có biết keo nào có độ dính cao chỉ giúp mình với. Cảm ơn</text:p>
          </table:table-cell>
        </table:table-row>
        <table:table-row table:style-name="ro1">
          <table:table-cell office:value-type="string" calcext:value-type="string">
            <text:p>width: 60%;</text:p>
          </table:table-cell>
          <table:table-cell office:value-type="string" calcext:value-type="string">
            <text:p>Trả gần 400k để mua 1 cuốn từ điển mình hy vọng là nó sẽ xịn hơn chút và có thể dùng lâu. Cuốn này về nội dung thì rất ok rồi. Tuy nhiên không hiểu sao giấy ở trong lại mỏng đến như vậy, mở từ điển mà không dám lật nhanh vì sợ bị rách. Hơi thất vọng chút.</text:p>
          </table:table-cell>
        </table:table-row>
        <table:table-row table:style-name="ro1">
          <table:table-cell office:value-type="string" calcext:value-type="string">
            <text:p>width: 60%;</text:p>
          </table:table-cell>
          <table:table-cell office:value-type="string" calcext:value-type="string">
            <text:p>Tốt, giao hàng nhanh, đóng gói hơi ẩu làm móp hết thùng</text:p>
          </table:table-cell>
        </table:table-row>
        <table:table-row table:style-name="ro1">
          <table:table-cell office:value-type="string" calcext:value-type="string">
            <text:p>width: 60%;</text:p>
          </table:table-cell>
          <table:table-cell office:value-type="string" calcext:value-type="string">
            <text:p>Tốt tít tot tot tốt tốt tốt</text:p>
          </table:table-cell>
        </table:table-row>
        <table:table-row table:style-name="ro1">
          <table:table-cell office:value-type="string" calcext:value-type="string">
            <text:p>width: 60%;</text:p>
          </table:table-cell>
          <table:table-cell office:value-type="string" calcext:value-type="string">
            <text:p>tốt nhưng không bền, mới dùng 3 tháng đã hỏng</text:p>
          </table:table-cell>
        </table:table-row>
        <table:table-row table:style-name="ro4">
          <table:table-cell office:value-type="string" calcext:value-type="string">
            <text:p>width: 60%;</text:p>
          </table:table-cell>
          <table:table-cell office:value-type="string" calcext:value-type="string">
            <text:p>Tot lam shop oi </text:p>
            <text:p>Co gang them</text:p>
          </table:table-cell>
        </table:table-row>
        <table:table-row table:style-name="ro2">
          <table:table-cell office:value-type="string" calcext:value-type="string">
            <text:p>width: 60%;</text:p>
          </table:table-cell>
          <table:table-cell office:value-type="string" calcext:value-type="string">
            <text:p>Tốt cho nhu cầu sử dụng chung chung và cơ bản và phù hợp đi du lịch với bạn bè, gia đình.</text:p>
            <text:p>Đôi lúc bị lỗi hoạt động không chuyển qua chế độ khác được và chỉ chuyển được qua lại giữa hai chế độ. phản xạ cân bằng hơi chậm và gây ra lỗi mất cân bằng, phải tắt gimbal đi rồi mở lại.</text:p>
            <text:p>Túm lại tầm giá này thì ok, chức năng tương đối nhiều. và dùng nhiều thì sẽ quen và cảm thấy khá thoải mái quen thuộc</text:p>
          </table:table-cell>
        </table:table-row>
        <table:table-row table:style-name="ro1">
          <table:table-cell office:value-type="string" calcext:value-type="string">
            <text:p>width: 60%;</text:p>
          </table:table-cell>
          <table:table-cell office:value-type="string" calcext:value-type="string">
            <text:p>Tốt . Nhưng thời gian giao lâu hơn dự kiến</text:p>
          </table:table-cell>
        </table:table-row>
        <table:table-row table:style-name="ro1">
          <table:table-cell office:value-type="string" calcext:value-type="string">
            <text:p>width: 60%;</text:p>
          </table:table-cell>
          <table:table-cell office:value-type="string" calcext:value-type="string">
            <text:p>tốt</text:p>
          </table:table-cell>
        </table:table-row>
        <table:table-row table:style-name="ro1">
          <table:table-cell office:value-type="string" calcext:value-type="string">
            <text:p>width: 60%;</text:p>
          </table:table-cell>
          <table:table-cell office:value-type="string" calcext:value-type="string">
            <text:p>Tốt</text:p>
          </table:table-cell>
        </table:table-row>
        <table:table-row table:style-name="ro1">
          <table:table-cell office:value-type="string" calcext:value-type="string">
            <text:p>width: 60%;</text:p>
          </table:table-cell>
          <table:table-cell office:value-type="string" calcext:value-type="string">
            <text:p>Tốt</text:p>
          </table:table-cell>
        </table:table-row>
        <table:table-row table:style-name="ro1">
          <table:table-cell office:value-type="string" calcext:value-type="string">
            <text:p>width: 60%;</text:p>
          </table:table-cell>
          <table:table-cell office:value-type="string" calcext:value-type="string">
            <text:p>tôichưa sử dụng nhiều lên chua</text:p>
          </table:table-cell>
        </table:table-row>
        <table:table-row table:style-name="ro1">
          <table:table-cell office:value-type="string" calcext:value-type="string">
            <text:p>width: 60%;</text:p>
          </table:table-cell>
          <table:table-cell office:value-type="string" calcext:value-type="string">
            <text:p>Tôi vừa nhận hàng xong. Khui thùng kiểm tra thấy chỉ có 1 vỉ hấp trong nồi, thiếu 1 vỉ trên cùng. Yêu cầu cho giao thêm đủ bộ.</text:p>
          </table:table-cell>
        </table:table-row>
        <table:table-row table:style-name="ro1">
          <table:table-cell office:value-type="string" calcext:value-type="string">
            <text:p>width: 60%;</text:p>
          </table:table-cell>
          <table:table-cell office:value-type="string" calcext:value-type="string">
            <text:p>tôi vừa nhận hàng xong đăng đừng thử <text:s/>thấy có hiện tượng loạn màn hình</text:p>
          </table:table-cell>
        </table:table-row>
        <table:table-row table:style-name="ro1">
          <table:table-cell office:value-type="string" calcext:value-type="string">
            <text:p>width: 60%;</text:p>
          </table:table-cell>
          <table:table-cell office:value-type="string" calcext:value-type="string">
            <text:p>Tôi vừa nhận hàng cách đây 2 ngày, sáng nay dùng thử thì thấy que đánh trứng có 1 thanh bị bung ra , xin hỏi xử lí như thế nào ?????</text:p>
          </table:table-cell>
        </table:table-row>
        <table:table-row table:style-name="ro1">
          <table:table-cell office:value-type="string" calcext:value-type="string">
            <text:p>width: 60%;</text:p>
          </table:table-cell>
          <table:table-cell office:value-type="string" calcext:value-type="string">
            <text:p>Tôi vừa nhận được sản phẩm nhưng máy không hoạt động. Nhờ shop hỗ trợ giúp tôi</text:p>
          </table:table-cell>
        </table:table-row>
        <table:table-row table:style-name="ro1">
          <table:table-cell office:value-type="string" calcext:value-type="string">
            <text:p>width: 60%;</text:p>
          </table:table-cell>
          <table:table-cell office:value-type="string" calcext:value-type="string">
            <text:p>Tôi vừa mua về cài đặt được thì máy báo update firmware. Vô tình update sau đó lỗi không dùng được. Tôi đã thử cài đặt lại firmware nhưng không thành công. Đề nghị Tiki hỗ trợ.</text:p>
          </table:table-cell>
        </table:table-row>
        <table:table-row table:style-name="ro1">
          <table:table-cell office:value-type="string" calcext:value-type="string">
            <text:p>width: 60%;</text:p>
          </table:table-cell>
          <table:table-cell office:value-type="string" calcext:value-type="string">
            <text:p>tôi vừa mua sản phẩm của tiki xong.. sản phẩm bị lỗi.. nắp của nồi không đóng lại được..</text:p>
          </table:table-cell>
        </table:table-row>
        <table:table-row table:style-name="ro1">
          <table:table-cell office:value-type="string" calcext:value-type="string">
            <text:p>width: 60%;</text:p>
          </table:table-cell>
          <table:table-cell office:value-type="string" calcext:value-type="string">
            <text:p>Tôi vừa mua nồi nhưng do sơ suất nó vỡ nồi sứ . Cho hổi, tôi muốn mua nồi sứ ở trong có được không</text:p>
          </table:table-cell>
        </table:table-row>
        <table:table-row table:style-name="ro1">
          <table:table-cell office:value-type="string" calcext:value-type="string">
            <text:p>width: 60%;</text:p>
          </table:table-cell>
          <table:table-cell office:value-type="string" calcext:value-type="string">
            <text:p>Tôi thấy trên trang web của nhà sản xuất thì sp này được sản xuất từ tháng 4/2014, tính đến nay cũng được gần 4 năm 8 tháng. Theo quy định bảo hành thì SP được bảo hành không quá 36 tháng từ ngày SX. Vậy trong trường hợp này nếu SP tôi mua có vấn đề thì TIKI có hỗ trợ gì không?</text:p>
          </table:table-cell>
        </table:table-row>
        <table:table-row table:style-name="ro1">
          <table:table-cell office:value-type="string" calcext:value-type="string">
            <text:p>width: 60%;</text:p>
          </table:table-cell>
          <table:table-cell office:value-type="string" calcext:value-type="string">
            <text:p>tôi thấy trên tiki để có 3 bộ lọc: hepa, than hoạt tính và bộ lọc thô nhưng máy tôi đặt mua này không có bộ lọc than hoạt tính. vậy phải có phải đưa thiếu không</text:p>
          </table:table-cell>
        </table:table-row>
        <table:table-row table:style-name="ro1">
          <table:table-cell office:value-type="string" calcext:value-type="string">
            <text:p>width: 60%;</text:p>
          </table:table-cell>
          <table:table-cell office:value-type="string" calcext:value-type="string">
            <text:p>Tôi thấy có vẻ chưa ổn lắm: Khi để chế độ max thi thoảng bị nhỏ giọt nước.</text:p>
          </table:table-cell>
        </table:table-row>
        <table:table-row table:style-name="ro1">
          <table:table-cell office:value-type="string" calcext:value-type="string">
            <text:p>width: 60%;</text:p>
          </table:table-cell>
          <table:table-cell office:value-type="string" calcext:value-type="string">
            <text:p>tôi thấy có 1 loại màn Hình Vi Tính LCD HP 18.5inch - V194 - Hàng Nhập Khẩu y như thế sao lại thấp hơn so vs giá cái này. nhờ giải ad đáp giúp</text:p>
          </table:table-cell>
        </table:table-row>
        <table:table-row table:style-name="ro1">
          <table:table-cell office:value-type="string" calcext:value-type="string">
            <text:p>width: 60%;</text:p>
          </table:table-cell>
          <table:table-cell office:value-type="string" calcext:value-type="string">
            <text:p>tôi thấy bình thường, <text:s/>tiền sao thì của vậy thôi</text:p>
          </table:table-cell>
        </table:table-row>
        <table:table-row table:style-name="ro1">
          <table:table-cell office:value-type="string" calcext:value-type="string">
            <text:p>width: 60%;</text:p>
          </table:table-cell>
          <table:table-cell office:value-type="string" calcext:value-type="string">
            <text:p>Tôi sử dụng máy xay được 4 lần. Xay rất tốt công suất rất cao. Nhưng tới lần thứ 4 tôi mới để ts thấy trong trục quay tiết ra 1 chất màu đen, dính vào lỗ trong của bộ phận lưỡi dao. Mong Tiki kiểm giúp từ bên Phillips và giải thích giúp tôi. Cảm ơn</text:p>
          </table:table-cell>
        </table:table-row>
        <table:table-row table:style-name="ro4">
          <table:table-cell office:value-type="string" calcext:value-type="string">
            <text:p>width: 60%;</text:p>
          </table:table-cell>
          <table:table-cell office:value-type="string" calcext:value-type="string">
            <text:p>Tôi sử dụng đến nay thấy chế đọ lạnh uốn nước k lạnh mấy.</text:p>
            <text:p>Đề nghị xem lại</text:p>
          </table:table-cell>
        </table:table-row>
        <table:table-row table:style-name="ro1">
          <table:table-cell office:value-type="string" calcext:value-type="string">
            <text:p>width: 60%;</text:p>
          </table:table-cell>
          <table:table-cell office:value-type="string" calcext:value-type="string">
            <text:p>toi rat thich san pham nay rat tien loi</text:p>
          </table:table-cell>
        </table:table-row>
        <table:table-row table:style-name="ro1">
          <table:table-cell office:value-type="string" calcext:value-type="string">
            <text:p>width: 60%;</text:p>
          </table:table-cell>
          <table:table-cell office:value-type="string" calcext:value-type="string">
            <text:p>Tôi rất thất vọng về tiki lần này. Sản phẩm đặt tiki ship 2h bảo là ship trc 6h chiều nhưng hôm đó k hề ship bất cứ thứ gì. Sáng hôm sau báo ship rồi nhưng tôi vẫn chưa nhận được hàng trong khi món hàng tôi đã thanh toán trước</text:p>
          </table:table-cell>
        </table:table-row>
        <table:table-row table:style-name="ro1">
          <table:table-cell office:value-type="string" calcext:value-type="string">
            <text:p>width: 60%;</text:p>
          </table:table-cell>
          <table:table-cell office:value-type="string" calcext:value-type="string">
            <text:p>Tôi rất hài lòng với sản phẩm này. Vô cùng tiện lợi</text:p>
          </table:table-cell>
        </table:table-row>
        <table:table-row table:style-name="ro1">
          <table:table-cell office:value-type="string" calcext:value-type="string">
            <text:p>width: 60%;</text:p>
          </table:table-cell>
          <table:table-cell office:value-type="string" calcext:value-type="string">
            <text:p>tôi o reset dc sp. vui lòng hướng dẫn theo số dt 0903993400</text:p>
          </table:table-cell>
        </table:table-row>
        <table:table-row table:style-name="ro1">
          <table:table-cell office:value-type="string" calcext:value-type="string">
            <text:p>width: 60%;</text:p>
          </table:table-cell>
          <table:table-cell office:value-type="string" calcext:value-type="string">
            <text:p>Tôi nhận được máy thấy cũng ok,nhưng không thấy phiếu bảo hành bên trong.Không biết sao này trục trặc sẽ được bảo hành như thế nào.Mong nhà bán hàng giải đáp giúp tôi nhé.</text:p>
          </table:table-cell>
        </table:table-row>
        <table:table-row table:style-name="ro1">
          <table:table-cell office:value-type="string" calcext:value-type="string">
            <text:p>width: 60%;</text:p>
          </table:table-cell>
          <table:table-cell office:value-type="string" calcext:value-type="string">
            <text:p>Tôi nhận được máy cách đây mấy hôm, hôm nay mang ra sử dụng thì thấy thiếu vòng đệm chống trượt và một miếng nhựa bọc lưỡi dao (lưỡi trên cùng). Do vậy đã bị đứt tay. Mong cung cấp cho tôi thêm hai loại trên.</text:p>
          </table:table-cell>
        </table:table-row>
        <table:table-row table:style-name="ro1">
          <table:table-cell office:value-type="string" calcext:value-type="string">
            <text:p>width: 60%;</text:p>
          </table:table-cell>
          <table:table-cell office:value-type="string" calcext:value-type="string">
            <text:p>Tôi nghĩ nó phải lớn hơn! Bé tí nhưng cũng dễ thương</text:p>
          </table:table-cell>
        </table:table-row>
        <table:table-row table:style-name="ro1">
          <table:table-cell office:value-type="string" calcext:value-type="string">
            <text:p>width: 60%;</text:p>
          </table:table-cell>
          <table:table-cell office:value-type="string" calcext:value-type="string">
            <text:p>Tới nay là 2 tuần rồi mà mùi nước vẫn còn hôi</text:p>
          </table:table-cell>
        </table:table-row>
        <table:table-row table:style-name="ro1">
          <table:table-cell office:value-type="string" calcext:value-type="string">
            <text:p>width: 60%;</text:p>
          </table:table-cell>
          <table:table-cell office:value-type="string" calcext:value-type="string">
            <text:p>tôi muốn nói sp có đính kèm Wi-Fi ko hay chỉ muối máy ko thôi</text:p>
          </table:table-cell>
        </table:table-row>
        <table:table-row table:style-name="ro1">
          <table:table-cell office:value-type="string" calcext:value-type="string">
            <text:p>width: 60%;</text:p>
          </table:table-cell>
          <table:table-cell office:value-type="string" calcext:value-type="string">
            <text:p>Tôi muốn mua thêm cái Thấy giá lên cao vậy</text:p>
          </table:table-cell>
        </table:table-row>
        <table:table-row table:style-name="ro3">
          <table:table-cell office:value-type="string" calcext:value-type="string">
            <text:p>width: 60%;</text:p>
          </table:table-cell>
          <table:table-cell office:value-type="string" calcext:value-type="string">
            <text:p>Tôi mua về và đã sử dụng để chiên cá và chả giò và cảm nhận sau khi sử dụng như sau:</text:p>
            <text:p>- Tiện lợi, đỡ tốn dầu, chiên nấu không cần đứng canh vì đã có hẹn giờ.</text:p>
            <text:p>- Nếu gia đình có người không thể ăn được món chiên nữa như bị béo phì, các bệnh tiêu hoá cần hạn chế dầu mỡ, giảm cân... thì hẵng cân nhắc đến thiết bị này, vì nó KHÔNG THỂ NÀO cho ra thức ăn có mùi thơm hấp dẫn như chiên từ dầu được. Về độ giòn cũng không thể nào bằng với chiên dầu, đừng tin vào những lời quảng cáo của hãng :)). Để đảm bảo món ăn chiên ra có độ dòn nhất định thì tốt nhất vẫn nên quết 1 lớp dầu ăn trước khi chiên và cần làm nóng nồi trước khi cho thức ăn vào chiên. Ngoài ra sau hai lần chiên hai món khác nhau là cá và chả giò, nồi đều cho ra chung 1 mùi, lúc đầu còn tưởng là mùi cá, nhưng sau khi chiên chả giò mà vẫn có mùi tương tự, ngửi kĩ lại thì là mùi nhựa. Cái này tôi cũng xác nhận đúng như lời một số nhận xét đã có.</text:p>
            <text:p/>
            <text:p>- Nếu gia đình đặt mục tiêu tiện lợi nhanh chóng gọn gàng thì có thể mua nồi này về xài vì nó hầu như làm được mọi món chiên lại không văng dầu tung tóe, dọn dẹp rất tiện. Nhưng nếu chuộng ăn ngon như truyền thống thì tốt nhất là bỏ qua.</text:p>
          </table:table-cell>
        </table:table-row>
        <table:table-row table:style-name="ro1">
          <table:table-cell office:value-type="string" calcext:value-type="string">
            <text:p>width: 60%;</text:p>
          </table:table-cell>
          <table:table-cell office:value-type="string" calcext:value-type="string">
            <text:p>Tôi mua về thì không thấy ổ hub của USB là sao?. Vậy thì cắm kiểu gì? Camera gì kì vậy????</text:p>
          </table:table-cell>
        </table:table-row>
        <table:table-row table:style-name="ro1">
          <table:table-cell office:value-type="string" calcext:value-type="string">
            <text:p>width: 60%;</text:p>
          </table:table-cell>
          <table:table-cell office:value-type="string" calcext:value-type="string">
            <text:p>Tôi mua về mà chưa xài thử nên không biết như thế nào nếu được bằng thủy tinh nữa thì quá đẹp.</text:p>
          </table:table-cell>
        </table:table-row>
        <table:table-row table:style-name="ro1">
          <table:table-cell office:value-type="string" calcext:value-type="string">
            <text:p>width: 60%;</text:p>
          </table:table-cell>
          <table:table-cell office:value-type="string" calcext:value-type="string">
            <text:p>Tôi mua về dùng chưa nhiều, cảm nhận nồi nấu cơm ngon, chín đều.</text:p>
          </table:table-cell>
        </table:table-row>
        <table:table-row table:style-name="ro1">
          <table:table-cell office:value-type="string" calcext:value-type="string">
            <text:p>width: 60%;</text:p>
          </table:table-cell>
          <table:table-cell office:value-type="string" calcext:value-type="string">
            <text:p>Tôi mua sản phẩm xài đc 1 thời gian thì camera luôn báo ngoại tuyến. Khởi động lại nguồn cho camera thì sử dụng được vài ngày nó lại báo ngoại tuyến. Vậy xin hỏi TiKi sản phẩm phải xử lý thế nào?</text:p>
          </table:table-cell>
        </table:table-row>
        <table:table-row table:style-name="ro1">
          <table:table-cell office:value-type="string" calcext:value-type="string">
            <text:p>width: 60%;</text:p>
          </table:table-cell>
          <table:table-cell office:value-type="string" calcext:value-type="string">
            <text:p>Tôi mua sản phẩm này để phát cho nhà 3 tầng. Khả năng xuyên cách 1 tầng là tốt. Còn lên tầng kế tiếp thì sóng yếu và bắt wifi rất tệ</text:p>
          </table:table-cell>
        </table:table-row>
        <table:table-row table:style-name="ro5">
          <table:table-cell office:value-type="string" calcext:value-type="string">
            <text:p>width: 60%;</text:p>
          </table:table-cell>
          <table:table-cell office:value-type="string" calcext:value-type="string">
            <text:p>Tôi mua sản phẩm Gopro 7 Black, Hôm nay xem preview mới biết là người bán đã giao thiếu 1 miếng dán đế thẳng (đúng ra phải 2 miếng, 1 miếng dán để thẳng và 1 miếng đế cong) có hình ảnh đính kèm. Mong có phản hồi từ TIKi.</text:p>
            <text:p/>
            <text:p>Nhân tiện cho hỏi người giao hàng nói đã kích hoạt bảo hành điện tử, vậy cách kiểm tra như thế nào.</text:p>
            <text:p>ĐT của tôi 0926 74 88 06</text:p>
          </table:table-cell>
        </table:table-row>
        <table:table-row table:style-name="ro1">
          <table:table-cell office:value-type="string" calcext:value-type="string">
            <text:p>width: 60%;</text:p>
          </table:table-cell>
          <table:table-cell office:value-type="string" calcext:value-type="string">
            <text:p>Tôi mua sản phẩm dùng được 2 ngày thì tự nhiêu mất đi màu,xin hỏi phải làm thế nào để lấy được màu hay <text:s text:c="2"/>phải gọi bảo hành ra sao?</text:p>
          </table:table-cell>
        </table:table-row>
        <table:table-row table:style-name="ro1">
          <table:table-cell office:value-type="string" calcext:value-type="string">
            <text:p>width: 60%;</text:p>
          </table:table-cell>
          <table:table-cell office:value-type="string" calcext:value-type="string">
            <text:p>tôi mua sản phẩm bị hỏng một mắt cần đổi shop hướng dẫn việc đổi</text:p>
          </table:table-cell>
        </table:table-row>
        <table:table-row table:style-name="ro1">
          <table:table-cell office:value-type="string" calcext:value-type="string">
            <text:p>width: 60%;</text:p>
          </table:table-cell>
          <table:table-cell office:value-type="string" calcext:value-type="string">
            <text:p>Tôi mua rất nhiều hàng trên KITI và hàng rất tốt nhưng lần này mua máy xay hàng gửi về tôi chủ quan là trả tiền xong mới mở hàng ra xem thì thiếu đạo xay phía trong, gọi cho CSKH họ rất nhiệt tình tư vấn bảo sẽ thu hồi lại và chuyển cái khác, đã 3 ngày trôi qua mà vẫn chưa thấy ai vào nhận lại hàng😔, tôi phải làm sao đây????</text:p>
          </table:table-cell>
        </table:table-row>
        <table:table-row table:style-name="ro1">
          <table:table-cell office:value-type="string" calcext:value-type="string">
            <text:p>width: 60%;</text:p>
          </table:table-cell>
          <table:table-cell office:value-type="string" calcext:value-type="string">
            <text:p>Tôi mua hàng hàng vào tháng 11/2018 nhưng bây giờ máy bị lổi. Khi sử dụng là nó xẹt tia lửa điện rất nhiều. Bây giờ tôi phải làm sao ?</text:p>
          </table:table-cell>
        </table:table-row>
        <table:table-row table:style-name="ro1">
          <table:table-cell office:value-type="string" calcext:value-type="string">
            <text:p>width: 60%;</text:p>
          </table:table-cell>
          <table:table-cell office:value-type="string" calcext:value-type="string">
            <text:p>Tôi mua EZVIZ cv310 outdoor nhưng không kết nói được wifi còn kết nối bằng cáp mạng thì được. Nhờ tiki kiểm tra và hướng dẫn. Không thì đổi cho tôi cái khác.</text:p>
          </table:table-cell>
        </table:table-row>
        <table:table-row table:style-name="ro1">
          <table:table-cell office:value-type="string" calcext:value-type="string">
            <text:p>width: 60%;</text:p>
          </table:table-cell>
          <table:table-cell office:value-type="string" calcext:value-type="string">
            <text:p>Tôi mua camera Xiaomi 360, 1080p cho phòng khách gia đình, mua từ đầu năm, dùng mạng Wifi xem qua điện thoại, nhưng cứ vài ngày lại sảy ra lỗi không xem được, phải tắt nguồn bật lại thì mới xem được, quá thất vọng về sản phẩm này</text:p>
          </table:table-cell>
        </table:table-row>
        <table:table-row table:style-name="ro5">
          <table:table-cell office:value-type="string" calcext:value-type="string">
            <text:p>width: 60%;</text:p>
          </table:table-cell>
          <table:table-cell office:value-type="string" calcext:value-type="string">
            <text:p>Tôi mua bình đc 2 3 tháng</text:p>
            <text:p>Giờ nó bị rỉ sét phần đáy , bên trong bình</text:p>
            <text:p>Nấu nước là nó ra vàng khè</text:p>
            <text:p>Có đc bảo hành k</text:p>
          </table:table-cell>
        </table:table-row>
        <table:table-row table:style-name="ro5">
          <table:table-cell office:value-type="string" calcext:value-type="string">
            <text:p>width: 60%;</text:p>
          </table:table-cell>
          <table:table-cell office:value-type="string" calcext:value-type="string">
            <text:p>Tôi mua bình đc 2 3 tháng</text:p>
            <text:p>Giờ nó bị rỉ sét phần đáy , bên trong bình</text:p>
            <text:p>Nấu nước là nó ra vàng khè</text:p>
            <text:p>Có đc bảo hành k</text:p>
          </table:table-cell>
        </table:table-row>
        <table:table-row table:style-name="ro1">
          <table:table-cell office:value-type="string" calcext:value-type="string">
            <text:p>width: 60%;</text:p>
          </table:table-cell>
          <table:table-cell office:value-type="string" calcext:value-type="string">
            <text:p>tôi mua bếp sunhouse shd 6017 hàng chính hãng với giá 789000đ/chiêc có Hoa văn ở giữa Nhưng tiky đã giao loại ko có hoa văn giá <text:s/>650000đ/chiếc. mong tiky sớm đến đổi cho tôi, cảm ơn shop !</text:p>
          </table:table-cell>
        </table:table-row>
        <table:table-row table:style-name="ro1">
          <table:table-cell office:value-type="string" calcext:value-type="string">
            <text:p>width: 60%;</text:p>
          </table:table-cell>
          <table:table-cell office:value-type="string" calcext:value-type="string">
            <text:p>Tôi mua 3 camera có wifi thì 1 cái không bắt được wifi</text:p>
          </table:table-cell>
        </table:table-row>
        <table:table-row table:style-name="ro1">
          <table:table-cell office:value-type="string" calcext:value-type="string">
            <text:p>width: 60%;</text:p>
          </table:table-cell>
          <table:table-cell office:value-type="string" calcext:value-type="string">
            <text:p>Tôi mua 2sp ezviz ở nơi khác đều có tem nhà phân phối. Chỉ ở đây không có??? Khá lo lắng</text:p>
          </table:table-cell>
        </table:table-row>
        <table:table-row table:style-name="ro1">
          <table:table-cell office:value-type="string" calcext:value-type="string">
            <text:p>width: 60%;</text:p>
          </table:table-cell>
          <table:table-cell office:value-type="string" calcext:value-type="string">
            <text:p>Tôi mua 2 tripod ở 2 nhà cung cấp khác nhau với giá khác nhau để thử xem cái nào tốt hơn. Nhưng rốt cuộc hóa ra là cùng 1 loại Tripod 3120. Giá của nhà cung cấp này cao hơn 30K so với nhà cung cấp còn lại nên bạn nào muốn mua thì nên tìm nhà cung cấp kia. Ngoài ra, nhà cung cấp kia cũng nói rõ là Tripod 3120. Trong khi ở đây không nói rõ khiến tôi bị mua hớ sản phẩm cùng loại với giá cao hơn. Đề nghị Tiki sửa tên sản phẩm rõ ràng hơn chứ không nên để 2 sản phẩm cùng loại với tên khác nhau.</text:p>
          </table:table-cell>
        </table:table-row>
        <table:table-row table:style-name="ro1">
          <table:table-cell office:value-type="string" calcext:value-type="string">
            <text:p>width: 60%;</text:p>
          </table:table-cell>
          <table:table-cell office:value-type="string" calcext:value-type="string">
            <text:p>Tôi mua 2 sản phẩm nhưng có 1 cái bị lỗi không thể vào trang setup được, bấm nút reset cũng không được. Tiki giúp tôi đổi lại sản phẩm trên, cám ơn nhiều</text:p>
          </table:table-cell>
        </table:table-row>
        <table:table-row table:style-name="ro1">
          <table:table-cell office:value-type="string" calcext:value-type="string">
            <text:p>width: 60%;</text:p>
          </table:table-cell>
          <table:table-cell office:value-type="string" calcext:value-type="string">
            <text:p>tôi mua 2 cái, 1 cái bị lỗi không kết nối được wifi, mong tiki hỗ trợ đổi hàng</text:p>
          </table:table-cell>
        </table:table-row>
        <table:table-row table:style-name="ro1">
          <table:table-cell office:value-type="string" calcext:value-type="string">
            <text:p>width: 60%;</text:p>
          </table:table-cell>
          <table:table-cell office:value-type="string" calcext:value-type="string">
            <text:p>tôi mua 2 cái sao lại gửi cho có 1 cục nguần vậy,1 cái tầng 1,1 cái tầng 2 thì chia nguần kiểu gì?</text:p>
          </table:table-cell>
        </table:table-row>
        <table:table-row table:style-name="ro1">
          <table:table-cell office:value-type="string" calcext:value-type="string">
            <text:p>width: 60%;</text:p>
          </table:table-cell>
          <table:table-cell office:value-type="string" calcext:value-type="string">
            <text:p>tôi mua 2 cái bj hỏng 1 cái tôi muốn gửi bảo hành tôi gọi cho số nào vậy</text:p>
          </table:table-cell>
        </table:table-row>
        <table:table-row table:style-name="ro1">
          <table:table-cell office:value-type="string" calcext:value-type="string">
            <text:p>width: 60%;</text:p>
          </table:table-cell>
          <table:table-cell office:value-type="string" calcext:value-type="string">
            <text:p>Tôi mới vừa nhận sáng nay, mới mở ra dùng thử 1 lần đã thấy vết rỉ trong lòng ấm như vậy!!! Đề nghị hãng giải quyết gấp!!!</text:p>
          </table:table-cell>
        </table:table-row>
        <table:table-row table:style-name="ro1">
          <table:table-cell office:value-type="string" calcext:value-type="string">
            <text:p>width: 60%;</text:p>
          </table:table-cell>
          <table:table-cell office:value-type="string" calcext:value-type="string">
            <text:p>tôi mới nhận hàng nhưng thiếu bộ phận E và K là bộ lọc và 2 vòng cao su,đề nghị tiki giúp tôi .</text:p>
          </table:table-cell>
        </table:table-row>
        <table:table-row table:style-name="ro1">
          <table:table-cell office:value-type="string" calcext:value-type="string">
            <text:p>width: 60%;</text:p>
          </table:table-cell>
          <table:table-cell office:value-type="string" calcext:value-type="string">
            <text:p>Tôi mới mua nồi được 01 tuần. Lúc đầu về nấu cơm ngon, tuy nhiên cơm bị dính ở đáy nồi và viền xung quanh. Khi bật chế độ nấu cơm, sau khi nấu xong thì nó tự động nhảy nấu lại mà không tắt hoặc về chế độ giữ ấm. Hiện nay, sau 01 tuần thì nấu không được. Cắm điện vào rồi mà nồi không sáng và không hoạt động. Tôi muốn liên hệ bộ phận bảo hành để sửa.</text:p>
          </table:table-cell>
        </table:table-row>
        <table:table-row table:style-name="ro1">
          <table:table-cell office:value-type="string" calcext:value-type="string">
            <text:p>width: 60%;</text:p>
          </table:table-cell>
          <table:table-cell office:value-type="string" calcext:value-type="string">
            <text:p>tôi mới mua mày hôm qua. hôn nay mang đi tặng thì khi mở máy ra bị thiếu mất lens closeup kèm theo máy là sao nhỉ. bây giờ tôi muốn lấy cái lens đó thì làm thế nào.</text:p>
          </table:table-cell>
        </table:table-row>
        <table:table-row table:style-name="ro1">
          <table:table-cell office:value-type="string" calcext:value-type="string">
            <text:p>width: 60%;</text:p>
          </table:table-cell>
          <table:table-cell office:value-type="string" calcext:value-type="string">
            <text:p>Tôi mới mua dùng được 2 lần nhưng hôm nay dùng thì máy vẫn chạy nhưng không hút được bụi. Xin hỗ trợ bảo hành nhé</text:p>
          </table:table-cell>
        </table:table-row>
        <table:table-row table:style-name="ro1">
          <table:table-cell office:value-type="string" calcext:value-type="string">
            <text:p>width: 60%;</text:p>
          </table:table-cell>
          <table:table-cell office:value-type="string" calcext:value-type="string">
            <text:p>Tỏi làm ra chỉ có lớp trên là khô và đen. Hai lớp dưới ướt và có màu nâu. Ai muốn mua thì nên tham khảo kỹ.</text:p>
          </table:table-cell>
        </table:table-row>
        <table:table-row table:style-name="ro1">
          <table:table-cell office:value-type="string" calcext:value-type="string">
            <text:p>width: 60%;</text:p>
          </table:table-cell>
          <table:table-cell office:value-type="string" calcext:value-type="string">
            <text:p>Tỏi làm bị ướt, nhão, không dẻo, dù làm chỉ có 1kg</text:p>
          </table:table-cell>
        </table:table-row>
        <table:table-row table:style-name="ro1">
          <table:table-cell office:value-type="string" calcext:value-type="string">
            <text:p>width: 60%;</text:p>
          </table:table-cell>
          <table:table-cell office:value-type="string" calcext:value-type="string">
            <text:p>Tôi kiểm tra thấy hàng tương đối. Tốt so với tầm giá 230k. Chỉ là đợi quá lâu hơn 10 ngày mới nhận</text:p>
          </table:table-cell>
        </table:table-row>
        <table:table-row table:style-name="ro1">
          <table:table-cell office:value-type="string" calcext:value-type="string">
            <text:p>width: 60%;</text:p>
          </table:table-cell>
          <table:table-cell office:value-type="string" calcext:value-type="string">
            <text:p>Tôi không sử dụng được chức năng hấp. Hãy hướng dẫn tôi</text:p>
          </table:table-cell>
        </table:table-row>
        <table:table-row table:style-name="ro1">
          <table:table-cell office:value-type="string" calcext:value-type="string">
            <text:p>width: 60%;</text:p>
          </table:table-cell>
          <table:table-cell office:value-type="string" calcext:value-type="string">
            <text:p>Tôi hài lòng với sản phẩm đc giao</text:p>
          </table:table-cell>
        </table:table-row>
        <table:table-row table:style-name="ro1">
          <table:table-cell office:value-type="string" calcext:value-type="string">
            <text:p>width: 60%;</text:p>
          </table:table-cell>
          <table:table-cell office:value-type="string" calcext:value-type="string">
            <text:p>Tôi hài lòng về sản phẩm. Nếu lổ dưới đáy lò nướng lổ nhỏ hơn sẻ tiện cho tôi rang đậu đen</text:p>
          </table:table-cell>
        </table:table-row>
        <table:table-row table:style-name="ro1">
          <table:table-cell office:value-type="string" calcext:value-type="string">
            <text:p>width: 60%;</text:p>
          </table:table-cell>
          <table:table-cell office:value-type="string" calcext:value-type="string">
            <text:p>Tôi dùng nồi chiên này gần 3 tháng thì lớp chống dính đã bong tróc ra hết. Chất lượng chiên thì tốt nhưng bị vấn đề chỗ lớp chống dính.</text:p>
          </table:table-cell>
        </table:table-row>
        <table:table-row table:style-name="ro1">
          <table:table-cell office:value-type="string" calcext:value-type="string">
            <text:p>width: 60%;</text:p>
          </table:table-cell>
          <table:table-cell office:value-type="string" calcext:value-type="string">
            <text:p>tôi đặt múa từ 30/3/2019. sao tận bây giờ chua có hàng,lúc quảng cáo thì nói sau 2 giờ có hàng,lý do vì sao? ?.</text:p>
          </table:table-cell>
        </table:table-row>
        <table:table-row table:style-name="ro1">
          <table:table-cell office:value-type="string" calcext:value-type="string">
            <text:p>width: 60%;</text:p>
          </table:table-cell>
          <table:table-cell office:value-type="string" calcext:value-type="string">
            <text:p>Tôi đặt mua sp này rồi, khi vào sử dụng thì thấy bị thiếu phụ kiện là 1 khay nữa ( hứng hoặc nướng) thì làm thế nào bây giờ</text:p>
          </table:table-cell>
        </table:table-row>
        <table:table-row table:style-name="ro1">
          <table:table-cell office:value-type="string" calcext:value-type="string">
            <text:p>width: 60%;</text:p>
          </table:table-cell>
          <table:table-cell office:value-type="string" calcext:value-type="string">
            <text:p>tôi đặt <text:s/>2 camera <text:s/>như hình 10 đèn yêu cầu <text:s/>shop gửi <text:s/>đúng <text:s/>mẫu <text:s/>tôi <text:s/>mới <text:s/>nhận</text:p>
          </table:table-cell>
        </table:table-row>
        <table:table-row table:style-name="ro9">
          <table:table-cell office:value-type="string" calcext:value-type="string">
            <text:p>width: 60%;</text:p>
          </table:table-cell>
          <table:table-cell office:value-type="string" calcext:value-type="string">
            <text:p>Tôi đang dùng Camera 1080 của Xiaomi nay mua thử loại này của Hikvision dùng thử để trải nghiệm thì có vài đánh giá như sau:</text:p>
            <text:p>1) Ưu điểm của IP Wifi Ezviz CS-CV246:</text:p>
            <text:p>- Cài đặt cũng khá dễ.</text:p>
            <text:p>- Hình ảnh OK</text:p>
            <text:p>- Rẻ tiền hơn so với Camera Xiaomi 1080 (chưa tính phí thẻ nhớ), tính luôn phí mua thêm cục adaptor cho Xiaomi vì Xiaomi không bao gồm cục adaptor: 265.000đ.</text:p>
            <text:p>- Có chức năng tự xoay theo nếu có đối tượng chuyển động.</text:p>
            <text:p>-Có tính năng mã hóa hình ảnh và video.</text:p>
            <text:p>- Âm thanh 2 chiều rõ hơn Xiaomi.</text:p>
            <text:p>2) Nhược điểm:</text:p>
            <text:p>- Độ hoàn thiện không sang trọng và tốt bằng Xiaomi.</text:p>
            <text:p>- Gắn thẻ nhớ, và format khó khăn, gắn vào, tháo ra khó nhận thẻ nhớ.</text:p>
            <text:p>- Bắt sự kiện chuyển động chỉ là HÌNH ẢNH (Xiaomi là đoạn video 9s)</text:p>
            <text:p>- NHƯỢC ĐIỂM LỚN NHẤT (chưa rõ là do lỗi hay do thẻ nhớ): gắn thẻ nhớ vào, format xong lưu OK nhưng nếu tắt mở camera thì sẽ khởi động lỗi (đèn đỏ hoài), phải rút thẻ ra, khởi động xong mới gắn thẻ vào lại bình thường.</text:p>
            <text:p>- Trên phần mềm không có chức năng khởi động lại Camera (phải rút điện ra gắn lại)</text:p>
            <text:p>=&gt;&gt;&gt; Chốt lại nếu lần sau tôi sẽ bỏ thêm tiền mua con Xiaomi 1080</text:p>
          </table:table-cell>
        </table:table-row>
        <table:table-row table:style-name="ro1">
          <table:table-cell office:value-type="string" calcext:value-type="string">
            <text:p>width: 60%;</text:p>
          </table:table-cell>
          <table:table-cell office:value-type="string" calcext:value-type="string">
            <text:p>Tôi đã trả lại hàng cho Tiki. Đang chờ Tiki chuyển lại (tự động offline sau 1 thời gian. Lại phải rút nguồn cắm lại thì được một vài tiếng)</text:p>
          </table:table-cell>
        </table:table-row>
        <table:table-row table:style-name="ro1">
          <table:table-cell office:value-type="string" calcext:value-type="string">
            <text:p>width: 60%;</text:p>
          </table:table-cell>
          <table:table-cell office:value-type="string" calcext:value-type="string">
            <text:p>Tôi đã sử dụng 2 lần thì ok thích lắm nhưng lần 3 thì kêu lớn mà k quay nổi luôn. Tiki đã thu sản phẩm để k tra khoảng 1 tháng mà chưa thấy hồi âm gì. Cũng ráng đợi chú biết sao giờ???</text:p>
          </table:table-cell>
        </table:table-row>
        <table:table-row table:style-name="ro1">
          <table:table-cell office:value-type="string" calcext:value-type="string">
            <text:p>width: 60%;</text:p>
          </table:table-cell>
          <table:table-cell office:value-type="string" calcext:value-type="string">
            <text:p>Tôi đã nhận hàng nhưng chỉ thấy dây nguồn mà thiếu cục cấp nguồn</text:p>
          </table:table-cell>
        </table:table-row>
        <table:table-row table:style-name="ro1">
          <table:table-cell office:value-type="string" calcext:value-type="string">
            <text:p>width: 60%;</text:p>
          </table:table-cell>
          <table:table-cell office:value-type="string" calcext:value-type="string">
            <text:p>tôi đã nhận được sản phẩm, mọi thứ hoạt động bình thường, nhưng chất lượng hình ảnh hơi chán ... nên chọn fullHD thì chắc ok hơn</text:p>
          </table:table-cell>
        </table:table-row>
        <table:table-row table:style-name="ro1">
          <table:table-cell office:value-type="string" calcext:value-type="string">
            <text:p>width: 60%;</text:p>
          </table:table-cell>
          <table:table-cell office:value-type="string" calcext:value-type="string">
            <text:p>Tôi đã nhận được máy, nhưng tại sao không có phiếu bảo hành???</text:p>
          </table:table-cell>
        </table:table-row>
        <table:table-row table:style-name="ro1">
          <table:table-cell office:value-type="string" calcext:value-type="string">
            <text:p>width: 60%;</text:p>
          </table:table-cell>
          <table:table-cell office:value-type="string" calcext:value-type="string">
            <text:p>tôi đã mua máy xay hr2118, nhưng khi nhận hàng thì thấy lõi máy xay bị lệch. tôi đã gửi để đổi hàng, nhưng chưa thấy tiki phản hồi lại. tôi gọi chăm sóc khách hàng mà máy bận liên tục, không gọi được. đề nghị tiki cho tôi biết khi nào tôi nhận <text:s/>được hàng</text:p>
          </table:table-cell>
        </table:table-row>
        <table:table-row table:style-name="ro1">
          <table:table-cell office:value-type="string" calcext:value-type="string">
            <text:p>width: 60%;</text:p>
          </table:table-cell>
          <table:table-cell office:value-type="string" calcext:value-type="string">
            <text:p>Tôi đã mua bếp Sanko SL718S trên Tiki, nhưng sao trên bếp không có dán tem bảo hiểm như hình vậy Tiki ơi, vậy <text:s/>có được bảo hiểm không?</text:p>
          </table:table-cell>
        </table:table-row>
        <table:table-row table:style-name="ro1">
          <table:table-cell office:value-type="string" calcext:value-type="string">
            <text:p>width: 60%;</text:p>
          </table:table-cell>
          <table:table-cell office:value-type="string" calcext:value-type="string">
            <text:p>Tôi đã kiểm tra sản phẩm. Hoạt động tốt, nhưng khác với dòng sản phẩm trước vì KHÔNG khe cắm thẻ nhớ nên không xem lại được</text:p>
          </table:table-cell>
        </table:table-row>
        <table:table-row table:style-name="ro4">
          <table:table-cell office:value-type="string" calcext:value-type="string">
            <text:p>width: 60%;</text:p>
          </table:table-cell>
          <table:table-cell office:value-type="string" calcext:value-type="string">
            <text:p>Tôi đã đặt mua 2 máy pha cà phê hiệu TỈOSS, thế nhưng 1 máy sau 4 ngày dùng (mỗi ngày chỉ pha 2 ly) đến nay chức năng nén hơi của máy đã bị trục trặc, sau khi cà phê chảy ra ly, mở máy qua chế độ release thì không thấy máy xả hơi nóng nữa. Có thể đổi máy mới cho tôi hay không?</text:p>
            <text:p>ĐT 0979882883</text:p>
          </table:table-cell>
        </table:table-row>
        <table:table-row table:style-name="ro1">
          <table:table-cell office:value-type="string" calcext:value-type="string">
            <text:p>width: 60%;</text:p>
          </table:table-cell>
          <table:table-cell office:value-type="string" calcext:value-type="string">
            <text:p>tôi đã đặt hàng lâu rồi không thấy giao nên tôi đặt lại mong <text:s/>TIKI sẽ phục hồi và giao sớm</text:p>
          </table:table-cell>
        </table:table-row>
        <table:table-row table:style-name="ro1">
          <table:table-cell office:value-type="string" calcext:value-type="string">
            <text:p>width: 60%;</text:p>
          </table:table-cell>
          <table:table-cell office:value-type="string" calcext:value-type="string">
            <text:p>TÔI ĐÃ <text:s/>SỬ DỤNG QUA SẢN PHẨM <text:s/>SÔI NHANH, ĐƯỢC KHUYÊN CÁO KHUYÊN DÙNG</text:p>
          </table:table-cell>
        </table:table-row>
        <table:table-row table:style-name="ro1">
          <table:table-cell office:value-type="string" calcext:value-type="string">
            <text:p>width: 60%;</text:p>
          </table:table-cell>
          <table:table-cell office:value-type="string" calcext:value-type="string">
            <text:p>tôi có yêu cầu xuât hd nhưng khi giao hàng thì ko có?</text:p>
          </table:table-cell>
        </table:table-row>
        <table:table-row table:style-name="ro1">
          <table:table-cell office:value-type="string" calcext:value-type="string">
            <text:p>width: 60%;</text:p>
          </table:table-cell>
          <table:table-cell office:value-type="string" calcext:value-type="string">
            <text:p>tối có thể trả lại máy dc hok , do máy hơi ồn, khi bật chế độ vừa và mạnh</text:p>
          </table:table-cell>
        </table:table-row>
        <table:table-row table:style-name="ro4">
          <table:table-cell office:value-type="string" calcext:value-type="string">
            <text:p>width: 60%;</text:p>
          </table:table-cell>
          <table:table-cell office:value-type="string" calcext:value-type="string">
            <text:p>Tôi có mua sản phẫm này, hiện nay bị hư và cần hỗ trợ bảo hành.</text:p>
            <text:p>Xin cám ơn</text:p>
          </table:table-cell>
        </table:table-row>
        <table:table-row table:style-name="ro1">
          <table:table-cell office:value-type="string" calcext:value-type="string">
            <text:p>width: 60%;</text:p>
          </table:table-cell>
          <table:table-cell office:value-type="string" calcext:value-type="string">
            <text:p>Tôi có mua sản phẩm loa mà ko thấy có sách hướng dẫn và phiếu bảo hành, bên shop có thể gửi lại cho tôi ko?</text:p>
          </table:table-cell>
        </table:table-row>
        <table:table-row table:style-name="ro1">
          <table:table-cell office:value-type="string" calcext:value-type="string">
            <text:p>width: 60%;</text:p>
          </table:table-cell>
          <table:table-cell office:value-type="string" calcext:value-type="string">
            <text:p>tôi có mua Combo Bộ Giá đỡ chụp hình cho điện thoại, máy ảnh Tripod 3120 và Remote bluetooth, có xuất hóa đơn VAT?</text:p>
          </table:table-cell>
        </table:table-row>
        <table:table-row table:style-name="ro1">
          <table:table-cell office:value-type="string" calcext:value-type="string">
            <text:p>width: 60%;</text:p>
          </table:table-cell>
          <table:table-cell office:value-type="string" calcext:value-type="string">
            <text:p>Tôi có đặt máy may này và hôm nay tiki giáo hàng. Tuy nhiên khi tôi đặt có 1 bộ chăn</text:p>
          </table:table-cell>
        </table:table-row>
        <table:table-row table:style-name="ro1">
          <table:table-cell office:value-type="string" calcext:value-type="string">
            <text:p>width: 60%;</text:p>
          </table:table-cell>
          <table:table-cell office:value-type="string" calcext:value-type="string">
            <text:p>Tôi chưa nhận được hóa đơn VAT, tôi đề nghị gửi gấp cho tôi.</text:p>
          </table:table-cell>
        </table:table-row>
        <table:table-row table:style-name="ro1">
          <table:table-cell office:value-type="string" calcext:value-type="string">
            <text:p>width: 60%;</text:p>
          </table:table-cell>
          <table:table-cell office:value-type="string" calcext:value-type="string">
            <text:p>tôi chưa nhận dược hóa đơn VAT, đề nghị kiểm tra lại</text:p>
          </table:table-cell>
        </table:table-row>
        <table:table-row table:style-name="ro3">
          <table:table-cell office:value-type="string" calcext:value-type="string">
            <text:p>width: 60%;</text:p>
          </table:table-cell>
          <table:table-cell office:value-type="string" calcext:value-type="string">
            <text:p>Toi chưa mua sản phẩm này. </text:p>
            <text:p/>
            <text:p>Sản phẩm 1172 này có đúng là Sản xuất tại Indonesia không?</text:p>
            <text:p/>
            <text:p>Tôi thấy các sản phẩm bàn ủi khác cũng của Philips lại Sản xuất tại Trung Quốc? Riêng sản phẩm này lại sản xuất ở indo nên hơi băn khoăn.</text:p>
          </table:table-cell>
        </table:table-row>
        <table:table-row table:style-name="ro1">
          <table:table-cell office:value-type="string" calcext:value-type="string">
            <text:p>width: 60%;</text:p>
          </table:table-cell>
          <table:table-cell office:value-type="string" calcext:value-type="string">
            <text:p>Tôi chưa dùng nên cũng chưa thể đánh giá sản phẩm được. Tôi rất hài lòng khi tiki giao hàng tận nơi nhanh chóng</text:p>
          </table:table-cell>
        </table:table-row>
        <table:table-row table:style-name="ro1">
          <table:table-cell office:value-type="string" calcext:value-type="string">
            <text:p>width: 60%;</text:p>
          </table:table-cell>
          <table:table-cell office:value-type="string" calcext:value-type="string">
            <text:p>Tôi chọn chế độ "nấu áp suất", chọn tgian nấu hơn 1 giờ, giở nồi ra xem thì cháo nhừ tơi hạt rồi mà đậu (đã ngâm qua đêm rồi mới bỏ vào nấu cùng cháo) vẫn chưa chín. Tôi đã gọi đến Tiki xin hỗ trợ hướng dẫn cách dùng ntn thì bạn kỹ thuật bảo cứ đọc và làm theo tờ HDSD có kèm bên trong là sử dụng được thôi chị. Tôi có đọc qua rồi nhưng xài thực tế ko biết 1 số vấn đề mới gọi hỏi, nhận đc câu trả lời như vậy, tôi thấy chỉ mất công gọi điện hỏi cho tốn thời gian. ko hài lòng về cách CSKH của Tiki như vậy !!!</text:p>
          </table:table-cell>
        </table:table-row>
        <table:table-row table:style-name="ro1">
          <table:table-cell office:value-type="string" calcext:value-type="string">
            <text:p>width: 60%;</text:p>
          </table:table-cell>
          <table:table-cell office:value-type="string" calcext:value-type="string">
            <text:p>tôi chỉ có thể nấu đc loại nồi tặng kèm. những nồi khác đặt lên thì bếp kêu rồi tắt.ko nấu đc.có thể nó rõ cho tôi biết là tại sao không</text:p>
          </table:table-cell>
        </table:table-row>
        <table:table-row table:style-name="ro1">
          <table:table-cell office:value-type="string" calcext:value-type="string">
            <text:p>width: 60%;</text:p>
          </table:table-cell>
          <table:table-cell office:value-type="string" calcext:value-type="string">
            <text:p>Tôi cắm điện sạc 1 lúc không hiểu sao vẫn ko ủi được?</text:p>
          </table:table-cell>
        </table:table-row>
        <table:table-row table:style-name="ro1">
          <table:table-cell office:value-type="string" calcext:value-type="string">
            <text:p>width: 60%;</text:p>
          </table:table-cell>
          <table:table-cell office:value-type="string" calcext:value-type="string">
            <text:p>tôi cái loại này có khe gắn thẻ nhớ,, đổi lại được không</text:p>
          </table:table-cell>
        </table:table-row>
        <table:table-row table:style-name="ro1">
          <table:table-cell office:value-type="string" calcext:value-type="string">
            <text:p>width: 60%;</text:p>
          </table:table-cell>
          <table:table-cell office:value-type="string" calcext:value-type="string">
            <text:p>Tôi bi mất cái đầu để vắt cam màu xanh lá cây nên chỉ sử dụng được 1 lần không vắt được nữa. Shop có bán đầu vắt lại không ah</text:p>
          </table:table-cell>
        </table:table-row>
        <table:table-row table:style-name="ro1">
          <table:table-cell office:value-type="string" calcext:value-type="string">
            <text:p>width: 60%;</text:p>
          </table:table-cell>
          <table:table-cell office:value-type="string" calcext:value-type="string">
            <text:p>Tốc độ quạt phù hợp với trẻ con, nhưng rất dẽ gãy vì bằng nhựa, đầu cắm USB rất dễ lỏng</text:p>
          </table:table-cell>
        </table:table-row>
        <table:table-row table:style-name="ro1">
          <table:table-cell office:value-type="string" calcext:value-type="string">
            <text:p>width: 60%;</text:p>
          </table:table-cell>
          <table:table-cell office:value-type="string" calcext:value-type="string">
            <text:p>tốc độ hơi chập chờn</text:p>
          </table:table-cell>
        </table:table-row>
        <table:table-row table:style-name="ro1">
          <table:table-cell office:value-type="string" calcext:value-type="string">
            <text:p>width: 60%;</text:p>
          </table:table-cell>
          <table:table-cell office:value-type="string" calcext:value-type="string">
            <text:p>Tốc độ hơi chậm.</text:p>
          </table:table-cell>
        </table:table-row>
        <table:table-row table:style-name="ro1">
          <table:table-cell office:value-type="string" calcext:value-type="string">
            <text:p>width: 60%;</text:p>
          </table:table-cell>
          <table:table-cell office:value-type="string" calcext:value-type="string">
            <text:p>Tốc độ hơi chậm.</text:p>
          </table:table-cell>
        </table:table-row>
        <table:table-row table:style-name="ro1">
          <table:table-cell office:value-type="string" calcext:value-type="string">
            <text:p>width: 60%;</text:p>
          </table:table-cell>
          <table:table-cell office:value-type="string" calcext:value-type="string">
            <text:p>Tốc độ ghi Usb đạt từ 10mb/s đổi với fat32, 15-17mb/s đối với NTFS nói chung khá chậm so với quảng cáo và đối với 1 chiếc Usb 3.0</text:p>
          </table:table-cell>
        </table:table-row>
        <table:table-row table:style-name="ro1">
          <table:table-cell office:value-type="string" calcext:value-type="string">
            <text:p>width: 60%;</text:p>
          </table:table-cell>
          <table:table-cell office:value-type="string" calcext:value-type="string">
            <text:p>tốc độ đọc bằng 30MB/s, dung lượng 30GB, đóng gói đẹp</text:p>
          </table:table-cell>
        </table:table-row>
        <table:table-row table:style-name="ro1">
          <table:table-cell office:value-type="string" calcext:value-type="string">
            <text:p>width: 60%;</text:p>
          </table:table-cell>
          <table:table-cell office:value-type="string" calcext:value-type="string">
            <text:p>To quá, ngoài sức tưởng tượng... :( bếp không có chỗ để luôn, chưa dùng nên chưa biết ra sao</text:p>
          </table:table-cell>
        </table:table-row>
        <table:table-row table:style-name="ro1">
          <table:table-cell office:value-type="string" calcext:value-type="string">
            <text:p>width: 60%;</text:p>
          </table:table-cell>
          <table:table-cell office:value-type="string" calcext:value-type="string">
            <text:p>To quá, ngoài sức tưởng tượng... :( bếp không có chỗ để luôn, chưa dùng nên chưa biết ra sao</text:p>
          </table:table-cell>
        </table:table-row>
        <table:table-row table:style-name="ro1">
          <table:table-cell office:value-type="string" calcext:value-type="string">
            <text:p>width: 60%;</text:p>
          </table:table-cell>
          <table:table-cell office:value-type="string" calcext:value-type="string">
            <text:p>To quá, đeo vào Ko đẹp. Nhưng âm thanh nghe cũng dc.</text:p>
          </table:table-cell>
        </table:table-row>
        <table:table-row table:style-name="ro1">
          <table:table-cell office:value-type="string" calcext:value-type="string">
            <text:p>width: 60%;</text:p>
          </table:table-cell>
          <table:table-cell office:value-type="string" calcext:value-type="string">
            <text:p>To hơn tưởng tượng, nấu cơm ko được ngon hay cháy.</text:p>
          </table:table-cell>
        </table:table-row>
        <table:table-row table:style-name="ro1">
          <table:table-cell office:value-type="string" calcext:value-type="string">
            <text:p>width: 60%;</text:p>
          </table:table-cell>
          <table:table-cell office:value-type="string" calcext:value-type="string">
            <text:p>To hơn so vs tưởng tượng ,âm thanh ổn định nhưng sạc vài h mà vẩn cchir nghe đc 30 p khuyên những người có ý định mua ko nên đúng là tiền nào của nấy</text:p>
          </table:table-cell>
        </table:table-row>
        <table:table-row table:style-name="ro1">
          <table:table-cell office:value-type="string" calcext:value-type="string">
            <text:p>width: 60%;</text:p>
          </table:table-cell>
          <table:table-cell office:value-type="string" calcext:value-type="string">
            <text:p>Tính năng xem tối không rỉ cần nâng cấp thiêm bmmmm</text:p>
          </table:table-cell>
        </table:table-row>
        <table:table-row table:style-name="ro1">
          <table:table-cell office:value-type="string" calcext:value-type="string">
            <text:p>width: 60%;</text:p>
          </table:table-cell>
          <table:table-cell office:value-type="string" calcext:value-type="string">
            <text:p>Tính năng thông minh, hình ảnh sắc nét nhưng độ sáng rõ chưa thực sự tốt</text:p>
          </table:table-cell>
        </table:table-row>
        <table:table-row table:style-name="ro1">
          <table:table-cell office:value-type="string" calcext:value-type="string">
            <text:p>width: 60%;</text:p>
          </table:table-cell>
          <table:table-cell office:value-type="string" calcext:value-type="string">
            <text:p>Tin dùng sản phẩm LOCK&amp;LOCK đã lâu, tuy nhiên lần này không được hài lòng lắm, đáy nồi bị bong lớp chống dính, có thể do tấm chống thấm cọ xát nên bong tróc, đang lo lắng không biết có ảnh hưởng đến tỏi và xa hơn là sức khỏe không.</text:p>
          </table:table-cell>
        </table:table-row>
        <table:table-row table:style-name="ro1">
          <table:table-cell office:value-type="string" calcext:value-type="string">
            <text:p>width: 60%;</text:p>
          </table:table-cell>
          <table:table-cell office:value-type="string" calcext:value-type="string">
            <text:p>Tìm mãi không thấy củ sạc nguồn, phải đi mua thêm cục sạc</text:p>
          </table:table-cell>
        </table:table-row>
        <table:table-row table:style-name="ro1">
          <table:table-cell office:value-type="string" calcext:value-type="string">
            <text:p>width: 60%;</text:p>
          </table:table-cell>
          <table:table-cell office:value-type="string" calcext:value-type="string">
            <text:p>Tikinow giao nhanh. Ngoại hình không vấn đề. Vận hành thử ồn, đây là bệnh chung. Lòng nồi bị bong chống dính như hình nên hơi hụt hẫng. Do qui trình đổi trả hơi lâu, lại cần gấp nên đành chấp nhận xài luôn. Đây là lần đầu tiên mua hàng của Tiki Trading mà gặp vấn đề. Nên kiểm tra hàng trước khi đóng gói để tránh những trường hợp như thế này. Phiền phức và phiền muộn không đáng.</text:p>
          </table:table-cell>
        </table:table-row>
        <table:table-row table:style-name="ro7">
          <table:table-cell office:value-type="string" calcext:value-type="string">
            <text:p>width: 60%;</text:p>
          </table:table-cell>
          <table:table-cell office:value-type="string" calcext:value-type="string">
            <text:p>Tiki.vn đóng gói kỹ, dịch vụ hỗ trợ khách hàng tốt</text:p>
            <text:p>Dịch vụ giao hàng của Tiki.vn thông qua đối tác vận chuyển GHN 5sao nhanh, chu đáo, cẩn thận</text:p>
            <text:p>Riêng về sản phẩm cũng có ưu và nhược điểm, sản phẩm tạm ổn và chưa được hoàn hảo so với giá hơn 800.000 đồng</text:p>
            <text:p>Ưu điểm: Cối xay Inox và thân máy bọc Inox nên nhìn rất sang trọng; Công suất lớn 500W mạnh mẽ, lưỡi dao bén nên xay thịt, rau củ rất nhanh và nhuyễn; Cối xay Inox nên dễ vệ sinh. Máy chạy êm và là sản phẩm thương hiệu Việt Nam; có văn phòng đại diện tại Việt Nam và cam kết cung cấp, thay thế linh kiện khi khách hàng cần.</text:p>
            <text:p>Nhược điểm: Cối xay Inox mỏng nếu sử dụng và bảo quản không tốt sẽ dễ bị móp méo. Trục đỡ trụ cho lưỡi dao  được cố định vào cối xay thông qua 1 con Vít, nên qua thời gian sử dụng sẽ bị lỏng, trượt và dịch nước từ quá trình xay thịt, rau củ chảy ra bên ngoài. Trục lưỡi dao và nắp nối thiết kế khuyết lõm, nhiều góc cạnh, đồng thời lưỡi dao quá khít nên không tháo lưỡi dao 2 tầng ra được nên khó vệ sinh. Nắp cối bằng loại nhựa dễ báo dầu mỡ và phần lỗ để kết nối trụ dao và thân máy không có ron cao su bao phủ nên thịt và rau củ khi xay nhuyễn dễ bắn lên thân máy. Ngoài ra nắp cối có 2 phần tai nắm nỏng, nếu không cẩn thận khi rơi sẽ dễ bị nứt, gãy. Phần nhựa thân máy kết nối thiếu chắc chắn và có vẻ ộp ẹt.</text:p>
            <text:p>Sản phẩm tạm đánh giá 6/10 so với mức giá 899.000 (vào thời điểm 09/4/2018) và chỉ ngang hàng với các sản phẩm cùng phân khúc 400-500.000 đồng thôi.</text:p>
          </table:table-cell>
        </table:table-row>
        <table:table-row table:style-name="ro1">
          <table:table-cell office:value-type="string" calcext:value-type="string">
            <text:p>width: 60%;</text:p>
          </table:table-cell>
          <table:table-cell office:value-type="string" calcext:value-type="string">
            <text:p>tiki xu sử dụng kiểu gì thế. 100 tiki xu được trừ bao tiền</text:p>
          </table:table-cell>
        </table:table-row>
        <table:table-row table:style-name="ro1">
          <table:table-cell office:value-type="string" calcext:value-type="string">
            <text:p>width: 60%;</text:p>
          </table:table-cell>
          <table:table-cell office:value-type="string" calcext:value-type="string">
            <text:p>Tiki xem dùm mình ,máy này ghi PIN kéo dài tới 15 ngày ,nhưng mình và bạn mình mua đều bị hết pin khi xử dụng , mặc dù đã sạc pin qua đêm mà vẫn ko xay dc . Kiểu dán thì nhỏ gọn ,xinh</text:p>
          </table:table-cell>
        </table:table-row>
        <table:table-row table:style-name="ro1">
          <table:table-cell office:value-type="string" calcext:value-type="string">
            <text:p>width: 60%;</text:p>
          </table:table-cell>
          <table:table-cell office:value-type="string" calcext:value-type="string">
            <text:p>Tiki xác nhận đơn hàng từ 15h ngày 10/01 nhưng đến 13h30 ngày 11/01 mới nhận được hàng. Dịch vụ tikinow cần xem lại khâu vận chuyển và thông tin với khách hàng</text:p>
          </table:table-cell>
        </table:table-row>
        <table:table-row table:style-name="ro1">
          <table:table-cell office:value-type="string" calcext:value-type="string">
            <text:p>width: 60%;</text:p>
          </table:table-cell>
          <table:table-cell office:value-type="string" calcext:value-type="string">
            <text:p>Tiki troll tôi à? hơn 1,5 triệu giờ còn hơn 1,2 là sao???</text:p>
          </table:table-cell>
        </table:table-row>
        <table:table-row table:style-name="ro1">
          <table:table-cell office:value-type="string" calcext:value-type="string">
            <text:p>width: 60%;</text:p>
          </table:table-cell>
          <table:table-cell office:value-type="string" calcext:value-type="string">
            <text:p>Tiki thường ngày giao hạng cẩn thận lắm, lần này thì tệ quá giao rách hộp và móp nhẹ, ko biết su dung có sao ko</text:p>
          </table:table-cell>
        </table:table-row>
        <table:table-row table:style-name="ro1">
          <table:table-cell office:value-type="string" calcext:value-type="string">
            <text:p>width: 60%;</text:p>
          </table:table-cell>
          <table:table-cell office:value-type="string" calcext:value-type="string">
            <text:p>tiki thông báo giao hàng 6/12 nhưng hôm nay tracking vẫn "đã nhận đơn hàng" , bao giờ mới nhận được đây. Dạo này tiki còn đẩy mạnh chạy quảng cáo " có tin được không !!!!!!" -&gt; chắc là không tin được</text:p>
          </table:table-cell>
        </table:table-row>
        <table:table-row table:style-name="ro1">
          <table:table-cell office:value-type="string" calcext:value-type="string">
            <text:p>width: 60%;</text:p>
          </table:table-cell>
          <table:table-cell office:value-type="string" calcext:value-type="string">
            <text:p>Tiki ship hàng cho mình đã sử dụng, không phải new 100% bình nước còn nước, tem thì bay rồi, gọi điện đổi sản phẩm thì không thấy liên lạc lại. Thất vọng!</text:p>
          </table:table-cell>
        </table:table-row>
        <table:table-row table:style-name="ro1">
          <table:table-cell office:value-type="string" calcext:value-type="string">
            <text:p>width: 60%;</text:p>
          </table:table-cell>
          <table:table-cell office:value-type="string" calcext:value-type="string">
            <text:p>Tiki sale nên mua dùng thử cho gđình, hàng ok nhựa dày, chiên tốt ko dính và ko xài dầu mỡ, rất an toàn. Tuy chiên hơi lâu hơn chảo bthg nhưng tầm giá này ok rồi!</text:p>
          </table:table-cell>
        </table:table-row>
        <table:table-row table:style-name="ro1">
          <table:table-cell office:value-type="string" calcext:value-type="string">
            <text:p>width: 60%;</text:p>
          </table:table-cell>
          <table:table-cell office:value-type="string" calcext:value-type="string">
            <text:p>Tiki rất có trách nhiệm ,đã đổi hàng 1lần cho mình khi máy có vấn đề .Vì mình mua máy chỉ thi thoảng mới dùng để sửa chữa đồ cho gđ nhưng mũi kim vẫn ko đề u,ko biết phải chỉnh như thế nào cho mũi chỉ đẹp.Rất mong Ti ki chỉ cho mình chỉnh mũi chỉ đẹp</text:p>
          </table:table-cell>
        </table:table-row>
        <table:table-row table:style-name="ro1">
          <table:table-cell office:value-type="string" calcext:value-type="string">
            <text:p>width: 60%;</text:p>
          </table:table-cell>
          <table:table-cell office:value-type="string" calcext:value-type="string">
            <text:p>Tiki ơi, nồi làm tỏi của mình đã bị hư, nó nóng quá làm tỏi khô queo, cứng ngắc hết, mặc dù chưa hết qui trình. cho hỏi có thể sửa chữa đuợc không ? Xin cảm ơn !</text:p>
          </table:table-cell>
        </table:table-row>
        <table:table-row table:style-name="ro1">
          <table:table-cell office:value-type="string" calcext:value-type="string">
            <text:p>width: 60%;</text:p>
          </table:table-cell>
          <table:table-cell office:value-type="string" calcext:value-type="string">
            <text:p>Tiki ơi, mình đã nhận được nồi, tuy nhiên nắp nồi bị hở quá, ko khớp với nồi sứ. Vấn đề này xử lý thế nào TiKi ơi???</text:p>
          </table:table-cell>
        </table:table-row>
        <table:table-row table:style-name="ro1">
          <table:table-cell office:value-type="string" calcext:value-type="string">
            <text:p>width: 60%;</text:p>
          </table:table-cell>
          <table:table-cell office:value-type="string" calcext:value-type="string">
            <text:p>Tiki oi, đã mua xài gần 1 tháng và bị hư cái chổi quét cần bảo hành đã báo Tiki rồi 2 email và có gọi báo. Tiki phản hồi qua điện thoại là sẽ lấy 2 ngày tới mà 1 tuần rồi ko thấy gì cả? Tiki phản hồi nhé.</text:p>
          </table:table-cell>
        </table:table-row>
        <table:table-row table:style-name="ro1">
          <table:table-cell office:value-type="string" calcext:value-type="string">
            <text:p>width: 60%;</text:p>
          </table:table-cell>
          <table:table-cell office:value-type="string" calcext:value-type="string">
            <text:p>tiki ơi, cho mình hỏi sao cái đầu ủi của mình lắc lắc nó kêu như có ốc vít hay gì bị sút hay có hạt gì bên trong ko biết vậy là bình thường hay ntn shop. để mình còn mang đi bảo hành</text:p>
          </table:table-cell>
        </table:table-row>
        <table:table-row table:style-name="ro8">
          <table:table-cell office:value-type="string" calcext:value-type="string">
            <text:p>width: 60%;</text:p>
          </table:table-cell>
          <table:table-cell office:value-type="string" calcext:value-type="string">
            <text:p>Tiki luôn là phần mềm mua sắm mình hài lòng và yêu thích nhất.</text:p>
            <text:p>Giao hàng cực nhanh, đặt chiều hôm nay,sáng mai đã có hàng, mặc dù khác tỉnh.</text:p>
            <text:p>Đóng gói rất cẩn thận, mất 5' để tháo😅😅😅</text:p>
            <text:p>Về bếp,  k bị lỗi gì , mình mới thử 1 lần</text:p>
            <text:p>Khá ổn. Nướng thịt ngon như ngoài hàng.</text:p>
            <text:p>Nướng chín khá nhanh.</text:p>
            <text:p>Điểm trừ là bị bắn mỡ khá nhiều😿</text:p>
          </table:table-cell>
        </table:table-row>
        <table:table-row table:style-name="ro1">
          <table:table-cell office:value-type="string" calcext:value-type="string">
            <text:p>width: 60%;</text:p>
          </table:table-cell>
          <table:table-cell office:value-type="string" calcext:value-type="string">
            <text:p>Tiki lần này học hàng không cẩn thận và chu đáo như mọi lần. Hộp đựng máy xay vốn đã mỏng rồi nhưng Tiki chỉ quấn 1 vòng màng bọc chứ ko hề gói ghém cẩn thận nên hộp bị móp tứ tung. Lần đầu tiên mua hàng của Tiki trong 6 năm qua mà nhận gói hàng lại hơi có cảm giác hụt hẫng vì trước giờ mỗi gói hàng của tiki mình đều cảm thấy sự trân trọng khách hàng. Tuy nhiên Tiki chuẩn bị và giao hàng rất nhanh, mình đặt gần trưa hôm qua mà sáng nay đã nhận. Về chất lượng hàng thì có lẽ phù hợp với giá tiền do trước đó mình dùng của Braun rồi nên giờ dùng máy này thấy hơi yếu.</text:p>
          </table:table-cell>
        </table:table-row>
        <table:table-row table:style-name="ro1">
          <table:table-cell office:value-type="string" calcext:value-type="string">
            <text:p>width: 60%;</text:p>
          </table:table-cell>
          <table:table-cell office:value-type="string" calcext:value-type="string">
            <text:p>Tiki làm ơn bảo hành lại vì sản phẩm làm ra bị nhão và chậm hơn với giờ cài đặt 1 tiếng , chân thành cảm ơn</text:p>
          </table:table-cell>
        </table:table-row>
        <table:table-row table:style-name="ro1">
          <table:table-cell office:value-type="string" calcext:value-type="string">
            <text:p>width: 60%;</text:p>
          </table:table-cell>
          <table:table-cell office:value-type="string" calcext:value-type="string">
            <text:p>Tiki kiểm tra lại thương hiệu sao lại ghi trên nhãn hàng là Logi, không phải hàng chính hãng ?</text:p>
          </table:table-cell>
        </table:table-row>
        <table:table-row table:style-name="ro1">
          <table:table-cell office:value-type="string" calcext:value-type="string">
            <text:p>width: 60%;</text:p>
          </table:table-cell>
          <table:table-cell office:value-type="string" calcext:value-type="string">
            <text:p>Tiki không giới thiệu rõ tính năng, thông số kỹ thuật của máy. Muốn pha esspresso áp suất hơi qua phin từ 8-15 bar trong khi trên bao bì máy ghi 4 bar. Nên cũng chỉ như pha phin, không thể nào pha được 1 ly esspresso tiêu chuẩn, sánh đặc và có lớp crema và áp suất vậy nên cũng không thể đánh bọt làm capuchino được. Nhiều comment nói máy rất ok, pha cà phê ngon trên laz và tiki tôi nghĩ là seeder của nhà sx. Ai mua nên cân nhắc mua loại áp suất cao, mà dùng.</text:p>
          </table:table-cell>
        </table:table-row>
        <table:table-row table:style-name="ro4">
          <table:table-cell office:value-type="string" calcext:value-type="string">
            <text:p>width: 60%;</text:p>
          </table:table-cell>
          <table:table-cell office:value-type="string" calcext:value-type="string">
            <text:p>Tiki gửi thiếu bộ đầu nối D cho mình nên hiện tại ko lắp được. Mong tiki kiểm tra và giao hàng cho mình.</text:p>
            <text:p>Cám ơn</text:p>
          </table:table-cell>
        </table:table-row>
        <table:table-row table:style-name="ro1">
          <table:table-cell office:value-type="string" calcext:value-type="string">
            <text:p>width: 60%;</text:p>
          </table:table-cell>
          <table:table-cell office:value-type="string" calcext:value-type="string">
            <text:p>Tiki gui minh sai màu quat</text:p>
          </table:table-cell>
        </table:table-row>
        <table:table-row table:style-name="ro1">
          <table:table-cell office:value-type="string" calcext:value-type="string">
            <text:p>width: 60%;</text:p>
          </table:table-cell>
          <table:table-cell office:value-type="string" calcext:value-type="string">
            <text:p>tiki goi hang va giao hang co tinh phi kg ạ..hhhhhhh</text:p>
          </table:table-cell>
        </table:table-row>
        <table:table-row table:style-name="ro1">
          <table:table-cell office:value-type="string" calcext:value-type="string">
            <text:p>width: 60%;</text:p>
          </table:table-cell>
          <table:table-cell office:value-type="string" calcext:value-type="string">
            <text:p>Tiki gói hàng kĩ, máy ép sử dụng không ổn lắm, mình mua về sử dụng khoảng 3 tuần thì bị ngừng hoạt động. Mình đã liên hệ với Tiki để bảo hành và nhanh chóng nhận được hồi đáp từ Tiki. Máy ép của mình đang được bảo hành. Rất thích cách Tiki chăm sóc khách hàng.</text:p>
          </table:table-cell>
        </table:table-row>
        <table:table-row table:style-name="ro1">
          <table:table-cell office:value-type="string" calcext:value-type="string">
            <text:p>width: 60%;</text:p>
          </table:table-cell>
          <table:table-cell office:value-type="string" calcext:value-type="string">
            <text:p>Tiki gói hàng cẩn thận. Sản phẩm đúng mẫu chọn. Giao hàng hơi chậm trễ. Góp ý nên tranh thủ giao sớm hơn xíu. Máy cầm vừa tay. Đủ khuyến mãi kèm theo. Giá hạt dẻ. Cám ơn Tiki. Sau này mình sẽ tiếp tục ủng hộ Tiki nữa ạ</text:p>
          </table:table-cell>
        </table:table-row>
        <table:table-row table:style-name="ro1">
          <table:table-cell office:value-type="string" calcext:value-type="string">
            <text:p>width: 60%;</text:p>
          </table:table-cell>
          <table:table-cell office:value-type="string" calcext:value-type="string">
            <text:p>Tiki giao siêu nhanh, máy đẹp nhưng tay cầm màu trắng rất dơ như đã xài rồi. Nhờ Tiki phản hồi trường hợp này</text:p>
          </table:table-cell>
        </table:table-row>
        <table:table-row table:style-name="ro1">
          <table:table-cell office:value-type="string" calcext:value-type="string">
            <text:p>width: 60%;</text:p>
          </table:table-cell>
          <table:table-cell office:value-type="string" calcext:value-type="string">
            <text:p>tiki giao nhanh, hàng tốt, là quần áo nhanh. tiếc là đắt hơn cửa hàng bên ngoài :(</text:p>
          </table:table-cell>
        </table:table-row>
        <table:table-row table:style-name="ro4">
          <table:table-cell office:value-type="string" calcext:value-type="string">
            <text:p>width: 60%;</text:p>
          </table:table-cell>
          <table:table-cell office:value-type="string" calcext:value-type="string">
            <text:p>tiki giao hàng trễ hơn dự định. tới ngày giao hàng 12h trưa gửi mail báo giao trong ngày. chiều 3h tới giao. những hôm đó mình có việc k về ngay nhận hàng được. mà hàng không chuyển hoàn về kho do đã thanh toán trước. khá bất tiện.</text:p>
            <text:p>chất lượng sản phẩm ok</text:p>
          </table:table-cell>
        </table:table-row>
        <table:table-row table:style-name="ro1">
          <table:table-cell office:value-type="string" calcext:value-type="string">
            <text:p>width: 60%;</text:p>
          </table:table-cell>
          <table:table-cell office:value-type="string" calcext:value-type="string">
            <text:p>Tiki giao hàng tốt, loa chất lượng ổn so với giá :D</text:p>
          </table:table-cell>
        </table:table-row>
        <table:table-row table:style-name="ro1">
          <table:table-cell office:value-type="string" calcext:value-type="string">
            <text:p>width: 60%;</text:p>
          </table:table-cell>
          <table:table-cell office:value-type="string" calcext:value-type="string">
            <text:p>Tiki giao hàng tiêu chuẩn đc sớm hơn dự kiến , bao bì cẩn thận , mua khuyến mãi 399 nên chắc ko thể mong đợi quá . Bình nấu ko có đổi màu theo nhiệt độ , còn mùi nhựa , thân bình khi nấu rất nóng , khuyến cáo nhà có trẻ em nên cẩn thận khi dùng . Tem bảo hành ko có ghi thông tin gì hết , có trục trặc thì có bảo hành ko nhỉ ???</text:p>
          </table:table-cell>
        </table:table-row>
        <table:table-row table:style-name="ro1">
          <table:table-cell office:value-type="string" calcext:value-type="string">
            <text:p>width: 60%;</text:p>
          </table:table-cell>
          <table:table-cell office:value-type="string" calcext:value-type="string">
            <text:p>Tiki giao hàng thì oki rồi, mà sản phẩm thì không tốt, 1 bên có sợi thép thì bấm được, bên không có sợi dây thép thì làm gì, chưng sao???</text:p>
          </table:table-cell>
        </table:table-row>
        <table:table-row table:style-name="ro4">
          <table:table-cell office:value-type="string" calcext:value-type="string">
            <text:p>width: 60%;</text:p>
          </table:table-cell>
          <table:table-cell office:value-type="string" calcext:value-type="string">
            <text:p>Tiki giao hàng siêu tốc luôn, về dùng máy được mấy lần mà sao kêu to quá, xay đá mà kêu rầm rầm có khi rung cả máy, cũng may là máy có nút hít chứ không văng xuống đất mất.</text:p>
            <text:p>Có ai mua về bị như mình không nhỉ?</text:p>
          </table:table-cell>
        </table:table-row>
        <table:table-row table:style-name="ro1">
          <table:table-cell office:value-type="string" calcext:value-type="string">
            <text:p>width: 60%;</text:p>
          </table:table-cell>
          <table:table-cell office:value-type="string" calcext:value-type="string">
            <text:p>Tiki giao hàng rất tốt, sản phẩm chính hãng tuy nhiên sử dụng không tốt, chức năng say hạt ko dùng đc</text:p>
          </table:table-cell>
        </table:table-row>
        <table:table-row table:style-name="ro1">
          <table:table-cell office:value-type="string" calcext:value-type="string">
            <text:p>width: 60%;</text:p>
          </table:table-cell>
          <table:table-cell office:value-type="string" calcext:value-type="string">
            <text:p>Tiki giao hàng rất nhanh, tuy nhiên về sản phẩm thì về mk sử dụng tiếng kêu rất ồn, còn ồn hơn tiếng may giặt. Không biết tiki có thể khắc phục ko?</text:p>
          </table:table-cell>
        </table:table-row>
        <table:table-row table:style-name="ro1">
          <table:table-cell office:value-type="string" calcext:value-type="string">
            <text:p>width: 60%;</text:p>
          </table:table-cell>
          <table:table-cell office:value-type="string" calcext:value-type="string">
            <text:p>Tiki giao hàng rất nhanh, lại đóng gói khá cẩn thẩn nên mình rất là hài lòng. Điểm nữa là mình mua vào đợt TIKI sale, <text:s/>nên với cái giá rất là hời mình có 1 đế tản nhiệt xài tạm chấp nhận được cho con Vaio hay bị nóng của mình. Quạt thổi không mạnh lắm, nhưng cũng không đến nỗi, và chạy êm vô cùng không ra tiếng nên mình rất thích</text:p>
          </table:table-cell>
        </table:table-row>
        <table:table-row table:style-name="ro1">
          <table:table-cell office:value-type="string" calcext:value-type="string">
            <text:p>width: 60%;</text:p>
          </table:table-cell>
          <table:table-cell office:value-type="string" calcext:value-type="string">
            <text:p>Tiki giao hàng rất nhanh, đóng gói rất cẩn thận. Bếp đúng như 1 bạn đã comment, mình mua 6/2018 nhưng bếp đã được dán bảo hành 12/2017 -&gt; Vậy là mình mất 6 tháng bảo hành. Hàng tặng kèm là bình nước của mình bị vỡ, không biết vỡ trước hay sau khi vận chuyển hàng cho mình nhưng với cách bọc đồ của tiki mình nghĩ là trước.</text:p>
          </table:table-cell>
        </table:table-row>
        <table:table-row table:style-name="ro5">
          <table:table-cell office:value-type="string" calcext:value-type="string">
            <text:p>width: 60%;</text:p>
          </table:table-cell>
          <table:table-cell office:value-type="string" calcext:value-type="string">
            <text:p>Tiki giao hàng rất đúng hẹn. </text:p>
            <text:p>Máy đẹp, gọn nhẹ, dễ vệ sinh. </text:p>
            <text:p>Hai mặt nướng bánh không đều, không có nút hỗ trợ, khi làm xong 1 mẻ mún ngưng nướng chỉ có thể rút điện. </text:p>
            <text:p>Nói chung cũng tạm ổn vs giá thành này. không rẻ không mắc, tiền nào của đó</text:p>
          </table:table-cell>
        </table:table-row>
        <table:table-row table:style-name="ro5">
          <table:table-cell office:value-type="string" calcext:value-type="string">
            <text:p>width: 60%;</text:p>
          </table:table-cell>
          <table:table-cell office:value-type="string" calcext:value-type="string">
            <text:p>Tiki giao hàng rất đúng hẹn. </text:p>
            <text:p>Máy đẹp, gọn nhẹ, dễ vệ sinh. </text:p>
            <text:p>Hai mặt nướng bánh không đều, không có nút hỗ trợ, khi làm xong 1 mẻ mún ngưng nướng chỉ có thể rút điện. </text:p>
            <text:p>Nói chung cũng tạm ổn vs giá thành này. không rẻ không mắc, tiền nào của đó</text:p>
          </table:table-cell>
        </table:table-row>
        <table:table-row table:style-name="ro1">
          <table:table-cell office:value-type="string" calcext:value-type="string">
            <text:p>width: 60%;</text:p>
          </table:table-cell>
          <table:table-cell office:value-type="string" calcext:value-type="string">
            <text:p>Tiki giao hàng rất đúng hạn. Cuốn từ điển rất hữu ích cho việc học anh văn của mình.</text:p>
          </table:table-cell>
        </table:table-row>
        <table:table-row table:style-name="ro1">
          <table:table-cell office:value-type="string" calcext:value-type="string">
            <text:p>width: 60%;</text:p>
          </table:table-cell>
          <table:table-cell office:value-type="string" calcext:value-type="string">
            <text:p>TIKI GIAO HÀNG QUÁ LÂU</text:p>
          </table:table-cell>
        </table:table-row>
        <table:table-row table:style-name="ro1">
          <table:table-cell office:value-type="string" calcext:value-type="string">
            <text:p>width: 60%;</text:p>
          </table:table-cell>
          <table:table-cell office:value-type="string" calcext:value-type="string">
            <text:p>Tiki giao hàng nhiệt tình. Nhưng ấm đun nước dán tem cũ nên cảm thấy không tốt lắm</text:p>
          </table:table-cell>
        </table:table-row>
        <table:table-row table:style-name="ro2">
          <table:table-cell office:value-type="string" calcext:value-type="string">
            <text:p>width: 60%;</text:p>
          </table:table-cell>
          <table:table-cell office:value-type="string" calcext:value-type="string">
            <text:p>TIKI GIAO HÀNG NHANH. THỨ 2 GIAO TÔI Ở QUÊ DƯỚI HD MÀ THỨ 3 ĐÃ NHẬN ĐƯỢC. TRONG KHI ĐÓ LẠI LÀ HÀNG CỒNG KỀNH . TÔI ĐẶT 2 CÁI CẢ THÙNG CHẮC PHẢI GẦN 20KG</text:p>
            <text:p/>
            <text:p>QUẠT BÓNG BẨY, MẪU MÃ ĐẸP. NHƯNG HƠI  YẾU. BẬT SỐ TO NHẤT CŨNG CHỈ BẰNG SỐ NHỎ CỦA CÁI QUẠT ĐIỆN CƠ. CHÂN ĐẾ THÌ HƠI BẬP BÊNH. ĐỂ XEM ĐỘ BỀN THẾ NÀO RỒI QUAY LẠI ĐÁNH GIÁ TIẾP...</text:p>
          </table:table-cell>
        </table:table-row>
        <table:table-row table:style-name="ro1">
          <table:table-cell office:value-type="string" calcext:value-type="string">
            <text:p>width: 60%;</text:p>
          </table:table-cell>
          <table:table-cell office:value-type="string" calcext:value-type="string">
            <text:p>Tiki giao hàng nhanh. Sản phẩm ngoại hình đẹp nhưng xài một thời gian nút mở nắp nồi bị lờn, đóng mở không còn chặt nữa. Nấu cơm thì ngon không dính.</text:p>
          </table:table-cell>
        </table:table-row>
        <table:table-row table:style-name="ro1">
          <table:table-cell office:value-type="string" calcext:value-type="string">
            <text:p>width: 60%;</text:p>
          </table:table-cell>
          <table:table-cell office:value-type="string" calcext:value-type="string">
            <text:p>Tiki giao hàng nhanh. Sản phẩm ngoại hình đẹp nhưng xài một thời gian nút mở nắp nồi bị lờn, đóng mở không còn chặt nữa. Nấu cơm thì ngon không dính.</text:p>
          </table:table-cell>
        </table:table-row>
        <table:table-row table:style-name="ro1">
          <table:table-cell office:value-type="string" calcext:value-type="string">
            <text:p>width: 60%;</text:p>
          </table:table-cell>
          <table:table-cell office:value-type="string" calcext:value-type="string">
            <text:p>Tiki giao hàng nhanh. Sản phẩm ngoại hình đẹp nhưng xài một thời gian nút mở nắp nồi bị lờn, đóng mở không còn chặt nữa. Nấu cơm thì ngon không dính.</text:p>
          </table:table-cell>
        </table:table-row>
        <table:table-row table:style-name="ro1">
          <table:table-cell office:value-type="string" calcext:value-type="string">
            <text:p>width: 60%;</text:p>
          </table:table-cell>
          <table:table-cell office:value-type="string" calcext:value-type="string">
            <text:p>Tiki giao hàng nhanh. Sản phẩm ngoại hình đẹp nhưng xài một thời gian nút mở nắp nồi bị lờn, đóng mở không còn chặt nữa. Nấu cơm thì ngon không dính.</text:p>
          </table:table-cell>
        </table:table-row>
        <table:table-row table:style-name="ro1">
          <table:table-cell office:value-type="string" calcext:value-type="string">
            <text:p>width: 60%;</text:p>
          </table:table-cell>
          <table:table-cell office:value-type="string" calcext:value-type="string">
            <text:p>Tiki giao hàng nhanh. Sản phẩm ngoại hình đẹp nhưng xài một thời gian nút mở nắp nồi bị lờn, đóng mở không còn chặt nữa. Nấu cơm thì ngon không dính.</text:p>
          </table:table-cell>
        </table:table-row>
        <table:table-row table:style-name="ro1">
          <table:table-cell office:value-type="string" calcext:value-type="string">
            <text:p>width: 60%;</text:p>
          </table:table-cell>
          <table:table-cell office:value-type="string" calcext:value-type="string">
            <text:p>Tiki giao hàng nhanh. Sản phẩm ngoại hình đẹp nhưng xài một thời gian nút mở nắp nồi bị lờn, đóng mở không còn chặt nữa. Nấu cơm thì ngon không dính.</text:p>
          </table:table-cell>
        </table:table-row>
        <table:table-row table:style-name="ro1">
          <table:table-cell office:value-type="string" calcext:value-type="string">
            <text:p>width: 60%;</text:p>
          </table:table-cell>
          <table:table-cell office:value-type="string" calcext:value-type="string">
            <text:p>Tiki giao hàng nhanh. Sản phẩm ngoại hình đẹp nhưng xài một thời gian nút mở nắp nồi bị lờn, đóng mở không còn chặt nữa. Nấu cơm thì ngon không dính.</text:p>
          </table:table-cell>
        </table:table-row>
        <table:table-row table:style-name="ro1">
          <table:table-cell office:value-type="string" calcext:value-type="string">
            <text:p>width: 60%;</text:p>
          </table:table-cell>
          <table:table-cell office:value-type="string" calcext:value-type="string">
            <text:p>Tiki giao hàng nhanh, tuy nhiên sản phẩm đã bị bóc seal trước rồi, <text:s/>2mp 1080p mà chất lượng hình ảnh trung bình kém. 3* là hợp lý.</text:p>
          </table:table-cell>
        </table:table-row>
        <table:table-row table:style-name="ro1">
          <table:table-cell office:value-type="string" calcext:value-type="string">
            <text:p>width: 60%;</text:p>
          </table:table-cell>
          <table:table-cell office:value-type="string" calcext:value-type="string">
            <text:p>tiki giao hàng nhanh, trong 2 ngày đã nhận được hàng, tuy nhiên mình mở ra sử dụng thì bị lỗi các phím bấm. vì vậy không vào menu để chỉnh được. hy vọng tiki hỗ trợ đổi hàng nhanh và sớm trong hôm nay</text:p>
          </table:table-cell>
        </table:table-row>
        <table:table-row table:style-name="ro1">
          <table:table-cell office:value-type="string" calcext:value-type="string">
            <text:p>width: 60%;</text:p>
          </table:table-cell>
          <table:table-cell office:value-type="string" calcext:value-type="string">
            <text:p>Tiki giao hàng nhanh, cẩn thận. mình nhận ấm+phiếu bảo hành đầy đủ. Ấm đun k nhanh lắm, vội thì hơi sốt ruột ^^. Cái vạch max trong ấm chỉ hơn nửa ấm thôi, mn đun nhớ để ý nha, đun đầy ấm là bị tràn ra hay bỏng tay đấy, lại nhanh hỏng nữa.</text:p>
          </table:table-cell>
        </table:table-row>
        <table:table-row table:style-name="ro1">
          <table:table-cell office:value-type="string" calcext:value-type="string">
            <text:p>width: 60%;</text:p>
          </table:table-cell>
          <table:table-cell office:value-type="string" calcext:value-type="string">
            <text:p>tiki giao hàng nhanh, bọc cẩn thận, lò nướng hơi nhỏ, phù hợp nhà ít người, nướng tốt, nhanh chín</text:p>
          </table:table-cell>
        </table:table-row>
        <table:table-row table:style-name="ro1">
          <table:table-cell office:value-type="string" calcext:value-type="string">
            <text:p>width: 60%;</text:p>
          </table:table-cell>
          <table:table-cell office:value-type="string" calcext:value-type="string">
            <text:p>tiki giao hàng nhanh và đúng màu mình chọn, mình cảm thấy ok</text:p>
          </table:table-cell>
        </table:table-row>
        <table:table-row table:style-name="ro2">
          <table:table-cell office:value-type="string" calcext:value-type="string">
            <text:p>width: 60%;</text:p>
          </table:table-cell>
          <table:table-cell office:value-type="string" calcext:value-type="string">
            <text:p>Tiki giao hàng nhanh và đóng gói rất tốt. Sản phẩm gọn đẹp, khi sử dụng khá ồn nhưng máy hút bụi thì phải ồn. Bất ngờ với lực hút vì mình nghĩ sạc bằng cáp USB thì chắc hút yếu xìu. Pin xài mau hết! </text:p>
            <text:p/>
            <text:p>Đặc biệt là giá quá mắc! Các nơi khác bán chỉ có 278k, mua ở đây gần 450k (đã khuyến mãi tùm lum!). Hàng TQ loại hàng chợ thôi!</text:p>
          </table:table-cell>
        </table:table-row>
        <table:table-row table:style-name="ro1">
          <table:table-cell office:value-type="string" calcext:value-type="string">
            <text:p>width: 60%;</text:p>
          </table:table-cell>
          <table:table-cell office:value-type="string" calcext:value-type="string">
            <text:p>Tiki giao hàng nhanh hơn so dự kiến, bọc hàng cẩn thận. Chỉ là nồi nướng mùi ghê quá, mùi từ khi mở hộp, như mùi nhựa hay cao su cháy, khi nướng đồ ăn mùi lại càng nồng hơn và bay từ nhà ra hành lang, tay cầm bị nóng, lấy đồ ăn ra mà suýt bỏng. Chờ bảo hành từ tiki</text:p>
          </table:table-cell>
        </table:table-row>
        <table:table-row table:style-name="ro1">
          <table:table-cell office:value-type="string" calcext:value-type="string">
            <text:p>width: 60%;</text:p>
          </table:table-cell>
          <table:table-cell office:value-type="string" calcext:value-type="string">
            <text:p>Tiki giao hàng nhanh hơn dự kiến. Sp trầy nhiều chỗ :(</text:p>
          </table:table-cell>
        </table:table-row>
        <table:table-row table:style-name="ro1">
          <table:table-cell office:value-type="string" calcext:value-type="string">
            <text:p>width: 60%;</text:p>
          </table:table-cell>
          <table:table-cell office:value-type="string" calcext:value-type="string">
            <text:p>Tiki giao hàng nhanh chưa đến 1 ngày, hẹn thứ 7 mà sáng thứ 5 đã giao. Đóng gói cẩn thận k chê được. Còn nồi cơm điện thì nấu k đều nhiệt, cơm chín k rền, để nguội là rắn. Chắc tại giá vậy chỉ có thể là nồi cơm vậy thôi :)</text:p>
          </table:table-cell>
        </table:table-row>
        <table:table-row table:style-name="ro1">
          <table:table-cell office:value-type="string" calcext:value-type="string">
            <text:p>width: 60%;</text:p>
          </table:table-cell>
          <table:table-cell office:value-type="string" calcext:value-type="string">
            <text:p>TIKI giao hàng nhanh chóng, đúng giờ. Máy đúng như mô tả. Máy chạy êm. Có thể điều chỉnh thông qua app Mi Home trên điện thoại, cần vài thao tác cài đặt. Máy này chạy từ 3 đến 6 tháng cần thay lõi lọc, hỏi ở Mi Store thì có giá 699k, không biết ở Tiki có bán lõi lọc không? (lõi lọc bụi là cái màu xang dương trụ tròn ở dưới phía sau lưng máy)</text:p>
          </table:table-cell>
        </table:table-row>
        <table:table-row table:style-name="ro2">
          <table:table-cell office:value-type="string" calcext:value-type="string">
            <text:p>width: 60%;</text:p>
          </table:table-cell>
          <table:table-cell office:value-type="string" calcext:value-type="string">
            <text:p>Tiki giao hàng nhanh chóng, dịch vụ tốt</text:p>
            <text:p>Bình đun ở mức chấp nhận được, đun nhanh, đáy bình không hoen gỉ không lên cặn trong thời gian sử dụng</text:p>
            <text:p>Bình không bền, dùng chưa được 6 tháng đã hỏng</text:p>
          </table:table-cell>
        </table:table-row>
        <table:table-row table:style-name="ro1">
          <table:table-cell office:value-type="string" calcext:value-type="string">
            <text:p>width: 60%;</text:p>
          </table:table-cell>
          <table:table-cell office:value-type="string" calcext:value-type="string">
            <text:p>Tiki giao hàng nhanh chóng , đúng với sản phẩm đăng ký mua, gia đình xài ổn</text:p>
          </table:table-cell>
        </table:table-row>
        <table:table-row table:style-name="ro4">
          <table:table-cell office:value-type="string" calcext:value-type="string">
            <text:p>width: 60%;</text:p>
          </table:table-cell>
          <table:table-cell office:value-type="string" calcext:value-type="string">
            <text:p>Tiki giao hàng nhanh</text:p>
            <text:p>Khi khui thùng thì không có thanh kẹp quần áo như trong sách hướng dẫn, rất khó ủi những loại đồ như quần.</text:p>
          </table:table-cell>
        </table:table-row>
        <table:table-row table:style-name="ro1">
          <table:table-cell office:value-type="string" calcext:value-type="string">
            <text:p>width: 60%;</text:p>
          </table:table-cell>
          <table:table-cell office:value-type="string" calcext:value-type="string">
            <text:p>Tiki giao hàng máy hấp của mình thiếu miếng ngăn, giải quyết ntn ạ??</text:p>
          </table:table-cell>
        </table:table-row>
        <table:table-row table:style-name="ro1">
          <table:table-cell office:value-type="string" calcext:value-type="string">
            <text:p>width: 60%;</text:p>
          </table:table-cell>
          <table:table-cell office:value-type="string" calcext:value-type="string">
            <text:p>Tiki giao hàng ko phải mới nguyên box, mở ra thấy mút lót bị vỡ nhiều mảnh, ngăn vi lọc bị bẩn bên ngoài, các ngăn chứa bị bụi bám bên trong, các món phụ kiện bọc lại ko đúng bao của nó hoặc bọc lại rất cẩu thả, ngăn lọc thứ 2 ko chắc chắn bị dán băng keo lại... thật sự dạo gần đây quá thất vọng về sản phẩm của tiki!</text:p>
          </table:table-cell>
        </table:table-row>
        <table:table-row table:style-name="ro1">
          <table:table-cell office:value-type="string" calcext:value-type="string">
            <text:p>width: 60%;</text:p>
          </table:table-cell>
          <table:table-cell office:value-type="string" calcext:value-type="string">
            <text:p>Tiki giao hàng đúng hẹn. Hàng chỉnh hãng Sony. Tuy nhiên, không hài lòng cách đóng gói máy, ko đúng như video. Hộp dán ko kín, bên trong không có xốp chèn, để rất lỏng lẻo cho một thiết bị điện tử.</text:p>
          </table:table-cell>
        </table:table-row>
        <table:table-row table:style-name="ro1">
          <table:table-cell office:value-type="string" calcext:value-type="string">
            <text:p>width: 60%;</text:p>
          </table:table-cell>
          <table:table-cell office:value-type="string" calcext:value-type="string">
            <text:p>tiki giao hàng đúng hẹn. đóng gói đảm bảo. sản phẩm hoàn thiện tốt. tuy nhiên dùng ở chế độ ngủ cảm biến bị sai thì phải. phòng mình đóng cửa chạy máy cả ngày ở chế. độ auto thì chỉ tầm 70. nhưng khi để về chế độ ngủ thì lên đến hơn 400 còn ô nhiễm hơn cả ngoài đường. vô lý. sẽ dùng thêm 1 ngày xem ntn.</text:p>
          </table:table-cell>
        </table:table-row>
        <table:table-row table:style-name="ro8">
          <table:table-cell office:value-type="string" calcext:value-type="string">
            <text:p>width: 60%;</text:p>
          </table:table-cell>
          <table:table-cell office:value-type="string" calcext:value-type="string">
            <text:p>Tiki giao hàng đúng hẹn.</text:p>
            <text:p/>
            <text:p>Sản phẩm nhỏ gọn, cánh quạt thiết kế mới hơn đời cũ, chạy có vẻ êm hơn.</text:p>
            <text:p/>
            <text:p>Do có sử dụng một số thiết bị Mi theo country China nên không thể kết nối thiết bị quốc tế này được. Buộc phải chuyển qua nước thuộc Châu Âu thì ok, nhưng khi đó lại ko thấy các thiết bị cũ. Cuối cùng phải chuyển qua lại giữa China &amp; Anh để quản lý toàn bộ các thiết bị.</text:p>
            <text:p/>
            <text:p>Skill Mi Home trên Alexa không discover được cái 3H này, nên ko yêu cầu tắt mở bằng giọng nói trên loa Amazon. Như vậy quảng cáo làm việc với Amazon là chưa chính xác.</text:p>
          </table:table-cell>
        </table:table-row>
        <table:table-row table:style-name="ro2">
          <table:table-cell office:value-type="string" calcext:value-type="string">
            <text:p>width: 60%;</text:p>
          </table:table-cell>
          <table:table-cell office:value-type="string" calcext:value-type="string">
            <text:p>Tiki giao hàng đóng gói cẩn thận, hơi chậm, từ đầu 2018 đến nay hàng thường giao trễ do với dự tính trên đơn hàng.</text:p>
            <text:p/>
            <text:p>Hàng chấp nhận được với mức giá trên dưới 700K, lò dung tích nhỏ, vỏ mỏng, không nướng được gà nguyên con lớn hơn 1,5kg. Mong rằng hãng Sunhouse nên đầu tư hơn nữa cho hướng dẫn sử dụng, khá sơ sài, và không đầy đủ, khiến người dùng vừa sử dụng vừa dò dẫm.</text:p>
          </table:table-cell>
        </table:table-row>
        <table:table-row table:style-name="ro1">
          <table:table-cell office:value-type="string" calcext:value-type="string">
            <text:p>width: 60%;</text:p>
          </table:table-cell>
          <table:table-cell office:value-type="string" calcext:value-type="string">
            <text:p>tiki giao hàng có vẻ chậm hơn những web mua sắm khác</text:p>
          </table:table-cell>
        </table:table-row>
        <table:table-row table:style-name="ro1">
          <table:table-cell office:value-type="string" calcext:value-type="string">
            <text:p>width: 60%;</text:p>
          </table:table-cell>
          <table:table-cell office:value-type="string" calcext:value-type="string">
            <text:p>Tiki giao hàng chậm, đơn hàng ghi là giao ngày 10/09/2020 nhưng tới 15/09/2020 mới giao. Sản phẩm giao bị bể một góc dưới chân, bề ngoài sản phẩm tạm chấp nhận được, chất liệu tôn mỏng. Về chất lượng lọc nước và độ bền thì chưa biết được vì chưa lắp đặt để sử dụng. Sẽ đánh giá thêm sau khi sử dụng vài tháng</text:p>
          </table:table-cell>
        </table:table-row>
        <table:table-row table:style-name="ro1">
          <table:table-cell office:value-type="string" calcext:value-type="string">
            <text:p>width: 60%;</text:p>
          </table:table-cell>
          <table:table-cell office:value-type="string" calcext:value-type="string">
            <text:p>tiki giao hàng chậm, cùng TPHCM, kho tiki ở út tịch quận tân bình, mình ở trần quang cơ, quận tân phú mà tận 4 ngày sau mới giao hàng. Sản phẩm ủi tạm được, không thẳng như mọi người nói, dù gì cũng không thể so sánh với bàn ủi truyền thống được. Khi sử dụng nghe tiếng sục sục, nhưng mình nghĩ đây là vấn đề chung của kiểu bàn ủi hơi nước đứng. Còn lại ok, màu tím nam tính :))</text:p>
          </table:table-cell>
        </table:table-row>
        <table:table-row table:style-name="ro1">
          <table:table-cell office:value-type="string" calcext:value-type="string">
            <text:p>width: 60%;</text:p>
          </table:table-cell>
          <table:table-cell office:value-type="string" calcext:value-type="string">
            <text:p>Tiki giao hàng chậm so với dự kiến. Dùng tiki now, giao hàng trước 10h nhưng đến gần 12h mới nhận được hàng</text:p>
          </table:table-cell>
        </table:table-row>
        <table:table-row table:style-name="ro1">
          <table:table-cell office:value-type="string" calcext:value-type="string">
            <text:p>width: 60%;</text:p>
          </table:table-cell>
          <table:table-cell office:value-type="string" calcext:value-type="string">
            <text:p>tiki đóng hàng rất cẩn thận, sp dùng tạm ổn. Tuy nhiên shop nên ghi ngày xuất hàng vào phiếu bảo hành để người mua yên tâm</text:p>
          </table:table-cell>
        </table:table-row>
        <table:table-row table:style-name="ro4">
          <table:table-cell office:value-type="string" calcext:value-type="string">
            <text:p>width: 60%;</text:p>
          </table:table-cell>
          <table:table-cell office:value-type="string" calcext:value-type="string">
            <text:p>Tiki đóng hàng cẩn thận. Giá mua cao hơn chỗ khác nhg vẫn mua vì hi vọng phần bảo hành và hậu mãi.</text:p>
            <text:p>Truy cập bằng wifi thig ổn nhưng k truy cập được bằng 3G nên rất bất tiện. Cần tiki hỗ trợ phần này. Cam rõ nét</text:p>
          </table:table-cell>
        </table:table-row>
        <table:table-row table:style-name="ro5">
          <table:table-cell office:value-type="string" calcext:value-type="string">
            <text:p>width: 60%;</text:p>
          </table:table-cell>
          <table:table-cell office:value-type="string" calcext:value-type="string">
            <text:p>Tiki đóng gói sản phẩm tốt</text:p>
            <text:p>Hộp nhựa hơi chán, dễ bị bung</text:p>
            <text:p>Hạt hút ẩm, mút xốp, khăn lau đầy đủ(khăn hơi cũ)</text:p>
            <text:p>Ẩm kế hết pin nên hơi chán, góp ý là nên để pin ngoài ẩm kế</text:p>
          </table:table-cell>
        </table:table-row>
        <table:table-row table:style-name="ro2">
          <table:table-cell office:value-type="string" calcext:value-type="string">
            <text:p>width: 60%;</text:p>
          </table:table-cell>
          <table:table-cell office:value-type="string" calcext:value-type="string">
            <text:p>Tiki đóng gói rất kỹ.  Bếp cứng cáp chắc chắn. Ổn.</text:p>
            <text:p>Từ ngày mua tới giao hàng mất 4 ngày. </text:p>
            <text:p>Hôm nay mới mang ra nấu ( vài ngày kể từ khi nhận hàng ) bấm power on thì thấy 2 số 0 bị lỗi như hình. Tình trạng này bảo hành ntn ? Tôi đã gửi thông tin sản phẩm về trung tâm bh qua email.  Tks</text:p>
          </table:table-cell>
        </table:table-row>
        <table:table-row table:style-name="ro1">
          <table:table-cell office:value-type="string" calcext:value-type="string">
            <text:p>width: 60%;</text:p>
          </table:table-cell>
          <table:table-cell office:value-type="string" calcext:value-type="string">
            <text:p>Tiki đóng gói kỹ, nhưng dùng 1 thời gian thì dây cắm điện bị chập chờn, lúc được, lúc ko.</text:p>
          </table:table-cell>
        </table:table-row>
        <table:table-row table:style-name="ro1">
          <table:table-cell office:value-type="string" calcext:value-type="string">
            <text:p>width: 60%;</text:p>
          </table:table-cell>
          <table:table-cell office:value-type="string" calcext:value-type="string">
            <text:p>Tiki đóng gói kỹ càng, bàn ủi nhẹ, chất lượng hàng Philip bền, nhà ba mẹ mình từng xài cái y chang, nay mình mua lại cho mình..Tuy nhiên, nhược điểm là mặt trên của bàn ủi, diện tích chịu nhiệt nhiều, nó dễ gây bỏng cho người sử dụng nếu không cẩn thận, eo ôi, mình đã bị bỏng ở lưng bàn tay. Các bạn nhớ cẩn thận nhé</text:p>
          </table:table-cell>
        </table:table-row>
        <table:table-row table:style-name="ro1">
          <table:table-cell office:value-type="string" calcext:value-type="string">
            <text:p>width: 60%;</text:p>
          </table:table-cell>
          <table:table-cell office:value-type="string" calcext:value-type="string">
            <text:p>Tiki đóng gói cẩn thận, máy xay nhanh nhưng kêu quá to</text:p>
          </table:table-cell>
        </table:table-row>
        <table:table-row table:style-name="ro1">
          <table:table-cell office:value-type="string" calcext:value-type="string">
            <text:p>width: 60%;</text:p>
          </table:table-cell>
          <table:table-cell office:value-type="string" calcext:value-type="string">
            <text:p>tiki đóng gói cẩn thận, giao hàng nhanh. Nhưng không biết tiki có kiểm tra hàng trước không, chổ lưới lọc bị rách, bình thủy tinh có vết nước lau chùi, còn lại đều mới.</text:p>
          </table:table-cell>
        </table:table-row>
        <table:table-row table:style-name="ro1">
          <table:table-cell office:value-type="string" calcext:value-type="string">
            <text:p>width: 60%;</text:p>
          </table:table-cell>
          <table:table-cell office:value-type="string" calcext:value-type="string">
            <text:p>tiki đóng gói cẩn thận chuyên nghiệp, giao hàng đúng giờ, nhưng sản phẩm khá thất vọng so với gía tiền, sản phẩm bằng nhựa, các chốt gắn cài bằng nhựa khá yếu, cảm giác xài lâu sẽ bị lờn, mình sử dụng quá hàng Yunteng nên khi xài benro cảm giác thua xa yuteng trong cùng phân khúc. túm lại xài sản phẩm này phải thật cẩn thân nếu muốn dùng lâu.</text:p>
          </table:table-cell>
        </table:table-row>
        <table:table-row table:style-name="ro1">
          <table:table-cell office:value-type="string" calcext:value-type="string">
            <text:p>width: 60%;</text:p>
          </table:table-cell>
          <table:table-cell office:value-type="string" calcext:value-type="string">
            <text:p>Tiki đã nhận lại hàng mình yêu cầu đổi mới, vui lòng gửi lại sản phẩm cho mình sớm nhấnt.</text:p>
          </table:table-cell>
        </table:table-row>
        <table:table-row table:style-name="ro5">
          <table:table-cell office:value-type="string" calcext:value-type="string">
            <text:p>width: 60%;</text:p>
          </table:table-cell>
          <table:table-cell office:value-type="string" calcext:value-type="string">
            <text:p>TiKi đã giao hàng xong.Kiểm tra lại</text:p>
            <text:p>Cổng sạt  dăn xúc mối hàn lắc lọc</text:p>
            <text:p> cọc,quạt chạy tốt hết PIN lấy gì sạt</text:p>
            <text:p>Muốn đổi lại cái khác.?</text:p>
          </table:table-cell>
        </table:table-row>
        <table:table-row table:style-name="ro1">
          <table:table-cell office:value-type="string" calcext:value-type="string">
            <text:p>width: 60%;</text:p>
          </table:table-cell>
          <table:table-cell office:value-type="string" calcext:value-type="string">
            <text:p>Tiki có thể update lại giá sản phẩm không? Trên những trang bán hàng uy tín khác thì giá SP đã về mức 13.650.000 rồi.</text:p>
          </table:table-cell>
        </table:table-row>
        <table:table-row table:style-name="ro1">
          <table:table-cell office:value-type="string" calcext:value-type="string">
            <text:p>width: 60%;</text:p>
          </table:table-cell>
          <table:table-cell office:value-type="string" calcext:value-type="string">
            <text:p>tiki chơi kỳ. vừa mở thùng xong thấy giảm giá . mất 60k luôn. 1499k. <text:s/>chưa mở nguồn nên chưa biết thế nào</text:p>
          </table:table-cell>
        </table:table-row>
        <table:table-row table:style-name="ro1">
          <table:table-cell office:value-type="string" calcext:value-type="string">
            <text:p>width: 60%;</text:p>
          </table:table-cell>
          <table:table-cell office:value-type="string" calcext:value-type="string">
            <text:p>Tiki cho mình hỏi, mình vừa nhận sản phẩm nhưng không hiểu sao remote không sử dụng được dù vẫn còn pin, điện thoại đã mở bluetooth</text:p>
          </table:table-cell>
        </table:table-row>
        <table:table-row table:style-name="ro1">
          <table:table-cell office:value-type="string" calcext:value-type="string">
            <text:p>width: 60%;</text:p>
          </table:table-cell>
          <table:table-cell office:value-type="string" calcext:value-type="string">
            <text:p>Tiki cho mình hỏi la bên minh k lắp đặt máy cho KH ah?</text:p>
          </table:table-cell>
        </table:table-row>
        <table:table-row table:style-name="ro1">
          <table:table-cell office:value-type="string" calcext:value-type="string">
            <text:p>width: 60%;</text:p>
          </table:table-cell>
          <table:table-cell office:value-type="string" calcext:value-type="string">
            <text:p>Tiki cho hỏi sản phẩm này có bảo hành không vậy? Mình mua hôm 29/8/19 và xài mới được 1 lần, lần sau xài đã không hoạt động nữa?</text:p>
          </table:table-cell>
        </table:table-row>
        <table:table-row table:style-name="ro1">
          <table:table-cell office:value-type="string" calcext:value-type="string">
            <text:p>width: 60%;</text:p>
          </table:table-cell>
          <table:table-cell office:value-type="string" calcext:value-type="string">
            <text:p>Tiki cho hỏi mình cấm điện vô chỉ lên đèn k có phun sương vậy làm sao ạ,hay hàng bị lỗi</text:p>
          </table:table-cell>
        </table:table-row>
        <table:table-row table:style-name="ro1">
          <table:table-cell office:value-type="string" calcext:value-type="string">
            <text:p>width: 60%;</text:p>
          </table:table-cell>
          <table:table-cell office:value-type="string" calcext:value-type="string">
            <text:p>Tiki check lại đơn hàng cho e với. E đặt mua bàn ủi loại này mà quá thời hạn giao hàng 4-5 ngày rồi mà vẫn chưa thấy giao :(</text:p>
          </table:table-cell>
        </table:table-row>
        <table:table-row table:style-name="ro1">
          <table:table-cell office:value-type="string" calcext:value-type="string">
            <text:p>width: 60%;</text:p>
          </table:table-cell>
          <table:table-cell office:value-type="string" calcext:value-type="string">
            <text:p>Tiki cần xem lại bộ phận đóng gói. Hàng tương đối nặng, vận chuyển xa lại không đóng gói hai bên thùng hàng. Nhận hàng thì thấy cửa bị lệch và móp một bên.</text:p>
          </table:table-cell>
        </table:table-row>
        <table:table-row table:style-name="ro1">
          <table:table-cell office:value-type="string" calcext:value-type="string">
            <text:p>width: 60%;</text:p>
          </table:table-cell>
          <table:table-cell office:value-type="string" calcext:value-type="string">
            <text:p>Tiki cần kiểm tra hàng trước khi giao cho khách, sp này có thể giá rẻ vì lỗi nhỏ, chỉ là đế cao su trắng, dùng thì ok</text:p>
          </table:table-cell>
        </table:table-row>
        <table:table-row table:style-name="ro1">
          <table:table-cell office:value-type="string" calcext:value-type="string">
            <text:p>width: 60%;</text:p>
          </table:table-cell>
          <table:table-cell office:value-type="string" calcext:value-type="string">
            <text:p>tiki cần hướng dẫn lại cách trao đổi của shipper với khách hàng</text:p>
          </table:table-cell>
        </table:table-row>
        <table:table-row table:style-name="ro4">
          <table:table-cell office:value-type="string" calcext:value-type="string">
            <text:p>width: 60%;</text:p>
          </table:table-cell>
          <table:table-cell office:value-type="string" calcext:value-type="string">
            <text:p>tiki bọc hàng khá kĩ , cẩn thận nhưng khi bóc hàng ra thì bao bì sản phẩm có chỗ bị rách phải lấy băng dính dán lại . chủ yếu không tốt nhắt chính là phần dây cắm có đầu cắm bị đen . phần bếp k có việc gì nhưng 1 trong 4 chân bị mất nút. diện tích bề mặt của bếp khá nhỏ cho 1 gia đình bình thường chế biến đồ ăn</text:p>
            <text:p>nhìn chung thì sản phẩm đạt đủ yêu cầu thôi chứ k quá tốt</text:p>
          </table:table-cell>
        </table:table-row>
        <table:table-row table:style-name="ro1">
          <table:table-cell office:value-type="string" calcext:value-type="string">
            <text:p>width: 60%;</text:p>
          </table:table-cell>
          <table:table-cell office:value-type="string" calcext:value-type="string">
            <text:p>Tiki bọc hàng cẩn thận, máy đẹp và chất lượng tốt, mới sử dụng thấy ổn, tiếp tục theo dõi về lâu dài. Tuy nhiên lần này tiki giao hàng rất chậm, đặt hàng mà gần 2 tuần mới nhận được.</text:p>
          </table:table-cell>
        </table:table-row>
        <table:table-row table:style-name="ro4">
          <table:table-cell office:value-type="string" calcext:value-type="string">
            <text:p>width: 60%;</text:p>
          </table:table-cell>
          <table:table-cell office:value-type="string" calcext:value-type="string">
            <text:p>Tiki báo lại giúp mình hiện tại nút giữ để xay tự động không hoạt động ạ. Mẹ mình phải ngồi bấm 30 phút thì quá lâu. Mình có người quen dùng máy bảo là nó có tự động.</text:p>
            <text:p>Mình cảm ơn</text:p>
          </table:table-cell>
        </table:table-row>
        <table:table-row table:style-name="ro4">
          <table:table-cell office:value-type="string" calcext:value-type="string">
            <text:p>width: 60%;</text:p>
          </table:table-cell>
          <table:table-cell office:value-type="string" calcext:value-type="string">
            <text:p>Tiki báo lại giúp mình hiện tại nút giữ để xay tự động không hoạt động ạ. Mẹ mình phải ngồi bấm 30 phút thì quá lâu. Mình có người quen dùng máy bảo là nó có tự động.</text:p>
            <text:p>Mình cảm ơn</text:p>
          </table:table-cell>
        </table:table-row>
        <table:table-row table:style-name="ro1">
          <table:table-cell office:value-type="string" calcext:value-type="string">
            <text:p>width: 60%;</text:p>
          </table:table-cell>
          <table:table-cell office:value-type="string" calcext:value-type="string">
            <text:p>tiki bán hàng thì khá, còn bảo hành hơi lâu. Gọi điện thoại trực tiếp đến shop bán hàng thì họ bảo phải bảo hành thông qua tiki. Gửi yêu cầu bảo hành thì xác nhận và đến lấy hàng cũng mất 2-3 hôm. Tiki nhận hàng mang đi bảo hành hôm 26/5 mà đến 15/6 mới được nhận lại. Quá lâu.</text:p>
          </table:table-cell>
        </table:table-row>
        <table:table-row table:style-name="ro1">
          <table:table-cell office:value-type="string" calcext:value-type="string">
            <text:p>width: 60%;</text:p>
          </table:table-cell>
          <table:table-cell office:value-type="string" calcext:value-type="string">
            <text:p>Tiki + shop giải đáp cho mình tin nhắn báo lại của hệ thống nhé.</text:p>
          </table:table-cell>
        </table:table-row>
        <table:table-row table:style-name="ro2">
          <table:table-cell office:value-type="string" calcext:value-type="string">
            <text:p>width: 60%;</text:p>
          </table:table-cell>
          <table:table-cell office:value-type="string" calcext:value-type="string">
            <text:p>Tiệt sự là gần đây (08/2019) TIKI có vấn đề về giao nhận hàng hóa.</text:p>
            <text:p>trễ không rõ nguyên nhân và chỉ khi có complaint thì mới chịu gửi hàng tới người mua.</text:p>
            <text:p>Đơn hàng #782161766</text:p>
          </table:table-cell>
        </table:table-row>
        <table:table-row table:style-name="ro1">
          <table:table-cell office:value-type="string" calcext:value-type="string">
            <text:p>width: 60%;</text:p>
          </table:table-cell>
          <table:table-cell office:value-type="string" calcext:value-type="string">
            <text:p>tiếng thu từ camera nghe kg rõ bị quăng quang nghe từ điện thoại nghe kg được</text:p>
          </table:table-cell>
        </table:table-row>
        <table:table-row table:style-name="ro1">
          <table:table-cell office:value-type="string" calcext:value-type="string">
            <text:p>width: 60%;</text:p>
          </table:table-cell>
          <table:table-cell office:value-type="string" calcext:value-type="string">
            <text:p>Tiếng quạt gió to nên ồn, ai thích yên tĩnh thì ko nên mua</text:p>
          </table:table-cell>
        </table:table-row>
        <table:table-row table:style-name="ro1">
          <table:table-cell office:value-type="string" calcext:value-type="string">
            <text:p>width: 60%;</text:p>
          </table:table-cell>
          <table:table-cell office:value-type="string" calcext:value-type="string">
            <text:p>Tiếng quạt chạy rất ồn, không phù hợp dùng nơi công sở. Sạt đầy pin nhưng chạy mức giữa chừng 1 tiếng là hết pin rồi, phải chấm sạc liên tục. Được cái có chạy chứ không tới nỗi phải gói lại trả hàng.</text:p>
          </table:table-cell>
        </table:table-row>
        <table:table-row table:style-name="ro1">
          <table:table-cell office:value-type="string" calcext:value-type="string">
            <text:p>width: 60%;</text:p>
          </table:table-cell>
          <table:table-cell office:value-type="string" calcext:value-type="string">
            <text:p>Tiếng ồn to quá, pin kém, sạc 4 tiếng chỉ dùng được 1 tiếng, chỉ được cái giao hàng nhanh</text:p>
          </table:table-cell>
        </table:table-row>
        <table:table-row table:style-name="ro1">
          <table:table-cell office:value-type="string" calcext:value-type="string">
            <text:p>width: 60%;</text:p>
          </table:table-cell>
          <table:table-cell office:value-type="string" calcext:value-type="string">
            <text:p>Tiếng ồn rất lớn và nhanh nóng máy, chưa hài lòng lắm</text:p>
          </table:table-cell>
        </table:table-row>
        <table:table-row table:style-name="ro1">
          <table:table-cell office:value-type="string" calcext:value-type="string">
            <text:p>width: 60%;</text:p>
          </table:table-cell>
          <table:table-cell office:value-type="string" calcext:value-type="string">
            <text:p>tiếng ồn nhiễu quá lớn</text:p>
          </table:table-cell>
        </table:table-row>
        <table:table-row table:style-name="ro1">
          <table:table-cell office:value-type="string" calcext:value-type="string">
            <text:p>width: 60%;</text:p>
          </table:table-cell>
          <table:table-cell office:value-type="string" calcext:value-type="string">
            <text:p>Tiếng ồn lớn.</text:p>
          </table:table-cell>
        </table:table-row>
        <table:table-row table:style-name="ro1">
          <table:table-cell office:value-type="string" calcext:value-type="string">
            <text:p>width: 60%;</text:p>
          </table:table-cell>
          <table:table-cell office:value-type="string" calcext:value-type="string">
            <text:p>tiếng kêu to, máy hơi khó dùng vì không có nút. Chỉ thích cái bình vừa xay sinh tố được vừa mang theo được.</text:p>
          </table:table-cell>
        </table:table-row>
        <table:table-row table:style-name="ro1">
          <table:table-cell office:value-type="string" calcext:value-type="string">
            <text:p>width: 60%;</text:p>
          </table:table-cell>
          <table:table-cell office:value-type="string" calcext:value-type="string">
            <text:p>Tiếng kêu khá ồn. Dùng lâu nóng máy</text:p>
          </table:table-cell>
        </table:table-row>
        <table:table-row table:style-name="ro1">
          <table:table-cell office:value-type="string" calcext:value-type="string">
            <text:p>width: 60%;</text:p>
          </table:table-cell>
          <table:table-cell office:value-type="string" calcext:value-type="string">
            <text:p>Tiếng hơi to, máy chắc chắn, nhìn bên ngoài đẹp, xịn sò, dùng bt, ko thấy khác lắm</text:p>
          </table:table-cell>
        </table:table-row>
        <table:table-row table:style-name="ro4">
          <table:table-cell office:value-type="string" calcext:value-type="string">
            <text:p>width: 60%;</text:p>
          </table:table-cell>
          <table:table-cell office:value-type="string" calcext:value-type="string">
            <text:p>tiền nào của nấy!</text:p>
            <text:p>quá bé so với tưởng tượng</text:p>
          </table:table-cell>
        </table:table-row>
        <table:table-row table:style-name="ro1">
          <table:table-cell office:value-type="string" calcext:value-type="string">
            <text:p>width: 60%;</text:p>
          </table:table-cell>
          <table:table-cell office:value-type="string" calcext:value-type="string">
            <text:p>tiền nào của nấy, sản phẩm chỉ dám lọc để tắm thôi</text:p>
          </table:table-cell>
        </table:table-row>
        <table:table-row table:style-name="ro1">
          <table:table-cell office:value-type="string" calcext:value-type="string">
            <text:p>width: 60%;</text:p>
          </table:table-cell>
          <table:table-cell office:value-type="string" calcext:value-type="string">
            <text:p>Tiền nào của nấy mua dc thì mua</text:p>
          </table:table-cell>
        </table:table-row>
        <table:table-row table:style-name="ro1">
          <table:table-cell office:value-type="string" calcext:value-type="string">
            <text:p>width: 60%;</text:p>
          </table:table-cell>
          <table:table-cell office:value-type="string" calcext:value-type="string">
            <text:p>Tiền nào của nấy</text:p>
          </table:table-cell>
        </table:table-row>
        <table:table-row table:style-name="ro1">
          <table:table-cell office:value-type="string" calcext:value-type="string">
            <text:p>width: 60%;</text:p>
          </table:table-cell>
          <table:table-cell office:value-type="string" calcext:value-type="string">
            <text:p>tiền nào của lấy . không đẹp như mình nghĩ . lúc đầu tưởng ấn phím thì đèn nó nháy cơ</text:p>
          </table:table-cell>
        </table:table-row>
        <table:table-row table:style-name="ro1">
          <table:table-cell office:value-type="string" calcext:value-type="string">
            <text:p>width: 60%;</text:p>
          </table:table-cell>
          <table:table-cell office:value-type="string" calcext:value-type="string">
            <text:p>tiền nào của đó. dùng chống cháy thì ok</text:p>
          </table:table-cell>
        </table:table-row>
        <table:table-row table:style-name="ro1">
          <table:table-cell office:value-type="string" calcext:value-type="string">
            <text:p>width: 60%;</text:p>
          </table:table-cell>
          <table:table-cell office:value-type="string" calcext:value-type="string">
            <text:p>tiền nào của đó thôi. đúng giá trị</text:p>
          </table:table-cell>
        </table:table-row>
        <table:table-row table:style-name="ro5">
          <table:table-cell office:value-type="string" calcext:value-type="string">
            <text:p>width: 60%;</text:p>
          </table:table-cell>
          <table:table-cell office:value-type="string" calcext:value-type="string">
            <text:p>Tiền nào của đó thôi</text:p>
            <text:p>Sử dụng cũng ok. Tạm ổn</text:p>
            <text:p>Hơi nhẹ và k đc êm cho lắm</text:p>
            <text:p>Gói hàng cẩn thận có tem hàng dễ vỡ, có giấy bảo hành, máy mới. Yên tâm mà mua nhé.</text:p>
          </table:table-cell>
        </table:table-row>
        <table:table-row table:style-name="ro1">
          <table:table-cell office:value-type="string" calcext:value-type="string">
            <text:p>width: 60%;</text:p>
          </table:table-cell>
          <table:table-cell office:value-type="string" calcext:value-type="string">
            <text:p>Tiền nào của đó - màn hình đồng hồ hơi lag</text:p>
          </table:table-cell>
        </table:table-row>
        <table:table-row table:style-name="ro2">
          <table:table-cell office:value-type="string" calcext:value-type="string">
            <text:p>width: 60%;</text:p>
          </table:table-cell>
          <table:table-cell office:value-type="string" calcext:value-type="string">
            <text:p>tien nao cua do</text:p>
            <text:p>xac dc</text:p>
            <text:p>con ben k thì doi time tl....</text:p>
          </table:table-cell>
        </table:table-row>
        <table:table-row table:style-name="ro1">
          <table:table-cell office:value-type="string" calcext:value-type="string">
            <text:p>width: 60%;</text:p>
          </table:table-cell>
          <table:table-cell office:value-type="string" calcext:value-type="string">
            <text:p>Tiền nào của đấy. Máy chất lượng trung bình. Có hiện tượng hở khe hút bụi</text:p>
          </table:table-cell>
        </table:table-row>
        <table:table-row table:style-name="ro1">
          <table:table-cell office:value-type="string" calcext:value-type="string">
            <text:p>width: 60%;</text:p>
          </table:table-cell>
          <table:table-cell office:value-type="string" calcext:value-type="string">
            <text:p>Tiền nào của đấy. Bếp nhẹ như thùng giấy. Nhựa đểu nữa. Nói chung chưa sử dụng nên chưa biết thế nào nhưng cầm lên thấy chán lắm</text:p>
          </table:table-cell>
        </table:table-row>
        <table:table-row table:style-name="ro1">
          <table:table-cell office:value-type="string" calcext:value-type="string">
            <text:p>width: 60%;</text:p>
          </table:table-cell>
          <table:table-cell office:value-type="string" calcext:value-type="string">
            <text:p>tiền nào của đấy,k có gì để trách.chất lượng dịch vụ tốt.</text:p>
          </table:table-cell>
        </table:table-row>
        <table:table-row table:style-name="ro1">
          <table:table-cell office:value-type="string" calcext:value-type="string">
            <text:p>width: 60%;</text:p>
          </table:table-cell>
          <table:table-cell office:value-type="string" calcext:value-type="string">
            <text:p>Tiền nào của đấy thôi. Dựng cố định quay phim là ok rồi. Giá quá rẻ nữa. Vì bên bán cũng phải trả phí cho tiki và phí ship nữa</text:p>
          </table:table-cell>
        </table:table-row>
        <table:table-row table:style-name="ro1">
          <table:table-cell office:value-type="string" calcext:value-type="string">
            <text:p>width: 60%;</text:p>
          </table:table-cell>
          <table:table-cell office:value-type="string" calcext:value-type="string">
            <text:p>Tiện lợi nhưng vừa sạc vừa sử dụng dt hay rớt cáp. Nam châm hít k mạnh lắm.</text:p>
          </table:table-cell>
        </table:table-row>
        <table:table-row table:style-name="ro1">
          <table:table-cell office:value-type="string" calcext:value-type="string">
            <text:p>width: 60%;</text:p>
          </table:table-cell>
          <table:table-cell office:value-type="string" calcext:value-type="string">
            <text:p>Tiện dụng nhưng quay hơi yếu và quá chậm, dể đứng máy ! Trục quay nhựa, dài dể bị lệch, cọ sát dể hao mòn làm đứng máy ! Có lẽ không bền !!!</text:p>
          </table:table-cell>
        </table:table-row>
        <table:table-row table:style-name="ro1">
          <table:table-cell office:value-type="string" calcext:value-type="string">
            <text:p>width: 60%;</text:p>
          </table:table-cell>
          <table:table-cell office:value-type="string" calcext:value-type="string">
            <text:p>Tiếc là không có phụ kiện kèm theo</text:p>
          </table:table-cell>
        </table:table-row>
        <table:table-row table:style-name="ro1">
          <table:table-cell office:value-type="string" calcext:value-type="string">
            <text:p>width: 60%;</text:p>
          </table:table-cell>
          <table:table-cell office:value-type="string" calcext:value-type="string">
            <text:p>Thương hiệu Lock&amp;lock nhưng chất lượng ko an toàn vì lớp chống dính bị tróc sau khi mình dùng mới vài lần là bị tróc luôn rồi, mình làm xong thì ngâm nước rồi mới vệ sinh chứ ko lau chùi mạnh mà còn bị vậy, lớp chống dính bám vào thức ăn luôn nếu nhìn kỹ mới thấy, chất lượng nồi tầm trung nhưng lớp chống chính quá kém thua cả chảo ko dính giá 100k nữa, ko biết nói sao chứ nhà sx nên coi lại chất lượng lớp sơn chống dính này có đảm bảo an toàn ko vậy? hay dùng loại kém chất lượng nên mới vậy, mình đã dùng qua Philip rất ok, lớp chống xài phải 1 thời gian 1 năm mới bị bong chứ ko như nồi này, khá thất vọng và ko yên tâm chất lượng!</text:p>
          </table:table-cell>
        </table:table-row>
        <table:table-row table:style-name="ro1">
          <table:table-cell office:value-type="string" calcext:value-type="string">
            <text:p>width: 60%;</text:p>
          </table:table-cell>
          <table:table-cell office:value-type="string" calcext:value-type="string">
            <text:p>Thường bị mất màu hình ảnh. Mọi thứ khác ok</text:p>
          </table:table-cell>
        </table:table-row>
        <table:table-row table:style-name="ro1">
          <table:table-cell office:value-type="string" calcext:value-type="string">
            <text:p>width: 60%;</text:p>
          </table:table-cell>
          <table:table-cell office:value-type="string" calcext:value-type="string">
            <text:p>Thực sự là phí tiền. Chất lượng cafe pha ra không thể sánh với những máy pha chuyên nghiệp. Pha phin là ngon bổ rẻ. Mua về giờ để chật nhà...</text:p>
          </table:table-cell>
        </table:table-row>
        <table:table-row table:style-name="ro1">
          <table:table-cell office:value-type="string" calcext:value-type="string">
            <text:p>width: 60%;</text:p>
          </table:table-cell>
          <table:table-cell office:value-type="string" calcext:value-type="string">
            <text:p>Thực sự là phí tiền. Chất lượng cafe pha ra không thể sánh với những máy pha chuyên nghiệp. Pha phin là ngon bổ rẻ. Mua về giờ để chật nhà...</text:p>
          </table:table-cell>
        </table:table-row>
        <table:table-row table:style-name="ro5">
          <table:table-cell office:value-type="string" calcext:value-type="string">
            <text:p>width: 60%;</text:p>
          </table:table-cell>
          <table:table-cell office:value-type="string" calcext:value-type="string">
            <text:p>Thực chất là lò nướng nên làm các món thịt, sườn nướng thì rất ngon. Món khoai tây chiên phải luộc trước khoai rồi phết dầu, khoai cũng giòn nhưng nhanh ỉu, được khoảng 80% so với khoai tây chiên bình thường. </text:p>
            <text:p>Nếu nhà ít người (3 người) và thường xuyên ăn đồ nướng thì nên mua. Không thì với giá tiền này (đã khuyến mãi) thừa sức mua cái lò nướng to (khoảng 35l) làm được nhiều món hơn.</text:p>
            <text:p>Ưu điểm của nồi này so với lò nướng to: nhỏ gọn, rửa dễ dàng hơn, thời gian làm nóng lò cũng nhanh hơn. </text:p>
            <text:p>À, so với lò nướng có quạt đối lưu thì nồi này lúc chạy kêu cũng khá to</text:p>
          </table:table-cell>
        </table:table-row>
        <table:table-row table:style-name="ro1">
          <table:table-cell office:value-type="string" calcext:value-type="string">
            <text:p>width: 60%;</text:p>
          </table:table-cell>
          <table:table-cell office:value-type="string" calcext:value-type="string">
            <text:p>Thực chất là hàng TQ gia công cho Sharp. Trong lò không tráng men, rất dễ rỉ sét</text:p>
          </table:table-cell>
        </table:table-row>
        <table:table-row table:style-name="ro1">
          <table:table-cell office:value-type="string" calcext:value-type="string">
            <text:p>width: 60%;</text:p>
          </table:table-cell>
          <table:table-cell office:value-type="string" calcext:value-type="string">
            <text:p>thu tiếng tốt hơn. Nhưng đồng thời cũng thu tiếng ồn . Ko lọc tạp âm . Sau 1 thời gian mua thì vẫn chỉ xài vài lần. Thấy được giới thiệu nhiều nhưng mk thấy chất lượng chỉ tạm. Ai mua thì nếu ở không gian yên tĩnh thì ok. Còn có tiếng xe cộ hay ồn ào thì cân nhắc nhé. Dù mk đã coi chục video về review cái này nhưng k như mong đợi. :)))</text:p>
          </table:table-cell>
        </table:table-row>
        <table:table-row table:style-name="ro1">
          <table:table-cell office:value-type="string" calcext:value-type="string">
            <text:p>width: 60%;</text:p>
          </table:table-cell>
          <table:table-cell office:value-type="string" calcext:value-type="string">
            <text:p>thu song yeu, ban ngay nhin ko thay</text:p>
          </table:table-cell>
        </table:table-row>
        <table:table-row table:style-name="ro1">
          <table:table-cell office:value-type="string" calcext:value-type="string">
            <text:p>width: 60%;</text:p>
          </table:table-cell>
          <table:table-cell office:value-type="string" calcext:value-type="string">
            <text:p>Thử nghiệm thực tế, chép 1 file film vào usb thì tốc độ ghi chỉ được hơn 6MB/s. Nếu dùng ổ cứng di động với cùng lỗ USB đó thì tốc độ đạt hơn 30 MB/s.</text:p>
          </table:table-cell>
        </table:table-row>
        <table:table-row table:style-name="ro4">
          <table:table-cell office:value-type="string" calcext:value-type="string">
            <text:p>width: 60%;</text:p>
          </table:table-cell>
          <table:table-cell office:value-type="string" calcext:value-type="string">
            <text:p>Thu âm xong thì có tiếng rè rè theo âm. Ko biết vì sao.</text:p>
            <text:p>M dùng với a6400</text:p>
          </table:table-cell>
        </table:table-row>
        <table:table-row table:style-name="ro1">
          <table:table-cell office:value-type="string" calcext:value-type="string">
            <text:p>width: 60%;</text:p>
          </table:table-cell>
          <table:table-cell office:value-type="string" calcext:value-type="string">
            <text:p>Thu âm vẫn nhiều tạp âm, mình thấy chất lượng tốt tầm giá nhưng với cái máy thu sony bên cạnh thì thấy chất lượng khi có và không có míc vẫn như nhau thôi. Mình muốn đổi để mua một chiếc khác đẳng hướng. Hơi đắt một chút nhưng vậy sẽ thu được chất lượng âm thanh tốt hơ</text:p>
          </table:table-cell>
        </table:table-row>
        <table:table-row table:style-name="ro1">
          <table:table-cell office:value-type="string" calcext:value-type="string">
            <text:p>width: 60%;</text:p>
          </table:table-cell>
          <table:table-cell office:value-type="string" calcext:value-type="string">
            <text:p>thử 3 nguồn nước. nước máy chưa lọc ra số 39, nước đã lọc số 8, nước thải ra từ máy lọc số 69. bút bị lỗi hay nguồn nước máy chưa lọc quá sạch ?</text:p>
          </table:table-cell>
        </table:table-row>
        <table:table-row table:style-name="ro1">
          <table:table-cell office:value-type="string" calcext:value-type="string">
            <text:p>width: 60%;</text:p>
          </table:table-cell>
          <table:table-cell office:value-type="string" calcext:value-type="string">
            <text:p>Thông tin SP thấy là inox, là nhôm, mà thực tế sao thấy toàn bằng nhựa (3 cái chân hình như bằng sắt ống mỏng)</text:p>
          </table:table-cell>
        </table:table-row>
        <table:table-row table:style-name="ro2">
          <table:table-cell office:value-type="string" calcext:value-type="string">
            <text:p>width: 60%;</text:p>
          </table:table-cell>
          <table:table-cell office:value-type="string" calcext:value-type="string">
            <text:p>Thông tin nơi sản xuất sai, vẫn không sửa gây nhầm lẫn cho người khác. Mình gửi email 2 tháng rồi vẫn không thấy Tiki sửa. Gửi mail về cục quản lý cạnh tranh là phạt no luôn ...</text:p>
            <text:p/>
            <text:p>vcca@moit.gov.vn</text:p>
          </table:table-cell>
        </table:table-row>
        <table:table-row table:style-name="ro4">
          <table:table-cell office:value-type="string" calcext:value-type="string">
            <text:p>width: 60%;</text:p>
          </table:table-cell>
          <table:table-cell office:value-type="string" calcext:value-type="string">
            <text:p>Thông tin ghi Sản xuất tại Cộng Hòa Séc. Nhưng tem trên SP lại để Made in China.</text:p>
            <text:p>PS: Có chút hoang mang 🤔</text:p>
          </table:table-cell>
        </table:table-row>
        <table:table-row table:style-name="ro1">
          <table:table-cell office:value-type="string" calcext:value-type="string">
            <text:p>width: 60%;</text:p>
          </table:table-cell>
          <table:table-cell office:value-type="string" calcext:value-type="string">
            <text:p>Thông tin đặc tính kỹ thuật trên web không đầy đủ, sản phẩm này không có đèn báo khi hoạt động (tôi sẽ không mua nếu biết không có đèn báo vì đây là chức năng rất hữu dụng). Sản phẩm này bên Lazada rẻ hơn gần 200k</text:p>
          </table:table-cell>
        </table:table-row>
        <table:table-row table:style-name="ro1">
          <table:table-cell office:value-type="string" calcext:value-type="string">
            <text:p>width: 60%;</text:p>
          </table:table-cell>
          <table:table-cell office:value-type="string" calcext:value-type="string">
            <text:p>Thông tin chưa được rõ có vẻ cố ý để mọi người hiểu nhầm là quạt điều khiển từ xa</text:p>
          </table:table-cell>
        </table:table-row>
        <table:table-row table:style-name="ro1">
          <table:table-cell office:value-type="string" calcext:value-type="string">
            <text:p>width: 60%;</text:p>
          </table:table-cell>
          <table:table-cell office:value-type="string" calcext:value-type="string">
            <text:p>thông tin bán sản phẩm : chưa kích hoạt , kích hoạt theo hướng dẫn....nhưng nhận sim thì đã kích hoạt rồi !</text:p>
          </table:table-cell>
        </table:table-row>
        <table:table-row table:style-name="ro1">
          <table:table-cell office:value-type="string" calcext:value-type="string">
            <text:p>width: 60%;</text:p>
          </table:table-cell>
          <table:table-cell office:value-type="string" calcext:value-type="string">
            <text:p>Thời gian vận chuyển rất rất nhanh, mình thích nhất điều này. Có lẽ việc gắn bó với Tiki là điểm mạnh giao hàng này, bên cạnh chất lượng sản phẩm và nguồn hàng hóa dồi dào</text:p>
          </table:table-cell>
        </table:table-row>
        <table:table-row table:style-name="ro1">
          <table:table-cell office:value-type="string" calcext:value-type="string">
            <text:p>width: 60%;</text:p>
          </table:table-cell>
          <table:table-cell office:value-type="string" calcext:value-type="string">
            <text:p>thời gian vận chuyển quá lâu. đặt hàng đến lúc nhận 7 ngày . ôiiiiiiiii</text:p>
          </table:table-cell>
        </table:table-row>
        <table:table-row table:style-name="ro4">
          <table:table-cell office:value-type="string" calcext:value-type="string">
            <text:p>width: 60%;</text:p>
          </table:table-cell>
          <table:table-cell office:value-type="string" calcext:value-type="string">
            <text:p>thời gian nướng hơi lâu do nhiệt độ tối đa chỉ 200o cho mọi chế độ nướng nên món ăn bị khô vì nướng lâu mới chín</text:p>
            <text:p>vỉ chống dính trơn bóng có vẻ tốt nhưng ko biết xài lâu có bị bong tróc không</text:p>
          </table:table-cell>
        </table:table-row>
        <table:table-row table:style-name="ro1">
          <table:table-cell office:value-type="string" calcext:value-type="string">
            <text:p>width: 60%;</text:p>
          </table:table-cell>
          <table:table-cell office:value-type="string" calcext:value-type="string">
            <text:p>Thời gian nấu chín thức ăn lâu hơn nhiều so với quảng cáo.</text:p>
          </table:table-cell>
        </table:table-row>
        <table:table-row table:style-name="ro1">
          <table:table-cell office:value-type="string" calcext:value-type="string">
            <text:p>width: 60%;</text:p>
          </table:table-cell>
          <table:table-cell office:value-type="string" calcext:value-type="string">
            <text:p>Thời gian giao hàng rất chậm. Thông số quảng cáo không đúng sự thật, loa có pin 1.500mAh chứ không phải 10.000mAh, công suất là 2x10w chứ k phải 2x20w. Các lổ cắm dây khá lỏng, không có cảm giác chặt sau khi cắm. Nhưng Giá mềm chất lượng âm thanh khá ổn.</text:p>
          </table:table-cell>
        </table:table-row>
        <table:table-row table:style-name="ro1">
          <table:table-cell office:value-type="string" calcext:value-type="string">
            <text:p>width: 60%;</text:p>
          </table:table-cell>
          <table:table-cell office:value-type="string" calcext:value-type="string">
            <text:p>Thời gian giao hàng quá lâu, quá trễ so với dự kiến lúc đặt hàng</text:p>
          </table:table-cell>
        </table:table-row>
        <table:table-row table:style-name="ro1">
          <table:table-cell office:value-type="string" calcext:value-type="string">
            <text:p>width: 60%;</text:p>
          </table:table-cell>
          <table:table-cell office:value-type="string" calcext:value-type="string">
            <text:p>thời gian giao hàng đúng hẹn. tuy nhiên linh kiện có phần không chính xác. chổi quét side brush đi kèm là loại chỉ có 1 râu. trong khi tài liệu hướng dẫn cũng như hình ảnh là loại 3 râu. có dấu hiệu bị tráo linh kiện này.</text:p>
          </table:table-cell>
        </table:table-row>
        <table:table-row table:style-name="ro1">
          <table:table-cell office:value-type="string" calcext:value-type="string">
            <text:p>width: 60%;</text:p>
          </table:table-cell>
          <table:table-cell office:value-type="string" calcext:value-type="string">
            <text:p>Thời gian chưng yến hơi lâu. Đóng gói hàng cẩn thận</text:p>
          </table:table-cell>
        </table:table-row>
        <table:table-row table:style-name="ro1">
          <table:table-cell office:value-type="string" calcext:value-type="string">
            <text:p>width: 60%;</text:p>
          </table:table-cell>
          <table:table-cell office:value-type="string" calcext:value-type="string">
            <text:p>Thời gian bay thực tế chỉ được 3 phút sau khi đã nạp 40 phút, không đúng như mô tả sản phẩm là 6 phút. Rất bất tiện do phải tháo ra lắp vào để xạc pin.</text:p>
          </table:table-cell>
        </table:table-row>
        <table:table-row table:style-name="ro4">
          <table:table-cell office:value-type="string" calcext:value-type="string">
            <text:p>width: 60%;</text:p>
          </table:table-cell>
          <table:table-cell office:value-type="string" calcext:value-type="string">
            <text:p>Thoát hơi nhiều làm cơm bị khô</text:p>
            <text:p>Mẫu mã đẹp. Nấu cơm nhanh! Ổn trong tầm giá!</text:p>
          </table:table-cell>
        </table:table-row>
        <table:table-row table:style-name="ro1">
          <table:table-cell office:value-type="string" calcext:value-type="string">
            <text:p>width: 60%;</text:p>
          </table:table-cell>
          <table:table-cell office:value-type="string" calcext:value-type="string">
            <text:p>thịt nướng chỉnh 200 độ phải 25 phút là quá lâu so với các loại nồi chiên khác tương tự, vì mình mua cho gia đình 3 loại khác nhau, thường chỉ 15p.</text:p>
          </table:table-cell>
        </table:table-row>
        <table:table-row table:style-name="ro1">
          <table:table-cell office:value-type="string" calcext:value-type="string">
            <text:p>width: 60%;</text:p>
          </table:table-cell>
          <table:table-cell office:value-type="string" calcext:value-type="string">
            <text:p>thỉnh thoảng khi dùng phải đứng vịnh dây câm 1 lúc mới dùng được.phần nắp bên trong bị hở, ấn nghe lụp cụp. vì bảo hành phiền phức mà cần dùng ấm mooic ngày nên mình ko đổi trả</text:p>
          </table:table-cell>
        </table:table-row>
        <table:table-row table:style-name="ro1">
          <table:table-cell office:value-type="string" calcext:value-type="string">
            <text:p>width: 60%;</text:p>
          </table:table-cell>
          <table:table-cell office:value-type="string" calcext:value-type="string">
            <text:p>Thỉnh thoảng hay bị nghẹt nước, tuy nhiên có thể tự khắc phục được, mà hơi mất công</text:p>
          </table:table-cell>
        </table:table-row>
        <table:table-row table:style-name="ro1">
          <table:table-cell office:value-type="string" calcext:value-type="string">
            <text:p>width: 60%;</text:p>
          </table:table-cell>
          <table:table-cell office:value-type="string" calcext:value-type="string">
            <text:p>Thiếu thẻ nhớ và kim rết🥺🥺🥺🥺🥺🥺🥺🥺🥺🥺🥺🥺🥺🥺🥺🥺🥺🥺🥺🥺🥺🥺🥺🥺🥺🥺🥺</text:p>
          </table:table-cell>
        </table:table-row>
        <table:table-row table:style-name="ro1">
          <table:table-cell office:value-type="string" calcext:value-type="string">
            <text:p>width: 60%;</text:p>
          </table:table-cell>
          <table:table-cell office:value-type="string" calcext:value-type="string">
            <text:p>Thiếu tấm Lọc tạp âm cho micro</text:p>
          </table:table-cell>
        </table:table-row>
        <table:table-row table:style-name="ro1">
          <table:table-cell office:value-type="string" calcext:value-type="string">
            <text:p>width: 60%;</text:p>
          </table:table-cell>
          <table:table-cell office:value-type="string" calcext:value-type="string">
            <text:p>Thiếu quà tặng rồi Tiki ơi</text:p>
          </table:table-cell>
        </table:table-row>
        <table:table-row table:style-name="ro4">
          <table:table-cell office:value-type="string" calcext:value-type="string">
            <text:p>width: 60%;</text:p>
          </table:table-cell>
          <table:table-cell office:value-type="string" calcext:value-type="string">
            <text:p>Thiếu phụ kiện số 9 , 13 , 15 , 16 </text:p>
            <text:p>Phản hồi lại dùm</text:p>
          </table:table-cell>
        </table:table-row>
        <table:table-row table:style-name="ro1">
          <table:table-cell office:value-type="string" calcext:value-type="string">
            <text:p>width: 60%;</text:p>
          </table:table-cell>
          <table:table-cell office:value-type="string" calcext:value-type="string">
            <text:p>thiếu phụ kiện không đúng như hình,trước có bây giờ không có (chụp hình lại đi như thế là gian dối)</text:p>
          </table:table-cell>
        </table:table-row>
        <table:table-row table:style-name="ro1">
          <table:table-cell office:value-type="string" calcext:value-type="string">
            <text:p>width: 60%;</text:p>
          </table:table-cell>
          <table:table-cell office:value-type="string" calcext:value-type="string">
            <text:p>Thiếu phụ kiện đi kèm, không hút được những bề mặt như xe hơi, nệm</text:p>
          </table:table-cell>
        </table:table-row>
        <table:table-row table:style-name="ro1">
          <table:table-cell office:value-type="string" calcext:value-type="string">
            <text:p>width: 60%;</text:p>
          </table:table-cell>
          <table:table-cell office:value-type="string" calcext:value-type="string">
            <text:p>thiếu phụ kiện (muỗng múc canh), thời gian bảo hành ngắn so với mua từ cửa hàng</text:p>
          </table:table-cell>
        </table:table-row>
        <table:table-row table:style-name="ro1">
          <table:table-cell office:value-type="string" calcext:value-type="string">
            <text:p>width: 60%;</text:p>
          </table:table-cell>
          <table:table-cell office:value-type="string" calcext:value-type="string">
            <text:p>Thiếu phiếu bảo hành và thiếu hướng dẫn sử dụng của sảm phẩm</text:p>
          </table:table-cell>
        </table:table-row>
        <table:table-row table:style-name="ro1">
          <table:table-cell office:value-type="string" calcext:value-type="string">
            <text:p>width: 60%;</text:p>
          </table:table-cell>
          <table:table-cell office:value-type="string" calcext:value-type="string">
            <text:p>thiếu nồi hấp đun nóng chậm giá Thành rẻ tiền nào vải đấy</text:p>
          </table:table-cell>
        </table:table-row>
        <table:table-row table:style-name="ro1">
          <table:table-cell office:value-type="string" calcext:value-type="string">
            <text:p>width: 60%;</text:p>
          </table:table-cell>
          <table:table-cell office:value-type="string" calcext:value-type="string">
            <text:p>Thiếu nắp thì phải. Mà lười ko gọi để shop bổ sung</text:p>
          </table:table-cell>
        </table:table-row>
        <table:table-row table:style-name="ro1">
          <table:table-cell office:value-type="string" calcext:value-type="string">
            <text:p>width: 60%;</text:p>
          </table:table-cell>
          <table:table-cell office:value-type="string" calcext:value-type="string">
            <text:p>Thiếu nắp đậy của bình lớn tiki đã tiếp nhận và đổi lại. Sao không giao thêm cái nắp cho tiện</text:p>
          </table:table-cell>
        </table:table-row>
        <table:table-row table:style-name="ro1">
          <table:table-cell office:value-type="string" calcext:value-type="string">
            <text:p>width: 60%;</text:p>
          </table:table-cell>
          <table:table-cell office:value-type="string" calcext:value-type="string">
            <text:p>thiếu một con vít bắt chân bn nhé lần sau nhớ kiểm tra kỹ</text:p>
          </table:table-cell>
        </table:table-row>
        <table:table-row table:style-name="ro2">
          <table:table-cell office:value-type="string" calcext:value-type="string">
            <text:p>width: 60%;</text:p>
          </table:table-cell>
          <table:table-cell office:value-type="string" calcext:value-type="string">
            <text:p>Thiếu mất remote </text:p>
            <text:p>Ốc bị lỏng</text:p>
            <text:p>Ngoài ra khá chắn chắn</text:p>
          </table:table-cell>
        </table:table-row>
        <table:table-row table:style-name="ro1">
          <table:table-cell office:value-type="string" calcext:value-type="string">
            <text:p>width: 60%;</text:p>
          </table:table-cell>
          <table:table-cell office:value-type="string" calcext:value-type="string">
            <text:p>thiếu lưỡi dao</text:p>
          </table:table-cell>
        </table:table-row>
        <table:table-row table:style-name="ro1">
          <table:table-cell office:value-type="string" calcext:value-type="string">
            <text:p>width: 60%;</text:p>
          </table:table-cell>
          <table:table-cell office:value-type="string" calcext:value-type="string">
            <text:p>Thiếu dây đeo ngực</text:p>
          </table:table-cell>
        </table:table-row>
        <table:table-row table:style-name="ro1">
          <table:table-cell office:value-type="string" calcext:value-type="string">
            <text:p>width: 60%;</text:p>
          </table:table-cell>
          <table:table-cell office:value-type="string" calcext:value-type="string">
            <text:p>thiếu dây cap</text:p>
          </table:table-cell>
        </table:table-row>
        <table:table-row table:style-name="ro1">
          <table:table-cell office:value-type="string" calcext:value-type="string">
            <text:p>width: 60%;</text:p>
          </table:table-cell>
          <table:table-cell office:value-type="string" calcext:value-type="string">
            <text:p>Thiếu đầu vắt nhỏ :( có vẻ sp này tất cả đều thiếu nên mới bán sale.</text:p>
          </table:table-cell>
        </table:table-row>
        <table:table-row table:style-name="ro1">
          <table:table-cell office:value-type="string" calcext:value-type="string">
            <text:p>width: 60%;</text:p>
          </table:table-cell>
          <table:table-cell office:value-type="string" calcext:value-type="string">
            <text:p>Thiếu cao su chống ồn ở chân</text:p>
          </table:table-cell>
        </table:table-row>
        <table:table-row table:style-name="ro1">
          <table:table-cell office:value-type="string" calcext:value-type="string">
            <text:p>width: 60%;</text:p>
          </table:table-cell>
          <table:table-cell office:value-type="string" calcext:value-type="string">
            <text:p>thiết kế xấu</text:p>
          </table:table-cell>
        </table:table-row>
        <table:table-row table:style-name="ro1">
          <table:table-cell office:value-type="string" calcext:value-type="string">
            <text:p>width: 60%;</text:p>
          </table:table-cell>
          <table:table-cell office:value-type="string" calcext:value-type="string">
            <text:p>Thiết kế nhỏ gọn, giá tiền rẻ so với những tai nghe không dây khác. Nhưng lỗi kết nối độc lập cực phiền phức, phải reset rất nhiều lần vẫn không được. Chán nản với thiết kế thiếu tinh tế này.</text:p>
          </table:table-cell>
        </table:table-row>
        <table:table-row table:style-name="ro1">
          <table:table-cell office:value-type="string" calcext:value-type="string">
            <text:p>width: 60%;</text:p>
          </table:table-cell>
          <table:table-cell office:value-type="string" calcext:value-type="string">
            <text:p>Thiết kế nhìn cũng được, mỏng nhẹ mà bền, rơi không vấn đề gì , cứ tưởng vỡ đến nơi, hóa ra ko sao cả. Nhưng một điểm mà mình ko thích nhất là <text:s/>khi đến hạn phải thay bộ lọc, đổ nước vào nó chứ trào hết cả qua cái lỗ , bực mình, lại phải dọn dẹp.</text:p>
          </table:table-cell>
        </table:table-row>
        <table:table-row table:style-name="ro1">
          <table:table-cell office:value-type="string" calcext:value-type="string">
            <text:p>width: 60%;</text:p>
          </table:table-cell>
          <table:table-cell office:value-type="string" calcext:value-type="string">
            <text:p>thiết kế đẹp, thời gian đun nước nhanh, tuy nhiên những lần đầu sử dụng còn nghe mùi nhựa, những lần kế tiếp không biết sẽ thế nào.</text:p>
          </table:table-cell>
        </table:table-row>
        <table:table-row table:style-name="ro4">
          <table:table-cell office:value-type="string" calcext:value-type="string">
            <text:p>width: 60%;</text:p>
          </table:table-cell>
          <table:table-cell office:value-type="string" calcext:value-type="string">
            <text:p>thiết kế đẹp, cảm ứng dễ dùng. </text:p>
            <text:p>dùng một thời gian thì bề mặt khó lau chùi</text:p>
          </table:table-cell>
        </table:table-row>
        <table:table-row table:style-name="ro1">
          <table:table-cell office:value-type="string" calcext:value-type="string">
            <text:p>width: 60%;</text:p>
          </table:table-cell>
          <table:table-cell office:value-type="string" calcext:value-type="string">
            <text:p>thiết kế đẹp tuy nhiên chất lượng gia công hơi kém và ọp ẹp</text:p>
          </table:table-cell>
        </table:table-row>
        <table:table-row table:style-name="ro1">
          <table:table-cell office:value-type="string" calcext:value-type="string">
            <text:p>width: 60%;</text:p>
          </table:table-cell>
          <table:table-cell office:value-type="string" calcext:value-type="string">
            <text:p>Thiết kế đẹp nhưng vị trí nút bấm trên quạt và remote không thống nhất, rất dễ gây lầm lẫn khi sử dụng. Mỗi lần tắt quạt phải khom người xuống để tắt, khá bất tiện. Gió thổi cũng nhẹ quá, ngồi xa hơn 3m là không thấy có miếng gió nào luôn dù đã bật max.</text:p>
          </table:table-cell>
        </table:table-row>
        <table:table-row table:style-name="ro4">
          <table:table-cell office:value-type="string" calcext:value-type="string">
            <text:p>width: 60%;</text:p>
          </table:table-cell>
          <table:table-cell office:value-type="string" calcext:value-type="string">
            <text:p>Thiết kế bị gấp ống hơi, rất khó chịu khi xài. Một số máy khác có lò xo để tránh gấp ống </text:p>
            <text:p>Giao hàng nhanh, tốt</text:p>
          </table:table-cell>
        </table:table-row>
        <table:table-row table:style-name="ro1">
          <table:table-cell office:value-type="string" calcext:value-type="string">
            <text:p>width: 60%;</text:p>
          </table:table-cell>
          <table:table-cell office:value-type="string" calcext:value-type="string">
            <text:p>thiết kế bên ngoài ổn, nắp nồi ko có thoát nước đọng, nấu cơm chưa ngon vì hơi kém. Dễ vệ sinh, chế độ hẹn giờ nấu tiện lợi, chế độ nấu cháo tốt.</text:p>
          </table:table-cell>
        </table:table-row>
        <table:table-row table:style-name="ro1">
          <table:table-cell office:value-type="string" calcext:value-type="string">
            <text:p>width: 60%;</text:p>
          </table:table-cell>
          <table:table-cell office:value-type="string" calcext:value-type="string">
            <text:p>Thiết bị sử dụng ổn định tuy nhiên tốc độ thu nhận sóng quá chậm, chỉ được 1/3 so với tốc độ đăng ký gói mạng internet. Chỉ sử dụng thiết bị lúc thay thế để phòng trường hợp chống cháy.</text:p>
          </table:table-cell>
        </table:table-row>
        <table:table-row table:style-name="ro1">
          <table:table-cell office:value-type="string" calcext:value-type="string">
            <text:p>width: 60%;</text:p>
          </table:table-cell>
          <table:table-cell office:value-type="string" calcext:value-type="string">
            <text:p>Thiết bị ko kết nối dc với mạng khấcf chỉ kết nối dc với wifi nội bộ thôi. Có cách nào khắc phục ko.</text:p>
          </table:table-cell>
        </table:table-row>
        <table:table-row table:style-name="ro1">
          <table:table-cell office:value-type="string" calcext:value-type="string">
            <text:p>width: 60%;</text:p>
          </table:table-cell>
          <table:table-cell office:value-type="string" calcext:value-type="string">
            <text:p>Theo thông tin trên trang web của tiki thì sản phẩm có giao diện tiếng việt nhưng khi giao hàng lại giao hàng có giao diện nút bấm tiếng Nga ?</text:p>
          </table:table-cell>
        </table:table-row>
        <table:table-row table:style-name="ro1">
          <table:table-cell office:value-type="string" calcext:value-type="string">
            <text:p>width: 60%;</text:p>
          </table:table-cell>
          <table:table-cell office:value-type="string" calcext:value-type="string">
            <text:p>Theo mh nghĩ cũng là ít mỡ tốt Sk lên mua lò nướng chứ chiên ko dầu này thức ăn mềm ko giòn lên là ăn ko cảm thấy ngon. Gần như tất cả chế độ mag tính chất là hấp chín</text:p>
          </table:table-cell>
        </table:table-row>
        <table:table-row table:style-name="ro1">
          <table:table-cell office:value-type="string" calcext:value-type="string">
            <text:p>width: 60%;</text:p>
          </table:table-cell>
          <table:table-cell office:value-type="string" calcext:value-type="string">
            <text:p>Theo khuyến cáo của NSX thì bộ lọc sử dụng được bao nhiêu lít nước thì phải thay thế vậy #Tiki?</text:p>
          </table:table-cell>
        </table:table-row>
        <table:table-row table:style-name="ro1">
          <table:table-cell office:value-type="string" calcext:value-type="string">
            <text:p>width: 60%;</text:p>
          </table:table-cell>
          <table:table-cell office:value-type="string" calcext:value-type="string">
            <text:p>theo doi hinh anh dong khong duoc tot.....khong theo doi duoc</text:p>
          </table:table-cell>
        </table:table-row>
        <table:table-row table:style-name="ro1">
          <table:table-cell office:value-type="string" calcext:value-type="string">
            <text:p>width: 60%;</text:p>
          </table:table-cell>
          <table:table-cell office:value-type="string" calcext:value-type="string">
            <text:p>Theo đánh giá của mình thì sản phẩm này chỉ nhỉnh hơn cục phát nhà mạng khoảng 30% cường độ sóng, thấp hơn mong đợi của mình khi mua. Nhưng so với giá tiền thì bề ngoài hầm hố, chất lượng như vậy tạm chấp nhận được.</text:p>
          </table:table-cell>
        </table:table-row>
        <table:table-row table:style-name="ro1">
          <table:table-cell office:value-type="string" calcext:value-type="string">
            <text:p>width: 60%;</text:p>
          </table:table-cell>
          <table:table-cell office:value-type="string" calcext:value-type="string">
            <text:p>Thẻ xài tốt, điều mình không hài lòng nhất là giao cho sản phẩm mà cái bao thẻ đã bị mở chứng tỏ sản phẩm đã có người lấy ra, với lại giao hàng chậm hơn mọi khi mình mua.</text:p>
          </table:table-cell>
        </table:table-row>
        <table:table-row table:style-name="ro1">
          <table:table-cell office:value-type="string" calcext:value-type="string">
            <text:p>width: 60%;</text:p>
          </table:table-cell>
          <table:table-cell office:value-type="string" calcext:value-type="string">
            <text:p>thể tích quá nhỏ. nhiệt độ thấp</text:p>
          </table:table-cell>
        </table:table-row>
        <table:table-row table:style-name="ro1">
          <table:table-cell office:value-type="string" calcext:value-type="string">
            <text:p>width: 60%;</text:p>
          </table:table-cell>
          <table:table-cell office:value-type="string" calcext:value-type="string">
            <text:p>thế này thì tôi làm sao biết pin hết lúc nào đây...</text:p>
          </table:table-cell>
        </table:table-row>
        <table:table-row table:style-name="ro1">
          <table:table-cell office:value-type="string" calcext:value-type="string">
            <text:p>width: 60%;</text:p>
          </table:table-cell>
          <table:table-cell office:value-type="string" calcext:value-type="string">
            <text:p>thẻ này lắp vào chạy được 1 ngày là không nhận thẻ, shop cho đổi thẻ khác nhé</text:p>
          </table:table-cell>
        </table:table-row>
        <table:table-row table:style-name="ro1">
          <table:table-cell office:value-type="string" calcext:value-type="string">
            <text:p>width: 60%;</text:p>
          </table:table-cell>
          <table:table-cell office:value-type="string" calcext:value-type="string">
            <text:p>Thẻ nằm ngoài miếng nilon ép màng co, hộp của sandisk có dấu hiệu đã bị bóc và đc ghim lại để giữ sp. Thẻ vẫn hoạt động bình thường</text:p>
          </table:table-cell>
        </table:table-row>
        <table:table-row table:style-name="ro1">
          <table:table-cell office:value-type="string" calcext:value-type="string">
            <text:p>width: 60%;</text:p>
          </table:table-cell>
          <table:table-cell office:value-type="string" calcext:value-type="string">
            <text:p>Thẻ ko quay được 4k trong khi cùng loại vs sandisk lại quay được</text:p>
          </table:table-cell>
        </table:table-row>
        <table:table-row table:style-name="ro1">
          <table:table-cell office:value-type="string" calcext:value-type="string">
            <text:p>width: 60%;</text:p>
          </table:table-cell>
          <table:table-cell office:value-type="string" calcext:value-type="string">
            <text:p>thay xong ping tăng từ 3 lên 17 luôn chả hiểu sao, mạng không ổn định</text:p>
          </table:table-cell>
        </table:table-row>
        <table:table-row table:style-name="ro1">
          <table:table-cell office:value-type="string" calcext:value-type="string">
            <text:p>width: 60%;</text:p>
          </table:table-cell>
          <table:table-cell office:value-type="string" calcext:value-type="string">
            <text:p>Thấy trên web của store để là 8 lít, bên tiki để 4. Giao hàng thì cũng đúng 4lit thật. Mà nhét chỉ đủ 1 cái máy và 2 cái lens 50. Hình mô tả có vẻ hơi ảo</text:p>
          </table:table-cell>
        </table:table-row>
        <table:table-row table:style-name="ro1">
          <table:table-cell office:value-type="string" calcext:value-type="string">
            <text:p>width: 60%;</text:p>
          </table:table-cell>
          <table:table-cell office:value-type="string" calcext:value-type="string">
            <text:p>thấy review có cốc xạc mà.. mùa vê thi k có???, .</text:p>
          </table:table-cell>
        </table:table-row>
        <table:table-row table:style-name="ro1">
          <table:table-cell office:value-type="string" calcext:value-type="string">
            <text:p>width: 60%;</text:p>
          </table:table-cell>
          <table:table-cell office:value-type="string" calcext:value-type="string">
            <text:p>thấy nhiều trang đánh giá sp này cơm nấu ra rất ngon, mình cũng chưa dùng dòng khác để có sự so sánh,nhưng theo cảm nhận cá nhân hạt cơm dẻo mềm, cơm nấu xong tầm 4-5h chỉ ở mức độ ấm, không còn nhiều hơi nóng. nấu 60p mới chín, nếu nấu xong ăn liền thì vẫn chưa rút <text:s/>hết nước. tầm 2h sau khi nấu thì ăn là vừa</text:p>
          </table:table-cell>
        </table:table-row>
        <table:table-row table:style-name="ro1">
          <table:table-cell office:value-type="string" calcext:value-type="string">
            <text:p>width: 60%;</text:p>
          </table:table-cell>
          <table:table-cell office:value-type="string" calcext:value-type="string">
            <text:p>Thấy đa số mọi người và trên hình là bản tiếng trung-việt. Sao cái mình nhận lại là tiếng anh-việt. Và nó ko có logo đỏ ở trên chữ ranbem như hình nữa.</text:p>
          </table:table-cell>
        </table:table-row>
        <table:table-row table:style-name="ro1">
          <table:table-cell office:value-type="string" calcext:value-type="string">
            <text:p>width: 60%;</text:p>
          </table:table-cell>
          <table:table-cell office:value-type="string" calcext:value-type="string">
            <text:p>Thấy củng ổn còn bền tính sau</text:p>
          </table:table-cell>
        </table:table-row>
        <table:table-row table:style-name="ro1">
          <table:table-cell office:value-type="string" calcext:value-type="string">
            <text:p>width: 60%;</text:p>
          </table:table-cell>
          <table:table-cell office:value-type="string" calcext:value-type="string">
            <text:p>Thấy có khuyến mại bình nước nhưng khi nhận hàng không có là sao ta</text:p>
          </table:table-cell>
        </table:table-row>
        <table:table-row table:style-name="ro1">
          <table:table-cell office:value-type="string" calcext:value-type="string">
            <text:p>width: 60%;</text:p>
          </table:table-cell>
          <table:table-cell office:value-type="string" calcext:value-type="string">
            <text:p>Thấy bên trên phản hồi <text:s/>tốt, nước không có mùi , nhưng Mình mua về, vệ sinh máy cẩn thận xong cho lọc 4 lần nước mà mùi nước hôi hơn cả nước chưa lộc, mình không biết nguyên nhân tại sao, Nhờ Shop Tư vấn giúp. Cám ơn Shop nhiều.</text:p>
          </table:table-cell>
        </table:table-row>
        <table:table-row table:style-name="ro2">
          <table:table-cell office:value-type="string" calcext:value-type="string">
            <text:p>width: 60%;</text:p>
          </table:table-cell>
          <table:table-cell office:value-type="string" calcext:value-type="string">
            <text:p>Thật sự thì mình không hài lòng lắm với sản phẩm. Không biết vì thính giác mình nhạy hay là máy mình có vấn đề, vì mình không thấy các bình luận khác nhắc đến vấn đề sau: </text:p>
            <text:p/>
            <text:p>Nếu mình có chọn mức độ ẩm nhất định thì khi máy đã đạt đến độ ẩm yêu cầu và dừng phu sương thì máy phát ra một loại âm thanh rất đau tai và khó chịu, ko phải loại âm thanh bình thường trong đời sống, nó nhỏ nhưng rất khó chịu. Kể cả khi tắt máy (bằng nút power off) thì vẫn ko dừng, chỉ khi rút điện ra hoặc bỏ chọn mức độ ẩm (để nó phun sương liên tục) thì mới ko có âm thanh đó. Sau vài ngày mình bỏ luôn chứ ko xài nổi nữa.</text:p>
          </table:table-cell>
        </table:table-row>
        <table:table-row table:style-name="ro1">
          <table:table-cell office:value-type="string" calcext:value-type="string">
            <text:p>width: 60%;</text:p>
          </table:table-cell>
          <table:table-cell office:value-type="string" calcext:value-type="string">
            <text:p>Thật sự thất vọng! Trước khi mua mình cũng có đọc comment của các bạn thì thấy một số bạn kêu không có remote nhưng mình cũng mua thử với tâm lý chắc mình không vậy đâu. Nhưng mở hộp ra thì chẳng thấy remote đâu cả. Đề nghị shop nếu không có remote trong kiện hàng của nhiều người thì nên chỉnh lại mô tả để tránh gây nhầm lẫn cho nhiều người.</text:p>
          </table:table-cell>
        </table:table-row>
        <table:table-row table:style-name="ro1">
          <table:table-cell office:value-type="string" calcext:value-type="string">
            <text:p>width: 60%;</text:p>
          </table:table-cell>
          <table:table-cell office:value-type="string" calcext:value-type="string">
            <text:p>thật sự thất vọng, mình đặt hàng chính hãng mà giao hàng ko có tem chính hãng, camera ko có cóc sạc thì làm sao sử dụng. Nhờ Tiki xem lại.</text:p>
          </table:table-cell>
        </table:table-row>
        <table:table-row table:style-name="ro1">
          <table:table-cell office:value-type="string" calcext:value-type="string">
            <text:p>width: 60%;</text:p>
          </table:table-cell>
          <table:table-cell office:value-type="string" calcext:value-type="string">
            <text:p>thấp</text:p>
          </table:table-cell>
        </table:table-row>
        <table:table-row table:style-name="ro1">
          <table:table-cell office:value-type="string" calcext:value-type="string">
            <text:p>width: 60%;</text:p>
          </table:table-cell>
          <table:table-cell office:value-type="string" calcext:value-type="string">
            <text:p>Thanh nối với tay cầm bị gỉ sau khi sd 1 lần</text:p>
          </table:table-cell>
        </table:table-row>
        <table:table-row table:style-name="ro3">
          <table:table-cell office:value-type="string" calcext:value-type="string">
            <text:p>width: 60%;</text:p>
          </table:table-cell>
          <table:table-cell office:value-type="string" calcext:value-type="string">
            <text:p>Tháng 2/2015 vừa rồi mình có mua 1 cái máy đánh trứng hiệu Bluestone này. Nhưng đến tối hôm qua, 31-08 nó đột tử như kiểu bị hư bạc đạn, nhông truyền động. Sáng ra phải đem đi bảo hành, và thời gian là 1 tuần. Mình xài cũng k nhiều lắm, ngày xài 2-3 lần để đánh lòng trắng thôi. </text:p>
            <text:p/>
            <text:p>Cũng tin dùng sản phẩm của Bluestone nhưng lại bị trục trặc sớm như vậy trong vòng chưa đến 1 năm đầu. Mặc dù đã có 5 tháng trùm mền nó k sử dụng rồi. </text:p>
            <text:p/>
            <text:p>Anyway, về mặt tốt, máy khỏe và rất okie. Tuy vẫn còn nặng nhưng với con trai như mình thì vừa tay, k vấn đề gì cả :)</text:p>
          </table:table-cell>
        </table:table-row>
        <table:table-row table:style-name="ro1">
          <table:table-cell office:value-type="string" calcext:value-type="string">
            <text:p>width: 60%;</text:p>
          </table:table-cell>
          <table:table-cell office:value-type="string" calcext:value-type="string">
            <text:p>Thân nồi giao cho mình ở dưới đã bị đen một đường, có 2 điểm như đã qua sửa chữa. Nhìn y như hàng đã qua sử dụng.</text:p>
          </table:table-cell>
        </table:table-row>
        <table:table-row table:style-name="ro1">
          <table:table-cell office:value-type="string" calcext:value-type="string">
            <text:p>width: 60%;</text:p>
          </table:table-cell>
          <table:table-cell office:value-type="string" calcext:value-type="string">
            <text:p>Thân ấm = nhựa nhé. dùng tốt nhưng vẫn có hơi mùi nhựa</text:p>
          </table:table-cell>
        </table:table-row>
        <table:table-row table:style-name="ro1">
          <table:table-cell office:value-type="string" calcext:value-type="string">
            <text:p>width: 60%;</text:p>
          </table:table-cell>
          <table:table-cell office:value-type="string" calcext:value-type="string">
            <text:p>thái độ shipper rất kém ............................</text:p>
          </table:table-cell>
        </table:table-row>
        <table:table-row table:style-name="ro1">
          <table:table-cell office:value-type="string" calcext:value-type="string">
            <text:p>width: 60%;</text:p>
          </table:table-cell>
          <table:table-cell office:value-type="string" calcext:value-type="string">
            <text:p>thái độ nhân viên giao hàng khó chấp nhận. Sản phẩm ổn, không có phụ kiện đi kèm.</text:p>
          </table:table-cell>
        </table:table-row>
        <table:table-row table:style-name="ro1">
          <table:table-cell office:value-type="string" calcext:value-type="string">
            <text:p>width: 60%;</text:p>
          </table:table-cell>
          <table:table-cell office:value-type="string" calcext:value-type="string">
            <text:p>thái độ nhân viên giao hàng kg tốt, kg nhiêt tình.</text:p>
          </table:table-cell>
        </table:table-row>
        <table:table-row table:style-name="ro3">
          <table:table-cell office:value-type="string" calcext:value-type="string">
            <text:p>width: 60%;</text:p>
          </table:table-cell>
          <table:table-cell office:value-type="string" calcext:value-type="string">
            <text:p>thắc mắc tại sao sản phẩm tiki và chính hãng Lê Bảo Minh nhưng tem nêm phong hộp lại của Thảo Nhiên Co.Ltd? </text:p>
            <text:p>vậy có được bảo hành chính hãng không? </text:p>
            <text:p>do không chuyên và chưa sử dụng nên chưa có thêm ý kiến. </text:p>
            <text:p>về cơ bản giao hàng và kiểm tra hàng hóa ok. </text:p>
            <text:p>p/s: sau khi có đánh giải thích phù hợp sẽ xem lại phần đánh giá số sao.</text:p>
          </table:table-cell>
        </table:table-row>
        <table:table-row table:style-name="ro1">
          <table:table-cell office:value-type="string" calcext:value-type="string">
            <text:p>width: 60%;</text:p>
          </table:table-cell>
          <table:table-cell office:value-type="string" calcext:value-type="string">
            <text:p>Tgian đầu sd rât tôt khoảng 3 tháng sau bêp k còn nóng như đầu nưa.mình chỉ sd đê nương khô mực thui chư nương thịt k chín đc</text:p>
          </table:table-cell>
        </table:table-row>
        <table:table-row table:style-name="ro1">
          <table:table-cell office:value-type="string" calcext:value-type="string">
            <text:p>width: 60%;</text:p>
          </table:table-cell>
          <table:table-cell office:value-type="string" calcext:value-type="string">
            <text:p>Team bong, cảm giác như có người dùng rồi, đầu cắm trầy</text:p>
          </table:table-cell>
        </table:table-row>
        <table:table-row table:style-name="ro1">
          <table:table-cell office:value-type="string" calcext:value-type="string">
            <text:p>width: 60%;</text:p>
          </table:table-cell>
          <table:table-cell office:value-type="string" calcext:value-type="string">
            <text:p>Tệ</text:p>
          </table:table-cell>
        </table:table-row>
        <table:table-row table:style-name="ro1">
          <table:table-cell office:value-type="string" calcext:value-type="string">
            <text:p>width: 60%;</text:p>
          </table:table-cell>
          <table:table-cell office:value-type="string" calcext:value-type="string">
            <text:p>Tay cầm hơi nặng. Xay cũng ko dc nhỏ lắm. Nếu xay nhiều sẽ đầy vào răng và ko xay dc bên ngoài</text:p>
          </table:table-cell>
        </table:table-row>
        <table:table-row table:style-name="ro1">
          <table:table-cell office:value-type="string" calcext:value-type="string">
            <text:p>width: 60%;</text:p>
          </table:table-cell>
          <table:table-cell office:value-type="string" calcext:value-type="string">
            <text:p>Tay cầm của nồi bị bẩn, đóng gói ko kĩ cho lắm vận chuyển dễ bị va chạm mới sử dụng chưa biết ra sao nhưng vẫn cám ơn shop giao hàng đúng hạn</text:p>
          </table:table-cell>
        </table:table-row>
        <table:table-row table:style-name="ro1">
          <table:table-cell office:value-type="string" calcext:value-type="string">
            <text:p>width: 60%;</text:p>
          </table:table-cell>
          <table:table-cell office:value-type="string" calcext:value-type="string">
            <text:p>Tậu con máy ảnh nhưng chỉ được bonus cái thẻ nhớ 2G, chụp tách vài phô là đầy mất rồi . Nhiều khi muốn chụp tiếp mà không được. Thấy em này, tậu về ngay. Lưu ảnh nhanh mà lại được nhiêù, tha hồ chụp mà không sợ hết bộ nhớ.</text:p>
          </table:table-cell>
        </table:table-row>
        <table:table-row table:style-name="ro1">
          <table:table-cell office:value-type="string" calcext:value-type="string">
            <text:p>width: 60%;</text:p>
          </table:table-cell>
          <table:table-cell office:value-type="string" calcext:value-type="string">
            <text:p>tất cả, <text:s/>nào là quay 4k, <text:s/>1080HD, <text:s/>RỒI PIN 900amh <text:s/>, k có đâu, <text:s/>quay được khoảng 15p hết pin, <text:s/>tắt nguồn, <text:s/>máy quay rất rất rung, <text:s/>k thể nhìn rõ mọi vật khi di chuyển, <text:s/>không thể gắn lên xe hoặc mũ bảo hiểm để làm camera hành trình được, <text:s/>vì mọi vật đều bị nhoè đi, <text:s/>gắn làm kiểng thì rất ok, <text:s/>đẹp</text:p>
          </table:table-cell>
        </table:table-row>
        <table:table-row table:style-name="ro1">
          <table:table-cell office:value-type="string" calcext:value-type="string">
            <text:p>width: 60%;</text:p>
          </table:table-cell>
          <table:table-cell office:value-type="string" calcext:value-type="string">
            <text:p>tất cả ok..nhưng mk cho em hỏi..tại sao cắm sạc vào bật ms lên..còn rút sạc ra thì loa tắt..loa chưa đủ pin hay sao ạ..và khi sạc mình có cần bật nguồn lên không?</text:p>
          </table:table-cell>
        </table:table-row>
        <table:table-row table:style-name="ro1">
          <table:table-cell office:value-type="string" calcext:value-type="string">
            <text:p>width: 60%;</text:p>
          </table:table-cell>
          <table:table-cell office:value-type="string" calcext:value-type="string">
            <text:p>Tất cả mọi thứ đều tốt tuy nhiên khi dán bị hở mép ở hai bên</text:p>
          </table:table-cell>
        </table:table-row>
        <table:table-row table:style-name="ro1">
          <table:table-cell office:value-type="string" calcext:value-type="string">
            <text:p>width: 60%;</text:p>
          </table:table-cell>
          <table:table-cell office:value-type="string" calcext:value-type="string">
            <text:p>Tặng kèm theo Apple ưatch, mà hơi ọp ẹp, lần sau tặng kèm dây đeo tay hợp lý hơn</text:p>
          </table:table-cell>
        </table:table-row>
        <table:table-row table:style-name="ro4">
          <table:table-cell office:value-type="string" calcext:value-type="string">
            <text:p>width: 60%;</text:p>
          </table:table-cell>
          <table:table-cell office:value-type="string" calcext:value-type="string">
            <text:p>Tạm thời, mình chỉ mới sử dụng chức năng nhồi bột để làm bánh mì. Mình chưa sử dụng hết toàn bộ chức năng, nên chưa thể đánh giá toàn bộ máy. </text:p>
            <text:p>Sách hướng dẫn sử dụng máy viết không chi tiết. Mình thấy hơi khó trong việc sử dụng máy. Chức năng "start" phải bấm và giữ cố định trong 3s thì máy mới hoạt động, nhưng nhà sản xuất không viết như thế này, làm ban đầu mình tưởng máy bị hư, không hoạt động. Phần chỉnh thời gian, mình không biết chỉnh như thế nào, cuối cùng là phải set time trong cái điện thoại. Mình đã đọc hướng dẫn sử dụng, nhưng mà sách viết không cụ thể. Cuối cùng, phần lọc không khí, mình không chắc chắn là sau khi sử dụng xong, mình phải để nắp mở để máy không bị dính mùi bánh hay không, bởi vì mình không thấy chức năng lọc không khí.  Mình nghĩ nếu máy được thiết kế để sử dụng tại nhà, thì nhà sản xuất nên hướng dẫn cụ thể và thật chi tiết để tiện cho việc vận hành máy.</text:p>
          </table:table-cell>
        </table:table-row>
        <table:table-row table:style-name="ro1">
          <table:table-cell office:value-type="string" calcext:value-type="string">
            <text:p>width: 60%;</text:p>
          </table:table-cell>
          <table:table-cell office:value-type="string" calcext:value-type="string">
            <text:p>tạm thời sd thấy rất ok. đường dài mới biết ngựa hay</text:p>
          </table:table-cell>
        </table:table-row>
        <table:table-row table:style-name="ro1">
          <table:table-cell office:value-type="string" calcext:value-type="string">
            <text:p>width: 60%;</text:p>
          </table:table-cell>
          <table:table-cell office:value-type="string" calcext:value-type="string">
            <text:p>Tạm thời ổn chưa thấy phát sinh gì,nhưng trọng lượng hơi nhẹ</text:p>
          </table:table-cell>
        </table:table-row>
        <table:table-row table:style-name="ro1">
          <table:table-cell office:value-type="string" calcext:value-type="string">
            <text:p>width: 60%;</text:p>
          </table:table-cell>
          <table:table-cell office:value-type="string" calcext:value-type="string">
            <text:p>Tạm thôi chứ cũng k OK lắm</text:p>
          </table:table-cell>
        </table:table-row>
        <table:table-row table:style-name="ro1">
          <table:table-cell office:value-type="string" calcext:value-type="string">
            <text:p>width: 60%;</text:p>
          </table:table-cell>
          <table:table-cell office:value-type="string" calcext:value-type="string">
            <text:p>tạm tạm, lọc bụi mịn lơ lửng trong không khí thôi.</text:p>
          </table:table-cell>
        </table:table-row>
        <table:table-row table:style-name="ro4">
          <table:table-cell office:value-type="string" calcext:value-type="string">
            <text:p>width: 60%;</text:p>
          </table:table-cell>
          <table:table-cell office:value-type="string" calcext:value-type="string">
            <text:p>Tạm tạm</text:p>
            <text:p>Tiền nào của nấy ...</text:p>
          </table:table-cell>
        </table:table-row>
        <table:table-row table:style-name="ro1">
          <table:table-cell office:value-type="string" calcext:value-type="string">
            <text:p>width: 60%;</text:p>
          </table:table-cell>
          <table:table-cell office:value-type="string" calcext:value-type="string">
            <text:p>tàm tạm</text:p>
          </table:table-cell>
        </table:table-row>
        <table:table-row table:style-name="ro1">
          <table:table-cell office:value-type="string" calcext:value-type="string">
            <text:p>width: 60%;</text:p>
          </table:table-cell>
          <table:table-cell office:value-type="string" calcext:value-type="string">
            <text:p>tàm tạm</text:p>
          </table:table-cell>
        </table:table-row>
        <table:table-row table:style-name="ro1">
          <table:table-cell office:value-type="string" calcext:value-type="string">
            <text:p>width: 60%;</text:p>
          </table:table-cell>
          <table:table-cell office:value-type="string" calcext:value-type="string">
            <text:p>tạm ổn.trong tầm giá. ok .</text:p>
          </table:table-cell>
        </table:table-row>
        <table:table-row table:style-name="ro2">
          <table:table-cell office:value-type="string" calcext:value-type="string">
            <text:p>width: 60%;</text:p>
          </table:table-cell>
          <table:table-cell office:value-type="string" calcext:value-type="string">
            <text:p>Tạm ổn. Tính năng lau không thật sự cần thiết, vì các vết bám dính vẫn phải cần sức người, em này chỉ kéo lê cái khăn qua thôi. Hút ok, tuy nhiên nếu chỉ cần hút thì có lẽ em Eufy 11s với lực hút gần gấp đôi và rating cao trên internet chắc hiệu quả kinh tế hơn (rẻ hơn 2tr2).</text:p>
            <text:p>Chưa thạt sự thông minh: có cảm biến nhưng vẫn va chạm suốt, không lập bản đồ phòng không nhớ được đường đi nên hay đi lại qua chỗ đã đi, tư động quay về dock sạc nhưng rất mất tgian và có lúc không về nổi.</text:p>
            <text:p>Nói chung tạm ổn với giá tiền, khó đòi hỏi cao hơn được. Tuy nhiên nếu chọn lại mình sẽ thử em Eufy 11s vì có vẻ hiệu quả trên đồng tiền bỏ ra cao hơn.</text:p>
          </table:table-cell>
        </table:table-row>
        <table:table-row table:style-name="ro1">
          <table:table-cell office:value-type="string" calcext:value-type="string">
            <text:p>width: 60%;</text:p>
          </table:table-cell>
          <table:table-cell office:value-type="string" calcext:value-type="string">
            <text:p>Tạm ổn. SP nên mua ít thì được,mua từ 2 cái là sẽ khác mẫu.</text:p>
          </table:table-cell>
        </table:table-row>
        <table:table-row table:style-name="ro1">
          <table:table-cell office:value-type="string" calcext:value-type="string">
            <text:p>width: 60%;</text:p>
          </table:table-cell>
          <table:table-cell office:value-type="string" calcext:value-type="string">
            <text:p>Tạm ổn. quạt bật số 1 hơi rung <text:s/>tuy nhiên vẫn cảm thấy ok</text:p>
          </table:table-cell>
        </table:table-row>
        <table:table-row table:style-name="ro1">
          <table:table-cell office:value-type="string" calcext:value-type="string">
            <text:p>width: 60%;</text:p>
          </table:table-cell>
          <table:table-cell office:value-type="string" calcext:value-type="string">
            <text:p>Tạm ổn. Cơm hơi cháy nồi.</text:p>
          </table:table-cell>
        </table:table-row>
        <table:table-row table:style-name="ro1">
          <table:table-cell office:value-type="string" calcext:value-type="string">
            <text:p>width: 60%;</text:p>
          </table:table-cell>
          <table:table-cell office:value-type="string" calcext:value-type="string">
            <text:p>Tạm ổn. Các chế độ ở mức bình thường</text:p>
          </table:table-cell>
        </table:table-row>
        <table:table-row table:style-name="ro1">
          <table:table-cell office:value-type="string" calcext:value-type="string">
            <text:p>width: 60%;</text:p>
          </table:table-cell>
          <table:table-cell office:value-type="string" calcext:value-type="string">
            <text:p>Tạm ổn.</text:p>
          </table:table-cell>
        </table:table-row>
        <table:table-row table:style-name="ro1">
          <table:table-cell office:value-type="string" calcext:value-type="string">
            <text:p>width: 60%;</text:p>
          </table:table-cell>
          <table:table-cell office:value-type="string" calcext:value-type="string">
            <text:p>Tạm ổn.</text:p>
          </table:table-cell>
        </table:table-row>
        <table:table-row table:style-name="ro1">
          <table:table-cell office:value-type="string" calcext:value-type="string">
            <text:p>width: 60%;</text:p>
          </table:table-cell>
          <table:table-cell office:value-type="string" calcext:value-type="string">
            <text:p>Tạm ổn!</text:p>
          </table:table-cell>
        </table:table-row>
        <table:table-row table:style-name="ro1">
          <table:table-cell office:value-type="string" calcext:value-type="string">
            <text:p>width: 60%;</text:p>
          </table:table-cell>
          <table:table-cell office:value-type="string" calcext:value-type="string">
            <text:p>Tạm ổn, tuy nhiên khi mỡ tràn vào bên trong thì không thể chùi rửa được và lúc nướng lần sau bị khét rất hôi.</text:p>
          </table:table-cell>
        </table:table-row>
        <table:table-row table:style-name="ro1">
          <table:table-cell office:value-type="string" calcext:value-type="string">
            <text:p>width: 60%;</text:p>
          </table:table-cell>
          <table:table-cell office:value-type="string" calcext:value-type="string">
            <text:p>tạm ổn, nói chung cũng tạm được</text:p>
          </table:table-cell>
        </table:table-row>
        <table:table-row table:style-name="ro1">
          <table:table-cell office:value-type="string" calcext:value-type="string">
            <text:p>width: 60%;</text:p>
          </table:table-cell>
          <table:table-cell office:value-type="string" calcext:value-type="string">
            <text:p>Tạm ổn, nhưng chiên thức ăn theo hướng dẫn thì kg chín hoặc chưa đủ đọ chín, phải để nhoẹt độ cao hơn hoặc thời gian dài hơn hướng dẫn sd</text:p>
          </table:table-cell>
        </table:table-row>
        <table:table-row table:style-name="ro1">
          <table:table-cell office:value-type="string" calcext:value-type="string">
            <text:p>width: 60%;</text:p>
          </table:table-cell>
          <table:table-cell office:value-type="string" calcext:value-type="string">
            <text:p>Tạm ổn, máy công suất nhỏ. Nên không thể có võ công cao được.</text:p>
          </table:table-cell>
        </table:table-row>
        <table:table-row table:style-name="ro1">
          <table:table-cell office:value-type="string" calcext:value-type="string">
            <text:p>width: 60%;</text:p>
          </table:table-cell>
          <table:table-cell office:value-type="string" calcext:value-type="string">
            <text:p>tạm ổn, chất lượng trung bình, dùng chống cháy thì đc.</text:p>
          </table:table-cell>
        </table:table-row>
        <table:table-row table:style-name="ro1">
          <table:table-cell office:value-type="string" calcext:value-type="string">
            <text:p>width: 60%;</text:p>
          </table:table-cell>
          <table:table-cell office:value-type="string" calcext:value-type="string">
            <text:p>Tạm ổn với giá. Giá như vậy ko đòi hỏi cao dc. Khuyên các bạn nên mua các sản phẩm tripod tầm giá 200k trở lên sẽ cứng cáp hơn.</text:p>
          </table:table-cell>
        </table:table-row>
        <table:table-row table:style-name="ro4">
          <table:table-cell office:value-type="string" calcext:value-type="string">
            <text:p>width: 60%;</text:p>
          </table:table-cell>
          <table:table-cell office:value-type="string" calcext:value-type="string">
            <text:p>Tạm ổn trong tầm giá. Lúc mới xài thì hơi hôi mùi nhựa. </text:p>
            <text:p>Không có chức năng tự tắt khi kéo khay nướng ra nên khi kéo khay ra để kiểm tra xem chín chưa thì máy vẫn chạy. Máy cũ nhà mình xài khi kéo khay nướng ra thì nó ngưng chạy</text:p>
          </table:table-cell>
        </table:table-row>
        <table:table-row table:style-name="ro1">
          <table:table-cell office:value-type="string" calcext:value-type="string">
            <text:p>width: 60%;</text:p>
          </table:table-cell>
          <table:table-cell office:value-type="string" calcext:value-type="string">
            <text:p>Tạm ổn so với giá tiền, mic tốt. Dây to, có vẻ bền. Có led tự chuyển màu. Âm thanh được.</text:p>
          </table:table-cell>
        </table:table-row>
        <table:table-row table:style-name="ro1">
          <table:table-cell office:value-type="string" calcext:value-type="string">
            <text:p>width: 60%;</text:p>
          </table:table-cell>
          <table:table-cell office:value-type="string" calcext:value-type="string">
            <text:p>tạm ổn sài được nhưng vẫn k Như quả cáo lắm hơi buồn</text:p>
          </table:table-cell>
        </table:table-row>
        <table:table-row table:style-name="ro1">
          <table:table-cell office:value-type="string" calcext:value-type="string">
            <text:p>width: 60%;</text:p>
          </table:table-cell>
          <table:table-cell office:value-type="string" calcext:value-type="string">
            <text:p>Tạm ổn lần sau cố gắng hơn</text:p>
          </table:table-cell>
        </table:table-row>
        <table:table-row table:style-name="ro4">
          <table:table-cell office:value-type="string" calcext:value-type="string">
            <text:p>width: 60%;</text:p>
          </table:table-cell>
          <table:table-cell office:value-type="string" calcext:value-type="string">
            <text:p>tạm ổn</text:p>
            <text:p>nhưng tốt trong tầm giá</text:p>
          </table:table-cell>
        </table:table-row>
        <table:table-row table:style-name="ro1">
          <table:table-cell office:value-type="string" calcext:value-type="string">
            <text:p>width: 60%;</text:p>
          </table:table-cell>
          <table:table-cell office:value-type="string" calcext:value-type="string">
            <text:p>tạm ổn</text:p>
          </table:table-cell>
        </table:table-row>
        <table:table-row table:style-name="ro1">
          <table:table-cell office:value-type="string" calcext:value-type="string">
            <text:p>width: 60%;</text:p>
          </table:table-cell>
          <table:table-cell office:value-type="string" calcext:value-type="string">
            <text:p>tạm ổn</text:p>
          </table:table-cell>
        </table:table-row>
        <table:table-row table:style-name="ro1">
          <table:table-cell office:value-type="string" calcext:value-type="string">
            <text:p>width: 60%;</text:p>
          </table:table-cell>
          <table:table-cell office:value-type="string" calcext:value-type="string">
            <text:p>tạm ổn</text:p>
          </table:table-cell>
        </table:table-row>
        <table:table-row table:style-name="ro1">
          <table:table-cell office:value-type="string" calcext:value-type="string">
            <text:p>width: 60%;</text:p>
          </table:table-cell>
          <table:table-cell office:value-type="string" calcext:value-type="string">
            <text:p>tạm ổn</text:p>
          </table:table-cell>
        </table:table-row>
        <table:table-row table:style-name="ro1">
          <table:table-cell office:value-type="string" calcext:value-type="string">
            <text:p>width: 60%;</text:p>
          </table:table-cell>
          <table:table-cell office:value-type="string" calcext:value-type="string">
            <text:p>Tạm hài lòng, vì máy kêu rất to</text:p>
          </table:table-cell>
        </table:table-row>
        <table:table-row table:style-name="ro1">
          <table:table-cell office:value-type="string" calcext:value-type="string">
            <text:p>width: 60%;</text:p>
          </table:table-cell>
          <table:table-cell office:value-type="string" calcext:value-type="string">
            <text:p>Tạm hài lòng</text:p>
          </table:table-cell>
        </table:table-row>
        <table:table-row table:style-name="ro1">
          <table:table-cell office:value-type="string" calcext:value-type="string">
            <text:p>width: 60%;</text:p>
          </table:table-cell>
          <table:table-cell office:value-type="string" calcext:value-type="string">
            <text:p>Tầm giá này nhưng lại cho hình ảnh sắc nét. Không bị giật lắc như yoosee. Ứng dụng cài đặt dễ dàng, dễ sử dụng.</text:p>
          </table:table-cell>
        </table:table-row>
        <table:table-row table:style-name="ro1">
          <table:table-cell office:value-type="string" calcext:value-type="string">
            <text:p>width: 60%;</text:p>
          </table:table-cell>
          <table:table-cell office:value-type="string" calcext:value-type="string">
            <text:p>Tầm giá đó thì cũng xài đk</text:p>
          </table:table-cell>
        </table:table-row>
        <table:table-row table:style-name="ro1">
          <table:table-cell office:value-type="string" calcext:value-type="string">
            <text:p>width: 60%;</text:p>
          </table:table-cell>
          <table:table-cell office:value-type="string" calcext:value-type="string">
            <text:p>tạm được. size ban ủi nhỏ. gia đình dung ok</text:p>
          </table:table-cell>
        </table:table-row>
        <table:table-row table:style-name="ro1">
          <table:table-cell office:value-type="string" calcext:value-type="string">
            <text:p>width: 60%;</text:p>
          </table:table-cell>
          <table:table-cell office:value-type="string" calcext:value-type="string">
            <text:p>Tạm được. Hình ảnh chỉ HD chứ không full HD đâu ! không có cục nguồn ! kết nói bắt tạo tài khoản hơi lòng vòng 1 chút ! tạm hài lòng.</text:p>
          </table:table-cell>
        </table:table-row>
        <table:table-row table:style-name="ro1">
          <table:table-cell office:value-type="string" calcext:value-type="string">
            <text:p>width: 60%;</text:p>
          </table:table-cell>
          <table:table-cell office:value-type="string" calcext:value-type="string">
            <text:p>Tạm được. Giao hàng nhanh chi phí hợp lý. ........</text:p>
          </table:table-cell>
        </table:table-row>
        <table:table-row table:style-name="ro1">
          <table:table-cell office:value-type="string" calcext:value-type="string">
            <text:p>width: 60%;</text:p>
          </table:table-cell>
          <table:table-cell office:value-type="string" calcext:value-type="string">
            <text:p>Tạm được!</text:p>
          </table:table-cell>
        </table:table-row>
        <table:table-row table:style-name="ro2">
          <table:table-cell office:value-type="string" calcext:value-type="string">
            <text:p>width: 60%;</text:p>
          </table:table-cell>
          <table:table-cell office:value-type="string" calcext:value-type="string">
            <text:p>Tạm được, máy làm bằng nhựa nên cảm giác hơi không chắc chắn, nhẹ. </text:p>
            <text:p>Cà phê ra hơi loãng so với Espresso (chứ mình không so với cà phê phin VN nha); máy cho ra hết nước thì có mùi cà phê hơi khét. </text:p>
            <text:p>Ổn trong giá tiền, phù hợp cho bạn nào uống americano như mình.</text:p>
          </table:table-cell>
        </table:table-row>
        <table:table-row table:style-name="ro1">
          <table:table-cell office:value-type="string" calcext:value-type="string">
            <text:p>width: 60%;</text:p>
          </table:table-cell>
          <table:table-cell office:value-type="string" calcext:value-type="string">
            <text:p>Tạm được, máy không mạnh như thông số, xay nữa kg cá làm chả mà chạy yếu</text:p>
          </table:table-cell>
        </table:table-row>
        <table:table-row table:style-name="ro1">
          <table:table-cell office:value-type="string" calcext:value-type="string">
            <text:p>width: 60%;</text:p>
          </table:table-cell>
          <table:table-cell office:value-type="string" calcext:value-type="string">
            <text:p>Tạm đươc với số tiền bỏ ra chứ không xịn lắm ka ma</text:p>
          </table:table-cell>
        </table:table-row>
        <table:table-row table:style-name="ro1">
          <table:table-cell office:value-type="string" calcext:value-type="string">
            <text:p>width: 60%;</text:p>
          </table:table-cell>
          <table:table-cell office:value-type="string" calcext:value-type="string">
            <text:p>Tạm được vơi không gian nhỏ và mùi ko nặng</text:p>
          </table:table-cell>
        </table:table-row>
        <table:table-row table:style-name="ro1">
          <table:table-cell office:value-type="string" calcext:value-type="string">
            <text:p>width: 60%;</text:p>
          </table:table-cell>
          <table:table-cell office:value-type="string" calcext:value-type="string">
            <text:p>Tạm được vì quạt chạy mạnh, êm, nhưng thỉnh thoảng vẫn bị sự cố. Theo tôi thì quạt mua với giá từ 115k trở lên thì ok hơn những quạt dưới 110k.</text:p>
          </table:table-cell>
        </table:table-row>
        <table:table-row table:style-name="ro1">
          <table:table-cell office:value-type="string" calcext:value-type="string">
            <text:p>width: 60%;</text:p>
          </table:table-cell>
          <table:table-cell office:value-type="string" calcext:value-type="string">
            <text:p>Tạm được thôi, không thấy ưu điểm lắm</text:p>
          </table:table-cell>
        </table:table-row>
        <table:table-row table:style-name="ro1">
          <table:table-cell office:value-type="string" calcext:value-type="string">
            <text:p>width: 60%;</text:p>
          </table:table-cell>
          <table:table-cell office:value-type="string" calcext:value-type="string">
            <text:p>tam duoc so voi so tien</text:p>
          </table:table-cell>
        </table:table-row>
        <table:table-row table:style-name="ro1">
          <table:table-cell office:value-type="string" calcext:value-type="string">
            <text:p>width: 60%;</text:p>
          </table:table-cell>
          <table:table-cell office:value-type="string" calcext:value-type="string">
            <text:p>Tạm được nhưng nấu về sau cơm không chín</text:p>
          </table:table-cell>
        </table:table-row>
        <table:table-row table:style-name="ro1">
          <table:table-cell office:value-type="string" calcext:value-type="string">
            <text:p>width: 60%;</text:p>
          </table:table-cell>
          <table:table-cell office:value-type="string" calcext:value-type="string">
            <text:p>Tạm được mà lúc mua về mới phát hiện không có míc treo quần</text:p>
          </table:table-cell>
        </table:table-row>
        <table:table-row table:style-name="ro1">
          <table:table-cell office:value-type="string" calcext:value-type="string">
            <text:p>width: 60%;</text:p>
          </table:table-cell>
          <table:table-cell office:value-type="string" calcext:value-type="string">
            <text:p>Tạm được đóng hàng hơi sơ sài</text:p>
          </table:table-cell>
        </table:table-row>
        <table:table-row table:style-name="ro1">
          <table:table-cell office:value-type="string" calcext:value-type="string">
            <text:p>width: 60%;</text:p>
          </table:table-cell>
          <table:table-cell office:value-type="string" calcext:value-type="string">
            <text:p>tạm được</text:p>
          </table:table-cell>
        </table:table-row>
        <table:table-row table:style-name="ro1">
          <table:table-cell office:value-type="string" calcext:value-type="string">
            <text:p>width: 60%;</text:p>
          </table:table-cell>
          <table:table-cell office:value-type="string" calcext:value-type="string">
            <text:p>tạm được</text:p>
          </table:table-cell>
        </table:table-row>
        <table:table-row table:style-name="ro1">
          <table:table-cell office:value-type="string" calcext:value-type="string">
            <text:p>width: 60%;</text:p>
          </table:table-cell>
          <table:table-cell office:value-type="string" calcext:value-type="string">
            <text:p>Tạm được</text:p>
          </table:table-cell>
        </table:table-row>
        <table:table-row table:style-name="ro1">
          <table:table-cell office:value-type="string" calcext:value-type="string">
            <text:p>width: 60%;</text:p>
          </table:table-cell>
          <table:table-cell office:value-type="string" calcext:value-type="string">
            <text:p>Tạm được</text:p>
          </table:table-cell>
        </table:table-row>
        <table:table-row table:style-name="ro1">
          <table:table-cell office:value-type="string" calcext:value-type="string">
            <text:p>width: 60%;</text:p>
          </table:table-cell>
          <table:table-cell office:value-type="string" calcext:value-type="string">
            <text:p>Tạm đượ , nấu cơm thì ok dễ sử dụng .... nấu cái khác thì ko biết</text:p>
          </table:table-cell>
        </table:table-row>
        <table:table-row table:style-name="ro1">
          <table:table-cell office:value-type="string" calcext:value-type="string">
            <text:p>width: 60%;</text:p>
          </table:table-cell>
          <table:table-cell office:value-type="string" calcext:value-type="string">
            <text:p>Tạm dùng được. Không được như ý nhưng vừa tầm giá</text:p>
          </table:table-cell>
        </table:table-row>
        <table:table-row table:style-name="ro1">
          <table:table-cell office:value-type="string" calcext:value-type="string">
            <text:p>width: 60%;</text:p>
          </table:table-cell>
          <table:table-cell office:value-type="string" calcext:value-type="string">
            <text:p>Tạm dùng được. <text:s text:c="3"/>.;(()₫₫&amp;₫₫₫)))(;,?!₫;()₫,?!);&amp;&amp;;,&amp;₫))</text:p>
          </table:table-cell>
        </table:table-row>
        <table:table-row table:style-name="ro1">
          <table:table-cell office:value-type="string" calcext:value-type="string">
            <text:p>width: 60%;</text:p>
          </table:table-cell>
          <table:table-cell office:value-type="string" calcext:value-type="string">
            <text:p>tạm dk hiha qwetfsjgdhffsssdfrrffffftrrrrrrrrrrrrrrr</text:p>
          </table:table-cell>
        </table:table-row>
        <table:table-row table:style-name="ro1">
          <table:table-cell office:value-type="string" calcext:value-type="string">
            <text:p>width: 60%;</text:p>
          </table:table-cell>
          <table:table-cell office:value-type="string" calcext:value-type="string">
            <text:p>Tạm dc.....................</text:p>
          </table:table-cell>
        </table:table-row>
        <table:table-row table:style-name="ro1">
          <table:table-cell office:value-type="string" calcext:value-type="string">
            <text:p>width: 60%;</text:p>
          </table:table-cell>
          <table:table-cell office:value-type="string" calcext:value-type="string">
            <text:p>tạm đc nhưng ko có tua vít lúc bay lâu lâu có 3 canh quay canh còn lại đứng yên hơi tức nhưng giá này tam đv</text:p>
          </table:table-cell>
        </table:table-row>
        <table:table-row table:style-name="ro1">
          <table:table-cell office:value-type="string" calcext:value-type="string">
            <text:p>width: 60%;</text:p>
          </table:table-cell>
          <table:table-cell office:value-type="string" calcext:value-type="string">
            <text:p>tạm đc ạ, hi vọng sản phẩm sẽ nâng cấp chất lượng cao hơn ạ</text:p>
          </table:table-cell>
        </table:table-row>
        <table:table-row table:style-name="ro1">
          <table:table-cell office:value-type="string" calcext:value-type="string">
            <text:p>width: 60%;</text:p>
          </table:table-cell>
          <table:table-cell office:value-type="string" calcext:value-type="string">
            <text:p>tạm đc , k thẳng k đẹp bằng bàn ủi thường. khó ủi ly .</text:p>
          </table:table-cell>
        </table:table-row>
        <table:table-row table:style-name="ro1">
          <table:table-cell office:value-type="string" calcext:value-type="string">
            <text:p>width: 60%;</text:p>
          </table:table-cell>
          <table:table-cell office:value-type="string" calcext:value-type="string">
            <text:p>Tam dc</text:p>
          </table:table-cell>
        </table:table-row>
        <table:table-row table:style-name="ro1">
          <table:table-cell office:value-type="string" calcext:value-type="string">
            <text:p>width: 60%;</text:p>
          </table:table-cell>
          <table:table-cell office:value-type="string" calcext:value-type="string">
            <text:p>tạm</text:p>
          </table:table-cell>
        </table:table-row>
        <table:table-row table:style-name="ro1">
          <table:table-cell office:value-type="string" calcext:value-type="string">
            <text:p>width: 60%;</text:p>
          </table:table-cell>
          <table:table-cell office:value-type="string" calcext:value-type="string">
            <text:p>tạm</text:p>
          </table:table-cell>
        </table:table-row>
        <table:table-row table:style-name="ro1">
          <table:table-cell office:value-type="string" calcext:value-type="string">
            <text:p>width: 60%;</text:p>
          </table:table-cell>
          <table:table-cell office:value-type="string" calcext:value-type="string">
            <text:p>Tạm</text:p>
          </table:table-cell>
        </table:table-row>
        <table:table-row table:style-name="ro1">
          <table:table-cell office:value-type="string" calcext:value-type="string">
            <text:p>width: 60%;</text:p>
          </table:table-cell>
          <table:table-cell office:value-type="string" calcext:value-type="string">
            <text:p>tạm</text:p>
          </table:table-cell>
        </table:table-row>
        <table:table-row table:style-name="ro1">
          <table:table-cell office:value-type="string" calcext:value-type="string">
            <text:p>width: 60%;</text:p>
          </table:table-cell>
          <table:table-cell office:value-type="string" calcext:value-type="string">
            <text:p>tạm</text:p>
          </table:table-cell>
        </table:table-row>
        <table:table-row table:style-name="ro1">
          <table:table-cell office:value-type="string" calcext:value-type="string">
            <text:p>width: 60%;</text:p>
          </table:table-cell>
          <table:table-cell office:value-type="string" calcext:value-type="string">
            <text:p>Tạm</text:p>
          </table:table-cell>
        </table:table-row>
        <table:table-row table:style-name="ro1">
          <table:table-cell office:value-type="string" calcext:value-type="string">
            <text:p>width: 60%;</text:p>
          </table:table-cell>
          <table:table-cell office:value-type="string" calcext:value-type="string">
            <text:p>Tạm</text:p>
          </table:table-cell>
        </table:table-row>
        <table:table-row table:style-name="ro1">
          <table:table-cell office:value-type="string" calcext:value-type="string">
            <text:p>width: 60%;</text:p>
          </table:table-cell>
          <table:table-cell office:value-type="string" calcext:value-type="string">
            <text:p>Tạm</text:p>
          </table:table-cell>
        </table:table-row>
        <table:table-row table:style-name="ro1">
          <table:table-cell office:value-type="string" calcext:value-type="string">
            <text:p>width: 60%;</text:p>
          </table:table-cell>
          <table:table-cell office:value-type="string" calcext:value-type="string">
            <text:p>Tai trái nghe được 1 bài là hết pin????????? :D chán thực sự</text:p>
          </table:table-cell>
        </table:table-row>
        <table:table-row table:style-name="ro1">
          <table:table-cell office:value-type="string" calcext:value-type="string">
            <text:p>width: 60%;</text:p>
          </table:table-cell>
          <table:table-cell office:value-type="string" calcext:value-type="string">
            <text:p>Tại sao tôi không sạc được.</text:p>
          </table:table-cell>
        </table:table-row>
        <table:table-row table:style-name="ro1">
          <table:table-cell office:value-type="string" calcext:value-type="string">
            <text:p>width: 60%;</text:p>
          </table:table-cell>
          <table:table-cell office:value-type="string" calcext:value-type="string">
            <text:p>Tại sao tôi đặt hàng chuẩn sạc Adraptor mà lại giao chuẩn USB vậy?đổi giúp đc ko @Tiki</text:p>
          </table:table-cell>
        </table:table-row>
        <table:table-row table:style-name="ro1">
          <table:table-cell office:value-type="string" calcext:value-type="string">
            <text:p>width: 60%;</text:p>
          </table:table-cell>
          <table:table-cell office:value-type="string" calcext:value-type="string">
            <text:p>Tai sao tôi chuẩn nhan dc hang tôi mua ngay 5 thang 8</text:p>
          </table:table-cell>
        </table:table-row>
        <table:table-row table:style-name="ro1">
          <table:table-cell office:value-type="string" calcext:value-type="string">
            <text:p>width: 60%;</text:p>
          </table:table-cell>
          <table:table-cell office:value-type="string" calcext:value-type="string">
            <text:p>Tại sao quạt em để thẳng đứng thì rất yếu nhưng để nằm thì rất mạnh là sao ạ ? pin vẫn đầy</text:p>
          </table:table-cell>
        </table:table-row>
        <table:table-row table:style-name="ro1">
          <table:table-cell office:value-type="string" calcext:value-type="string">
            <text:p>width: 60%;</text:p>
          </table:table-cell>
          <table:table-cell office:value-type="string" calcext:value-type="string">
            <text:p>Tại sao phần đầu cap của tôi không có logo anker như phần mô tả ?</text:p>
          </table:table-cell>
        </table:table-row>
        <table:table-row table:style-name="ro1">
          <table:table-cell office:value-type="string" calcext:value-type="string">
            <text:p>width: 60%;</text:p>
          </table:table-cell>
          <table:table-cell office:value-type="string" calcext:value-type="string">
            <text:p>Tại sao mih mua hàng của bạn mà mih hk có quà tặng vậy?</text:p>
          </table:table-cell>
        </table:table-row>
        <table:table-row table:style-name="ro1">
          <table:table-cell office:value-type="string" calcext:value-type="string">
            <text:p>width: 60%;</text:p>
          </table:table-cell>
          <table:table-cell office:value-type="string" calcext:value-type="string">
            <text:p>Tại sao máy mình chỉ xay được khoảng 2 giây thì tự tắt máy? K thể xay được rất mong được giải đáp</text:p>
          </table:table-cell>
        </table:table-row>
        <table:table-row table:style-name="ro2">
          <table:table-cell office:value-type="string" calcext:value-type="string">
            <text:p>width: 60%;</text:p>
          </table:table-cell>
          <table:table-cell office:value-type="string" calcext:value-type="string">
            <text:p>tại sao máy ko xem đc video đã chép vô </text:p>
            <text:p>chất lượng không tốt lm </text:p>
            <text:p>nhanh hết pin</text:p>
          </table:table-cell>
        </table:table-row>
        <table:table-row table:style-name="ro1">
          <table:table-cell office:value-type="string" calcext:value-type="string">
            <text:p>width: 60%;</text:p>
          </table:table-cell>
          <table:table-cell office:value-type="string" calcext:value-type="string">
            <text:p>Tại sao hag nhập khẩu của trung quốc nhưng thân máy mình mới nhận được lại là Tiếng Việt và Tiếng Anh vậy . Giải thích giúp mình với</text:p>
          </table:table-cell>
        </table:table-row>
        <table:table-row table:style-name="ro1">
          <table:table-cell office:value-type="string" calcext:value-type="string">
            <text:p>width: 60%;</text:p>
          </table:table-cell>
          <table:table-cell office:value-type="string" calcext:value-type="string">
            <text:p>Tại sao hag nhập khẩu của trung quốc nhưng thân máy mình mới nhận được lại là Tiếng Việt và Tiếng Anh vậy . Giải thích giúp mình với</text:p>
          </table:table-cell>
        </table:table-row>
        <table:table-row table:style-name="ro1">
          <table:table-cell office:value-type="string" calcext:value-type="string">
            <text:p>width: 60%;</text:p>
          </table:table-cell>
          <table:table-cell office:value-type="string" calcext:value-type="string">
            <text:p>tại sao giao hàng thiếu phiếu bảo hành và hóa đơn vậy? gọi tổng đài thì bắt chờ lâu hết 5 phút 5k r nói kiểm tra lại. nói z chắc xong chuyện cho qua.</text:p>
          </table:table-cell>
        </table:table-row>
        <table:table-row table:style-name="ro1">
          <table:table-cell office:value-type="string" calcext:value-type="string">
            <text:p>width: 60%;</text:p>
          </table:table-cell>
          <table:table-cell office:value-type="string" calcext:value-type="string">
            <text:p>Tai nghe tốt , đóng gói hàng cẩn thận, cho 3 sao vì chỉ nghe được 1 tai</text:p>
          </table:table-cell>
        </table:table-row>
        <table:table-row table:style-name="ro5">
          <table:table-cell office:value-type="string" calcext:value-type="string">
            <text:p>width: 60%;</text:p>
          </table:table-cell>
          <table:table-cell office:value-type="string" calcext:value-type="string">
            <text:p>tai nghe to  nhìn hơi la</text:p>
            <text:p>sài ok</text:p>
            <text:p>chất lượng tốt </text:p>
            <text:p>nên thu nhỏ tai  nghe lại .............................................................................................................................................</text:p>
          </table:table-cell>
        </table:table-row>
        <table:table-row table:style-name="ro1">
          <table:table-cell office:value-type="string" calcext:value-type="string">
            <text:p>width: 60%;</text:p>
          </table:table-cell>
          <table:table-cell office:value-type="string" calcext:value-type="string">
            <text:p>Tai nghe tạm ổn. Mic khá kém vì bắt tạp âm rất nhiều. Bạn phải ngồi ở 1 chỗ thực sự yên tĩnh mới có thể thu tốt giọng của mình được.</text:p>
          </table:table-cell>
        </table:table-row>
        <table:table-row table:style-name="ro1">
          <table:table-cell office:value-type="string" calcext:value-type="string">
            <text:p>width: 60%;</text:p>
          </table:table-cell>
          <table:table-cell office:value-type="string" calcext:value-type="string">
            <text:p>Tai nghe sử dụng cũng tạm nhưng mà chất lượng âm thanh hơi thấp.</text:p>
          </table:table-cell>
        </table:table-row>
        <table:table-row table:style-name="ro1">
          <table:table-cell office:value-type="string" calcext:value-type="string">
            <text:p>width: 60%;</text:p>
          </table:table-cell>
          <table:table-cell office:value-type="string" calcext:value-type="string">
            <text:p>Tai Nghe ok tuy nhiều giá chênh lệch làm hoang mang, vì xem CH khác chỉ 1.790.000. Tiki hướng dẫn bảo hành dùm nhé! Mã series ở đây vậy Tiki?</text:p>
          </table:table-cell>
        </table:table-row>
        <table:table-row table:style-name="ro1">
          <table:table-cell office:value-type="string" calcext:value-type="string">
            <text:p>width: 60%;</text:p>
          </table:table-cell>
          <table:table-cell office:value-type="string" calcext:value-type="string">
            <text:p>Tại nghe nó nghe đc một lúc là hắn nói tiếng anh xong hắn tắt vậy anh <text:s/>cho hỏi nó bị gì v</text:p>
          </table:table-cell>
        </table:table-row>
        <table:table-row table:style-name="ro1">
          <table:table-cell office:value-type="string" calcext:value-type="string">
            <text:p>width: 60%;</text:p>
          </table:table-cell>
          <table:table-cell office:value-type="string" calcext:value-type="string">
            <text:p>Tai nghe nó bị hỏng 1 tai ko nghe đc đã hoàn trả mong nhanh chóng để gửi lại cho ngừoi đã mua</text:p>
          </table:table-cell>
        </table:table-row>
        <table:table-row table:style-name="ro1">
          <table:table-cell office:value-type="string" calcext:value-type="string">
            <text:p>width: 60%;</text:p>
          </table:table-cell>
          <table:table-cell office:value-type="string" calcext:value-type="string">
            <text:p>Tai nghe nó bị hỏng 1 tai ko nghe đc đã hoàn trả mong nhanh chóng để gửi lại cho ngừoi đã mua</text:p>
          </table:table-cell>
        </table:table-row>
        <table:table-row table:style-name="ro1">
          <table:table-cell office:value-type="string" calcext:value-type="string">
            <text:p>width: 60%;</text:p>
          </table:table-cell>
          <table:table-cell office:value-type="string" calcext:value-type="string">
            <text:p>Tai nghe nhỏ gọn, được gói cẩn thận, hàng giảm giá nhiều. Nhân viên giao hàng lịch sự. Rất tiếc bận công việc không có nhà, nhờ người thân nhận nên hôm nay hoạt động thử thì đt ở cạnh luôn không bắt được sóng bluetooth của tai phone. Chưa sử dụng được không đánh giá được chất lượng. Lâu quá chắc không đổi hàng được hả tiki?</text:p>
          </table:table-cell>
        </table:table-row>
        <table:table-row table:style-name="ro1">
          <table:table-cell office:value-type="string" calcext:value-type="string">
            <text:p>width: 60%;</text:p>
          </table:table-cell>
          <table:table-cell office:value-type="string" calcext:value-type="string">
            <text:p>Tai nghe mình nhận hàng khá sớm. Tuy nhiên khi kết nối bluetooth với điện thoại thì không hiện bluetooth của thiết bị trên đt. Đang loay hoay tự hỏi không biết có phải cái tai nghe này ko kết nối cho đt ko ???</text:p>
          </table:table-cell>
        </table:table-row>
        <table:table-row table:style-name="ro1">
          <table:table-cell office:value-type="string" calcext:value-type="string">
            <text:p>width: 60%;</text:p>
          </table:table-cell>
          <table:table-cell office:value-type="string" calcext:value-type="string">
            <text:p>Tai Nghe Lúc trước mua ở shop xài 1 thời gian mic rè lớn</text:p>
          </table:table-cell>
        </table:table-row>
        <table:table-row table:style-name="ro1">
          <table:table-cell office:value-type="string" calcext:value-type="string">
            <text:p>width: 60%;</text:p>
          </table:table-cell>
          <table:table-cell office:value-type="string" calcext:value-type="string">
            <text:p>Tai nghe ko thích hợp cho người sài để chơi game free fire , pubg .vv vì nó bị delay 0.5 còn nghe nhạc và xem phim thì rất ok</text:p>
          </table:table-cell>
        </table:table-row>
        <table:table-row table:style-name="ro1">
          <table:table-cell office:value-type="string" calcext:value-type="string">
            <text:p>width: 60%;</text:p>
          </table:table-cell>
          <table:table-cell office:value-type="string" calcext:value-type="string">
            <text:p>Tai nghe kết nối bluetooth nhanh, nhưng thời gian xài chỉ được 1 tiếng, âm thanh hơi rè nhưng vẫn ổn, nhưng mình gọi thì bên kia không nghe được trong điều kiện ồn. Nói chung là giá chưa tới 100k thì chất lượng sản phẩm vậy là ổn rồi</text:p>
          </table:table-cell>
        </table:table-row>
        <table:table-row table:style-name="ro1">
          <table:table-cell office:value-type="string" calcext:value-type="string">
            <text:p>width: 60%;</text:p>
          </table:table-cell>
          <table:table-cell office:value-type="string" calcext:value-type="string">
            <text:p>Tai nghe đc chỉ có 1 bên tai</text:p>
          </table:table-cell>
        </table:table-row>
        <table:table-row table:style-name="ro1">
          <table:table-cell office:value-type="string" calcext:value-type="string">
            <text:p>width: 60%;</text:p>
          </table:table-cell>
          <table:table-cell office:value-type="string" calcext:value-type="string">
            <text:p>tai nghe cx oke , giao hàng nhanh</text:p>
          </table:table-cell>
        </table:table-row>
        <table:table-row table:style-name="ro1">
          <table:table-cell office:value-type="string" calcext:value-type="string">
            <text:p>width: 60%;</text:p>
          </table:table-cell>
          <table:table-cell office:value-type="string" calcext:value-type="string">
            <text:p>Tai nghe cũng bền nhưng mỗi tội nhanh hết bin quá Shop ak</text:p>
          </table:table-cell>
        </table:table-row>
        <table:table-row table:style-name="ro1">
          <table:table-cell office:value-type="string" calcext:value-type="string">
            <text:p>width: 60%;</text:p>
          </table:table-cell>
          <table:table-cell office:value-type="string" calcext:value-type="string">
            <text:p>Tai nghe có nghe được nhưng chỉ nghe được một bên (phải), vấn đề của bên trái là sạc không vào pin. Kết nối Bluetooth khá nhanh. Nhưng mà chỉ nghe được một bên thôiii. Thắc mắc là tại sao khi hàng giao tới thì một bên còn 35% còn một bên thì lại hết pin rồi, để mình sạc và hát hiện ra vấn đề sớm như vậy. Cũng mong bộ phận gói hàng của TIKI suy nghĩ về môi trường hơn, mọi người có thể gói trong một cái hộp nhỏ hơn mà ạ.</text:p>
          </table:table-cell>
        </table:table-row>
        <table:table-row table:style-name="ro4">
          <table:table-cell office:value-type="string" calcext:value-type="string">
            <text:p>width: 60%;</text:p>
          </table:table-cell>
          <table:table-cell office:value-type="string" calcext:value-type="string">
            <text:p>Tai nghe có 2 cái nhưng chỉ dùng được tai nghe bên trái, bên phải không bật lên được, sạc 10p dùng được hơn 1 tiếng</text:p>
            <text:p>thôi thì tiền nào của nấy, tạm đc</text:p>
          </table:table-cell>
        </table:table-row>
        <table:table-row table:style-name="ro1">
          <table:table-cell office:value-type="string" calcext:value-type="string">
            <text:p>width: 60%;</text:p>
          </table:table-cell>
          <table:table-cell office:value-type="string" calcext:value-type="string">
            <text:p>Tai nghe chất lượng so với giá thành khá ổn. Thời lượng pin không được lâu</text:p>
          </table:table-cell>
        </table:table-row>
        <table:table-row table:style-name="ro1">
          <table:table-cell office:value-type="string" calcext:value-type="string">
            <text:p>width: 60%;</text:p>
          </table:table-cell>
          <table:table-cell office:value-type="string" calcext:value-type="string">
            <text:p>Tại nghe bị lỗi nghe được có 1 tai giao hàng rất nhanh tạm ổn mỗi tội hơi bị lỗi tiếng</text:p>
          </table:table-cell>
        </table:table-row>
        <table:table-row table:style-name="ro1">
          <table:table-cell office:value-type="string" calcext:value-type="string">
            <text:p>width: 60%;</text:p>
          </table:table-cell>
          <table:table-cell office:value-type="string" calcext:value-type="string">
            <text:p>tai nghe bên phải khi max volum bị rè và cực kì mau hết pin còn bên trái thì ok</text:p>
          </table:table-cell>
        </table:table-row>
        <table:table-row table:style-name="ro1">
          <table:table-cell office:value-type="string" calcext:value-type="string">
            <text:p>width: 60%;</text:p>
          </table:table-cell>
          <table:table-cell office:value-type="string" calcext:value-type="string">
            <text:p>Tai nghe bắt Bluetooth chập chờn</text:p>
          </table:table-cell>
        </table:table-row>
        <table:table-row table:style-name="ro1">
          <table:table-cell office:value-type="string" calcext:value-type="string">
            <text:p>width: 60%;</text:p>
          </table:table-cell>
          <table:table-cell office:value-type="string" calcext:value-type="string">
            <text:p>Tai nghe âm thanh không cân xứng 1 bên nghe nhỏ 1 bên nghe lớn</text:p>
          </table:table-cell>
        </table:table-row>
        <table:table-row table:style-name="ro1">
          <table:table-cell office:value-type="string" calcext:value-type="string">
            <text:p>width: 60%;</text:p>
          </table:table-cell>
          <table:table-cell office:value-type="string" calcext:value-type="string">
            <text:p>Tai nghe AKG trước mình mua có túi đựng tai nghe. Nay kh có. Hơi thất vọng xíu. Mút đệm tai mỗi kích cỡ khác nhau đồng thời độ mềm dẻo khác nhau luôn ấy. Hai điểm trừ to bự. Mới nhận hàng nên mình chưa biết được nó xài được bao lâu, nhưng cơ bản là thử thì hai tai nghe bth kh gặp trục trặc gì, chỉ có điều các bạn máy ip lưu ý là nút tăng âm lượng trên tai nghe k xài được nhé</text:p>
          </table:table-cell>
        </table:table-row>
        <table:table-row table:style-name="ro1">
          <table:table-cell office:value-type="string" calcext:value-type="string">
            <text:p>width: 60%;</text:p>
          </table:table-cell>
          <table:table-cell office:value-type="string" calcext:value-type="string">
            <text:p>Tai chỉ kết nối và nghe được bên trái. Bên phải không nghe được. Nếu có cách nào đó để nghe đc cả hai bên, mong được shop hướng dẫn hoặc nếu lỗi thì hy vọng shop liên hệ đổi trả</text:p>
          </table:table-cell>
        </table:table-row>
        <table:table-row table:style-name="ro1">
          <table:table-cell office:value-type="string" calcext:value-type="string">
            <text:p>width: 60%;</text:p>
          </table:table-cell>
          <table:table-cell office:value-type="string" calcext:value-type="string">
            <text:p>T vừa mua tai nghe này. Nhìn khá đẹp, mảnh, hợp với con gái. <text:s/>Nhưng nó thực sự khá nhỏ, quai ngắn, không phủ được hết tai nên âm thanh bị nhỏ , phải mở volume lớn, nghe lâu sẽ đau tai. Con gái đầu nhỏ thì có thể chọn nhé.</text:p>
          </table:table-cell>
        </table:table-row>
        <table:table-row table:style-name="ro1">
          <table:table-cell office:value-type="string" calcext:value-type="string">
            <text:p>width: 60%;</text:p>
          </table:table-cell>
          <table:table-cell office:value-type="string" calcext:value-type="string">
            <text:p>switch mình đặt red switch mà bên giao lại đưa blue switch, trong khi giá và cách bấm nó khác nhau</text:p>
          </table:table-cell>
        </table:table-row>
        <table:table-row table:style-name="ro1">
          <table:table-cell office:value-type="string" calcext:value-type="string">
            <text:p>width: 60%;</text:p>
          </table:table-cell>
          <table:table-cell office:value-type="string" calcext:value-type="string">
            <text:p>Sữa chua làm ra chưa được ngon lắm. Làm không được nhiều .</text:p>
          </table:table-cell>
        </table:table-row>
        <table:table-row table:style-name="ro4">
          <table:table-cell office:value-type="string" calcext:value-type="string">
            <text:p>width: 60%;</text:p>
          </table:table-cell>
          <table:table-cell office:value-type="string" calcext:value-type="string">
            <text:p>Sự việc ko liên quan trực tiếp tới tiki, nhưng có liên quan tới đối tác giaohangnhanh mà tiki nhờ ship hàng giùm.</text:p>
            <text:p>Mình có đặt mua đơn hàng #67232031 - 1 máy làm tỏi đen. Tiki ko giao trực tiếp mà do giaohangnhanh giao với mã đơn hàng 31678271201511. Do mình đi làm nên ở nhà người nhà nhận hàng và trả tiền. Khi đi làm về nghe kể lại mình mới biết khi nhân viên giaohangnhanh giao đến nhà đã cố ý thu nhiều hơn giá trị vài chục nghìn. May mà mình có nói trước số tiền với người nhà nên nhân viên giả vờ xem điện thoại rồi báo lại giá khác. Tuy nhiên trước khi đi vẫn cố ý vòi vĩnh thêm 10k. Bó tay.</text:p>
          </table:table-cell>
        </table:table-row>
        <table:table-row table:style-name="ro1">
          <table:table-cell office:value-type="string" calcext:value-type="string">
            <text:p>width: 60%;</text:p>
          </table:table-cell>
          <table:table-cell office:value-type="string" calcext:value-type="string">
            <text:p>Sử dụng vẫn oke! Nhưng không tráp chán cho lắm</text:p>
          </table:table-cell>
        </table:table-row>
        <table:table-row table:style-name="ro1">
          <table:table-cell office:value-type="string" calcext:value-type="string">
            <text:p>width: 60%;</text:p>
          </table:table-cell>
          <table:table-cell office:value-type="string" calcext:value-type="string">
            <text:p>Sử dụng tốt, quá trình cài đặt có hơi không ổn định. Phải mua thêm thẻ nhớ và ổ cắm USB hoặc Adapter khi dùng vì sản phẩm chỉ có cáp.</text:p>
          </table:table-cell>
        </table:table-row>
        <table:table-row table:style-name="ro1">
          <table:table-cell office:value-type="string" calcext:value-type="string">
            <text:p>width: 60%;</text:p>
          </table:table-cell>
          <table:table-cell office:value-type="string" calcext:value-type="string">
            <text:p>Sử dụng tốt, nhưng nướng thức ăn k ngon như nướng than. Chấp nhận được.</text:p>
          </table:table-cell>
        </table:table-row>
        <table:table-row table:style-name="ro1">
          <table:table-cell office:value-type="string" calcext:value-type="string">
            <text:p>width: 60%;</text:p>
          </table:table-cell>
          <table:table-cell office:value-type="string" calcext:value-type="string">
            <text:p>Sử dụng tốt, giúp có thêm thông tin về nước uống</text:p>
          </table:table-cell>
        </table:table-row>
        <table:table-row table:style-name="ro1">
          <table:table-cell office:value-type="string" calcext:value-type="string">
            <text:p>width: 60%;</text:p>
          </table:table-cell>
          <table:table-cell office:value-type="string" calcext:value-type="string">
            <text:p>Sử dụng tốt trong tầm giá này</text:p>
          </table:table-cell>
        </table:table-row>
        <table:table-row table:style-name="ro1">
          <table:table-cell office:value-type="string" calcext:value-type="string">
            <text:p>width: 60%;</text:p>
          </table:table-cell>
          <table:table-cell office:value-type="string" calcext:value-type="string">
            <text:p>Sử dụng tạm ổn nhưng nướng hải sản hơi lâu</text:p>
          </table:table-cell>
        </table:table-row>
        <table:table-row table:style-name="ro1">
          <table:table-cell office:value-type="string" calcext:value-type="string">
            <text:p>width: 60%;</text:p>
          </table:table-cell>
          <table:table-cell office:value-type="string" calcext:value-type="string">
            <text:p>Sử dụng rất tốt chất lượng không có gì để chê cả, mua được giá cũng rất rẻ nữa , hài lòng</text:p>
          </table:table-cell>
        </table:table-row>
        <table:table-row table:style-name="ro1">
          <table:table-cell office:value-type="string" calcext:value-type="string">
            <text:p>width: 60%;</text:p>
          </table:table-cell>
          <table:table-cell office:value-type="string" calcext:value-type="string">
            <text:p>sử dụng ok, chất lượng hình ảnh tốt, nói chung khá ổn trong tầm giá</text:p>
          </table:table-cell>
        </table:table-row>
        <table:table-row table:style-name="ro1">
          <table:table-cell office:value-type="string" calcext:value-type="string">
            <text:p>width: 60%;</text:p>
          </table:table-cell>
          <table:table-cell office:value-type="string" calcext:value-type="string">
            <text:p>Sử dụng một thời gian lớp sơn đáy nồi bị tróc như hình. nồi này áp suất không giữ được lâu sau khi nấu xong 20 phút là thoát hết hơi rồi, coi review nồi áp suất trên youtube cũng 40 phút link đây cho ai muốn xem https://www.youtube.com/watch?v=D-PTGSNWrSI . nấu cơm hay đọng nước như hình. mắc hơn nồi áp suất nút vặn mà cũng thế.</text:p>
          </table:table-cell>
        </table:table-row>
        <table:table-row table:style-name="ro1">
          <table:table-cell office:value-type="string" calcext:value-type="string">
            <text:p>width: 60%;</text:p>
          </table:table-cell>
          <table:table-cell office:value-type="string" calcext:value-type="string">
            <text:p>Sử dụng máy pha cà phê viên nén nhưng khi pha xong trong viên nén vẫn còn rất nhiều sữa. định lần sau mở viên nén sữa ra đổ vô ly luôn cho rồi</text:p>
          </table:table-cell>
        </table:table-row>
        <table:table-row table:style-name="ro1">
          <table:table-cell office:value-type="string" calcext:value-type="string">
            <text:p>width: 60%;</text:p>
          </table:table-cell>
          <table:table-cell office:value-type="string" calcext:value-type="string">
            <text:p>Sử dụng lâu vẫn nghe được bền <text:s/>và dùng lâu hết pin</text:p>
          </table:table-cell>
        </table:table-row>
        <table:table-row table:style-name="ro1">
          <table:table-cell office:value-type="string" calcext:value-type="string">
            <text:p>width: 60%;</text:p>
          </table:table-cell>
          <table:table-cell office:value-type="string" calcext:value-type="string">
            <text:p>Sử dụng lần đầu chân đế đã bị bung ra. Nhiều chi tiết vẫn còn bavia. Chất lượng sản phẩm ở mức trung bình.</text:p>
          </table:table-cell>
        </table:table-row>
        <table:table-row table:style-name="ro1">
          <table:table-cell office:value-type="string" calcext:value-type="string">
            <text:p>width: 60%;</text:p>
          </table:table-cell>
          <table:table-cell office:value-type="string" calcext:value-type="string">
            <text:p>Sử dụng không tiện lợi, quần áo không phẳng như bàn ủi truyền thống. Các ly, các mép quần áo rất khó để làm phẳng.</text:p>
          </table:table-cell>
        </table:table-row>
        <table:table-row table:style-name="ro1">
          <table:table-cell office:value-type="string" calcext:value-type="string">
            <text:p>width: 60%;</text:p>
          </table:table-cell>
          <table:table-cell office:value-type="string" calcext:value-type="string">
            <text:p>Sử dụng hệ thống nóng lạnh như nào shop ! Chỉ cần cắm điện bỏ bình nước vào là hệ thống tự nóng lạnh hở shop</text:p>
          </table:table-cell>
        </table:table-row>
        <table:table-row table:style-name="ro1">
          <table:table-cell office:value-type="string" calcext:value-type="string">
            <text:p>width: 60%;</text:p>
          </table:table-cell>
          <table:table-cell office:value-type="string" calcext:value-type="string">
            <text:p>sử dụng được. Ổn trong tầm giá. Nhưng khuyến khích anh em chơi game thì mua luôn đồ xịn!</text:p>
          </table:table-cell>
        </table:table-row>
        <table:table-row table:style-name="ro2">
          <table:table-cell office:value-type="string" calcext:value-type="string">
            <text:p>width: 60%;</text:p>
          </table:table-cell>
          <table:table-cell office:value-type="string" calcext:value-type="string">
            <text:p>Sử dụng được. không nét lắm.</text:p>
            <text:p>Khi lưu bằng thẻ nhớ thì camera hay bỏ một số thời gian. Lúc cần xem lại thì thấy thiếu.</text:p>
            <text:p>Cho 3 sao vì giá tốt nhưng chất lượng chưa thực sự hài lòng.</text:p>
          </table:table-cell>
        </table:table-row>
        <table:table-row table:style-name="ro1">
          <table:table-cell office:value-type="string" calcext:value-type="string">
            <text:p>width: 60%;</text:p>
          </table:table-cell>
          <table:table-cell office:value-type="string" calcext:value-type="string">
            <text:p>Sử dụng được 4 tháng các nút nhấn để chế độ nấu không còn được tốt chập chờn chế độ nhảy lung tung</text:p>
          </table:table-cell>
        </table:table-row>
        <table:table-row table:style-name="ro1">
          <table:table-cell office:value-type="string" calcext:value-type="string">
            <text:p>width: 60%;</text:p>
          </table:table-cell>
          <table:table-cell office:value-type="string" calcext:value-type="string">
            <text:p>sử dụng được 2 tháng bị lỗi từ <text:s/>nhà sản xuất lỗi hiển thị máy ngừng hoạt động</text:p>
          </table:table-cell>
        </table:table-row>
        <table:table-row table:style-name="ro1">
          <table:table-cell office:value-type="string" calcext:value-type="string">
            <text:p>width: 60%;</text:p>
          </table:table-cell>
          <table:table-cell office:value-type="string" calcext:value-type="string">
            <text:p>Sử dụng được 2 ngày. Bị lỗi: 2 nút Reboil và 80 thi nhau nhấp nháy 👉 Lỗi sendor 👉 Vui lòng liên hệ đổi sản phẩm cho khách.</text:p>
          </table:table-cell>
        </table:table-row>
        <table:table-row table:style-name="ro1">
          <table:table-cell office:value-type="string" calcext:value-type="string">
            <text:p>width: 60%;</text:p>
          </table:table-cell>
          <table:table-cell office:value-type="string" calcext:value-type="string">
            <text:p>Sử dụng được , có hiệu quả. Hơi nhỏ để ổ bánh mì chật !</text:p>
          </table:table-cell>
        </table:table-row>
        <table:table-row table:style-name="ro1">
          <table:table-cell office:value-type="string" calcext:value-type="string">
            <text:p>width: 60%;</text:p>
          </table:table-cell>
          <table:table-cell office:value-type="string" calcext:value-type="string">
            <text:p>sử dụng chấp nhận được. do 10 lit nên gơi nhỏ quà cảm giác không chắc chắn lắm. cánh cửa lò xo yếu dễ bị hở cửa lò nếu không cẩn thận</text:p>
          </table:table-cell>
        </table:table-row>
        <table:table-row table:style-name="ro1">
          <table:table-cell office:value-type="string" calcext:value-type="string">
            <text:p>width: 60%;</text:p>
          </table:table-cell>
          <table:table-cell office:value-type="string" calcext:value-type="string">
            <text:p>sử dụng bình thường và tốt</text:p>
          </table:table-cell>
        </table:table-row>
        <table:table-row table:style-name="ro1">
          <table:table-cell office:value-type="string" calcext:value-type="string">
            <text:p>width: 60%;</text:p>
          </table:table-cell>
          <table:table-cell office:value-type="string" calcext:value-type="string">
            <text:p>sử dụng bình thường ..........</text:p>
          </table:table-cell>
        </table:table-row>
        <table:table-row table:style-name="ro1">
          <table:table-cell office:value-type="string" calcext:value-type="string">
            <text:p>width: 60%;</text:p>
          </table:table-cell>
          <table:table-cell office:value-type="string" calcext:value-type="string">
            <text:p>Sp xem nét nhưng ko thấy lưu đc video mấy . Đặc biệt ko hề thấy tem dán bảo hành đâu . Ko hiểu nếu máy làm sao thì không biết bảo hành sẽ làm tn</text:p>
          </table:table-cell>
        </table:table-row>
        <table:table-row table:style-name="ro1">
          <table:table-cell office:value-type="string" calcext:value-type="string">
            <text:p>width: 60%;</text:p>
          </table:table-cell>
          <table:table-cell office:value-type="string" calcext:value-type="string">
            <text:p>Sp xài vài lần thì hỏng hẳn</text:p>
          </table:table-cell>
        </table:table-row>
        <table:table-row table:style-name="ro1">
          <table:table-cell office:value-type="string" calcext:value-type="string">
            <text:p>width: 60%;</text:p>
          </table:table-cell>
          <table:table-cell office:value-type="string" calcext:value-type="string">
            <text:p>Sp về cơ bản chưa có lỗi j song để nấu món ngon cần nhiều thời gian để có kinh nghiệm</text:p>
          </table:table-cell>
        </table:table-row>
        <table:table-row table:style-name="ro4">
          <table:table-cell office:value-type="string" calcext:value-type="string">
            <text:p>width: 60%;</text:p>
          </table:table-cell>
          <table:table-cell office:value-type="string" calcext:value-type="string">
            <text:p>SP tốt nhưng mặt trên lò nướng bị móp. Xem hình đính kèm.</text:p>
            <text:p>Không biết TIKI giải quyết như thế nào ?</text:p>
          </table:table-cell>
        </table:table-row>
        <table:table-row table:style-name="ro1">
          <table:table-cell office:value-type="string" calcext:value-type="string">
            <text:p>width: 60%;</text:p>
          </table:table-cell>
          <table:table-cell office:value-type="string" calcext:value-type="string">
            <text:p>sp thu âm chưa tốt</text:p>
          </table:table-cell>
        </table:table-row>
        <table:table-row table:style-name="ro1">
          <table:table-cell office:value-type="string" calcext:value-type="string">
            <text:p>width: 60%;</text:p>
          </table:table-cell>
          <table:table-cell office:value-type="string" calcext:value-type="string">
            <text:p>sp thì ok mới mua cách đây 2 ngày 1trieu 2 bây gio ban 999 ngàn. sao troll nhau thế</text:p>
          </table:table-cell>
        </table:table-row>
        <table:table-row table:style-name="ro1">
          <table:table-cell office:value-type="string" calcext:value-type="string">
            <text:p>width: 60%;</text:p>
          </table:table-cell>
          <table:table-cell office:value-type="string" calcext:value-type="string">
            <text:p>sp sau khi gắn xong lỏng lẻo không chắc chắn, cảm giá méo méo, cứ sợ quat bi rớt ra ngoài, tiki có hỗ trơ gắn cho khách ko?</text:p>
          </table:table-cell>
        </table:table-row>
        <table:table-row table:style-name="ro1">
          <table:table-cell office:value-type="string" calcext:value-type="string">
            <text:p>width: 60%;</text:p>
          </table:table-cell>
          <table:table-cell office:value-type="string" calcext:value-type="string">
            <text:p>sp rất mong manh, có chân khớp nối mở ra rồi đẩy vào kg đc, trục để dt rất là giòn mới xoay đã gãy😢</text:p>
          </table:table-cell>
        </table:table-row>
        <table:table-row table:style-name="ro4">
          <table:table-cell office:value-type="string" calcext:value-type="string">
            <text:p>width: 60%;</text:p>
          </table:table-cell>
          <table:table-cell office:value-type="string" calcext:value-type="string">
            <text:p>Sp ra đúng tỏi đen. Máy đẹp gọn.</text:p>
            <text:p>Tuy nhiên máy này là máy làm tỏi sấy khô không dùng bia, theo tài liệu là bên trong ko đc đổ nước, tuy nhiên trong quá trình sấy tỏi sẽ có nước từ tỏi bay hơi ra rơi xuống, và thiết kế đáy nồi lại có 1 con ốc gặp nước đang bị gỉ</text:p>
          </table:table-cell>
        </table:table-row>
        <table:table-row table:style-name="ro1">
          <table:table-cell office:value-type="string" calcext:value-type="string">
            <text:p>width: 60%;</text:p>
          </table:table-cell>
          <table:table-cell office:value-type="string" calcext:value-type="string">
            <text:p>sp ok. đóng gói chắc chắn, mẫu mã đúng với lựa chọn</text:p>
          </table:table-cell>
        </table:table-row>
        <table:table-row table:style-name="ro1">
          <table:table-cell office:value-type="string" calcext:value-type="string">
            <text:p>width: 60%;</text:p>
          </table:table-cell>
          <table:table-cell office:value-type="string" calcext:value-type="string">
            <text:p>SP OK nhưng hay bị lôi the nhớ lúc vào thì xem lại được lúc thì không thế là ntn</text:p>
          </table:table-cell>
        </table:table-row>
        <table:table-row table:style-name="ro1">
          <table:table-cell office:value-type="string" calcext:value-type="string">
            <text:p>width: 60%;</text:p>
          </table:table-cell>
          <table:table-cell office:value-type="string" calcext:value-type="string">
            <text:p>Sp nhận khác với hình, hộp trong hình có ghi CÔNG THỨC MỚI sp khách nhận không có</text:p>
          </table:table-cell>
        </table:table-row>
        <table:table-row table:style-name="ro1">
          <table:table-cell office:value-type="string" calcext:value-type="string">
            <text:p>width: 60%;</text:p>
          </table:table-cell>
          <table:table-cell office:value-type="string" calcext:value-type="string">
            <text:p>Sp nghe bị ồn, rè, ko khử dc tiếng ồn và hay bị nhiễu</text:p>
          </table:table-cell>
        </table:table-row>
        <table:table-row table:style-name="ro1">
          <table:table-cell office:value-type="string" calcext:value-type="string">
            <text:p>width: 60%;</text:p>
          </table:table-cell>
          <table:table-cell office:value-type="string" calcext:value-type="string">
            <text:p>sp này sử dụng cần làm ướt quân áo không az.hay cứ thế ủi vậy</text:p>
          </table:table-cell>
        </table:table-row>
        <table:table-row table:style-name="ro2">
          <table:table-cell office:value-type="string" calcext:value-type="string">
            <text:p>width: 60%;</text:p>
          </table:table-cell>
          <table:table-cell office:value-type="string" calcext:value-type="string">
            <text:p>sp này đc cái tiện lợi, mang lại hương thơm cho căn phòng.</text:p>
            <text:p>pha hơi loãng, nhiều cafe bị qua màng lọc nên nhiều cặn quá.</text:p>
            <text:p>cần cải tiến thêm</text:p>
          </table:table-cell>
        </table:table-row>
        <table:table-row table:style-name="ro4">
          <table:table-cell office:value-type="string" calcext:value-type="string">
            <text:p>width: 60%;</text:p>
          </table:table-cell>
          <table:table-cell office:value-type="string" calcext:value-type="string">
            <text:p>Sp mới sử dụng 2 ngày. do thức ăn nóng quá rút tay đụng trúng chốt an toàn nên bị gãy rất dễ dàng cho thấy chốt rất yếu.</text:p>
            <text:p>Yêu cầu Tiki bảo hành thì 1 tuần mới có ng tới lấy đem về nhưng ng này ko phải NV tiki mà bên giao hàng nhanh, họ ko support lấy hàng tại căn hộ mà bắt đem xuống trong khi mình có em bé sơ sinh, gói điện Tiki rồi năn nỉ anh nhận hàng mấy lần cuối cùng mình vẫn là người vừa bế em bé vừa vác máy 15kg xuống. NV GHN ko biết lấy mã code gì từ Tiki để ghi chú đơn hàng mà quay ra hỏi mình. Mình thật sự quá mệt mỏi với diịch vụ hậu mãi của Tiki. Ko biết rồi máy mình có về tới tay Tiki nguyên vẹn ko hay lại bị đổ thừa hư hỏng cái khác do vận chuyển nữa. Nói chung chắc chỉ dám mua sách chứ đừng mua đồ điện cúa Tiki. Giao hàng thì lâu mà hậu mãi quá tệ.</text:p>
          </table:table-cell>
        </table:table-row>
        <table:table-row table:style-name="ro1">
          <table:table-cell office:value-type="string" calcext:value-type="string">
            <text:p>width: 60%;</text:p>
          </table:table-cell>
          <table:table-cell office:value-type="string" calcext:value-type="string">
            <text:p>Sp mẫu mã thanh lịch, giá cả hợp lý tuy nhiên sức hút không đủ mạnh. Nếu bếp rộng nên xem xét mua loại có sức hút mạnh hơn</text:p>
          </table:table-cell>
        </table:table-row>
        <table:table-row table:style-name="ro1">
          <table:table-cell office:value-type="string" calcext:value-type="string">
            <text:p>width: 60%;</text:p>
          </table:table-cell>
          <table:table-cell office:value-type="string" calcext:value-type="string">
            <text:p>Sp lúc mới mua về dùng khá ổn, nhưng dùng được 1 tháng thì lỗi, đèn nguồn k sáng, máy k nóng. Gọi cho tiki nhờ bảo hành (19006035), sáng gọi chiều thấy có nhân viên tới thu hồi máy luôn (các bạn giữ lại hộp, lỡ có cần bảo hành thì cho sp vào cho tiện, check mail để nhận thông tin về thời gian bảo hành, mình k biết nên toàn phải gọi tổng đài). Mình gửi máy đi từ 11/2, nhân viên báo dự kiến trả sp ngày 28/2, đợi đến 4/3 k thấy tăm hơi, gọi hỏi thì bảo sp vẫn bên nhà phân phối, chưa bảo hành xong, bảo đợi thêm; hôm sau có nhân viên tiki gọi điện báo bảo hành xong, chuẩn bị đóng gói trả sp, cũng k chắc được ngày giao. Giờ biết sao, lại đợi, đến 12/3 chưa thấy gì, bực quá gọi tổng đài, nhân viên báo đã đóng gói và đang vận chuyển, mình hỏi thế dự kiến bao giờ giao, cũng k biết là ngày nào, bảo cố đợi thêm, ức chế, mất cả tháng trời bảo hành, mà cứ hẹn tới hẹn lui, gọi lên tổng đài hỏi cũng phải 5-6 lần cũng k biết bao giờ nhận lại sp. Nhưng mà đến hôm nay thì giao hàng rồi, mất 1 tháng bảo hành (từ 11/2 đến 13/3), về thử ok, nhưng nếu hỏng nữa thì thôi, khỏi bảo hành, sốt ruột.</text:p>
          </table:table-cell>
        </table:table-row>
        <table:table-row table:style-name="ro1">
          <table:table-cell office:value-type="string" calcext:value-type="string">
            <text:p>width: 60%;</text:p>
          </table:table-cell>
          <table:table-cell office:value-type="string" calcext:value-type="string">
            <text:p>sp ko tăng giảm được âm lượng là sao nhỉ</text:p>
          </table:table-cell>
        </table:table-row>
        <table:table-row table:style-name="ro1">
          <table:table-cell office:value-type="string" calcext:value-type="string">
            <text:p>width: 60%;</text:p>
          </table:table-cell>
          <table:table-cell office:value-type="string" calcext:value-type="string">
            <text:p>Sp ko có phít cắm điện. nhân viên tiki phản hồi do công suất cao nên phải gắn vào CP. mà sản phẩm không có CP kèm theo. tự làm sẽ ko an toàn. không hài lòng về sp này</text:p>
          </table:table-cell>
        </table:table-row>
        <table:table-row table:style-name="ro1">
          <table:table-cell office:value-type="string" calcext:value-type="string">
            <text:p>width: 60%;</text:p>
          </table:table-cell>
          <table:table-cell office:value-type="string" calcext:value-type="string">
            <text:p>Sp Không có phiếu bảo hành.</text:p>
          </table:table-cell>
        </table:table-row>
        <table:table-row table:style-name="ro1">
          <table:table-cell office:value-type="string" calcext:value-type="string">
            <text:p>width: 60%;</text:p>
          </table:table-cell>
          <table:table-cell office:value-type="string" calcext:value-type="string">
            <text:p>Sp khi xay khá ồn. Xay cũng không mịn lắm.</text:p>
          </table:table-cell>
        </table:table-row>
        <table:table-row table:style-name="ro1">
          <table:table-cell office:value-type="string" calcext:value-type="string">
            <text:p>width: 60%;</text:p>
          </table:table-cell>
          <table:table-cell office:value-type="string" calcext:value-type="string">
            <text:p>sp khá mỏng</text:p>
          </table:table-cell>
        </table:table-row>
        <table:table-row table:style-name="ro1">
          <table:table-cell office:value-type="string" calcext:value-type="string">
            <text:p>width: 60%;</text:p>
          </table:table-cell>
          <table:table-cell office:value-type="string" calcext:value-type="string">
            <text:p>Sp hút mạnh, sạch có điều hút tầm 3 4 phút máy vs dây điện nóng ran như muốn chẩy ra vậy.</text:p>
          </table:table-cell>
        </table:table-row>
        <table:table-row table:style-name="ro4">
          <table:table-cell office:value-type="string" calcext:value-type="string">
            <text:p>width: 60%;</text:p>
          </table:table-cell>
          <table:table-cell office:value-type="string" calcext:value-type="string">
            <text:p>Sp hơi bất tiện khi rửa và lúc cắm điện mình bật nút mở mình ko để ý, lúc đó nồi trống ko bỏ gì nên đã quéo chảy hết phần mũ bên ngoài trong 2phut, hỏng nặng, ko kịp rút kinh nghiệm cho lần sau</text:p>
            <text:p>Ai cẩn thận thì hãy mua nhé</text:p>
          </table:table-cell>
        </table:table-row>
        <table:table-row table:style-name="ro1">
          <table:table-cell office:value-type="string" calcext:value-type="string">
            <text:p>width: 60%;</text:p>
          </table:table-cell>
          <table:table-cell office:value-type="string" calcext:value-type="string">
            <text:p>Sp hình thức đẹp. Nhưng mới dùng được lần thứ hai thì nghe tiếng điện soẹt kiểu chập và khét, có tia lửa toé ở cạnh lò trong mình làm đúng theo sách hướng dẫn. Mình đã tắt lò và rút nguồn điện. Đề nghị tiki đổi hoặc nhận lại sp giúp m. Tks!</text:p>
          </table:table-cell>
        </table:table-row>
        <table:table-row table:style-name="ro1">
          <table:table-cell office:value-type="string" calcext:value-type="string">
            <text:p>width: 60%;</text:p>
          </table:table-cell>
          <table:table-cell office:value-type="string" calcext:value-type="string">
            <text:p>Sp hiển thị tốt kết nối đơn giản mỗi tội <text:s/>không có phích cắm nguồn chỉ có mỗi cáp</text:p>
          </table:table-cell>
        </table:table-row>
        <table:table-row table:style-name="ro1">
          <table:table-cell office:value-type="string" calcext:value-type="string">
            <text:p>width: 60%;</text:p>
          </table:table-cell>
          <table:table-cell office:value-type="string" calcext:value-type="string">
            <text:p>Sp gói hàng cẩn thận, đã sử dụng 2 tuần hay gặp sự cố không kết nối wifi (thiết bị ngoại tuyến) phải rút điện khởi động lại thì lại kết nối được. Nhưng rồi vài ngày sau thì bị tương tự. Lỡ như đi du lich dài ngày thì ko có ai khởi động lại giùm thì sẽ vô dụng cho việc giám sát từ xa.</text:p>
          </table:table-cell>
        </table:table-row>
        <table:table-row table:style-name="ro1">
          <table:table-cell office:value-type="string" calcext:value-type="string">
            <text:p>width: 60%;</text:p>
          </table:table-cell>
          <table:table-cell office:value-type="string" calcext:value-type="string">
            <text:p>sp giống hình, nhưng chất lượng kém. đóng gói hàng rất ok.</text:p>
          </table:table-cell>
        </table:table-row>
        <table:table-row table:style-name="ro4">
          <table:table-cell office:value-type="string" calcext:value-type="string">
            <text:p>width: 60%;</text:p>
          </table:table-cell>
          <table:table-cell office:value-type="string" calcext:value-type="string">
            <text:p>SP dùng tốt</text:p>
            <text:p>nhưng chưa nhận được đò khuyến mại kèm theo sản phẩm. vui lòng giao hàng KM cho khách hàng. Đương để khách hàng có cảm giác bị lừa</text:p>
          </table:table-cell>
        </table:table-row>
        <table:table-row table:style-name="ro1">
          <table:table-cell office:value-type="string" calcext:value-type="string">
            <text:p>width: 60%;</text:p>
          </table:table-cell>
          <table:table-cell office:value-type="string" calcext:value-type="string">
            <text:p>sp đúng mô tả nhưng bị vỡ ở đáy nồi do vận chuyển vì bên tiki ko gói hàng cẩn thận</text:p>
          </table:table-cell>
        </table:table-row>
        <table:table-row table:style-name="ro1">
          <table:table-cell office:value-type="string" calcext:value-type="string">
            <text:p>width: 60%;</text:p>
          </table:table-cell>
          <table:table-cell office:value-type="string" calcext:value-type="string">
            <text:p>Sp dùng được, nếu để nướng thịt, gà thì hơi lâu. Nút hẹn tg thỉnh thoảng bị kẹt k chạy.</text:p>
          </table:table-cell>
        </table:table-row>
        <table:table-row table:style-name="ro1">
          <table:table-cell office:value-type="string" calcext:value-type="string">
            <text:p>width: 60%;</text:p>
          </table:table-cell>
          <table:table-cell office:value-type="string" calcext:value-type="string">
            <text:p>sp dùng đc nhỏ nhắn dễ thương nhưng ko phải chất lượng. với giá 279k thì dùng đc</text:p>
          </table:table-cell>
        </table:table-row>
        <table:table-row table:style-name="ro1">
          <table:table-cell office:value-type="string" calcext:value-type="string">
            <text:p>width: 60%;</text:p>
          </table:table-cell>
          <table:table-cell office:value-type="string" calcext:value-type="string">
            <text:p>sp dùng cx oke nhưng lượng pin hết rất nhanh chóng</text:p>
          </table:table-cell>
        </table:table-row>
        <table:table-row table:style-name="ro1">
          <table:table-cell office:value-type="string" calcext:value-type="string">
            <text:p>width: 60%;</text:p>
          </table:table-cell>
          <table:table-cell office:value-type="string" calcext:value-type="string">
            <text:p>sp đóng gói cẩn thận.giao hàng siêu nhanh. nấu cơm bữa đầu rồi ăn ngon. chống dính siêu chuẩn.lâu dài ko biết ntn. giá cả phù hợp. chờ vài bữa nấu cháo xem có chuẩn ko.</text:p>
          </table:table-cell>
        </table:table-row>
        <table:table-row table:style-name="ro1">
          <table:table-cell office:value-type="string" calcext:value-type="string">
            <text:p>width: 60%;</text:p>
          </table:table-cell>
          <table:table-cell office:value-type="string" calcext:value-type="string">
            <text:p>Sp đầy đủ như mô tả. Ẩm kế, hút ẩm ok. Có miếng mút hơi nhỏ, k vừa hết đáy hộp. Còn hộp thì chất lượng k tốt, mới mua mở đóng chưa đc 10 lần đã có dấu hiệu gãy nắp mủ 4 cạnh luôn.</text:p>
          </table:table-cell>
        </table:table-row>
        <table:table-row table:style-name="ro1">
          <table:table-cell office:value-type="string" calcext:value-type="string">
            <text:p>width: 60%;</text:p>
          </table:table-cell>
          <table:table-cell office:value-type="string" calcext:value-type="string">
            <text:p>sp cũng ok</text:p>
          </table:table-cell>
        </table:table-row>
        <table:table-row table:style-name="ro4">
          <table:table-cell office:value-type="string" calcext:value-type="string">
            <text:p>width: 60%;</text:p>
          </table:table-cell>
          <table:table-cell office:value-type="string" calcext:value-type="string">
            <text:p>Sp có cần mực in k bn? </text:p>
            <text:p>Cho m thông tin về mực in và giấy in? Tuỳ loại hay batw buộc phải 1 loại riêng cho dòng máy này?</text:p>
          </table:table-cell>
        </table:table-row>
        <table:table-row table:style-name="ro1">
          <table:table-cell office:value-type="string" calcext:value-type="string">
            <text:p>width: 60%;</text:p>
          </table:table-cell>
          <table:table-cell office:value-type="string" calcext:value-type="string">
            <text:p>Sp chỉ nghe được bên phải bên trái k mở nguồn được nên k nghe yêu cầu shop tl</text:p>
          </table:table-cell>
        </table:table-row>
        <table:table-row table:style-name="ro1">
          <table:table-cell office:value-type="string" calcext:value-type="string">
            <text:p>width: 60%;</text:p>
          </table:table-cell>
          <table:table-cell office:value-type="string" calcext:value-type="string">
            <text:p>SP bình thường........................................................................</text:p>
          </table:table-cell>
        </table:table-row>
        <table:table-row table:style-name="ro1">
          <table:table-cell office:value-type="string" calcext:value-type="string">
            <text:p>width: 60%;</text:p>
          </table:table-cell>
          <table:table-cell office:value-type="string" calcext:value-type="string">
            <text:p>sp bình thường. phù hợp với giá tiền. vote 3 sao mhes</text:p>
          </table:table-cell>
        </table:table-row>
        <table:table-row table:style-name="ro1">
          <table:table-cell office:value-type="string" calcext:value-type="string">
            <text:p>width: 60%;</text:p>
          </table:table-cell>
          <table:table-cell office:value-type="string" calcext:value-type="string">
            <text:p>SP bị trầy xước phần nắp</text:p>
          </table:table-cell>
        </table:table-row>
        <table:table-row table:style-name="ro1">
          <table:table-cell office:value-type="string" calcext:value-type="string">
            <text:p>width: 60%;</text:p>
          </table:table-cell>
          <table:table-cell office:value-type="string" calcext:value-type="string">
            <text:p>sp bị sướt sơn nắp kg sát. nấu 12 phút mới bật nút. điên năng chưa biết. Dịch vụ giao hàng Tiki cực kỳ tốt.</text:p>
          </table:table-cell>
        </table:table-row>
        <table:table-row table:style-name="ro1">
          <table:table-cell office:value-type="string" calcext:value-type="string">
            <text:p>width: 60%;</text:p>
          </table:table-cell>
          <table:table-cell office:value-type="string" calcext:value-type="string">
            <text:p>SP bị rạn phần nắp đậy</text:p>
          </table:table-cell>
        </table:table-row>
        <table:table-row table:style-name="ro1">
          <table:table-cell office:value-type="string" calcext:value-type="string">
            <text:p>width: 60%;</text:p>
          </table:table-cell>
          <table:table-cell office:value-type="string" calcext:value-type="string">
            <text:p>sp bên ngoài ko đẹp mắt. vẫn bị móp góc hộp. trông rất xấu. kể cả là kho của tiki hay kho của siêu thị cũng như nhau thôi. tại sao kho của sthi ko bị móp méo, hộp mới in rõ ràng thì của tiki khi giao lại móp, lại bị rách hộp. khâu đóng gói quá cẩu thả nên dẫn đến tình trạng nvay. đấy là mới nói đến bên ngoài hộp. rồi chỉ đc xem hàng. ko đc test máy luôn. đến lúc có vấn đề thì còn đợi rất lâu mới đc giải quyết. mua hàng online chỉ đc nv thôi</text:p>
          </table:table-cell>
        </table:table-row>
        <table:table-row table:style-name="ro1">
          <table:table-cell office:value-type="string" calcext:value-type="string">
            <text:p>width: 60%;</text:p>
          </table:table-cell>
          <table:table-cell office:value-type="string" calcext:value-type="string">
            <text:p>SP bé không giống hình khi nhìn</text:p>
          </table:table-cell>
        </table:table-row>
        <table:table-row table:style-name="ro1">
          <table:table-cell office:value-type="string" calcext:value-type="string">
            <text:p>width: 60%;</text:p>
          </table:table-cell>
          <table:table-cell office:value-type="string" calcext:value-type="string">
            <text:p>Sop oi vui lòng chi em cách gắng. Cái bach không phù hợp 0901264805</text:p>
          </table:table-cell>
        </table:table-row>
        <table:table-row table:style-name="ro2">
          <table:table-cell office:value-type="string" calcext:value-type="string">
            <text:p>width: 60%;</text:p>
          </table:table-cell>
          <table:table-cell office:value-type="string" calcext:value-type="string">
            <text:p>sóp mik ơi </text:p>
            <text:p>xạc thì nó lên tút xạc là ko lên khi xạc mở các ứng dụng trên nền ko dc </text:p>
            <text:p>lần cách nào đây</text:p>
          </table:table-cell>
        </table:table-row>
        <table:table-row table:style-name="ro1">
          <table:table-cell office:value-type="string" calcext:value-type="string">
            <text:p>width: 60%;</text:p>
          </table:table-cell>
          <table:table-cell office:value-type="string" calcext:value-type="string">
            <text:p>sóng chưa được khỏe lắm. dùng tạm thay thế cho dây bị hỏng ...</text:p>
          </table:table-cell>
        </table:table-row>
        <table:table-row table:style-name="ro1">
          <table:table-cell office:value-type="string" calcext:value-type="string">
            <text:p>width: 60%;</text:p>
          </table:table-cell>
          <table:table-cell office:value-type="string" calcext:value-type="string">
            <text:p>So với tầm tiền này thì chất lượng cũng ok, hơi nhẹ, bình thường thì ok chứ để ở nơi gió to thì dễ bị đổ dẫn đến máy ảnh hay đt cũng rớt theo</text:p>
          </table:table-cell>
        </table:table-row>
        <table:table-row table:style-name="ro1">
          <table:table-cell office:value-type="string" calcext:value-type="string">
            <text:p>width: 60%;</text:p>
          </table:table-cell>
          <table:table-cell office:value-type="string" calcext:value-type="string">
            <text:p>So với số tiền thì ổn</text:p>
          </table:table-cell>
        </table:table-row>
        <table:table-row table:style-name="ro1">
          <table:table-cell office:value-type="string" calcext:value-type="string">
            <text:p>width: 60%;</text:p>
          </table:table-cell>
          <table:table-cell office:value-type="string" calcext:value-type="string">
            <text:p>So với giá tiền thì sản phẩm cũng đc, m mới xay 1 lần 6lạng thịt thì thấy ok nhưng phải xay nhiều hơn nửa cối mới xay được ít hơn thì ko được, máy phải mở ra trộn thịt xuống vì phần thịt vẫn bắn lên trên ko tự xuống giống máy xay sinh tố</text:p>
          </table:table-cell>
        </table:table-row>
        <table:table-row table:style-name="ro1">
          <table:table-cell office:value-type="string" calcext:value-type="string">
            <text:p>width: 60%;</text:p>
          </table:table-cell>
          <table:table-cell office:value-type="string" calcext:value-type="string">
            <text:p>so với giá tiền thì ko đáng lắm. chất liệu chắc chắn nhưng quạt thì yếu nên ko giảm đc mấy nhiệt độ.</text:p>
          </table:table-cell>
        </table:table-row>
        <table:table-row table:style-name="ro1">
          <table:table-cell office:value-type="string" calcext:value-type="string">
            <text:p>width: 60%;</text:p>
          </table:table-cell>
          <table:table-cell office:value-type="string" calcext:value-type="string">
            <text:p>So với các trang TMDT khác thì vẫn mua ở Tiki vì giá tốt. Chất lượng dùng thì cần thời gian thử nghiệm. Cơ mà hàng thì giao lâu quá. Mình chờ tận 2 tuần, đổi đơn liên tục, thì hàng mới giao đến nơi.</text:p>
          </table:table-cell>
        </table:table-row>
        <table:table-row table:style-name="ro1">
          <table:table-cell office:value-type="string" calcext:value-type="string">
            <text:p>width: 60%;</text:p>
          </table:table-cell>
          <table:table-cell office:value-type="string" calcext:value-type="string">
            <text:p>So với các lò khác mình từng sử dụng thì cái này bố mẹ mình dùng ở nhà thấy làm nóng rất lâu. Không hài lòng lắm.</text:p>
          </table:table-cell>
        </table:table-row>
        <table:table-row table:style-name="ro1">
          <table:table-cell office:value-type="string" calcext:value-type="string">
            <text:p>width: 60%;</text:p>
          </table:table-cell>
          <table:table-cell office:value-type="string" calcext:value-type="string">
            <text:p>so với các dòng máy chụp ảnh lấy liền khác thì Mini 90 Neo có kiểu dáng đẹp và cuốn hút hơn nhiều. Tuy nhiên, ảnh chụp chưa đẹp sáng lắm nên không ưng ý khi chụp cho lắm. Đắng lòng nhất máy ảnh đã mắt rồi mà phim tính ra còn mắt hơn. nhưng được cái chụp xong cái ra ảnh liền là thích.</text:p>
          </table:table-cell>
        </table:table-row>
        <table:table-row table:style-name="ro1">
          <table:table-cell office:value-type="string" calcext:value-type="string">
            <text:p>width: 60%;</text:p>
          </table:table-cell>
          <table:table-cell office:value-type="string" calcext:value-type="string">
            <text:p>So so</text:p>
          </table:table-cell>
        </table:table-row>
        <table:table-row table:style-name="ro1">
          <table:table-cell office:value-type="string" calcext:value-type="string">
            <text:p>width: 60%;</text:p>
          </table:table-cell>
          <table:table-cell office:value-type="string" calcext:value-type="string">
            <text:p>số đầu vặn hạn chế. Dùng khó. Nên mua của xiaomi</text:p>
          </table:table-cell>
        </table:table-row>
        <table:table-row table:style-name="ro1">
          <table:table-cell office:value-type="string" calcext:value-type="string">
            <text:p>width: 60%;</text:p>
          </table:table-cell>
          <table:table-cell office:value-type="string" calcext:value-type="string">
            <text:p>Size máy khá vừa so với phòng, dễ di chuyển giữa các phòng. Khi bật chế độ quạt lớn thì ko ồn lắm so với tưởng tượng. Tuy nhiên có mùi nhựa máy quá nồng khi bật lên sử dụng, có cảm giác khi động cơ chạy làm nóng lồng nhựa phía trong, không biết có ảnh hưởng cho sức khỏe hay ko?</text:p>
          </table:table-cell>
        </table:table-row>
        <table:table-row table:style-name="ro1">
          <table:table-cell office:value-type="string" calcext:value-type="string">
            <text:p>width: 60%;</text:p>
          </table:table-cell>
          <table:table-cell office:value-type="string" calcext:value-type="string">
            <text:p>Siêu sắc thuốc sử dụng tương đối ổn so với giá, miếng dán chữ ngay chỗ đèn báo dễ bong.</text:p>
          </table:table-cell>
        </table:table-row>
        <table:table-row table:style-name="ro1">
          <table:table-cell office:value-type="string" calcext:value-type="string">
            <text:p>width: 60%;</text:p>
          </table:table-cell>
          <table:table-cell office:value-type="string" calcext:value-type="string">
            <text:p>shop quảng cáo cam 2 râu bắt song wifi tốt, theo kinh nghiệm sử dụng thì đúng vậy, tuy nhiên tôi mua 2 cái thì giao loại 3 râu, đề nghị trả lại hàng</text:p>
          </table:table-cell>
        </table:table-row>
        <table:table-row table:style-name="ro1">
          <table:table-cell office:value-type="string" calcext:value-type="string">
            <text:p>width: 60%;</text:p>
          </table:table-cell>
          <table:table-cell office:value-type="string" calcext:value-type="string">
            <text:p>shop ơi, t mới dùng 1 lần mà bị rơi nút chỉnh chỉ ra, vậy có thể đổi trả k ạ</text:p>
          </table:table-cell>
        </table:table-row>
        <table:table-row table:style-name="ro4">
          <table:table-cell office:value-type="string" calcext:value-type="string">
            <text:p>width: 60%;</text:p>
          </table:table-cell>
          <table:table-cell office:value-type="string" calcext:value-type="string">
            <text:p>Shop ơi, phần giao hàng của mình có phụ kiện số 09: kẹp treo quần, 13: bàn chải xếp ly và 15: tấm bản lót khi là quần áo và 16: lớp bao phủ tấm bản. </text:p>
            <text:p>Mình thấy có trong bảng hướng dẫn nhưng hàng nhận lại không có?</text:p>
          </table:table-cell>
        </table:table-row>
        <table:table-row table:style-name="ro1">
          <table:table-cell office:value-type="string" calcext:value-type="string">
            <text:p>width: 60%;</text:p>
          </table:table-cell>
          <table:table-cell office:value-type="string" calcext:value-type="string">
            <text:p>Shop ơi, mình mới mua một cái, nhưng khi ấm đun xong ngắt điện thì mình lấy đồ đo nhiệt thì chỉ được có 90-95 °C vậy, nếu đúng là 100°C chứ</text:p>
          </table:table-cell>
        </table:table-row>
        <table:table-row table:style-name="ro1">
          <table:table-cell office:value-type="string" calcext:value-type="string">
            <text:p>width: 60%;</text:p>
          </table:table-cell>
          <table:table-cell office:value-type="string" calcext:value-type="string">
            <text:p>shop ơi, hôm nay mình nhận hàng, mở ra thì nắp không khớp như hình. shop check và đổi nắp giúp mình nhé</text:p>
          </table:table-cell>
        </table:table-row>
        <table:table-row table:style-name="ro1">
          <table:table-cell office:value-type="string" calcext:value-type="string">
            <text:p>width: 60%;</text:p>
          </table:table-cell>
          <table:table-cell office:value-type="string" calcext:value-type="string">
            <text:p>shop ơi, <text:s/>có video hướng dẫn kết nối ko v shop, <text:s/>mình k hiểu về phần kết nối lắm</text:p>
          </table:table-cell>
        </table:table-row>
        <table:table-row table:style-name="ro1">
          <table:table-cell office:value-type="string" calcext:value-type="string">
            <text:p>width: 60%;</text:p>
          </table:table-cell>
          <table:table-cell office:value-type="string" calcext:value-type="string">
            <text:p>shop ơi thiết bị hút sàn gắn và k chặt rớt ra khỏi khớp hoài</text:p>
          </table:table-cell>
        </table:table-row>
        <table:table-row table:style-name="ro1">
          <table:table-cell office:value-type="string" calcext:value-type="string">
            <text:p>width: 60%;</text:p>
          </table:table-cell>
          <table:table-cell office:value-type="string" calcext:value-type="string">
            <text:p>Shop ơi sao em format thẻ xong còn có 7.81GB vậy em mua thẻ 16GB mà</text:p>
          </table:table-cell>
        </table:table-row>
        <table:table-row table:style-name="ro1">
          <table:table-cell office:value-type="string" calcext:value-type="string">
            <text:p>width: 60%;</text:p>
          </table:table-cell>
          <table:table-cell office:value-type="string" calcext:value-type="string">
            <text:p>Shop ơi sao camera kg nhan đc the nhớ 64Gb vậy. Sao nói nhận đc tới 128gb ??</text:p>
          </table:table-cell>
        </table:table-row>
        <table:table-row table:style-name="ro1">
          <table:table-cell office:value-type="string" calcext:value-type="string">
            <text:p>width: 60%;</text:p>
          </table:table-cell>
          <table:table-cell office:value-type="string" calcext:value-type="string">
            <text:p>shop ơi mình đặt sản phẩm từ ngày 1/1 đến hôm nay 5/1 mình vẫn chưa nhận được mà kiểm tra đơn hàng lại thấy báo giao thành công 4/1 ???</text:p>
          </table:table-cell>
        </table:table-row>
        <table:table-row table:style-name="ro1">
          <table:table-cell office:value-type="string" calcext:value-type="string">
            <text:p>width: 60%;</text:p>
          </table:table-cell>
          <table:table-cell office:value-type="string" calcext:value-type="string">
            <text:p>shop ơi mình đặt hàng sản phẩn này bên mình được 4 hôm rồi mà không thấy shop hay nhà vật chuyển gọi gì nhỉ</text:p>
          </table:table-cell>
        </table:table-row>
        <table:table-row table:style-name="ro4">
          <table:table-cell office:value-type="string" calcext:value-type="string">
            <text:p>width: 60%;</text:p>
          </table:table-cell>
          <table:table-cell office:value-type="string" calcext:value-type="string">
            <text:p>Shop ơi khi kết nối qua đt máy ảnh cứ  connecting </text:p>
            <text:p>rất lâu..mih thoát ra kết nối lại vẫn ko dc. ko gửi hih ảnh dc... máy mới mua bên shop.. sao lại thế này.Shop giải thích hộ cái .. mong Shop cho câu trả lời...</text:p>
          </table:table-cell>
        </table:table-row>
        <table:table-row table:style-name="ro1">
          <table:table-cell office:value-type="string" calcext:value-type="string">
            <text:p>width: 60%;</text:p>
          </table:table-cell>
          <table:table-cell office:value-type="string" calcext:value-type="string">
            <text:p>Shop ơi kết nối được 2 bên mà nghe được 1 bên thui hà shop có cách nào khắc phục ko giúp với</text:p>
          </table:table-cell>
        </table:table-row>
        <table:table-row table:style-name="ro1">
          <table:table-cell office:value-type="string" calcext:value-type="string">
            <text:p>width: 60%;</text:p>
          </table:table-cell>
          <table:table-cell office:value-type="string" calcext:value-type="string">
            <text:p>Shop ơi giúp mình với mình mua bên shop mà về mình dán băng keo giờ nó bị bay cái mã quét thì giờ có lấy mã quét laii dc kg?giúp mình với giờ mình kg vào dc nữa .thanks</text:p>
          </table:table-cell>
        </table:table-row>
        <table:table-row table:style-name="ro1">
          <table:table-cell office:value-type="string" calcext:value-type="string">
            <text:p>width: 60%;</text:p>
          </table:table-cell>
          <table:table-cell office:value-type="string" calcext:value-type="string">
            <text:p>shop ơi cho mình hỏi, mình mua 2 cái quạt mini 1 cái màu hồng 1 cái màu tím nhưnh chỉ có cái màu tím có pin, cái còn lại không có phải sử dụng ntn. cảm ơn</text:p>
          </table:table-cell>
        </table:table-row>
        <table:table-row table:style-name="ro1">
          <table:table-cell office:value-type="string" calcext:value-type="string">
            <text:p>width: 60%;</text:p>
          </table:table-cell>
          <table:table-cell office:value-type="string" calcext:value-type="string">
            <text:p>shop ơi cho mình hỏi sao mình mới nhận được hàng (máy xay sinh tố đa năng nắp nâu...) mincode 6838667229007 nhưng cắm điện ấn ko chạy vậy shop</text:p>
          </table:table-cell>
        </table:table-row>
        <table:table-row table:style-name="ro1">
          <table:table-cell office:value-type="string" calcext:value-type="string">
            <text:p>width: 60%;</text:p>
          </table:table-cell>
          <table:table-cell office:value-type="string" calcext:value-type="string">
            <text:p>Shop ơi cho mình hỏi mình lấy máy ra nghe có lắc lắc hình như máy bị bung ốc hay s</text:p>
          </table:table-cell>
        </table:table-row>
        <table:table-row table:style-name="ro1">
          <table:table-cell office:value-type="string" calcext:value-type="string">
            <text:p>width: 60%;</text:p>
          </table:table-cell>
          <table:table-cell office:value-type="string" calcext:value-type="string">
            <text:p>Shop ơi cho e hỏi tại sao pin của máy bay chỉ dùng được 5 phút thôi vậy tại sao k kèm theo một pin nữa vậy</text:p>
          </table:table-cell>
        </table:table-row>
        <table:table-row table:style-name="ro1">
          <table:table-cell office:value-type="string" calcext:value-type="string">
            <text:p>width: 60%;</text:p>
          </table:table-cell>
          <table:table-cell office:value-type="string" calcext:value-type="string">
            <text:p>shop ơi cái mic bị hư hát k dk</text:p>
          </table:table-cell>
        </table:table-row>
        <table:table-row table:style-name="ro1">
          <table:table-cell office:value-type="string" calcext:value-type="string">
            <text:p>width: 60%;</text:p>
          </table:table-cell>
          <table:table-cell office:value-type="string" calcext:value-type="string">
            <text:p>shop ơi bên mình có mua 3 cam nhưng 1 cam bị lỗi</text:p>
          </table:table-cell>
        </table:table-row>
        <table:table-row table:style-name="ro1">
          <table:table-cell office:value-type="string" calcext:value-type="string">
            <text:p>width: 60%;</text:p>
          </table:table-cell>
          <table:table-cell office:value-type="string" calcext:value-type="string">
            <text:p>Shop nên kiểm tra hàng trước khi giao cho khách, nhận được hàng mình mở ra là thấy sp bị lỗi rồi, nếu tiện thì nhờ Tiki đổi hàng giúp mình nhé!</text:p>
          </table:table-cell>
        </table:table-row>
        <table:table-row table:style-name="ro1">
          <table:table-cell office:value-type="string" calcext:value-type="string">
            <text:p>width: 60%;</text:p>
          </table:table-cell>
          <table:table-cell office:value-type="string" calcext:value-type="string">
            <text:p>Shop kiểm tra lại đơn hàng #331434548 giúp mình. Bị thiếu remote, và ko có túi đựng có quai đeo giống như hình???</text:p>
          </table:table-cell>
        </table:table-row>
        <table:table-row table:style-name="ro1">
          <table:table-cell office:value-type="string" calcext:value-type="string">
            <text:p>width: 60%;</text:p>
          </table:table-cell>
          <table:table-cell office:value-type="string" calcext:value-type="string">
            <text:p>Shop kiểm tra cho mình xem đổi hàng thì có lâu ko nó bị lỗi ở dưới ko vào khớp với nhau. mình có ấn vào nhưng vẫn ko đc</text:p>
          </table:table-cell>
        </table:table-row>
        <table:table-row table:style-name="ro1">
          <table:table-cell office:value-type="string" calcext:value-type="string">
            <text:p>width: 60%;</text:p>
          </table:table-cell>
          <table:table-cell office:value-type="string" calcext:value-type="string">
            <text:p>Shop hướng dẫn kết nối 2 tai nghe với ạ. Mjh nhận sp mà chưa kết nối 2 tai được</text:p>
          </table:table-cell>
        </table:table-row>
        <table:table-row table:style-name="ro1">
          <table:table-cell office:value-type="string" calcext:value-type="string">
            <text:p>width: 60%;</text:p>
          </table:table-cell>
          <table:table-cell office:value-type="string" calcext:value-type="string">
            <text:p>Shop hướng dẫn kết nối 2 tai nghe với ạ. Mjh nhận sp mà chưa kết nối 2 tai được</text:p>
          </table:table-cell>
        </table:table-row>
        <table:table-row table:style-name="ro1">
          <table:table-cell office:value-type="string" calcext:value-type="string">
            <text:p>width: 60%;</text:p>
          </table:table-cell>
          <table:table-cell office:value-type="string" calcext:value-type="string">
            <text:p>shop gởi hàng 01 adapter bị hỏng không sử dụng được.</text:p>
          </table:table-cell>
        </table:table-row>
        <table:table-row table:style-name="ro1">
          <table:table-cell office:value-type="string" calcext:value-type="string">
            <text:p>width: 60%;</text:p>
          </table:table-cell>
          <table:table-cell office:value-type="string" calcext:value-type="string">
            <text:p>Shop giao thiếu thẻ nhớ nên không thể chụp được. Đề nghị shop trả lời</text:p>
          </table:table-cell>
        </table:table-row>
        <table:table-row table:style-name="ro1">
          <table:table-cell office:value-type="string" calcext:value-type="string">
            <text:p>width: 60%;</text:p>
          </table:table-cell>
          <table:table-cell office:value-type="string" calcext:value-type="string">
            <text:p>Shop giao sai màu. Tiki đóng gói cẩn thận. Chưa dùng thử không biết có ổn không</text:p>
          </table:table-cell>
        </table:table-row>
        <table:table-row table:style-name="ro1">
          <table:table-cell office:value-type="string" calcext:value-type="string">
            <text:p>width: 60%;</text:p>
          </table:table-cell>
          <table:table-cell office:value-type="string" calcext:value-type="string">
            <text:p>Shop giao không đúng hàng, giao cho mình cây giá 270k, chất lượng ok nhưng không giao đúng sản phẩm</text:p>
          </table:table-cell>
        </table:table-row>
        <table:table-row table:style-name="ro1">
          <table:table-cell office:value-type="string" calcext:value-type="string">
            <text:p>width: 60%;</text:p>
          </table:table-cell>
          <table:table-cell office:value-type="string" calcext:value-type="string">
            <text:p>Shop giao hàng thiếu remote, mong shop giao thêm cho mình nha</text:p>
          </table:table-cell>
        </table:table-row>
        <table:table-row table:style-name="ro1">
          <table:table-cell office:value-type="string" calcext:value-type="string">
            <text:p>width: 60%;</text:p>
          </table:table-cell>
          <table:table-cell office:value-type="string" calcext:value-type="string">
            <text:p>shop giao hàng lại thiếu remote. Mong shop xem lại và gửi remote nhé.</text:p>
          </table:table-cell>
        </table:table-row>
        <table:table-row table:style-name="ro1">
          <table:table-cell office:value-type="string" calcext:value-type="string">
            <text:p>width: 60%;</text:p>
          </table:table-cell>
          <table:table-cell office:value-type="string" calcext:value-type="string">
            <text:p>Shop đổi lại cho em pin khác đi ạ nó bị phồng ko lên đc màn hình.</text:p>
          </table:table-cell>
        </table:table-row>
        <table:table-row table:style-name="ro4">
          <table:table-cell office:value-type="string" calcext:value-type="string">
            <text:p>width: 60%;</text:p>
          </table:table-cell>
          <table:table-cell office:value-type="string" calcext:value-type="string">
            <text:p>shop có phụ tùng máy bay không vậy ạ.</text:p>
            <text:p>Máy bay mình bị nẻ bánh răng</text:p>
          </table:table-cell>
        </table:table-row>
        <table:table-row table:style-name="ro2">
          <table:table-cell office:value-type="string" calcext:value-type="string">
            <text:p>width: 60%;</text:p>
          </table:table-cell>
          <table:table-cell office:value-type="string" calcext:value-type="string">
            <text:p>shop chuyển hàng quá lâu </text:p>
            <text:p>hàng lên trong 12 ngày </text:p>
            <text:p>chốt nhựa k đc chắc chắn cho lắm</text:p>
          </table:table-cell>
        </table:table-row>
        <table:table-row table:style-name="ro1">
          <table:table-cell office:value-type="string" calcext:value-type="string">
            <text:p>width: 60%;</text:p>
          </table:table-cell>
          <table:table-cell office:value-type="string" calcext:value-type="string">
            <text:p>Shop cho tôi hỏi tai nghe này có mic k vậy??? Tôi trả lời cuộc gọi mà bên kia không nghe.</text:p>
          </table:table-cell>
        </table:table-row>
        <table:table-row table:style-name="ro1">
          <table:table-cell office:value-type="string" calcext:value-type="string">
            <text:p>width: 60%;</text:p>
          </table:table-cell>
          <table:table-cell office:value-type="string" calcext:value-type="string">
            <text:p>Shop cho mìn hỏi. Mình lắp vào được rồi. Nhưng khi quan sát qua điện thoại có tiếng hú như micro kêu é é khó chịu lắm. Phải làm sao để khắc phục</text:p>
          </table:table-cell>
        </table:table-row>
        <table:table-row table:style-name="ro1">
          <table:table-cell office:value-type="string" calcext:value-type="string">
            <text:p>width: 60%;</text:p>
          </table:table-cell>
          <table:table-cell office:value-type="string" calcext:value-type="string">
            <text:p>shipper thân thiện</text:p>
          </table:table-cell>
        </table:table-row>
        <table:table-row table:style-name="ro1">
          <table:table-cell office:value-type="string" calcext:value-type="string">
            <text:p>width: 60%;</text:p>
          </table:table-cell>
          <table:table-cell office:value-type="string" calcext:value-type="string">
            <text:p>shipper giao trễ tự ký tên khách hàng chụp lại. đóng gói sơ xài. sản phẩm rò hơi.</text:p>
          </table:table-cell>
        </table:table-row>
        <table:table-row table:style-name="ro1">
          <table:table-cell office:value-type="string" calcext:value-type="string">
            <text:p>width: 60%;</text:p>
          </table:table-cell>
          <table:table-cell office:value-type="string" calcext:value-type="string">
            <text:p>ship nhầm màu cho khách, vận chuyển nhanh, đóng gói đẹp</text:p>
          </table:table-cell>
        </table:table-row>
        <table:table-row table:style-name="ro1">
          <table:table-cell office:value-type="string" calcext:value-type="string">
            <text:p>width: 60%;</text:p>
          </table:table-cell>
          <table:table-cell office:value-type="string" calcext:value-type="string">
            <text:p>Ship hàng nhanh máy test oke nhưng hàng giao thiếu túi đựng máy ảnh. Giờ máy để trần, không túi bảo vệ, sót máy lắm...</text:p>
          </table:table-cell>
        </table:table-row>
        <table:table-row table:style-name="ro1">
          <table:table-cell office:value-type="string" calcext:value-type="string">
            <text:p>width: 60%;</text:p>
          </table:table-cell>
          <table:table-cell office:value-type="string" calcext:value-type="string">
            <text:p>say đc vài dây máy có mùi như kiểu hơi khét</text:p>
          </table:table-cell>
        </table:table-row>
        <table:table-row table:style-name="ro1">
          <table:table-cell office:value-type="string" calcext:value-type="string">
            <text:p>width: 60%;</text:p>
          </table:table-cell>
          <table:table-cell office:value-type="string" calcext:value-type="string">
            <text:p>sau một thời gian sử dụng mình nhận thấy nồi chiên rất ngon ,không bị văng dầu mỡ , <text:s/>vận hành tốt , giá cả hợp lý nhưng nhược điểm duy nhất là lớp chống dính , sử dụng khoảng 5 lần trở lên là rổ chiên bắt đầu có hiện tượng bong tróc , mới đầu là những chấm li ti sau đó lớn dần lên , không biết sử dụng lâu dài có sao không . bạn nào có đi bảo hành rồi thì reply nhé !</text:p>
          </table:table-cell>
        </table:table-row>
        <table:table-row table:style-name="ro2">
          <table:table-cell office:value-type="string" calcext:value-type="string">
            <text:p>width: 60%;</text:p>
          </table:table-cell>
          <table:table-cell office:value-type="string" calcext:value-type="string">
            <text:p>Sau một thời gian sử dụng mình có nhận xét tổng quát với đứa mù đồ điện như thế này: Máy có thể ép được nhiều loại, nhưng phải cắt nhỏ ra. Ép cà rốt, ổi (vài trái hơi cứng xíu) thì kêu rất to (kêu to đến mức mình khủng hoảng tinh thần luôn), thỉnh thoảng máy đứng và không chịu ra bả, vào những lúc kẹt như vậy thì không thể tháo máy ra được (kiểu cảm giác nó kẹt trong đó và không thể sửa được nữa - rất bực mình).</text:p>
            <text:p>Nhưng một vài loại trái mềm như dưa hấu, dứa,.. thì ok ép được nhiều nước.</text:p>
            <text:p>Tiền nào của đó.</text:p>
          </table:table-cell>
        </table:table-row>
        <table:table-row table:style-name="ro1">
          <table:table-cell office:value-type="string" calcext:value-type="string">
            <text:p>width: 60%;</text:p>
          </table:table-cell>
          <table:table-cell office:value-type="string" calcext:value-type="string">
            <text:p>sau khi nhận hàng là ngày 7-2-2020, em được cho biết được xuất hóa đơn vào 10 ngày sau. bây giờ là ngày 20-2-2020 mà vẫn chưa được nhận ạ.</text:p>
          </table:table-cell>
        </table:table-row>
        <table:table-row table:style-name="ro1">
          <table:table-cell office:value-type="string" calcext:value-type="string">
            <text:p>width: 60%;</text:p>
          </table:table-cell>
          <table:table-cell office:value-type="string" calcext:value-type="string">
            <text:p>Sau khi nhận được cánh quạt thì nhận xét của mình như sau: quạt nhìn ko mới lắm, chạy còn yếu (hơi thất vọng), chạy được 5 phút thôi thì đầu quạt nóng ran. Giao hàng nhanh, tốt nhưng chất lượng quạt thì không đạt yêu cầu. Chắc vì mua với giá này nên mình tạm chấp nhận.</text:p>
          </table:table-cell>
        </table:table-row>
        <table:table-row table:style-name="ro1">
          <table:table-cell office:value-type="string" calcext:value-type="string">
            <text:p>width: 60%;</text:p>
          </table:table-cell>
          <table:table-cell office:value-type="string" calcext:value-type="string">
            <text:p>Sau khi mua về mình đã thử ủi 2 cái áo sơ mi và 1 cái quần <text:s/>thì hết bình nước. Kết quả thì cũng bình thường với chất liệu vải nhăn hoặc dày thì ủi xong vẫn nhăn, còn vải mỏng thì cũng ổn tất nhiên không thể thẳng như bàn ủi truyền thống được. Mà hơi bực cái là nó bị nhiễu nước ra đồ ý cái áo ủi xong có vài chỗ bị ướt không biết có phải mới nên vậy hay không nữa.</text:p>
          </table:table-cell>
        </table:table-row>
        <table:table-row table:style-name="ro1">
          <table:table-cell office:value-type="string" calcext:value-type="string">
            <text:p>width: 60%;</text:p>
          </table:table-cell>
          <table:table-cell office:value-type="string" calcext:value-type="string">
            <text:p>Sau khi mở gói hàng thấy có một đường rạch như hình..chứng tỏ đã qua sử dụng, tiki vui lòng check lại với nhà cung cấp. Tks</text:p>
          </table:table-cell>
        </table:table-row>
        <table:table-row table:style-name="ro1">
          <table:table-cell office:value-type="string" calcext:value-type="string">
            <text:p>width: 60%;</text:p>
          </table:table-cell>
          <table:table-cell office:value-type="string" calcext:value-type="string">
            <text:p>sau khi may hoat dong lai phat ra tieng dong dang so, khong em dieu nhu da noi. on ao nhu tieng may bay</text:p>
          </table:table-cell>
        </table:table-row>
        <table:table-row table:style-name="ro1">
          <table:table-cell office:value-type="string" calcext:value-type="string">
            <text:p>width: 60%;</text:p>
          </table:table-cell>
          <table:table-cell office:value-type="string" calcext:value-type="string">
            <text:p>Sau khi khui hộp và khởi động máy thì máy nhấp nháy đỏ 1 lúc và sau đó tắt, không thấy phun sương dù đổ 1 lượng nước phù hợp. mình đã thử nhiều lần và kết quả hầu như y vậy, thi thoảng có phun 1 ít thấp thoáng khi mở nắp để quan sát, còn đóng nắp lại thì không thấy dù 1 hạt.</text:p>
          </table:table-cell>
        </table:table-row>
        <table:table-row table:style-name="ro1">
          <table:table-cell office:value-type="string" calcext:value-type="string">
            <text:p>width: 60%;</text:p>
          </table:table-cell>
          <table:table-cell office:value-type="string" calcext:value-type="string">
            <text:p>Sau khi được tiki đổi lò mới thì chất lượng vẫn không khả quan, ngoài ra lò còn bị móp và trầy. Hướng dẫn nướng bánh ở nhiệt độ 180-200 độ C nhưng thực tế phải nướng ở 230 độ trở lên trong tgian dài thì bánh mới chín vàng, vậy nếu nướng thịt nướng gà thì không biết có chín ko vì chưa thử. 4 thanh nhiệt chỉ đỏ lên khi để nhiệt độ hơn 220 độ, để thấp hơn thì không thấy đỏ luôn. Giờ cũng không biết lò có bị lỗi hay như vậy là bình thường không. Nói chung nhiệt độ trong lò thấp so với thực tế.</text:p>
          </table:table-cell>
        </table:table-row>
        <table:table-row table:style-name="ro1">
          <table:table-cell office:value-type="string" calcext:value-type="string">
            <text:p>width: 60%;</text:p>
          </table:table-cell>
          <table:table-cell office:value-type="string" calcext:value-type="string">
            <text:p>Sau khi dùng được 1 đến 2 lần thì phần khay chiên bị bong tróc phần chống dính, ngày càng bong nhiều và bị dộp bong theo mảng</text:p>
          </table:table-cell>
        </table:table-row>
        <table:table-row table:style-name="ro1">
          <table:table-cell office:value-type="string" calcext:value-type="string">
            <text:p>width: 60%;</text:p>
          </table:table-cell>
          <table:table-cell office:value-type="string" calcext:value-type="string">
            <text:p>sau khi cài đặt thành công khi mình đi nơi khác và kết nối wifi ở chỗ khác thì ko xem dc camere. nhờ kỹ thuật liên hệ hỗ trợ 0982398839</text:p>
          </table:table-cell>
        </table:table-row>
        <table:table-row table:style-name="ro1">
          <table:table-cell office:value-type="string" calcext:value-type="string">
            <text:p>width: 60%;</text:p>
          </table:table-cell>
          <table:table-cell office:value-type="string" calcext:value-type="string">
            <text:p>sau hỏng bảo hành không đc ăn vạ tiki. bếp ồn quạt kêu to, dùng được.</text:p>
          </table:table-cell>
        </table:table-row>
        <table:table-row table:style-name="ro1">
          <table:table-cell office:value-type="string" calcext:value-type="string">
            <text:p>width: 60%;</text:p>
          </table:table-cell>
          <table:table-cell office:value-type="string" calcext:value-type="string">
            <text:p>sáu giao hàng ko có vỹ nướng với khay đựng mỡ thừa như trong hình vậy.yeu cầu hổ trợ</text:p>
          </table:table-cell>
        </table:table-row>
        <table:table-row table:style-name="ro1">
          <table:table-cell office:value-type="string" calcext:value-type="string">
            <text:p>width: 60%;</text:p>
          </table:table-cell>
          <table:table-cell office:value-type="string" calcext:value-type="string">
            <text:p>sau gần 1 tháng dùng thì không thấy đèn chuyển màu nữa. Ngoài ra cũng không thấy Tiki gửi hóa đơn của sản phẩm trong khi mình mua hàng cho công ty.</text:p>
          </table:table-cell>
        </table:table-row>
        <table:table-row table:style-name="ro5">
          <table:table-cell office:value-type="string" calcext:value-type="string">
            <text:p>width: 60%;</text:p>
          </table:table-cell>
          <table:table-cell office:value-type="string" calcext:value-type="string">
            <text:p>Sau 4 tháng sử dụng thì mình cảm nhật như sau.</text:p>
            <text:p>Ưu điển, máy mạnh nhiều phụ kiện.</text:p>
            <text:p>Nhược điểm, khi dùng cây chổi để hút thì hút sạch trước nhưng dơ đằng sau. Khi chổi quay một phần hút vô trong máy, một phần thổi ngược lại chỗ mình mới hút. Nên hút đi hút lại vẫn còn bụi.</text:p>
            <text:p>Mình không recommend máy này.</text:p>
          </table:table-cell>
        </table:table-row>
        <table:table-row table:style-name="ro1">
          <table:table-cell office:value-type="string" calcext:value-type="string">
            <text:p>width: 60%;</text:p>
          </table:table-cell>
          <table:table-cell office:value-type="string" calcext:value-type="string">
            <text:p>sau 3 tháng sử dụng thì thấy chất lượng cũng tạm ổn. đun nước nhiều loại không sạch nó hay bị đóng cặn nên nhìn qua thủy tinh lại càng bẩn cho nên vệ sinh thường xuyên</text:p>
          </table:table-cell>
        </table:table-row>
        <table:table-row table:style-name="ro1">
          <table:table-cell office:value-type="string" calcext:value-type="string">
            <text:p>width: 60%;</text:p>
          </table:table-cell>
          <table:table-cell office:value-type="string" calcext:value-type="string">
            <text:p>sau 2 tháng sử dụng thì các chữ ghi chú chế độ nấu bị bong tróc</text:p>
          </table:table-cell>
        </table:table-row>
        <table:table-row table:style-name="ro1">
          <table:table-cell office:value-type="string" calcext:value-type="string">
            <text:p>width: 60%;</text:p>
          </table:table-cell>
          <table:table-cell office:value-type="string" calcext:value-type="string">
            <text:p>Sao trong sản phẩm có ghi 3 lưỡi dao mà giao hàng có 1 lưỡi . Có bị nhầm lẫn gì vậy không tiki ơi</text:p>
          </table:table-cell>
        </table:table-row>
        <table:table-row table:style-name="ro1">
          <table:table-cell office:value-type="string" calcext:value-type="string">
            <text:p>width: 60%;</text:p>
          </table:table-cell>
          <table:table-cell office:value-type="string" calcext:value-type="string">
            <text:p>Sao trong hộp sản phẩm mình ko thấy phiếu bảo hành vậy? Nhờ Tiki kiểm tra lại giúp mình với</text:p>
          </table:table-cell>
        </table:table-row>
        <table:table-row table:style-name="ro1">
          <table:table-cell office:value-type="string" calcext:value-type="string">
            <text:p>width: 60%;</text:p>
          </table:table-cell>
          <table:table-cell office:value-type="string" calcext:value-type="string">
            <text:p>sao trên ảnh là international mà giao hàng lại là navinal vậy ạ</text:p>
          </table:table-cell>
        </table:table-row>
        <table:table-row table:style-name="ro1">
          <table:table-cell office:value-type="string" calcext:value-type="string">
            <text:p>width: 60%;</text:p>
          </table:table-cell>
          <table:table-cell office:value-type="string" calcext:value-type="string">
            <text:p>Sao thông tin bảo hành trên web ghi là 12 tháng nhưng sản phẩm lại ghi ở ngoài thùng là 6 tháng</text:p>
          </table:table-cell>
        </table:table-row>
        <table:table-row table:style-name="ro1">
          <table:table-cell office:value-type="string" calcext:value-type="string">
            <text:p>width: 60%;</text:p>
          </table:table-cell>
          <table:table-cell office:value-type="string" calcext:value-type="string">
            <text:p>Sao thấy nắp bình đậy hơi hở, nấu nước cg hơi lâu, chắc do trước giờ quen nấu bằng ấm siêu tốc.</text:p>
          </table:table-cell>
        </table:table-row>
        <table:table-row table:style-name="ro1">
          <table:table-cell office:value-type="string" calcext:value-type="string">
            <text:p>width: 60%;</text:p>
          </table:table-cell>
          <table:table-cell office:value-type="string" calcext:value-type="string">
            <text:p>Sao thấy bạn nào cũng bảo chỉ cần chờ 2-3p, mình thì phải chờ 5-7p máy mới bật nút xanh. Ban đầu cho bột vào máy sáng cả 2 đèn, sau đó sáng nguyên đèn đỏ, rồi 5-7p sau sáng đèn xanh là mình rút điện và mở bếp ra. Mình làm theo công thức bánh trứng gà non thì nướng xong bánh chưa được chín kỹ, mặt dưới có vẻ nóng hơn mặt trên. Máy sử dụng đơn giản, khá ok đối với mức giá này. Tiki giao hàng nhanh, đóng gói siêu cẩn thận, về khoản này lần nào mình cũng hài lòng ?</text:p>
          </table:table-cell>
        </table:table-row>
        <table:table-row table:style-name="ro1">
          <table:table-cell office:value-type="string" calcext:value-type="string">
            <text:p>width: 60%;</text:p>
          </table:table-cell>
          <table:table-cell office:value-type="string" calcext:value-type="string">
            <text:p>Sao tăng giá kinh vậy ??? Mua 1 cái dk 8 tháng đã hỏng định vào mua cái mới ma giá tăng khiếp thật</text:p>
          </table:table-cell>
        </table:table-row>
        <table:table-row table:style-name="ro1">
          <table:table-cell office:value-type="string" calcext:value-type="string">
            <text:p>width: 60%;</text:p>
          </table:table-cell>
          <table:table-cell office:value-type="string" calcext:value-type="string">
            <text:p>Sao sản phẩm ghi là cối 2 lít mà nhận được cối có 1.5 lít vậy Tiki?</text:p>
          </table:table-cell>
        </table:table-row>
        <table:table-row table:style-name="ro1">
          <table:table-cell office:value-type="string" calcext:value-type="string">
            <text:p>width: 60%;</text:p>
          </table:table-cell>
          <table:table-cell office:value-type="string" calcext:value-type="string">
            <text:p>sao Sài mau hết pin quá.kêt nói cũng khó nữa. cho 3 sao</text:p>
          </table:table-cell>
        </table:table-row>
        <table:table-row table:style-name="ro1">
          <table:table-cell office:value-type="string" calcext:value-type="string">
            <text:p>width: 60%;</text:p>
          </table:table-cell>
          <table:table-cell office:value-type="string" calcext:value-type="string">
            <text:p>Sao quay đc 1 lần rồi ngưng ạ? 😭 dù bớt đồ còn chưa đầy 1/2 vẫn báo tít tít?</text:p>
          </table:table-cell>
        </table:table-row>
        <table:table-row table:style-name="ro1">
          <table:table-cell office:value-type="string" calcext:value-type="string">
            <text:p>width: 60%;</text:p>
          </table:table-cell>
          <table:table-cell office:value-type="string" calcext:value-type="string">
            <text:p>Sao quảng cáo ghi bình đun bình thủy tinh mà bình của mình như kiểu nhựa hoặc mica vậy nhỉ, không giống thủy tinh cho lắm?</text:p>
          </table:table-cell>
        </table:table-row>
        <table:table-row table:style-name="ro1">
          <table:table-cell office:value-type="string" calcext:value-type="string">
            <text:p>width: 60%;</text:p>
          </table:table-cell>
          <table:table-cell office:value-type="string" calcext:value-type="string">
            <text:p>Sao nhận hàng mà bị thiếu một cái đầu vắt. Đề nghị Shop gửi lại.</text:p>
          </table:table-cell>
        </table:table-row>
        <table:table-row table:style-name="ro1">
          <table:table-cell office:value-type="string" calcext:value-type="string">
            <text:p>width: 60%;</text:p>
          </table:table-cell>
          <table:table-cell office:value-type="string" calcext:value-type="string">
            <text:p>sao nau k co dien</text:p>
          </table:table-cell>
        </table:table-row>
        <table:table-row table:style-name="ro1">
          <table:table-cell office:value-type="string" calcext:value-type="string">
            <text:p>width: 60%;</text:p>
          </table:table-cell>
          <table:table-cell office:value-type="string" calcext:value-type="string">
            <text:p>sao mua về nhắn tin kiểm tra chính hãng không được ta</text:p>
          </table:table-cell>
        </table:table-row>
        <table:table-row table:style-name="ro1">
          <table:table-cell office:value-type="string" calcext:value-type="string">
            <text:p>width: 60%;</text:p>
          </table:table-cell>
          <table:table-cell office:value-type="string" calcext:value-type="string">
            <text:p>sao mua máy mà không có giấy bảo hành vậy ạ. hay là mua chỉ có máy thôi. khi muốn bảo hành thì sao ạ</text:p>
          </table:table-cell>
        </table:table-row>
        <table:table-row table:style-name="ro1">
          <table:table-cell office:value-type="string" calcext:value-type="string">
            <text:p>width: 60%;</text:p>
          </table:table-cell>
          <table:table-cell office:value-type="string" calcext:value-type="string">
            <text:p>Sao mình xay ko nhuyễn đc vậy? Mình xay mít vs sữa tươi ra lợn cợn như xay cà rốt. Lực xay yếu</text:p>
          </table:table-cell>
        </table:table-row>
        <table:table-row table:style-name="ro1">
          <table:table-cell office:value-type="string" calcext:value-type="string">
            <text:p>width: 60%;</text:p>
          </table:table-cell>
          <table:table-cell office:value-type="string" calcext:value-type="string">
            <text:p>Sao mình xài kết nối cùng lúc hai tai phane chỉ nghe được cái nào kết nối trc. Không nghe được cả hai cùng lúc vậy</text:p>
          </table:table-cell>
        </table:table-row>
        <table:table-row table:style-name="ro1">
          <table:table-cell office:value-type="string" calcext:value-type="string">
            <text:p>width: 60%;</text:p>
          </table:table-cell>
          <table:table-cell office:value-type="string" calcext:value-type="string">
            <text:p>Sao mình nhớ có đọc được đoạn mô tả là dùng đc pin mà shop ơi? Mình định mua để dùng pin quạt cho trẻ con khi mất điện mà k có pin thì hơi bất tiện!</text:p>
          </table:table-cell>
        </table:table-row>
        <table:table-row table:style-name="ro1">
          <table:table-cell office:value-type="string" calcext:value-type="string">
            <text:p>width: 60%;</text:p>
          </table:table-cell>
          <table:table-cell office:value-type="string" calcext:value-type="string">
            <text:p>Sao mình nấu sữa bắp xay xong nó ko kêu rồi tự tắt luôn mình cắm đieenj lại nhưng cx ko hiện đèn nút bấm nữa ko dùng được nữa lun</text:p>
          </table:table-cell>
        </table:table-row>
        <table:table-row table:style-name="ro1">
          <table:table-cell office:value-type="string" calcext:value-type="string">
            <text:p>width: 60%;</text:p>
          </table:table-cell>
          <table:table-cell office:value-type="string" calcext:value-type="string">
            <text:p>sao mình mua về cắm vào máy lại không nhận , shop xem dùm mình với máy mình samsung edge 0943011369</text:p>
          </table:table-cell>
        </table:table-row>
        <table:table-row table:style-name="ro1">
          <table:table-cell office:value-type="string" calcext:value-type="string">
            <text:p>width: 60%;</text:p>
          </table:table-cell>
          <table:table-cell office:value-type="string" calcext:value-type="string">
            <text:p>Sao mình mở hộp không tìm thấy cục sạc cho camera hả shop</text:p>
          </table:table-cell>
        </table:table-row>
        <table:table-row table:style-name="ro1">
          <table:table-cell office:value-type="string" calcext:value-type="string">
            <text:p>width: 60%;</text:p>
          </table:table-cell>
          <table:table-cell office:value-type="string" calcext:value-type="string">
            <text:p>sao mình làm 2 lần, dùng công thức của những bạn đã làm thành công, mà kết quả lại cứ bị lỏng chứ ko dẻo, không thấy men chua. có phải do máy không ạ?</text:p>
          </table:table-cell>
        </table:table-row>
        <table:table-row table:style-name="ro1">
          <table:table-cell office:value-type="string" calcext:value-type="string">
            <text:p>width: 60%;</text:p>
          </table:table-cell>
          <table:table-cell office:value-type="string" calcext:value-type="string">
            <text:p>sao mình không thể kết nối với điện thoại mình được</text:p>
          </table:table-cell>
        </table:table-row>
        <table:table-row table:style-name="ro4">
          <table:table-cell office:value-type="string" calcext:value-type="string">
            <text:p>width: 60%;</text:p>
          </table:table-cell>
          <table:table-cell office:value-type="string" calcext:value-type="string">
            <text:p>Sao mình không nhận được hoá đơn VAT</text:p>
            <text:p>Đơn hàng đã giao ngày 4/10</text:p>
          </table:table-cell>
        </table:table-row>
        <table:table-row table:style-name="ro1">
          <table:table-cell office:value-type="string" calcext:value-type="string">
            <text:p>width: 60%;</text:p>
          </table:table-cell>
          <table:table-cell office:value-type="string" calcext:value-type="string">
            <text:p>Sao mình không gỡ lồng nồi ra được. Rất khó tháo gỡ</text:p>
          </table:table-cell>
        </table:table-row>
        <table:table-row table:style-name="ro1">
          <table:table-cell office:value-type="string" calcext:value-type="string">
            <text:p>width: 60%;</text:p>
          </table:table-cell>
          <table:table-cell office:value-type="string" calcext:value-type="string">
            <text:p>Sao mình hẹn giờ mà máy kg tự ngắt vậy?mình thử mFấy lần rồi</text:p>
          </table:table-cell>
        </table:table-row>
        <table:table-row table:style-name="ro1">
          <table:table-cell office:value-type="string" calcext:value-type="string">
            <text:p>width: 60%;</text:p>
          </table:table-cell>
          <table:table-cell office:value-type="string" calcext:value-type="string">
            <text:p>Sao mình đặt từ hôm 4/12, có gửi mail hẹn ngày giao hàng là 7/12 mà vẫn chưa nhận được???</text:p>
          </table:table-cell>
        </table:table-row>
        <table:table-row table:style-name="ro1">
          <table:table-cell office:value-type="string" calcext:value-type="string">
            <text:p>width: 60%;</text:p>
          </table:table-cell>
          <table:table-cell office:value-type="string" calcext:value-type="string">
            <text:p>sao mình cài đặt không được vậy shop?</text:p>
          </table:table-cell>
        </table:table-row>
        <table:table-row table:style-name="ro1">
          <table:table-cell office:value-type="string" calcext:value-type="string">
            <text:p>width: 60%;</text:p>
          </table:table-cell>
          <table:table-cell office:value-type="string" calcext:value-type="string">
            <text:p>Sao máy mua về k có thẻ bảo hành với mấy số trên tủ khác với hình chụp v ạ?? E để mức D thì nó chỉ tăng thôi k giảm, mà tăng rất nhanh ạ??</text:p>
          </table:table-cell>
        </table:table-row>
        <table:table-row table:style-name="ro1">
          <table:table-cell office:value-type="string" calcext:value-type="string">
            <text:p>width: 60%;</text:p>
          </table:table-cell>
          <table:table-cell office:value-type="string" calcext:value-type="string">
            <text:p>Sao máy mình nhận không có nắp đậy phần trên.không giống hình trên hộp sp.</text:p>
          </table:table-cell>
        </table:table-row>
        <table:table-row table:style-name="ro1">
          <table:table-cell office:value-type="string" calcext:value-type="string">
            <text:p>width: 60%;</text:p>
          </table:table-cell>
          <table:table-cell office:value-type="string" calcext:value-type="string">
            <text:p>sao máy ko có giáy bảo hành v ??</text:p>
          </table:table-cell>
        </table:table-row>
        <table:table-row table:style-name="ro1">
          <table:table-cell office:value-type="string" calcext:value-type="string">
            <text:p>width: 60%;</text:p>
          </table:table-cell>
          <table:table-cell office:value-type="string" calcext:value-type="string">
            <text:p>sao m cài cho 3 điện thoại mà chỉ xem đc 2 điện thoại, tắt 1 điện thoại đi thì điện thoại kia mới vào đc</text:p>
          </table:table-cell>
        </table:table-row>
        <table:table-row table:style-name="ro1">
          <table:table-cell office:value-type="string" calcext:value-type="string">
            <text:p>width: 60%;</text:p>
          </table:table-cell>
          <table:table-cell office:value-type="string" calcext:value-type="string">
            <text:p>Sao lúc mua mình thấy có quà tặng là 10 tấm phim mà không thấy nhỉ?</text:p>
          </table:table-cell>
        </table:table-row>
        <table:table-row table:style-name="ro1">
          <table:table-cell office:value-type="string" calcext:value-type="string">
            <text:p>width: 60%;</text:p>
          </table:table-cell>
          <table:table-cell office:value-type="string" calcext:value-type="string">
            <text:p>sao lọc hoài mà vẫn hiển thị màu cam không thấy chuyển màu khác</text:p>
          </table:table-cell>
        </table:table-row>
        <table:table-row table:style-name="ro1">
          <table:table-cell office:value-type="string" calcext:value-type="string">
            <text:p>width: 60%;</text:p>
          </table:table-cell>
          <table:table-cell office:value-type="string" calcext:value-type="string">
            <text:p>Sao lai giao hang khuyen mai cua Sam Sung. Chua sua dung nen khong ro chat luong ntn</text:p>
          </table:table-cell>
        </table:table-row>
        <table:table-row table:style-name="ro1">
          <table:table-cell office:value-type="string" calcext:value-type="string">
            <text:p>width: 60%;</text:p>
          </table:table-cell>
          <table:table-cell office:value-type="string" calcext:value-type="string">
            <text:p>sao lại chảy nước tùm lum vậy, giờ phải làm sao đây tiki</text:p>
          </table:table-cell>
        </table:table-row>
        <table:table-row table:style-name="ro1">
          <table:table-cell office:value-type="string" calcext:value-type="string">
            <text:p>width: 60%;</text:p>
          </table:table-cell>
          <table:table-cell office:value-type="string" calcext:value-type="string">
            <text:p>sao ko tằng kèm thẻ nhớ nhi mua về lại phải đi mua thẻ nhớ</text:p>
          </table:table-cell>
        </table:table-row>
        <table:table-row table:style-name="ro1">
          <table:table-cell office:value-type="string" calcext:value-type="string">
            <text:p>width: 60%;</text:p>
          </table:table-cell>
          <table:table-cell office:value-type="string" calcext:value-type="string">
            <text:p>sao ko gửi thẻ nhớ cho mình ha shop minh ko nhan dc cai nao vậy</text:p>
          </table:table-cell>
        </table:table-row>
        <table:table-row table:style-name="ro1">
          <table:table-cell office:value-type="string" calcext:value-type="string">
            <text:p>width: 60%;</text:p>
          </table:table-cell>
          <table:table-cell office:value-type="string" calcext:value-type="string">
            <text:p>sao ko có thẻ nhớ gì hết vậy shop. mình đã kiểm tra rất kĩ nhưng ko thấy thẻ nhớ ở đâu cả</text:p>
          </table:table-cell>
        </table:table-row>
        <table:table-row table:style-name="ro1">
          <table:table-cell office:value-type="string" calcext:value-type="string">
            <text:p>width: 60%;</text:p>
          </table:table-cell>
          <table:table-cell office:value-type="string" calcext:value-type="string">
            <text:p>sao ko co chuc nang dam thoai <text:s/>va ko cai dat duoc thoi gian bao dong</text:p>
          </table:table-cell>
        </table:table-row>
        <table:table-row table:style-name="ro1">
          <table:table-cell office:value-type="string" calcext:value-type="string">
            <text:p>width: 60%;</text:p>
          </table:table-cell>
          <table:table-cell office:value-type="string" calcext:value-type="string">
            <text:p>sao ko có bản hướng dẫn nhỉ, vậy nấu cháo có cần phải đổ nước dưới đáy nồi ko ạ</text:p>
          </table:table-cell>
        </table:table-row>
        <table:table-row table:style-name="ro1">
          <table:table-cell office:value-type="string" calcext:value-type="string">
            <text:p>width: 60%;</text:p>
          </table:table-cell>
          <table:table-cell office:value-type="string" calcext:value-type="string">
            <text:p>sao không thể kết nối 2 tai nghe với nhau dc ạ ? kết nối từng tai thì bth mà k thể kết nối 2 tai <text:s/>nghe</text:p>
          </table:table-cell>
        </table:table-row>
        <table:table-row table:style-name="ro1">
          <table:table-cell office:value-type="string" calcext:value-type="string">
            <text:p>width: 60%;</text:p>
          </table:table-cell>
          <table:table-cell office:value-type="string" calcext:value-type="string">
            <text:p>Sao không thấy phiếu bảo hành ?</text:p>
          </table:table-cell>
        </table:table-row>
        <table:table-row table:style-name="ro1">
          <table:table-cell office:value-type="string" calcext:value-type="string">
            <text:p>width: 60%;</text:p>
          </table:table-cell>
          <table:table-cell office:value-type="string" calcext:value-type="string">
            <text:p>sao không lỗ reset ko có nhận được. mong kiti cho đổi lại dùm 09090472397</text:p>
          </table:table-cell>
        </table:table-row>
        <table:table-row table:style-name="ro1">
          <table:table-cell office:value-type="string" calcext:value-type="string">
            <text:p>width: 60%;</text:p>
          </table:table-cell>
          <table:table-cell office:value-type="string" calcext:value-type="string">
            <text:p>sao không đủ phụ kiện vậy bạn, <text:s/>không có phụ kiện rắn vô mũ bảo hiểm</text:p>
          </table:table-cell>
        </table:table-row>
        <table:table-row table:style-name="ro4">
          <table:table-cell office:value-type="string" calcext:value-type="string">
            <text:p>width: 60%;</text:p>
          </table:table-cell>
          <table:table-cell office:value-type="string" calcext:value-type="string">
            <text:p>Sao không đọc được thẻ nhớ vậy??? </text:p>
            <text:p>Có ai bị giống mình không?</text:p>
          </table:table-cell>
        </table:table-row>
        <table:table-row table:style-name="ro1">
          <table:table-cell office:value-type="string" calcext:value-type="string">
            <text:p>width: 60%;</text:p>
          </table:table-cell>
          <table:table-cell office:value-type="string" calcext:value-type="string">
            <text:p>Sao không <text:s/>có nồi lâu <text:s/>vậy là sao <text:s/>.. nói khuyến <text:s/>mãi mà</text:p>
          </table:table-cell>
        </table:table-row>
        <table:table-row table:style-name="ro1">
          <table:table-cell office:value-type="string" calcext:value-type="string">
            <text:p>width: 60%;</text:p>
          </table:table-cell>
          <table:table-cell office:value-type="string" calcext:value-type="string">
            <text:p>Sao k tìm thấy nút reset vậy shop</text:p>
          </table:table-cell>
        </table:table-row>
        <table:table-row table:style-name="ro4">
          <table:table-cell office:value-type="string" calcext:value-type="string">
            <text:p>width: 60%;</text:p>
          </table:table-cell>
          <table:table-cell office:value-type="string" calcext:value-type="string">
            <text:p>sao k kết nối wifi với điện thoại samsung galaxy a9 pro 2016 được vậy ?? </text:p>
            <text:p>với cả k có hướng dẫn lắp</text:p>
          </table:table-cell>
        </table:table-row>
        <table:table-row table:style-name="ro1">
          <table:table-cell office:value-type="string" calcext:value-type="string">
            <text:p>width: 60%;</text:p>
          </table:table-cell>
          <table:table-cell office:value-type="string" calcext:value-type="string">
            <text:p>Sao k có sách hướng dẫn cài đặt máy bay 0933319767</text:p>
          </table:table-cell>
        </table:table-row>
        <table:table-row table:style-name="ro1">
          <table:table-cell office:value-type="string" calcext:value-type="string">
            <text:p>width: 60%;</text:p>
          </table:table-cell>
          <table:table-cell office:value-type="string" calcext:value-type="string">
            <text:p>Sao hàng của m mới nhận ko có tem nhập khẩu vậy tiki?</text:p>
          </table:table-cell>
        </table:table-row>
        <table:table-row table:style-name="ro1">
          <table:table-cell office:value-type="string" calcext:value-type="string">
            <text:p>width: 60%;</text:p>
          </table:table-cell>
          <table:table-cell office:value-type="string" calcext:value-type="string">
            <text:p>sao hàng chính hàng mà thông tin sản phẩm và hướng dẫn không có tiếng việt vậy shop?</text:p>
          </table:table-cell>
        </table:table-row>
        <table:table-row table:style-name="ro1">
          <table:table-cell office:value-type="string" calcext:value-type="string">
            <text:p>width: 60%;</text:p>
          </table:table-cell>
          <table:table-cell office:value-type="string" calcext:value-type="string">
            <text:p>sao gửi lò nướng mà ko gửi vĩ nướng bên trong làm sao nướng</text:p>
          </table:table-cell>
        </table:table-row>
        <table:table-row table:style-name="ro1">
          <table:table-cell office:value-type="string" calcext:value-type="string">
            <text:p>width: 60%;</text:p>
          </table:table-cell>
          <table:table-cell office:value-type="string" calcext:value-type="string">
            <text:p>Sao giới thiệu là bản 70mai Dashcam Pro lite mà khi nhận lại là bản thường</text:p>
          </table:table-cell>
        </table:table-row>
        <table:table-row table:style-name="ro1">
          <table:table-cell office:value-type="string" calcext:value-type="string">
            <text:p>width: 60%;</text:p>
          </table:table-cell>
          <table:table-cell office:value-type="string" calcext:value-type="string">
            <text:p>sao giao hàng lâu quá. mình đặt từ ngày 25 nhưng đến nay là 29 rồi vẫn chưa thấy giao mà đã thấy thông báo đánh giá sản phẩm đã mua ???</text:p>
          </table:table-cell>
        </table:table-row>
        <table:table-row table:style-name="ro1">
          <table:table-cell office:value-type="string" calcext:value-type="string">
            <text:p>width: 60%;</text:p>
          </table:table-cell>
          <table:table-cell office:value-type="string" calcext:value-type="string">
            <text:p>sao ghi xuất xứ Việt Nam mà nhận hàng kiểm tra thì của Trung Quốc vậy?</text:p>
          </table:table-cell>
        </table:table-row>
        <table:table-row table:style-name="ro1">
          <table:table-cell office:value-type="string" calcext:value-type="string">
            <text:p>width: 60%;</text:p>
          </table:table-cell>
          <table:table-cell office:value-type="string" calcext:value-type="string">
            <text:p>Sao em mua có dây sạc mà ko có củ sạc nơi. Sạc củ sạc đt mãi không vào pin ạ</text:p>
          </table:table-cell>
        </table:table-row>
        <table:table-row table:style-name="ro1">
          <table:table-cell office:value-type="string" calcext:value-type="string">
            <text:p>width: 60%;</text:p>
          </table:table-cell>
          <table:table-cell office:value-type="string" calcext:value-type="string">
            <text:p>Sao em ko mở được blutut vậy tiki</text:p>
          </table:table-cell>
        </table:table-row>
        <table:table-row table:style-name="ro1">
          <table:table-cell office:value-type="string" calcext:value-type="string">
            <text:p>width: 60%;</text:p>
          </table:table-cell>
          <table:table-cell office:value-type="string" calcext:value-type="string">
            <text:p>Sao đợt này e đặc mà lâu zoi chua gui về cho e z ạ</text:p>
          </table:table-cell>
        </table:table-row>
        <table:table-row table:style-name="ro1">
          <table:table-cell office:value-type="string" calcext:value-type="string">
            <text:p>width: 60%;</text:p>
          </table:table-cell>
          <table:table-cell office:value-type="string" calcext:value-type="string">
            <text:p>Sao đi kèm sản phẩm ko có bảng thông số đối chiếu chất lượng nước nhỉ?</text:p>
          </table:table-cell>
        </table:table-row>
        <table:table-row table:style-name="ro1">
          <table:table-cell office:value-type="string" calcext:value-type="string">
            <text:p>width: 60%;</text:p>
          </table:table-cell>
          <table:table-cell office:value-type="string" calcext:value-type="string">
            <text:p>Sao đăng ký trả góp lãi suất 0% mà tự nhiên thấy trừ tiền 100% luôn nhỉ.???</text:p>
          </table:table-cell>
        </table:table-row>
        <table:table-row table:style-name="ro1">
          <table:table-cell office:value-type="string" calcext:value-type="string">
            <text:p>width: 60%;</text:p>
          </table:table-cell>
          <table:table-cell office:value-type="string" calcext:value-type="string">
            <text:p>Sao cùng sản phẩm bán689000 và 789000</text:p>
          </table:table-cell>
        </table:table-row>
        <table:table-row table:style-name="ro1">
          <table:table-cell office:value-type="string" calcext:value-type="string">
            <text:p>width: 60%;</text:p>
          </table:table-cell>
          <table:table-cell office:value-type="string" calcext:value-type="string">
            <text:p>sao cua minh không có bao đựng vậy shop ơi ????????</text:p>
          </table:table-cell>
        </table:table-row>
        <table:table-row table:style-name="ro1">
          <table:table-cell office:value-type="string" calcext:value-type="string">
            <text:p>width: 60%;</text:p>
          </table:table-cell>
          <table:table-cell office:value-type="string" calcext:value-type="string">
            <text:p>Sao của em không có đèn vậy shop................................................................</text:p>
          </table:table-cell>
        </table:table-row>
        <table:table-row table:style-name="ro1">
          <table:table-cell office:value-type="string" calcext:value-type="string">
            <text:p>width: 60%;</text:p>
          </table:table-cell>
          <table:table-cell office:value-type="string" calcext:value-type="string">
            <text:p>sao chờ mãi không thấy hàng đâu cu để đóng gói sẵn sàng giao ma k thấy giao chờ 4 bữa rồi</text:p>
          </table:table-cell>
        </table:table-row>
        <table:table-row table:style-name="ro1">
          <table:table-cell office:value-type="string" calcext:value-type="string">
            <text:p>width: 60%;</text:p>
          </table:table-cell>
          <table:table-cell office:value-type="string" calcext:value-type="string">
            <text:p>Sao cái lò này cửa lò hở ra khói nhiều lắm à. cái này là lỗi hay cái nào cũng vậy ạ</text:p>
          </table:table-cell>
        </table:table-row>
        <table:table-row table:style-name="ro1">
          <table:table-cell office:value-type="string" calcext:value-type="string">
            <text:p>width: 60%;</text:p>
          </table:table-cell>
          <table:table-cell office:value-type="string" calcext:value-type="string">
            <text:p>Sao bếp chứ chạy đc 1 lúc xong ngắt 1 lúc lại chạy tiếp thế,có phải sản phẩm bị lỗi chăng</text:p>
          </table:table-cell>
        </table:table-row>
        <table:table-row table:style-name="ro1">
          <table:table-cell office:value-type="string" calcext:value-type="string">
            <text:p>width: 60%;</text:p>
          </table:table-cell>
          <table:table-cell office:value-type="string" calcext:value-type="string">
            <text:p>Sao ấn gãy móng tay mà máy ko say được ạ</text:p>
          </table:table-cell>
        </table:table-row>
        <table:table-row table:style-name="ro1">
          <table:table-cell office:value-type="string" calcext:value-type="string">
            <text:p>width: 60%;</text:p>
          </table:table-cell>
          <table:table-cell office:value-type="string" calcext:value-type="string">
            <text:p>Sáng nay mình vừa nhận hàng, nhưng mua làm quà tặng mà ko có thiệp và gói quà nhưng đax đăng kí. Cũng ko có giấy catalog hướng dẫn sử dụng với giấy bảo hành. Tiki vui lòng gửi giấy bảo hành với hướng dẫn sử dụng qua lại cho mình.</text:p>
          </table:table-cell>
        </table:table-row>
        <table:table-row table:style-name="ro1">
          <table:table-cell office:value-type="string" calcext:value-type="string">
            <text:p>width: 60%;</text:p>
          </table:table-cell>
          <table:table-cell office:value-type="string" calcext:value-type="string">
            <text:p>Sản xuất tại Việt Nam, không phải thái lan như tiki đưa, đây là lý do mua hàng mà lại sai, mong tiki có lời giải thích. Nồi cơm nhẹ, nhựa là chủ yếu, bên ngoài không đẹp như loại sản xuất tại thái lan, chỉ hơn cái nồi có lớp chống dính. Thiết kế nhỏ, gọn.</text:p>
          </table:table-cell>
        </table:table-row>
        <table:table-row table:style-name="ro1">
          <table:table-cell office:value-type="string" calcext:value-type="string">
            <text:p>width: 60%;</text:p>
          </table:table-cell>
          <table:table-cell office:value-type="string" calcext:value-type="string">
            <text:p>Sản phan tot</text:p>
          </table:table-cell>
        </table:table-row>
        <table:table-row table:style-name="ro1">
          <table:table-cell office:value-type="string" calcext:value-type="string">
            <text:p>width: 60%;</text:p>
          </table:table-cell>
          <table:table-cell office:value-type="string" calcext:value-type="string">
            <text:p>sản phẩn đặt từ 15/8 2019 mà bây giờ vẫn chưa nhận được 28 ngày rồi</text:p>
          </table:table-cell>
        </table:table-row>
        <table:table-row table:style-name="ro4">
          <table:table-cell office:value-type="string" calcext:value-type="string">
            <text:p>width: 60%;</text:p>
          </table:table-cell>
          <table:table-cell office:value-type="string" calcext:value-type="string">
            <text:p>Sản phẩm: đóng gói cẩn thận, chạy ổn, có giấy bảo hành đầy đủ.</text:p>
            <text:p>Tiki: thời gian giao hàng quá chậm, hơn 10 ngày mới nhận được hàng. nếu khách hàng không than phiền thì ko  bik TIKI khi nào mới giao hàng cho khách, trogn khi đó đơn hàng đã đươc thanh toán trước.</text:p>
          </table:table-cell>
        </table:table-row>
        <table:table-row table:style-name="ro1">
          <table:table-cell office:value-type="string" calcext:value-type="string">
            <text:p>width: 60%;</text:p>
          </table:table-cell>
          <table:table-cell office:value-type="string" calcext:value-type="string">
            <text:p>Sản phẩm y như hình, không bền cho lắm, khi sử dụng nhớ cẩn thận nhẹ tay, máy khó xay</text:p>
          </table:table-cell>
        </table:table-row>
        <table:table-row table:style-name="ro1">
          <table:table-cell office:value-type="string" calcext:value-type="string">
            <text:p>width: 60%;</text:p>
          </table:table-cell>
          <table:table-cell office:value-type="string" calcext:value-type="string">
            <text:p>Sản phẩm y chang hình luôn, <text:s/>Tiki đóng gói cẩn thận</text:p>
          </table:table-cell>
        </table:table-row>
        <table:table-row table:style-name="ro4">
          <table:table-cell office:value-type="string" calcext:value-type="string">
            <text:p>width: 60%;</text:p>
          </table:table-cell>
          <table:table-cell office:value-type="string" calcext:value-type="string">
            <text:p>Sản phẩm xay không hiệu quả lắm so với các máy khác mà mình từng dùng. Mình làm sinh tố bơ mà xay mãi không được, toàn phải mở nắp ra nhấn phần bơ xuống dưới. Xay đá thì phải dùng đá nhỏ, đá cỡ đá viên bình thường lấy trong tủ lạnh ra sẽ không xay được.</text:p>
            <text:p>Tiếng ồn phát ra khi máy hoạt động quá lớn, tương đương với tiếng máy khoan tường, mỗi lần bật lên mình đều bị giật mình.</text:p>
          </table:table-cell>
        </table:table-row>
        <table:table-row table:style-name="ro1">
          <table:table-cell office:value-type="string" calcext:value-type="string">
            <text:p>width: 60%;</text:p>
          </table:table-cell>
          <table:table-cell office:value-type="string" calcext:value-type="string">
            <text:p>Sản phẩm xài tạm ổn,nhưng lúc gửi cho mình lại thiếu bánh xe,không biết Tiki có thể gửi cho mình thêm được không</text:p>
          </table:table-cell>
        </table:table-row>
        <table:table-row table:style-name="ro4">
          <table:table-cell office:value-type="string" calcext:value-type="string">
            <text:p>width: 60%;</text:p>
          </table:table-cell>
          <table:table-cell office:value-type="string" calcext:value-type="string">
            <text:p>sản phẩm vừa phải ở mức giá này.</text:p>
            <text:p>loa hơi rè, tiếng vỡ kể cả ở mức âm lượng nhỏ. tuy nhiên với tầm giá này thù cũng ko đòi hỏi hơn được</text:p>
          </table:table-cell>
        </table:table-row>
        <table:table-row table:style-name="ro1">
          <table:table-cell office:value-type="string" calcext:value-type="string">
            <text:p>width: 60%;</text:p>
          </table:table-cell>
          <table:table-cell office:value-type="string" calcext:value-type="string">
            <text:p>Sản phẩm vừa mở ra đã không hoạt động được. Gọi lên tổng đài có người đến lấy về và đổi cái mới. Nhưng không thấy có nhân viên nào hỏi lý do hay nói gì về chuyện này.</text:p>
          </table:table-cell>
        </table:table-row>
        <table:table-row table:style-name="ro1">
          <table:table-cell office:value-type="string" calcext:value-type="string">
            <text:p>width: 60%;</text:p>
          </table:table-cell>
          <table:table-cell office:value-type="string" calcext:value-type="string">
            <text:p>Sản phẩm với tầm tiền này thì cũng chấp nhận, nếu có tiền thì mua arlo dùng tốt hơn</text:p>
          </table:table-cell>
        </table:table-row>
        <table:table-row table:style-name="ro4">
          <table:table-cell office:value-type="string" calcext:value-type="string">
            <text:p>width: 60%;</text:p>
          </table:table-cell>
          <table:table-cell office:value-type="string" calcext:value-type="string">
            <text:p>Sản phẩm tương đối tốt, đẹp, dễ sử dụng, món ăn ngon, vệ sinh sản phẩm dễ dàng.</text:p>
            <text:p>Điểm trừ duy nhất là lớp chống dính quá mỏng, mỗi lần chiên lại dính luôn vào thực phẩm, không biết có độc hại gì không @@</text:p>
          </table:table-cell>
        </table:table-row>
        <table:table-row table:style-name="ro1">
          <table:table-cell office:value-type="string" calcext:value-type="string">
            <text:p>width: 60%;</text:p>
          </table:table-cell>
          <table:table-cell office:value-type="string" calcext:value-type="string">
            <text:p>San pham tuong doi chat luong, da su dung tren 30 ngay va van dang dung tot</text:p>
          </table:table-cell>
        </table:table-row>
        <table:table-row table:style-name="ro1">
          <table:table-cell office:value-type="string" calcext:value-type="string">
            <text:p>width: 60%;</text:p>
          </table:table-cell>
          <table:table-cell office:value-type="string" calcext:value-type="string">
            <text:p>Sản phẩm trừ phần công tắc chỉ có 2 nấc chọn là on-off khác với thông tin sản phẩm mà bên cung cấp nói là có 3 nấc thì nhìn chung là tạm ổn. Mình mới đun thử xíu nước thì thấy nóng khá nhanh, nhưng không biết có bền không. Tuy vậy mình chỉ đánh giá 3 sao vì sản phẩm không giống mô tả thì cũng giống như là lừa khách hàng rồi, chưa kể đến còn không có giấy tờ hướng dẫn sử dụng, thông số kĩ thuật bên trong hộp đựng nữa. Nhưng dù sao thì với tầm giá dưới 150k không thể đòi hỏi gì nhiều</text:p>
          </table:table-cell>
        </table:table-row>
        <table:table-row table:style-name="ro1">
          <table:table-cell office:value-type="string" calcext:value-type="string">
            <text:p>width: 60%;</text:p>
          </table:table-cell>
          <table:table-cell office:value-type="string" calcext:value-type="string">
            <text:p>Sản phẩm tốt. Tiếc là nhân viên giao hàng của Tiki thái độ với khách hàng</text:p>
          </table:table-cell>
        </table:table-row>
        <table:table-row table:style-name="ro1">
          <table:table-cell office:value-type="string" calcext:value-type="string">
            <text:p>width: 60%;</text:p>
          </table:table-cell>
          <table:table-cell office:value-type="string" calcext:value-type="string">
            <text:p>Sản phẩm tốt. Nhưng thời gian giao hàng không đúng mà quá trễ lại thiếu trách nhiệm không phản hồi cho khách hàng dù đã nhắc nhở đến 3 lần.</text:p>
          </table:table-cell>
        </table:table-row>
        <table:table-row table:style-name="ro1">
          <table:table-cell office:value-type="string" calcext:value-type="string">
            <text:p>width: 60%;</text:p>
          </table:table-cell>
          <table:table-cell office:value-type="string" calcext:value-type="string">
            <text:p>Sản phẩm tốt, tuy nhiên để dễ dàng cho người sử dụng, Tiki nên đóng gói sản phẩm này với một cái ổ cắm USB. Vì khi mua về mình phải đi mua thêm củ sạc USB, khá là khó khăn cho việc thanh toán cho công ty.</text:p>
          </table:table-cell>
        </table:table-row>
        <table:table-row table:style-name="ro1">
          <table:table-cell office:value-type="string" calcext:value-type="string">
            <text:p>width: 60%;</text:p>
          </table:table-cell>
          <table:table-cell office:value-type="string" calcext:value-type="string">
            <text:p>Sản phẩm tốt, tôi bị vấn đề vỏ máy bị nứt khi nhận sản phẩm, không biết tiki giải quyết như thế nào?</text:p>
          </table:table-cell>
        </table:table-row>
        <table:table-row table:style-name="ro1">
          <table:table-cell office:value-type="string" calcext:value-type="string">
            <text:p>width: 60%;</text:p>
          </table:table-cell>
          <table:table-cell office:value-type="string" calcext:value-type="string">
            <text:p>Sản phẩm tốt, đrpj</text:p>
          </table:table-cell>
        </table:table-row>
        <table:table-row table:style-name="ro1">
          <table:table-cell office:value-type="string" calcext:value-type="string">
            <text:p>width: 60%;</text:p>
          </table:table-cell>
          <table:table-cell office:value-type="string" calcext:value-type="string">
            <text:p>sản phẩm tốt, chỉ đợi xem thời gian hoạt động của sản phẩm có được bền không</text:p>
          </table:table-cell>
        </table:table-row>
        <table:table-row table:style-name="ro1">
          <table:table-cell office:value-type="string" calcext:value-type="string">
            <text:p>width: 60%;</text:p>
          </table:table-cell>
          <table:table-cell office:value-type="string" calcext:value-type="string">
            <text:p>Sản phẩm tốt nhưng không có hướng dẫn sử dụng lên tôi cho đi bảo hành mất gần hai tháng lấy về vẫn thế tôi tự mày mò tìm hiểu thì thấy nó không bị sao chỉ vì không biết sử dụng</text:p>
          </table:table-cell>
        </table:table-row>
        <table:table-row table:style-name="ro4">
          <table:table-cell office:value-type="string" calcext:value-type="string">
            <text:p>width: 60%;</text:p>
          </table:table-cell>
          <table:table-cell office:value-type="string" calcext:value-type="string">
            <text:p>Sản phẩm tốt nhưng dịch vụ mình thấy chưa ổn lắm. Hàng giao đến chậm hơn so với dự kiến nhưng không thấy có bất ký thông báo nào của Tiki :(</text:p>
            <text:p>Nếu cần mua sản phẩm đúng thời gian cho kế hoạch của mình thì nên cân nhắc lại!</text:p>
          </table:table-cell>
        </table:table-row>
        <table:table-row table:style-name="ro1">
          <table:table-cell office:value-type="string" calcext:value-type="string">
            <text:p>width: 60%;</text:p>
          </table:table-cell>
          <table:table-cell office:value-type="string" calcext:value-type="string">
            <text:p>Sản phẩm tốt dùng tiện lợi</text:p>
          </table:table-cell>
        </table:table-row>
        <table:table-row table:style-name="ro1">
          <table:table-cell office:value-type="string" calcext:value-type="string">
            <text:p>width: 60%;</text:p>
          </table:table-cell>
          <table:table-cell office:value-type="string" calcext:value-type="string">
            <text:p>san phẩm tổng quan nhìn ok, nhưng lắp ráp vô rất khó</text:p>
          </table:table-cell>
        </table:table-row>
        <table:table-row table:style-name="ro1">
          <table:table-cell office:value-type="string" calcext:value-type="string">
            <text:p>width: 60%;</text:p>
          </table:table-cell>
          <table:table-cell office:value-type="string" calcext:value-type="string">
            <text:p>Sản phẩm to hơn mình mong muốn có thể đổi sang loại nhỏ hơn không ạ</text:p>
          </table:table-cell>
        </table:table-row>
        <table:table-row table:style-name="ro1">
          <table:table-cell office:value-type="string" calcext:value-type="string">
            <text:p>width: 60%;</text:p>
          </table:table-cell>
          <table:table-cell office:value-type="string" calcext:value-type="string">
            <text:p>Sản phẩm Tiki Trading rất ok về chất lượng, giá cả và dịch vụ giao hàng rất nhanh chóng. Tuy nhiên với bộ sản phẩm này mình chưa hài lòng lắm. Về bàn phím: có thiết kế gọn nhẹ, các phím nhấn êm và nhạy, có lỗ thoát chất lỏng... Về chuột: cá nhân mình sử dụng thấy không nhạy lại có hiện tượng giật, điều khiểu cảm giác rất khó chịu, mặc dù mình đang sử dụng chuột không dây rời cùng hãng rất ok nên quyết định mua thêm bộ phím và chuột. Kết quả giờ mình xài chuột cũ và bàn phím mới. 3 sao cho dịch vụ và bàn phím, trừ 2 sao cho con chuột.</text:p>
          </table:table-cell>
        </table:table-row>
        <table:table-row table:style-name="ro1">
          <table:table-cell office:value-type="string" calcext:value-type="string">
            <text:p>width: 60%;</text:p>
          </table:table-cell>
          <table:table-cell office:value-type="string" calcext:value-type="string">
            <text:p>Sản phẩm thương hiệu thì không cần nói, giao hàng sớm hơn dự kiến 1 ngày...tuy nhiên, đóng gói không cẩn thận, sản phẩm bị mố méo, biến dạng..dù sao cũng không ảnh hưởng đến chất lượng sản phẩm nên tạm chấp nhận được</text:p>
          </table:table-cell>
        </table:table-row>
        <table:table-row table:style-name="ro1">
          <table:table-cell office:value-type="string" calcext:value-type="string">
            <text:p>width: 60%;</text:p>
          </table:table-cell>
          <table:table-cell office:value-type="string" calcext:value-type="string">
            <text:p>Sản phẩm thực tế không chắc chắn, cũ, đóng gói thiếu cẩn thận. Không được như hình minh họa (Đạt 70%)</text:p>
          </table:table-cell>
        </table:table-row>
        <table:table-row table:style-name="ro1">
          <table:table-cell office:value-type="string" calcext:value-type="string">
            <text:p>width: 60%;</text:p>
          </table:table-cell>
          <table:table-cell office:value-type="string" calcext:value-type="string">
            <text:p>Sản phẩm thiếu đầu nối loại C nên không lắp được. Mã đơn hàng 587234587</text:p>
          </table:table-cell>
        </table:table-row>
        <table:table-row table:style-name="ro1">
          <table:table-cell office:value-type="string" calcext:value-type="string">
            <text:p>width: 60%;</text:p>
          </table:table-cell>
          <table:table-cell office:value-type="string" calcext:value-type="string">
            <text:p>Sản phẩm thì OK nhưng quà tặng gì mà mua hàng từ 30/8 tới bây giờ (9/9) vẫn chưa thấy đây cả. Tiki nên xem lại cách tặng quà để đừng tạo hiệu ứng ngược, làm khách hàng bực mình thêm.</text:p>
          </table:table-cell>
        </table:table-row>
        <table:table-row table:style-name="ro1">
          <table:table-cell office:value-type="string" calcext:value-type="string">
            <text:p>width: 60%;</text:p>
          </table:table-cell>
          <table:table-cell office:value-type="string" calcext:value-type="string">
            <text:p>sản phẩm thì ok <text:s/>chỉ tiếc cái là cái nồi bj móp nhe shop ơi tiki ok mình rất thik tiki</text:p>
          </table:table-cell>
        </table:table-row>
        <table:table-row table:style-name="ro1">
          <table:table-cell office:value-type="string" calcext:value-type="string">
            <text:p>width: 60%;</text:p>
          </table:table-cell>
          <table:table-cell office:value-type="string" calcext:value-type="string">
            <text:p>Sản phẩm thật như hình. Về mặt công dụng thì sau gần 3 tháng sử dụng, mình vẫn chưa thấy rõ được hiệu quả của sản phẩm về việc lọc bụi mịn trong phòng mình.</text:p>
          </table:table-cell>
        </table:table-row>
        <table:table-row table:style-name="ro1">
          <table:table-cell office:value-type="string" calcext:value-type="string">
            <text:p>width: 60%;</text:p>
          </table:table-cell>
          <table:table-cell office:value-type="string" calcext:value-type="string">
            <text:p>sản phẩm tặng kèm găng chống nóng... nhưng thu2jc ra chỉ là 2 miếng vải nhung... khá thất vọng</text:p>
          </table:table-cell>
        </table:table-row>
        <table:table-row table:style-name="ro1">
          <table:table-cell office:value-type="string" calcext:value-type="string">
            <text:p>width: 60%;</text:p>
          </table:table-cell>
          <table:table-cell office:value-type="string" calcext:value-type="string">
            <text:p>Sản phẩm tạm tạm dùng lâu thì bị liệt mất 1 nút ...</text:p>
          </table:table-cell>
        </table:table-row>
        <table:table-row table:style-name="ro1">
          <table:table-cell office:value-type="string" calcext:value-type="string">
            <text:p>width: 60%;</text:p>
          </table:table-cell>
          <table:table-cell office:value-type="string" calcext:value-type="string">
            <text:p>Sản phẩm tạm ổn,tuy nhiên khi xay thịt hơi nhiều thì máy nghe mùi khét và k hoạt động nữa.Mãi khi lâu,đợi máy nguội mới hoạt động lại</text:p>
          </table:table-cell>
        </table:table-row>
        <table:table-row table:style-name="ro1">
          <table:table-cell office:value-type="string" calcext:value-type="string">
            <text:p>width: 60%;</text:p>
          </table:table-cell>
          <table:table-cell office:value-type="string" calcext:value-type="string">
            <text:p>sản phẩm tạm ổn với giá tiền. may vá cơ bản, k thể may được chỗ vải dày</text:p>
          </table:table-cell>
        </table:table-row>
        <table:table-row table:style-name="ro1">
          <table:table-cell office:value-type="string" calcext:value-type="string">
            <text:p>width: 60%;</text:p>
          </table:table-cell>
          <table:table-cell office:value-type="string" calcext:value-type="string">
            <text:p>Sản phẩm tạm được, phải cắm điện mới bấm nút lấy nước được và khi nước còn khoảng 1/3 so với thước đo mực nước thì không lấy nước được nữa, hơi bất tiện.</text:p>
          </table:table-cell>
        </table:table-row>
        <table:table-row table:style-name="ro1">
          <table:table-cell office:value-type="string" calcext:value-type="string">
            <text:p>width: 60%;</text:p>
          </table:table-cell>
          <table:table-cell office:value-type="string" calcext:value-type="string">
            <text:p>sản phẩm tạm được nhưng k có điều kiển blutooth như mô tả</text:p>
          </table:table-cell>
        </table:table-row>
        <table:table-row table:style-name="ro1">
          <table:table-cell office:value-type="string" calcext:value-type="string">
            <text:p>width: 60%;</text:p>
          </table:table-cell>
          <table:table-cell office:value-type="string" calcext:value-type="string">
            <text:p>sản phẩm tạm được nhưng hơi nhẹ</text:p>
          </table:table-cell>
        </table:table-row>
        <table:table-row table:style-name="ro1">
          <table:table-cell office:value-type="string" calcext:value-type="string">
            <text:p>width: 60%;</text:p>
          </table:table-cell>
          <table:table-cell office:value-type="string" calcext:value-type="string">
            <text:p>Sản phẩm tạm dùng được trong tầm giá. Giao hàng nhanh</text:p>
          </table:table-cell>
        </table:table-row>
        <table:table-row table:style-name="ro1">
          <table:table-cell office:value-type="string" calcext:value-type="string">
            <text:p>width: 60%;</text:p>
          </table:table-cell>
          <table:table-cell office:value-type="string" calcext:value-type="string">
            <text:p>sản phẩm tạm cũng tạm được so <text:s/>với giá sản phẩm. mơi nhận chưa dùng ko biết có ok ko</text:p>
          </table:table-cell>
        </table:table-row>
        <table:table-row table:style-name="ro1">
          <table:table-cell office:value-type="string" calcext:value-type="string">
            <text:p>width: 60%;</text:p>
          </table:table-cell>
          <table:table-cell office:value-type="string" calcext:value-type="string">
            <text:p>Sản phẩm tạm chấp nhận được. Date khá cũ so với quy định thời hạn sử dụng của bộ lọc. Phần chứa nước để lọc nếu cho nước nhiều quá là không chảy. Phải kê lên một chút nước mới xuống. Hơi thất vọng....</text:p>
          </table:table-cell>
        </table:table-row>
        <table:table-row table:style-name="ro1">
          <table:table-cell office:value-type="string" calcext:value-type="string">
            <text:p>width: 60%;</text:p>
          </table:table-cell>
          <table:table-cell office:value-type="string" calcext:value-type="string">
            <text:p>san pham tai nghe nay nghe binh thuong chua nghe goi dien den nghe nhac kg hay</text:p>
          </table:table-cell>
        </table:table-row>
        <table:table-row table:style-name="ro1">
          <table:table-cell office:value-type="string" calcext:value-type="string">
            <text:p>width: 60%;</text:p>
          </table:table-cell>
          <table:table-cell office:value-type="string" calcext:value-type="string">
            <text:p>Sản phẩm sử dụng tốt, nhưng giao hàng làm gãy đĩa driver kèm theo. Không biết lúc kiểm hàng shipper để vào hộp làm gãy hay do vận chuyển.</text:p>
          </table:table-cell>
        </table:table-row>
        <table:table-row table:style-name="ro1">
          <table:table-cell office:value-type="string" calcext:value-type="string">
            <text:p>width: 60%;</text:p>
          </table:table-cell>
          <table:table-cell office:value-type="string" calcext:value-type="string">
            <text:p>san pham su dung tam duoc thoi. may mau nong vo cung</text:p>
          </table:table-cell>
        </table:table-row>
        <table:table-row table:style-name="ro1">
          <table:table-cell office:value-type="string" calcext:value-type="string">
            <text:p>width: 60%;</text:p>
          </table:table-cell>
          <table:table-cell office:value-type="string" calcext:value-type="string">
            <text:p>Sản phẩm sử dụng ổn định, chất lượng khá</text:p>
          </table:table-cell>
        </table:table-row>
        <table:table-row table:style-name="ro1">
          <table:table-cell office:value-type="string" calcext:value-type="string">
            <text:p>width: 60%;</text:p>
          </table:table-cell>
          <table:table-cell office:value-type="string" calcext:value-type="string">
            <text:p>sản phẩm so với mức giá tạm được.Nếu có loại 450.000 với chất lượng cao hơn sẽ phù hợp với yêu cầu sử dụng của nhiều người</text:p>
          </table:table-cell>
        </table:table-row>
        <table:table-row table:style-name="ro1">
          <table:table-cell office:value-type="string" calcext:value-type="string">
            <text:p>width: 60%;</text:p>
          </table:table-cell>
          <table:table-cell office:value-type="string" calcext:value-type="string">
            <text:p>Sản phẩm sau khi nhận được bị lỗi cảm biến bề mặt (mã lỗi E2), phải mang tới trung tâm bảo hành</text:p>
          </table:table-cell>
        </table:table-row>
        <table:table-row table:style-name="ro1">
          <table:table-cell office:value-type="string" calcext:value-type="string">
            <text:p>width: 60%;</text:p>
          </table:table-cell>
          <table:table-cell office:value-type="string" calcext:value-type="string">
            <text:p>sản phẩm sao không đúng như miêu tả. khi sạt pin không thấy báo full pin? sạt nguyên ngày mà dùng chỉ được 1h30' là sao???</text:p>
          </table:table-cell>
        </table:table-row>
        <table:table-row table:style-name="ro1">
          <table:table-cell office:value-type="string" calcext:value-type="string">
            <text:p>width: 60%;</text:p>
          </table:table-cell>
          <table:table-cell office:value-type="string" calcext:value-type="string">
            <text:p>Sản phẩm Sài OK mà mới 2tháng mà nó bị rách</text:p>
          </table:table-cell>
        </table:table-row>
        <table:table-row table:style-name="ro1">
          <table:table-cell office:value-type="string" calcext:value-type="string">
            <text:p>width: 60%;</text:p>
          </table:table-cell>
          <table:table-cell office:value-type="string" calcext:value-type="string">
            <text:p>sản phẩm sạc pin rất chậm, một chân sạc type <text:s/>c bị lỗi không <text:s/>sạc được shop tính đối sao đây.</text:p>
          </table:table-cell>
        </table:table-row>
        <table:table-row table:style-name="ro2">
          <table:table-cell office:value-type="string" calcext:value-type="string">
            <text:p>width: 60%;</text:p>
          </table:table-cell>
          <table:table-cell office:value-type="string" calcext:value-type="string">
            <text:p>sản phẩm rẻ nhưng lõi lọc cứ 6 tháng lại phải thay một lần thì chi phí sử dụng không hề rẻ chút nào so với mua máy đời mới lõi lọc bảo hành 10 năm.</text:p>
            <text:p>hút bụi thì nhà mình khi bật lên báo đã ở ngưỡng tốt. nhưng mua để phòng khách hút mùi sau nấu ăn không thấy có tác dụng</text:p>
            <text:p>nếu chỉ để lọc bụi thì okie. chứ cứ 6 tháng thay lọc 1 lần thì chi phí xử dụng sẽ rất cao về lâu dài</text:p>
          </table:table-cell>
        </table:table-row>
        <table:table-row table:style-name="ro1">
          <table:table-cell office:value-type="string" calcext:value-type="string">
            <text:p>width: 60%;</text:p>
          </table:table-cell>
          <table:table-cell office:value-type="string" calcext:value-type="string">
            <text:p>Sản phẩm rẻ như giá tiền của nó vậy. Âm thanh tệ quá tệ hi</text:p>
          </table:table-cell>
        </table:table-row>
        <table:table-row table:style-name="ro1">
          <table:table-cell office:value-type="string" calcext:value-type="string">
            <text:p>width: 60%;</text:p>
          </table:table-cell>
          <table:table-cell office:value-type="string" calcext:value-type="string">
            <text:p>sản phẩm rất tối ưu. hàng dùng được</text:p>
          </table:table-cell>
        </table:table-row>
        <table:table-row table:style-name="ro1">
          <table:table-cell office:value-type="string" calcext:value-type="string">
            <text:p>width: 60%;</text:p>
          </table:table-cell>
          <table:table-cell office:value-type="string" calcext:value-type="string">
            <text:p>Sản phẩm rất ok nhưng hàng của tôi đã bị móp !</text:p>
          </table:table-cell>
        </table:table-row>
        <table:table-row table:style-name="ro1">
          <table:table-cell office:value-type="string" calcext:value-type="string">
            <text:p>width: 60%;</text:p>
          </table:table-cell>
          <table:table-cell office:value-type="string" calcext:value-type="string">
            <text:p>Sản phẩm quảng cáo tặng kèm túi hút nhưng khi mở ra thì không có nên không test được máy. Hy vọng tiki sẽ hỗ trợ vấn đề này</text:p>
          </table:table-cell>
        </table:table-row>
        <table:table-row table:style-name="ro1">
          <table:table-cell office:value-type="string" calcext:value-type="string">
            <text:p>width: 60%;</text:p>
          </table:table-cell>
          <table:table-cell office:value-type="string" calcext:value-type="string">
            <text:p>Sản phẩm quảng cáo tặng kèm túi hút nhưng khi mở ra thì không có nên không test được máy. Hy vọng tiki sẽ hỗ trợ vấn đề này</text:p>
          </table:table-cell>
        </table:table-row>
        <table:table-row table:style-name="ro1">
          <table:table-cell office:value-type="string" calcext:value-type="string">
            <text:p>width: 60%;</text:p>
          </table:table-cell>
          <table:table-cell office:value-type="string" calcext:value-type="string">
            <text:p>Sản phẩm quảng cáo là của Việt Nam sản xuất nhưng khi tôi mua về thì thấy là xuất xứ Trung Quốc là sao. Treo đầu dê bán thịt chó à. Vậy tôi có được trả lại không</text:p>
          </table:table-cell>
        </table:table-row>
        <table:table-row table:style-name="ro1">
          <table:table-cell office:value-type="string" calcext:value-type="string">
            <text:p>width: 60%;</text:p>
          </table:table-cell>
          <table:table-cell office:value-type="string" calcext:value-type="string">
            <text:p>Sản phẩm quá tệ hàng như qua sử dụng và giao thiếu đồ , máy nướng còn bị móp mó các kiểu</text:p>
          </table:table-cell>
        </table:table-row>
        <table:table-row table:style-name="ro1">
          <table:table-cell office:value-type="string" calcext:value-type="string">
            <text:p>width: 60%;</text:p>
          </table:table-cell>
          <table:table-cell office:value-type="string" calcext:value-type="string">
            <text:p>Sản phẩm ồn, nóng. Xài tạm được</text:p>
          </table:table-cell>
        </table:table-row>
        <table:table-row table:style-name="ro1">
          <table:table-cell office:value-type="string" calcext:value-type="string">
            <text:p>width: 60%;</text:p>
          </table:table-cell>
          <table:table-cell office:value-type="string" calcext:value-type="string">
            <text:p>Sản phẩm ồn, hút bụi rất yếu và không hút ở góc được, đèn UV muốn sáng phải ấn 2 cái bánh trước. Nhìn chung, sản phẩm không tệ nhưng cũng không tốt</text:p>
          </table:table-cell>
        </table:table-row>
        <table:table-row table:style-name="ro1">
          <table:table-cell office:value-type="string" calcext:value-type="string">
            <text:p>width: 60%;</text:p>
          </table:table-cell>
          <table:table-cell office:value-type="string" calcext:value-type="string">
            <text:p>Sản phẩm ổn tuy nhiên bao bọc không kĩ càng.</text:p>
          </table:table-cell>
        </table:table-row>
        <table:table-row table:style-name="ro1">
          <table:table-cell office:value-type="string" calcext:value-type="string">
            <text:p>width: 60%;</text:p>
          </table:table-cell>
          <table:table-cell office:value-type="string" calcext:value-type="string">
            <text:p>Sản phấm ổn đinh ,dùng ổn</text:p>
          </table:table-cell>
        </table:table-row>
        <table:table-row table:style-name="ro1">
          <table:table-cell office:value-type="string" calcext:value-type="string">
            <text:p>width: 60%;</text:p>
          </table:table-cell>
          <table:table-cell office:value-type="string" calcext:value-type="string">
            <text:p>sản phẩm oke , mình chưa sử dụng nên cũng k đánh giá nhiều về sp . nhưng rất thất vọng về nhân viên giao hàng của tiki :)) thái độ rất khó chịu.</text:p>
          </table:table-cell>
        </table:table-row>
        <table:table-row table:style-name="ro1">
          <table:table-cell office:value-type="string" calcext:value-type="string">
            <text:p>width: 60%;</text:p>
          </table:table-cell>
          <table:table-cell office:value-type="string" calcext:value-type="string">
            <text:p>Sản phẩm okay, Pin hơi yếu, Nhận diện ma trận sàn nhà không tốt lắm. Còn lại ổn!</text:p>
          </table:table-cell>
        </table:table-row>
        <table:table-row table:style-name="ro1">
          <table:table-cell office:value-type="string" calcext:value-type="string">
            <text:p>width: 60%;</text:p>
          </table:table-cell>
          <table:table-cell office:value-type="string" calcext:value-type="string">
            <text:p>Sản phẩm ok. Đẹp, không có mùi nhựa. Nấu nhanh sôi. Nhưng cho 3 sao vì nhân viên giao hàng quá tệ. Chờ chưa tới 5 phút mà đã gọi hối. Gặp mặt hỏi có phải tiki không thì k thèm trả lời. Yêu cầu khách cung cấp số cmnd thì nói khó chịu. Chắc k bao giờ mua hàng trên tiki nữa vì sợ gặp lại bạn này quá :))</text:p>
          </table:table-cell>
        </table:table-row>
        <table:table-row table:style-name="ro1">
          <table:table-cell office:value-type="string" calcext:value-type="string">
            <text:p>width: 60%;</text:p>
          </table:table-cell>
          <table:table-cell office:value-type="string" calcext:value-type="string">
            <text:p>Sản phẩm ok.</text:p>
          </table:table-cell>
        </table:table-row>
        <table:table-row table:style-name="ro1">
          <table:table-cell office:value-type="string" calcext:value-type="string">
            <text:p>width: 60%;</text:p>
          </table:table-cell>
          <table:table-cell office:value-type="string" calcext:value-type="string">
            <text:p>Sản phẩm Ok, tuy nhiên Shop không xuất hoá đơn VAT, không phiếu bảo hành. giao hàng yếu, phải gọi lên tổng đài yêu cầu mới giao lại.</text:p>
          </table:table-cell>
        </table:table-row>
        <table:table-row table:style-name="ro1">
          <table:table-cell office:value-type="string" calcext:value-type="string">
            <text:p>width: 60%;</text:p>
          </table:table-cell>
          <table:table-cell office:value-type="string" calcext:value-type="string">
            <text:p>Sản phẩm ok, nhưng lúc xay đá chưa đc nhuyễn lắm . Trái cây phải cắt nhỏ rổi mới có thể bỏ vào máy nhưng có khi vẫn không xay nhuyễn đuọc .</text:p>
          </table:table-cell>
        </table:table-row>
        <table:table-row table:style-name="ro1">
          <table:table-cell office:value-type="string" calcext:value-type="string">
            <text:p>width: 60%;</text:p>
          </table:table-cell>
          <table:table-cell office:value-type="string" calcext:value-type="string">
            <text:p>Sản phẩm ok, dùng rất tốt</text:p>
          </table:table-cell>
        </table:table-row>
        <table:table-row table:style-name="ro1">
          <table:table-cell office:value-type="string" calcext:value-type="string">
            <text:p>width: 60%;</text:p>
          </table:table-cell>
          <table:table-cell office:value-type="string" calcext:value-type="string">
            <text:p>Sản phẩm ok nhưng nó ko ép được hết xác ! Nên nước trong xác còn khá nhiều nên hơi phí trái cây ép ấy!!</text:p>
          </table:table-cell>
        </table:table-row>
        <table:table-row table:style-name="ro1">
          <table:table-cell office:value-type="string" calcext:value-type="string">
            <text:p>width: 60%;</text:p>
          </table:table-cell>
          <table:table-cell office:value-type="string" calcext:value-type="string">
            <text:p>Sản phẩm ok nhưng nắp đậy hay bị dính, bật ko bung lên.</text:p>
          </table:table-cell>
        </table:table-row>
        <table:table-row table:style-name="ro1">
          <table:table-cell office:value-type="string" calcext:value-type="string">
            <text:p>width: 60%;</text:p>
          </table:table-cell>
          <table:table-cell office:value-type="string" calcext:value-type="string">
            <text:p>Sản phẩm ok nhưng giao hàng thì lâu ơi là lâu. Mặc dù có thông báo nhưng đặt hàng ngày 1 mà 15 mới được nhận, đến nỗi mình còn quên là mình có đaqtj đơn này😒😒 thì thực sự là ko thể ko phàn nàn</text:p>
          </table:table-cell>
        </table:table-row>
        <table:table-row table:style-name="ro1">
          <table:table-cell office:value-type="string" calcext:value-type="string">
            <text:p>width: 60%;</text:p>
          </table:table-cell>
          <table:table-cell office:value-type="string" calcext:value-type="string">
            <text:p>Sản phẩm ok nhưng cách vận chuyển thì ko tốt bị móp méo bao bì</text:p>
          </table:table-cell>
        </table:table-row>
        <table:table-row table:style-name="ro4">
          <table:table-cell office:value-type="string" calcext:value-type="string">
            <text:p>width: 60%;</text:p>
          </table:table-cell>
          <table:table-cell office:value-type="string" calcext:value-type="string">
            <text:p>sản phẩm ok mỗi cái phụ kiện kèm theo bị lỗi nhưng k quan trọng cho lắm </text:p>
            <text:p>p/s: ae ai bík chỗ nào bán bộ lọc của sp này không giới thiệu mình với</text:p>
          </table:table-cell>
        </table:table-row>
        <table:table-row table:style-name="ro1">
          <table:table-cell office:value-type="string" calcext:value-type="string">
            <text:p>width: 60%;</text:p>
          </table:table-cell>
          <table:table-cell office:value-type="string" calcext:value-type="string">
            <text:p>Sản phẩm ở mức trung bình phần nồi chiên có vẻ hơi mỏng hoàn thiện chưa tốt dễ gãy. Nồi chiên ổn cho đồ ăn ngon it dầu mỡ</text:p>
          </table:table-cell>
        </table:table-row>
        <table:table-row table:style-name="ro4">
          <table:table-cell office:value-type="string" calcext:value-type="string">
            <text:p>width: 60%;</text:p>
          </table:table-cell>
          <table:table-cell office:value-type="string" calcext:value-type="string">
            <text:p>Sản phẩm nướng khá tốt</text:p>
            <text:p>Tuy nhiên vì nồi thủy tinh nên khá nặng và lúc rửa hơi bất tiện</text:p>
          </table:table-cell>
        </table:table-row>
        <table:table-row table:style-name="ro1">
          <table:table-cell office:value-type="string" calcext:value-type="string">
            <text:p>width: 60%;</text:p>
          </table:table-cell>
          <table:table-cell office:value-type="string" calcext:value-type="string">
            <text:p>Sản phẩm nồi làm tỏi đen dingf rất tốt.</text:p>
          </table:table-cell>
        </table:table-row>
        <table:table-row table:style-name="ro1">
          <table:table-cell office:value-type="string" calcext:value-type="string">
            <text:p>width: 60%;</text:p>
          </table:table-cell>
          <table:table-cell office:value-type="string" calcext:value-type="string">
            <text:p>sàn phẩm Nồi chiên không dầu Perect GLA 609( 4L) sử dụng tốt , giao hàng nhanh chóng</text:p>
          </table:table-cell>
        </table:table-row>
        <table:table-row table:style-name="ro1">
          <table:table-cell office:value-type="string" calcext:value-type="string">
            <text:p>width: 60%;</text:p>
          </table:table-cell>
          <table:table-cell office:value-type="string" calcext:value-type="string">
            <text:p>sản phẩm nhựa có hơi ọp ẹp, nước dù dùng lâu nhưng vẫn có mùi, mỗi khi vệ sinh bình thì mùi clo lại sặc lên, lâu sau mới hết ở nước dùng tạm thời thì cũng ổn vì không có lựa chọn nào khác</text:p>
          </table:table-cell>
        </table:table-row>
        <table:table-row table:style-name="ro1">
          <table:table-cell office:value-type="string" calcext:value-type="string">
            <text:p>width: 60%;</text:p>
          </table:table-cell>
          <table:table-cell office:value-type="string" calcext:value-type="string">
            <text:p>San pham nhu hinh, vua tui tien, tuy nhien sp khong duoc ben lam</text:p>
          </table:table-cell>
        </table:table-row>
        <table:table-row table:style-name="ro1">
          <table:table-cell office:value-type="string" calcext:value-type="string">
            <text:p>width: 60%;</text:p>
          </table:table-cell>
          <table:table-cell office:value-type="string" calcext:value-type="string">
            <text:p>Sản phẩm như hình, chất lượng chưa ok lắm, mới xài 1-2 tháng đã bị thâm mặt là</text:p>
          </table:table-cell>
        </table:table-row>
        <table:table-row table:style-name="ro1">
          <table:table-cell office:value-type="string" calcext:value-type="string">
            <text:p>width: 60%;</text:p>
          </table:table-cell>
          <table:table-cell office:value-type="string" calcext:value-type="string">
            <text:p>Sản phẩm như hình quảng cáo nhưng là hàng của trung quốc</text:p>
          </table:table-cell>
        </table:table-row>
        <table:table-row table:style-name="ro1">
          <table:table-cell office:value-type="string" calcext:value-type="string">
            <text:p>width: 60%;</text:p>
          </table:table-cell>
          <table:table-cell office:value-type="string" calcext:value-type="string">
            <text:p>San phẩm nhu hình ảnh nv than thiện, đang trong thời gian thử sử dụng</text:p>
          </table:table-cell>
        </table:table-row>
        <table:table-row table:style-name="ro1">
          <table:table-cell office:value-type="string" calcext:value-type="string">
            <text:p>width: 60%;</text:p>
          </table:table-cell>
          <table:table-cell office:value-type="string" calcext:value-type="string">
            <text:p>sản phẩm như hàng cũ, bao bì đã bị tháo ra dán lại bằng băng keo trong, hiện tại xài vẫn bình thường chưa thấy gì.</text:p>
          </table:table-cell>
        </table:table-row>
        <table:table-row table:style-name="ro1">
          <table:table-cell office:value-type="string" calcext:value-type="string">
            <text:p>width: 60%;</text:p>
          </table:table-cell>
          <table:table-cell office:value-type="string" calcext:value-type="string">
            <text:p>Sản phẩm nhỏ xinh dùng rất tiện. Tuy nhiên nhân viên giao hàng tiki lần này thái độ quá tệ. Bạn ấy đag giao đồ nhà khác mà gọi mình xuống nhận đồ. Bầu bí leo cầu thang xuống rồi bạn ý lại bảo nhầm xog tắt máy. Lúc sau mới giao đến nhà mình.</text:p>
          </table:table-cell>
        </table:table-row>
        <table:table-row table:style-name="ro1">
          <table:table-cell office:value-type="string" calcext:value-type="string">
            <text:p>width: 60%;</text:p>
          </table:table-cell>
          <table:table-cell office:value-type="string" calcext:value-type="string">
            <text:p>Sản phẩm nhỏ xinh dùng rất tiện. Tuy nhiên nhân viên giao hàng tiki lần này thái độ quá tệ. Bạn ấy đag giao đồ nhà khác mà gọi mình xuống nhận đồ. Bầu bí leo cầu thang xuống rồi bạn ý lại bảo nhầm xog tắt máy. Lúc sau mới giao đến nhà mình.</text:p>
          </table:table-cell>
        </table:table-row>
        <table:table-row table:style-name="ro1">
          <table:table-cell office:value-type="string" calcext:value-type="string">
            <text:p>width: 60%;</text:p>
          </table:table-cell>
          <table:table-cell office:value-type="string" calcext:value-type="string">
            <text:p>Sản phẩm nhỏ hơn nhiều so với hình ảnh. Mình chưa sử dụng nên chưa đánh giá được chất lượng</text:p>
          </table:table-cell>
        </table:table-row>
        <table:table-row table:style-name="ro1">
          <table:table-cell office:value-type="string" calcext:value-type="string">
            <text:p>width: 60%;</text:p>
          </table:table-cell>
          <table:table-cell office:value-type="string" calcext:value-type="string">
            <text:p>sản phẩm nhở gọn phù hợp cho việc nướng thịt miếng nhỏ</text:p>
          </table:table-cell>
        </table:table-row>
        <table:table-row table:style-name="ro1">
          <table:table-cell office:value-type="string" calcext:value-type="string">
            <text:p>width: 60%;</text:p>
          </table:table-cell>
          <table:table-cell office:value-type="string" calcext:value-type="string">
            <text:p>Sản phẩm nhìn rất đẹp, tuy nhiên trong quá trình sử dụng cảm biến chống tràn không hiệu quả( khi nấu vẩn bị tràn).</text:p>
          </table:table-cell>
        </table:table-row>
        <table:table-row table:style-name="ro1">
          <table:table-cell office:value-type="string" calcext:value-type="string">
            <text:p>width: 60%;</text:p>
          </table:table-cell>
          <table:table-cell office:value-type="string" calcext:value-type="string">
            <text:p>Sản phẩm nhìn ok, độ bền phải dùng mới biết được. Giao hàng quá chậm, bị trễ hẹn 2 lần.</text:p>
          </table:table-cell>
        </table:table-row>
        <table:table-row table:style-name="ro1">
          <table:table-cell office:value-type="string" calcext:value-type="string">
            <text:p>width: 60%;</text:p>
          </table:table-cell>
          <table:table-cell office:value-type="string" calcext:value-type="string">
            <text:p>sản phẩm nhìn đẹp tuy nhiên khi rê chuột thì thỉnh thoảng nó không chạy</text:p>
          </table:table-cell>
        </table:table-row>
        <table:table-row table:style-name="ro1">
          <table:table-cell office:value-type="string" calcext:value-type="string">
            <text:p>width: 60%;</text:p>
          </table:table-cell>
          <table:table-cell office:value-type="string" calcext:value-type="string">
            <text:p>sản phẩm nhìn đẹp gọn gàng , có phần là giao hơi chậm</text:p>
          </table:table-cell>
        </table:table-row>
        <table:table-row table:style-name="ro1">
          <table:table-cell office:value-type="string" calcext:value-type="string">
            <text:p>width: 60%;</text:p>
          </table:table-cell>
          <table:table-cell office:value-type="string" calcext:value-type="string">
            <text:p>San phẩm nhìn chung ổn nhưng bị thô so với tay của nữ dung với lại mau hết pin</text:p>
          </table:table-cell>
        </table:table-row>
        <table:table-row table:style-name="ro1">
          <table:table-cell office:value-type="string" calcext:value-type="string">
            <text:p>width: 60%;</text:p>
          </table:table-cell>
          <table:table-cell office:value-type="string" calcext:value-type="string">
            <text:p>Sản phẩm nhìn chắc chắn và đẹp. Mới nhận hàng chưa dùng thử nên chưa biết tốt không. Giao hàng trễ đến 5 ngày so với dự kiến mà k nhận đc thông báo gì</text:p>
          </table:table-cell>
        </table:table-row>
        <table:table-row table:style-name="ro2">
          <table:table-cell office:value-type="string" calcext:value-type="string">
            <text:p>width: 60%;</text:p>
          </table:table-cell>
          <table:table-cell office:value-type="string" calcext:value-type="string">
            <text:p>Sản phẩm nhìn bên ngoài đẹp</text:p>
            <text:p>Đã làm sữa 1 lần. Cũng ổn</text:p>
            <text:p>NHƯNG HIỆN TẠI CHƯA BIẾT KÍCH HOẠT BẢO HÀNH như thế nào?</text:p>
          </table:table-cell>
        </table:table-row>
        <table:table-row table:style-name="ro1">
          <table:table-cell office:value-type="string" calcext:value-type="string">
            <text:p>width: 60%;</text:p>
          </table:table-cell>
          <table:table-cell office:value-type="string" calcext:value-type="string">
            <text:p>Sản phẩm nhanh hết pin...</text:p>
          </table:table-cell>
        </table:table-row>
        <table:table-row table:style-name="ro1">
          <table:table-cell office:value-type="string" calcext:value-type="string">
            <text:p>width: 60%;</text:p>
          </table:table-cell>
          <table:table-cell office:value-type="string" calcext:value-type="string">
            <text:p>sản phẩm nhận về chỉ nge đc 1 bên còn 1 bên k nge được .. có đc đổi sản phẩm k ạ</text:p>
          </table:table-cell>
        </table:table-row>
        <table:table-row table:style-name="ro1">
          <table:table-cell office:value-type="string" calcext:value-type="string">
            <text:p>width: 60%;</text:p>
          </table:table-cell>
          <table:table-cell office:value-type="string" calcext:value-type="string">
            <text:p>Sản phẩm nhận được ko co bộ phận " đầu quay bé" , vui lòng kiểm tra lại giùm mình. tks!</text:p>
          </table:table-cell>
        </table:table-row>
        <table:table-row table:style-name="ro1">
          <table:table-cell office:value-type="string" calcext:value-type="string">
            <text:p>width: 60%;</text:p>
          </table:table-cell>
          <table:table-cell office:value-type="string" calcext:value-type="string">
            <text:p>Sản phẩm nhận được không có remote. Mong tiki xem xét lại.</text:p>
          </table:table-cell>
        </table:table-row>
        <table:table-row table:style-name="ro1">
          <table:table-cell office:value-type="string" calcext:value-type="string">
            <text:p>width: 60%;</text:p>
          </table:table-cell>
          <table:table-cell office:value-type="string" calcext:value-type="string">
            <text:p>Sản phẩm nhận được đúng như mẫu nhưng hình ảnh không được như mong muốn và quảng cáo. Quay buổi tối rất mờ</text:p>
          </table:table-cell>
        </table:table-row>
        <table:table-row table:style-name="ro2">
          <table:table-cell office:value-type="string" calcext:value-type="string">
            <text:p>width: 60%;</text:p>
          </table:table-cell>
          <table:table-cell office:value-type="string" calcext:value-type="string">
            <text:p>Sản phẩm nếu có thêm tấm nhựa thì sẽ dễ ủi hơn. </text:p>
            <text:p>Bình chứa nước bị tràn sau một thời gian sử dụng</text:p>
            <text:p>Gây tiếng ồn khi tạo hơi nước</text:p>
          </table:table-cell>
        </table:table-row>
        <table:table-row table:style-name="ro2">
          <table:table-cell office:value-type="string" calcext:value-type="string">
            <text:p>width: 60%;</text:p>
          </table:table-cell>
          <table:table-cell office:value-type="string" calcext:value-type="string">
            <text:p>San pham nay tot cho ban nao co nhu cau thich chuot style gaming mouse. Nhung dung de choi game thi ko tot (theo kinh nghiem xai duoc mot tuan cua minh)</text:p>
            <text:p/>
            <text:p>Phu hop voi nhu cau su dung hang ngay nhu luot web, doc bao, v..v</text:p>
          </table:table-cell>
        </table:table-row>
        <table:table-row table:style-name="ro1">
          <table:table-cell office:value-type="string" calcext:value-type="string">
            <text:p>width: 60%;</text:p>
          </table:table-cell>
          <table:table-cell office:value-type="string" calcext:value-type="string">
            <text:p>sản phẩm này tôi cũng hài lòng và một điều tôi k thích ở chỗ là nắp đậy viên pin bị hư</text:p>
          </table:table-cell>
        </table:table-row>
        <table:table-row table:style-name="ro1">
          <table:table-cell office:value-type="string" calcext:value-type="string">
            <text:p>width: 60%;</text:p>
          </table:table-cell>
          <table:table-cell office:value-type="string" calcext:value-type="string">
            <text:p>Sản phẩm này mình đã sử dung, nay mua thêm 1 cái ở Tiki. Mình mới nhận hàng trưa nay. Máy thấy còn mới nhưng ko có phiếu bảo hành. Tiki xem dùm mình trường hợp này sớm nhé.</text:p>
          </table:table-cell>
        </table:table-row>
        <table:table-row table:style-name="ro1">
          <table:table-cell office:value-type="string" calcext:value-type="string">
            <text:p>width: 60%;</text:p>
          </table:table-cell>
          <table:table-cell office:value-type="string" calcext:value-type="string">
            <text:p>sản phẩm này minh book có kèm kẹp dt đi kèm nhưng khi nhận thi ko thấy , nhờ tiki hỗ trợ xem giúp nha</text:p>
          </table:table-cell>
        </table:table-row>
        <table:table-row table:style-name="ro1">
          <table:table-cell office:value-type="string" calcext:value-type="string">
            <text:p>width: 60%;</text:p>
          </table:table-cell>
          <table:table-cell office:value-type="string" calcext:value-type="string">
            <text:p>Sản phẩm này là mua hộ người thân nên thấy đánh giá sơ sơ là ok</text:p>
          </table:table-cell>
        </table:table-row>
        <table:table-row table:style-name="ro1">
          <table:table-cell office:value-type="string" calcext:value-type="string">
            <text:p>width: 60%;</text:p>
          </table:table-cell>
          <table:table-cell office:value-type="string" calcext:value-type="string">
            <text:p>sản phẩm này không ổn lắm cứ ngỡ là bộ lọc nước 5 lớp hóa ra chỉ có một cục gốm sứ như vậy thì không biết có lọc nước như quảng cáo hay không</text:p>
          </table:table-cell>
        </table:table-row>
        <table:table-row table:style-name="ro1">
          <table:table-cell office:value-type="string" calcext:value-type="string">
            <text:p>width: 60%;</text:p>
          </table:table-cell>
          <table:table-cell office:value-type="string" calcext:value-type="string">
            <text:p>san pham nay kg xai dc. mua ve chi can gan sac vo la gay het dau sac ben trong. san pham kem chat luong. mua ve kgsu dung duoc</text:p>
          </table:table-cell>
        </table:table-row>
        <table:table-row table:style-name="ro1">
          <table:table-cell office:value-type="string" calcext:value-type="string">
            <text:p>width: 60%;</text:p>
          </table:table-cell>
          <table:table-cell office:value-type="string" calcext:value-type="string">
            <text:p>San pham nay giao may gio vay ban co tinh them tien ko</text:p>
          </table:table-cell>
        </table:table-row>
        <table:table-row table:style-name="ro1">
          <table:table-cell office:value-type="string" calcext:value-type="string">
            <text:p>width: 60%;</text:p>
          </table:table-cell>
          <table:table-cell office:value-type="string" calcext:value-type="string">
            <text:p>Sản phẩm này dùng tốt, nhược điểm là không có công tắc bật tắt trên cả bàn phím và chuột. Không biết có chức năng tự động tắt khi không sử dụng không vì không thấy đề cập trong tính năng sản phẩm. Nói chung phù hợp so với tầm giá. Có kèm theo 2 viên Pin AA.</text:p>
          </table:table-cell>
        </table:table-row>
        <table:table-row table:style-name="ro1">
          <table:table-cell office:value-type="string" calcext:value-type="string">
            <text:p>width: 60%;</text:p>
          </table:table-cell>
          <table:table-cell office:value-type="string" calcext:value-type="string">
            <text:p>sản phẩm này có vấn đề về chất lượng, đi bảo hành ở DGW phải đổi 3 lần mới xài được.</text:p>
          </table:table-cell>
        </table:table-row>
        <table:table-row table:style-name="ro4">
          <table:table-cell office:value-type="string" calcext:value-type="string">
            <text:p>width: 60%;</text:p>
          </table:table-cell>
          <table:table-cell office:value-type="string" calcext:value-type="string">
            <text:p>Sản phẩm này chỉ dùng như nồi cơm điện bình thường, nấu cháo thì khô như cơm, hầm canh thì cạn hết nước, kho cá thì tanh như kiểu ko đủ nhiệt độ, thất vọng</text:p>
            <text:p>Giao hàng 6-7 ngày, khi nhận hàng đc bọc gói cẩn thận, ko móp méo trầy xước</text:p>
          </table:table-cell>
        </table:table-row>
        <table:table-row table:style-name="ro1">
          <table:table-cell office:value-type="string" calcext:value-type="string">
            <text:p>width: 60%;</text:p>
          </table:table-cell>
          <table:table-cell office:value-type="string" calcext:value-type="string">
            <text:p>Sản phẩm nặng ủi hết cái ao là mỏi tay, dễ bị phỏng do nước nóng,</text:p>
          </table:table-cell>
        </table:table-row>
        <table:table-row table:style-name="ro1">
          <table:table-cell office:value-type="string" calcext:value-type="string">
            <text:p>width: 60%;</text:p>
          </table:table-cell>
          <table:table-cell office:value-type="string" calcext:value-type="string">
            <text:p>sản phẩm nặng mùi nhựa, rửa nhiều nước mới giảm được một ít. đặc biệt là bên bán hàng không điền thông tin bảo hành sản phẩm cho khách hàng.</text:p>
          </table:table-cell>
        </table:table-row>
        <table:table-row table:style-name="ro1">
          <table:table-cell office:value-type="string" calcext:value-type="string">
            <text:p>width: 60%;</text:p>
          </table:table-cell>
          <table:table-cell office:value-type="string" calcext:value-type="string">
            <text:p>Sản phẩm mua về sử dụng bình thường nhưng tới lần 3 khi cho nước vào dù đã kiểm tra kĩ nhưng chảy nước tùm lum đành ủi khô luôn</text:p>
          </table:table-cell>
        </table:table-row>
        <table:table-row table:style-name="ro1">
          <table:table-cell office:value-type="string" calcext:value-type="string">
            <text:p>width: 60%;</text:p>
          </table:table-cell>
          <table:table-cell office:value-type="string" calcext:value-type="string">
            <text:p>sản phẩm mua đầu tiên sài ok nhưng sản phẩm mua lần 2 thì chỉ sài được 2 tuần thì không sạc được</text:p>
          </table:table-cell>
        </table:table-row>
        <table:table-row table:style-name="ro1">
          <table:table-cell office:value-type="string" calcext:value-type="string">
            <text:p>width: 60%;</text:p>
          </table:table-cell>
          <table:table-cell office:value-type="string" calcext:value-type="string">
            <text:p>Sản phẩm móp nhiều chỗ, dây điện cũ đầy bụi, mới nhận, chưa sài không biết sao</text:p>
          </table:table-cell>
        </table:table-row>
        <table:table-row table:style-name="ro1">
          <table:table-cell office:value-type="string" calcext:value-type="string">
            <text:p>width: 60%;</text:p>
          </table:table-cell>
          <table:table-cell office:value-type="string" calcext:value-type="string">
            <text:p>Sản phẩm mỏng, rất dễ gãy</text:p>
          </table:table-cell>
        </table:table-row>
        <table:table-row table:style-name="ro1">
          <table:table-cell office:value-type="string" calcext:value-type="string">
            <text:p>width: 60%;</text:p>
          </table:table-cell>
          <table:table-cell office:value-type="string" calcext:value-type="string">
            <text:p>Sản phẩm mong manh quá, tuy nhiên cũng phù hợp với giá cả thôi</text:p>
          </table:table-cell>
        </table:table-row>
        <table:table-row table:style-name="ro4">
          <table:table-cell office:value-type="string" calcext:value-type="string">
            <text:p>width: 60%;</text:p>
          </table:table-cell>
          <table:table-cell office:value-type="string" calcext:value-type="string">
            <text:p>Sản phẩm mới, hoạt động tốt. Giao hàng TikiNow đúng hẹn. Tuy nhiên, với sản phẩm hạn chế va đập như ổ cứng mà ko có biện pháp gói đồ chống shock, chỉ đơn giản đặt ổ cứng vào hộp bìa, ko lót bất kỳ chất liệu nylon/xốp/giấy nào bên trong khiến ổ cứng dễ bị va đập =&gt; Ko rõ sản phẩm có đảm bảo được chất lượng vốn có ko??? Ko nghĩ đây là cách đóng gói sản phẩm được phân phối bởi TikiTrading!</text:p>
            <text:p>P/S: cách đóng gói ko hề đc cải thiện dù đã có rất nhiều người mua hàng comment từ nhiều tháng nay (ở các sản phẩm tương tự). Tiki đang ko ghi nhận ý kiến của người sử dụng!</text:p>
          </table:table-cell>
        </table:table-row>
        <table:table-row table:style-name="ro1">
          <table:table-cell office:value-type="string" calcext:value-type="string">
            <text:p>width: 60%;</text:p>
          </table:table-cell>
          <table:table-cell office:value-type="string" calcext:value-type="string">
            <text:p>Sản phẩm mới dung l đầu đã bị mẻ bánh rang. Xay rau má thôi mà đã tệ rồi</text:p>
          </table:table-cell>
        </table:table-row>
        <table:table-row table:style-name="ro1">
          <table:table-cell office:value-type="string" calcext:value-type="string">
            <text:p>width: 60%;</text:p>
          </table:table-cell>
          <table:table-cell office:value-type="string" calcext:value-type="string">
            <text:p>Sản phẩm mở chế độ HD không khác chế độ SD, hơi mờ</text:p>
          </table:table-cell>
        </table:table-row>
        <table:table-row table:style-name="ro1">
          <table:table-cell office:value-type="string" calcext:value-type="string">
            <text:p>width: 60%;</text:p>
          </table:table-cell>
          <table:table-cell office:value-type="string" calcext:value-type="string">
            <text:p>Sản phẩm mình vừa mở ra bỏ vào tủ áo đc mấy hôm thì thấy đổi sang màu no nước hơn 50%, có thể sản phẩm tốt vs nhà mình khá ẩm. Tuy nhiên mình mua sản phẩm vì có nhiều túi nhỏ để <text:s/>tiện, tuy nhiên ko có.</text:p>
          </table:table-cell>
        </table:table-row>
        <table:table-row table:style-name="ro1">
          <table:table-cell office:value-type="string" calcext:value-type="string">
            <text:p>width: 60%;</text:p>
          </table:table-cell>
          <table:table-cell office:value-type="string" calcext:value-type="string">
            <text:p>Sản phẩm mình nhận thấy ko còn nguyên siu, không biết là có vấn đề gì không ạ? Temp trên máy thì có, hướng dẫn sử dụng bằng tiếng nước ngoài xem không hiểu.</text:p>
          </table:table-cell>
        </table:table-row>
        <table:table-row table:style-name="ro1">
          <table:table-cell office:value-type="string" calcext:value-type="string">
            <text:p>width: 60%;</text:p>
          </table:table-cell>
          <table:table-cell office:value-type="string" calcext:value-type="string">
            <text:p>Sản phẩm mình mua khi mở hộp ra thì chỉ có sợi cáp mà không có củ nguồn là sao vậy shop ơi?</text:p>
          </table:table-cell>
        </table:table-row>
        <table:table-row table:style-name="ro1">
          <table:table-cell office:value-type="string" calcext:value-type="string">
            <text:p>width: 60%;</text:p>
          </table:table-cell>
          <table:table-cell office:value-type="string" calcext:value-type="string">
            <text:p>sản phẩm mẫu mã đẹp, tuy nhiên phần khay đựng đồ ăn tháo ra thì dễ còn lúc lắp vào thì hơi chặt, lệch một tý là rất khó lắp vào. sản phẩm dùng vài lần đầu có mùi khét của nhựa, hi cọng sau 1 tuần sẽ hết.</text:p>
          </table:table-cell>
        </table:table-row>
        <table:table-row table:style-name="ro1">
          <table:table-cell office:value-type="string" calcext:value-type="string">
            <text:p>width: 60%;</text:p>
          </table:table-cell>
          <table:table-cell office:value-type="string" calcext:value-type="string">
            <text:p>sản phẩm mà k có chân bu lông thì bắt giá vào đâu shop. có giao nhầm sp k vậy</text:p>
          </table:table-cell>
        </table:table-row>
        <table:table-row table:style-name="ro1">
          <table:table-cell office:value-type="string" calcext:value-type="string">
            <text:p>width: 60%;</text:p>
          </table:table-cell>
          <table:table-cell office:value-type="string" calcext:value-type="string">
            <text:p>Sản phẩm lúc mới mua thì ổn nhưng xài cỡ 3 tháng đã bị hư. Không biết có được bảo hành k</text:p>
          </table:table-cell>
        </table:table-row>
        <table:table-row table:style-name="ro1">
          <table:table-cell office:value-type="string" calcext:value-type="string">
            <text:p>width: 60%;</text:p>
          </table:table-cell>
          <table:table-cell office:value-type="string" calcext:value-type="string">
            <text:p>sản phẩm lỗi không kết nối được wifi.</text:p>
          </table:table-cell>
        </table:table-row>
        <table:table-row table:style-name="ro1">
          <table:table-cell office:value-type="string" calcext:value-type="string">
            <text:p>width: 60%;</text:p>
          </table:table-cell>
          <table:table-cell office:value-type="string" calcext:value-type="string">
            <text:p>Sản phẩm lọc rất tốt, tuy nhiên khi mở ra vệ sinh 3 lần là bị rò nước, phải thiết kế zoong cao su mới kín đc.</text:p>
          </table:table-cell>
        </table:table-row>
        <table:table-row table:style-name="ro1">
          <table:table-cell office:value-type="string" calcext:value-type="string">
            <text:p>width: 60%;</text:p>
          </table:table-cell>
          <table:table-cell office:value-type="string" calcext:value-type="string">
            <text:p>Sản phẩm lò vi sóng mình thấy giá cả hợp lý, tuy nhiên mình cũng chưa biết tận dụng hết tác dụng của lò vi sóng nên cũng không biết nhiều tác dụng chủ yếu mình rã đông với hâm nóng là chính. Đóng hàng cẩn thận không bị lỗi gì. Hàng mới.</text:p>
          </table:table-cell>
        </table:table-row>
        <table:table-row table:style-name="ro1">
          <table:table-cell office:value-type="string" calcext:value-type="string">
            <text:p>width: 60%;</text:p>
          </table:table-cell>
          <table:table-cell office:value-type="string" calcext:value-type="string">
            <text:p>sản phẩm lắp vào hay bị vênh vỏ nhựa.</text:p>
          </table:table-cell>
        </table:table-row>
        <table:table-row table:style-name="ro1">
          <table:table-cell office:value-type="string" calcext:value-type="string">
            <text:p>width: 60%;</text:p>
          </table:table-cell>
          <table:table-cell office:value-type="string" calcext:value-type="string">
            <text:p>sản phẩm là ok chỉ là lúc nhận hàng thì móp méo.cần làm việc lại với đối tác giao hàng!</text:p>
          </table:table-cell>
        </table:table-row>
        <table:table-row table:style-name="ro1">
          <table:table-cell office:value-type="string" calcext:value-type="string">
            <text:p>width: 60%;</text:p>
          </table:table-cell>
          <table:table-cell office:value-type="string" calcext:value-type="string">
            <text:p>Sản phẩm là hàng điiejn tử có giá trị nhưng shop đóng gói rất thiếu chuyên nghiệp nếu ko muốn nói là cẩu thả. Đóng gói chỉ bọc màng pe ko có mút chống sốc khiến hộp sản phẩm bị móp, đã vậy đóng gói sp bên trong đầy bụi shop có tâm còn kèm thêm hàng khuyến mãi là 1 <text:s/>chú Gián khô trong bọc :D</text:p>
          </table:table-cell>
        </table:table-row>
        <table:table-row table:style-name="ro1">
          <table:table-cell office:value-type="string" calcext:value-type="string">
            <text:p>width: 60%;</text:p>
          </table:table-cell>
          <table:table-cell office:value-type="string" calcext:value-type="string">
            <text:p>sản phẩm không tốt cho lắm. mua vé sử dụng 3 lần thì lòng nồi bị tróc lớp chống dính rồi. lần đầu tiên mua hàng trên Tiki bị thất vọng đến như vậy</text:p>
          </table:table-cell>
        </table:table-row>
        <table:table-row table:style-name="ro1">
          <table:table-cell office:value-type="string" calcext:value-type="string">
            <text:p>width: 60%;</text:p>
          </table:table-cell>
          <table:table-cell office:value-type="string" calcext:value-type="string">
            <text:p>sản phẩm không thu âm được. điện thoại live không có âm thanh</text:p>
          </table:table-cell>
        </table:table-row>
        <table:table-row table:style-name="ro1">
          <table:table-cell office:value-type="string" calcext:value-type="string">
            <text:p>width: 60%;</text:p>
          </table:table-cell>
          <table:table-cell office:value-type="string" calcext:value-type="string">
            <text:p>sản phẩm không như trong mô tả sản phẩm. camera không có chức năng đàm thoại 2 chiều. tiki vui lòng điều chỉnh lại nội dung mô tả để tránh tình trạng gây hiểu nhầm. sản phẩm lắp đặt dễ dàng , hoạt động tốt.</text:p>
          </table:table-cell>
        </table:table-row>
        <table:table-row table:style-name="ro1">
          <table:table-cell office:value-type="string" calcext:value-type="string">
            <text:p>width: 60%;</text:p>
          </table:table-cell>
          <table:table-cell office:value-type="string" calcext:value-type="string">
            <text:p>sản phẩm không kết nối được thẻ nhớ.hình ảnh thì khá ổn.</text:p>
          </table:table-cell>
        </table:table-row>
        <table:table-row table:style-name="ro1">
          <table:table-cell office:value-type="string" calcext:value-type="string">
            <text:p>width: 60%;</text:p>
          </table:table-cell>
          <table:table-cell office:value-type="string" calcext:value-type="string">
            <text:p>Sản phẩm không giống như mô tả. Dây ghi Made In Viet Nam mà trên Tiki shop lại mô tả là dây nhập khẩu từ Hàn Quốc và đăng ảnh ghi Made In Korea !?</text:p>
          </table:table-cell>
        </table:table-row>
        <table:table-row table:style-name="ro4">
          <table:table-cell office:value-type="string" calcext:value-type="string">
            <text:p>width: 60%;</text:p>
          </table:table-cell>
          <table:table-cell office:value-type="string" calcext:value-type="string">
            <text:p>Sản phẩm không giống như hình! mình không thích khi nhận sp ko giống như hình.</text:p>
            <text:p> đèn báo trong hình là dài, còn sản phẩm là hình tròn, ko chất lượng bằng, không được hài lòng!</text:p>
          </table:table-cell>
        </table:table-row>
        <table:table-row table:style-name="ro1">
          <table:table-cell office:value-type="string" calcext:value-type="string">
            <text:p>width: 60%;</text:p>
          </table:table-cell>
          <table:table-cell office:value-type="string" calcext:value-type="string">
            <text:p>Sản phẩm không giống hình, sử dụng thì được. Cũng ổn . Xin cám ơn</text:p>
          </table:table-cell>
        </table:table-row>
        <table:table-row table:style-name="ro1">
          <table:table-cell office:value-type="string" calcext:value-type="string">
            <text:p>width: 60%;</text:p>
          </table:table-cell>
          <table:table-cell office:value-type="string" calcext:value-type="string">
            <text:p>sản phẩm không được tốt, 1 tai lúc nghe được lúc không</text:p>
          </table:table-cell>
        </table:table-row>
        <table:table-row table:style-name="ro1">
          <table:table-cell office:value-type="string" calcext:value-type="string">
            <text:p>width: 60%;</text:p>
          </table:table-cell>
          <table:table-cell office:value-type="string" calcext:value-type="string">
            <text:p>Sản phẩm không được như mong đợi. Vị trí lắp vít không được khít nên phải dùng keo đệm mới được.</text:p>
          </table:table-cell>
        </table:table-row>
        <table:table-row table:style-name="ro4">
          <table:table-cell office:value-type="string" calcext:value-type="string">
            <text:p>width: 60%;</text:p>
          </table:table-cell>
          <table:table-cell office:value-type="string" calcext:value-type="string">
            <text:p>Sản phẩm không được đẹp về hình thức ( có vết trầy xước ở vỏ ngoài, có vết hoen ở bộ cấp nhiệt). </text:p>
            <text:p>Sử dụng chiên nướng thì cũng tạm được, ăn cũng không đến nỗi nào.</text:p>
          </table:table-cell>
        </table:table-row>
        <table:table-row table:style-name="ro4">
          <table:table-cell office:value-type="string" calcext:value-type="string">
            <text:p>width: 60%;</text:p>
          </table:table-cell>
          <table:table-cell office:value-type="string" calcext:value-type="string">
            <text:p>Sản phẩm không đúng:</text:p>
            <text:p>Đèn Led chỉ có 10 Led. Hình ảnh video không phải độ phân giải 1920*1080</text:p>
          </table:table-cell>
        </table:table-row>
        <table:table-row table:style-name="ro1">
          <table:table-cell office:value-type="string" calcext:value-type="string">
            <text:p>width: 60%;</text:p>
          </table:table-cell>
          <table:table-cell office:value-type="string" calcext:value-type="string">
            <text:p>Sản phẩm không đúng với đơn hàng. Đăng bán sản phẩm KN-h21pw. Mình đặt 2 cái tới khi giao hàng lại là ổn-h21w. Mình muốn trả lại</text:p>
          </table:table-cell>
        </table:table-row>
        <table:table-row table:style-name="ro4">
          <table:table-cell office:value-type="string" calcext:value-type="string">
            <text:p>width: 60%;</text:p>
          </table:table-cell>
          <table:table-cell office:value-type="string" calcext:value-type="string">
            <text:p>sản phẩm không đc gia công chắc chắn, dễ gãy.</text:p>
            <text:p>sử dụng đc 15' thì phần giá đỡ bị rớt và k gắn lại đc</text:p>
          </table:table-cell>
        </table:table-row>
        <table:table-row table:style-name="ro1">
          <table:table-cell office:value-type="string" calcext:value-type="string">
            <text:p>width: 60%;</text:p>
          </table:table-cell>
          <table:table-cell office:value-type="string" calcext:value-type="string">
            <text:p>sản phẩm không còn nguyên niêm phong, thiếu đầu nối</text:p>
          </table:table-cell>
        </table:table-row>
        <table:table-row table:style-name="ro1">
          <table:table-cell office:value-type="string" calcext:value-type="string">
            <text:p>width: 60%;</text:p>
          </table:table-cell>
          <table:table-cell office:value-type="string" calcext:value-type="string">
            <text:p>Sản phẩm không có vấn đề gì. Cho 3* vì giao hàng chậm mà không có thông báo rõ ràng.</text:p>
          </table:table-cell>
        </table:table-row>
        <table:table-row table:style-name="ro4">
          <table:table-cell office:value-type="string" calcext:value-type="string">
            <text:p>width: 60%;</text:p>
          </table:table-cell>
          <table:table-cell office:value-type="string" calcext:value-type="string">
            <text:p>Sản phẩm không có gì để chê, chỉ có điều ti ki bán ổ cứng mà đóng gói quá ẩu. Không thèm bọc chống sốc gì cả. Quẳng 2 cái ổ vào chung 1 cái hộp mà không có gì cho nó đỡ và đập vào nhau. Bao nhiêu lần khách hàng phản hồi cũng không chịu ghi nhận ý kiến.</text:p>
            <text:p>Đang cần ổ để sử dụng không thì mình cũng cho quay đầu về tiki luôn rồi.</text:p>
          </table:table-cell>
        </table:table-row>
        <table:table-row table:style-name="ro1">
          <table:table-cell office:value-type="string" calcext:value-type="string">
            <text:p>width: 60%;</text:p>
          </table:table-cell>
          <table:table-cell office:value-type="string" calcext:value-type="string">
            <text:p>Sản phẩm không có chổ để khe thẻ nhớ vậy nó lưu dử liệu hình ảnh ở đâu dạ, không có nút reset luôn, không có sách hướng dẫn luôn</text:p>
          </table:table-cell>
        </table:table-row>
        <table:table-row table:style-name="ro1">
          <table:table-cell office:value-type="string" calcext:value-type="string">
            <text:p>width: 60%;</text:p>
          </table:table-cell>
          <table:table-cell office:value-type="string" calcext:value-type="string">
            <text:p>Sản phẩm không có adapter, độ phân giải 2MP nên góc nhìn hẹp, camera wifi rớt không tự kết nối lại được. Giá tiền và chất lượng tạm chấp nhận được</text:p>
          </table:table-cell>
        </table:table-row>
        <table:table-row table:style-name="ro1">
          <table:table-cell office:value-type="string" calcext:value-type="string">
            <text:p>width: 60%;</text:p>
          </table:table-cell>
          <table:table-cell office:value-type="string" calcext:value-type="string">
            <text:p>sản phẩm khó dùng, ủi ko cẩn thận sẽ bị hơi nước phồng tay. Vẫn là dùng ủi bàn thì ok hơn.</text:p>
          </table:table-cell>
        </table:table-row>
        <table:table-row table:style-name="ro1">
          <table:table-cell office:value-type="string" calcext:value-type="string">
            <text:p>width: 60%;</text:p>
          </table:table-cell>
          <table:table-cell office:value-type="string" calcext:value-type="string">
            <text:p>Sản phẩm khi giao hàng tới mình thì đã bóc ra. Đợi sử dụng thì mới biết đc chất lượng ntn</text:p>
          </table:table-cell>
        </table:table-row>
        <table:table-row table:style-name="ro4">
          <table:table-cell office:value-type="string" calcext:value-type="string">
            <text:p>width: 60%;</text:p>
          </table:table-cell>
          <table:table-cell office:value-type="string" calcext:value-type="string">
            <text:p>Sản phẩm khá okie, tuy nhiên ủi không thật sự thẳng và hay kêu ọc ọc khi ủi. </text:p>
            <text:p>Các bạn mua nên cân nhắc thật kỹ nhé !</text:p>
          </table:table-cell>
        </table:table-row>
        <table:table-row table:style-name="ro1">
          <table:table-cell office:value-type="string" calcext:value-type="string">
            <text:p>width: 60%;</text:p>
          </table:table-cell>
          <table:table-cell office:value-type="string" calcext:value-type="string">
            <text:p>Sản phẩm khá đẹp, tuy nhiên cối xay dễ bị nứt, mình mới xay 1 lần mà có vết nứt.</text:p>
          </table:table-cell>
        </table:table-row>
        <table:table-row table:style-name="ro4">
          <table:table-cell office:value-type="string" calcext:value-type="string">
            <text:p>width: 60%;</text:p>
          </table:table-cell>
          <table:table-cell office:value-type="string" calcext:value-type="string">
            <text:p>Sản phẩm kêu to</text:p>
            <text:p>Giao hàng nhanh, đóng gói tốt</text:p>
          </table:table-cell>
        </table:table-row>
        <table:table-row table:style-name="ro1">
          <table:table-cell office:value-type="string" calcext:value-type="string">
            <text:p>width: 60%;</text:p>
          </table:table-cell>
          <table:table-cell office:value-type="string" calcext:value-type="string">
            <text:p>sản phẩm hút bụi mini nên k đòi hỏi nhiều, mục đích để hút bụi dịp tết, nhưng ngăn chứa bụi nhỏ và dễ rơi bụi khi mang ra thùng rác</text:p>
          </table:table-cell>
        </table:table-row>
        <table:table-row table:style-name="ro1">
          <table:table-cell office:value-type="string" calcext:value-type="string">
            <text:p>width: 60%;</text:p>
          </table:table-cell>
          <table:table-cell office:value-type="string" calcext:value-type="string">
            <text:p>Sản phẩm hơi to và tay cầm rất nặng, chống rung tốt nhưng đã bị rụng sau 1 tháng sử dụng.</text:p>
          </table:table-cell>
        </table:table-row>
        <table:table-row table:style-name="ro1">
          <table:table-cell office:value-type="string" calcext:value-type="string">
            <text:p>width: 60%;</text:p>
          </table:table-cell>
          <table:table-cell office:value-type="string" calcext:value-type="string">
            <text:p>Sản phẩm hơi nặng tay nên sd lâu sẽ mỏi! Sp khi nhận đã bị bóc hộp và có nước trong ngăn đựng nước! Tiki vẫn giao hàng nhanh, nhận hàng sớm hơn dự kiến!</text:p>
          </table:table-cell>
        </table:table-row>
        <table:table-row table:style-name="ro2">
          <table:table-cell office:value-type="string" calcext:value-type="string">
            <text:p>width: 60%;</text:p>
          </table:table-cell>
          <table:table-cell office:value-type="string" calcext:value-type="string">
            <text:p>Sản phẩm hơi cũ, trầy xước xíu.</text:p>
            <text:p>Giá cũng thấy cao hơn mấy chỗ khác</text:p>
            <text:p>Dùng thì tạm</text:p>
          </table:table-cell>
        </table:table-row>
        <table:table-row table:style-name="ro1">
          <table:table-cell office:value-type="string" calcext:value-type="string">
            <text:p>width: 60%;</text:p>
          </table:table-cell>
          <table:table-cell office:value-type="string" calcext:value-type="string">
            <text:p>sản phẩm hoàn thiện chưa hoàn chỉnh. Trên mặt nấu vẫn còn khe khở với vỏ trường hợp đun sôi nước tràn sẽ dẫn tới hiện tượng nước vào bên trong</text:p>
          </table:table-cell>
        </table:table-row>
        <table:table-row table:style-name="ro1">
          <table:table-cell office:value-type="string" calcext:value-type="string">
            <text:p>width: 60%;</text:p>
          </table:table-cell>
          <table:table-cell office:value-type="string" calcext:value-type="string">
            <text:p>Sản phẩm hk đúng với hình ảnh quảng cáo</text:p>
          </table:table-cell>
        </table:table-row>
        <table:table-row table:style-name="ro1">
          <table:table-cell office:value-type="string" calcext:value-type="string">
            <text:p>width: 60%;</text:p>
          </table:table-cell>
          <table:table-cell office:value-type="string" calcext:value-type="string">
            <text:p>sản phẩm hình như bị lỗi cối xay khô, mình dùng cối xay khô lắp vào máy khi xay xong vặn ra <text:s/>thường bị tụt ra mỗi vỏ cối, bộ lưỡi dao ko vặn ra dc, k biết do tại sao</text:p>
          </table:table-cell>
        </table:table-row>
        <table:table-row table:style-name="ro1">
          <table:table-cell office:value-type="string" calcext:value-type="string">
            <text:p>width: 60%;</text:p>
          </table:table-cell>
          <table:table-cell office:value-type="string" calcext:value-type="string">
            <text:p>Sản phẩm gửi bị thiếu đồ số 16, 15, 13, 9. Ủi khá ok , nhưng thiếu phụ kiện làm khó ủi.</text:p>
          </table:table-cell>
        </table:table-row>
        <table:table-row table:style-name="ro1">
          <table:table-cell office:value-type="string" calcext:value-type="string">
            <text:p>width: 60%;</text:p>
          </table:table-cell>
          <table:table-cell office:value-type="string" calcext:value-type="string">
            <text:p>Sản phẩm gọn đẹp. Tiki giao hàng nhanh chóng. Khi mới sử dung vẫn còn nghe mùi nhưng sau khi gọi đến tổng đài được hướng dẫn thì lọc thêm vài lần là hết. Không dung điện nên tiết kiệm và an tâm cho trẻ nhỏ nữa. </text:p>
          </table:table-cell>
        </table:table-row>
        <table:table-row table:style-name="ro4">
          <table:table-cell office:value-type="string" calcext:value-type="string">
            <text:p>width: 60%;</text:p>
          </table:table-cell>
          <table:table-cell office:value-type="string" calcext:value-type="string">
            <text:p>Sản phẩm gói đẹp giao hàng nhanh</text:p>
            <text:p>Nhưng sao chỉ nghe được có một bên thôi vậy shop</text:p>
          </table:table-cell>
        </table:table-row>
        <table:table-row table:style-name="ro1">
          <table:table-cell office:value-type="string" calcext:value-type="string">
            <text:p>width: 60%;</text:p>
          </table:table-cell>
          <table:table-cell office:value-type="string" calcext:value-type="string">
            <text:p>sản phẩm giống mô tả , rất <text:s/>tiện lợi cho việc chiên nhưng kích thước hơi to , phat ra tiếng kêu to</text:p>
          </table:table-cell>
        </table:table-row>
        <table:table-row table:style-name="ro1">
          <table:table-cell office:value-type="string" calcext:value-type="string">
            <text:p>width: 60%;</text:p>
          </table:table-cell>
          <table:table-cell office:value-type="string" calcext:value-type="string">
            <text:p>sản phẩm giống mô tả , rất <text:s/>tiện lợi cho việc chiên nhưng kích thước hơi to , phat ra tiếng kêu to</text:p>
          </table:table-cell>
        </table:table-row>
        <table:table-row table:style-name="ro1">
          <table:table-cell office:value-type="string" calcext:value-type="string">
            <text:p>width: 60%;</text:p>
          </table:table-cell>
          <table:table-cell office:value-type="string" calcext:value-type="string">
            <text:p>sản phẩm giống mô tả <text:s/>chất lượng tạm được so với tầm giá...</text:p>
          </table:table-cell>
        </table:table-row>
        <table:table-row table:style-name="ro1">
          <table:table-cell office:value-type="string" calcext:value-type="string">
            <text:p>width: 60%;</text:p>
          </table:table-cell>
          <table:table-cell office:value-type="string" calcext:value-type="string">
            <text:p>Sản phẩm giống hình rất ok</text:p>
          </table:table-cell>
        </table:table-row>
        <table:table-row table:style-name="ro1">
          <table:table-cell office:value-type="string" calcext:value-type="string">
            <text:p>width: 60%;</text:p>
          </table:table-cell>
          <table:table-cell office:value-type="string" calcext:value-type="string">
            <text:p>Sản phẩm giống hàng cũ, ốc bị gỉ sét, sản phẩm trầy nhiều</text:p>
          </table:table-cell>
        </table:table-row>
        <table:table-row table:style-name="ro1">
          <table:table-cell office:value-type="string" calcext:value-type="string">
            <text:p>width: 60%;</text:p>
          </table:table-cell>
          <table:table-cell office:value-type="string" calcext:value-type="string">
            <text:p>Sản phẩm giao thực tế không giống mô tả trên website. (số sao không phản ánh chất lượng sản phẩm)</text:p>
          </table:table-cell>
        </table:table-row>
        <table:table-row table:style-name="ro1">
          <table:table-cell office:value-type="string" calcext:value-type="string">
            <text:p>width: 60%;</text:p>
          </table:table-cell>
          <table:table-cell office:value-type="string" calcext:value-type="string">
            <text:p>Sản phẩm giao thiếu vít gắn bánh xe.</text:p>
          </table:table-cell>
        </table:table-row>
        <table:table-row table:style-name="ro1">
          <table:table-cell office:value-type="string" calcext:value-type="string">
            <text:p>width: 60%;</text:p>
          </table:table-cell>
          <table:table-cell office:value-type="string" calcext:value-type="string">
            <text:p>sản phẩm giao nhanh.nhưng vỉ hấp hơi bị móp méo.mình cho 3 sao</text:p>
          </table:table-cell>
        </table:table-row>
        <table:table-row table:style-name="ro4">
          <table:table-cell office:value-type="string" calcext:value-type="string">
            <text:p>width: 60%;</text:p>
          </table:table-cell>
          <table:table-cell office:value-type="string" calcext:value-type="string">
            <text:p>Sản phẩm giao nhanh, khi giao được đóng gói khá cẩn thận!</text:p>
            <text:p>Tuy nhiên có 1 thắc mắc là mình đặt mua hàng vào ngày 31/5, đến 3/6 nhận được hàng nhưng khi kiểm tra tem bảo hành thì lại đánh dấu bảo hành từ tháng 3, điều này làm mình có suy nghĩ nghi ngờ rằng đây là sản phẩm đã được đổi trả bởi 1 khách hàng khác trước khi được chuyển lại cho mình, khả năng là cần 1 lời giải thích, tạm thời cho 3*, xưa nay rất tin tưởng sử dụng sản phẩm của Tiki, nhưng nếu sản phẩm này mà lỗi thật cộng với nghi vấn trên thì khả năng mất niềm tin khá nhiều vào tiki.</text:p>
          </table:table-cell>
        </table:table-row>
        <table:table-row table:style-name="ro4">
          <table:table-cell office:value-type="string" calcext:value-type="string">
            <text:p>width: 60%;</text:p>
          </table:table-cell>
          <table:table-cell office:value-type="string" calcext:value-type="string">
            <text:p>sản phẩm giao ko có cục adaptor.... mua tiki now về phải mua thêm cục Adaptor</text:p>
            <text:p>Thực sự ko hài lòng</text:p>
          </table:table-cell>
        </table:table-row>
        <table:table-row table:style-name="ro1">
          <table:table-cell office:value-type="string" calcext:value-type="string">
            <text:p>width: 60%;</text:p>
          </table:table-cell>
          <table:table-cell office:value-type="string" calcext:value-type="string">
            <text:p>sản phẩm giao hành còn chậm. không có tem niêm phong gì cả. như kiểu hàng đã qua sử dụng</text:p>
          </table:table-cell>
        </table:table-row>
        <table:table-row table:style-name="ro2">
          <table:table-cell office:value-type="string" calcext:value-type="string">
            <text:p>width: 60%;</text:p>
          </table:table-cell>
          <table:table-cell office:value-type="string" calcext:value-type="string">
            <text:p>Sản phẩm giao được gói cẩn thận</text:p>
            <text:p>Thực tế là hơi nhỏ</text:p>
            <text:p>Nướng hơi lâu</text:p>
          </table:table-cell>
        </table:table-row>
        <table:table-row table:style-name="ro1">
          <table:table-cell office:value-type="string" calcext:value-type="string">
            <text:p>width: 60%;</text:p>
          </table:table-cell>
          <table:table-cell office:value-type="string" calcext:value-type="string">
            <text:p>Sản phẩm giao chậm so với dự kiến</text:p>
          </table:table-cell>
        </table:table-row>
        <table:table-row table:style-name="ro1">
          <table:table-cell office:value-type="string" calcext:value-type="string">
            <text:p>width: 60%;</text:p>
          </table:table-cell>
          <table:table-cell office:value-type="string" calcext:value-type="string">
            <text:p>Sản phẩm giá đỡ tripod thấy oke hợp hơi nát tí nhưng giao trễ 2-3 ngày nên hơi chán</text:p>
          </table:table-cell>
        </table:table-row>
        <table:table-row table:style-name="ro1">
          <table:table-cell office:value-type="string" calcext:value-type="string">
            <text:p>width: 60%;</text:p>
          </table:table-cell>
          <table:table-cell office:value-type="string" calcext:value-type="string">
            <text:p>Sản phẩm ghi có quà tặng kèm là hộp film, nhưng chỉ nhận được máy ảnh, còn không có hộp film. Mong shop kiểm tra lại ạ</text:p>
          </table:table-cell>
        </table:table-row>
        <table:table-row table:style-name="ro1">
          <table:table-cell office:value-type="string" calcext:value-type="string">
            <text:p>width: 60%;</text:p>
          </table:table-cell>
          <table:table-cell office:value-type="string" calcext:value-type="string">
            <text:p>sản phẩm full box. hình ảmh rõ nét. tốt trong tầm giá</text:p>
          </table:table-cell>
        </table:table-row>
        <table:table-row table:style-name="ro1">
          <table:table-cell office:value-type="string" calcext:value-type="string">
            <text:p>width: 60%;</text:p>
          </table:table-cell>
          <table:table-cell office:value-type="string" calcext:value-type="string">
            <text:p>Sản phẩm em sử dụng được 3 lần và giờ không hoạt động nữa bây giờ em bảo hành ở đâu được ạ</text:p>
          </table:table-cell>
        </table:table-row>
        <table:table-row table:style-name="ro1">
          <table:table-cell office:value-type="string" calcext:value-type="string">
            <text:p>width: 60%;</text:p>
          </table:table-cell>
          <table:table-cell office:value-type="string" calcext:value-type="string">
            <text:p>sản phẩm được, tiện lợi cho sinh viên nấu ăn một mình.</text:p>
          </table:table-cell>
        </table:table-row>
        <table:table-row table:style-name="ro1">
          <table:table-cell office:value-type="string" calcext:value-type="string">
            <text:p>width: 60%;</text:p>
          </table:table-cell>
          <table:table-cell office:value-type="string" calcext:value-type="string">
            <text:p>Sản phẩm được, nhưng không chín đều</text:p>
          </table:table-cell>
        </table:table-row>
        <table:table-row table:style-name="ro1">
          <table:table-cell office:value-type="string" calcext:value-type="string">
            <text:p>width: 60%;</text:p>
          </table:table-cell>
          <table:table-cell office:value-type="string" calcext:value-type="string">
            <text:p>Sản phẩm được, nhưng không chín đều</text:p>
          </table:table-cell>
        </table:table-row>
        <table:table-row table:style-name="ro1">
          <table:table-cell office:value-type="string" calcext:value-type="string">
            <text:p>width: 60%;</text:p>
          </table:table-cell>
          <table:table-cell office:value-type="string" calcext:value-type="string">
            <text:p>Sản phẩm được nhận giống như giới thiệu, giao hàng nhanh, đóng gói cẩn thận an toàn, quạt chạy làm mát cực nhanh nhưng tiếng ồn hơi lớn</text:p>
          </table:table-cell>
        </table:table-row>
        <table:table-row table:style-name="ro1">
          <table:table-cell office:value-type="string" calcext:value-type="string">
            <text:p>width: 60%;</text:p>
          </table:table-cell>
          <table:table-cell office:value-type="string" calcext:value-type="string">
            <text:p>Sản phẩm được giao tốt, không bị lỗi nhưng kết cấu khá yếu, mình chỉ dùng để đỡ một điện thoại thôi mình cũng thấy không chắc chắn cho lắm, nếu máy ảnh chắc không thể đỡ nổi. Mọi người nên cân nhắc theo mục đích sử dụng của mình.</text:p>
          </table:table-cell>
        </table:table-row>
        <table:table-row table:style-name="ro2">
          <table:table-cell office:value-type="string" calcext:value-type="string">
            <text:p>width: 60%;</text:p>
          </table:table-cell>
          <table:table-cell office:value-type="string" calcext:value-type="string">
            <text:p>Sản phẩm được đóng gói qua 2 lớp thùng. Tuy nhiên, thùng lại đóng ẩu và được đậy kín. </text:p>
            <text:p/>
            <text:p>Phía trước nồi, đoạn tắm cầm có một chút xước hơi đen :(</text:p>
          </table:table-cell>
        </table:table-row>
        <table:table-row table:style-name="ro1">
          <table:table-cell office:value-type="string" calcext:value-type="string">
            <text:p>width: 60%;</text:p>
          </table:table-cell>
          <table:table-cell office:value-type="string" calcext:value-type="string">
            <text:p>Sản phẩm dùng tốt. Đóng gói kỹ lưỡng. Nhưng shop mất điểm vì giao sai màu.</text:p>
          </table:table-cell>
        </table:table-row>
        <table:table-row table:style-name="ro1">
          <table:table-cell office:value-type="string" calcext:value-type="string">
            <text:p>width: 60%;</text:p>
          </table:table-cell>
          <table:table-cell office:value-type="string" calcext:value-type="string">
            <text:p>Sản phẩm dùng tốt, giao hàng chậm, đặt TikiNow giao lúc 3h chiều, gần tới giờ thì hẹn lại 4h chiều, mà tới 5h chiều mới giao</text:p>
          </table:table-cell>
        </table:table-row>
        <table:table-row table:style-name="ro1">
          <table:table-cell office:value-type="string" calcext:value-type="string">
            <text:p>width: 60%;</text:p>
          </table:table-cell>
          <table:table-cell office:value-type="string" calcext:value-type="string">
            <text:p>Sản phẩm dùng tốt mỗi tội bị cong vênh một số chỗ không rõ là do quá trình vận chuyển hay do sp</text:p>
          </table:table-cell>
        </table:table-row>
        <table:table-row table:style-name="ro4">
          <table:table-cell office:value-type="string" calcext:value-type="string">
            <text:p>width: 60%;</text:p>
          </table:table-cell>
          <table:table-cell office:value-type="string" calcext:value-type="string">
            <text:p>Sản phẩm dùng tốt bàm phím bấm êm, chuột thì nhận tín hiệu hơi chậm.</text:p>
            <text:p>Đóng gói cẩn thận, giao hàng nhanh</text:p>
          </table:table-cell>
        </table:table-row>
        <table:table-row table:style-name="ro1">
          <table:table-cell office:value-type="string" calcext:value-type="string">
            <text:p>width: 60%;</text:p>
          </table:table-cell>
          <table:table-cell office:value-type="string" calcext:value-type="string">
            <text:p>Sản phẩm dùng tạm ổn trong tầm giá, đúng mô tả nhưng chạy không êm cho lắm</text:p>
          </table:table-cell>
        </table:table-row>
        <table:table-row table:style-name="ro1">
          <table:table-cell office:value-type="string" calcext:value-type="string">
            <text:p>width: 60%;</text:p>
          </table:table-cell>
          <table:table-cell office:value-type="string" calcext:value-type="string">
            <text:p>Sản phẩm dùng ổn!👍👍👍👍👍👍👍👍😬👍👍</text:p>
          </table:table-cell>
        </table:table-row>
        <table:table-row table:style-name="ro1">
          <table:table-cell office:value-type="string" calcext:value-type="string">
            <text:p>width: 60%;</text:p>
          </table:table-cell>
          <table:table-cell office:value-type="string" calcext:value-type="string">
            <text:p>sản phẩm dùng ổn với giá tiền</text:p>
          </table:table-cell>
        </table:table-row>
        <table:table-row table:style-name="ro1">
          <table:table-cell office:value-type="string" calcext:value-type="string">
            <text:p>width: 60%;</text:p>
          </table:table-cell>
          <table:table-cell office:value-type="string" calcext:value-type="string">
            <text:p>sản phẩm dùng OK, giá hạt dẻ nhưng dây rất ngắn nên hơi bất tiện. Cần thêm mô tả chiều dài dây điện để người mua không hụt hẫng khi nhìn thấy nó.</text:p>
          </table:table-cell>
        </table:table-row>
        <table:table-row table:style-name="ro1">
          <table:table-cell office:value-type="string" calcext:value-type="string">
            <text:p>width: 60%;</text:p>
          </table:table-cell>
          <table:table-cell office:value-type="string" calcext:value-type="string">
            <text:p>Sản phẩm dùng ok so với mức giá đã mua là 5.3 triệu.</text:p>
          </table:table-cell>
        </table:table-row>
        <table:table-row table:style-name="ro1">
          <table:table-cell office:value-type="string" calcext:value-type="string">
            <text:p>width: 60%;</text:p>
          </table:table-cell>
          <table:table-cell office:value-type="string" calcext:value-type="string">
            <text:p>sản phẩm đúng như quảng cáo, ship nhanh và bảo đảm</text:p>
          </table:table-cell>
        </table:table-row>
        <table:table-row table:style-name="ro1">
          <table:table-cell office:value-type="string" calcext:value-type="string">
            <text:p>width: 60%;</text:p>
          </table:table-cell>
          <table:table-cell office:value-type="string" calcext:value-type="string">
            <text:p>sản phẩm đúng như hình nhưng khi gắn vào máy thì bắn rất chậm khá khó dùng trong thực tế bắn</text:p>
          </table:table-cell>
        </table:table-row>
        <table:table-row table:style-name="ro1">
          <table:table-cell office:value-type="string" calcext:value-type="string">
            <text:p>width: 60%;</text:p>
          </table:table-cell>
          <table:table-cell office:value-type="string" calcext:value-type="string">
            <text:p>Sản phẩm đúng mô tả, bị móp khi nhận được hàng</text:p>
          </table:table-cell>
        </table:table-row>
        <table:table-row table:style-name="ro1">
          <table:table-cell office:value-type="string" calcext:value-type="string">
            <text:p>width: 60%;</text:p>
          </table:table-cell>
          <table:table-cell office:value-type="string" calcext:value-type="string">
            <text:p>Sản phẩm đung mô tả đóng gói cẩn thận, không hài lòng lắm vì 10 ngày mới nhận đc hàng lâu.</text:p>
          </table:table-cell>
        </table:table-row>
        <table:table-row table:style-name="ro1">
          <table:table-cell office:value-type="string" calcext:value-type="string">
            <text:p>width: 60%;</text:p>
          </table:table-cell>
          <table:table-cell office:value-type="string" calcext:value-type="string">
            <text:p>Sản phẩm dùng lần đầu cảm giác hút cũng khá tốt . Nhưng không thấy phiếu bảo hành ? Nếu hỏng hóc thì gửi về đâu đê bảo hành vậy ?</text:p>
          </table:table-cell>
        </table:table-row>
        <table:table-row table:style-name="ro2">
          <table:table-cell office:value-type="string" calcext:value-type="string">
            <text:p>width: 60%;</text:p>
          </table:table-cell>
          <table:table-cell office:value-type="string" calcext:value-type="string">
            <text:p>Sản phẩm dùng không như mong đợi cho lắm. Đồ chiên ăn không được ngon như chiên thông thường. Tạm ăn vậy. Nhưng về chất lượng thì...</text:p>
            <text:p>- Nồi chiên có mùi nhựa, mặc dù dùng một thời gian rồi nhưng không hết mùi. </text:p>
            <text:p>- ĐẶC BIỆT: Vỉ của nồi cực kì dễ bong tróc mặc dù k dùng búi chà, và khi rửa cũng khá cẩn thận. Không biết ăn phải những mẩu bong tróc đó sẽ như thế nào???</text:p>
          </table:table-cell>
        </table:table-row>
        <table:table-row table:style-name="ro1">
          <table:table-cell office:value-type="string" calcext:value-type="string">
            <text:p>width: 60%;</text:p>
          </table:table-cell>
          <table:table-cell office:value-type="string" calcext:value-type="string">
            <text:p>sản phẩm dùng hàng ngày cũng tốt.</text:p>
          </table:table-cell>
        </table:table-row>
        <table:table-row table:style-name="ro4">
          <table:table-cell office:value-type="string" calcext:value-type="string">
            <text:p>width: 60%;</text:p>
          </table:table-cell>
          <table:table-cell office:value-type="string" calcext:value-type="string">
            <text:p>Sản phẩm đúng giá tiền </text:p>
            <text:p>Dễ dùng dễ dán</text:p>
          </table:table-cell>
        </table:table-row>
        <table:table-row table:style-name="ro1">
          <table:table-cell office:value-type="string" calcext:value-type="string">
            <text:p>width: 60%;</text:p>
          </table:table-cell>
          <table:table-cell office:value-type="string" calcext:value-type="string">
            <text:p>Sản phẩm dùng được. Nhưng kéo bị đứt, <text:s/>không tiện lắm</text:p>
          </table:table-cell>
        </table:table-row>
        <table:table-row table:style-name="ro1">
          <table:table-cell office:value-type="string" calcext:value-type="string">
            <text:p>width: 60%;</text:p>
          </table:table-cell>
          <table:table-cell office:value-type="string" calcext:value-type="string">
            <text:p>Sản phẩm dùng được vài lần bị lỗi rồi.</text:p>
          </table:table-cell>
        </table:table-row>
        <table:table-row table:style-name="ro1">
          <table:table-cell office:value-type="string" calcext:value-type="string">
            <text:p>width: 60%;</text:p>
          </table:table-cell>
          <table:table-cell office:value-type="string" calcext:value-type="string">
            <text:p>sản phẩm dùng đc 5 ngày đã bị hỏng 1 bên, ko sạc đc</text:p>
          </table:table-cell>
        </table:table-row>
        <table:table-row table:style-name="ro1">
          <table:table-cell office:value-type="string" calcext:value-type="string">
            <text:p>width: 60%;</text:p>
          </table:table-cell>
          <table:table-cell office:value-type="string" calcext:value-type="string">
            <text:p>sản phẩm dùng cũng tạm đc nhưng giá về đến mình nhận sao 474k nhỉ</text:p>
          </table:table-cell>
        </table:table-row>
        <table:table-row table:style-name="ro2">
          <table:table-cell office:value-type="string" calcext:value-type="string">
            <text:p>width: 60%;</text:p>
          </table:table-cell>
          <table:table-cell office:value-type="string" calcext:value-type="string">
            <text:p>sản phẩm dùng cũng ok </text:p>
            <text:p>tiền nào của nấy </text:p>
            <text:p>nhưng giao lâu hơn dự kiến</text:p>
          </table:table-cell>
        </table:table-row>
        <table:table-row table:style-name="ro2">
          <table:table-cell office:value-type="string" calcext:value-type="string">
            <text:p>width: 60%;</text:p>
          </table:table-cell>
          <table:table-cell office:value-type="string" calcext:value-type="string">
            <text:p>Sản phẩm dùng chỉ tạm được nhưng để 3 chén nước thì thành phẩm ra rất khác nhau. Có lúc nước còn hơn 1.5 chén; lúc nước còn chỉ 1/2 chén.</text:p>
            <text:p/>
            <text:p>Không biết sản phẩm có bị lỗi không nữa.</text:p>
          </table:table-cell>
        </table:table-row>
        <table:table-row table:style-name="ro1">
          <table:table-cell office:value-type="string" calcext:value-type="string">
            <text:p>width: 60%;</text:p>
          </table:table-cell>
          <table:table-cell office:value-type="string" calcext:value-type="string">
            <text:p>sản phẩm dùng bình thường không nhạy lắm</text:p>
          </table:table-cell>
        </table:table-row>
        <table:table-row table:style-name="ro1">
          <table:table-cell office:value-type="string" calcext:value-type="string">
            <text:p>width: 60%;</text:p>
          </table:table-cell>
          <table:table-cell office:value-type="string" calcext:value-type="string">
            <text:p>Sản phẩm dùng 1 thời gian hay mất cấu hình khi mất điện, không khởi động được cam</text:p>
          </table:table-cell>
        </table:table-row>
        <table:table-row table:style-name="ro2">
          <table:table-cell office:value-type="string" calcext:value-type="string">
            <text:p>width: 60%;</text:p>
          </table:table-cell>
          <table:table-cell office:value-type="string" calcext:value-type="string">
            <text:p>Sản phẩm đóng gói tốt, cà phê pha ra không có crema vì không đủ áp lực. Chức năng đánh sữa không tốt.</text:p>
            <text:p/>
            <text:p>Nếu mua máy để pha cà phê uống tỉnh ngủ thì được, nhưng không thể có cà phê ngon với máy này. (Đã mua và pha thử rất nhiều cà phê, từ Arabica đến Robusta)</text:p>
          </table:table-cell>
        </table:table-row>
        <table:table-row table:style-name="ro1">
          <table:table-cell office:value-type="string" calcext:value-type="string">
            <text:p>width: 60%;</text:p>
          </table:table-cell>
          <table:table-cell office:value-type="string" calcext:value-type="string">
            <text:p>sản phẩm đóng gói kỹ, chất lượng hơi tệ, nhanh hết pin, kết nối kém. đúng là tiền nào của nấy.</text:p>
          </table:table-cell>
        </table:table-row>
        <table:table-row table:style-name="ro1">
          <table:table-cell office:value-type="string" calcext:value-type="string">
            <text:p>width: 60%;</text:p>
          </table:table-cell>
          <table:table-cell office:value-type="string" calcext:value-type="string">
            <text:p>Sản phẩm đóng gói đẹp, giao hàng đúng ngày, nhận được sản phẩm rất hài lòng.</text:p>
          </table:table-cell>
        </table:table-row>
        <table:table-row table:style-name="ro1">
          <table:table-cell office:value-type="string" calcext:value-type="string">
            <text:p>width: 60%;</text:p>
          </table:table-cell>
          <table:table-cell office:value-type="string" calcext:value-type="string">
            <text:p>Sản phẩm đóng gói đẹp, đã dùng thử, hút hơi ồn và mau nóng máy, mình xài một tí rồi nghỉ, lát sau xài tiếp.</text:p>
          </table:table-cell>
        </table:table-row>
        <table:table-row table:style-name="ro1">
          <table:table-cell office:value-type="string" calcext:value-type="string">
            <text:p>width: 60%;</text:p>
          </table:table-cell>
          <table:table-cell office:value-type="string" calcext:value-type="string">
            <text:p>Sản phẩm đóng gói cẩn thận, nồi đẹp chỉ không hài lòng đầu cắm đã qua sử dụng có bị chập điện, muốn đổi nhưng quá mất công.</text:p>
          </table:table-cell>
        </table:table-row>
        <table:table-row table:style-name="ro1">
          <table:table-cell office:value-type="string" calcext:value-type="string">
            <text:p>width: 60%;</text:p>
          </table:table-cell>
          <table:table-cell office:value-type="string" calcext:value-type="string">
            <text:p>sản phẩm đóng gói 2017, hàng tồn. Tiki nên note trên thông tin sản phẩm. Bao bì vẫn còn nguyên, nên vẫn chấp nhận được.</text:p>
          </table:table-cell>
        </table:table-row>
        <table:table-row table:style-name="ro4">
          <table:table-cell office:value-type="string" calcext:value-type="string">
            <text:p>width: 60%;</text:p>
          </table:table-cell>
          <table:table-cell office:value-type="string" calcext:value-type="string">
            <text:p>Sản phẩm đôi khi sử dụng không có phản hổi. gây nhiều ức chế.</text:p>
            <text:p>Hình dáng, thiết kế nhìn đẹp</text:p>
          </table:table-cell>
        </table:table-row>
        <table:table-row table:style-name="ro4">
          <table:table-cell office:value-type="string" calcext:value-type="string">
            <text:p>width: 60%;</text:p>
          </table:table-cell>
          <table:table-cell office:value-type="string" calcext:value-type="string">
            <text:p>sản phẩm đẹp, nhỏ gọn, đúng hình chụp, chất lượng ổn, nhược điểm vì là bàn ủi khô nên khi ủi mình nên xịt 1 chút nước vào thì đồ dễ ủi hơn.</text:p>
            <text:p>tiki : khỏi phải nói, uy tín, giao hàng nhanh, đóng gói cẩn thân, khách hàng thân thiết rồi nên không nói thêm gì :D</text:p>
          </table:table-cell>
        </table:table-row>
        <table:table-row table:style-name="ro1">
          <table:table-cell office:value-type="string" calcext:value-type="string">
            <text:p>width: 60%;</text:p>
          </table:table-cell>
          <table:table-cell office:value-type="string" calcext:value-type="string">
            <text:p>Sản phẩm đẹp, đúng túi tiền. Đóng góp cẩn thận. Lun ủng hộ tiki.</text:p>
          </table:table-cell>
        </table:table-row>
        <table:table-row table:style-name="ro1">
          <table:table-cell office:value-type="string" calcext:value-type="string">
            <text:p>width: 60%;</text:p>
          </table:table-cell>
          <table:table-cell office:value-type="string" calcext:value-type="string">
            <text:p>Sản phẩm đẹp, có điều công suất không được mạnh lắm</text:p>
          </table:table-cell>
        </table:table-row>
        <table:table-row table:style-name="ro1">
          <table:table-cell office:value-type="string" calcext:value-type="string">
            <text:p>width: 60%;</text:p>
          </table:table-cell>
          <table:table-cell office:value-type="string" calcext:value-type="string">
            <text:p>Sản phẩm đẹp, chắc chắn, tai nghe tạm ổn. Không kết nối đc máy tính qua dây cáp USB.</text:p>
          </table:table-cell>
        </table:table-row>
        <table:table-row table:style-name="ro1">
          <table:table-cell office:value-type="string" calcext:value-type="string">
            <text:p>width: 60%;</text:p>
          </table:table-cell>
          <table:table-cell office:value-type="string" calcext:value-type="string">
            <text:p>Sản phẩm đẹp ok. Bền k thì dùng rồi mới biết đc</text:p>
          </table:table-cell>
        </table:table-row>
        <table:table-row table:style-name="ro1">
          <table:table-cell office:value-type="string" calcext:value-type="string">
            <text:p>width: 60%;</text:p>
          </table:table-cell>
          <table:table-cell office:value-type="string" calcext:value-type="string">
            <text:p>Sản phẩm đẹp nhưng khó dùng. <text:s/>Muốn hàn miệng túi mà phải kẹp khá lâu, nhanh quá thì không dính, nếu lâu quá thì chảy rách miệng túi. Mình cần hàn miệng 1 túi đồ nhỏ mất hơn 1p, hơi thất vọng.</text:p>
          </table:table-cell>
        </table:table-row>
        <table:table-row table:style-name="ro1">
          <table:table-cell office:value-type="string" calcext:value-type="string">
            <text:p>width: 60%;</text:p>
          </table:table-cell>
          <table:table-cell office:value-type="string" calcext:value-type="string">
            <text:p>sản phẩm đẹp giao hàng nhanh nhưng khi lắp vào thì rất nóng và lag</text:p>
          </table:table-cell>
        </table:table-row>
        <table:table-row table:style-name="ro1">
          <table:table-cell office:value-type="string" calcext:value-type="string">
            <text:p>width: 60%;</text:p>
          </table:table-cell>
          <table:table-cell office:value-type="string" calcext:value-type="string">
            <text:p>sản phẩm đẹp đóng gói kĩ nhưng tai nghe hơi to và pin bị gì á nghe đc 1 phút là nó tự ngắt kết nối nhưng điện thoại báo vẫn còn pin</text:p>
          </table:table-cell>
        </table:table-row>
        <table:table-row table:style-name="ro1">
          <table:table-cell office:value-type="string" calcext:value-type="string">
            <text:p>width: 60%;</text:p>
          </table:table-cell>
          <table:table-cell office:value-type="string" calcext:value-type="string">
            <text:p>San phẩm đang nghe vi ngắt kết noi.</text:p>
          </table:table-cell>
        </table:table-row>
        <table:table-row table:style-name="ro1">
          <table:table-cell office:value-type="string" calcext:value-type="string">
            <text:p>width: 60%;</text:p>
          </table:table-cell>
          <table:table-cell office:value-type="string" calcext:value-type="string">
            <text:p>sản phẩm đã kiểm tra tiki gói quà cẩn thận hàng đẹp chất lượng thì chưa biêt bởi chưa sử dụng tuy nhiên nv giao hàng nói chuyện không thiện cảm với khách mua hàng mấy lần trước mấy em nv rất ok</text:p>
          </table:table-cell>
        </table:table-row>
        <table:table-row table:style-name="ro1">
          <table:table-cell office:value-type="string" calcext:value-type="string">
            <text:p>width: 60%;</text:p>
          </table:table-cell>
          <table:table-cell office:value-type="string" calcext:value-type="string">
            <text:p>Sản phẩm đã bị bóc ra trước khi mình nhận hàng. Bao bì bẩn rách</text:p>
          </table:table-cell>
        </table:table-row>
        <table:table-row table:style-name="ro1">
          <table:table-cell office:value-type="string" calcext:value-type="string">
            <text:p>width: 60%;</text:p>
          </table:table-cell>
          <table:table-cell office:value-type="string" calcext:value-type="string">
            <text:p>Sản phẩm cũng tương đối ổn nhé</text:p>
          </table:table-cell>
        </table:table-row>
        <table:table-row table:style-name="ro1">
          <table:table-cell office:value-type="string" calcext:value-type="string">
            <text:p>width: 60%;</text:p>
          </table:table-cell>
          <table:table-cell office:value-type="string" calcext:value-type="string">
            <text:p>Sản phẩm cũng được. Tiền nào của đó. Giảm giá 46%.nếu giá không giảm mình có nhiều lựa chọn khác</text:p>
          </table:table-cell>
        </table:table-row>
        <table:table-row table:style-name="ro1">
          <table:table-cell office:value-type="string" calcext:value-type="string">
            <text:p>width: 60%;</text:p>
          </table:table-cell>
          <table:table-cell office:value-type="string" calcext:value-type="string">
            <text:p>sản phẩm cũng bình thường</text:p>
          </table:table-cell>
        </table:table-row>
        <table:table-row table:style-name="ro1">
          <table:table-cell office:value-type="string" calcext:value-type="string">
            <text:p>width: 60%;</text:p>
          </table:table-cell>
          <table:table-cell office:value-type="string" calcext:value-type="string">
            <text:p>Sản phẩm cực kì mùi. Đã dùng hơn tuần mà vẫn có mùi. Còn lại dùng ko chê</text:p>
          </table:table-cell>
        </table:table-row>
        <table:table-row table:style-name="ro1">
          <table:table-cell office:value-type="string" calcext:value-type="string">
            <text:p>width: 60%;</text:p>
          </table:table-cell>
          <table:table-cell office:value-type="string" calcext:value-type="string">
            <text:p>Sản phẩm của mình dùng đc hơn 1 tuần thì bị lỗi đèn vàng. Xin hỏi bảo hành ở đâu và liên hệ như thế nào?</text:p>
          </table:table-cell>
        </table:table-row>
        <table:table-row table:style-name="ro1">
          <table:table-cell office:value-type="string" calcext:value-type="string">
            <text:p>width: 60%;</text:p>
          </table:table-cell>
          <table:table-cell office:value-type="string" calcext:value-type="string">
            <text:p>Sản phầm của mình bấm lên xay được 1-3 giây là ngưng? Bị lỗi gì vậy shop. Cấm sạt nháy đèn xanh là đang sạt vô đúng k ạ? Đầy pin có báo dấu hiệu gì k ạ?</text:p>
          </table:table-cell>
        </table:table-row>
        <table:table-row table:style-name="ro1">
          <table:table-cell office:value-type="string" calcext:value-type="string">
            <text:p>width: 60%;</text:p>
          </table:table-cell>
          <table:table-cell office:value-type="string" calcext:value-type="string">
            <text:p>Sản phẩm còn nhieu tính năng chua dc tối ưu , nhưng cũng co nhieu điểm rất tốt</text:p>
          </table:table-cell>
        </table:table-row>
        <table:table-row table:style-name="ro1">
          <table:table-cell office:value-type="string" calcext:value-type="string">
            <text:p>width: 60%;</text:p>
          </table:table-cell>
          <table:table-cell office:value-type="string" calcext:value-type="string">
            <text:p>sản phẩm cơ, tuy nhiên lại đăng hình của phiên bản lv16</text:p>
          </table:table-cell>
        </table:table-row>
        <table:table-row table:style-name="ro4">
          <table:table-cell office:value-type="string" calcext:value-type="string">
            <text:p>width: 60%;</text:p>
          </table:table-cell>
          <table:table-cell office:value-type="string" calcext:value-type="string">
            <text:p>Sản phẩm có vết xước ở trong lòng nồi.</text:p>
            <text:p>Dung tích nấu ăn nhỏ, chỉ phù hợp cho gia đình 2-3 người. 1 con gà 2 cân phải chặt làm 4 lần nướng mới hết</text:p>
          </table:table-cell>
        </table:table-row>
        <table:table-row table:style-name="ro1">
          <table:table-cell office:value-type="string" calcext:value-type="string">
            <text:p>width: 60%;</text:p>
          </table:table-cell>
          <table:table-cell office:value-type="string" calcext:value-type="string">
            <text:p>Sản phẩm có tặng kèm thẻ nhớ, túi máy ảnh không tiki? Sản phẩm có tặng kèm thẻ nhớ, túi máy ảnh không tiki?</text:p>
          </table:table-cell>
        </table:table-row>
        <table:table-row table:style-name="ro1">
          <table:table-cell office:value-type="string" calcext:value-type="string">
            <text:p>width: 60%;</text:p>
          </table:table-cell>
          <table:table-cell office:value-type="string" calcext:value-type="string">
            <text:p>Sản phẩm có mùi nhựa khá nồng.</text:p>
          </table:table-cell>
        </table:table-row>
        <table:table-row table:style-name="ro1">
          <table:table-cell office:value-type="string" calcext:value-type="string">
            <text:p>width: 60%;</text:p>
          </table:table-cell>
          <table:table-cell office:value-type="string" calcext:value-type="string">
            <text:p>sản phẩm có mức hoàn thiện kém, chất liệu nhựa rẻ tiền.</text:p>
          </table:table-cell>
        </table:table-row>
        <table:table-row table:style-name="ro1">
          <table:table-cell office:value-type="string" calcext:value-type="string">
            <text:p>width: 60%;</text:p>
          </table:table-cell>
          <table:table-cell office:value-type="string" calcext:value-type="string">
            <text:p>Sản phẩm có ghi tặng kèm túi đựng và thẻ nhớ nhưng nhận hàng mở hộp không thấy đâu cả</text:p>
          </table:table-cell>
        </table:table-row>
        <table:table-row table:style-name="ro1">
          <table:table-cell office:value-type="string" calcext:value-type="string">
            <text:p>width: 60%;</text:p>
          </table:table-cell>
          <table:table-cell office:value-type="string" calcext:value-type="string">
            <text:p>sản phẩm có dấu bị va quẹt, không hài lòng lắm</text:p>
          </table:table-cell>
        </table:table-row>
        <table:table-row table:style-name="ro1">
          <table:table-cell office:value-type="string" calcext:value-type="string">
            <text:p>width: 60%;</text:p>
          </table:table-cell>
          <table:table-cell office:value-type="string" calcext:value-type="string">
            <text:p>sản phẩm chưa được hoàn thiện so với giá tiền. các lỗ ốc siếc cố định chưa tốt. quảng cáo &amp; hướng dẫn kèm theo có 4 lỗ siết ốc. thực tế chỉ có 2. hoạt động dc.</text:p>
          </table:table-cell>
        </table:table-row>
        <table:table-row table:style-name="ro1">
          <table:table-cell office:value-type="string" calcext:value-type="string">
            <text:p>width: 60%;</text:p>
          </table:table-cell>
          <table:table-cell office:value-type="string" calcext:value-type="string">
            <text:p>Sản phẩm chưa được chắc chắn.</text:p>
          </table:table-cell>
        </table:table-row>
        <table:table-row table:style-name="ro1">
          <table:table-cell office:value-type="string" calcext:value-type="string">
            <text:p>width: 60%;</text:p>
          </table:table-cell>
          <table:table-cell office:value-type="string" calcext:value-type="string">
            <text:p>Sản phẩm chạy hơi ồn. Tốc độ ra nước chậm hơn vòi thường.</text:p>
          </table:table-cell>
        </table:table-row>
        <table:table-row table:style-name="ro1">
          <table:table-cell office:value-type="string" calcext:value-type="string">
            <text:p>width: 60%;</text:p>
          </table:table-cell>
          <table:table-cell office:value-type="string" calcext:value-type="string">
            <text:p>Sản phẩm chất lượng, mẫu mã đẹp, giao hàng nhanh nhưng chế độ tự ngắt k cần thiết mà k có nút để khách hàng có thể tự điều chỉnh chế độ đó nên khi đồ ăn đang nướng chưa kịp chín lại phải ngồi đợi lò bật lại r mới nướng tiếp được. Rất mất thời gian!</text:p>
          </table:table-cell>
        </table:table-row>
        <table:table-row table:style-name="ro1">
          <table:table-cell office:value-type="string" calcext:value-type="string">
            <text:p>width: 60%;</text:p>
          </table:table-cell>
          <table:table-cell office:value-type="string" calcext:value-type="string">
            <text:p>Sản phẩm chất lượng âm thanh tốt, nghe êm. Nhưng dung lượng pin thấp, rất nhanh hết pin.</text:p>
          </table:table-cell>
        </table:table-row>
        <table:table-row table:style-name="ro1">
          <table:table-cell office:value-type="string" calcext:value-type="string">
            <text:p>width: 60%;</text:p>
          </table:table-cell>
          <table:table-cell office:value-type="string" calcext:value-type="string">
            <text:p>San pham chat lieu bt , vỏ sp mỏng nhưng nói chung cũng đc, đóng gói ok</text:p>
          </table:table-cell>
        </table:table-row>
        <table:table-row table:style-name="ro1">
          <table:table-cell office:value-type="string" calcext:value-type="string">
            <text:p>width: 60%;</text:p>
          </table:table-cell>
          <table:table-cell office:value-type="string" calcext:value-type="string">
            <text:p>Sản phẩm chấp nhận được với giá bán phù hợp. Giao hàng nhanh chóng.</text:p>
          </table:table-cell>
        </table:table-row>
        <table:table-row table:style-name="ro1">
          <table:table-cell office:value-type="string" calcext:value-type="string">
            <text:p>width: 60%;</text:p>
          </table:table-cell>
          <table:table-cell office:value-type="string" calcext:value-type="string">
            <text:p>Sản phẩm chấp nhận được trong tầm giá, tuy nhiên mới qua 2 lần đầu sử dụng, sp đã bị như hình.</text:p>
          </table:table-cell>
        </table:table-row>
        <table:table-row table:style-name="ro1">
          <table:table-cell office:value-type="string" calcext:value-type="string">
            <text:p>width: 60%;</text:p>
          </table:table-cell>
          <table:table-cell office:value-type="string" calcext:value-type="string">
            <text:p>sản phẩm chân nhỏ không vừa với máy của mình ,mong tiki hỗ trợ đổi giúp mình ạ,mong shop khi bán tư vấn giúp khách hàng một chút ạ</text:p>
          </table:table-cell>
        </table:table-row>
        <table:table-row table:style-name="ro2">
          <table:table-cell office:value-type="string" calcext:value-type="string">
            <text:p>width: 60%;</text:p>
          </table:table-cell>
          <table:table-cell office:value-type="string" calcext:value-type="string">
            <text:p>sản phẩm chắc chắn đóng gói kĩ lưỡng</text:p>
            <text:p>máy xay mạnh nhuyễn</text:p>
            <text:p>tuy nhiên thời lượng pin không như miêu tả, sạc đủ thời gian theo hướng dẫn thì chỉ dùng được ba lần.</text:p>
          </table:table-cell>
        </table:table-row>
        <table:table-row table:style-name="ro1">
          <table:table-cell office:value-type="string" calcext:value-type="string">
            <text:p>width: 60%;</text:p>
          </table:table-cell>
          <table:table-cell office:value-type="string" calcext:value-type="string">
            <text:p>Sản phẩm cần bên kỹ thuật hỗ trợ cài mong shop sử lý nhanh giúp</text:p>
          </table:table-cell>
        </table:table-row>
        <table:table-row table:style-name="ro1">
          <table:table-cell office:value-type="string" calcext:value-type="string">
            <text:p>width: 60%;</text:p>
          </table:table-cell>
          <table:table-cell office:value-type="string" calcext:value-type="string">
            <text:p>Sản phẩm cảm quan mở ra khá ok. Tuy nhiên nắp hơi lỏng lẻo. Hơi chán về thời gian ship. Mình k chọn ship nhanh. Ship thường thôi mà chậm mất 1 ngày. Chưa làm thử chưa biết thành phẩm tnao</text:p>
          </table:table-cell>
        </table:table-row>
        <table:table-row table:style-name="ro1">
          <table:table-cell office:value-type="string" calcext:value-type="string">
            <text:p>width: 60%;</text:p>
          </table:table-cell>
          <table:table-cell office:value-type="string" calcext:value-type="string">
            <text:p>Sản phẩm bj thiếu 2 cái nồi nhỏ bên trong dùng để nướng. Xem lại giúp nhé.</text:p>
          </table:table-cell>
        </table:table-row>
        <table:table-row table:style-name="ro1">
          <table:table-cell office:value-type="string" calcext:value-type="string">
            <text:p>width: 60%;</text:p>
          </table:table-cell>
          <table:table-cell office:value-type="string" calcext:value-type="string">
            <text:p>Sản phẩm bình thường.</text:p>
          </table:table-cell>
        </table:table-row>
        <table:table-row table:style-name="ro1">
          <table:table-cell office:value-type="string" calcext:value-type="string">
            <text:p>width: 60%;</text:p>
          </table:table-cell>
          <table:table-cell office:value-type="string" calcext:value-type="string">
            <text:p>sản phẩm bình thường, nấu cơm k ngon lắm.</text:p>
          </table:table-cell>
        </table:table-row>
        <table:table-row table:style-name="ro1">
          <table:table-cell office:value-type="string" calcext:value-type="string">
            <text:p>width: 60%;</text:p>
          </table:table-cell>
          <table:table-cell office:value-type="string" calcext:value-type="string">
            <text:p>sản phẩm bình thường, dùng cũng được nhưng tiếng động phát ra khi dùng máy khá to!</text:p>
          </table:table-cell>
        </table:table-row>
        <table:table-row table:style-name="ro1">
          <table:table-cell office:value-type="string" calcext:value-type="string">
            <text:p>width: 60%;</text:p>
          </table:table-cell>
          <table:table-cell office:value-type="string" calcext:value-type="string">
            <text:p>Sản phẩm bình thường, dễ cháy khét. Cảm nhận sau vài ngày sử dụng</text:p>
          </table:table-cell>
        </table:table-row>
        <table:table-row table:style-name="ro1">
          <table:table-cell office:value-type="string" calcext:value-type="string">
            <text:p>width: 60%;</text:p>
          </table:table-cell>
          <table:table-cell office:value-type="string" calcext:value-type="string">
            <text:p>sản phẩm bình thường so với giá</text:p>
          </table:table-cell>
        </table:table-row>
        <table:table-row table:style-name="ro1">
          <table:table-cell office:value-type="string" calcext:value-type="string">
            <text:p>width: 60%;</text:p>
          </table:table-cell>
          <table:table-cell office:value-type="string" calcext:value-type="string">
            <text:p>Sản phẩm bình thường như mô tả</text:p>
          </table:table-cell>
        </table:table-row>
        <table:table-row table:style-name="ro1">
          <table:table-cell office:value-type="string" calcext:value-type="string">
            <text:p>width: 60%;</text:p>
          </table:table-cell>
          <table:table-cell office:value-type="string" calcext:value-type="string">
            <text:p>Sản phẩm bình thg, vừa tầm giá, chất lượng hìn ảnh tạm được. Gia công không tốt lắm.</text:p>
          </table:table-cell>
        </table:table-row>
        <table:table-row table:style-name="ro1">
          <table:table-cell office:value-type="string" calcext:value-type="string">
            <text:p>width: 60%;</text:p>
          </table:table-cell>
          <table:table-cell office:value-type="string" calcext:value-type="string">
            <text:p>Sản phẩm bị trầy xước nhiều. Nắp bảo vệ nút khóa nồi bị nứt. Tiki giao hàng nhanh, nhưng chất lượng lần này làm mình buồn ... cười quá</text:p>
          </table:table-cell>
        </table:table-row>
        <table:table-row table:style-name="ro1">
          <table:table-cell office:value-type="string" calcext:value-type="string">
            <text:p>width: 60%;</text:p>
          </table:table-cell>
          <table:table-cell office:value-type="string" calcext:value-type="string">
            <text:p>Sản phẩm Bị Rỉ, chưa dùng nên chưa biết thế nào</text:p>
          </table:table-cell>
        </table:table-row>
        <table:table-row table:style-name="ro1">
          <table:table-cell office:value-type="string" calcext:value-type="string">
            <text:p>width: 60%;</text:p>
          </table:table-cell>
          <table:table-cell office:value-type="string" calcext:value-type="string">
            <text:p>Sản phẩm bị mốp, dùng vẫn được nhưng không phải do vận chuyển mà bị móp sẵn rồi, có lẽ vì vậy mà sản phẩm rẻ</text:p>
          </table:table-cell>
        </table:table-row>
        <table:table-row table:style-name="ro1">
          <table:table-cell office:value-type="string" calcext:value-type="string">
            <text:p>width: 60%;</text:p>
          </table:table-cell>
          <table:table-cell office:value-type="string" calcext:value-type="string">
            <text:p>Sản phẩm bị móp và hơi bé so với tưởng tượng của mình</text:p>
          </table:table-cell>
        </table:table-row>
        <table:table-row table:style-name="ro1">
          <table:table-cell office:value-type="string" calcext:value-type="string">
            <text:p>width: 60%;</text:p>
          </table:table-cell>
          <table:table-cell office:value-type="string" calcext:value-type="string">
            <text:p>sản phẩm bị móp méo nhiều</text:p>
          </table:table-cell>
        </table:table-row>
        <table:table-row table:style-name="ro1">
          <table:table-cell office:value-type="string" calcext:value-type="string">
            <text:p>width: 60%;</text:p>
          </table:table-cell>
          <table:table-cell office:value-type="string" calcext:value-type="string">
            <text:p>Sản phẩm bị lỗi, mình đổ sữa vào bị chảy .Tiki đổi sản phẩm lại cho mình nhé</text:p>
          </table:table-cell>
        </table:table-row>
        <table:table-row table:style-name="ro4">
          <table:table-cell office:value-type="string" calcext:value-type="string">
            <text:p>width: 60%;</text:p>
          </table:table-cell>
          <table:table-cell office:value-type="string" calcext:value-type="string">
            <text:p>Sản phẩm bị lỗi như hình, vậy có sử dụng được ko Tiki? </text:p>
            <text:p>Thanks</text:p>
          </table:table-cell>
        </table:table-row>
        <table:table-row table:style-name="ro1">
          <table:table-cell office:value-type="string" calcext:value-type="string">
            <text:p>width: 60%;</text:p>
          </table:table-cell>
          <table:table-cell office:value-type="string" calcext:value-type="string">
            <text:p>Sản phẩm bị lỗi nhận hàng từ thứ 2 đến hôm nay bị lỗi</text:p>
          </table:table-cell>
        </table:table-row>
        <table:table-row table:style-name="ro1">
          <table:table-cell office:value-type="string" calcext:value-type="string">
            <text:p>width: 60%;</text:p>
          </table:table-cell>
          <table:table-cell office:value-type="string" calcext:value-type="string">
            <text:p>Sản phẩm bị lỗi không kết nói đc. Tôi mua 2 cái bị lỗi 1 cái. Đề nghị bảo hành sản phẩm. Cảm ơn</text:p>
          </table:table-cell>
        </table:table-row>
        <table:table-row table:style-name="ro2">
          <table:table-cell office:value-type="string" calcext:value-type="string">
            <text:p>width: 60%;</text:p>
          </table:table-cell>
          <table:table-cell office:value-type="string" calcext:value-type="string">
            <text:p>Sản phẩm bị lỗi 88:88 (như hình) sau khi bật lên khoảng vài giây, cho mình hỏi sản phẩm này bảo hành ở đâu? và bảo hành như thế nào?</text:p>
            <text:p/>
            <text:p>Cảm ơn TIKI</text:p>
          </table:table-cell>
        </table:table-row>
        <table:table-row table:style-name="ro1">
          <table:table-cell office:value-type="string" calcext:value-type="string">
            <text:p>width: 60%;</text:p>
          </table:table-cell>
          <table:table-cell office:value-type="string" calcext:value-type="string">
            <text:p>sản phẩm bị lỗi , ko đụng vào nhưng thi thoảng tự tăng giảm âm lượng</text:p>
          </table:table-cell>
        </table:table-row>
        <table:table-row table:style-name="ro4">
          <table:table-cell office:value-type="string" calcext:value-type="string">
            <text:p>width: 60%;</text:p>
          </table:table-cell>
          <table:table-cell office:value-type="string" calcext:value-type="string">
            <text:p>Sản phẩm bị hở 1 bên, nắp đóng ko khít. </text:p>
            <text:p>Mới nhận hàng đã phát hiện ra, phản hồi ngay cho tiki rồi mà đã 2 ngày ko thấy hồi âm cho khách hàng. Mình mua hàng Tiki rất nhiều nhưng chưa lần nào thấy thất vọng như lần này.</text:p>
          </table:table-cell>
        </table:table-row>
        <table:table-row table:style-name="ro1">
          <table:table-cell office:value-type="string" calcext:value-type="string">
            <text:p>width: 60%;</text:p>
          </table:table-cell>
          <table:table-cell office:value-type="string" calcext:value-type="string">
            <text:p>Sản phẩm bị cong, máy không chắc chắn,</text:p>
          </table:table-cell>
        </table:table-row>
        <table:table-row table:style-name="ro1">
          <table:table-cell office:value-type="string" calcext:value-type="string">
            <text:p>width: 60%;</text:p>
          </table:table-cell>
          <table:table-cell office:value-type="string" calcext:value-type="string">
            <text:p>Sản phẩm bị bể khay hứng dầu, mình muốn đổi sp.</text:p>
          </table:table-cell>
        </table:table-row>
        <table:table-row table:style-name="ro1">
          <table:table-cell office:value-type="string" calcext:value-type="string">
            <text:p>width: 60%;</text:p>
          </table:table-cell>
          <table:table-cell office:value-type="string" calcext:value-type="string">
            <text:p>Sản phẩm bị bề , phần nhựa bị cứng dễ vỡ.</text:p>
          </table:table-cell>
        </table:table-row>
        <table:table-row table:style-name="ro1">
          <table:table-cell office:value-type="string" calcext:value-type="string">
            <text:p>width: 60%;</text:p>
          </table:table-cell>
          <table:table-cell office:value-type="string" calcext:value-type="string">
            <text:p>Sản phẩm bảo của Việt nam nhưng lại là của trung quốc</text:p>
          </table:table-cell>
        </table:table-row>
        <table:table-row table:style-name="ro2">
          <table:table-cell office:value-type="string" calcext:value-type="string">
            <text:p>width: 60%;</text:p>
          </table:table-cell>
          <table:table-cell office:value-type="string" calcext:value-type="string">
            <text:p>Sản phẩm bằng nhựa, cái cốt giữa thì bằng kim loại ở lõi. Di chuyển quay trái phải theo chiều ngang còn tạm được chứ di chuyển camera lên xuống theo chiều dọc là CỨNG thôi rồi. Sản phẩm có kèm theo 1 cái túi vải nhựa để mang vác theo trên vai. </text:p>
            <text:p/>
            <text:p>Tổng thể: 500k nên cũng coi như hàng bình dân, anh em sài cùi cùi thì được. Chất liệu nhựa có thể chấp nhận được để nhẹ kí mang vác. Nhưng các khớp kéo để mở kéo dài chân ra bằng nhựa là 1 sự lỏng lẻo, không bền. Và thao tác xoay camera rất nặng vì bằng nhựa. Hi vọng nên bổ sung kim loại nhiều hơn ở các vùng quan trọng cần sự smooth cho thao tác quay.</text:p>
          </table:table-cell>
        </table:table-row>
        <table:table-row table:style-name="ro1">
          <table:table-cell office:value-type="string" calcext:value-type="string">
            <text:p>width: 60%;</text:p>
          </table:table-cell>
          <table:table-cell office:value-type="string" calcext:value-type="string">
            <text:p>Sản phẩm <text:s text:c="2"/>kg như mong đợi lắm</text:p>
          </table:table-cell>
        </table:table-row>
        <table:table-row table:style-name="ro4">
          <table:table-cell office:value-type="string" calcext:value-type="string">
            <text:p>width: 60%;</text:p>
          </table:table-cell>
          <table:table-cell office:value-type="string" calcext:value-type="string">
            <text:p>sản k đc tốt cho lắm </text:p>
            <text:p>cứ phải kết nối lại nhiều lần</text:p>
          </table:table-cell>
        </table:table-row>
        <table:table-row table:style-name="ro1">
          <table:table-cell office:value-type="string" calcext:value-type="string">
            <text:p>width: 60%;</text:p>
          </table:table-cell>
          <table:table-cell office:value-type="string" calcext:value-type="string">
            <text:p>Sài thì ok . nhưng nó dễ sức ra quá với lại nam châm yếu</text:p>
          </table:table-cell>
        </table:table-row>
        <table:table-row table:style-name="ro1">
          <table:table-cell office:value-type="string" calcext:value-type="string">
            <text:p>width: 60%;</text:p>
          </table:table-cell>
          <table:table-cell office:value-type="string" calcext:value-type="string">
            <text:p>Sài rất ổn, giao hàng nhanh và uy tín. Máy Good.</text:p>
          </table:table-cell>
        </table:table-row>
        <table:table-row table:style-name="ro1">
          <table:table-cell office:value-type="string" calcext:value-type="string">
            <text:p>width: 60%;</text:p>
          </table:table-cell>
          <table:table-cell office:value-type="string" calcext:value-type="string">
            <text:p>Sài ok</text:p>
          </table:table-cell>
        </table:table-row>
        <table:table-row table:style-name="ro1">
          <table:table-cell office:value-type="string" calcext:value-type="string">
            <text:p>width: 60%;</text:p>
          </table:table-cell>
          <table:table-cell office:value-type="string" calcext:value-type="string">
            <text:p>Sài được vài ngày là hư</text:p>
          </table:table-cell>
        </table:table-row>
        <table:table-row table:style-name="ro1">
          <table:table-cell office:value-type="string" calcext:value-type="string">
            <text:p>width: 60%;</text:p>
          </table:table-cell>
          <table:table-cell office:value-type="string" calcext:value-type="string">
            <text:p>Sài được ...tiền nào của đó</text:p>
          </table:table-cell>
        </table:table-row>
        <table:table-row table:style-name="ro1">
          <table:table-cell office:value-type="string" calcext:value-type="string">
            <text:p>width: 60%;</text:p>
          </table:table-cell>
          <table:table-cell office:value-type="string" calcext:value-type="string">
            <text:p>sài cũng ổn. ko có vấn đề gì</text:p>
          </table:table-cell>
        </table:table-row>
        <table:table-row table:style-name="ro1">
          <table:table-cell office:value-type="string" calcext:value-type="string">
            <text:p>width: 60%;</text:p>
          </table:table-cell>
          <table:table-cell office:value-type="string" calcext:value-type="string">
            <text:p>sài cũng khá ổn nhưng âm thanh nhỏ quá pin cũng tạm ổn</text:p>
          </table:table-cell>
        </table:table-row>
        <table:table-row table:style-name="ro1">
          <table:table-cell office:value-type="string" calcext:value-type="string">
            <text:p>width: 60%;</text:p>
          </table:table-cell>
          <table:table-cell office:value-type="string" calcext:value-type="string">
            <text:p>Sạch, nhưng mau hết pin chạy được tầm 1 tiếng là hết + pin không trữ điện, cắm sạc đầy để 2 hôm ko dùng đến khi mở lên thì ko có 1 chút xíu pin nào</text:p>
          </table:table-cell>
        </table:table-row>
        <table:table-row table:style-name="ro1">
          <table:table-cell office:value-type="string" calcext:value-type="string">
            <text:p>width: 60%;</text:p>
          </table:table-cell>
          <table:table-cell office:value-type="string" calcext:value-type="string">
            <text:p>Sách hướng dẫn một đường, máy xài một nẻo. Tuy nhiên khi xài thì Ok</text:p>
          </table:table-cell>
        </table:table-row>
        <table:table-row table:style-name="ro1">
          <table:table-cell office:value-type="string" calcext:value-type="string">
            <text:p>width: 60%;</text:p>
          </table:table-cell>
          <table:table-cell office:value-type="string" calcext:value-type="string">
            <text:p>sách giá trị cao mà tiki bảo quản kém quá, rách bìa và mòn góc hết.</text:p>
          </table:table-cell>
        </table:table-row>
        <table:table-row table:style-name="ro1">
          <table:table-cell office:value-type="string" calcext:value-type="string">
            <text:p>width: 60%;</text:p>
          </table:table-cell>
          <table:table-cell office:value-type="string" calcext:value-type="string">
            <text:p>Sạc thì vẫn dùng đc, nhưng nóng dây. Chất lượng ko như mong đợi, tiền nào của đó</text:p>
          </table:table-cell>
        </table:table-row>
        <table:table-row table:style-name="ro1">
          <table:table-cell office:value-type="string" calcext:value-type="string">
            <text:p>width: 60%;</text:p>
          </table:table-cell>
          <table:table-cell office:value-type="string" calcext:value-type="string">
            <text:p>Sạc thì bình thường nhưng có điều là rất chậm !!!!</text:p>
          </table:table-cell>
        </table:table-row>
        <table:table-row table:style-name="ro1">
          <table:table-cell office:value-type="string" calcext:value-type="string">
            <text:p>width: 60%;</text:p>
          </table:table-cell>
          <table:table-cell office:value-type="string" calcext:value-type="string">
            <text:p>sạc pin quá iphone khá nhanh, nhưng pin dự phòng hết pin cắm sạc khá chập <text:s/>chờn cần dc bảo hành</text:p>
          </table:table-cell>
        </table:table-row>
        <table:table-row table:style-name="ro1">
          <table:table-cell office:value-type="string" calcext:value-type="string">
            <text:p>width: 60%;</text:p>
          </table:table-cell>
          <table:table-cell office:value-type="string" calcext:value-type="string">
            <text:p>Sạc pin cho máy khó quá. Phải ấn mạnh mới vào điện, thả ra là tắt luôn</text:p>
          </table:table-cell>
        </table:table-row>
        <table:table-row table:style-name="ro4">
          <table:table-cell office:value-type="string" calcext:value-type="string">
            <text:p>width: 60%;</text:p>
          </table:table-cell>
          <table:table-cell office:value-type="string" calcext:value-type="string">
            <text:p>sạc nóng máy,xuất xứ china màu sắc được </text:p>
            <text:p>nên khắc phục chức năng từ dây sạc để khỏi nóng máy</text:p>
          </table:table-cell>
        </table:table-row>
        <table:table-row table:style-name="ro1">
          <table:table-cell office:value-type="string" calcext:value-type="string">
            <text:p>width: 60%;</text:p>
          </table:table-cell>
          <table:table-cell office:value-type="string" calcext:value-type="string">
            <text:p>sạc nóng hai đầu và cả củ sạc nóng dan</text:p>
          </table:table-cell>
        </table:table-row>
        <table:table-row table:style-name="ro1">
          <table:table-cell office:value-type="string" calcext:value-type="string">
            <text:p>width: 60%;</text:p>
          </table:table-cell>
          <table:table-cell office:value-type="string" calcext:value-type="string">
            <text:p>sạc nói chung ok. hơi chậm chút</text:p>
          </table:table-cell>
        </table:table-row>
        <table:table-row table:style-name="ro1">
          <table:table-cell office:value-type="string" calcext:value-type="string">
            <text:p>width: 60%;</text:p>
          </table:table-cell>
          <table:table-cell office:value-type="string" calcext:value-type="string">
            <text:p>Sạc nhận dạng thiết bị (15W, 25W, 65W) không ổn định với các cổng khác nhau.</text:p>
          </table:table-cell>
        </table:table-row>
        <table:table-row table:style-name="ro1">
          <table:table-cell office:value-type="string" calcext:value-type="string">
            <text:p>width: 60%;</text:p>
          </table:table-cell>
          <table:table-cell office:value-type="string" calcext:value-type="string">
            <text:p>Sạc dùng nhanh hết bin , không tốt lắm...............</text:p>
          </table:table-cell>
        </table:table-row>
        <table:table-row table:style-name="ro1">
          <table:table-cell office:value-type="string" calcext:value-type="string">
            <text:p>width: 60%;</text:p>
          </table:table-cell>
          <table:table-cell office:value-type="string" calcext:value-type="string">
            <text:p>Sạc đc 2 lần cho ip6 s . Thời gian nạp pin dự phòng khá lâu , mà thời gian dùng lại ít hơn so với thời gian nạp pin</text:p>
          </table:table-cell>
        </table:table-row>
        <table:table-row table:style-name="ro1">
          <table:table-cell office:value-type="string" calcext:value-type="string">
            <text:p>width: 60%;</text:p>
          </table:table-cell>
          <table:table-cell office:value-type="string" calcext:value-type="string">
            <text:p>Sạc cho cục sạc dự phòng khoảng 4 tiếng thì nóng, không biết là nóng như vậy có sao không Shop, giống như đồ sạc iphone thì rất nhanh nóng</text:p>
          </table:table-cell>
        </table:table-row>
        <table:table-row table:style-name="ro1">
          <table:table-cell office:value-type="string" calcext:value-type="string">
            <text:p>width: 60%;</text:p>
          </table:table-cell>
          <table:table-cell office:value-type="string" calcext:value-type="string">
            <text:p>Sạc chậm minh hoi thất vọng 😓</text:p>
          </table:table-cell>
        </table:table-row>
        <table:table-row table:style-name="ro1">
          <table:table-cell office:value-type="string" calcext:value-type="string">
            <text:p>width: 60%;</text:p>
          </table:table-cell>
          <table:table-cell office:value-type="string" calcext:value-type="string">
            <text:p>Sạc cả ngày chưa đầy pin. Âm thanh nghe cx được.</text:p>
          </table:table-cell>
        </table:table-row>
        <table:table-row table:style-name="ro1">
          <table:table-cell office:value-type="string" calcext:value-type="string">
            <text:p>width: 60%;</text:p>
          </table:table-cell>
          <table:table-cell office:value-type="string" calcext:value-type="string">
            <text:p>Sac bao toan la phu kien khong ho cho hay bi chap tron</text:p>
          </table:table-cell>
        </table:table-row>
        <table:table-row table:style-name="ro1">
          <table:table-cell office:value-type="string" calcext:value-type="string">
            <text:p>width: 60%;</text:p>
          </table:table-cell>
          <table:table-cell office:value-type="string" calcext:value-type="string">
            <text:p>Sạc bao lâu pin mới đầy vậy Tiki, nó cứ nhấp nháy đèn suốt</text:p>
          </table:table-cell>
        </table:table-row>
        <table:table-row table:style-name="ro4">
          <table:table-cell office:value-type="string" calcext:value-type="string">
            <text:p>width: 60%;</text:p>
          </table:table-cell>
          <table:table-cell office:value-type="string" calcext:value-type="string">
            <text:p>robot không phát hiện được bậc cao chỉ khoảng 4-5cm dẫn đến không tránh được bậc và bị vênh khi đi vào bậc này, phải giải cứu mới đi tiếp được.</text:p>
            <text:p>nhìn chung hút vad lau khá sạch. không có chức năng bản đồ nên đi hơi loạn nhưng được ưu điểm là né tránh vật cản khá tốt.</text:p>
          </table:table-cell>
        </table:table-row>
        <table:table-row table:style-name="ro1">
          <table:table-cell office:value-type="string" calcext:value-type="string">
            <text:p>width: 60%;</text:p>
          </table:table-cell>
          <table:table-cell office:value-type="string" calcext:value-type="string">
            <text:p>Robot hút mạnh, lau sạch. Chỉ cái ồn, di chuyển lặp đi lặp lại, kém thông ming.</text:p>
          </table:table-cell>
        </table:table-row>
        <table:table-row table:style-name="ro1">
          <table:table-cell office:value-type="string" calcext:value-type="string">
            <text:p>width: 60%;</text:p>
          </table:table-cell>
          <table:table-cell office:value-type="string" calcext:value-type="string">
            <text:p>Robot hút bụi lau nhà sạch sẽ, nhờ có nó mình cũng đỡ việc. Nhưng mà giao hàng k đúng hẹn, hi vọng shop phục vụ tốt hơn</text:p>
          </table:table-cell>
        </table:table-row>
        <table:table-row table:style-name="ro1">
          <table:table-cell office:value-type="string" calcext:value-type="string">
            <text:p>width: 60%;</text:p>
          </table:table-cell>
          <table:table-cell office:value-type="string" calcext:value-type="string">
            <text:p>Robot đang sử dụng tốt. Ngày hôm sau lấy ra dùng tiếp thì robot chỉ xoay tròn tại chỗ mà k di chuyển. Gửi hàng bảo hành như thế nào vậy Tiki?</text:p>
          </table:table-cell>
        </table:table-row>
        <table:table-row table:style-name="ro1">
          <table:table-cell office:value-type="string" calcext:value-type="string">
            <text:p>width: 60%;</text:p>
          </table:table-cell>
          <table:table-cell office:value-type="string" calcext:value-type="string">
            <text:p>Rờ vô thành nồi có cảm giác tích điện. Như vậy có bị lỗi không shop.</text:p>
          </table:table-cell>
        </table:table-row>
        <table:table-row table:style-name="ro1">
          <table:table-cell office:value-type="string" calcext:value-type="string">
            <text:p>width: 60%;</text:p>
          </table:table-cell>
          <table:table-cell office:value-type="string" calcext:value-type="string">
            <text:p>Rõ ràng mình đặt máy màu bạc để tặng, Tiki lại giao cái máy màu đỏ. Do mình ko có thời gian kiểm tra nên giờ đã quá hạn 48h đổi trả. Mẹ mình đang làm tỏi rồi. Đây là sự cố tình phải không?</text:p>
          </table:table-cell>
        </table:table-row>
        <table:table-row table:style-name="ro1">
          <table:table-cell office:value-type="string" calcext:value-type="string">
            <text:p>width: 60%;</text:p>
          </table:table-cell>
          <table:table-cell office:value-type="string" calcext:value-type="string">
            <text:p>Riêng về sản phẩm rất đẹp. đóng gói cẩn thận, hàng rất mới, kiểm tra bảo hành gốc sát ngày mua luôn. lưu ý duy nhất là khoản giao hàng mong tiki cải thiện hơn nữa. nhân viên hỗ trợ qua điện thoại nhiệt tình. hy vọng lần tới có thể chấm 5* cho tiki</text:p>
          </table:table-cell>
        </table:table-row>
        <table:table-row table:style-name="ro1">
          <table:table-cell office:value-type="string" calcext:value-type="string">
            <text:p>width: 60%;</text:p>
          </table:table-cell>
          <table:table-cell office:value-type="string" calcext:value-type="string">
            <text:p>Remote bluetooth không sử dụng đụng, kết nối chập chờn lúc được lúc không</text:p>
          </table:table-cell>
        </table:table-row>
        <table:table-row table:style-name="ro1">
          <table:table-cell office:value-type="string" calcext:value-type="string">
            <text:p>width: 60%;</text:p>
          </table:table-cell>
          <table:table-cell office:value-type="string" calcext:value-type="string">
            <text:p>re hơn dmx,hàng cũng dk</text:p>
          </table:table-cell>
        </table:table-row>
        <table:table-row table:style-name="ro1">
          <table:table-cell office:value-type="string" calcext:value-type="string">
            <text:p>width: 60%;</text:p>
          </table:table-cell>
          <table:table-cell office:value-type="string" calcext:value-type="string">
            <text:p>Rất tốt.ko tốn ga hai lòng</text:p>
          </table:table-cell>
        </table:table-row>
        <table:table-row table:style-name="ro5">
          <table:table-cell office:value-type="string" calcext:value-type="string">
            <text:p>width: 60%;</text:p>
          </table:table-cell>
          <table:table-cell office:value-type="string" calcext:value-type="string">
            <text:p>Rất thích mua đồ bên kiti! </text:p>
            <text:p>Giao hàng nhanh, đóng gói cẩn thận </text:p>
            <text:p>Cho mình hỏi máy nướng bánh này có 3 khay đúng không? </text:p>
            <text:p>Vậy là giao thiếu mình 1 khay rồi nhé! Kiti giải quyết cho mình nhé 0989232596</text:p>
          </table:table-cell>
        </table:table-row>
        <table:table-row table:style-name="ro1">
          <table:table-cell office:value-type="string" calcext:value-type="string">
            <text:p>width: 60%;</text:p>
          </table:table-cell>
          <table:table-cell office:value-type="string" calcext:value-type="string">
            <text:p>Rất ok khi sử dụng ! Giá rẻ và bền .</text:p>
          </table:table-cell>
        </table:table-row>
        <table:table-row table:style-name="ro1">
          <table:table-cell office:value-type="string" calcext:value-type="string">
            <text:p>width: 60%;</text:p>
          </table:table-cell>
          <table:table-cell office:value-type="string" calcext:value-type="string">
            <text:p>rất ok hàng xài vẫn bthg nhân viên tốt và chịu giao hàng theo khung giờ của mình nhưng còn vụ kết nối thì nếu nghe 1 tai thì tai phải nghe dc còn bên trai ko nghe riêng được, giống kiểu trái đi theo bên phải. bên phải bật thì bên trái mới nghe dc. cho mình hỏi có ai từng sử dụng giống mình ko</text:p>
          </table:table-cell>
        </table:table-row>
        <table:table-row table:style-name="ro1">
          <table:table-cell office:value-type="string" calcext:value-type="string">
            <text:p>width: 60%;</text:p>
          </table:table-cell>
          <table:table-cell office:value-type="string" calcext:value-type="string">
            <text:p>rất mong sản phẩm của tiki chất lượng và uy tín. mình định mua một số sản phẩm nhưng mình rất là đắn đo lo lắng sản phẩm có chất lượng không.</text:p>
          </table:table-cell>
        </table:table-row>
        <table:table-row table:style-name="ro1">
          <table:table-cell office:value-type="string" calcext:value-type="string">
            <text:p>width: 60%;</text:p>
          </table:table-cell>
          <table:table-cell office:value-type="string" calcext:value-type="string">
            <text:p>Rất không hài lòng . Mình đặt mua máy ảnh Selfie Lấy liền Fujifilm Íntax Mini 9 trong đó tặng kèm <text:s/>Hôp Film instax mini 10 tam . Nhưng đến khi nhận hàng thì không có. Mong rằng TiKi hoàn lại sản phẩm đã giao thiếu .</text:p>
          </table:table-cell>
        </table:table-row>
        <table:table-row table:style-name="ro1">
          <table:table-cell office:value-type="string" calcext:value-type="string">
            <text:p>width: 60%;</text:p>
          </table:table-cell>
          <table:table-cell office:value-type="string" calcext:value-type="string">
            <text:p>rất khó canh thời gian, khoai tây chiên khô khốc, cái thì chín, cái thì sống, cái thì cháy trong cùng 1 lần nấu</text:p>
          </table:table-cell>
        </table:table-row>
        <table:table-row table:style-name="ro1">
          <table:table-cell office:value-type="string" calcext:value-type="string">
            <text:p>width: 60%;</text:p>
          </table:table-cell>
          <table:table-cell office:value-type="string" calcext:value-type="string">
            <text:p>Rất khó bấm nút ngay tay cầm</text:p>
          </table:table-cell>
        </table:table-row>
        <table:table-row table:style-name="ro1">
          <table:table-cell office:value-type="string" calcext:value-type="string">
            <text:p>width: 60%;</text:p>
          </table:table-cell>
          <table:table-cell office:value-type="string" calcext:value-type="string">
            <text:p>Rất hay bị kẹt bã khi ép. Chắc nên mua ép chậm đắt tiền vẫn tốt hơn.</text:p>
          </table:table-cell>
        </table:table-row>
        <table:table-row table:style-name="ro1">
          <table:table-cell office:value-type="string" calcext:value-type="string">
            <text:p>width: 60%;</text:p>
          </table:table-cell>
          <table:table-cell office:value-type="string" calcext:value-type="string">
            <text:p>rất hài lòng chế độ đổi trả</text:p>
          </table:table-cell>
        </table:table-row>
        <table:table-row table:style-name="ro1">
          <table:table-cell office:value-type="string" calcext:value-type="string">
            <text:p>width: 60%;</text:p>
          </table:table-cell>
          <table:table-cell office:value-type="string" calcext:value-type="string">
            <text:p>Rất đẹp, trắng sáng dễ thương, hình ảnh gọn nhẹ, thời gian nổi hình hơi lâu</text:p>
          </table:table-cell>
        </table:table-row>
        <table:table-row table:style-name="ro1">
          <table:table-cell office:value-type="string" calcext:value-type="string">
            <text:p>width: 60%;</text:p>
          </table:table-cell>
          <table:table-cell office:value-type="string" calcext:value-type="string">
            <text:p>Rất đẹp nhưng bị mất 1 nút, nhờ shop gửi nốt cho e cái nút bị thiếu ạ🤣🤣🤣</text:p>
          </table:table-cell>
        </table:table-row>
        <table:table-row table:style-name="ro1">
          <table:table-cell office:value-type="string" calcext:value-type="string">
            <text:p>width: 60%;</text:p>
          </table:table-cell>
          <table:table-cell office:value-type="string" calcext:value-type="string">
            <text:p>Rất bực mình vì không nói trước là sản phẩm không đi kèm ổ cắm. Hướng dẫn sử dụng cũng không nói rõ đấu điện như thế nào luôn. Mất hết cả cảm tình.</text:p>
          </table:table-cell>
        </table:table-row>
        <table:table-row table:style-name="ro1">
          <table:table-cell office:value-type="string" calcext:value-type="string">
            <text:p>width: 60%;</text:p>
          </table:table-cell>
          <table:table-cell office:value-type="string" calcext:value-type="string">
            <text:p>Ráp hàng không chuẩn</text:p>
          </table:table-cell>
        </table:table-row>
        <table:table-row table:style-name="ro1">
          <table:table-cell office:value-type="string" calcext:value-type="string">
            <text:p>width: 60%;</text:p>
          </table:table-cell>
          <table:table-cell office:value-type="string" calcext:value-type="string">
            <text:p>ram sai hãng đặt hynix mà ra samsung nhưng vẫn sài đc</text:p>
          </table:table-cell>
        </table:table-row>
        <table:table-row table:style-name="ro1">
          <table:table-cell office:value-type="string" calcext:value-type="string">
            <text:p>width: 60%;</text:p>
          </table:table-cell>
          <table:table-cell office:value-type="string" calcext:value-type="string">
            <text:p>Ra cợn, xác lẫn trong nước ép hơi nhiều. Ko ổn lắm.</text:p>
          </table:table-cell>
        </table:table-row>
        <table:table-row table:style-name="ro1">
          <table:table-cell office:value-type="string" calcext:value-type="string">
            <text:p>width: 60%;</text:p>
          </table:table-cell>
          <table:table-cell office:value-type="string" calcext:value-type="string">
            <text:p>Quyết định đặt mua một chiếc đế tản nhiệt trên Tiki về dùng. Chiếc đế tản nhiệt được nhà sản xuất đóng hộp và lót xốp rất đảm bảo. Mở hộp cầm trên tay thấy thiết kế đơn giản nhưng rất đẹp mắt , chất liệu nhựa nhưng chắc chắn. Cắm thử thấy quạt mát, đường kính cánh quạt 20cm nên tản nhiệt được một vùng rộng. Cảm thấy tốt hơn loại đế tản nhiệt 2 quạt.</text:p>
          </table:table-cell>
        </table:table-row>
        <table:table-row table:style-name="ro1">
          <table:table-cell office:value-type="string" calcext:value-type="string">
            <text:p>width: 60%;</text:p>
          </table:table-cell>
          <table:table-cell office:value-type="string" calcext:value-type="string">
            <text:p>quét mã vạch ko ra. ko biết phải hàng thật ko</text:p>
          </table:table-cell>
        </table:table-row>
        <table:table-row table:style-name="ro1">
          <table:table-cell office:value-type="string" calcext:value-type="string">
            <text:p>width: 60%;</text:p>
          </table:table-cell>
          <table:table-cell office:value-type="string" calcext:value-type="string">
            <text:p>Quét mã , nó báo không còn tồn tại. Nghĩa là sao . Có phải hàng chính hãng không?</text:p>
          </table:table-cell>
        </table:table-row>
        <table:table-row table:style-name="ro1">
          <table:table-cell office:value-type="string" calcext:value-type="string">
            <text:p>width: 60%;</text:p>
          </table:table-cell>
          <table:table-cell office:value-type="string" calcext:value-type="string">
            <text:p>Que đánh trứng mình bị rỉ sét, có bán que riêng không v</text:p>
          </table:table-cell>
        </table:table-row>
        <table:table-row table:style-name="ro1">
          <table:table-cell office:value-type="string" calcext:value-type="string">
            <text:p>width: 60%;</text:p>
          </table:table-cell>
          <table:table-cell office:value-type="string" calcext:value-type="string">
            <text:p>quạtkeu quá</text:p>
          </table:table-cell>
        </table:table-row>
        <table:table-row table:style-name="ro1">
          <table:table-cell office:value-type="string" calcext:value-type="string">
            <text:p>width: 60%;</text:p>
          </table:table-cell>
          <table:table-cell office:value-type="string" calcext:value-type="string">
            <text:p>quạt yếu ko mát</text:p>
          </table:table-cell>
        </table:table-row>
        <table:table-row table:style-name="ro1">
          <table:table-cell office:value-type="string" calcext:value-type="string">
            <text:p>width: 60%;</text:p>
          </table:table-cell>
          <table:table-cell office:value-type="string" calcext:value-type="string">
            <text:p>Quạt xài vẫn chưa thực sự hiệu quả, trời nóng máy dù cắm quạt vẫn không làm cho laptop đỡ nóng bao nhiêu. Sức gió từ cánh quạt tạo ra vẫn còn quá yếu</text:p>
          </table:table-cell>
        </table:table-row>
        <table:table-row table:style-name="ro1">
          <table:table-cell office:value-type="string" calcext:value-type="string">
            <text:p>width: 60%;</text:p>
          </table:table-cell>
          <table:table-cell office:value-type="string" calcext:value-type="string">
            <text:p>Quat xài Ok, nhưng hàng giao hàng cũ như đã qua sử dung roi,</text:p>
          </table:table-cell>
        </table:table-row>
        <table:table-row table:style-name="ro4">
          <table:table-cell office:value-type="string" calcext:value-type="string">
            <text:p>width: 60%;</text:p>
          </table:table-cell>
          <table:table-cell office:value-type="string" calcext:value-type="string">
            <text:p>Quạt tốt nhưng đèn pin ko hoạt động</text:p>
            <text:p>Giao hàng quá cũ,lần mua này ko hài lòng lắm</text:p>
          </table:table-cell>
        </table:table-row>
        <table:table-row table:style-name="ro1">
          <table:table-cell office:value-type="string" calcext:value-type="string">
            <text:p>width: 60%;</text:p>
          </table:table-cell>
          <table:table-cell office:value-type="string" calcext:value-type="string">
            <text:p>Quạt to, thô, độ hoàn thiện kém.</text:p>
          </table:table-cell>
        </table:table-row>
        <table:table-row table:style-name="ro1">
          <table:table-cell office:value-type="string" calcext:value-type="string">
            <text:p>width: 60%;</text:p>
          </table:table-cell>
          <table:table-cell office:value-type="string" calcext:value-type="string">
            <text:p>Quạt to, cồng kềnh, mình đã chịu chi khá nh để quạt đẹp nhưng rất tiếc là sp vừa bình thường vừa ko tốt. Tiếng rất to, mát như bao quạt khác, ko có chức năng quay nữa. 2 vít bên cạnh thỉnh thoảng lại trôi chứ ko chặt hẳn lại. Nói chung là ko đáng tiền</text:p>
          </table:table-cell>
        </table:table-row>
        <table:table-row table:style-name="ro1">
          <table:table-cell office:value-type="string" calcext:value-type="string">
            <text:p>width: 60%;</text:p>
          </table:table-cell>
          <table:table-cell office:value-type="string" calcext:value-type="string">
            <text:p>Quạt thương hiệu, số thấp êm ái, số cao vẫn ồn. Remote sau gần 1 năm sử dụng bấm không còn ăn, bấm mạnh nhiều lần mới được. nhìn chung vẫn không tốt lắm. ở mức chấp nhận được.</text:p>
          </table:table-cell>
        </table:table-row>
        <table:table-row table:style-name="ro1">
          <table:table-cell office:value-type="string" calcext:value-type="string">
            <text:p>width: 60%;</text:p>
          </table:table-cell>
          <table:table-cell office:value-type="string" calcext:value-type="string">
            <text:p>Quạt thiết kế đẹp, độ hoàn thiện tốt. Tuy nhiên độ ồn lớn, gây khó chịu (ở số 1 là 68db, cấp số 3 là 80db).</text:p>
          </table:table-cell>
        </table:table-row>
        <table:table-row table:style-name="ro1">
          <table:table-cell office:value-type="string" calcext:value-type="string">
            <text:p>width: 60%;</text:p>
          </table:table-cell>
          <table:table-cell office:value-type="string" calcext:value-type="string">
            <text:p>Quạt thì OK, nhưng đèn thì nói 3 chế độ mờ, sáng và ngủ nhưng sao mở lên thấy chỉ có 1 độ là sáng còn mờ và ngủ thì ở đâu ạ? Nếu có chỉ e cách mở với ạ</text:p>
          </table:table-cell>
        </table:table-row>
        <table:table-row table:style-name="ro1">
          <table:table-cell office:value-type="string" calcext:value-type="string">
            <text:p>width: 60%;</text:p>
          </table:table-cell>
          <table:table-cell office:value-type="string" calcext:value-type="string">
            <text:p>Quạt thì ok nhưng chân đế bị vỡ, hộp quạt khi nhận đc vẫn nguyên vẹn, lúc bóc hộp có video, ko hề bị móp nhưng chân đế vỡ, cái này có lẽ từ lúc trước khi đóng hộp. KCS quá cẩu thả. Chả lẽ vì cái chân đế vỡ mà đòi đổi trả thì mất công, thôi cứ dùng vậy.</text:p>
          </table:table-cell>
        </table:table-row>
        <table:table-row table:style-name="ro1">
          <table:table-cell office:value-type="string" calcext:value-type="string">
            <text:p>width: 60%;</text:p>
          </table:table-cell>
          <table:table-cell office:value-type="string" calcext:value-type="string">
            <text:p>Quạt tản nhiệt quá kém. Cho quạt chạy lấy tay sờ thử hầu như ko cảm nhận độ mát nên hơi thất vọng với sản phẩm</text:p>
          </table:table-cell>
        </table:table-row>
        <table:table-row table:style-name="ro1">
          <table:table-cell office:value-type="string" calcext:value-type="string">
            <text:p>width: 60%;</text:p>
          </table:table-cell>
          <table:table-cell office:value-type="string" calcext:value-type="string">
            <text:p>quạt sử dụng tốt nhưng khá nhỏ, khi bật chế độ xoay thì có tiếng kêu phát ra, chạy không được êm. Nói chung là sử dụng được</text:p>
          </table:table-cell>
        </table:table-row>
        <table:table-row table:style-name="ro1">
          <table:table-cell office:value-type="string" calcext:value-type="string">
            <text:p>width: 60%;</text:p>
          </table:table-cell>
          <table:table-cell office:value-type="string" calcext:value-type="string">
            <text:p>quạt Sài cũng im mà quạt nó đơ <text:s/>quá ạ</text:p>
          </table:table-cell>
        </table:table-row>
        <table:table-row table:style-name="ro1">
          <table:table-cell office:value-type="string" calcext:value-type="string">
            <text:p>width: 60%;</text:p>
          </table:table-cell>
          <table:table-cell office:value-type="string" calcext:value-type="string">
            <text:p>Quạt rất yếu</text:p>
          </table:table-cell>
        </table:table-row>
        <table:table-row table:style-name="ro1">
          <table:table-cell office:value-type="string" calcext:value-type="string">
            <text:p>width: 60%;</text:p>
          </table:table-cell>
          <table:table-cell office:value-type="string" calcext:value-type="string">
            <text:p>Quạt rất ọp ẹp, yếu :(( k nên mua để dùng lâu dài</text:p>
          </table:table-cell>
        </table:table-row>
        <table:table-row table:style-name="ro1">
          <table:table-cell office:value-type="string" calcext:value-type="string">
            <text:p>width: 60%;</text:p>
          </table:table-cell>
          <table:table-cell office:value-type="string" calcext:value-type="string">
            <text:p>Quạt quay kêu ọp ẹp. Hai số mát như nhau. Lồng bằng nhựa</text:p>
          </table:table-cell>
        </table:table-row>
        <table:table-row table:style-name="ro1">
          <table:table-cell office:value-type="string" calcext:value-type="string">
            <text:p>width: 60%;</text:p>
          </table:table-cell>
          <table:table-cell office:value-type="string" calcext:value-type="string">
            <text:p>quạt quay còn yếu còn chưa hài lòng lắm =======================================================================</text:p>
          </table:table-cell>
        </table:table-row>
        <table:table-row table:style-name="ro1">
          <table:table-cell office:value-type="string" calcext:value-type="string">
            <text:p>width: 60%;</text:p>
          </table:table-cell>
          <table:table-cell office:value-type="string" calcext:value-type="string">
            <text:p>quạt ổn. vừa tầm giá. nhưng mùa về cái trục điều khiển cố định và tự quay nó bị lỏng. nhiều lần đang để quạt cố định lại tự dộng xoay.</text:p>
          </table:table-cell>
        </table:table-row>
        <table:table-row table:style-name="ro2">
          <table:table-cell office:value-type="string" calcext:value-type="string">
            <text:p>width: 60%;</text:p>
          </table:table-cell>
          <table:table-cell office:value-type="string" calcext:value-type="string">
            <text:p>Quạt ok chạy rất tốt</text:p>
            <text:p>Khâu báo giao hàng có vấn đề, giao chậm tới 3 ngày ko có thông báo, giữa chừng có báo hết hàng đổi màu trắng, mình đã ok. Sau đó giao màu xanh như lúc đặt hàng</text:p>
            <text:p>Khi đặt hàng giá web là 285k, nhưng giao hàng thu 350k.</text:p>
          </table:table-cell>
        </table:table-row>
        <table:table-row table:style-name="ro1">
          <table:table-cell office:value-type="string" calcext:value-type="string">
            <text:p>width: 60%;</text:p>
          </table:table-cell>
          <table:table-cell office:value-type="string" calcext:value-type="string">
            <text:p>Quạt nhỏ, nhỏ hơn số với hình nhiều Ủa, tuỳ nhiên gió cũng mạnh</text:p>
          </table:table-cell>
        </table:table-row>
        <table:table-row table:style-name="ro1">
          <table:table-cell office:value-type="string" calcext:value-type="string">
            <text:p>width: 60%;</text:p>
          </table:table-cell>
          <table:table-cell office:value-type="string" calcext:value-type="string">
            <text:p>Quat nho so voi tuong tuong. Giao hang ko dung mau đặt.</text:p>
          </table:table-cell>
        </table:table-row>
        <table:table-row table:style-name="ro1">
          <table:table-cell office:value-type="string" calcext:value-type="string">
            <text:p>width: 60%;</text:p>
          </table:table-cell>
          <table:table-cell office:value-type="string" calcext:value-type="string">
            <text:p>quạt nhỏ nhắn, xinh xắn trong tầm giá <text:s/>nhưng hơi ồn</text:p>
          </table:table-cell>
        </table:table-row>
        <table:table-row table:style-name="ro1">
          <table:table-cell office:value-type="string" calcext:value-type="string">
            <text:p>width: 60%;</text:p>
          </table:table-cell>
          <table:table-cell office:value-type="string" calcext:value-type="string">
            <text:p>Quạt nhỏ , lượng gió quá yếu, chỉ bầy làm trang trí hơn là sử dụng.</text:p>
          </table:table-cell>
        </table:table-row>
        <table:table-row table:style-name="ro1">
          <table:table-cell office:value-type="string" calcext:value-type="string">
            <text:p>width: 60%;</text:p>
          </table:table-cell>
          <table:table-cell office:value-type="string" calcext:value-type="string">
            <text:p>quạt nhỏ</text:p>
          </table:table-cell>
        </table:table-row>
        <table:table-row table:style-name="ro1">
          <table:table-cell office:value-type="string" calcext:value-type="string">
            <text:p>width: 60%;</text:p>
          </table:table-cell>
          <table:table-cell office:value-type="string" calcext:value-type="string">
            <text:p>Quạt nhẹ hìu. Đúng là tiền nào của đó. Mua cho con chơi cũng được</text:p>
          </table:table-cell>
        </table:table-row>
        <table:table-row table:style-name="ro1">
          <table:table-cell office:value-type="string" calcext:value-type="string">
            <text:p>width: 60%;</text:p>
          </table:table-cell>
          <table:table-cell office:value-type="string" calcext:value-type="string">
            <text:p>quạt này nó có đệm cao su ở chốt hãm trục và cánh. chạy được 3 hôm thì đứt văng đi mất, chế cái khác lắp vào nhưng quạt chạy không êm như lúc đầu</text:p>
          </table:table-cell>
        </table:table-row>
        <table:table-row table:style-name="ro1">
          <table:table-cell office:value-type="string" calcext:value-type="string">
            <text:p>width: 60%;</text:p>
          </table:table-cell>
          <table:table-cell office:value-type="string" calcext:value-type="string">
            <text:p>Quạt mua về mới lắp xong có tiếng kêu như tiếng dế. Khi bật hết tốc độ ở chế độ speed <text:s/>thì đỡ kêu hơn chuý xíu. Hy vọng Tiki gọi bảo hành đổi trả sớm.</text:p>
          </table:table-cell>
        </table:table-row>
        <table:table-row table:style-name="ro1">
          <table:table-cell office:value-type="string" calcext:value-type="string">
            <text:p>width: 60%;</text:p>
          </table:table-cell>
          <table:table-cell office:value-type="string" calcext:value-type="string">
            <text:p>Quạt mình mua từ ngày 18/10, dùng tới nay là 23/10 và nó đã "tắt thở" sau 2 ngày thoi thóp. Quạt rút sạc ra thì chạy tầm 30 phút thì ko quạt nữa. Mình nghĩ là chắc sạc chưa đủ nên sạc tiếp. Sạc cả ngày nhưng tới khi rút ra dùng thì cũng chỉ chạy dc 30 phút lại ngưng. Và tới ngày hôm nay dù có sạc hay ko thì nó cũng ko còn chạy nữa. Mong Tiki cho mình lời giải thích sớm nha. Cảm ơn.</text:p>
          </table:table-cell>
        </table:table-row>
        <table:table-row table:style-name="ro1">
          <table:table-cell office:value-type="string" calcext:value-type="string">
            <text:p>width: 60%;</text:p>
          </table:table-cell>
          <table:table-cell office:value-type="string" calcext:value-type="string">
            <text:p>Quạt màu nhạt hơn trong hình, nhỏ gọn, đủ mát, giá ổn nhưng có vẻ hơi ồn</text:p>
          </table:table-cell>
        </table:table-row>
        <table:table-row table:style-name="ro1">
          <table:table-cell office:value-type="string" calcext:value-type="string">
            <text:p>width: 60%;</text:p>
          </table:table-cell>
          <table:table-cell office:value-type="string" calcext:value-type="string">
            <text:p>Quạt mát, sạc nhanh, được lâu nhưng dễ bị gẫy chân đỡ và lồng quạt đằng sau bị long ra thì lắp lại vẫn long, k chặt</text:p>
          </table:table-cell>
        </table:table-row>
        <table:table-row table:style-name="ro1">
          <table:table-cell office:value-type="string" calcext:value-type="string">
            <text:p>width: 60%;</text:p>
          </table:table-cell>
          <table:table-cell office:value-type="string" calcext:value-type="string">
            <text:p>Quạt mát, ít ồn, nhanh hết pin, cắm điện xài trực tiếp thì ok hơn... mình đã rất thích và đặt mua nhiều lần cho bạn bè. Nhưng mà lần này giao hàng cũ cho mình, giống như đã xài rồi vậy. Hộp thì nguyên vẹn nhưng đã bạc màu. Quạt từ màu trắng ngã màu cháo lòng, ở khe đằng sau còn bám đất nữa..... trong hình quạt bên trái là mới mua về, quạt bên phải là mình mua từ 2 tháng trước. Thực sự là thất vọng lắm luôn... mình đăng lên để tiki kiểm tra kĩ hàng trước khi giao, chứ quạt chạy bình thường mình cũng ko muốn làm khó dễ để đổi trả làm gì mất thời gian lắm.</text:p>
          </table:table-cell>
        </table:table-row>
        <table:table-row table:style-name="ro1">
          <table:table-cell office:value-type="string" calcext:value-type="string">
            <text:p>width: 60%;</text:p>
          </table:table-cell>
          <table:table-cell office:value-type="string" calcext:value-type="string">
            <text:p>quạt mát nhưng quá ồn , động cơ <text:s/>kêu quá to. Giao hàng nhanh, đóng gói kĩ càng</text:p>
          </table:table-cell>
        </table:table-row>
        <table:table-row table:style-name="ro1">
          <table:table-cell office:value-type="string" calcext:value-type="string">
            <text:p>width: 60%;</text:p>
          </table:table-cell>
          <table:table-cell office:value-type="string" calcext:value-type="string">
            <text:p>Quạt mát nhưng điểm trừ là nhựa dòn, dễ vỡ</text:p>
          </table:table-cell>
        </table:table-row>
        <table:table-row table:style-name="ro1">
          <table:table-cell office:value-type="string" calcext:value-type="string">
            <text:p>width: 60%;</text:p>
          </table:table-cell>
          <table:table-cell office:value-type="string" calcext:value-type="string">
            <text:p>Quạt mát êm. Có viết ố vàng trên mặt sản phẩm nên k đc hài lòng lắm</text:p>
          </table:table-cell>
        </table:table-row>
        <table:table-row table:style-name="ro1">
          <table:table-cell office:value-type="string" calcext:value-type="string">
            <text:p>width: 60%;</text:p>
          </table:table-cell>
          <table:table-cell office:value-type="string" calcext:value-type="string">
            <text:p>quạt mạnh, nhưng hàng lúc giao bị hỏng cái nút điều chỉnh quay or đứng, giờ chỉ 1 chế độ quay thui</text:p>
          </table:table-cell>
        </table:table-row>
        <table:table-row table:style-name="ro4">
          <table:table-cell office:value-type="string" calcext:value-type="string">
            <text:p>width: 60%;</text:p>
          </table:table-cell>
          <table:table-cell office:value-type="string" calcext:value-type="string">
            <text:p>Quạt mạnh, mát nhưng động cơ chạy ko êm, tiếng động cơ to, ko dùng trong phòng học đc.</text:p>
            <text:p>Tiki giao hàng nhanh, đóng gói kỹ.</text:p>
          </table:table-cell>
        </table:table-row>
        <table:table-row table:style-name="ro1">
          <table:table-cell office:value-type="string" calcext:value-type="string">
            <text:p>width: 60%;</text:p>
          </table:table-cell>
          <table:table-cell office:value-type="string" calcext:value-type="string">
            <text:p>Quạt mạnh nhưng hoạt động không êm lắm để văn phòng nghe tiếng rất khó chịu</text:p>
          </table:table-cell>
        </table:table-row>
        <table:table-row table:style-name="ro1">
          <table:table-cell office:value-type="string" calcext:value-type="string">
            <text:p>width: 60%;</text:p>
          </table:table-cell>
          <table:table-cell office:value-type="string" calcext:value-type="string">
            <text:p>Quat ko sac pin duoc. Phai cam dien moi xai dc</text:p>
          </table:table-cell>
        </table:table-row>
        <table:table-row table:style-name="ro1">
          <table:table-cell office:value-type="string" calcext:value-type="string">
            <text:p>width: 60%;</text:p>
          </table:table-cell>
          <table:table-cell office:value-type="string" calcext:value-type="string">
            <text:p>quạt không lỗi gì. 2 bình quạt mấy ngày mới hết. bình mau bị chai. cái này buộc phải chịu thôi.</text:p>
          </table:table-cell>
        </table:table-row>
        <table:table-row table:style-name="ro1">
          <table:table-cell office:value-type="string" calcext:value-type="string">
            <text:p>width: 60%;</text:p>
          </table:table-cell>
          <table:table-cell office:value-type="string" calcext:value-type="string">
            <text:p>Quạt không được mát lắm, tản nhiệt kém. Hình thức thì tạm ổn.</text:p>
          </table:table-cell>
        </table:table-row>
        <table:table-row table:style-name="ro1">
          <table:table-cell office:value-type="string" calcext:value-type="string">
            <text:p>width: 60%;</text:p>
          </table:table-cell>
          <table:table-cell office:value-type="string" calcext:value-type="string">
            <text:p>Quạt không đc mạnh lắm.</text:p>
          </table:table-cell>
        </table:table-row>
        <table:table-row table:style-name="ro4">
          <table:table-cell office:value-type="string" calcext:value-type="string">
            <text:p>width: 60%;</text:p>
          </table:table-cell>
          <table:table-cell office:value-type="string" calcext:value-type="string">
            <text:p>quạt không chắc chắn, mới đầu mình đụng vào còng rung lắc như sắp đổ, vặn 4 ốc dưới đáy quạt đỏ hết cả tay thì đứng vững hơn, nhưng bản thân quạt vẫn lắc lư, gió không thổi quá mạnh, quạt xoay 1 góc 90°, phím bấm k linh hoạt.</text:p>
            <text:p>được cái giá rẻ, thiết kế khá, dây hơn ngắn, vỏ quạt nhìn hơi rẻ tiền.</text:p>
          </table:table-cell>
        </table:table-row>
        <table:table-row table:style-name="ro1">
          <table:table-cell office:value-type="string" calcext:value-type="string">
            <text:p>width: 60%;</text:p>
          </table:table-cell>
          <table:table-cell office:value-type="string" calcext:value-type="string">
            <text:p>Quạt khá ồn. Không mát như quạt thường. Được ưu điểm là có điều khiển từ xa.</text:p>
          </table:table-cell>
        </table:table-row>
        <table:table-row table:style-name="ro1">
          <table:table-cell office:value-type="string" calcext:value-type="string">
            <text:p>width: 60%;</text:p>
          </table:table-cell>
          <table:table-cell office:value-type="string" calcext:value-type="string">
            <text:p>Quạt khá ổn tuy nhiên góc gập không hợp lý, chỉ quạt mát nếu đứng tường treo 1,5m trở lên nên không phù hợp cho phòng nhỏ.</text:p>
          </table:table-cell>
        </table:table-row>
        <table:table-row table:style-name="ro1">
          <table:table-cell office:value-type="string" calcext:value-type="string">
            <text:p>width: 60%;</text:p>
          </table:table-cell>
          <table:table-cell office:value-type="string" calcext:value-type="string">
            <text:p>quạt khá mát, hy vọng sẽ sử dụng lâu dài được</text:p>
          </table:table-cell>
        </table:table-row>
        <table:table-row table:style-name="ro1">
          <table:table-cell office:value-type="string" calcext:value-type="string">
            <text:p>width: 60%;</text:p>
          </table:table-cell>
          <table:table-cell office:value-type="string" calcext:value-type="string">
            <text:p>Quạt kêu, giao hàng hơi bị cũ, hic, nhanh hết pin</text:p>
          </table:table-cell>
        </table:table-row>
        <table:table-row table:style-name="ro1">
          <table:table-cell office:value-type="string" calcext:value-type="string">
            <text:p>width: 60%;</text:p>
          </table:table-cell>
          <table:table-cell office:value-type="string" calcext:value-type="string">
            <text:p>quạt kêu to. mà tản nhiệt ít quá. vứt luôn rồi</text:p>
          </table:table-cell>
        </table:table-row>
        <table:table-row table:style-name="ro1">
          <table:table-cell office:value-type="string" calcext:value-type="string">
            <text:p>width: 60%;</text:p>
          </table:table-cell>
          <table:table-cell office:value-type="string" calcext:value-type="string">
            <text:p>Quạt kêu to quá</text:p>
          </table:table-cell>
        </table:table-row>
        <table:table-row table:style-name="ro1">
          <table:table-cell office:value-type="string" calcext:value-type="string">
            <text:p>width: 60%;</text:p>
          </table:table-cell>
          <table:table-cell office:value-type="string" calcext:value-type="string">
            <text:p>Quạt kêu to hơn so với dòng quạt mini khác. Nên cân nhắc khi mua sử dụng trong cho nơi yên tĩnh. Pin dùng được tốt. Quạt mát.</text:p>
          </table:table-cell>
        </table:table-row>
        <table:table-row table:style-name="ro1">
          <table:table-cell office:value-type="string" calcext:value-type="string">
            <text:p>width: 60%;</text:p>
          </table:table-cell>
          <table:table-cell office:value-type="string" calcext:value-type="string">
            <text:p>Quạt kêu rất lớn tiếng, không phù hợp sử dụng khi đi ngủ!</text:p>
          </table:table-cell>
        </table:table-row>
        <table:table-row table:style-name="ro1">
          <table:table-cell office:value-type="string" calcext:value-type="string">
            <text:p>width: 60%;</text:p>
          </table:table-cell>
          <table:table-cell office:value-type="string" calcext:value-type="string">
            <text:p>quạt kêu ồn. Cũng bthuong. Tiềm nào của nấy👍</text:p>
          </table:table-cell>
        </table:table-row>
        <table:table-row table:style-name="ro1">
          <table:table-cell office:value-type="string" calcext:value-type="string">
            <text:p>width: 60%;</text:p>
          </table:table-cell>
          <table:table-cell office:value-type="string" calcext:value-type="string">
            <text:p>Quạt hơi yếu, đã thử hết tất cả chế độ nhưng không như mong đợi.</text:p>
          </table:table-cell>
        </table:table-row>
        <table:table-row table:style-name="ro1">
          <table:table-cell office:value-type="string" calcext:value-type="string">
            <text:p>width: 60%;</text:p>
          </table:table-cell>
          <table:table-cell office:value-type="string" calcext:value-type="string">
            <text:p>Quạt hơi yếu</text:p>
          </table:table-cell>
        </table:table-row>
        <table:table-row table:style-name="ro1">
          <table:table-cell office:value-type="string" calcext:value-type="string">
            <text:p>width: 60%;</text:p>
          </table:table-cell>
          <table:table-cell office:value-type="string" calcext:value-type="string">
            <text:p>Quạt hơi yếu</text:p>
          </table:table-cell>
        </table:table-row>
        <table:table-row table:style-name="ro2">
          <table:table-cell office:value-type="string" calcext:value-type="string">
            <text:p>width: 60%;</text:p>
          </table:table-cell>
          <table:table-cell office:value-type="string" calcext:value-type="string">
            <text:p>Quạt hơi ồn, tiếng to lắm </text:p>
            <text:p/>
            <text:p>Quạt hơi ồn, tiếng to lắm</text:p>
          </table:table-cell>
        </table:table-row>
        <table:table-row table:style-name="ro1">
          <table:table-cell office:value-type="string" calcext:value-type="string">
            <text:p>width: 60%;</text:p>
          </table:table-cell>
          <table:table-cell office:value-type="string" calcext:value-type="string">
            <text:p>Quạt hơi ồn, tiếng chém gió của cánh quạt, nghe nhưn SENKO, không êm như mitsubishi</text:p>
          </table:table-cell>
        </table:table-row>
        <table:table-row table:style-name="ro1">
          <table:table-cell office:value-type="string" calcext:value-type="string">
            <text:p>width: 60%;</text:p>
          </table:table-cell>
          <table:table-cell office:value-type="string" calcext:value-type="string">
            <text:p>Quạt hơi ồn, mức 1 mà gió mạnh quá</text:p>
          </table:table-cell>
        </table:table-row>
        <table:table-row table:style-name="ro1">
          <table:table-cell office:value-type="string" calcext:value-type="string">
            <text:p>width: 60%;</text:p>
          </table:table-cell>
          <table:table-cell office:value-type="string" calcext:value-type="string">
            <text:p>quạt hơi nhỏ, mà ko có củ sạc chỉ có dây.</text:p>
          </table:table-cell>
        </table:table-row>
        <table:table-row table:style-name="ro1">
          <table:table-cell office:value-type="string" calcext:value-type="string">
            <text:p>width: 60%;</text:p>
          </table:table-cell>
          <table:table-cell office:value-type="string" calcext:value-type="string">
            <text:p>Quạt hơi nhỏ chưa đã lắm hihi</text:p>
          </table:table-cell>
        </table:table-row>
        <table:table-row table:style-name="ro1">
          <table:table-cell office:value-type="string" calcext:value-type="string">
            <text:p>width: 60%;</text:p>
          </table:table-cell>
          <table:table-cell office:value-type="string" calcext:value-type="string">
            <text:p>Quạt hoạt động tốt tuy nhiên cần thời gian dài mới biết chất lượng pin chính xác</text:p>
          </table:table-cell>
        </table:table-row>
        <table:table-row table:style-name="ro1">
          <table:table-cell office:value-type="string" calcext:value-type="string">
            <text:p>width: 60%;</text:p>
          </table:table-cell>
          <table:table-cell office:value-type="string" calcext:value-type="string">
            <text:p>Quạt giống mẫu quảng cao toi rất thích nhưng hơi tiếc vì tôi không thích màu trắng</text:p>
          </table:table-cell>
        </table:table-row>
        <table:table-row table:style-name="ro1">
          <table:table-cell office:value-type="string" calcext:value-type="string">
            <text:p>width: 60%;</text:p>
          </table:table-cell>
          <table:table-cell office:value-type="string" calcext:value-type="string">
            <text:p>Quạt giống hình, sử dụng k lâu như quảng cáo.</text:p>
          </table:table-cell>
        </table:table-row>
        <table:table-row table:style-name="ro1">
          <table:table-cell office:value-type="string" calcext:value-type="string">
            <text:p>width: 60%;</text:p>
          </table:table-cell>
          <table:table-cell office:value-type="string" calcext:value-type="string">
            <text:p>Quạt gió mạnh, hơi ồn, tốt trong tầm giá</text:p>
          </table:table-cell>
        </table:table-row>
        <table:table-row table:style-name="ro1">
          <table:table-cell office:value-type="string" calcext:value-type="string">
            <text:p>width: 60%;</text:p>
          </table:table-cell>
          <table:table-cell office:value-type="string" calcext:value-type="string">
            <text:p>Quạt giao đúng màu, thấy ok. Tuy nhiên khi sử dụng thì mình bật nấc số 4 là mạnh nhất, nhưng lúc yếu lúc mạnh. Khi cắm sạc thì bị lỏng, không cố định.</text:p>
          </table:table-cell>
        </table:table-row>
        <table:table-row table:style-name="ro1">
          <table:table-cell office:value-type="string" calcext:value-type="string">
            <text:p>width: 60%;</text:p>
          </table:table-cell>
          <table:table-cell office:value-type="string" calcext:value-type="string">
            <text:p>QUẠT ÊM, GIÓ MÁT, TUY NHIÊN REMOTE KHÔNG NHẠY NHƯ C1C HÃNG KHÁC, PHẢI BẤM NHẤN NHIỀU LẦN MỚI DC. KHÔNG RÕ LÝ DO TẠI SAO</text:p>
          </table:table-cell>
        </table:table-row>
        <table:table-row table:style-name="ro1">
          <table:table-cell office:value-type="string" calcext:value-type="string">
            <text:p>width: 60%;</text:p>
          </table:table-cell>
          <table:table-cell office:value-type="string" calcext:value-type="string">
            <text:p>quạt êm nhưng k mát</text:p>
          </table:table-cell>
        </table:table-row>
        <table:table-row table:style-name="ro4">
          <table:table-cell office:value-type="string" calcext:value-type="string">
            <text:p>width: 60%;</text:p>
          </table:table-cell>
          <table:table-cell office:value-type="string" calcext:value-type="string">
            <text:p>quạt e nhận đc hok có 2 cái sừng z ạ.</text:p>
            <text:p>z chẳng phải ko giống hình sao???</text:p>
          </table:table-cell>
        </table:table-row>
        <table:table-row table:style-name="ro1">
          <table:table-cell office:value-type="string" calcext:value-type="string">
            <text:p>width: 60%;</text:p>
          </table:table-cell>
          <table:table-cell office:value-type="string" calcext:value-type="string">
            <text:p>Quạt được nhưng lại không có cục sạc</text:p>
          </table:table-cell>
        </table:table-row>
        <table:table-row table:style-name="ro1">
          <table:table-cell office:value-type="string" calcext:value-type="string">
            <text:p>width: 60%;</text:p>
          </table:table-cell>
          <table:table-cell office:value-type="string" calcext:value-type="string">
            <text:p>Quat dùng ổn nhưng chưa đủ để làm mát máy laptop Lenovo T420 khi chạy chương trình Autocad</text:p>
          </table:table-cell>
        </table:table-row>
        <table:table-row table:style-name="ro1">
          <table:table-cell office:value-type="string" calcext:value-type="string">
            <text:p>width: 60%;</text:p>
          </table:table-cell>
          <table:table-cell office:value-type="string" calcext:value-type="string">
            <text:p>Quạt dùng Ok. Đặt bàn làm việc khá gọn + mát. Nhưng mình đặt quạt màu đen mà nhận được màu vàng. Đề nghị Tiki kiểm tra kỹ chi tiết đơn hàng trước khi chuyển sp.</text:p>
          </table:table-cell>
        </table:table-row>
        <table:table-row table:style-name="ro4">
          <table:table-cell office:value-type="string" calcext:value-type="string">
            <text:p>width: 60%;</text:p>
          </table:table-cell>
          <table:table-cell office:value-type="string" calcext:value-type="string">
            <text:p>quạt đúng như hình , </text:p>
            <text:p> nhưng mình sạc pin rồi dùng thì nó lại hết pin nhanh</text:p>
          </table:table-cell>
        </table:table-row>
        <table:table-row table:style-name="ro4">
          <table:table-cell office:value-type="string" calcext:value-type="string">
            <text:p>width: 60%;</text:p>
          </table:table-cell>
          <table:table-cell office:value-type="string" calcext:value-type="string">
            <text:p>Quạt dùng được nhưng tại sao mình đặt màu trắng lại giao màu xanh ???</text:p>
            <text:p>Lẽ ra sẽ yêu cầu đổi lại nhưng Tiki dạo này giao hàng lâu quá nên thôi, chỉ feedback để phía bên giao hàng cẩn thận hơn!</text:p>
          </table:table-cell>
        </table:table-row>
        <table:table-row table:style-name="ro4">
          <table:table-cell office:value-type="string" calcext:value-type="string">
            <text:p>width: 60%;</text:p>
          </table:table-cell>
          <table:table-cell office:value-type="string" calcext:value-type="string">
            <text:p>quạt đẹp. phụ kiện đầy đủ. nhưng </text:p>
            <text:p>k hiểu sao k tắt đc ??</text:p>
          </table:table-cell>
        </table:table-row>
        <table:table-row table:style-name="ro1">
          <table:table-cell office:value-type="string" calcext:value-type="string">
            <text:p>width: 60%;</text:p>
          </table:table-cell>
          <table:table-cell office:value-type="string" calcext:value-type="string">
            <text:p>Quạt đẹp, hoàn thiện tốt. Nhưng tiếng kêu hơi to và gió bị phân tán, ko đc mát lắm.</text:p>
          </table:table-cell>
        </table:table-row>
        <table:table-row table:style-name="ro1">
          <table:table-cell office:value-type="string" calcext:value-type="string">
            <text:p>width: 60%;</text:p>
          </table:table-cell>
          <table:table-cell office:value-type="string" calcext:value-type="string">
            <text:p>quạt đẹp nhưng tốc độ gió tối đa không mát bằng quạt cũ senko mình đã dùng</text:p>
          </table:table-cell>
        </table:table-row>
        <table:table-row table:style-name="ro1">
          <table:table-cell office:value-type="string" calcext:value-type="string">
            <text:p>width: 60%;</text:p>
          </table:table-cell>
          <table:table-cell office:value-type="string" calcext:value-type="string">
            <text:p>quạt cũng khá mát nhưng tiếng của nó ồn quá, bất tiện</text:p>
          </table:table-cell>
        </table:table-row>
        <table:table-row table:style-name="ro1">
          <table:table-cell office:value-type="string" calcext:value-type="string">
            <text:p>width: 60%;</text:p>
          </table:table-cell>
          <table:table-cell office:value-type="string" calcext:value-type="string">
            <text:p>Quạt cứng cáp, không mát lắm.</text:p>
          </table:table-cell>
        </table:table-row>
        <table:table-row table:style-name="ro1">
          <table:table-cell office:value-type="string" calcext:value-type="string">
            <text:p>width: 60%;</text:p>
          </table:table-cell>
          <table:table-cell office:value-type="string" calcext:value-type="string">
            <text:p>Quạt có tiếng ồn lớn, <text:s/>sạc thì quá lâu pin kha ok.</text:p>
          </table:table-cell>
        </table:table-row>
        <table:table-row table:style-name="ro1">
          <table:table-cell office:value-type="string" calcext:value-type="string">
            <text:p>width: 60%;</text:p>
          </table:table-cell>
          <table:table-cell office:value-type="string" calcext:value-type="string">
            <text:p>Quạt có dấu vết đã được tháo lắp, chạy phòng máy lạnh có vẻ hơi ồn.</text:p>
          </table:table-cell>
        </table:table-row>
        <table:table-row table:style-name="ro1">
          <table:table-cell office:value-type="string" calcext:value-type="string">
            <text:p>width: 60%;</text:p>
          </table:table-cell>
          <table:table-cell office:value-type="string" calcext:value-type="string">
            <text:p>Quạt chạy yếu, số 1 gần như k có tác dụng, số 3, 4 tàm tạm, k manh. Màu sắc, mẫu mã thì ok</text:p>
          </table:table-cell>
        </table:table-row>
        <table:table-row table:style-name="ro1">
          <table:table-cell office:value-type="string" calcext:value-type="string">
            <text:p>width: 60%;</text:p>
          </table:table-cell>
          <table:table-cell office:value-type="string" calcext:value-type="string">
            <text:p>Quạt chạy số nhỏ cũng không êm lắm. Khi dùng chế độ swing thì có tiếng kêu cót két (ban ngày rất khó nghe thấy nhưng đêm nghe rõ, rất khó chịu). Xin hỏi trường hợp này tôi có thể được đổi sp không?</text:p>
          </table:table-cell>
        </table:table-row>
        <table:table-row table:style-name="ro1">
          <table:table-cell office:value-type="string" calcext:value-type="string">
            <text:p>width: 60%;</text:p>
          </table:table-cell>
          <table:table-cell office:value-type="string" calcext:value-type="string">
            <text:p>Quạt chạy rất rất...ồn mình đã Mail hỗ trợ nhưng bộ phận chăm sóc khách hàng của Tiki ko tốt như trước nữa. Hoàn toàn không trả lời Mail của mình. Mình yêu cầu đổi sản phẩm mà 3 ngày rồi không có 1 cuộc gọi. Trước giờ mình mua hàng tiki vì chăm sóc khách hàng tốt nhưng dạo gần đây thì tệ quá luôn.</text:p>
          </table:table-cell>
        </table:table-row>
        <table:table-row table:style-name="ro1">
          <table:table-cell office:value-type="string" calcext:value-type="string">
            <text:p>width: 60%;</text:p>
          </table:table-cell>
          <table:table-cell office:value-type="string" calcext:value-type="string">
            <text:p>Quạt chạy ồn, số 1 nhỏ nhất vẫn mạnh (không hợp lý). Muốn tắt phải chuyển hết số.</text:p>
          </table:table-cell>
        </table:table-row>
        <table:table-row table:style-name="ro1">
          <table:table-cell office:value-type="string" calcext:value-type="string">
            <text:p>width: 60%;</text:p>
          </table:table-cell>
          <table:table-cell office:value-type="string" calcext:value-type="string">
            <text:p>Quạt chạy ổn nhưng ồn, bạn nào hay bị mất tập trung dễ bị ảnh hưởng bởi tiếng ồn của quạt. Điểm trừ duy nhất của sản phẩm nhưng ảnh hưởng đến suốt quá trình sử dụng nên cho 3 sao thôi.</text:p>
          </table:table-cell>
        </table:table-row>
        <table:table-row table:style-name="ro1">
          <table:table-cell office:value-type="string" calcext:value-type="string">
            <text:p>width: 60%;</text:p>
          </table:table-cell>
          <table:table-cell office:value-type="string" calcext:value-type="string">
            <text:p>Quat chạy ok, nhưng pin nhanh hết qúa</text:p>
          </table:table-cell>
        </table:table-row>
        <table:table-row table:style-name="ro1">
          <table:table-cell office:value-type="string" calcext:value-type="string">
            <text:p>width: 60%;</text:p>
          </table:table-cell>
          <table:table-cell office:value-type="string" calcext:value-type="string">
            <text:p>quat chay manh lam. nhung nhanh het pin.</text:p>
          </table:table-cell>
        </table:table-row>
        <table:table-row table:style-name="ro1">
          <table:table-cell office:value-type="string" calcext:value-type="string">
            <text:p>width: 60%;</text:p>
          </table:table-cell>
          <table:table-cell office:value-type="string" calcext:value-type="string">
            <text:p>Quạt chạy khá tốt, mát, gọn nhẹ. Tuy nhiên thời lượng sử dụng hơi ngắn, nút off bị lỗi nên dùng xong phải tháo pin.</text:p>
          </table:table-cell>
        </table:table-row>
        <table:table-row table:style-name="ro1">
          <table:table-cell office:value-type="string" calcext:value-type="string">
            <text:p>width: 60%;</text:p>
          </table:table-cell>
          <table:table-cell office:value-type="string" calcext:value-type="string">
            <text:p>Quat chay Khá ồn, kêu to.......</text:p>
          </table:table-cell>
        </table:table-row>
        <table:table-row table:style-name="ro1">
          <table:table-cell office:value-type="string" calcext:value-type="string">
            <text:p>width: 60%;</text:p>
          </table:table-cell>
          <table:table-cell office:value-type="string" calcext:value-type="string">
            <text:p>Quạt chạy hơi ồn, tiếng kêu to.</text:p>
          </table:table-cell>
        </table:table-row>
        <table:table-row table:style-name="ro1">
          <table:table-cell office:value-type="string" calcext:value-type="string">
            <text:p>width: 60%;</text:p>
          </table:table-cell>
          <table:table-cell office:value-type="string" calcext:value-type="string">
            <text:p>quat chay em. Nhung khi chay quay di quay lai co phat ra tieng on ket ket nhe nhe</text:p>
          </table:table-cell>
        </table:table-row>
        <table:table-row table:style-name="ro1">
          <table:table-cell office:value-type="string" calcext:value-type="string">
            <text:p>width: 60%;</text:p>
          </table:table-cell>
          <table:table-cell office:value-type="string" calcext:value-type="string">
            <text:p>Quạt chạy êm, thoáng nhà, chủ yếu sử dụng nấc 3 hoặc 5.</text:p>
          </table:table-cell>
        </table:table-row>
        <table:table-row table:style-name="ro1">
          <table:table-cell office:value-type="string" calcext:value-type="string">
            <text:p>width: 60%;</text:p>
          </table:table-cell>
          <table:table-cell office:value-type="string" calcext:value-type="string">
            <text:p>Quạt chạy em nhưng khi ở vận tốc nhỏ nghe lọc cọc phía trong. Nhờ Tiki cung cấp số bên bảo hành</text:p>
          </table:table-cell>
        </table:table-row>
        <table:table-row table:style-name="ro1">
          <table:table-cell office:value-type="string" calcext:value-type="string">
            <text:p>width: 60%;</text:p>
          </table:table-cell>
          <table:table-cell office:value-type="string" calcext:value-type="string">
            <text:p>quạt cầm tay mini này hơi to so với các quạt khác, quạt chạy êm. Nhưng nhân viên giao hàng <text:s/>ở Tân Bình lại rất khó chịu, mặt như đưa đám vậy, chả ai làm gì mà cứ như sát thủ, thiệt ko tính nhận hàng luôn.</text:p>
          </table:table-cell>
        </table:table-row>
        <table:table-row table:style-name="ro1">
          <table:table-cell office:value-type="string" calcext:value-type="string">
            <text:p>width: 60%;</text:p>
          </table:table-cell>
          <table:table-cell office:value-type="string" calcext:value-type="string">
            <text:p>Quạt bình thường, hộp sau quạt lỏng k lap chat duoc, quạt sdang chạy mà long hộp ra luôn</text:p>
          </table:table-cell>
        </table:table-row>
        <table:table-row table:style-name="ro1">
          <table:table-cell office:value-type="string" calcext:value-type="string">
            <text:p>width: 60%;</text:p>
          </table:table-cell>
          <table:table-cell office:value-type="string" calcext:value-type="string">
            <text:p>Quạt bình thường, hộp sau quạt lỏng k lap chat duoc, quạt sdang chạy mà long hộp ra luôn</text:p>
          </table:table-cell>
        </table:table-row>
        <table:table-row table:style-name="ro1">
          <table:table-cell office:value-type="string" calcext:value-type="string">
            <text:p>width: 60%;</text:p>
          </table:table-cell>
          <table:table-cell office:value-type="string" calcext:value-type="string">
            <text:p>Quạt bị dơ</text:p>
          </table:table-cell>
        </table:table-row>
        <table:table-row table:style-name="ro1">
          <table:table-cell office:value-type="string" calcext:value-type="string">
            <text:p>width: 60%;</text:p>
          </table:table-cell>
          <table:table-cell office:value-type="string" calcext:value-type="string">
            <text:p>Quạt bé so với hình ảnh xem trên photo tiki, cần lưa ý kĩ các thông số đường kính cánh quạt, chiều cao, công suất và màu sắc trước khi đặt mua</text:p>
          </table:table-cell>
        </table:table-row>
        <table:table-row table:style-name="ro1">
          <table:table-cell office:value-type="string" calcext:value-type="string">
            <text:p>width: 60%;</text:p>
          </table:table-cell>
          <table:table-cell office:value-type="string" calcext:value-type="string">
            <text:p>quạt ban đầu mạnh, dùng được 2 ngày là để mặt gần quạt mà gió ko bay tóc nổi luôn.</text:p>
          </table:table-cell>
        </table:table-row>
        <table:table-row table:style-name="ro1">
          <table:table-cell office:value-type="string" calcext:value-type="string">
            <text:p>width: 60%;</text:p>
          </table:table-cell>
          <table:table-cell office:value-type="string" calcext:value-type="string">
            <text:p>quạt ban đầu mạnh, dùng được 2 ngày là để mặt gần quạt mà gió ko bay tóc nổi luôn.</text:p>
          </table:table-cell>
        </table:table-row>
        <table:table-row table:style-name="ro1">
          <table:table-cell office:value-type="string" calcext:value-type="string">
            <text:p>width: 60%;</text:p>
          </table:table-cell>
          <table:table-cell office:value-type="string" calcext:value-type="string">
            <text:p>Quảng cáo tặng thẻ nhớ mà k thấy tặng vs lại k có củ sạc. Đề nghị shop giải đáp</text:p>
          </table:table-cell>
        </table:table-row>
        <table:table-row table:style-name="ro1">
          <table:table-cell office:value-type="string" calcext:value-type="string">
            <text:p>width: 60%;</text:p>
          </table:table-cell>
          <table:table-cell office:value-type="string" calcext:value-type="string">
            <text:p>quảng cáo nồi 5l, nhưng thực tế quá nhỏ. chỉ tầm 3,5l là cùng. Dùng ok. phải khử mùi nhựa bằng chanh, giấm tầm 30p mới đỡ</text:p>
          </table:table-cell>
        </table:table-row>
        <table:table-row table:style-name="ro1">
          <table:table-cell office:value-type="string" calcext:value-type="string">
            <text:p>width: 60%;</text:p>
          </table:table-cell>
          <table:table-cell office:value-type="string" calcext:value-type="string">
            <text:p>Quảng cáo công suất 60w. Thực tế chỉ có 48w. Thất vọng Tiki quá.</text:p>
          </table:table-cell>
        </table:table-row>
        <table:table-row table:style-name="ro1">
          <table:table-cell office:value-type="string" calcext:value-type="string">
            <text:p>width: 60%;</text:p>
          </table:table-cell>
          <table:table-cell office:value-type="string" calcext:value-type="string">
            <text:p>Quảng cáo có 2 mức nấu nhanh chậm. Nhưng nhận về chỉ có 1 mức</text:p>
          </table:table-cell>
        </table:table-row>
        <table:table-row table:style-name="ro1">
          <table:table-cell office:value-type="string" calcext:value-type="string">
            <text:p>width: 60%;</text:p>
          </table:table-cell>
          <table:table-cell office:value-type="string" calcext:value-type="string">
            <text:p>quảng cáo ban đêm có màu nhưng không đúng như quảng cáo. thật thất vọng...</text:p>
          </table:table-cell>
        </table:table-row>
        <table:table-row table:style-name="ro1">
          <table:table-cell office:value-type="string" calcext:value-type="string">
            <text:p>width: 60%;</text:p>
          </table:table-cell>
          <table:table-cell office:value-type="string" calcext:value-type="string">
            <text:p>quai hơi lỏng</text:p>
          </table:table-cell>
        </table:table-row>
        <table:table-row table:style-name="ro1">
          <table:table-cell office:value-type="string" calcext:value-type="string">
            <text:p>width: 60%;</text:p>
          </table:table-cell>
          <table:table-cell office:value-type="string" calcext:value-type="string">
            <text:p>Quá trình vận chuyển bị biến dạng sản phẩm. Chưa hài lòng lắm.</text:p>
          </table:table-cell>
        </table:table-row>
        <table:table-row table:style-name="ro1">
          <table:table-cell office:value-type="string" calcext:value-type="string">
            <text:p>width: 60%;</text:p>
          </table:table-cell>
          <table:table-cell office:value-type="string" calcext:value-type="string">
            <text:p>Quá to so với quy định :((</text:p>
          </table:table-cell>
        </table:table-row>
        <table:table-row table:style-name="ro5">
          <table:table-cell office:value-type="string" calcext:value-type="string">
            <text:p>width: 60%;</text:p>
          </table:table-cell>
          <table:table-cell office:value-type="string" calcext:value-type="string">
            <text:p>Quá thất vọng về sản phẩm</text:p>
            <text:p>1. Hàng không có tờ hướng dẫn sử dụng chi tiết rất bất tiện cho người dùng</text:p>
            <text:p>2. Chất lượng rỏm: Lò mỏng manh, yếu</text:p>
            <text:p>3. Vẫn có khói chứ không hề như quảng cáo là không khói</text:p>
          </table:table-cell>
        </table:table-row>
        <table:table-row table:style-name="ro1">
          <table:table-cell office:value-type="string" calcext:value-type="string">
            <text:p>width: 60%;</text:p>
          </table:table-cell>
          <table:table-cell office:value-type="string" calcext:value-type="string">
            <text:p>quá thất vọng về chất lượng, tách bass cực chán, vặn lớn volume thì rè thua cả cái tai nghe ip 6 của mình. khuyên thật thật lòng ae nào định mua. 600k mình nghĩ chất lượng phải tốt hơn chút ai dè như mã loa 3-400</text:p>
          </table:table-cell>
        </table:table-row>
        <table:table-row table:style-name="ro1">
          <table:table-cell office:value-type="string" calcext:value-type="string">
            <text:p>width: 60%;</text:p>
          </table:table-cell>
          <table:table-cell office:value-type="string" calcext:value-type="string">
            <text:p>Quá thất vọng</text:p>
          </table:table-cell>
        </table:table-row>
        <table:table-row table:style-name="ro4">
          <table:table-cell office:value-type="string" calcext:value-type="string">
            <text:p>width: 60%;</text:p>
          </table:table-cell>
          <table:table-cell office:value-type="string" calcext:value-type="string">
            <text:p>quá nhỏ 😭😭😭</text:p>
            <text:p>1 mình thì đc. chứ 2 mình k ăn đc no</text:p>
          </table:table-cell>
        </table:table-row>
        <table:table-row table:style-name="ro1">
          <table:table-cell office:value-type="string" calcext:value-type="string">
            <text:p>width: 60%;</text:p>
          </table:table-cell>
          <table:table-cell office:value-type="string" calcext:value-type="string">
            <text:p>Qua một thời gian sử dụng, thì cảm nhận với mức giá hơn 800,000 của sản phẩm này sử dụng không có gì nỗi trôi hơn bộ sản phẩm cùng loại có mức giá rẻ hơn khoảng 400.000 đến 500.000</text:p>
          </table:table-cell>
        </table:table-row>
        <table:table-row table:style-name="ro1">
          <table:table-cell office:value-type="string" calcext:value-type="string">
            <text:p>width: 60%;</text:p>
          </table:table-cell>
          <table:table-cell office:value-type="string" calcext:value-type="string">
            <text:p>Quá lỏng lẻo, chỉ thích hợp để 1 chỗ thay vì dùng để di chuyển sử dụng nhiều nơi</text:p>
          </table:table-cell>
        </table:table-row>
        <table:table-row table:style-name="ro1">
          <table:table-cell office:value-type="string" calcext:value-type="string">
            <text:p>width: 60%;</text:p>
          </table:table-cell>
          <table:table-cell office:value-type="string" calcext:value-type="string">
            <text:p>Quá khó tháo lắp</text:p>
          </table:table-cell>
        </table:table-row>
        <table:table-row table:style-name="ro1">
          <table:table-cell office:value-type="string" calcext:value-type="string">
            <text:p>width: 60%;</text:p>
          </table:table-cell>
          <table:table-cell office:value-type="string" calcext:value-type="string">
            <text:p>Quá kén nồi</text:p>
          </table:table-cell>
        </table:table-row>
        <table:table-row table:style-name="ro1">
          <table:table-cell office:value-type="string" calcext:value-type="string">
            <text:p>width: 60%;</text:p>
          </table:table-cell>
          <table:table-cell office:value-type="string" calcext:value-type="string">
            <text:p>Qoai houw lỏng lẽo, hộp cũ hình như là hàng thanh lí hậu mãi</text:p>
          </table:table-cell>
        </table:table-row>
        <table:table-row table:style-name="ro1">
          <table:table-cell office:value-type="string" calcext:value-type="string">
            <text:p>width: 60%;</text:p>
          </table:table-cell>
          <table:table-cell office:value-type="string" calcext:value-type="string">
            <text:p>pin vẫn hơi yếu hơn giới thiệu dù mình sài mức nhỏ nhất</text:p>
          </table:table-cell>
        </table:table-row>
        <table:table-row table:style-name="ro1">
          <table:table-cell office:value-type="string" calcext:value-type="string">
            <text:p>width: 60%;</text:p>
          </table:table-cell>
          <table:table-cell office:value-type="string" calcext:value-type="string">
            <text:p>pin to hơn loại 2a con thỏ. nhanh hết pin. sạc đầy mà cho vô míc dc 5 tiếng hết. còn thua pin aa mua ngoài.</text:p>
          </table:table-cell>
        </table:table-row>
        <table:table-row table:style-name="ro1">
          <table:table-cell office:value-type="string" calcext:value-type="string">
            <text:p>width: 60%;</text:p>
          </table:table-cell>
          <table:table-cell office:value-type="string" calcext:value-type="string">
            <text:p>Pin sạc nhanh nhưng đang sạc được đến 80% thì tự động tắt nguồn, bật lại để sạc tiếp, một lúc sau lại tự động tắt. Yêu cầu được bảo hành</text:p>
          </table:table-cell>
        </table:table-row>
        <table:table-row table:style-name="ro1">
          <table:table-cell office:value-type="string" calcext:value-type="string">
            <text:p>width: 60%;</text:p>
          </table:table-cell>
          <table:table-cell office:value-type="string" calcext:value-type="string">
            <text:p>Pin rời rạc hơi lỏng lẻo và sạc đầy chỉ đung được khoảng 20 phút lampin hết</text:p>
          </table:table-cell>
        </table:table-row>
        <table:table-row table:style-name="ro1">
          <table:table-cell office:value-type="string" calcext:value-type="string">
            <text:p>width: 60%;</text:p>
          </table:table-cell>
          <table:table-cell office:value-type="string" calcext:value-type="string">
            <text:p>pin mau hỏng quá</text:p>
          </table:table-cell>
        </table:table-row>
        <table:table-row table:style-name="ro1">
          <table:table-cell office:value-type="string" calcext:value-type="string">
            <text:p>width: 60%;</text:p>
          </table:table-cell>
          <table:table-cell office:value-type="string" calcext:value-type="string">
            <text:p>pin không giử. tầm giá chấp nhận đc</text:p>
          </table:table-cell>
        </table:table-row>
        <table:table-row table:style-name="ro1">
          <table:table-cell office:value-type="string" calcext:value-type="string">
            <text:p>width: 60%;</text:p>
          </table:table-cell>
          <table:table-cell office:value-type="string" calcext:value-type="string">
            <text:p>Pin kém quá shop ơi. quảng cáo 3 ngày. mới xạc đầy để nguyên không dùng gì 2 tiếng đã hết. shop có thể đổi lại pin cho tôi không?</text:p>
          </table:table-cell>
        </table:table-row>
        <table:table-row table:style-name="ro1">
          <table:table-cell office:value-type="string" calcext:value-type="string">
            <text:p>width: 60%;</text:p>
          </table:table-cell>
          <table:table-cell office:value-type="string" calcext:value-type="string">
            <text:p>Pin hơi yếu mình sạc đầy pin mà dubgf được hơn 1 tiếng là báo hết pin rồi</text:p>
          </table:table-cell>
        </table:table-row>
        <table:table-row table:style-name="ro1">
          <table:table-cell office:value-type="string" calcext:value-type="string">
            <text:p>width: 60%;</text:p>
          </table:table-cell>
          <table:table-cell office:value-type="string" calcext:value-type="string">
            <text:p>Pin hơi yếu</text:p>
          </table:table-cell>
        </table:table-row>
        <table:table-row table:style-name="ro4">
          <table:table-cell office:value-type="string" calcext:value-type="string">
            <text:p>width: 60%;</text:p>
          </table:table-cell>
          <table:table-cell office:value-type="string" calcext:value-type="string">
            <text:p>Pin hơi bị hạn chế giá tiền như thế tạm ỗn đánh giá cho bình thường</text:p>
            <text:p>Giao hàng nhanh chống</text:p>
          </table:table-cell>
        </table:table-row>
        <table:table-row table:style-name="ro4">
          <table:table-cell office:value-type="string" calcext:value-type="string">
            <text:p>width: 60%;</text:p>
          </table:table-cell>
          <table:table-cell office:value-type="string" calcext:value-type="string">
            <text:p>Pin hơi bị hạn chế giá tiền như thế tạm ỗn đánh giá cho bình thường</text:p>
            <text:p>Giao hàng nhanh chống</text:p>
          </table:table-cell>
        </table:table-row>
        <table:table-row table:style-name="ro1">
          <table:table-cell office:value-type="string" calcext:value-type="string">
            <text:p>width: 60%;</text:p>
          </table:table-cell>
          <table:table-cell office:value-type="string" calcext:value-type="string">
            <text:p>pin dùng tốt, đúng như hình ảnh</text:p>
          </table:table-cell>
        </table:table-row>
        <table:table-row table:style-name="ro1">
          <table:table-cell office:value-type="string" calcext:value-type="string">
            <text:p>width: 60%;</text:p>
          </table:table-cell>
          <table:table-cell office:value-type="string" calcext:value-type="string">
            <text:p>Pin đúng như hình ảnh nhưng theo sử dụng thì rất nhanh hết, chưa bằng 1/2 thời gian của pin zin. Thôi thì tiền nào của nấy, mọi người mua thì nên xem xét trước^^</text:p>
          </table:table-cell>
        </table:table-row>
        <table:table-row table:style-name="ro1">
          <table:table-cell office:value-type="string" calcext:value-type="string">
            <text:p>width: 60%;</text:p>
          </table:table-cell>
          <table:table-cell office:value-type="string" calcext:value-type="string">
            <text:p>Pin dùng được, song tìm trên vĩ về năm sản xuất chưa tìm ra, bên nhập khẩu phải chỉ rõ để dễ kiểm tra.</text:p>
          </table:table-cell>
        </table:table-row>
        <table:table-row table:style-name="ro4">
          <table:table-cell office:value-type="string" calcext:value-type="string">
            <text:p>width: 60%;</text:p>
          </table:table-cell>
          <table:table-cell office:value-type="string" calcext:value-type="string">
            <text:p>pin dùng đc khoảng 1 tiếng là phả</text:p>
            <text:p>i xạc. không biết có phải bị lỗi ko</text:p>
          </table:table-cell>
        </table:table-row>
        <table:table-row table:style-name="ro1">
          <table:table-cell office:value-type="string" calcext:value-type="string">
            <text:p>width: 60%;</text:p>
          </table:table-cell>
          <table:table-cell office:value-type="string" calcext:value-type="string">
            <text:p>Pin đáng ta được khoảng 2h thì tốt, dùng đôi khi bị chập chờn</text:p>
          </table:table-cell>
        </table:table-row>
        <table:table-row table:style-name="ro1">
          <table:table-cell office:value-type="string" calcext:value-type="string">
            <text:p>width: 60%;</text:p>
          </table:table-cell>
          <table:table-cell office:value-type="string" calcext:value-type="string">
            <text:p>Phù hợp với giá thành</text:p>
          </table:table-cell>
        </table:table-row>
        <table:table-row table:style-name="ro1">
          <table:table-cell office:value-type="string" calcext:value-type="string">
            <text:p>width: 60%;</text:p>
          </table:table-cell>
          <table:table-cell office:value-type="string" calcext:value-type="string">
            <text:p>phù hợp với gia đình 2 ngưòi</text:p>
          </table:table-cell>
        </table:table-row>
        <table:table-row table:style-name="ro1">
          <table:table-cell office:value-type="string" calcext:value-type="string">
            <text:p>width: 60%;</text:p>
          </table:table-cell>
          <table:table-cell office:value-type="string" calcext:value-type="string">
            <text:p>Phù hợp để mang di công tác, du lịch. Có thể ủi nhẹ áo sơ mi hoặc vải mỏng. Chỉ có 1 mức nhiệt độ. Bình hơi nước cũng khá nhỏ. 1 lần fill nước có thể ủi khoảng 2 áo. Nút bấm ủi cũng phải giữ liên tục, nên ủi lâu sẽ hơi mỏi tay. Tuy nhiên xài khá bền.</text:p>
          </table:table-cell>
        </table:table-row>
        <table:table-row table:style-name="ro1">
          <table:table-cell office:value-type="string" calcext:value-type="string">
            <text:p>width: 60%;</text:p>
          </table:table-cell>
          <table:table-cell office:value-type="string" calcext:value-type="string">
            <text:p>Phù hợp cho những ai thích vị sữa. Mình không thích loại này vì nó rất nhạt, Nhạt nhất trong tất cả các vị của Nescafe Dolce Gusto</text:p>
          </table:table-cell>
        </table:table-row>
        <table:table-row table:style-name="ro1">
          <table:table-cell office:value-type="string" calcext:value-type="string">
            <text:p>width: 60%;</text:p>
          </table:table-cell>
          <table:table-cell office:value-type="string" calcext:value-type="string">
            <text:p>phòng phành. k chắc chắn nên mua bàn phím fulen thì tốt hơn.</text:p>
          </table:table-cell>
        </table:table-row>
        <table:table-row table:style-name="ro1">
          <table:table-cell office:value-type="string" calcext:value-type="string">
            <text:p>width: 60%;</text:p>
          </table:table-cell>
          <table:table-cell office:value-type="string" calcext:value-type="string">
            <text:p>phòng ngủ cách 10m mà sóng không tới, chỉ có một bức tường</text:p>
          </table:table-cell>
        </table:table-row>
        <table:table-row table:style-name="ro1">
          <table:table-cell office:value-type="string" calcext:value-type="string">
            <text:p>width: 60%;</text:p>
          </table:table-cell>
          <table:table-cell office:value-type="string" calcext:value-type="string">
            <text:p>Phin hơi ngắn hơn chút nhưng cũng dùng được</text:p>
          </table:table-cell>
        </table:table-row>
        <table:table-row table:style-name="ro1">
          <table:table-cell office:value-type="string" calcext:value-type="string">
            <text:p>width: 60%;</text:p>
          </table:table-cell>
          <table:table-cell office:value-type="string" calcext:value-type="string">
            <text:p>Phim này dùng cho máy ảnh lấy luôn, chất lượng phim thì cũng không có gì phải chê cả , ưu điểm tiện lợi khô mực nhanh chỉ có một điều ở phần nhược điểm <text:s/>là giá thành của phim khá là cao dù đã giảm giá 8% thì phim vẫn khá là đắt 165k cũng chỉ được có 10 miếng.</text:p>
          </table:table-cell>
        </table:table-row>
        <table:table-row table:style-name="ro1">
          <table:table-cell office:value-type="string" calcext:value-type="string">
            <text:p>width: 60%;</text:p>
          </table:table-cell>
          <table:table-cell office:value-type="string" calcext:value-type="string">
            <text:p>phím bị xuống chất lượng</text:p>
          </table:table-cell>
        </table:table-row>
        <table:table-row table:style-name="ro1">
          <table:table-cell office:value-type="string" calcext:value-type="string">
            <text:p>width: 60%;</text:p>
          </table:table-cell>
          <table:table-cell office:value-type="string" calcext:value-type="string">
            <text:p>Phím bấm hơi cứng và bàn phím ko có đế nâng nên cảm giác thấp. Phần dưới nút khá thoáng sẽ dễ vệ sinh.</text:p>
          </table:table-cell>
        </table:table-row>
        <table:table-row table:style-name="ro1">
          <table:table-cell office:value-type="string" calcext:value-type="string">
            <text:p>width: 60%;</text:p>
          </table:table-cell>
          <table:table-cell office:value-type="string" calcext:value-type="string">
            <text:p>Phiếu bảo hành sản phẩm không có. Bình đẹp nhưng chưa có phiếu bảo hành???</text:p>
          </table:table-cell>
        </table:table-row>
        <table:table-row table:style-name="ro1">
          <table:table-cell office:value-type="string" calcext:value-type="string">
            <text:p>width: 60%;</text:p>
          </table:table-cell>
          <table:table-cell office:value-type="string" calcext:value-type="string">
            <text:p>Phích điện lỏng, đang nướng cứ on-off hoài rất bất tiện.</text:p>
          </table:table-cell>
        </table:table-row>
        <table:table-row table:style-name="ro1">
          <table:table-cell office:value-type="string" calcext:value-type="string">
            <text:p>width: 60%;</text:p>
          </table:table-cell>
          <table:table-cell office:value-type="string" calcext:value-type="string">
            <text:p>phí vận chuyển quá cao. lõi số 3 ko có tem chống hàng giả</text:p>
          </table:table-cell>
        </table:table-row>
        <table:table-row table:style-name="ro1">
          <table:table-cell office:value-type="string" calcext:value-type="string">
            <text:p>width: 60%;</text:p>
          </table:table-cell>
          <table:table-cell office:value-type="string" calcext:value-type="string">
            <text:p>Phần thân và phần lưỡi gắn kết ko chắc, hay bị tụt ra</text:p>
          </table:table-cell>
        </table:table-row>
        <table:table-row table:style-name="ro1">
          <table:table-cell office:value-type="string" calcext:value-type="string">
            <text:p>width: 60%;</text:p>
          </table:table-cell>
          <table:table-cell office:value-type="string" calcext:value-type="string">
            <text:p>Phần sứ rất dễ vỡ, cẩn thận đồ vật rớt vào. Mặt bếp là inox nên sơn dễ tróc. Lửa cháy đều và đẹp.</text:p>
          </table:table-cell>
        </table:table-row>
        <table:table-row table:style-name="ro1">
          <table:table-cell office:value-type="string" calcext:value-type="string">
            <text:p>width: 60%;</text:p>
          </table:table-cell>
          <table:table-cell office:value-type="string" calcext:value-type="string">
            <text:p>Phần ống nhựa gắn trên nắp này bị xước chỗ cạnh đáy, sợ lúc ép vụn nhựa rớt xuống nước ép. Đề nghị tiki đổi cho mình nắp khác</text:p>
          </table:table-cell>
        </table:table-row>
        <table:table-row table:style-name="ro1">
          <table:table-cell office:value-type="string" calcext:value-type="string">
            <text:p>width: 60%;</text:p>
          </table:table-cell>
          <table:table-cell office:value-type="string" calcext:value-type="string">
            <text:p>phần nồi kéo ra được thấy không chắc chắn phần nướng thì ok</text:p>
          </table:table-cell>
        </table:table-row>
        <table:table-row table:style-name="ro1">
          <table:table-cell office:value-type="string" calcext:value-type="string">
            <text:p>width: 60%;</text:p>
          </table:table-cell>
          <table:table-cell office:value-type="string" calcext:value-type="string">
            <text:p>Phần nhựa ọp ẹp khu vực bảng điều khiển đúng như một số comment nói, khả năng là do làm nút bấm và màn hình hiển thị lớn nên mật độ nhựa ở khu vực này ít. Quạt mình nhận được còn hở mép ráp khu vực này. Quạt hơi ồn dù là 5 cánh và được quảng cáo ít ồn. Thiết kế phần đầu quạt k cân bằng tốt khi nâng cao hết mức. Còn lại chất lượng phần lồng quạt khá tốt, khung quạt gọn gàng tiết kiệm đc không gian, phần nan quạt dày và cứng cáp. Tem năng lượng 2 sao không rõ là có thật k, vì công suất quạt cũng chỉ 60w. Remote k đc nhạy, phải bấm hơi mạnh tay thì mới có phản hồi.</text:p>
          </table:table-cell>
        </table:table-row>
        <table:table-row table:style-name="ro1">
          <table:table-cell office:value-type="string" calcext:value-type="string">
            <text:p>width: 60%;</text:p>
          </table:table-cell>
          <table:table-cell office:value-type="string" calcext:value-type="string">
            <text:p>Phần nhựa bên ngoài máy dơ và mờ</text:p>
          </table:table-cell>
        </table:table-row>
        <table:table-row table:style-name="ro1">
          <table:table-cell office:value-type="string" calcext:value-type="string">
            <text:p>width: 60%;</text:p>
          </table:table-cell>
          <table:table-cell office:value-type="string" calcext:value-type="string">
            <text:p>Phần mở nắp rất rít. Lúc đầu mình không để ý loại này không có nút bật nắp mà phải giật 1 cái khá mạnh. Không biết có phải của mình bị lỗi không???</text:p>
          </table:table-cell>
        </table:table-row>
        <table:table-row table:style-name="ro1">
          <table:table-cell office:value-type="string" calcext:value-type="string">
            <text:p>width: 60%;</text:p>
          </table:table-cell>
          <table:table-cell office:value-type="string" calcext:value-type="string">
            <text:p>PHẦN MỀM TRÊN ANDROI KHÔNG CÓ CHỨC NĂNG THEO DÕI ĐỐI TƯỢNG.</text:p>
          </table:table-cell>
        </table:table-row>
        <table:table-row table:style-name="ro2">
          <table:table-cell office:value-type="string" calcext:value-type="string">
            <text:p>width: 60%;</text:p>
          </table:table-cell>
          <table:table-cell office:value-type="string" calcext:value-type="string">
            <text:p>Phần mềm Ezviz kết nối không ổn định, ban đêm kết nối tốt, nhưng ban ngày (6h sáng đến tối) khi kết nối hay bị out, camera sẽ bị mất kết nối (giống như khởi động lại).</text:p>
            <text:p>Hiện tại tôi dùng phần mềm khác của Hik-vision là Hi-look và Hik-Connect để dùng thì chạy bình thường.</text:p>
            <text:p>Tôi vẫn cài cả 3 ứng dụng này trên điện thoại để dùng, và hiện tại phần mềm Ezviz vẫn trong tình trạng như vậy. Mong bộ phận kỹ thuật hỗ trợ tôi tình huống này</text:p>
          </table:table-cell>
        </table:table-row>
        <table:table-row table:style-name="ro1">
          <table:table-cell office:value-type="string" calcext:value-type="string">
            <text:p>width: 60%;</text:p>
          </table:table-cell>
          <table:table-cell office:value-type="string" calcext:value-type="string">
            <text:p>Phần khu vực bảng điều khiển bị tróc keo nên phải dùng keo dán lại làm cái khu vực đó bị nhăn nhăn - chi tiết như hình. Chắc là do bị lỗi ngoại quan nên sản phẩm mới có giá giảm nhiều như vậy. Còn lại chất lượng thì khá tốt. CHức năng nấu cơm như cơm niêu, còn những chức năng khác thì chưa thử nên chưa biết sẽ như thế nào.</text:p>
          </table:table-cell>
        </table:table-row>
        <table:table-row table:style-name="ro1">
          <table:table-cell office:value-type="string" calcext:value-type="string">
            <text:p>width: 60%;</text:p>
          </table:table-cell>
          <table:table-cell office:value-type="string" calcext:value-type="string">
            <text:p>Phần kẹp ipad mình bị tuông 1 bên lò xo, chỉ còn lại 1 bên nên cảm giác k đc chắc chắn.</text:p>
          </table:table-cell>
        </table:table-row>
        <table:table-row table:style-name="ro4">
          <table:table-cell office:value-type="string" calcext:value-type="string">
            <text:p>width: 60%;</text:p>
          </table:table-cell>
          <table:table-cell office:value-type="string" calcext:value-type="string">
            <text:p>Phần cổ quạt gắn động cơ không chắc chắn, khi quay rung lắc, không phát ra tiếng ồn nhưng nhìn khó chịu.</text:p>
            <text:p>Cánh quạt mỏng, làm bằng nhựa ABS nếu không cần thận sẽ vỡ (quạt điện cơ thống nhất 300k còn bằng nhựa PC chắc chắn)</text:p>
          </table:table-cell>
        </table:table-row>
        <table:table-row table:style-name="ro1">
          <table:table-cell office:value-type="string" calcext:value-type="string">
            <text:p>width: 60%;</text:p>
          </table:table-cell>
          <table:table-cell office:value-type="string" calcext:value-type="string">
            <text:p>Phần cán cầm chốt vào rổ lưới không chốt đc vào ngạnh.</text:p>
          </table:table-cell>
        </table:table-row>
        <table:table-row table:style-name="ro1">
          <table:table-cell office:value-type="string" calcext:value-type="string">
            <text:p>width: 60%;</text:p>
          </table:table-cell>
          <table:table-cell office:value-type="string" calcext:value-type="string">
            <text:p>Phần bình đặt không khớp với phần đế, bị cập kênh, nên có vẻ không an toàn lắm. Mình đã từng mua 1 bình khác tương tự của lock&amp;lock mà ko bị trường hợp này. Ngoài ra, nút bấm mở nắp lại nằm trên nắp ấm bằng kim loại nên bị nóng, dễ bỏng lúc vừa đun nước xong mà cần phải mở nắp ra để lấy nước đun tiếp. Như bình cũ của mình thì nó nằm trên tay cầm bằng nhựa nên có thể dễ dàng mở nắp ấm mà ko bị bỏng. Một điểm nữa là các đèn màu sáng theo nhiệt độ mình chọn, chứ không phải là đun nước nóng đến nhiệt độ nào thì đèn tự chuyển sang màu đó như mình nhầm tưởng lúc đâu (vì vòi hoa sen nhà mình có thể chuyển màu theo nhiệt độ nước nên mình tưởng cái bình này cũng cảm ứng được như vậy). Cho nên điểm cộng duy nhất của cái bình này là set được nhiều nhiệt độ nước thay vì chỉ đun sôi.</text:p>
          </table:table-cell>
        </table:table-row>
        <table:table-row table:style-name="ro1">
          <table:table-cell office:value-type="string" calcext:value-type="string">
            <text:p>width: 60%;</text:p>
          </table:table-cell>
          <table:table-cell office:value-type="string" calcext:value-type="string">
            <text:p>phai xa het hoi moi khi muon them nuoc, rat bat tien. Gia tien phu hop. Lo tay lam be cai binh chua ko tim duoc cho ban phu kien thay the.</text:p>
          </table:table-cell>
        </table:table-row>
        <table:table-row table:style-name="ro1">
          <table:table-cell office:value-type="string" calcext:value-type="string">
            <text:p>width: 60%;</text:p>
          </table:table-cell>
          <table:table-cell office:value-type="string" calcext:value-type="string">
            <text:p>phải tự ráp nên phụ nữ trong nhà k biết làm.</text:p>
          </table:table-cell>
        </table:table-row>
        <table:table-row table:style-name="ro1">
          <table:table-cell office:value-type="string" calcext:value-type="string">
            <text:p>width: 60%;</text:p>
          </table:table-cell>
          <table:table-cell office:value-type="string" calcext:value-type="string">
            <text:p>phải sử dụng bàn đạp chân chứ không điều chỉnh nhanh chậm tự động. máy ồn và rung nhiều hơn so với mong muốn.</text:p>
          </table:table-cell>
        </table:table-row>
        <table:table-row table:style-name="ro1">
          <table:table-cell office:value-type="string" calcext:value-type="string">
            <text:p>width: 60%;</text:p>
          </table:table-cell>
          <table:table-cell office:value-type="string" calcext:value-type="string">
            <text:p>Phải nói là cực nhỏ luôn. Nướng xúc xích thì đc. 😜😜😜</text:p>
          </table:table-cell>
        </table:table-row>
        <table:table-row table:style-name="ro1">
          <table:table-cell office:value-type="string" calcext:value-type="string">
            <text:p>width: 60%;</text:p>
          </table:table-cell>
          <table:table-cell office:value-type="string" calcext:value-type="string">
            <text:p>pha ra CF nguội là sao? hỏi hỗ trợ chưa thấy gọi lại?</text:p>
          </table:table-cell>
        </table:table-row>
        <table:table-row table:style-name="ro1">
          <table:table-cell office:value-type="string" calcext:value-type="string">
            <text:p>width: 60%;</text:p>
          </table:table-cell>
          <table:table-cell office:value-type="string" calcext:value-type="string">
            <text:p>pha cafe không có bọt, có thể không biết pha, ok với giá tiền</text:p>
          </table:table-cell>
        </table:table-row>
        <table:table-row table:style-name="ro1">
          <table:table-cell office:value-type="string" calcext:value-type="string">
            <text:p>width: 60%;</text:p>
          </table:table-cell>
          <table:table-cell office:value-type="string" calcext:value-type="string">
            <text:p>Pha cà phê rất ngon nhưng ko đánh bọt được, rất tiếc :(</text:p>
          </table:table-cell>
        </table:table-row>
        <table:table-row table:style-name="ro1">
          <table:table-cell office:value-type="string" calcext:value-type="string">
            <text:p>width: 60%;</text:p>
          </table:table-cell>
          <table:table-cell office:value-type="string" calcext:value-type="string">
            <text:p>Pha cà phê rất ngon nhưng ko đánh bọt được, rất tiếc :(</text:p>
          </table:table-cell>
        </table:table-row>
        <table:table-row table:style-name="ro1">
          <table:table-cell office:value-type="string" calcext:value-type="string">
            <text:p>width: 60%;</text:p>
          </table:table-cell>
          <table:table-cell office:value-type="string" calcext:value-type="string">
            <text:p>Ốp làm cho mặt đồng hồ kém nhạy hơn nhiều lắm. Nhưng mà có còn hơn không, màn hình đỡ sợ bị trầy hơn. Mng cân nhắc khi mua nhé</text:p>
          </table:table-cell>
        </table:table-row>
        <table:table-row table:style-name="ro1">
          <table:table-cell office:value-type="string" calcext:value-type="string">
            <text:p>width: 60%;</text:p>
          </table:table-cell>
          <table:table-cell office:value-type="string" calcext:value-type="string">
            <text:p>op ẹp nhưng mà tiền nào của nấy</text:p>
          </table:table-cell>
        </table:table-row>
        <table:table-row table:style-name="ro1">
          <table:table-cell office:value-type="string" calcext:value-type="string">
            <text:p>width: 60%;</text:p>
          </table:table-cell>
          <table:table-cell office:value-type="string" calcext:value-type="string">
            <text:p>Ốp dùng ok. Hoàn thiện chưa tốt. Các cạnh thừa bavia. Hàng loại 2 giá hơi cao.</text:p>
          </table:table-cell>
        </table:table-row>
        <table:table-row table:style-name="ro1">
          <table:table-cell office:value-type="string" calcext:value-type="string">
            <text:p>width: 60%;</text:p>
          </table:table-cell>
          <table:table-cell office:value-type="string" calcext:value-type="string">
            <text:p>Ống ra cf k hợp lý, hay vun vãi cf khi kéo hộc đựng cf</text:p>
          </table:table-cell>
        </table:table-row>
        <table:table-row table:style-name="ro1">
          <table:table-cell office:value-type="string" calcext:value-type="string">
            <text:p>width: 60%;</text:p>
          </table:table-cell>
          <table:table-cell office:value-type="string" calcext:value-type="string">
            <text:p>Ống nhòm nhìn kém. ảnh không rõ nét.</text:p>
          </table:table-cell>
        </table:table-row>
        <table:table-row table:style-name="ro1">
          <table:table-cell office:value-type="string" calcext:value-type="string">
            <text:p>width: 60%;</text:p>
          </table:table-cell>
          <table:table-cell office:value-type="string" calcext:value-type="string">
            <text:p>Ống nhòm chất lượng rất kém! Phải rất khó khăn mới nhìn được!</text:p>
          </table:table-cell>
        </table:table-row>
        <table:table-row table:style-name="ro1">
          <table:table-cell office:value-type="string" calcext:value-type="string">
            <text:p>width: 60%;</text:p>
          </table:table-cell>
          <table:table-cell office:value-type="string" calcext:value-type="string">
            <text:p>Ống lọc bụi ko có hàng thay thế của hãng, phải đặt Trung Quốc về mới có</text:p>
          </table:table-cell>
        </table:table-row>
        <table:table-row table:style-name="ro1">
          <table:table-cell office:value-type="string" calcext:value-type="string">
            <text:p>width: 60%;</text:p>
          </table:table-cell>
          <table:table-cell office:value-type="string" calcext:value-type="string">
            <text:p>Ổn........................</text:p>
          </table:table-cell>
        </table:table-row>
        <table:table-row table:style-name="ro1">
          <table:table-cell office:value-type="string" calcext:value-type="string">
            <text:p>width: 60%;</text:p>
          </table:table-cell>
          <table:table-cell office:value-type="string" calcext:value-type="string">
            <text:p>ổn.</text:p>
          </table:table-cell>
        </table:table-row>
        <table:table-row table:style-name="ro1">
          <table:table-cell office:value-type="string" calcext:value-type="string">
            <text:p>width: 60%;</text:p>
          </table:table-cell>
          <table:table-cell office:value-type="string" calcext:value-type="string">
            <text:p>Ổn.</text:p>
          </table:table-cell>
        </table:table-row>
        <table:table-row table:style-name="ro1">
          <table:table-cell office:value-type="string" calcext:value-type="string">
            <text:p>width: 60%;</text:p>
          </table:table-cell>
          <table:table-cell office:value-type="string" calcext:value-type="string">
            <text:p>Ổn, khó đưa khay vào nồi, ko biết là do chưa quen hay sp bị lỗi</text:p>
          </table:table-cell>
        </table:table-row>
        <table:table-row table:style-name="ro1">
          <table:table-cell office:value-type="string" calcext:value-type="string">
            <text:p>width: 60%;</text:p>
          </table:table-cell>
          <table:table-cell office:value-type="string" calcext:value-type="string">
            <text:p>Ổn trong tầm giá. Cảm nhận cá nhân là quạt hơi yếu do chỉ có một quạt.</text:p>
          </table:table-cell>
        </table:table-row>
        <table:table-row table:style-name="ro1">
          <table:table-cell office:value-type="string" calcext:value-type="string">
            <text:p>width: 60%;</text:p>
          </table:table-cell>
          <table:table-cell office:value-type="string" calcext:value-type="string">
            <text:p>ổn nhưng ko như lúc trước.lúc trước toi mua là 86k nó ok lắm chất liệu củng tốt hơn.còn bây h tạm ổn thôi</text:p>
          </table:table-cell>
        </table:table-row>
        <table:table-row table:style-name="ro1">
          <table:table-cell office:value-type="string" calcext:value-type="string">
            <text:p>width: 60%;</text:p>
          </table:table-cell>
          <table:table-cell office:value-type="string" calcext:value-type="string">
            <text:p>Ồn lắm nhé. Nếu sợ ồn thì nên cân nhắc khi mua bếp này.</text:p>
          </table:table-cell>
        </table:table-row>
        <table:table-row table:style-name="ro1">
          <table:table-cell office:value-type="string" calcext:value-type="string">
            <text:p>width: 60%;</text:p>
          </table:table-cell>
          <table:table-cell office:value-type="string" calcext:value-type="string">
            <text:p>Ổn ..!</text:p>
          </table:table-cell>
        </table:table-row>
        <table:table-row table:style-name="ro1">
          <table:table-cell office:value-type="string" calcext:value-type="string">
            <text:p>width: 60%;</text:p>
          </table:table-cell>
          <table:table-cell office:value-type="string" calcext:value-type="string">
            <text:p>Okkkkkkkkkkkkkkkkkkkkkkkk</text:p>
          </table:table-cell>
        </table:table-row>
        <table:table-row table:style-name="ro1">
          <table:table-cell office:value-type="string" calcext:value-type="string">
            <text:p>width: 60%;</text:p>
          </table:table-cell>
          <table:table-cell office:value-type="string" calcext:value-type="string">
            <text:p>Okkkkkkkkkkkkkkkkkkkk</text:p>
          </table:table-cell>
        </table:table-row>
        <table:table-row table:style-name="ro1">
          <table:table-cell office:value-type="string" calcext:value-type="string">
            <text:p>width: 60%;</text:p>
          </table:table-cell>
          <table:table-cell office:value-type="string" calcext:value-type="string">
            <text:p>Oke nhưng hơi si đa , cái phần có cần chỉnh lỏng lẻo không siết ốc gì được luôn</text:p>
          </table:table-cell>
        </table:table-row>
        <table:table-row table:style-name="ro1">
          <table:table-cell office:value-type="string" calcext:value-type="string">
            <text:p>width: 60%;</text:p>
          </table:table-cell>
          <table:table-cell office:value-type="string" calcext:value-type="string">
            <text:p>Ok! Nhưng hơi nhỏ so với tui nghĩ... chỉ nướng dc những món nhỏ nhỏ....</text:p>
          </table:table-cell>
        </table:table-row>
        <table:table-row table:style-name="ro1">
          <table:table-cell office:value-type="string" calcext:value-type="string">
            <text:p>width: 60%;</text:p>
          </table:table-cell>
          <table:table-cell office:value-type="string" calcext:value-type="string">
            <text:p>OK vừa túi tiền</text:p>
          </table:table-cell>
        </table:table-row>
        <table:table-row table:style-name="ro1">
          <table:table-cell office:value-type="string" calcext:value-type="string">
            <text:p>width: 60%;</text:p>
          </table:table-cell>
          <table:table-cell office:value-type="string" calcext:value-type="string">
            <text:p>ok với giá cả. âm thanh nghe hơi quá vang và ko thật lắm</text:p>
          </table:table-cell>
        </table:table-row>
        <table:table-row table:style-name="ro1">
          <table:table-cell office:value-type="string" calcext:value-type="string">
            <text:p>width: 60%;</text:p>
          </table:table-cell>
          <table:table-cell office:value-type="string" calcext:value-type="string">
            <text:p>Ok thanks shop!!!!!!!!!!!</text:p>
          </table:table-cell>
        </table:table-row>
        <table:table-row table:style-name="ro1">
          <table:table-cell office:value-type="string" calcext:value-type="string">
            <text:p>width: 60%;</text:p>
          </table:table-cell>
          <table:table-cell office:value-type="string" calcext:value-type="string">
            <text:p>ok sp tốt tôu rất hài long</text:p>
          </table:table-cell>
        </table:table-row>
        <table:table-row table:style-name="ro1">
          <table:table-cell office:value-type="string" calcext:value-type="string">
            <text:p>width: 60%;</text:p>
          </table:table-cell>
          <table:table-cell office:value-type="string" calcext:value-type="string">
            <text:p>Ok sạc 1 2 lần pin lâu vô</text:p>
          </table:table-cell>
        </table:table-row>
        <table:table-row table:style-name="ro1">
          <table:table-cell office:value-type="string" calcext:value-type="string">
            <text:p>width: 60%;</text:p>
          </table:table-cell>
          <table:table-cell office:value-type="string" calcext:value-type="string">
            <text:p>OK may thu dược ben phai thoi gian</text:p>
          </table:table-cell>
        </table:table-row>
        <table:table-row table:style-name="ro1">
          <table:table-cell office:value-type="string" calcext:value-type="string">
            <text:p>width: 60%;</text:p>
          </table:table-cell>
          <table:table-cell office:value-type="string" calcext:value-type="string">
            <text:p>Ok mà ồn quá</text:p>
          </table:table-cell>
        </table:table-row>
        <table:table-row table:style-name="ro1">
          <table:table-cell office:value-type="string" calcext:value-type="string">
            <text:p>width: 60%;</text:p>
          </table:table-cell>
          <table:table-cell office:value-type="string" calcext:value-type="string">
            <text:p>ok hàng cũng đẹp và sài cũng được</text:p>
          </table:table-cell>
        </table:table-row>
        <table:table-row table:style-name="ro1">
          <table:table-cell office:value-type="string" calcext:value-type="string">
            <text:p>width: 60%;</text:p>
          </table:table-cell>
          <table:table-cell office:value-type="string" calcext:value-type="string">
            <text:p>OK goods.</text:p>
          </table:table-cell>
        </table:table-row>
        <table:table-row table:style-name="ro1">
          <table:table-cell office:value-type="string" calcext:value-type="string">
            <text:p>width: 60%;</text:p>
          </table:table-cell>
          <table:table-cell office:value-type="string" calcext:value-type="string">
            <text:p>ok đấy tạm dc</text:p>
          </table:table-cell>
        </table:table-row>
        <table:table-row table:style-name="ro1">
          <table:table-cell office:value-type="string" calcext:value-type="string">
            <text:p>width: 60%;</text:p>
          </table:table-cell>
          <table:table-cell office:value-type="string" calcext:value-type="string">
            <text:p>Ok cam tốt cảm ơn shop ...</text:p>
          </table:table-cell>
        </table:table-row>
        <table:table-row table:style-name="ro1">
          <table:table-cell office:value-type="string" calcext:value-type="string">
            <text:p>width: 60%;</text:p>
          </table:table-cell>
          <table:table-cell office:value-type="string" calcext:value-type="string">
            <text:p>Ok ..................::.:</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k</text:p>
          </table:table-cell>
        </table:table-row>
        <table:table-row table:style-name="ro1">
          <table:table-cell office:value-type="string" calcext:value-type="string">
            <text:p>width: 60%;</text:p>
          </table:table-cell>
          <table:table-cell office:value-type="string" calcext:value-type="string">
            <text:p>o xa thi camera k nhan đc tin hiêu hay sao mà k thay bao động gì hêt</text:p>
          </table:table-cell>
        </table:table-row>
        <table:table-row table:style-name="ro1">
          <table:table-cell office:value-type="string" calcext:value-type="string">
            <text:p>width: 60%;</text:p>
          </table:table-cell>
          <table:table-cell office:value-type="string" calcext:value-type="string">
            <text:p>Ở nhà, mình đã mua 1 cái vào năm trước chỗ khác khoảng 300k có bảo hành đàng hoàng hết luôn, phía trên màu đen, xài tới giờ ok lắm, thấy cái này giống nên mua về mà phía trên lại màu trắng, xài thử thấy không tốt bằng cái cũ, mới đầu thử usb thấy không lên tưởng hư rồi, lát thử lần 2 thì được mừng như điên, hi vọng xài cũng ổn và bền như cái cũ, âm thanh thì không bằng cái mình đang xài, cảm thấy hơi rè.</text:p>
          </table:table-cell>
        </table:table-row>
        <table:table-row table:style-name="ro1">
          <table:table-cell office:value-type="string" calcext:value-type="string">
            <text:p>width: 60%;</text:p>
          </table:table-cell>
          <table:table-cell office:value-type="string" calcext:value-type="string">
            <text:p>ở dưới đáy loa bị xướt nhiều.</text:p>
          </table:table-cell>
        </table:table-row>
        <table:table-row table:style-name="ro1">
          <table:table-cell office:value-type="string" calcext:value-type="string">
            <text:p>width: 60%;</text:p>
          </table:table-cell>
          <table:table-cell office:value-type="string" calcext:value-type="string">
            <text:p>Ở chế độ live view chụp hình không được.cần hỗ trợ gấp</text:p>
          </table:table-cell>
        </table:table-row>
        <table:table-row table:style-name="ro1">
          <table:table-cell office:value-type="string" calcext:value-type="string">
            <text:p>width: 60%;</text:p>
          </table:table-cell>
          <table:table-cell office:value-type="string" calcext:value-type="string">
            <text:p>Nút tăt mở phải riêng</text:p>
          </table:table-cell>
        </table:table-row>
        <table:table-row table:style-name="ro1">
          <table:table-cell office:value-type="string" calcext:value-type="string">
            <text:p>width: 60%;</text:p>
          </table:table-cell>
          <table:table-cell office:value-type="string" calcext:value-type="string">
            <text:p>Nút On/Off và nút Mode trên điều khiển remote lúc được lúc không. Cần làm gì em shop ơi?</text:p>
          </table:table-cell>
        </table:table-row>
        <table:table-row table:style-name="ro1">
          <table:table-cell office:value-type="string" calcext:value-type="string">
            <text:p>width: 60%;</text:p>
          </table:table-cell>
          <table:table-cell office:value-type="string" calcext:value-type="string">
            <text:p>Nút ON/OFF của cốc ấn mấy lần mới chạy. K biết do máy có vấn đền hay nút có vấn đề vậy shop? Mình đã ấn và giữ 1 lúc</text:p>
          </table:table-cell>
        </table:table-row>
        <table:table-row table:style-name="ro1">
          <table:table-cell office:value-type="string" calcext:value-type="string">
            <text:p>width: 60%;</text:p>
          </table:table-cell>
          <table:table-cell office:value-type="string" calcext:value-type="string">
            <text:p>nút mở nồi rất chán, dùng được vài ngày đầu ok, sau là như kiểu bị lờn, ấn 3,4 lần mới mở nắp nồi ra đc</text:p>
          </table:table-cell>
        </table:table-row>
        <table:table-row table:style-name="ro1">
          <table:table-cell office:value-type="string" calcext:value-type="string">
            <text:p>width: 60%;</text:p>
          </table:table-cell>
          <table:table-cell office:value-type="string" calcext:value-type="string">
            <text:p>Nút dùng tốt nhưng mua 2 cái thì cả 2 cái giống nhau đều cùng 1 bên. Chán</text:p>
          </table:table-cell>
        </table:table-row>
        <table:table-row table:style-name="ro1">
          <table:table-cell office:value-type="string" calcext:value-type="string">
            <text:p>width: 60%;</text:p>
          </table:table-cell>
          <table:table-cell office:value-type="string" calcext:value-type="string">
            <text:p>Nút điều chỉnh lệch, ví dụ off thì nó xuống tận dưới, chỉ vào high thì thành bình thường</text:p>
          </table:table-cell>
        </table:table-row>
        <table:table-row table:style-name="ro1">
          <table:table-cell office:value-type="string" calcext:value-type="string">
            <text:p>width: 60%;</text:p>
          </table:table-cell>
          <table:table-cell office:value-type="string" calcext:value-type="string">
            <text:p>nút chuyển chế độ sáng và tối linh hoạt bạn bè tôi cứ bấm vào nút đó rồi bò ra cười tôi cũng méo hiểu nó cười cái gì??? T_T</text:p>
          </table:table-cell>
        </table:table-row>
        <table:table-row table:style-name="ro1">
          <table:table-cell office:value-type="string" calcext:value-type="string">
            <text:p>width: 60%;</text:p>
          </table:table-cell>
          <table:table-cell office:value-type="string" calcext:value-type="string">
            <text:p>Nút chỉnh giờ nướng bị kẹt</text:p>
          </table:table-cell>
        </table:table-row>
        <table:table-row table:style-name="ro1">
          <table:table-cell office:value-type="string" calcext:value-type="string">
            <text:p>width: 60%;</text:p>
          </table:table-cell>
          <table:table-cell office:value-type="string" calcext:value-type="string">
            <text:p>Nút cảm ứng bị lỗi một số nút, còn lại khá tốt. Mong rằng chất lượng cải thiện tốt hơn.</text:p>
          </table:table-cell>
        </table:table-row>
        <table:table-row table:style-name="ro1">
          <table:table-cell office:value-type="string" calcext:value-type="string">
            <text:p>width: 60%;</text:p>
          </table:table-cell>
          <table:table-cell office:value-type="string" calcext:value-type="string">
            <text:p>Nút bấm phải giữ thì máy mới qay, khá bất tiện</text:p>
          </table:table-cell>
        </table:table-row>
        <table:table-row table:style-name="ro1">
          <table:table-cell office:value-type="string" calcext:value-type="string">
            <text:p>width: 60%;</text:p>
          </table:table-cell>
          <table:table-cell office:value-type="string" calcext:value-type="string">
            <text:p>Nút bấm ko đc nhạy cho lắm nhiều khi chưa nhấn nó đã tự nhấn</text:p>
          </table:table-cell>
        </table:table-row>
        <table:table-row table:style-name="ro1">
          <table:table-cell office:value-type="string" calcext:value-type="string">
            <text:p>width: 60%;</text:p>
          </table:table-cell>
          <table:table-cell office:value-type="string" calcext:value-type="string">
            <text:p>Nút bấm bật nắp không ăn lắm</text:p>
          </table:table-cell>
        </table:table-row>
        <table:table-row table:style-name="ro1">
          <table:table-cell office:value-type="string" calcext:value-type="string">
            <text:p>width: 60%;</text:p>
          </table:table-cell>
          <table:table-cell office:value-type="string" calcext:value-type="string">
            <text:p>Nướng thức ăn ok, có 1 nhược điểm là ngồi nướng hơi lâu</text:p>
          </table:table-cell>
        </table:table-row>
        <table:table-row table:style-name="ro1">
          <table:table-cell office:value-type="string" calcext:value-type="string">
            <text:p>width: 60%;</text:p>
          </table:table-cell>
          <table:table-cell office:value-type="string" calcext:value-type="string">
            <text:p>Nướng thịt lâu chín quá, bị chê quá trời</text:p>
          </table:table-cell>
        </table:table-row>
        <table:table-row table:style-name="ro1">
          <table:table-cell office:value-type="string" calcext:value-type="string">
            <text:p>width: 60%;</text:p>
          </table:table-cell>
          <table:table-cell office:value-type="string" calcext:value-type="string">
            <text:p>nướng ok nhưng hàng mới mà giao đồ ghim điện rất cũ như đã xài rồi cháy đen</text:p>
          </table:table-cell>
        </table:table-row>
        <table:table-row table:style-name="ro1">
          <table:table-cell office:value-type="string" calcext:value-type="string">
            <text:p>width: 60%;</text:p>
          </table:table-cell>
          <table:table-cell office:value-type="string" calcext:value-type="string">
            <text:p>Nướng nhanh chín cũng được nhưng lại ngắt nguồn khi đạt nhiệt độ phải điều chỉnh lại mất nhiều thời gian vào việc chỉnh núm điều khiển ko hài lòng mấy ở điểm đó</text:p>
          </table:table-cell>
        </table:table-row>
        <table:table-row table:style-name="ro1">
          <table:table-cell office:value-type="string" calcext:value-type="string">
            <text:p>width: 60%;</text:p>
          </table:table-cell>
          <table:table-cell office:value-type="string" calcext:value-type="string">
            <text:p>Nướng hải sản tanh, ko chín được. Nướng thịt thì ok ^^</text:p>
          </table:table-cell>
        </table:table-row>
        <table:table-row table:style-name="ro1">
          <table:table-cell office:value-type="string" calcext:value-type="string">
            <text:p>width: 60%;</text:p>
          </table:table-cell>
          <table:table-cell office:value-type="string" calcext:value-type="string">
            <text:p>Nướng đồ lâu .giao hàng nhanh bọc cẩn thận.màu đẹp</text:p>
          </table:table-cell>
        </table:table-row>
        <table:table-row table:style-name="ro1">
          <table:table-cell office:value-type="string" calcext:value-type="string">
            <text:p>width: 60%;</text:p>
          </table:table-cell>
          <table:table-cell office:value-type="string" calcext:value-type="string">
            <text:p>nướng đồ ăn khá lâu, công suất tiêu thụ cao, nhưng với giá thì khá ok</text:p>
          </table:table-cell>
        </table:table-row>
        <table:table-row table:style-name="ro1">
          <table:table-cell office:value-type="string" calcext:value-type="string">
            <text:p>width: 60%;</text:p>
          </table:table-cell>
          <table:table-cell office:value-type="string" calcext:value-type="string">
            <text:p>nướng chậm và tỏa ra khá nhiều khói <text:s/>vỏ lò nóng nếu không để ý có thể bị bỏng</text:p>
          </table:table-cell>
        </table:table-row>
        <table:table-row table:style-name="ro1">
          <table:table-cell office:value-type="string" calcext:value-type="string">
            <text:p>width: 60%;</text:p>
          </table:table-cell>
          <table:table-cell office:value-type="string" calcext:value-type="string">
            <text:p>Nướng bánh ở mức nhiệt cao nhất, bánh chỉ nóng mà không sém như lò khác. Đôi khi nướng xong lò không bật trả bánh lên.</text:p>
          </table:table-cell>
        </table:table-row>
        <table:table-row table:style-name="ro1">
          <table:table-cell office:value-type="string" calcext:value-type="string">
            <text:p>width: 60%;</text:p>
          </table:table-cell>
          <table:table-cell office:value-type="string" calcext:value-type="string">
            <text:p>Nướng bánh mãi không chín mà bật chế độ trên và dưới. Nhiệt độ 180, 25p. Nướng đi nướng lại hoài mệt quá. Tốn điện</text:p>
          </table:table-cell>
        </table:table-row>
        <table:table-row table:style-name="ro1">
          <table:table-cell office:value-type="string" calcext:value-type="string">
            <text:p>width: 60%;</text:p>
          </table:table-cell>
          <table:table-cell office:value-type="string" calcext:value-type="string">
            <text:p>Nước uống bị hôi nhựa</text:p>
          </table:table-cell>
        </table:table-row>
        <table:table-row table:style-name="ro1">
          <table:table-cell office:value-type="string" calcext:value-type="string">
            <text:p>width: 60%;</text:p>
          </table:table-cell>
          <table:table-cell office:value-type="string" calcext:value-type="string">
            <text:p>Nước đun xong có mùi kim loại</text:p>
          </table:table-cell>
        </table:table-row>
        <table:table-row table:style-name="ro1">
          <table:table-cell office:value-type="string" calcext:value-type="string">
            <text:p>width: 60%;</text:p>
          </table:table-cell>
          <table:table-cell office:value-type="string" calcext:value-type="string">
            <text:p>Ns là có sạc mà chẳng có gì cả...Nhưng mà cũng tàm tạm :)))</text:p>
          </table:table-cell>
        </table:table-row>
        <table:table-row table:style-name="ro2">
          <table:table-cell office:value-type="string" calcext:value-type="string">
            <text:p>width: 60%;</text:p>
          </table:table-cell>
          <table:table-cell office:value-type="string" calcext:value-type="string">
            <text:p>Nóng nhanh, chỉ tầm 60 giây nhưng là thì hơi chậm, chắc là tương đương với ủi truyền thống thôi. Được cái tư thế ủi thoải mái hơn. Đáng lý ra có thêm vỉ đỡ quần áo thì sẽ là được nhanh hơn.</text:p>
            <text:p/>
            <text:p>Đáng lẽ cho 4 sao, nhưng gặp ông giao hàng thái độ không tốt nên cho thành 3 sao thôi. Đã giao chậm rồi (mặc dù cam kết tiki now giao trước 10h) đến nơi không tìm được nhà lại còn mắng khách. Chả lẽ lại bảo ông không tìm được nhà là do khả năng định hướng của ông kém chứ có phải tại tôi đâu.</text:p>
          </table:table-cell>
        </table:table-row>
        <table:table-row table:style-name="ro4">
          <table:table-cell office:value-type="string" calcext:value-type="string">
            <text:p>width: 60%;</text:p>
          </table:table-cell>
          <table:table-cell office:value-type="string" calcext:value-type="string">
            <text:p>Nồi: mỏng manh như tờ giấy. Chất lượng ko đảm bảo.</text:p>
            <text:p>Bếp: đúng mô tả. Tạm thời dùng ổn. Độ bền phải thời gian mới biết</text:p>
          </table:table-cell>
        </table:table-row>
        <table:table-row table:style-name="ro1">
          <table:table-cell office:value-type="string" calcext:value-type="string">
            <text:p>width: 60%;</text:p>
          </table:table-cell>
          <table:table-cell office:value-type="string" calcext:value-type="string">
            <text:p>Nồi xài cũng tốt nhưng nắp nồi hơi lởm, hay bị kẹt ko mở ra được, phải lấy tay cạy mở mới lên</text:p>
          </table:table-cell>
        </table:table-row>
        <table:table-row table:style-name="ro3">
          <table:table-cell office:value-type="string" calcext:value-type="string">
            <text:p>width: 60%;</text:p>
          </table:table-cell>
          <table:table-cell office:value-type="string" calcext:value-type="string">
            <text:p>Nồi trước mình dùng khá ổn, chỉ bị cái đèn thi thoảng tự ở nút Cook dù mới cắm điện và chưa kịp tác động gì đến nút đó</text:p>
            <text:p/>
            <text:p>Mà nồi thứ 2 thì mới đun 1 lần đã không đóng nắp được, cứ mở. Và cắm điện cung ko thấy sáng đèn.</text:p>
            <text:p/>
            <text:p>Tiko giải quyết giùm tớ với.</text:p>
          </table:table-cell>
        </table:table-row>
        <table:table-row table:style-name="ro1">
          <table:table-cell office:value-type="string" calcext:value-type="string">
            <text:p>width: 60%;</text:p>
          </table:table-cell>
          <table:table-cell office:value-type="string" calcext:value-type="string">
            <text:p>nồi tốt đẹp nhưng lâu lâu nồi bấm sáng đèn nhưng ko nóng thì làm như thế nào</text:p>
          </table:table-cell>
        </table:table-row>
        <table:table-row table:style-name="ro1">
          <table:table-cell office:value-type="string" calcext:value-type="string">
            <text:p>width: 60%;</text:p>
          </table:table-cell>
          <table:table-cell office:value-type="string" calcext:value-type="string">
            <text:p>Nói toàn tiếng Trung, ko hiểu :))</text:p>
          </table:table-cell>
        </table:table-row>
        <table:table-row table:style-name="ro1">
          <table:table-cell office:value-type="string" calcext:value-type="string">
            <text:p>width: 60%;</text:p>
          </table:table-cell>
          <table:table-cell office:value-type="string" calcext:value-type="string">
            <text:p>nồi to dùng chiên các thứ rất ok. nhưng giao hàng quá chậm đặt hàng 13/12 hẹn 21/12 giao nên ko mua tikinow. 21/12 báo giao trễ hẹn đến 25 giao. giao 25 ko giao <text:s/>hàng ko có thông báo. tối 26 mới giao hàng. dùng vận đơn của giao hàng nhanh bill còn ghi 26 <text:s/>ghn mới nhận đơn từ kho láng. mình ở Long Biên. <text:s/>1 sao cho giao hàng. 4 sao cho sp. tính trung bình 3*</text:p>
          </table:table-cell>
        </table:table-row>
        <table:table-row table:style-name="ro1">
          <table:table-cell office:value-type="string" calcext:value-type="string">
            <text:p>width: 60%;</text:p>
          </table:table-cell>
          <table:table-cell office:value-type="string" calcext:value-type="string">
            <text:p>nồi thường , nắp bị đọng nước chảy xuống cơm bị nhão cơm mấy lổ</text:p>
          </table:table-cell>
        </table:table-row>
        <table:table-row table:style-name="ro1">
          <table:table-cell office:value-type="string" calcext:value-type="string">
            <text:p>width: 60%;</text:p>
          </table:table-cell>
          <table:table-cell office:value-type="string" calcext:value-type="string">
            <text:p>nồi thì đẹp, giao hàng nhanh, nấu ngon, nhưng nồi bị mếu, móp 1 bên</text:p>
          </table:table-cell>
        </table:table-row>
        <table:table-row table:style-name="ro1">
          <table:table-cell office:value-type="string" calcext:value-type="string">
            <text:p>width: 60%;</text:p>
          </table:table-cell>
          <table:table-cell office:value-type="string" calcext:value-type="string">
            <text:p>nôi thì cũng ok nhưng không tháo rơi duoc</text:p>
          </table:table-cell>
        </table:table-row>
        <table:table-row table:style-name="ro7">
          <table:table-cell office:value-type="string" calcext:value-type="string">
            <text:p>width: 60%;</text:p>
          </table:table-cell>
          <table:table-cell office:value-type="string" calcext:value-type="string">
            <text:p>nói thật cho những bạn đang chuẩn bị mua </text:p>
            <text:p>1. tai nghe dù có chỗ tăng giảm âm lượng nhưng lại ko dùng được</text:p>
            <text:p>2. theo đơn của mình ko có phiếu bảo hành hay cái giấy gì đó giống như mấy bạn dưới kia mua</text:p>
            <text:p>vỏ bọc xơ xài </text:p>
            <text:p>3. sử dụng tạm chấp nhận và còn chờ thời gian kiểm chứng có bền ko</text:p>
            <text:p>4. vỏ ngoài ghi là made in VN nhưng thực chất là hàng trung a</text:p>
          </table:table-cell>
        </table:table-row>
        <table:table-row table:style-name="ro1">
          <table:table-cell office:value-type="string" calcext:value-type="string">
            <text:p>width: 60%;</text:p>
          </table:table-cell>
          <table:table-cell office:value-type="string" calcext:value-type="string">
            <text:p>noi tặng thẻ nhớ ma k co gj hết ah</text:p>
          </table:table-cell>
        </table:table-row>
        <table:table-row table:style-name="ro1">
          <table:table-cell office:value-type="string" calcext:value-type="string">
            <text:p>width: 60%;</text:p>
          </table:table-cell>
          <table:table-cell office:value-type="string" calcext:value-type="string">
            <text:p>Nồi tách hàng khuyến mại tặng kèm nên bị lỗi móp méo xước nhiều chỗ. Dùng thử thì tạm ổn. Ai thích mua đồ mới cứng, ko lỗi lầm gì thì ko nên mua loại này.</text:p>
          </table:table-cell>
        </table:table-row>
        <table:table-row table:style-name="ro1">
          <table:table-cell office:value-type="string" calcext:value-type="string">
            <text:p>width: 60%;</text:p>
          </table:table-cell>
          <table:table-cell office:value-type="string" calcext:value-type="string">
            <text:p>Nồi sử dụng tốt, tuy nhiên có nhiều mùi nhựa, sau một thời gian mới hết mùi.</text:p>
          </table:table-cell>
        </table:table-row>
        <table:table-row table:style-name="ro4">
          <table:table-cell office:value-type="string" calcext:value-type="string">
            <text:p>width: 60%;</text:p>
          </table:table-cell>
          <table:table-cell office:value-type="string" calcext:value-type="string">
            <text:p>Nồi sử dụng đúng như mô tả của người bán.</text:p>
            <text:p>Sẽ giới thiệu cho bạn bè và người thân mua về dùng</text:p>
          </table:table-cell>
        </table:table-row>
        <table:table-row table:style-name="ro1">
          <table:table-cell office:value-type="string" calcext:value-type="string">
            <text:p>width: 60%;</text:p>
          </table:table-cell>
          <table:table-cell office:value-type="string" calcext:value-type="string">
            <text:p>nồi rẻ tiền nên thấy không được chắc chắn cho lắm.mà mới dùng mà đã bị hoen ố rồi... buồn quá.</text:p>
          </table:table-cell>
        </table:table-row>
        <table:table-row table:style-name="ro1">
          <table:table-cell office:value-type="string" calcext:value-type="string">
            <text:p>width: 60%;</text:p>
          </table:table-cell>
          <table:table-cell office:value-type="string" calcext:value-type="string">
            <text:p>Nồi rất thích. Đóng hàng cẩn thận. Nồi đẹp, nhiệt ổn. Điểm trừ là giao hàng quá lâu. Đặt hàng từ 18/5 mà tới 1/6 mới đc nhận hàng 😓</text:p>
          </table:table-cell>
        </table:table-row>
        <table:table-row table:style-name="ro1">
          <table:table-cell office:value-type="string" calcext:value-type="string">
            <text:p>width: 60%;</text:p>
          </table:table-cell>
          <table:table-cell office:value-type="string" calcext:value-type="string">
            <text:p>nồi rất đẹp nhưng ruột nồi bị dính, chất lượng k tốt</text:p>
          </table:table-cell>
        </table:table-row>
        <table:table-row table:style-name="ro1">
          <table:table-cell office:value-type="string" calcext:value-type="string">
            <text:p>width: 60%;</text:p>
          </table:table-cell>
          <table:table-cell office:value-type="string" calcext:value-type="string">
            <text:p>Nồi quá bé, chỉ thích hợp nấu cháo cho 1 người. Không thích hợp với nhu cầu nấu nhanh và <text:s/>cho nhiều người cùng lúc</text:p>
          </table:table-cell>
        </table:table-row>
        <table:table-row table:style-name="ro1">
          <table:table-cell office:value-type="string" calcext:value-type="string">
            <text:p>width: 60%;</text:p>
          </table:table-cell>
          <table:table-cell office:value-type="string" calcext:value-type="string">
            <text:p>Nồi perfect mình dùng thấy nướng lâu quá. Cũng <text:s/>may mình k có nhiều thời gian để nấu nướng chứ có nhiều thời gian chắc tức chết với cái nồi này. Mà giá tiền thì đi đôi với chất lượng thôi.kkk. Chấp nhận được</text:p>
          </table:table-cell>
        </table:table-row>
        <table:table-row table:style-name="ro1">
          <table:table-cell office:value-type="string" calcext:value-type="string">
            <text:p>width: 60%;</text:p>
          </table:table-cell>
          <table:table-cell office:value-type="string" calcext:value-type="string">
            <text:p>Nồi ok nhưng Lớp chống dính quá mỏng, khi nướng thịt lớp chống dính bị bám luôn vào miếng thịt.</text:p>
          </table:table-cell>
        </table:table-row>
        <table:table-row table:style-name="ro1">
          <table:table-cell office:value-type="string" calcext:value-type="string">
            <text:p>width: 60%;</text:p>
          </table:table-cell>
          <table:table-cell office:value-type="string" calcext:value-type="string">
            <text:p>Noi OK , nhưng nắm kg được sắt, giữ nóng tốt, chi không hài lòng vì nắp nồi gai không được sat</text:p>
          </table:table-cell>
        </table:table-row>
        <table:table-row table:style-name="ro1">
          <table:table-cell office:value-type="string" calcext:value-type="string">
            <text:p>width: 60%;</text:p>
          </table:table-cell>
          <table:table-cell office:value-type="string" calcext:value-type="string">
            <text:p>nồi nướng khoai mà mất 40phút khoai chưa chín</text:p>
          </table:table-cell>
        </table:table-row>
        <table:table-row table:style-name="ro1">
          <table:table-cell office:value-type="string" calcext:value-type="string">
            <text:p>width: 60%;</text:p>
          </table:table-cell>
          <table:table-cell office:value-type="string" calcext:value-type="string">
            <text:p>nồi nóng nhanh, xửng hấp mỏng, hay bị rò điện. . nói chung tiền nào của đó</text:p>
          </table:table-cell>
        </table:table-row>
        <table:table-row table:style-name="ro1">
          <table:table-cell office:value-type="string" calcext:value-type="string">
            <text:p>width: 60%;</text:p>
          </table:table-cell>
          <table:table-cell office:value-type="string" calcext:value-type="string">
            <text:p>Nồi nhỏ, xài ổn với mức giá sale 55%. Không quá hài lòng nhưng cũng không đến nỗi thất vọng.</text:p>
          </table:table-cell>
        </table:table-row>
        <table:table-row table:style-name="ro1">
          <table:table-cell office:value-type="string" calcext:value-type="string">
            <text:p>width: 60%;</text:p>
          </table:table-cell>
          <table:table-cell office:value-type="string" calcext:value-type="string">
            <text:p>Nồi nhỏ nhưng cồng kềnh và nấu cơm bị tơi hạt quá, không ngon, cắm lâu thì nhão. Nhìn chung so với thị trường thì sản phẩm không có gì đáng nổi bật nếu không nói là kém.</text:p>
          </table:table-cell>
        </table:table-row>
        <table:table-row table:style-name="ro1">
          <table:table-cell office:value-type="string" calcext:value-type="string">
            <text:p>width: 60%;</text:p>
          </table:table-cell>
          <table:table-cell office:value-type="string" calcext:value-type="string">
            <text:p>Nôi nhỏ hơn mình nghĩ . Cứ nghĩ là loại sze lớn</text:p>
          </table:table-cell>
        </table:table-row>
        <table:table-row table:style-name="ro1">
          <table:table-cell office:value-type="string" calcext:value-type="string">
            <text:p>width: 60%;</text:p>
          </table:table-cell>
          <table:table-cell office:value-type="string" calcext:value-type="string">
            <text:p>Nồi nhỏ gọn, màu trắng đẹp, nấu cơm hơi lâu. Nồi không có chỗ để thoát nước thừa nên dễ bị đọng nước, chảy xuống chỗ mâm nhiệt. Màn lcd điều khiển nhỏ, hơi mờ, rất dễ bị rách lớp bảo vệ.</text:p>
          </table:table-cell>
        </table:table-row>
        <table:table-row table:style-name="ro1">
          <table:table-cell office:value-type="string" calcext:value-type="string">
            <text:p>width: 60%;</text:p>
          </table:table-cell>
          <table:table-cell office:value-type="string" calcext:value-type="string">
            <text:p>Nồi nhỏ gọn xinh xắn màu sắc dẹp. Nút baby foid là sự khác biệt, dùng dể kho thị , kho cá, nấu cháo rất tuyệt. Nhưng nồi hơi nhẹ và lớp chống dính dễ bị trầy xước hơn nhg nồi khác. Với giá 328k/1c thì mình thấy rất ok.</text:p>
          </table:table-cell>
        </table:table-row>
        <table:table-row table:style-name="ro1">
          <table:table-cell office:value-type="string" calcext:value-type="string">
            <text:p>width: 60%;</text:p>
          </table:table-cell>
          <table:table-cell office:value-type="string" calcext:value-type="string">
            <text:p>Nồi nhỏ dễ thương nhưng nấu cơm ko đc ngon,để tới chiều cơm bị khô</text:p>
          </table:table-cell>
        </table:table-row>
        <table:table-row table:style-name="ro1">
          <table:table-cell office:value-type="string" calcext:value-type="string">
            <text:p>width: 60%;</text:p>
          </table:table-cell>
          <table:table-cell office:value-type="string" calcext:value-type="string">
            <text:p>Nồi nhẹ . Nhựa mỏng . Giá không tương xứng</text:p>
          </table:table-cell>
        </table:table-row>
        <table:table-row table:style-name="ro1">
          <table:table-cell office:value-type="string" calcext:value-type="string">
            <text:p>width: 60%;</text:p>
          </table:table-cell>
          <table:table-cell office:value-type="string" calcext:value-type="string">
            <text:p>Nồi nhà mình mới mua được khoảng 1 tháng. Thời gian đầu dùng ổn, nhưng gần đây núm vặn không hoạt động, luôn ở chế độ nấu, không tự nhảy sang áp suất hay giữ ấm. Phải căn giờ để vặn về 0, bỏ qua chế độ áp suất. Tiki hỗ trợ mình nhé</text:p>
          </table:table-cell>
        </table:table-row>
        <table:table-row table:style-name="ro1">
          <table:table-cell office:value-type="string" calcext:value-type="string">
            <text:p>width: 60%;</text:p>
          </table:table-cell>
          <table:table-cell office:value-type="string" calcext:value-type="string">
            <text:p>nồi này Buôn Ma Thuột bảo hành ở đâu nhỉ? mình mua dùng được hơn 1 tháng là gãy mất miếng nhựa chỗ chốt rồi, bất cập quá :( Nồi dùng cực thích, nhiều chế độ + nấu nhanh + ngon + 2 lòng nồi tiện lợi</text:p>
          </table:table-cell>
        </table:table-row>
        <table:table-row table:style-name="ro1">
          <table:table-cell office:value-type="string" calcext:value-type="string">
            <text:p>width: 60%;</text:p>
          </table:table-cell>
          <table:table-cell office:value-type="string" calcext:value-type="string">
            <text:p>Nồi nấu tạm được, nhưng bị đọng nước ở vung nhiều quá! Thành ra toàn phải để sẵn khăn lau để thấm nước chảy xuống, nếu không thì sẽ bị đọng vũng lớn ở hõm viền cạnh nồi.</text:p>
          </table:table-cell>
        </table:table-row>
        <table:table-row table:style-name="ro1">
          <table:table-cell office:value-type="string" calcext:value-type="string">
            <text:p>width: 60%;</text:p>
          </table:table-cell>
          <table:table-cell office:value-type="string" calcext:value-type="string">
            <text:p>Nồi nấu sữa ok. Nheng sau 1 tháng dùng thì đáy nồi bị đen hơi mất thẩm mỹ.</text:p>
          </table:table-cell>
        </table:table-row>
        <table:table-row table:style-name="ro1">
          <table:table-cell office:value-type="string" calcext:value-type="string">
            <text:p>width: 60%;</text:p>
          </table:table-cell>
          <table:table-cell office:value-type="string" calcext:value-type="string">
            <text:p>Nồi nấu rất lâu, nấu cơm từ 7h35 đến 8h20 vân chưa xong, đợi mãi đợi hoài, nhưng được cái cơm <text:s/>ngon. rất tốn điện nhé!</text:p>
          </table:table-cell>
        </table:table-row>
        <table:table-row table:style-name="ro1">
          <table:table-cell office:value-type="string" calcext:value-type="string">
            <text:p>width: 60%;</text:p>
          </table:table-cell>
          <table:table-cell office:value-type="string" calcext:value-type="string">
            <text:p>Nồi nấu ồn , chỉ vàng mặt trên mặt dưới vẫn trắng . Giao hàng nhanh</text:p>
          </table:table-cell>
        </table:table-row>
        <table:table-row table:style-name="ro1">
          <table:table-cell office:value-type="string" calcext:value-type="string">
            <text:p>width: 60%;</text:p>
          </table:table-cell>
          <table:table-cell office:value-type="string" calcext:value-type="string">
            <text:p>Nồi nấu ok nhưng nồi lẫu tặng kèm quá mỏng cháy đen</text:p>
          </table:table-cell>
        </table:table-row>
        <table:table-row table:style-name="ro1">
          <table:table-cell office:value-type="string" calcext:value-type="string">
            <text:p>width: 60%;</text:p>
          </table:table-cell>
          <table:table-cell office:value-type="string" calcext:value-type="string">
            <text:p>Nồi nấu nhanh chín, cơm ăn bình thường,Thông tin về sản phẩm ko đầy đủ, mình mua về mới biết nồi cơm này ko tiết kiệm năng lượng. Trên thang năng lượng 5sao sản phẩm này chỉ có 2sao. Bạn nào mua thì cân nhắc về điểm này</text:p>
          </table:table-cell>
        </table:table-row>
        <table:table-row table:style-name="ro1">
          <table:table-cell office:value-type="string" calcext:value-type="string">
            <text:p>width: 60%;</text:p>
          </table:table-cell>
          <table:table-cell office:value-type="string" calcext:value-type="string">
            <text:p>Nồi nấu nhanh chín, cơm ăn bình thường,Thông tin về sản phẩm ko đầy đủ, mình mua về mới biết nồi cơm này ko tiết kiệm năng lượng. Trên thang năng lượng 5sao sản phẩm này chỉ có 2sao. Bạn nào mua thì cân nhắc về điểm này</text:p>
          </table:table-cell>
        </table:table-row>
        <table:table-row table:style-name="ro1">
          <table:table-cell office:value-type="string" calcext:value-type="string">
            <text:p>width: 60%;</text:p>
          </table:table-cell>
          <table:table-cell office:value-type="string" calcext:value-type="string">
            <text:p>Nồi nấu mấy bữa rồi mà vẫn có mùi nhựa. Vỏ dày, chắc chắn.</text:p>
          </table:table-cell>
        </table:table-row>
        <table:table-row table:style-name="ro1">
          <table:table-cell office:value-type="string" calcext:value-type="string">
            <text:p>width: 60%;</text:p>
          </table:table-cell>
          <table:table-cell office:value-type="string" calcext:value-type="string">
            <text:p>nồi nấu lâu, ám mùi nhựa kinh luôn, k nghe mùi thơm từ đồ ăn mà toàn nghe mùi nhựa</text:p>
          </table:table-cell>
        </table:table-row>
        <table:table-row table:style-name="ro1">
          <table:table-cell office:value-type="string" calcext:value-type="string">
            <text:p>width: 60%;</text:p>
          </table:table-cell>
          <table:table-cell office:value-type="string" calcext:value-type="string">
            <text:p>nồi nấu lần đầu đã khét. nấu 3 lần rồi mà vẫn còn mùi nhựa</text:p>
          </table:table-cell>
        </table:table-row>
        <table:table-row table:style-name="ro1">
          <table:table-cell office:value-type="string" calcext:value-type="string">
            <text:p>width: 60%;</text:p>
          </table:table-cell>
          <table:table-cell office:value-type="string" calcext:value-type="string">
            <text:p>Nồi nấu cơm ngon, khá nhanh, tuy nhiên khi nấu xong thì nồi bị dính một lớp cơm dưới đáy.</text:p>
          </table:table-cell>
        </table:table-row>
        <table:table-row table:style-name="ro1">
          <table:table-cell office:value-type="string" calcext:value-type="string">
            <text:p>width: 60%;</text:p>
          </table:table-cell>
          <table:table-cell office:value-type="string" calcext:value-type="string">
            <text:p>nồi nấu cơm ko dc ngon cơm cứ dời dời kiểu gì ý ko ngon như nồi chuyền thống. dù mình thay đổi rất nhiều kiểu mực nước hơi thất vọng</text:p>
          </table:table-cell>
        </table:table-row>
        <table:table-row table:style-name="ro1">
          <table:table-cell office:value-type="string" calcext:value-type="string">
            <text:p>width: 60%;</text:p>
          </table:table-cell>
          <table:table-cell office:value-type="string" calcext:value-type="string">
            <text:p>Nồi nấu các món hầm ngon, nhưng đứng xả khí hơi mất thời gian, có chức năng nấu cơm nhưng nấu cơm lại sống và cháy đáy.</text:p>
          </table:table-cell>
        </table:table-row>
        <table:table-row table:style-name="ro1">
          <table:table-cell office:value-type="string" calcext:value-type="string">
            <text:p>width: 60%;</text:p>
          </table:table-cell>
          <table:table-cell office:value-type="string" calcext:value-type="string">
            <text:p>Nồi nấu ăn không ngon như mong đợi, mọi thứ chiên ra đều mềm chứ không được giòn. Đặc biệt phần chống dính rất kém, mới chiên cá lần đầu đã bị lột da, khó vệ sinh, thua xa 1 cái chảo chống dính thông thường. Ngoài ra, thật khó hiểu với chính sách giá của Tiki, hôm nay với hôm trước giá chênh nhau gấp rưỡi luôn.</text:p>
          </table:table-cell>
        </table:table-row>
        <table:table-row table:style-name="ro1">
          <table:table-cell office:value-type="string" calcext:value-type="string">
            <text:p>width: 60%;</text:p>
          </table:table-cell>
          <table:table-cell office:value-type="string" calcext:value-type="string">
            <text:p>Nồi mua về sử dụng 1 thời gian đã bị lỗi, tiki hỗ trợ rất nhanh.</text:p>
          </table:table-cell>
        </table:table-row>
        <table:table-row table:style-name="ro1">
          <table:table-cell office:value-type="string" calcext:value-type="string">
            <text:p>width: 60%;</text:p>
          </table:table-cell>
          <table:table-cell office:value-type="string" calcext:value-type="string">
            <text:p>Nồi mỏng. Hơi bé. Trc mìh cũng sử dụng nồi kiểu này nhưng n dày dặn chắc chắn hơn</text:p>
          </table:table-cell>
        </table:table-row>
        <table:table-row table:style-name="ro1">
          <table:table-cell office:value-type="string" calcext:value-type="string">
            <text:p>width: 60%;</text:p>
          </table:table-cell>
          <table:table-cell office:value-type="string" calcext:value-type="string">
            <text:p>Nồi mỏng, mình thấy bình thường!!!!!!!!!!!!!!!!!!!!!!!!!!!!!</text:p>
          </table:table-cell>
        </table:table-row>
        <table:table-row table:style-name="ro1">
          <table:table-cell office:value-type="string" calcext:value-type="string">
            <text:p>width: 60%;</text:p>
          </table:table-cell>
          <table:table-cell office:value-type="string" calcext:value-type="string">
            <text:p>Nồi mỏng,</text:p>
          </table:table-cell>
        </table:table-row>
        <table:table-row table:style-name="ro1">
          <table:table-cell office:value-type="string" calcext:value-type="string">
            <text:p>width: 60%;</text:p>
          </table:table-cell>
          <table:table-cell office:value-type="string" calcext:value-type="string">
            <text:p>Nồi mỏng nên nấu dễ bị khô cơm, hơi buồn, nhưng được cái nấu nhanh.</text:p>
          </table:table-cell>
        </table:table-row>
        <table:table-row table:style-name="ro1">
          <table:table-cell office:value-type="string" calcext:value-type="string">
            <text:p>width: 60%;</text:p>
          </table:table-cell>
          <table:table-cell office:value-type="string" calcext:value-type="string">
            <text:p>Nồi mỏng manh lắm mình ko hài Long cho lắm. Chức năng khó ấn .</text:p>
          </table:table-cell>
        </table:table-row>
        <table:table-row table:style-name="ro1">
          <table:table-cell office:value-type="string" calcext:value-type="string">
            <text:p>width: 60%;</text:p>
          </table:table-cell>
          <table:table-cell office:value-type="string" calcext:value-type="string">
            <text:p>Nồi mỏng hơn hàng của shanhou, đáy nồi lồi lên nếu rán thì tốn dầu mỡ lắm, mà nồi mỏng vậy thì nướng sao đc nhỉ. Mình mới thử chức năng hấp thấy nhanh sôi. Các chức năng khác chưa thử không biết thế nào, nhưng nồi mỏng vậy nướng rán cũng sợ cháy</text:p>
          </table:table-cell>
        </table:table-row>
        <table:table-row table:style-name="ro1">
          <table:table-cell office:value-type="string" calcext:value-type="string">
            <text:p>width: 60%;</text:p>
          </table:table-cell>
          <table:table-cell office:value-type="string" calcext:value-type="string">
            <text:p>Nồi mới mua về chưa sử dụng, đem rửa chảo xong úp lên kệ sáng ra lấy xuống thấy nước rỉ rét vàng khè chảy ra quang vành nồi, chất lượng nồi kém</text:p>
          </table:table-cell>
        </table:table-row>
        <table:table-row table:style-name="ro1">
          <table:table-cell office:value-type="string" calcext:value-type="string">
            <text:p>width: 60%;</text:p>
          </table:table-cell>
          <table:table-cell office:value-type="string" calcext:value-type="string">
            <text:p>Nồi mình nhận bị móp nhưng do lúc nhận hàng mình k kiểm tra. J lấy ra nấu thì thấy nồi móp</text:p>
          </table:table-cell>
        </table:table-row>
        <table:table-row table:style-name="ro1">
          <table:table-cell office:value-type="string" calcext:value-type="string">
            <text:p>width: 60%;</text:p>
          </table:table-cell>
          <table:table-cell office:value-type="string" calcext:value-type="string">
            <text:p>Nồi mình mua về bị hư lẫy khóa nắp nồi, ko thể đóng nắp lại đc. Mã đơn hàng 755883932. Tiki hỗ trợ nhé</text:p>
          </table:table-cell>
        </table:table-row>
        <table:table-row table:style-name="ro1">
          <table:table-cell office:value-type="string" calcext:value-type="string">
            <text:p>width: 60%;</text:p>
          </table:table-cell>
          <table:table-cell office:value-type="string" calcext:value-type="string">
            <text:p>Nồi mình mua chỗ nút hẹn giờ có vấn đề. Vặn 10’ mà nồi chạy 30’ mới tắt. Có lúc chạy đúng theo thời gian đã set có lúc không. Mình muốn đổi sản phẩm khác</text:p>
          </table:table-cell>
        </table:table-row>
        <table:table-row table:style-name="ro1">
          <table:table-cell office:value-type="string" calcext:value-type="string">
            <text:p>width: 60%;</text:p>
          </table:table-cell>
          <table:table-cell office:value-type="string" calcext:value-type="string">
            <text:p>Nồi mình mua 20/7/2019 mà giờ đã bing hết chống dính thì có đuoc bảo hành ko shop?mình dùng cẩn thận, cọ rửa nhẹ vẫn bong chống dính?</text:p>
          </table:table-cell>
        </table:table-row>
        <table:table-row table:style-name="ro1">
          <table:table-cell office:value-type="string" calcext:value-type="string">
            <text:p>width: 60%;</text:p>
          </table:table-cell>
          <table:table-cell office:value-type="string" calcext:value-type="string">
            <text:p>Nồi mình mới mua về nhưng đã bị rét rỉ ở lớp bên trong của nồi. Mình mới tráng sơ để cho sạch bụi, úp ngược xuống thì lớp rỉ rét bên trong chảy ra và bung cả lớp chống dính bên ngoài :(. Về cơ bản thì giá cả chấp nhận được, nhiệt độ hơi thấp so với nhiệt độ thực của nồi. Tạm chấp nhận được.</text:p>
          </table:table-cell>
        </table:table-row>
        <table:table-row table:style-name="ro1">
          <table:table-cell office:value-type="string" calcext:value-type="string">
            <text:p>width: 60%;</text:p>
          </table:table-cell>
          <table:table-cell office:value-type="string" calcext:value-type="string">
            <text:p>nồi mình mới mua mà ko hiểu sao lại bị nhiễm điện. khi cắm điện sờ bên ngoài thành nồi thì thấy tê tê giống như bị nhiễm điện vậy á. Với lại lúc giao hàng mình ko nhận được quà tặng.</text:p>
          </table:table-cell>
        </table:table-row>
        <table:table-row table:style-name="ro1">
          <table:table-cell office:value-type="string" calcext:value-type="string">
            <text:p>width: 60%;</text:p>
          </table:table-cell>
          <table:table-cell office:value-type="string" calcext:value-type="string">
            <text:p>Nồi mình hầm củ quả sao cứng ngắc v,nấu cháo thì mềm,nhưng bỏ khoai lang,hay bí đỏ hay cà rốt thì cứng ngắc,mình thử sắt mỏng ra cũng vẫn k mềm</text:p>
          </table:table-cell>
        </table:table-row>
        <table:table-row table:style-name="ro1">
          <table:table-cell office:value-type="string" calcext:value-type="string">
            <text:p>width: 60%;</text:p>
          </table:table-cell>
          <table:table-cell office:value-type="string" calcext:value-type="string">
            <text:p>Nồi mẫu mã đẹp nhưng hơi nhỏ. Khi chiên thức ăn thường phải thực hiện thêm lần nữa mới như ý. Sp sau khi chiên cảm giác vẫn có mùi nhựa.</text:p>
          </table:table-cell>
        </table:table-row>
        <table:table-row table:style-name="ro1">
          <table:table-cell office:value-type="string" calcext:value-type="string">
            <text:p>width: 60%;</text:p>
          </table:table-cell>
          <table:table-cell office:value-type="string" calcext:value-type="string">
            <text:p>Nói màu khoai môn mà giao màu xám. Thôi cũng được. Nhưng ko thấy Phiếu bảo hành. Quạt mạnh, mát tuy hơi ồn. Lúc quay sang trái thấy nó trục trặc kiểu như là lồng quạt đụng vô đống hồ sơ, ko đc êm lắm. Lúc đầu cứ tưởng quạt đụng vô hs, nhìn kỹ mới thấy nó ko đc ổn lắm. Chưa thực sự hài lòng. Mua Tiki nhiều nhưng lần này mới ko hài lòng và viết nhận xét.</text:p>
          </table:table-cell>
        </table:table-row>
        <table:table-row table:style-name="ro1">
          <table:table-cell office:value-type="string" calcext:value-type="string">
            <text:p>width: 60%;</text:p>
          </table:table-cell>
          <table:table-cell office:value-type="string" calcext:value-type="string">
            <text:p>Nồi lúc nhận khá ưng ý. Nấu nhanh và đẹp. Tuy nhiên sau hơn 1 tháng sử dụng, hiện tại nồi bị hỏng. Nấu cơm chưa chín thì nhảy sang nút warm. Kính mong Tiki hỗ trợ bảo hành để đc tiếp tục ủng hộ Tiki. Xin cảm ơn.</text:p>
          </table:table-cell>
        </table:table-row>
        <table:table-row table:style-name="ro1">
          <table:table-cell office:value-type="string" calcext:value-type="string">
            <text:p>width: 60%;</text:p>
          </table:table-cell>
          <table:table-cell office:value-type="string" calcext:value-type="string">
            <text:p>nồi lớn hơn nhưng hình như độ dày vẫn vậy nên cảm giác cầm vào mỏng manh (cả vỏ lẫn ngăn sứ)ko chắc chắn như loại 1,5l mình đang sd.Để dùng 1 thời gian nữa r oánh giá tiếp.</text:p>
          </table:table-cell>
        </table:table-row>
        <table:table-row table:style-name="ro1">
          <table:table-cell office:value-type="string" calcext:value-type="string">
            <text:p>width: 60%;</text:p>
          </table:table-cell>
          <table:table-cell office:value-type="string" calcext:value-type="string">
            <text:p>nồi lẩu hàng tặng bị móp hết, mà ghi là nồi lẩu chính hãng mà ko thấy nhãn mác j cả.</text:p>
          </table:table-cell>
        </table:table-row>
        <table:table-row table:style-name="ro1">
          <table:table-cell office:value-type="string" calcext:value-type="string">
            <text:p>width: 60%;</text:p>
          </table:table-cell>
          <table:table-cell office:value-type="string" calcext:value-type="string">
            <text:p>nồi lẩu điện mà trong sổ ghi là khi nồi lẩu đang sôi không được bỏ thêm nước hay thực phẩm,nhờ Tiki giải thích hộ</text:p>
          </table:table-cell>
        </table:table-row>
        <table:table-row table:style-name="ro1">
          <table:table-cell office:value-type="string" calcext:value-type="string">
            <text:p>width: 60%;</text:p>
          </table:table-cell>
          <table:table-cell office:value-type="string" calcext:value-type="string">
            <text:p>Nói là chống dính nhưng nấu cơm thì dính từ trên xuống dưới đề nghị đổi lòng nồi khác</text:p>
          </table:table-cell>
        </table:table-row>
        <table:table-row table:style-name="ro1">
          <table:table-cell office:value-type="string" calcext:value-type="string">
            <text:p>width: 60%;</text:p>
          </table:table-cell>
          <table:table-cell office:value-type="string" calcext:value-type="string">
            <text:p>nồi ko có chỗ thoát nước rất bất tiện . nấu cơm ko đc ngon lắm. đc cái mỗi hình thức đẹp</text:p>
          </table:table-cell>
        </table:table-row>
        <table:table-row table:style-name="ro1">
          <table:table-cell office:value-type="string" calcext:value-type="string">
            <text:p>width: 60%;</text:p>
          </table:table-cell>
          <table:table-cell office:value-type="string" calcext:value-type="string">
            <text:p>Nồi không có khay hứng nước, nước tràn ra ngoài sau mỗi lần nấu rất dơ</text:p>
          </table:table-cell>
        </table:table-row>
        <table:table-row table:style-name="ro1">
          <table:table-cell office:value-type="string" calcext:value-type="string">
            <text:p>width: 60%;</text:p>
          </table:table-cell>
          <table:table-cell office:value-type="string" calcext:value-type="string">
            <text:p>Nồi không có chỗ thoát hơi nước giống nồi cơm điện thông thường. bị đọng nước vào nồi cơm.</text:p>
          </table:table-cell>
        </table:table-row>
        <table:table-row table:style-name="ro1">
          <table:table-cell office:value-type="string" calcext:value-type="string">
            <text:p>width: 60%;</text:p>
          </table:table-cell>
          <table:table-cell office:value-type="string" calcext:value-type="string">
            <text:p>Nồi không có chỗ chứa nước thải. Nước đọng lại nhiều trên gioăng cao su và thành nồi, tôi muốn hòn trả lại sản phẩm</text:p>
          </table:table-cell>
        </table:table-row>
        <table:table-row table:style-name="ro1">
          <table:table-cell office:value-type="string" calcext:value-type="string">
            <text:p>width: 60%;</text:p>
          </table:table-cell>
          <table:table-cell office:value-type="string" calcext:value-type="string">
            <text:p>Nồi khó sử dụng, sách cũng không hướng dẫn kỹ. Lần đầu nấu thất bại. Rất phí tiền nếu ai có ý muốn mua.</text:p>
          </table:table-cell>
        </table:table-row>
        <table:table-row table:style-name="ro1">
          <table:table-cell office:value-type="string" calcext:value-type="string">
            <text:p>width: 60%;</text:p>
          </table:table-cell>
          <table:table-cell office:value-type="string" calcext:value-type="string">
            <text:p>nồi khi chiên kêu hơi to</text:p>
          </table:table-cell>
        </table:table-row>
        <table:table-row table:style-name="ro1">
          <table:table-cell office:value-type="string" calcext:value-type="string">
            <text:p>width: 60%;</text:p>
          </table:table-cell>
          <table:table-cell office:value-type="string" calcext:value-type="string">
            <text:p>nồi khá ưng. nhưng công tắc tăng hạ nhiệt độ lung lay như sắp rơi.</text:p>
          </table:table-cell>
        </table:table-row>
        <table:table-row table:style-name="ro1">
          <table:table-cell office:value-type="string" calcext:value-type="string">
            <text:p>width: 60%;</text:p>
          </table:table-cell>
          <table:table-cell office:value-type="string" calcext:value-type="string">
            <text:p>Nồi khá nhiều chức năng , nấu cơm ngon nhưng khả năng hâm cơm kém, để qua 20h là cơm bị khô cứng.</text:p>
          </table:table-cell>
        </table:table-row>
        <table:table-row table:style-name="ro4">
          <table:table-cell office:value-type="string" calcext:value-type="string">
            <text:p>width: 60%;</text:p>
          </table:table-cell>
          <table:table-cell office:value-type="string" calcext:value-type="string">
            <text:p>Nồi khá đẹp, nhưng dây cắm lại ko vừa. </text:p>
            <text:p>Hơi thất vọng vì tiki không kiểm tra hoặc test thử sp trước khi giao đến khách</text:p>
          </table:table-cell>
        </table:table-row>
        <table:table-row table:style-name="ro1">
          <table:table-cell office:value-type="string" calcext:value-type="string">
            <text:p>width: 60%;</text:p>
          </table:table-cell>
          <table:table-cell office:value-type="string" calcext:value-type="string">
            <text:p>Nồi kêu hơi to,mình làm theo hướng dẫn sản phẩm nhưng thức ăn vẫn chưa chín hẳn mặc dù trong quá trình nướng đã kéo khay ra đảo đều và thức ăn thì cũng đã để mỏng</text:p>
          </table:table-cell>
        </table:table-row>
        <table:table-row table:style-name="ro4">
          <table:table-cell office:value-type="string" calcext:value-type="string">
            <text:p>width: 60%;</text:p>
          </table:table-cell>
          <table:table-cell office:value-type="string" calcext:value-type="string">
            <text:p>Nồi IH nhưng nấu cũng ko ngon hơn các loại nồi bình thường khác. Nắp bị đọng nước xả ko hết nên khi mở nắp luôn bị đổ nước vô cơm là ướt 1 góc, phải để hâm nóng 1 lúc mới hết ướt. </text:p>
            <text:p>Mẫu mã đẹp</text:p>
          </table:table-cell>
        </table:table-row>
        <table:table-row table:style-name="ro1">
          <table:table-cell office:value-type="string" calcext:value-type="string">
            <text:p>width: 60%;</text:p>
          </table:table-cell>
          <table:table-cell office:value-type="string" calcext:value-type="string">
            <text:p>Nồi hấp tiện khi hấp nhiêu loại rau Củ cùng lúc giúp nấu ăn nhanh gọn</text:p>
          </table:table-cell>
        </table:table-row>
        <table:table-row table:style-name="ro1">
          <table:table-cell office:value-type="string" calcext:value-type="string">
            <text:p>width: 60%;</text:p>
          </table:table-cell>
          <table:table-cell office:value-type="string" calcext:value-type="string">
            <text:p>nồi dùng tạm đc <text:s/>nhưng lớp chống dính k tốt lắm dễ bong, khay đựng bằng inox cảm giác cầm k chắc tay lắm, năng suất cũng k cao m nướng 200 độ nhưng cũng k thấy đã bằng 1 số nồi khác cùng nhiệt độ</text:p>
          </table:table-cell>
        </table:table-row>
        <table:table-row table:style-name="ro1">
          <table:table-cell office:value-type="string" calcext:value-type="string">
            <text:p>width: 60%;</text:p>
          </table:table-cell>
          <table:table-cell office:value-type="string" calcext:value-type="string">
            <text:p>Nồi đúng như hình. Nấu cơm có cháy, không thấy có chỗ thoát nước. Dùng được</text:p>
          </table:table-cell>
        </table:table-row>
        <table:table-row table:style-name="ro1">
          <table:table-cell office:value-type="string" calcext:value-type="string">
            <text:p>width: 60%;</text:p>
          </table:table-cell>
          <table:table-cell office:value-type="string" calcext:value-type="string">
            <text:p>Nồi dùng khá ổn, mọi chức năng hoạt động bình thường, tuy nhiên nướng hay bị ám mùi</text:p>
          </table:table-cell>
        </table:table-row>
        <table:table-row table:style-name="ro1">
          <table:table-cell office:value-type="string" calcext:value-type="string">
            <text:p>width: 60%;</text:p>
          </table:table-cell>
          <table:table-cell office:value-type="string" calcext:value-type="string">
            <text:p>Nồi dùng được, nấu ngon. Nhưng mình đặt màu trắng mà lại giao màu đen. Bên trong có hơi trầy xước. Mình chẳng muốn đổi nên dùng luôn vì Tiki bảo hành rất lâu, cả tháng trời và phục vụ rất chậm.</text:p>
          </table:table-cell>
        </table:table-row>
        <table:table-row table:style-name="ro1">
          <table:table-cell office:value-type="string" calcext:value-type="string">
            <text:p>width: 60%;</text:p>
          </table:table-cell>
          <table:table-cell office:value-type="string" calcext:value-type="string">
            <text:p>Nồi dùng bình thường, nếu ko ấn lại lần 2 thì cơm ko ngon.</text:p>
          </table:table-cell>
        </table:table-row>
        <table:table-row table:style-name="ro1">
          <table:table-cell office:value-type="string" calcext:value-type="string">
            <text:p>width: 60%;</text:p>
          </table:table-cell>
          <table:table-cell office:value-type="string" calcext:value-type="string">
            <text:p>Nồi đun thử có mùi nhựa. Mình chưa biết làm cách nào cho hết mùi.</text:p>
          </table:table-cell>
        </table:table-row>
        <table:table-row table:style-name="ro1">
          <table:table-cell office:value-type="string" calcext:value-type="string">
            <text:p>width: 60%;</text:p>
          </table:table-cell>
          <table:table-cell office:value-type="string" calcext:value-type="string">
            <text:p>Nồi đun thử có mùi nhựa. Mình chưa biết làm cách nào cho hết mùi.</text:p>
          </table:table-cell>
        </table:table-row>
        <table:table-row table:style-name="ro1">
          <table:table-cell office:value-type="string" calcext:value-type="string">
            <text:p>width: 60%;</text:p>
          </table:table-cell>
          <table:table-cell office:value-type="string" calcext:value-type="string">
            <text:p>Nồi đẹp. <text:s/>Mình hơi thắc mắc chút. Các sản phẩm của sunhouse mình thấy có hình ảnh của hoa hậu Ngọc Hân nhưng nồi này lại không có.</text:p>
          </table:table-cell>
        </table:table-row>
        <table:table-row table:style-name="ro1">
          <table:table-cell office:value-type="string" calcext:value-type="string">
            <text:p>width: 60%;</text:p>
          </table:table-cell>
          <table:table-cell office:value-type="string" calcext:value-type="string">
            <text:p>Nồi đẹp!!! <text:s/>Nhưng lỗi phần nắp. Nhấn mãi mới nắp đc. Thả tay ra là nắp cũng mở theo. Chập chờn kiểu này. Nấu cơm có ổn k???</text:p>
          </table:table-cell>
        </table:table-row>
        <table:table-row table:style-name="ro2">
          <table:table-cell office:value-type="string" calcext:value-type="string">
            <text:p>width: 60%;</text:p>
          </table:table-cell>
          <table:table-cell office:value-type="string" calcext:value-type="string">
            <text:p>Nồi đẹp, nhựa tốt, ko có mép nhựa thừa.</text:p>
            <text:p>Nồi trong dày vừa phải. cứng cáp</text:p>
            <text:p>Nấu ok, cháo nhừ, ngon. chưa thấy hiện tượng gì phàn nàn</text:p>
          </table:table-cell>
        </table:table-row>
        <table:table-row table:style-name="ro2">
          <table:table-cell office:value-type="string" calcext:value-type="string">
            <text:p>width: 60%;</text:p>
          </table:table-cell>
          <table:table-cell office:value-type="string" calcext:value-type="string">
            <text:p>Nồi đẹp và sáng. Thời gian nấu chín cơm rất nhanh (~10' - 20').</text:p>
            <text:p>Tuy nhiên lòng nồi mỏng, cơm khi nấu chín bị khô cứng ở dưới đáy.</text:p>
            <text:p>Thích hợp cho gia đình nhiều người vì nếu nấu ít gạo (dưới 2 lon gạo), cơm chín bị khô khó ăn.</text:p>
          </table:table-cell>
        </table:table-row>
        <table:table-row table:style-name="ro1">
          <table:table-cell office:value-type="string" calcext:value-type="string">
            <text:p>width: 60%;</text:p>
          </table:table-cell>
          <table:table-cell office:value-type="string" calcext:value-type="string">
            <text:p>Nồi đẹp nhưng nấu ít k sao,nấu khoảng 3 cup là cơm k chín, vừa cắm điện nhảy điện qua nút giữ ấm, phải bật lại mới được. có bảo hành làm sao k?</text:p>
          </table:table-cell>
        </table:table-row>
        <table:table-row table:style-name="ro1">
          <table:table-cell office:value-type="string" calcext:value-type="string">
            <text:p>width: 60%;</text:p>
          </table:table-cell>
          <table:table-cell office:value-type="string" calcext:value-type="string">
            <text:p>Nồi đẹp nấu cơm ngon, giao hàng nhanh. Nhưng nút bấm Turbo cook bấm lúc được lúc không. Các nut còn lại bấm bình thường, hơi thất vọng tí</text:p>
          </table:table-cell>
        </table:table-row>
        <table:table-row table:style-name="ro1">
          <table:table-cell office:value-type="string" calcext:value-type="string">
            <text:p>width: 60%;</text:p>
          </table:table-cell>
          <table:table-cell office:value-type="string" calcext:value-type="string">
            <text:p>nồi dầy dặn, nắp tháo lắp dễ dàng để vệ sinh, khá hài lòng</text:p>
          </table:table-cell>
        </table:table-row>
        <table:table-row table:style-name="ro1">
          <table:table-cell office:value-type="string" calcext:value-type="string">
            <text:p>width: 60%;</text:p>
          </table:table-cell>
          <table:table-cell office:value-type="string" calcext:value-type="string">
            <text:p>Nồi cũng ok nhưng mà cái nút chỉ có tắt bật chứ không phải điều chỉnh nhiệt đọ như quảng cáo</text:p>
          </table:table-cell>
        </table:table-row>
        <table:table-row table:style-name="ro1">
          <table:table-cell office:value-type="string" calcext:value-type="string">
            <text:p>width: 60%;</text:p>
          </table:table-cell>
          <table:table-cell office:value-type="string" calcext:value-type="string">
            <text:p>Nồi cũng đẹp, nhưng hơi mỏng</text:p>
          </table:table-cell>
        </table:table-row>
        <table:table-row table:style-name="ro1">
          <table:table-cell office:value-type="string" calcext:value-type="string">
            <text:p>width: 60%;</text:p>
          </table:table-cell>
          <table:table-cell office:value-type="string" calcext:value-type="string">
            <text:p>Nồi của mình sao chọn chức năng “ cơm tay cầm “ không được?</text:p>
          </table:table-cell>
        </table:table-row>
        <table:table-row table:style-name="ro4">
          <table:table-cell office:value-type="string" calcext:value-type="string">
            <text:p>width: 60%;</text:p>
          </table:table-cell>
          <table:table-cell office:value-type="string" calcext:value-type="string">
            <text:p>Nồi của mình mua tiki giao khá nhanh, đóng gói khá đẹp. </text:p>
            <text:p>Nhưng sao cái nút bấm xuống để nấu cơm nó không có bấm được, không biết bị kẹt hay lỗi gì, cơm nó không chín.. có ai biết và hỗ trợ giúp mình trường hợp này không??</text:p>
          </table:table-cell>
        </table:table-row>
        <table:table-row table:style-name="ro1">
          <table:table-cell office:value-type="string" calcext:value-type="string">
            <text:p>width: 60%;</text:p>
          </table:table-cell>
          <table:table-cell office:value-type="string" calcext:value-type="string">
            <text:p>Nồi cơm về hình thức là ok. Nhưng nấu cơm không ngon như mọi nguoi đã mô tả. Cơm không nóng, không nục lắm.</text:p>
          </table:table-cell>
        </table:table-row>
        <table:table-row table:style-name="ro1">
          <table:table-cell office:value-type="string" calcext:value-type="string">
            <text:p>width: 60%;</text:p>
          </table:table-cell>
          <table:table-cell office:value-type="string" calcext:value-type="string">
            <text:p>Nồi cơm thì ok nhưng dây cắm thì có 3 lỗ , nồi cơm thì chỉ có 2 lỗ , cắm kg vào , tôi mua hàng tiki nhiều rồi nhưng đây là lần đầu tiên tôi bị , mong tiki đổi lại dùm</text:p>
          </table:table-cell>
        </table:table-row>
        <table:table-row table:style-name="ro1">
          <table:table-cell office:value-type="string" calcext:value-type="string">
            <text:p>width: 60%;</text:p>
          </table:table-cell>
          <table:table-cell office:value-type="string" calcext:value-type="string">
            <text:p>Nồi cơm thì đẹp nhưng ko chống dính như giới thiệu . hơi thất vọng</text:p>
          </table:table-cell>
        </table:table-row>
        <table:table-row table:style-name="ro1">
          <table:table-cell office:value-type="string" calcext:value-type="string">
            <text:p>width: 60%;</text:p>
          </table:table-cell>
          <table:table-cell office:value-type="string" calcext:value-type="string">
            <text:p>Nồi cơm để lâu thấy có cơm cháy là sao shop có cần bảo hành không?</text:p>
          </table:table-cell>
        </table:table-row>
        <table:table-row table:style-name="ro1">
          <table:table-cell office:value-type="string" calcext:value-type="string">
            <text:p>width: 60%;</text:p>
          </table:table-cell>
          <table:table-cell office:value-type="string" calcext:value-type="string">
            <text:p>Nồi cơm chỉ sáng 1 bên đèn, phích cắm 3 chấu nên lúc nhận hơi bất ngời phải đi <text:s/>mua thêm cái phích, Tuki nên chú thích cho kháhc biết</text:p>
          </table:table-cell>
        </table:table-row>
        <table:table-row table:style-name="ro1">
          <table:table-cell office:value-type="string" calcext:value-type="string">
            <text:p>width: 60%;</text:p>
          </table:table-cell>
          <table:table-cell office:value-type="string" calcext:value-type="string">
            <text:p>Nồi cỡ nhỏ nên ai muốn size lớn chớ có mua @@</text:p>
          </table:table-cell>
        </table:table-row>
        <table:table-row table:style-name="ro1">
          <table:table-cell office:value-type="string" calcext:value-type="string">
            <text:p>width: 60%;</text:p>
          </table:table-cell>
          <table:table-cell office:value-type="string" calcext:value-type="string">
            <text:p>nồi có nấu đc cơm gạo lứt không shop có tiết kiệm điện không</text:p>
          </table:table-cell>
        </table:table-row>
        <table:table-row table:style-name="ro1">
          <table:table-cell office:value-type="string" calcext:value-type="string">
            <text:p>width: 60%;</text:p>
          </table:table-cell>
          <table:table-cell office:value-type="string" calcext:value-type="string">
            <text:p>Nồi có mùi nhựa, còn lại phù hợp giá tiền</text:p>
          </table:table-cell>
        </table:table-row>
        <table:table-row table:style-name="ro1">
          <table:table-cell office:value-type="string" calcext:value-type="string">
            <text:p>width: 60%;</text:p>
          </table:table-cell>
          <table:table-cell office:value-type="string" calcext:value-type="string">
            <text:p>Nói chung tiền nào của nấy, gdinh ít ng thì dùng ok.</text:p>
          </table:table-cell>
        </table:table-row>
        <table:table-row table:style-name="ro1">
          <table:table-cell office:value-type="string" calcext:value-type="string">
            <text:p>width: 60%;</text:p>
          </table:table-cell>
          <table:table-cell office:value-type="string" calcext:value-type="string">
            <text:p>Nói chung sản phẩm ổn, đúng như hình. nhưng thiếu phần hỗ trợ lấy điện thoại ra (dây vải to bản, kéo dây giúp đẩy đt trồi lên khoải bao da) nên khi móc điện thoại ra hơi khó</text:p>
          </table:table-cell>
        </table:table-row>
        <table:table-row table:style-name="ro1">
          <table:table-cell office:value-type="string" calcext:value-type="string">
            <text:p>width: 60%;</text:p>
          </table:table-cell>
          <table:table-cell office:value-type="string" calcext:value-type="string">
            <text:p>Noi chung moi xài co 1lan thay cung tam tam thoi.so voi gia thanh thi truong la ok roi..chat luong lau dai thi chua bit</text:p>
          </table:table-cell>
        </table:table-row>
        <table:table-row table:style-name="ro1">
          <table:table-cell office:value-type="string" calcext:value-type="string">
            <text:p>width: 60%;</text:p>
          </table:table-cell>
          <table:table-cell office:value-type="string" calcext:value-type="string">
            <text:p>Nói chung là tạm ổn, cánh quạt chạy vẫn bị rung.</text:p>
          </table:table-cell>
        </table:table-row>
        <table:table-row table:style-name="ro1">
          <table:table-cell office:value-type="string" calcext:value-type="string">
            <text:p>width: 60%;</text:p>
          </table:table-cell>
          <table:table-cell office:value-type="string" calcext:value-type="string">
            <text:p>Nói chung là không kỳ vọng nhiều vì cái này giá rẻ. Mua để chơi vài hôm thôi chứ chân đứng rất yết, và phần gắn điện thoại vào thì thinhrthoangr điện thoại bị trượt ra, không chắc lắm.</text:p>
          </table:table-cell>
        </table:table-row>
        <table:table-row table:style-name="ro1">
          <table:table-cell office:value-type="string" calcext:value-type="string">
            <text:p>width: 60%;</text:p>
          </table:table-cell>
          <table:table-cell office:value-type="string" calcext:value-type="string">
            <text:p>Nói chung là hàng rẻ tiền nên dùng thấy bt ko mượt như hàng đắt xiền</text:p>
          </table:table-cell>
        </table:table-row>
        <table:table-row table:style-name="ro1">
          <table:table-cell office:value-type="string" calcext:value-type="string">
            <text:p>width: 60%;</text:p>
          </table:table-cell>
          <table:table-cell office:value-type="string" calcext:value-type="string">
            <text:p>Nói chung là dùng ổn, nhưng mình dùng màn hình Dell full HD và bàn phím không dây (đầu thu usb) thì bàn phím không dây khi gõ vào sẽ bị lag. Nếu dùng bàn phím k dây với màn hình built-in không bị hoặc dùng bàn phím built-in với màn hình ngoài cũng không bị. Chỉ kết hợp hai cái với nhau nên bị. Mình đã phải kết hợp với 1 cái khác cho màn hình hdmi.</text:p>
          </table:table-cell>
        </table:table-row>
        <table:table-row table:style-name="ro1">
          <table:table-cell office:value-type="string" calcext:value-type="string">
            <text:p>width: 60%;</text:p>
          </table:table-cell>
          <table:table-cell office:value-type="string" calcext:value-type="string">
            <text:p>Nói chung là chất lương ngay với giá</text:p>
          </table:table-cell>
        </table:table-row>
        <table:table-row table:style-name="ro1">
          <table:table-cell office:value-type="string" calcext:value-type="string">
            <text:p>width: 60%;</text:p>
          </table:table-cell>
          <table:table-cell office:value-type="string" calcext:value-type="string">
            <text:p>nói chung là bình thường. nhưng rắc cắm bị rò điện. có vẻ ko chắc chắn. có thể tồn tại hk lâu</text:p>
          </table:table-cell>
        </table:table-row>
        <table:table-row table:style-name="ro1">
          <table:table-cell office:value-type="string" calcext:value-type="string">
            <text:p>width: 60%;</text:p>
          </table:table-cell>
          <table:table-cell office:value-type="string" calcext:value-type="string">
            <text:p>nói chung khâu vá bt thì đc.cỡ vải jean thì chịu.tạm đc thoy</text:p>
          </table:table-cell>
        </table:table-row>
        <table:table-row table:style-name="ro1">
          <table:table-cell office:value-type="string" calcext:value-type="string">
            <text:p>width: 60%;</text:p>
          </table:table-cell>
          <table:table-cell office:value-type="string" calcext:value-type="string">
            <text:p>noi chung gia tien nhieu do thi xai cung ổn . nhung ko tiện khi moi lan rửa vi bê nguyen con chứ ko roi nhu cai lẫu đien .</text:p>
          </table:table-cell>
        </table:table-row>
        <table:table-row table:style-name="ro1">
          <table:table-cell office:value-type="string" calcext:value-type="string">
            <text:p>width: 60%;</text:p>
          </table:table-cell>
          <table:table-cell office:value-type="string" calcext:value-type="string">
            <text:p>Nói chung dùng được tuy km nhung vẫn thấy giá chát</text:p>
          </table:table-cell>
        </table:table-row>
        <table:table-row table:style-name="ro1">
          <table:table-cell office:value-type="string" calcext:value-type="string">
            <text:p>width: 60%;</text:p>
          </table:table-cell>
          <table:table-cell office:value-type="string" calcext:value-type="string">
            <text:p>Nói chung dùng cũng được. Cháo nhừ. Nhưng nấu cháo hạt sen thì hạt sen ko nhừ. Mình lại thử nấu chè hạt sen, chọn chế độ 2,3 giờ nấu mà ko nhừ dc. Ko hiểu.</text:p>
          </table:table-cell>
        </table:table-row>
        <table:table-row table:style-name="ro1">
          <table:table-cell office:value-type="string" calcext:value-type="string">
            <text:p>width: 60%;</text:p>
          </table:table-cell>
          <table:table-cell office:value-type="string" calcext:value-type="string">
            <text:p>Nồi chiên tôi sử dụng tới lần thứ 4 thì bị lỗi giờ chiên không chín thực phẩm nữa. Tôi liên hệ trực tiếp Lock &amp; Lock để bảo hành thì họ bảo liên hệ Tiki. Tiki hỗ trợ bảo hành nhé!</text:p>
          </table:table-cell>
        </table:table-row>
        <table:table-row table:style-name="ro1">
          <table:table-cell office:value-type="string" calcext:value-type="string">
            <text:p>width: 60%;</text:p>
          </table:table-cell>
          <table:table-cell office:value-type="string" calcext:value-type="string">
            <text:p>Nồi chiên sử dụng tốt, đóng góp đẹp. nhưng có cái là nồi chiên lâu quá mới thành phẩm</text:p>
          </table:table-cell>
        </table:table-row>
        <table:table-row table:style-name="ro4">
          <table:table-cell office:value-type="string" calcext:value-type="string">
            <text:p>width: 60%;</text:p>
          </table:table-cell>
          <table:table-cell office:value-type="string" calcext:value-type="string">
            <text:p>Nồi chiên ổn so với giá mua. Hàng tiki bán thì mình yên tâm hơn các shop bán trên tiki. Nướng khoai như hình hết 20p, khoai mềm ngọt, nướng sườn 15p nhiệt 180 thì lật mặt, đổi nhiệt 200 thêm 5p là ra sản phẩm như hình. Mình lót giấy bạc nên ko biết chống dính thế nào. Nhưng khi rửa thì lấy lớp chống dính khá trơn láng. Sáng nay mình sử dụng lần thứ 3 để nướng bánh mì vẫn nghe mùi khét của nhựa dù đã quét nước cafe và làm nóng nồi như hướng dẫn.</text:p>
            <text:p>Điểm trừ là lớp nhựa thân nồi của mình khá ọp ẹp, thân trên to hơn thân dưới nên bóp nhẹ vẫn bị kêu do hai viền ko khít nhau.</text:p>
          </table:table-cell>
        </table:table-row>
        <table:table-row table:style-name="ro1">
          <table:table-cell office:value-type="string" calcext:value-type="string">
            <text:p>width: 60%;</text:p>
          </table:table-cell>
          <table:table-cell office:value-type="string" calcext:value-type="string">
            <text:p>nồi chiên mẫu mã và công dụng thì rất ok nhưng mình xài được mấy tháng thì phải đi bảo hành mặc dù dùng không thường xuyên, bỗng 1 ngày đẹp trời cắm điện và vặn nút thì không thấy lên nguồn đâu nữa, nói chung chắc là tiền nào của đó với là hàng điện tử thì rất khó nói, nhưng mình chỉ cảm thấy cạn lời cho 1 sản phẩm nhận được rất nhiều bình luận và đánh giá chứng tỏ đã có rất nhiều người mua sử dụng.</text:p>
          </table:table-cell>
        </table:table-row>
        <table:table-row table:style-name="ro1">
          <table:table-cell office:value-type="string" calcext:value-type="string">
            <text:p>width: 60%;</text:p>
          </table:table-cell>
          <table:table-cell office:value-type="string" calcext:value-type="string">
            <text:p>Nồi chiên ko đc như mong muốn. N nói chung cũng tương xứng với số tiền. Lại đc giảm giá nữa. :)</text:p>
          </table:table-cell>
        </table:table-row>
        <table:table-row table:style-name="ro1">
          <table:table-cell office:value-type="string" calcext:value-type="string">
            <text:p>width: 60%;</text:p>
          </table:table-cell>
          <table:table-cell office:value-type="string" calcext:value-type="string">
            <text:p>nồi chiên không đều, đế đựng rửa vài lần là bị tróc ra. không biết tiki có cách nào bảo hành k</text:p>
          </table:table-cell>
        </table:table-row>
        <table:table-row table:style-name="ro1">
          <table:table-cell office:value-type="string" calcext:value-type="string">
            <text:p>width: 60%;</text:p>
          </table:table-cell>
          <table:table-cell office:value-type="string" calcext:value-type="string">
            <text:p>Nồi chiên không dầu rất hữu ích so với giá thành bỏ ra để mua. Vẫn sẽ ủng hộ tiki. Tuy nhiên, thời gian mua hàng và đổi hàng diễn ra quá lâu so với cam kết của tiki. Bên nhà cung cấp nên xem lại vấn đề này</text:p>
          </table:table-cell>
        </table:table-row>
        <table:table-row table:style-name="ro1">
          <table:table-cell office:value-type="string" calcext:value-type="string">
            <text:p>width: 60%;</text:p>
          </table:table-cell>
          <table:table-cell office:value-type="string" calcext:value-type="string">
            <text:p>Nồi chiên không dầu có ưu điểm là không phải bỏ dầu và không phải đứng chiên nhưng rửa mệt hơn, tốn nước hơn thay vì cái chảo rửa 1 cái là xong còn nồi này phải rửa lòng nồi và rỗ, lớp chống dính thì nhanh bay</text:p>
          </table:table-cell>
        </table:table-row>
        <table:table-row table:style-name="ro1">
          <table:table-cell office:value-type="string" calcext:value-type="string">
            <text:p>width: 60%;</text:p>
          </table:table-cell>
          <table:table-cell office:value-type="string" calcext:value-type="string">
            <text:p>Nồi chiên hạn chế dầu tốt cho sức khỏe nhưng chắc là sẽ tốn thêm tiền điện. Chiên gì đâu mà lâu quá trời.</text:p>
          </table:table-cell>
        </table:table-row>
        <table:table-row table:style-name="ro1">
          <table:table-cell office:value-type="string" calcext:value-type="string">
            <text:p>width: 60%;</text:p>
          </table:table-cell>
          <table:table-cell office:value-type="string" calcext:value-type="string">
            <text:p>Nồi chiên gọn đẹp, nấu ổn nhưng mình đã sử dụng nồi được 2 tuần rồi mà vẫn nghe mùi nhựa nhiều, rất không hài lòng về điểm này của nồi chiên, hơi thất vọng vì thương hiệu nổi tiếng nhưng lại để sản phẩm bị mùi nhựa nhiều như vậy.</text:p>
          </table:table-cell>
        </table:table-row>
        <table:table-row table:style-name="ro4">
          <table:table-cell office:value-type="string" calcext:value-type="string">
            <text:p>width: 60%;</text:p>
          </table:table-cell>
          <table:table-cell office:value-type="string" calcext:value-type="string">
            <text:p>Nồi chiên BlueStone thì tuyệt vời. Chỉ hơi có mùa nhựa một chút từ vỏ ngoài khi chiên, còn bên trong nồi và thức ăn thì không bị mùi. Mẻ khoai tây đầu tiên cũng rất ok.</text:p>
            <text:p>Mình cho 3 sao vì sử dụng Tiki Now mà đến 11h hôm sau mới nhận được. Mình có kinh nghiệm xài Tiki Now nên canh giờ để ship trong 3h về đến nhà để kịp nhận hàng, và không phạm vào “giờ giới nghiêm”, mà Tiki vẫn để qua hôm sau mới ship. Vậy thì cho lựa chọn Tiki Now để làm gì?? Mua để làm quà mà trễ mất ngày sinh nhật của mẹ. Hôm đó bực mình mà mất gần hết tâm trạng. Gói Tiki Now cũng đã lỡ mua cả năm, đâu thể lấy lại tiền. Thất vọng.</text:p>
          </table:table-cell>
        </table:table-row>
        <table:table-row table:style-name="ro1">
          <table:table-cell office:value-type="string" calcext:value-type="string">
            <text:p>width: 60%;</text:p>
          </table:table-cell>
          <table:table-cell office:value-type="string" calcext:value-type="string">
            <text:p>Nồi chỉ đẹp thôi,nấu cơm bị cháy k ngon k có xửng hấp</text:p>
          </table:table-cell>
        </table:table-row>
        <table:table-row table:style-name="ro1">
          <table:table-cell office:value-type="string" calcext:value-type="string">
            <text:p>width: 60%;</text:p>
          </table:table-cell>
          <table:table-cell office:value-type="string" calcext:value-type="string">
            <text:p>Nồi chạy êm. thức ăn ngon nhưng đc khoảng lần 4-5 bị bong tróc lớp chống dính.</text:p>
          </table:table-cell>
        </table:table-row>
        <table:table-row table:style-name="ro1">
          <table:table-cell office:value-type="string" calcext:value-type="string">
            <text:p>width: 60%;</text:p>
          </table:table-cell>
          <table:table-cell office:value-type="string" calcext:value-type="string">
            <text:p>Nồi chất lượng bình thường. Nấu cháo nhanh nhưng cũng dễ bị dính vào đáy nồi nếu nấu lâu hơn 3 tiếng.</text:p>
          </table:table-cell>
        </table:table-row>
        <table:table-row table:style-name="ro1">
          <table:table-cell office:value-type="string" calcext:value-type="string">
            <text:p>width: 60%;</text:p>
          </table:table-cell>
          <table:table-cell office:value-type="string" calcext:value-type="string">
            <text:p>noi chat lieu bang nhua, khong biet co anh huong den suc khoe khong?</text:p>
          </table:table-cell>
        </table:table-row>
        <table:table-row table:style-name="ro1">
          <table:table-cell office:value-type="string" calcext:value-type="string">
            <text:p>width: 60%;</text:p>
          </table:table-cell>
          <table:table-cell office:value-type="string" calcext:value-type="string">
            <text:p>Nồi chắc chắn, vận hành êm và thức ăn ngon, nhưng có 1 nhược điểm là lớp chống đinh ko bền, mình xài dc 5 6 lần là bắt đầu bong nhẹ 1 vài chỗ, mặc dù đã dùng mút mềm lau chùi. Dùng thêm vài vần nữa thì thôi xong luôn, đang liên hệ bảo hành :(</text:p>
          </table:table-cell>
        </table:table-row>
        <table:table-row table:style-name="ro1">
          <table:table-cell office:value-type="string" calcext:value-type="string">
            <text:p>width: 60%;</text:p>
          </table:table-cell>
          <table:table-cell office:value-type="string" calcext:value-type="string">
            <text:p>Nồi bị móp. Mình đang đợi Tiki đổi trả. Mặc dù vậy vẫn thấy ưng ý với thái độ chăm sóc của nhân viên TiKi lắm. Hy vọng lần này sản phẩm được vận chuyển ok hơn.</text:p>
          </table:table-cell>
        </table:table-row>
        <table:table-row table:style-name="ro1">
          <table:table-cell office:value-type="string" calcext:value-type="string">
            <text:p>width: 60%;</text:p>
          </table:table-cell>
          <table:table-cell office:value-type="string" calcext:value-type="string">
            <text:p>nồi ban đầu nấu thì ok lắm, mak hôm bữa nấu bị cháy cơm và bị chảy vành nhựa với giờ k nấu được nữa thì có đc bảo hành k tiki?</text:p>
          </table:table-cell>
        </table:table-row>
        <table:table-row table:style-name="ro1">
          <table:table-cell office:value-type="string" calcext:value-type="string">
            <text:p>width: 60%;</text:p>
          </table:table-cell>
          <table:table-cell office:value-type="string" calcext:value-type="string">
            <text:p>Nồi áp suất điện này dùng khá ổn nhưng đun hơi lâu.</text:p>
          </table:table-cell>
        </table:table-row>
        <table:table-row table:style-name="ro1">
          <table:table-cell office:value-type="string" calcext:value-type="string">
            <text:p>width: 60%;</text:p>
          </table:table-cell>
          <table:table-cell office:value-type="string" calcext:value-type="string">
            <text:p>Nồi 1.5 lít mà sao bé vậy?</text:p>
          </table:table-cell>
        </table:table-row>
        <table:table-row table:style-name="ro4">
          <table:table-cell office:value-type="string" calcext:value-type="string">
            <text:p>width: 60%;</text:p>
          </table:table-cell>
          <table:table-cell office:value-type="string" calcext:value-type="string">
            <text:p>nó toàn hiện "eo" và e vẫn chưa dùng đc</text:p>
            <text:p>mog đc sự giúp đỡ</text:p>
          </table:table-cell>
        </table:table-row>
        <table:table-row table:style-name="ro1">
          <table:table-cell office:value-type="string" calcext:value-type="string">
            <text:p>width: 60%;</text:p>
          </table:table-cell>
          <table:table-cell office:value-type="string" calcext:value-type="string">
            <text:p>Nó rất là nhanh hết pin luôn</text:p>
          </table:table-cell>
        </table:table-row>
        <table:table-row table:style-name="ro1">
          <table:table-cell office:value-type="string" calcext:value-type="string">
            <text:p>width: 60%;</text:p>
          </table:table-cell>
          <table:table-cell office:value-type="string" calcext:value-type="string">
            <text:p>nó ko thể đăng lên yuotue đc mk mua về để lm yuotue nhưng ko đăng lên được</text:p>
          </table:table-cell>
        </table:table-row>
        <table:table-row table:style-name="ro1">
          <table:table-cell office:value-type="string" calcext:value-type="string">
            <text:p>width: 60%;</text:p>
          </table:table-cell>
          <table:table-cell office:value-type="string" calcext:value-type="string">
            <text:p>Nó hay bị tắt máy giữa chừng , nên tức quá cho ve chai rồi</text:p>
          </table:table-cell>
        </table:table-row>
        <table:table-row table:style-name="ro1">
          <table:table-cell office:value-type="string" calcext:value-type="string">
            <text:p>width: 60%;</text:p>
          </table:table-cell>
          <table:table-cell office:value-type="string" calcext:value-type="string">
            <text:p>Nó cháy đèn xanh mà không cháy đèn đỏ làm sao, nướng không đc</text:p>
          </table:table-cell>
        </table:table-row>
        <table:table-row table:style-name="ro4">
          <table:table-cell office:value-type="string" calcext:value-type="string">
            <text:p>width: 60%;</text:p>
          </table:table-cell>
          <table:table-cell office:value-type="string" calcext:value-type="string">
            <text:p>Nhược: Chân hơi yếu, móp méo vài chỗ, ko có Remote</text:p>
            <text:p>Ưu: Rẻ, nhẹ, gọn, cân dc máy ảnh</text:p>
          </table:table-cell>
        </table:table-row>
        <table:table-row table:style-name="ro4">
          <table:table-cell office:value-type="string" calcext:value-type="string">
            <text:p>width: 60%;</text:p>
          </table:table-cell>
          <table:table-cell office:value-type="string" calcext:value-type="string">
            <text:p>Nhưng 2 tai nghe lại hoạt động độc lập</text:p>
            <text:p>Mong shop hướng dẫn cách khắc phục. Hoặc đổi hàng</text:p>
          </table:table-cell>
        </table:table-row>
        <table:table-row table:style-name="ro1">
          <table:table-cell office:value-type="string" calcext:value-type="string">
            <text:p>width: 60%;</text:p>
          </table:table-cell>
          <table:table-cell office:value-type="string" calcext:value-type="string">
            <text:p>nhựa ko đc tốt, dễ vỡ, gió cũng tạm ổn</text:p>
          </table:table-cell>
        </table:table-row>
        <table:table-row table:style-name="ro1">
          <table:table-cell office:value-type="string" calcext:value-type="string">
            <text:p>width: 60%;</text:p>
          </table:table-cell>
          <table:table-cell office:value-type="string" calcext:value-type="string">
            <text:p>Nhựa hơi xấu</text:p>
          </table:table-cell>
        </table:table-row>
        <table:table-row table:style-name="ro1">
          <table:table-cell office:value-type="string" calcext:value-type="string">
            <text:p>width: 60%;</text:p>
          </table:table-cell>
          <table:table-cell office:value-type="string" calcext:value-type="string">
            <text:p>nhựa dỏm nên mới sài được 1 lần đã gãy, tri pod lỏng lẻo ko chắc chắn như giá tiền</text:p>
          </table:table-cell>
        </table:table-row>
        <table:table-row table:style-name="ro1">
          <table:table-cell office:value-type="string" calcext:value-type="string">
            <text:p>width: 60%;</text:p>
          </table:table-cell>
          <table:table-cell office:value-type="string" calcext:value-type="string">
            <text:p>Như thường lệ, hàng Lock &amp; Lock chỉ được cái bắt mắt chứ chất lương chỉ ở mức trung bình, khá nhôm nhựa ọp ẹp.</text:p>
          </table:table-cell>
        </table:table-row>
        <table:table-row table:style-name="ro1">
          <table:table-cell office:value-type="string" calcext:value-type="string">
            <text:p>width: 60%;</text:p>
          </table:table-cell>
          <table:table-cell office:value-type="string" calcext:value-type="string">
            <text:p>như lò nướng điện bình thường, không có chế độ xoay, đảo thức ăn trong quá trình nướng.</text:p>
          </table:table-cell>
        </table:table-row>
        <table:table-row table:style-name="ro1">
          <table:table-cell office:value-type="string" calcext:value-type="string">
            <text:p>width: 60%;</text:p>
          </table:table-cell>
          <table:table-cell office:value-type="string" calcext:value-type="string">
            <text:p>Nhỏ, quạt yếu. Nên làm kích thước lớn hơn</text:p>
          </table:table-cell>
        </table:table-row>
        <table:table-row table:style-name="ro1">
          <table:table-cell office:value-type="string" calcext:value-type="string">
            <text:p>width: 60%;</text:p>
          </table:table-cell>
          <table:table-cell office:value-type="string" calcext:value-type="string">
            <text:p>Nhỏ, mỏng. Phù hợp trong tầm giá.</text:p>
          </table:table-cell>
        </table:table-row>
        <table:table-row table:style-name="ro1">
          <table:table-cell office:value-type="string" calcext:value-type="string">
            <text:p>width: 60%;</text:p>
          </table:table-cell>
          <table:table-cell office:value-type="string" calcext:value-type="string">
            <text:p>nhỏ, gọn, lưỡi dao sắc nhưng dễ gãy. mình đã gãy 3 cái lưỡi xay r</text:p>
          </table:table-cell>
        </table:table-row>
        <table:table-row table:style-name="ro1">
          <table:table-cell office:value-type="string" calcext:value-type="string">
            <text:p>width: 60%;</text:p>
          </table:table-cell>
          <table:table-cell office:value-type="string" calcext:value-type="string">
            <text:p>Nhỏ vừa tiện hợp ly. Nhưng bị móp như hình. Biết do vận chuyển hay như thế nào. Còn dùng thì để thời gian đánh giá lại .</text:p>
          </table:table-cell>
        </table:table-row>
        <table:table-row table:style-name="ro1">
          <table:table-cell office:value-type="string" calcext:value-type="string">
            <text:p>width: 60%;</text:p>
          </table:table-cell>
          <table:table-cell office:value-type="string" calcext:value-type="string">
            <text:p>Nhờ Tiki xem lại, chi tiết số 15,16 ko có như vậy rất khó sử dụng</text:p>
          </table:table-cell>
        </table:table-row>
        <table:table-row table:style-name="ro2">
          <table:table-cell office:value-type="string" calcext:value-type="string">
            <text:p>width: 60%;</text:p>
          </table:table-cell>
          <table:table-cell office:value-type="string" calcext:value-type="string">
            <text:p>Nhờ Tiki kiểm tra lại gấp, mình đã nhận được máy. Nhưng phụ kiện kèm theo thiếu dây cáp và bảo hành! </text:p>
            <text:p>Chưa dùng nên chưa biết chất lượng thế nào, nhưng mong Tiki phản hồi sớm trường hợp thiếu phụ kiện trong vòng 24h nhận được phản hồi giúp mình! </text:p>
            <text:p>Tks!</text:p>
          </table:table-cell>
        </table:table-row>
        <table:table-row table:style-name="ro1">
          <table:table-cell office:value-type="string" calcext:value-type="string">
            <text:p>width: 60%;</text:p>
          </table:table-cell>
          <table:table-cell office:value-type="string" calcext:value-type="string">
            <text:p>Nhờ Shop kiểm tra xem đơn hàng của mình đã được gửi chưa? Thấy hẹn ngày mai 26-9 giao hàng nhưng ktra vẫn hiện trạng là đang đóng gói?</text:p>
          </table:table-cell>
        </table:table-row>
        <table:table-row table:style-name="ro1">
          <table:table-cell office:value-type="string" calcext:value-type="string">
            <text:p>width: 60%;</text:p>
          </table:table-cell>
          <table:table-cell office:value-type="string" calcext:value-type="string">
            <text:p>Nhờ Shop giải thích giúp mình, vì sao khi mình cài phần mềm RescuePRO báo lỗi key đã được sử dụng</text:p>
          </table:table-cell>
        </table:table-row>
        <table:table-row table:style-name="ro1">
          <table:table-cell office:value-type="string" calcext:value-type="string">
            <text:p>width: 60%;</text:p>
          </table:table-cell>
          <table:table-cell office:value-type="string" calcext:value-type="string">
            <text:p>nhỏ hơn tưởng tượng nhưng giao hàng nhanh 👌👌👌👌</text:p>
          </table:table-cell>
        </table:table-row>
        <table:table-row table:style-name="ro1">
          <table:table-cell office:value-type="string" calcext:value-type="string">
            <text:p>width: 60%;</text:p>
          </table:table-cell>
          <table:table-cell office:value-type="string" calcext:value-type="string">
            <text:p>Nhỏ hơn tưởng tượng như đồ choi tre em , cưa dùng nên chua co đánh gia, shop nên ghi kịch cỡ để ng mua k bị nhầm</text:p>
          </table:table-cell>
        </table:table-row>
        <table:table-row table:style-name="ro1">
          <table:table-cell office:value-type="string" calcext:value-type="string">
            <text:p>width: 60%;</text:p>
          </table:table-cell>
          <table:table-cell office:value-type="string" calcext:value-type="string">
            <text:p>nhỏ hơn so với như cầu đừng 🤣🤣 không biết sử lý làm sao</text:p>
          </table:table-cell>
        </table:table-row>
        <table:table-row table:style-name="ro1">
          <table:table-cell office:value-type="string" calcext:value-type="string">
            <text:p>width: 60%;</text:p>
          </table:table-cell>
          <table:table-cell office:value-type="string" calcext:value-type="string">
            <text:p>nhỏ hơn mình nghĩ</text:p>
          </table:table-cell>
        </table:table-row>
        <table:table-row table:style-name="ro1">
          <table:table-cell office:value-type="string" calcext:value-type="string">
            <text:p>width: 60%;</text:p>
          </table:table-cell>
          <table:table-cell office:value-type="string" calcext:value-type="string">
            <text:p>Nhìn tưởng inox nhưng mạ Crom ko biết tốt ko xài thử</text:p>
          </table:table-cell>
        </table:table-row>
        <table:table-row table:style-name="ro1">
          <table:table-cell office:value-type="string" calcext:value-type="string">
            <text:p>width: 60%;</text:p>
          </table:table-cell>
          <table:table-cell office:value-type="string" calcext:value-type="string">
            <text:p>nhìn thì đẹp, nhưng vì máy dùng pin sạc nên lực quay không tốt. Dùng xay những món gì nhẹ nhẹ thì ok</text:p>
          </table:table-cell>
        </table:table-row>
        <table:table-row table:style-name="ro1">
          <table:table-cell office:value-type="string" calcext:value-type="string">
            <text:p>width: 60%;</text:p>
          </table:table-cell>
          <table:table-cell office:value-type="string" calcext:value-type="string">
            <text:p>nhìn thấy trong hình cũng to mà ra ngoài hơi nhỏ. nhưng xài OK.</text:p>
          </table:table-cell>
        </table:table-row>
        <table:table-row table:style-name="ro1">
          <table:table-cell office:value-type="string" calcext:value-type="string">
            <text:p>width: 60%;</text:p>
          </table:table-cell>
          <table:table-cell office:value-type="string" calcext:value-type="string">
            <text:p>nhìn sản phẩm chắc chắn, đã nấu nước, nhưng giữ nhiệt không như mong muốn</text:p>
          </table:table-cell>
        </table:table-row>
        <table:table-row table:style-name="ro1">
          <table:table-cell office:value-type="string" calcext:value-type="string">
            <text:p>width: 60%;</text:p>
          </table:table-cell>
          <table:table-cell office:value-type="string" calcext:value-type="string">
            <text:p>Nhìn mỏng manh nhưng nói chung xài cũng tạm được</text:p>
          </table:table-cell>
        </table:table-row>
        <table:table-row table:style-name="ro1">
          <table:table-cell office:value-type="string" calcext:value-type="string">
            <text:p>width: 60%;</text:p>
          </table:table-cell>
          <table:table-cell office:value-type="string" calcext:value-type="string">
            <text:p>Nhìn mẫu mã ok mà ko có quai xách</text:p>
          </table:table-cell>
        </table:table-row>
        <table:table-row table:style-name="ro1">
          <table:table-cell office:value-type="string" calcext:value-type="string">
            <text:p>width: 60%;</text:p>
          </table:table-cell>
          <table:table-cell office:value-type="string" calcext:value-type="string">
            <text:p>Nhìn khá yếu. Nhưng xài cũng tạm</text:p>
          </table:table-cell>
        </table:table-row>
        <table:table-row table:style-name="ro1">
          <table:table-cell office:value-type="string" calcext:value-type="string">
            <text:p>width: 60%;</text:p>
          </table:table-cell>
          <table:table-cell office:value-type="string" calcext:value-type="string">
            <text:p>Nhìn hơi lởm nhưng nói chung vẫn dùng được</text:p>
          </table:table-cell>
        </table:table-row>
        <table:table-row table:style-name="ro1">
          <table:table-cell office:value-type="string" calcext:value-type="string">
            <text:p>width: 60%;</text:p>
          </table:table-cell>
          <table:table-cell office:value-type="string" calcext:value-type="string">
            <text:p>nhìn đẹp, nhưng chỉ để nấu thít hoặc nấu cháo thôi, còn ninh xương thì không nhừ.</text:p>
          </table:table-cell>
        </table:table-row>
        <table:table-row table:style-name="ro1">
          <table:table-cell office:value-type="string" calcext:value-type="string">
            <text:p>width: 60%;</text:p>
          </table:table-cell>
          <table:table-cell office:value-type="string" calcext:value-type="string">
            <text:p>Nhìn đẹp sài cung. Tạm với giá tiền không biết sài đc lâu lo thôi</text:p>
          </table:table-cell>
        </table:table-row>
        <table:table-row table:style-name="ro1">
          <table:table-cell office:value-type="string" calcext:value-type="string">
            <text:p>width: 60%;</text:p>
          </table:table-cell>
          <table:table-cell office:value-type="string" calcext:value-type="string">
            <text:p>Nhìn chung thì tạm được. Nhưng có thông số là không hỗ trợ wifi băng tần 5 Hz mà không ghi trong mô tả. Bà con ai xài băng tầng 5Hz thì không nên mua kẻo phải đi dây.</text:p>
          </table:table-cell>
        </table:table-row>
        <table:table-row table:style-name="ro1">
          <table:table-cell office:value-type="string" calcext:value-type="string">
            <text:p>width: 60%;</text:p>
          </table:table-cell>
          <table:table-cell office:value-type="string" calcext:value-type="string">
            <text:p>Nhìn chung thì máy hút khá khoẻ , máy chạy êm , độ ồn thấp , có điều bàn hút bụi thiết kế 2 miếng cao su dưới đáy nên khi đẩy hơi nặng , không được linh hoạt . Bộ lọc bụi phía sau không tháo ra vệ sinh được vì vậy nếu hút lâu ngày bụi bám nhiều thì không biết phải làm thế nào .</text:p>
          </table:table-cell>
        </table:table-row>
        <table:table-row table:style-name="ro1">
          <table:table-cell office:value-type="string" calcext:value-type="string">
            <text:p>width: 60%;</text:p>
          </table:table-cell>
          <table:table-cell office:value-type="string" calcext:value-type="string">
            <text:p>Nhìn chung SG907 bay tạm ổn, không thấy chức năng tự động cất cánh, camera còn chỉnh lên xuống bị giới hạn nhiều, khe cắm pin không liền khớp nối và chốt gài lỏng lẻo dễ bung ra, điều khiển tạm thời ổn, dàn áo nhìn hơi xấu với lớp nhựa không sắc sảo lắm, hy vọng hãng sản xuất sẽ khắc phục lại tốt hơn. Thời gian bảo hành quá ít không được hơn 3 hay 6 tháng thời hạn bảo hành.</text:p>
          </table:table-cell>
        </table:table-row>
        <table:table-row table:style-name="ro4">
          <table:table-cell office:value-type="string" calcext:value-type="string">
            <text:p>width: 60%;</text:p>
          </table:table-cell>
          <table:table-cell office:value-type="string" calcext:value-type="string">
            <text:p>nhìn chung không quá tệ so với giá tiền. tuy nhiên không quá tốt: </text:p>
            <text:p>các điểm nối của chân máy được hoàn thiện khá kém. Khớp nối trên đỉnh hoặc quá cứng hoặc quá lỏng =&gt; điều chỉnh cân bằng điện thoại còn khó chứ đừng nói đến máy ảnh nặng như dslr</text:p>
          </table:table-cell>
        </table:table-row>
        <table:table-row table:style-name="ro1">
          <table:table-cell office:value-type="string" calcext:value-type="string">
            <text:p>width: 60%;</text:p>
          </table:table-cell>
          <table:table-cell office:value-type="string" calcext:value-type="string">
            <text:p>Nhìn bên ngoài thì đẹp nhưng tên hiệu Joyoung (Korea) sx China. Ko biết bền ko nữa. Hơi thất vọng và lo lắng.</text:p>
          </table:table-cell>
        </table:table-row>
        <table:table-row table:style-name="ro1">
          <table:table-cell office:value-type="string" calcext:value-type="string">
            <text:p>width: 60%;</text:p>
          </table:table-cell>
          <table:table-cell office:value-type="string" calcext:value-type="string">
            <text:p>Nhìn bề ngoài thì đẹp. Nhưng nhìn kỹ thì chất lượng nhựa ko đẹp. Cơ chế nắp gài hơi nguy hiểm khi mở nắp có nước sôi bên trong. Cảm giác nhựa hơi rẻ tiền. Chưa biết độ bên nhưng hi vọng dùng dc lâu.</text:p>
          </table:table-cell>
        </table:table-row>
        <table:table-row table:style-name="ro1">
          <table:table-cell office:value-type="string" calcext:value-type="string">
            <text:p>width: 60%;</text:p>
          </table:table-cell>
          <table:table-cell office:value-type="string" calcext:value-type="string">
            <text:p>Nhìn ấm ơ cửa hàng sờ vào lại có cảm giác chắn chắn hơn là mua online về là sao nhỉ . Sao k thấy chữ gì của hàn mà toàn thấy made china</text:p>
          </table:table-cell>
        </table:table-row>
        <table:table-row table:style-name="ro1">
          <table:table-cell office:value-type="string" calcext:value-type="string">
            <text:p>width: 60%;</text:p>
          </table:table-cell>
          <table:table-cell office:value-type="string" calcext:value-type="string">
            <text:p>Nhìn ấm ơ cửa hàng sờ vào lại có cảm giác chắn chắn hơn là mua online về là sao nhỉ . Sao k thấy chữ gì của hàn mà toàn thấy made china</text:p>
          </table:table-cell>
        </table:table-row>
        <table:table-row table:style-name="ro1">
          <table:table-cell office:value-type="string" calcext:value-type="string">
            <text:p>width: 60%;</text:p>
          </table:table-cell>
          <table:table-cell office:value-type="string" calcext:value-type="string">
            <text:p>Nhìn ấm đẹp,tuy nhiên tay cầm cảm thấy không chắc chắn.Ruột SUS 304 thường,không phải là 304 xịn.với giá 340k thì chấp nhận được.</text:p>
          </table:table-cell>
        </table:table-row>
        <table:table-row table:style-name="ro1">
          <table:table-cell office:value-type="string" calcext:value-type="string">
            <text:p>width: 60%;</text:p>
          </table:table-cell>
          <table:table-cell office:value-type="string" calcext:value-type="string">
            <text:p>Nhiều người góp ý mà hình như Tiki không tiếp thu. Ổ cứng chỉ bỏ vào hộp giấy, không gói chống sốc thì ít ra cũng phải chèn sản phẩm trong hộp cho cố định, đằng này chỉ bỏ trong hộp giấy, cầm cái hộp lên mà ổ cứng cứ lúc lắc ở trong đó, hổng lẽ trả về không nhận chứ !</text:p>
          </table:table-cell>
        </table:table-row>
        <table:table-row table:style-name="ro1">
          <table:table-cell office:value-type="string" calcext:value-type="string">
            <text:p>width: 60%;</text:p>
          </table:table-cell>
          <table:table-cell office:value-type="string" calcext:value-type="string">
            <text:p>Nhiều chế độ quá nên chưa biết cách sử dụng</text:p>
          </table:table-cell>
        </table:table-row>
        <table:table-row table:style-name="ro1">
          <table:table-cell office:value-type="string" calcext:value-type="string">
            <text:p>width: 60%;</text:p>
          </table:table-cell>
          <table:table-cell office:value-type="string" calcext:value-type="string">
            <text:p>Nhiệt độ phần đáy quá cao, phần trên thì lại yếu nhiệt nên sữa chua bị lẩn vẩn ở đáy do chết men, chỉ có đoạn giữa là được mịn. Tiki đổi máy lần 2 vẫn bị vậy, mình đã đóng gói cất đi cả năm ko dùng được. không biết ai có kinh nghiệm khắc phục chỉ giùm mình với</text:p>
          </table:table-cell>
        </table:table-row>
        <table:table-row table:style-name="ro1">
          <table:table-cell office:value-type="string" calcext:value-type="string">
            <text:p>width: 60%;</text:p>
          </table:table-cell>
          <table:table-cell office:value-type="string" calcext:value-type="string">
            <text:p>Nhiệt độ ko tốt lắm</text:p>
          </table:table-cell>
        </table:table-row>
        <table:table-row table:style-name="ro1">
          <table:table-cell office:value-type="string" calcext:value-type="string">
            <text:p>width: 60%;</text:p>
          </table:table-cell>
          <table:table-cell office:value-type="string" calcext:value-type="string">
            <text:p>Nhiệt độ không cao, nướng chậm</text:p>
          </table:table-cell>
        </table:table-row>
        <table:table-row table:style-name="ro1">
          <table:table-cell office:value-type="string" calcext:value-type="string">
            <text:p>width: 60%;</text:p>
          </table:table-cell>
          <table:table-cell office:value-type="string" calcext:value-type="string">
            <text:p>Nhiệt độ hơi cao nhưng vẫn cho ra sữa chua chấp nhận được</text:p>
          </table:table-cell>
        </table:table-row>
        <table:table-row table:style-name="ro1">
          <table:table-cell office:value-type="string" calcext:value-type="string">
            <text:p>width: 60%;</text:p>
          </table:table-cell>
          <table:table-cell office:value-type="string" calcext:value-type="string">
            <text:p>Nhiệt độ bên trong lò ko đúng. Phải dùng thêm nhiênt kế lò</text:p>
          </table:table-cell>
        </table:table-row>
        <table:table-row table:style-name="ro1">
          <table:table-cell office:value-type="string" calcext:value-type="string">
            <text:p>width: 60%;</text:p>
          </table:table-cell>
          <table:table-cell office:value-type="string" calcext:value-type="string">
            <text:p>Nhẹ , mùi xốp hơi ghê , hơi thấp, không chắc chắn , shipper thân thiện =)) xốp bị rách í</text:p>
          </table:table-cell>
        </table:table-row>
        <table:table-row table:style-name="ro1">
          <table:table-cell office:value-type="string" calcext:value-type="string">
            <text:p>width: 60%;</text:p>
          </table:table-cell>
          <table:table-cell office:value-type="string" calcext:value-type="string">
            <text:p>Nhanh nóng, phải trở đều tay, sản phẩm đúng như mô tả</text:p>
          </table:table-cell>
        </table:table-row>
        <table:table-row table:style-name="ro1">
          <table:table-cell office:value-type="string" calcext:value-type="string">
            <text:p>width: 60%;</text:p>
          </table:table-cell>
          <table:table-cell office:value-type="string" calcext:value-type="string">
            <text:p>Nhanh hỏng</text:p>
          </table:table-cell>
        </table:table-row>
        <table:table-row table:style-name="ro4">
          <table:table-cell office:value-type="string" calcext:value-type="string">
            <text:p>width: 60%;</text:p>
          </table:table-cell>
          <table:table-cell office:value-type="string" calcext:value-type="string">
            <text:p>Nhanh hết pin và sạc vào hiện pin ảo </text:p>
            <text:p>Sử dụng loa nghe hơi nhỏ</text:p>
          </table:table-cell>
        </table:table-row>
        <table:table-row table:style-name="ro1">
          <table:table-cell office:value-type="string" calcext:value-type="string">
            <text:p>width: 60%;</text:p>
          </table:table-cell>
          <table:table-cell office:value-type="string" calcext:value-type="string">
            <text:p>nhanh hết pin quá , nghe nhạc đc hơn 1h là hết pin rồi</text:p>
          </table:table-cell>
        </table:table-row>
        <table:table-row table:style-name="ro1">
          <table:table-cell office:value-type="string" calcext:value-type="string">
            <text:p>width: 60%;</text:p>
          </table:table-cell>
          <table:table-cell office:value-type="string" calcext:value-type="string">
            <text:p>Nhanh Hết pin quá</text:p>
          </table:table-cell>
        </table:table-row>
        <table:table-row table:style-name="ro1">
          <table:table-cell office:value-type="string" calcext:value-type="string">
            <text:p>width: 60%;</text:p>
          </table:table-cell>
          <table:table-cell office:value-type="string" calcext:value-type="string">
            <text:p>nhanh hết pin chế độ bắt quá gần xa độ <text:s/>3m. là ko ổn</text:p>
          </table:table-cell>
        </table:table-row>
        <table:table-row table:style-name="ro1">
          <table:table-cell office:value-type="string" calcext:value-type="string">
            <text:p>width: 60%;</text:p>
          </table:table-cell>
          <table:table-cell office:value-type="string" calcext:value-type="string">
            <text:p>Nhanh hết pin</text:p>
          </table:table-cell>
        </table:table-row>
        <table:table-row table:style-name="ro1">
          <table:table-cell office:value-type="string" calcext:value-type="string">
            <text:p>width: 60%;</text:p>
          </table:table-cell>
          <table:table-cell office:value-type="string" calcext:value-type="string">
            <text:p>Nhanh hết điện.nhanh phải vệ sinh màng lọc gió.chổi ngắn</text:p>
          </table:table-cell>
        </table:table-row>
        <table:table-row table:style-name="ro1">
          <table:table-cell office:value-type="string" calcext:value-type="string">
            <text:p>width: 60%;</text:p>
          </table:table-cell>
          <table:table-cell office:value-type="string" calcext:value-type="string">
            <text:p>Nhanh hết điện</text:p>
          </table:table-cell>
        </table:table-row>
        <table:table-row table:style-name="ro4">
          <table:table-cell office:value-type="string" calcext:value-type="string">
            <text:p>width: 60%;</text:p>
          </table:table-cell>
          <table:table-cell office:value-type="string" calcext:value-type="string">
            <text:p>nhận xét gần nhất cho các bác định mua.</text:p>
            <text:p>Bọc cẩn thận chống va đập tốt, các bộ phận kiểm tra mới k sao trừ cái vặn đầu cánh quạt. Nó vỡ ra luôn rồi, cái này nên bỏ riêng ra chứ k nên gắn sẵn vào quạt lúc giao hàng để đỡ bị hỏng như vây. với mình thì lắp vào xong nó vẫn chạy ổn nên không đòi đổi hàng. 1 điều nữa là cái quạt nó kêu khá là ồn( do cánh quạt). nchung là trong tầm giá chấp nhận được.</text:p>
          </table:table-cell>
        </table:table-row>
        <table:table-row table:style-name="ro1">
          <table:table-cell office:value-type="string" calcext:value-type="string">
            <text:p>width: 60%;</text:p>
          </table:table-cell>
          <table:table-cell office:value-type="string" calcext:value-type="string">
            <text:p>Nhân viên giao hangd giữa giờ nghỉ trưa của mọi người làm ồn , giao hàng ko hẹn trước. Ko nhận được cuộc gọi để ấn định giờ giao hàng .</text:p>
          </table:table-cell>
        </table:table-row>
        <table:table-row table:style-name="ro1">
          <table:table-cell office:value-type="string" calcext:value-type="string">
            <text:p>width: 60%;</text:p>
          </table:table-cell>
          <table:table-cell office:value-type="string" calcext:value-type="string">
            <text:p>Nhân viên giao hàng nhăn nhó, khó chịu với người nhận</text:p>
          </table:table-cell>
        </table:table-row>
        <table:table-row table:style-name="ro1">
          <table:table-cell office:value-type="string" calcext:value-type="string">
            <text:p>width: 60%;</text:p>
          </table:table-cell>
          <table:table-cell office:value-type="string" calcext:value-type="string">
            <text:p>Nhân viên giao hàng đòi giao bằng được nhưng nhà mình không có ai ở nhà nên cuối cùng phải gửi ở chỗ trông xe. Mình có góp ý là nếu không có tuỳ chọn giao hàng vào cuối h đi làm thì các bạn có thể giao lại vào ngày hôm sau được không?</text:p>
          </table:table-cell>
        </table:table-row>
        <table:table-row table:style-name="ro1">
          <table:table-cell office:value-type="string" calcext:value-type="string">
            <text:p>width: 60%;</text:p>
          </table:table-cell>
          <table:table-cell office:value-type="string" calcext:value-type="string">
            <text:p>Nhân viên chăm sóc khách hàng nhiệt tình và nhanh chóng. Nhưng máy sử dụng chưa quen nên chưa đánh giá đc.</text:p>
          </table:table-cell>
        </table:table-row>
        <table:table-row table:style-name="ro1">
          <table:table-cell office:value-type="string" calcext:value-type="string">
            <text:p>width: 60%;</text:p>
          </table:table-cell>
          <table:table-cell office:value-type="string" calcext:value-type="string">
            <text:p>Nhận Tripod về đã thấy ống nối trụ giữa của sản phẩm rụng rời ra rồi. So với sản phẩm cùng loại mình mua ở chỗ khác thì sản phẩm này ko được ưng í!</text:p>
          </table:table-cell>
        </table:table-row>
        <table:table-row table:style-name="ro1">
          <table:table-cell office:value-type="string" calcext:value-type="string">
            <text:p>width: 60%;</text:p>
          </table:table-cell>
          <table:table-cell office:value-type="string" calcext:value-type="string">
            <text:p>Nhận sp rất nhanh, order lúc 17h nhận đc lúc 20h bằng gói tikinow kết hợp zalo pay. Tuy nhiên khi kiểm tra hàng thì nhận thấy sp ko được mới, có vài vết trầy nhỏ và hơi ố, phần nối giữa nhựa và inox vài chỗ độ hoàn thiện nhìn chưa đc tinh xảo và gọn gàng. Có lẽ đây là hàng trưng bày??</text:p>
          </table:table-cell>
        </table:table-row>
        <table:table-row table:style-name="ro4">
          <table:table-cell office:value-type="string" calcext:value-type="string">
            <text:p>width: 60%;</text:p>
          </table:table-cell>
          <table:table-cell office:value-type="string" calcext:value-type="string">
            <text:p>Nhận sản phẩm mà không có phiếu bán hàng, phiếu bảo hành thì cũng không ghi thông tin gì. Trên bếp thì có tem bảo hành nhưng ghi nhày sản xuất là tháng 12/2017. Vậy là mất toi 3 tháng bảo hành rồi.</text:p>
            <text:p>Bếp thì đẹp, mà trên bếp dán cái tem ngồi gỡ mãi mới ra</text:p>
          </table:table-cell>
        </table:table-row>
        <table:table-row table:style-name="ro3">
          <table:table-cell office:value-type="string" calcext:value-type="string">
            <text:p>width: 60%;</text:p>
          </table:table-cell>
          <table:table-cell office:value-type="string" calcext:value-type="string">
            <text:p>Nhận nồi từ 30/7/2019. Mới nấu được 2 hôm nay, nhận xét như sau:</text:p>
            <text:p>- Nắp nồi không khớp với thân nồi</text:p>
            <text:p>- Nấu cháo chế độ High thì đèn lúc sáng lúc không, mình nấu thêm cà rốt và khoai tây vào trước khi cho gạo nhưng cả đêm ko mềm, gạo bỏ sau cũng ko mềm luôn. </text:p>
            <text:p>- Đèn chế độ High lúc sáng lúc tắt, hoang mang quá</text:p>
            <text:p>- Không biết có phải do nồi hay không. Cần Tiki hỗ trợ.</text:p>
          </table:table-cell>
        </table:table-row>
        <table:table-row table:style-name="ro1">
          <table:table-cell office:value-type="string" calcext:value-type="string">
            <text:p>width: 60%;</text:p>
          </table:table-cell>
          <table:table-cell office:value-type="string" calcext:value-type="string">
            <text:p>Nhận nồi bị móp nhẹ . Tem bảo hành ở đáy nồi bị rách . Hôm nay nấu thử chất lượng tạm được</text:p>
          </table:table-cell>
        </table:table-row>
        <table:table-row table:style-name="ro1">
          <table:table-cell office:value-type="string" calcext:value-type="string">
            <text:p>width: 60%;</text:p>
          </table:table-cell>
          <table:table-cell office:value-type="string" calcext:value-type="string">
            <text:p>Nhận máy rồi nhưng sao chỉ có 1 đầu vắt vậy?</text:p>
          </table:table-cell>
        </table:table-row>
        <table:table-row table:style-name="ro4">
          <table:table-cell office:value-type="string" calcext:value-type="string">
            <text:p>width: 60%;</text:p>
          </table:table-cell>
          <table:table-cell office:value-type="string" calcext:value-type="string">
            <text:p>Nhận máy in thử 18 tấm đầu chất lượng ảnh không đồng đều, đa số ảnh ra không sắc nét như nhìn trên điện thoại, nhất là ảnh kích thước và độ phân giải cao chụp bằng máy ảnh thì ra lại càng vỡ nét (mình in 4 hình/1 tấm), về sau đều phải resize tương tự ảnh down thẳng từ FB về mới in tạm ổn.</text:p>
            <text:p>Thấy trên web Amazon bán có kèm dây nối usb không rõ có đơn của mình bị thiếu hay dòng CP1300 này phân phối ở VN không kèm dây nối?</text:p>
          </table:table-cell>
        </table:table-row>
        <table:table-row table:style-name="ro1">
          <table:table-cell office:value-type="string" calcext:value-type="string">
            <text:p>width: 60%;</text:p>
          </table:table-cell>
          <table:table-cell office:value-type="string" calcext:value-type="string">
            <text:p>Nhận hàng, nhưng không có hướng dẫn bằng tiếng anh, toàn để thứ tiếng khác. Và không có số series để bảo hành</text:p>
          </table:table-cell>
        </table:table-row>
        <table:table-row table:style-name="ro1">
          <table:table-cell office:value-type="string" calcext:value-type="string">
            <text:p>width: 60%;</text:p>
          </table:table-cell>
          <table:table-cell office:value-type="string" calcext:value-type="string">
            <text:p>Nhận hàng xong , hí hửng lên lắp vào máy thì phát hiện ra Pro</text:p>
          </table:table-cell>
        </table:table-row>
        <table:table-row table:style-name="ro3">
          <table:table-cell office:value-type="string" calcext:value-type="string">
            <text:p>width: 60%;</text:p>
          </table:table-cell>
          <table:table-cell office:value-type="string" calcext:value-type="string">
            <text:p>Nhận hàng về, đóng gói cẩn thận, máy đẹp. Tuy nhiên, mò mãi mà hok kết nối wifi và với apps mi home được, hok rõ vấn đề từ đâu.</text:p>
            <text:p>Lần này lại gặp may, không có trục trặc gì về giao hàng vì người ta gọi đúng lúc mình nghe máy, canh máy hoài. Nói chung là khác adayroi, đặt tiki là phải canh máy suốt vì không có hỗ trợ hẹn buổi giao.</text:p>
            <text:p>Thua adayroi không có chức năng hẹn khung giờ giao khi đặt hàng.</text:p>
            <text:p>Thua lazada về chi tiết cập nhật hành trình đơn hàng (có nhưng không chi tiết)</text:p>
            <text:p>Mỗi lần đặt hàng là mỗi lần cầu nguyện mong gặp đc shipper trung thực.</text:p>
          </table:table-cell>
        </table:table-row>
        <table:table-row table:style-name="ro4">
          <table:table-cell office:value-type="string" calcext:value-type="string">
            <text:p>width: 60%;</text:p>
          </table:table-cell>
          <table:table-cell office:value-type="string" calcext:value-type="string">
            <text:p>Nhận hàng về, đóng gói cẩn thận, bếp mới chưa bị trầy xước, nguyên hộp. Tuy nhiên, dây điện là 3 cái lõi, không có ổ cắm.</text:p>
            <text:p>Lần này gặp may, không có trục trặc gì về giao hàng vì người ta gọi đúng lúc mình nghe máy, canh cả buổi. Nói chung là khác adayroi, đặt tiki là phải canh máy suốt vì không có hỗ trợ hẹn buổi giao.</text:p>
          </table:table-cell>
        </table:table-row>
        <table:table-row table:style-name="ro1">
          <table:table-cell office:value-type="string" calcext:value-type="string">
            <text:p>width: 60%;</text:p>
          </table:table-cell>
          <table:table-cell office:value-type="string" calcext:value-type="string">
            <text:p>Nhận hàng vào ngày 14/11/2018 sao không có quà tặng kèm vậy tiki</text:p>
          </table:table-cell>
        </table:table-row>
        <table:table-row table:style-name="ro1">
          <table:table-cell office:value-type="string" calcext:value-type="string">
            <text:p>width: 60%;</text:p>
          </table:table-cell>
          <table:table-cell office:value-type="string" calcext:value-type="string">
            <text:p>nhận hàng rồi nhưng mình phải mua pin để lắp vào hay sao ấy, chứ ko có pin à?</text:p>
          </table:table-cell>
        </table:table-row>
        <table:table-row table:style-name="ro1">
          <table:table-cell office:value-type="string" calcext:value-type="string">
            <text:p>width: 60%;</text:p>
          </table:table-cell>
          <table:table-cell office:value-type="string" calcext:value-type="string">
            <text:p>Nhận hàng nhưng chỉ có dây nguồn k có adapter nên chưa thử đc. Tại sao bán hàng lại k đồng bộ thế nhỉ?</text:p>
          </table:table-cell>
        </table:table-row>
        <table:table-row table:style-name="ro4">
          <table:table-cell office:value-type="string" calcext:value-type="string">
            <text:p>width: 60%;</text:p>
          </table:table-cell>
          <table:table-cell office:value-type="string" calcext:value-type="string">
            <text:p>nhận hàng nhanh. </text:p>
            <text:p>mây hút thì bình thường ( hay có thể gọi là yếu ) . nhưng nhìn chung giâ như vậy là được rồi</text:p>
          </table:table-cell>
        </table:table-row>
        <table:table-row table:style-name="ro1">
          <table:table-cell office:value-type="string" calcext:value-type="string">
            <text:p>width: 60%;</text:p>
          </table:table-cell>
          <table:table-cell office:value-type="string" calcext:value-type="string">
            <text:p>Nhận hàng nhanh, tuy nhiên lòng nồi inox có nhiều vết rửa ko sạch được</text:p>
          </table:table-cell>
        </table:table-row>
        <table:table-row table:style-name="ro1">
          <table:table-cell office:value-type="string" calcext:value-type="string">
            <text:p>width: 60%;</text:p>
          </table:table-cell>
          <table:table-cell office:value-type="string" calcext:value-type="string">
            <text:p>nhận hàng nhanh, đóng gói cẩn thận.. sản phẩm đẹp như quảng cáo .. Có thắc mắc vì sao hàng chính hãng nhưng không kèm catalog hướng dẫn tiếng việt mà chỉ có tiếng anh.. tiếng việt chỉ hướng dẫn sử dụng sơ sài..</text:p>
          </table:table-cell>
        </table:table-row>
        <table:table-row table:style-name="ro1">
          <table:table-cell office:value-type="string" calcext:value-type="string">
            <text:p>width: 60%;</text:p>
          </table:table-cell>
          <table:table-cell office:value-type="string" calcext:value-type="string">
            <text:p>nhận hàng nhanh, đóng gói cẩn thận, khi mở kiểm tra thấy bị vỡ quai cầm, muốn đổi, <text:s/>làm sao để đổi được</text:p>
          </table:table-cell>
        </table:table-row>
        <table:table-row table:style-name="ro1">
          <table:table-cell office:value-type="string" calcext:value-type="string">
            <text:p>width: 60%;</text:p>
          </table:table-cell>
          <table:table-cell office:value-type="string" calcext:value-type="string">
            <text:p>Nhận hàng nhanh, chưa xử dụng nên chưa biết</text:p>
          </table:table-cell>
        </table:table-row>
        <table:table-row table:style-name="ro1">
          <table:table-cell office:value-type="string" calcext:value-type="string">
            <text:p>width: 60%;</text:p>
          </table:table-cell>
          <table:table-cell office:value-type="string" calcext:value-type="string">
            <text:p>Nhận hàng nguyên hộp lại thiếu mất dụng cụ nén thực phẩm xuống.</text:p>
          </table:table-cell>
        </table:table-row>
        <table:table-row table:style-name="ro4">
          <table:table-cell office:value-type="string" calcext:value-type="string">
            <text:p>width: 60%;</text:p>
          </table:table-cell>
          <table:table-cell office:value-type="string" calcext:value-type="string">
            <text:p>nhận hàng mới thấy mấy vết dưới bàn ủi như vậy</text:p>
            <text:p>tiki giao hàng nhanh</text:p>
          </table:table-cell>
        </table:table-row>
        <table:table-row table:style-name="ro1">
          <table:table-cell office:value-type="string" calcext:value-type="string">
            <text:p>width: 60%;</text:p>
          </table:table-cell>
          <table:table-cell office:value-type="string" calcext:value-type="string">
            <text:p>Nhận hàng mặc dù hộp bị móp gần hết nhưng hàng bên trong vẫn ổn. Sơn hơi trầy xước, có 1 vài chỗ bị móp nhẹ. Nhìn chung kh ảnh hưởng gì lắm nên kh sao. Về chất lượng tripod thì cũng ổn. Tiền nào của đó không đòi hỏi gì nhiều. Đã test và dùng rất ok. Cần thì có thể cân nhắc.</text:p>
          </table:table-cell>
        </table:table-row>
        <table:table-row table:style-name="ro2">
          <table:table-cell office:value-type="string" calcext:value-type="string">
            <text:p>width: 60%;</text:p>
          </table:table-cell>
          <table:table-cell office:value-type="string" calcext:value-type="string">
            <text:p>Nhận hàng không như mong muốn.</text:p>
            <text:p>Lưỡi dao của cối nhỏ xước, phiếu bảo hành gấp làm 4 nhét vào trong hộp gây cũ và nát phiếu. </text:p>
            <text:p>Mình cũng đã dùng máy xay philip nhưng mua ở siêu thị loại như này nhưng có thêm 1 cối nữa thấy sản phẩm tốt hơn loại mới mua này.</text:p>
          </table:table-cell>
        </table:table-row>
        <table:table-row table:style-name="ro4">
          <table:table-cell office:value-type="string" calcext:value-type="string">
            <text:p>width: 60%;</text:p>
          </table:table-cell>
          <table:table-cell office:value-type="string" calcext:value-type="string">
            <text:p>Nhận hàng không giống mẫu .</text:p>
            <text:p>Nấu cơm bị dính nồi , tuy vậy Tiki đóng gói cẩn thận ,  em giao hàng vui tính .</text:p>
          </table:table-cell>
        </table:table-row>
        <table:table-row table:style-name="ro1">
          <table:table-cell office:value-type="string" calcext:value-type="string">
            <text:p>width: 60%;</text:p>
          </table:table-cell>
          <table:table-cell office:value-type="string" calcext:value-type="string">
            <text:p>Nhận hàng đầy đủ giá kẹp cả điều khiển chụp ảnh bằng bluetooth. Hàng không được chắc chắn, nhưng tầm tiền đó như vậy là ổn</text:p>
          </table:table-cell>
        </table:table-row>
        <table:table-row table:style-name="ro1">
          <table:table-cell office:value-type="string" calcext:value-type="string">
            <text:p>width: 60%;</text:p>
          </table:table-cell>
          <table:table-cell office:value-type="string" calcext:value-type="string">
            <text:p>Nhận hàng chậm hơn 1 ngày. Mình đã sử dụng camera mi security r bản quốc tế. Nhưng khi nhận hàng từ tiki hàng hoàn toàn khác so với bản mình đang dùng. Khởi động lên báo tiếng trung không phải tiếng anh</text:p>
          </table:table-cell>
        </table:table-row>
        <table:table-row table:style-name="ro1">
          <table:table-cell office:value-type="string" calcext:value-type="string">
            <text:p>width: 60%;</text:p>
          </table:table-cell>
          <table:table-cell office:value-type="string" calcext:value-type="string">
            <text:p>nhận hàng bị móp méo. <text:s/>nhưng nấu ok</text:p>
          </table:table-cell>
        </table:table-row>
        <table:table-row table:style-name="ro1">
          <table:table-cell office:value-type="string" calcext:value-type="string">
            <text:p>width: 60%;</text:p>
          </table:table-cell>
          <table:table-cell office:value-type="string" calcext:value-type="string">
            <text:p>nhận được máy lọc, mà không có dây điện...thì làm sao mà dùng đây</text:p>
          </table:table-cell>
        </table:table-row>
        <table:table-row table:style-name="ro1">
          <table:table-cell office:value-type="string" calcext:value-type="string">
            <text:p>width: 60%;</text:p>
          </table:table-cell>
          <table:table-cell office:value-type="string" calcext:value-type="string">
            <text:p>Nhân được hàng rồi hàng y hình mà giáo hàng chậm quá</text:p>
          </table:table-cell>
        </table:table-row>
        <table:table-row table:style-name="ro1">
          <table:table-cell office:value-type="string" calcext:value-type="string">
            <text:p>width: 60%;</text:p>
          </table:table-cell>
          <table:table-cell office:value-type="string" calcext:value-type="string">
            <text:p>Nhận được hàng mà không biết cách sử dụng, mong shop giúp đỡ ạ</text:p>
          </table:table-cell>
        </table:table-row>
        <table:table-row table:style-name="ro1">
          <table:table-cell office:value-type="string" calcext:value-type="string">
            <text:p>width: 60%;</text:p>
          </table:table-cell>
          <table:table-cell office:value-type="string" calcext:value-type="string">
            <text:p>nhận đầy đủ phụ kiện nhưng mây ảnh bị bụi trong lens ko vệ sinh được. tiki hỗ trợ đổi cái khác cho mình với.</text:p>
          </table:table-cell>
        </table:table-row>
        <table:table-row table:style-name="ro1">
          <table:table-cell office:value-type="string" calcext:value-type="string">
            <text:p>width: 60%;</text:p>
          </table:table-cell>
          <table:table-cell office:value-type="string" calcext:value-type="string">
            <text:p>Nhân cơ hội tiki giảm giá sách xuống còn 285k mình mua luôn. Phải nói là dù trong quá trình vận chuyển gặp bão nhưng tiki vẫn giao rất đúng hẹn. Hộp đựng thì bị móp 2 đầu nên khi nhận được mình rất lo lắng cho sách ở bên trong. Nhưng rất may sách không bị làm sao hết. Về nội dung thì cuốn này không phải bàn nữa. Bên trong sách còn có 1 Cd để cài phần mềm trên laptop và 1 hướng dẫn cụ thể để khai thác trên trang web .Ai theo học tiếng anh thì nên có một quyển. Rất nữa ích</text:p>
          </table:table-cell>
        </table:table-row>
        <table:table-row table:style-name="ro1">
          <table:table-cell office:value-type="string" calcext:value-type="string">
            <text:p>width: 60%;</text:p>
          </table:table-cell>
          <table:table-cell office:value-type="string" calcext:value-type="string">
            <text:p>Nhầm nên mua hàng quốc tế (mất khoảng 2 tuần chờ ship). Vỏ cứng, bỏ ổ hdd 2.5 vừa, không rung lắc.</text:p>
          </table:table-cell>
        </table:table-row>
        <table:table-row table:style-name="ro1">
          <table:table-cell office:value-type="string" calcext:value-type="string">
            <text:p>width: 60%;</text:p>
          </table:table-cell>
          <table:table-cell office:value-type="string" calcext:value-type="string">
            <text:p>Nhà mình xài 1 lần/ngày. Hai ngày đầu xài thì chạy êm lắm, máy kêu hơn tiếng nước sôi thôi. Sang tới ngày thứ ba thì kêu ồn ào hơn lúc đầu, còn bị đọng hơi nước ở nắp. Mình làm biếng đổi trả, vì đợi không biết đến khi nào mới có máy mới. Mà máy mới về xài vài ngày chắc cũng giống vậy thôi.</text:p>
          </table:table-cell>
        </table:table-row>
        <table:table-row table:style-name="ro1">
          <table:table-cell office:value-type="string" calcext:value-type="string">
            <text:p>width: 60%;</text:p>
          </table:table-cell>
          <table:table-cell office:value-type="string" calcext:value-type="string">
            <text:p>nhà mình mua máy hình như trên nhưng khi nhận Hàng thì máy lại màu khác. Mọi người nên kiểm tra kỹ hành trước khi lấu nhé!</text:p>
          </table:table-cell>
        </table:table-row>
        <table:table-row table:style-name="ro1">
          <table:table-cell office:value-type="string" calcext:value-type="string">
            <text:p>width: 60%;</text:p>
          </table:table-cell>
          <table:table-cell office:value-type="string" calcext:value-type="string">
            <text:p>Nhà mình được tặng kèm nó theo một món gia dụng khác. Khi nhìn bề ngoài thì cũng đẹp và sang nhưng khi dùng thì nước vẫn nghe mùi kim loại nhiều lần. Đã thế chỉ sau một tháng dùng nó đã hư mất tiêu. Tuy nhiên nếu giá cả phải nói mềm nhất so với nhiều loại khác</text:p>
          </table:table-cell>
        </table:table-row>
        <table:table-row table:style-name="ro2">
          <table:table-cell office:value-type="string" calcext:value-type="string">
            <text:p>width: 60%;</text:p>
          </table:table-cell>
          <table:table-cell office:value-type="string" calcext:value-type="string">
            <text:p>Nhà mình đã tin tưởng và sử dụng máy xay phillip từ lâu. Đặc biệt ưa sử dụng dòng máy cơ bản và dễ dàng sử dụng như HR2115 do ba mẹ đã lớn tuổi. Hơn nữa, hệ thống nút bấm cơ cho tuổi thọ sử dụng cao, từ 5 đến 7 năm là bình thường, phục vụ đầy đủ nhu cầu cơ bản, như sinh tố, trái cây, rau, đến làm bếp như vừng, đậu, các loại thịt.</text:p>
            <text:p/>
            <text:p>Có điểm chưa hài lòng là tai nhựa thiết kế của dòng HR2115 rất dễ gẫy nếu không lưu ý cẩn thẩn khi sử dụng.</text:p>
          </table:table-cell>
        </table:table-row>
        <table:table-row table:style-name="ro1">
          <table:table-cell office:value-type="string" calcext:value-type="string">
            <text:p>width: 60%;</text:p>
          </table:table-cell>
          <table:table-cell office:value-type="string" calcext:value-type="string">
            <text:p>Nhà mình đã mua và sử dụng được khoảng 1 tuần. Cảm nhận: [ưu điểm] thương hiệu uy tín; có thông tin nguồn gốc, kiểm định chất lượng rõ ràng; chất lượng nước uống ổn (mặc dù vẫn còn ám mùi clor tương đối sau 5 lần lọc). [nhược điểm] chất liệu nhựa có vẻ chưa được cao cấp, vẫn "ọp ẹp", chữ in bị lòe mực, sai chính tả (cảnh BẢO) làm mình hoài nghi có phải sản phẩm lỗi hày hàng giả không (?). Tuy nhược điểm phần lớn nằm ở hình thức sp nhưng hi vọng NSX nên xem lại và có cải tiến.</text:p>
          </table:table-cell>
        </table:table-row>
        <table:table-row table:style-name="ro1">
          <table:table-cell office:value-type="string" calcext:value-type="string">
            <text:p>width: 60%;</text:p>
          </table:table-cell>
          <table:table-cell office:value-type="string" calcext:value-type="string">
            <text:p>Nhà mình đã mua 3 cái nồi chiên ở Tiki, tuy nhiên đến khi mua cái thứ 4 này thì gặp chút vấn đề ở núm vặn thời gian, mình vặn 15-10ph thì xoay bình thường tuy nhiên cứ đến mức 5ph thì núm tjoefi gian không xoay nữa, không quay về mức 0 phút. Mong tiki giải quyết vấn đề này cho mình, vì nồi mình vừa mua sử dụng chưa được 1 tuần</text:p>
          </table:table-cell>
        </table:table-row>
        <table:table-row table:style-name="ro1">
          <table:table-cell office:value-type="string" calcext:value-type="string">
            <text:p>width: 60%;</text:p>
          </table:table-cell>
          <table:table-cell office:value-type="string" calcext:value-type="string">
            <text:p>Nhà mình bị thiếu kẹp với chốt của xiên. Đề nghị shop giơ lại cho minh</text:p>
          </table:table-cell>
        </table:table-row>
        <table:table-row table:style-name="ro1">
          <table:table-cell office:value-type="string" calcext:value-type="string">
            <text:p>width: 60%;</text:p>
          </table:table-cell>
          <table:table-cell office:value-type="string" calcext:value-type="string">
            <text:p>nhà dùng nước máy - đã lọc qua bình ..uống thử vẫn còn mùi flo ...ko khử mùi như quảng cáo .. liên hệ ...khó dc giải quyết</text:p>
          </table:table-cell>
        </table:table-row>
        <table:table-row table:style-name="ro1">
          <table:table-cell office:value-type="string" calcext:value-type="string">
            <text:p>width: 60%;</text:p>
          </table:table-cell>
          <table:table-cell office:value-type="string" calcext:value-type="string">
            <text:p>nhà cung cấp không hướng dẫn cách xứ dụng. mà như hình trôi qua được hơn 1 tháng rồi, vì kiểm tra thời hạn đến tháng 4 _2021 như vậy cũng tạm cho qua,mỗi tội phải ra cửa hàng VIETTEL để đăng ký lại tên và địa chỉ để chính chủ</text:p>
          </table:table-cell>
        </table:table-row>
        <table:table-row table:style-name="ro1">
          <table:table-cell office:value-type="string" calcext:value-type="string">
            <text:p>width: 60%;</text:p>
          </table:table-cell>
          <table:table-cell office:value-type="string" calcext:value-type="string">
            <text:p>Nhà bán Y TẾ CAO CẤP bán pin cũ, không biết sử dụng ổn không</text:p>
          </table:table-cell>
        </table:table-row>
        <table:table-row table:style-name="ro1">
          <table:table-cell office:value-type="string" calcext:value-type="string">
            <text:p>width: 60%;</text:p>
          </table:table-cell>
          <table:table-cell office:value-type="string" calcext:value-type="string">
            <text:p>Người vận chuyển dựng đứng lò vi sóng nên làm va chạm rách tấm giấy chắn của lò vi sóng cần phải thay thế càng nhanh càng tốt.</text:p>
          </table:table-cell>
        </table:table-row>
        <table:table-row table:style-name="ro3">
          <table:table-cell office:value-type="string" calcext:value-type="string">
            <text:p>width: 60%;</text:p>
          </table:table-cell>
          <table:table-cell office:value-type="string" calcext:value-type="string">
            <text:p>Ngoại hình: Sản phẩm củ hay trừng bày à mình mở hộp phần đáy trầy nhiều, phần viền kim loại cũng hơi xướt</text:p>
            <text:p>Kết nối Bluetooth ổn tầm 6m hơn thì chất lượng âm thanh ko ổn.</text:p>
            <text:p>Kết nối bằng dây qua điện thoại  thì rè dù chỉnh nhiều lần.</text:p>
            <text:p>Kết nối bằng dây qua PC tạm chấp nhận.</text:p>
            <text:p>Độ to thì đủ nghe không lớn lắm chấp nhận được.</text:p>
          </table:table-cell>
        </table:table-row>
        <table:table-row table:style-name="ro1">
          <table:table-cell office:value-type="string" calcext:value-type="string">
            <text:p>width: 60%;</text:p>
          </table:table-cell>
          <table:table-cell office:value-type="string" calcext:value-type="string">
            <text:p>Ngoại hình như mô tả nhưng chức năng usb ko sử dụng được</text:p>
          </table:table-cell>
        </table:table-row>
        <table:table-row table:style-name="ro2">
          <table:table-cell office:value-type="string" calcext:value-type="string">
            <text:p>width: 60%;</text:p>
          </table:table-cell>
          <table:table-cell office:value-type="string" calcext:value-type="string">
            <text:p>Ngoại hình đẹp nhưng một số chi tiết ọp ẹp nên được cố định bằng một loại keo dán rẻ tiền gì đó, lột rất khó vì nó như giấy.</text:p>
            <text:p>Làm theo hướng dẫn và lọc khoản 5 lần thì bớt mùi chút.</text:p>
            <text:p>Ra siêu thị mua mấy bình lọc 400k chắc chất lượng cũng tương tự.</text:p>
          </table:table-cell>
        </table:table-row>
        <table:table-row table:style-name="ro1">
          <table:table-cell office:value-type="string" calcext:value-type="string">
            <text:p>width: 60%;</text:p>
          </table:table-cell>
          <table:table-cell office:value-type="string" calcext:value-type="string">
            <text:p>ngoài cái giao hàng nhanh thì chẳng được cái gì. bếp mới ma xước xát tùm lum đã vậy đánh lửa lại còn khó nữa</text:p>
          </table:table-cell>
        </table:table-row>
        <table:table-row table:style-name="ro1">
          <table:table-cell office:value-type="string" calcext:value-type="string">
            <text:p>width: 60%;</text:p>
          </table:table-cell>
          <table:table-cell office:value-type="string" calcext:value-type="string">
            <text:p>nghe xa yếu................</text:p>
          </table:table-cell>
        </table:table-row>
        <table:table-row table:style-name="ro1">
          <table:table-cell office:value-type="string" calcext:value-type="string">
            <text:p>width: 60%;</text:p>
          </table:table-cell>
          <table:table-cell office:value-type="string" calcext:value-type="string">
            <text:p>nghe thông báo 15/9 giao 3 hôm sau nghe thông bao típ 19/9 giao mà mới 16/9 là đc nhận hàng ,tưởng để tới 19/9 giao thêm lần nữa là nghỉ mua tiki luôn</text:p>
          </table:table-cell>
        </table:table-row>
        <table:table-row table:style-name="ro1">
          <table:table-cell office:value-type="string" calcext:value-type="string">
            <text:p>width: 60%;</text:p>
          </table:table-cell>
          <table:table-cell office:value-type="string" calcext:value-type="string">
            <text:p>nghe ổn trọg tầm giá, dây 2 tai nghe không bằng nhau. vote 3*</text:p>
          </table:table-cell>
        </table:table-row>
        <table:table-row table:style-name="ro1">
          <table:table-cell office:value-type="string" calcext:value-type="string">
            <text:p>width: 60%;</text:p>
          </table:table-cell>
          <table:table-cell office:value-type="string" calcext:value-type="string">
            <text:p>nghe nói dùng trên androi ko ổn. mình định mua cho con lg v20</text:p>
          </table:table-cell>
        </table:table-row>
        <table:table-row table:style-name="ro1">
          <table:table-cell office:value-type="string" calcext:value-type="string">
            <text:p>width: 60%;</text:p>
          </table:table-cell>
          <table:table-cell office:value-type="string" calcext:value-type="string">
            <text:p>nghe một vài lần rồi hư</text:p>
          </table:table-cell>
        </table:table-row>
        <table:table-row table:style-name="ro1">
          <table:table-cell office:value-type="string" calcext:value-type="string">
            <text:p>width: 60%;</text:p>
          </table:table-cell>
          <table:table-cell office:value-type="string" calcext:value-type="string">
            <text:p>Nghe lâu hơi chói tai, âm treble hơi cao, âm bass gần như không tái tạo được. Với giá này thì không mong đợi nhiều</text:p>
          </table:table-cell>
        </table:table-row>
        <table:table-row table:style-name="ro4">
          <table:table-cell office:value-type="string" calcext:value-type="string">
            <text:p>width: 60%;</text:p>
          </table:table-cell>
          <table:table-cell office:value-type="string" calcext:value-type="string">
            <text:p>Nghe không ổn lắm nhưng với mức giá 65k mua giảm</text:p>
            <text:p>giá thì tạm ổn.</text:p>
          </table:table-cell>
        </table:table-row>
        <table:table-row table:style-name="ro4">
          <table:table-cell office:value-type="string" calcext:value-type="string">
            <text:p>width: 60%;</text:p>
          </table:table-cell>
          <table:table-cell office:value-type="string" calcext:value-type="string">
            <text:p>nghe k đc mỗi chéc còn bass k có</text:p>
            <text:p>muốn đổi hàng nghe tốt hơn</text:p>
          </table:table-cell>
        </table:table-row>
        <table:table-row table:style-name="ro1">
          <table:table-cell office:value-type="string" calcext:value-type="string">
            <text:p>width: 60%;</text:p>
          </table:table-cell>
          <table:table-cell office:value-type="string" calcext:value-type="string">
            <text:p>nghe được , chơi game các thứ khá là ok , nhưng được 1 tuần sau thì bị chập chờn lúc nghe được , lúc không...</text:p>
          </table:table-cell>
        </table:table-row>
        <table:table-row table:style-name="ro1">
          <table:table-cell office:value-type="string" calcext:value-type="string">
            <text:p>width: 60%;</text:p>
          </table:table-cell>
          <table:table-cell office:value-type="string" calcext:value-type="string">
            <text:p>nghe cũng được ko tệ nhưng pin nó được 750 à, nghe chưa được 30 phút đã hết rùi!</text:p>
          </table:table-cell>
        </table:table-row>
        <table:table-row table:style-name="ro1">
          <table:table-cell office:value-type="string" calcext:value-type="string">
            <text:p>width: 60%;</text:p>
          </table:table-cell>
          <table:table-cell office:value-type="string" calcext:value-type="string">
            <text:p>Nge có 1 lần là hết pin rồi. Kết nối thì khoa khăn ..lam sao đây shop</text:p>
          </table:table-cell>
        </table:table-row>
        <table:table-row table:style-name="ro1">
          <table:table-cell office:value-type="string" calcext:value-type="string">
            <text:p>width: 60%;</text:p>
          </table:table-cell>
          <table:table-cell office:value-type="string" calcext:value-type="string">
            <text:p>ngày nào cũng bị mất kết nối phải rút điện cắm lại mới sử dụng đưocj</text:p>
          </table:table-cell>
        </table:table-row>
        <table:table-row table:style-name="ro1">
          <table:table-cell office:value-type="string" calcext:value-type="string">
            <text:p>width: 60%;</text:p>
          </table:table-cell>
          <table:table-cell office:value-type="string" calcext:value-type="string">
            <text:p>Ngày đầu nhận hàng kết nối hai tai được sao giờ chỉ kết nối được một tai</text:p>
          </table:table-cell>
        </table:table-row>
        <table:table-row table:style-name="ro4">
          <table:table-cell office:value-type="string" calcext:value-type="string">
            <text:p>width: 60%;</text:p>
          </table:table-cell>
          <table:table-cell office:value-type="string" calcext:value-type="string">
            <text:p>Ngăn chiên vừa mở từ thùng ra đã bị rỉ rất nhiều. Lau cũng không sạch. Lớp mạ bạc sần sùi. </text:p>
            <text:p>Nhà tôi đã dùng 1 nồi giống hệt nhưng ngăn chiên là màu đen và rất chắc chắn.</text:p>
          </table:table-cell>
        </table:table-row>
        <table:table-row table:style-name="ro1">
          <table:table-cell office:value-type="string" calcext:value-type="string">
            <text:p>width: 60%;</text:p>
          </table:table-cell>
          <table:table-cell office:value-type="string" calcext:value-type="string">
            <text:p>nếu khi ấm thuốc kêu lên mà không rút ra luôn thì thuốc dễ bị cạn và dẫn đến cháy ấm thuốc sau một thời gian ngắn. khi được thuốc nên giữ chỉ giữ thuoc ấm thôi, không nên tiếp tục nấu.</text:p>
          </table:table-cell>
        </table:table-row>
        <table:table-row table:style-name="ro1">
          <table:table-cell office:value-type="string" calcext:value-type="string">
            <text:p>width: 60%;</text:p>
          </table:table-cell>
          <table:table-cell office:value-type="string" calcext:value-type="string">
            <text:p>Nếu gd ít người thi sd được nhưng hơi dở vi rơ le cắt liên tục</text:p>
          </table:table-cell>
        </table:table-row>
        <table:table-row table:style-name="ro1">
          <table:table-cell office:value-type="string" calcext:value-type="string">
            <text:p>width: 60%;</text:p>
          </table:table-cell>
          <table:table-cell office:value-type="string" calcext:value-type="string">
            <text:p>Neu co Truc xoay thi tot qua</text:p>
          </table:table-cell>
        </table:table-row>
        <table:table-row table:style-name="ro1">
          <table:table-cell office:value-type="string" calcext:value-type="string">
            <text:p>width: 60%;</text:p>
          </table:table-cell>
          <table:table-cell office:value-type="string" calcext:value-type="string">
            <text:p>nếu chỉ theo giỏi dc tính tăng vận động thôi thì phí quá, báo dc cuộc gọi, nhung ko nói chuyện dc, ko nghe nhạc dc 😌</text:p>
          </table:table-cell>
        </table:table-row>
        <table:table-row table:style-name="ro4">
          <table:table-cell office:value-type="string" calcext:value-type="string">
            <text:p>width: 60%;</text:p>
          </table:table-cell>
          <table:table-cell office:value-type="string" calcext:value-type="string">
            <text:p>Nếu bạn dùng iPhone thì tuyệt vời, còn nếu bạn dụng Android thì không nên mua.</text:p>
            <text:p>Mọi chức năng trên android đều lưng chừng. Zoom bị giật chứ không mượt.</text:p>
          </table:table-cell>
        </table:table-row>
        <table:table-row table:style-name="ro1">
          <table:table-cell office:value-type="string" calcext:value-type="string">
            <text:p>width: 60%;</text:p>
          </table:table-cell>
          <table:table-cell office:value-type="string" calcext:value-type="string">
            <text:p>Nên mua quạt tốt hơn, chất lượng cái này nềm và không có cứng, khi quay bị rè và lắt, tiếng ồn tương đối to,</text:p>
          </table:table-cell>
        </table:table-row>
        <table:table-row table:style-name="ro1">
          <table:table-cell office:value-type="string" calcext:value-type="string">
            <text:p>width: 60%;</text:p>
          </table:table-cell>
          <table:table-cell office:value-type="string" calcext:value-type="string">
            <text:p>Nên kèm theo hướng dẫn sử dụng và các nút bấm bằng tiếng việt nam.</text:p>
          </table:table-cell>
        </table:table-row>
        <table:table-row table:style-name="ro1">
          <table:table-cell office:value-type="string" calcext:value-type="string">
            <text:p>width: 60%;</text:p>
          </table:table-cell>
          <table:table-cell office:value-type="string" calcext:value-type="string">
            <text:p>Nên dùng loại ko phải bật đèn flash ban đêm để nhìn thấy màu. Shop xử lý đơn hàng tốt, nhanh.</text:p>
          </table:table-cell>
        </table:table-row>
        <table:table-row table:style-name="ro1">
          <table:table-cell office:value-type="string" calcext:value-type="string">
            <text:p>width: 60%;</text:p>
          </table:table-cell>
          <table:table-cell office:value-type="string" calcext:value-type="string">
            <text:p>Nên đóng hộp cho những mặt hàng như vậy</text:p>
          </table:table-cell>
        </table:table-row>
        <table:table-row table:style-name="ro1">
          <table:table-cell office:value-type="string" calcext:value-type="string">
            <text:p>width: 60%;</text:p>
          </table:table-cell>
          <table:table-cell office:value-type="string" calcext:value-type="string">
            <text:p>Nay mới dùng lõi 1.mỏng manh hơn nhiều so với lõi gốc của máy.cảm thấy k giống chính hãng cho lắm</text:p>
          </table:table-cell>
        </table:table-row>
        <table:table-row table:style-name="ro1">
          <table:table-cell office:value-type="string" calcext:value-type="string">
            <text:p>width: 60%;</text:p>
          </table:table-cell>
          <table:table-cell office:value-type="string" calcext:value-type="string">
            <text:p>Nay 09/2019 mình mua lens 50mm stm này. theo thông tin là bảo hành 12 tháng. là tới 09/2020 mới hết hạn bảo hành. nhưng trên thẻ là ghi 06/2020. tức chỉ có 9 tháng bảo hành. khi gắn lens vô body thì cảm giác như không hoàn toàn là new 100%.</text:p>
          </table:table-cell>
        </table:table-row>
        <table:table-row table:style-name="ro1">
          <table:table-cell office:value-type="string" calcext:value-type="string">
            <text:p>width: 60%;</text:p>
          </table:table-cell>
          <table:table-cell office:value-type="string" calcext:value-type="string">
            <text:p>Nấu xong thì đấy nồi bị như vậy. Nhận hàng mẫu mã rất đẹp nấu chế độ sữa đậu máy xay đậu rất mịn, còn các chế độ khác chưa thử</text:p>
          </table:table-cell>
        </table:table-row>
        <table:table-row table:style-name="ro1">
          <table:table-cell office:value-type="string" calcext:value-type="string">
            <text:p>width: 60%;</text:p>
          </table:table-cell>
          <table:table-cell office:value-type="string" calcext:value-type="string">
            <text:p>Nấu sữa bị khét đáy cối, mảng khét lớn bám chặt rửa không được.</text:p>
          </table:table-cell>
        </table:table-row>
        <table:table-row table:style-name="ro1">
          <table:table-cell office:value-type="string" calcext:value-type="string">
            <text:p>width: 60%;</text:p>
          </table:table-cell>
          <table:table-cell office:value-type="string" calcext:value-type="string">
            <text:p>Nấu sôi không đều, đáy nồi bị dính.</text:p>
          </table:table-cell>
        </table:table-row>
        <table:table-row table:style-name="ro1">
          <table:table-cell office:value-type="string" calcext:value-type="string">
            <text:p>width: 60%;</text:p>
          </table:table-cell>
          <table:table-cell office:value-type="string" calcext:value-type="string">
            <text:p>nấu nước ra có mùi ngai ngái khó uống</text:p>
          </table:table-cell>
        </table:table-row>
        <table:table-row table:style-name="ro1">
          <table:table-cell office:value-type="string" calcext:value-type="string">
            <text:p>width: 60%;</text:p>
          </table:table-cell>
          <table:table-cell office:value-type="string" calcext:value-type="string">
            <text:p>Nấu nhiều lần rồi nhưng vẫn hôi nhựa. Chọn đại nên ko để ý dung tích. Hơi nhỏ</text:p>
          </table:table-cell>
        </table:table-row>
        <table:table-row table:style-name="ro1">
          <table:table-cell office:value-type="string" calcext:value-type="string">
            <text:p>width: 60%;</text:p>
          </table:table-cell>
          <table:table-cell office:value-type="string" calcext:value-type="string">
            <text:p>Nấu nhanh nhưng ko giữ được hơi lâu nên de nguội <text:s/>cơm hay bị lại gạo ăn cứng.</text:p>
          </table:table-cell>
        </table:table-row>
        <table:table-row table:style-name="ro1">
          <table:table-cell office:value-type="string" calcext:value-type="string">
            <text:p>width: 60%;</text:p>
          </table:table-cell>
          <table:table-cell office:value-type="string" calcext:value-type="string">
            <text:p>Nấu khá tốt nhưng nồi hơi nặng và nấu xong phần vỏ hơi nóng</text:p>
          </table:table-cell>
        </table:table-row>
        <table:table-row table:style-name="ro1">
          <table:table-cell office:value-type="string" calcext:value-type="string">
            <text:p>width: 60%;</text:p>
          </table:table-cell>
          <table:table-cell office:value-type="string" calcext:value-type="string">
            <text:p>Nấu cơm rất ngon nhưng bị mồ hôi trên nấp làm cơm bị ứ nước</text:p>
          </table:table-cell>
        </table:table-row>
        <table:table-row table:style-name="ro1">
          <table:table-cell office:value-type="string" calcext:value-type="string">
            <text:p>width: 60%;</text:p>
          </table:table-cell>
          <table:table-cell office:value-type="string" calcext:value-type="string">
            <text:p>Nấu cơm ngon, tuy nhiên còn nhược điểm là không có khay hứng nước do nắp chảy xuống nên phải lau thấm nước thường xuyên xung quanh.</text:p>
          </table:table-cell>
        </table:table-row>
        <table:table-row table:style-name="ro1">
          <table:table-cell office:value-type="string" calcext:value-type="string">
            <text:p>width: 60%;</text:p>
          </table:table-cell>
          <table:table-cell office:value-type="string" calcext:value-type="string">
            <text:p>Nấu cơm ngon nhưng mỗi tội ko có khay chứa hơi nước đọng . Nấu xong nước bay hơi đọng chảy ra thành nồi rồi tràn chảy xuống bàn. Lock n Lock thiết kế bỏ qua chi tiết này rất bất tiện chỉ cho 3 sao.</text:p>
          </table:table-cell>
        </table:table-row>
        <table:table-row table:style-name="ro1">
          <table:table-cell office:value-type="string" calcext:value-type="string">
            <text:p>width: 60%;</text:p>
          </table:table-cell>
          <table:table-cell office:value-type="string" calcext:value-type="string">
            <text:p>nấu cơm ngon hơn chút mà nấu lâu hơn nồi thường rất nhiều, chờ đến 45 phút.</text:p>
          </table:table-cell>
        </table:table-row>
        <table:table-row table:style-name="ro1">
          <table:table-cell office:value-type="string" calcext:value-type="string">
            <text:p>width: 60%;</text:p>
          </table:table-cell>
          <table:table-cell office:value-type="string" calcext:value-type="string">
            <text:p>nấu cơm lâu chín.khoảng 60phút mới xong nồi cơm.800w tương đối tốn điện vì nấu lâu</text:p>
          </table:table-cell>
        </table:table-row>
        <table:table-row table:style-name="ro1">
          <table:table-cell office:value-type="string" calcext:value-type="string">
            <text:p>width: 60%;</text:p>
          </table:table-cell>
          <table:table-cell office:value-type="string" calcext:value-type="string">
            <text:p>Nấu cơm không ngon, hạt nở không đều. Nấu trên nồi sharp cũ ngon hơn nhiều :'(</text:p>
          </table:table-cell>
        </table:table-row>
        <table:table-row table:style-name="ro1">
          <table:table-cell office:value-type="string" calcext:value-type="string">
            <text:p>width: 60%;</text:p>
          </table:table-cell>
          <table:table-cell office:value-type="string" calcext:value-type="string">
            <text:p>Nấu cơm bị khô nếu để warm off quá lâu. Chưa kể phần hơi nước bốc lên ko có chỗ thoát nước, nhỏ xuống cơm làm cơm bị nhão</text:p>
          </table:table-cell>
        </table:table-row>
        <table:table-row table:style-name="ro1">
          <table:table-cell office:value-type="string" calcext:value-type="string">
            <text:p>width: 60%;</text:p>
          </table:table-cell>
          <table:table-cell office:value-type="string" calcext:value-type="string">
            <text:p>Nấu cháo bật chế độ Auto để vài tiếng đồng hộ là cháy het đế nồi.</text:p>
          </table:table-cell>
        </table:table-row>
        <table:table-row table:style-name="ro1">
          <table:table-cell office:value-type="string" calcext:value-type="string">
            <text:p>width: 60%;</text:p>
          </table:table-cell>
          <table:table-cell office:value-type="string" calcext:value-type="string">
            <text:p>nạp cả đêm mới đầy pin và dùng chưa được một cái nhà 4 tầng chỉ hút được mỗi cầu thang thì hết pin</text:p>
          </table:table-cell>
        </table:table-row>
        <table:table-row table:style-name="ro1">
          <table:table-cell office:value-type="string" calcext:value-type="string">
            <text:p>width: 60%;</text:p>
          </table:table-cell>
          <table:table-cell office:value-type="string" calcext:value-type="string">
            <text:p>Nắp bình khó đóng và nấu lâu sôi, nhưng so với giá thì tạm gọi là ổn</text:p>
          </table:table-cell>
        </table:table-row>
        <table:table-row table:style-name="ro1">
          <table:table-cell office:value-type="string" calcext:value-type="string">
            <text:p>width: 60%;</text:p>
          </table:table-cell>
          <table:table-cell office:value-type="string" calcext:value-type="string">
            <text:p>Nắp bình bị hở vậy bảo hành ra sao mà không kèm giấy bảo hành vậy ạt</text:p>
          </table:table-cell>
        </table:table-row>
        <table:table-row table:style-name="ro1">
          <table:table-cell office:value-type="string" calcext:value-type="string">
            <text:p>width: 60%;</text:p>
          </table:table-cell>
          <table:table-cell office:value-type="string" calcext:value-type="string">
            <text:p>Nắp ấm to, không đậy lại được, nhờ hỗ trợ đổi lại dùm mình. Chưa sử dụng được.</text:p>
          </table:table-cell>
        </table:table-row>
        <table:table-row table:style-name="ro1">
          <table:table-cell office:value-type="string" calcext:value-type="string">
            <text:p>width: 60%;</text:p>
          </table:table-cell>
          <table:table-cell office:value-type="string" calcext:value-type="string">
            <text:p>nặng tay và hao nước</text:p>
          </table:table-cell>
        </table:table-row>
        <table:table-row table:style-name="ro1">
          <table:table-cell office:value-type="string" calcext:value-type="string">
            <text:p>width: 60%;</text:p>
          </table:table-cell>
          <table:table-cell office:value-type="string" calcext:value-type="string">
            <text:p>Nặng nên hơi bất tiện khi đi cầu thang</text:p>
          </table:table-cell>
        </table:table-row>
        <table:table-row table:style-name="ro1">
          <table:table-cell office:value-type="string" calcext:value-type="string">
            <text:p>width: 60%;</text:p>
          </table:table-cell>
          <table:table-cell office:value-type="string" calcext:value-type="string">
            <text:p>mút chân ko dính nên ko đứng được</text:p>
          </table:table-cell>
        </table:table-row>
        <table:table-row table:style-name="ro4">
          <table:table-cell office:value-type="string" calcext:value-type="string">
            <text:p>width: 60%;</text:p>
          </table:table-cell>
          <table:table-cell office:value-type="string" calcext:value-type="string">
            <text:p>muốn hỏi shop mà ko có cách nào lh. Của mình khi chuyển sang lùi thì màn hình lúc thì chuyển ra màn hình chính có vạch, lúc lại không. kiểu như lúc nhận đc tín hiệu kích hoạt chế độ lùi, lúc lại không (thỉnh thoảng mới đc). mong shop sớm phản hồi và hướng dẫn mình cách khắc phục. </text:p>
            <text:p>Thân!</text:p>
          </table:table-cell>
        </table:table-row>
        <table:table-row table:style-name="ro1">
          <table:table-cell office:value-type="string" calcext:value-type="string">
            <text:p>width: 60%;</text:p>
          </table:table-cell>
          <table:table-cell office:value-type="string" calcext:value-type="string">
            <text:p>Mùi nhựa rất nồng, rất khó chịu. Đã dùng chanh, dùng trà để khử mùi nhưng cũng ko đỡ. Cố dùng đến 10 lần rồi mà mùi nhựa vẫn rất nồng. Giờ ko giám dùng nữa. Chắc chất liệu ko tốt sợ ảnh hưởng đến sức khoẻ. Chót lỡ đặt thêm 1 chiếc ko để tặng, ko biết có trả lại được ko</text:p>
          </table:table-cell>
        </table:table-row>
        <table:table-row table:style-name="ro1">
          <table:table-cell office:value-type="string" calcext:value-type="string">
            <text:p>width: 60%;</text:p>
          </table:table-cell>
          <table:table-cell office:value-type="string" calcext:value-type="string">
            <text:p>mùi nhựa hay sắt hôi quá, <text:s/>mùi nhựa hay sắt hôi quá</text:p>
          </table:table-cell>
        </table:table-row>
        <table:table-row table:style-name="ro1">
          <table:table-cell office:value-type="string" calcext:value-type="string">
            <text:p>width: 60%;</text:p>
          </table:table-cell>
          <table:table-cell office:value-type="string" calcext:value-type="string">
            <text:p>Mùi nhựa cháy rất đáng quan ngại</text:p>
          </table:table-cell>
        </table:table-row>
        <table:table-row table:style-name="ro1">
          <table:table-cell office:value-type="string" calcext:value-type="string">
            <text:p>width: 60%;</text:p>
          </table:table-cell>
          <table:table-cell office:value-type="string" calcext:value-type="string">
            <text:p>mùi khó chịu nấu 5, 7 lần rồi vẫn không hết, dung tích k nhiều như tưởng tượng, còn lại ở mức tạm chấp nhận được</text:p>
          </table:table-cell>
        </table:table-row>
        <table:table-row table:style-name="ro1">
          <table:table-cell office:value-type="string" calcext:value-type="string">
            <text:p>width: 60%;</text:p>
          </table:table-cell>
          <table:table-cell office:value-type="string" calcext:value-type="string">
            <text:p>Mua xong xài bình thường. Có 1 lần bị hư dây xạc được đổi lại trong vòng 2 tuần.</text:p>
          </table:table-cell>
        </table:table-row>
        <table:table-row table:style-name="ro4">
          <table:table-cell office:value-type="string" calcext:value-type="string">
            <text:p>width: 60%;</text:p>
          </table:table-cell>
          <table:table-cell office:value-type="string" calcext:value-type="string">
            <text:p>mua xài khg bao nhiêu </text:p>
            <text:p> đáy nồi tróc sét hư nhiều, mà hỏi L&amp;L thì khg có linh kiện thay thế, người nhà không để ý mua cái thứ 2 cũng L&amp;L. hãng lớn mà khg có phụ kiện thay thế nên suy nghĩ lại khi mua nồi nướng Không dầu L&amp;L.</text:p>
          </table:table-cell>
        </table:table-row>
        <table:table-row table:style-name="ro1">
          <table:table-cell office:value-type="string" calcext:value-type="string">
            <text:p>width: 60%;</text:p>
          </table:table-cell>
          <table:table-cell office:value-type="string" calcext:value-type="string">
            <text:p>mua xài cảm thấy không vừa lòng, máy này ép còn lợn cợn quá nhiều,tôi từng dùng qua máy ép philip HR1889 khi ép xong tuyệt đối không có bợn,chỉ có điều không làm kem dc. tôi không chê khen,chỉ là đánh giá khách quan</text:p>
          </table:table-cell>
        </table:table-row>
        <table:table-row table:style-name="ro1">
          <table:table-cell office:value-type="string" calcext:value-type="string">
            <text:p>width: 60%;</text:p>
          </table:table-cell>
          <table:table-cell office:value-type="string" calcext:value-type="string">
            <text:p>Mua vì tin vào thương hiệu Rinnai, nhưng bếp quá nhẹ, rất không an toàn khi xào vì dễ dịch chuyển, bộ đánh lữa không nhạy! Nói chung hơi thất vọng.</text:p>
          </table:table-cell>
        </table:table-row>
        <table:table-row table:style-name="ro1">
          <table:table-cell office:value-type="string" calcext:value-type="string">
            <text:p>width: 60%;</text:p>
          </table:table-cell>
          <table:table-cell office:value-type="string" calcext:value-type="string">
            <text:p>Mua về thấy máy vẫn còn mới nhưng khi thử đáng trứng thì máy phát ra tiếng rất ồn, mình dùng sợ không biết máy có bị gì không do tiếng quá ồn</text:p>
          </table:table-cell>
        </table:table-row>
        <table:table-row table:style-name="ro1">
          <table:table-cell office:value-type="string" calcext:value-type="string">
            <text:p>width: 60%;</text:p>
          </table:table-cell>
          <table:table-cell office:value-type="string" calcext:value-type="string">
            <text:p>mua về sử dụng trong 1 tháng thì gặp kha khá nhiều vấn đề, phần lưới bạc khi mua về gắn vào thì không khớp ngàm, phần giấy bên ngoài màu vàng khi xài được tầm một tuần thì bị rỉ màu vàng ra nhưng chắc cũng không là vấn đề nếu như phần giấy ẩm đó bị tanh dù 2 ngày thay toàn bộ nước lại một lần. bây giờ thì mở máy lên nhưng máy không chảy nước lên trên được nữa.</text:p>
          </table:table-cell>
        </table:table-row>
        <table:table-row table:style-name="ro8">
          <table:table-cell office:value-type="string" calcext:value-type="string">
            <text:p>width: 60%;</text:p>
          </table:table-cell>
          <table:table-cell office:value-type="string" calcext:value-type="string">
            <text:p>mua về nhưng bận. lâu nay mới mang ra sử dụng. sau 2 ngày bắt đầu thấy những vấn đề sau. </text:p>
            <text:p/>
            <text:p>máy k biết phải hàng chính hãng hay không nhưng logo con mèo mạ kim loại phía trước hoàn toàn khác ảnh quảng cáo, những người mua trước cũng đều thấy vậy. kể cả logo h2o cũng k có.</text:p>
            <text:p/>
            <text:p>máy có các chế độ phun và đèn như giới thiệu, hoàn toàn okie, nhưng k hiểu sao dùng vài ba tiếng thì tự động tắt, không phun nữa, cho dù là nước còn trong máy còn rất nhiều. đọc lại thông tin quảng cáo thì máy có thể hoạt động gần cả ngày. nên k biết là do máy hay do mình k biết cách sử dụng, dù đã đọc đi đọc lại tờ hướng dẫn nhiều lần.</text:p>
            <text:p/>
            <text:p>trên thân máy k hề có bất kỳ thông tin sp hay nsx nào, nên mình càng nghi ngờ về nguồn gốc của máy. mong tiki kiểm tra xem thế nào và có câu trả lời để mình yên tâm sd.</text:p>
          </table:table-cell>
        </table:table-row>
        <table:table-row table:style-name="ro1">
          <table:table-cell office:value-type="string" calcext:value-type="string">
            <text:p>width: 60%;</text:p>
          </table:table-cell>
          <table:table-cell office:value-type="string" calcext:value-type="string">
            <text:p>Mua về mới thấy quạt dở hơi, quạt ko cúi được chỉ ngẩng lên được thôi, trong khi thiết kế thì cao lêu nghêu</text:p>
          </table:table-cell>
        </table:table-row>
        <table:table-row table:style-name="ro1">
          <table:table-cell office:value-type="string" calcext:value-type="string">
            <text:p>width: 60%;</text:p>
          </table:table-cell>
          <table:table-cell office:value-type="string" calcext:value-type="string">
            <text:p>Mua về mở ra thấy bị móp. Đóng gói 3 lớp rất kỹ. Mình nghĩ shop biết mà cố ý đóng gói luôn. Chứ đóng gói 2 thùng thêm 1 lớp đệm bong bóng nữa không thể nào sản phẩm bị móp trong quá trình vận chuyển dc. Thôi mình xài luôn không đổi tốn time quá.</text:p>
          </table:table-cell>
        </table:table-row>
        <table:table-row table:style-name="ro4">
          <table:table-cell office:value-type="string" calcext:value-type="string">
            <text:p>width: 60%;</text:p>
          </table:table-cell>
          <table:table-cell office:value-type="string" calcext:value-type="string">
            <text:p>mua về mở quạt ra thì 1 miếng màn nước bên hông xúc ốc chỏng gọng, loay hoay tháo được cái nắp phía sau ra kiểm tra, thì miếng màng đó ko được bắt con ốc nhựa nào hết như miếng bên trái cũng như miếng phía sau, lại phải chế cháo bằng 4 cái nắp chai nhựa, còn chất lượng như thế nào thì xài 1 thời gian sẽ có đánh giá sau, tốc độ quạt ko mạnh mặc dù ở số 3.</text:p>
            <text:p>hơi thất vọng 🤦</text:p>
          </table:table-cell>
        </table:table-row>
        <table:table-row table:style-name="ro1">
          <table:table-cell office:value-type="string" calcext:value-type="string">
            <text:p>width: 60%;</text:p>
          </table:table-cell>
          <table:table-cell office:value-type="string" calcext:value-type="string">
            <text:p>Mua về mà ko có hướng dẫn ? Lò mò tự pha không ra cafe thấy máy nóng lên ko biết có hư không nữa?</text:p>
          </table:table-cell>
        </table:table-row>
        <table:table-row table:style-name="ro1">
          <table:table-cell office:value-type="string" calcext:value-type="string">
            <text:p>width: 60%;</text:p>
          </table:table-cell>
          <table:table-cell office:value-type="string" calcext:value-type="string">
            <text:p>Mua về không thấy sự khác biệt cho lắm. Máy chạy cũng êm, đầy đủ chức năng như quảng cáo.</text:p>
          </table:table-cell>
        </table:table-row>
        <table:table-row table:style-name="ro1">
          <table:table-cell office:value-type="string" calcext:value-type="string">
            <text:p>width: 60%;</text:p>
          </table:table-cell>
          <table:table-cell office:value-type="string" calcext:value-type="string">
            <text:p>Mua về kê cho dễ sử dụng laptop và làm cảnh chứ chỉ giảm 1, 2 độ thôi à, chả dc tích sự, làm tốn 1 đống tiền</text:p>
          </table:table-cell>
        </table:table-row>
        <table:table-row table:style-name="ro1">
          <table:table-cell office:value-type="string" calcext:value-type="string">
            <text:p>width: 60%;</text:p>
          </table:table-cell>
          <table:table-cell office:value-type="string" calcext:value-type="string">
            <text:p>Mua về hí hửng ướp thịt. Bỏ vào cắm điện thì màn hình LCD đen thui dù vẫn có tiếng bíp. Đang đợi tiki cho kỹ thuật xuống... do hàng sale lỗi hay do mình xui nhỉ? Trc h mình tôn thờ hàng của lock n lock... tự nhiên giờ dính phốt ?</text:p>
          </table:table-cell>
        </table:table-row>
        <table:table-row table:style-name="ro2">
          <table:table-cell office:value-type="string" calcext:value-type="string">
            <text:p>width: 60%;</text:p>
          </table:table-cell>
          <table:table-cell office:value-type="string" calcext:value-type="string">
            <text:p>Mua về giở ra 1 lần rồi cất luôn.</text:p>
            <text:p>Mình toàn lên mạng tra từ điển online, có âm thanh dễ học.</text:p>
            <text:p>Dù sách viết rất đầy đủ mà ít xài.</text:p>
          </table:table-cell>
        </table:table-row>
        <table:table-row table:style-name="ro4">
          <table:table-cell office:value-type="string" calcext:value-type="string">
            <text:p>width: 60%;</text:p>
          </table:table-cell>
          <table:table-cell office:value-type="string" calcext:value-type="string">
            <text:p>Mua về giao nhanh. Nhưng vừa tháo ra cái kèo biết ốc vít chỗ nào mà ko thấy gắn được. </text:p>
            <text:p>Gọi điện nói cho gặp kỹ thuật và phản ảnh thì gặp cskh dở quá dở. Chán</text:p>
          </table:table-cell>
        </table:table-row>
        <table:table-row table:style-name="ro1">
          <table:table-cell office:value-type="string" calcext:value-type="string">
            <text:p>width: 60%;</text:p>
          </table:table-cell>
          <table:table-cell office:value-type="string" calcext:value-type="string">
            <text:p>Mua về được 1 tháng thì hỏng nguồn, tiki đã bảo hành.</text:p>
          </table:table-cell>
        </table:table-row>
        <table:table-row table:style-name="ro4">
          <table:table-cell office:value-type="string" calcext:value-type="string">
            <text:p>width: 60%;</text:p>
          </table:table-cell>
          <table:table-cell office:value-type="string" calcext:value-type="string">
            <text:p>Mua về đọc hướng dẫn loằng ngoằng. </text:p>
            <text:p>Dùng 3 lần trước mắt ổn. 3 sao</text:p>
          </table:table-cell>
        </table:table-row>
        <table:table-row table:style-name="ro1">
          <table:table-cell office:value-type="string" calcext:value-type="string">
            <text:p>width: 60%;</text:p>
          </table:table-cell>
          <table:table-cell office:value-type="string" calcext:value-type="string">
            <text:p>Mua về để xay ếch thịt thì nhuyễn xương thì còn không ăn được.</text:p>
          </table:table-cell>
        </table:table-row>
        <table:table-row table:style-name="ro1">
          <table:table-cell office:value-type="string" calcext:value-type="string">
            <text:p>width: 60%;</text:p>
          </table:table-cell>
          <table:table-cell office:value-type="string" calcext:value-type="string">
            <text:p>mua về cảm thấy phí tiền quá. sấy mãi mới khô, lại hơi mùi nhựa, nói chung ăn ko ngon</text:p>
          </table:table-cell>
        </table:table-row>
        <table:table-row table:style-name="ro5">
          <table:table-cell office:value-type="string" calcext:value-type="string">
            <text:p>width: 60%;</text:p>
          </table:table-cell>
          <table:table-cell office:value-type="string" calcext:value-type="string">
            <text:p>Mua về bỏ nữa con gà vào nướng thử mà thấy không ngon :))</text:p>
            <text:p>Được cái nướng thịt cực ngon :))</text:p>
            <text:p>Chiên trứng = có rổ thì không chống dính, trứng dính tùm lum khó lau chùi.</text:p>
            <text:p>2.5 sao</text:p>
          </table:table-cell>
        </table:table-row>
        <table:table-row table:style-name="ro1">
          <table:table-cell office:value-type="string" calcext:value-type="string">
            <text:p>width: 60%;</text:p>
          </table:table-cell>
          <table:table-cell office:value-type="string" calcext:value-type="string">
            <text:p>Mua từ T6/2019 để chụp hình làm việc, nhưng nhà vẫn còn ấm siêu tốc nên chưa dùng tới. Đến T2/2020 đem ra dùng thì được 4 lần hư luôn. Không biết có phải không xài lâu nên bị hư không =))</text:p>
          </table:table-cell>
        </table:table-row>
        <table:table-row table:style-name="ro1">
          <table:table-cell office:value-type="string" calcext:value-type="string">
            <text:p>width: 60%;</text:p>
          </table:table-cell>
          <table:table-cell office:value-type="string" calcext:value-type="string">
            <text:p>Mua trưa nay. Mà bỏ ra thấy tay cầm cũ. ChẮc đồ bảo hành rồi bán mới ak tiki???</text:p>
          </table:table-cell>
        </table:table-row>
        <table:table-row table:style-name="ro4">
          <table:table-cell office:value-type="string" calcext:value-type="string">
            <text:p>width: 60%;</text:p>
          </table:table-cell>
          <table:table-cell office:value-type="string" calcext:value-type="string">
            <text:p>Mua sách bị cấn quăng góc là hk thích rồi đó </text:p>
            <text:p>Mua 2 cuốn cuốn quăng gốc cuốn cấn haizz</text:p>
          </table:table-cell>
        </table:table-row>
        <table:table-row table:style-name="ro1">
          <table:table-cell office:value-type="string" calcext:value-type="string">
            <text:p>width: 60%;</text:p>
          </table:table-cell>
          <table:table-cell office:value-type="string" calcext:value-type="string">
            <text:p>mua rồi không có cổng nguồn sao xài bạn....</text:p>
          </table:table-cell>
        </table:table-row>
        <table:table-row table:style-name="ro1">
          <table:table-cell office:value-type="string" calcext:value-type="string">
            <text:p>width: 60%;</text:p>
          </table:table-cell>
          <table:table-cell office:value-type="string" calcext:value-type="string">
            <text:p>mua nồi 2.5l nhưng giao 1.5l lo kiểm tra có bị bể không quên mất kiểm tra thể tích</text:p>
          </table:table-cell>
        </table:table-row>
        <table:table-row table:style-name="ro1">
          <table:table-cell office:value-type="string" calcext:value-type="string">
            <text:p>width: 60%;</text:p>
          </table:table-cell>
          <table:table-cell office:value-type="string" calcext:value-type="string">
            <text:p>mua nhiều lần rồi check không kĩ không phát hiện hàng bị vỡ một mảnh nhỏ, rất buồn. ngại đổi trả rất mất thời gian</text:p>
          </table:table-cell>
        </table:table-row>
        <table:table-row table:style-name="ro1">
          <table:table-cell office:value-type="string" calcext:value-type="string">
            <text:p>width: 60%;</text:p>
          </table:table-cell>
          <table:table-cell office:value-type="string" calcext:value-type="string">
            <text:p>Mua ngay đợt giảm giá, tiện dụng nhưng chiên thì hơi mất thời gian, nên phải cắt nhỏ đồ ăn ra thì mới nhanh đc</text:p>
          </table:table-cell>
        </table:table-row>
        <table:table-row table:style-name="ro1">
          <table:table-cell office:value-type="string" calcext:value-type="string">
            <text:p>width: 60%;</text:p>
          </table:table-cell>
          <table:table-cell office:value-type="string" calcext:value-type="string">
            <text:p>mua mới nhận được sim. sim kích hoạt trước 1 tháng. kiểm tra thì thấy sim hết hạn vào tháng 5 là sao vậy?</text:p>
          </table:table-cell>
        </table:table-row>
        <table:table-row table:style-name="ro4">
          <table:table-cell office:value-type="string" calcext:value-type="string">
            <text:p>width: 60%;</text:p>
          </table:table-cell>
          <table:table-cell office:value-type="string" calcext:value-type="string">
            <text:p>Mua máy lúc đc sale còn 284k. Mẻ đầu tiên khá là thành công. Nhưng các mẻ sau đó toàn bị hỏng: sữa chua ko đông, tách nước và bị bột mặc dù công thức vẫn thế hoặc mình điều chỉnh kiểu nào vẫn thế 😕 thất vọng quá! </text:p>
            <text:p>Tiki có cho đổi hàng hay hoàn trả sp không ạ? Có vẻ máy bị lỗi phân bổ nhiệt không đều.</text:p>
          </table:table-cell>
        </table:table-row>
        <table:table-row table:style-name="ro1">
          <table:table-cell office:value-type="string" calcext:value-type="string">
            <text:p>width: 60%;</text:p>
          </table:table-cell>
          <table:table-cell office:value-type="string" calcext:value-type="string">
            <text:p>Mua màu hồng cho trẻ em lại gửi màu đen cho người lớn là sao hic...</text:p>
          </table:table-cell>
        </table:table-row>
        <table:table-row table:style-name="ro4">
          <table:table-cell office:value-type="string" calcext:value-type="string">
            <text:p>width: 60%;</text:p>
          </table:table-cell>
          <table:table-cell office:value-type="string" calcext:value-type="string">
            <text:p>Mua màu cam, giao màu xanh.</text:p>
            <text:p>Nên lưu ý những lần sau</text:p>
          </table:table-cell>
        </table:table-row>
        <table:table-row table:style-name="ro4">
          <table:table-cell office:value-type="string" calcext:value-type="string">
            <text:p>width: 60%;</text:p>
          </table:table-cell>
          <table:table-cell office:value-type="string" calcext:value-type="string">
            <text:p>Mua lúc giảm giá 599k, hộp rất dơ và cũ cũng may sản phẩm xài bình thường. Túi đi kèm chất liệu kém hơn túi của bản màu đen mua cách đây 1 năm, không biết do sản phẩm mình có vấn đề hay là túi của bản màu trắng nó vậy. Xui cái đúng 2 ngày sau khi mua thì sale anker toàn tiki, giá quay về giá gốc nhưng nhập mã giảm 35% còn có 618k, đã vậy còn tặng 2 sợi cáp anker 1 sợi micro usb 1 sợi lighting. 2 sợi này mua lẻ cũng total 600-700k rồi. Quá buồn nên cũng ko mua lại dù lúc đó nếu mua thêm thì siêu rẻ luôn.</text:p>
            <text:p>Còn về anker thì chất lượng khỏi bàn rất là OK!</text:p>
          </table:table-cell>
        </table:table-row>
        <table:table-row table:style-name="ro1">
          <table:table-cell office:value-type="string" calcext:value-type="string">
            <text:p>width: 60%;</text:p>
          </table:table-cell>
          <table:table-cell office:value-type="string" calcext:value-type="string">
            <text:p>mua lâu rồi giờ mới nhận xét. Gía giảm - tốt tuy nhiên hàng của năm 2017, xài mấy lần đầu thấy tốt, xay thịt ok. Những lần sau máy rất nhanh nóng dù mới dùng khoảng 10 giây, sau đó tự động ngắt không chạy được, để khoảng thời gian hết nóng là chạy được. Tính gửi bảo hành mà vì vẫn chạy nên không biết gửi bảo hành được không</text:p>
          </table:table-cell>
        </table:table-row>
        <table:table-row table:style-name="ro1">
          <table:table-cell office:value-type="string" calcext:value-type="string">
            <text:p>width: 60%;</text:p>
          </table:table-cell>
          <table:table-cell office:value-type="string" calcext:value-type="string">
            <text:p>mua lắp đặt và cài đặt có hướng dẫn ko, ban đêm quan sát đc mấy m</text:p>
          </table:table-cell>
        </table:table-row>
        <table:table-row table:style-name="ro1">
          <table:table-cell office:value-type="string" calcext:value-type="string">
            <text:p>width: 60%;</text:p>
          </table:table-cell>
          <table:table-cell office:value-type="string" calcext:value-type="string">
            <text:p>Mua lần đầu rất ok, lần 2 máy giao bị bể 1 góc. Hơi thất vọng</text:p>
          </table:table-cell>
        </table:table-row>
        <table:table-row table:style-name="ro1">
          <table:table-cell office:value-type="string" calcext:value-type="string">
            <text:p>width: 60%;</text:p>
          </table:table-cell>
          <table:table-cell office:value-type="string" calcext:value-type="string">
            <text:p>mua ks-com19v-G. lại giao KS-Com19v. k biet có vấn đề gi k nua!</text:p>
          </table:table-cell>
        </table:table-row>
        <table:table-row table:style-name="ro1">
          <table:table-cell office:value-type="string" calcext:value-type="string">
            <text:p>width: 60%;</text:p>
          </table:table-cell>
          <table:table-cell office:value-type="string" calcext:value-type="string">
            <text:p>mua hồi tháng 11 năm 2019, bật nút nó không lên đèn nữa, muốn bảo hành phải đem lên chỗ nào vậy add?</text:p>
          </table:table-cell>
        </table:table-row>
        <table:table-row table:style-name="ro1">
          <table:table-cell office:value-type="string" calcext:value-type="string">
            <text:p>width: 60%;</text:p>
          </table:table-cell>
          <table:table-cell office:value-type="string" calcext:value-type="string">
            <text:p>Mua hộ đồng nghiệp. Chị ấy review là màu trắng dễ bẩn, mới mua về trông đã có vài vết bẩn nhẹ, không được tinh tươm. Ko được chọn màu, giao màu ngẫu nhiên. Để quạt đứng trên bàn, mở số 2-3 quạt sẽ bị chạy, ko đứng yên 1 chỗ.</text:p>
          </table:table-cell>
        </table:table-row>
        <table:table-row table:style-name="ro4">
          <table:table-cell office:value-type="string" calcext:value-type="string">
            <text:p>width: 60%;</text:p>
          </table:table-cell>
          <table:table-cell office:value-type="string" calcext:value-type="string">
            <text:p>Mua hàng xài hư rồi mới nhận xét cho nó khách quan</text:p>
            <text:p>máy vắt ổn, xoay 2 chiều nhưng chưa được 1 năm đã không vắt được nữa. mô tơ yếu xìu rồi. nhấn cam xuống vắt là đứng im lìm luôn không chạy nổi. chắc là đồ điện tử thì chỉ có tuổi thọ thế thôi.</text:p>
          </table:table-cell>
        </table:table-row>
        <table:table-row table:style-name="ro1">
          <table:table-cell office:value-type="string" calcext:value-type="string">
            <text:p>width: 60%;</text:p>
          </table:table-cell>
          <table:table-cell office:value-type="string" calcext:value-type="string">
            <text:p>mua hàng vào 07/2019, nhưng ngày sản xuất 06/2018, hạn dùng 2 năm, thì thành ra chỉ còn 11 tháng nữa là hết hạn.</text:p>
          </table:table-cell>
        </table:table-row>
        <table:table-row table:style-name="ro1">
          <table:table-cell office:value-type="string" calcext:value-type="string">
            <text:p>width: 60%;</text:p>
          </table:table-cell>
          <table:table-cell office:value-type="string" calcext:value-type="string">
            <text:p>Mua hàng Tiki bao nhiêu năm toàn đặt hôm trước thì hôm sau hoặc cách ngày nhận được. Lần này đặt hàng 22/7 mà đúng 1 tuần mới nhận được dù mình ở q.1. Về chất lượng máy thì ok, chắc do lần đầu thao tác nên bị văng bột khắp nơi, mng có thể dùng 1 tấm khăn sạch để phủ lên bề mặt cho đỡ bị văng.</text:p>
          </table:table-cell>
        </table:table-row>
        <table:table-row table:style-name="ro1">
          <table:table-cell office:value-type="string" calcext:value-type="string">
            <text:p>width: 60%;</text:p>
          </table:table-cell>
          <table:table-cell office:value-type="string" calcext:value-type="string">
            <text:p>Mua hàng có được xem hàng trước khi thanh toán ko vậy ad ơi</text:p>
          </table:table-cell>
        </table:table-row>
        <table:table-row table:style-name="ro1">
          <table:table-cell office:value-type="string" calcext:value-type="string">
            <text:p>width: 60%;</text:p>
          </table:table-cell>
          <table:table-cell office:value-type="string" calcext:value-type="string">
            <text:p>Mua hang chinh hang nhung luc mo ra thi lai ko co phieu bao hanh,de nghi Tiki kiem tra lai gap giup minh don hang nhe</text:p>
          </table:table-cell>
        </table:table-row>
        <table:table-row table:style-name="ro1">
          <table:table-cell office:value-type="string" calcext:value-type="string">
            <text:p>width: 60%;</text:p>
          </table:table-cell>
          <table:table-cell office:value-type="string" calcext:value-type="string">
            <text:p>Mua hai cái nhưng không giống nhau, hình ảnh không được nét cho lắm</text:p>
          </table:table-cell>
        </table:table-row>
        <table:table-row table:style-name="ro1">
          <table:table-cell office:value-type="string" calcext:value-type="string">
            <text:p>width: 60%;</text:p>
          </table:table-cell>
          <table:table-cell office:value-type="string" calcext:value-type="string">
            <text:p>mua được dịp giảm giá thấy cũng vui, nhưng không được hài lòng với nhà bán hàng Điện máy City, giao bếp mới chưa qua sự dụng thật nhưng là hàng trưng bày nên bị bấm bụi cũ shop bỏ đại vô thùng rồi giao cho khách, mình cũng chất nhận vì giá khuyến mãi nên nhận hàng, nhưng khi kiểm tra thì bị rò rỉ điện nên báo cho TiKi, nhân viên cskh của TiKi rất nhiệt tình đã cho thu hồi sản phẩm lỗi lại rồi.</text:p>
          </table:table-cell>
        </table:table-row>
        <table:table-row table:style-name="ro1">
          <table:table-cell office:value-type="string" calcext:value-type="string">
            <text:p>width: 60%;</text:p>
          </table:table-cell>
          <table:table-cell office:value-type="string" calcext:value-type="string">
            <text:p>Mua đúng dịp flash sale nên giá còn 329k. Với giá đó thì ok. Nếu hơn 600 thì hàng philips tốt hơn</text:p>
          </table:table-cell>
        </table:table-row>
        <table:table-row table:style-name="ro1">
          <table:table-cell office:value-type="string" calcext:value-type="string">
            <text:p>width: 60%;</text:p>
          </table:table-cell>
          <table:table-cell office:value-type="string" calcext:value-type="string">
            <text:p>Mua đợt flash sale, không biết chất lượng sp có kém hơn hàng ko khuyến mãi hay ko mà thấy lớp chống dính dễ bong tróc</text:p>
          </table:table-cell>
        </table:table-row>
        <table:table-row table:style-name="ro1">
          <table:table-cell office:value-type="string" calcext:value-type="string">
            <text:p>width: 60%;</text:p>
          </table:table-cell>
          <table:table-cell office:value-type="string" calcext:value-type="string">
            <text:p>Mua của Tiki từ ngày 6/1 đến giờ là 18/1 vẫn chưa được dùng thử vì cái đầu mang đến lỗi phải đổi trả. Sau khi báo, 2 ngày sau bên Tiki đến nhận hàng lại và đến giờ nồi vẫn không biết ở nơi nào. Chắc đây là lần đầu và cũng là lần cuối mua đồ điện tử ở Tiki. Hãi quá luôn. Ko rõ hàng đổi lại có ổn hơn ko chứ quá là thất vọng!</text:p>
          </table:table-cell>
        </table:table-row>
        <table:table-row table:style-name="ro1">
          <table:table-cell office:value-type="string" calcext:value-type="string">
            <text:p>width: 60%;</text:p>
          </table:table-cell>
          <table:table-cell office:value-type="string" calcext:value-type="string">
            <text:p>Mua con này vì nghe nói công suất mạnh, đánh được bột bánh mì. Nhưng vỏ kim loại hay gì mà nặng quá. Cầm 5, 10p mà mỏi hết cả tay. Đến bh đang xếp xó đây!!! Dù gì cũng đã mua nên chắc mai mốt cũng ráng lấy ra dùng. À, mua được 8 tháng rồi, mình dùng không thường thấy cũng bền lắm.</text:p>
          </table:table-cell>
        </table:table-row>
        <table:table-row table:style-name="ro1">
          <table:table-cell office:value-type="string" calcext:value-type="string">
            <text:p>width: 60%;</text:p>
          </table:table-cell>
          <table:table-cell office:value-type="string" calcext:value-type="string">
            <text:p>Mua cái tai nghe bluetooth với giá gần 70k thì mọi người trông đợi gì hơn. Nghe nhạc chán nhưng xem phim ổn, pin ít, xem phim chỉ được một tiếng là hẹo, nhưng hên là có cái hộp pin mang theo để bỏ vào sạc. Nói chung là đáng với 70k, còn ai trông đợi tính năng cao hơn thì có thể bỏ qua sản phẩm này ạ.</text:p>
          </table:table-cell>
        </table:table-row>
        <table:table-row table:style-name="ro2">
          <table:table-cell office:value-type="string" calcext:value-type="string">
            <text:p>width: 60%;</text:p>
          </table:table-cell>
          <table:table-cell office:value-type="string" calcext:value-type="string">
            <text:p>Mua 4t6, dùng thẻ Citi giảm 500k/đơn từ 5 triệu, còn tầm 4t2.</text:p>
            <text:p>Chạy êm, chui gầm bàn, giường tốt. Tóc quấn chổi, hút phải nylong nhỏ nhỏ nên lúc “ẳm lên tầng”, nó rớt lại ít rác.</text:p>
            <text:p>Xem hình để biết các version dùng được với App.</text:p>
          </table:table-cell>
        </table:table-row>
        <table:table-row table:style-name="ro1">
          <table:table-cell office:value-type="string" calcext:value-type="string">
            <text:p>width: 60%;</text:p>
          </table:table-cell>
          <table:table-cell office:value-type="string" calcext:value-type="string">
            <text:p>Mua 3 cốc thì bị 1 cốc số 3 có vẻ hàng ko chuẩn. shop xem lại nhé</text:p>
          </table:table-cell>
        </table:table-row>
        <table:table-row table:style-name="ro1">
          <table:table-cell office:value-type="string" calcext:value-type="string">
            <text:p>width: 60%;</text:p>
          </table:table-cell>
          <table:table-cell office:value-type="string" calcext:value-type="string">
            <text:p>Mua 2 vỉ (mỗi vỉ 4 viên) Shop cho được 1 hộp đựng pin màu xanh...Hayyzza ...không hiểu nổi ...</text:p>
          </table:table-cell>
        </table:table-row>
        <table:table-row table:style-name="ro1">
          <table:table-cell office:value-type="string" calcext:value-type="string">
            <text:p>width: 60%;</text:p>
          </table:table-cell>
          <table:table-cell office:value-type="string" calcext:value-type="string">
            <text:p>mua 2 sản phẩm ở tiki giao nhanh, nhưng đến sản phẩm này giao hàng chậm, đặt tiếp các sản phẩm tiếp theo lại giao hàng càng chậm. Mình thấy mình càng đặt mua thêm thì càng ngày càng giao hàng chậm. Có sản phẩm mà tiki tiếp nhận đơn hàng mất tới 3 -2 ngày mới xong</text:p>
          </table:table-cell>
        </table:table-row>
        <table:table-row table:style-name="ro1">
          <table:table-cell office:value-type="string" calcext:value-type="string">
            <text:p>width: 60%;</text:p>
          </table:table-cell>
          <table:table-cell office:value-type="string" calcext:value-type="string">
            <text:p>mua 2 râu mà được 3 râu, không biết chất lượng có vượt trội không ^,^</text:p>
          </table:table-cell>
        </table:table-row>
        <table:table-row table:style-name="ro1">
          <table:table-cell office:value-type="string" calcext:value-type="string">
            <text:p>width: 60%;</text:p>
          </table:table-cell>
          <table:table-cell office:value-type="string" calcext:value-type="string">
            <text:p>Mua 2 cái. Xài đc 1 cái. 1 cái bị hư sạc k vô. Lắp pin khác vào k chỉnh được mà tự động xoay chậm</text:p>
          </table:table-cell>
        </table:table-row>
        <table:table-row table:style-name="ro1">
          <table:table-cell office:value-type="string" calcext:value-type="string">
            <text:p>width: 60%;</text:p>
          </table:table-cell>
          <table:table-cell office:value-type="string" calcext:value-type="string">
            <text:p>Mua 2 cái. Tiki giao hàng nhanh đúng hẹn. 1 cái từ tối tới 10h hôm sau vào xem thường xuyên báo offline phải khởi động lại!</text:p>
          </table:table-cell>
        </table:table-row>
        <table:table-row table:style-name="ro1">
          <table:table-cell office:value-type="string" calcext:value-type="string">
            <text:p>width: 60%;</text:p>
          </table:table-cell>
          <table:table-cell office:value-type="string" calcext:value-type="string">
            <text:p>mua 2 cái, 1 cái ok, 1 cái nó hơi bị dơ á nha bạn</text:p>
          </table:table-cell>
        </table:table-row>
        <table:table-row table:style-name="ro1">
          <table:table-cell office:value-type="string" calcext:value-type="string">
            <text:p>width: 60%;</text:p>
          </table:table-cell>
          <table:table-cell office:value-type="string" calcext:value-type="string">
            <text:p>MUA 2 CÁI VỀ SÀI ĐC HƠN 1 THÁNG THÌ BỊ LỖI HẾT CẢ 2, CHO MÌNH THÔNG TIN BẢO HÀNH 0981694994</text:p>
          </table:table-cell>
        </table:table-row>
        <table:table-row table:style-name="ro1">
          <table:table-cell office:value-type="string" calcext:value-type="string">
            <text:p>width: 60%;</text:p>
          </table:table-cell>
          <table:table-cell office:value-type="string" calcext:value-type="string">
            <text:p>Mua 2 cái nhưng chỉ dùng đc 1 cái còn cái kia thì vừa mua về đã hư hơi thất vọng😧</text:p>
          </table:table-cell>
        </table:table-row>
        <table:table-row table:style-name="ro1">
          <table:table-cell office:value-type="string" calcext:value-type="string">
            <text:p>width: 60%;</text:p>
          </table:table-cell>
          <table:table-cell office:value-type="string" calcext:value-type="string">
            <text:p>Mua 2 cái nhưng 1 cái thì không chạy. Tiki có nhận đổi trả quạt này k vậy?</text:p>
          </table:table-cell>
        </table:table-row>
        <table:table-row table:style-name="ro1">
          <table:table-cell office:value-type="string" calcext:value-type="string">
            <text:p>width: 60%;</text:p>
          </table:table-cell>
          <table:table-cell office:value-type="string" calcext:value-type="string">
            <text:p>mù công nghệ mà sfam ko có hdsd thì sao dùng đây?tải app ZY play cũng ko xài dc tính năng nào cả ngoài quay phim,note9 phải dùng app nào phù hợp nhất???</text:p>
          </table:table-cell>
        </table:table-row>
        <table:table-row table:style-name="ro1">
          <table:table-cell office:value-type="string" calcext:value-type="string">
            <text:p>width: 60%;</text:p>
          </table:table-cell>
          <table:table-cell office:value-type="string" calcext:value-type="string">
            <text:p>một cục lọc chua đủ sạch phải có nhiều cục lọc</text:p>
          </table:table-cell>
        </table:table-row>
        <table:table-row table:style-name="ro1">
          <table:table-cell office:value-type="string" calcext:value-type="string">
            <text:p>width: 60%;</text:p>
          </table:table-cell>
          <table:table-cell office:value-type="string" calcext:value-type="string">
            <text:p>một bên tay không lên nguồn có thể đổi lại được hông</text:p>
          </table:table-cell>
        </table:table-row>
        <table:table-row table:style-name="ro1">
          <table:table-cell office:value-type="string" calcext:value-type="string">
            <text:p>width: 60%;</text:p>
          </table:table-cell>
          <table:table-cell office:value-type="string" calcext:value-type="string">
            <text:p>một bên đang nghr thì bị hỏng mình phải làm thê nào ạ, cám ơn</text:p>
          </table:table-cell>
        </table:table-row>
        <table:table-row table:style-name="ro1">
          <table:table-cell office:value-type="string" calcext:value-type="string">
            <text:p>width: 60%;</text:p>
          </table:table-cell>
          <table:table-cell office:value-type="string" calcext:value-type="string">
            <text:p>Mong Tiki thể hiện hết chi tiết để sản phẩm trở nên đẹp hơn</text:p>
          </table:table-cell>
        </table:table-row>
        <table:table-row table:style-name="ro1">
          <table:table-cell office:value-type="string" calcext:value-type="string">
            <text:p>width: 60%;</text:p>
          </table:table-cell>
          <table:table-cell office:value-type="string" calcext:value-type="string">
            <text:p>Mong Tiki thể hiện hết chi tiết để sản phẩm trở nên đẹp hơn</text:p>
          </table:table-cell>
        </table:table-row>
        <table:table-row table:style-name="ro1">
          <table:table-cell office:value-type="string" calcext:value-type="string">
            <text:p>width: 60%;</text:p>
          </table:table-cell>
          <table:table-cell office:value-type="string" calcext:value-type="string">
            <text:p>Mong Shop chỉ dẫn dùng, khi tìm được thiết bi nhưng làm cách gì thì vẫn kết nối thiết bị camera với điện thoại không được, soi mã hoài cũng không xong, chán quá</text:p>
          </table:table-cell>
        </table:table-row>
        <table:table-row table:style-name="ro1">
          <table:table-cell office:value-type="string" calcext:value-type="string">
            <text:p>width: 60%;</text:p>
          </table:table-cell>
          <table:table-cell office:value-type="string" calcext:value-type="string">
            <text:p>mong rằng sẽ đổi đc nếu lần sau shop có giao kiểm tra hàng đàng hoàn nha</text:p>
          </table:table-cell>
        </table:table-row>
        <table:table-row table:style-name="ro1">
          <table:table-cell office:value-type="string" calcext:value-type="string">
            <text:p>width: 60%;</text:p>
          </table:table-cell>
          <table:table-cell office:value-type="string" calcext:value-type="string">
            <text:p>mong rằng sẽ đổi đc nếu lần sau shop có giao kiểm tra hàng đàng hoàn nha</text:p>
          </table:table-cell>
        </table:table-row>
        <table:table-row table:style-name="ro1">
          <table:table-cell office:value-type="string" calcext:value-type="string">
            <text:p>width: 60%;</text:p>
          </table:table-cell>
          <table:table-cell office:value-type="string" calcext:value-type="string">
            <text:p>mỏng nhưng mau trầy. k bảo vệ được mặt kính trước</text:p>
          </table:table-cell>
        </table:table-row>
        <table:table-row table:style-name="ro1">
          <table:table-cell office:value-type="string" calcext:value-type="string">
            <text:p>width: 60%;</text:p>
          </table:table-cell>
          <table:table-cell office:value-type="string" calcext:value-type="string">
            <text:p>Mong manh, sử dụng ok. K có hàng nào để so sánh k biết giá vậy có đắt k. Theo tôi đắt.</text:p>
          </table:table-cell>
        </table:table-row>
        <table:table-row table:style-name="ro1">
          <table:table-cell office:value-type="string" calcext:value-type="string">
            <text:p>width: 60%;</text:p>
          </table:table-cell>
          <table:table-cell office:value-type="string" calcext:value-type="string">
            <text:p>mỏng manh, cảm nhận ko dc chắc chắn, phù hợp với giá tiền</text:p>
          </table:table-cell>
        </table:table-row>
        <table:table-row table:style-name="ro1">
          <table:table-cell office:value-type="string" calcext:value-type="string">
            <text:p>width: 60%;</text:p>
          </table:table-cell>
          <table:table-cell office:value-type="string" calcext:value-type="string">
            <text:p>Mỏng manh quá</text:p>
          </table:table-cell>
        </table:table-row>
        <table:table-row table:style-name="ro1">
          <table:table-cell office:value-type="string" calcext:value-type="string">
            <text:p>width: 60%;</text:p>
          </table:table-cell>
          <table:table-cell office:value-type="string" calcext:value-type="string">
            <text:p>Mỏng <text:s/>quá <text:s/>so với tưởng tượng .kém chất lượng ........</text:p>
          </table:table-cell>
        </table:table-row>
        <table:table-row table:style-name="ro1">
          <table:table-cell office:value-type="string" calcext:value-type="string">
            <text:p>width: 60%;</text:p>
          </table:table-cell>
          <table:table-cell office:value-type="string" calcext:value-type="string">
            <text:p>mới xài thấy ok.giao hàng nhanh.gói cẩn thận.</text:p>
          </table:table-cell>
        </table:table-row>
        <table:table-row table:style-name="ro2">
          <table:table-cell office:value-type="string" calcext:value-type="string">
            <text:p>width: 60%;</text:p>
          </table:table-cell>
          <table:table-cell office:value-type="string" calcext:value-type="string">
            <text:p>Mới xài mấy tháng đã bị hư cái chốt của bánh điều hướng máy.</text:p>
            <text:p>Chính sách bảo hành không rỏ ràng và không biết có được bảo hành hay không?</text:p>
            <text:p>Tiki hổ trợ bảo hành sớm</text:p>
          </table:table-cell>
        </table:table-row>
        <table:table-row table:style-name="ro2">
          <table:table-cell office:value-type="string" calcext:value-type="string">
            <text:p>width: 60%;</text:p>
          </table:table-cell>
          <table:table-cell office:value-type="string" calcext:value-type="string">
            <text:p>Mới xài được 2 hôm, từ 8:00 đến 15:00 pin vẫn còn. Không ồn, màu sắc đep. NHƯNG giá đắt quá, kênh bán hangd khác bán rẻ hơn 100k ( tức là nhà cung cấp đã có lời ). Mình thích mua hàng của Tiki nhưng như vậy hơi buồn. Hy vọng Tiki bán hàng rẻ hơn hoặc tìm nhà cung cấp nào đó bán hàng giá đừng cắt cổ như vậy.</text:p>
            <text:p>*** màu xanh là mình mua của tiki</text:p>
            <text:p>*** màu hồng mình mua kênh khác giá 257k bao gồm phí ship</text:p>
          </table:table-cell>
        </table:table-row>
        <table:table-row table:style-name="ro1">
          <table:table-cell office:value-type="string" calcext:value-type="string">
            <text:p>width: 60%;</text:p>
          </table:table-cell>
          <table:table-cell office:value-type="string" calcext:value-type="string">
            <text:p>mới vừa nhận chưa sử dụng nên không thể đánh giá được</text:p>
          </table:table-cell>
        </table:table-row>
        <table:table-row table:style-name="ro1">
          <table:table-cell office:value-type="string" calcext:value-type="string">
            <text:p>width: 60%;</text:p>
          </table:table-cell>
          <table:table-cell office:value-type="string" calcext:value-type="string">
            <text:p>Mới vừa mua 1tr299 mà giờ giảm 1tr4. Vừa ship tới nhà luôn. Lên mở đánh giá thì thấy. Nói chung chưa dùng tới nhưng nắp gài không được kín rồi.</text:p>
          </table:table-cell>
        </table:table-row>
        <table:table-row table:style-name="ro1">
          <table:table-cell office:value-type="string" calcext:value-type="string">
            <text:p>width: 60%;</text:p>
          </table:table-cell>
          <table:table-cell office:value-type="string" calcext:value-type="string">
            <text:p>Mới ủi cái đầm đầu tiên đã bong tróc miếng đầu ủi ra rồi . Sảm phẩm ủi cũng ok . Tiện</text:p>
          </table:table-cell>
        </table:table-row>
        <table:table-row table:style-name="ro1">
          <table:table-cell office:value-type="string" calcext:value-type="string">
            <text:p>width: 60%;</text:p>
          </table:table-cell>
          <table:table-cell office:value-type="string" calcext:value-type="string">
            <text:p>mới thử, thấy máy chạy cũng ok. khg biết dùng về sau như thế nào. tạm thời đánh giá 3 sao</text:p>
          </table:table-cell>
        </table:table-row>
        <table:table-row table:style-name="ro1">
          <table:table-cell office:value-type="string" calcext:value-type="string">
            <text:p>width: 60%;</text:p>
          </table:table-cell>
          <table:table-cell office:value-type="string" calcext:value-type="string">
            <text:p>Mọi thứ ok mỗi tội nặng với bánh cuộn bị rít.</text:p>
          </table:table-cell>
        </table:table-row>
        <table:table-row table:style-name="ro1">
          <table:table-cell office:value-type="string" calcext:value-type="string">
            <text:p>width: 60%;</text:p>
          </table:table-cell>
          <table:table-cell office:value-type="string" calcext:value-type="string">
            <text:p>Mới thử đun chưa biewts tnao</text:p>
          </table:table-cell>
        </table:table-row>
        <table:table-row table:style-name="ro1">
          <table:table-cell office:value-type="string" calcext:value-type="string">
            <text:p>width: 60%;</text:p>
          </table:table-cell>
          <table:table-cell office:value-type="string" calcext:value-type="string">
            <text:p>mọi thứ đều ổn ngoại trừ phần âm thanh hú như tàu hỏa sao mà đàm thoại nổi</text:p>
          </table:table-cell>
        </table:table-row>
        <table:table-row table:style-name="ro1">
          <table:table-cell office:value-type="string" calcext:value-type="string">
            <text:p>width: 60%;</text:p>
          </table:table-cell>
          <table:table-cell office:value-type="string" calcext:value-type="string">
            <text:p>Mọi thứ đều ở mức tạm, các cổng sạc khác sạc tốt, điện áp ổn định lắm. Chỉ có cổng sạc đầu ra output type C là điện áp chập chờn lúc được lúc không dù mình đã gắn cọng cáp của chính điện thoại đó để sạc cho nó. Mà mình mua pin sạc này chỉ vì mục đích muốn có cổng sạc type C để sạc cho nhanh vậy mà không được. Thất vọng. Dù sao Shop bán cũng làm rất tốt. Đóng gói cẩn thận. Mình vote cho sản phẩm ở mức tạm chấp nhận.</text:p>
          </table:table-cell>
        </table:table-row>
        <table:table-row table:style-name="ro1">
          <table:table-cell office:value-type="string" calcext:value-type="string">
            <text:p>width: 60%;</text:p>
          </table:table-cell>
          <table:table-cell office:value-type="string" calcext:value-type="string">
            <text:p>mới thì tạm ổn so tầm giá còn phải có thời gian sử dụng</text:p>
          </table:table-cell>
        </table:table-row>
        <table:table-row table:style-name="ro1">
          <table:table-cell office:value-type="string" calcext:value-type="string">
            <text:p>width: 60%;</text:p>
          </table:table-cell>
          <table:table-cell office:value-type="string" calcext:value-type="string">
            <text:p>Mới sử dụng nên chưa biết thế nào</text:p>
          </table:table-cell>
        </table:table-row>
        <table:table-row table:style-name="ro1">
          <table:table-cell office:value-type="string" calcext:value-type="string">
            <text:p>width: 60%;</text:p>
          </table:table-cell>
          <table:table-cell office:value-type="string" calcext:value-type="string">
            <text:p>Mới sử dụng một tháng vài ngày là đã bị hở vành. Đang gởi Tiki bảo hành. <text:s/>Máy chạy tốt, hơi ồn, có kêu 1 hồi bíp bíp sau khi hoàn tất quy trình nấu.</text:p>
          </table:table-cell>
        </table:table-row>
        <table:table-row table:style-name="ro4">
          <table:table-cell office:value-type="string" calcext:value-type="string">
            <text:p>width: 60%;</text:p>
          </table:table-cell>
          <table:table-cell office:value-type="string" calcext:value-type="string">
            <text:p>Mới sử dụng 3 ngày, camera cứ tự quay vòng vòng và báo ngoại tuyến là sao vậy shop.</text:p>
            <text:p>Nhờ hướng dẫn khắc phục. Cảm ơn!</text:p>
          </table:table-cell>
        </table:table-row>
        <table:table-row table:style-name="ro4">
          <table:table-cell office:value-type="string" calcext:value-type="string">
            <text:p>width: 60%;</text:p>
          </table:table-cell>
          <table:table-cell office:value-type="string" calcext:value-type="string">
            <text:p>Mới sd...</text:p>
            <text:p>1 thời gian sau sẽ có đánh giá cụ thể</text:p>
          </table:table-cell>
        </table:table-row>
        <table:table-row table:style-name="ro1">
          <table:table-cell office:value-type="string" calcext:value-type="string">
            <text:p>width: 60%;</text:p>
          </table:table-cell>
          <table:table-cell office:value-type="string" calcext:value-type="string">
            <text:p>Mới sài một lần chưa biết chất lượng, sao bán hàng mà không có sách hướng dẫn có mấ cái không biết sử dụng.</text:p>
          </table:table-cell>
        </table:table-row>
        <table:table-row table:style-name="ro4">
          <table:table-cell office:value-type="string" calcext:value-type="string">
            <text:p>width: 60%;</text:p>
          </table:table-cell>
          <table:table-cell office:value-type="string" calcext:value-type="string">
            <text:p>moi quay thịt thấy ok - nhưng nút đậy sp khá dở so với giá tiền cũng như thương hiệu làm nút giữ nắp như vậy thấy ko ổn </text:p>
            <text:p>Nếu các bạn muốn mua nên review thêm các sp khác</text:p>
          </table:table-cell>
        </table:table-row>
        <table:table-row table:style-name="ro1">
          <table:table-cell office:value-type="string" calcext:value-type="string">
            <text:p>width: 60%;</text:p>
          </table:table-cell>
          <table:table-cell office:value-type="string" calcext:value-type="string">
            <text:p>Mới nhận về nấu sặc mùi nhựa, cần nấu 1 thời gian để đánh giá tốt hay k.</text:p>
          </table:table-cell>
        </table:table-row>
        <table:table-row table:style-name="ro1">
          <table:table-cell office:value-type="string" calcext:value-type="string">
            <text:p>width: 60%;</text:p>
          </table:table-cell>
          <table:table-cell office:value-type="string" calcext:value-type="string">
            <text:p>Mới nhận về mà thế này là sao shop ? Chưa gì đã mẻ miếng rồi. Mình muốn đổi thì sao đây ? Mong câu trả lời</text:p>
          </table:table-cell>
        </table:table-row>
        <table:table-row table:style-name="ro1">
          <table:table-cell office:value-type="string" calcext:value-type="string">
            <text:p>width: 60%;</text:p>
          </table:table-cell>
          <table:table-cell office:value-type="string" calcext:value-type="string">
            <text:p>Moi nhan thấy OK nhưng chua sd nen chua biet</text:p>
          </table:table-cell>
        </table:table-row>
        <table:table-row table:style-name="ro1">
          <table:table-cell office:value-type="string" calcext:value-type="string">
            <text:p>width: 60%;</text:p>
          </table:table-cell>
          <table:table-cell office:value-type="string" calcext:value-type="string">
            <text:p>Mới nhận sp đc 2 hôm. Qua sử dụng thấy: Loa nhỏ gọn, rất dễ thương và sang ! Âm thanh thì trên cả tuyệt vời - trong tầm giá. Pin trâu ! Tiki đóng gói cẩn thận và giao hàng trc 1 ngày - rất ok ! Điểm trừ là phát loa bằng wifi load rất lâu, đứng hoài luôn ; tắt loa thì phát bt ! Còn phát loa bằng 3g thì lại mượt, chả hiểu làm sao ! Cạnh loa bị trầy móp 1cm do va chạm với móc. Nếu k phải tình trạng chung thì tiki cho đổi là tuyệt vời.</text:p>
          </table:table-cell>
        </table:table-row>
        <table:table-row table:style-name="ro1">
          <table:table-cell office:value-type="string" calcext:value-type="string">
            <text:p>width: 60%;</text:p>
          </table:table-cell>
          <table:table-cell office:value-type="string" calcext:value-type="string">
            <text:p>Mới nhận máy in, ngoài quan ok, nhưng cài đặt hơi khó, kết nỗi wifi cũng khó, bác nào chỉ giúp e vs. với in thử mấy bản cứ bị vệt ngang ntn là sao ạ, có phải máy in bị lỗi k các bác, có cách nào khắc phục dk tình trạng này k ạ</text:p>
          </table:table-cell>
        </table:table-row>
        <table:table-row table:style-name="ro1">
          <table:table-cell office:value-type="string" calcext:value-type="string">
            <text:p>width: 60%;</text:p>
          </table:table-cell>
          <table:table-cell office:value-type="string" calcext:value-type="string">
            <text:p>mới nhận hồi sáng .khui thùng ra đã thấy bị móp đít.còn độ mỏng thì chưa từng thấy!</text:p>
          </table:table-cell>
        </table:table-row>
        <table:table-row table:style-name="ro1">
          <table:table-cell office:value-type="string" calcext:value-type="string">
            <text:p>width: 60%;</text:p>
          </table:table-cell>
          <table:table-cell office:value-type="string" calcext:value-type="string">
            <text:p>mới nhận hàng.no kêu lớn quá vay ta.het hôn luôn ak</text:p>
          </table:table-cell>
        </table:table-row>
        <table:table-row table:style-name="ro1">
          <table:table-cell office:value-type="string" calcext:value-type="string">
            <text:p>width: 60%;</text:p>
          </table:table-cell>
          <table:table-cell office:value-type="string" calcext:value-type="string">
            <text:p>Mới nhận hàng. Chưa dùng k biết thế nào . Mà khác so vs hình quảng cáo của shop quá</text:p>
          </table:table-cell>
        </table:table-row>
        <table:table-row table:style-name="ro1">
          <table:table-cell office:value-type="string" calcext:value-type="string">
            <text:p>width: 60%;</text:p>
          </table:table-cell>
          <table:table-cell office:value-type="string" calcext:value-type="string">
            <text:p>mới nhận hàng, chất lượng thì chưa biết nhưng cách đóng gói và vỏ hộp rách bươm là chán rồi. dạo này mua mấy đơn hàng của Tiki toàn thất vọng, chắc phải chuyển qua nhà bán lẻ khac.</text:p>
          </table:table-cell>
        </table:table-row>
        <table:table-row table:style-name="ro2">
          <table:table-cell office:value-type="string" calcext:value-type="string">
            <text:p>width: 60%;</text:p>
          </table:table-cell>
          <table:table-cell office:value-type="string" calcext:value-type="string">
            <text:p>mới nhận hàng xong.. đặt màu bạc. ra màu đỏ... </text:p>
            <text:p>. đóng gói. khá cẩn thận .. ..</text:p>
            <text:p>mong shop sẽ khắc phục tình trạng nhầm màu v..</text:p>
          </table:table-cell>
        </table:table-row>
        <table:table-row table:style-name="ro1">
          <table:table-cell office:value-type="string" calcext:value-type="string">
            <text:p>width: 60%;</text:p>
          </table:table-cell>
          <table:table-cell office:value-type="string" calcext:value-type="string">
            <text:p>Mới nhận hàng xong nhưng thấy hơi hoang mang 1 chút vì có vẻ máy này ko được phổ biến lắm, tra gg thì chỉ có vài trang bán hành của TQ đăng bán, kiếm máy làm sữa chua lock&amp;lock thì ra máy làm sữa đậu nành cùng hãng????</text:p>
          </table:table-cell>
        </table:table-row>
        <table:table-row table:style-name="ro1">
          <table:table-cell office:value-type="string" calcext:value-type="string">
            <text:p>width: 60%;</text:p>
          </table:table-cell>
          <table:table-cell office:value-type="string" calcext:value-type="string">
            <text:p>Mới nhận hàng về có cắm chạy không 6 tiếng mà giờ không thấy đèn led sáng.</text:p>
          </table:table-cell>
        </table:table-row>
        <table:table-row table:style-name="ro1">
          <table:table-cell office:value-type="string" calcext:value-type="string">
            <text:p>width: 60%;</text:p>
          </table:table-cell>
          <table:table-cell office:value-type="string" calcext:value-type="string">
            <text:p>mới nhận hàng và đang nạp điện vào , đóng gói kỹ càng giao hàng nhanh 2H. chưa xài nên chưa đánh giá được pin tới đâu , dù sao cũng tạm được trong tầm giá và có khuyến mãi 2 món hàng ...............</text:p>
          </table:table-cell>
        </table:table-row>
        <table:table-row table:style-name="ro1">
          <table:table-cell office:value-type="string" calcext:value-type="string">
            <text:p>width: 60%;</text:p>
          </table:table-cell>
          <table:table-cell office:value-type="string" calcext:value-type="string">
            <text:p>mới nhận hàng thấy bên trong bị móp 1 tí , vận chuyển ko tốt. lò bị móp cả trong và ngoài .</text:p>
          </table:table-cell>
        </table:table-row>
        <table:table-row table:style-name="ro1">
          <table:table-cell office:value-type="string" calcext:value-type="string">
            <text:p>width: 60%;</text:p>
          </table:table-cell>
          <table:table-cell office:value-type="string" calcext:value-type="string">
            <text:p>Mới nhận hàng ngày hôm qua, tối về tes thử máy thế nào, ai ngờ sau 9 tiếng ủ sữa, kết quả là lớp mỏng trên bề mặt thì dẻo, mịn, còn lại bên dưới là lỏng, tách lớp. Máy ủ nhiệt không đều, bị lỗi mà cũng giao cho khách hàng, tôi không dùng được.</text:p>
          </table:table-cell>
        </table:table-row>
        <table:table-row table:style-name="ro1">
          <table:table-cell office:value-type="string" calcext:value-type="string">
            <text:p>width: 60%;</text:p>
          </table:table-cell>
          <table:table-cell office:value-type="string" calcext:value-type="string">
            <text:p>mới nhận hàng khui xong thì thấy hở như thế này! tiki giải quyết cho mình với</text:p>
          </table:table-cell>
        </table:table-row>
        <table:table-row table:style-name="ro1">
          <table:table-cell office:value-type="string" calcext:value-type="string">
            <text:p>width: 60%;</text:p>
          </table:table-cell>
          <table:table-cell office:value-type="string" calcext:value-type="string">
            <text:p>mới nhận hàng hôm qua, nút on/off ko hoạt động, mình ko cần nhấn nút cối vẫn xay chỉ có rút dây điện thì máy mới dừng hoạt động. Đề nghị Tiki xử lý trường hợp này giúp mình nhé</text:p>
          </table:table-cell>
        </table:table-row>
        <table:table-row table:style-name="ro1">
          <table:table-cell office:value-type="string" calcext:value-type="string">
            <text:p>width: 60%;</text:p>
          </table:table-cell>
          <table:table-cell office:value-type="string" calcext:value-type="string">
            <text:p>Mới nhận hàng chiều nay. Bên trong không có sách hướng dẫn sử dụng. Còn chưa dùng thử</text:p>
          </table:table-cell>
        </table:table-row>
        <table:table-row table:style-name="ro1">
          <table:table-cell office:value-type="string" calcext:value-type="string">
            <text:p>width: 60%;</text:p>
          </table:table-cell>
          <table:table-cell office:value-type="string" calcext:value-type="string">
            <text:p>mới nhận đuợc hàng, sip hàng nhanh 2 ngày là nhân được hàng đẹp, mới nướng đùi gà thủ, chất lượng tâm thời là OK, nhưng nướng hoi lau, 1h mới chín được đùi gà. đánh giá 3 sao cho soph</text:p>
          </table:table-cell>
        </table:table-row>
        <table:table-row table:style-name="ro2">
          <table:table-cell office:value-type="string" calcext:value-type="string">
            <text:p>width: 60%;</text:p>
          </table:table-cell>
          <table:table-cell office:value-type="string" calcext:value-type="string">
            <text:p>Mới nhận được hàng, hàng đóng gói cẩn thận.</text:p>
            <text:p>Bật thử lên thì thấy quạt kêu to và ồn, nồi lẩu tặng kèm mỏng.</text:p>
            <text:p>Sẽ đánh giá chất lượng sau khi dùng 1 thời gian.</text:p>
          </table:table-cell>
        </table:table-row>
        <table:table-row table:style-name="ro8">
          <table:table-cell office:value-type="string" calcext:value-type="string">
            <text:p>width: 60%;</text:p>
          </table:table-cell>
          <table:table-cell office:value-type="string" calcext:value-type="string">
            <text:p>Mới nhận được hàng và thử luôn. Thấy nhanh và tiện lợi. Nồi hoạt động tốt. Mỗi tội hơi nóng, nên cẩn thận.</text:p>
            <text:p/>
            <text:p>Tiki giao hàng đóng gói cẩn thận, nhưng không nhanh. </text:p>
            <text:p/>
            <text:p>Điểm trừ là săn kĩ rồi nhưng mua xong thì Tikitranding lại mở bán model sau của nồi ngày là 357. Giá rẻ hơn và sale nhiều hơn. Cay thật</text:p>
            <text:p/>
            <text:p>Dẫn tới phí ship hàng tư nhà cung cấp khác cao hơn. Dùng coupon như không. Nên bạn nào mua thì check kĩ nha</text:p>
          </table:table-cell>
        </table:table-row>
        <table:table-row table:style-name="ro1">
          <table:table-cell office:value-type="string" calcext:value-type="string">
            <text:p>width: 60%;</text:p>
          </table:table-cell>
          <table:table-cell office:value-type="string" calcext:value-type="string">
            <text:p>Mới nhận được hàng sáng nay nhưng cây đánh trứng bị gãy, giờ phải đổi ở đâu hay liên hệ với ai để được giải quyết ạ. Cám ơn</text:p>
          </table:table-cell>
        </table:table-row>
        <table:table-row table:style-name="ro1">
          <table:table-cell office:value-type="string" calcext:value-type="string">
            <text:p>width: 60%;</text:p>
          </table:table-cell>
          <table:table-cell office:value-type="string" calcext:value-type="string">
            <text:p>Mới nhận được hàng , mở ra cũng hơi hoang mang, nhưng may thử cái túi thấy cũng OK</text:p>
          </table:table-cell>
        </table:table-row>
        <table:table-row table:style-name="ro1">
          <table:table-cell office:value-type="string" calcext:value-type="string">
            <text:p>width: 60%;</text:p>
          </table:table-cell>
          <table:table-cell office:value-type="string" calcext:value-type="string">
            <text:p>Mới nhận được e này hôm qua. Cứ tưởng ngon bổ rẻ, ai ngờ Bass với chep nghe chán quá. Bass phải đập rõ ràng bụp bụp, đằng này kêu ùng ùng chả rõ gì cả. Hàng kém chất lượng thì giảm giá 49% là điều rõ ràng. Mấy bác ở trên chả hiểu sao cho 5* khen hay, chất lượng tốt.</text:p>
          </table:table-cell>
        </table:table-row>
        <table:table-row table:style-name="ro1">
          <table:table-cell office:value-type="string" calcext:value-type="string">
            <text:p>width: 60%;</text:p>
          </table:table-cell>
          <table:table-cell office:value-type="string" calcext:value-type="string">
            <text:p>Mới nhận dc hàng sd thử chạy thử trước 10’ nó hôi nhựa kinh khủng k biết sd k OK hay k nhưng thấy hôi là k thích thôi ..còn lại sp nhìn đẹp đóng gói và gh nhanh OK</text:p>
          </table:table-cell>
        </table:table-row>
        <table:table-row table:style-name="ro1">
          <table:table-cell office:value-type="string" calcext:value-type="string">
            <text:p>width: 60%;</text:p>
          </table:table-cell>
          <table:table-cell office:value-type="string" calcext:value-type="string">
            <text:p>mới nhận chưa sử dụng. thấy cũng đc</text:p>
          </table:table-cell>
        </table:table-row>
        <table:table-row table:style-name="ro1">
          <table:table-cell office:value-type="string" calcext:value-type="string">
            <text:p>width: 60%;</text:p>
          </table:table-cell>
          <table:table-cell office:value-type="string" calcext:value-type="string">
            <text:p>Mới nhận chưa nấu nhưng thấy nút nhựa thoát khí trên nắp gần lủng rồi. Với lại toàn chữ Trung Quốc khó dùng</text:p>
          </table:table-cell>
        </table:table-row>
        <table:table-row table:style-name="ro1">
          <table:table-cell office:value-type="string" calcext:value-type="string">
            <text:p>width: 60%;</text:p>
          </table:table-cell>
          <table:table-cell office:value-type="string" calcext:value-type="string">
            <text:p>Moi nhan chua dung nhung ma nho qua chi nướng tóm thịt ga nho moi đuoc</text:p>
          </table:table-cell>
        </table:table-row>
        <table:table-row table:style-name="ro1">
          <table:table-cell office:value-type="string" calcext:value-type="string">
            <text:p>width: 60%;</text:p>
          </table:table-cell>
          <table:table-cell office:value-type="string" calcext:value-type="string">
            <text:p>Mới nhận <text:s/>,chưa xài lên chưa đánh giá được .để xài rồi đánh giá sau.</text:p>
          </table:table-cell>
        </table:table-row>
        <table:table-row table:style-name="ro4">
          <table:table-cell office:value-type="string" calcext:value-type="string">
            <text:p>width: 60%;</text:p>
          </table:table-cell>
          <table:table-cell office:value-type="string" calcext:value-type="string">
            <text:p>Mọi người cho hỏi, tên sản phẩm là MI HOME SECURITY CAMERA 360  1080P 2019.</text:p>
            <text:p>Sao ở phần kết nối camera với điện thoại thì chọn 1 không được, chọn 2 thì lại được. Camera cửa hàng bán là 1 hay 2 vậy?</text:p>
          </table:table-cell>
        </table:table-row>
        <table:table-row table:style-name="ro1">
          <table:table-cell office:value-type="string" calcext:value-type="string">
            <text:p>width: 60%;</text:p>
          </table:table-cell>
          <table:table-cell office:value-type="string" calcext:value-type="string">
            <text:p>Mọi người cho e hỏi tí .máy này dùng quay phim có ok không ạh???</text:p>
          </table:table-cell>
        </table:table-row>
        <table:table-row table:style-name="ro1">
          <table:table-cell office:value-type="string" calcext:value-type="string">
            <text:p>width: 60%;</text:p>
          </table:table-cell>
          <table:table-cell office:value-type="string" calcext:value-type="string">
            <text:p>Mọi người cẩn thận nhầm mã nhé, loại này không có nhiều chế độ mà chỉ có các nút 123 thôi</text:p>
          </table:table-cell>
        </table:table-row>
        <table:table-row table:style-name="ro1">
          <table:table-cell office:value-type="string" calcext:value-type="string">
            <text:p>width: 60%;</text:p>
          </table:table-cell>
          <table:table-cell office:value-type="string" calcext:value-type="string">
            <text:p>mới nấu sữa được 01 lần thấy tạm ổn, hướng dẫn sử dụng khó hiểu quá. Công thức nấu sữa hướng dẫn không chi tiết rất khó hình dung.</text:p>
          </table:table-cell>
        </table:table-row>
        <table:table-row table:style-name="ro1">
          <table:table-cell office:value-type="string" calcext:value-type="string">
            <text:p>width: 60%;</text:p>
          </table:table-cell>
          <table:table-cell office:value-type="string" calcext:value-type="string">
            <text:p>Mới nấu được 2 lần: lần 1 nấu cháo trắng, lần 2 nấu sữa hạt sen đậu xanh, rửa bằng nước ấm với khăn ướt thế mà sau khi khô thì lòng nồi bị thế này nhìn giống bị hoen gỉ, vậy là sao shop ơi. Giới thiệu là thép ko gỉ 304 😏</text:p>
          </table:table-cell>
        </table:table-row>
        <table:table-row table:style-name="ro1">
          <table:table-cell office:value-type="string" calcext:value-type="string">
            <text:p>width: 60%;</text:p>
          </table:table-cell>
          <table:table-cell office:value-type="string" calcext:value-type="string">
            <text:p>Mới nấu được 2 lần: lần 1 nấu cháo trắng, lần 2 nấu sữa hạt sen đậu xanh, rửa bằng nước ấm với khăn ướt thế mà sau khi khô thì lòng nồi bị thế này nhìn giống bị hoen gỉ, vậy là sao shop ơi. Giới thiệu là thép ko gỉ 304 😏</text:p>
          </table:table-cell>
        </table:table-row>
        <table:table-row table:style-name="ro1">
          <table:table-cell office:value-type="string" calcext:value-type="string">
            <text:p>width: 60%;</text:p>
          </table:table-cell>
          <table:table-cell office:value-type="string" calcext:value-type="string">
            <text:p>mới mua về, xài được lần đầu tiên, nhưng hay bị giựt điện khi tay mình vô tình chạm vào phần sắt gần núm vặn điều chỉnh nhiệt độ. Tuy nhiên bàn ủi nhẹ, đầu nhọn dễ dàng ủi những chỗ nhúng, xếp ly. Chỉ sợ phần điện giựt</text:p>
          </table:table-cell>
        </table:table-row>
        <table:table-row table:style-name="ro1">
          <table:table-cell office:value-type="string" calcext:value-type="string">
            <text:p>width: 60%;</text:p>
          </table:table-cell>
          <table:table-cell office:value-type="string" calcext:value-type="string">
            <text:p>Mới mua về xài rất ok, dc hơn chục ngày bị ngủm, kg xem dc gì hết. Reset cũng kg dc. Kết nối dây kg dc, wf cũng kg dc. Kg hiểu sao luôn. Nhờ shop hỗ trợ. Xin cảm ơn</text:p>
          </table:table-cell>
        </table:table-row>
        <table:table-row table:style-name="ro1">
          <table:table-cell office:value-type="string" calcext:value-type="string">
            <text:p>width: 60%;</text:p>
          </table:table-cell>
          <table:table-cell office:value-type="string" calcext:value-type="string">
            <text:p>mới mua về xài chạy rất mạnh dùng dc 2 ngày qua ngày 3 nó chạy yếu hơn bình thường</text:p>
          </table:table-cell>
        </table:table-row>
        <table:table-row table:style-name="ro1">
          <table:table-cell office:value-type="string" calcext:value-type="string">
            <text:p>width: 60%;</text:p>
          </table:table-cell>
          <table:table-cell office:value-type="string" calcext:value-type="string">
            <text:p>mới mua về thay.bao bì ok.chính hãng hay k cũng k phân biệt đc.chỉ biết là đồ trong máy có chữ Made in Karofi còn đồ mới mua thì không thấy.vs lại mới mua 145k xong giờ còn 115k.ức quá hihi</text:p>
          </table:table-cell>
        </table:table-row>
        <table:table-row table:style-name="ro1">
          <table:table-cell office:value-type="string" calcext:value-type="string">
            <text:p>width: 60%;</text:p>
          </table:table-cell>
          <table:table-cell office:value-type="string" calcext:value-type="string">
            <text:p>mới mua về sạc có sức ra thế này thì phải lm s đề nghị shop liên hệ cho e bt cách đổi lại sản phẩm <text:s/>mới ạk ...:( đề nghi đâu sạc lm chắc chắn tí ạk</text:p>
          </table:table-cell>
        </table:table-row>
        <table:table-row table:style-name="ro1">
          <table:table-cell office:value-type="string" calcext:value-type="string">
            <text:p>width: 60%;</text:p>
          </table:table-cell>
          <table:table-cell office:value-type="string" calcext:value-type="string">
            <text:p>Mới mua về nấu sữa uống ngon nhưng hôm nay tự dưng ko vô điện nữa. nhờ Tiki xem xét bảo hành hộ.</text:p>
          </table:table-cell>
        </table:table-row>
        <table:table-row table:style-name="ro1">
          <table:table-cell office:value-type="string" calcext:value-type="string">
            <text:p>width: 60%;</text:p>
          </table:table-cell>
          <table:table-cell office:value-type="string" calcext:value-type="string">
            <text:p>mới mua về khá là ok,nhưng xài chưa được tháng thì các nút 1 2 3 và f1 -&gt;f12 ko dùng được đang đợi tiki trả hng2 về và đổi lại hoặc bảo hành , nếu ok thì tôi sẽ đánh giá lai... &gt;</text:p>
          </table:table-cell>
        </table:table-row>
        <table:table-row table:style-name="ro1">
          <table:table-cell office:value-type="string" calcext:value-type="string">
            <text:p>width: 60%;</text:p>
          </table:table-cell>
          <table:table-cell office:value-type="string" calcext:value-type="string">
            <text:p>mới mua về dùng, giao hàng nhanh ngày 16.9.20, mở lên thấy sáng đèn, rồi mở lần 2 thì đèn tắt. thử ấn 2 bánh xe nhưng đèn ko sáng. vui lòng hỗ trợ kỹ thuật trường hợp này.</text:p>
          </table:table-cell>
        </table:table-row>
        <table:table-row table:style-name="ro1">
          <table:table-cell office:value-type="string" calcext:value-type="string">
            <text:p>width: 60%;</text:p>
          </table:table-cell>
          <table:table-cell office:value-type="string" calcext:value-type="string">
            <text:p>Mới mua về cũng thấy dây dù chắc chắn. Nhưng chưa dùng nên chưa dám đánh giá. Nay dùng chưa được 1 năm đã có dấu hiệu chập chờn không vào điện.</text:p>
          </table:table-cell>
        </table:table-row>
        <table:table-row table:style-name="ro1">
          <table:table-cell office:value-type="string" calcext:value-type="string">
            <text:p>width: 60%;</text:p>
          </table:table-cell>
          <table:table-cell office:value-type="string" calcext:value-type="string">
            <text:p>Mới mua về chưa sữ dụng nhưng trầy sướt rất nhiều, mua hàng rất nhiều trên TiKi, lần này thấy chưa vừa ý chút nào. Không phải TiKi, không phải nhà sx, nồi nhìn thấy củ, ngay dấu băng keo còn mới, xung quanh bị trầy, thùng thì nhăn nheo củ kĩ, đi qua đi lại nhìn thấy buồn, xem TiKi có giúp mình được không.</text:p>
          </table:table-cell>
        </table:table-row>
        <table:table-row table:style-name="ro1">
          <table:table-cell office:value-type="string" calcext:value-type="string">
            <text:p>width: 60%;</text:p>
          </table:table-cell>
          <table:table-cell office:value-type="string" calcext:value-type="string">
            <text:p>Mới mua và cài đặt thành công. Tuy nhiên sản phẩm không giống như hình trên gian hàng của shop, 11 bóng led mà đếm được có 10 bóng. Hiện tại nhà mình có xài loại yoosee fullhd 11 bóng led nhìn vẫn rõ hơn, phóng to ko bị bể hình.</text:p>
          </table:table-cell>
        </table:table-row>
        <table:table-row table:style-name="ro1">
          <table:table-cell office:value-type="string" calcext:value-type="string">
            <text:p>width: 60%;</text:p>
          </table:table-cell>
          <table:table-cell office:value-type="string" calcext:value-type="string">
            <text:p>Mới mua sản phẩm. Nhìn ngoài nhìn ngon lành. Nhưng sao khi mình chạy máy thì nó kêu ré lên. Có chính sách nào để đổi trả hàng ko hay đi bảo hành ahh?</text:p>
          </table:table-cell>
        </table:table-row>
        <table:table-row table:style-name="ro10">
          <table:table-cell office:value-type="string" calcext:value-type="string">
            <text:p>width: 60%;</text:p>
          </table:table-cell>
          <table:table-cell office:value-type="string" calcext:value-type="string">
            <text:p>Mới mua sản phẩm, nhìn khá xịn xò ổn áp các kiểu, nói chung là ưng cái máy <text:s/>( •̀ ω •́ )✧, mà mỗi tội tìm cái ly đi kèm mãi không thấy (っ °Д °;)っ, máy chạy cũng êm, tạm chấm 3 sao vì thiếu cái ly, giận （︶^︶）</text:p>
          </table:table-cell>
        </table:table-row>
        <table:table-row table:style-name="ro1">
          <table:table-cell office:value-type="string" calcext:value-type="string">
            <text:p>width: 60%;</text:p>
          </table:table-cell>
          <table:table-cell office:value-type="string" calcext:value-type="string">
            <text:p>Mới mua sản phẩm này được 1 tháng, quạt từ 9h đêm đến 6h sáng vẫn còn chạy. Nói chung là mua để dành khi nào cúp điện lôi ra sử dụng là hết ý. Lưu ý là nên sạc ít nhất 1 tháng 1 lần để tránh hư hỏng bình ac <text:s/>quy.</text:p>
          </table:table-cell>
        </table:table-row>
        <table:table-row table:style-name="ro1">
          <table:table-cell office:value-type="string" calcext:value-type="string">
            <text:p>width: 60%;</text:p>
          </table:table-cell>
          <table:table-cell office:value-type="string" calcext:value-type="string">
            <text:p>mới mua sạc lần đầu, sáng đèn, lúc mình thấy đèn tắt lấy tai nghe ra thì vẫn không thấy sạc được. cắm sạc lại thì không sáng đèn nữa, shop giải thích giùm mình nhỉ?!!</text:p>
          </table:table-cell>
        </table:table-row>
        <table:table-row table:style-name="ro1">
          <table:table-cell office:value-type="string" calcext:value-type="string">
            <text:p>width: 60%;</text:p>
          </table:table-cell>
          <table:table-cell office:value-type="string" calcext:value-type="string">
            <text:p>mới mua mà cái remote củ chuối quá chỉnh tốc độ thì được, nhưng phím chức năng khác lúc chỉnh được lúc không. Xem nhận xét ở bên dưới hình như đây là bệnh của dòng quạt này.</text:p>
          </table:table-cell>
        </table:table-row>
        <table:table-row table:style-name="ro1">
          <table:table-cell office:value-type="string" calcext:value-type="string">
            <text:p>width: 60%;</text:p>
          </table:table-cell>
          <table:table-cell office:value-type="string" calcext:value-type="string">
            <text:p>mới mua hôm trước, mở ra thấy bên phải bị vỡ cái chốt nối chân quạt, tiki có thể xem đổi hàng giúp mình ko. bùn quớ.</text:p>
          </table:table-cell>
        </table:table-row>
        <table:table-row table:style-name="ro1">
          <table:table-cell office:value-type="string" calcext:value-type="string">
            <text:p>width: 60%;</text:p>
          </table:table-cell>
          <table:table-cell office:value-type="string" calcext:value-type="string">
            <text:p>mới mua đã rơi ốc ra rồi nhưng giá rẽ nên cho 3 sao</text:p>
          </table:table-cell>
        </table:table-row>
        <table:table-row table:style-name="ro1">
          <table:table-cell office:value-type="string" calcext:value-type="string">
            <text:p>width: 60%;</text:p>
          </table:table-cell>
          <table:table-cell office:value-type="string" calcext:value-type="string">
            <text:p>mới mua cảm nhận cầm chắc tay, nhưng phần app khi mình sử dụng chế độ Motion timlapse quay cứ giật giật là sao, này là do bị lỗi app hay do gimble, xin phản hồi sớm cho mình</text:p>
          </table:table-cell>
        </table:table-row>
        <table:table-row table:style-name="ro1">
          <table:table-cell office:value-type="string" calcext:value-type="string">
            <text:p>width: 60%;</text:p>
          </table:table-cell>
          <table:table-cell office:value-type="string" calcext:value-type="string">
            <text:p>Mới mua cách đây 2 ngày, chưa kịp nhận hàng nay đã giảm giá gần 1 triệu.</text:p>
          </table:table-cell>
        </table:table-row>
        <table:table-row table:style-name="ro1">
          <table:table-cell office:value-type="string" calcext:value-type="string">
            <text:p>width: 60%;</text:p>
          </table:table-cell>
          <table:table-cell office:value-type="string" calcext:value-type="string">
            <text:p>Mới lấy về, mà kiểm tra thi thấy phần nắp hộp kêu lốc cốc, mong tiki trả lời</text:p>
          </table:table-cell>
        </table:table-row>
        <table:table-row table:style-name="ro1">
          <table:table-cell office:value-type="string" calcext:value-type="string">
            <text:p>width: 60%;</text:p>
          </table:table-cell>
          <table:table-cell office:value-type="string" calcext:value-type="string">
            <text:p>Mới lấy về thì cảm thấy xài cũng tạm ổn. Nhưng mà chất liệu không được chắc chắn cho lắm, so ra còn hơi lỏng lẻo, cảm giác rất mỏng manh, phải dùng cẩn thận mới được. Giá hơi chát.</text:p>
          </table:table-cell>
        </table:table-row>
        <table:table-row table:style-name="ro1">
          <table:table-cell office:value-type="string" calcext:value-type="string">
            <text:p>width: 60%;</text:p>
          </table:table-cell>
          <table:table-cell office:value-type="string" calcext:value-type="string">
            <text:p>Mới lấy ấm về đun được tuần nay thì tình cờ thấy đáy bình có vệt như hình chụp, ko biết đây là hiện tượng gì?? Có bạn nào bị tình trạng tương tự ko??</text:p>
          </table:table-cell>
        </table:table-row>
        <table:table-row table:style-name="ro1">
          <table:table-cell office:value-type="string" calcext:value-type="string">
            <text:p>width: 60%;</text:p>
          </table:table-cell>
          <table:table-cell office:value-type="string" calcext:value-type="string">
            <text:p>Mỗi lần xen qua điện thoại cần nhiều thời gian để kết nối. Có lúc ko thể kết nối dc</text:p>
          </table:table-cell>
        </table:table-row>
        <table:table-row table:style-name="ro1">
          <table:table-cell office:value-type="string" calcext:value-type="string">
            <text:p>width: 60%;</text:p>
          </table:table-cell>
          <table:table-cell office:value-type="string" calcext:value-type="string">
            <text:p>Mỗi lần nạp tiền lànphair tháo sim gắn vào đt. Không sử dụng sim roaming đc. Nếu có app thì ok hơn</text:p>
          </table:table-cell>
        </table:table-row>
        <table:table-row table:style-name="ro1">
          <table:table-cell office:value-type="string" calcext:value-type="string">
            <text:p>width: 60%;</text:p>
          </table:table-cell>
          <table:table-cell office:value-type="string" calcext:value-type="string">
            <text:p>mỗi lần đun nước kêu khá là to, nói chung giá rẻ nên tạm chấp nhận</text:p>
          </table:table-cell>
        </table:table-row>
        <table:table-row table:style-name="ro1">
          <table:table-cell office:value-type="string" calcext:value-type="string">
            <text:p>width: 60%;</text:p>
          </table:table-cell>
          <table:table-cell office:value-type="string" calcext:value-type="string">
            <text:p>Mới khui thấy vết xước, nướng thử thấy kêu tiếng to, đổi lại dc ko shop?</text:p>
          </table:table-cell>
        </table:table-row>
        <table:table-row table:style-name="ro1">
          <table:table-cell office:value-type="string" calcext:value-type="string">
            <text:p>width: 60%;</text:p>
          </table:table-cell>
          <table:table-cell office:value-type="string" calcext:value-type="string">
            <text:p>Mới dùng. Phù hợp giá tiền. Phải tự lật để thực phẩm chín đều 2 mặt.</text:p>
          </table:table-cell>
        </table:table-row>
        <table:table-row table:style-name="ro1">
          <table:table-cell office:value-type="string" calcext:value-type="string">
            <text:p>width: 60%;</text:p>
          </table:table-cell>
          <table:table-cell office:value-type="string" calcext:value-type="string">
            <text:p>Mới dùng thấy cũng ok. Đều không thấy phiếu bảo hành gì cả</text:p>
          </table:table-cell>
        </table:table-row>
        <table:table-row table:style-name="ro1">
          <table:table-cell office:value-type="string" calcext:value-type="string">
            <text:p>width: 60%;</text:p>
          </table:table-cell>
          <table:table-cell office:value-type="string" calcext:value-type="string">
            <text:p>Mới dùng sản phẩm được 1 ngày, thì thấy độ phủ sóng và xuyên tường tạm ổn, không được mạnh như quảng cáo, ăng ten dài hầm hố, đóng gói sản phẩm và giao hàng nhanh</text:p>
          </table:table-cell>
        </table:table-row>
        <table:table-row table:style-name="ro1">
          <table:table-cell office:value-type="string" calcext:value-type="string">
            <text:p>width: 60%;</text:p>
          </table:table-cell>
          <table:table-cell office:value-type="string" calcext:value-type="string">
            <text:p>Mới dùng nhưng thấy ổn. Nó bò khắp nhà, hút bụi gầm ghế, gầm giường, mình cũng đỡ vả. Đang theo dõi pin và độ bền.</text:p>
          </table:table-cell>
        </table:table-row>
        <table:table-row table:style-name="ro1">
          <table:table-cell office:value-type="string" calcext:value-type="string">
            <text:p>width: 60%;</text:p>
          </table:table-cell>
          <table:table-cell office:value-type="string" calcext:value-type="string">
            <text:p>Mới dùng lần đầu mà đầu hút mòn nhanh quá, máy gọn nhẹ</text:p>
          </table:table-cell>
        </table:table-row>
        <table:table-row table:style-name="ro1">
          <table:table-cell office:value-type="string" calcext:value-type="string">
            <text:p>width: 60%;</text:p>
          </table:table-cell>
          <table:table-cell office:value-type="string" calcext:value-type="string">
            <text:p>Mới dùng được hai tháng thì bị nứt</text:p>
          </table:table-cell>
        </table:table-row>
        <table:table-row table:style-name="ro1">
          <table:table-cell office:value-type="string" calcext:value-type="string">
            <text:p>width: 60%;</text:p>
          </table:table-cell>
          <table:table-cell office:value-type="string" calcext:value-type="string">
            <text:p>Mới dùng cũng thấy ok , để chế độ số 1 thì mình thấy ok còn để số 2-3 là vàng hơi bị cháy</text:p>
          </table:table-cell>
        </table:table-row>
        <table:table-row table:style-name="ro1">
          <table:table-cell office:value-type="string" calcext:value-type="string">
            <text:p>width: 60%;</text:p>
          </table:table-cell>
          <table:table-cell office:value-type="string" calcext:value-type="string">
            <text:p>Mới dùng cũng tạm kp về sau ntn mà cho mình hỏi k có caia kê nhờ treo quần áo là khó quá</text:p>
          </table:table-cell>
        </table:table-row>
        <table:table-row table:style-name="ro1">
          <table:table-cell office:value-type="string" calcext:value-type="string">
            <text:p>width: 60%;</text:p>
          </table:table-cell>
          <table:table-cell office:value-type="string" calcext:value-type="string">
            <text:p>mới dùng chưa biết thời gian dài sao</text:p>
          </table:table-cell>
        </table:table-row>
        <table:table-row table:style-name="ro1">
          <table:table-cell office:value-type="string" calcext:value-type="string">
            <text:p>width: 60%;</text:p>
          </table:table-cell>
          <table:table-cell office:value-type="string" calcext:value-type="string">
            <text:p>mới đầu nên chạy xả vài lần cho hết mùi nhựa. kinh nghiệm chế nên cafe ở mức 2 ly nhưng nước ở mức 1 ly. cảm giác cafe đắng hơn chế phin. vì cái này dùng hơi nước. pha epresso cũng chất</text:p>
          </table:table-cell>
        </table:table-row>
        <table:table-row table:style-name="ro1">
          <table:table-cell office:value-type="string" calcext:value-type="string">
            <text:p>width: 60%;</text:p>
          </table:table-cell>
          <table:table-cell office:value-type="string" calcext:value-type="string">
            <text:p>Mới đầu dùng thích. Nhưng lớp chống dính nhanh tróc!</text:p>
          </table:table-cell>
        </table:table-row>
        <table:table-row table:style-name="ro1">
          <table:table-cell office:value-type="string" calcext:value-type="string">
            <text:p>width: 60%;</text:p>
          </table:table-cell>
          <table:table-cell office:value-type="string" calcext:value-type="string">
            <text:p>moi dat một cái mà k bit sao...mong tiki giao hàng chính hãng k có vấn đề j</text:p>
          </table:table-cell>
        </table:table-row>
        <table:table-row table:style-name="ro1">
          <table:table-cell office:value-type="string" calcext:value-type="string">
            <text:p>width: 60%;</text:p>
          </table:table-cell>
          <table:table-cell office:value-type="string" calcext:value-type="string">
            <text:p>Mới đặt hqua, hnay đã giao. Hàng gói cẩn thận. Bộ máy thì nhìn cảm quan khá ok. Tuy nhiên date là tháng 8/2015, chắc là hàng xả kho. Dung tích khá nhỏ, nếu bạn nào thích rộng rãi hoặc gia đình đông chắc k thích hợp</text:p>
          </table:table-cell>
        </table:table-row>
        <table:table-row table:style-name="ro1">
          <table:table-cell office:value-type="string" calcext:value-type="string">
            <text:p>width: 60%;</text:p>
          </table:table-cell>
          <table:table-cell office:value-type="string" calcext:value-type="string">
            <text:p>Mới đặt hàng , loại này có đi kèm thẻ nhớ không ?</text:p>
          </table:table-cell>
        </table:table-row>
        <table:table-row table:style-name="ro2">
          <table:table-cell office:value-type="string" calcext:value-type="string">
            <text:p>width: 60%;</text:p>
          </table:table-cell>
          <table:table-cell office:value-type="string" calcext:value-type="string">
            <text:p>Mới dán hôm qua. Màn hình vừa khít, chống trộm tạm ổn ko bị tổi quá. nhưng nếu xoay bàn phím ngang thì đứng 2 bên vẫn tia được, xoay dọc thì ok. </text:p>
            <text:p/>
            <text:p>Chất lượng kính ko tốt. Hôm qua rớt nhẹ từ giường xuống thảm dưới đất mà mẻ ngay 1 góc rồi :)</text:p>
          </table:table-cell>
        </table:table-row>
        <table:table-row table:style-name="ro1">
          <table:table-cell office:value-type="string" calcext:value-type="string">
            <text:p>width: 60%;</text:p>
          </table:table-cell>
          <table:table-cell office:value-type="string" calcext:value-type="string">
            <text:p>mới <text:s/>nhận hàng chưa dùng thử chư bt chất lượng thế nào nhưng bếp giao sai kich cỡ ghi trong hình là 58-33.5 -9,2 nhưng giao sản phẩm có kích cỡ ngắn hơn 54-28-7 ko hài lòng chút nào</text:p>
          </table:table-cell>
        </table:table-row>
        <table:table-row table:style-name="ro1">
          <table:table-cell office:value-type="string" calcext:value-type="string">
            <text:p>width: 60%;</text:p>
          </table:table-cell>
          <table:table-cell office:value-type="string" calcext:value-type="string">
            <text:p>model này có đầu hút khoanh tròn trong ảnh và chức năng thổi khí không nhỉ?</text:p>
          </table:table-cell>
        </table:table-row>
        <table:table-row table:style-name="ro1">
          <table:table-cell office:value-type="string" calcext:value-type="string">
            <text:p>width: 60%;</text:p>
          </table:table-cell>
          <table:table-cell office:value-type="string" calcext:value-type="string">
            <text:p>móa lạy hồn, thấy sale off mua chơi, méo ngờ tiếng quạt kêu như tiếng máy bay, quỳ, méo xài nơi công sở đc, chắc là thik hợp khi xài ở vũ trường, bar bủng các kiểu.</text:p>
          </table:table-cell>
        </table:table-row>
        <table:table-row table:style-name="ro1">
          <table:table-cell office:value-type="string" calcext:value-type="string">
            <text:p>width: 60%;</text:p>
          </table:table-cell>
          <table:table-cell office:value-type="string" calcext:value-type="string">
            <text:p>mô tả sản phẩm ghi tương thích với mọi loại smartphone, nhưng mình dùng cho Xiaomi quay video thì mic ko thu được tiếng, về mình tìm hiểu mới biết Mic này ko dùng đc cho Xiaomi :)</text:p>
          </table:table-cell>
        </table:table-row>
        <table:table-row table:style-name="ro1">
          <table:table-cell office:value-type="string" calcext:value-type="string">
            <text:p>width: 60%;</text:p>
          </table:table-cell>
          <table:table-cell office:value-type="string" calcext:value-type="string">
            <text:p>Mở ra thì ko có bấm Bluetooth :(( chán ghê</text:p>
          </table:table-cell>
        </table:table-row>
        <table:table-row table:style-name="ro1">
          <table:table-cell office:value-type="string" calcext:value-type="string">
            <text:p>width: 60%;</text:p>
          </table:table-cell>
          <table:table-cell office:value-type="string" calcext:value-type="string">
            <text:p>Mo ra da thay vay roi ma k thay manh vo trong hop vay la do dau nhi</text:p>
          </table:table-cell>
        </table:table-row>
        <table:table-row table:style-name="ro1">
          <table:table-cell office:value-type="string" calcext:value-type="string">
            <text:p>width: 60%;</text:p>
          </table:table-cell>
          <table:table-cell office:value-type="string" calcext:value-type="string">
            <text:p>mở hộp ra... linh kiện rời... phải tự ráp... pin ra pin... quạt ra quạt... ko hiểu giao vậy hay do vận chuyển mà nó bung ra hết... tưởng hư.... hên là gắn dc xài dc.... ko là mệt</text:p>
          </table:table-cell>
        </table:table-row>
        <table:table-row table:style-name="ro1">
          <table:table-cell office:value-type="string" calcext:value-type="string">
            <text:p>width: 60%;</text:p>
          </table:table-cell>
          <table:table-cell office:value-type="string" calcext:value-type="string">
            <text:p>mở hộp ra bếp nhìn đẹ, chưa thử. Nồi móp méo, mỏng.</text:p>
          </table:table-cell>
        </table:table-row>
        <table:table-row table:style-name="ro1">
          <table:table-cell office:value-type="string" calcext:value-type="string">
            <text:p>width: 60%;</text:p>
          </table:table-cell>
          <table:table-cell office:value-type="string" calcext:value-type="string">
            <text:p>Mở hộp không có thanh Ag , mới mua hôm qua</text:p>
          </table:table-cell>
        </table:table-row>
        <table:table-row table:style-name="ro1">
          <table:table-cell office:value-type="string" calcext:value-type="string">
            <text:p>width: 60%;</text:p>
          </table:table-cell>
          <table:table-cell office:value-type="string" calcext:value-type="string">
            <text:p>mở chế độ manual mới thấy hút bụi mà rất ồn. còn 2 chế độ còn lại rất êm có điều tắt đèn và soi đèn pin thì bụi nhiu vô kể, hút ko hết nỗi</text:p>
          </table:table-cell>
        </table:table-row>
        <table:table-row table:style-name="ro4">
          <table:table-cell office:value-type="string" calcext:value-type="string">
            <text:p>width: 60%;</text:p>
          </table:table-cell>
          <table:table-cell office:value-type="string" calcext:value-type="string">
            <text:p>mk ms nhận hàng </text:p>
            <text:p>Hình như lâu rs nên ns ko dính nx thì ps😭😭</text:p>
          </table:table-cell>
        </table:table-row>
        <table:table-row table:style-name="ro1">
          <table:table-cell office:value-type="string" calcext:value-type="string">
            <text:p>width: 60%;</text:p>
          </table:table-cell>
          <table:table-cell office:value-type="string" calcext:value-type="string">
            <text:p>mk đx dùng thử thấy nó vẫn vào pin nhưng nó vào rất chậm</text:p>
          </table:table-cell>
        </table:table-row>
        <table:table-row table:style-name="ro1">
          <table:table-cell office:value-type="string" calcext:value-type="string">
            <text:p>width: 60%;</text:p>
          </table:table-cell>
          <table:table-cell office:value-type="string" calcext:value-type="string">
            <text:p>mk đặt màu vàng nhưng lại giao màu xanh lá, vs thấy rìviu pin dùng lâu hết nhưng mk để chế độ nhỏ nhất dubgf đc có 2 tiếng. nếu muốn mua thêm pin thì mua ở đâu ạ,</text:p>
          </table:table-cell>
        </table:table-row>
        <table:table-row table:style-name="ro1">
          <table:table-cell office:value-type="string" calcext:value-type="string">
            <text:p>width: 60%;</text:p>
          </table:table-cell>
          <table:table-cell office:value-type="string" calcext:value-type="string">
            <text:p>mk đặt hàng mk có cho kiểm tra hàng trc rồi nhận hàng không anh</text:p>
          </table:table-cell>
        </table:table-row>
        <table:table-row table:style-name="ro1">
          <table:table-cell office:value-type="string" calcext:value-type="string">
            <text:p>width: 60%;</text:p>
          </table:table-cell>
          <table:table-cell office:value-type="string" calcext:value-type="string">
            <text:p>Mk đag làm thử không biết có ok ko</text:p>
          </table:table-cell>
        </table:table-row>
        <table:table-row table:style-name="ro1">
          <table:table-cell office:value-type="string" calcext:value-type="string">
            <text:p>width: 60%;</text:p>
          </table:table-cell>
          <table:table-cell office:value-type="string" calcext:value-type="string">
            <text:p>Mk chọn giao hàng nhanh trong 2h mà đặt hàng từ 4h30 tận gần 10h mới nhận dc hàng như giao hàng chậm ý</text:p>
          </table:table-cell>
        </table:table-row>
        <table:table-row table:style-name="ro1">
          <table:table-cell office:value-type="string" calcext:value-type="string">
            <text:p>width: 60%;</text:p>
          </table:table-cell>
          <table:table-cell office:value-type="string" calcext:value-type="string">
            <text:p>Minhf mua 2 cai . 1 Máy bị lỗi . Lien hệ <text:s/>đổi dùm mình</text:p>
          </table:table-cell>
        </table:table-row>
        <table:table-row table:style-name="ro4">
          <table:table-cell office:value-type="string" calcext:value-type="string">
            <text:p>width: 60%;</text:p>
          </table:table-cell>
          <table:table-cell office:value-type="string" calcext:value-type="string">
            <text:p>Mình xem thông tin khi mua hàng là thời hạn bảo hành 12 tháng. Theo mình hiểu thì thời hạn bảo hành sẽ bắt đấu từ ngày mình mua hàng. Thế sao mình mua từ ngày 21/04/2020 mà thời hạn kết thúc bảo hành ghi trên phiếu lại là 29/01/2021 (chưa đủ 12 tháng)?</text:p>
            <text:p>Còn sản phẩm do mình chưa sử dụng nên chưa thể đánh giá</text:p>
          </table:table-cell>
        </table:table-row>
        <table:table-row table:style-name="ro1">
          <table:table-cell office:value-type="string" calcext:value-type="string">
            <text:p>width: 60%;</text:p>
          </table:table-cell>
          <table:table-cell office:value-type="string" calcext:value-type="string">
            <text:p>Mình xay lần đầu thì ok, máy chạy mượt. Nhưng đến lần 2 thì máy chạy được 3s rồi dừng lại, bị lỗi gì vậy Tiki? Mình muốn bảo hành thì làm thế nào nhỉ?</text:p>
          </table:table-cell>
        </table:table-row>
        <table:table-row table:style-name="ro1">
          <table:table-cell office:value-type="string" calcext:value-type="string">
            <text:p>width: 60%;</text:p>
          </table:table-cell>
          <table:table-cell office:value-type="string" calcext:value-type="string">
            <text:p>Mình xay được lần đầu. Lần 2 vừa bật máy lên xay chưa gì đã tắt. Như vậy có phải máy lỗi không, mình muốn đổi hàng. Mong nhận được phản hồi từ tiki.</text:p>
          </table:table-cell>
        </table:table-row>
        <table:table-row table:style-name="ro1">
          <table:table-cell office:value-type="string" calcext:value-type="string">
            <text:p>width: 60%;</text:p>
          </table:table-cell>
          <table:table-cell office:value-type="string" calcext:value-type="string">
            <text:p>MÌNH XAY ĐẾN MẺ THỨ 2 THÌ MÁY BỐC KHÓI KHÉT LẸT VÀ TỰ NGẮT. NÓI CHUNG LÀ XAY ÍT THÌ TẠM CHẤP NHẬN. NẾU XAY 2 MẺ THÌ KHÔNG XAY ĐƯỢC.</text:p>
          </table:table-cell>
        </table:table-row>
        <table:table-row table:style-name="ro1">
          <table:table-cell office:value-type="string" calcext:value-type="string">
            <text:p>width: 60%;</text:p>
          </table:table-cell>
          <table:table-cell office:value-type="string" calcext:value-type="string">
            <text:p>Mình xài thì thấy bếp hơi ồn. Do lần đầu sử dụng bếp điện từ nên không biết do lỗi của bếp hay do bếp điện từ là ồn như vậy nữa</text:p>
          </table:table-cell>
        </table:table-row>
        <table:table-row table:style-name="ro1">
          <table:table-cell office:value-type="string" calcext:value-type="string">
            <text:p>width: 60%;</text:p>
          </table:table-cell>
          <table:table-cell office:value-type="string" calcext:value-type="string">
            <text:p>Mình xài ok rồi nhưng còn lúng túng về rả đông , phải để công suất thấp nhất phải ko và thời gian bao nhiêu là hợp lý <text:s/>cho 1/2kg thịt đông đá.</text:p>
          </table:table-cell>
        </table:table-row>
        <table:table-row table:style-name="ro9">
          <table:table-cell office:value-type="string" calcext:value-type="string">
            <text:p>width: 60%;</text:p>
          </table:table-cell>
          <table:table-cell office:value-type="string" calcext:value-type="string">
            <text:p>Mình vừa trải nghiệm mua hàng sản phẩm trên tiki, sản phẩm </text:p>
            <text:p>Máy Làm Sữa Đậu Nành Bluestone SMB-7393, sản phẩm do Tiki Trading cung cấp</text:p>
            <text:p/>
            <text:p>Trải nghiệm mua hàng không tốt, và cảm thấy tiki có dấu hiệu lừa khách hàng:</text:p>
            <text:p>1. Ngày thứ 6, 29/11 , giá sản phẩm là 3.399.000đ</text:p>
            <text:p>2. Ngày CN 1/12, giá sản phẩm là 3.499.000đ</text:p>
            <text:p>3. Ngày T2 2/12, giá sản phẩm là 3.699.000đ</text:p>
            <text:p/>
            <text:p>Mình có thẻ MSB, có chương trình mua vào T2 được tiết kiệm 200k, mà sáng thứ 2 lúc 8h ngày 2/12/2019 mình bắt đầu mua thì chương trình không áp dụng được.</text:p>
            <text:p/>
            <text:p>Như vậy khách hàng theo dõi muốn mua sản phẩm và muốn tiết kiệm 1 chút thì tiki liên tục thay đổi giá và chính sách.</text:p>
            <text:p/>
            <text:p>Là một người mua hàng thường xuyên của tiki, mình cảm thấy không an tâm về giá khi mỗi lần mua tiki lại thay đổi như vầy, như vậy mình không mua nhanh được nữa mà vẫn phải đi tìm hiều giá của các bên đối tác khác.</text:p>
            <text:p/>
            <text:p>Góp ý Tiki nên thay đổi việc này để khách hàng tin tưởng quyết định nhanh chóng hơn.</text:p>
          </table:table-cell>
        </table:table-row>
        <table:table-row table:style-name="ro9">
          <table:table-cell office:value-type="string" calcext:value-type="string">
            <text:p>width: 60%;</text:p>
          </table:table-cell>
          <table:table-cell office:value-type="string" calcext:value-type="string">
            <text:p>Mình vừa trải nghiệm mua hàng sản phẩm trên tiki, sản phẩm </text:p>
            <text:p>Máy Làm Sữa Đậu Nành Bluestone SMB-7393, sản phẩm do Tiki Trading cung cấp</text:p>
            <text:p/>
            <text:p>Trải nghiệm mua hàng không tốt, và cảm thấy tiki có dấu hiệu lừa khách hàng:</text:p>
            <text:p>1. Ngày thứ 6, 29/11 , giá sản phẩm là 3.399.000đ</text:p>
            <text:p>2. Ngày CN 1/12, giá sản phẩm là 3.499.000đ</text:p>
            <text:p>3. Ngày T2 2/12, giá sản phẩm là 3.699.000đ</text:p>
            <text:p/>
            <text:p>Mình có thẻ MSB, có chương trình mua vào T2 được tiết kiệm 200k, mà sáng thứ 2 lúc 8h ngày 2/12/2019 mình bắt đầu mua thì chương trình không áp dụng được.</text:p>
            <text:p/>
            <text:p>Như vậy khách hàng theo dõi muốn mua sản phẩm và muốn tiết kiệm 1 chút thì tiki liên tục thay đổi giá và chính sách.</text:p>
            <text:p/>
            <text:p>Là một người mua hàng thường xuyên của tiki, mình cảm thấy không an tâm về giá khi mỗi lần mua tiki lại thay đổi như vầy, như vậy mình không mua nhanh được nữa mà vẫn phải đi tìm hiều giá của các bên đối tác khác.</text:p>
            <text:p/>
            <text:p>Góp ý Tiki nên thay đổi việc này để khách hàng tin tưởng quyết định nhanh chóng hơn.</text:p>
          </table:table-cell>
        </table:table-row>
        <table:table-row table:style-name="ro1">
          <table:table-cell office:value-type="string" calcext:value-type="string">
            <text:p>width: 60%;</text:p>
          </table:table-cell>
          <table:table-cell office:value-type="string" calcext:value-type="string">
            <text:p>Mình vừa nhận sản phẩm bên Tiki, nhưng lại thiếu ốc vặn dưới dưới đế, do lỗi đóng gói sản phẩm thiếu, mong được hổ trợ</text:p>
          </table:table-cell>
        </table:table-row>
        <table:table-row table:style-name="ro1">
          <table:table-cell office:value-type="string" calcext:value-type="string">
            <text:p>width: 60%;</text:p>
          </table:table-cell>
          <table:table-cell office:value-type="string" calcext:value-type="string">
            <text:p>Mình vừa nhận sách, vận chuyển sách rất nhanh, , giấy rất đẹp quá sức mong đợi của mình về cuốn từ điển này. <text:s/>Do vận chuyển đường xa nên bên ngoài sách hơi cong. Từ điển kèm theo cả DVD. Nhưng mình hơi thất vọng là từ điển không bao bọc bằng bookcare nên cũng khó để giữ gin bên ngoài. Bên trông thì không cần bàn cãi nhiều có cả trang và hình màu ở phía cuối. Mình nghĩ nên mua từ điển như vậy để phục vụ việc học tiếng anh mình tốt hơn. Chỉ hơi bức xúc ko được bọc bookcare</text:p>
          </table:table-cell>
        </table:table-row>
        <table:table-row table:style-name="ro1">
          <table:table-cell office:value-type="string" calcext:value-type="string">
            <text:p>width: 60%;</text:p>
          </table:table-cell>
          <table:table-cell office:value-type="string" calcext:value-type="string">
            <text:p>mình vừa nhận nồi sáng nay, nhưng sao nồi có mùi hôi khó chịu quá, rất là nặng mùi như vậy có ảnh hưởng đến đồ ăn và sức khỏe không? mong Tiki phản hồi giúp mình</text:p>
          </table:table-cell>
        </table:table-row>
        <table:table-row table:style-name="ro1">
          <table:table-cell office:value-type="string" calcext:value-type="string">
            <text:p>width: 60%;</text:p>
          </table:table-cell>
          <table:table-cell office:value-type="string" calcext:value-type="string">
            <text:p>mình vừa nhận nồi hôm nay, <text:s/>thấy nắp kênh thì mình đổi sp khác dc ko ạ?</text:p>
          </table:table-cell>
        </table:table-row>
        <table:table-row table:style-name="ro1">
          <table:table-cell office:value-type="string" calcext:value-type="string">
            <text:p>width: 60%;</text:p>
          </table:table-cell>
          <table:table-cell office:value-type="string" calcext:value-type="string">
            <text:p>Mình vừa nhận máy. Mình nhìn trên máy là GMD chứ không phải CMD mà lại thiếu mất bộ kim chỉ đi kèm</text:p>
          </table:table-cell>
        </table:table-row>
        <table:table-row table:style-name="ro1">
          <table:table-cell office:value-type="string" calcext:value-type="string">
            <text:p>width: 60%;</text:p>
          </table:table-cell>
          <table:table-cell office:value-type="string" calcext:value-type="string">
            <text:p>Mình vừa nhận máy, kiểm tra thấy roong trên nắp máy bị rách như ảnh chụp, mong tiki đổi cho mình cái khác. mình mới mở ra và chưa sử dung.</text:p>
          </table:table-cell>
        </table:table-row>
        <table:table-row table:style-name="ro1">
          <table:table-cell office:value-type="string" calcext:value-type="string">
            <text:p>width: 60%;</text:p>
          </table:table-cell>
          <table:table-cell office:value-type="string" calcext:value-type="string">
            <text:p>Mình vừa nhận máy nhưng sao không có tem dán bảo hành vậy ạ? Đổi được không vậy?</text:p>
          </table:table-cell>
        </table:table-row>
        <table:table-row table:style-name="ro1">
          <table:table-cell office:value-type="string" calcext:value-type="string">
            <text:p>width: 60%;</text:p>
          </table:table-cell>
          <table:table-cell office:value-type="string" calcext:value-type="string">
            <text:p>Mình vừa nhận hàng. Tiki giao thiếu dây sạc quạt, nấc thứ 3 của quạt kh bật đc, bấm đến nấc thứ 3 thì quạt tự tắt. Đổi trả cho mình với tiki ơi</text:p>
          </table:table-cell>
        </table:table-row>
        <table:table-row table:style-name="ro1">
          <table:table-cell office:value-type="string" calcext:value-type="string">
            <text:p>width: 60%;</text:p>
          </table:table-cell>
          <table:table-cell office:value-type="string" calcext:value-type="string">
            <text:p>Mình vừa nhận hàng. Sp ổn nhưng thu tiền sai giá. Mình đặt hàng giá 99k cộng ship nhưng thu của tôi 159k? Mong trả lời và hoàn tiền sớm. Thanks!</text:p>
          </table:table-cell>
        </table:table-row>
        <table:table-row table:style-name="ro1">
          <table:table-cell office:value-type="string" calcext:value-type="string">
            <text:p>width: 60%;</text:p>
          </table:table-cell>
          <table:table-cell office:value-type="string" calcext:value-type="string">
            <text:p>mình vừa nhận hàng, chưa sử dụng nên không biết như thé nào nhưng không thấy có giấy bảo hành</text:p>
          </table:table-cell>
        </table:table-row>
        <table:table-row table:style-name="ro4">
          <table:table-cell office:value-type="string" calcext:value-type="string">
            <text:p>width: 60%;</text:p>
          </table:table-cell>
          <table:table-cell office:value-type="string" calcext:value-type="string">
            <text:p>Mình vừa nhận hàng xong. Kiểm tra sơ bộ thấy okie. Giao hàng nhanh hơn dự kiến. Chị shipper thân thiện vui vẻ. Nhưng khi kiểm tra kỹ hơn thì mới phát hiện giỏ chiên bị kẹt không tháo ra được. Nút nhả trượt lên trượt xuống không có tác dụng. Và mép dưới nồi bị mẻ. Mình hơi thất vọng xíu. Mình đã phản hồi qua tổng đài. Mong tiki xử lý nhanh giúp mình. Và kiểm tra kỹ hàng trước khi giao cho khách trong những lần sau! </text:p>
            <text:p>Mình cảm ơn!</text:p>
          </table:table-cell>
        </table:table-row>
        <table:table-row table:style-name="ro2">
          <table:table-cell office:value-type="string" calcext:value-type="string">
            <text:p>width: 60%;</text:p>
          </table:table-cell>
          <table:table-cell office:value-type="string" calcext:value-type="string">
            <text:p>Mình vừa nhận hàng và check thử thì thấy trên remote ghi iOS, mình kết nối thử máy Samsung của mifnh thì đúng là không sử dụng được.</text:p>
            <text:p>Shop có thể đổi cho mình loại khác hoặc hoàn tiền lại trong trường hợp không còn cách nào khác ko ??? </text:p>
            <text:p>Mong nhận được sự giải quyết sớm. Cảm ơn.</text:p>
          </table:table-cell>
        </table:table-row>
        <table:table-row table:style-name="ro1">
          <table:table-cell office:value-type="string" calcext:value-type="string">
            <text:p>width: 60%;</text:p>
          </table:table-cell>
          <table:table-cell office:value-type="string" calcext:value-type="string">
            <text:p>Mình vừa nhận hàng sáng nay, nhưng sau khi lắp ráp xong thì phát hiện đường nứt như trong ảnh, có vết băng keo dán từ trước, hình như tiki ship cho mình đồ cũ thì phải ?, mình đã ủng hộ tiki rất nhiều sản phẩm từ trước đến nay, mong tiki kiểm tra lại giúp mình, tạm cho 3 sao trước</text:p>
          </table:table-cell>
        </table:table-row>
        <table:table-row table:style-name="ro1">
          <table:table-cell office:value-type="string" calcext:value-type="string">
            <text:p>width: 60%;</text:p>
          </table:table-cell>
          <table:table-cell office:value-type="string" calcext:value-type="string">
            <text:p>Mình vừa nhận hàng nồi hôm nay và thử liền thì tình trạng nút vặn thời gian tới nút 5’ là không thể về số 0. Mong tiki giải quyết vấn đề này giúp.</text:p>
          </table:table-cell>
        </table:table-row>
        <table:table-row table:style-name="ro1">
          <table:table-cell office:value-type="string" calcext:value-type="string">
            <text:p>width: 60%;</text:p>
          </table:table-cell>
          <table:table-cell office:value-type="string" calcext:value-type="string">
            <text:p>Minh vừa nhận hàng nhưng sao băng dính niêm phong hộp lại bị cắt rồi nhi ?</text:p>
          </table:table-cell>
        </table:table-row>
        <table:table-row table:style-name="ro1">
          <table:table-cell office:value-type="string" calcext:value-type="string">
            <text:p>width: 60%;</text:p>
          </table:table-cell>
          <table:table-cell office:value-type="string" calcext:value-type="string">
            <text:p>Mình vừa nhận hàng hôm nay, <text:s/>chưa sd nhưng ko thấy sách hướng dẫn sử dụng.</text:p>
          </table:table-cell>
        </table:table-row>
        <table:table-row table:style-name="ro1">
          <table:table-cell office:value-type="string" calcext:value-type="string">
            <text:p>width: 60%;</text:p>
          </table:table-cell>
          <table:table-cell office:value-type="string" calcext:value-type="string">
            <text:p>Mình vừa nhận hàng được 10 phút mở xem thì ko có vỉ và khay trong thùng, mở trong lò xem cũng không có, tiki kiểm tra và phản hồi qua sddt Đơn hàng #886364126 nhé</text:p>
          </table:table-cell>
        </table:table-row>
        <table:table-row table:style-name="ro1">
          <table:table-cell office:value-type="string" calcext:value-type="string">
            <text:p>width: 60%;</text:p>
          </table:table-cell>
          <table:table-cell office:value-type="string" calcext:value-type="string">
            <text:p>Mình vừa nhận được sản phẩm, text sp cũng Ok. Nhưng giá đỡ tay cầm ủi lỏng lẻo dễ rớt quá. Với lại sao mình ko tìm thấy Phiếu bảo hàng kèm theo sp. Mong hỗ trợ ạ</text:p>
          </table:table-cell>
        </table:table-row>
        <table:table-row table:style-name="ro1">
          <table:table-cell office:value-type="string" calcext:value-type="string">
            <text:p>width: 60%;</text:p>
          </table:table-cell>
          <table:table-cell office:value-type="string" calcext:value-type="string">
            <text:p>mình vừa nhận được nồi và thử thì đèn báo điện liên tục tắt . lúc tắt lúc đỏ liên tục . mình thử chiên khoai mà 2 lần hơn 10 phút cũng không được. chính xác là có chỗ chín chỗ sống không được đều. tiki xem phản hồi lại ạ</text:p>
          </table:table-cell>
        </table:table-row>
        <table:table-row table:style-name="ro1">
          <table:table-cell office:value-type="string" calcext:value-type="string">
            <text:p>width: 60%;</text:p>
          </table:table-cell>
          <table:table-cell office:value-type="string" calcext:value-type="string">
            <text:p>mình vừa nhận được lò hôm nay nhưng k thấy chỗ nao hướng dẫn cách khởi động máy trước khi dùng.cuon sách HDSD quá so sai . vậy bây giờ mình cho do ăn vào nướng luôn hay khởi động như thế nào.hang mk nhan k bị méo mó gì.chỉ thắc mắc về cách khởi động trc khi dùng thôi</text:p>
          </table:table-cell>
        </table:table-row>
        <table:table-row table:style-name="ro1">
          <table:table-cell office:value-type="string" calcext:value-type="string">
            <text:p>width: 60%;</text:p>
          </table:table-cell>
          <table:table-cell office:value-type="string" calcext:value-type="string">
            <text:p>mình vừa nhận được hàng, Tiki giao hàng nhanh , trước mắt thì mình thấy sản phẩm rất đẹp, giống mô tả. đóng gói cẩn thận, nhìn rất mới ,kết nối dễ dàng. nghe khá ngon, nhưng vỏ hộp thì hơi cũ xíu, nhưng đáng với 70k. Các bạn nên dùng thử.</text:p>
          </table:table-cell>
        </table:table-row>
        <table:table-row table:style-name="ro1">
          <table:table-cell office:value-type="string" calcext:value-type="string">
            <text:p>width: 60%;</text:p>
          </table:table-cell>
          <table:table-cell office:value-type="string" calcext:value-type="string">
            <text:p>Mình vừa nhận được hàng mở ra không thấy giấy bảo hành đâu, biểu có giấy bảo hành vậy mà không có, hàng sử dụng thì chưa biết thế nào?</text:p>
          </table:table-cell>
        </table:table-row>
        <table:table-row table:style-name="ro1">
          <table:table-cell office:value-type="string" calcext:value-type="string">
            <text:p>width: 60%;</text:p>
          </table:table-cell>
          <table:table-cell office:value-type="string" calcext:value-type="string">
            <text:p>Mình vừa nhận được hàng hôm nay nhưng không thấy có phiếu bảo hành trong hộp, chỉ có 2 quyển ở hình dưới. Có phải Tiki đã quên không gửi phiếu bảo hành cho mình?</text:p>
          </table:table-cell>
        </table:table-row>
        <table:table-row table:style-name="ro2">
          <table:table-cell office:value-type="string" calcext:value-type="string">
            <text:p>width: 60%;</text:p>
          </table:table-cell>
          <table:table-cell office:value-type="string" calcext:value-type="string">
            <text:p>mình vừa nhận được hàng hôm nay giá thành rẻ. chất lượng tạm được</text:p>
            <text:p>nhưng ko có đồ kẹp của điện thoại.</text:p>
            <text:p>làm sao gắn dc điện thoại để quay bây giờ nhỉ.</text:p>
          </table:table-cell>
        </table:table-row>
        <table:table-row table:style-name="ro4">
          <table:table-cell office:value-type="string" calcext:value-type="string">
            <text:p>width: 60%;</text:p>
          </table:table-cell>
          <table:table-cell office:value-type="string" calcext:value-type="string">
            <text:p>Mình vừa nhận được đồng hồ, nhưng tháo ra để lắp sim thì thấy có miếng xốp bên trong, ko hiểu là gì, ko bỏ ra được vì mình thấy có dính liền với dây gì đó. Vì vướng miếng xốp đó nên lắp nắp vào ko đc khít, bị hẻ. Mong Tiki phản hồi sớm giúp mình. Tks.</text:p>
            <text:p>M xem video trên you tube về chiếc Z6 này thì khi người ta bóc ra ko có miếng xốp đó.</text:p>
          </table:table-cell>
        </table:table-row>
        <table:table-row table:style-name="ro1">
          <table:table-cell office:value-type="string" calcext:value-type="string">
            <text:p>width: 60%;</text:p>
          </table:table-cell>
          <table:table-cell office:value-type="string" calcext:value-type="string">
            <text:p>mình vừa nhận đc nồi nhưng sao k thấy phiếu bảo hành gì nhỉ?</text:p>
          </table:table-cell>
        </table:table-row>
        <table:table-row table:style-name="ro8">
          <table:table-cell office:value-type="string" calcext:value-type="string">
            <text:p>width: 60%;</text:p>
          </table:table-cell>
          <table:table-cell office:value-type="string" calcext:value-type="string">
            <text:p>Mình vừa nhận đc máy lúc 10h30 sáng hôm nay.</text:p>
            <text:p>Tiki giao hàng trước dự kiến, đóng gói gọn, đẹp đầy đủ pk tặng kèm.</text:p>
            <text:p>Nhưng</text:p>
            <text:p>Máy không làm mờ phong nền được</text:p>
            <text:p>Test máy được khoảng 10 tấm hình, máy tự nhiên bị tắt nguồn, bấm lại 2-3 lần mới mở được.</text:p>
            <text:p>Và hiện tại nó bị 1 màu trắng nhách như hình luôn.</text:p>
            <text:p>Tiki cho mình hỏi với trạng thái này mình đổi máy được không hay bảo hành ở đâu vậy ạ?</text:p>
          </table:table-cell>
        </table:table-row>
        <table:table-row table:style-name="ro1">
          <table:table-cell office:value-type="string" calcext:value-type="string">
            <text:p>width: 60%;</text:p>
          </table:table-cell>
          <table:table-cell office:value-type="string" calcext:value-type="string">
            <text:p>Mình vừa nhận đc hàng. Nhưng k có hướng dẫn sử dụng, k biết cài kiểu gì. Mong bên kỹ thuật hỗ trợ cài đạt cho mình 0942344569</text:p>
          </table:table-cell>
        </table:table-row>
        <table:table-row table:style-name="ro2">
          <table:table-cell office:value-type="string" calcext:value-type="string">
            <text:p>width: 60%;</text:p>
          </table:table-cell>
          <table:table-cell office:value-type="string" calcext:value-type="string">
            <text:p>Mình vừa mua, về sản phẩm không sử dụng được, tiki đã nhận lại hàng để kiểm tra, đang đợi phản hồi</text:p>
            <text:p>Mua điện máy Tiki tiện hơn ra cửa hàng là nếu nhận lại hàng họ cũng đến tận nơi lấy</text:p>
            <text:p>Chế độ bảo hành thì mình gặp trường hợp lần đầu, chưa nhận được kết quả, nhận được kết quả mình sẽ phản hồi thêm</text:p>
          </table:table-cell>
        </table:table-row>
        <table:table-row table:style-name="ro4">
          <table:table-cell office:value-type="string" calcext:value-type="string">
            <text:p>width: 60%;</text:p>
          </table:table-cell>
          <table:table-cell office:value-type="string" calcext:value-type="string">
            <text:p>Mình vừa mua nhưng sao phần tay cầm ở trước</text:p>
            <text:p>ko nhấc lên được vậy. Tiki có thể giải thích cho mình được ko</text:p>
          </table:table-cell>
        </table:table-row>
        <table:table-row table:style-name="ro1">
          <table:table-cell office:value-type="string" calcext:value-type="string">
            <text:p>width: 60%;</text:p>
          </table:table-cell>
          <table:table-cell office:value-type="string" calcext:value-type="string">
            <text:p>Mình vừa mua hai sản phẩm ,nhưng không may có một cái bị lỗi (dùng được 12 ngày thì không truy cập vào được), đã phản hồi cho tiki hỗ trợ...</text:p>
          </table:table-cell>
        </table:table-row>
        <table:table-row table:style-name="ro1">
          <table:table-cell office:value-type="string" calcext:value-type="string">
            <text:p>width: 60%;</text:p>
          </table:table-cell>
          <table:table-cell office:value-type="string" calcext:value-type="string">
            <text:p>Mình vừa mua đế tản nhiệt này, vừa sử dụng không mấy hài lòng lắm. Quạt hoạt động êm, không ồn, cánh quạt vừa phải, do laptop của mình hơi nóng nên quạt này không đủ làm mát máy. chỉ tạm giảm nhiệt 1 chút thôi. Nói chung chất lượng sản phẩm phù hợp với giá tiền.</text:p>
          </table:table-cell>
        </table:table-row>
        <table:table-row table:style-name="ro1">
          <table:table-cell office:value-type="string" calcext:value-type="string">
            <text:p>width: 60%;</text:p>
          </table:table-cell>
          <table:table-cell office:value-type="string" calcext:value-type="string">
            <text:p>Mình vừa mua 2 cái, cho hỏi sao ko thấy thẻ nhớ kèm theo</text:p>
          </table:table-cell>
        </table:table-row>
        <table:table-row table:style-name="ro1">
          <table:table-cell office:value-type="string" calcext:value-type="string">
            <text:p>width: 60%;</text:p>
          </table:table-cell>
          <table:table-cell office:value-type="string" calcext:value-type="string">
            <text:p>Minh vừa đặt mua lúc hơn 3g và đã nhận đc hàng rất nhanh, máy khá nặng có vẻ chắc chắn nhưng cái hộp đựng nước ép bị dập rồi ko biết TIKI có đổi cho không. đang bày ra để lắp ghép có vẻ hơi phức tạp nhưng phải nhắn tin báo cho TIKI biết tình trạng hàng bị dập vỡ, hy vọng đổi cho mình. Khi nào máy vận hành sẽ viết nhận xét để mọi người tham khảo khi chọn mua. Tks TIKI giao hàng nhanh.</text:p>
          </table:table-cell>
        </table:table-row>
        <table:table-row table:style-name="ro5">
          <table:table-cell office:value-type="string" calcext:value-type="string">
            <text:p>width: 60%;</text:p>
          </table:table-cell>
          <table:table-cell office:value-type="string" calcext:value-type="string">
            <text:p>Mình vừa đặt hàng sáng là chiều nhận được luôn.</text:p>
            <text:p>- Về nội dung sách thì mình không bàn thêm nữa, có kèm CD và tài khoản online dùng đến 2021.</text:p>
            <text:p>- Chất lượng sách thì hơi buồn, sách bị gập 1 góc, chưa tới mức rách nhưng cũng làm mất hoàn thiện :3</text:p>
            <text:p>Hi vọng tiki cẩn thận hơn.</text:p>
          </table:table-cell>
        </table:table-row>
        <table:table-row table:style-name="ro1">
          <table:table-cell office:value-type="string" calcext:value-type="string">
            <text:p>width: 60%;</text:p>
          </table:table-cell>
          <table:table-cell office:value-type="string" calcext:value-type="string">
            <text:p>Mình vừa đặt hàng hôm 20/7 và đã nhận hàng vào hôm nay, nhanh hơn so với dự kiến. nhưng trong hộp không có cục sạc. giờ làm sao mà sạc pin</text:p>
          </table:table-cell>
        </table:table-row>
        <table:table-row table:style-name="ro8">
          <table:table-cell office:value-type="string" calcext:value-type="string">
            <text:p>width: 60%;</text:p>
          </table:table-cell>
          <table:table-cell office:value-type="string" calcext:value-type="string">
            <text:p>Mình vote 3 sao là cho dịch vụ giao hàng. Mới đặt trưa tết tây là ngày nghỉ mà trưa nay đã nhận được hàng, không đầy 48 tiếng. Tuy nhiên hộp đựng bị móp làm mất thẩm mỹ, trong khi đây là đồ điện tử mà cũng không dán nhãn dễ vỡ luôn, lỡ máy bị làm sao thì không lẽ bên giao hàng phải chịu trách nhiệm. </text:p>
            <text:p>Hình thức máy đẹp, thiết kế hình trụ đơn giản nhỏ xinh, rất gọn và nhẹ, chỉ chiếm một diện tích nhỏ hơn bình nước lọc. Máy chạy rất êm, mức 1 và 2 không nghe thấy tiếng quạt luôn, nếu để mức 3 thì vẫn nhỏ hơn tiếng quạt máy. Vận hành êm đến nỗi mình phải kề tai nghe thử hoạt động chưa. </text:p>
            <text:p>Tuy nhiên cảm biến của máy có vẻ không được ổn cho lắm. Gần nhà mình có công ty làm bột gỗ, nhà rất nhiều bụi, đồ đạc để trong tủ vẫn bị bụi bám. Vậy mà vừa cắm máy vào đã hiển thị màu xanh, trong khi nhà mình đang trong tình trạng ô nhiễm trung bình màu vàng. </text:p>
            <text:p>Mình thử xách máy đi đo tất cả các phòng và những vị trí nhiều bụi nhất trong nhà vẫn chỉ báo màu xanh. Con mình ngủ đêm nào cũng bị nhảy mũi vào đầu đêm và sáng sớm, chứng tỏ phòng mình không trong lành chút nào. Vậy là thấy không ổn rồi ha.</text:p>
            <text:p>Mình mang máy xuống bếp đo thử tình trạng khi đang nấu ăn, khói lửa mù mịt và mùi thức ăn bay đầy nhưng máy vẫn màu xanh, giờ thì mình thấy không ổn thật sự. Cuối cùng là đốt một cây nhang cho khói bay ra, không nhúc nhích, mới đưa cây nhang đến ngay cạnh gần miệng lọc thiết bị thì mới nhảy lên vạch đỏ và lọc cật lực, quạt vọt lên mức 3. Sau khi đèn báo xanh trở lại, mình dụi nhang, cố tình gây khói, vẫn màu xanh, đóng cửa đi ra ngoài rồi trở vào thì thấy phòng rất hôi khói và ngộp. Vậy mà máy vẫn bình chân như vại. </text:p>
            <text:p>Mình đã thực hiện khởi động máy theo đúng HDSD rồi, vậy là máy có vấn đề chứ đúng không? </text:p>
            <text:p>Sẽ cố gắng theo dõi thêm trong 48 tiếng coi máy có cải thiện tình hình không, chứ mình không muốn phải đổi trả một chút nào .</text:p>
          </table:table-cell>
        </table:table-row>
        <table:table-row table:style-name="ro1">
          <table:table-cell office:value-type="string" calcext:value-type="string">
            <text:p>width: 60%;</text:p>
          </table:table-cell>
          <table:table-cell office:value-type="string" calcext:value-type="string">
            <text:p>Mình viêm mũi từ khi dùng cái này thì viêm nặng hơn bụi trong phòng tháy bám nhiều hơn k hiểu như nào. Nhưng vẫn cho chạy suốt ngày 😚</text:p>
          </table:table-cell>
        </table:table-row>
        <table:table-row table:style-name="ro1">
          <table:table-cell office:value-type="string" calcext:value-type="string">
            <text:p>width: 60%;</text:p>
          </table:table-cell>
          <table:table-cell office:value-type="string" calcext:value-type="string">
            <text:p>Mình ủ mấy lần rồi thành phẩm ko ngon như ủ thủ công</text:p>
          </table:table-cell>
        </table:table-row>
        <table:table-row table:style-name="ro1">
          <table:table-cell office:value-type="string" calcext:value-type="string">
            <text:p>width: 60%;</text:p>
          </table:table-cell>
          <table:table-cell office:value-type="string" calcext:value-type="string">
            <text:p>Mình tưởng phim trắng in luôn nhỉ chụp ra <text:s/>cái này xem sao</text:p>
          </table:table-cell>
        </table:table-row>
        <table:table-row table:style-name="ro4">
          <table:table-cell office:value-type="string" calcext:value-type="string">
            <text:p>width: 60%;</text:p>
          </table:table-cell>
          <table:table-cell office:value-type="string" calcext:value-type="string">
            <text:p>mình tưởng là có cà thẻ nhớ ko có thẻ nhớ thì còn gọi gì là camera thế nên mình lại phải tìm mua thẻ nhớ.lại mất công tiền gửi với đợi.</text:p>
            <text:p>mọi ng mua hàng lưu ý điểm này nhớ mua kem thẻ nhớ</text:p>
          </table:table-cell>
        </table:table-row>
        <table:table-row table:style-name="ro1">
          <table:table-cell office:value-type="string" calcext:value-type="string">
            <text:p>width: 60%;</text:p>
          </table:table-cell>
          <table:table-cell office:value-type="string" calcext:value-type="string">
            <text:p>Mình từng mua và sử dụng bếp này ( cũng mua của Tiki ) nhưng lần này xui xẻo quá, bếp nấu rất hôi mùi nhựa, đến ngày t6 vẫn có mùi đành đề nghị trả hàng hoàn tiền</text:p>
          </table:table-cell>
        </table:table-row>
        <table:table-row table:style-name="ro1">
          <table:table-cell office:value-type="string" calcext:value-type="string">
            <text:p>width: 60%;</text:p>
          </table:table-cell>
          <table:table-cell office:value-type="string" calcext:value-type="string">
            <text:p>Mình thường xài máy tính nhiều và lâu nên máy hay bị nóng. Giảm giá nên mình mua một em về vì thấy mọi người review khá tốt, giá cũng được nữa. Nói chung mình ưng ở chỗ quạt chạy mà không kêu vù vù, chạy cực êm *lúc đầu mình tưởng bị hư, thò thò tay vô quạt bị cánh quạt quất vô tay giật cả mình*. Máy mình vẫn bị nóng, có đỡ hơn nhưng không rõ rệt lắm. Nhưng như vầy mình thấy cũng ổn rồi.</text:p>
          </table:table-cell>
        </table:table-row>
        <table:table-row table:style-name="ro1">
          <table:table-cell office:value-type="string" calcext:value-type="string">
            <text:p>width: 60%;</text:p>
          </table:table-cell>
          <table:table-cell office:value-type="string" calcext:value-type="string">
            <text:p>Mình thì không chuyên về ốp cho lắm nhưng sản phẩm này lại làm mình khá hài lòng.</text:p>
          </table:table-cell>
        </table:table-row>
        <table:table-row table:style-name="ro1">
          <table:table-cell office:value-type="string" calcext:value-type="string">
            <text:p>width: 60%;</text:p>
          </table:table-cell>
          <table:table-cell office:value-type="string" calcext:value-type="string">
            <text:p>Mình thấy tốc độ sạc không hơn chi với cáp đi theo máy, kỳ vọng sạc nhanh hơn nên mới mua nhưng thấy cũng bình thường như Đan Trường. Tiki giao hàng thì ok, k có gì phàn nàn :)</text:p>
          </table:table-cell>
        </table:table-row>
        <table:table-row table:style-name="ro1">
          <table:table-cell office:value-type="string" calcext:value-type="string">
            <text:p>width: 60%;</text:p>
          </table:table-cell>
          <table:table-cell office:value-type="string" calcext:value-type="string">
            <text:p>Mình thấy Tiki bán 870k và có coupon giảm 100k, thêm phụ phí cồng kềnh nên mình phải trả là 783k. Đến lúc nhận hàng thì thấy hãng kèm theo voucher giảm 100k cho các 4sp khác mặt sau. Và có sp mình mua với giá là 790k thôi. Hàng giao cho mình bị trễ một ngày, lúc giao thì thấy sp đóng gói kĩ</text:p>
          </table:table-cell>
        </table:table-row>
        <table:table-row table:style-name="ro5">
          <table:table-cell office:value-type="string" calcext:value-type="string">
            <text:p>width: 60%;</text:p>
          </table:table-cell>
          <table:table-cell office:value-type="string" calcext:value-type="string">
            <text:p>Mình thấy Teka là hãng nổi tiếng nên mua, nhưng khi sử dụng thì có những vấn đề không hài lòng</text:p>
            <text:p>1. Bếp kêu to. Kêu to hơn bếp từ đơn mình mua có mấy trăm ngàn của các hãng khác</text:p>
            <text:p>2. Làm mát rất lâu. Sau khi tắt bếp thì chế độ làm mát cực kỳ lâu, lên đến mấy phút mãi không tắt, lúc đầu mình còn tưởng bị hư hay gì. </text:p>
            <text:p>Ưu điểm thì mình thấy chắc là thiết kế ổn thôi.</text:p>
          </table:table-cell>
        </table:table-row>
        <table:table-row table:style-name="ro1">
          <table:table-cell office:value-type="string" calcext:value-type="string">
            <text:p>width: 60%;</text:p>
          </table:table-cell>
          <table:table-cell office:value-type="string" calcext:value-type="string">
            <text:p>Mình thấy sản phẩm vệ sinh hơi khó 1 chút, bình thường rán thì cũng phải 20p nên cũng ko phải nhanh lắm</text:p>
          </table:table-cell>
        </table:table-row>
        <table:table-row table:style-name="ro1">
          <table:table-cell office:value-type="string" calcext:value-type="string">
            <text:p>width: 60%;</text:p>
          </table:table-cell>
          <table:table-cell office:value-type="string" calcext:value-type="string">
            <text:p>Mình thấy sản phẩm vệ sinh hơi khó 1 chút, bình thường rán thì cũng phải 20p nên cũng ko phải nhanh lắm</text:p>
          </table:table-cell>
        </table:table-row>
        <table:table-row table:style-name="ro1">
          <table:table-cell office:value-type="string" calcext:value-type="string">
            <text:p>width: 60%;</text:p>
          </table:table-cell>
          <table:table-cell office:value-type="string" calcext:value-type="string">
            <text:p>Mình thấy sản phẩm mới nhưng chân đế bị bẩn, phần nút điều chỉnh nhiệt bị bong ni lông và bị trầy xước. Phần dây cắm chỗ đầu kim loại dài ( pần cắm vào để cố định bếp và dây điện) bị đen và dẹp vẹo về 1 bên. Còn về độ nóng và ngắt của bếp do chưa sử dụng nên mình k có đánh giá</text:p>
          </table:table-cell>
        </table:table-row>
        <table:table-row table:style-name="ro1">
          <table:table-cell office:value-type="string" calcext:value-type="string">
            <text:p>width: 60%;</text:p>
          </table:table-cell>
          <table:table-cell office:value-type="string" calcext:value-type="string">
            <text:p>Mình thấy quạt quay nhanh và mạnh nhưng không mát lắm vì lồng quạt hơi dày</text:p>
          </table:table-cell>
        </table:table-row>
        <table:table-row table:style-name="ro1">
          <table:table-cell office:value-type="string" calcext:value-type="string">
            <text:p>width: 60%;</text:p>
          </table:table-cell>
          <table:table-cell office:value-type="string" calcext:value-type="string">
            <text:p>Mình thấy quạt mạnh nhưng khá ồn, mới mở mức sô 1 thôi, <text:s/>biết biết có pai "tính năng" của quạt ko nữa!</text:p>
          </table:table-cell>
        </table:table-row>
        <table:table-row table:style-name="ro4">
          <table:table-cell office:value-type="string" calcext:value-type="string">
            <text:p>width: 60%;</text:p>
          </table:table-cell>
          <table:table-cell office:value-type="string" calcext:value-type="string">
            <text:p>mình thấy quảng cáo trên TV cái Nồi Chiên Không Dầu Perfect nên đã mua 1 cái 5l màu trắng dùng thấy OK nên đặt cho thằng em trai cái nồi đen này; nào ngờ thằng em chê có mùi nhựa</text:p>
            <text:p>như vậy là chưa tốt</text:p>
          </table:table-cell>
        </table:table-row>
        <table:table-row table:style-name="ro4">
          <table:table-cell office:value-type="string" calcext:value-type="string">
            <text:p>width: 60%;</text:p>
          </table:table-cell>
          <table:table-cell office:value-type="string" calcext:value-type="string">
            <text:p>Mình thấy nội dung nêu túi đóng gói là 100 hạt sao có 10 hạt ?</text:p>
            <text:p>Hàng giao nhanh, đóng gói tốt xong nếu 35k/10 hạt thì shop bán đắt quá</text:p>
          </table:table-cell>
        </table:table-row>
        <table:table-row table:style-name="ro1">
          <table:table-cell office:value-type="string" calcext:value-type="string">
            <text:p>width: 60%;</text:p>
          </table:table-cell>
          <table:table-cell office:value-type="string" calcext:value-type="string">
            <text:p>Mình thấy nhiều bạn nhận xét rất tích cực về sp nên quyết định mua hàng, kết quả không tốt như mình mong đợi.</text:p>
          </table:table-cell>
        </table:table-row>
        <table:table-row table:style-name="ro1">
          <table:table-cell office:value-type="string" calcext:value-type="string">
            <text:p>width: 60%;</text:p>
          </table:table-cell>
          <table:table-cell office:value-type="string" calcext:value-type="string">
            <text:p>Mình thấy nhận xét của nhiều người nhưng Tiki không tiếp thu. Ổ cứng HDD mà không có nổi bọc ni lông chống sốc chỉ chèn giấy gói rất sơ sài.</text:p>
          </table:table-cell>
        </table:table-row>
        <table:table-row table:style-name="ro1">
          <table:table-cell office:value-type="string" calcext:value-type="string">
            <text:p>width: 60%;</text:p>
          </table:table-cell>
          <table:table-cell office:value-type="string" calcext:value-type="string">
            <text:p>Mình thấy mô tả nhiều đầu gắn tương thích nhiều loại vòi, nhưng không vừa vòi rửa chén nhà mình. Đang để góc tủ, chưa biết xử lí như thế nào.</text:p>
          </table:table-cell>
        </table:table-row>
        <table:table-row table:style-name="ro1">
          <table:table-cell office:value-type="string" calcext:value-type="string">
            <text:p>width: 60%;</text:p>
          </table:table-cell>
          <table:table-cell office:value-type="string" calcext:value-type="string">
            <text:p>mình thấy máy xay bị yêu. xay củ mềm mà cũng không nhuyễn lắm</text:p>
          </table:table-cell>
        </table:table-row>
        <table:table-row table:style-name="ro1">
          <table:table-cell office:value-type="string" calcext:value-type="string">
            <text:p>width: 60%;</text:p>
          </table:table-cell>
          <table:table-cell office:value-type="string" calcext:value-type="string">
            <text:p>Mình thấy máy làm sữa không được sánh mịn cho lắm hay do công thức cần có gì thay đổi.</text:p>
          </table:table-cell>
        </table:table-row>
        <table:table-row table:style-name="ro1">
          <table:table-cell office:value-type="string" calcext:value-type="string">
            <text:p>width: 60%;</text:p>
          </table:table-cell>
          <table:table-cell office:value-type="string" calcext:value-type="string">
            <text:p>Mình thấy máy âm lượng không lớn, âm thanh không trong, mở lớn máy hay bị hú. Phòng học khoảng 50 người nghe không rõ lắm.</text:p>
          </table:table-cell>
        </table:table-row>
        <table:table-row table:style-name="ro1">
          <table:table-cell office:value-type="string" calcext:value-type="string">
            <text:p>width: 60%;</text:p>
          </table:table-cell>
          <table:table-cell office:value-type="string" calcext:value-type="string">
            <text:p>mình thấy hộp bàn là khá rách và cũ, hic, tiki gói hàng chán quá</text:p>
          </table:table-cell>
        </table:table-row>
        <table:table-row table:style-name="ro1">
          <table:table-cell office:value-type="string" calcext:value-type="string">
            <text:p>width: 60%;</text:p>
          </table:table-cell>
          <table:table-cell office:value-type="string" calcext:value-type="string">
            <text:p>Mình thấy hình ảnh cũng tốt. Bắt Wifi đến điện thoại để kiểm tra hơi kém. Có lúc phải đợi lâu mới kết nối hình ảnh đên đt. Còn lại rất OK</text:p>
          </table:table-cell>
        </table:table-row>
        <table:table-row table:style-name="ro1">
          <table:table-cell office:value-type="string" calcext:value-type="string">
            <text:p>width: 60%;</text:p>
          </table:table-cell>
          <table:table-cell office:value-type="string" calcext:value-type="string">
            <text:p>Mình thấy dung tích ko dc nhiều, khó rửa. Không ưng lắm, tiki giao hàng nhanh.</text:p>
          </table:table-cell>
        </table:table-row>
        <table:table-row table:style-name="ro1">
          <table:table-cell office:value-type="string" calcext:value-type="string">
            <text:p>width: 60%;</text:p>
          </table:table-cell>
          <table:table-cell office:value-type="string" calcext:value-type="string">
            <text:p>Mình thấy điều kiện bảo hành là phiếu bảo hành phải có con dấu của cửa hàng nhưng phiếu bảo hành của mình không có. Có sự thiếu sót nào ở đây không?</text:p>
          </table:table-cell>
        </table:table-row>
        <table:table-row table:style-name="ro1">
          <table:table-cell office:value-type="string" calcext:value-type="string">
            <text:p>width: 60%;</text:p>
          </table:table-cell>
          <table:table-cell office:value-type="string" calcext:value-type="string">
            <text:p>Mình thấy điều kiện bảo hành là phiếu bảo hành phải có con dấu của cửa hàng nhưng phiếu bảo hành của mình không có. Có sự thiếu sót nào ở đây không?</text:p>
          </table:table-cell>
        </table:table-row>
        <table:table-row table:style-name="ro1">
          <table:table-cell office:value-type="string" calcext:value-type="string">
            <text:p>width: 60%;</text:p>
          </table:table-cell>
          <table:table-cell office:value-type="string" calcext:value-type="string">
            <text:p>Mình thấy đc, nhưng không nét như cái cũ gđ m dùng, loại này k có đèn sáng khi nướng , nói chung thấy ổn nhiệt nóng nhanh, tạm dc</text:p>
          </table:table-cell>
        </table:table-row>
        <table:table-row table:style-name="ro1">
          <table:table-cell office:value-type="string" calcext:value-type="string">
            <text:p>width: 60%;</text:p>
          </table:table-cell>
          <table:table-cell office:value-type="string" calcext:value-type="string">
            <text:p>Mình thấy bộ lọc như có mùi thuốc tẩy, nước sau khi lọc lần 1 vẫn còn mùi, nhưng thay nước tầm 5-6 lần mới bớt được mùi.</text:p>
          </table:table-cell>
        </table:table-row>
        <table:table-row table:style-name="ro1">
          <table:table-cell office:value-type="string" calcext:value-type="string">
            <text:p>width: 60%;</text:p>
          </table:table-cell>
          <table:table-cell office:value-type="string" calcext:value-type="string">
            <text:p>mình thấy bình thường. Giá mềm, xài cơ bản.</text:p>
          </table:table-cell>
        </table:table-row>
        <table:table-row table:style-name="ro1">
          <table:table-cell office:value-type="string" calcext:value-type="string">
            <text:p>width: 60%;</text:p>
          </table:table-cell>
          <table:table-cell office:value-type="string" calcext:value-type="string">
            <text:p>Mình sử dung Mihome để setup cho camera, tuy nhiên ở điện thoại chỉ xem được khi sử dụng wifi , còn sử dụng 4G thì không xem được, nhờ hỗ trợ</text:p>
          </table:table-cell>
        </table:table-row>
        <table:table-row table:style-name="ro1">
          <table:table-cell office:value-type="string" calcext:value-type="string">
            <text:p>width: 60%;</text:p>
          </table:table-cell>
          <table:table-cell office:value-type="string" calcext:value-type="string">
            <text:p>mình sử dụng khi nâng lên 4k thì bị hơi bị giật khung hình ? là do mình sử dụng hay gimbal bị lỗi vậy shop ?</text:p>
          </table:table-cell>
        </table:table-row>
        <table:table-row table:style-name="ro1">
          <table:table-cell office:value-type="string" calcext:value-type="string">
            <text:p>width: 60%;</text:p>
          </table:table-cell>
          <table:table-cell office:value-type="string" calcext:value-type="string">
            <text:p>mình sử dụng của bluestone so với mây này thì máy này ồn và có tiếng rít nhiều hơn. tốc độ đánh hơi chậm dù 450w. que đánh trứng khá nhỏ. không có phiếu bảo hành</text:p>
          </table:table-cell>
        </table:table-row>
        <table:table-row table:style-name="ro1">
          <table:table-cell office:value-type="string" calcext:value-type="string">
            <text:p>width: 60%;</text:p>
          </table:table-cell>
          <table:table-cell office:value-type="string" calcext:value-type="string">
            <text:p>Mình scan QR báo connection completed, click Next nhưng bước tiếp theo báo không tìm thấy thiết bị để hoàn tất kết nối (mình đã để sát camera, điện thoại với router rồi). Đề nghị được hỗ trợ gấp.</text:p>
          </table:table-cell>
        </table:table-row>
        <table:table-row table:style-name="ro1">
          <table:table-cell office:value-type="string" calcext:value-type="string">
            <text:p>width: 60%;</text:p>
          </table:table-cell>
          <table:table-cell office:value-type="string" calcext:value-type="string">
            <text:p>Mình sài khi quay video bằng ipad <text:s/>, những lần đầu tốt , lần thứ 5 bị lỗi không còn nhận đc âm thanh . Mong shop fix cho mình vs</text:p>
          </table:table-cell>
        </table:table-row>
        <table:table-row table:style-name="ro1">
          <table:table-cell office:value-type="string" calcext:value-type="string">
            <text:p>width: 60%;</text:p>
          </table:table-cell>
          <table:table-cell office:value-type="string" calcext:value-type="string">
            <text:p>Mình rửa nồi sứ rất cẩn thận mà sao hôm qua đã rớt luôn đáy nồi , bể luôn</text:p>
          </table:table-cell>
        </table:table-row>
        <table:table-row table:style-name="ro1">
          <table:table-cell office:value-type="string" calcext:value-type="string">
            <text:p>width: 60%;</text:p>
          </table:table-cell>
          <table:table-cell office:value-type="string" calcext:value-type="string">
            <text:p>Mình rất ưng chân đỡ, khá chắc chắn NHƯNG như trên ảnh thì cái giá đỡ điện thoại nó vỡ tan tành =) chẳng biết shop cố ý hay do vận chuyển nữa. Vì chân được bọn trong túi vải, còn giá đỡ thì ở ngoài túi :(((( Có mỗi cái chân cũng chẳng làm gì được nữa ? Mong được đề bù thích đáng</text:p>
          </table:table-cell>
        </table:table-row>
        <table:table-row table:style-name="ro1">
          <table:table-cell office:value-type="string" calcext:value-type="string">
            <text:p>width: 60%;</text:p>
          </table:table-cell>
          <table:table-cell office:value-type="string" calcext:value-type="string">
            <text:p>Mình rất thường xuyên mua hàng của tiki, trước đây giao hàng khá nhanh nhưng dạo này giao hàng lâu. Đây là lần đầu tiên mua hàng điện tử trên tiki nhưng khi nhận thì sản phẩm ko như mong muốn, mặc dù hàng chính hãng có phiếu bảo hành nhưng các chi tiết được gia công cẩu thả và ko đẹp, đã vây còn bị lỗi ko sử dụng được. Và cũng chưa đổi trả lại được. Hy vọng sẽ đổi trả lại được trong tuần này.</text:p>
          </table:table-cell>
        </table:table-row>
        <table:table-row table:style-name="ro1">
          <table:table-cell office:value-type="string" calcext:value-type="string">
            <text:p>width: 60%;</text:p>
          </table:table-cell>
          <table:table-cell office:value-type="string" calcext:value-type="string">
            <text:p>Mình rất thích nhưng thấy nhận xét bị lỗi nhiều quá</text:p>
          </table:table-cell>
        </table:table-row>
        <table:table-row table:style-name="ro1">
          <table:table-cell office:value-type="string" calcext:value-type="string">
            <text:p>width: 60%;</text:p>
          </table:table-cell>
          <table:table-cell office:value-type="string" calcext:value-type="string">
            <text:p>mình rất muốn hỏi. mình đã mua 3 máy. Nhưng có 1 máy xài tiếng kêu rất to và không tự tắt sau khi nấu hoàn tất. Mình muốn hỏi mình có được đổi hay bảo hành sp không? mình ở Bà Rịa vũng tàu nên bảo hành ở đâu ạ?</text:p>
          </table:table-cell>
        </table:table-row>
        <table:table-row table:style-name="ro1">
          <table:table-cell office:value-type="string" calcext:value-type="string">
            <text:p>width: 60%;</text:p>
          </table:table-cell>
          <table:table-cell office:value-type="string" calcext:value-type="string">
            <text:p>Mình rất bất ngờ khi tiki giao hàng rất nhanh, mình vừa đặt cách đây 2 tiếng và h đã nhận đc, đó là lý do vì sao mình chọn mua trên tiki thay vì lazada. Lúc nhận hàng đc đóng gói kỹ(như hình) , thùng hàng còn nguyên seal, nhưng khi mở nồi ra, thì bên trong bị lỗi nhẹ là thanh chắn bị xúc ra , cái này mình có thể gắn lại thủ công đc, nhưng trc khi mình phát hiện ra lỗi đó thì khung thành nồi đã bị cái thanh sắt bị xúc ra đó làm trầy như trong hình. Cảm giác thật sự thất vọng. Mình vừa nhận hàng nên chưa xài chưa bjk đc tốt hay ko. Nhưng ko bjk tiki có thể giải quyết đc vấn đề này ko?</text:p>
          </table:table-cell>
        </table:table-row>
        <table:table-row table:style-name="ro1">
          <table:table-cell office:value-type="string" calcext:value-type="string">
            <text:p>width: 60%;</text:p>
          </table:table-cell>
          <table:table-cell office:value-type="string" calcext:value-type="string">
            <text:p>Mình phải học cách sử dụng cả ngàyneeus mấy bình thường đơn giản thì khá ok</text:p>
          </table:table-cell>
        </table:table-row>
        <table:table-row table:style-name="ro4">
          <table:table-cell office:value-type="string" calcext:value-type="string">
            <text:p>width: 60%;</text:p>
          </table:table-cell>
          <table:table-cell office:value-type="string" calcext:value-type="string">
            <text:p>Mình order, nhận được hàng rất nhanh với dịch vụ tikinow. Tuy nhiên khi mở kiểm tra sản phẩm, ko thấy Phiếu bảo hành, chỉ có 1 sách hướng dẫn mỏng tiếng Việt, các bộ phận bên trong ko thấy tem hay khắc chữ L&amp;L. Gọi tổng đài thì được giải đáp là Phiếu mua hàng cũng bảo hành được và bảo hành tại tiki. Từ các thông tin trên làm mình nghi ngờ ko biết đây có phải là sản phẩm chính hãng L&amp;L ?!? :(</text:p>
            <text:p>P/s: chưa dùng nồi nên chưa đánh giá được chất lượng, tạm để 3*</text:p>
          </table:table-cell>
        </table:table-row>
        <table:table-row table:style-name="ro1">
          <table:table-cell office:value-type="string" calcext:value-type="string">
            <text:p>width: 60%;</text:p>
          </table:table-cell>
          <table:table-cell office:value-type="string" calcext:value-type="string">
            <text:p>mình oder màu xanh mà giao nâu??? vs nấu hơi bị lâu</text:p>
          </table:table-cell>
        </table:table-row>
        <table:table-row table:style-name="ro2">
          <table:table-cell office:value-type="string" calcext:value-type="string">
            <text:p>width: 60%;</text:p>
          </table:table-cell>
          <table:table-cell office:value-type="string" calcext:value-type="string">
            <text:p>Mình nhận sản phẩm sau hơn 10 ngày chờ đợi.</text:p>
            <text:p>Nhưng sản phẩm lại lỗi loa vệ tinh ngay khi nhận được hàng. </text:p>
            <text:p>Loa lúc có lúc không.</text:p>
          </table:table-cell>
        </table:table-row>
        <table:table-row table:style-name="ro1">
          <table:table-cell office:value-type="string" calcext:value-type="string">
            <text:p>width: 60%;</text:p>
          </table:table-cell>
          <table:table-cell office:value-type="string" calcext:value-type="string">
            <text:p>Mình nhận nồi lau r nhưng do về quê nên jo mới mở ra xem. Nồi cứ bị kênh cái giỏ, lúc lôi ra rất là khó khăn 😩😩😩😩 ko biết lúc nấu nó có khó mở hơn ko nữa vì mình chưa xài nhưng khá là ko ưng ý lắm khoản bị kênh cái giỏ 😰 còn đóng gói chắc chắn và đẹp</text:p>
          </table:table-cell>
        </table:table-row>
        <table:table-row table:style-name="ro1">
          <table:table-cell office:value-type="string" calcext:value-type="string">
            <text:p>width: 60%;</text:p>
          </table:table-cell>
          <table:table-cell office:value-type="string" calcext:value-type="string">
            <text:p>Mình nhận máy , mở ra thì bị lỗi giờ muốn liên hệ đổi sản phẩm thì làm sao bạn</text:p>
          </table:table-cell>
        </table:table-row>
        <table:table-row table:style-name="ro1">
          <table:table-cell office:value-type="string" calcext:value-type="string">
            <text:p>width: 60%;</text:p>
          </table:table-cell>
          <table:table-cell office:value-type="string" calcext:value-type="string">
            <text:p>mình nhận hàng xong mới tá hỏa nó nhỏ hơn là mình nghĩ :(</text:p>
          </table:table-cell>
        </table:table-row>
        <table:table-row table:style-name="ro1">
          <table:table-cell office:value-type="string" calcext:value-type="string">
            <text:p>width: 60%;</text:p>
          </table:table-cell>
          <table:table-cell office:value-type="string" calcext:value-type="string">
            <text:p>Mình nhận hàng vào 6/9. Hàng có bị méo ở góc 1 tẹo, với mình thì k sao. Nhưng khi m nướng và đo nhiệt độ, nhiệt độ trong lò bị lệch rất nhiều, xấp xỉ 50 độ. Như vậy Tiki có đổi trả hàng k ạ?</text:p>
          </table:table-cell>
        </table:table-row>
        <table:table-row table:style-name="ro1">
          <table:table-cell office:value-type="string" calcext:value-type="string">
            <text:p>width: 60%;</text:p>
          </table:table-cell>
          <table:table-cell office:value-type="string" calcext:value-type="string">
            <text:p>Mình nhận hàng sáng nay, sao Tiki ko có gửi Phiếu bảo hành cho mình nhỉ? Vậy có vấn đề j mình liên hệ ở đâu?</text:p>
          </table:table-cell>
        </table:table-row>
        <table:table-row table:style-name="ro4">
          <table:table-cell office:value-type="string" calcext:value-type="string">
            <text:p>width: 60%;</text:p>
          </table:table-cell>
          <table:table-cell office:value-type="string" calcext:value-type="string">
            <text:p>Minh nhận hàng rồi, mọi thứ tưởng chừng tốt thì mình thấy dán băng keo phần này là sao.</text:p>
            <text:p>Sp bị nứt à?Mặc dù nước không chảy ra</text:p>
          </table:table-cell>
        </table:table-row>
        <table:table-row table:style-name="ro4">
          <table:table-cell office:value-type="string" calcext:value-type="string">
            <text:p>width: 60%;</text:p>
          </table:table-cell>
          <table:table-cell office:value-type="string" calcext:value-type="string">
            <text:p>mình nhận hàng nhưng không có phiếu bảo hành</text:p>
            <text:p>mong là tiki có phản hồi</text:p>
          </table:table-cell>
        </table:table-row>
        <table:table-row table:style-name="ro2">
          <table:table-cell office:value-type="string" calcext:value-type="string">
            <text:p>width: 60%;</text:p>
          </table:table-cell>
          <table:table-cell office:value-type="string" calcext:value-type="string">
            <text:p>Mình nhận hàng nhưng chưa thử sản phẩm. Tuy nhiên đố tìm đâu ra giá gốc sản phẩm là 1.050.000₫ để rồi có cái gọi là giảm giá sốc còn 389.000₫. Xin lỗi, giá gọi là giảm sốc vẫn còn đắt nhé!</text:p>
            <text:p/>
            <text:p>Dạo này mình thất vọng với hàng liên kết trading với Tiki lắm. Tiki nên nghiêm túc làm việc với đối tác và kiểm tra thông tin thật kỹ. Mình chỉ mua hàng online có giá trị cao qua Tiki vì sử dụng dịch vụ Tiki khá lâu. Nhưng giờ có lẽ phải suy nghĩ lại. Đến thời điểm này mình chỉ thấy hàng do chính Tiki cung cấp thì chưa có gì phàn nàn. Còn trading khách quan mà nói chất lượng khi được khi không. Đã vậy giờ thêm vụ đẩy giá lên để hạ xuống lừa khách hàng. Mình còn nhiều đơn hàng ở Tiki và cứ thấy lo không biết bị hớ bao nhiêu. Khi nào có thời gian mình đối chiếu tiếp.</text:p>
          </table:table-cell>
        </table:table-row>
        <table:table-row table:style-name="ro1">
          <table:table-cell office:value-type="string" calcext:value-type="string">
            <text:p>width: 60%;</text:p>
          </table:table-cell>
          <table:table-cell office:value-type="string" calcext:value-type="string">
            <text:p>Mình nhận hàng ngày 24/12 nhưng chưa test chức năng tạo ẩm cẩn thận cho đến tuần trước phát hiện ra chức năng tạo ẩm ko hiệu quả, đổ đầy bình nước &amp; để bật chế độ qua đêm sáng hôm sau nước gần như còn nguyên. Mình đã xem kỹ sách hướng dẫn sử dụng &amp; thấy mình lắp máy đúng. Hơi bị thất vọng! Đáng lẽ chỉ nên mua máy lọc không khí, ko kèm chức năng phụ.</text:p>
          </table:table-cell>
        </table:table-row>
        <table:table-row table:style-name="ro1">
          <table:table-cell office:value-type="string" calcext:value-type="string">
            <text:p>width: 60%;</text:p>
          </table:table-cell>
          <table:table-cell office:value-type="string" calcext:value-type="string">
            <text:p>Mình nhận hàng ngày 02/3 dùng đc đến cuối tháng 3 thì công tắc tắt mở chập chờn mở lên lúc được lúc không và có lúc được rồi lại bị tắt luôn. Có bảo hành cho mình được không?</text:p>
          </table:table-cell>
        </table:table-row>
        <table:table-row table:style-name="ro1">
          <table:table-cell office:value-type="string" calcext:value-type="string">
            <text:p>width: 60%;</text:p>
          </table:table-cell>
          <table:table-cell office:value-type="string" calcext:value-type="string">
            <text:p>Mình nhận hàng mà thấy ko có kẹp điện thoại đi kèm, có phải shop giao thiếu ko ạ</text:p>
          </table:table-cell>
        </table:table-row>
        <table:table-row table:style-name="ro1">
          <table:table-cell office:value-type="string" calcext:value-type="string">
            <text:p>width: 60%;</text:p>
          </table:table-cell>
          <table:table-cell office:value-type="string" calcext:value-type="string">
            <text:p>Mình nhận hàng mà không thấy có quà tặng khuyến mãi như quảng cáo</text:p>
          </table:table-cell>
        </table:table-row>
        <table:table-row table:style-name="ro4">
          <table:table-cell office:value-type="string" calcext:value-type="string">
            <text:p>width: 60%;</text:p>
          </table:table-cell>
          <table:table-cell office:value-type="string" calcext:value-type="string">
            <text:p>mình nhận hàng hôm chủ nhật tuần trước.  đã nướng thử bánh nhưng hình như quạt đối lưu không hoạt đông hoặc hoạt động không hiệu quả. khi nướng 2 tầng bánh thì tầng trên chỉ vàng mặt trên còn tầng dưới chỉ vàng mặt dưới. mặt k có lửa k thể vàng nổi nên nhìn bánh rất thiếu thẩm mĩ. </text:p>
            <text:p>khi nướng bánh bông lan chỉ có 1 tầng nhưng mặt trên cháy, mặt dưới chín nhưng ở giữa thì lại sống.</text:p>
          </table:table-cell>
        </table:table-row>
        <table:table-row table:style-name="ro1">
          <table:table-cell office:value-type="string" calcext:value-type="string">
            <text:p>width: 60%;</text:p>
          </table:table-cell>
          <table:table-cell office:value-type="string" calcext:value-type="string">
            <text:p>Mình nhận hàng ban đầu khá ổn nhưng dùng mới được 2 lần đã cháy nên hơi buồn. Vừa mua hôm 17/4 :((</text:p>
          </table:table-cell>
        </table:table-row>
        <table:table-row table:style-name="ro1">
          <table:table-cell office:value-type="string" calcext:value-type="string">
            <text:p>width: 60%;</text:p>
          </table:table-cell>
          <table:table-cell office:value-type="string" calcext:value-type="string">
            <text:p>mình nhận được sản phẩm. giống mô tả. nhưng nồi vẫn bị tràn. mình để chế độ 2h . nhưng nồi không tự ngắt khi nấu xong.</text:p>
          </table:table-cell>
        </table:table-row>
        <table:table-row table:style-name="ro1">
          <table:table-cell office:value-type="string" calcext:value-type="string">
            <text:p>width: 60%;</text:p>
          </table:table-cell>
          <table:table-cell office:value-type="string" calcext:value-type="string">
            <text:p>Mình nhận được sản phẩm rồi nhưng không có phiếu bảo hành. Vậy mình bảo hành sản phẩm bằng cách nào ạ</text:p>
          </table:table-cell>
        </table:table-row>
        <table:table-row table:style-name="ro1">
          <table:table-cell office:value-type="string" calcext:value-type="string">
            <text:p>width: 60%;</text:p>
          </table:table-cell>
          <table:table-cell office:value-type="string" calcext:value-type="string">
            <text:p>Mình nhận được sản phẩm này từ lâu rồi, nay mới có dịp nhận xét: sản phẩm ổn trong tầm giá, bass bình thường không mạnh cũng không nhẹ, tress thì ổn, nghe nhạc vàng thì đẹp, nhạc sàn thì không hay cho lắm. thích hợp cho phòng nhỏ .</text:p>
          </table:table-cell>
        </table:table-row>
        <table:table-row table:style-name="ro1">
          <table:table-cell office:value-type="string" calcext:value-type="string">
            <text:p>width: 60%;</text:p>
          </table:table-cell>
          <table:table-cell office:value-type="string" calcext:value-type="string">
            <text:p>mình nhận được máy từ 1 tháng trước. nhưng hôm nay mình mới mở để kiểm tra máy. thì 2 đui nhét cây đánh vô nó k khớp cho lắm. mình phải ấn mạnh mới vô được. và khi mình khởi động cho máy đánh thì có 1 bên hơi lung lay. Mặc dù mình đã xài máy này nhiều lần rồi và sử dụng rất tốt. nhưng lần này mua thì k ưng í cho lắm</text:p>
          </table:table-cell>
        </table:table-row>
        <table:table-row table:style-name="ro1">
          <table:table-cell office:value-type="string" calcext:value-type="string">
            <text:p>width: 60%;</text:p>
          </table:table-cell>
          <table:table-cell office:value-type="string" calcext:value-type="string">
            <text:p>Mình nhận được hàng. Hơi thất vọng do Micro ko có dây để nối với loa. Chắc quên bỏ vào. Giờ ko biết làm sao để hát. Dịch corona cửa hàng nào cũng đóng cửa. Chỉ cho 3 sao mặc dù âm thanh của loa làm mình rất hài lòng.</text:p>
          </table:table-cell>
        </table:table-row>
        <table:table-row table:style-name="ro1">
          <table:table-cell office:value-type="string" calcext:value-type="string">
            <text:p>width: 60%;</text:p>
          </table:table-cell>
          <table:table-cell office:value-type="string" calcext:value-type="string">
            <text:p>Mình nhận được hàng rồi. Chưa sử dụng nên chưa đánh giá được chất lượng. ad cho mình hỏi 3 cái chun đen có cần tháo ra ko ?</text:p>
          </table:table-cell>
        </table:table-row>
        <table:table-row table:style-name="ro1">
          <table:table-cell office:value-type="string" calcext:value-type="string">
            <text:p>width: 60%;</text:p>
          </table:table-cell>
          <table:table-cell office:value-type="string" calcext:value-type="string">
            <text:p>Mình nhận được hàng rồi,nhưng không thấy sách hướng dẫn sử dụng</text:p>
          </table:table-cell>
        </table:table-row>
        <table:table-row table:style-name="ro1">
          <table:table-cell office:value-type="string" calcext:value-type="string">
            <text:p>width: 60%;</text:p>
          </table:table-cell>
          <table:table-cell office:value-type="string" calcext:value-type="string">
            <text:p>Mình nhận được hàng nhưng sao công suất max được có 1300W nhỉ?</text:p>
          </table:table-cell>
        </table:table-row>
        <table:table-row table:style-name="ro1">
          <table:table-cell office:value-type="string" calcext:value-type="string">
            <text:p>width: 60%;</text:p>
          </table:table-cell>
          <table:table-cell office:value-type="string" calcext:value-type="string">
            <text:p>Mình nhận được hàng nhưng adapter nguồn của camera bị loi ko hoạt động, tiki đổi giúp cục adapter nguồn khác giúp...</text:p>
          </table:table-cell>
        </table:table-row>
        <table:table-row table:style-name="ro1">
          <table:table-cell office:value-type="string" calcext:value-type="string">
            <text:p>width: 60%;</text:p>
          </table:table-cell>
          <table:table-cell office:value-type="string" calcext:value-type="string">
            <text:p>Mình nhận được hàng mấy hôm trước, hôm nay nấu thì thấy nắp vung rất là khó nắp, lại hay bị bật ra, mình có thể đổi nồi khác được không?</text:p>
          </table:table-cell>
        </table:table-row>
        <table:table-row table:style-name="ro1">
          <table:table-cell office:value-type="string" calcext:value-type="string">
            <text:p>width: 60%;</text:p>
          </table:table-cell>
          <table:table-cell office:value-type="string" calcext:value-type="string">
            <text:p>minh nhan dc sp. lap vao tv nhung khong thay tin hieu</text:p>
          </table:table-cell>
        </table:table-row>
        <table:table-row table:style-name="ro1">
          <table:table-cell office:value-type="string" calcext:value-type="string">
            <text:p>width: 60%;</text:p>
          </table:table-cell>
          <table:table-cell office:value-type="string" calcext:value-type="string">
            <text:p>Mình nhận dc hàng chiều nay, hàng đẹp, chất lượng nhưng bị thiếu thanh kẹp quần. Mong tiki kiểm tra lại</text:p>
          </table:table-cell>
        </table:table-row>
        <table:table-row table:style-name="ro1">
          <table:table-cell office:value-type="string" calcext:value-type="string">
            <text:p>width: 60%;</text:p>
          </table:table-cell>
          <table:table-cell office:value-type="string" calcext:value-type="string">
            <text:p>mình nghỉ cái quạt giống màu trong hình ,nhưng giao cái màu không thể xấu hơn.Còn chát lượng chưa đánh giá được nhưng thấy mỏng manh quá</text:p>
          </table:table-cell>
        </table:table-row>
        <table:table-row table:style-name="ro1">
          <table:table-cell office:value-type="string" calcext:value-type="string">
            <text:p>width: 60%;</text:p>
          </table:table-cell>
          <table:table-cell office:value-type="string" calcext:value-type="string">
            <text:p>Mình ngâm 100gr đậu nành khoảng 8h mới đưa vào máy nấu, máy chạy có lúc phát âm thanh khá to, nấu xong phải lọc lại qua ray, độ mịn của sữa vẫn chưa đựơc ưng lắm</text:p>
          </table:table-cell>
        </table:table-row>
        <table:table-row table:style-name="ro3">
          <table:table-cell office:value-type="string" calcext:value-type="string">
            <text:p>width: 60%;</text:p>
          </table:table-cell>
          <table:table-cell office:value-type="string" calcext:value-type="string">
            <text:p>Mình nấu được 2 lần, sau đó nhìn lại vào lõi của bình thấy xuất hiện 3 nốt tròn gỉ sét.</text:p>
            <text:p>Mình nghĩ hàng của Lock&amp;Lock thì phải chuẩn, nhưng lần này thấy khá thất vọng.</text:p>
            <text:p/>
            <text:p>Ấm nấu nước cho việc sinh hoạt hằng ngày,nên chất lượng như vậy mình rất lo lắng.</text:p>
            <text:p>Không biết Tiki có hỗ trợ gì ko?</text:p>
          </table:table-cell>
        </table:table-row>
        <table:table-row table:style-name="ro1">
          <table:table-cell office:value-type="string" calcext:value-type="string">
            <text:p>width: 60%;</text:p>
          </table:table-cell>
          <table:table-cell office:value-type="string" calcext:value-type="string">
            <text:p>Mình muốn trả sản phẩm, mua về ép thử đủ loại trái cây nhưng còn đặc sệch quá, đặc biệt là trái sơ ri và ổi. mình đã lắp đúng cách.</text:p>
          </table:table-cell>
        </table:table-row>
        <table:table-row table:style-name="ro1">
          <table:table-cell office:value-type="string" calcext:value-type="string">
            <text:p>width: 60%;</text:p>
          </table:table-cell>
          <table:table-cell office:value-type="string" calcext:value-type="string">
            <text:p>Mình muốn trả lại đơn hàng ạ, hàng mình mới nhận chỉ bóc ra xem chưa dùng đc ko ạ</text:p>
          </table:table-cell>
        </table:table-row>
        <table:table-row table:style-name="ro1">
          <table:table-cell office:value-type="string" calcext:value-type="string">
            <text:p>width: 60%;</text:p>
          </table:table-cell>
          <table:table-cell office:value-type="string" calcext:value-type="string">
            <text:p>Mình muốn mua riêng lưỡi kim loại để thay thế vì nó đã bị cong vênh</text:p>
          </table:table-cell>
        </table:table-row>
        <table:table-row table:style-name="ro1">
          <table:table-cell office:value-type="string" calcext:value-type="string">
            <text:p>width: 60%;</text:p>
          </table:table-cell>
          <table:table-cell office:value-type="string" calcext:value-type="string">
            <text:p>minh muon mua gimbal zhiyun smooth 4.dùng cho samsung note8 dc k ak.quay video co chất lượng 4k k</text:p>
          </table:table-cell>
        </table:table-row>
        <table:table-row table:style-name="ro1">
          <table:table-cell office:value-type="string" calcext:value-type="string">
            <text:p>width: 60%;</text:p>
          </table:table-cell>
          <table:table-cell office:value-type="string" calcext:value-type="string">
            <text:p>Mình muốn mua để dùng androi box.Có dùng được cho Androi tivi Box k vậy shop?</text:p>
          </table:table-cell>
        </table:table-row>
        <table:table-row table:style-name="ro1">
          <table:table-cell office:value-type="string" calcext:value-type="string">
            <text:p>width: 60%;</text:p>
          </table:table-cell>
          <table:table-cell office:value-type="string" calcext:value-type="string">
            <text:p>Mình muốn hỏi sp này khi mua thẻ lắp vào có tự lưu trữ dữ liệu không mình muốn xem lại camera của ngày trước đó được không ạ</text:p>
          </table:table-cell>
        </table:table-row>
        <table:table-row table:style-name="ro1">
          <table:table-cell office:value-type="string" calcext:value-type="string">
            <text:p>width: 60%;</text:p>
          </table:table-cell>
          <table:table-cell office:value-type="string" calcext:value-type="string">
            <text:p>mình muốn hỏi là có thể dùng cho Instax Mini 9 ko ạ?</text:p>
          </table:table-cell>
        </table:table-row>
        <table:table-row table:style-name="ro1">
          <table:table-cell office:value-type="string" calcext:value-type="string">
            <text:p>width: 60%;</text:p>
          </table:table-cell>
          <table:table-cell office:value-type="string" calcext:value-type="string">
            <text:p>Mình muốn đổi trả để mua lại cái nhỏ hơn thì như thế nào ạ? Mình chưa sử dụng nhưng gia đình ko hài lòng vì quá lớn và ko thể tháo rời mặt bếp</text:p>
          </table:table-cell>
        </table:table-row>
        <table:table-row table:style-name="ro1">
          <table:table-cell office:value-type="string" calcext:value-type="string">
            <text:p>width: 60%;</text:p>
          </table:table-cell>
          <table:table-cell office:value-type="string" calcext:value-type="string">
            <text:p>Mình muốn đổi ạ, sản phẩm bị móp qua. Cho mình xin số với</text:p>
          </table:table-cell>
        </table:table-row>
        <table:table-row table:style-name="ro1">
          <table:table-cell office:value-type="string" calcext:value-type="string">
            <text:p>width: 60%;</text:p>
          </table:table-cell>
          <table:table-cell office:value-type="string" calcext:value-type="string">
            <text:p>Mình muốn đặt hàng kèm luôn thẻ nhớ. Nhờ shop báo giá thẻ nhớ luôn giùm</text:p>
          </table:table-cell>
        </table:table-row>
        <table:table-row table:style-name="ro1">
          <table:table-cell office:value-type="string" calcext:value-type="string">
            <text:p>width: 60%;</text:p>
          </table:table-cell>
          <table:table-cell office:value-type="string" calcext:value-type="string">
            <text:p>mình muốn chia sẻ sang điện thoại khác mà không được là sao nhỉ ? <text:s/>nhờ bên kỹ thuật hỗ trợ ah</text:p>
          </table:table-cell>
        </table:table-row>
        <table:table-row table:style-name="ro1">
          <table:table-cell office:value-type="string" calcext:value-type="string">
            <text:p>width: 60%;</text:p>
          </table:table-cell>
          <table:table-cell office:value-type="string" calcext:value-type="string">
            <text:p>mình mưng chưa sử dụng nên chưa biết kết quả như thế nào. 3 sao vì mẫu mã <text:s/>bên ngoài rất đẹp và giao hàng rất nhanh.tối đặt trưa mai là nhận được hàng rồi</text:p>
          </table:table-cell>
        </table:table-row>
        <table:table-row table:style-name="ro1">
          <table:table-cell office:value-type="string" calcext:value-type="string">
            <text:p>width: 60%;</text:p>
          </table:table-cell>
          <table:table-cell office:value-type="string" calcext:value-type="string">
            <text:p>Mình mua xong nó giảm giá lại khuyến mại quà tặng hơ hớ</text:p>
          </table:table-cell>
        </table:table-row>
        <table:table-row table:style-name="ro1">
          <table:table-cell office:value-type="string" calcext:value-type="string">
            <text:p>width: 60%;</text:p>
          </table:table-cell>
          <table:table-cell office:value-type="string" calcext:value-type="string">
            <text:p>Mình mua về, vệ sinh theo hướng dẫn rất kỹ nhưng tới tận 3 tuần thay nước liên tục thì mới hết mùi. Bây giờ nước khá ổn nhưng lúc đầu mua phải thực sự kiên nhẫn và mất nhiều tgian.</text:p>
          </table:table-cell>
        </table:table-row>
        <table:table-row table:style-name="ro1">
          <table:table-cell office:value-type="string" calcext:value-type="string">
            <text:p>width: 60%;</text:p>
          </table:table-cell>
          <table:table-cell office:value-type="string" calcext:value-type="string">
            <text:p>Mình mua về xay nghệ, mình đã cắt nhỏ ra mà lưỡi cắt của dao xoay nhưng không cắt được nghệ. Disappointed !!</text:p>
          </table:table-cell>
        </table:table-row>
        <table:table-row table:style-name="ro1">
          <table:table-cell office:value-type="string" calcext:value-type="string">
            <text:p>width: 60%;</text:p>
          </table:table-cell>
          <table:table-cell office:value-type="string" calcext:value-type="string">
            <text:p>Mình mua về mở ra xem thì trục quay ở thân máy bị lệch, mong tiki sớm đổi hàng giúp mình</text:p>
          </table:table-cell>
        </table:table-row>
        <table:table-row table:style-name="ro1">
          <table:table-cell office:value-type="string" calcext:value-type="string">
            <text:p>width: 60%;</text:p>
          </table:table-cell>
          <table:table-cell office:value-type="string" calcext:value-type="string">
            <text:p>Mình mua về là test liền luôn, nhưng mình không hài lòng với sản phẩm cho lắm. Mình thấy quạt chạy yếu xìu, áp tay sát vào luôn thì mới thấy gió thổi chút xíu, mà nhẹ lắm, không đủ để bay tóc nữa. So với một vài nhận xét của các bạn khác là quạt chạy mát (lí do mà mình đã nhấn mua) thì mình thấy quạt chạy yếu, chán phèo. Cảm thấy hơi tiếc tiền. Chỉ có điểm cộng là gọn nhẹ, không gây tiếng động và cắm thẳng vào laptop nên đỡ vướng víu vụ sạc pin, nhưng chất lượng chính thì cỡ 5 điểm thôi.</text:p>
          </table:table-cell>
        </table:table-row>
        <table:table-row table:style-name="ro1">
          <table:table-cell office:value-type="string" calcext:value-type="string">
            <text:p>width: 60%;</text:p>
          </table:table-cell>
          <table:table-cell office:value-type="string" calcext:value-type="string">
            <text:p>Mình mua về không đúng size, shop đổi lại cho mình nhé!</text:p>
          </table:table-cell>
        </table:table-row>
        <table:table-row table:style-name="ro1">
          <table:table-cell office:value-type="string" calcext:value-type="string">
            <text:p>width: 60%;</text:p>
          </table:table-cell>
          <table:table-cell office:value-type="string" calcext:value-type="string">
            <text:p>mình mua về dùng được 1 lần. lần 2 thì bấm liên tiếp 2 lần lưỡi k chạy. mà đèn chớp sáng trắng :)</text:p>
          </table:table-cell>
        </table:table-row>
        <table:table-row table:style-name="ro2">
          <table:table-cell office:value-type="string" calcext:value-type="string">
            <text:p>width: 60%;</text:p>
          </table:table-cell>
          <table:table-cell office:value-type="string" calcext:value-type="string">
            <text:p>Mình mua về để cắm vào lo, tai nghe, máy nghe nhạc</text:p>
            <text:p/>
            <text:p>Nhưng khi cắm thì không chắc chắn, dễ bị tuột ra</text:p>
          </table:table-cell>
        </table:table-row>
        <table:table-row table:style-name="ro1">
          <table:table-cell office:value-type="string" calcext:value-type="string">
            <text:p>width: 60%;</text:p>
          </table:table-cell>
          <table:table-cell office:value-type="string" calcext:value-type="string">
            <text:p>Mình mua và sử dụng nồi này được 1 thời gian rồi, thì khi nấu cùng 1 loại gạo (gạo Nhật, hạt tròn tròn), so sánh với nồi Toshiba mà mình xài trước đó, thì nấu cơm ko dẻo và ko ngon bằng, cứ bị khô khô sao í, nhất là khi hâm cơm lại, hic. Mặc dù tất cả các yếu tố khác đều ko có gì để chê: thiết kế rất đẹp, màu đen bóng nhìn sang trọng, phía trên là mặt phẳng nên có thể gác cái vá bới cơm lên đó rất tiện, nhỏ gọn nên xách đi đâu cũng tiện (hình mình chụp là cạnh nồi chiên ko dầu của Phillips cho các bạn dễ hình dung). Chắc để hết đợt gạo này, mình thử loại gạo khác và mức nước khác xem sao. Còn Tiki thì giao hàng vẫn nhanh và bao bọc cẩn thận như thường lệ, hàng lại đảm bảo chính hãng.</text:p>
          </table:table-cell>
        </table:table-row>
        <table:table-row table:style-name="ro2">
          <table:table-cell office:value-type="string" calcext:value-type="string">
            <text:p>width: 60%;</text:p>
          </table:table-cell>
          <table:table-cell office:value-type="string" calcext:value-type="string">
            <text:p>Mình mua từ đợt khuyến mãi mấy tháng trước để tặng mẹ nhưng gần đây mới lấy ra xài. Nhìn chung nồi đẹp, giá tốt, lòng nồi chống dính tốt, thích nhất cái vá múc cơm dựng đứng được, rất tiện vì bình thường sau khi xới cơm mình phải tốn thêm cái chén để đựng cái vá.</text:p>
            <text:p/>
            <text:p>Nhươc điểm: cơm mới nấu rất ngon nhưng để nguội thì khô queo.</text:p>
          </table:table-cell>
        </table:table-row>
        <table:table-row table:style-name="ro2">
          <table:table-cell office:value-type="string" calcext:value-type="string">
            <text:p>width: 60%;</text:p>
          </table:table-cell>
          <table:table-cell office:value-type="string" calcext:value-type="string">
            <text:p>Mình mua trên tiki chưa được 1 tháng xài thấy ok, không hao điện lắm. Nhưng đến hôm qua mặt kính tự vỡ chắc do nhiệt độ cao, mặt kính chịu không nổi vỡ luôn 2 đường.</text:p>
            <text:p/>
            <text:p>Mình có gọi lên tổng đài trung tâm bảo hành của Sunhouse 18006680 nhưng bị từ chối bảo hành nên cũng hơi buồn. May là vẫn còn xài được chỉ trông xấu đi một tí.</text:p>
          </table:table-cell>
        </table:table-row>
        <table:table-row table:style-name="ro1">
          <table:table-cell office:value-type="string" calcext:value-type="string">
            <text:p>width: 60%;</text:p>
          </table:table-cell>
          <table:table-cell office:value-type="string" calcext:value-type="string">
            <text:p>Mình mua thì thấy gửi nguyên seal mà bóc ra thì thiếu dây cáp</text:p>
          </table:table-cell>
        </table:table-row>
        <table:table-row table:style-name="ro1">
          <table:table-cell office:value-type="string" calcext:value-type="string">
            <text:p>width: 60%;</text:p>
          </table:table-cell>
          <table:table-cell office:value-type="string" calcext:value-type="string">
            <text:p>Mình mua thẻ nhớ này cách đây 2 ngày,gắn vào máy ảnh Canon G7X Mark ii chụp hình ra ko đẹp như thẻ nhớ Sandisk Ultra trước đây dù thẻ cũ tốc độ đọc chỉ có 48 Mb/s,ko biết tại sao,mình có thể đổi sang thẻ SanDisk 64 GB được ko Tiki?</text:p>
          </table:table-cell>
        </table:table-row>
        <table:table-row table:style-name="ro1">
          <table:table-cell office:value-type="string" calcext:value-type="string">
            <text:p>width: 60%;</text:p>
          </table:table-cell>
          <table:table-cell office:value-type="string" calcext:value-type="string">
            <text:p>mình mua sp này hôm 23/4, chủ yếu dùng que đánh trứng, que đánh bột dùng đến lần thứ 5 thì gãy, mình muốn hỏi về chế độ bảo hành như thế nào</text:p>
          </table:table-cell>
        </table:table-row>
        <table:table-row table:style-name="ro4">
          <table:table-cell office:value-type="string" calcext:value-type="string">
            <text:p>width: 60%;</text:p>
          </table:table-cell>
          <table:table-cell office:value-type="string" calcext:value-type="string">
            <text:p>Mình mua song thì có việc phải đi. 1 tuần sau về dùng mới phát hiện máy kêu to lăm</text:p>
            <text:p>Chỉ được cái giao nhanh</text:p>
          </table:table-cell>
        </table:table-row>
        <table:table-row table:style-name="ro1">
          <table:table-cell office:value-type="string" calcext:value-type="string">
            <text:p>width: 60%;</text:p>
          </table:table-cell>
          <table:table-cell office:value-type="string" calcext:value-type="string">
            <text:p>mình mua sản phẩm xài đc vài bữa thì bị sọc lcd, tiki bảo hành trường hợp này như thế nào ?</text:p>
          </table:table-cell>
        </table:table-row>
        <table:table-row table:style-name="ro1">
          <table:table-cell office:value-type="string" calcext:value-type="string">
            <text:p>width: 60%;</text:p>
          </table:table-cell>
          <table:table-cell office:value-type="string" calcext:value-type="string">
            <text:p>Mình mua sản phẩm này, nhà mình dùng mạng FPT, cứ khoảng 6-7 tiếng là bị Device Offline, phải rút điện ra cắm lại, vui lòng hướng dẫn mình cách xử lý vấn đề này.</text:p>
          </table:table-cell>
        </table:table-row>
        <table:table-row table:style-name="ro1">
          <table:table-cell office:value-type="string" calcext:value-type="string">
            <text:p>width: 60%;</text:p>
          </table:table-cell>
          <table:table-cell office:value-type="string" calcext:value-type="string">
            <text:p>Mình mua sản phẩm này vào ngày 09/08, xài khoàng 2 tuần thì không nhận được tín hiệu và đã đem đi bảo hành. Tiki hẹn mình đầu tháng 09 và có mail báo bảo hành xong rùi nhưng đến giờ vẫn chưa gửi lại cho mình. MÌnh đã mua 2,3 cái của Tiki mà đến cái này lại xảy ra tình trạng này.</text:p>
          </table:table-cell>
        </table:table-row>
        <table:table-row table:style-name="ro4">
          <table:table-cell office:value-type="string" calcext:value-type="string">
            <text:p>width: 60%;</text:p>
          </table:table-cell>
          <table:table-cell office:value-type="string" calcext:value-type="string">
            <text:p>Mình mua sản phẩm này nhân dịp black friday. Sản phẩm chạy rất êm. Không hề nghe tiếng quạt. Cũng tương đối mát thôi chứ mình thấy cũng không thực sự tản nhiệt tôt lắm. Cũng có thể do máy mình siêu nóng hix. Mà nói chung với giá như thế này là tốt rồi</text:p>
            <text:p/>
          </table:table-cell>
        </table:table-row>
        <table:table-row table:style-name="ro2">
          <table:table-cell office:value-type="string" calcext:value-type="string">
            <text:p>width: 60%;</text:p>
          </table:table-cell>
          <table:table-cell office:value-type="string" calcext:value-type="string">
            <text:p>Mình mua sản phẩm này ngày 19/7/2019, bây giờ ấm không hoạt động được. Vậy nhờ TIKI hướng dẫn thủ tục bảo hành.</text:p>
            <text:p>Theo Chính sách bảo hành thì được bảo hành 6 tháng từ lúc mua.</text:p>
            <text:p>Cảm ơn bạn.</text:p>
          </table:table-cell>
        </table:table-row>
        <table:table-row table:style-name="ro1">
          <table:table-cell office:value-type="string" calcext:value-type="string">
            <text:p>width: 60%;</text:p>
          </table:table-cell>
          <table:table-cell office:value-type="string" calcext:value-type="string">
            <text:p>Mình mua sản phẩm được hơn tháng và giờ khi cắm điện thì ko vào. Mình muốn bảo hành phải làm như thế nào ạ?</text:p>
          </table:table-cell>
        </table:table-row>
        <table:table-row table:style-name="ro1">
          <table:table-cell office:value-type="string" calcext:value-type="string">
            <text:p>width: 60%;</text:p>
          </table:table-cell>
          <table:table-cell office:value-type="string" calcext:value-type="string">
            <text:p>Mình mua rồi về xài thử lên đèn, nhưng k thấy con trỏ để bấm phải làm sao</text:p>
          </table:table-cell>
        </table:table-row>
        <table:table-row table:style-name="ro1">
          <table:table-cell office:value-type="string" calcext:value-type="string">
            <text:p>width: 60%;</text:p>
          </table:table-cell>
          <table:table-cell office:value-type="string" calcext:value-type="string">
            <text:p>Mình mua nồi nếu gặp sự cố thì phải làm sao? Tiki ko giao hoá đơn nồi cho mình, trong khi bảo hanh phải co phiếu va hoá đơn mua hàng</text:p>
          </table:table-cell>
        </table:table-row>
        <table:table-row table:style-name="ro1">
          <table:table-cell office:value-type="string" calcext:value-type="string">
            <text:p>width: 60%;</text:p>
          </table:table-cell>
          <table:table-cell office:value-type="string" calcext:value-type="string">
            <text:p>Mình mua nồi khi giá KM 929k. Mình chưa dùng các hãng khác nên ko so sánh được. Khi dùng thì thấy khá ổn, tuy nhiên thời gian chiên hơi lâu (1kg đùi gà mất khoảng 40-50’ để chế độ max). Điểm trừ nữa là mùi nhựa của nồi khi chiên, mình mua được 6 tháng rồi, tuần dùng 1-2 lần mà đến giờ vẫn chưa hết mùi nhựa.</text:p>
          </table:table-cell>
        </table:table-row>
        <table:table-row table:style-name="ro1">
          <table:table-cell office:value-type="string" calcext:value-type="string">
            <text:p>width: 60%;</text:p>
          </table:table-cell>
          <table:table-cell office:value-type="string" calcext:value-type="string">
            <text:p>Mình mua nồi đc 1 ngày, <text:s/>cơm nấu có mùi nhựa rất khó ăn . Nồi cơm khi nấu phát ra tiếng kêu , khi nhận hàng thiếu thìa xới cơm.</text:p>
          </table:table-cell>
        </table:table-row>
        <table:table-row table:style-name="ro3">
          <table:table-cell office:value-type="string" calcext:value-type="string">
            <text:p>width: 60%;</text:p>
          </table:table-cell>
          <table:table-cell office:value-type="string" calcext:value-type="string">
            <text:p>Mình mua nồi chiên không dầu của Lock and Lock vì rất tin tưởng thương hiệu này. </text:p>
            <text:p>Tuy nhiên khi nhận sản phẩm, xem chi tiết thì hơi thất vọng.</text:p>
            <text:p>Phần nút bấm ở tay cầm và các chi tiết nhựa ở bộ phận tay cầm rất thô, không tinh xảo, các gờ nhựa nổi lên, nhìn xấu, vì vậy cũng khó gỡ rổ chiên ra khỏi lồng, mình nghĩ lý do là nhựa ở các khớp nối được đúc không tốt.</text:p>
            <text:p>Phần 2 ốc vít gắn tay cầm với rổ chiên có cảm giác không chắc chắn, nếu chiên đồ nặng thì không ổn. </text:p>
            <text:p>Vì vậy mình đánh giá sản phẩm là 3 sao, tương đương với chấp nhận được.</text:p>
          </table:table-cell>
        </table:table-row>
        <table:table-row table:style-name="ro1">
          <table:table-cell office:value-type="string" calcext:value-type="string">
            <text:p>width: 60%;</text:p>
          </table:table-cell>
          <table:table-cell office:value-type="string" calcext:value-type="string">
            <text:p>Mình mua nồi chiên k dầu lok&amp;lok cái này là cái thứ hai mình thấy cái này phần trượt của nồi có chục chặc k rễ đẩy như cái trước ( loại 5,2 lít màu đen)</text:p>
          </table:table-cell>
        </table:table-row>
        <table:table-row table:style-name="ro5">
          <table:table-cell office:value-type="string" calcext:value-type="string">
            <text:p>width: 60%;</text:p>
          </table:table-cell>
          <table:table-cell office:value-type="string" calcext:value-type="string">
            <text:p>Mình mua nhưng ít dùng, mới dùng được 3, 4 lần thì ống nối bị tuột, lực hút không ổn định do độ kín hơi của ống.</text:p>
            <text:p>Máy lúc chạy lúc không. Ngày đầu hút hết cả nhà tầm 20 phút máy vẫn chạy tốt.</text:p>
            <text:p>Mấy lần sau có lúc được lúc không, mới hút tầm 5,10 phút thì máy tự ngắt, không biết có phải do máy nóng nên tự ngắt hay không. Bây giờ thì không chạy nữa rồi.</text:p>
            <text:p>Mình muốn bảo hành thì như thế nào vậy Tiki?</text:p>
          </table:table-cell>
        </table:table-row>
        <table:table-row table:style-name="ro1">
          <table:table-cell office:value-type="string" calcext:value-type="string">
            <text:p>width: 60%;</text:p>
          </table:table-cell>
          <table:table-cell office:value-type="string" calcext:value-type="string">
            <text:p>Mình mua ngày 18 nhưng nút A lúc nhận lúc không nhận 😢 có đổi lại hay bảo hành không ạ</text:p>
          </table:table-cell>
        </table:table-row>
        <table:table-row table:style-name="ro1">
          <table:table-cell office:value-type="string" calcext:value-type="string">
            <text:p>width: 60%;</text:p>
          </table:table-cell>
          <table:table-cell office:value-type="string" calcext:value-type="string">
            <text:p>Mình mua miếng dán cho ip 7+. Tuy nhiên không full viền như giới thiệu. Hở nhiều 2 bên mép. Ít bám vân tay. Dùng cũng khá OK</text:p>
          </table:table-cell>
        </table:table-row>
        <table:table-row table:style-name="ro1">
          <table:table-cell office:value-type="string" calcext:value-type="string">
            <text:p>width: 60%;</text:p>
          </table:table-cell>
          <table:table-cell office:value-type="string" calcext:value-type="string">
            <text:p>Mình mua máy với mục đích mang đi du lịch hoặc đi công tác, tuy nhiên máy quá nặng (~2kg); phần chứa nước nhở là một cái áo là hết nước nên nếu dùng tại nhà cũng rất bất tiện. Ưu điểm vẫn có: máy làm nóng nhanh, đợi 1-2 giây là có thể là luôn; nhưng không phù hợp với mục đích sử dụng.</text:p>
          </table:table-cell>
        </table:table-row>
        <table:table-row table:style-name="ro1">
          <table:table-cell office:value-type="string" calcext:value-type="string">
            <text:p>width: 60%;</text:p>
          </table:table-cell>
          <table:table-cell office:value-type="string" calcext:value-type="string">
            <text:p>Mình mua máy về, nhận hàng được mấy hôm nhưng nay mới dùng thử, nhưng máy ko say được. Không rõ là lắp sai, hay có vẫn đề gi, Mong được nhà cung câp hoặc tiki hỗ trợ đơn hàng</text:p>
          </table:table-cell>
        </table:table-row>
        <table:table-row table:style-name="ro1">
          <table:table-cell office:value-type="string" calcext:value-type="string">
            <text:p>width: 60%;</text:p>
          </table:table-cell>
          <table:table-cell office:value-type="string" calcext:value-type="string">
            <text:p>Mình mua máy về nhưng k sử dụng được vui lòng cho mình link để baot hành b nhứ</text:p>
          </table:table-cell>
        </table:table-row>
        <table:table-row table:style-name="ro1">
          <table:table-cell office:value-type="string" calcext:value-type="string">
            <text:p>width: 60%;</text:p>
          </table:table-cell>
          <table:table-cell office:value-type="string" calcext:value-type="string">
            <text:p>Mình mua máy về khá ưng bụng ở khoản giao hàng rất nhanh. Hàng chạy rất ổn. Nhưng không biết do mình không biết làm hay do máy quá nóng hay lí do hì mà khi mình làm sữa chua đề bị vón cục hay không thể đông sữa lại được. 3 lần làm hư hết 3 lần. Có ai thử làm rồi chỉ giúp mình làm sao với ạ</text:p>
          </table:table-cell>
        </table:table-row>
        <table:table-row table:style-name="ro1">
          <table:table-cell office:value-type="string" calcext:value-type="string">
            <text:p>width: 60%;</text:p>
          </table:table-cell>
          <table:table-cell office:value-type="string" calcext:value-type="string">
            <text:p>Mình mua máy này trên Tiki của shop Hoàng Ngọc (Hà Nội). Mình nhận được một cái hộp rách rưới như hình và không phải hộp SN898. Máy không dán logo SN898 luôn, dây đeo thì cũ kĩ. Mình check mic và bluetooth ok, USB chưa check. Thì với tầm giá này thì chất lượng phải vậy thôi. Nhưng sau khi mua sản phẩm này, mình sẽ suy nghĩ kĩ về việc mua các thiết bị điện tử ở Tiki.</text:p>
          </table:table-cell>
        </table:table-row>
        <table:table-row table:style-name="ro1">
          <table:table-cell office:value-type="string" calcext:value-type="string">
            <text:p>width: 60%;</text:p>
          </table:table-cell>
          <table:table-cell office:value-type="string" calcext:value-type="string">
            <text:p>minh mua may nay thang 4 nam roi ma gio lam toi cung nhu đa shop ho tro bao <text:s/>hanh giup minh</text:p>
          </table:table-cell>
        </table:table-row>
        <table:table-row table:style-name="ro1">
          <table:table-cell office:value-type="string" calcext:value-type="string">
            <text:p>width: 60%;</text:p>
          </table:table-cell>
          <table:table-cell office:value-type="string" calcext:value-type="string">
            <text:p>Mình mua máy này lần thứ 5 ở nhiều đơn vị bán khác nhau. Từ Nguyễn Kim, Chợ Lớn, Điện máy xanh...Không biết phải do đời máy sản xuất sau này bị ồn không. Máy khá ồn.</text:p>
          </table:table-cell>
        </table:table-row>
        <table:table-row table:style-name="ro1">
          <table:table-cell office:value-type="string" calcext:value-type="string">
            <text:p>width: 60%;</text:p>
          </table:table-cell>
          <table:table-cell office:value-type="string" calcext:value-type="string">
            <text:p>Mình mua máy này được hơn 1 tháng nay xài rất tốt, còn đang muốn giới thiệu mọi người dùng, nhưng hôm nay máy phát sinh sự cố là máy ko nóng nữa và ko thể pha cà phê được. Mình muốn được hỗ trợ kĩ thuật và chính sách bảo hành ạ.</text:p>
          </table:table-cell>
        </table:table-row>
        <table:table-row table:style-name="ro1">
          <table:table-cell office:value-type="string" calcext:value-type="string">
            <text:p>width: 60%;</text:p>
          </table:table-cell>
          <table:table-cell office:value-type="string" calcext:value-type="string">
            <text:p>mình mua máy này được 3 tháng. ban đầu máy chạy tốt, nhưng hiện tại chỉ hoạt động được 1 nút thôi, không biết quy trình đổi sản phẩm mới như thế nào vậy?</text:p>
          </table:table-cell>
        </table:table-row>
        <table:table-row table:style-name="ro1">
          <table:table-cell office:value-type="string" calcext:value-type="string">
            <text:p>width: 60%;</text:p>
          </table:table-cell>
          <table:table-cell office:value-type="string" calcext:value-type="string">
            <text:p>Mình mua máy lọc nước này vì cần sự tiện dụng + chất lượng lọc nước. Nhưng trong quá trình sử dụng thì nó không đáp ứng được cả 2 tiêu chí ấy. Nước lọc có nhiều mùi khó chịu dù đã lọc qua mấy lần nước. Cảm thấy tiếc tiền vì mua sản phẩm này :(</text:p>
          </table:table-cell>
        </table:table-row>
        <table:table-row table:style-name="ro1">
          <table:table-cell office:value-type="string" calcext:value-type="string">
            <text:p>width: 60%;</text:p>
          </table:table-cell>
          <table:table-cell office:value-type="string" calcext:value-type="string">
            <text:p>Mình mua máy dùng được 2 lần máy tốt chất lượng sữa cho tốt. Nhưng dùng lần 3 thì may báo lỗi E8. Liên hệ ở đâu để được huống dân và bảo hành? Mong đc hồi âm sớm. Trân trọng cảm ơn.</text:p>
          </table:table-cell>
        </table:table-row>
        <table:table-row table:style-name="ro1">
          <table:table-cell office:value-type="string" calcext:value-type="string">
            <text:p>width: 60%;</text:p>
          </table:table-cell>
          <table:table-cell office:value-type="string" calcext:value-type="string">
            <text:p>Mình mua máy đánh trứng về để phục vụ việc làm bánh trong gia đình. Công suất máy lớn, mạnh, đánh trứng hay đánh bơ bột đều rất nhanh. Tuy nhiên, mình mới dùng đc 4 tháng mà que đánh trứng đã bị gãy nan liểng xiểng rồi, chất lượng phụ kiện hơi kém. Thêm cái nữa là mình đặt hàng bên bảo hành thêm vài que đánh thì cũng rất rất lâu mới có, 3 tuần hơn rồi còn chưa thấy gì. Hy vọng đại lý BlueStones có thể nhập và hỗ trợ vấn đề phụ kiện đi kèm cho máy nhanh hơn.</text:p>
          </table:table-cell>
        </table:table-row>
        <table:table-row table:style-name="ro1">
          <table:table-cell office:value-type="string" calcext:value-type="string">
            <text:p>width: 60%;</text:p>
          </table:table-cell>
          <table:table-cell office:value-type="string" calcext:value-type="string">
            <text:p>mình mua máy đánh trứng này nhưng không thấy phiếu bảo hành vậy nếu có vấn đề j mình cần liên hệ với ai được vậy. Không có phiếu bảo hành sao mình tin dc xài có bền hay không hay chỉ lm 1 lần rồi hư vậy ạ</text:p>
          </table:table-cell>
        </table:table-row>
        <table:table-row table:style-name="ro1">
          <table:table-cell office:value-type="string" calcext:value-type="string">
            <text:p>width: 60%;</text:p>
          </table:table-cell>
          <table:table-cell office:value-type="string" calcext:value-type="string">
            <text:p>mình mua màu đen lại giao màu trắng. mình không ở nhà nên không trực tiếp nhận hàng. yêu cầu tiki đổi hàng.</text:p>
          </table:table-cell>
        </table:table-row>
        <table:table-row table:style-name="ro1">
          <table:table-cell office:value-type="string" calcext:value-type="string">
            <text:p>width: 60%;</text:p>
          </table:table-cell>
          <table:table-cell office:value-type="string" calcext:value-type="string">
            <text:p>Mình mua loại 4l công suất ghi rõ là 1700w vậy mà giao hàng là 4,6l công suất 1400w, đèn thể hiện nhiệt độ lúc tắt lúc mở ! Bây giờ mún đổi thì phải làm sao</text:p>
          </table:table-cell>
        </table:table-row>
        <table:table-row table:style-name="ro1">
          <table:table-cell office:value-type="string" calcext:value-type="string">
            <text:p>width: 60%;</text:p>
          </table:table-cell>
          <table:table-cell office:value-type="string" calcext:value-type="string">
            <text:p>mình mua lò vi sóng về quay k nóng thì bảo hành như thế nào ạ?</text:p>
          </table:table-cell>
        </table:table-row>
        <table:table-row table:style-name="ro1">
          <table:table-cell office:value-type="string" calcext:value-type="string">
            <text:p>width: 60%;</text:p>
          </table:table-cell>
          <table:table-cell office:value-type="string" calcext:value-type="string">
            <text:p>Mình mua lò nướng này cho mẹ, mẹ rất thích. Để nướng thịt 3 rọi,vịt,gà rất tiện lợi và nhanh chóng,dể dàng vệ sinh. Lúc mua 899k bây giờ còn 699k. Buồn thiệt chứ. Nhưng vẫn hài lòng khi mua em nó. Gia đình khoản 4 người lò nướng này là lựa chọn tốt.</text:p>
          </table:table-cell>
        </table:table-row>
        <table:table-row table:style-name="ro1">
          <table:table-cell office:value-type="string" calcext:value-type="string">
            <text:p>width: 60%;</text:p>
          </table:table-cell>
          <table:table-cell office:value-type="string" calcext:value-type="string">
            <text:p>Mình mua hàng tiki rất nhiều rồi, nên tin tưởng cũng không check hàng với bạn shipper. Nay nhận hàng thì thấy hộp đã bị khui sẵn rồi. Là mình hok vui rồi nha. Để <text:s/>dùng thử xem có êm hok. Chứ cái kiểu người này trả hàng đem bán cho người kia là ko dám mua lần nữa đâu.</text:p>
          </table:table-cell>
        </table:table-row>
        <table:table-row table:style-name="ro1">
          <table:table-cell office:value-type="string" calcext:value-type="string">
            <text:p>width: 60%;</text:p>
          </table:table-cell>
          <table:table-cell office:value-type="string" calcext:value-type="string">
            <text:p>Mình mua hàng nhưng ko có chế độ từng mức nhiệt độ và đèn màu sắc</text:p>
          </table:table-cell>
        </table:table-row>
        <table:table-row table:style-name="ro1">
          <table:table-cell office:value-type="string" calcext:value-type="string">
            <text:p>width: 60%;</text:p>
          </table:table-cell>
          <table:table-cell office:value-type="string" calcext:value-type="string">
            <text:p>mình mua hàng ngày 20/3/2018 đến hnay mới sử dụng vì mình sắm sửa cho nhà mới, lúc nhận hàng có xem sản phẩm chỉ kiểm tra xem có trầy hay ntn k r cất lại vô thùng. hnay xem thì nhìn cái nắp đóng lại vô khớp nhưng hơi hở ( k biết khoảng cách hở đó là đúng hay do lỗi sp )</text:p>
          </table:table-cell>
        </table:table-row>
        <table:table-row table:style-name="ro4">
          <table:table-cell office:value-type="string" calcext:value-type="string">
            <text:p>width: 60%;</text:p>
          </table:table-cell>
          <table:table-cell office:value-type="string" calcext:value-type="string">
            <text:p>Mình mua hàng giao 6/4 nhận. Đến nay là đc 15 ngày r. Tuần đầu dùng ok hơi nóng chỗ khay thôi. Nhưng tuần thứ 2 nóng phần nhựa ngoài cả trên và phần dưới khay lắm tiki ạ;(( nóng bỏng tay, mình luôn theo dõi và nhận thấy n thay đổi r, từ hồi mua về m dùng có mấy lần thôi. Huhu, mình đã gọi lên tổng đài tiki. Các b ý hẹn sẽ có người qua nhà lấy mang đi bảo hành, </text:p>
            <text:p>Ngại khoản bảo hành ghê cơ.huhu k muốn ai đó tháo rỡ ra. :((((</text:p>
          </table:table-cell>
        </table:table-row>
        <table:table-row table:style-name="ro1">
          <table:table-cell office:value-type="string" calcext:value-type="string">
            <text:p>width: 60%;</text:p>
          </table:table-cell>
          <table:table-cell office:value-type="string" calcext:value-type="string">
            <text:p>mình mua hàng bị lỗi. bên tiki đã liên hệ để thu hồi lại hàng chờ đổi trả lại sản phẩm khác. Làm việc có trách nhiệm.</text:p>
          </table:table-cell>
        </table:table-row>
        <table:table-row table:style-name="ro1">
          <table:table-cell office:value-type="string" calcext:value-type="string">
            <text:p>width: 60%;</text:p>
          </table:table-cell>
          <table:table-cell office:value-type="string" calcext:value-type="string">
            <text:p>minh mua hai cái bị nỗi mất một cái tiki hỗ chợ dổi giúp mình với</text:p>
          </table:table-cell>
        </table:table-row>
        <table:table-row table:style-name="ro4">
          <table:table-cell office:value-type="string" calcext:value-type="string">
            <text:p>width: 60%;</text:p>
          </table:table-cell>
          <table:table-cell office:value-type="string" calcext:value-type="string">
            <text:p>Mình mua gần 1 tháng mà hôm nay máy cứ báo chỉ số 170-180 trong khi đó ở trong nhà bình thường 30-40.</text:p>
            <text:p>Phải đem ra đâu bảo hành vậy bạn bán hàng?</text:p>
          </table:table-cell>
        </table:table-row>
        <table:table-row table:style-name="ro1">
          <table:table-cell office:value-type="string" calcext:value-type="string">
            <text:p>width: 60%;</text:p>
          </table:table-cell>
          <table:table-cell office:value-type="string" calcext:value-type="string">
            <text:p>Mình mua gần 1 tháng do nhà xay nay mới xong dùng thử,khi tắt bếp đèn high temp vẫn đỏ k tắt và vẫn nóng,chỉnh k đc dt bảo hành k ai nghe huhuu,anh chị nào biết tắt high temp chỉ em với.cám ơn</text:p>
          </table:table-cell>
        </table:table-row>
        <table:table-row table:style-name="ro2">
          <table:table-cell office:value-type="string" calcext:value-type="string">
            <text:p>width: 60%;</text:p>
          </table:table-cell>
          <table:table-cell office:value-type="string" calcext:value-type="string">
            <text:p>Mình mua được version 2.</text:p>
            <text:p>Mới dùng chức năng range extender. Kết quả thì tốc độ không được như mình nghĩ. Mạng nhà mình khi đo từ router gốc là khoảng 40mbps. Nhưng qua sp này thì chỉ còn khoảng dưới 10mbps (cường độ sóng đầy vạch, khi bắt sóng từ router gốc để chuyển tiếp thì cũng hiển thị sóng đầy vạch). Nhưng mình đọc trên mạng thì hình như dùng chức năng chuyển tiếp là toàn vậy. Không được ổn định. Sẽ phải tìm cách đi dây từ router gốc để dùng chức năng access point cho nó ổn định.</text:p>
            <text:p>Về khả năng phát sóng thì khi để 100% thì sóng khá mạnh.</text:p>
          </table:table-cell>
        </table:table-row>
        <table:table-row table:style-name="ro1">
          <table:table-cell office:value-type="string" calcext:value-type="string">
            <text:p>width: 60%;</text:p>
          </table:table-cell>
          <table:table-cell office:value-type="string" calcext:value-type="string">
            <text:p>Mình mua được khoảng 2 tháng lúc đầu sử dụng ok. Mấy hôm nay tự nhiên không thấy hình nữa màn hình đêm thui . Mấy vẫn chế độ trực tuyến. Mình đã reset nhiều lần mà vẫn vậy .cho mình hỏi có còn bảo hành không ah. Mình cảm ơn .</text:p>
          </table:table-cell>
        </table:table-row>
        <table:table-row table:style-name="ro1">
          <table:table-cell office:value-type="string" calcext:value-type="string">
            <text:p>width: 60%;</text:p>
          </table:table-cell>
          <table:table-cell office:value-type="string" calcext:value-type="string">
            <text:p>Mình mua được hai tháng giờ máy nháy cả 4 đèn báo hiệu thay lõi 1 lúc và bơm không lên nước lên vòi. Thực sự hối hận. Biết thế không mua nữa. Đã mua rất nhiều thứ giá trị lớn trên tiki nhưng lần này là lần bực mình thứ nhì. Sau lần thứ nhất mua cái laptop Hạnh phúc được 1 tháng hỏng lên hỏng xuống. Giờ vứt xó 1 chỗ.</text:p>
          </table:table-cell>
        </table:table-row>
        <table:table-row table:style-name="ro1">
          <table:table-cell office:value-type="string" calcext:value-type="string">
            <text:p>width: 60%;</text:p>
          </table:table-cell>
          <table:table-cell office:value-type="string" calcext:value-type="string">
            <text:p>Mình mua được 1 tháng thì bị hư rơle điện. Cắm điện vào tự đun chứ nút tự tắt hỏng mất rồi. Bên tiki có đổi ấm mới cho mình được không ?????</text:p>
          </table:table-cell>
        </table:table-row>
        <table:table-row table:style-name="ro1">
          <table:table-cell office:value-type="string" calcext:value-type="string">
            <text:p>width: 60%;</text:p>
          </table:table-cell>
          <table:table-cell office:value-type="string" calcext:value-type="string">
            <text:p>mình mua được 1 tháng mấy rồi, ko bị rơi rớt va chạm gì, đèn không bật, không nấu được nữa , bh như thế nào đây add?</text:p>
          </table:table-cell>
        </table:table-row>
        <table:table-row table:style-name="ro5">
          <table:table-cell office:value-type="string" calcext:value-type="string">
            <text:p>width: 60%;</text:p>
          </table:table-cell>
          <table:table-cell office:value-type="string" calcext:value-type="string">
            <text:p>Mình mua đợt sale còn 329k dc tặng bình nước inox giảm thêm 100k khi tt bằng zalo pay.</text:p>
            <text:p>Quà tặng bình nước rất đẹp dầy dặn nhựa làm rất kỹ</text:p>
            <text:p>Ấm siêu tốc thì mỏng manh cả phần nhựa và lõi inox đều mỏng. Tem mác không sắc nét, nếu so với giá tiền 329k chưa thấy xứng đáng lắm</text:p>
            <text:p>Mình không thấy hài lòng về sp ấm siêu tốc</text:p>
          </table:table-cell>
        </table:table-row>
        <table:table-row table:style-name="ro1">
          <table:table-cell office:value-type="string" calcext:value-type="string">
            <text:p>width: 60%;</text:p>
          </table:table-cell>
          <table:table-cell office:value-type="string" calcext:value-type="string">
            <text:p>Mình mua deal còn 500k. Nồi ok. Mới đầu chưa biết cách tháo vệ sinh. Biết rồi tháo khá dễ dàng. Kiểu nồi này sôi rất lâu. Tầm hơn 40p mới sôi dù nước lẩu đã là nước sôi đổ vào rồi. Nhưng đã sôi thì giữ nhiệt rất lâu. Hàng locknlock hy vọng bền</text:p>
          </table:table-cell>
        </table:table-row>
        <table:table-row table:style-name="ro1">
          <table:table-cell office:value-type="string" calcext:value-type="string">
            <text:p>width: 60%;</text:p>
          </table:table-cell>
          <table:table-cell office:value-type="string" calcext:value-type="string">
            <text:p>Mình mua để chụp ảnh thì OK, mhuwng máy tính không nhận, không đọc được thẻ.</text:p>
          </table:table-cell>
        </table:table-row>
        <table:table-row table:style-name="ro1">
          <table:table-cell office:value-type="string" calcext:value-type="string">
            <text:p>width: 60%;</text:p>
          </table:table-cell>
          <table:table-cell office:value-type="string" calcext:value-type="string">
            <text:p>Mình mua dc vài tháng rồi mới lên đánh giá . Đi tham khảo xem review khắp nơi rồi mới quyết định mua cái này . Cảm thấy k hiệu quả lắm vì dùng mlkk suốt mà nó siêu nhiều bụi đọng lại . Cảm thấy vô thưởng vô phạt luôn . Tiki giao hàng thì nhanh và nguyên đủ phụ kiện . Nói chung dịch vụ khá tốt nhưng sản phẩm k dc . K mua lại lần nữa</text:p>
          </table:table-cell>
        </table:table-row>
        <table:table-row table:style-name="ro4">
          <table:table-cell office:value-type="string" calcext:value-type="string">
            <text:p>width: 60%;</text:p>
          </table:table-cell>
          <table:table-cell office:value-type="string" calcext:value-type="string">
            <text:p>Mình mua đã lâu , vẫn đang sử dụng tốt nhưng thật ra âm thanh ko hay , thỉnh thoảng bị rè ,</text:p>
            <text:p>với mình SP này ở mức tạm được mà thôi</text:p>
          </table:table-cell>
        </table:table-row>
        <table:table-row table:style-name="ro1">
          <table:table-cell office:value-type="string" calcext:value-type="string">
            <text:p>width: 60%;</text:p>
          </table:table-cell>
          <table:table-cell office:value-type="string" calcext:value-type="string">
            <text:p>Mình mua cũng gần được 1 năm, dùng tầm 1-2 tuần 1 lần, <text:s/>1 lần ủi tầm 3-5 món đồ. Mới trước tết mình mủi tới cái thứ 4 thì máy tắt tịt, ko lên đèn, ko xịt hơi. Mình nghĩ do nóng quá nên để vài tiếng cho nguội rồi cắm lại. Đèn đỏ nhưng máy ko nóng và vẫn ko xịt hơi. Chắc phải mang qua hãng bảo hành</text:p>
          </table:table-cell>
        </table:table-row>
        <table:table-row table:style-name="ro1">
          <table:table-cell office:value-type="string" calcext:value-type="string">
            <text:p>width: 60%;</text:p>
          </table:table-cell>
          <table:table-cell office:value-type="string" calcext:value-type="string">
            <text:p>Mình mua của nhà cung cấp (shop) Joybuy Channel. Đặt hàng và thanh toán từ 18/2 nhưng dự kiến đến 9/3 mới giao hàng, quá chậm so với nhu cầu. Đây là một hạn chế khi mua hàng quốc tế (shop ngoài lãnh thổ VN) mà mọi người nên lưu ý.</text:p>
          </table:table-cell>
        </table:table-row>
        <table:table-row table:style-name="ro1">
          <table:table-cell office:value-type="string" calcext:value-type="string">
            <text:p>width: 60%;</text:p>
          </table:table-cell>
          <table:table-cell office:value-type="string" calcext:value-type="string">
            <text:p>mình mua con Sandisk Extreme 32GB 3.0 mà tốc độ ghi lên đến 26MB/s ~ 50MB/s giá cũng 120k, còn con này chỉ giao động 8 ~ 12 MB/s.</text:p>
          </table:table-cell>
        </table:table-row>
        <table:table-row table:style-name="ro1">
          <table:table-cell office:value-type="string" calcext:value-type="string">
            <text:p>width: 60%;</text:p>
          </table:table-cell>
          <table:table-cell office:value-type="string" calcext:value-type="string">
            <text:p>minh mua camara imou cấm thẻ nhớ vào rồi mà sao ko lưu lại dc vậy chỉ coi trực tiếp thôi</text:p>
          </table:table-cell>
        </table:table-row>
        <table:table-row table:style-name="ro1">
          <table:table-cell office:value-type="string" calcext:value-type="string">
            <text:p>width: 60%;</text:p>
          </table:table-cell>
          <table:table-cell office:value-type="string" calcext:value-type="string">
            <text:p>Mình mua cái máy này mới nhận 22/9, dùng tới nay hơn 10 ngày mà nó bị chảy nhựa. Máy mới đầu dùng thì bị rỉ nước, phun toàn ra nước chứ ko có hơi, ướt hết đồ 😥😥😥, giờ thì đỡ rỉ hơn. Máy ủi ko được thẳng lắm, phù hợp w đồ mỏng, ko phẳng tối đa. Cầm mỏi tay, ủi tầm được hơn 1 cái thì phải châm nước.</text:p>
          </table:table-cell>
        </table:table-row>
        <table:table-row table:style-name="ro1">
          <table:table-cell office:value-type="string" calcext:value-type="string">
            <text:p>width: 60%;</text:p>
          </table:table-cell>
          <table:table-cell office:value-type="string" calcext:value-type="string">
            <text:p>Mình mua bình vào năm ngoái, dùng mấy tháng thì ko thấy nước chảy xuống nữa, nghĩ do hư bộ lọc (dù chưa chuyển sang báo động đỏ) nên mình đặt mua bộ lọc thay thế. Gắn vô nước có chảy xuống nhưng ko hết được nước trên bình chứa trên mà cứ còn hoài. Thấy hàng đắt, bình đã 1.4tr, bộ lọc cũng 4ook nữa mà trải nghiệm ko ok tí nào.</text:p>
          </table:table-cell>
        </table:table-row>
        <table:table-row table:style-name="ro1">
          <table:table-cell office:value-type="string" calcext:value-type="string">
            <text:p>width: 60%;</text:p>
          </table:table-cell>
          <table:table-cell office:value-type="string" calcext:value-type="string">
            <text:p>Mình mua bị thiếu tấm kẹp để ủi phần thân áo. Cảm giác ủi ban đầu là ko thẳng lắm.</text:p>
          </table:table-cell>
        </table:table-row>
        <table:table-row table:style-name="ro1">
          <table:table-cell office:value-type="string" calcext:value-type="string">
            <text:p>width: 60%;</text:p>
          </table:table-cell>
          <table:table-cell office:value-type="string" calcext:value-type="string">
            <text:p>Mình mua 3 máy này, một máy cho mẹ và 2 máy cho người nhà. Nhưng 1 trong 2 máy mua cho người nhà bị hở điện. đụng vô nó giựt tê tê</text:p>
          </table:table-cell>
        </table:table-row>
        <table:table-row table:style-name="ro1">
          <table:table-cell office:value-type="string" calcext:value-type="string">
            <text:p>width: 60%;</text:p>
          </table:table-cell>
          <table:table-cell office:value-type="string" calcext:value-type="string">
            <text:p>Mình mua 3 cái, thì 2 cái chạy ngon, 1 cái hỏng không chạy, không được vui lắm</text:p>
          </table:table-cell>
        </table:table-row>
        <table:table-row table:style-name="ro1">
          <table:table-cell office:value-type="string" calcext:value-type="string">
            <text:p>width: 60%;</text:p>
          </table:table-cell>
          <table:table-cell office:value-type="string" calcext:value-type="string">
            <text:p>Mình mua 20/08 <text:s/>đến nay nồi không sáng đèn khi nấu. <text:s/>Cho mình hỏi bảo hành như thế nào</text:p>
          </table:table-cell>
        </table:table-row>
        <table:table-row table:style-name="ro1">
          <table:table-cell office:value-type="string" calcext:value-type="string">
            <text:p>width: 60%;</text:p>
          </table:table-cell>
          <table:table-cell office:value-type="string" calcext:value-type="string">
            <text:p>mình mua 2 râu mà giao 3 râu, xài cũng được, dễ xài camera quay nhanh.</text:p>
          </table:table-cell>
        </table:table-row>
        <table:table-row table:style-name="ro1">
          <table:table-cell office:value-type="string" calcext:value-type="string">
            <text:p>width: 60%;</text:p>
          </table:table-cell>
          <table:table-cell office:value-type="string" calcext:value-type="string">
            <text:p>Mình mua 2 nồi xài tương đối ổn tuy nhiên đáy nồi này khá mỏng và nồi thứ 2 không đc khớp 100% vẫn bị chênh 1 xíu.</text:p>
          </table:table-cell>
        </table:table-row>
        <table:table-row table:style-name="ro1">
          <table:table-cell office:value-type="string" calcext:value-type="string">
            <text:p>width: 60%;</text:p>
          </table:table-cell>
          <table:table-cell office:value-type="string" calcext:value-type="string">
            <text:p>Mình mua 2 máy, 1 máy oke còn 1 máy bị lỗi, đang chờ tiki đổi :(</text:p>
          </table:table-cell>
        </table:table-row>
        <table:table-row table:style-name="ro1">
          <table:table-cell office:value-type="string" calcext:value-type="string">
            <text:p>width: 60%;</text:p>
          </table:table-cell>
          <table:table-cell office:value-type="string" calcext:value-type="string">
            <text:p>Mình mua 2 lần 2 nồi cho 1 mã hàng giống nhau mà sao bao bì 2 lần khác nhau hoàn toàn là sao vậy shop?</text:p>
          </table:table-cell>
        </table:table-row>
        <table:table-row table:style-name="ro1">
          <table:table-cell office:value-type="string" calcext:value-type="string">
            <text:p>width: 60%;</text:p>
          </table:table-cell>
          <table:table-cell office:value-type="string" calcext:value-type="string">
            <text:p>Mình mua 2 cái, 1 cái bị hư, 1 cái thì vẫn dùng bình thường. Tốt nhất là mua loại nào tốt hơn, như thương hiệu xiaomi</text:p>
          </table:table-cell>
        </table:table-row>
        <table:table-row table:style-name="ro1">
          <table:table-cell office:value-type="string" calcext:value-type="string">
            <text:p>width: 60%;</text:p>
          </table:table-cell>
          <table:table-cell office:value-type="string" calcext:value-type="string">
            <text:p>mình mua 2 cái nhưng 1 cái củ nguồn không theo máy đã bị đổi sang màu đen</text:p>
          </table:table-cell>
        </table:table-row>
        <table:table-row table:style-name="ro1">
          <table:table-cell office:value-type="string" calcext:value-type="string">
            <text:p>width: 60%;</text:p>
          </table:table-cell>
          <table:table-cell office:value-type="string" calcext:value-type="string">
            <text:p>mình mua 2 cái , nhưng 1 cái bị rè bên phải ạ , cái còn lại xài ok</text:p>
          </table:table-cell>
        </table:table-row>
        <table:table-row table:style-name="ro1">
          <table:table-cell office:value-type="string" calcext:value-type="string">
            <text:p>width: 60%;</text:p>
          </table:table-cell>
          <table:table-cell office:value-type="string" calcext:value-type="string">
            <text:p>mình mua 1 chiếc nhưng lại ko có khay và vỉ nướng mong bên đối tác xem lại</text:p>
          </table:table-cell>
        </table:table-row>
        <table:table-row table:style-name="ro1">
          <table:table-cell office:value-type="string" calcext:value-type="string">
            <text:p>width: 60%;</text:p>
          </table:table-cell>
          <table:table-cell office:value-type="string" calcext:value-type="string">
            <text:p>Mình mua 1 chiếc của shop Điện máy city, ngoại hình sp thì đẹp khỏi chê rồi, nhưng ko biết có phải hàng chính hãng ko mà nước đun ra rất hơi mùi nhựa, liệu có ảnh hưởng sức khỏe người uống ko?</text:p>
          </table:table-cell>
        </table:table-row>
        <table:table-row table:style-name="ro1">
          <table:table-cell office:value-type="string" calcext:value-type="string">
            <text:p>width: 60%;</text:p>
          </table:table-cell>
          <table:table-cell office:value-type="string" calcext:value-type="string">
            <text:p>Mình mua 01 sợi màu đỏ, mới dùng 11 tháng nhưng hiện nay gặp tình trạng sạc ko vào. Xin hỏi địa chỉ bảo hành và thủ tục như thế nào ạ?</text:p>
          </table:table-cell>
        </table:table-row>
        <table:table-row table:style-name="ro1">
          <table:table-cell office:value-type="string" calcext:value-type="string">
            <text:p>width: 60%;</text:p>
          </table:table-cell>
          <table:table-cell office:value-type="string" calcext:value-type="string">
            <text:p>Mình ms lấy máy ảnh này của tiki hôm 16/7/2018 nhưng hnay đag chụp thì máy bị sao ấy, bật lên thì máy cứ bị treo màn hình rồi k tắt dk cũng k thu ống kính lại được, mong tiki hỗ trợ cho mình . Và cho mình hỏi muốn bảo hành hay đổi trả máy thì liên hệ như thế nào với ạ</text:p>
          </table:table-cell>
        </table:table-row>
        <table:table-row table:style-name="ro1">
          <table:table-cell office:value-type="string" calcext:value-type="string">
            <text:p>width: 60%;</text:p>
          </table:table-cell>
          <table:table-cell office:value-type="string" calcext:value-type="string">
            <text:p>mình mới xay có một ngày đã hỏng rồi gọi tổng đài tiki mà tới nay chưa được giải quyết</text:p>
          </table:table-cell>
        </table:table-row>
        <table:table-row table:style-name="ro1">
          <table:table-cell office:value-type="string" calcext:value-type="string">
            <text:p>width: 60%;</text:p>
          </table:table-cell>
          <table:table-cell office:value-type="string" calcext:value-type="string">
            <text:p>Mình mới sử dụng nhưng thấy lọc chậm quá! Với lại cho mình hỏi cái cục bơm đi cùng máy là gì, vì không thấy trong sách hướng dẫn!</text:p>
          </table:table-cell>
        </table:table-row>
        <table:table-row table:style-name="ro1">
          <table:table-cell office:value-type="string" calcext:value-type="string">
            <text:p>width: 60%;</text:p>
          </table:table-cell>
          <table:table-cell office:value-type="string" calcext:value-type="string">
            <text:p>mình mới sử dụng lần đầu, nhưng lần sau ko sử dụng dc nữa, mình đã kiểm tra ổ cắm điện nhưng ko hoạt động, đèn ko sáng. Nhờ tiki hỗ trợ đổi hàng giúp mình</text:p>
          </table:table-cell>
        </table:table-row>
        <table:table-row table:style-name="ro1">
          <table:table-cell office:value-type="string" calcext:value-type="string">
            <text:p>width: 60%;</text:p>
          </table:table-cell>
          <table:table-cell office:value-type="string" calcext:value-type="string">
            <text:p>Mình mới nhận nồi hôm qua nhưng mở ra thì tem chỉ còn 1 nửa như này, không biết có vấn đề gì không nhỉ!</text:p>
          </table:table-cell>
        </table:table-row>
        <table:table-row table:style-name="ro1">
          <table:table-cell office:value-type="string" calcext:value-type="string">
            <text:p>width: 60%;</text:p>
          </table:table-cell>
          <table:table-cell office:value-type="string" calcext:value-type="string">
            <text:p>Mình mới nhận nồi dc 3 hôm <text:s/>và dùng thử thì nay thấy nút set thời gian ko tự ngắt, vậy có dc đổi trả ko ạ. Mong sớm dc phản hồi.</text:p>
          </table:table-cell>
        </table:table-row>
        <table:table-row table:style-name="ro1">
          <table:table-cell office:value-type="string" calcext:value-type="string">
            <text:p>width: 60%;</text:p>
          </table:table-cell>
          <table:table-cell office:value-type="string" calcext:value-type="string">
            <text:p>Mình mới nhận nồi chiên lúc chiều và mình mở ra thấu lồng chiên quá nhỏ. Tiki cho mình hỏi mình muốn đổi sang nồi chiên diện tích lớn hơn hoặc đổi sáng Lock@Lock được không ạ</text:p>
          </table:table-cell>
        </table:table-row>
        <table:table-row table:style-name="ro1">
          <table:table-cell office:value-type="string" calcext:value-type="string">
            <text:p>width: 60%;</text:p>
          </table:table-cell>
          <table:table-cell office:value-type="string" calcext:value-type="string">
            <text:p>mình mới nhận máy. thử xay sinh tố cho con liền. Chỉ xay dc đá nhỏ, mịn. khi xay máy kêu rất lớn, chất liệu nhựa mỏng te. không hài lòng lắm.</text:p>
          </table:table-cell>
        </table:table-row>
        <table:table-row table:style-name="ro1">
          <table:table-cell office:value-type="string" calcext:value-type="string">
            <text:p>width: 60%;</text:p>
          </table:table-cell>
          <table:table-cell office:value-type="string" calcext:value-type="string">
            <text:p>mình mới nhận máy dc 1 tuần, nhưng xay thử máy khá yếu, mỗi lần xay cung ko dc nhiều, mình muốn đổi sang máy khác có công suất cao hơn, mong tiki hỗ trợ</text:p>
          </table:table-cell>
        </table:table-row>
        <table:table-row table:style-name="ro1">
          <table:table-cell office:value-type="string" calcext:value-type="string">
            <text:p>width: 60%;</text:p>
          </table:table-cell>
          <table:table-cell office:value-type="string" calcext:value-type="string">
            <text:p>mình mới nhận máy chưa thử vì bận. mình muốn mua thêm chân vịt cuốn số, <text:s/>chân vịt cuốn biên và chân vịt may nhún cho máy loại này. <text:s/>tiki tư vấn giúp mình nhé</text:p>
          </table:table-cell>
        </table:table-row>
        <table:table-row table:style-name="ro1">
          <table:table-cell office:value-type="string" calcext:value-type="string">
            <text:p>width: 60%;</text:p>
          </table:table-cell>
          <table:table-cell office:value-type="string" calcext:value-type="string">
            <text:p>Mình mới nhận máy 13/6. Chưa sử dụng các chức năng khác ngoài xay chậm và xay nhanh. Tuy nhiên, mình không sử dụng được chức năng xay chậm. Còn về xay nhanh thì mấy lần đầu máy không nấu, rồi khi đang nấu thì đột ngột tắt máy. Sau phải bấm lại từ đầu. Sáng nay xay thì ok. Sữa xay mịn, thơm. Mình gọi lên số tổng đài thì báo máy bận.</text:p>
          </table:table-cell>
        </table:table-row>
        <table:table-row table:style-name="ro1">
          <table:table-cell office:value-type="string" calcext:value-type="string">
            <text:p>width: 60%;</text:p>
          </table:table-cell>
          <table:table-cell office:value-type="string" calcext:value-type="string">
            <text:p>Mình mới nhận hôm qua, hôm nay mở ra xem thì thấy có vết nhựa nhô lên như thế này. Bên <text:s/>tiki xử lí như thế nào ạ? Đổi trả sp mới hay sao ạ?</text:p>
          </table:table-cell>
        </table:table-row>
        <table:table-row table:style-name="ro1">
          <table:table-cell office:value-type="string" calcext:value-type="string">
            <text:p>width: 60%;</text:p>
          </table:table-cell>
          <table:table-cell office:value-type="string" calcext:value-type="string">
            <text:p>Mình mới nhận hàng, nồi gọn đẹp nhưng ko có hộc chứa nước, lồng nồi khi nấu cơm bị dính cơm, mà với giá km 578k thì cũng được, tạm hài lòng</text:p>
          </table:table-cell>
        </table:table-row>
        <table:table-row table:style-name="ro1">
          <table:table-cell office:value-type="string" calcext:value-type="string">
            <text:p>width: 60%;</text:p>
          </table:table-cell>
          <table:table-cell office:value-type="string" calcext:value-type="string">
            <text:p>Mình mới nhận hàng và thử làm 1 mẻ sữa đậu mà máy như thế này có ổn không..</text:p>
          </table:table-cell>
        </table:table-row>
        <table:table-row table:style-name="ro1">
          <table:table-cell office:value-type="string" calcext:value-type="string">
            <text:p>width: 60%;</text:p>
          </table:table-cell>
          <table:table-cell office:value-type="string" calcext:value-type="string">
            <text:p>mình mới nhận hàng trưa nay.và chỉ sử dụng được 1 bên phải.nên trái không lên nguồn và không nhận sạc.</text:p>
          </table:table-cell>
        </table:table-row>
        <table:table-row table:style-name="ro1">
          <table:table-cell office:value-type="string" calcext:value-type="string">
            <text:p>width: 60%;</text:p>
          </table:table-cell>
          <table:table-cell office:value-type="string" calcext:value-type="string">
            <text:p>Mình mới nhận hàng thứ 7 13/6 nhưng nút nguồn không nhạy bấm hoài không được, cứ nhấp nháy đèn máy bị lỗi gì tiki xem lại giúp mình</text:p>
          </table:table-cell>
        </table:table-row>
        <table:table-row table:style-name="ro1">
          <table:table-cell office:value-type="string" calcext:value-type="string">
            <text:p>width: 60%;</text:p>
          </table:table-cell>
          <table:table-cell office:value-type="string" calcext:value-type="string">
            <text:p>Mình mới nhận hàng sáng nay nhưng cần hỗ trợ. máy cắm trực tiếp thì chạy nhưng xạc không vô pin, cần được đổi lại</text:p>
          </table:table-cell>
        </table:table-row>
        <table:table-row table:style-name="ro4">
          <table:table-cell office:value-type="string" calcext:value-type="string">
            <text:p>width: 60%;</text:p>
          </table:table-cell>
          <table:table-cell office:value-type="string" calcext:value-type="string">
            <text:p>Mình mới nhận hàng ngày 24/10/2019 nhưng phiếu bảo hành ghi ngày 25/09/2019. Có nghĩa là trôi bảo hành 1 tháng. Không biết hàng mới hay đã qua sử dụng? Đề nghị Tiki làm rõ.</text:p>
            <text:p>Chưa đánh giá về mức độ hoạt động vì vẫn còn nguyên tem và sản phẩm</text:p>
          </table:table-cell>
        </table:table-row>
        <table:table-row table:style-name="ro1">
          <table:table-cell office:value-type="string" calcext:value-type="string">
            <text:p>width: 60%;</text:p>
          </table:table-cell>
          <table:table-cell office:value-type="string" calcext:value-type="string">
            <text:p>Mình mới nhận hàng mở ra xem và bấm nút mở nắp nồi rất nặng tay, bật rất mạnh, ko êm ái nhẹ nhàng. Cho mình xin gửi hàng lại nhé tiki. Mình chưa xài nên trừ đi 1 sao nắp bật và 1sao chưa xài</text:p>
          </table:table-cell>
        </table:table-row>
        <table:table-row table:style-name="ro1">
          <table:table-cell office:value-type="string" calcext:value-type="string">
            <text:p>width: 60%;</text:p>
          </table:table-cell>
          <table:table-cell office:value-type="string" calcext:value-type="string">
            <text:p>Mình mới nhận hàng hôm nay. Mang ra kiểm tra thấy đáy có vết xước hạn gỉ như hình. Không biết đây là bình mới hay cũ vậy?</text:p>
          </table:table-cell>
        </table:table-row>
        <table:table-row table:style-name="ro1">
          <table:table-cell office:value-type="string" calcext:value-type="string">
            <text:p>width: 60%;</text:p>
          </table:table-cell>
          <table:table-cell office:value-type="string" calcext:value-type="string">
            <text:p>Mình mới nhận hàng hôm nay và khui ra thì thấy 1 cối xay có nước, giống như đã qua sử dụng. Do đang ở công ty nên chưa test máy được. Giờ ko biết có phải gọi Tiki đổi hàng ko đây.</text:p>
          </table:table-cell>
        </table:table-row>
        <table:table-row table:style-name="ro1">
          <table:table-cell office:value-type="string" calcext:value-type="string">
            <text:p>width: 60%;</text:p>
          </table:table-cell>
          <table:table-cell office:value-type="string" calcext:value-type="string">
            <text:p>mình mời nhận hàng chưa thử nhưng ship giao hàng rất nhiệt tình và chu đáo</text:p>
          </table:table-cell>
        </table:table-row>
        <table:table-row table:style-name="ro1">
          <table:table-cell office:value-type="string" calcext:value-type="string">
            <text:p>width: 60%;</text:p>
          </table:table-cell>
          <table:table-cell office:value-type="string" calcext:value-type="string">
            <text:p>Mình mới nhận hàng buổi sáng . Bây giờ đang thử làm bánh . Nhưng sao nãy thay khay phía trên ko mở được . <text:s/>Nút bấm long lay không chắc chắn chứ mút bấm khay dưới . Vậy mình muốn đổi mây khác thì thế nào ?</text:p>
          </table:table-cell>
        </table:table-row>
        <table:table-row table:style-name="ro3">
          <table:table-cell office:value-type="string" calcext:value-type="string">
            <text:p>width: 60%;</text:p>
          </table:table-cell>
          <table:table-cell office:value-type="string" calcext:value-type="string">
            <text:p>Mình mới nhận được sản phẩm hôm nay.</text:p>
            <text:p> Kiểm tra thấy không giống của bạn mình mua. </text:p>
            <text:p> Mình thấy mâm điện không giống. </text:p>
            <text:p>Tiki kiểm tra giúp mình nhá.</text:p>
            <text:p> Xin cảm ơn.</text:p>
          </table:table-cell>
        </table:table-row>
        <table:table-row table:style-name="ro1">
          <table:table-cell office:value-type="string" calcext:value-type="string">
            <text:p>width: 60%;</text:p>
          </table:table-cell>
          <table:table-cell office:value-type="string" calcext:value-type="string">
            <text:p>Mình mới nhận được sản phẩm hôm nay nhưng khi mở ra thì cánh quạt đã bị gãy. Cánh quạt khá mỏng.</text:p>
          </table:table-cell>
        </table:table-row>
        <table:table-row table:style-name="ro1">
          <table:table-cell office:value-type="string" calcext:value-type="string">
            <text:p>width: 60%;</text:p>
          </table:table-cell>
          <table:table-cell office:value-type="string" calcext:value-type="string">
            <text:p>Mình mới nhận được nồi, kiểm tra thấy bị lỗi như vậy. Hai góc chênh nhau. Chưa dám sử dụng nên ko biết chất lượng thế nào</text:p>
          </table:table-cell>
        </table:table-row>
        <table:table-row table:style-name="ro1">
          <table:table-cell office:value-type="string" calcext:value-type="string">
            <text:p>width: 60%;</text:p>
          </table:table-cell>
          <table:table-cell office:value-type="string" calcext:value-type="string">
            <text:p>mình mới nhận được hàng. mở ra thấy thiếu vỉ hấp nhựa. shop có thể <text:s/>giao lại ko</text:p>
          </table:table-cell>
        </table:table-row>
        <table:table-row table:style-name="ro1">
          <table:table-cell office:value-type="string" calcext:value-type="string">
            <text:p>width: 60%;</text:p>
          </table:table-cell>
          <table:table-cell office:value-type="string" calcext:value-type="string">
            <text:p>mình mới nhận được hàng thấy đóng gói khá kỹ nhưng khi mở ra bên trong thì thấy có vòng tròn nhỏ bị vỡ làm mấy miếng rồi. không biết vòng này có tác dụng gì, nếu không có thì có ảnh hưởng gì đến chất lượng sản phẩm không tiki</text:p>
          </table:table-cell>
        </table:table-row>
        <table:table-row table:style-name="ro1">
          <table:table-cell office:value-type="string" calcext:value-type="string">
            <text:p>width: 60%;</text:p>
          </table:table-cell>
          <table:table-cell office:value-type="string" calcext:value-type="string">
            <text:p>Mình mới nhận đc sản phẩm, sao đầu máy và thân máy mình thấy ko khít với nhau được? Có phải máy bị lỗi ko?</text:p>
          </table:table-cell>
        </table:table-row>
        <table:table-row table:style-name="ro1">
          <table:table-cell office:value-type="string" calcext:value-type="string">
            <text:p>width: 60%;</text:p>
          </table:table-cell>
          <table:table-cell office:value-type="string" calcext:value-type="string">
            <text:p>Mình mới nhận đc nồi, nhưng lại không có xửng hấp, mong nhận được phản hồi từ Tiki</text:p>
          </table:table-cell>
        </table:table-row>
        <table:table-row table:style-name="ro1">
          <table:table-cell office:value-type="string" calcext:value-type="string">
            <text:p>width: 60%;</text:p>
          </table:table-cell>
          <table:table-cell office:value-type="string" calcext:value-type="string">
            <text:p>Mình mới nhận dc hàng chưa biết xài tốt hay không . Giao hàng nhanh nhưng đề nghị mai mốt Tiki ktra hàng kĩ trước khi ship nhé . Mới mua mà bị trầy hay rạn 1 ít rồi !</text:p>
          </table:table-cell>
        </table:table-row>
        <table:table-row table:style-name="ro2">
          <table:table-cell office:value-type="string" calcext:value-type="string">
            <text:p>width: 60%;</text:p>
          </table:table-cell>
          <table:table-cell office:value-type="string" calcext:value-type="string">
            <text:p>mình mới nhận bếp, nhỏ gọn, xinh xắn. </text:p>
            <text:p>trên 1 mâm đĩa có vết bị rộp. mình nấu thử khoảng 1l nước, mở chế độ lớn nhất (số 5) nhưng tận 9p mới sôi. </text:p>
            <text:p>se ttheo dõi tiếp xem sao</text:p>
          </table:table-cell>
        </table:table-row>
        <table:table-row table:style-name="ro1">
          <table:table-cell office:value-type="string" calcext:value-type="string">
            <text:p>width: 60%;</text:p>
          </table:table-cell>
          <table:table-cell office:value-type="string" calcext:value-type="string">
            <text:p>Mình mới mua, tải mihome trên iphone không thể setup được, tới bước scan qr code không thành công. Cứ báo waiting connection. Có ai gặp trường hợp này giúp với. ???</text:p>
          </table:table-cell>
        </table:table-row>
        <table:table-row table:style-name="ro1">
          <table:table-cell office:value-type="string" calcext:value-type="string">
            <text:p>width: 60%;</text:p>
          </table:table-cell>
          <table:table-cell office:value-type="string" calcext:value-type="string">
            <text:p>mình mơi mua, nhưng kết nối không xem duoc, mình vô 2giay là vị đứng, rớt mạng về số 0, mình gọi nhà mạng lại nâng cấp mạng nhưng không thay đổi được gì, mong được giúp đỡ</text:p>
          </table:table-cell>
        </table:table-row>
        <table:table-row table:style-name="ro5">
          <table:table-cell office:value-type="string" calcext:value-type="string">
            <text:p>width: 60%;</text:p>
          </table:table-cell>
          <table:table-cell office:value-type="string" calcext:value-type="string">
            <text:p>Mình mới mua về: ban đầu khi chưa lắp chắc đổ nước vào thì bị chảy ầm âm, sau mình xem lại và lắp chặt hơn thì thấy oki.</text:p>
            <text:p>Không ứng ý: máy kêu to, lắp máy hơi khó </text:p>
            <text:p>Ưng ý: Cối thủy tinh thấy sạch, có cây nhựa để đảo đồ khi xay</text:p>
            <text:p>Tiki giao hàng đóng gói cẩn thận.</text:p>
          </table:table-cell>
        </table:table-row>
        <table:table-row table:style-name="ro1">
          <table:table-cell office:value-type="string" calcext:value-type="string">
            <text:p>width: 60%;</text:p>
          </table:table-cell>
          <table:table-cell office:value-type="string" calcext:value-type="string">
            <text:p>Mình mới mua về nhưng khi cắm đầu USB vào để nhận tín hiệu nhưng chuột không thấy hoạt động mặc dù dùng bluetooth thì chạy, có khi nào giao nhầm đầu đọc tín hiệu không vậy?</text:p>
          </table:table-cell>
        </table:table-row>
        <table:table-row table:style-name="ro1">
          <table:table-cell office:value-type="string" calcext:value-type="string">
            <text:p>width: 60%;</text:p>
          </table:table-cell>
          <table:table-cell office:value-type="string" calcext:value-type="string">
            <text:p>Minh mới mua sp bình thuỷ điện của Tiki, đã nhận sp của Tiki , nhưng chưa đuoc kích hoạt bảo hành <text:s/>điện tử,và chưa nhận dc xác thực bất kì tin nhắn nào bên tiki, vậy cho mình hỏi chế độ bảo hảnh <text:s/>sp ntn vay?</text:p>
          </table:table-cell>
        </table:table-row>
        <table:table-row table:style-name="ro1">
          <table:table-cell office:value-type="string" calcext:value-type="string">
            <text:p>width: 60%;</text:p>
          </table:table-cell>
          <table:table-cell office:value-type="string" calcext:value-type="string">
            <text:p>mình mới mua sáng nay dùng thử thì hơi nóng liệu có sao không sôp</text:p>
          </table:table-cell>
        </table:table-row>
        <table:table-row table:style-name="ro1">
          <table:table-cell office:value-type="string" calcext:value-type="string">
            <text:p>width: 60%;</text:p>
          </table:table-cell>
          <table:table-cell office:value-type="string" calcext:value-type="string">
            <text:p>Mình mới mua sản phẩm nhưng núm vặn chỉnh thời gian ko tự động ngắt khi hết giờ, có ai bị như mình ko vậy? 😭</text:p>
          </table:table-cell>
        </table:table-row>
        <table:table-row table:style-name="ro1">
          <table:table-cell office:value-type="string" calcext:value-type="string">
            <text:p>width: 60%;</text:p>
          </table:table-cell>
          <table:table-cell office:value-type="string" calcext:value-type="string">
            <text:p>Mình mới mua một tháng..dùng vẫn ổn có cái kêu ồn..ko bik phải lỗi ko</text:p>
          </table:table-cell>
        </table:table-row>
        <table:table-row table:style-name="ro1">
          <table:table-cell office:value-type="string" calcext:value-type="string">
            <text:p>width: 60%;</text:p>
          </table:table-cell>
          <table:table-cell office:value-type="string" calcext:value-type="string">
            <text:p>Mình mới mua máy, chỉ mới ép thơm và cà rốt nhưng sao còn bã nhiều quá, không biết có ai bị giống mình không.</text:p>
          </table:table-cell>
        </table:table-row>
        <table:table-row table:style-name="ro1">
          <table:table-cell office:value-type="string" calcext:value-type="string">
            <text:p>width: 60%;</text:p>
          </table:table-cell>
          <table:table-cell office:value-type="string" calcext:value-type="string">
            <text:p>Mình mới mua máy, chỉ mới ép thơm và cà rốt nhưng sao còn bã nhiều quá, không biết có ai bị giống mình không.</text:p>
          </table:table-cell>
        </table:table-row>
        <table:table-row table:style-name="ro1">
          <table:table-cell office:value-type="string" calcext:value-type="string">
            <text:p>width: 60%;</text:p>
          </table:table-cell>
          <table:table-cell office:value-type="string" calcext:value-type="string">
            <text:p>Mình mới mua máy mà lỡ làm mất trái khế màu xanh nên giờ không vắt được. Tiki cho hỏi có bán hay sữa cái đó được kg ạh</text:p>
          </table:table-cell>
        </table:table-row>
        <table:table-row table:style-name="ro2">
          <table:table-cell office:value-type="string" calcext:value-type="string">
            <text:p>width: 60%;</text:p>
          </table:table-cell>
          <table:table-cell office:value-type="string" calcext:value-type="string">
            <text:p>Mình mới mua máy hôm qua nhưng chưa biết sử dụng những chắc năng trên máy, gọi điện lên tổng đài CSKH để nhờ hỗ trợ, thì bên tổng đài có gọi và có một bạn củng ko biết gì ngoài chức năng bật tắt  hỗ trợ cho mình (hỗ trợ kiểu cho có nha)</text:p>
            <text:p>lần đầu tiên viết cmt về sản phẩm và dịch vụ của tiki luôn. Tiki có thể hướng dẫn lại mình cách sử dụng ko.</text:p>
            <text:p>Tiện đây bác nào mua máy rồi và đang sử dụng biết cách sử dụng thì hướng dẫn mình với ạ.</text:p>
          </table:table-cell>
        </table:table-row>
        <table:table-row table:style-name="ro1">
          <table:table-cell office:value-type="string" calcext:value-type="string">
            <text:p>width: 60%;</text:p>
          </table:table-cell>
          <table:table-cell office:value-type="string" calcext:value-type="string">
            <text:p>MÌnh mới mua máy được 3 tuần, về làm tỏi máy chạy nóng được 3 ngày sang ngày thứ 4 đèn vẫn báo làm việc nhưng nồi không ấm nóng nữa, không biết tiki bảo hành ra sao nữa???</text:p>
          </table:table-cell>
        </table:table-row>
        <table:table-row table:style-name="ro4">
          <table:table-cell office:value-type="string" calcext:value-type="string">
            <text:p>width: 60%;</text:p>
          </table:table-cell>
          <table:table-cell office:value-type="string" calcext:value-type="string">
            <text:p>Minh moi mua may duoc 2 thang, xai duoc 3 lan, moi 1 lan lau may bang nuoc mat, ma xem lai mat hai so 😱</text:p>
            <text:p>Khong biet tai sao? Them vai lan dam bao khong con thay so nao.😅</text:p>
          </table:table-cell>
        </table:table-row>
        <table:table-row table:style-name="ro1">
          <table:table-cell office:value-type="string" calcext:value-type="string">
            <text:p>width: 60%;</text:p>
          </table:table-cell>
          <table:table-cell office:value-type="string" calcext:value-type="string">
            <text:p>mình mới mua mà không thấy phiếu bảo hành đâu cả, lỡ đâu lò gặp trục trặc mình phải làm sao?</text:p>
          </table:table-cell>
        </table:table-row>
        <table:table-row table:style-name="ro1">
          <table:table-cell office:value-type="string" calcext:value-type="string">
            <text:p>width: 60%;</text:p>
          </table:table-cell>
          <table:table-cell office:value-type="string" calcext:value-type="string">
            <text:p>Mình mới mua hnay bỏ ra dùng nhưng khi sôi nước bị trào ra ngoài ướt hết nhà và tiếng kêu rất to. Giờ bảo hành hay đổi trả ntn Tiki</text:p>
          </table:table-cell>
        </table:table-row>
        <table:table-row table:style-name="ro1">
          <table:table-cell office:value-type="string" calcext:value-type="string">
            <text:p>width: 60%;</text:p>
          </table:table-cell>
          <table:table-cell office:value-type="string" calcext:value-type="string">
            <text:p>Mình mới mua được mấy 3 tháng , máy chạy không êm. Hiện tại máy xay thịt quay tít thò lò nhưng không xay được . rất buồn</text:p>
          </table:table-cell>
        </table:table-row>
        <table:table-row table:style-name="ro1">
          <table:table-cell office:value-type="string" calcext:value-type="string">
            <text:p>width: 60%;</text:p>
          </table:table-cell>
          <table:table-cell office:value-type="string" calcext:value-type="string">
            <text:p>Minh mới mua đc một tuần, thấy quạt này cấu tạo gọn nhẹ, di chuyển dễ dàng, chạy khá êm, nhưng lượng gió lạnh tạo ra ít quá, ko bằng lượng gió của một cái quạt điện bình thường nên dù có ngồi đối diện cũng ko thấy "đã"! Vậy mà hãng SX lại quảng cáo là có thể tạo ra 500 m3 khí lạnh mỗi giờ ???</text:p>
          </table:table-cell>
        </table:table-row>
        <table:table-row table:style-name="ro1">
          <table:table-cell office:value-type="string" calcext:value-type="string">
            <text:p>width: 60%;</text:p>
          </table:table-cell>
          <table:table-cell office:value-type="string" calcext:value-type="string">
            <text:p>Mình mới mua đc 1 tuần lúc mua ko nghe tiếng tự nhiên thứ 2 tuần này bật lên kêu to khi đang quay, mình nghĩ là cần phải tra dầu, không biết có phải không nữa, chưa biết tính sao đây ?</text:p>
          </table:table-cell>
        </table:table-row>
        <table:table-row table:style-name="ro1">
          <table:table-cell office:value-type="string" calcext:value-type="string">
            <text:p>width: 60%;</text:p>
          </table:table-cell>
          <table:table-cell office:value-type="string" calcext:value-type="string">
            <text:p>Mình mới mua đã bị hỏng. Cho mình xin thông tin bảo hành với ạ</text:p>
          </table:table-cell>
        </table:table-row>
        <table:table-row table:style-name="ro1">
          <table:table-cell office:value-type="string" calcext:value-type="string">
            <text:p>width: 60%;</text:p>
          </table:table-cell>
          <table:table-cell office:value-type="string" calcext:value-type="string">
            <text:p>Mình mới mua cái này, nhg sao màn hình hiển thị nó cứ bị mờ kiểu hơi nc là sao nhỉ ? Có phải do bị lỗi k các bạn?</text:p>
          </table:table-cell>
        </table:table-row>
        <table:table-row table:style-name="ro1">
          <table:table-cell office:value-type="string" calcext:value-type="string">
            <text:p>width: 60%;</text:p>
          </table:table-cell>
          <table:table-cell office:value-type="string" calcext:value-type="string">
            <text:p>mình mới mua cách đây 1 hôm. nhận máy về sử dụng bình thường, nhưng qua hôm nay máy có hiện tượng lạ. máy phát ra âm thanh xè xè rất khó chịu kèm theo tiếng kẹt kẹt khi dừng máy. rất mong nhận được sự phản hồi ạ. tks</text:p>
          </table:table-cell>
        </table:table-row>
        <table:table-row table:style-name="ro1">
          <table:table-cell office:value-type="string" calcext:value-type="string">
            <text:p>width: 60%;</text:p>
          </table:table-cell>
          <table:table-cell office:value-type="string" calcext:value-type="string">
            <text:p>mình mới mua bếp này, nhưng về thì nặng điện quá không dùng đc, có cách nào để khắc phục ko vậy</text:p>
          </table:table-cell>
        </table:table-row>
        <table:table-row table:style-name="ro1">
          <table:table-cell office:value-type="string" calcext:value-type="string">
            <text:p>width: 60%;</text:p>
          </table:table-cell>
          <table:table-cell office:value-type="string" calcext:value-type="string">
            <text:p>Mình mới mua ấm điện này ngày hôm qua và mới đun được vài lần. Tại sao ấm lại xuất hiện tình trạng có đốm trắng phía dưới như trong hình, lau mà không đi. Hôm nay đổ nước ra mình mới chú ý, bạn trả lời giúp mình trường hợp trên</text:p>
          </table:table-cell>
        </table:table-row>
        <table:table-row table:style-name="ro1">
          <table:table-cell office:value-type="string" calcext:value-type="string">
            <text:p>width: 60%;</text:p>
          </table:table-cell>
          <table:table-cell office:value-type="string" calcext:value-type="string">
            <text:p>mình mới mua 2 bộ dùng khá tốt nhưng mới được 1 ngày đã rơi đầu sạc cổng type C thế này rồi, đề nghị hỗ trợ cho mình</text:p>
          </table:table-cell>
        </table:table-row>
        <table:table-row table:style-name="ro1">
          <table:table-cell office:value-type="string" calcext:value-type="string">
            <text:p>width: 60%;</text:p>
          </table:table-cell>
          <table:table-cell office:value-type="string" calcext:value-type="string">
            <text:p>minh moi mua 1cai dung duoc vai hom thay ok con do ben thi phai doi thoi gian tra loi noi chung ok</text:p>
          </table:table-cell>
        </table:table-row>
        <table:table-row table:style-name="ro1">
          <table:table-cell office:value-type="string" calcext:value-type="string">
            <text:p>width: 60%;</text:p>
          </table:table-cell>
          <table:table-cell office:value-type="string" calcext:value-type="string">
            <text:p>Mình mới mở ra chưa xài nên chưa biết như thế nào. Nhưng mình có thắc mắc là sao mình mua của Tiki mà giấy bảo hành lại ghi của Lazada vậy? 2 app này chung 1 cty ah? 🤔</text:p>
          </table:table-cell>
        </table:table-row>
        <table:table-row table:style-name="ro2">
          <table:table-cell office:value-type="string" calcext:value-type="string">
            <text:p>width: 60%;</text:p>
          </table:table-cell>
          <table:table-cell office:value-type="string" calcext:value-type="string">
            <text:p>Mình mới dùng sản phẩm này được 1 tháng mà đã xuất hiện tình trạng gỉ sét ở gần miệng bình rồi, dùng miếng cước chùi xoong chùi nhưng cũng không hết, trong khi ở thông tin sản phẩm ghi chất liệu ruột là "thép không gỉ"! Mình đã gửi phản hồi đến Tiki, chờ họ giải đáp. </text:p>
            <text:p/>
            <text:p>Về bình, lúc nhận được có hơi thất vọng, vì trông bình khá mong manh, logo Lock&amp;Lock in cũng mờ mờ. Nhưng dùng ok, chưa xảy ra vấn đề gì, trừ tình trạng gỉ sét kể trên.</text:p>
          </table:table-cell>
        </table:table-row>
        <table:table-row table:style-name="ro4">
          <table:table-cell office:value-type="string" calcext:value-type="string">
            <text:p>width: 60%;</text:p>
          </table:table-cell>
          <table:table-cell office:value-type="string" calcext:value-type="string">
            <text:p>Mình mới dùng máy để làm sữa ngô công nhận là ngon và rất tiện các loại khác chưa thử ! </text:p>
            <text:p>Máy gia đình rất tiện dùng nhất là trong thời covy -19 này rất ưng có điều mầu trắng dễ bẩn nhanh và thiết kế mới ko đẹp bằng dáng cũ và cái nắp đậy ko kín như dòng cũ ! Đang khám phá chức năng khác đây</text:p>
          </table:table-cell>
        </table:table-row>
        <table:table-row table:style-name="ro1">
          <table:table-cell office:value-type="string" calcext:value-type="string">
            <text:p>width: 60%;</text:p>
          </table:table-cell>
          <table:table-cell office:value-type="string" calcext:value-type="string">
            <text:p>mình mới dùng được 2 tháng tuy nhiên là phần chữ philip trên mặt thân máy đã bị trôi đi,</text:p>
          </table:table-cell>
        </table:table-row>
        <table:table-row table:style-name="ro1">
          <table:table-cell office:value-type="string" calcext:value-type="string">
            <text:p>width: 60%;</text:p>
          </table:table-cell>
          <table:table-cell office:value-type="string" calcext:value-type="string">
            <text:p>Mình mới đặt nồi chiên không dầu 5.2l hôm 24.7.20, nhưng mép phải nồi bị hở, đóng lại không khít (như hình), mong tiki thu hồi sp lỗi. Mình không biết gửi thông tin lỗi cho tiki như thế nào, mong tiki phản hồi giúp</text:p>
          </table:table-cell>
        </table:table-row>
        <table:table-row table:style-name="ro1">
          <table:table-cell office:value-type="string" calcext:value-type="string">
            <text:p>width: 60%;</text:p>
          </table:table-cell>
          <table:table-cell office:value-type="string" calcext:value-type="string">
            <text:p>Mình mới đặt hàng mà thấy hoang mang quá.chứ nhiều ý kiến hàng kém..lỡ đặt r.dùng thử xem s.k dùng dc chắc bỏ tiki quá.lần đầu mua hàng ở đây các bạn ơi</text:p>
          </table:table-cell>
        </table:table-row>
        <table:table-row table:style-name="ro1">
          <table:table-cell office:value-type="string" calcext:value-type="string">
            <text:p>width: 60%;</text:p>
          </table:table-cell>
          <table:table-cell office:value-type="string" calcext:value-type="string">
            <text:p>Mình mới đặt hàng chuyển cho mk màu đen nhá shop mình cảm ơn</text:p>
          </table:table-cell>
        </table:table-row>
        <table:table-row table:style-name="ro1">
          <table:table-cell office:value-type="string" calcext:value-type="string">
            <text:p>width: 60%;</text:p>
          </table:table-cell>
          <table:table-cell office:value-type="string" calcext:value-type="string">
            <text:p>Minh moi đat hang .vui long có đầy đủ fụ kiện để ráp. Cam on</text:p>
          </table:table-cell>
        </table:table-row>
        <table:table-row table:style-name="ro1">
          <table:table-cell office:value-type="string" calcext:value-type="string">
            <text:p>width: 60%;</text:p>
          </table:table-cell>
          <table:table-cell office:value-type="string" calcext:value-type="string">
            <text:p>Mình lọc sản phẩm thấy nằm trong chương trình giao 2h mà tới khi thanh toán chỉ có giao hàng tiêu chuẩn</text:p>
          </table:table-cell>
        </table:table-row>
        <table:table-row table:style-name="ro1">
          <table:table-cell office:value-type="string" calcext:value-type="string">
            <text:p>width: 60%;</text:p>
          </table:table-cell>
          <table:table-cell office:value-type="string" calcext:value-type="string">
            <text:p>Mình lọc 5 hôm liên tục rồi bỏ nước đi, mà sau đó uống vẫn bị nhiều mùi khét</text:p>
          </table:table-cell>
        </table:table-row>
        <table:table-row table:style-name="ro1">
          <table:table-cell office:value-type="string" calcext:value-type="string">
            <text:p>width: 60%;</text:p>
          </table:table-cell>
          <table:table-cell office:value-type="string" calcext:value-type="string">
            <text:p>Mình lấy máy Gopro 7 sáng nay. Đang mở ra để mày mò các tính năng khoảng 5' thì máy nóng rực lên. Ko biết là có vấn đề kĩ thuật gì ko? Cần được tư vấn gấp</text:p>
          </table:table-cell>
        </table:table-row>
        <table:table-row table:style-name="ro1">
          <table:table-cell office:value-type="string" calcext:value-type="string">
            <text:p>width: 60%;</text:p>
          </table:table-cell>
          <table:table-cell office:value-type="string" calcext:value-type="string">
            <text:p>Mình lấy hàng không kiểm tra kỹ lúc xem lại thấy bị nứt nhẹ 1 vết ngay camera . Hàng giao nhanh oke</text:p>
          </table:table-cell>
        </table:table-row>
        <table:table-row table:style-name="ro1">
          <table:table-cell office:value-type="string" calcext:value-type="string">
            <text:p>width: 60%;</text:p>
          </table:table-cell>
          <table:table-cell office:value-type="string" calcext:value-type="string">
            <text:p>Mình làm y như hướng dẫn nhưng cứ nghe máy báo tít tít Hoài. Không biết có trục trặc gì không nhận</text:p>
          </table:table-cell>
        </table:table-row>
        <table:table-row table:style-name="ro1">
          <table:table-cell office:value-type="string" calcext:value-type="string">
            <text:p>width: 60%;</text:p>
          </table:table-cell>
          <table:table-cell office:value-type="string" calcext:value-type="string">
            <text:p>Mình làm theo hướng dẫn, gửi tin nhắn đến số điện thoại trên sim nhưng ko thấy gì hết. Tiki kích hoạt sim dùm mình với</text:p>
          </table:table-cell>
        </table:table-row>
        <table:table-row table:style-name="ro1">
          <table:table-cell office:value-type="string" calcext:value-type="string">
            <text:p>width: 60%;</text:p>
          </table:table-cell>
          <table:table-cell office:value-type="string" calcext:value-type="string">
            <text:p>mình làm sữa ko đặc mình để hơn 10h mà vẫn như lúc ban đầu.khi lấy ra sữa quá nóng</text:p>
          </table:table-cell>
        </table:table-row>
        <table:table-row table:style-name="ro1">
          <table:table-cell office:value-type="string" calcext:value-type="string">
            <text:p>width: 60%;</text:p>
          </table:table-cell>
          <table:table-cell office:value-type="string" calcext:value-type="string">
            <text:p>mình làm sữa đậu xanh gạo lứt, đã ngâm gạo qua đêm mà lúc xay vẫn không nhuyễn như quảng cáo, lọc bã vẫn còn rất nhiều. mình phải liên lạc thế nào để được bảo hành?</text:p>
          </table:table-cell>
        </table:table-row>
        <table:table-row table:style-name="ro1">
          <table:table-cell office:value-type="string" calcext:value-type="string">
            <text:p>width: 60%;</text:p>
          </table:table-cell>
          <table:table-cell office:value-type="string" calcext:value-type="string">
            <text:p>Mình làm ra thành phẩm ăn có vị chua chua ngọt ngọt mà nhánh tỏi chưa đen hẳn ko biết đã đạt chưa ạ?</text:p>
          </table:table-cell>
        </table:table-row>
        <table:table-row table:style-name="ro1">
          <table:table-cell office:value-type="string" calcext:value-type="string">
            <text:p>width: 60%;</text:p>
          </table:table-cell>
          <table:table-cell office:value-type="string" calcext:value-type="string">
            <text:p>mình làm không thành công sữa chua tách lớp và k chua</text:p>
          </table:table-cell>
        </table:table-row>
        <table:table-row table:style-name="ro1">
          <table:table-cell office:value-type="string" calcext:value-type="string">
            <text:p>width: 60%;</text:p>
          </table:table-cell>
          <table:table-cell office:value-type="string" calcext:value-type="string">
            <text:p>Mình làm 2 mẻ k thành công lắm</text:p>
          </table:table-cell>
        </table:table-row>
        <table:table-row table:style-name="ro4">
          <table:table-cell office:value-type="string" calcext:value-type="string">
            <text:p>width: 60%;</text:p>
          </table:table-cell>
          <table:table-cell office:value-type="string" calcext:value-type="string">
            <text:p>Mình là fan cuồng của Tiki khá lâu, mà đợt này mua gói hàng thấy ớn luôn. Tiki nên xem xét lại cách gói hàng hoặc vận chuyển nhé. </text:p>
            <text:p>Mình quên chụp hình lại nhưng cái hộp ngoài yếu với bong ra, hàng này lại dễ vỡ nữa, may là k sao.</text:p>
          </table:table-cell>
        </table:table-row>
        <table:table-row table:style-name="ro1">
          <table:table-cell office:value-type="string" calcext:value-type="string">
            <text:p>width: 60%;</text:p>
          </table:table-cell>
          <table:table-cell office:value-type="string" calcext:value-type="string">
            <text:p>Mình kiểm tra bên ngoài k trầy xước, móp méo gì hết, thấy rất ok. Nhưng khi lắp vỉ nướng vào k cân, cứ bập bênh và phát ra âm thanh rất khó chịu, chưa cắm điện thử luôn. Mong Tiki hỗ trợ đổi sản phẩm cho mình. Thanks! 3 sao vì anh shipper nhiệt tình, đóng gói cẩn thận.</text:p>
          </table:table-cell>
        </table:table-row>
        <table:table-row table:style-name="ro1">
          <table:table-cell office:value-type="string" calcext:value-type="string">
            <text:p>width: 60%;</text:p>
          </table:table-cell>
          <table:table-cell office:value-type="string" calcext:value-type="string">
            <text:p>Mình kiểm tra bên ngoài k trầy xước, móp méo gì hết, thấy rất ok. Nhưng khi lắp vỉ nướng vào k cân, cứ bập bênh và phát ra âm thanh rất khó chịu, chưa cắm điện thử luôn. Mong Tiki hỗ trợ đổi sản phẩm cho mình. Thanks! 3 sao vì anh shipper nhiệt tình, đóng gói cẩn thận.</text:p>
          </table:table-cell>
        </table:table-row>
        <table:table-row table:style-name="ro1">
          <table:table-cell office:value-type="string" calcext:value-type="string">
            <text:p>width: 60%;</text:p>
          </table:table-cell>
          <table:table-cell office:value-type="string" calcext:value-type="string">
            <text:p>Mình không thể nắp phần đầu máy và thân máy khít lại được với nhau. Khi nhận hàng mình cũng đã phản ánh bạn giao hàng nhưng bạn ấy bảo cứ nhận hàng nếu lỗi thì có thể đổi trả. Không biết có phải sản phẩm bị lỗi không. Phiền Tiki kiểm tra và phản hồi lại giúp mình. Xin cảm ơn!</text:p>
          </table:table-cell>
        </table:table-row>
        <table:table-row table:style-name="ro1">
          <table:table-cell office:value-type="string" calcext:value-type="string">
            <text:p>width: 60%;</text:p>
          </table:table-cell>
          <table:table-cell office:value-type="string" calcext:value-type="string">
            <text:p>Mình không thấy phiếu bảo hành. Hãng cho mình hỏi phiếu ở đâu nhỉ?</text:p>
          </table:table-cell>
        </table:table-row>
        <table:table-row table:style-name="ro1">
          <table:table-cell office:value-type="string" calcext:value-type="string">
            <text:p>width: 60%;</text:p>
          </table:table-cell>
          <table:table-cell office:value-type="string" calcext:value-type="string">
            <text:p>mình không thấy chức năng hâm nodng bằg hơi nước hiệu quả, có thể do công suất bé nên nóng rất chậm.</text:p>
          </table:table-cell>
        </table:table-row>
        <table:table-row table:style-name="ro1">
          <table:table-cell office:value-type="string" calcext:value-type="string">
            <text:p>width: 60%;</text:p>
          </table:table-cell>
          <table:table-cell office:value-type="string" calcext:value-type="string">
            <text:p>Mình không nhận được remote. Mong Tiki xem lại. Sản phẩm còn móp méo và chầy xước nhiều chỗ</text:p>
          </table:table-cell>
        </table:table-row>
        <table:table-row table:style-name="ro1">
          <table:table-cell office:value-type="string" calcext:value-type="string">
            <text:p>width: 60%;</text:p>
          </table:table-cell>
          <table:table-cell office:value-type="string" calcext:value-type="string">
            <text:p>mình không mở được nắp. Tiki vui lòng hỗ trợ</text:p>
          </table:table-cell>
        </table:table-row>
        <table:table-row table:style-name="ro2">
          <table:table-cell office:value-type="string" calcext:value-type="string">
            <text:p>width: 60%;</text:p>
          </table:table-cell>
          <table:table-cell office:value-type="string" calcext:value-type="string">
            <text:p>Mình không hề phàn nàn về Sản Phẩm chỉ thất vọng về cách mà nhân viên gói hàng của Tiki hiện tại. Bạn ấy gói chỉ túi ni lông khi đơn vị vận chuyển giao tới thì nốp méo hết. </text:p>
            <text:p>Còn về Sản phẩm thì giao sản phẩm cũ - tem cũng bay đi luôn. </text:p>
            <text:p>Tiki vui lòng xem lại giúp chứ tin tưởng mua sản tiki nhưng gói hàng / bán hàng thiếu tôn trọng khách hàng vậy thì thật sự không còn ấn tượng nào</text:p>
          </table:table-cell>
        </table:table-row>
        <table:table-row table:style-name="ro1">
          <table:table-cell office:value-type="string" calcext:value-type="string">
            <text:p>width: 60%;</text:p>
          </table:table-cell>
          <table:table-cell office:value-type="string" calcext:value-type="string">
            <text:p>Mình không hài lòng, ở đáy cối có hơi nước, liệu có phải đồ đã qua sử dụng. Nhìn bình xay còn hơi bụi bặm. Tiki giải thích dùm mình</text:p>
          </table:table-cell>
        </table:table-row>
        <table:table-row table:style-name="ro4">
          <table:table-cell office:value-type="string" calcext:value-type="string">
            <text:p>width: 60%;</text:p>
          </table:table-cell>
          <table:table-cell office:value-type="string" calcext:value-type="string">
            <text:p>Mình không đòi hỏi loa phải hay, nhưng mà set volume mức 7 trên 10 đã nghe hơi bị rè tiếng rồi, chỉnh thấp hơn thì hơi nhỏ :( </text:p>
            <text:p>Còn lại thì OK.</text:p>
          </table:table-cell>
        </table:table-row>
        <table:table-row table:style-name="ro1">
          <table:table-cell office:value-type="string" calcext:value-type="string">
            <text:p>width: 60%;</text:p>
          </table:table-cell>
          <table:table-cell office:value-type="string" calcext:value-type="string">
            <text:p>minh khong biet su dung remote nhu the nao ah!</text:p>
          </table:table-cell>
        </table:table-row>
        <table:table-row table:style-name="ro1">
          <table:table-cell office:value-type="string" calcext:value-type="string">
            <text:p>width: 60%;</text:p>
          </table:table-cell>
          <table:table-cell office:value-type="string" calcext:value-type="string">
            <text:p>Mình không biết là không cần cục pin này. Xin shop cho mình trả lại pin và giữ lại máy Zino pro.</text:p>
          </table:table-cell>
        </table:table-row>
        <table:table-row table:style-name="ro1">
          <table:table-cell office:value-type="string" calcext:value-type="string">
            <text:p>width: 60%;</text:p>
          </table:table-cell>
          <table:table-cell office:value-type="string" calcext:value-type="string">
            <text:p>Mình không biết là dây cắm cũ hay có vấn đề gì mà đuôi cắm bị cháy nám đen, mặc dù cũng không ảnh hưởng gì nhiều nhưng tâm lí nhìn thấy cảm giác không an toàn lắm.</text:p>
          </table:table-cell>
        </table:table-row>
        <table:table-row table:style-name="ro1">
          <table:table-cell office:value-type="string" calcext:value-type="string">
            <text:p>width: 60%;</text:p>
          </table:table-cell>
          <table:table-cell office:value-type="string" calcext:value-type="string">
            <text:p>Mình kết nối wifi rồi, khi mở xem đt thì bình thường, nhưng mỗi khi bấm xoay camera thì nó đơ, xong offline luôn, 1 phút sau mới mở lên được, mà cứ bấm xoay camera lại đơ tiếp, cho hỏi bị vầy là sao?</text:p>
          </table:table-cell>
        </table:table-row>
        <table:table-row table:style-name="ro1">
          <table:table-cell office:value-type="string" calcext:value-type="string">
            <text:p>width: 60%;</text:p>
          </table:table-cell>
          <table:table-cell office:value-type="string" calcext:value-type="string">
            <text:p>mình k hình dung dc là nó nhỏ như vậy, chất liệu nhưa mỏng manh quá trông như đồ chơi trẻ con.</text:p>
          </table:table-cell>
        </table:table-row>
        <table:table-row table:style-name="ro1">
          <table:table-cell office:value-type="string" calcext:value-type="string">
            <text:p>width: 60%;</text:p>
          </table:table-cell>
          <table:table-cell office:value-type="string" calcext:value-type="string">
            <text:p>Mình góp ý là hàng nhựa, dễ vỡ, tiki nên đóng gói cẩn thận, ko hề có bọc chống xóc hay gi luôn,</text:p>
          </table:table-cell>
        </table:table-row>
        <table:table-row table:style-name="ro1">
          <table:table-cell office:value-type="string" calcext:value-type="string">
            <text:p>width: 60%;</text:p>
          </table:table-cell>
          <table:table-cell office:value-type="string" calcext:value-type="string">
            <text:p>Mình gởi hàng trên tuần rồi sao chưa phản hồi cho mình zậy máy vắt cam chậm quá tư vấn cho mình nha tiki</text:p>
          </table:table-cell>
        </table:table-row>
        <table:table-row table:style-name="ro1">
          <table:table-cell office:value-type="string" calcext:value-type="string">
            <text:p>width: 60%;</text:p>
          </table:table-cell>
          <table:table-cell office:value-type="string" calcext:value-type="string">
            <text:p>mình ép dc gần cả tháng rồi, ép 3 lần đầu rất okie, nhưng khi ép chung với cần tây (mình ép xen kẽ các lại quả củ mềm đến rau lá đến quả cứng) thì bã còn nhiều nước, nước ép có lẫn bã, dù đã vệ sinh máy kỹ bằng dụng cụ chà rửa kèm theo và vbằng chất tẩy rửa sinh học kèm baking soda và giấm, thấy thất vọng, mình muốn đổi trả sản phẩm</text:p>
          </table:table-cell>
        </table:table-row>
        <table:table-row table:style-name="ro1">
          <table:table-cell office:value-type="string" calcext:value-type="string">
            <text:p>width: 60%;</text:p>
          </table:table-cell>
          <table:table-cell office:value-type="string" calcext:value-type="string">
            <text:p>mình dùng xay carot cho con, nhg xay xong thì màu thành thế này, mới mua sản phẩm đc 3 ngày. Bên cạnh đó, nút lẫy thì bị kênh, mình muốn bảo hành thì làm tnao?</text:p>
          </table:table-cell>
        </table:table-row>
        <table:table-row table:style-name="ro1">
          <table:table-cell office:value-type="string" calcext:value-type="string">
            <text:p>width: 60%;</text:p>
          </table:table-cell>
          <table:table-cell office:value-type="string" calcext:value-type="string">
            <text:p>Mình dùng thì cảm thấy ok nhưng một phần mua vì nó cũng đẹp nhưng chất lượng in tương đối chán, bao bì mới nhưng nhìn nét mực bị cọ xát nhiều</text:p>
          </table:table-cell>
        </table:table-row>
        <table:table-row table:style-name="ro4">
          <table:table-cell office:value-type="string" calcext:value-type="string">
            <text:p>width: 60%;</text:p>
          </table:table-cell>
          <table:table-cell office:value-type="string" calcext:value-type="string">
            <text:p>Mình dùng thấy tiện lợi tuy nhiên dù giữ cẩn thận thì lớp chống dính vẫn bong tróc sau vài lần sử dụng và xuất hiện gỉ sắt. Độ bền cực thấp, tiki có bán ruột bên trong để mình thay và tiếp tục sử dụng không?</text:p>
            <text:p>Cảm ơn!</text:p>
          </table:table-cell>
        </table:table-row>
        <table:table-row table:style-name="ro1">
          <table:table-cell office:value-type="string" calcext:value-type="string">
            <text:p>width: 60%;</text:p>
          </table:table-cell>
          <table:table-cell office:value-type="string" calcext:value-type="string">
            <text:p>Mình dùng máy được gần 2 tháng thì phần lưới lọc bị nứt xung quanh như hình (tự nứt chứ không phải do va đập). Phần phích cắm cao su dưới đáy không khít khiến cho nước ép cứ bị chảy xuống dưới thân máy. Mình đã mua khá nhiều hàng có giá trị cao ở Tiki và hoàn toàn yên tâm nhưng lần này thì rất thất vọng. Mong tiki giải quyết trường hợp này!!!</text:p>
          </table:table-cell>
        </table:table-row>
        <table:table-row table:style-name="ro1">
          <table:table-cell office:value-type="string" calcext:value-type="string">
            <text:p>width: 60%;</text:p>
          </table:table-cell>
          <table:table-cell office:value-type="string" calcext:value-type="string">
            <text:p>Mình dùng được khoảng 2 tháng thì bị mất lớp chống dính, còn bị gỉ sét. Tuy nhiên nướng thịt thì tốt. Nướng đồ ko có mỡ như cá, đậu thì khô.</text:p>
          </table:table-cell>
        </table:table-row>
        <table:table-row table:style-name="ro1">
          <table:table-cell office:value-type="string" calcext:value-type="string">
            <text:p>width: 60%;</text:p>
          </table:table-cell>
          <table:table-cell office:value-type="string" calcext:value-type="string">
            <text:p>Mình dùng được 2 ngày rồi nhưng vẫn chưa biết cách để hiển thị các biểu tượng trên phần màn hình của máy. Phần hiển thị chỉ có nhiệt độ/độ ẩm/công suất chứ khi bấm chế độ tạo ẩm hay haze cũng ko thấy icon hiện lên như hình minh họa trên vỏ thùng (vùng khoanh tròn trong hình)</text:p>
          </table:table-cell>
        </table:table-row>
        <table:table-row table:style-name="ro1">
          <table:table-cell office:value-type="string" calcext:value-type="string">
            <text:p>width: 60%;</text:p>
          </table:table-cell>
          <table:table-cell office:value-type="string" calcext:value-type="string">
            <text:p>Mình đổi quạt 1 lần vì sp lỗi, nhưng giao lần 2 thì cánh quạt bị gãy nên lắp vào chạy rất ồn.</text:p>
          </table:table-cell>
        </table:table-row>
        <table:table-row table:style-name="ro1">
          <table:table-cell office:value-type="string" calcext:value-type="string">
            <text:p>width: 60%;</text:p>
          </table:table-cell>
          <table:table-cell office:value-type="string" calcext:value-type="string">
            <text:p>Mình đọc Review thì thấy QTV của Tiki trả lời khách là Máy SX tại nhật, nhưng nhận hàng thì Máy SX tại Philipines Lens Kit theo máy cũng SX ở Phillipines, Hơi khó hiểu, nhưng chất lượng Ok, kích hoạt BH thì vẫn đủ 24 month.</text:p>
          </table:table-cell>
        </table:table-row>
        <table:table-row table:style-name="ro1">
          <table:table-cell office:value-type="string" calcext:value-type="string">
            <text:p>width: 60%;</text:p>
          </table:table-cell>
          <table:table-cell office:value-type="string" calcext:value-type="string">
            <text:p>mình định mua về xay thịt <text:s/>và rau củ cho bé ăn dặm nhưng rau củ bị văng ra thành hết xay ko đc nhuyễn. giờ chắc phải mua loại khác ???</text:p>
          </table:table-cell>
        </table:table-row>
        <table:table-row table:style-name="ro4">
          <table:table-cell office:value-type="string" calcext:value-type="string">
            <text:p>width: 60%;</text:p>
          </table:table-cell>
          <table:table-cell office:value-type="string" calcext:value-type="string">
            <text:p>Mình đặt trắng xanh nhưng lại nhận màu đen. Giá có chênh nhau chút mong Tiki để ý giúp.</text:p>
            <text:p>Dù sao cũng chạy Ok</text:p>
          </table:table-cell>
        </table:table-row>
        <table:table-row table:style-name="ro1">
          <table:table-cell office:value-type="string" calcext:value-type="string">
            <text:p>width: 60%;</text:p>
          </table:table-cell>
          <table:table-cell office:value-type="string" calcext:value-type="string">
            <text:p>mình đặt toàn bị hủy đơn. khổ ghê. mùa hè rồi cần lắm.</text:p>
          </table:table-cell>
        </table:table-row>
        <table:table-row table:style-name="ro1">
          <table:table-cell office:value-type="string" calcext:value-type="string">
            <text:p>width: 60%;</text:p>
          </table:table-cell>
          <table:table-cell office:value-type="string" calcext:value-type="string">
            <text:p>Mình đặt sản phẩm tai nghe ip8 mà k biết bấm nhầm hay sao giờ đặt lộn cái của sasung cho mình đổi lại sản phẩm dc k</text:p>
          </table:table-cell>
        </table:table-row>
        <table:table-row table:style-name="ro1">
          <table:table-cell office:value-type="string" calcext:value-type="string">
            <text:p>width: 60%;</text:p>
          </table:table-cell>
          <table:table-cell office:value-type="string" calcext:value-type="string">
            <text:p>Mình đặt nồi 2 ngày thì nhận được. Khá nhanh. Tuy nhiên khi sử dụng lần đầu tiên, gạt xuống nút cook rồi mà cơm để nửa tiếng nước vân chỉ hơi ấm, k có tín hiệu gì là đang nấu cơm. Mình sử dụng như HDSD đc đính kèm. Mong tiki có câu tl giúp mình. Mình cám ơn</text:p>
          </table:table-cell>
        </table:table-row>
        <table:table-row table:style-name="ro1">
          <table:table-cell office:value-type="string" calcext:value-type="string">
            <text:p>width: 60%;</text:p>
          </table:table-cell>
          <table:table-cell office:value-type="string" calcext:value-type="string">
            <text:p>Mình đặt mua sản phẩm này vào ngày 16/08, dự kiến giao là 17/8 sau đó mình đã gọi lên để dời ngày giao sang 18/8. Tuy nhiên, mình đợi đến 21/08 vẫn chưa nhận được hàng, hơi thất vọng với service của Tiki vì giao trễ cũng ko gọi báo khách hàng chỉ khi khách gọi lên hỏi thì mới hối bên bộ phận vận chuyển. =..=</text:p>
          </table:table-cell>
        </table:table-row>
        <table:table-row table:style-name="ro1">
          <table:table-cell office:value-type="string" calcext:value-type="string">
            <text:p>width: 60%;</text:p>
          </table:table-cell>
          <table:table-cell office:value-type="string" calcext:value-type="string">
            <text:p>mình đặt mua rồi mà thiếu day cam điện hoi thất vọng</text:p>
          </table:table-cell>
        </table:table-row>
        <table:table-row table:style-name="ro1">
          <table:table-cell office:value-type="string" calcext:value-type="string">
            <text:p>width: 60%;</text:p>
          </table:table-cell>
          <table:table-cell office:value-type="string" calcext:value-type="string">
            <text:p>Mình đặt mua nhưng khi nhận hàng thiếu đầu nối loại D có 4 vít. Tiki xem và gửi bổ sung cho mình</text:p>
          </table:table-cell>
        </table:table-row>
        <table:table-row table:style-name="ro1">
          <table:table-cell office:value-type="string" calcext:value-type="string">
            <text:p>width: 60%;</text:p>
          </table:table-cell>
          <table:table-cell office:value-type="string" calcext:value-type="string">
            <text:p>mình đặt mua nhận máy ngày 20/3/2019 mà sao không có khuyến mãi bộ vá. trong khi giới thiệu sp lúc mua có . hiện chưa sử dụng sản phẩm nên sẽ đánh giá sau</text:p>
          </table:table-cell>
        </table:table-row>
        <table:table-row table:style-name="ro1">
          <table:table-cell office:value-type="string" calcext:value-type="string">
            <text:p>width: 60%;</text:p>
          </table:table-cell>
          <table:table-cell office:value-type="string" calcext:value-type="string">
            <text:p>Mình đặt mua màu xanh, chất dây ok, mới sử dụng nên chưa biết sau một khoảng thời gian có khác gì không. Hơi buồn một tẹo là shop giao dây size L, hơi rộng so với cổ tay của mình. Size S/M là chuẩn size so với mình hơn.</text:p>
          </table:table-cell>
        </table:table-row>
        <table:table-row table:style-name="ro1">
          <table:table-cell office:value-type="string" calcext:value-type="string">
            <text:p>width: 60%;</text:p>
          </table:table-cell>
          <table:table-cell office:value-type="string" calcext:value-type="string">
            <text:p>Mình đặt mua loa từ thứ 6 tuần trước, đến thứ 5 tuần này mới nhận được, mỗi cái giao hàng hơi lâu còn lại chất lượng loa nghe khá hay đấy, 2 loa chép to và rõ ràng, loa bass đầm ấm kha khá sâu, 2 loa chép 24w, loa bass 14w, với tầm giá này loa vậy là ổn rồi</text:p>
          </table:table-cell>
        </table:table-row>
        <table:table-row table:style-name="ro4">
          <table:table-cell office:value-type="string" calcext:value-type="string">
            <text:p>width: 60%;</text:p>
          </table:table-cell>
          <table:table-cell office:value-type="string" calcext:value-type="string">
            <text:p>Mình đặt mua khi có đợt sale là khoảng 1000k gì đó.</text:p>
            <text:p>Về chất lượng thì ok, dùng được tuy nhiên khi mở sản phẩm ra thì có 1 vết móp trong lò như hình. Không hiểu tại sao lại có vết như vậy ???</text:p>
          </table:table-cell>
        </table:table-row>
        <table:table-row table:style-name="ro1">
          <table:table-cell office:value-type="string" calcext:value-type="string">
            <text:p>width: 60%;</text:p>
          </table:table-cell>
          <table:table-cell office:value-type="string" calcext:value-type="string">
            <text:p>mình đặt mua của gian hàng maayanhjp trên Tiki. TIki giao hàng không có thông tin gì của cửa hàng bên bán. Ví dụ pin hỏng hóc thì mik đi đâu để bảo hành, và check mã vạch thì ko ra</text:p>
          </table:table-cell>
        </table:table-row>
        <table:table-row table:style-name="ro1">
          <table:table-cell office:value-type="string" calcext:value-type="string">
            <text:p>width: 60%;</text:p>
          </table:table-cell>
          <table:table-cell office:value-type="string" calcext:value-type="string">
            <text:p>Mình đặt mua cho bố. Bố mình đọc hướng dẫn sử dụng bảo cần cắm dây tiếp đất?! Mình đã rất ngạc nhiên hỏi bố có nhầm không? Vì nó là nồi cơm điện chứ có phải cột thu lôi đâu. Nhưng đúng là phải tiếp đất để tránh rò rỉ điện?! Mình chưa từng phải tiếp đất cho một cái nồi cơm! Và vấn đề là không có dây tiếp đất như hướng dẫn!!!</text:p>
          </table:table-cell>
        </table:table-row>
        <table:table-row table:style-name="ro1">
          <table:table-cell office:value-type="string" calcext:value-type="string">
            <text:p>width: 60%;</text:p>
          </table:table-cell>
          <table:table-cell office:value-type="string" calcext:value-type="string">
            <text:p>Mình đặt mua 2 cái từ 7/9 mình đọc thông tin là sau 3-4 ngày sẽ giao hàng, nhưng nay thấy thông báo thứ 4 ngày 18/9 mới giao hàng kia shop? LL lại với mình vì mình đang cần gấp làm quà tặng.</text:p>
          </table:table-cell>
        </table:table-row>
        <table:table-row table:style-name="ro1">
          <table:table-cell office:value-type="string" calcext:value-type="string">
            <text:p>width: 60%;</text:p>
          </table:table-cell>
          <table:table-cell office:value-type="string" calcext:value-type="string">
            <text:p>Mình đặt mua 2 cái Camera này để lắp đặt giám sát cho quán, nhưng 1 cái luôn bị tình trạng tự động “device is offline” không thể xem được và điều khiển từ app, camera để ngay bên cạnh router wifi và cái còn lại thì vẫn xem được bình thường. Ngày nào mình cũng phải rút điện ra và cắm lại thì camera hoạt động lại được tầm 1 tiếng thì <text:s/>tự ofline tiếp. Rất phiền vì lỗi này</text:p>
          </table:table-cell>
        </table:table-row>
        <table:table-row table:style-name="ro1">
          <table:table-cell office:value-type="string" calcext:value-type="string">
            <text:p>width: 60%;</text:p>
          </table:table-cell>
          <table:table-cell office:value-type="string" calcext:value-type="string">
            <text:p>Mình đặt màu xanh cho đỡ bẩn mà tiki gửi màu trắng.</text:p>
          </table:table-cell>
        </table:table-row>
        <table:table-row table:style-name="ro1">
          <table:table-cell office:value-type="string" calcext:value-type="string">
            <text:p>width: 60%;</text:p>
          </table:table-cell>
          <table:table-cell office:value-type="string" calcext:value-type="string">
            <text:p>minh dat mau hong ma shop giao mau do nen khong thich lam.</text:p>
          </table:table-cell>
        </table:table-row>
        <table:table-row table:style-name="ro1">
          <table:table-cell office:value-type="string" calcext:value-type="string">
            <text:p>width: 60%;</text:p>
          </table:table-cell>
          <table:table-cell office:value-type="string" calcext:value-type="string">
            <text:p>Mình đặt màu đỏ nhưng lại giao màu hồng, mình nhận hàng lâu rồi nhưng bữa nay mới có thời gian viết đánh giá! Hic</text:p>
          </table:table-cell>
        </table:table-row>
        <table:table-row table:style-name="ro1">
          <table:table-cell office:value-type="string" calcext:value-type="string">
            <text:p>width: 60%;</text:p>
          </table:table-cell>
          <table:table-cell office:value-type="string" calcext:value-type="string">
            <text:p>Mình đặt hàng và tt online từ 25.07 và sao đến tối 26.07 tình trạng đơn hàng vẫn ở mức tiếp nhận đơn hàng vậy Tiki</text:p>
          </table:table-cell>
        </table:table-row>
        <table:table-row table:style-name="ro1">
          <table:table-cell office:value-type="string" calcext:value-type="string">
            <text:p>width: 60%;</text:p>
          </table:table-cell>
          <table:table-cell office:value-type="string" calcext:value-type="string">
            <text:p>Mình đặt hàng tiki mua rất nhiều thứ giá trị và thấy tiki gói hàng rất cẩn thận nên nhiều lần mình ko yêu cầu xem hàng trước. Hôm nay ko kiểm tra hàng cũng vì quá tin tưởng nhưng khi mở hàng ra thì máy bị móp to quá, lần này thấy tiki cũng ko gói cẩn thận ko có họp tiki bên ngoài mà chỉ có thùng đựng máy nên chắc máy bị va đập khi giao hàng. Vì về đặt hàng ở quê xa nên thấy máy chỉ bị bên ngoài ko ảnh hưởng bên trong nên mình ko muốn rắc rối phiền hà đổi lại máy mới. Chắc có lẽ lỗi của mình ko kiểm hàng là nhiều nhất nhưng mình mong tiki hãy làm việc tốt như mọi lần, gói hàng cho nhiều miếng mút xốp vô như vậy những đồ gia dụng và điện tự ko bị ảnh hưởng :)</text:p>
          </table:table-cell>
        </table:table-row>
        <table:table-row table:style-name="ro2">
          <table:table-cell office:value-type="string" calcext:value-type="string">
            <text:p>width: 60%;</text:p>
          </table:table-cell>
          <table:table-cell office:value-type="string" calcext:value-type="string">
            <text:p>Mình đặt hàng thành công vào 21/11/2017, dự kiến giao hàng vào ngày 22/11/2017 và mình nhận được hàng vào 27/11/2017. Mình theo dõi đơn hàng thì thấy hàng đã được đóng gói xong và sẵn sàng giao vào ngày 22/11/2017, tuy nhiên hàng ko được giao đi.</text:p>
            <text:p>Hàng được đóng gói kĩ, tuy nhiên chất lượng sản phẩm không được như mong đợi, nhất là các chi tiết bằng nhựa.</text:p>
            <text:p>Phần đế gắn máy ảnh có rất nhiều phôi nhựa thừa, nhìn khá xấu.</text:p>
          </table:table-cell>
        </table:table-row>
        <table:table-row table:style-name="ro1">
          <table:table-cell office:value-type="string" calcext:value-type="string">
            <text:p>width: 60%;</text:p>
          </table:table-cell>
          <table:table-cell office:value-type="string" calcext:value-type="string">
            <text:p>Mình đặt hàng Sp và quá hạn 2 ngày không thông báo gì. Mình gọi tổng đài báo chậm tiếp 3 ngày nữa. Ôi vây dự kiến giao hàng làm gì chứ, nhỡ hết việc của mình. Biết thế mua chỗ khác ship 1 ngày cho nhanh. Không mất tiền ship và lâu lắc k thấy hàng đâu. Thà mất vài chục mà hôm sau nhận được luôn còn hơn. Chậm <text:s/>như thế này chắc lúc máy không may có vấn đề thì vứt luôn chứ chả gọi bảo hành nổi.</text:p>
          </table:table-cell>
        </table:table-row>
        <table:table-row table:style-name="ro1">
          <table:table-cell office:value-type="string" calcext:value-type="string">
            <text:p>width: 60%;</text:p>
          </table:table-cell>
          <table:table-cell office:value-type="string" calcext:value-type="string">
            <text:p>Minh đặt hàng rồi nhưng k biết chọn mầu chỗ nào muốn nhờ shop kiểm tra tecs hàng cho mình trước khi đóng gói nhé !! Và chọn cho mình mầu (Đen) Tk !!</text:p>
          </table:table-cell>
        </table:table-row>
        <table:table-row table:style-name="ro1">
          <table:table-cell office:value-type="string" calcext:value-type="string">
            <text:p>width: 60%;</text:p>
          </table:table-cell>
          <table:table-cell office:value-type="string" calcext:value-type="string">
            <text:p>mình đặt hàng lần 1 sản phẩm bị lỗi. giao hàng và thu lại sp lỗi cực nhanh nhưng quá trình phản hồi và xử lí đổi sản phẩm thì cực lâu. mình chờ 13 ngày để nhận được sản phẩm mới. may là lần 2 sản phẩm hoạt động tốt. dành cho các bạn lần đầu dùng nồi áp suất điện thì nồi sẽ mất tầm 15p để đạt mức áp suất cần. sau đó đồng hồ mình cài mới chạy ngược đếm thời gian. vì vậy nếu cài đồng hồ nấu sườn là 18p thì nhớ cộng thêm 15p nữa ra tổng thời gian nấu nhé.</text:p>
          </table:table-cell>
        </table:table-row>
        <table:table-row table:style-name="ro1">
          <table:table-cell office:value-type="string" calcext:value-type="string">
            <text:p>width: 60%;</text:p>
          </table:table-cell>
          <table:table-cell office:value-type="string" calcext:value-type="string">
            <text:p>mình đặt hàng hôm 10/11 và đến 4/12 mới nhận được hàng. Không có phiếu mua hàng kèm theo. chưa sử dụng sp nên chưa biết nhưng tổng quan tay cầm cảm giác lỏng lẻo, khay bên trong trông hơi đểu ko biết làm đồ ăn có đảm bảo không. Mới khui nhìn thử chưa sử dụng nên cũng chưa đánh giá được nhiều.</text:p>
          </table:table-cell>
        </table:table-row>
        <table:table-row table:style-name="ro1">
          <table:table-cell office:value-type="string" calcext:value-type="string">
            <text:p>width: 60%;</text:p>
          </table:table-cell>
          <table:table-cell office:value-type="string" calcext:value-type="string">
            <text:p>Mình đặt hàng giá 899k. Đã giao hàng nhưng khi kiểm tra thì thấy đĩa thủy tinh đã bị vỡ (có vẻ đã vỡ khi đóng gói vì những mảnh vỡ đã gói cẩn thận). Vậy TiKi có giao hàng lại cho mình không?</text:p>
          </table:table-cell>
        </table:table-row>
        <table:table-row table:style-name="ro4">
          <table:table-cell office:value-type="string" calcext:value-type="string">
            <text:p>width: 60%;</text:p>
          </table:table-cell>
          <table:table-cell office:value-type="string" calcext:value-type="string">
            <text:p>Mình đặt hàng 6/7, dự kiến giao 15/7, đợi mãi đến 20/7 vẫn chưa giao!</text:p>
            <text:p>Lần đầu tiên thất vọng về tiki, mình là khách hàng trung thành của tiki, rất hài lòng về dịch vụ nhưng lần này... rất thất vọng</text:p>
          </table:table-cell>
        </table:table-row>
        <table:table-row table:style-name="ro1">
          <table:table-cell office:value-type="string" calcext:value-type="string">
            <text:p>width: 60%;</text:p>
          </table:table-cell>
          <table:table-cell office:value-type="string" calcext:value-type="string">
            <text:p>Mình đặt 2 sản phẩm camera xiaomi 1080 360, giờ bị lỗi 1 cái rồi. Mình cần hổ trợ để đổi sản phẩm cho mình nhé</text:p>
          </table:table-cell>
        </table:table-row>
        <table:table-row table:style-name="ro1">
          <table:table-cell office:value-type="string" calcext:value-type="string">
            <text:p>width: 60%;</text:p>
          </table:table-cell>
          <table:table-cell office:value-type="string" calcext:value-type="string">
            <text:p>Mình đặt 2 nồi chiên không dầu vừa giao chiều hôm qua thì có 1 nồi bị móp vậy,tính đổi cái khác nhưng thấy mắc công quá nên để dùng luôn vì lỗi cũng k to tát lắm.Tiki nên chú ý kiểm tra hàng cho khách trước khi giao vì trong thùng có mút.cái này là móp trước khi bỏ vô thùng rồi. Chứ k phải do vận chuyển.</text:p>
          </table:table-cell>
        </table:table-row>
        <table:table-row table:style-name="ro4">
          <table:table-cell office:value-type="string" calcext:value-type="string">
            <text:p>width: 60%;</text:p>
          </table:table-cell>
          <table:table-cell office:value-type="string" calcext:value-type="string">
            <text:p>Mình đặt 2 ngày thì Tiki giao, sản phẩm tạm ổn, nhưng hộp bếp bị méo mỏ, cái chảo tặng cũng bị móp. Tiki xem lại cách vận chuyển hàng hoá. Làm vậy ai dám mua đồ giá trị lớn như Tiki, điện thoại.</text:p>
            <text:p>Có quay clip mở hộp cho các bạn tham khảo : youtu.be/pXRB-xli0HY</text:p>
          </table:table-cell>
        </table:table-row>
        <table:table-row table:style-name="ro1">
          <table:table-cell office:value-type="string" calcext:value-type="string">
            <text:p>width: 60%;</text:p>
          </table:table-cell>
          <table:table-cell office:value-type="string" calcext:value-type="string">
            <text:p>mình đặt 2 lần rồi nhưng đặt màu xanh lá cứ giao màu cam. ko hiểu bên bạn đổi cho mình cái màu xanh được ko</text:p>
          </table:table-cell>
        </table:table-row>
        <table:table-row table:style-name="ro1">
          <table:table-cell office:value-type="string" calcext:value-type="string">
            <text:p>width: 60%;</text:p>
          </table:table-cell>
          <table:table-cell office:value-type="string" calcext:value-type="string">
            <text:p>Mình đặt 1 cục sạc dự phòng màu đỏ, nhưng cáp sạc đi kèm lại là màu đen, Trong hình ảnh mô tả thì sạc và cáp đi cùng màu. Rất không hài lòng.</text:p>
          </table:table-cell>
        </table:table-row>
        <table:table-row table:style-name="ro1">
          <table:table-cell office:value-type="string" calcext:value-type="string">
            <text:p>width: 60%;</text:p>
          </table:table-cell>
          <table:table-cell office:value-type="string" calcext:value-type="string">
            <text:p>Mình đang sử dung lap win10. Nhưng khi bỏ đĩa vào đọc ko đc. hiaz 300k</text:p>
          </table:table-cell>
        </table:table-row>
        <table:table-row table:style-name="ro1">
          <table:table-cell office:value-type="string" calcext:value-type="string">
            <text:p>width: 60%;</text:p>
          </table:table-cell>
          <table:table-cell office:value-type="string" calcext:value-type="string">
            <text:p>Mình đang hâm đồ ăn, thì nó tự tắt, lát sau tự bật lại, rồi tự tắt bật, cho minh đổi nồi khác</text:p>
          </table:table-cell>
        </table:table-row>
        <table:table-row table:style-name="ro1">
          <table:table-cell office:value-type="string" calcext:value-type="string">
            <text:p>width: 60%;</text:p>
          </table:table-cell>
          <table:table-cell office:value-type="string" calcext:value-type="string">
            <text:p>Mình đang dùng sản phẩm , bây giờ muốn xem lại hình ảnh thì mình phải làm như thế nào</text:p>
          </table:table-cell>
        </table:table-row>
        <table:table-row table:style-name="ro4">
          <table:table-cell office:value-type="string" calcext:value-type="string">
            <text:p>width: 60%;</text:p>
          </table:table-cell>
          <table:table-cell office:value-type="string" calcext:value-type="string">
            <text:p>Mình đang định mua một chiếc. Nhưng đang băn khoăn ko biết có được kiểm tra hàng trước khi nhận ko? Nhận hàng xong mới thanh toán tiền hay thanh toán tiền xong mới giao hàng?</text:p>
            <text:p>Và mình ở Bắc Ninh thì giao hàng trong bao lâu mới nhận được?</text:p>
          </table:table-cell>
        </table:table-row>
        <table:table-row table:style-name="ro1">
          <table:table-cell office:value-type="string" calcext:value-type="string">
            <text:p>width: 60%;</text:p>
          </table:table-cell>
          <table:table-cell office:value-type="string" calcext:value-type="string">
            <text:p>mình đang đặt phai đây du phụ kiện để lắp nhé ti ki</text:p>
          </table:table-cell>
        </table:table-row>
        <table:table-row table:style-name="ro3">
          <table:table-cell office:value-type="string" calcext:value-type="string">
            <text:p>width: 60%;</text:p>
          </table:table-cell>
          <table:table-cell office:value-type="string" calcext:value-type="string">
            <text:p>Mình đặc tối hôm 28-9 trưa 30-9 đã nhận được nhanh hơn dự kiến ngày 2-10.</text:p>
            <text:p>Lần này tiki đóng hàng hơi đơn giản k có bọc trống sốc cho hợp máy ảnh gh.</text:p>
            <text:p>BÊN TRONG HỢP GỒM CÓ: 1 máy ảnh xt200s, 1 viên pinNP-W126S, 1 dây sạc đầu tai C, 1 đầu chuyển 3.5 sang tai C và một số giấy hướng dẫn bằng Tiếng Anh.(không có doc sạc)</text:p>
            <text:p>Mình check bảo hành thì kích hoạt hôm 30 tháng 6-2020 bảo hành đến 30thang 6 2022.</text:p>
            <text:p>Mong lần sau tiki sẽ cải thiện tốt hơn!</text:p>
          </table:table-cell>
        </table:table-row>
        <table:table-row table:style-name="ro1">
          <table:table-cell office:value-type="string" calcext:value-type="string">
            <text:p>width: 60%;</text:p>
          </table:table-cell>
          <table:table-cell office:value-type="string" calcext:value-type="string">
            <text:p>mình đã yêu cầu xuất hoá đơn. mà mấy món khác đều có hoá đơn nhưng camera k có là sao.</text:p>
          </table:table-cell>
        </table:table-row>
        <table:table-row table:style-name="ro1">
          <table:table-cell office:value-type="string" calcext:value-type="string">
            <text:p>width: 60%;</text:p>
          </table:table-cell>
          <table:table-cell office:value-type="string" calcext:value-type="string">
            <text:p>mình đã xem review và nghĩ tiki đã lưu ý việc đóng gói cho sản phẩm nhưng khi mở hộp ra thì không hài lòng tí nào. ổ cứng không được cố định hay bọc cẩn thận.</text:p>
          </table:table-cell>
        </table:table-row>
        <table:table-row table:style-name="ro1">
          <table:table-cell office:value-type="string" calcext:value-type="string">
            <text:p>width: 60%;</text:p>
          </table:table-cell>
          <table:table-cell office:value-type="string" calcext:value-type="string">
            <text:p>Mình đã trả lại hàng vì cần đong cafe ko thể vuông góc với thân máy ngay cả khi chưa đong cafe. Điều này khiến mình hơi thất vọng vì máy của bạn mình mua 2 năm trước không bị vậy.</text:p>
          </table:table-cell>
        </table:table-row>
        <table:table-row table:style-name="ro1">
          <table:table-cell office:value-type="string" calcext:value-type="string">
            <text:p>width: 60%;</text:p>
          </table:table-cell>
          <table:table-cell office:value-type="string" calcext:value-type="string">
            <text:p>Mình đã thử, muốn ngon cả 2 mặt phải lật, đó cũng là bt vì nồi ko như rô bốt</text:p>
          </table:table-cell>
        </table:table-row>
        <table:table-row table:style-name="ro1">
          <table:table-cell office:value-type="string" calcext:value-type="string">
            <text:p>width: 60%;</text:p>
          </table:table-cell>
          <table:table-cell office:value-type="string" calcext:value-type="string">
            <text:p>Mình đã thao tác đúng, sau khi chọn nút đậu hũ để nấu lần đầu như hướng dẫn nhưng máy không hoạt động, im ru nhưng sau khoảng 10 phút kêu tít tít và sáng tất cả các nút. Có phải máy bị lỗi k? Xin cho phản hồi. Rất thất vọng.</text:p>
          </table:table-cell>
        </table:table-row>
        <table:table-row table:style-name="ro1">
          <table:table-cell office:value-type="string" calcext:value-type="string">
            <text:p>width: 60%;</text:p>
          </table:table-cell>
          <table:table-cell office:value-type="string" calcext:value-type="string">
            <text:p>Mình đã sử dụng nấu cháo cho bé, đã để nút lơ/auto từ 10h đêm đến 5h30 sáng hôm sau thì day nồi và cạnh bên đã cháy bén</text:p>
          </table:table-cell>
        </table:table-row>
        <table:table-row table:style-name="ro1">
          <table:table-cell office:value-type="string" calcext:value-type="string">
            <text:p>width: 60%;</text:p>
          </table:table-cell>
          <table:table-cell office:value-type="string" calcext:value-type="string">
            <text:p>Mình đã sử dụng bếp nhưng nóng đc một lúc thì bếp tự ngắt rồi k nóng lên nữa. Vậy là sao</text:p>
          </table:table-cell>
        </table:table-row>
        <table:table-row table:style-name="ro1">
          <table:table-cell office:value-type="string" calcext:value-type="string">
            <text:p>width: 60%;</text:p>
          </table:table-cell>
          <table:table-cell office:value-type="string" calcext:value-type="string">
            <text:p>Mình đã sử dung 2 lần nướng cá và sườn, cũng tạm nhưng cửa lò quá long lẻo, cảm giác không khít và k dc kín, rất dễ bung chốt 2 cạnh cửa</text:p>
          </table:table-cell>
        </table:table-row>
        <table:table-row table:style-name="ro1">
          <table:table-cell office:value-type="string" calcext:value-type="string">
            <text:p>width: 60%;</text:p>
          </table:table-cell>
          <table:table-cell office:value-type="string" calcext:value-type="string">
            <text:p>Mình đã nhận sp thấy hình thức mẫu mã ok còn về chất lượng cần phải sd mới có thể đánh giá</text:p>
          </table:table-cell>
        </table:table-row>
        <table:table-row table:style-name="ro5">
          <table:table-cell office:value-type="string" calcext:value-type="string">
            <text:p>width: 60%;</text:p>
          </table:table-cell>
          <table:table-cell office:value-type="string" calcext:value-type="string">
            <text:p>MINH ĐÃ NHẬN SẢN PHẨM . </text:p>
            <text:p>PHIẾU BẢO HÀNH KHÔNG GHI NGÀY MUA và CŨNG KHÔNG CÓ ID TỪNG NỒI (. CHỈ CÓ MÃ SẢN PHẨM CHUNG LOẠI 5,2L Thôi ) THÌ DỰA VÀO ĐÂU ĐỂ BẢO HÀNH và NẾU CÓ VẤN ĐỀ TRONG QUÁ TRÌNH KHI SỬ DUNG THÌ PHẢI NHƯ THẾ NÀO ,  </text:p>
            <text:p>Tiki vui lòng hỗ trợ </text:p>
            <text:p>Trân trọng</text:p>
          </table:table-cell>
        </table:table-row>
        <table:table-row table:style-name="ro1">
          <table:table-cell office:value-type="string" calcext:value-type="string">
            <text:p>width: 60%;</text:p>
          </table:table-cell>
          <table:table-cell office:value-type="string" calcext:value-type="string">
            <text:p>mình đã nhận được tủ, đẹp, đúng với miêu tả, nhưng không có phiếu bảo hành</text:p>
          </table:table-cell>
        </table:table-row>
        <table:table-row table:style-name="ro1">
          <table:table-cell office:value-type="string" calcext:value-type="string">
            <text:p>width: 60%;</text:p>
          </table:table-cell>
          <table:table-cell office:value-type="string" calcext:value-type="string">
            <text:p>Mình đã nhận được sp, máy kêu to, ồn. nói chung ko hài lòng lắm</text:p>
          </table:table-cell>
        </table:table-row>
        <table:table-row table:style-name="ro7">
          <table:table-cell office:value-type="string" calcext:value-type="string">
            <text:p>width: 60%;</text:p>
          </table:table-cell>
          <table:table-cell office:value-type="string" calcext:value-type="string">
            <text:p>Mình đã nhận được sản phẩm. Tiki giao hàng nhanh như những lần trước mình đặt mua.</text:p>
            <text:p>Tuy nhiên, khi mình về nhà và mở sản phẩm ra thì thấy chiếc vòng cô đặc bị vỡ ra làm 3 mảnh, khá buồn :(. Mình tìm hiểu thì chiếc vòng cô đặc có tác dụng cô đặc thuốc hơn nếu cần thôi, nhưng thấy sản phẩm bị vỡ 1 thứ thì cảm giác nó không còn hoàn hảo :). Sở dĩ mình không kiểm tra ngay lúc nhận là vì nó khá to, nếu mình mở ra thì lúc mình vận chuyển về nhà sẽ khá khó khăn. Và thấy bên ngoài Tiki bọc khá kỹ nên cũng yên tâm.</text:p>
            <text:p/>
            <text:p>Mình thấy chiếc vòng đó chất liệu khá là dễ vỡ, không chắc chắn như nắp bình hay bình, mà lại bỏ chung với bình và chỉ bọc bằng giấy chứ không có lớp xốp nên quá trình vận chuyển dễ vỡ là đúng.</text:p>
            <text:p/>
            <text:p>Mình chỉ mong Tiki lưu lý lại để những bạn sau không bị như mình.</text:p>
          </table:table-cell>
        </table:table-row>
        <table:table-row table:style-name="ro1">
          <table:table-cell office:value-type="string" calcext:value-type="string">
            <text:p>width: 60%;</text:p>
          </table:table-cell>
          <table:table-cell office:value-type="string" calcext:value-type="string">
            <text:p>Mình đã nhận được sản phẩm, đóng gói cẩn thận, giao hàng thân thiện tuy thời gian giao lâu. thông báo giao hàng miễn phí nhưng lại thu thêm 30k tiền hàng cồng kềnh, thế này chả khac gì phí vận chuyển, thấy vô lý , không biết những người mua khác có bị vậy không, Hàng mới dùng nên cũng chưa biết chất lượng thế nào, 7/10</text:p>
          </table:table-cell>
        </table:table-row>
        <table:table-row table:style-name="ro1">
          <table:table-cell office:value-type="string" calcext:value-type="string">
            <text:p>width: 60%;</text:p>
          </table:table-cell>
          <table:table-cell office:value-type="string" calcext:value-type="string">
            <text:p>mình đã nhận được sản phẩm giao hàng nhanh đóng gói cẩn thận. nhưng sản phẩm bị thiếu bộ phận hứng <text:s/>dầu thừa. mình muốn đổi sang sp khác để có đầy đủ</text:p>
          </table:table-cell>
        </table:table-row>
        <table:table-row table:style-name="ro1">
          <table:table-cell office:value-type="string" calcext:value-type="string">
            <text:p>width: 60%;</text:p>
          </table:table-cell>
          <table:table-cell office:value-type="string" calcext:value-type="string">
            <text:p>Mình đã nhận được máy, tuy nhiên chỉ có một đầu vắt. Đề nghị tiki kiểm tra và có phản hồi sớm! Máy đẹp, sử dụng tốt.</text:p>
          </table:table-cell>
        </table:table-row>
        <table:table-row table:style-name="ro1">
          <table:table-cell office:value-type="string" calcext:value-type="string">
            <text:p>width: 60%;</text:p>
          </table:table-cell>
          <table:table-cell office:value-type="string" calcext:value-type="string">
            <text:p>mình đã nhận được may sinh sinh tố. điểm cộng đầu tiên là phí ship từ hà nội vào long an quá rẻ. 2 đóng gói rất kỉ . 3 mình chưa sử dụng sẽ sử dụng khi về nha. với giá rẻ và máy nhìn cũng đẹp như vậy là quá ok rồi . cám ơn shop</text:p>
          </table:table-cell>
        </table:table-row>
        <table:table-row table:style-name="ro4">
          <table:table-cell office:value-type="string" calcext:value-type="string">
            <text:p>width: 60%;</text:p>
          </table:table-cell>
          <table:table-cell office:value-type="string" calcext:value-type="string">
            <text:p>Mình đã nhận được hàng, máy chạy khá ổn, tuy nhiên vỏ máy hơi xước xát 1 chút.</text:p>
            <text:p>Tiki giao hàng rất nhanh chóng!</text:p>
          </table:table-cell>
        </table:table-row>
        <table:table-row table:style-name="ro1">
          <table:table-cell office:value-type="string" calcext:value-type="string">
            <text:p>width: 60%;</text:p>
          </table:table-cell>
          <table:table-cell office:value-type="string" calcext:value-type="string">
            <text:p>mình đã nhận được hàng rồi, mẫu mã như hình nhưng nồi mỏng quá. chưa nấu nên không biết chất lượng thế nào!?</text:p>
          </table:table-cell>
        </table:table-row>
        <table:table-row table:style-name="ro1">
          <table:table-cell office:value-type="string" calcext:value-type="string">
            <text:p>width: 60%;</text:p>
          </table:table-cell>
          <table:table-cell office:value-type="string" calcext:value-type="string">
            <text:p>Mình đã nhận được hàng , mình muốn hỏi chế đọ bảo hành của nồi này như thế nào ạ ?!</text:p>
          </table:table-cell>
        </table:table-row>
        <table:table-row table:style-name="ro1">
          <table:table-cell office:value-type="string" calcext:value-type="string">
            <text:p>width: 60%;</text:p>
          </table:table-cell>
          <table:table-cell office:value-type="string" calcext:value-type="string">
            <text:p>Mình đã nhận được bàn phím, nhưng nút Windows hình như bị liệt, không có phản hồi khi bấm vào!</text:p>
          </table:table-cell>
        </table:table-row>
        <table:table-row table:style-name="ro1">
          <table:table-cell office:value-type="string" calcext:value-type="string">
            <text:p>width: 60%;</text:p>
          </table:table-cell>
          <table:table-cell office:value-type="string" calcext:value-type="string">
            <text:p>Mình đã nhận đc, lần đầu dùng khi máy toả nhiệt khá là mùi nhựa khét 😅 có ai bị nvay ko ạ?</text:p>
          </table:table-cell>
        </table:table-row>
        <table:table-row table:style-name="ro1">
          <table:table-cell office:value-type="string" calcext:value-type="string">
            <text:p>width: 60%;</text:p>
          </table:table-cell>
          <table:table-cell office:value-type="string" calcext:value-type="string">
            <text:p>mình đã mua và sử dụng được khoảng 6 tháng. lòng nồi dày dặn, nấu cơm hơi lâu nhưng ngon. nấu cháo nhừ. chỉ có phần dây cắm là lỏng lẻo ở phần dây với đầu cắm ở thân nồi. nói chung là tốt.</text:p>
          </table:table-cell>
        </table:table-row>
        <table:table-row table:style-name="ro2">
          <table:table-cell office:value-type="string" calcext:value-type="string">
            <text:p>width: 60%;</text:p>
          </table:table-cell>
          <table:table-cell office:value-type="string" calcext:value-type="string">
            <text:p>Mình đã mua và nhận sản phẩm và cảm nhận như sau.</text:p>
            <text:p>Chất lượng: Hàng dùng được, làm nóng nhanh. Trông ổn. Mặt bếp sau khi đun hơi nóng so với bếp từ cũ của mình</text:p>
            <text:p>Về tiki: Giao hàng chậm hơn dự kiến 1 tuần, bù lại có dv hỗ trợ tạm tạm.Và cho mình hỏi mở sản phẩm ra không thấy phiếu bảo hành gì cả thì sau này có vấn đề thì tính làm sao đây ( chỉ thấy có con tem ghi ngày bán trên vỏ hộp)</text:p>
          </table:table-cell>
        </table:table-row>
        <table:table-row table:style-name="ro1">
          <table:table-cell office:value-type="string" calcext:value-type="string">
            <text:p>width: 60%;</text:p>
          </table:table-cell>
          <table:table-cell office:value-type="string" calcext:value-type="string">
            <text:p>Mình đã mua SP này nhưng ko thấy dán tem. Nếu có vấn đề thì BH thế nào?</text:p>
          </table:table-cell>
        </table:table-row>
        <table:table-row table:style-name="ro1">
          <table:table-cell office:value-type="string" calcext:value-type="string">
            <text:p>width: 60%;</text:p>
          </table:table-cell>
          <table:table-cell office:value-type="string" calcext:value-type="string">
            <text:p>mình đã mua sản phẩm này đẹp thì đẹp thật nhưng không mát lạnh bằng quạt của điện cư mà màu xanh xanh đâu nó chỉ mát bằng 90% thôi</text:p>
          </table:table-cell>
        </table:table-row>
        <table:table-row table:style-name="ro1">
          <table:table-cell office:value-type="string" calcext:value-type="string">
            <text:p>width: 60%;</text:p>
          </table:table-cell>
          <table:table-cell office:value-type="string" calcext:value-type="string">
            <text:p>Mình đã mua máy và dùng thử máy khá đơn giản chỉ cắm điện vào muốn tắt thì rút điện ra,còn khi máy đạt đến một nhiệt độ nóng thích hợp thì tự động chuyển sang đèn xanh, cấu tạo máy chỉ có hai thanh nhiệt đốt, máy quá đơn giản ko điều chỉnh được j khác, bánh không chín thì phải nướng lại, mình không thích máy lắm.</text:p>
          </table:table-cell>
        </table:table-row>
        <table:table-row table:style-name="ro1">
          <table:table-cell office:value-type="string" calcext:value-type="string">
            <text:p>width: 60%;</text:p>
          </table:table-cell>
          <table:table-cell office:value-type="string" calcext:value-type="string">
            <text:p>Mình đã mua máy này nhưng ép thơm bã còn nhiều nước, dùng tay bóp bã chảy ra nước, không biết như vậy có bình thường hay không. Có khi thì lúc đầu bỏ thơm vào máy nuồc ép lại chảy ra ly để bã, sau đó mới chảy qua ly nuồc ép</text:p>
          </table:table-cell>
        </table:table-row>
        <table:table-row table:style-name="ro4">
          <table:table-cell office:value-type="string" calcext:value-type="string">
            <text:p>width: 60%;</text:p>
          </table:table-cell>
          <table:table-cell office:value-type="string" calcext:value-type="string">
            <text:p>Mình đã mua máy khi đuoc khuyến mãi 199 ngàn</text:p>
            <text:p>Mới dùng thử rat tốt</text:p>
          </table:table-cell>
        </table:table-row>
        <table:table-row table:style-name="ro7">
          <table:table-cell office:value-type="string" calcext:value-type="string">
            <text:p>width: 60%;</text:p>
          </table:table-cell>
          <table:table-cell office:value-type="string" calcext:value-type="string">
            <text:p>Mình đã mua máy instax 7s và phim mini. </text:p>
            <text:p>Máy xinh, ảnh đẹp.</text:p>
            <text:p>Tuy nhiên, giá gốc bây giờ cho pack 10 tấm là 200.000 đ, pack 20 tấm là 500.000 đ, khó hiểu nhỉ, chắc cũng hiếm sản phẩm mua nhiều thì giá cao hơn mua ít. </text:p>
            <text:p>Giá phim mình thấy tăng hơi bị nhanh và nhiều. </text:p>
            <text:p>Nên từ nay có lẽ sẽ cân nhắc thật kỹ khi đặt 1 món hàng cần mà cần phụ kiện kèm (với máy ảnh instax là phim như thế này).</text:p>
            <text:p/>
          </table:table-cell>
        </table:table-row>
        <table:table-row table:style-name="ro1">
          <table:table-cell office:value-type="string" calcext:value-type="string">
            <text:p>width: 60%;</text:p>
          </table:table-cell>
          <table:table-cell office:value-type="string" calcext:value-type="string">
            <text:p>mình đã mua 7 camera của tiki trading, nhưng <text:s/>3 cái bị lỗi thiết bị ngoại tuyến, sau khi rút điện ra, cắm lại thì sử dụng được. cứ vài ngày lại bị lỗi này rất phiền.Rất mong được trợ giúp</text:p>
          </table:table-cell>
        </table:table-row>
        <table:table-row table:style-name="ro1">
          <table:table-cell office:value-type="string" calcext:value-type="string">
            <text:p>width: 60%;</text:p>
          </table:table-cell>
          <table:table-cell office:value-type="string" calcext:value-type="string">
            <text:p>Mình đã làm thử rất nhiều lần. Nhưng máy ủ nóng quá nên bị tách nước. Trên thì mịn từ hơn nửa hộp trở xuống là vữa nước. Làm khoảng 20 lần nản quá quay lại làm theo cách thủ công thì sữa chua mịn màng dẻo</text:p>
          </table:table-cell>
        </table:table-row>
        <table:table-row table:style-name="ro1">
          <table:table-cell office:value-type="string" calcext:value-type="string">
            <text:p>width: 60%;</text:p>
          </table:table-cell>
          <table:table-cell office:value-type="string" calcext:value-type="string">
            <text:p>Mình đã làm đc vài mẻ. Mẻ đầu làm bằng tỏi tép thì bị ướt, mẻ 2 làm bằng tỏi cô đơn nên khô hơn. Nhìn chung thì do không thoát được hơi nước nên tỏi ướt, các mẹ có thể phơi nắng hoặc sấy bằng lò cho khô thì ăn ngon hơn và bảo quản lâu đỡ mốc.</text:p>
          </table:table-cell>
        </table:table-row>
        <table:table-row table:style-name="ro1">
          <table:table-cell office:value-type="string" calcext:value-type="string">
            <text:p>width: 60%;</text:p>
          </table:table-cell>
          <table:table-cell office:value-type="string" calcext:value-type="string">
            <text:p>Mình đã gửi thông tin đến tiki nhưng chưa thấy phản hồi: Sp mình mua được 2 tháng hiện tại nồi nấu không còn hơi và không chín. Giúp mình xử lý và bảo hành khi sp ở tỉnh. Thanks</text:p>
          </table:table-cell>
        </table:table-row>
        <table:table-row table:style-name="ro1">
          <table:table-cell office:value-type="string" calcext:value-type="string">
            <text:p>width: 60%;</text:p>
          </table:table-cell>
          <table:table-cell office:value-type="string" calcext:value-type="string">
            <text:p>Mình đã dùng được một tuần nhưng vẫn không quen. Nếu được chon lại mình sẽ mua loại hơn nước nằm cao cấp của PhiLip. Vì nhân viên giao hàng sớm hơn dự kiến 2 ngày, nên mình không chuẩn bị tiền ở nhà. Có cách nào, chuyển khoản sau khi kiểm tra hàng để tiện hơn không nhỉ!</text:p>
          </table:table-cell>
        </table:table-row>
        <table:table-row table:style-name="ro1">
          <table:table-cell office:value-type="string" calcext:value-type="string">
            <text:p>width: 60%;</text:p>
          </table:table-cell>
          <table:table-cell office:value-type="string" calcext:value-type="string">
            <text:p>Mình đã đặt mẫu MJ- L500SRA cho người nhà. Người nhà nhận chụp hình gửi mình thì mình thấy trên hộp ghi MJ - L500 nên nhờ Tiki giải đáp mình thắc mắc này nhé!</text:p>
          </table:table-cell>
        </table:table-row>
        <table:table-row table:style-name="ro1">
          <table:table-cell office:value-type="string" calcext:value-type="string">
            <text:p>width: 60%;</text:p>
          </table:table-cell>
          <table:table-cell office:value-type="string" calcext:value-type="string">
            <text:p>Mình đã đặt hàng và mong rằng Tiki sẽ giao hàng mới đảm bảo chất lượng, không bị bong chốc.</text:p>
          </table:table-cell>
        </table:table-row>
        <table:table-row table:style-name="ro4">
          <table:table-cell office:value-type="string" calcext:value-type="string">
            <text:p>width: 60%;</text:p>
          </table:table-cell>
          <table:table-cell office:value-type="string" calcext:value-type="string">
            <text:p>Mình đã đặt hàng trên tiki rất nhiều nhưng đây là sản phẩm đầu tiên mình thấy chưa hài lòng. </text:p>
            <text:p>Mình đặt hàng sản phẩm này từ đầu tháng 01/2018 khi thấy tiki giảm giá mạnh. Tuy nhiên, cho đến giờ (28/01) thì mình vẫn còn ngửi thấy mùi nhựa của sản phẩm ở trong nước đun sôi (mặc dù mình đun khá thường xuyên từ 2-3 lần/ngày). Đôi khi không sử dụng nữa, mình vẫn nghe thấy công tắc bình tự bật và tắt. Mình nghĩ là sản phẩm không đảm bảo chất lượng. Mong nhận được hỗ trợ của tiki về bảo hành sản phẩm.</text:p>
          </table:table-cell>
        </table:table-row>
        <table:table-row table:style-name="ro1">
          <table:table-cell office:value-type="string" calcext:value-type="string">
            <text:p>width: 60%;</text:p>
          </table:table-cell>
          <table:table-cell office:value-type="string" calcext:value-type="string">
            <text:p>mình cũng thực hiện thử nghiệm được 2 chức năng là làm đậu nành và nấu cháo. Làm đậu nành thì mình khá ưng, nhưng nấu cháo có vẻ ko oke lắm.</text:p>
          </table:table-cell>
        </table:table-row>
        <table:table-row table:style-name="ro1">
          <table:table-cell office:value-type="string" calcext:value-type="string">
            <text:p>width: 60%;</text:p>
          </table:table-cell>
          <table:table-cell office:value-type="string" calcext:value-type="string">
            <text:p>Mình cũng mua nhầm sản phẩm ko có điều khiển. Mua 2 cái thì chưa đc 1 tháng 1 chiếc đã hỏng. Phải mang ra trạm bảo hành thì họ nói Phiếu bảo hành ko có giá trị, đòi hoá đơn mua hàng.</text:p>
          </table:table-cell>
        </table:table-row>
        <table:table-row table:style-name="ro1">
          <table:table-cell office:value-type="string" calcext:value-type="string">
            <text:p>width: 60%;</text:p>
          </table:table-cell>
          <table:table-cell office:value-type="string" calcext:value-type="string">
            <text:p>mình cũng mua một chiếc nhưng lỗi nghe gọi loa quá bé không nghe thấy gì.nút nguồn hay bị liệt .nhờ shop giải quyết nhé</text:p>
          </table:table-cell>
        </table:table-row>
        <table:table-row table:style-name="ro2">
          <table:table-cell office:value-type="string" calcext:value-type="string">
            <text:p>width: 60%;</text:p>
          </table:table-cell>
          <table:table-cell office:value-type="string" calcext:value-type="string">
            <text:p>Mình cũng mới mua về dùng, nên có những nhận xét ban đầu. Hình ảnh ban ngày khá tốt, chất lượng hình ảnh khá rõ. Nhưng:</text:p>
            <text:p>- Góc quay ngang được 360 độ. Nhưng góc quay lên xuống được ít chắc khoảng 45 độ + góc nhìn camera chưa được rộng nên nếu treo lên cao không nhìn hết được xuống dưới, hoặc ngược lại khi treo xuống thấp thì không nhìn được bên trên quá nhiều.</text:p>
            <text:p>- Ban đêm mà không có chút ánh sáng nào, rất khó nhìn và nhìn không được xa.</text:p>
          </table:table-cell>
        </table:table-row>
        <table:table-row table:style-name="ro1">
          <table:table-cell office:value-type="string" calcext:value-type="string">
            <text:p>width: 60%;</text:p>
          </table:table-cell>
          <table:table-cell office:value-type="string" calcext:value-type="string">
            <text:p>Mình cũng hay dùng tripod kiểu này cho điện thoại và máy ảnh microless, nhưng lần này chân máy hơi yếu. Dựng cao hết cỡ xong cảm giác nó có thể gãy bất cứ lúc nào. Tuy nhiên giá rẻ vậy thì mình ko kỳ vọng quá cao về chất lượng.</text:p>
          </table:table-cell>
        </table:table-row>
        <table:table-row table:style-name="ro4">
          <table:table-cell office:value-type="string" calcext:value-type="string">
            <text:p>width: 60%;</text:p>
          </table:table-cell>
          <table:table-cell office:value-type="string" calcext:value-type="string">
            <text:p>Mình comment mua hàng cho cty cần xin phiếu xuất kho và chứng từ thanh toán nhưng hàng giao không có giấy tờ gì.</text:p>
            <text:p>Nhờ shop gửi bổ sung nếu không có thanh toán được mình xin gửi trả lại tiki và mua của nhà khác vậy.</text:p>
          </table:table-cell>
        </table:table-row>
        <table:table-row table:style-name="ro5">
          <table:table-cell office:value-type="string" calcext:value-type="string">
            <text:p>width: 60%;</text:p>
          </table:table-cell>
          <table:table-cell office:value-type="string" calcext:value-type="string">
            <text:p>Mình có vài nhận xét sau</text:p>
            <text:p>1. Giao hàng đúng ngày dự tính</text:p>
            <text:p>2. Shop ko có xốp hay đồ chống sốc cho 1 thiết bị dễ gãy vỡ như Ram thế này, nếu bị hàng nặng khác đè lên là gãy. Đã vậy Tiki nhận hàng của shop xong cũng ko thèm chống sốc luôn, trong khi có những hàng chẳng cần chống sốc thì nhét cả đống đệm vào.</text:p>
            <text:p>3. Ram nhận đủ 4Gb 1600Hz như cấu hình. Trên Ram nhà sx ghi bảo hành 5 năm, nhưng Kingmax Vietnam dán tem bh 3 năm, còn shop viết mực lên Ram ghi là BH 12T. Cũng chả có giấy BH mà lưu lại, ko lẽ BH bằng invoice điện tử cho khách?</text:p>
          </table:table-cell>
        </table:table-row>
        <table:table-row table:style-name="ro1">
          <table:table-cell office:value-type="string" calcext:value-type="string">
            <text:p>width: 60%;</text:p>
          </table:table-cell>
          <table:table-cell office:value-type="string" calcext:value-type="string">
            <text:p>Mình có thể đặt mua bình chưa không không ?</text:p>
          </table:table-cell>
        </table:table-row>
        <table:table-row table:style-name="ro1">
          <table:table-cell office:value-type="string" calcext:value-type="string">
            <text:p>width: 60%;</text:p>
          </table:table-cell>
          <table:table-cell office:value-type="string" calcext:value-type="string">
            <text:p>Mình có sài ốp lưng mà hãng kèm theo, nhưng khi dùng cái này phải tháo áp lưng ra, k thể cân bằng khi có áp lưng. Mình dùng dt note 9</text:p>
          </table:table-cell>
        </table:table-row>
        <table:table-row table:style-name="ro5">
          <table:table-cell office:value-type="string" calcext:value-type="string">
            <text:p>width: 60%;</text:p>
          </table:table-cell>
          <table:table-cell office:value-type="string" calcext:value-type="string">
            <text:p>MÌnh có phải xui quá hay không? Mình thấy mọi người bình luận là giao hàng nhanh hơn dự kiến nhưng số mịnh nhọ ghê, giao hàng trễ hơn so với dự kiến. Hàng nhận được rồi thì bị đen đầu tiếp xúc giống như bình luận của các bạn khác á? </text:p>
            <text:p>Mình chưa sài nên cũng k biết chất lượng có ok như các bạn đã bình luận trước không. </text:p>
            <text:p>Mình chỉ tin tưởng vì Tiki có chính sách bảo hành khác với các web bán hàng khác.</text:p>
            <text:p>Gói hàng thì Tiki gói là bao kỹ rồi.</text:p>
          </table:table-cell>
        </table:table-row>
        <table:table-row table:style-name="ro1">
          <table:table-cell office:value-type="string" calcext:value-type="string">
            <text:p>width: 60%;</text:p>
          </table:table-cell>
          <table:table-cell office:value-type="string" calcext:value-type="string">
            <text:p>Mình có mua một bàn là cầm tay này, mà nhận được hàng không đi cùng phiếu bảo hành, gọi lên tổng đài thắc mắc thì không ai bắt máy.</text:p>
          </table:table-cell>
        </table:table-row>
        <table:table-row table:style-name="ro1">
          <table:table-cell office:value-type="string" calcext:value-type="string">
            <text:p>width: 60%;</text:p>
          </table:table-cell>
          <table:table-cell office:value-type="string" calcext:value-type="string">
            <text:p>Minh co mua máy nhưng ko biết sử dụng. Bạn tư vấn cụ thể nhé. Mình thấy ko có nút bấm hay chỉnh nhiệt độ</text:p>
          </table:table-cell>
        </table:table-row>
        <table:table-row table:style-name="ro1">
          <table:table-cell office:value-type="string" calcext:value-type="string">
            <text:p>width: 60%;</text:p>
          </table:table-cell>
          <table:table-cell office:value-type="string" calcext:value-type="string">
            <text:p>mình có mua màu đen nhưng shop gửi màu hồng mua shop đổi lại cho</text:p>
          </table:table-cell>
        </table:table-row>
        <table:table-row table:style-name="ro1">
          <table:table-cell office:value-type="string" calcext:value-type="string">
            <text:p>width: 60%;</text:p>
          </table:table-cell>
          <table:table-cell office:value-type="string" calcext:value-type="string">
            <text:p>Mình có mua con màu đen hôm tháng 3, mà giờ nhu cầu sử dụng ít nên để đó, shop có thu lại không ?</text:p>
          </table:table-cell>
        </table:table-row>
        <table:table-row table:style-name="ro4">
          <table:table-cell office:value-type="string" calcext:value-type="string">
            <text:p>width: 60%;</text:p>
          </table:table-cell>
          <table:table-cell office:value-type="string" calcext:value-type="string">
            <text:p>Mình có mua cá basa phi lê, bỏ vào lò có chân kê cao, nướng 40phut vẫn éo chín hết miếng cá. Vì nướng có 1 lửa trên chỉ có 3 thanh, lửa không đều, nướng 4 miếng bánh mỳ sandwich 2 phút cũng không giòn. Miếng trên cùng thì cháy, các miếng tiếp theo thì không có được thổi lửa. Mềm èo.</text:p>
            <text:p>Còn lại các chức năng vi sóng khác thì bình thường. Hơi thất vọng.</text:p>
          </table:table-cell>
        </table:table-row>
        <table:table-row table:style-name="ro1">
          <table:table-cell office:value-type="string" calcext:value-type="string">
            <text:p>width: 60%;</text:p>
          </table:table-cell>
          <table:table-cell office:value-type="string" calcext:value-type="string">
            <text:p>Mình có mua bên shop 1 cái nồi nấu chậm mà nấu k được <text:s/>cho mình thông tin đổi trả với</text:p>
          </table:table-cell>
        </table:table-row>
        <table:table-row table:style-name="ro1">
          <table:table-cell office:value-type="string" calcext:value-type="string">
            <text:p>width: 60%;</text:p>
          </table:table-cell>
          <table:table-cell office:value-type="string" calcext:value-type="string">
            <text:p>Mình có mua 3 cái, sử dụng dc hai, cái thứ 3 thì ko có tín hiệu và ko chạy. Ming tiki hổ trợ xử lí</text:p>
          </table:table-cell>
        </table:table-row>
        <table:table-row table:style-name="ro1">
          <table:table-cell office:value-type="string" calcext:value-type="string">
            <text:p>width: 60%;</text:p>
          </table:table-cell>
          <table:table-cell office:value-type="string" calcext:value-type="string">
            <text:p>Mình có mua 2 chiếc thì toàn dùng được 1 năm là loa có vấn đề cả 2 chiếc đều bị hơi thất vọng về độ bền</text:p>
          </table:table-cell>
        </table:table-row>
        <table:table-row table:style-name="ro1">
          <table:table-cell office:value-type="string" calcext:value-type="string">
            <text:p>width: 60%;</text:p>
          </table:table-cell>
          <table:table-cell office:value-type="string" calcext:value-type="string">
            <text:p>Mình có đọc một vài bình luận của khách hàng viết cho Tiki về máy vắt cam này. Có rất nhiều không tốt về sp này của Tiki, nhưng may cho mình vì khi nhận hàng, mọi thứ đều ok. Nếu mình nhớ không lầm thì loại này của philip sẽ có thêm phần nắp rời cover phía trên, nhưng mình không thấy có trong sp và cả trong quảng cáo.</text:p>
          </table:table-cell>
        </table:table-row>
        <table:table-row table:style-name="ro1">
          <table:table-cell office:value-type="string" calcext:value-type="string">
            <text:p>width: 60%;</text:p>
          </table:table-cell>
          <table:table-cell office:value-type="string" calcext:value-type="string">
            <text:p>Mình có đặt mua bên bạn nhưng máy về không có phiếu bảo hành sau khi mình sử dụng được một lần thì không thấy hoạt động được nữa.</text:p>
          </table:table-cell>
        </table:table-row>
        <table:table-row table:style-name="ro1">
          <table:table-cell office:value-type="string" calcext:value-type="string">
            <text:p>width: 60%;</text:p>
          </table:table-cell>
          <table:table-cell office:value-type="string" calcext:value-type="string">
            <text:p>Mình có đặt một chiếc nay nhận được nhưng thiếu ốc lắp đế bếp</text:p>
          </table:table-cell>
        </table:table-row>
        <table:table-row table:style-name="ro1">
          <table:table-cell office:value-type="string" calcext:value-type="string">
            <text:p>width: 60%;</text:p>
          </table:table-cell>
          <table:table-cell office:value-type="string" calcext:value-type="string">
            <text:p>minh có đặt hàng nhanh dự kiến 13h nhận đc hàng. hiện tại vẫn chưa nhận đc. ktra giúp mình nha</text:p>
          </table:table-cell>
        </table:table-row>
        <table:table-row table:style-name="ro1">
          <table:table-cell office:value-type="string" calcext:value-type="string">
            <text:p>width: 60%;</text:p>
          </table:table-cell>
          <table:table-cell office:value-type="string" calcext:value-type="string">
            <text:p>Mình có chụp hình lại nhưng đt đã mất nên lười chụp cái khác. Quạt nhìn khá tệ, không như kỳ vọng.</text:p>
          </table:table-cell>
        </table:table-row>
        <table:table-row table:style-name="ro1">
          <table:table-cell office:value-type="string" calcext:value-type="string">
            <text:p>width: 60%;</text:p>
          </table:table-cell>
          <table:table-cell office:value-type="string" calcext:value-type="string">
            <text:p>Mình chưa sử dụng nên không biết ntn,cho hỏi chế độ bảo hành và đổi trả ntn</text:p>
          </table:table-cell>
        </table:table-row>
        <table:table-row table:style-name="ro1">
          <table:table-cell office:value-type="string" calcext:value-type="string">
            <text:p>width: 60%;</text:p>
          </table:table-cell>
          <table:table-cell office:value-type="string" calcext:value-type="string">
            <text:p>Mình chưa nhận được hoá đơn Shop xuất sớm giúp mình. Nồi dùng tốt rất hài lòng</text:p>
          </table:table-cell>
        </table:table-row>
        <table:table-row table:style-name="ro1">
          <table:table-cell office:value-type="string" calcext:value-type="string">
            <text:p>width: 60%;</text:p>
          </table:table-cell>
          <table:table-cell office:value-type="string" calcext:value-type="string">
            <text:p>mình chưa nấu cơm mà chỉ hâm nóng thôi thì thấy phía nhựa bên ngoài bị nóng nhiều. hơn nữa khay đựng thức ăn bị đọng nước nên rất bất tiện khi hâm nóng thức ăn khô</text:p>
          </table:table-cell>
        </table:table-row>
        <table:table-row table:style-name="ro1">
          <table:table-cell office:value-type="string" calcext:value-type="string">
            <text:p>width: 60%;</text:p>
          </table:table-cell>
          <table:table-cell office:value-type="string" calcext:value-type="string">
            <text:p>Mình chưa hài lòng lắm vì nó bị hãy mất 1 chân và bị lõng</text:p>
          </table:table-cell>
        </table:table-row>
        <table:table-row table:style-name="ro1">
          <table:table-cell office:value-type="string" calcext:value-type="string">
            <text:p>width: 60%;</text:p>
          </table:table-cell>
          <table:table-cell office:value-type="string" calcext:value-type="string">
            <text:p>Mình chọn sản phẩm này vì thấy mẫu mã ok, mọi ng review tốt :), thực tế lúc nhận hàng rất hải lòng, kiểu dáng đẹp, nhỏ vừa với tầm 4-6 người ăn, điểm trừ là nướng hơi lâu, chắc phải 1800 - 200w mới ok, chứ không bia rượu hoặc chuyện trò thì hơi sốt ruột, nhiệt độ vừa đủ là bếp sẽ tự ngắt , với nhà mình k bia rượu chờ hơi lâu xíu.</text:p>
          </table:table-cell>
        </table:table-row>
        <table:table-row table:style-name="ro1">
          <table:table-cell office:value-type="string" calcext:value-type="string">
            <text:p>width: 60%;</text:p>
          </table:table-cell>
          <table:table-cell office:value-type="string" calcext:value-type="string">
            <text:p>Mình chọn sản phẩm này vì thấy mẫu mã ok, mọi ng review tốt :), thực tế lúc nhận hàng rất hải lòng, kiểu dáng đẹp, nhỏ vừa với tầm 4-6 người ăn, điểm trừ là nướng hơi lâu, chắc phải 1800 - 200w mới ok, chứ không bia rượu hoặc chuyện trò thì hơi sốt ruột, nhiệt độ vừa đủ là bếp sẽ tự ngắt , với nhà mình k bia rượu chờ hơi lâu xíu.</text:p>
          </table:table-cell>
        </table:table-row>
        <table:table-row table:style-name="ro1">
          <table:table-cell office:value-type="string" calcext:value-type="string">
            <text:p>width: 60%;</text:p>
          </table:table-cell>
          <table:table-cell office:value-type="string" calcext:value-type="string">
            <text:p>mình chọn mẫu heo nháy mắt mà sao shop lại giao mẫu heo không nháy mắt vậy?</text:p>
          </table:table-cell>
        </table:table-row>
        <table:table-row table:style-name="ro1">
          <table:table-cell office:value-type="string" calcext:value-type="string">
            <text:p>width: 60%;</text:p>
          </table:table-cell>
          <table:table-cell office:value-type="string" calcext:value-type="string">
            <text:p>Mình cần hỗ trợ kỹ thuật. Mình mới nhận nồi cắm ko thấy lên đèn báo</text:p>
          </table:table-cell>
        </table:table-row>
        <table:table-row table:style-name="ro1">
          <table:table-cell office:value-type="string" calcext:value-type="string">
            <text:p>width: 60%;</text:p>
          </table:table-cell>
          <table:table-cell office:value-type="string" calcext:value-type="string">
            <text:p>Minh cần bảo hành sp, hiện máy cắm điện k nhận</text:p>
          </table:table-cell>
        </table:table-row>
        <table:table-row table:style-name="ro1">
          <table:table-cell office:value-type="string" calcext:value-type="string">
            <text:p>width: 60%;</text:p>
          </table:table-cell>
          <table:table-cell office:value-type="string" calcext:value-type="string">
            <text:p>Minh cam thay tien nao cua day ha</text:p>
          </table:table-cell>
        </table:table-row>
        <table:table-row table:style-name="ro1">
          <table:table-cell office:value-type="string" calcext:value-type="string">
            <text:p>width: 60%;</text:p>
          </table:table-cell>
          <table:table-cell office:value-type="string" calcext:value-type="string">
            <text:p>mình cảm thấy sử dụng hơi yếu không lọc hết được coffee</text:p>
          </table:table-cell>
        </table:table-row>
        <table:table-row table:style-name="ro1">
          <table:table-cell office:value-type="string" calcext:value-type="string">
            <text:p>width: 60%;</text:p>
          </table:table-cell>
          <table:table-cell office:value-type="string" calcext:value-type="string">
            <text:p>Mình cảm thấy nhiệt độ bàn ủi quá thấp. Chất liệu voan mỏng mà ủi số 2 vẫn không thẳng được. Số 1 là chỉ ấm nhẹ thôi. Bây giờ muốn đổi thì phải làm sao?</text:p>
          </table:table-cell>
        </table:table-row>
        <table:table-row table:style-name="ro1">
          <table:table-cell office:value-type="string" calcext:value-type="string">
            <text:p>width: 60%;</text:p>
          </table:table-cell>
          <table:table-cell office:value-type="string" calcext:value-type="string">
            <text:p>Mình bị thiếu mục số 7 khay hứng, shop vui lòng giao thêm cho mình sớm nhé!</text:p>
          </table:table-cell>
        </table:table-row>
        <table:table-row table:style-name="ro1">
          <table:table-cell office:value-type="string" calcext:value-type="string">
            <text:p>width: 60%;</text:p>
          </table:table-cell>
          <table:table-cell office:value-type="string" calcext:value-type="string">
            <text:p>mình bị thiếu khay đựng nước .Hi vọng sớm được đổi</text:p>
          </table:table-cell>
        </table:table-row>
        <table:table-row table:style-name="ro1">
          <table:table-cell office:value-type="string" calcext:value-type="string">
            <text:p>width: 60%;</text:p>
          </table:table-cell>
          <table:table-cell office:value-type="string" calcext:value-type="string">
            <text:p>Mình bấm reset rất nhiều lần cũng không nghe được bên phải. Tiki check giúp xem có phải là sản phẩm bị lỗi không?</text:p>
          </table:table-cell>
        </table:table-row>
        <table:table-row table:style-name="ro4">
          <table:table-cell office:value-type="string" calcext:value-type="string">
            <text:p>width: 60%;</text:p>
          </table:table-cell>
          <table:table-cell office:value-type="string" calcext:value-type="string">
            <text:p>mình  mua về, ủi tầm 5 phút thì miếng nhựa bị quéo và chảy ra, tuy nhiên dịch vụ rất tốt, mình email thì đã được bên tiki cho người đến lấy hàng về kiểm tra. </text:p>
            <text:p>rất hài lòng về dịch vụ, và đang chờ sp mới xem có còn bị tình trạng vậy nữa không!</text:p>
          </table:table-cell>
        </table:table-row>
        <table:table-row table:style-name="ro1">
          <table:table-cell office:value-type="string" calcext:value-type="string">
            <text:p>width: 60%;</text:p>
          </table:table-cell>
          <table:table-cell office:value-type="string" calcext:value-type="string">
            <text:p>Mìng mua về đx hơn tuần rồi, ngày nào cũng thay nước để lọc mà giờ nước vẫn nồng mùi nhựa, làm thế nào cho hết mùi vậy shop</text:p>
          </table:table-cell>
        </table:table-row>
        <table:table-row table:style-name="ro1">
          <table:table-cell office:value-type="string" calcext:value-type="string">
            <text:p>width: 60%;</text:p>
          </table:table-cell>
          <table:table-cell office:value-type="string" calcext:value-type="string">
            <text:p>Minc xem bạn ngay và có ánh sáng tốt thì đẹp còn ban đêm thì không thấy gì. Hay là mình không biết cài ạ</text:p>
          </table:table-cell>
        </table:table-row>
        <table:table-row table:style-name="ro1">
          <table:table-cell office:value-type="string" calcext:value-type="string">
            <text:p>width: 60%;</text:p>
          </table:table-cell>
          <table:table-cell office:value-type="string" calcext:value-type="string">
            <text:p>Mìh đặt mua tiki nói thứ 3 giao mak sao ko thấy .ko biết có vấn đề j ko</text:p>
          </table:table-cell>
        </table:table-row>
        <table:table-row table:style-name="ro1">
          <table:table-cell office:value-type="string" calcext:value-type="string">
            <text:p>width: 60%;</text:p>
          </table:table-cell>
          <table:table-cell office:value-type="string" calcext:value-type="string">
            <text:p>Miếng lót này mỏng và trơn, để trên mặt bàn dễ bị di chuyển, ko đc như tưởng tượng</text:p>
          </table:table-cell>
        </table:table-row>
        <table:table-row table:style-name="ro1">
          <table:table-cell office:value-type="string" calcext:value-type="string">
            <text:p>width: 60%;</text:p>
          </table:table-cell>
          <table:table-cell office:value-type="string" calcext:value-type="string">
            <text:p>miếng gon mỏng, dễ làm chảy nước!</text:p>
          </table:table-cell>
        </table:table-row>
        <table:table-row table:style-name="ro1">
          <table:table-cell office:value-type="string" calcext:value-type="string">
            <text:p>width: 60%;</text:p>
          </table:table-cell>
          <table:table-cell office:value-type="string" calcext:value-type="string">
            <text:p>miếng gon mỏng, dễ làm chảy nước!</text:p>
          </table:table-cell>
        </table:table-row>
        <table:table-row table:style-name="ro1">
          <table:table-cell office:value-type="string" calcext:value-type="string">
            <text:p>width: 60%;</text:p>
          </table:table-cell>
          <table:table-cell office:value-type="string" calcext:value-type="string">
            <text:p>Mic k dùng ko được khi quay video bạn ơi</text:p>
          </table:table-cell>
        </table:table-row>
        <table:table-row table:style-name="ro1">
          <table:table-cell office:value-type="string" calcext:value-type="string">
            <text:p>width: 60%;</text:p>
          </table:table-cell>
          <table:table-cell office:value-type="string" calcext:value-type="string">
            <text:p>Mic đi kèm loa thì ok, nhưng gắn mic riêng vào ko dc. Ko biết cách nào để kích hoạt mic riêng, mặc dù đã tắt mic kia đi. Cũng ko biết đt hỏi ai...</text:p>
          </table:table-cell>
        </table:table-row>
        <table:table-row table:style-name="ro1">
          <table:table-cell office:value-type="string" calcext:value-type="string">
            <text:p>width: 60%;</text:p>
          </table:table-cell>
          <table:table-cell office:value-type="string" calcext:value-type="string">
            <text:p>Mic bắt âm hơi kém, thu tiếng bị nhỏ, bắt cả tiếng động bên ngoài gây nhiễu âm.</text:p>
          </table:table-cell>
        </table:table-row>
        <table:table-row table:style-name="ro1">
          <table:table-cell office:value-type="string" calcext:value-type="string">
            <text:p>width: 60%;</text:p>
          </table:table-cell>
          <table:table-cell office:value-type="string" calcext:value-type="string">
            <text:p>Mh moi nhan duoc hang hom nay. Mh da dun nuoc thu 1 lan <text:s/>va de kho binh thi da co nhung vet nhu vay la sao vay ah.</text:p>
          </table:table-cell>
        </table:table-row>
        <table:table-row table:style-name="ro1">
          <table:table-cell office:value-type="string" calcext:value-type="string">
            <text:p>width: 60%;</text:p>
          </table:table-cell>
          <table:table-cell office:value-type="string" calcext:value-type="string">
            <text:p>Mh đã nhận đc hàng và hài lòng về sản phẩm nhưng quá trình vận chuyển đã làm vỡ nắp đậy. Vì mua lm quà cho gia đình nên rất mong Tiki hỗ trợ đổi sản phẩm mới và cẩn thận hơn</text:p>
          </table:table-cell>
        </table:table-row>
        <table:table-row table:style-name="ro1">
          <table:table-cell office:value-type="string" calcext:value-type="string">
            <text:p>width: 60%;</text:p>
          </table:table-cell>
          <table:table-cell office:value-type="string" calcext:value-type="string">
            <text:p>Mh chưa rõ lắm về nó thi thoảng nó tự động ko kết nối vs đt của mh nữa</text:p>
          </table:table-cell>
        </table:table-row>
        <table:table-row table:style-name="ro1">
          <table:table-cell office:value-type="string" calcext:value-type="string">
            <text:p>width: 60%;</text:p>
          </table:table-cell>
          <table:table-cell office:value-type="string" calcext:value-type="string">
            <text:p>mẹ mình xài thấy ok, mà may đồ thun ko dc vì phải đổi chân vịt! lại ko.tặng kèm mấy cái chân vịt! chán ghê</text:p>
          </table:table-cell>
        </table:table-row>
        <table:table-row table:style-name="ro1">
          <table:table-cell office:value-type="string" calcext:value-type="string">
            <text:p>width: 60%;</text:p>
          </table:table-cell>
          <table:table-cell office:value-type="string" calcext:value-type="string">
            <text:p>MĐT này dùng rất tốt tốc độ đánh rất mạnh, rất bền và đẹp. Nhưng về vấn đề đóng gói, SP không được cho vào một cái hộp để đựng mà lại chỉ bọc 1 lớp bên ngoài bằng nilon nên khi nhận hàng móp méo rất nhiều.</text:p>
          </table:table-cell>
        </table:table-row>
        <table:table-row table:style-name="ro1">
          <table:table-cell office:value-type="string" calcext:value-type="string">
            <text:p>width: 60%;</text:p>
          </table:table-cell>
          <table:table-cell office:value-type="string" calcext:value-type="string">
            <text:p>Máy yếu. Hay bị khựng. Để dành thêm 1 ít mua của Philip ok hơn.</text:p>
          </table:table-cell>
        </table:table-row>
        <table:table-row table:style-name="ro1">
          <table:table-cell office:value-type="string" calcext:value-type="string">
            <text:p>width: 60%;</text:p>
          </table:table-cell>
          <table:table-cell office:value-type="string" calcext:value-type="string">
            <text:p>Máy yếu, khó dùng</text:p>
          </table:table-cell>
        </table:table-row>
        <table:table-row table:style-name="ro1">
          <table:table-cell office:value-type="string" calcext:value-type="string">
            <text:p>width: 60%;</text:p>
          </table:table-cell>
          <table:table-cell office:value-type="string" calcext:value-type="string">
            <text:p>Máy yếu quá</text:p>
          </table:table-cell>
        </table:table-row>
        <table:table-row table:style-name="ro1">
          <table:table-cell office:value-type="string" calcext:value-type="string">
            <text:p>width: 60%;</text:p>
          </table:table-cell>
          <table:table-cell office:value-type="string" calcext:value-type="string">
            <text:p>máy yếu không xay được táo mặc dù đã cắt nhỏ</text:p>
          </table:table-cell>
        </table:table-row>
        <table:table-row table:style-name="ro1">
          <table:table-cell office:value-type="string" calcext:value-type="string">
            <text:p>width: 60%;</text:p>
          </table:table-cell>
          <table:table-cell office:value-type="string" calcext:value-type="string">
            <text:p>Máy yếu</text:p>
          </table:table-cell>
        </table:table-row>
        <table:table-row table:style-name="ro1">
          <table:table-cell office:value-type="string" calcext:value-type="string">
            <text:p>width: 60%;</text:p>
          </table:table-cell>
          <table:table-cell office:value-type="string" calcext:value-type="string">
            <text:p>máy xinh xỉu, giá cả hợp lý. Mà bảo gửi film đi kèm thì không thấy đâu, vào đơn hàng thì để trạng thái hold on. mình cần lời giải thích của tiki về việc này, chứ quà tặng mình không cưỡng cầu nhưng đã hiện đơn rồi mà vẫn hold on không giao</text:p>
          </table:table-cell>
        </table:table-row>
        <table:table-row table:style-name="ro1">
          <table:table-cell office:value-type="string" calcext:value-type="string">
            <text:p>width: 60%;</text:p>
          </table:table-cell>
          <table:table-cell office:value-type="string" calcext:value-type="string">
            <text:p>máy xay tốt, nhưng có điều đang xay giữa chừng nếu hết pin thì phải ngừng xạc xong mới xay tiếp được. không vừa xạc vừa xay được</text:p>
          </table:table-cell>
        </table:table-row>
        <table:table-row table:style-name="ro1">
          <table:table-cell office:value-type="string" calcext:value-type="string">
            <text:p>width: 60%;</text:p>
          </table:table-cell>
          <table:table-cell office:value-type="string" calcext:value-type="string">
            <text:p>máy xay tốt nhưng quá ồn</text:p>
          </table:table-cell>
        </table:table-row>
        <table:table-row table:style-name="ro1">
          <table:table-cell office:value-type="string" calcext:value-type="string">
            <text:p>width: 60%;</text:p>
          </table:table-cell>
          <table:table-cell office:value-type="string" calcext:value-type="string">
            <text:p>Máy xay tiếng rất ồn. Khi xay trộn ko đều. Sản phẩm như hình</text:p>
          </table:table-cell>
        </table:table-row>
        <table:table-row table:style-name="ro1">
          <table:table-cell office:value-type="string" calcext:value-type="string">
            <text:p>width: 60%;</text:p>
          </table:table-cell>
          <table:table-cell office:value-type="string" calcext:value-type="string">
            <text:p>máy xay thì khoẻ nhưng lúc bốc ra nhìn hơi cũ chứ ko mới</text:p>
          </table:table-cell>
        </table:table-row>
        <table:table-row table:style-name="ro1">
          <table:table-cell office:value-type="string" calcext:value-type="string">
            <text:p>width: 60%;</text:p>
          </table:table-cell>
          <table:table-cell office:value-type="string" calcext:value-type="string">
            <text:p>Máy xay ổn nhưng phải cắt nhỏ các đồ xay như chuối, dâu</text:p>
          </table:table-cell>
        </table:table-row>
        <table:table-row table:style-name="ro1">
          <table:table-cell office:value-type="string" calcext:value-type="string">
            <text:p>width: 60%;</text:p>
          </table:table-cell>
          <table:table-cell office:value-type="string" calcext:value-type="string">
            <text:p>Máy xay ồn cực kì, mình phải đóng cửa lại để ko làm phiền hàng xóm, độ ồn của nó như máy khoan vậy. Lần đầu chọn chế độ làm sữa hạt nhanh thì nó làm lâu hơn thời gian dự định, máy rung mạnh lắm, khi nấu sữa xong, mở nắp ra thì hơi bóc lên nhiều làm mk bị bỏng tay. Lúc mình nhận hàng về thì nhìn bảng điều khiển tưởng bị nứt ra chứ. Có đi kèm theo sách nấu ăn nhưng nó là tiếng Trung.</text:p>
          </table:table-cell>
        </table:table-row>
        <table:table-row table:style-name="ro1">
          <table:table-cell office:value-type="string" calcext:value-type="string">
            <text:p>width: 60%;</text:p>
          </table:table-cell>
          <table:table-cell office:value-type="string" calcext:value-type="string">
            <text:p>Máy xay nhuyễn nhưng kêu to quá</text:p>
          </table:table-cell>
        </table:table-row>
        <table:table-row table:style-name="ro1">
          <table:table-cell office:value-type="string" calcext:value-type="string">
            <text:p>width: 60%;</text:p>
          </table:table-cell>
          <table:table-cell office:value-type="string" calcext:value-type="string">
            <text:p>Máy xay nhanh với trái cây mềm và đá vụn. Chưa thử xay đá viên nên không biết thế nào. Vệ sinh máy dễ dàng. Tuy nhiên khi xay có mùi nhựa khét dưới đế xay rất khó chịu.</text:p>
          </table:table-cell>
        </table:table-row>
        <table:table-row table:style-name="ro1">
          <table:table-cell office:value-type="string" calcext:value-type="string">
            <text:p>width: 60%;</text:p>
          </table:table-cell>
          <table:table-cell office:value-type="string" calcext:value-type="string">
            <text:p>máy xay không mịn phải lọc lại mới uống được, lỡ mua xay rồi không biết làm sao. nói chung là không hài lòng. kiến nghị người mua nên chon loại <text:s/>BLUESTONE SMB-7391 - 1.3L. loại này đắt hơn nhưng dùng đượ, bữa trước nhà mình <text:s/>dùng lại này, tốt, dùng không lâu bị con nhỏ thả vào chậu nước. hỏng mất.</text:p>
          </table:table-cell>
        </table:table-row>
        <table:table-row table:style-name="ro1">
          <table:table-cell office:value-type="string" calcext:value-type="string">
            <text:p>width: 60%;</text:p>
          </table:table-cell>
          <table:table-cell office:value-type="string" calcext:value-type="string">
            <text:p>Máy xay khỏe, tuy nhiên các nút cao su khó bấm. Nên mua loại núm xoay sẽ dễ điều khiển hơn.</text:p>
          </table:table-cell>
        </table:table-row>
        <table:table-row table:style-name="ro1">
          <table:table-cell office:value-type="string" calcext:value-type="string">
            <text:p>width: 60%;</text:p>
          </table:table-cell>
          <table:table-cell office:value-type="string" calcext:value-type="string">
            <text:p>Máy xay hơi yếu. Ko xay được nát trái cây cứng như quảng cáo. Xài cũng tạm được nhưng phải để ý kỹ</text:p>
          </table:table-cell>
        </table:table-row>
        <table:table-row table:style-name="ro1">
          <table:table-cell office:value-type="string" calcext:value-type="string">
            <text:p>width: 60%;</text:p>
          </table:table-cell>
          <table:table-cell office:value-type="string" calcext:value-type="string">
            <text:p>Máy xay êm, thịt nhanh nhừ, nhưng bị dính thịt vào trụ dao xay, rất khó vệ sinh, để lâu thịt bốc mùi rất hôi</text:p>
          </table:table-cell>
        </table:table-row>
        <table:table-row table:style-name="ro1">
          <table:table-cell office:value-type="string" calcext:value-type="string">
            <text:p>width: 60%;</text:p>
          </table:table-cell>
          <table:table-cell office:value-type="string" calcext:value-type="string">
            <text:p>Máy xay được ít và khá yếu. Để đồ xay 1/2 bình cảm biến đã báo không xay được.</text:p>
          </table:table-cell>
        </table:table-row>
        <table:table-row table:style-name="ro1">
          <table:table-cell office:value-type="string" calcext:value-type="string">
            <text:p>width: 60%;</text:p>
          </table:table-cell>
          <table:table-cell office:value-type="string" calcext:value-type="string">
            <text:p>máy xay dù bật thay đổi nhiều tốc độ nhưng máy chạy yếu.mình xay đu đủ thôi cũng không nhuyễn</text:p>
          </table:table-cell>
        </table:table-row>
        <table:table-row table:style-name="ro1">
          <table:table-cell office:value-type="string" calcext:value-type="string">
            <text:p>width: 60%;</text:p>
          </table:table-cell>
          <table:table-cell office:value-type="string" calcext:value-type="string">
            <text:p>Máy xay chạy tốt. Dễ vệ sinh. Thích nhất phần ray lọc. Có thể xay rau má dễ dàng. Tuy nhiên, cối xay làm bằng nhựa, hơi mỏng. Nên không dám xay đá.</text:p>
          </table:table-cell>
        </table:table-row>
        <table:table-row table:style-name="ro1">
          <table:table-cell office:value-type="string" calcext:value-type="string">
            <text:p>width: 60%;</text:p>
          </table:table-cell>
          <table:table-cell office:value-type="string" calcext:value-type="string">
            <text:p>Máy xay cầm tay có thương hiệu thì hơi mắc. Nhưng mình đã tìm đc máy xay philip này với giá hợp lý, có thương hiệu philip nên cũng yên tâm. Máy có công suất nhỏ. Không xay được đá. Nhưng mình mua về chỉ để xay đồ ăn cho bé nhà mình. Mình khá hài lòng về sp.</text:p>
          </table:table-cell>
        </table:table-row>
        <table:table-row table:style-name="ro1">
          <table:table-cell office:value-type="string" calcext:value-type="string">
            <text:p>width: 60%;</text:p>
          </table:table-cell>
          <table:table-cell office:value-type="string" calcext:value-type="string">
            <text:p>Máy xài ổn. Hơn 1 tuần r chưa thấy có vấn đề gì. Duy chỉ có lỗi là k kết nối đc vs mihome</text:p>
          </table:table-cell>
        </table:table-row>
        <table:table-row table:style-name="ro1">
          <table:table-cell office:value-type="string" calcext:value-type="string">
            <text:p>width: 60%;</text:p>
          </table:table-cell>
          <table:table-cell office:value-type="string" calcext:value-type="string">
            <text:p>Máy xài ổn tuy nhiên vận chuyển quá kém, mở thùng ra đã bị vỡ tay nắm, Tiki không cho đổi nếu bị hư hỏng do vận chuyển... Thua</text:p>
          </table:table-cell>
        </table:table-row>
        <table:table-row table:style-name="ro1">
          <table:table-cell office:value-type="string" calcext:value-type="string">
            <text:p>width: 60%;</text:p>
          </table:table-cell>
          <table:table-cell office:value-type="string" calcext:value-type="string">
            <text:p>máy xài ổn định nhưng khó vệ sinh vì có nhiều khe rãnh. nếu dùng để làm nóng bánh sandwich thì ok nhưng nếu làm hotdog thì vệ sịn rất cực</text:p>
          </table:table-cell>
        </table:table-row>
        <table:table-row table:style-name="ro1">
          <table:table-cell office:value-type="string" calcext:value-type="string">
            <text:p>width: 60%;</text:p>
          </table:table-cell>
          <table:table-cell office:value-type="string" calcext:value-type="string">
            <text:p>Máy xài ổn chưa biết chất lượng ntn</text:p>
          </table:table-cell>
        </table:table-row>
        <table:table-row table:style-name="ro1">
          <table:table-cell office:value-type="string" calcext:value-type="string">
            <text:p>width: 60%;</text:p>
          </table:table-cell>
          <table:table-cell office:value-type="string" calcext:value-type="string">
            <text:p>Máy xài cũng được nhưng tiếng kêu hơi to và ồn, xay sinh tố thì không vấn đề gì nhưng lâu lâu xay thịt thì không được tốt lắm.</text:p>
          </table:table-cell>
        </table:table-row>
        <table:table-row table:style-name="ro1">
          <table:table-cell office:value-type="string" calcext:value-type="string">
            <text:p>width: 60%;</text:p>
          </table:table-cell>
          <table:table-cell office:value-type="string" calcext:value-type="string">
            <text:p>Máy vừa mới nhận lúc chiều, hy vọng dùng ổn nhưng bật chế độ đèn ion sáng mãi ko lên, đọc hướng dẫn sử dụng bảo là nhấn nút HAZE 3s đèn sẽ sáng nhưng mãi vẫn ko sáng, còn chế độ báo thay màng lọc bảo nhấn RESET 3s sẽ bật lại cũng ko sáng nốt, cho mình hỏi làm sao để sáng đèn ion nhỉ</text:p>
          </table:table-cell>
        </table:table-row>
        <table:table-row table:style-name="ro1">
          <table:table-cell office:value-type="string" calcext:value-type="string">
            <text:p>width: 60%;</text:p>
          </table:table-cell>
          <table:table-cell office:value-type="string" calcext:value-type="string">
            <text:p>máy vắt yếu , thêm tiền mua công xuất cao hơn vắt cho nhàn</text:p>
          </table:table-cell>
        </table:table-row>
        <table:table-row table:style-name="ro1">
          <table:table-cell office:value-type="string" calcext:value-type="string">
            <text:p>width: 60%;</text:p>
          </table:table-cell>
          <table:table-cell office:value-type="string" calcext:value-type="string">
            <text:p>Máy vắt thấy hơi yếu, dây cắm điện ngắn quá, nên bất tiện khi sử dụng , nếu có chổ để ly hứng nước cam khi vắt chảy ra luôn thì tiện hơn</text:p>
          </table:table-cell>
        </table:table-row>
        <table:table-row table:style-name="ro1">
          <table:table-cell office:value-type="string" calcext:value-type="string">
            <text:p>width: 60%;</text:p>
          </table:table-cell>
          <table:table-cell office:value-type="string" calcext:value-type="string">
            <text:p>Máy vắt okie, sạch hết được tép cam, tuy nhiên tiếng ồn hơi lớn.</text:p>
          </table:table-cell>
        </table:table-row>
        <table:table-row table:style-name="ro1">
          <table:table-cell office:value-type="string" calcext:value-type="string">
            <text:p>width: 60%;</text:p>
          </table:table-cell>
          <table:table-cell office:value-type="string" calcext:value-type="string">
            <text:p>Máy vắt này dùng nói chung là đc. Nhưng so với loại máy Philip thì mình thấy không bằng. Nếu có điều kiện nên đầu tư máy vắt Philip</text:p>
          </table:table-cell>
        </table:table-row>
        <table:table-row table:style-name="ro1">
          <table:table-cell office:value-type="string" calcext:value-type="string">
            <text:p>width: 60%;</text:p>
          </table:table-cell>
          <table:table-cell office:value-type="string" calcext:value-type="string">
            <text:p>máy vắt một thời gian kêu rất to. tớ khuyên các ban không nên mua dòng này.</text:p>
          </table:table-cell>
        </table:table-row>
        <table:table-row table:style-name="ro1">
          <table:table-cell office:value-type="string" calcext:value-type="string">
            <text:p>width: 60%;</text:p>
          </table:table-cell>
          <table:table-cell office:value-type="string" calcext:value-type="string">
            <text:p>Máy vận hành tốt chỉ có moitj vấn đề khá nghiêm trọng, vui lòng cho hỏi bì sao cắm điện vào ổ cắm bị giật khi đi chân đất vậy? Mình bị hai lần. Tiki vui lòng cho hỏi cách đổi dây điện nhé. Cám ơn.</text:p>
          </table:table-cell>
        </table:table-row>
        <table:table-row table:style-name="ro1">
          <table:table-cell office:value-type="string" calcext:value-type="string">
            <text:p>width: 60%;</text:p>
          </table:table-cell>
          <table:table-cell office:value-type="string" calcext:value-type="string">
            <text:p>Máy vận hành hơi ồn</text:p>
          </table:table-cell>
        </table:table-row>
        <table:table-row table:style-name="ro1">
          <table:table-cell office:value-type="string" calcext:value-type="string">
            <text:p>width: 60%;</text:p>
          </table:table-cell>
          <table:table-cell office:value-type="string" calcext:value-type="string">
            <text:p>Máy vẫn còn xuống xác quá nhìu, ko biết là có thiếu cái j để lọc bớt ko, vì mình phải thêm công đoạn lọc qa ray mới hết xác</text:p>
          </table:table-cell>
        </table:table-row>
        <table:table-row table:style-name="ro2">
          <table:table-cell office:value-type="string" calcext:value-type="string">
            <text:p>width: 60%;</text:p>
          </table:table-cell>
          <table:table-cell office:value-type="string" calcext:value-type="string">
            <text:p>Máy ủ không nóng mà chỉ hơi ấm ấm nên làm sữa chua rất lâu, thường phải ủ hơn 10h. </text:p>
            <text:p/>
            <text:p>Phần cài đặt giờ cũng không chính xác (không biết máy mọi người mua có bị lỗi này không). Test lần 1 mình bắt đầu ủ lúc 8h sáng, đặt 9 tiếng, phải đến 5h chiều mới xong nhưng 4h30 mình xem thì máy đã tắt. Test lần 2 bắt đầu ủ lúc 10h sáng, đặt 11 tiếng nhưng 8h tối máy tắt. Chỉ khi nào đặt giờ mặc định của máy là 8 tiếng thì máy mới ủ đúng 8 tiếng.</text:p>
          </table:table-cell>
        </table:table-row>
        <table:table-row table:style-name="ro4">
          <table:table-cell office:value-type="string" calcext:value-type="string">
            <text:p>width: 60%;</text:p>
          </table:table-cell>
          <table:table-cell office:value-type="string" calcext:value-type="string">
            <text:p>Máy tốt, đóng gói ok</text:p>
            <text:p>Giao hàng mất 1 tuần, tuy nhiên bị thiếu thẻ nhớ. Mình có phát hiện ra từ lúc kiểm tra lại trong ứng dụng đã không có nên gọi điện cho tổng đài cskh thì nhận được câu trả lời là sẽ kiểm tra với bên hệ thống sau nhưng chắc câu trả lời sẽ là do thao tác của mình lúc đặt bị thiếu nên có kiện thêm cũng mất thời gian k được gì  :) mình cũng đành chịu k thắc mắc thêm đc nhưng vào đọc đánh giá thấy cũng có trường hợp y như mình cũng k được gửi kèm thẻ nhớ. Cũng chẳng đáng là bao nhiêu đâu so với cái máy nhưng quảng cáo khác với thực tế là không chấp nhận được. Sẽ cân nhắc có nên dùng tiki mua hàng trong tương lai nữa không và người thân bạn bè nếu có ý định dùng tiki thì mình cũng sẽ bảo họ suy nghĩ.</text:p>
          </table:table-cell>
        </table:table-row>
        <table:table-row table:style-name="ro1">
          <table:table-cell office:value-type="string" calcext:value-type="string">
            <text:p>width: 60%;</text:p>
          </table:table-cell>
          <table:table-cell office:value-type="string" calcext:value-type="string">
            <text:p>Máy tôi mua xài rất tốt trong mấy tháng qua, tuy nhiên sáng nay cắm điện bị hư máy không hoạt động được, vui lòng cho tôi biết cách nào để <text:s/>bảo hành sửa chữa sản phẩm này, xin cám ơn!</text:p>
          </table:table-cell>
        </table:table-row>
        <table:table-row table:style-name="ro1">
          <table:table-cell office:value-type="string" calcext:value-type="string">
            <text:p>width: 60%;</text:p>
          </table:table-cell>
          <table:table-cell office:value-type="string" calcext:value-type="string">
            <text:p>MÁY TÔI MỚI MUA MÀ BỊ LỖI MÀN HÌNH CẢM ỨNG.GIƠ LIÊN HỆ ĐÂU ĐỂ XỬ LÝ.</text:p>
          </table:table-cell>
        </table:table-row>
        <table:table-row table:style-name="ro1">
          <table:table-cell office:value-type="string" calcext:value-type="string">
            <text:p>width: 60%;</text:p>
          </table:table-cell>
          <table:table-cell office:value-type="string" calcext:value-type="string">
            <text:p>Máy to hơn tôi nghĩ, tay cầm quá dài, ko tiện dụng lắm</text:p>
          </table:table-cell>
        </table:table-row>
        <table:table-row table:style-name="ro2">
          <table:table-cell office:value-type="string" calcext:value-type="string">
            <text:p>width: 60%;</text:p>
          </table:table-cell>
          <table:table-cell office:value-type="string" calcext:value-type="string">
            <text:p>Máy thiếu thẻ nhớ. Chất lượng ảnh không cao. Không có dây đeo</text:p>
            <text:p>Có chế độ chụp chân dung nhưng không chụp được</text:p>
            <text:p>Nói chung sản phẩm chất lượng không cao</text:p>
          </table:table-cell>
        </table:table-row>
        <table:table-row table:style-name="ro1">
          <table:table-cell office:value-type="string" calcext:value-type="string">
            <text:p>width: 60%;</text:p>
          </table:table-cell>
          <table:table-cell office:value-type="string" calcext:value-type="string">
            <text:p>máy thiếu phụ kiện khi giao hàng như: phím cắm điện, thẻ nhớ</text:p>
          </table:table-cell>
        </table:table-row>
        <table:table-row table:style-name="ro1">
          <table:table-cell office:value-type="string" calcext:value-type="string">
            <text:p>width: 60%;</text:p>
          </table:table-cell>
          <table:table-cell office:value-type="string" calcext:value-type="string">
            <text:p>máy thì rẻ nhưng <text:s/>khi đánh bột không mạnh <text:s/>mà rất yếu</text:p>
          </table:table-cell>
        </table:table-row>
        <table:table-row table:style-name="ro1">
          <table:table-cell office:value-type="string" calcext:value-type="string">
            <text:p>width: 60%;</text:p>
          </table:table-cell>
          <table:table-cell office:value-type="string" calcext:value-type="string">
            <text:p>máy thì ok, mà sách hdsd lại sai chính tả, hoang mang.</text:p>
          </table:table-cell>
        </table:table-row>
        <table:table-row table:style-name="ro1">
          <table:table-cell office:value-type="string" calcext:value-type="string">
            <text:p>width: 60%;</text:p>
          </table:table-cell>
          <table:table-cell office:value-type="string" calcext:value-type="string">
            <text:p>máy thì chạy ok. nhưng bình đựng chỉ có 1 cái hơi bất tiện.</text:p>
          </table:table-cell>
        </table:table-row>
        <table:table-row table:style-name="ro1">
          <table:table-cell office:value-type="string" calcext:value-type="string">
            <text:p>width: 60%;</text:p>
          </table:table-cell>
          <table:table-cell office:value-type="string" calcext:value-type="string">
            <text:p>Máy tạm ổn. Giá cả hợp lí.</text:p>
          </table:table-cell>
        </table:table-row>
        <table:table-row table:style-name="ro1">
          <table:table-cell office:value-type="string" calcext:value-type="string">
            <text:p>width: 60%;</text:p>
          </table:table-cell>
          <table:table-cell office:value-type="string" calcext:value-type="string">
            <text:p>Máy tạm ổn, không tốt bằng Sharp . Quá nhỏ cho diện tích phòng 25-30 m2</text:p>
          </table:table-cell>
        </table:table-row>
        <table:table-row table:style-name="ro1">
          <table:table-cell office:value-type="string" calcext:value-type="string">
            <text:p>width: 60%;</text:p>
          </table:table-cell>
          <table:table-cell office:value-type="string" calcext:value-type="string">
            <text:p>máy tạm ổn với mức giá hiện tại, tiếng kêu hơi lớn</text:p>
          </table:table-cell>
        </table:table-row>
        <table:table-row table:style-name="ro1">
          <table:table-cell office:value-type="string" calcext:value-type="string">
            <text:p>width: 60%;</text:p>
          </table:table-cell>
          <table:table-cell office:value-type="string" calcext:value-type="string">
            <text:p>máy tạm ổn nhưng sao đặt adaptor mà giao nhầm thành usb, giải quyết sao đây ?</text:p>
          </table:table-cell>
        </table:table-row>
        <table:table-row table:style-name="ro1">
          <table:table-cell office:value-type="string" calcext:value-type="string">
            <text:p>width: 60%;</text:p>
          </table:table-cell>
          <table:table-cell office:value-type="string" calcext:value-type="string">
            <text:p>Máy tạm ok ,giá cả cũng ko mất ,giao hàng gói ok</text:p>
          </table:table-cell>
        </table:table-row>
        <table:table-row table:style-name="ro1">
          <table:table-cell office:value-type="string" calcext:value-type="string">
            <text:p>width: 60%;</text:p>
          </table:table-cell>
          <table:table-cell office:value-type="string" calcext:value-type="string">
            <text:p>máy sử dụng tốt. có điều giao hàng tiki rất chán, ngay cả chung cư có thang máy, không mang lên căn hộ được thì không nói, đến bê vô tới thang máy dùm cũng không. Hôm nhận hàng, <text:s/>nhà không có ai, mình là nữ phải lôi từ từ lên</text:p>
          </table:table-cell>
        </table:table-row>
        <table:table-row table:style-name="ro1">
          <table:table-cell office:value-type="string" calcext:value-type="string">
            <text:p>width: 60%;</text:p>
          </table:table-cell>
          <table:table-cell office:value-type="string" calcext:value-type="string">
            <text:p>Máy sử dụng một thời gian kêu quá to. Nhiều khi báo lỗi.</text:p>
          </table:table-cell>
        </table:table-row>
        <table:table-row table:style-name="ro1">
          <table:table-cell office:value-type="string" calcext:value-type="string">
            <text:p>width: 60%;</text:p>
          </table:table-cell>
          <table:table-cell office:value-type="string" calcext:value-type="string">
            <text:p>Máy sử dụng khá ok, nhưng tôi không hài lòng ở chỗ vừa nhận hàng xong hôm sau máy giảm 350k 😅 kiểu như mua hàng bị hố ấy. Mua hàng tiki mấy năm rồi, lần này hụt hẫng ghê</text:p>
          </table:table-cell>
        </table:table-row>
        <table:table-row table:style-name="ro1">
          <table:table-cell office:value-type="string" calcext:value-type="string">
            <text:p>width: 60%;</text:p>
          </table:table-cell>
          <table:table-cell office:value-type="string" calcext:value-type="string">
            <text:p>máy sinh tố sài ok. nhưng máy xay thịt hôm qua xay không chạy nữa. Tiki hỗ trợ mình với nhé! tức là thiết bị vẫn quay nhưng cho máy xay thịt thì máy xay thịt không quay!</text:p>
          </table:table-cell>
        </table:table-row>
        <table:table-row table:style-name="ro1">
          <table:table-cell office:value-type="string" calcext:value-type="string">
            <text:p>width: 60%;</text:p>
          </table:table-cell>
          <table:table-cell office:value-type="string" calcext:value-type="string">
            <text:p>Máy Sd tot nhưng bị đong nuoc nhiu Ko biết co bi nhiệm điện ko</text:p>
          </table:table-cell>
        </table:table-row>
        <table:table-row table:style-name="ro2">
          <table:table-cell office:value-type="string" calcext:value-type="string">
            <text:p>width: 60%;</text:p>
          </table:table-cell>
          <table:table-cell office:value-type="string" calcext:value-type="string">
            <text:p>Máy Sài tốt</text:p>
            <text:p>Cảm ơn shop</text:p>
            <text:p>Cảm ơn tiki</text:p>
          </table:table-cell>
        </table:table-row>
        <table:table-row table:style-name="ro1">
          <table:table-cell office:value-type="string" calcext:value-type="string">
            <text:p>width: 60%;</text:p>
          </table:table-cell>
          <table:table-cell office:value-type="string" calcext:value-type="string">
            <text:p>May sai on theo mình thấy ok</text:p>
          </table:table-cell>
        </table:table-row>
        <table:table-row table:style-name="ro1">
          <table:table-cell office:value-type="string" calcext:value-type="string">
            <text:p>width: 60%;</text:p>
          </table:table-cell>
          <table:table-cell office:value-type="string" calcext:value-type="string">
            <text:p>Máy sài ok nhưng mình có thắc mắc tí là hàng nhập khẩu mà tiếng việt ạ</text:p>
          </table:table-cell>
        </table:table-row>
        <table:table-row table:style-name="ro1">
          <table:table-cell office:value-type="string" calcext:value-type="string">
            <text:p>width: 60%;</text:p>
          </table:table-cell>
          <table:table-cell office:value-type="string" calcext:value-type="string">
            <text:p>máy sạc trong bao lâu thì được vậy ạ?? em sạc từ chiều mà mãi vẫn thấy đèn đỏ là sao ta?????</text:p>
          </table:table-cell>
        </table:table-row>
        <table:table-row table:style-name="ro1">
          <table:table-cell office:value-type="string" calcext:value-type="string">
            <text:p>width: 60%;</text:p>
          </table:table-cell>
          <table:table-cell office:value-type="string" calcext:value-type="string">
            <text:p>máy sạc nóng, ko nhanh như quảng cáo. giá khá mắc.</text:p>
          </table:table-cell>
        </table:table-row>
        <table:table-row table:style-name="ro1">
          <table:table-cell office:value-type="string" calcext:value-type="string">
            <text:p>width: 60%;</text:p>
          </table:table-cell>
          <table:table-cell office:value-type="string" calcext:value-type="string">
            <text:p>Máy sạc cả ngày nhưng dùng dc 5p là hết pin. Mình muốn bảo hành thì làm sao?</text:p>
          </table:table-cell>
        </table:table-row>
        <table:table-row table:style-name="ro1">
          <table:table-cell office:value-type="string" calcext:value-type="string">
            <text:p>width: 60%;</text:p>
          </table:table-cell>
          <table:table-cell office:value-type="string" calcext:value-type="string">
            <text:p>Máy rất ồn. độ ồn gần 80dB. Chỉ xay mức 3 nhưng đã nghe tiếng rít xé rất khó chịu mặc dù chỉ xay rau.</text:p>
          </table:table-cell>
        </table:table-row>
        <table:table-row table:style-name="ro1">
          <table:table-cell office:value-type="string" calcext:value-type="string">
            <text:p>width: 60%;</text:p>
          </table:table-cell>
          <table:table-cell office:value-type="string" calcext:value-type="string">
            <text:p>Máy quay yếu. Ko hài lòng</text:p>
          </table:table-cell>
        </table:table-row>
        <table:table-row table:style-name="ro1">
          <table:table-cell office:value-type="string" calcext:value-type="string">
            <text:p>width: 60%;</text:p>
          </table:table-cell>
          <table:table-cell office:value-type="string" calcext:value-type="string">
            <text:p>Máy quay yếu và chậm, không thích hợp cho ép nhiều cam</text:p>
          </table:table-cell>
        </table:table-row>
        <table:table-row table:style-name="ro1">
          <table:table-cell office:value-type="string" calcext:value-type="string">
            <text:p>width: 60%;</text:p>
          </table:table-cell>
          <table:table-cell office:value-type="string" calcext:value-type="string">
            <text:p>mấy quay nét.. nhưng máy quay xíu là nóng.. với lại phụ kiện giao thiếu pin</text:p>
          </table:table-cell>
        </table:table-row>
        <table:table-row table:style-name="ro1">
          <table:table-cell office:value-type="string" calcext:value-type="string">
            <text:p>width: 60%;</text:p>
          </table:table-cell>
          <table:table-cell office:value-type="string" calcext:value-type="string">
            <text:p>May quá mua về vừa với lap top cũ, có lẽ shop nên thêm 1 vit nhỏ để vặn các con ốc trong box vì mất nhiều thời gian tìm vit vừa với con ốc trong box</text:p>
          </table:table-cell>
        </table:table-row>
        <table:table-row table:style-name="ro1">
          <table:table-cell office:value-type="string" calcext:value-type="string">
            <text:p>width: 60%;</text:p>
          </table:table-cell>
          <table:table-cell office:value-type="string" calcext:value-type="string">
            <text:p>Máy phun sương rất mạnh với 3 mức độ phù hợp theo nhu cầu. Tuy nhiên mỗi lần nhấc lên để thay nước thấy có nước ở trong khoang, không hiểu có sao không?</text:p>
          </table:table-cell>
        </table:table-row>
        <table:table-row table:style-name="ro1">
          <table:table-cell office:value-type="string" calcext:value-type="string">
            <text:p>width: 60%;</text:p>
          </table:table-cell>
          <table:table-cell office:value-type="string" calcext:value-type="string">
            <text:p>Máy phù hợp gia đình, áp lực hơi yếu</text:p>
          </table:table-cell>
        </table:table-row>
        <table:table-row table:style-name="ro1">
          <table:table-cell office:value-type="string" calcext:value-type="string">
            <text:p>width: 60%;</text:p>
          </table:table-cell>
          <table:table-cell office:value-type="string" calcext:value-type="string">
            <text:p>Máy pha cũng ok nhưng lượng cà phê chảy ra còn nhanh nên cà phê ko đc đậm và ngon cho lắm , còn tạo bọt hơi yếu nên bọt ko đc nhiều</text:p>
          </table:table-cell>
        </table:table-row>
        <table:table-row table:style-name="ro1">
          <table:table-cell office:value-type="string" calcext:value-type="string">
            <text:p>width: 60%;</text:p>
          </table:table-cell>
          <table:table-cell office:value-type="string" calcext:value-type="string">
            <text:p>máy pha 1 ly thì ok chứ pha liên tục 2 ly ko ổn. <text:s/>cối bị nóng và nước ép xuống trong khi cà phê chưa chín. <text:s/>cốt nước đầu hơi trong, <text:s/>ko đậm đặc như espresso</text:p>
          </table:table-cell>
        </table:table-row>
        <table:table-row table:style-name="ro4">
          <table:table-cell office:value-type="string" calcext:value-type="string">
            <text:p>width: 60%;</text:p>
          </table:table-cell>
          <table:table-cell office:value-type="string" calcext:value-type="string">
            <text:p>Máy ồn, yếu.</text:p>
            <text:p>Nếu bạn nào có nhu cầu thì thêm chút tiền mua của philip hay lock and lock thấy xài tốt hơn.</text:p>
          </table:table-cell>
        </table:table-row>
        <table:table-row table:style-name="ro1">
          <table:table-cell office:value-type="string" calcext:value-type="string">
            <text:p>width: 60%;</text:p>
          </table:table-cell>
          <table:table-cell office:value-type="string" calcext:value-type="string">
            <text:p>Máy ổn, phù hợp với giá tiền, có điều hơi ồn, tiki giao hàng nhanh, lần đầu mua tiki nên hài lòng</text:p>
          </table:table-cell>
        </table:table-row>
        <table:table-row table:style-name="ro1">
          <table:table-cell office:value-type="string" calcext:value-type="string">
            <text:p>width: 60%;</text:p>
          </table:table-cell>
          <table:table-cell office:value-type="string" calcext:value-type="string">
            <text:p>máy ồn quá</text:p>
          </table:table-cell>
        </table:table-row>
        <table:table-row table:style-name="ro1">
          <table:table-cell office:value-type="string" calcext:value-type="string">
            <text:p>width: 60%;</text:p>
          </table:table-cell>
          <table:table-cell office:value-type="string" calcext:value-type="string">
            <text:p>máy ok nhưng mất nhiều thời gian hoạt động quá nên muốn xay nhiều cũng khó</text:p>
          </table:table-cell>
        </table:table-row>
        <table:table-row table:style-name="ro4">
          <table:table-cell office:value-type="string" calcext:value-type="string">
            <text:p>width: 60%;</text:p>
          </table:table-cell>
          <table:table-cell office:value-type="string" calcext:value-type="string">
            <text:p>Máy ok ..nhưng k hút được đồ nếu có chút nước dù đã chuyển chế độ . Đánh giá cho sự nhiệt tình của nhân viên giao hàng tiki . Còn 2 sao thì thất vọng vì máy k hút được nếu có chút nước . Mình hút túi mực tươi có chút nước của mực lên vậy là k dán và hút dc luôn 😤😤</text:p>
            <text:p>Ps : Nói chung máy dùng gđ cg ok ..tiện để cất đồ cấp đông</text:p>
          </table:table-cell>
        </table:table-row>
        <table:table-row table:style-name="ro1">
          <table:table-cell office:value-type="string" calcext:value-type="string">
            <text:p>width: 60%;</text:p>
          </table:table-cell>
          <table:table-cell office:value-type="string" calcext:value-type="string">
            <text:p>máy nướng rất tốt, tuy nhiên nắp che bụi sử dụng chất liệu quá nhạy với nhiệt. Sau khi nướng xong đậy nắp lại là bị chảy nhựa vào trong máy</text:p>
          </table:table-cell>
        </table:table-row>
        <table:table-row table:style-name="ro1">
          <table:table-cell office:value-type="string" calcext:value-type="string">
            <text:p>width: 60%;</text:p>
          </table:table-cell>
          <table:table-cell office:value-type="string" calcext:value-type="string">
            <text:p>May nuong ok</text:p>
          </table:table-cell>
        </table:table-row>
        <table:table-row table:style-name="ro1">
          <table:table-cell office:value-type="string" calcext:value-type="string">
            <text:p>width: 60%;</text:p>
          </table:table-cell>
          <table:table-cell office:value-type="string" calcext:value-type="string">
            <text:p>Máy nướng nhiệt ko đều, ví dụ cùng mưc 1 mà luc thì cháy đen, lúc lại trắng mềm như chưa nướng. Nói chung mua đồ điện thì may rủi thôi, may thì được cái máy tôt, như mình thì rủi rồi.</text:p>
          </table:table-cell>
        </table:table-row>
        <table:table-row table:style-name="ro1">
          <table:table-cell office:value-type="string" calcext:value-type="string">
            <text:p>width: 60%;</text:p>
          </table:table-cell>
          <table:table-cell office:value-type="string" calcext:value-type="string">
            <text:p>Máy nóng nhanh nhưng có mùi khét dầu mỡ nhiều ở những lần đầu sử dụng.</text:p>
          </table:table-cell>
        </table:table-row>
        <table:table-row table:style-name="ro1">
          <table:table-cell office:value-type="string" calcext:value-type="string">
            <text:p>width: 60%;</text:p>
          </table:table-cell>
          <table:table-cell office:value-type="string" calcext:value-type="string">
            <text:p>máy nóng lên thì ko hoạt động dc_đợi lúk ngụi hẳn thì mới hoạt động lại dc,ko biết sản phảm có bị lỗi ko nửa</text:p>
          </table:table-cell>
        </table:table-row>
        <table:table-row table:style-name="ro1">
          <table:table-cell office:value-type="string" calcext:value-type="string">
            <text:p>width: 60%;</text:p>
          </table:table-cell>
          <table:table-cell office:value-type="string" calcext:value-type="string">
            <text:p>Máy nói xay được cả đá, nhưng về xay đá thì è è, k chạy nổi. Nhờ Tiki kiểm tra thì nửa tháng không thấy trả lời. Sau nhận được trả lời là đem về kiểm tra thấy bình thường vì họ test lại bằng say nước. Thua, đành chờ nhận lại sản phẩm vậy.</text:p>
          </table:table-cell>
        </table:table-row>
        <table:table-row table:style-name="ro4">
          <table:table-cell office:value-type="string" calcext:value-type="string">
            <text:p>width: 60%;</text:p>
          </table:table-cell>
          <table:table-cell office:value-type="string" calcext:value-type="string">
            <text:p>Máy Nhỏ, gọn. Dùng cho gia đình ít người. Lớp nhựa khá mỏng.</text:p>
            <text:p>Hấp nhanh và êm.</text:p>
          </table:table-cell>
        </table:table-row>
        <table:table-row table:style-name="ro1">
          <table:table-cell office:value-type="string" calcext:value-type="string">
            <text:p>width: 60%;</text:p>
          </table:table-cell>
          <table:table-cell office:value-type="string" calcext:value-type="string">
            <text:p>Máy nhỏ, giống đồ chơi hơn. Nhưng với giá cả thế là ok</text:p>
          </table:table-cell>
        </table:table-row>
        <table:table-row table:style-name="ro1">
          <table:table-cell office:value-type="string" calcext:value-type="string">
            <text:p>width: 60%;</text:p>
          </table:table-cell>
          <table:table-cell office:value-type="string" calcext:value-type="string">
            <text:p>Máy nhỏ không xay được cả đá nhuyễn, nếu đổ đầy thì phải ngừng lại trộn lên chứ máy k trộn nổi. đấy là mình xay bơ. những trái cứng hơn chắc k biết làm sao. Quá thất vọng</text:p>
          </table:table-cell>
        </table:table-row>
        <table:table-row table:style-name="ro1">
          <table:table-cell office:value-type="string" calcext:value-type="string">
            <text:p>width: 60%;</text:p>
          </table:table-cell>
          <table:table-cell office:value-type="string" calcext:value-type="string">
            <text:p>May nhỏ gọn, và tiện nhưng không xay nhuyễn được hết, như mình xay cà chua đã cắt nhỏ để xay nhưng máy không đánh nhuyễn hết được sau một lần xay, nhiều xác cà vẫn còn nguyên, phải xay hai lần hoặc hơn thì mới nhuyễn được. Máy xạc điện nên nhiều khi đang xay sẽ hết pin giữa chừng.</text:p>
          </table:table-cell>
        </table:table-row>
        <table:table-row table:style-name="ro2">
          <table:table-cell office:value-type="string" calcext:value-type="string">
            <text:p>width: 60%;</text:p>
          </table:table-cell>
          <table:table-cell office:value-type="string" calcext:value-type="string">
            <text:p>Máy nhỏ gọn, nhẹ và cũng dễ sử dụng </text:p>
            <text:p>Nhưng nếu mua dùng thường xuyên thì nên cân nhắc vì máy nhanh nóng và các nút xoay đổi chế độ hơi cứng</text:p>
            <text:p>Máy phù hợp với giá tiền và tiện cho gd dùng k thường xuyên</text:p>
          </table:table-cell>
        </table:table-row>
        <table:table-row table:style-name="ro1">
          <table:table-cell office:value-type="string" calcext:value-type="string">
            <text:p>width: 60%;</text:p>
          </table:table-cell>
          <table:table-cell office:value-type="string" calcext:value-type="string">
            <text:p>Máy nhỏ gọn gàng, tiện lợi, nhưng chất lượng vỏ không giòn đều so với nướng lò to, duột hơi bị đặc. Ngoài ra chức năng nhào bột cần phải cho nhiều bột, iduoiws 300g thì khong nhào đc</text:p>
          </table:table-cell>
        </table:table-row>
        <table:table-row table:style-name="ro1">
          <table:table-cell office:value-type="string" calcext:value-type="string">
            <text:p>width: 60%;</text:p>
          </table:table-cell>
          <table:table-cell office:value-type="string" calcext:value-type="string">
            <text:p>Máy nghe tốt nhưng đã hư 1 bên rồi nhưng mà điện tử thì hên xui mà</text:p>
          </table:table-cell>
        </table:table-row>
        <table:table-row table:style-name="ro1">
          <table:table-cell office:value-type="string" calcext:value-type="string">
            <text:p>width: 60%;</text:p>
          </table:table-cell>
          <table:table-cell office:value-type="string" calcext:value-type="string">
            <text:p>Máy này phù hợp với lượng xay lớn. Xay ko đều và ko k</text:p>
          </table:table-cell>
        </table:table-row>
        <table:table-row table:style-name="ro1">
          <table:table-cell office:value-type="string" calcext:value-type="string">
            <text:p>width: 60%;</text:p>
          </table:table-cell>
          <table:table-cell office:value-type="string" calcext:value-type="string">
            <text:p>May nay minh co lam dc loai banh khac banh nhu tren k tiki</text:p>
          </table:table-cell>
        </table:table-row>
        <table:table-row table:style-name="ro4">
          <table:table-cell office:value-type="string" calcext:value-type="string">
            <text:p>width: 60%;</text:p>
          </table:table-cell>
          <table:table-cell office:value-type="string" calcext:value-type="string">
            <text:p>Máy này hút được bao lâu? mình mới mua nhận hàng hôm nay mà sạc 1 giờ dùng mới chưa được 5p hết pin phải chăng máy mình có vấn đề Tiki ơi?</text:p>
            <text:p>Xem lại thấy thời gian trên hộp để 9 phút.</text:p>
          </table:table-cell>
        </table:table-row>
        <table:table-row table:style-name="ro1">
          <table:table-cell office:value-type="string" calcext:value-type="string">
            <text:p>width: 60%;</text:p>
          </table:table-cell>
          <table:table-cell office:value-type="string" calcext:value-type="string">
            <text:p>Máy này bỏ đậu vào xoay thành sữa dùng luôn hay là xoay xong đổ ra nồi nấu vậy ạ.vì mình đang tìm hiểu để mau</text:p>
          </table:table-cell>
        </table:table-row>
        <table:table-row table:style-name="ro1">
          <table:table-cell office:value-type="string" calcext:value-type="string">
            <text:p>width: 60%;</text:p>
          </table:table-cell>
          <table:table-cell office:value-type="string" calcext:value-type="string">
            <text:p>Máy này <text:s/>kg may vãi thun dc. co ai bi tinh trang vay nhu may tui mua kg. cach khac phuc the nao</text:p>
          </table:table-cell>
        </table:table-row>
        <table:table-row table:style-name="ro1">
          <table:table-cell office:value-type="string" calcext:value-type="string">
            <text:p>width: 60%;</text:p>
          </table:table-cell>
          <table:table-cell office:value-type="string" calcext:value-type="string">
            <text:p>Máy nặng và tiếng ồn to</text:p>
          </table:table-cell>
        </table:table-row>
        <table:table-row table:style-name="ro1">
          <table:table-cell office:value-type="string" calcext:value-type="string">
            <text:p>width: 60%;</text:p>
          </table:table-cell>
          <table:table-cell office:value-type="string" calcext:value-type="string">
            <text:p>máy mới. khi ép cà rốt, dứa chưa ra hết nước. khi xay lại bị bó ko quay được, phần ép là nhựa rất dễ gãy. nói chung với mức giá thì tạm đc</text:p>
          </table:table-cell>
        </table:table-row>
        <table:table-row table:style-name="ro5">
          <table:table-cell office:value-type="string" calcext:value-type="string">
            <text:p>width: 60%;</text:p>
          </table:table-cell>
          <table:table-cell office:value-type="string" calcext:value-type="string">
            <text:p>Máy mới, tuy nhiên vỏ hộp cũ và nhàu.</text:p>
            <text:p>Hàng giao thiếu gioăng cao su của cối say khô.</text:p>
            <text:p>Tiki gửi thêm cho mình phụ kiện sớm để có thể sử dụng hoàn chỉnh sản phẩm</text:p>
            <text:p>3* vì tiki kiểm hàng không cẩn thận</text:p>
          </table:table-cell>
        </table:table-row>
        <table:table-row table:style-name="ro1">
          <table:table-cell office:value-type="string" calcext:value-type="string">
            <text:p>width: 60%;</text:p>
          </table:table-cell>
          <table:table-cell office:value-type="string" calcext:value-type="string">
            <text:p>Máy mới nhưng lại không có kèm sách hdsd, nghi ngờ là máy đã bị bóc</text:p>
          </table:table-cell>
        </table:table-row>
        <table:table-row table:style-name="ro1">
          <table:table-cell office:value-type="string" calcext:value-type="string">
            <text:p>width: 60%;</text:p>
          </table:table-cell>
          <table:table-cell office:value-type="string" calcext:value-type="string">
            <text:p>Máy mới nhận về , hút được tầm khoảng 10 phút thì hết pin nên cấm sạc , sạc đã 3 tiếng nhưng mở lên hút thì chỉ được 3 phút là tắt hết pin .</text:p>
          </table:table-cell>
        </table:table-row>
        <table:table-row table:style-name="ro1">
          <table:table-cell office:value-type="string" calcext:value-type="string">
            <text:p>width: 60%;</text:p>
          </table:table-cell>
          <table:table-cell office:value-type="string" calcext:value-type="string">
            <text:p>Máy mới mua, nhưng sao mới sử dụng mà tiếng quạt kêu rất to vậy ạ, cứ phát ra âm thanh như dế kêu rất khó chịu. Vui lòng hỗ trợ giúp em ạ</text:p>
          </table:table-cell>
        </table:table-row>
        <table:table-row table:style-name="ro1">
          <table:table-cell office:value-type="string" calcext:value-type="string">
            <text:p>width: 60%;</text:p>
          </table:table-cell>
          <table:table-cell office:value-type="string" calcext:value-type="string">
            <text:p>Máy mới mua về mới làm 1 lần đầu bị như vậy, mình đã vệ sinh kỹ nhưng ko hết, hổ trợ giúp mình với. Thanks</text:p>
          </table:table-cell>
        </table:table-row>
        <table:table-row table:style-name="ro1">
          <table:table-cell office:value-type="string" calcext:value-type="string">
            <text:p>width: 60%;</text:p>
          </table:table-cell>
          <table:table-cell office:value-type="string" calcext:value-type="string">
            <text:p>Máy mới mua thì mọi thứ mẫu mã, kiểu dáng oki hết mà bấm nút thì ko chạy dc, tiki đổi hàng lại cho mình mọi thứ cug gần như oki nhưng cái tâm máy lại bị lệch ko bjk có chạy dc lâu ko nữa</text:p>
          </table:table-cell>
        </table:table-row>
        <table:table-row table:style-name="ro1">
          <table:table-cell office:value-type="string" calcext:value-type="string">
            <text:p>width: 60%;</text:p>
          </table:table-cell>
          <table:table-cell office:value-type="string" calcext:value-type="string">
            <text:p>Máy mới mua lần 1 nấu k sao, lần 2 nấu ít hơn lại bị trào là vì sao nhỷ ?</text:p>
          </table:table-cell>
        </table:table-row>
        <table:table-row table:style-name="ro1">
          <table:table-cell office:value-type="string" calcext:value-type="string">
            <text:p>width: 60%;</text:p>
          </table:table-cell>
          <table:table-cell office:value-type="string" calcext:value-type="string">
            <text:p>Máy mới mua chạy cũng ok nhưng được tầm 1 tháng thì rất kêu như kiểu quạt hay có linh kiện nào đó bị lỏng, máy để yên một chỗ không di chuyển hay bị đổ bao giờ.</text:p>
          </table:table-cell>
        </table:table-row>
        <table:table-row table:style-name="ro1">
          <table:table-cell office:value-type="string" calcext:value-type="string">
            <text:p>width: 60%;</text:p>
          </table:table-cell>
          <table:table-cell office:value-type="string" calcext:value-type="string">
            <text:p>Máy mới lắp, chất lượng ảnh chỉ HD không có Full HD như quảng cáo, xem đêm mờ ban ngày thì ổn, không cài đặt wifi bằng mã được mà chỉ cài được bằng sóng âm</text:p>
          </table:table-cell>
        </table:table-row>
        <table:table-row table:style-name="ro1">
          <table:table-cell office:value-type="string" calcext:value-type="string">
            <text:p>width: 60%;</text:p>
          </table:table-cell>
          <table:table-cell office:value-type="string" calcext:value-type="string">
            <text:p>Máy mới dùng nên in thấy oki. Giao hàng chậm so với dự kiến cả tuần. Dự kiêna giao ngày 10 mà ngày 16 mơia giao. Nhân viên mới giao thì như khỉ ăn mắm tôm</text:p>
          </table:table-cell>
        </table:table-row>
        <table:table-row table:style-name="ro1">
          <table:table-cell office:value-type="string" calcext:value-type="string">
            <text:p>width: 60%;</text:p>
          </table:table-cell>
          <table:table-cell office:value-type="string" calcext:value-type="string">
            <text:p>Máy mở lên mới tải nhạc về đã treo cứng đơ luôn là thế nào vậy Shop ơi?</text:p>
          </table:table-cell>
        </table:table-row>
        <table:table-row table:style-name="ro1">
          <table:table-cell office:value-type="string" calcext:value-type="string">
            <text:p>width: 60%;</text:p>
          </table:table-cell>
          <table:table-cell office:value-type="string" calcext:value-type="string">
            <text:p>Máy mình nhận và lắp thử xay lần đầu được, xay xong thấy chỗ nhựa trắng phá dưới hơi nóng và chảy nhựa ra. Vệ sinh máy sạch sẽ lần 2 xay thì lắp lại ko khớp nữa, hàn bị chảy nhựa ko khớp với trục hợp thuỷ tỉnh. Tiki liên hệ đổi hàng giúp mình</text:p>
          </table:table-cell>
        </table:table-row>
        <table:table-row table:style-name="ro1">
          <table:table-cell office:value-type="string" calcext:value-type="string">
            <text:p>width: 60%;</text:p>
          </table:table-cell>
          <table:table-cell office:value-type="string" calcext:value-type="string">
            <text:p>Máy mình mua về dùng khoản 8 tháng bị hỏng rồi bạn ơi.</text:p>
          </table:table-cell>
        </table:table-row>
        <table:table-row table:style-name="ro1">
          <table:table-cell office:value-type="string" calcext:value-type="string">
            <text:p>width: 60%;</text:p>
          </table:table-cell>
          <table:table-cell office:value-type="string" calcext:value-type="string">
            <text:p>Máy mình mua chưa được 1 năm, một thời gian mình không dùng, hôm bữa đem ra dùng thì máy không hoạt động, mình muốn mang bảo hành nhưng ko biết làm như thế nào</text:p>
          </table:table-cell>
        </table:table-row>
        <table:table-row table:style-name="ro1">
          <table:table-cell office:value-type="string" calcext:value-type="string">
            <text:p>width: 60%;</text:p>
          </table:table-cell>
          <table:table-cell office:value-type="string" calcext:value-type="string">
            <text:p>Máy mình mua bị lỗi sản xuất, có 3 nút không sử dụng được, hình như là bị liệt thì phải. Đã gọi tiki để trả lại sản phẩm. Tiki phục vụ tốt, thu hồi sp nhanh.</text:p>
          </table:table-cell>
        </table:table-row>
        <table:table-row table:style-name="ro1">
          <table:table-cell office:value-type="string" calcext:value-type="string">
            <text:p>width: 60%;</text:p>
          </table:table-cell>
          <table:table-cell office:value-type="string" calcext:value-type="string">
            <text:p>Máy mình kêu to, có phải do đặc trưng hoạt động hay bị lỗi vậy.</text:p>
          </table:table-cell>
        </table:table-row>
        <table:table-row table:style-name="ro1">
          <table:table-cell office:value-type="string" calcext:value-type="string">
            <text:p>width: 60%;</text:p>
          </table:table-cell>
          <table:table-cell office:value-type="string" calcext:value-type="string">
            <text:p>máy mình bị lỗi và đã hoàn về được 1 tuần rồi và mình vẫn chưa nhận được máy mới, tiki cần đưa ra loài giải thích ạ</text:p>
          </table:table-cell>
        </table:table-row>
        <table:table-row table:style-name="ro1">
          <table:table-cell office:value-type="string" calcext:value-type="string">
            <text:p>width: 60%;</text:p>
          </table:table-cell>
          <table:table-cell office:value-type="string" calcext:value-type="string">
            <text:p>Máy may tốt, chạy êm, thuận tiện sử dụng cho gia đình nhưng Tiki dạo này giao hàng quá châm.</text:p>
          </table:table-cell>
        </table:table-row>
        <table:table-row table:style-name="ro1">
          <table:table-cell office:value-type="string" calcext:value-type="string">
            <text:p>width: 60%;</text:p>
          </table:table-cell>
          <table:table-cell office:value-type="string" calcext:value-type="string">
            <text:p>máy may nhìn như đồ chơi trẻ con, nhỏ xíu chức năng may bình thường không như hình quảng cáo. Đúng chuẩn hàng tàu khựa.mua để thực nghiệm ,với giá gần 900k thì hơi mắc. thêm tiền mua máy may nội địa Nhật Bản hơn 2 triệu thì bền hơn. vài lời nhận xét cho ai quan tâm muốn mua... thanks</text:p>
          </table:table-cell>
        </table:table-row>
        <table:table-row table:style-name="ro1">
          <table:table-cell office:value-type="string" calcext:value-type="string">
            <text:p>width: 60%;</text:p>
          </table:table-cell>
          <table:table-cell office:value-type="string" calcext:value-type="string">
            <text:p>Máy may chỉ dùng may những đồ mỏng nhẹ, đồ dầy không sài được, đèn hơi tối, nói chung tiền nào của nấy chỉ được tiện lợi cho gia đình không phải ra tiệm may, TIKI cung cấp đúng hàng như mình đặt hàng. đóng gói vận chuyển rất chuyên nghiệp xin cảm ơn TIKI</text:p>
          </table:table-cell>
        </table:table-row>
        <table:table-row table:style-name="ro1">
          <table:table-cell office:value-type="string" calcext:value-type="string">
            <text:p>width: 60%;</text:p>
          </table:table-cell>
          <table:table-cell office:value-type="string" calcext:value-type="string">
            <text:p>Máy mẫu mã đẹp nhưng hơi lỏng lẻo. Chạm nhẹ mà đổ là thân đi đằng thân đế đi đằng đế.</text:p>
          </table:table-cell>
        </table:table-row>
        <table:table-row table:style-name="ro1">
          <table:table-cell office:value-type="string" calcext:value-type="string">
            <text:p>width: 60%;</text:p>
          </table:table-cell>
          <table:table-cell office:value-type="string" calcext:value-type="string">
            <text:p>máy mạnh, tiki giao nhanh. Bị 1 lỗi đã có ng bị: khớp tay cầm không gắn vào máy được. phải tháo ốc ra thì vừa</text:p>
          </table:table-cell>
        </table:table-row>
        <table:table-row table:style-name="ro1">
          <table:table-cell office:value-type="string" calcext:value-type="string">
            <text:p>width: 60%;</text:p>
          </table:table-cell>
          <table:table-cell office:value-type="string" calcext:value-type="string">
            <text:p>Máy mạnh tuy nhiên hơi bất tiện do sử dụng bộ sạc xay được tầm 2 lần thì hết pin</text:p>
          </table:table-cell>
        </table:table-row>
        <table:table-row table:style-name="ro1">
          <table:table-cell office:value-type="string" calcext:value-type="string">
            <text:p>width: 60%;</text:p>
          </table:table-cell>
          <table:table-cell office:value-type="string" calcext:value-type="string">
            <text:p>Máy mạnh như xác nhiều quá, phải lọc lại không thì khỏi uống</text:p>
          </table:table-cell>
        </table:table-row>
        <table:table-row table:style-name="ro1">
          <table:table-cell office:value-type="string" calcext:value-type="string">
            <text:p>width: 60%;</text:p>
          </table:table-cell>
          <table:table-cell office:value-type="string" calcext:value-type="string">
            <text:p>máy m đã xài 3 ngày và thấy rất ok.nhưng sao bây giờ ko hiểu bị gì,ko hoạt động dc.xin giúp ạ</text:p>
          </table:table-cell>
        </table:table-row>
        <table:table-row table:style-name="ro1">
          <table:table-cell office:value-type="string" calcext:value-type="string">
            <text:p>width: 60%;</text:p>
          </table:table-cell>
          <table:table-cell office:value-type="string" calcext:value-type="string">
            <text:p>Máy lúc đầu hút rất ok, sau 1 tháng thì không hoạt động nữa. <text:s/>Sạc đầy ( đèn chuyển sang màu xanh) mà vẫn ko chạy - Mình muôn bảo hành thì liên hệ ở đâu ?</text:p>
          </table:table-cell>
        </table:table-row>
        <table:table-row table:style-name="ro1">
          <table:table-cell office:value-type="string" calcext:value-type="string">
            <text:p>width: 60%;</text:p>
          </table:table-cell>
          <table:table-cell office:value-type="string" calcext:value-type="string">
            <text:p>Máy lỗi không cảm biến được bụi. gọi kỹ thuật thì bảo không sửa tại nhà, đưa về hãng bảo hành mà mấy ngày không thấy đâu</text:p>
          </table:table-cell>
        </table:table-row>
        <table:table-row table:style-name="ro1">
          <table:table-cell office:value-type="string" calcext:value-type="string">
            <text:p>width: 60%;</text:p>
          </table:table-cell>
          <table:table-cell office:value-type="string" calcext:value-type="string">
            <text:p>Máy lọc mình mua về dùng bật thấy rất khô mũi và cổ họng, có thể cho mình biết cách khác phục k ạ.</text:p>
          </table:table-cell>
        </table:table-row>
        <table:table-row table:style-name="ro1">
          <table:table-cell office:value-type="string" calcext:value-type="string">
            <text:p>width: 60%;</text:p>
          </table:table-cell>
          <table:table-cell office:value-type="string" calcext:value-type="string">
            <text:p>máy lọc hơi ồn. dùng được. kiểu dáng tạm ổn. hơi ọp ẹp</text:p>
          </table:table-cell>
        </table:table-row>
        <table:table-row table:style-name="ro1">
          <table:table-cell office:value-type="string" calcext:value-type="string">
            <text:p>width: 60%;</text:p>
          </table:table-cell>
          <table:table-cell office:value-type="string" calcext:value-type="string">
            <text:p>Máy lấy về 2 tuần đầu sử dụng rất ổn. Không hiểu thời gian gần đây, máy không lọc không khí về được màu xanh nữa, chỉ được màu vàng là tối đa. Có những khi màu cam, màu vàng liên tục 3_4 <text:s/>tiếng đồng hồ. Xin Tiki hỗ trợ bảo hành</text:p>
          </table:table-cell>
        </table:table-row>
        <table:table-row table:style-name="ro1">
          <table:table-cell office:value-type="string" calcext:value-type="string">
            <text:p>width: 60%;</text:p>
          </table:table-cell>
          <table:table-cell office:value-type="string" calcext:value-type="string">
            <text:p>Máy lấy giấy yếu, mình in nhiều trang liên tiếp máy chỉ lấy đc 2,3 tờ rồi báo hết giấy, phải cấm resume làm mới khay giấy lần nữa lại lấy đc vài tờ thì đứng tiếp. 1 lần mình in cỡ 10-15 trang cứ phải resume liên tục như vậy rất mệt mỏi. Đến lần in thứ 3 máy cuộn giấy vào trong quấn thành 1 nùi k lấy ra đc, mình thì k dám gỡ ra luôn. Vừa báo lỗi cho tiki để đc đổi máy khác. Máy đc điểm cộng là thiết kế đẹp, gọn, màu in ra đẹp. Mực dễ lắp, cài đặt đơn giản, chỉ có mỗi cái việc lấy giấy là quá mệt. Có lẽ do máy mình lỗi chứ k ai lại thiết kế máy in chỉ đc vaì tờ 1 lúc như thế.</text:p>
          </table:table-cell>
        </table:table-row>
        <table:table-row table:style-name="ro1">
          <table:table-cell office:value-type="string" calcext:value-type="string">
            <text:p>width: 60%;</text:p>
          </table:table-cell>
          <table:table-cell office:value-type="string" calcext:value-type="string">
            <text:p>Máy lam sữa rất ngon tuy nhiên mình thấy hơi ồn như cối say sinh tố.</text:p>
          </table:table-cell>
        </table:table-row>
        <table:table-row table:style-name="ro1">
          <table:table-cell office:value-type="string" calcext:value-type="string">
            <text:p>width: 60%;</text:p>
          </table:table-cell>
          <table:table-cell office:value-type="string" calcext:value-type="string">
            <text:p>máy làm sữa ko thấy thơm và mịn như loại máy trước mình đã dùng. thất vọng</text:p>
          </table:table-cell>
        </table:table-row>
        <table:table-row table:style-name="ro1">
          <table:table-cell office:value-type="string" calcext:value-type="string">
            <text:p>width: 60%;</text:p>
          </table:table-cell>
          <table:table-cell office:value-type="string" calcext:value-type="string">
            <text:p>Máy Làm Sữa Đậu Nành Joyoung DJ12C-A903SG (1.2L)Máy Làm Sữa Đậu Nành Joyoung DJ12C-A903SG (1.2L) hàng như hình</text:p>
          </table:table-cell>
        </table:table-row>
        <table:table-row table:style-name="ro1">
          <table:table-cell office:value-type="string" calcext:value-type="string">
            <text:p>width: 60%;</text:p>
          </table:table-cell>
          <table:table-cell office:value-type="string" calcext:value-type="string">
            <text:p>Máy làm sữa chua ngon và dễ làm, tuy nhiên với ly làm sữa chất liệu bằng nhựa thì NTD có chút lo ngại cho việc sử dụng lâu dài.</text:p>
          </table:table-cell>
        </table:table-row>
        <table:table-row table:style-name="ro1">
          <table:table-cell office:value-type="string" calcext:value-type="string">
            <text:p>width: 60%;</text:p>
          </table:table-cell>
          <table:table-cell office:value-type="string" calcext:value-type="string">
            <text:p>Máy làm sữa chua không mịn bằng làm bằng cách cổ điển. Bạn có thể cho biết tại sao không, mình đã làm đúng hướng dẫn của catalog.</text:p>
          </table:table-cell>
        </table:table-row>
        <table:table-row table:style-name="ro1">
          <table:table-cell office:value-type="string" calcext:value-type="string">
            <text:p>width: 60%;</text:p>
          </table:table-cell>
          <table:table-cell office:value-type="string" calcext:value-type="string">
            <text:p>Mấy làm hơi lâu . Nhưng tỏi làm xong cũng ngon</text:p>
          </table:table-cell>
        </table:table-row>
        <table:table-row table:style-name="ro5">
          <table:table-cell office:value-type="string" calcext:value-type="string">
            <text:p>width: 60%;</text:p>
          </table:table-cell>
          <table:table-cell office:value-type="string" calcext:value-type="string">
            <text:p>May là sản phẩm này có giảm giá trên tiki, mình đã tìm thấy và đặt hàng và có thể có film để chụp  cho mọi người trong nhà dịp tết vừa rồi, giá cả so với bên ngoài đỡ hơn, hàng được giao về nhà đỡ cho mình khỏi phải chạy đi tìm mua vòng vòng ngoài đường. </text:p>
            <text:p>Thích nhất là hạn sử dụng còn rất lâu, có thể để từ từ sử dụng, chất lượng phim tốt</text:p>
            <text:p>Nếu có nhiều mẫu hay họa tiết film để lựa chọn thì tốt quá. </text:p>
            <text:p>Nói chung là thấy sản phẩm tốt.</text:p>
          </table:table-cell>
        </table:table-row>
        <table:table-row table:style-name="ro1">
          <table:table-cell office:value-type="string" calcext:value-type="string">
            <text:p>width: 60%;</text:p>
          </table:table-cell>
          <table:table-cell office:value-type="string" calcext:value-type="string">
            <text:p>Máy là model KJ-102. mình chưa sử dụng nên không biết nó như thế nào. Hy vọng là chiếc máy dùng tốt ^^</text:p>
          </table:table-cell>
        </table:table-row>
        <table:table-row table:style-name="ro1">
          <table:table-cell office:value-type="string" calcext:value-type="string">
            <text:p>width: 60%;</text:p>
          </table:table-cell>
          <table:table-cell office:value-type="string" calcext:value-type="string">
            <text:p>Máy ko lại mũi may dc à . Thấy hướng dẫn bảo ấn vào công tắc để may đảo chiều mà ấn vào nó vẫn mới tới là sao nhỉ</text:p>
          </table:table-cell>
        </table:table-row>
        <table:table-row table:style-name="ro1">
          <table:table-cell office:value-type="string" calcext:value-type="string">
            <text:p>width: 60%;</text:p>
          </table:table-cell>
          <table:table-cell office:value-type="string" calcext:value-type="string">
            <text:p>Máy không hoạt động, đổi lại máy khác cho mình với</text:p>
          </table:table-cell>
        </table:table-row>
        <table:table-row table:style-name="ro1">
          <table:table-cell office:value-type="string" calcext:value-type="string">
            <text:p>width: 60%;</text:p>
          </table:table-cell>
          <table:table-cell office:value-type="string" calcext:value-type="string">
            <text:p>máy không giống như hình,chữ ở máy bị xước ,không biết máy cũ hay máu mới</text:p>
          </table:table-cell>
        </table:table-row>
        <table:table-row table:style-name="ro1">
          <table:table-cell office:value-type="string" calcext:value-type="string">
            <text:p>width: 60%;</text:p>
          </table:table-cell>
          <table:table-cell office:value-type="string" calcext:value-type="string">
            <text:p>Máy khá yếu, tốc độ vắt ko như kỳ vọng, vẫn còn phải dùng lực tay nhiều để ép cam xuống nước</text:p>
          </table:table-cell>
        </table:table-row>
        <table:table-row table:style-name="ro1">
          <table:table-cell office:value-type="string" calcext:value-type="string">
            <text:p>width: 60%;</text:p>
          </table:table-cell>
          <table:table-cell office:value-type="string" calcext:value-type="string">
            <text:p>máy kêu rất to, <text:s/>có tặng nồi inox, <text:s/>nồi mỏng có phiếu bảo hành và hướng dẫn bằng tiếng việt, <text:s/>để 2000ư thi bếp nóng nhanh. <text:s/>chất lượng thì lâu dài biết</text:p>
          </table:table-cell>
        </table:table-row>
        <table:table-row table:style-name="ro1">
          <table:table-cell office:value-type="string" calcext:value-type="string">
            <text:p>width: 60%;</text:p>
          </table:table-cell>
          <table:table-cell office:value-type="string" calcext:value-type="string">
            <text:p>Máy kêu khủng khiếp, rung đau tay!</text:p>
          </table:table-cell>
        </table:table-row>
        <table:table-row table:style-name="ro1">
          <table:table-cell office:value-type="string" calcext:value-type="string">
            <text:p>width: 60%;</text:p>
          </table:table-cell>
          <table:table-cell office:value-type="string" calcext:value-type="string">
            <text:p>Máy kêu hơi ồn từ ngày mua đến nay</text:p>
          </table:table-cell>
        </table:table-row>
        <table:table-row table:style-name="ro1">
          <table:table-cell office:value-type="string" calcext:value-type="string">
            <text:p>width: 60%;</text:p>
          </table:table-cell>
          <table:table-cell office:value-type="string" calcext:value-type="string">
            <text:p>máy k thấy thanh ion bạc.</text:p>
          </table:table-cell>
        </table:table-row>
        <table:table-row table:style-name="ro1">
          <table:table-cell office:value-type="string" calcext:value-type="string">
            <text:p>width: 60%;</text:p>
          </table:table-cell>
          <table:table-cell office:value-type="string" calcext:value-type="string">
            <text:p>Máy in mới, dùng được các tính năng, nhưng quan trọng nhất mực in gốc lúc mua rất mờ. Gọi thợ đến họ bảo phải thay loại mực khác. Thua màu máy in LBP2900.</text:p>
          </table:table-cell>
        </table:table-row>
        <table:table-row table:style-name="ro1">
          <table:table-cell office:value-type="string" calcext:value-type="string">
            <text:p>width: 60%;</text:p>
          </table:table-cell>
          <table:table-cell office:value-type="string" calcext:value-type="string">
            <text:p>Máy in đen trắng rất ok, photo cũng ổn. Nhưng không biết do mực hay do máy mà màu đỏ in ra rất nhạt gần như thành màu cam ạ</text:p>
          </table:table-cell>
        </table:table-row>
        <table:table-row table:style-name="ro1">
          <table:table-cell office:value-type="string" calcext:value-type="string">
            <text:p>width: 60%;</text:p>
          </table:table-cell>
          <table:table-cell office:value-type="string" calcext:value-type="string">
            <text:p>Máy hút yếu, không hút được bui trên mặt bàn. Hơi hao pin, nói chung là chỉ hút được bụi nhẹ ít bám</text:p>
          </table:table-cell>
        </table:table-row>
        <table:table-row table:style-name="ro1">
          <table:table-cell office:value-type="string" calcext:value-type="string">
            <text:p>width: 60%;</text:p>
          </table:table-cell>
          <table:table-cell office:value-type="string" calcext:value-type="string">
            <text:p>Máy hút tương đối tốt, tuy nhiên nóng quá. Có sợ cháy máy khi hút lâu ko ạ!</text:p>
          </table:table-cell>
        </table:table-row>
        <table:table-row table:style-name="ro1">
          <table:table-cell office:value-type="string" calcext:value-type="string">
            <text:p>width: 60%;</text:p>
          </table:table-cell>
          <table:table-cell office:value-type="string" calcext:value-type="string">
            <text:p>Máy hút tốt, tuy nhiên các phần nhựa như tay cầm không chính xác, kết nối giữa phần thân và tay cầm không sát được, khấc không khóa được, đầu hút khe giống như nhựa tái sinh, máy tôi đã bị bể ở phần đầu hút này, tôi nghĩ nó bị vở do lúc vận chuyển bị cấn.</text:p>
          </table:table-cell>
        </table:table-row>
        <table:table-row table:style-name="ro1">
          <table:table-cell office:value-type="string" calcext:value-type="string">
            <text:p>width: 60%;</text:p>
          </table:table-cell>
          <table:table-cell office:value-type="string" calcext:value-type="string">
            <text:p>Máy hút tốt, lực mạnh, nhỏ gọn, hàng nguyên thùng đóng gói cẩn thận. Điểm trừ là tiki giao hàng quá lâu, dự kiến giao hàng thứ năm mà thứ năm cũng chỉ mới “tiếp nhận”, chiều thứ 6 mình mới nhận đc hàng.</text:p>
          </table:table-cell>
        </table:table-row>
        <table:table-row table:style-name="ro1">
          <table:table-cell office:value-type="string" calcext:value-type="string">
            <text:p>width: 60%;</text:p>
          </table:table-cell>
          <table:table-cell office:value-type="string" calcext:value-type="string">
            <text:p>Máy hút ổn so với giá chưa tới 400k, tiếng ồn, bộ phận thổi gió gần chỗ hút nên dễ làm bay bụi. Miếng lọc dễ dơ, khó tìm được thay thế</text:p>
          </table:table-cell>
        </table:table-row>
        <table:table-row table:style-name="ro1">
          <table:table-cell office:value-type="string" calcext:value-type="string">
            <text:p>width: 60%;</text:p>
          </table:table-cell>
          <table:table-cell office:value-type="string" calcext:value-type="string">
            <text:p>Máy hút khỏe, tuy nhiên giao hàng quá chậm. Mua từ 16/1 nhưng tận 2/2 mới nhận dc hàng sau khi gọi rất nhiều lần giục, thậm chí yêu cầu hủy đơn hàng mới thấy giao hàng.</text:p>
          </table:table-cell>
        </table:table-row>
        <table:table-row table:style-name="ro1">
          <table:table-cell office:value-type="string" calcext:value-type="string">
            <text:p>width: 60%;</text:p>
          </table:table-cell>
          <table:table-cell office:value-type="string" calcext:value-type="string">
            <text:p>Máy hút khoẻ nóng ồn với giá đó thì ko chê</text:p>
          </table:table-cell>
        </table:table-row>
        <table:table-row table:style-name="ro1">
          <table:table-cell office:value-type="string" calcext:value-type="string">
            <text:p>width: 60%;</text:p>
          </table:table-cell>
          <table:table-cell office:value-type="string" calcext:value-type="string">
            <text:p>Máy hút khá ok nhưng mùi nhựa nặng</text:p>
          </table:table-cell>
        </table:table-row>
        <table:table-row table:style-name="ro1">
          <table:table-cell office:value-type="string" calcext:value-type="string">
            <text:p>width: 60%;</text:p>
          </table:table-cell>
          <table:table-cell office:value-type="string" calcext:value-type="string">
            <text:p>máy hút hơi yếu, tạm được</text:p>
          </table:table-cell>
        </table:table-row>
        <table:table-row table:style-name="ro1">
          <table:table-cell office:value-type="string" calcext:value-type="string">
            <text:p>width: 60%;</text:p>
          </table:table-cell>
          <table:table-cell office:value-type="string" calcext:value-type="string">
            <text:p>máy hút bụi trên xe hơi được kg bạn,có dây cắm điện tring xe hơi khoing,vì mình muốn mua</text:p>
          </table:table-cell>
        </table:table-row>
        <table:table-row table:style-name="ro1">
          <table:table-cell office:value-type="string" calcext:value-type="string">
            <text:p>width: 60%;</text:p>
          </table:table-cell>
          <table:table-cell office:value-type="string" calcext:value-type="string">
            <text:p>Máy hơi yếu nên vắt hơi lâu</text:p>
          </table:table-cell>
        </table:table-row>
        <table:table-row table:style-name="ro1">
          <table:table-cell office:value-type="string" calcext:value-type="string">
            <text:p>width: 60%;</text:p>
          </table:table-cell>
          <table:table-cell office:value-type="string" calcext:value-type="string">
            <text:p>máy hơi ồn, OK trong tầm giá</text:p>
          </table:table-cell>
        </table:table-row>
        <table:table-row table:style-name="ro1">
          <table:table-cell office:value-type="string" calcext:value-type="string">
            <text:p>width: 60%;</text:p>
          </table:table-cell>
          <table:table-cell office:value-type="string" calcext:value-type="string">
            <text:p>Máy hơi ồn, các bộ phận rời khi lắp vào như vòi hút dễ bị rơi ra.</text:p>
          </table:table-cell>
        </table:table-row>
        <table:table-row table:style-name="ro2">
          <table:table-cell office:value-type="string" calcext:value-type="string">
            <text:p>width: 60%;</text:p>
          </table:table-cell>
          <table:table-cell office:value-type="string" calcext:value-type="string">
            <text:p>Máy hoạt động tốt, êm. Tuy nhiên cầm nặng tay</text:p>
            <text:p>Que trộn bột dỏm, trộn 300g bột mì thì que trộn bị gãy (có hình kèm theo)</text:p>
            <text:p>Tiki hỗ trợ địa chỉ mua que, nhưng nơi này không có bán.</text:p>
          </table:table-cell>
        </table:table-row>
        <table:table-row table:style-name="ro1">
          <table:table-cell office:value-type="string" calcext:value-type="string">
            <text:p>width: 60%;</text:p>
          </table:table-cell>
          <table:table-cell office:value-type="string" calcext:value-type="string">
            <text:p>máy hoạt động mạnh nhưng hơi rè</text:p>
          </table:table-cell>
        </table:table-row>
        <table:table-row table:style-name="ro1">
          <table:table-cell office:value-type="string" calcext:value-type="string">
            <text:p>width: 60%;</text:p>
          </table:table-cell>
          <table:table-cell office:value-type="string" calcext:value-type="string">
            <text:p>Máy hoạt động không êm, khi làm lạnh hay làm nóng máy kêu to</text:p>
          </table:table-cell>
        </table:table-row>
        <table:table-row table:style-name="ro1">
          <table:table-cell office:value-type="string" calcext:value-type="string">
            <text:p>width: 60%;</text:p>
          </table:table-cell>
          <table:table-cell office:value-type="string" calcext:value-type="string">
            <text:p>máy hoạt động khá, tiếng ồn hơi to, mau nóng, miệng hút nhỏ khó hút sạch</text:p>
          </table:table-cell>
        </table:table-row>
        <table:table-row table:style-name="ro1">
          <table:table-cell office:value-type="string" calcext:value-type="string">
            <text:p>width: 60%;</text:p>
          </table:table-cell>
          <table:table-cell office:value-type="string" calcext:value-type="string">
            <text:p>Máy hoạt động hơi yếu. Nếu chon lại sẽ k mua</text:p>
          </table:table-cell>
        </table:table-row>
        <table:table-row table:style-name="ro1">
          <table:table-cell office:value-type="string" calcext:value-type="string">
            <text:p>width: 60%;</text:p>
          </table:table-cell>
          <table:table-cell office:value-type="string" calcext:value-type="string">
            <text:p>Máy gọn, cầm chắc tay. Giao hàng nhanh chóng. Có chút thắc mắc là mình đặt trên app lúc đặt xong thì ghi -730k nhưng khi gửi mail và check lại bằng máy thì vẫn -530k nên k hiểu vì sao. Túm lại để sử dụng nghiệp dư chụp choẹt đồ ăn như mình thì okie còn nhu cầu cao hơn thì chưa tới tầm.</text:p>
          </table:table-cell>
        </table:table-row>
        <table:table-row table:style-name="ro1">
          <table:table-cell office:value-type="string" calcext:value-type="string">
            <text:p>width: 60%;</text:p>
          </table:table-cell>
          <table:table-cell office:value-type="string" calcext:value-type="string">
            <text:p>Máy giao cho mình bị móp.. may vẫn sử dụng bình thường.</text:p>
          </table:table-cell>
        </table:table-row>
        <table:table-row table:style-name="ro1">
          <table:table-cell office:value-type="string" calcext:value-type="string">
            <text:p>width: 60%;</text:p>
          </table:table-cell>
          <table:table-cell office:value-type="string" calcext:value-type="string">
            <text:p>Máy ghi made in Indonesia nhưng sao phần tiếng Việt lại sản xuất tại Trung Quốc là sao ạ?</text:p>
          </table:table-cell>
        </table:table-row>
        <table:table-row table:style-name="ro1">
          <table:table-cell office:value-type="string" calcext:value-type="string">
            <text:p>width: 60%;</text:p>
          </table:table-cell>
          <table:table-cell office:value-type="string" calcext:value-type="string">
            <text:p>Máy ép tốt với những loại quả ít nước những loại quả nhiều nước phải ép hai lần mới hết. Sau một thời gian sử dụng lưới lọc lưỡi dao tháo lắp hơi khó, phải đổ nước sôi vào mới tháo ra được. Sản phẩm ở mức trung bình khá</text:p>
          </table:table-cell>
        </table:table-row>
        <table:table-row table:style-name="ro1">
          <table:table-cell office:value-type="string" calcext:value-type="string">
            <text:p>width: 60%;</text:p>
          </table:table-cell>
          <table:table-cell office:value-type="string" calcext:value-type="string">
            <text:p>Máy ép nhanh nhưng không kiệt nước. Giá tưởng rẻ nhưng lại đắt so với mua ngoài ( trên vatgia tầm 800k ). Do hôm mình thấy ở Vinmax 1,4tr, tưởng trên Tiki giảm giá nhưng mua xong mới thấy bên ngoài có chỗ bán rẻ hơn. Bã ko xuống cốc đựng mà toàn hắt lên nắp. Ưu điểm: gọn, tháo lắp rửa ko mất nhiều thời gian ( lưỡi ép phải lấy bàn chải đánh răng mới đánh sạch ).</text:p>
          </table:table-cell>
        </table:table-row>
        <table:table-row table:style-name="ro1">
          <table:table-cell office:value-type="string" calcext:value-type="string">
            <text:p>width: 60%;</text:p>
          </table:table-cell>
          <table:table-cell office:value-type="string" calcext:value-type="string">
            <text:p>máy ép không sạch. ép xong phải lọc lại</text:p>
          </table:table-cell>
        </table:table-row>
        <table:table-row table:style-name="ro1">
          <table:table-cell office:value-type="string" calcext:value-type="string">
            <text:p>width: 60%;</text:p>
          </table:table-cell>
          <table:table-cell office:value-type="string" calcext:value-type="string">
            <text:p>Máy ép không khô xác. Và trong nước ép còn lẫn cả cặn</text:p>
          </table:table-cell>
        </table:table-row>
        <table:table-row table:style-name="ro2">
          <table:table-cell office:value-type="string" calcext:value-type="string">
            <text:p>width: 60%;</text:p>
          </table:table-cell>
          <table:table-cell office:value-type="string" calcext:value-type="string">
            <text:p>Máy ép khá hiệu quả so với giá tiền.  Thích nhất là việc cho trái cây vào ép rất thuận tiện,  nhanh. gọn,  không mất nhiều thời gian như các dòng máy khác.  </text:p>
            <text:p>Thoạt đầu đọc tên thương hiệu tưởng hàng Nhật,  nhưng thật ra là sản xuất bên Trung Quốc.  Điều gây hoang mang là tài liệu hướng dẫn là tài liệu photo,  mờ và khó đọc.  nếu là hàng công ty thì mình nghĩ tài liệu phải được in chứ không phải photo 1 cách sơ xài như vậy.  </text:p>
            <text:p>hiệu năng mình đánh giá là ổn.  Nhưng về xuất xứ hàng hoá thì mình khá hoang mang.  Nói chung ko biết chất liệu làm nên máy có được kiểm soát để phục vụ việc chế biến thực phẩm hay không. Đó là lý do mình đánh giá 3 sao. giá như nguồn gốc rõ ràng thì sẽ hoàn toàn thuyết phục mình.</text:p>
          </table:table-cell>
        </table:table-row>
        <table:table-row table:style-name="ro1">
          <table:table-cell office:value-type="string" calcext:value-type="string">
            <text:p>width: 60%;</text:p>
          </table:table-cell>
          <table:table-cell office:value-type="string" calcext:value-type="string">
            <text:p>Máy ép êm, khá nhanh. Ép được 1/2 lít cần tây chỉ mất 5 phút. Tuy nhiên nước ép còn lẫn xác. Mình phải dùng lưới lọc lại mới uống được.</text:p>
          </table:table-cell>
        </table:table-row>
        <table:table-row table:style-name="ro1">
          <table:table-cell office:value-type="string" calcext:value-type="string">
            <text:p>width: 60%;</text:p>
          </table:table-cell>
          <table:table-cell office:value-type="string" calcext:value-type="string">
            <text:p>Máy ép dứa còn khá nhiều nước trong bã, mới dùng 1 lần nên chưa biết</text:p>
          </table:table-cell>
        </table:table-row>
        <table:table-row table:style-name="ro4">
          <table:table-cell office:value-type="string" calcext:value-type="string">
            <text:p>width: 60%;</text:p>
          </table:table-cell>
          <table:table-cell office:value-type="string" calcext:value-type="string">
            <text:p>Máy ép chạy êm, khỏe, bã chưa được kiệt nước lắm, xay thử dứa và cà rốt được khoảng 60%. </text:p>
            <text:p>Cảm ơn Tiki giao hàng nhanh, đóng gói cẩn thận</text:p>
          </table:table-cell>
        </table:table-row>
        <table:table-row table:style-name="ro1">
          <table:table-cell office:value-type="string" calcext:value-type="string">
            <text:p>width: 60%;</text:p>
          </table:table-cell>
          <table:table-cell office:value-type="string" calcext:value-type="string">
            <text:p>máy ép cà rốt, ổi vẫn phải cắt nhỏ như đốt ngón tay, ko sẽ bị ngắt máy luôn, hic hic, lúc lôi ra cũng cứng nữa, phải dùng hai chân giữ cố định rồi dùng lực lôi ra.</text:p>
          </table:table-cell>
        </table:table-row>
        <table:table-row table:style-name="ro1">
          <table:table-cell office:value-type="string" calcext:value-type="string">
            <text:p>width: 60%;</text:p>
          </table:table-cell>
          <table:table-cell office:value-type="string" calcext:value-type="string">
            <text:p>Máy dùng tạm đc đế chống trượt vô tác dụng</text:p>
          </table:table-cell>
        </table:table-row>
        <table:table-row table:style-name="ro1">
          <table:table-cell office:value-type="string" calcext:value-type="string">
            <text:p>width: 60%;</text:p>
          </table:table-cell>
          <table:table-cell office:value-type="string" calcext:value-type="string">
            <text:p>Máy dùng ổn, nhưng chỉ đướcj các vật nhỏ, máy hơi kêu</text:p>
          </table:table-cell>
        </table:table-row>
        <table:table-row table:style-name="ro1">
          <table:table-cell office:value-type="string" calcext:value-type="string">
            <text:p>width: 60%;</text:p>
          </table:table-cell>
          <table:table-cell office:value-type="string" calcext:value-type="string">
            <text:p>Máy dùng ổn, đúng như ảnh giới thiệu. Máy có nhiều chức năng nhưng hướng dẫn sử dụng ko đúng với dòng máy nên m mới dùng được 1 chế độ "Beans". Sách hướng dẫn món phong phú, nhiều gợi ý hay. Máy chạy êm, ko quá ồn. Tiki giao hàng đúng dự kiến. Thanks</text:p>
          </table:table-cell>
        </table:table-row>
        <table:table-row table:style-name="ro1">
          <table:table-cell office:value-type="string" calcext:value-type="string">
            <text:p>width: 60%;</text:p>
          </table:table-cell>
          <table:table-cell office:value-type="string" calcext:value-type="string">
            <text:p>Máy dùng ổn nhưng hơi tiếc vì không có đèn cảm biến hiển thị chất lượng không khí.</text:p>
          </table:table-cell>
        </table:table-row>
        <table:table-row table:style-name="ro1">
          <table:table-cell office:value-type="string" calcext:value-type="string">
            <text:p>width: 60%;</text:p>
          </table:table-cell>
          <table:table-cell office:value-type="string" calcext:value-type="string">
            <text:p>máy dùng được.chạy nhanh nóng. <text:s/>cần có hướng dẫn sử dụng bằng tiếng việt</text:p>
          </table:table-cell>
        </table:table-row>
        <table:table-row table:style-name="ro1">
          <table:table-cell office:value-type="string" calcext:value-type="string">
            <text:p>width: 60%;</text:p>
          </table:table-cell>
          <table:table-cell office:value-type="string" calcext:value-type="string">
            <text:p>Máy dùng dk nhưng khá oing kich thươc máy hơi nhỏ bàn đạp bị vỡ khi giao hàng</text:p>
          </table:table-cell>
        </table:table-row>
        <table:table-row table:style-name="ro1">
          <table:table-cell office:value-type="string" calcext:value-type="string">
            <text:p>width: 60%;</text:p>
          </table:table-cell>
          <table:table-cell office:value-type="string" calcext:value-type="string">
            <text:p>Máy dùng đc mấy hôm thì mất kết nối với app. không tắt bật qua app đc nữa mà phải bấm nút bằng tay.</text:p>
          </table:table-cell>
        </table:table-row>
        <table:table-row table:style-name="ro1">
          <table:table-cell office:value-type="string" calcext:value-type="string">
            <text:p>width: 60%;</text:p>
          </table:table-cell>
          <table:table-cell office:value-type="string" calcext:value-type="string">
            <text:p>Máy đẹp. Tuy nhiên mình mua sản phẩm của nhận nhưng s lại giao máy sx tại Indonesia.</text:p>
          </table:table-cell>
        </table:table-row>
        <table:table-row table:style-name="ro1">
          <table:table-cell office:value-type="string" calcext:value-type="string">
            <text:p>width: 60%;</text:p>
          </table:table-cell>
          <table:table-cell office:value-type="string" calcext:value-type="string">
            <text:p>máy đẹp. <text:s/>bin kén nồi . chỉ thích hợp cho nồi và chảo đáy bằng . độ bền thì chưa rõ</text:p>
          </table:table-cell>
        </table:table-row>
        <table:table-row table:style-name="ro1">
          <table:table-cell office:value-type="string" calcext:value-type="string">
            <text:p>width: 60%;</text:p>
          </table:table-cell>
          <table:table-cell office:value-type="string" calcext:value-type="string">
            <text:p>Máy đẹp, nhưng vắt lâu, mà ko ra nước nhiều dù là cam mềm, nhiều nước, vẫn phải vắt thêm bằng tay nữa, tương đối ồn</text:p>
          </table:table-cell>
        </table:table-row>
        <table:table-row table:style-name="ro1">
          <table:table-cell office:value-type="string" calcext:value-type="string">
            <text:p>width: 60%;</text:p>
          </table:table-cell>
          <table:table-cell office:value-type="string" calcext:value-type="string">
            <text:p>máy đẹp, nhưng chạy hơi ồn, không biết chất lượng như nào vì mới dùng thử. mình yêu cầu xuất hóa đơn thi lại xuất hóa đơn mỗi 12000đ công vận chuyển còn nguyên cái máy ko thấy xuất hóa đơn - yêu cầu tiki xem lại và xuất hóa đơn cho mình</text:p>
          </table:table-cell>
        </table:table-row>
        <table:table-row table:style-name="ro1">
          <table:table-cell office:value-type="string" calcext:value-type="string">
            <text:p>width: 60%;</text:p>
          </table:table-cell>
          <table:table-cell office:value-type="string" calcext:value-type="string">
            <text:p>Máy đẹp, nấu sữa ngon. Nhưng quá ồn. Đo bằng App iPhone khi xay ở chế độ Nấu đậu là 95dB chứ ko được 5x như hình quảng cáo. Rất mong được liên hệ giải quyết việc sai thông số kĩ thuật so với quảng cáo.</text:p>
          </table:table-cell>
        </table:table-row>
        <table:table-row table:style-name="ro1">
          <table:table-cell office:value-type="string" calcext:value-type="string">
            <text:p>width: 60%;</text:p>
          </table:table-cell>
          <table:table-cell office:value-type="string" calcext:value-type="string">
            <text:p>Máy đẹp, đóng gói cẩn thận, chưa dùng nên chưa biết chất lượng, giao hàng quá chậm.</text:p>
          </table:table-cell>
        </table:table-row>
        <table:table-row table:style-name="ro4">
          <table:table-cell office:value-type="string" calcext:value-type="string">
            <text:p>width: 60%;</text:p>
          </table:table-cell>
          <table:table-cell office:value-type="string" calcext:value-type="string">
            <text:p>máy đẹp, chạy êm.</text:p>
            <text:p>pin công suất nhỏ, chạy được 2/3 căn hộ 114m2 phải xạc lại. không biết có thay pin dung lượng lớn hơn được ko</text:p>
          </table:table-cell>
        </table:table-row>
        <table:table-row table:style-name="ro1">
          <table:table-cell office:value-type="string" calcext:value-type="string">
            <text:p>width: 60%;</text:p>
          </table:table-cell>
          <table:table-cell office:value-type="string" calcext:value-type="string">
            <text:p>Máy đẹp và đúng như hình quảng cáo, tuy nhiên khả năng sấy ko được cao. Mình chỉ dùng để sấy quần áo cho bé sơ sinh thôi nhưng cũng khá lâu mới khô hẳn được.</text:p>
          </table:table-cell>
        </table:table-row>
        <table:table-row table:style-name="ro1">
          <table:table-cell office:value-type="string" calcext:value-type="string">
            <text:p>width: 60%;</text:p>
          </table:table-cell>
          <table:table-cell office:value-type="string" calcext:value-type="string">
            <text:p>Máy đẹp nhưng thiếu quà tặng</text:p>
          </table:table-cell>
        </table:table-row>
        <table:table-row table:style-name="ro3">
          <table:table-cell office:value-type="string" calcext:value-type="string">
            <text:p>width: 60%;</text:p>
          </table:table-cell>
          <table:table-cell office:value-type="string" calcext:value-type="string">
            <text:p>Máy dễ lắp ráp, vệ sinh cũng nhanh</text:p>
            <text:p>Máy không ép được nhiều loại nguyên liệu nhiều xơ như thơm (nếu để cả cùi), cóc non, rau xanh. nếu ép những thứ này xơ sẽ quấn lại và ko đẩy được ra ngoài làm tắc nghẽn, mỗi lần như vậy phải gỡ toàn bộ ra vệ sinh và lắp lại ép tiếp nên khá bất tiện</text:p>
            <text:p>Chi tiết bằng nhựa còn dư nhựa thừa ở những mối nối, và cái này cũng làm nguyên nhân gây dễ tắc ở đầu đẩy bã ra.</text:p>
            <text:p>Nước ép vẫn bị tách lớp</text:p>
            <text:p>Nhưng trong tầm giá này khó mà yêu cầu cao hơn</text:p>
          </table:table-cell>
        </table:table-row>
        <table:table-row table:style-name="ro1">
          <table:table-cell office:value-type="string" calcext:value-type="string">
            <text:p>width: 60%;</text:p>
          </table:table-cell>
          <table:table-cell office:value-type="string" calcext:value-type="string">
            <text:p>Máy đánh trứng công suất cao đánh Whipping cream tốt. Nhưng ở mối ghép tại 2 đầu que đánh bị rỉ sét sau 1 thời gian ngắn sử dụng gây mất thẩm mỹ và ko an toàn. So ra thì que đánh của Philip tốt hơn vì mình đã sử dụng hơn 2 năm vẫn ko bị rỉ.</text:p>
          </table:table-cell>
        </table:table-row>
        <table:table-row table:style-name="ro1">
          <table:table-cell office:value-type="string" calcext:value-type="string">
            <text:p>width: 60%;</text:p>
          </table:table-cell>
          <table:table-cell office:value-type="string" calcext:value-type="string">
            <text:p>Máy đánh ổn, hơi ồn xíu, giao hàng nhanh</text:p>
          </table:table-cell>
        </table:table-row>
        <table:table-row table:style-name="ro1">
          <table:table-cell office:value-type="string" calcext:value-type="string">
            <text:p>width: 60%;</text:p>
          </table:table-cell>
          <table:table-cell office:value-type="string" calcext:value-type="string">
            <text:p>Máy đánh nhanh bị nóng máy và yếu</text:p>
          </table:table-cell>
        </table:table-row>
        <table:table-row table:style-name="ro1">
          <table:table-cell office:value-type="string" calcext:value-type="string">
            <text:p>width: 60%;</text:p>
          </table:table-cell>
          <table:table-cell office:value-type="string" calcext:value-type="string">
            <text:p>máy đánh khỏe dùng tốt giá hạt dẻ. nếu tiki bọc thêm lớp giấy xốp tránh va đập thì OK hơn</text:p>
          </table:table-cell>
        </table:table-row>
        <table:table-row table:style-name="ro1">
          <table:table-cell office:value-type="string" calcext:value-type="string">
            <text:p>width: 60%;</text:p>
          </table:table-cell>
          <table:table-cell office:value-type="string" calcext:value-type="string">
            <text:p>May đanh hơi nhẹ, sản phẩm chắc chắn , đong goi kỷ.</text:p>
          </table:table-cell>
        </table:table-row>
        <table:table-row table:style-name="ro1">
          <table:table-cell office:value-type="string" calcext:value-type="string">
            <text:p>width: 60%;</text:p>
          </table:table-cell>
          <table:table-cell office:value-type="string" calcext:value-type="string">
            <text:p>Máy đánh hơi bị nóng tay có 1 lần đánh 10phút</text:p>
          </table:table-cell>
        </table:table-row>
        <table:table-row table:style-name="ro1">
          <table:table-cell office:value-type="string" calcext:value-type="string">
            <text:p>width: 60%;</text:p>
          </table:table-cell>
          <table:table-cell office:value-type="string" calcext:value-type="string">
            <text:p>Máy đã có lỗi, phần khớp xoay bị nóng chảy</text:p>
          </table:table-cell>
        </table:table-row>
        <table:table-row table:style-name="ro1">
          <table:table-cell office:value-type="string" calcext:value-type="string">
            <text:p>width: 60%;</text:p>
          </table:table-cell>
          <table:table-cell office:value-type="string" calcext:value-type="string">
            <text:p>máy đã bị vấn đề sau vài lần sử dụng.nó ko thể hoạt động.phần giải thích giúp ah</text:p>
          </table:table-cell>
        </table:table-row>
        <table:table-row table:style-name="ro1">
          <table:table-cell office:value-type="string" calcext:value-type="string">
            <text:p>width: 60%;</text:p>
          </table:table-cell>
          <table:table-cell office:value-type="string" calcext:value-type="string">
            <text:p>Máy cũng đắt tiền mà ko có nút tự động, cứ phải giữ lúc xay, mỏi tay và hơi khó chịu</text:p>
          </table:table-cell>
        </table:table-row>
        <table:table-row table:style-name="ro1">
          <table:table-cell office:value-type="string" calcext:value-type="string">
            <text:p>width: 60%;</text:p>
          </table:table-cell>
          <table:table-cell office:value-type="string" calcext:value-type="string">
            <text:p>máy của tôi nấu Sao còn cả hột vậy à, xin trung tâm bảo hành kiểm tra lạo</text:p>
          </table:table-cell>
        </table:table-row>
        <table:table-row table:style-name="ro1">
          <table:table-cell office:value-type="string" calcext:value-type="string">
            <text:p>width: 60%;</text:p>
          </table:table-cell>
          <table:table-cell office:value-type="string" calcext:value-type="string">
            <text:p>May cua minh khong co de cao su cua coi gio thi phai lam sao sop minh muốn co du bo</text:p>
          </table:table-cell>
        </table:table-row>
        <table:table-row table:style-name="ro1">
          <table:table-cell office:value-type="string" calcext:value-type="string">
            <text:p>width: 60%;</text:p>
          </table:table-cell>
          <table:table-cell office:value-type="string" calcext:value-type="string">
            <text:p>máy của mình không chỉnh được nút gì ngoài nút nguồn và auto. máy chỉ thể hiện một màu xanh duy nhất. đề nghị tuổi xem đổi lại cho mình</text:p>
          </table:table-cell>
        </table:table-row>
        <table:table-row table:style-name="ro1">
          <table:table-cell office:value-type="string" calcext:value-type="string">
            <text:p>width: 60%;</text:p>
          </table:table-cell>
          <table:table-cell office:value-type="string" calcext:value-type="string">
            <text:p>Máy cứ thay pin vào là bị tắt, mở nhiều lần vẫn không được, chán.</text:p>
          </table:table-cell>
        </table:table-row>
        <table:table-row table:style-name="ro1">
          <table:table-cell office:value-type="string" calcext:value-type="string">
            <text:p>width: 60%;</text:p>
          </table:table-cell>
          <table:table-cell office:value-type="string" calcext:value-type="string">
            <text:p>máy công suất lớn, ép nhanh. tuy nhiên máy hơi ồn và ép chưa kiệt bã</text:p>
          </table:table-cell>
        </table:table-row>
        <table:table-row table:style-name="ro1">
          <table:table-cell office:value-type="string" calcext:value-type="string">
            <text:p>width: 60%;</text:p>
          </table:table-cell>
          <table:table-cell office:value-type="string" calcext:value-type="string">
            <text:p>máy công suất hơi yếu và hao pin</text:p>
          </table:table-cell>
        </table:table-row>
        <table:table-row table:style-name="ro1">
          <table:table-cell office:value-type="string" calcext:value-type="string">
            <text:p>width: 60%;</text:p>
          </table:table-cell>
          <table:table-cell office:value-type="string" calcext:value-type="string">
            <text:p>Máy còn hạn chế nhiều chức năng, người dùng phải tự kiểm soát để có 1 cốc cafe ngon, nói chung sd gia đình tạm ổn .</text:p>
          </table:table-cell>
        </table:table-row>
        <table:table-row table:style-name="ro1">
          <table:table-cell office:value-type="string" calcext:value-type="string">
            <text:p>width: 60%;</text:p>
          </table:table-cell>
          <table:table-cell office:value-type="string" calcext:value-type="string">
            <text:p>Máy có lưu sẵn 5 bài hát tiếng Anh trong thư mục Music. Xin hỏi Tiki: những bài hát này do Sony lưu mặc định có đúng không vậy? Cám ơn.</text:p>
          </table:table-cell>
        </table:table-row>
        <table:table-row table:style-name="ro1">
          <table:table-cell office:value-type="string" calcext:value-type="string">
            <text:p>width: 60%;</text:p>
          </table:table-cell>
          <table:table-cell office:value-type="string" calcext:value-type="string">
            <text:p>máy có lực hút ko mạnh lắm. cảm giác không khí ko có thay đổi. ko hút dc mùi</text:p>
          </table:table-cell>
        </table:table-row>
        <table:table-row table:style-name="ro1">
          <table:table-cell office:value-type="string" calcext:value-type="string">
            <text:p>width: 60%;</text:p>
          </table:table-cell>
          <table:table-cell office:value-type="string" calcext:value-type="string">
            <text:p>Máy có kích thước lớn, tuy nhiên độ hút chưa mạnh, vật chắn cao máy mới quét tới được, ko hợp với nhà lầu và có nhiều đồ. Hút xong vẫn phải quét lại bằng chổi ...</text:p>
          </table:table-cell>
        </table:table-row>
        <table:table-row table:style-name="ro1">
          <table:table-cell office:value-type="string" calcext:value-type="string">
            <text:p>width: 60%;</text:p>
          </table:table-cell>
          <table:table-cell office:value-type="string" calcext:value-type="string">
            <text:p>máy có đầy đủ khay như quảng cáo, làm được 2 mẻ bánh đầu, bánh sống, dưới đen khét, trên trắng trợt... bị dính bánh, ..xong đem cất kho...nản thiệt.</text:p>
          </table:table-cell>
        </table:table-row>
        <table:table-row table:style-name="ro1">
          <table:table-cell office:value-type="string" calcext:value-type="string">
            <text:p>width: 60%;</text:p>
          </table:table-cell>
          <table:table-cell office:value-type="string" calcext:value-type="string">
            <text:p>Máy chụp ảnh dễ thương nhưng hình tối thui mong shop có mấy chụp tốt hơn hình chụp ảnh rất tối rất tệ nên mình chỉ cho ba sao thôi nhé</text:p>
          </table:table-cell>
        </table:table-row>
        <table:table-row table:style-name="ro1">
          <table:table-cell office:value-type="string" calcext:value-type="string">
            <text:p>width: 60%;</text:p>
          </table:table-cell>
          <table:table-cell office:value-type="string" calcext:value-type="string">
            <text:p>mấy chưa xài ,cho hỏi là máy nướng bánh mỳ nhiệt độ và nướng bao nhiêu phút...</text:p>
          </table:table-cell>
        </table:table-row>
        <table:table-row table:style-name="ro1">
          <table:table-cell office:value-type="string" calcext:value-type="string">
            <text:p>width: 60%;</text:p>
          </table:table-cell>
          <table:table-cell office:value-type="string" calcext:value-type="string">
            <text:p>Máy chiên lâu, mua về sử dụng mà ngồi ngón hoài chưa vàng</text:p>
          </table:table-cell>
        </table:table-row>
        <table:table-row table:style-name="ro1">
          <table:table-cell office:value-type="string" calcext:value-type="string">
            <text:p>width: 60%;</text:p>
          </table:table-cell>
          <table:table-cell office:value-type="string" calcext:value-type="string">
            <text:p>Máy chỉ lỏng lẻo, hay rối chỉ, đôi lúc đường chỉ khá xấu, máy cũng kén vải ,khá thất vọng, nhưng đc cái giao hàng nhanh và shiper thân thiện.</text:p>
          </table:table-cell>
        </table:table-row>
        <table:table-row table:style-name="ro1">
          <table:table-cell office:value-type="string" calcext:value-type="string">
            <text:p>width: 60%;</text:p>
          </table:table-cell>
          <table:table-cell office:value-type="string" calcext:value-type="string">
            <text:p>Máy chỉ có thể đánh cà phê hay khuấy tan fduowngf trong ly trà khi sử dụng ở bề mặt.</text:p>
          </table:table-cell>
        </table:table-row>
        <table:table-row table:style-name="ro4">
          <table:table-cell office:value-type="string" calcext:value-type="string">
            <text:p>width: 60%;</text:p>
          </table:table-cell>
          <table:table-cell office:value-type="string" calcext:value-type="string">
            <text:p>Máy chạy yếu, rung mạnh không xay nổi đá</text:p>
            <text:p>bộ phận ép nước rất chán</text:p>
          </table:table-cell>
        </table:table-row>
        <table:table-row table:style-name="ro1">
          <table:table-cell office:value-type="string" calcext:value-type="string">
            <text:p>width: 60%;</text:p>
          </table:table-cell>
          <table:table-cell office:value-type="string" calcext:value-type="string">
            <text:p>Máy chạy yếu, có mù khi vận hành không biết có bị cháy máy hay không nữa huhu sợ nhất là bị cháy</text:p>
          </table:table-cell>
        </table:table-row>
        <table:table-row table:style-name="ro1">
          <table:table-cell office:value-type="string" calcext:value-type="string">
            <text:p>width: 60%;</text:p>
          </table:table-cell>
          <table:table-cell office:value-type="string" calcext:value-type="string">
            <text:p>máy chạy tốt nhưng canh chỉ mệt quá, dùng gia đình thì nên cân nhắc</text:p>
          </table:table-cell>
        </table:table-row>
        <table:table-row table:style-name="ro1">
          <table:table-cell office:value-type="string" calcext:value-type="string">
            <text:p>width: 60%;</text:p>
          </table:table-cell>
          <table:table-cell office:value-type="string" calcext:value-type="string">
            <text:p>Máy chạy rung to</text:p>
          </table:table-cell>
        </table:table-row>
        <table:table-row table:style-name="ro1">
          <table:table-cell office:value-type="string" calcext:value-type="string">
            <text:p>width: 60%;</text:p>
          </table:table-cell>
          <table:table-cell office:value-type="string" calcext:value-type="string">
            <text:p>Máy chạy rất ồn</text:p>
          </table:table-cell>
        </table:table-row>
        <table:table-row table:style-name="ro1">
          <table:table-cell office:value-type="string" calcext:value-type="string">
            <text:p>width: 60%;</text:p>
          </table:table-cell>
          <table:table-cell office:value-type="string" calcext:value-type="string">
            <text:p>máy chạy mau nóng, bàn hút không có lông chổi nên k quét được bụi lên. lưới lọc bằng giấy lỗ chứ không phải lọc hepa giấy cứng gấp nếp như của midea.</text:p>
          </table:table-cell>
        </table:table-row>
        <table:table-row table:style-name="ro1">
          <table:table-cell office:value-type="string" calcext:value-type="string">
            <text:p>width: 60%;</text:p>
          </table:table-cell>
          <table:table-cell office:value-type="string" calcext:value-type="string">
            <text:p>máy chạy khỏe chất lượng thì ok, nhưng cảm giác phần cối bằng nhựa mỏng mảnh không chắc chắn, cảm giác dễ vỡ. Mình nhận đc hàng 1 tuần nay mới dùng thì thấy phần cối xay sinh tố đã có 1 vài vết nứt nhỏ, thấy hơi lo vì sp mới.</text:p>
          </table:table-cell>
        </table:table-row>
        <table:table-row table:style-name="ro1">
          <table:table-cell office:value-type="string" calcext:value-type="string">
            <text:p>width: 60%;</text:p>
          </table:table-cell>
          <table:table-cell office:value-type="string" calcext:value-type="string">
            <text:p>Máy chạy khá êm, vắt cam khá kiệt.mới nhận máy nên chờ sử dụng thêm mấy lần nữa coi sao.tạm duyệt.</text:p>
          </table:table-cell>
        </table:table-row>
        <table:table-row table:style-name="ro1">
          <table:table-cell office:value-type="string" calcext:value-type="string">
            <text:p>width: 60%;</text:p>
          </table:table-cell>
          <table:table-cell office:value-type="string" calcext:value-type="string">
            <text:p>Máy chạy khá êm nhưng sao cứ ép đc 1 tí là kẹt vậy.</text:p>
          </table:table-cell>
        </table:table-row>
        <table:table-row table:style-name="ro1">
          <table:table-cell office:value-type="string" calcext:value-type="string">
            <text:p>width: 60%;</text:p>
          </table:table-cell>
          <table:table-cell office:value-type="string" calcext:value-type="string">
            <text:p>Máy chạy kêu quá</text:p>
          </table:table-cell>
        </table:table-row>
        <table:table-row table:style-name="ro1">
          <table:table-cell office:value-type="string" calcext:value-type="string">
            <text:p>width: 60%;</text:p>
          </table:table-cell>
          <table:table-cell office:value-type="string" calcext:value-type="string">
            <text:p>Máy chạy êm, vắt kỹ. Nhưng chỉ được 4 quả thì tự ngắt. K chạy được tiếp.</text:p>
          </table:table-cell>
        </table:table-row>
        <table:table-row table:style-name="ro1">
          <table:table-cell office:value-type="string" calcext:value-type="string">
            <text:p>width: 60%;</text:p>
          </table:table-cell>
          <table:table-cell office:value-type="string" calcext:value-type="string">
            <text:p>Máy chạy êm, sài ok lắm ạ, xay củ thì kêu hơi to nhưng chấp nhận được. Em mua liền lúc 5 cái cho mấy người làm chung luôn đấy ạ</text:p>
          </table:table-cell>
        </table:table-row>
        <table:table-row table:style-name="ro1">
          <table:table-cell office:value-type="string" calcext:value-type="string">
            <text:p>width: 60%;</text:p>
          </table:table-cell>
          <table:table-cell office:value-type="string" calcext:value-type="string">
            <text:p>Máy chạy êm, ko ồn, nhưng hơi nặng cầm lâu mỏi tay, chạy lâu ko thấy nóng máy</text:p>
          </table:table-cell>
        </table:table-row>
        <table:table-row table:style-name="ro4">
          <table:table-cell office:value-type="string" calcext:value-type="string">
            <text:p>width: 60%;</text:p>
          </table:table-cell>
          <table:table-cell office:value-type="string" calcext:value-type="string">
            <text:p>Máy chạy êm nhưng mới mua về xài nửa tháng bị hư...</text:p>
            <text:p>Đc cái giao hàng nhanh, dịch vụ bảo hành ok tương đối.</text:p>
          </table:table-cell>
        </table:table-row>
        <table:table-row table:style-name="ro1">
          <table:table-cell office:value-type="string" calcext:value-type="string">
            <text:p>width: 60%;</text:p>
          </table:table-cell>
          <table:table-cell office:value-type="string" calcext:value-type="string">
            <text:p>máy chạy êm . không bị mùi nhựa. nhưng 1 cây phới lồng bị bung mối hàn. mình không biết tiki xử lý ntn ạ</text:p>
          </table:table-cell>
        </table:table-row>
        <table:table-row table:style-name="ro8">
          <table:table-cell office:value-type="string" calcext:value-type="string">
            <text:p>width: 60%;</text:p>
          </table:table-cell>
          <table:table-cell office:value-type="string" calcext:value-type="string">
            <text:p>Máy chạy được. Khá nhẹ, thiết kế tối giản, đẹp, tròn trịa. Dễ lắp. Chưa rõ hiệu quả vì vừa mới dùng thử. </text:p>
            <text:p/>
            <text:p>Bọc cẩn thận, giao hàng 24h. Bên trong có máy, phiếu bảo hành Sharp Vietnam, hướng dẫn sử dụng. Cơ bản là giống với những gì xem trên mạng.</text:p>
            <text:p/>
            <text:p>Về độ ồn nhiều người bảo ồn. Nhưng mình thấy khá Ok. Để chế độ sleep sẽ không ồn, gió nhẹ, phù hợp khi ngủ hoặc có trẻ con. </text:p>
            <text:p/>
            <text:p>Tuy nhiên mình mua T3/2020 nhưng bảo hành ghi từ T12/2019?? Đây là điều gây khó hiểu nhất. Mình bị mất gần 3 tháng bảo hành từ lúc mua mới?? Cần TIKI và nhà cung cấp giải đáp cho mình.</text:p>
          </table:table-cell>
        </table:table-row>
        <table:table-row table:style-name="ro1">
          <table:table-cell office:value-type="string" calcext:value-type="string">
            <text:p>width: 60%;</text:p>
          </table:table-cell>
          <table:table-cell office:value-type="string" calcext:value-type="string">
            <text:p>Máy chạy cũng tạm. Phun không đều lắm. Lúc phun quá nhiều nước dễ làm đọng 1 chỗ gây ẩm mốc rồi sau đó ngưng khá lâu mới phun lại. Giá cao hơn nhiều cửa hàng phân phối khác</text:p>
          </table:table-cell>
        </table:table-row>
        <table:table-row table:style-name="ro1">
          <table:table-cell office:value-type="string" calcext:value-type="string">
            <text:p>width: 60%;</text:p>
          </table:table-cell>
          <table:table-cell office:value-type="string" calcext:value-type="string">
            <text:p>Máy chạy cũng ổn, hơi yếu một chút</text:p>
          </table:table-cell>
        </table:table-row>
        <table:table-row table:style-name="ro1">
          <table:table-cell office:value-type="string" calcext:value-type="string">
            <text:p>width: 60%;</text:p>
          </table:table-cell>
          <table:table-cell office:value-type="string" calcext:value-type="string">
            <text:p>Máy chạy cũng êm tuy nhiên chỉ vắt được tầm 2 quả là phía trên đã đầy. Phần dưới bằng nhựa hơi khó vệ sinh sạch, rửa nhưng vẫn dính màu cam không sạch hết được</text:p>
          </table:table-cell>
        </table:table-row>
        <table:table-row table:style-name="ro1">
          <table:table-cell office:value-type="string" calcext:value-type="string">
            <text:p>width: 60%;</text:p>
          </table:table-cell>
          <table:table-cell office:value-type="string" calcext:value-type="string">
            <text:p>Máy chạy bình thường có điều tăng công suất máy kêu to và nóng !</text:p>
          </table:table-cell>
        </table:table-row>
        <table:table-row table:style-name="ro1">
          <table:table-cell office:value-type="string" calcext:value-type="string">
            <text:p>width: 60%;</text:p>
          </table:table-cell>
          <table:table-cell office:value-type="string" calcext:value-type="string">
            <text:p>Máy chạy bằng pin nên yếu. Đánh trứng k nổi . Chỉ đánh đc nc lỏng thôi chứ đặc là k đánh đc</text:p>
          </table:table-cell>
        </table:table-row>
        <table:table-row table:style-name="ro1">
          <table:table-cell office:value-type="string" calcext:value-type="string">
            <text:p>width: 60%;</text:p>
          </table:table-cell>
          <table:table-cell office:value-type="string" calcext:value-type="string">
            <text:p>May cam chac chan đong goi ky cang shipped dễ thương nhung tieng máy lớn qua nghe hơi nhức đầu nếu tiếng im 1 chút thi OK</text:p>
          </table:table-cell>
        </table:table-row>
        <table:table-row table:style-name="ro1">
          <table:table-cell office:value-type="string" calcext:value-type="string">
            <text:p>width: 60%;</text:p>
          </table:table-cell>
          <table:table-cell office:value-type="string" calcext:value-type="string">
            <text:p>Máy bị gãy nắp phần đầu cầm nắm</text:p>
          </table:table-cell>
        </table:table-row>
        <table:table-row table:style-name="ro1">
          <table:table-cell office:value-type="string" calcext:value-type="string">
            <text:p>width: 60%;</text:p>
          </table:table-cell>
          <table:table-cell office:value-type="string" calcext:value-type="string">
            <text:p>Máy bị chảy nước giờ bảo hành ở dau</text:p>
          </table:table-cell>
        </table:table-row>
        <table:table-row table:style-name="ro1">
          <table:table-cell office:value-type="string" calcext:value-type="string">
            <text:p>width: 60%;</text:p>
          </table:table-cell>
          <table:table-cell office:value-type="string" calcext:value-type="string">
            <text:p>máy BH 12 tháng. mình mua đc 14 tháng thì hư. coi như mỗi tháng 100k thuê máy. tỏi không khô như làm cuốn giấy bạc nấu nồi cơm điện. nói chung là bình thường thôi.</text:p>
          </table:table-cell>
        </table:table-row>
        <table:table-row table:style-name="ro1">
          <table:table-cell office:value-type="string" calcext:value-type="string">
            <text:p>width: 60%;</text:p>
          </table:table-cell>
          <table:table-cell office:value-type="string" calcext:value-type="string">
            <text:p>Máy bay thì bình thường. Nhưng cần điều khiển sử dụng lần đầu thì ổn lần sau mang ra thì cứ hết pin xong sạc lại mở lên vẫn báo hết pin</text:p>
          </table:table-cell>
        </table:table-row>
        <table:table-row table:style-name="ro1">
          <table:table-cell office:value-type="string" calcext:value-type="string">
            <text:p>width: 60%;</text:p>
          </table:table-cell>
          <table:table-cell office:value-type="string" calcext:value-type="string">
            <text:p>máy áp lực quá yếu. ko ra bọt hay váng cà phê như quảng cáo. mình pha phải làm như kiểu pha phin là cho nó ra 1 vài giọt rồi tắt, đợi cà phê nở rồi mới cho ra tiếp.</text:p>
          </table:table-cell>
        </table:table-row>
        <table:table-row table:style-name="ro1">
          <table:table-cell office:value-type="string" calcext:value-type="string">
            <text:p>width: 60%;</text:p>
          </table:table-cell>
          <table:table-cell office:value-type="string" calcext:value-type="string">
            <text:p>Máy ảnh Sony Cybershot DSC H300 với giá tiền này so với site là quá tốt, máy chụp ảnh đẹp. Chất lượng ảnh cũng khá OK. Có thể hơn 8MB/hình. Zoom khá xa 35x có thể nhìn rõ mà mắt thường mình không thấy mà chất lượng cũng không kém. Khẩu độ &gt;=f3 nên khó chụp ảnh chân dung. Nhưng chụp phong cảnh cũng OK. Máy xài 4 pin AA, tuy nhiên có kèm theo máy lạ bộ pin của Sony, chụp hơn 200 tấm mà vẫn chưa hết, ngủ sau 1 đêm là hồi pin lại. Tuy nhiên phê phán cách làm việc của TIKI, máy ảnh và quà tặng giao thành 2 đơn hàng cách nhau 4 5 ngày.</text:p>
          </table:table-cell>
        </table:table-row>
        <table:table-row table:style-name="ro4">
          <table:table-cell office:value-type="string" calcext:value-type="string">
            <text:p>width: 60%;</text:p>
          </table:table-cell>
          <table:table-cell office:value-type="string" calcext:value-type="string">
            <text:p>Máy Ảnh Fujifilm Instax Mini 90 Neo là dòng máy ảnh đẹp , thiết kế cổ điển mà cũng không kém phần hiện đại, nói chung nó rất bắt mắt, cả nam và nữ dùng đều rất phong cách.</text:p>
            <text:p>Nhược điểm: Phim để dùng cho máy khá đắt, tiền bỏ ra mua phim chả mấy mà vượt qua tiền mau máy, nên nếu không có điều kiện thì chả dùng máy được lâu</text:p>
          </table:table-cell>
        </table:table-row>
        <table:table-row table:style-name="ro1">
          <table:table-cell office:value-type="string" calcext:value-type="string">
            <text:p>width: 60%;</text:p>
          </table:table-cell>
          <table:table-cell office:value-type="string" calcext:value-type="string">
            <text:p>máy ảnh đẹp, nhưng sao không đc tặng film?</text:p>
          </table:table-cell>
        </table:table-row>
        <table:table-row table:style-name="ro1">
          <table:table-cell office:value-type="string" calcext:value-type="string">
            <text:p>width: 60%;</text:p>
          </table:table-cell>
          <table:table-cell office:value-type="string" calcext:value-type="string">
            <text:p>Máy ảnh chụp mờ ,hư mấy tấm flim tốn tiền mà không có tấm nào ra hồn trừ chụp chiếc xe :))</text:p>
          </table:table-cell>
        </table:table-row>
        <table:table-row table:style-name="ro1">
          <table:table-cell office:value-type="string" calcext:value-type="string">
            <text:p>width: 60%;</text:p>
          </table:table-cell>
          <table:table-cell office:value-type="string" calcext:value-type="string">
            <text:p>Màu trắng sang trọng, cứng cáp, nút vặn dễ dàng, phù hợp dùng trong gia đình. Thời gian làm nóng hay rã đông chậm 1 chút. Hơi nặng nếu di chuyển và dĩa thủy tinh để quay thức ăn dễ ra khỏi các điểm cố định. Nếu có chức năng nướng nữa thì hay quá.</text:p>
          </table:table-cell>
        </table:table-row>
        <table:table-row table:style-name="ro1">
          <table:table-cell office:value-type="string" calcext:value-type="string">
            <text:p>width: 60%;</text:p>
          </table:table-cell>
          <table:table-cell office:value-type="string" calcext:value-type="string">
            <text:p>Màu trắng chạy yếu quá. Hai màu còn lại ổn</text:p>
          </table:table-cell>
        </table:table-row>
        <table:table-row table:style-name="ro1">
          <table:table-cell office:value-type="string" calcext:value-type="string">
            <text:p>width: 60%;</text:p>
          </table:table-cell>
          <table:table-cell office:value-type="string" calcext:value-type="string">
            <text:p>Mẫu nồi đẹp đã làm xong mẻ đầu tiên nhưng tỏi không được dẻo,hơi ướt kg đều,cho mình xin số đt của shop để đc tư vấn làm ngon hơn</text:p>
          </table:table-cell>
        </table:table-row>
        <table:table-row table:style-name="ro4">
          <table:table-cell office:value-type="string" calcext:value-type="string">
            <text:p>width: 60%;</text:p>
          </table:table-cell>
          <table:table-cell office:value-type="string" calcext:value-type="string">
            <text:p>Mẫu mã rất đẹp và sang trọng. Các nút chức năng tiện lợi, dễ sử dụng.</text:p>
            <text:p>Tuy nhiên, máy khá yếu, mất khá nhiều thời gian để rã đông thực phẩm và hâm nóng đồ ăn.</text:p>
          </table:table-cell>
        </table:table-row>
        <table:table-row table:style-name="ro1">
          <table:table-cell office:value-type="string" calcext:value-type="string">
            <text:p>width: 60%;</text:p>
          </table:table-cell>
          <table:table-cell office:value-type="string" calcext:value-type="string">
            <text:p>Mẫu mã nhìn đc, cầm nhẹ tay cũng chắc chắn, nóng rất nhanh mặc du moi cắm điện vô để số nhỏ nhất mà dsax nóng rồi nhưng rất không hài lòng là rút điện ra sau cả tiếng đồng hồ mà mặt bàn ủi vẫn nóng...rất rất nguy hiểm khi nhà có trẻ nhỏ... không biết sp bị lỗi hay không hãng có cho đổi hay j không mình mới mua ngày 21/2/2020 xong ủi thử thấy sợ quá...rất mong có phản hồi của tiki hoặc là bên bán hàng ạ...</text:p>
          </table:table-cell>
        </table:table-row>
        <table:table-row table:style-name="ro1">
          <table:table-cell office:value-type="string" calcext:value-type="string">
            <text:p>width: 60%;</text:p>
          </table:table-cell>
          <table:table-cell office:value-type="string" calcext:value-type="string">
            <text:p>Mẫu mã đẹp,xài cũng đc.hạt tiêu xay ra hơi mịn mặc dù đã vặn mức hạt to nhất</text:p>
          </table:table-cell>
        </table:table-row>
        <table:table-row table:style-name="ro1">
          <table:table-cell office:value-type="string" calcext:value-type="string">
            <text:p>width: 60%;</text:p>
          </table:table-cell>
          <table:table-cell office:value-type="string" calcext:value-type="string">
            <text:p>Mẫu mã đẹp, hơi sước. Nấu nhanh và ngon. Ok mua giá tết độ bền ko biết thế nào</text:p>
          </table:table-cell>
        </table:table-row>
        <table:table-row table:style-name="ro1">
          <table:table-cell office:value-type="string" calcext:value-type="string">
            <text:p>width: 60%;</text:p>
          </table:table-cell>
          <table:table-cell office:value-type="string" calcext:value-type="string">
            <text:p>Mẫu mã đẹp, hoàn thiện tốt. Remote ok. Nhưng gió quạt hơi yếu. Mức 3 rồi vẫn yếu. Tạm chấp nhận được ở mức giá này vì có remote.</text:p>
          </table:table-cell>
        </table:table-row>
        <table:table-row table:style-name="ro1">
          <table:table-cell office:value-type="string" calcext:value-type="string">
            <text:p>width: 60%;</text:p>
          </table:table-cell>
          <table:table-cell office:value-type="string" calcext:value-type="string">
            <text:p>Mẫu mã đẹp, giao hàng chậm! Hẹn tới hẹn lui mới giao được!</text:p>
          </table:table-cell>
        </table:table-row>
        <table:table-row table:style-name="ro1">
          <table:table-cell office:value-type="string" calcext:value-type="string">
            <text:p>width: 60%;</text:p>
          </table:table-cell>
          <table:table-cell office:value-type="string" calcext:value-type="string">
            <text:p>Mẫu mã đẹp, đúng như hình ảnh. Sản phẩm tốt và giao hàng đúng thời gian.</text:p>
          </table:table-cell>
        </table:table-row>
        <table:table-row table:style-name="ro2">
          <table:table-cell office:value-type="string" calcext:value-type="string">
            <text:p>width: 60%;</text:p>
          </table:table-cell>
          <table:table-cell office:value-type="string" calcext:value-type="string">
            <text:p>Mẫu mã đẹp, dễ sử dụng. Giao hàng trễ 1 ngày. </text:p>
            <text:p/>
            <text:p>Sản phẩm khá nhẹ. Nút gạt có vẻ lỏng, khá èo uột</text:p>
          </table:table-cell>
        </table:table-row>
        <table:table-row table:style-name="ro1">
          <table:table-cell office:value-type="string" calcext:value-type="string">
            <text:p>width: 60%;</text:p>
          </table:table-cell>
          <table:table-cell office:value-type="string" calcext:value-type="string">
            <text:p>Mẫu mã đẹp, dễ sử dụng, phần chống dính của giá để thức ăn không được tốt.</text:p>
          </table:table-cell>
        </table:table-row>
        <table:table-row table:style-name="ro1">
          <table:table-cell office:value-type="string" calcext:value-type="string">
            <text:p>width: 60%;</text:p>
          </table:table-cell>
          <table:table-cell office:value-type="string" calcext:value-type="string">
            <text:p>Mẫu mã đẹp, dễ dàng tháo lắp vệ sinh nhưng toàn bộ bằng nhựa quá mỏng trông ọp ẹp, lọc nước bỏ xã nhiều lần mà vẫn hôi mùi...... giống giống mùi rong .</text:p>
          </table:table-cell>
        </table:table-row>
        <table:table-row table:style-name="ro4">
          <table:table-cell office:value-type="string" calcext:value-type="string">
            <text:p>width: 60%;</text:p>
          </table:table-cell>
          <table:table-cell office:value-type="string" calcext:value-type="string">
            <text:p>Mẫu mã đẹp, đầy đủ phụ kiện nhưng hôm nay tôi nấu lần đầu, thấy đèn báo số không hiện đầy đủ thế này, có lỗi ở 1 số nét của đèn. Đề nghị Tiki giải thích hiện tượng này. Tôi cũng thấy 1 số bạn mua trước cũng bị lỗi này. Nếu sản phẩm lỗi đề nghị Tiki đổi lại.</text:p>
            <text:p>Xin cảm ơn!</text:p>
          </table:table-cell>
        </table:table-row>
        <table:table-row table:style-name="ro1">
          <table:table-cell office:value-type="string" calcext:value-type="string">
            <text:p>width: 60%;</text:p>
          </table:table-cell>
          <table:table-cell office:value-type="string" calcext:value-type="string">
            <text:p>Mẫu mã đẹp tuy nhiên nấu cơm bị cháy ở đít nồi. Sau khi nấu xong mở nắp nghe mùi nhựa cháy xộc lên chứ ko nghe đc mùi thơm của cơm chín. Cảm thấy thất vọng</text:p>
          </table:table-cell>
        </table:table-row>
        <table:table-row table:style-name="ro1">
          <table:table-cell office:value-type="string" calcext:value-type="string">
            <text:p>width: 60%;</text:p>
          </table:table-cell>
          <table:table-cell office:value-type="string" calcext:value-type="string">
            <text:p>Mẫu mã đẹp nhưng máy hút yếu quá. Phải di sát mới hút đc.</text:p>
          </table:table-cell>
        </table:table-row>
        <table:table-row table:style-name="ro1">
          <table:table-cell office:value-type="string" calcext:value-type="string">
            <text:p>width: 60%;</text:p>
          </table:table-cell>
          <table:table-cell office:value-type="string" calcext:value-type="string">
            <text:p>mẫu mã đẹp gió bình thường</text:p>
          </table:table-cell>
        </table:table-row>
        <table:table-row table:style-name="ro1">
          <table:table-cell office:value-type="string" calcext:value-type="string">
            <text:p>width: 60%;</text:p>
          </table:table-cell>
          <table:table-cell office:value-type="string" calcext:value-type="string">
            <text:p>Mẫu mã đẹp , chưa dùng thử</text:p>
          </table:table-cell>
        </table:table-row>
        <table:table-row table:style-name="ro1">
          <table:table-cell office:value-type="string" calcext:value-type="string">
            <text:p>width: 60%;</text:p>
          </table:table-cell>
          <table:table-cell office:value-type="string" calcext:value-type="string">
            <text:p>Mẫu mã chất lượng hình thức (bề ngoài,đóng gói....) okay.Sách hướng dẫn và sách các món ăn có luôn 😂😂😂.Test thử hơi fail vì 2 mặt không đều ?? Để thử lại lần 2 feedback tiếp</text:p>
          </table:table-cell>
        </table:table-row>
        <table:table-row table:style-name="ro1">
          <table:table-cell office:value-type="string" calcext:value-type="string">
            <text:p>width: 60%;</text:p>
          </table:table-cell>
          <table:table-cell office:value-type="string" calcext:value-type="string">
            <text:p>Mẫu mã bắt mắt, mới nhận nên chưa dùng, chưa biết độ bền.</text:p>
          </table:table-cell>
        </table:table-row>
        <table:table-row table:style-name="ro1">
          <table:table-cell office:value-type="string" calcext:value-type="string">
            <text:p>width: 60%;</text:p>
          </table:table-cell>
          <table:table-cell office:value-type="string" calcext:value-type="string">
            <text:p>Mẫu mã bao bì của mình khác hình minh hoạ nên mình hơi bối rối. Chờ chụp xong để đánh giá chất lượng.</text:p>
          </table:table-cell>
        </table:table-row>
        <table:table-row table:style-name="ro1">
          <table:table-cell office:value-type="string" calcext:value-type="string">
            <text:p>width: 60%;</text:p>
          </table:table-cell>
          <table:table-cell office:value-type="string" calcext:value-type="string">
            <text:p>Màu khác. Mẫu mã khác trong hình. Quá đắt cho 1 SP như này</text:p>
          </table:table-cell>
        </table:table-row>
        <table:table-row table:style-name="ro2">
          <table:table-cell office:value-type="string" calcext:value-type="string">
            <text:p>width: 60%;</text:p>
          </table:table-cell>
          <table:table-cell office:value-type="string" calcext:value-type="string">
            <text:p>MAU HẾT PIN, KẾT NỐI WIFI KHÔNG ĐƯỢC</text:p>
            <text:p>MONG ĐƯỢC SỰ HƯỚNG DẪN KĨ HƠN</text:p>
            <text:p>CÁM ƠN NHIỀU</text:p>
          </table:table-cell>
        </table:table-row>
        <table:table-row table:style-name="ro1">
          <table:table-cell office:value-type="string" calcext:value-type="string">
            <text:p>width: 60%;</text:p>
          </table:table-cell>
          <table:table-cell office:value-type="string" calcext:value-type="string">
            <text:p>Mau hết pin</text:p>
          </table:table-cell>
        </table:table-row>
        <table:table-row table:style-name="ro1">
          <table:table-cell office:value-type="string" calcext:value-type="string">
            <text:p>width: 60%;</text:p>
          </table:table-cell>
          <table:table-cell office:value-type="string" calcext:value-type="string">
            <text:p>Màu đẹp nhưng khay đựng quá nhỏ ko gác vào lò được.</text:p>
          </table:table-cell>
        </table:table-row>
        <table:table-row table:style-name="ro1">
          <table:table-cell office:value-type="string" calcext:value-type="string">
            <text:p>width: 60%;</text:p>
          </table:table-cell>
          <table:table-cell office:value-type="string" calcext:value-type="string">
            <text:p>mất hồng ngoại ban đêm, đèn led sáng cả ban ngày</text:p>
          </table:table-cell>
        </table:table-row>
        <table:table-row table:style-name="ro1">
          <table:table-cell office:value-type="string" calcext:value-type="string">
            <text:p>width: 60%;</text:p>
          </table:table-cell>
          <table:table-cell office:value-type="string" calcext:value-type="string">
            <text:p>Mặt bếp bị chênh do có 1 chân bị thiếu đệm. Hay do hàng sale nên bị lỗi như vậy?. Chưa thử nên ko bik sử dụng thế nào.Lần đầu tiên mua hàng của tiki nhưng đã ko được hài lòng rồi</text:p>
          </table:table-cell>
        </table:table-row>
        <table:table-row table:style-name="ro1">
          <table:table-cell office:value-type="string" calcext:value-type="string">
            <text:p>width: 60%;</text:p>
          </table:table-cell>
          <table:table-cell office:value-type="string" calcext:value-type="string">
            <text:p>Mất 1 tuần mùi nhựa ở nắp nồi nó ra hắc và khó chịu, nồi nấu cơm ở mức khá. Nhưng mình nấu bị sống 2 lần mà không rõ nguyên nhân, mình mua được 3 tuần. Hy vọng nồi sẽ bền theo thời gian.</text:p>
          </table:table-cell>
        </table:table-row>
        <table:table-row table:style-name="ro1">
          <table:table-cell office:value-type="string" calcext:value-type="string">
            <text:p>width: 60%;</text:p>
          </table:table-cell>
          <table:table-cell office:value-type="string" calcext:value-type="string">
            <text:p>Mát</text:p>
          </table:table-cell>
        </table:table-row>
        <table:table-row table:style-name="ro1">
          <table:table-cell office:value-type="string" calcext:value-type="string">
            <text:p>width: 60%;</text:p>
          </table:table-cell>
          <table:table-cell office:value-type="string" calcext:value-type="string">
            <text:p>Màn hình chống nhìn trộm mức độ thấp, người ngồi cạnh vẫn nhìn thấy màn hình sáng và đọc được khi để góc nghiêng 45 độ.</text:p>
          </table:table-cell>
        </table:table-row>
        <table:table-row table:style-name="ro1">
          <table:table-cell office:value-type="string" calcext:value-type="string">
            <text:p>width: 60%;</text:p>
          </table:table-cell>
          <table:table-cell office:value-type="string" calcext:value-type="string">
            <text:p>Màn hình bé quá</text:p>
          </table:table-cell>
        </table:table-row>
        <table:table-row table:style-name="ro1">
          <table:table-cell office:value-type="string" calcext:value-type="string">
            <text:p>width: 60%;</text:p>
          </table:table-cell>
          <table:table-cell office:value-type="string" calcext:value-type="string">
            <text:p>Mặc dù Tiki để hãng là Sun House nhưng lại giao hãng khác. Nhưng xài vẫn ổn. Gói cẩn thận.</text:p>
          </table:table-cell>
        </table:table-row>
        <table:table-row table:style-name="ro1">
          <table:table-cell office:value-type="string" calcext:value-type="string">
            <text:p>width: 60%;</text:p>
          </table:table-cell>
          <table:table-cell office:value-type="string" calcext:value-type="string">
            <text:p>Mặc dù mình ủi sơ mi vải ko dày nhưng cũng ko đc thẳng ?</text:p>
          </table:table-cell>
        </table:table-row>
        <table:table-row table:style-name="ro1">
          <table:table-cell office:value-type="string" calcext:value-type="string">
            <text:p>width: 60%;</text:p>
          </table:table-cell>
          <table:table-cell office:value-type="string" calcext:value-type="string">
            <text:p>Mặc dù mình đặt giao hàng nhanh trong 2h nhưng hàng bị giao trễ cả tuần, nhân viên tiki không những không nhận lỗi còn gọi điện kiểu điều đó là lỗi hệ thống và đương nhiên khách hàng phải chấp nhận. Không hài lòng với cách làm việc của tiki</text:p>
          </table:table-cell>
        </table:table-row>
        <table:table-row table:style-name="ro1">
          <table:table-cell office:value-type="string" calcext:value-type="string">
            <text:p>width: 60%;</text:p>
          </table:table-cell>
          <table:table-cell office:value-type="string" calcext:value-type="string">
            <text:p>Mặc dù đã tìm hiểu rất nhiều cách fix lỗi này nhưng kể từ khi mua về 3 ngày nay mình không thể in tấm hình nào. Mong được sự phản hồi từ tiki.</text:p>
          </table:table-cell>
        </table:table-row>
        <table:table-row table:style-name="ro1">
          <table:table-cell office:value-type="string" calcext:value-type="string">
            <text:p>width: 60%;</text:p>
          </table:table-cell>
          <table:table-cell office:value-type="string" calcext:value-type="string">
            <text:p>Mặc dù đã nghe cảnh báo từ mọi người nhưng mình vẫn mua với hy vọng sẽ không sao. Nhưng sau 1 lần đánh thì 1 đầu của mình bị bong ra, dùng tạm thì vẫn được. Nếu thay thì phải mua ngoài mấy trăm lận :P</text:p>
          </table:table-cell>
        </table:table-row>
        <table:table-row table:style-name="ro1">
          <table:table-cell office:value-type="string" calcext:value-type="string">
            <text:p>width: 60%;</text:p>
          </table:table-cell>
          <table:table-cell office:value-type="string" calcext:value-type="string">
            <text:p>Mã đơn hàng 945425289. Tôi nhận hàng ngày 27/5, thiếu bộ phận số 9, 13, 15, 16. Bao giờ tiki sẽ giao đủ các bộ phận còn lại?</text:p>
          </table:table-cell>
        </table:table-row>
        <table:table-row table:style-name="ro1">
          <table:table-cell office:value-type="string" calcext:value-type="string">
            <text:p>width: 60%;</text:p>
          </table:table-cell>
          <table:table-cell office:value-type="string" calcext:value-type="string">
            <text:p>m nấu chế độ nấu thường white rice mà 30p đã thấy báo cơm chín nhảy sang nút hâm rồi. mà thấy mọi ng nhận xét là nấu cơm từ 45-50p . sao nồi m mua lại nấu chín nhanh vậy nhỉ. k thấy ngâm gạo trc khi nấu. m bật cook, thì khoảng 5-7p sau là nước sôi rồi. hay nồi của m bị sao ah. ai dùng rồi cho m xin ý kiến với</text:p>
          </table:table-cell>
        </table:table-row>
        <table:table-row table:style-name="ro4">
          <table:table-cell office:value-type="string" calcext:value-type="string">
            <text:p>width: 60%;</text:p>
          </table:table-cell>
          <table:table-cell office:value-type="string" calcext:value-type="string">
            <text:p>M mua đúng sạc cho đúng loại máy mà mang về cứ cắm sạc vào là chuột lại bị hơi đơ. có thể đổi lại sp khác không? </text:p>
            <text:p>thanks</text:p>
          </table:table-cell>
        </table:table-row>
        <table:table-row table:style-name="ro1">
          <table:table-cell office:value-type="string" calcext:value-type="string">
            <text:p>width: 60%;</text:p>
          </table:table-cell>
          <table:table-cell office:value-type="string" calcext:value-type="string">
            <text:p>M mua ấm từ tháng 8, dùng thời gian đầu thì rất ổn, nhưng đến nay, mới được 2 tháng mà nước sau khi nấu mùi nhựa rất nặng, để nguội rồi vẫn rõ mùi nhựa của ấm. M muốn đc hỗ trợ bảo hành sản phẩm</text:p>
          </table:table-cell>
        </table:table-row>
        <table:table-row table:style-name="ro1">
          <table:table-cell office:value-type="string" calcext:value-type="string">
            <text:p>width: 60%;</text:p>
          </table:table-cell>
          <table:table-cell office:value-type="string" calcext:value-type="string">
            <text:p>m ko có giắc cắm tròn vào ti vi. hướng dẫn cách sử dụng</text:p>
          </table:table-cell>
        </table:table-row>
        <table:table-row table:style-name="ro1">
          <table:table-cell office:value-type="string" calcext:value-type="string">
            <text:p>width: 60%;</text:p>
          </table:table-cell>
          <table:table-cell office:value-type="string" calcext:value-type="string">
            <text:p>m đặt màu hồng thì gửi về màu trắng . mà cho hỏi thiết bị này có cài dk định vị không</text:p>
          </table:table-cell>
        </table:table-row>
        <table:table-row table:style-name="ro1">
          <table:table-cell office:value-type="string" calcext:value-type="string">
            <text:p>width: 60%;</text:p>
          </table:table-cell>
          <table:table-cell office:value-type="string" calcext:value-type="string">
            <text:p>M đã sử dụng máy dc tầm nửa tháng rồi và giờ mình cho nhận xét là máy chạy êm vs các loại trái cây k hạt nếu có hạt như ỏi sơ ri thì máy sẽ bị nghẹt trường họp như mình vừa ép vài trái sơri là nó nghẹt k thể tháo trục ra luôn giờ chỉ biết gửi lên hãng bảo hành mua loại mắt tiền cứ nghĩ ép ngon ai dè nó cũng như các loại may tầm 2tr thoi mng ạ nên suy nghi kỹ trước khi mua</text:p>
          </table:table-cell>
        </table:table-row>
        <table:table-row table:style-name="ro1">
          <table:table-cell office:value-type="string" calcext:value-type="string">
            <text:p>width: 60%;</text:p>
          </table:table-cell>
          <table:table-cell office:value-type="string" calcext:value-type="string">
            <text:p>Luôn tin tưởng và sử dụng hàng locknlock, nhưng lần này thì phải xem lại, nắp bật thủ công quá bất tiện, bình đun kêu to</text:p>
          </table:table-cell>
        </table:table-row>
        <table:table-row table:style-name="ro1">
          <table:table-cell office:value-type="string" calcext:value-type="string">
            <text:p>width: 60%;</text:p>
          </table:table-cell>
          <table:table-cell office:value-type="string" calcext:value-type="string">
            <text:p>lung lay, khó mà yên tâm khi để máy trên này. Chỉ có thể giữ đứng im máy chứ ko làm đc gì khác, cơ mà 250 cũng đáng</text:p>
          </table:table-cell>
        </table:table-row>
        <table:table-row table:style-name="ro1">
          <table:table-cell office:value-type="string" calcext:value-type="string">
            <text:p>width: 60%;</text:p>
          </table:table-cell>
          <table:table-cell office:value-type="string" calcext:value-type="string">
            <text:p>Lúc ủ nó cứ bị đọng nước. Tiện là không cần phải chia ra từng cốc nhỏ thôi chứ để cả trong bình đấy đến lúc dùng đổ sữa chua ra k đc gọn lắm</text:p>
          </table:table-cell>
        </table:table-row>
        <table:table-row table:style-name="ro1">
          <table:table-cell office:value-type="string" calcext:value-type="string">
            <text:p>width: 60%;</text:p>
          </table:table-cell>
          <table:table-cell office:value-type="string" calcext:value-type="string">
            <text:p>Lúc sáng mình có mua hàng, lúc nhận được hàng mở ra thì thấy bị vỡ 1 chút ở nắp và hàng không có phiếu bảo hành. Nếu mình muốn đổi thì phải làm thế nào?</text:p>
          </table:table-cell>
        </table:table-row>
        <table:table-row table:style-name="ro1">
          <table:table-cell office:value-type="string" calcext:value-type="string">
            <text:p>width: 60%;</text:p>
          </table:table-cell>
          <table:table-cell office:value-type="string" calcext:value-type="string">
            <text:p>lúc nhận hàng tai nghe không có phiếu bảo hành, <text:s/>khinh mở volume lớn thì có hiện tượng âm bị rè 2</text:p>
          </table:table-cell>
        </table:table-row>
        <table:table-row table:style-name="ro1">
          <table:table-cell office:value-type="string" calcext:value-type="string">
            <text:p>width: 60%;</text:p>
          </table:table-cell>
          <table:table-cell office:value-type="string" calcext:value-type="string">
            <text:p>Lúc nấu vòng quay không đều, thi thoảng phát ra tiếng kêu lạ</text:p>
          </table:table-cell>
        </table:table-row>
        <table:table-row table:style-name="ro1">
          <table:table-cell office:value-type="string" calcext:value-type="string">
            <text:p>width: 60%;</text:p>
          </table:table-cell>
          <table:table-cell office:value-type="string" calcext:value-type="string">
            <text:p>Lúc nào cũng thấy hiện đèn xanh, trong khi nhà đang sửa bụi bám vào quần áo huhu</text:p>
          </table:table-cell>
        </table:table-row>
        <table:table-row table:style-name="ro1">
          <table:table-cell office:value-type="string" calcext:value-type="string">
            <text:p>width: 60%;</text:p>
          </table:table-cell>
          <table:table-cell office:value-type="string" calcext:value-type="string">
            <text:p>Lúc mua về mùi hơi nồng tí</text:p>
          </table:table-cell>
        </table:table-row>
        <table:table-row table:style-name="ro1">
          <table:table-cell office:value-type="string" calcext:value-type="string">
            <text:p>width: 60%;</text:p>
          </table:table-cell>
          <table:table-cell office:value-type="string" calcext:value-type="string">
            <text:p>Lúc mua về đẹp đẽ, mới nấu nước 1 lần mà đã thấy bên trong ấm có 2 vết ố vàng giống gỉ sét. Tôi nghĩ đây là hàng cũ gia công lại rồi bán cho người tiêu dùng.</text:p>
          </table:table-cell>
        </table:table-row>
        <table:table-row table:style-name="ro1">
          <table:table-cell office:value-type="string" calcext:value-type="string">
            <text:p>width: 60%;</text:p>
          </table:table-cell>
          <table:table-cell office:value-type="string" calcext:value-type="string">
            <text:p>lúc mua đã dc lắp rồi. mình muốn tháo ra vệ sinh nhưng không tháo được. vậy có phải sản phẩm có vấn đề gì không nhỉ? chưa sài dc do k tháo dc. thất vọng!</text:p>
          </table:table-cell>
        </table:table-row>
        <table:table-row table:style-name="ro1">
          <table:table-cell office:value-type="string" calcext:value-type="string">
            <text:p>width: 60%;</text:p>
          </table:table-cell>
          <table:table-cell office:value-type="string" calcext:value-type="string">
            <text:p>Lúc mới mua háo hức, mua về rồi cũng không xài mấy, hơi uổng tiền</text:p>
          </table:table-cell>
        </table:table-row>
        <table:table-row table:style-name="ro1">
          <table:table-cell office:value-type="string" calcext:value-type="string">
            <text:p>width: 60%;</text:p>
          </table:table-cell>
          <table:table-cell office:value-type="string" calcext:value-type="string">
            <text:p>Lúc mở ra thì vỉ pin đã rơi ko còn dính vào mặt giấy sau nữa, sẽ sạc thử và feedback về chất lượng pin sau</text:p>
          </table:table-cell>
        </table:table-row>
        <table:table-row table:style-name="ro1">
          <table:table-cell office:value-type="string" calcext:value-type="string">
            <text:p>width: 60%;</text:p>
          </table:table-cell>
          <table:table-cell office:value-type="string" calcext:value-type="string">
            <text:p>Lúc mở ra có mùi hơi hôi của nhựa, cái chui điện bỏ không vô đc thì sao mà hâm nóng cơm và đồ ăn, hơi thất vọng</text:p>
          </table:table-cell>
        </table:table-row>
        <table:table-row table:style-name="ro1">
          <table:table-cell office:value-type="string" calcext:value-type="string">
            <text:p>width: 60%;</text:p>
          </table:table-cell>
          <table:table-cell office:value-type="string" calcext:value-type="string">
            <text:p>Lúc mình order máy thấy có được tặng film vậy mà khi nhận hàng chả thấy đâu. Thất vọng ghê</text:p>
          </table:table-cell>
        </table:table-row>
        <table:table-row table:style-name="ro1">
          <table:table-cell office:value-type="string" calcext:value-type="string">
            <text:p>width: 60%;</text:p>
          </table:table-cell>
          <table:table-cell office:value-type="string" calcext:value-type="string">
            <text:p>lực hút yếu, ko hiệu quả. Cân nhắc kỹ trước khi mua</text:p>
          </table:table-cell>
        </table:table-row>
        <table:table-row table:style-name="ro1">
          <table:table-cell office:value-type="string" calcext:value-type="string">
            <text:p>width: 60%;</text:p>
          </table:table-cell>
          <table:table-cell office:value-type="string" calcext:value-type="string">
            <text:p>Lực hút yếu lắm. Chỉ hút được bụi với tóc thôi.</text:p>
          </table:table-cell>
        </table:table-row>
        <table:table-row table:style-name="ro1">
          <table:table-cell office:value-type="string" calcext:value-type="string">
            <text:p>width: 60%;</text:p>
          </table:table-cell>
          <table:table-cell office:value-type="string" calcext:value-type="string">
            <text:p>lực hút yếu hơn nhiều so với quảng cáo</text:p>
          </table:table-cell>
        </table:table-row>
        <table:table-row table:style-name="ro1">
          <table:table-cell office:value-type="string" calcext:value-type="string">
            <text:p>width: 60%;</text:p>
          </table:table-cell>
          <table:table-cell office:value-type="string" calcext:value-type="string">
            <text:p>lực hút nam châm khá yếu cầm nhẹ nhàng đã rơi ra rồi ạ</text:p>
          </table:table-cell>
        </table:table-row>
        <table:table-row table:style-name="ro1">
          <table:table-cell office:value-type="string" calcext:value-type="string">
            <text:p>width: 60%;</text:p>
          </table:table-cell>
          <table:table-cell office:value-type="string" calcext:value-type="string">
            <text:p>Lực hút hơi yếu, hút bụi trong ô tô ở các kẽ ko được.</text:p>
          </table:table-cell>
        </table:table-row>
        <table:table-row table:style-name="ro1">
          <table:table-cell office:value-type="string" calcext:value-type="string">
            <text:p>width: 60%;</text:p>
          </table:table-cell>
          <table:table-cell office:value-type="string" calcext:value-type="string">
            <text:p>Lực hút hơi yếu so với mong đợi</text:p>
          </table:table-cell>
        </table:table-row>
        <table:table-row table:style-name="ro1">
          <table:table-cell office:value-type="string" calcext:value-type="string">
            <text:p>width: 60%;</text:p>
          </table:table-cell>
          <table:table-cell office:value-type="string" calcext:value-type="string">
            <text:p>Lúc đầu nhận thiết bị, sau báo lỗi không mạng. Tôi muốn đổi cái khác thì shop tính làm sao?</text:p>
          </table:table-cell>
        </table:table-row>
        <table:table-row table:style-name="ro1">
          <table:table-cell office:value-type="string" calcext:value-type="string">
            <text:p>width: 60%;</text:p>
          </table:table-cell>
          <table:table-cell office:value-type="string" calcext:value-type="string">
            <text:p>Lúc đầu kết nối wfi thi dc . Coi được 5p lỗi mạng . Khởi động đi khởi động lại vẫn ko bắt được wf</text:p>
          </table:table-cell>
        </table:table-row>
        <table:table-row table:style-name="ro1">
          <table:table-cell office:value-type="string" calcext:value-type="string">
            <text:p>width: 60%;</text:p>
          </table:table-cell>
          <table:table-cell office:value-type="string" calcext:value-type="string">
            <text:p>Lúc đầu dùng tốt,1 thời gian hình như đốt nóng hôi mùi nhựa,không hiểu lý do</text:p>
          </table:table-cell>
        </table:table-row>
        <table:table-row table:style-name="ro1">
          <table:table-cell office:value-type="string" calcext:value-type="string">
            <text:p>width: 60%;</text:p>
          </table:table-cell>
          <table:table-cell office:value-type="string" calcext:value-type="string">
            <text:p>luc chua mua quang cao la dau nam cham hut manh lam.khi mua ve dag sac thu bo vaobtui quan la bi roi dau sac ra lien.k co hit that chat nhu quang cao</text:p>
          </table:table-cell>
        </table:table-row>
        <table:table-row table:style-name="ro1">
          <table:table-cell office:value-type="string" calcext:value-type="string">
            <text:p>width: 60%;</text:p>
          </table:table-cell>
          <table:table-cell office:value-type="string" calcext:value-type="string">
            <text:p>Lớp tráng màu bạc bên trong lò không bền, không phải tróc thành mảng lớn là là lấm tấm khắp bề mặt cả 4 mặt trong, lau không sạch được nên cảm giác rất bẩn. Bên ngoài thì chất liệu tốt, sạch đẹp. Bạn nào mua lò nướng thì chú ý nha.</text:p>
          </table:table-cell>
        </table:table-row>
        <table:table-row table:style-name="ro1">
          <table:table-cell office:value-type="string" calcext:value-type="string">
            <text:p>width: 60%;</text:p>
          </table:table-cell>
          <table:table-cell office:value-type="string" calcext:value-type="string">
            <text:p>Lớp men chống dính của nồi Lock&amp;lock không được tốt cho lắm. Xài tg nấu thấy vẫn còn mùi nhựa. Lòng nồi mỏng không dày nhìn không chắc chắn lắm. Mình đã đổi qua nồi điện tử của sharp thấy ok hơn rất nhiều</text:p>
          </table:table-cell>
        </table:table-row>
        <table:table-row table:style-name="ro1">
          <table:table-cell office:value-type="string" calcext:value-type="string">
            <text:p>width: 60%;</text:p>
          </table:table-cell>
          <table:table-cell office:value-type="string" calcext:value-type="string">
            <text:p>lớp chống dính rất mau bong tróc</text:p>
          </table:table-cell>
        </table:table-row>
        <table:table-row table:style-name="ro1">
          <table:table-cell office:value-type="string" calcext:value-type="string">
            <text:p>width: 60%;</text:p>
          </table:table-cell>
          <table:table-cell office:value-type="string" calcext:value-type="string">
            <text:p>Lớp chống dính cực dỏm . Lò đang kêu ầm ầm chưa biết bảo hành kiểu gì đây. Hic</text:p>
          </table:table-cell>
        </table:table-row>
        <table:table-row table:style-name="ro1">
          <table:table-cell office:value-type="string" calcext:value-type="string">
            <text:p>width: 60%;</text:p>
          </table:table-cell>
          <table:table-cell office:value-type="string" calcext:value-type="string">
            <text:p>Lớp chống dính cực dỏm . Lò đang kêu ầm ầm chưa biết bảo hành kiểu gì đây. Hic</text:p>
          </table:table-cell>
        </table:table-row>
        <table:table-row table:style-name="ro1">
          <table:table-cell office:value-type="string" calcext:value-type="string">
            <text:p>width: 60%;</text:p>
          </table:table-cell>
          <table:table-cell office:value-type="string" calcext:value-type="string">
            <text:p>Lồng nồi và khay chứa dầu mỏng, cầm không được chắc chắn cho mấy!</text:p>
          </table:table-cell>
        </table:table-row>
        <table:table-row table:style-name="ro1">
          <table:table-cell office:value-type="string" calcext:value-type="string">
            <text:p>width: 60%;</text:p>
          </table:table-cell>
          <table:table-cell office:value-type="string" calcext:value-type="string">
            <text:p>Lòng nồi mỏng, cơm nấu có cháy. Sau này không biết đáy nồi có bị lồi lên không nữa. Thất vọng cho một thương hiệu Nhật.</text:p>
          </table:table-cell>
        </table:table-row>
        <table:table-row table:style-name="ro1">
          <table:table-cell office:value-type="string" calcext:value-type="string">
            <text:p>width: 60%;</text:p>
          </table:table-cell>
          <table:table-cell office:value-type="string" calcext:value-type="string">
            <text:p>Lòng nồi mỏng nên nấu cơm không được mềm lắm. Không có khay hứng nước nên nước chảy ra nền nhà thật bất tiện</text:p>
          </table:table-cell>
        </table:table-row>
        <table:table-row table:style-name="ro1">
          <table:table-cell office:value-type="string" calcext:value-type="string">
            <text:p>width: 60%;</text:p>
          </table:table-cell>
          <table:table-cell office:value-type="string" calcext:value-type="string">
            <text:p>Lòng nồi không tháo rời máy được như quảng cáo trên tiki.</text:p>
          </table:table-cell>
        </table:table-row>
        <table:table-row table:style-name="ro4">
          <table:table-cell office:value-type="string" calcext:value-type="string">
            <text:p>width: 60%;</text:p>
          </table:table-cell>
          <table:table-cell office:value-type="string" calcext:value-type="string">
            <text:p>Lòng nổi hứng đáy mỏng, ấn lên xuống có tiếng kêu, phần ốc vít đính hơi bị vẹo, ko biết có phải do thiết kế ko.  Mình đã mua 5873 và rất ưng, đế dày dặn, thiết kế đẹp mắt, mua 5870 với hy vọng như vậy vì 5873 hết hàng, nhưng thực sự so sánh thấy hơi thất vọng mặc dù thiết kế bên ngoài khá đẹp. </text:p>
            <text:p>Phần rút chảo ra cũng ko thuận tiện như 5873, tất cả bộ phận dùng ko dày và chắc chắn như 5873</text:p>
          </table:table-cell>
        </table:table-row>
        <table:table-row table:style-name="ro1">
          <table:table-cell office:value-type="string" calcext:value-type="string">
            <text:p>width: 60%;</text:p>
          </table:table-cell>
          <table:table-cell office:value-type="string" calcext:value-type="string">
            <text:p>Lòng lò nhỏ hơn so với dung tích 20l, phù hợp gd nhỏ và bme già</text:p>
          </table:table-cell>
        </table:table-row>
        <table:table-row table:style-name="ro1">
          <table:table-cell office:value-type="string" calcext:value-type="string">
            <text:p>width: 60%;</text:p>
          </table:table-cell>
          <table:table-cell office:value-type="string" calcext:value-type="string">
            <text:p>lỏng lẻo, ko ổn lắm</text:p>
          </table:table-cell>
        </table:table-row>
        <table:table-row table:style-name="ro1">
          <table:table-cell office:value-type="string" calcext:value-type="string">
            <text:p>width: 60%;</text:p>
          </table:table-cell>
          <table:table-cell office:value-type="string" calcext:value-type="string">
            <text:p>Lỏng leo</text:p>
          </table:table-cell>
        </table:table-row>
        <table:table-row table:style-name="ro1">
          <table:table-cell office:value-type="string" calcext:value-type="string">
            <text:p>width: 60%;</text:p>
          </table:table-cell>
          <table:table-cell office:value-type="string" calcext:value-type="string">
            <text:p>lòng ép bằng nhựa dễ bể</text:p>
          </table:table-cell>
        </table:table-row>
        <table:table-row table:style-name="ro1">
          <table:table-cell office:value-type="string" calcext:value-type="string">
            <text:p>width: 60%;</text:p>
          </table:table-cell>
          <table:table-cell office:value-type="string" calcext:value-type="string">
            <text:p>Lỗi thẩm mỹ, nên giá 419k cũng ổn. nhưng xài ok, máy chạy mạnh hơi run</text:p>
          </table:table-cell>
        </table:table-row>
        <table:table-row table:style-name="ro1">
          <table:table-cell office:value-type="string" calcext:value-type="string">
            <text:p>width: 60%;</text:p>
          </table:table-cell>
          <table:table-cell office:value-type="string" calcext:value-type="string">
            <text:p>lõi số 1 nhận về bị bong tụt cả lõi bên trong ra. trông có vẻ lởm lởm nhưng tiếc tiền mua thêm. sài dc 4 tháng nhà chưa ai đi viện thì chắc ok</text:p>
          </table:table-cell>
        </table:table-row>
        <table:table-row table:style-name="ro1">
          <table:table-cell office:value-type="string" calcext:value-type="string">
            <text:p>width: 60%;</text:p>
          </table:table-cell>
          <table:table-cell office:value-type="string" calcext:value-type="string">
            <text:p>lỗi nắm không khớp với thân</text:p>
          </table:table-cell>
        </table:table-row>
        <table:table-row table:style-name="ro1">
          <table:table-cell office:value-type="string" calcext:value-type="string">
            <text:p>width: 60%;</text:p>
          </table:table-cell>
          <table:table-cell office:value-type="string" calcext:value-type="string">
            <text:p>lõi bình thường trong tầm giá. chắc do nước mình sinh hoạt bẩn quá nên 1 tháng phải thay 😌</text:p>
          </table:table-cell>
        </table:table-row>
        <table:table-row table:style-name="ro1">
          <table:table-cell office:value-type="string" calcext:value-type="string">
            <text:p>width: 60%;</text:p>
          </table:table-cell>
          <table:table-cell office:value-type="string" calcext:value-type="string">
            <text:p>Logo camera không giống trên trang bán hàng của tiki?</text:p>
          </table:table-cell>
        </table:table-row>
        <table:table-row table:style-name="ro1">
          <table:table-cell office:value-type="string" calcext:value-type="string">
            <text:p>width: 60%;</text:p>
          </table:table-cell>
          <table:table-cell office:value-type="string" calcext:value-type="string">
            <text:p>Lock&amp; lock thường thấy khá lắm, nhưng sao bình này nhìn hơi kém chất lượng.</text:p>
          </table:table-cell>
        </table:table-row>
        <table:table-row table:style-name="ro1">
          <table:table-cell office:value-type="string" calcext:value-type="string">
            <text:p>width: 60%;</text:p>
          </table:table-cell>
          <table:table-cell office:value-type="string" calcext:value-type="string">
            <text:p>Lọc tạm ổn, thử lọc nc màu thì chưa lọc triệt để lắm.</text:p>
          </table:table-cell>
        </table:table-row>
        <table:table-row table:style-name="ro1">
          <table:table-cell office:value-type="string" calcext:value-type="string">
            <text:p>width: 60%;</text:p>
          </table:table-cell>
          <table:table-cell office:value-type="string" calcext:value-type="string">
            <text:p>loc nhieu lan van con nghe mui nhua, de su dung thoi gian nua xem sao</text:p>
          </table:table-cell>
        </table:table-row>
        <table:table-row table:style-name="ro1">
          <table:table-cell office:value-type="string" calcext:value-type="string">
            <text:p>width: 60%;</text:p>
          </table:table-cell>
          <table:table-cell office:value-type="string" calcext:value-type="string">
            <text:p>Lọc cả chục lần mà vẫn có mùi nhựa</text:p>
          </table:table-cell>
        </table:table-row>
        <table:table-row table:style-name="ro1">
          <table:table-cell office:value-type="string" calcext:value-type="string">
            <text:p>width: 60%;</text:p>
          </table:table-cell>
          <table:table-cell office:value-type="string" calcext:value-type="string">
            <text:p>lọc 4 lần rồi mà mùi flo đậm đặc quá ko uống dc. khi nào mới hết mùi shop. còn quà tặng thì chưa thấy đâu cả</text:p>
          </table:table-cell>
        </table:table-row>
        <table:table-row table:style-name="ro1">
          <table:table-cell office:value-type="string" calcext:value-type="string">
            <text:p>width: 60%;</text:p>
          </table:table-cell>
          <table:table-cell office:value-type="string" calcext:value-type="string">
            <text:p>Loại thẻ nhớ cho cam này ko tìm mua dc, Tiki có ko? Hỗ trợ giúp</text:p>
          </table:table-cell>
        </table:table-row>
        <table:table-row table:style-name="ro1">
          <table:table-cell office:value-type="string" calcext:value-type="string">
            <text:p>width: 60%;</text:p>
          </table:table-cell>
          <table:table-cell office:value-type="string" calcext:value-type="string">
            <text:p>Loại nồi mỏng chưa phải loại tốt,tuy nhiên giá rẻ là loại bình thường</text:p>
          </table:table-cell>
        </table:table-row>
        <table:table-row table:style-name="ro1">
          <table:table-cell office:value-type="string" calcext:value-type="string">
            <text:p>width: 60%;</text:p>
          </table:table-cell>
          <table:table-cell office:value-type="string" calcext:value-type="string">
            <text:p>Loại này ko tự ngắt khi đt đã được sạc đầy pin. Dòng slim ok hơn</text:p>
          </table:table-cell>
        </table:table-row>
        <table:table-row table:style-name="ro2">
          <table:table-cell office:value-type="string" calcext:value-type="string">
            <text:p>width: 60%;</text:p>
          </table:table-cell>
          <table:table-cell office:value-type="string" calcext:value-type="string">
            <text:p>Loại bàn ủi này rất khó sử dụng vì khi treo đồ lên móc, rất khó thao tác, dây dẫn hơi bị gập là nước chảy ra lênh láng. Phải mất 1 tuần tập làm quen nhưng vẫn khó xài hơn bàn ủi truyền thống. Quần có ly ủi rất khó, đặc biệt là ly quần và khu vực túi quần.</text:p>
            <text:p/>
            <text:p>Nói chung là không hài lòng so với số tiền bỏ ra.</text:p>
          </table:table-cell>
        </table:table-row>
        <table:table-row table:style-name="ro1">
          <table:table-cell office:value-type="string" calcext:value-type="string">
            <text:p>width: 60%;</text:p>
          </table:table-cell>
          <table:table-cell office:value-type="string" calcext:value-type="string">
            <text:p>Loa to, rõ ràng. nhưng khi kết nối bluetooth với điện thoại thì có tiếng rè rè, o o khó chịu lắm. Shop chỉ cách khắc phục giúp nhé.</text:p>
          </table:table-cell>
        </table:table-row>
        <table:table-row table:style-name="ro1">
          <table:table-cell office:value-type="string" calcext:value-type="string">
            <text:p>width: 60%;</text:p>
          </table:table-cell>
          <table:table-cell office:value-type="string" calcext:value-type="string">
            <text:p>loa thi tam on nhung remot ko su dung dc that la that vong va nhung mua eoi biet lam sau</text:p>
          </table:table-cell>
        </table:table-row>
        <table:table-row table:style-name="ro1">
          <table:table-cell office:value-type="string" calcext:value-type="string">
            <text:p>width: 60%;</text:p>
          </table:table-cell>
          <table:table-cell office:value-type="string" calcext:value-type="string">
            <text:p>loa ngoài ok. xem ban ngày độ nét hình tạm dc. hồng ngoại để xem ban đêm mờ . <text:s/>chỉ khi bật đèn camera mới thấy dc. cải thiện như camera 150S thì ok.</text:p>
          </table:table-cell>
        </table:table-row>
        <table:table-row table:style-name="ro1">
          <table:table-cell office:value-type="string" calcext:value-type="string">
            <text:p>width: 60%;</text:p>
          </table:table-cell>
          <table:table-cell office:value-type="string" calcext:value-type="string">
            <text:p>Loa nghe nhạc trẻ thì ổn chứ dòng nhạc trữ tình và giao hưởng không tạo được độ xâu và sự mềm mại. Với mức giá như vậy khó đòi hỏi được quá nhiều yêu cầu cao cấp hơn. Nếu bạn nghe nhạc trẻ ổn. Xem film âm thanh chất lượng cao thì dòng này không phù hợp</text:p>
          </table:table-cell>
        </table:table-row>
        <table:table-row table:style-name="ro1">
          <table:table-cell office:value-type="string" calcext:value-type="string">
            <text:p>width: 60%;</text:p>
          </table:table-cell>
          <table:table-cell office:value-type="string" calcext:value-type="string">
            <text:p>loa nghe nhạc không được êm</text:p>
          </table:table-cell>
        </table:table-row>
        <table:table-row table:style-name="ro1">
          <table:table-cell office:value-type="string" calcext:value-type="string">
            <text:p>width: 60%;</text:p>
          </table:table-cell>
          <table:table-cell office:value-type="string" calcext:value-type="string">
            <text:p>loa này sài được cho dòng máy samsung A30 không vậy AD</text:p>
          </table:table-cell>
        </table:table-row>
        <table:table-row table:style-name="ro1">
          <table:table-cell office:value-type="string" calcext:value-type="string">
            <text:p>width: 60%;</text:p>
          </table:table-cell>
          <table:table-cell office:value-type="string" calcext:value-type="string">
            <text:p>loa này dùng ntn vậy ạ</text:p>
          </table:table-cell>
        </table:table-row>
        <table:table-row table:style-name="ro4">
          <table:table-cell office:value-type="string" calcext:value-type="string">
            <text:p>width: 60%;</text:p>
          </table:table-cell>
          <table:table-cell office:value-type="string" calcext:value-type="string">
            <text:p>loa nặng chắc chắn, nhưng nghe ko dc ổn lắm.</text:p>
            <text:p>(chỗ này cho đủ 50 ký tự)</text:p>
          </table:table-cell>
        </table:table-row>
        <table:table-row table:style-name="ro1">
          <table:table-cell office:value-type="string" calcext:value-type="string">
            <text:p>width: 60%;</text:p>
          </table:table-cell>
          <table:table-cell office:value-type="string" calcext:value-type="string">
            <text:p>loa mình mới mua hôm qua mà hôm nay mic hỏng còn loa thì k lên.mìn muốn đổi loa mới thì làm sao ạ</text:p>
          </table:table-cell>
        </table:table-row>
        <table:table-row table:style-name="ro1">
          <table:table-cell office:value-type="string" calcext:value-type="string">
            <text:p>width: 60%;</text:p>
          </table:table-cell>
          <table:table-cell office:value-type="string" calcext:value-type="string">
            <text:p>Loa ko thích hợp cho điện thoại sam sung j7 có loa nghe bên phải, các dòng điện thoại khác thì sử dụng bình thường nhé.</text:p>
          </table:table-cell>
        </table:table-row>
        <table:table-row table:style-name="ro1">
          <table:table-cell office:value-type="string" calcext:value-type="string">
            <text:p>width: 60%;</text:p>
          </table:table-cell>
          <table:table-cell office:value-type="string" calcext:value-type="string">
            <text:p>loa kiêm giá đỡ rất tiện dụng mẫu mã đẹp mình rất ưng ý,nhưng chỉ hơi buồn xíu về âm lượng ko có nút điều chỉnh.âm thanh ko đc to như ý mình(ko phải là quá to như loa đại khác) ko biết có bị lỗi ko nữa...</text:p>
          </table:table-cell>
        </table:table-row>
        <table:table-row table:style-name="ro1">
          <table:table-cell office:value-type="string" calcext:value-type="string">
            <text:p>width: 60%;</text:p>
          </table:table-cell>
          <table:table-cell office:value-type="string" calcext:value-type="string">
            <text:p>Loa hơi ồn, mất tiếng treble</text:p>
          </table:table-cell>
        </table:table-row>
        <table:table-row table:style-name="ro1">
          <table:table-cell office:value-type="string" calcext:value-type="string">
            <text:p>width: 60%;</text:p>
          </table:table-cell>
          <table:table-cell office:value-type="string" calcext:value-type="string">
            <text:p>Loa hơi dè với với cả nhanh hết pin còn lại khá là ổn</text:p>
          </table:table-cell>
        </table:table-row>
        <table:table-row table:style-name="ro1">
          <table:table-cell office:value-type="string" calcext:value-type="string">
            <text:p>width: 60%;</text:p>
          </table:table-cell>
          <table:table-cell office:value-type="string" calcext:value-type="string">
            <text:p>loa cũng ok (về bề ngoài thôi) <text:s/>còn chất lượng thì ko dc hay lắm . <text:s/>loa phát ra âm thanh lớn nên nghe rất ồn , <text:s/>nghe có cảm giác nhức tai còn lại thì ok</text:p>
          </table:table-cell>
        </table:table-row>
        <table:table-row table:style-name="ro1">
          <table:table-cell office:value-type="string" calcext:value-type="string">
            <text:p>width: 60%;</text:p>
          </table:table-cell>
          <table:table-cell office:value-type="string" calcext:value-type="string">
            <text:p>Loa công suất 2x10W chứ không phải 2x20W. Pin chỉ 1500mA chứ không phải 10000mA. Shop không hề tặng kèm Micro như đã giới thiệu. Thắc mắc trên tiki cũng không được giải thích về vấn đề này.</text:p>
          </table:table-cell>
        </table:table-row>
        <table:table-row table:style-name="ro1">
          <table:table-cell office:value-type="string" calcext:value-type="string">
            <text:p>width: 60%;</text:p>
          </table:table-cell>
          <table:table-cell office:value-type="string" calcext:value-type="string">
            <text:p>loa có công suất lớn, bass đánh mạnh nhưng ko chất nghe hơi khó chịu khi tăng bass, âm tress hơi tệ ko được hay, nói chung chỉ trung bình chứ ko khá.</text:p>
          </table:table-cell>
        </table:table-row>
        <table:table-row table:style-name="ro1">
          <table:table-cell office:value-type="string" calcext:value-type="string">
            <text:p>width: 60%;</text:p>
          </table:table-cell>
          <table:table-cell office:value-type="string" calcext:value-type="string">
            <text:p>loa có âm thanh quá nhỏ. nhỏ hơn cả loa đt.</text:p>
          </table:table-cell>
        </table:table-row>
        <table:table-row table:style-name="ro1">
          <table:table-cell office:value-type="string" calcext:value-type="string">
            <text:p>width: 60%;</text:p>
          </table:table-cell>
          <table:table-cell office:value-type="string" calcext:value-type="string">
            <text:p>Loa bị rè đáng kể, sáng mua giá 142k qua chiều hôm sau sập giá xuống còn 2/3, ko hiểu quy tắc sale và bán hàng bên mình như thế nào, nhưng có kiểu như mình mua lầm làm khó chịu</text:p>
          </table:table-cell>
        </table:table-row>
        <table:table-row table:style-name="ro1">
          <table:table-cell office:value-type="string" calcext:value-type="string">
            <text:p>width: 60%;</text:p>
          </table:table-cell>
          <table:table-cell office:value-type="string" calcext:value-type="string">
            <text:p>Loa bị hú khi mình nói chuyện từ điện thoại qua camera hình ảnh tương đối ổn có cách nào khắc phục tiếng hú ko</text:p>
          </table:table-cell>
        </table:table-row>
        <table:table-row table:style-name="ro1">
          <table:table-cell office:value-type="string" calcext:value-type="string">
            <text:p>width: 60%;</text:p>
          </table:table-cell>
          <table:table-cell office:value-type="string" calcext:value-type="string">
            <text:p>loa bass nghe tạm được, phần dây cắm vào điện thoại bị rò điện cắm vào thì tê lắm.ae cân nhắc trc khi mua nhé</text:p>
          </table:table-cell>
        </table:table-row>
        <table:table-row table:style-name="ro1">
          <table:table-cell office:value-type="string" calcext:value-type="string">
            <text:p>width: 60%;</text:p>
          </table:table-cell>
          <table:table-cell office:value-type="string" calcext:value-type="string">
            <text:p>Loa âm thanh tốt. Pin dùng bình thường vs mức tiền. Cố định ko chắc chắn, còn lung lay.</text:p>
          </table:table-cell>
        </table:table-row>
        <table:table-row table:style-name="ro1">
          <table:table-cell office:value-type="string" calcext:value-type="string">
            <text:p>width: 60%;</text:p>
          </table:table-cell>
          <table:table-cell office:value-type="string" calcext:value-type="string">
            <text:p>Loa âm thanh nhỏ. Phù hợp với giá tiền</text:p>
          </table:table-cell>
        </table:table-row>
        <table:table-row table:style-name="ro1">
          <table:table-cell office:value-type="string" calcext:value-type="string">
            <text:p>width: 60%;</text:p>
          </table:table-cell>
          <table:table-cell office:value-type="string" calcext:value-type="string">
            <text:p>Loa âm thanh khá tốt, pin chính xác là 1500mAh. Giao hàng hơi lâu đối với đơn này. Bảo có tặng 1 micro mà không thấy đâu.</text:p>
          </table:table-cell>
        </table:table-row>
        <table:table-row table:style-name="ro1">
          <table:table-cell office:value-type="string" calcext:value-type="string">
            <text:p>width: 60%;</text:p>
          </table:table-cell>
          <table:table-cell office:value-type="string" calcext:value-type="string">
            <text:p>Lò xo trong ống bị mất hết một cái , phải phụ thuộc hoàn toàn vào lõi mới hoạt động được , cơ chế quá phụ thuộc sản phẩm thay thế !</text:p>
          </table:table-cell>
        </table:table-row>
        <table:table-row table:style-name="ro1">
          <table:table-cell office:value-type="string" calcext:value-type="string">
            <text:p>width: 60%;</text:p>
          </table:table-cell>
          <table:table-cell office:value-type="string" calcext:value-type="string">
            <text:p>Lọ Xay Tiêu Elmich EL7156 có ưu điểm là nắp lọ mở ra rất dễ, không khó mở như Lọ Xay Tiêu Elmich EL7155. Tuy nhiên, khi xay tiêu thì lọ EL7155 xay tốt hơn, còn lọ EL7156 khi xay thì như bị trượt đi, không ăn tiêu.</text:p>
          </table:table-cell>
        </table:table-row>
        <table:table-row table:style-name="ro1">
          <table:table-cell office:value-type="string" calcext:value-type="string">
            <text:p>width: 60%;</text:p>
          </table:table-cell>
          <table:table-cell office:value-type="string" calcext:value-type="string">
            <text:p>Lò ur không vừa hủ sữa chua thủy tinh . Bé quá nên nhiệt cũng không tản đều kịp. Mình mua chủ yếu sấy bánh mì , hâm đồ ăn nên đủ dùng vì nhà đã có lò lớn</text:p>
          </table:table-cell>
        </table:table-row>
        <table:table-row table:style-name="ro1">
          <table:table-cell office:value-type="string" calcext:value-type="string">
            <text:p>width: 60%;</text:p>
          </table:table-cell>
          <table:table-cell office:value-type="string" calcext:value-type="string">
            <text:p>Lò sài tạm ổn nhưng về phần nướng thi nướng đùi gà 2h ko chín ...</text:p>
          </table:table-cell>
        </table:table-row>
        <table:table-row table:style-name="ro1">
          <table:table-cell office:value-type="string" calcext:value-type="string">
            <text:p>width: 60%;</text:p>
          </table:table-cell>
          <table:table-cell office:value-type="string" calcext:value-type="string">
            <text:p>lò nướng xài tốt trong tầm giá@@@@@@@@@@@????????????????</text:p>
          </table:table-cell>
        </table:table-row>
        <table:table-row table:style-name="ro1">
          <table:table-cell office:value-type="string" calcext:value-type="string">
            <text:p>width: 60%;</text:p>
          </table:table-cell>
          <table:table-cell office:value-type="string" calcext:value-type="string">
            <text:p>Lò nướng tốt nhưng nướng xong thịt nguội liền, không nóng lâu như nướng than nên thịt ăn không ngon.</text:p>
          </table:table-cell>
        </table:table-row>
        <table:table-row table:style-name="ro1">
          <table:table-cell office:value-type="string" calcext:value-type="string">
            <text:p>width: 60%;</text:p>
          </table:table-cell>
          <table:table-cell office:value-type="string" calcext:value-type="string">
            <text:p>Lò nướng quá quá nhỏ. Chắc chỉ phù hợp cho làm bánh. Còn nướng những món khác thì....</text:p>
          </table:table-cell>
        </table:table-row>
        <table:table-row table:style-name="ro1">
          <table:table-cell office:value-type="string" calcext:value-type="string">
            <text:p>width: 60%;</text:p>
          </table:table-cell>
          <table:table-cell office:value-type="string" calcext:value-type="string">
            <text:p>lò nướng OK nhưng hơi nhỏ</text:p>
          </table:table-cell>
        </table:table-row>
        <table:table-row table:style-name="ro1">
          <table:table-cell office:value-type="string" calcext:value-type="string">
            <text:p>width: 60%;</text:p>
          </table:table-cell>
          <table:table-cell office:value-type="string" calcext:value-type="string">
            <text:p>Lò nướng mình nhận thứ 5 tuần trước, nhưng mới mở ra kiểm tra 2 hôm nay, cửa lò không khít, khi nướng thử, hơi nóng bay ra chỗ hở rất nhiều, một bên khít, một bên không khít, giờ sao ạ?</text:p>
          </table:table-cell>
        </table:table-row>
        <table:table-row table:style-name="ro1">
          <table:table-cell office:value-type="string" calcext:value-type="string">
            <text:p>width: 60%;</text:p>
          </table:table-cell>
          <table:table-cell office:value-type="string" calcext:value-type="string">
            <text:p>Lò nướng hơi lâu, độ nóng không cao nên thịt sau nướng không được xém vàng. Chắc do mình dùng chưa quen , để sẽ phản hồi thêm khi sử dụng</text:p>
          </table:table-cell>
        </table:table-row>
        <table:table-row table:style-name="ro1">
          <table:table-cell office:value-type="string" calcext:value-type="string">
            <text:p>width: 60%;</text:p>
          </table:table-cell>
          <table:table-cell office:value-type="string" calcext:value-type="string">
            <text:p>Lò nướng được đóng gói cẩn thận, tuy nhiên một góc đáy không hiểu sao bị móp (có lẽ bị từ trước) nên chân đứng không <text:s/>đều, bị khập khênh. Vì gần Tết nên lười đổi trả, tự điều chỉnh. Mong shop kiểm tra hàng kỹ trước khi giao để khỏi mất uy tín.</text:p>
          </table:table-cell>
        </table:table-row>
        <table:table-row table:style-name="ro4">
          <table:table-cell office:value-type="string" calcext:value-type="string">
            <text:p>width: 60%;</text:p>
          </table:table-cell>
          <table:table-cell office:value-type="string" calcext:value-type="string">
            <text:p>Lò nướng đẹp, đóng gói tạm ổn.</text:p>
            <text:p>Chỉ cái giao trễ 2 ngày</text:p>
          </table:table-cell>
        </table:table-row>
        <table:table-row table:style-name="ro1">
          <table:table-cell office:value-type="string" calcext:value-type="string">
            <text:p>width: 60%;</text:p>
          </table:table-cell>
          <table:table-cell office:value-type="string" calcext:value-type="string">
            <text:p>Lò nướng bị bẹp do có vật nặng đè lên trong quá trình lưu kho/vận chuyển. Tiki nên lưu ý hơn.</text:p>
          </table:table-cell>
        </table:table-row>
        <table:table-row table:style-name="ro1">
          <table:table-cell office:value-type="string" calcext:value-type="string">
            <text:p>width: 60%;</text:p>
          </table:table-cell>
          <table:table-cell office:value-type="string" calcext:value-type="string">
            <text:p>Lò nóng quá nhanh và chỉ tập trung ở điểm giữa. Quay nhiều khi bị cháy ở giữa nhưng xung quanh vẫn chưa chín.</text:p>
          </table:table-cell>
        </table:table-row>
        <table:table-row table:style-name="ro1">
          <table:table-cell office:value-type="string" calcext:value-type="string">
            <text:p>width: 60%;</text:p>
          </table:table-cell>
          <table:table-cell office:value-type="string" calcext:value-type="string">
            <text:p>Lò này xài cũng tạm được, nhiệt không đều lắm, đúng là tiền nào của đó, xài được 7 tháng đã bị cháy giờ phải đem đi bảo hành. Nói chung có tiền nên mua hàng tốt tốt xíu, tôi không ưng sản phẩm này lắm</text:p>
          </table:table-cell>
        </table:table-row>
        <table:table-row table:style-name="ro1">
          <table:table-cell office:value-type="string" calcext:value-type="string">
            <text:p>width: 60%;</text:p>
          </table:table-cell>
          <table:table-cell office:value-type="string" calcext:value-type="string">
            <text:p>lò này có hâm.nóng đồ ăn đc <text:s/>k bạn.thay lò vi sóng đc không</text:p>
          </table:table-cell>
        </table:table-row>
        <table:table-row table:style-name="ro1">
          <table:table-cell office:value-type="string" calcext:value-type="string">
            <text:p>width: 60%;</text:p>
          </table:table-cell>
          <table:table-cell office:value-type="string" calcext:value-type="string">
            <text:p>Lò khá ổn. Hình thức cũng như giá cả khá dễ chịu. Nhưng giờ chỉ đang hối hận nên mua lò dung tích lớn hơn. Vì lỡ mua khay nướng bánh nhưng giờ hỏng xài đc. Rầu 😢😢😢</text:p>
          </table:table-cell>
        </table:table-row>
        <table:table-row table:style-name="ro1">
          <table:table-cell office:value-type="string" calcext:value-type="string">
            <text:p>width: 60%;</text:p>
          </table:table-cell>
          <table:table-cell office:value-type="string" calcext:value-type="string">
            <text:p>lò khá nhỏ so với tưởng tượng, khi hâm đồ ăn bằng bát gốm sứ thì phần thức ăn dưới đáy bát dễ bị cháy, các phần khác chưa được nóng đều, khi rã đông thì phần thịt đáy bát sẽ chín luôn, trong khi <text:s/>vẫn chưa rã đông hết dù đã hạ công suất xuống còn 40P, chỉ ok khi hâm canh hoặc đồ ăn có nhiều nước. Cảm giác kết cấu lò không chắc chắn, khung phập phồng khi mở ra, đóng vào.</text:p>
          </table:table-cell>
        </table:table-row>
        <table:table-row table:style-name="ro1">
          <table:table-cell office:value-type="string" calcext:value-type="string">
            <text:p>width: 60%;</text:p>
          </table:table-cell>
          <table:table-cell office:value-type="string" calcext:value-type="string">
            <text:p>Lô hàng này của Sunhouse bị lỗi, bình nước mà hở tay cầm, nước chảy ra tung toé không dùng đc. Đã đổi trả nhưng hỏng cả 2. Nhưng dịch vụ Tiki thì quá tốt, thu hàng đổi trả nhanh chóng, biết lô hàng bị lỗi thì trả lại tiền cho khách. Best dịch vụ!!!</text:p>
          </table:table-cell>
        </table:table-row>
        <table:table-row table:style-name="ro1">
          <table:table-cell office:value-type="string" calcext:value-type="string">
            <text:p>width: 60%;</text:p>
          </table:table-cell>
          <table:table-cell office:value-type="string" calcext:value-type="string">
            <text:p>lò hallogen dùng cảm giác không nóng như lò dùng thanh điện trở, hình thức lò đẹp nhưng nướng chán</text:p>
          </table:table-cell>
        </table:table-row>
        <table:table-row table:style-name="ro4">
          <table:table-cell office:value-type="string" calcext:value-type="string">
            <text:p>width: 60%;</text:p>
          </table:table-cell>
          <table:table-cell office:value-type="string" calcext:value-type="string">
            <text:p>Lò bị móp , quạt không chạy mặc dù để nấc có quạt gió , đề nghị đổi cho mình lò khác tại địa chỉ ship lò .</text:p>
            <text:p>Rất buồn vì mua tặng bạn mà lò lại bị lỗi như vậy , ship thì lỡ hẹn thứ 7 mà thứ 3 mới ship huhu</text:p>
          </table:table-cell>
        </table:table-row>
        <table:table-row table:style-name="ro1">
          <table:table-cell office:value-type="string" calcext:value-type="string">
            <text:p>width: 60%;</text:p>
          </table:table-cell>
          <table:table-cell office:value-type="string" calcext:value-type="string">
            <text:p>lò bé xíu thôi mà cứ tưởng to lắm chưa biết làm gì với cái lò này. tiki giao hàng nhanh đóng gói cân thận</text:p>
          </table:table-cell>
        </table:table-row>
        <table:table-row table:style-name="ro1">
          <table:table-cell office:value-type="string" calcext:value-type="string">
            <text:p>width: 60%;</text:p>
          </table:table-cell>
          <table:table-cell office:value-type="string" calcext:value-type="string">
            <text:p>Like</text:p>
          </table:table-cell>
        </table:table-row>
        <table:table-row table:style-name="ro1">
          <table:table-cell office:value-type="string" calcext:value-type="string">
            <text:p>width: 60%;</text:p>
          </table:table-cell>
          <table:table-cell office:value-type="string" calcext:value-type="string">
            <text:p>Lens canon chính hãng thì khỏi bàn, nhưng không hài lòng về mặt giao hàng của tiki, trễ 3 ngày so với dự kiến</text:p>
          </table:table-cell>
        </table:table-row>
        <table:table-row table:style-name="ro1">
          <table:table-cell office:value-type="string" calcext:value-type="string">
            <text:p>width: 60%;</text:p>
          </table:table-cell>
          <table:table-cell office:value-type="string" calcext:value-type="string">
            <text:p>Lên đọc mới thấy mình bị thiếu cục sạc , hôm qua mới coi để xay , nay mới lên coi lại thiếu cục sạc mong shop gửi sớm cho mình dùng</text:p>
          </table:table-cell>
        </table:table-row>
        <table:table-row table:style-name="ro1">
          <table:table-cell office:value-type="string" calcext:value-type="string">
            <text:p>width: 60%;</text:p>
          </table:table-cell>
          <table:table-cell office:value-type="string" calcext:value-type="string">
            <text:p>lấy về rồi lắp vào điện thoại nhưng ko có là sao vậy sop</text:p>
          </table:table-cell>
        </table:table-row>
        <table:table-row table:style-name="ro4">
          <table:table-cell office:value-type="string" calcext:value-type="string">
            <text:p>width: 60%;</text:p>
          </table:table-cell>
          <table:table-cell office:value-type="string" calcext:value-type="string">
            <text:p>lấy về nghe 1 bên còn 1 bên ko nghe dc </text:p>
            <text:p>nghe 1 tiếng thì hết pin</text:p>
          </table:table-cell>
        </table:table-row>
        <table:table-row table:style-name="ro1">
          <table:table-cell office:value-type="string" calcext:value-type="string">
            <text:p>width: 60%;</text:p>
          </table:table-cell>
          <table:table-cell office:value-type="string" calcext:value-type="string">
            <text:p>Lâu lâu mỗi lần connect (chừng 4 trong 10 lần) là chỉ có 1 bên nghe đc mặc dù rõ ràng là hai tai nghe đều hoạt động bình thường. Vấn đề này sửa đc bằng cách reset lại và bỏ tai nghe vào lại trong hộp nhưng đây là một vấn đề khá khó chịu và phiền phức khi mình cứ phải reset suốt như thế này.</text:p>
          </table:table-cell>
        </table:table-row>
        <table:table-row table:style-name="ro1">
          <table:table-cell office:value-type="string" calcext:value-type="string">
            <text:p>width: 60%;</text:p>
          </table:table-cell>
          <table:table-cell office:value-type="string" calcext:value-type="string">
            <text:p>Lắp vừa nhưng chất lượng hoàn thiện ko cao. Điểm trừ là giao hàng hơi cũ, có trầy xướt. Mà thôi giá rẻ cũng kệ. Mình mua của Hà Nội Market</text:p>
          </table:table-cell>
        </table:table-row>
        <table:table-row table:style-name="ro1">
          <table:table-cell office:value-type="string" calcext:value-type="string">
            <text:p>width: 60%;</text:p>
          </table:table-cell>
          <table:table-cell office:value-type="string" calcext:value-type="string">
            <text:p>lăp vao voi nước chẩy nhỏ quá</text:p>
          </table:table-cell>
        </table:table-row>
        <table:table-row table:style-name="ro3">
          <table:table-cell office:value-type="string" calcext:value-type="string">
            <text:p>width: 60%;</text:p>
          </table:table-cell>
          <table:table-cell office:value-type="string" calcext:value-type="string">
            <text:p>Lắp ráp dễ</text:p>
            <text:p>Vệ sinh dễ</text:p>
            <text:p>Hay bị kẹt khi ép đồ có nhiều xơ như thơm, cóc non, rau...</text:p>
            <text:p>Mỗi lần kẹt là gỡ ra vệ sinh ép lại từ đầu</text:p>
            <text:p>Nước ép vẫn bị tách lớp</text:p>
          </table:table-cell>
        </table:table-row>
        <table:table-row table:style-name="ro1">
          <table:table-cell office:value-type="string" calcext:value-type="string">
            <text:p>width: 60%;</text:p>
          </table:table-cell>
          <table:table-cell office:value-type="string" calcext:value-type="string">
            <text:p>Lắp ngược lên trần nhà và ko lật đc ảnh!</text:p>
          </table:table-cell>
        </table:table-row>
        <table:table-row table:style-name="ro1">
          <table:table-cell office:value-type="string" calcext:value-type="string">
            <text:p>width: 60%;</text:p>
          </table:table-cell>
          <table:table-cell office:value-type="string" calcext:value-type="string">
            <text:p>Lần thứ n mua hàng bên tiki. Thấy trên hình có tặng kèm bình inox mà giao hàng đến thì không có. Nếu hết chương trình thì cũng phải gỡ thông tin cho khách hàng biết ?????</text:p>
          </table:table-cell>
        </table:table-row>
        <table:table-row table:style-name="ro1">
          <table:table-cell office:value-type="string" calcext:value-type="string">
            <text:p>width: 60%;</text:p>
          </table:table-cell>
          <table:table-cell office:value-type="string" calcext:value-type="string">
            <text:p>Lần thứ 4 mua nồi áp suất này trên tiki, vì mua mọi ng thấy ok nên nhờ mua hộ. Các lần trc đóng gói tốt, có bọc xốp ở ngoài. Lần này bọc sơ sài, giao hàng ướt nát vỏ hộp</text:p>
          </table:table-cell>
        </table:table-row>
        <table:table-row table:style-name="ro1">
          <table:table-cell office:value-type="string" calcext:value-type="string">
            <text:p>width: 60%;</text:p>
          </table:table-cell>
          <table:table-cell office:value-type="string" calcext:value-type="string">
            <text:p>lần thứ 3 mua camera tại tiki. 2 lần trc tốt. lần nàynhận hàng ko có gá lắp camera. hộp cũ , bẩn. tem niêm phong đã bị cắt. yêu cầu tiki đổi trả hàng.</text:p>
          </table:table-cell>
        </table:table-row>
        <table:table-row table:style-name="ro1">
          <table:table-cell office:value-type="string" calcext:value-type="string">
            <text:p>width: 60%;</text:p>
          </table:table-cell>
          <table:table-cell office:value-type="string" calcext:value-type="string">
            <text:p>Lần sau tôi sẽ giới thiệu bạn mua sản phẩm này, thanks.</text:p>
          </table:table-cell>
        </table:table-row>
        <table:table-row table:style-name="ro1">
          <table:table-cell office:value-type="string" calcext:value-type="string">
            <text:p>width: 60%;</text:p>
          </table:table-cell>
          <table:table-cell office:value-type="string" calcext:value-type="string">
            <text:p>Lần này tiki giao hàng 2h hơi chậm, đặt 8h30 sáng mà 3h chiều mới có, đúng lúc bắt đầu họp thì a nv giao hàng gọi, sản phẩm có phiếu bh chính hãng, nhưng lần này k còn nguyên seal như mọi lần.</text:p>
          </table:table-cell>
        </table:table-row>
        <table:table-row table:style-name="ro3">
          <table:table-cell office:value-type="string" calcext:value-type="string">
            <text:p>width: 60%;</text:p>
          </table:table-cell>
          <table:table-cell office:value-type="string" calcext:value-type="string">
            <text:p>Lần này mua cái tripod, giao hàng thì nhanh nhưng không có box như 1 bạn khác có comment, chân bị trầy 1 ít (ok tạm chấp nhận vì không nặng nề gì). Và cái túi đựng chân bị rách 1 đường (như bị lấy dao rạch). </text:p>
            <text:p/>
            <text:p>Lần đầu mua lens yongnuo 50 f1.8 II cửa hàng kêu có tặng kèm hood, mở ra không thấy hood. Tiếc là mình không chụp lại hình lúc unbox nên không khiếu nại được.</text:p>
            <text:p/>
            <text:p>Hây, làm việc mất uy tín quá</text:p>
          </table:table-cell>
        </table:table-row>
        <table:table-row table:style-name="ro4">
          <table:table-cell office:value-type="string" calcext:value-type="string">
            <text:p>width: 60%;</text:p>
          </table:table-cell>
          <table:table-cell office:value-type="string" calcext:value-type="string">
            <text:p>lần nào không dùng giao mhanh 2h cũng giao trễ không báo trước.</text:p>
            <text:p>tiki nên có tin nhắn báo sẽ giao trễ để tiện hơn</text:p>
          </table:table-cell>
        </table:table-row>
        <table:table-row table:style-name="ro1">
          <table:table-cell office:value-type="string" calcext:value-type="string">
            <text:p>width: 60%;</text:p>
          </table:table-cell>
          <table:table-cell office:value-type="string" calcext:value-type="string">
            <text:p>Lần đầu tiên tui thấy đồ đ tử mả y như đồ chơi c nít:cầm lên rồi lắc <text:s/>thì <text:s/>nghe tiếng phụ kiện bên trg rơi ra((chắc tại mua k dung nơi).Âm thanh thì các review <text:s/>trên đã'thay lời mún nói '</text:p>
          </table:table-cell>
        </table:table-row>
        <table:table-row table:style-name="ro2">
          <table:table-cell office:value-type="string" calcext:value-type="string">
            <text:p>width: 60%;</text:p>
          </table:table-cell>
          <table:table-cell office:value-type="string" calcext:value-type="string">
            <text:p>lẦN ĐẦU TIÊN NẤU THÌ KO TRÀN , MẶC DÙ NẤU ĐẦY NỒI </text:p>
            <text:p>NHỮNG LẦN SAU NÂU CÓ NỮA NÔI MÀ TRÀO KINH KHỦNG . </text:p>
            <text:p>hỗ TRỢ GIÚP MÌNH . 0963289771 KHOA</text:p>
          </table:table-cell>
        </table:table-row>
        <table:table-row table:style-name="ro1">
          <table:table-cell office:value-type="string" calcext:value-type="string">
            <text:p>width: 60%;</text:p>
          </table:table-cell>
          <table:table-cell office:value-type="string" calcext:value-type="string">
            <text:p>Lần đầu tiên đem ra sử dụng để xay vài miếng táo chứ không phải xay thịt. Táo đã được luộc chín rồi. Xay khoảng 30 giây thôi không lâu thì thấy chỗ tiếp xúc giữa nắp và cuống nhựa của dao cắt bị va chạm làm cho nhựa của nắp bị trầy. Trầy ở đây ko phải là trầy xước trên bề mặt mà là bị như va đụng làm cho nhựa bị tổn hại. Cảm giác cái nắp đậy bằng nhựa này rất mong manh. Không yên tâm. Không hài lòng lắm.</text:p>
          </table:table-cell>
        </table:table-row>
        <table:table-row table:style-name="ro2">
          <table:table-cell office:value-type="string" calcext:value-type="string">
            <text:p>width: 60%;</text:p>
          </table:table-cell>
          <table:table-cell office:value-type="string" calcext:value-type="string">
            <text:p>Lần đầu thử giao dịch với Tiki. Khá là bất ngờ về thời  gian xử lý và giao hàng về Vĩnh Long. Sản phẩm được đóng gói khá kĩ trong lớp xốp nên mình yên tâm hơn. </text:p>
            <text:p>Hàng của Philips thì khỏi chê về chất lượng rồi. Bên cạnh chức năng xay sinh tố thì máy còn được tích hợp khóa an toàn, không quay khi không lắp cối xay, cộng với hệ thống hãm để bảo vệ môtơ.</text:p>
            <text:p>Tuy nhiên, mẫu này không có bộ lọc. Mình đọc hướng dẫn đi kèm, thấy mẫu 2118 mới có nha :)</text:p>
          </table:table-cell>
        </table:table-row>
        <table:table-row table:style-name="ro1">
          <table:table-cell office:value-type="string" calcext:value-type="string">
            <text:p>width: 60%;</text:p>
          </table:table-cell>
          <table:table-cell office:value-type="string" calcext:value-type="string">
            <text:p>Lần đầu thì quay mạnh nhưng lần thứ hai thì nghỉ quay sửa cả buổi mới được.quay mạnh xài ổn tạm cho 3sao</text:p>
          </table:table-cell>
        </table:table-row>
        <table:table-row table:style-name="ro1">
          <table:table-cell office:value-type="string" calcext:value-type="string">
            <text:p>width: 60%;</text:p>
          </table:table-cell>
          <table:table-cell office:value-type="string" calcext:value-type="string">
            <text:p>Lần đầu sử dụng lọc không khí nên ko biết cảm biến mùi và ánh sáng hoạt động như thế nào do không thấy đèn báo khi có mùi lạ. Ngoài âm thanh ồ ồ của quạt thổi khí thì để sát tai vào máy có nghe âm thanh tee...tee...tee <text:s/>âm khá nhỏ nhưng đều ko bik đó là âm thanh do máy lỗi hay bản thân máy có âm này</text:p>
          </table:table-cell>
        </table:table-row>
        <table:table-row table:style-name="ro1">
          <table:table-cell office:value-type="string" calcext:value-type="string">
            <text:p>width: 60%;</text:p>
          </table:table-cell>
          <table:table-cell office:value-type="string" calcext:value-type="string">
            <text:p>Lần đầu sử dụng không biết tương lai thế nào mà nói</text:p>
          </table:table-cell>
        </table:table-row>
        <table:table-row table:style-name="ro1">
          <table:table-cell office:value-type="string" calcext:value-type="string">
            <text:p>width: 60%;</text:p>
          </table:table-cell>
          <table:table-cell office:value-type="string" calcext:value-type="string">
            <text:p>Lần đầu mua về làm sữa bắp nhưng máy chạy 1 lúc thì kêu tiếng bíp rất nhiều lần, màn hình hiện chữ E9. Mặc dù mình đã để mực nước trong khoảng 900 - 1300ml. Lỗi này là thế nào vậy shop? Đưa giải pháp giúp mình nhé</text:p>
          </table:table-cell>
        </table:table-row>
        <table:table-row table:style-name="ro1">
          <table:table-cell office:value-type="string" calcext:value-type="string">
            <text:p>width: 60%;</text:p>
          </table:table-cell>
          <table:table-cell office:value-type="string" calcext:value-type="string">
            <text:p>Lần đầu mua về làm sữa bắp nhưng máy chạy 1 lúc thì kêu tiếng bíp rất nhiều lần, màn hình hiện chữ E9. Mặc dù mình đã để mực nước trong khoảng 900 - 1300ml. Lỗi này là thế nào vậy shop? Đưa giải pháp giúp mình nhé</text:p>
          </table:table-cell>
        </table:table-row>
        <table:table-row table:style-name="ro1">
          <table:table-cell office:value-type="string" calcext:value-type="string">
            <text:p>width: 60%;</text:p>
          </table:table-cell>
          <table:table-cell office:value-type="string" calcext:value-type="string">
            <text:p>Lần đầu mua qua Tiki. Hàng giao nhanh, đóng gói cẩn thận. Shipper chuyên nghiệp. Đáng tiếc khi kiểm tra thì hàng bị lỗi. Có một vết mực ở trong màn hình, mặt dưới nên k xoá được. Mong shop hãy kiểm tra hàng thật kĩ để tránh mất thời gian đôi bên. Trân trọng!</text:p>
          </table:table-cell>
        </table:table-row>
        <table:table-row table:style-name="ro1">
          <table:table-cell office:value-type="string" calcext:value-type="string">
            <text:p>width: 60%;</text:p>
          </table:table-cell>
          <table:table-cell office:value-type="string" calcext:value-type="string">
            <text:p>lần đầu mua hàng, ăn ngay cái thẻ lỗi. h đặt lại xem thế nào</text:p>
          </table:table-cell>
        </table:table-row>
        <table:table-row table:style-name="ro1">
          <table:table-cell office:value-type="string" calcext:value-type="string">
            <text:p>width: 60%;</text:p>
          </table:table-cell>
          <table:table-cell office:value-type="string" calcext:value-type="string">
            <text:p>lần đầu mua hàng trên tiki. hàng bị 2 lỗi ban đầu , thứ nhất là móp vỏ lỗi này khắc phục được ngay , thứ 2 <text:s/>miệng lòng nồi bị trầy xước và móp như hình chụp. tôi chưa nấu <text:s/>thử ko biết có lỗi gì nữa không và việc bị lỗi ở miệng nồi có ảnh hưởng gì không</text:p>
          </table:table-cell>
        </table:table-row>
        <table:table-row table:style-name="ro1">
          <table:table-cell office:value-type="string" calcext:value-type="string">
            <text:p>width: 60%;</text:p>
          </table:table-cell>
          <table:table-cell office:value-type="string" calcext:value-type="string">
            <text:p>Lần đầu mua hàng TIki, dịch vụ giao hàng rất nhanh. Sp <text:s/>nồi cơm philips ko ok lắm!</text:p>
          </table:table-cell>
        </table:table-row>
        <table:table-row table:style-name="ro5">
          <table:table-cell office:value-type="string" calcext:value-type="string">
            <text:p>width: 60%;</text:p>
          </table:table-cell>
          <table:table-cell office:value-type="string" calcext:value-type="string">
            <text:p>lần đầu mua bị lổi ( nấu 4 lần thì bị lủng lốm đốm ) . Tiki đã khẩn trương đổi gấp cái khác. Cái sau có vẻ mỏng nhẹ hơn cái trước. Sau khi nấu 2 lần thì  đáy bị ánh kim loại ( chắc do mình chế nc canh lạnh vào hâm ) Sau đó mình dùng bakingsoda+chanh  ngâm thì đc khử sạch . Nồi trở về như củ . </text:p>
            <text:p>Nói chung xài khá bất tiện . Vì đáy nồi liền. rửa phải cẩn thận . kẻo nc vô ổ cắm . ko đc chà xát mạnh . và khi rửa phải rút dây điện ra. Nấu lại cắm vào. Chấu dể bị hư hỏng lắm .</text:p>
            <text:p/>
            <text:p>Nhờ mình khoe với bạn xem khi mới mua : chụp ảnh đầy đủ khi nhận.Và xài .. giữ lại hộp, phiếu...đầy đủ.  Nên Tiki cho đổi liền . thanks</text:p>
          </table:table-cell>
        </table:table-row>
        <table:table-row table:style-name="ro1">
          <table:table-cell office:value-type="string" calcext:value-type="string">
            <text:p>width: 60%;</text:p>
          </table:table-cell>
          <table:table-cell office:value-type="string" calcext:value-type="string">
            <text:p>Lần đầu mới mua về khi dùng bị chảy nước tùm lum, không ra hơi để là. Phải báo tiki 1 tuần sau đổi lại cái khác thì dùng ok. Nói chung hàng Tàu nên hên xui. Lấy phải cái bị lỗi thì gọi hotline tiki đổi lại cho tới khi dùng được thì thôi.</text:p>
          </table:table-cell>
        </table:table-row>
        <table:table-row table:style-name="ro1">
          <table:table-cell office:value-type="string" calcext:value-type="string">
            <text:p>width: 60%;</text:p>
          </table:table-cell>
          <table:table-cell office:value-type="string" calcext:value-type="string">
            <text:p>Lần đầu mình lọc mà nước không chảy phải làm sao ạ</text:p>
          </table:table-cell>
        </table:table-row>
        <table:table-row table:style-name="ro1">
          <table:table-cell office:value-type="string" calcext:value-type="string">
            <text:p>width: 60%;</text:p>
          </table:table-cell>
          <table:table-cell office:value-type="string" calcext:value-type="string">
            <text:p>Lần đầu lỗi chức năng nướng, thực phẩm còn sống, tiki đã xác nhận lỗi và đổi trả sản phẩm mới cho mình, tuy nhiên lò vẫn lỗi như vậy. Chức năng vi sóng dùng tốt, lò kêu k to</text:p>
          </table:table-cell>
        </table:table-row>
        <table:table-row table:style-name="ro1">
          <table:table-cell office:value-type="string" calcext:value-type="string">
            <text:p>width: 60%;</text:p>
          </table:table-cell>
          <table:table-cell office:value-type="string" calcext:value-type="string">
            <text:p>Lần đầu kết nối camera với app Mi Home thì ok. Sau đó app hỏi có update firmware ko mình chọn yes thì sau đó camera ko scan được QR code nữa. Tiki qua lấy hàng về đổi lại cho mình cái khác nhé</text:p>
          </table:table-cell>
        </table:table-row>
        <table:table-row table:style-name="ro1">
          <table:table-cell office:value-type="string" calcext:value-type="string">
            <text:p>width: 60%;</text:p>
          </table:table-cell>
          <table:table-cell office:value-type="string" calcext:value-type="string">
            <text:p>Lần đầu ép dứa rất ngon, các lần sau rất dễ bị tắc mặc dù đã cắt nhỏ. kn phải xay thêm 1 loại quả k có xơ thì hết.</text:p>
          </table:table-cell>
        </table:table-row>
        <table:table-row table:style-name="ro1">
          <table:table-cell office:value-type="string" calcext:value-type="string">
            <text:p>width: 60%;</text:p>
          </table:table-cell>
          <table:table-cell office:value-type="string" calcext:value-type="string">
            <text:p>Lần đầu chạy máy kêu lạo xạo, dốc ngược rớt ra 1 con ốc (không biết bên trong máy bung ra hay lỗi bên đóng gói làm rớt vào). Sau đó xài ổn tới giờ, cảm ơn tiki giao hàng nhanh.</text:p>
          </table:table-cell>
        </table:table-row>
        <table:table-row table:style-name="ro1">
          <table:table-cell office:value-type="string" calcext:value-type="string">
            <text:p>width: 60%;</text:p>
          </table:table-cell>
          <table:table-cell office:value-type="string" calcext:value-type="string">
            <text:p>Lần 1 mua bị nứt phải đổi lại, hàng tạm ổn, đun sôi mất 3 4ph, ko nhanh.</text:p>
          </table:table-cell>
        </table:table-row>
        <table:table-row table:style-name="ro1">
          <table:table-cell office:value-type="string" calcext:value-type="string">
            <text:p>width: 60%;</text:p>
          </table:table-cell>
          <table:table-cell office:value-type="string" calcext:value-type="string">
            <text:p>Làm sữa rất nhanh, nhưng còn sống khi nấu theo thời gian của máy.</text:p>
          </table:table-cell>
        </table:table-row>
        <table:table-row table:style-name="ro1">
          <table:table-cell office:value-type="string" calcext:value-type="string">
            <text:p>width: 60%;</text:p>
          </table:table-cell>
          <table:table-cell office:value-type="string" calcext:value-type="string">
            <text:p>Làm sao để sạt pin vậy..ko biết sạt đâu lun không thấy chỗ sạt</text:p>
          </table:table-cell>
        </table:table-row>
        <table:table-row table:style-name="ro1">
          <table:table-cell office:value-type="string" calcext:value-type="string">
            <text:p>width: 60%;</text:p>
          </table:table-cell>
          <table:table-cell office:value-type="string" calcext:value-type="string">
            <text:p>Làm sao để kích hoạt bảo hành vậy ad? Mình làm theo hướng dẫn trên nắp thùng thì hệ thống bảo là số seri không tồn tại :((</text:p>
          </table:table-cell>
        </table:table-row>
        <table:table-row table:style-name="ro1">
          <table:table-cell office:value-type="string" calcext:value-type="string">
            <text:p>width: 60%;</text:p>
          </table:table-cell>
          <table:table-cell office:value-type="string" calcext:value-type="string">
            <text:p>Làm s dể đao ngược hình ảnh camera ráp trên trân nha</text:p>
          </table:table-cell>
        </table:table-row>
        <table:table-row table:style-name="ro1">
          <table:table-cell office:value-type="string" calcext:value-type="string">
            <text:p>width: 60%;</text:p>
          </table:table-cell>
          <table:table-cell office:value-type="string" calcext:value-type="string">
            <text:p>Làm như hướng dẫn nhưng sữa không chua, không mịn...</text:p>
          </table:table-cell>
        </table:table-row>
        <table:table-row table:style-name="ro1">
          <table:table-cell office:value-type="string" calcext:value-type="string">
            <text:p>width: 60%;</text:p>
          </table:table-cell>
          <table:table-cell office:value-type="string" calcext:value-type="string">
            <text:p>làm một lần nhưng ko thấy chua và đông, buồn quá, máy thì đẹp nhưng ko ra yaout như kỳ vọng</text:p>
          </table:table-cell>
        </table:table-row>
        <table:table-row table:style-name="ro1">
          <table:table-cell office:value-type="string" calcext:value-type="string">
            <text:p>width: 60%;</text:p>
          </table:table-cell>
          <table:table-cell office:value-type="string" calcext:value-type="string">
            <text:p>Làm mỗi mẻ 12 hũ bị 3-4 hũ ko đặc đc. Ko hiểu nguyên nhân.</text:p>
          </table:table-cell>
        </table:table-row>
        <table:table-row table:style-name="ro1">
          <table:table-cell office:value-type="string" calcext:value-type="string">
            <text:p>width: 60%;</text:p>
          </table:table-cell>
          <table:table-cell office:value-type="string" calcext:value-type="string">
            <text:p>Làm mẻ đầu hư rồi. K biết do công thức hay do máy. <text:s/>để thử lần 2 xem sao.</text:p>
          </table:table-cell>
        </table:table-row>
        <table:table-row table:style-name="ro1">
          <table:table-cell office:value-type="string" calcext:value-type="string">
            <text:p>width: 60%;</text:p>
          </table:table-cell>
          <table:table-cell office:value-type="string" calcext:value-type="string">
            <text:p>làm hư hoài riết nản luôn nhưng vẫn hài lòng vì giao hàng nhanh đóng gói cẩn thận</text:p>
          </table:table-cell>
        </table:table-row>
        <table:table-row table:style-name="ro1">
          <table:table-cell office:value-type="string" calcext:value-type="string">
            <text:p>width: 60%;</text:p>
          </table:table-cell>
          <table:table-cell office:value-type="string" calcext:value-type="string">
            <text:p>Làm được 1 đợt tỏi đen rồi, thấy máy ổn. Mỗi tội mình cảm giác sao nó cứ hơi sai sai màu. Mình đặt màu bạc nhưng lúc khui hàng nó như màu vàng đồng, không giống ảnh lắm.</text:p>
          </table:table-cell>
        </table:table-row>
        <table:table-row table:style-name="ro1">
          <table:table-cell office:value-type="string" calcext:value-type="string">
            <text:p>width: 60%;</text:p>
          </table:table-cell>
          <table:table-cell office:value-type="string" calcext:value-type="string">
            <text:p>Làm đồ ăn nhanh, ngon, k dầu.</text:p>
          </table:table-cell>
        </table:table-row>
        <table:table-row table:style-name="ro1">
          <table:table-cell office:value-type="string" calcext:value-type="string">
            <text:p>width: 60%;</text:p>
          </table:table-cell>
          <table:table-cell office:value-type="string" calcext:value-type="string">
            <text:p>là tia nước bắn ra nhiều làm ướt áo. Không quá phẳng</text:p>
          </table:table-cell>
        </table:table-row>
        <table:table-row table:style-name="ro1">
          <table:table-cell office:value-type="string" calcext:value-type="string">
            <text:p>width: 60%;</text:p>
          </table:table-cell>
          <table:table-cell office:value-type="string" calcext:value-type="string">
            <text:p>Là sản phẩm của SHARP nên mình khá tin tưởng về chất lượng. Lò vi sóng nhìn khá nhỏ gọn và cũng dễ sử dụng, có tiếng Việt hướng dẫn, lau chùi dễ dàng. Vì mua được hàng lúc giảm giá còn 999k nên mình khá hài lòng. Cảm ơn tiki.</text:p>
          </table:table-cell>
        </table:table-row>
        <table:table-row table:style-name="ro1">
          <table:table-cell office:value-type="string" calcext:value-type="string">
            <text:p>width: 60%;</text:p>
          </table:table-cell>
          <table:table-cell office:value-type="string" calcext:value-type="string">
            <text:p>Là máy mới mà mở ra thấy tem với máy hơi bẩn và cũ.</text:p>
          </table:table-cell>
        </table:table-row>
        <table:table-row table:style-name="ro5">
          <table:table-cell office:value-type="string" calcext:value-type="string">
            <text:p>width: 60%;</text:p>
          </table:table-cell>
          <table:table-cell office:value-type="string" calcext:value-type="string">
            <text:p>Ko thấy phiếu bảo hành</text:p>
            <text:p>Ko có phiếu bảo hành thật ư</text:p>
            <text:p>Chưa dùng nồi hư thì làm sao</text:p>
            <text:p>M còn chưa thử nồi</text:p>
          </table:table-cell>
        </table:table-row>
        <table:table-row table:style-name="ro1">
          <table:table-cell office:value-type="string" calcext:value-type="string">
            <text:p>width: 60%;</text:p>
          </table:table-cell>
          <table:table-cell office:value-type="string" calcext:value-type="string">
            <text:p>Ko sài nên ko biết tốt hay xấu. Lần sau mua loại wifi mới đánh giá dc. Thanks</text:p>
          </table:table-cell>
        </table:table-row>
        <table:table-row table:style-name="ro1">
          <table:table-cell office:value-type="string" calcext:value-type="string">
            <text:p>width: 60%;</text:p>
          </table:table-cell>
          <table:table-cell office:value-type="string" calcext:value-type="string">
            <text:p>ko sạc trước cho khách hàng + bảo có lót chuột cũng ki thấy</text:p>
          </table:table-cell>
        </table:table-row>
        <table:table-row table:style-name="ro1">
          <table:table-cell office:value-type="string" calcext:value-type="string">
            <text:p>width: 60%;</text:p>
          </table:table-cell>
          <table:table-cell office:value-type="string" calcext:value-type="string">
            <text:p>ko như mình mong đợi</text:p>
          </table:table-cell>
        </table:table-row>
        <table:table-row table:style-name="ro1">
          <table:table-cell office:value-type="string" calcext:value-type="string">
            <text:p>width: 60%;</text:p>
          </table:table-cell>
          <table:table-cell office:value-type="string" calcext:value-type="string">
            <text:p>ko mát lắm</text:p>
          </table:table-cell>
        </table:table-row>
        <table:table-row table:style-name="ro1">
          <table:table-cell office:value-type="string" calcext:value-type="string">
            <text:p>width: 60%;</text:p>
          </table:table-cell>
          <table:table-cell office:value-type="string" calcext:value-type="string">
            <text:p>Ko liên quan tới sản phẩm nhưng Tiki giao hàng quá chậm. Hôm 2/11 mình có đặt nồi, mục vận chuyển chỉ cho chọn giao hàng tiết kiệm.:( và tới 15/11 mình mới có thể nhận được hàng. Tức là mất nửa tháng mới có hàng!</text:p>
          </table:table-cell>
        </table:table-row>
        <table:table-row table:style-name="ro1">
          <table:table-cell office:value-type="string" calcext:value-type="string">
            <text:p>width: 60%;</text:p>
          </table:table-cell>
          <table:table-cell office:value-type="string" calcext:value-type="string">
            <text:p>ko kết nối wifi đc là sao vậy</text:p>
          </table:table-cell>
        </table:table-row>
        <table:table-row table:style-name="ro1">
          <table:table-cell office:value-type="string" calcext:value-type="string">
            <text:p>width: 60%;</text:p>
          </table:table-cell>
          <table:table-cell office:value-type="string" calcext:value-type="string">
            <text:p>Ko kết nối đc bluetooth</text:p>
          </table:table-cell>
        </table:table-row>
        <table:table-row table:style-name="ro1">
          <table:table-cell office:value-type="string" calcext:value-type="string">
            <text:p>width: 60%;</text:p>
          </table:table-cell>
          <table:table-cell office:value-type="string" calcext:value-type="string">
            <text:p>Ko hiểu sao nồi mình mua nước nó đọng lại dưới nhiều quá.Sao kỳ vậy nhỉ.Ai giải thích hộ mình với.Nồi cao cấp mà lại có hiện tương đọng nước ?.Thất vọng quá</text:p>
          </table:table-cell>
        </table:table-row>
        <table:table-row table:style-name="ro1">
          <table:table-cell office:value-type="string" calcext:value-type="string">
            <text:p>width: 60%;</text:p>
          </table:table-cell>
          <table:table-cell office:value-type="string" calcext:value-type="string">
            <text:p>ko hiệu quả lắm. khó thao tác khi treo quần áo lên. Ủi cũng ko phẳng lắm</text:p>
          </table:table-cell>
        </table:table-row>
        <table:table-row table:style-name="ro1">
          <table:table-cell office:value-type="string" calcext:value-type="string">
            <text:p>width: 60%;</text:p>
          </table:table-cell>
          <table:table-cell office:value-type="string" calcext:value-type="string">
            <text:p>Ko hai long lam vi hai cai tai nghe chi mot cau nghe duoc</text:p>
          </table:table-cell>
        </table:table-row>
        <table:table-row table:style-name="ro1">
          <table:table-cell office:value-type="string" calcext:value-type="string">
            <text:p>width: 60%;</text:p>
          </table:table-cell>
          <table:table-cell office:value-type="string" calcext:value-type="string">
            <text:p>ko gắn vừa shop ơi dày quá, dvd rom laptop của tôi mỏng hơn cái này, cho đổi lại cái mỏng hơn được ko shop hoặc đổi box 2.5" Orico 2139U3 được ko shop ơi.</text:p>
          </table:table-cell>
        </table:table-row>
        <table:table-row table:style-name="ro1">
          <table:table-cell office:value-type="string" calcext:value-type="string">
            <text:p>width: 60%;</text:p>
          </table:table-cell>
          <table:table-cell office:value-type="string" calcext:value-type="string">
            <text:p>ko full màn hình .phía trên ko khớp với cạnh máy .</text:p>
          </table:table-cell>
        </table:table-row>
        <table:table-row table:style-name="ro1">
          <table:table-cell office:value-type="string" calcext:value-type="string">
            <text:p>width: 60%;</text:p>
          </table:table-cell>
          <table:table-cell office:value-type="string" calcext:value-type="string">
            <text:p>ko được như mong muốn 1 bảo vệ cánh bị nỗi ko nắp được vì gãy 2 chốt nhỏ . nhưngcháu nó đang thích lên mình vẫn nhận và gắn bằng keo 502 . mong tiki kiểm tra hàng kỹ hơn khi giao cho khách</text:p>
          </table:table-cell>
        </table:table-row>
        <table:table-row table:style-name="ro1">
          <table:table-cell office:value-type="string" calcext:value-type="string">
            <text:p>width: 60%;</text:p>
          </table:table-cell>
          <table:table-cell office:value-type="string" calcext:value-type="string">
            <text:p>Ko được bền lắm .Sạc được hai lần thì hỏm luôn .Sạc rất lâu .</text:p>
          </table:table-cell>
        </table:table-row>
        <table:table-row table:style-name="ro1">
          <table:table-cell office:value-type="string" calcext:value-type="string">
            <text:p>width: 60%;</text:p>
          </table:table-cell>
          <table:table-cell office:value-type="string" calcext:value-type="string">
            <text:p>Ko đc chọn màu xanh yêu thích. Khoang chứa nước ủi áo sơ mi tầm hai cái là cạn. Nếu để lâu hơi nước bốc vào tay dễ bị phỏng nếu k cẩn thận nha. Nếu muốn sử dụng bàn ủi đứng này mình khuyên nên chọn mua loại có giá treo sẽ tiện lợi hơn. Còn xài em này cần kết hợp với bàn ủi truyền thống để đạt hiệu quả tốt.</text:p>
          </table:table-cell>
        </table:table-row>
        <table:table-row table:style-name="ro1">
          <table:table-cell office:value-type="string" calcext:value-type="string">
            <text:p>width: 60%;</text:p>
          </table:table-cell>
          <table:table-cell office:value-type="string" calcext:value-type="string">
            <text:p>Ko đáng</text:p>
          </table:table-cell>
        </table:table-row>
        <table:table-row table:style-name="ro1">
          <table:table-cell office:value-type="string" calcext:value-type="string">
            <text:p>width: 60%;</text:p>
          </table:table-cell>
          <table:table-cell office:value-type="string" calcext:value-type="string">
            <text:p>ko có thẻ nhớ kèm theo ah shop</text:p>
          </table:table-cell>
        </table:table-row>
        <table:table-row table:style-name="ro1">
          <table:table-cell office:value-type="string" calcext:value-type="string">
            <text:p>width: 60%;</text:p>
          </table:table-cell>
          <table:table-cell office:value-type="string" calcext:value-type="string">
            <text:p>ko có thẻ nhớ</text:p>
          </table:table-cell>
        </table:table-row>
        <table:table-row table:style-name="ro1">
          <table:table-cell office:value-type="string" calcext:value-type="string">
            <text:p>width: 60%;</text:p>
          </table:table-cell>
          <table:table-cell office:value-type="string" calcext:value-type="string">
            <text:p>Ko có tem kích hoạt bảo hành, cứu mình với tiki</text:p>
          </table:table-cell>
        </table:table-row>
        <table:table-row table:style-name="ro1">
          <table:table-cell office:value-type="string" calcext:value-type="string">
            <text:p>width: 60%;</text:p>
          </table:table-cell>
          <table:table-cell office:value-type="string" calcext:value-type="string">
            <text:p>ko có lại múi hả shop .mới mua nên xài cũng tạm ko biết xài tốt ko mong sẽ tốt</text:p>
          </table:table-cell>
        </table:table-row>
        <table:table-row table:style-name="ro1">
          <table:table-cell office:value-type="string" calcext:value-type="string">
            <text:p>width: 60%;</text:p>
          </table:table-cell>
          <table:table-cell office:value-type="string" calcext:value-type="string">
            <text:p>ko có độ dốc để mỡ thoát nhanh</text:p>
          </table:table-cell>
        </table:table-row>
        <table:table-row table:style-name="ro1">
          <table:table-cell office:value-type="string" calcext:value-type="string">
            <text:p>width: 60%;</text:p>
          </table:table-cell>
          <table:table-cell office:value-type="string" calcext:value-type="string">
            <text:p>Ko co day sat vay? Lay gi sat khi het pin</text:p>
          </table:table-cell>
        </table:table-row>
        <table:table-row table:style-name="ro1">
          <table:table-cell office:value-type="string" calcext:value-type="string">
            <text:p>width: 60%;</text:p>
          </table:table-cell>
          <table:table-cell office:value-type="string" calcext:value-type="string">
            <text:p>Ko chắc chắn lắm, bầu chứa nước nhỏ</text:p>
          </table:table-cell>
        </table:table-row>
        <table:table-row table:style-name="ro1">
          <table:table-cell office:value-type="string" calcext:value-type="string">
            <text:p>width: 60%;</text:p>
          </table:table-cell>
          <table:table-cell office:value-type="string" calcext:value-type="string">
            <text:p>ko cài đặt được trên nhiều di động, chỉ có cài và xe được trên 1 cái điện thoại duy nhất. Shop hoặc bạn nào có cách nào cài được 1 camar trên nhiều thiếu bị di động ko chỉ giúp</text:p>
          </table:table-cell>
        </table:table-row>
        <table:table-row table:style-name="ro1">
          <table:table-cell office:value-type="string" calcext:value-type="string">
            <text:p>width: 60%;</text:p>
          </table:table-cell>
          <table:table-cell office:value-type="string" calcext:value-type="string">
            <text:p>Ko biết sao nhà mình test 2 lần đều ko sử dụng được. Và tiki đã hỗ trợ đổi trả hàng đi rất lâu nhưng vẫn giải quyết</text:p>
          </table:table-cell>
        </table:table-row>
        <table:table-row table:style-name="ro1">
          <table:table-cell office:value-type="string" calcext:value-type="string">
            <text:p>width: 60%;</text:p>
          </table:table-cell>
          <table:table-cell office:value-type="string" calcext:value-type="string">
            <text:p>Ko biết gắn thẻ nhớ ở đâu,nhờ shop hướng dẫn</text:p>
          </table:table-cell>
        </table:table-row>
        <table:table-row table:style-name="ro1">
          <table:table-cell office:value-type="string" calcext:value-type="string">
            <text:p>width: 60%;</text:p>
          </table:table-cell>
          <table:table-cell office:value-type="string" calcext:value-type="string">
            <text:p>Ko biết do vận chuyển hay ko? Nhận máy hơi thất vọng.???</text:p>
          </table:table-cell>
        </table:table-row>
        <table:table-row table:style-name="ro1">
          <table:table-cell office:value-type="string" calcext:value-type="string">
            <text:p>width: 60%;</text:p>
          </table:table-cell>
          <table:table-cell office:value-type="string" calcext:value-type="string">
            <text:p>kính vẫn nhỏ so với máy ko tràn hoàn toàn nhưng đóng gói ổn nên 3sao</text:p>
          </table:table-cell>
        </table:table-row>
        <table:table-row table:style-name="ro1">
          <table:table-cell office:value-type="string" calcext:value-type="string">
            <text:p>width: 60%;</text:p>
          </table:table-cell>
          <table:table-cell office:value-type="string" calcext:value-type="string">
            <text:p>kính dùng ok nhưng sao gửi mình kg đúng loại kính của nó vậy loại 9D dán che mất đèn cảm biến</text:p>
          </table:table-cell>
        </table:table-row>
        <table:table-row table:style-name="ro1">
          <table:table-cell office:value-type="string" calcext:value-type="string">
            <text:p>width: 60%;</text:p>
          </table:table-cell>
          <table:table-cell office:value-type="string" calcext:value-type="string">
            <text:p>Kích cỡ to hơn phim chuẩn của máy ko lắp vào đc</text:p>
          </table:table-cell>
        </table:table-row>
        <table:table-row table:style-name="ro1">
          <table:table-cell office:value-type="string" calcext:value-type="string">
            <text:p>width: 60%;</text:p>
          </table:table-cell>
          <table:table-cell office:value-type="string" calcext:value-type="string">
            <text:p>khuôn nhỏ. dễ khét để mà nút bánh tắt thì bánh sẽ khét. hơi nguy hiểm nếu có trẻ nhỏ. nên đặtở vị trí cao an toàn. rất dễ gây bổng.</text:p>
          </table:table-cell>
        </table:table-row>
        <table:table-row table:style-name="ro1">
          <table:table-cell office:value-type="string" calcext:value-type="string">
            <text:p>width: 60%;</text:p>
          </table:table-cell>
          <table:table-cell office:value-type="string" calcext:value-type="string">
            <text:p>Khuôn bên trong bị trầy sướt nhiều</text:p>
          </table:table-cell>
        </table:table-row>
        <table:table-row table:style-name="ro1">
          <table:table-cell office:value-type="string" calcext:value-type="string">
            <text:p>width: 60%;</text:p>
          </table:table-cell>
          <table:table-cell office:value-type="string" calcext:value-type="string">
            <text:p>Khuôn bên trong bị trầy sướt nhiều</text:p>
          </table:table-cell>
        </table:table-row>
        <table:table-row table:style-name="ro1">
          <table:table-cell office:value-type="string" calcext:value-type="string">
            <text:p>width: 60%;</text:p>
          </table:table-cell>
          <table:table-cell office:value-type="string" calcext:value-type="string">
            <text:p>Khui thùng thì lòng nồi bị mẻ 1 góc chống dính như thế này? Dùng có ảnh hưởng gì không tiki? Có được đổi trả không vậy?</text:p>
          </table:table-cell>
        </table:table-row>
        <table:table-row table:style-name="ro1">
          <table:table-cell office:value-type="string" calcext:value-type="string">
            <text:p>width: 60%;</text:p>
          </table:table-cell>
          <table:table-cell office:value-type="string" calcext:value-type="string">
            <text:p>Khui hàng ra kiểm tra không thấy muỗng. Đề nghị tiki kiểm tra lại !</text:p>
          </table:table-cell>
        </table:table-row>
        <table:table-row table:style-name="ro1">
          <table:table-cell office:value-type="string" calcext:value-type="string">
            <text:p>width: 60%;</text:p>
          </table:table-cell>
          <table:table-cell office:value-type="string" calcext:value-type="string">
            <text:p>Khử mùi thuốc lá k ăn thua. Giống 1 cái quạt hơn. K đáng để mua</text:p>
          </table:table-cell>
        </table:table-row>
        <table:table-row table:style-name="ro1">
          <table:table-cell office:value-type="string" calcext:value-type="string">
            <text:p>width: 60%;</text:p>
          </table:table-cell>
          <table:table-cell office:value-type="string" calcext:value-type="string">
            <text:p>Không vô điện khi sạc cục sạc, cho kiểm tra lại giúp e nha. E cám ơn</text:p>
          </table:table-cell>
        </table:table-row>
        <table:table-row table:style-name="ro1">
          <table:table-cell office:value-type="string" calcext:value-type="string">
            <text:p>width: 60%;</text:p>
          </table:table-cell>
          <table:table-cell office:value-type="string" calcext:value-type="string">
            <text:p>Không viết có an toàn hay ko, nhưng vẩn có nghe mùi clo nhẹ, cảm giác uống ko thoải mái lắm</text:p>
          </table:table-cell>
        </table:table-row>
        <table:table-row table:style-name="ro1">
          <table:table-cell office:value-type="string" calcext:value-type="string">
            <text:p>width: 60%;</text:p>
          </table:table-cell>
          <table:table-cell office:value-type="string" calcext:value-type="string">
            <text:p>Không tự động ngắt điện khi kéo nồi ra là sao khi kéo ra toàn phải rút nguồn</text:p>
          </table:table-cell>
        </table:table-row>
        <table:table-row table:style-name="ro1">
          <table:table-cell office:value-type="string" calcext:value-type="string">
            <text:p>width: 60%;</text:p>
          </table:table-cell>
          <table:table-cell office:value-type="string" calcext:value-type="string">
            <text:p>không thông dụng trong nhà bếp. thành ra chật giá trong bếp</text:p>
          </table:table-cell>
        </table:table-row>
        <table:table-row table:style-name="ro4">
          <table:table-cell office:value-type="string" calcext:value-type="string">
            <text:p>width: 60%;</text:p>
          </table:table-cell>
          <table:table-cell office:value-type="string" calcext:value-type="string">
            <text:p>Không thích: tia nước phun sương không đều làm ướt áo, đầu ủi khá nóng nên làm bay mùi nhựa</text:p>
            <text:p>Thích: màu hồng xinh xắn, có đế nhựa mỏng để bàn ủi, hơi nóng ủi cũng khá thẳng áo (áo jean mỏng, áo kate xô)</text:p>
          </table:table-cell>
        </table:table-row>
        <table:table-row table:style-name="ro1">
          <table:table-cell office:value-type="string" calcext:value-type="string">
            <text:p>width: 60%;</text:p>
          </table:table-cell>
          <table:table-cell office:value-type="string" calcext:value-type="string">
            <text:p>không thể trách là máy yếu vì tiêu đề sản phẩm có ghi rõ đây là máy thuộc dạng cầm tay mini nên <text:s/>lực ko mạnh bằng các máy khác, nhưng tôi vẫn không cho 5sao đc vì khi nhận hàng tôi thấy máy có khá nhìu các vết xước còn hộp thì méo mó với lại khi mua các máy khác tôi thấy họ có tặng kèm pin nhưng shop thì không có....mong shop rút kinh nghiệm!</text:p>
          </table:table-cell>
        </table:table-row>
        <table:table-row table:style-name="ro1">
          <table:table-cell office:value-type="string" calcext:value-type="string">
            <text:p>width: 60%;</text:p>
          </table:table-cell>
          <table:table-cell office:value-type="string" calcext:value-type="string">
            <text:p>Không thể tháo được lòng nồi ra để vệ sinh như quảng cáo. Sản phẩm không có hướng dẫn sử dụng chi tiết về việc tháo lắp sản phẩm</text:p>
          </table:table-cell>
        </table:table-row>
        <table:table-row table:style-name="ro1">
          <table:table-cell office:value-type="string" calcext:value-type="string">
            <text:p>width: 60%;</text:p>
          </table:table-cell>
          <table:table-cell office:value-type="string" calcext:value-type="string">
            <text:p>Không thể điều chỉnh qua điện thoại <text:s/>khi bị mất điện</text:p>
          </table:table-cell>
        </table:table-row>
        <table:table-row table:style-name="ro2">
          <table:table-cell office:value-type="string" calcext:value-type="string">
            <text:p>width: 60%;</text:p>
          </table:table-cell>
          <table:table-cell office:value-type="string" calcext:value-type="string">
            <text:p>không thấy thông tin về bảo hành sản phẩm </text:p>
            <text:p>không có thông tin sản phẩm </text:p>
            <text:p>hộp không + sản phẩm</text:p>
          </table:table-cell>
        </table:table-row>
        <table:table-row table:style-name="ro2">
          <table:table-cell office:value-type="string" calcext:value-type="string">
            <text:p>width: 60%;</text:p>
          </table:table-cell>
          <table:table-cell office:value-type="string" calcext:value-type="string">
            <text:p>Không thấy ngăn hứng dầu Tiki ơi???</text:p>
            <text:p/>
            <text:p>Giờ mình nên làm gì đây?  Hỗ trợ mình thế nào?</text:p>
          </table:table-cell>
        </table:table-row>
        <table:table-row table:style-name="ro1">
          <table:table-cell office:value-type="string" calcext:value-type="string">
            <text:p>width: 60%;</text:p>
          </table:table-cell>
          <table:table-cell office:value-type="string" calcext:value-type="string">
            <text:p>Không thấy giấy bảo hành</text:p>
          </table:table-cell>
        </table:table-row>
        <table:table-row table:style-name="ro1">
          <table:table-cell office:value-type="string" calcext:value-type="string">
            <text:p>width: 60%;</text:p>
          </table:table-cell>
          <table:table-cell office:value-type="string" calcext:value-type="string">
            <text:p>Không thật sự tiện lợi lắm</text:p>
          </table:table-cell>
        </table:table-row>
        <table:table-row table:style-name="ro1">
          <table:table-cell office:value-type="string" calcext:value-type="string">
            <text:p>width: 60%;</text:p>
          </table:table-cell>
          <table:table-cell office:value-type="string" calcext:value-type="string">
            <text:p>không tháo rời được vỉ nướng để vệ sinh khi cần chiên nhiều lần</text:p>
          </table:table-cell>
        </table:table-row>
        <table:table-row table:style-name="ro1">
          <table:table-cell office:value-type="string" calcext:value-type="string">
            <text:p>width: 60%;</text:p>
          </table:table-cell>
          <table:table-cell office:value-type="string" calcext:value-type="string">
            <text:p>không tháo rời được vỉ nướng để vệ sinh khi cần chiên nhiều lần</text:p>
          </table:table-cell>
        </table:table-row>
        <table:table-row table:style-name="ro1">
          <table:table-cell office:value-type="string" calcext:value-type="string">
            <text:p>width: 60%;</text:p>
          </table:table-cell>
          <table:table-cell office:value-type="string" calcext:value-type="string">
            <text:p>Không tặng kèm thẻ hơi buồn🤪🤪🤪</text:p>
          </table:table-cell>
        </table:table-row>
        <table:table-row table:style-name="ro1">
          <table:table-cell office:value-type="string" calcext:value-type="string">
            <text:p>width: 60%;</text:p>
          </table:table-cell>
          <table:table-cell office:value-type="string" calcext:value-type="string">
            <text:p>Không phù hợp nhu cầu</text:p>
          </table:table-cell>
        </table:table-row>
        <table:table-row table:style-name="ro1">
          <table:table-cell office:value-type="string" calcext:value-type="string">
            <text:p>width: 60%;</text:p>
          </table:table-cell>
          <table:table-cell office:value-type="string" calcext:value-type="string">
            <text:p>không phải hàng mới 100%, không có tem dán chống bóc, không biết đã bị mở chưa? dùng thử thì chưa thấy vấn đề gì!</text:p>
          </table:table-cell>
        </table:table-row>
        <table:table-row table:style-name="ro1">
          <table:table-cell office:value-type="string" calcext:value-type="string">
            <text:p>width: 60%;</text:p>
          </table:table-cell>
          <table:table-cell office:value-type="string" calcext:value-type="string">
            <text:p>không phải hàng chính hãng</text:p>
          </table:table-cell>
        </table:table-row>
        <table:table-row table:style-name="ro1">
          <table:table-cell office:value-type="string" calcext:value-type="string">
            <text:p>width: 60%;</text:p>
          </table:table-cell>
          <table:table-cell office:value-type="string" calcext:value-type="string">
            <text:p>không ok lắm, nhẹ bồng bềnh, cảm giác k sịn</text:p>
          </table:table-cell>
        </table:table-row>
        <table:table-row table:style-name="ro1">
          <table:table-cell office:value-type="string" calcext:value-type="string">
            <text:p>width: 60%;</text:p>
          </table:table-cell>
          <table:table-cell office:value-type="string" calcext:value-type="string">
            <text:p>Không làm đúng cam kết. Nói tặng đầu cảm ứng thay thế mà lúc giao hàng thi không có. Đề nghị shop thực hiện giao lại.</text:p>
          </table:table-cell>
        </table:table-row>
        <table:table-row table:style-name="ro1">
          <table:table-cell office:value-type="string" calcext:value-type="string">
            <text:p>width: 60%;</text:p>
          </table:table-cell>
          <table:table-cell office:value-type="string" calcext:value-type="string">
            <text:p>Không kiểm tra kĩ, nên khi sử dụng mới phát hiện. Còn chất lượng thì ok!</text:p>
          </table:table-cell>
        </table:table-row>
        <table:table-row table:style-name="ro1">
          <table:table-cell office:value-type="string" calcext:value-type="string">
            <text:p>width: 60%;</text:p>
          </table:table-cell>
          <table:table-cell office:value-type="string" calcext:value-type="string">
            <text:p>Không kết nối được app mi home</text:p>
          </table:table-cell>
        </table:table-row>
        <table:table-row table:style-name="ro1">
          <table:table-cell office:value-type="string" calcext:value-type="string">
            <text:p>width: 60%;</text:p>
          </table:table-cell>
          <table:table-cell office:value-type="string" calcext:value-type="string">
            <text:p>không kết nối đc vs camera.</text:p>
          </table:table-cell>
        </table:table-row>
        <table:table-row table:style-name="ro1">
          <table:table-cell office:value-type="string" calcext:value-type="string">
            <text:p>width: 60%;</text:p>
          </table:table-cell>
          <table:table-cell office:value-type="string" calcext:value-type="string">
            <text:p>không hút được tất cả các loại bọc mà chỉ hút được loại bọc duy nhất là loại bọc là loại tặng phẩm</text:p>
          </table:table-cell>
        </table:table-row>
        <table:table-row table:style-name="ro1">
          <table:table-cell office:value-type="string" calcext:value-type="string">
            <text:p>width: 60%;</text:p>
          </table:table-cell>
          <table:table-cell office:value-type="string" calcext:value-type="string">
            <text:p>Không hiểu sao xài được mấy tháng thì dây sạc lại không sạc được với pin nữa, sd dây khác mới sạc được</text:p>
          </table:table-cell>
        </table:table-row>
        <table:table-row table:style-name="ro1">
          <table:table-cell office:value-type="string" calcext:value-type="string">
            <text:p>width: 60%;</text:p>
          </table:table-cell>
          <table:table-cell office:value-type="string" calcext:value-type="string">
            <text:p>Không hiểu sao thẻ mình mới mua về, sài đc vài lần, thì bị lỗi sọc, nhiễu rất nhiều file ảnh, mất rất nhiều file.</text:p>
          </table:table-cell>
        </table:table-row>
        <table:table-row table:style-name="ro1">
          <table:table-cell office:value-type="string" calcext:value-type="string">
            <text:p>width: 60%;</text:p>
          </table:table-cell>
          <table:table-cell office:value-type="string" calcext:value-type="string">
            <text:p>Không hiểu sao sản phẩm lại không có Adapter, đành phải chạy ra ngoài mua thêm rất bất tiện !</text:p>
          </table:table-cell>
        </table:table-row>
        <table:table-row table:style-name="ro1">
          <table:table-cell office:value-type="string" calcext:value-type="string">
            <text:p>width: 60%;</text:p>
          </table:table-cell>
          <table:table-cell office:value-type="string" calcext:value-type="string">
            <text:p>Không hiểu sao máy ở số 1 thì chạy êm, nhưng từ số 3 trở đi là kếu kít kít, không biết là do máy như thế là là máy lỗi, hay do lắp không khớp</text:p>
          </table:table-cell>
        </table:table-row>
        <table:table-row table:style-name="ro1">
          <table:table-cell office:value-type="string" calcext:value-type="string">
            <text:p>width: 60%;</text:p>
          </table:table-cell>
          <table:table-cell office:value-type="string" calcext:value-type="string">
            <text:p>không hiểu sao hok cho bỏ pin vào test máy có lên hay không.</text:p>
          </table:table-cell>
        </table:table-row>
        <table:table-row table:style-name="ro1">
          <table:table-cell office:value-type="string" calcext:value-type="string">
            <text:p>width: 60%;</text:p>
          </table:table-cell>
          <table:table-cell office:value-type="string" calcext:value-type="string">
            <text:p>không hài lòng, nấu nước rất hơi mùi nhựa</text:p>
          </table:table-cell>
        </table:table-row>
        <table:table-row table:style-name="ro4">
          <table:table-cell office:value-type="string" calcext:value-type="string">
            <text:p>width: 60%;</text:p>
          </table:table-cell>
          <table:table-cell office:value-type="string" calcext:value-type="string">
            <text:p>Không hài lòng với việc shipper của tiki!</text:p>
            <text:p>Mình đã mua hàng tiki từ khi mình bắt đầu mua hàng online, nhưng mà mua hàng lần này là lần đầu tiên mà shipper tiki nói chuyện rất khó nghe</text:p>
          </table:table-cell>
        </table:table-row>
        <table:table-row table:style-name="ro1">
          <table:table-cell office:value-type="string" calcext:value-type="string">
            <text:p>width: 60%;</text:p>
          </table:table-cell>
          <table:table-cell office:value-type="string" calcext:value-type="string">
            <text:p>không hài lòng về cái chuôi điện</text:p>
          </table:table-cell>
        </table:table-row>
        <table:table-row table:style-name="ro4">
          <table:table-cell office:value-type="string" calcext:value-type="string">
            <text:p>width: 60%;</text:p>
          </table:table-cell>
          <table:table-cell office:value-type="string" calcext:value-type="string">
            <text:p>Không hài lòng lắm. Sản phẩm khá mới. Tuy nhiên có dấu vết đã qua sử dụng. 1) hộp đã bị bóc không còn seal. 2) Có vết xước ở đáy pin, tuy khá mờ nhưng với việc bỏ số tiền 500k (đa phần là vì thấy quả pin đẹp với mình) thì mình muốn được một sản phẩm mới tinh.</text:p>
            <text:p>Chất lượng thì chờ đánh giá thêm. Tạm thời cho 3.5*.</text:p>
          </table:table-cell>
        </table:table-row>
        <table:table-row table:style-name="ro1">
          <table:table-cell office:value-type="string" calcext:value-type="string">
            <text:p>width: 60%;</text:p>
          </table:table-cell>
          <table:table-cell office:value-type="string" calcext:value-type="string">
            <text:p>không hài lòng lắm, để ở chế độ thấp nhất mà nóng kinh khủng</text:p>
          </table:table-cell>
        </table:table-row>
        <table:table-row table:style-name="ro1">
          <table:table-cell office:value-type="string" calcext:value-type="string">
            <text:p>width: 60%;</text:p>
          </table:table-cell>
          <table:table-cell office:value-type="string" calcext:value-type="string">
            <text:p>Không giống như hình ,đế thấp hơn .Ca đựng cam mỏng và rất dễ vỡ sẽ bỏ luôn máy .</text:p>
          </table:table-cell>
        </table:table-row>
        <table:table-row table:style-name="ro1">
          <table:table-cell office:value-type="string" calcext:value-type="string">
            <text:p>width: 60%;</text:p>
          </table:table-cell>
          <table:table-cell office:value-type="string" calcext:value-type="string">
            <text:p>không giống hình và những lỗ khoét cắm.sạc bị lệch.</text:p>
          </table:table-cell>
        </table:table-row>
        <table:table-row table:style-name="ro1">
          <table:table-cell office:value-type="string" calcext:value-type="string">
            <text:p>width: 60%;</text:p>
          </table:table-cell>
          <table:table-cell office:value-type="string" calcext:value-type="string">
            <text:p>Không giống hình mẫu</text:p>
          </table:table-cell>
        </table:table-row>
        <table:table-row table:style-name="ro1">
          <table:table-cell office:value-type="string" calcext:value-type="string">
            <text:p>width: 60%;</text:p>
          </table:table-cell>
          <table:table-cell office:value-type="string" calcext:value-type="string">
            <text:p>không giống hình đăng. bọc nilong màu. mua của alobuy ai biết hình như này có là chính hãng ko?</text:p>
          </table:table-cell>
        </table:table-row>
        <table:table-row table:style-name="ro1">
          <table:table-cell office:value-type="string" calcext:value-type="string">
            <text:p>width: 60%;</text:p>
          </table:table-cell>
          <table:table-cell office:value-type="string" calcext:value-type="string">
            <text:p>Không giống bộ lọc Máy mới mua, không biết Chất lượng có ổn không để xem</text:p>
          </table:table-cell>
        </table:table-row>
        <table:table-row table:style-name="ro1">
          <table:table-cell office:value-type="string" calcext:value-type="string">
            <text:p>width: 60%;</text:p>
          </table:table-cell>
          <table:table-cell office:value-type="string" calcext:value-type="string">
            <text:p>Không gian để khay quá hẹp, làm bánh dễ cháy. Lên nhiệt cũng chậm. Đóng gói lại lỏng lẻo. Mình mua bịch bột ngũ cốc mà đóng gói còn kỹ hơn cái lò nướng này. Bản thân thùng hàng của hãng đã rất mỏng manh và miếng xốp cũng gãy bể nữa.</text:p>
          </table:table-cell>
        </table:table-row>
        <table:table-row table:style-name="ro1">
          <table:table-cell office:value-type="string" calcext:value-type="string">
            <text:p>width: 60%;</text:p>
          </table:table-cell>
          <table:table-cell office:value-type="string" calcext:value-type="string">
            <text:p>Không full tràn ra cạnh viền như quảng cáo. Sản phẩm đóng gói cẩn thận, dễ thao tác dán</text:p>
          </table:table-cell>
        </table:table-row>
        <table:table-row table:style-name="ro1">
          <table:table-cell office:value-type="string" calcext:value-type="string">
            <text:p>width: 60%;</text:p>
          </table:table-cell>
          <table:table-cell office:value-type="string" calcext:value-type="string">
            <text:p>không được như mong muốn</text:p>
          </table:table-cell>
        </table:table-row>
        <table:table-row table:style-name="ro1">
          <table:table-cell office:value-type="string" calcext:value-type="string">
            <text:p>width: 60%;</text:p>
          </table:table-cell>
          <table:table-cell office:value-type="string" calcext:value-type="string">
            <text:p>Không được nét</text:p>
          </table:table-cell>
        </table:table-row>
        <table:table-row table:style-name="ro1">
          <table:table-cell office:value-type="string" calcext:value-type="string">
            <text:p>width: 60%;</text:p>
          </table:table-cell>
          <table:table-cell office:value-type="string" calcext:value-type="string">
            <text:p>không được mát ,quạt bé và kêu hơi ồn</text:p>
          </table:table-cell>
        </table:table-row>
        <table:table-row table:style-name="ro4">
          <table:table-cell office:value-type="string" calcext:value-type="string">
            <text:p>width: 60%;</text:p>
          </table:table-cell>
          <table:table-cell office:value-type="string" calcext:value-type="string">
            <text:p>Không được chọn màu</text:p>
            <text:p>Nhận hàng màu xám mặc dù đã ghi rõ không nhận xám</text:p>
          </table:table-cell>
        </table:table-row>
        <table:table-row table:style-name="ro1">
          <table:table-cell office:value-type="string" calcext:value-type="string">
            <text:p>width: 60%;</text:p>
          </table:table-cell>
          <table:table-cell office:value-type="string" calcext:value-type="string">
            <text:p>Không được chắc chắn! K tháo được cách để vệ sinh , hai số thì mạnh như nhau nói chung là thấy ko hài lòng</text:p>
          </table:table-cell>
        </table:table-row>
        <table:table-row table:style-name="ro1">
          <table:table-cell office:value-type="string" calcext:value-type="string">
            <text:p>width: 60%;</text:p>
          </table:table-cell>
          <table:table-cell office:value-type="string" calcext:value-type="string">
            <text:p>Không được bảo mật cho lắm, nhìn góc 45 độ vẫn thấy</text:p>
          </table:table-cell>
        </table:table-row>
        <table:table-row table:style-name="ro1">
          <table:table-cell office:value-type="string" calcext:value-type="string">
            <text:p>width: 60%;</text:p>
          </table:table-cell>
          <table:table-cell office:value-type="string" calcext:value-type="string">
            <text:p>không đúng màu. đặt màu đỏ mà. sao lại gửi màu trắng</text:p>
          </table:table-cell>
        </table:table-row>
        <table:table-row table:style-name="ro1">
          <table:table-cell office:value-type="string" calcext:value-type="string">
            <text:p>width: 60%;</text:p>
          </table:table-cell>
          <table:table-cell office:value-type="string" calcext:value-type="string">
            <text:p>không đúng mẫu.</text:p>
          </table:table-cell>
        </table:table-row>
        <table:table-row table:style-name="ro1">
          <table:table-cell office:value-type="string" calcext:value-type="string">
            <text:p>width: 60%;</text:p>
          </table:table-cell>
          <table:table-cell office:value-type="string" calcext:value-type="string">
            <text:p>Không để ý khi nhận hàng. Khi nóng nồi nó hiện lên 1 vết nứt dài</text:p>
          </table:table-cell>
        </table:table-row>
        <table:table-row table:style-name="ro1">
          <table:table-cell office:value-type="string" calcext:value-type="string">
            <text:p>width: 60%;</text:p>
          </table:table-cell>
          <table:table-cell office:value-type="string" calcext:value-type="string">
            <text:p>Không dc cho lắm.........</text:p>
          </table:table-cell>
        </table:table-row>
        <table:table-row table:style-name="ro1">
          <table:table-cell office:value-type="string" calcext:value-type="string">
            <text:p>width: 60%;</text:p>
          </table:table-cell>
          <table:table-cell office:value-type="string" calcext:value-type="string">
            <text:p>Không đáng mua, xài thời gian ngắn là tắt. Dù vệ sinh, dùng hoá chất các kiểu cũng ko cải thiện mấy</text:p>
          </table:table-cell>
        </table:table-row>
        <table:table-row table:style-name="ro1">
          <table:table-cell office:value-type="string" calcext:value-type="string">
            <text:p>width: 60%;</text:p>
          </table:table-cell>
          <table:table-cell office:value-type="string" calcext:value-type="string">
            <text:p>Không có tính năng cài đặt độ dài lưu video sản phẩm kết nối wifi với điện thoại xem rõ nét</text:p>
          </table:table-cell>
        </table:table-row>
        <table:table-row table:style-name="ro1">
          <table:table-cell office:value-type="string" calcext:value-type="string">
            <text:p>width: 60%;</text:p>
          </table:table-cell>
          <table:table-cell office:value-type="string" calcext:value-type="string">
            <text:p>không có tính năng bám theo chuyển động như qc, còn lại ok</text:p>
          </table:table-cell>
        </table:table-row>
        <table:table-row table:style-name="ro1">
          <table:table-cell office:value-type="string" calcext:value-type="string">
            <text:p>width: 60%;</text:p>
          </table:table-cell>
          <table:table-cell office:value-type="string" calcext:value-type="string">
            <text:p>Không có thẻ bảo hành, không có cây cạy nhựa. Xài dc 1 ngày thấy cũng ok, bền hay k thì chưa biết</text:p>
          </table:table-cell>
        </table:table-row>
        <table:table-row table:style-name="ro1">
          <table:table-cell office:value-type="string" calcext:value-type="string">
            <text:p>width: 60%;</text:p>
          </table:table-cell>
          <table:table-cell office:value-type="string" calcext:value-type="string">
            <text:p>không có tem bảo hành của nhà bán hàng và nhà nhập khẩu, mua 4 gắn thử 1 cái thấy rỏ nhưng lại đen/ trắng mặc dù gắn ngoài trời</text:p>
          </table:table-cell>
        </table:table-row>
        <table:table-row table:style-name="ro1">
          <table:table-cell office:value-type="string" calcext:value-type="string">
            <text:p>width: 60%;</text:p>
          </table:table-cell>
          <table:table-cell office:value-type="string" calcext:value-type="string">
            <text:p>không có tay treo, tạm được, tiền nào của đó, Tiki giao hàng chậm hơn các lần trước. Cám ơn.</text:p>
          </table:table-cell>
        </table:table-row>
        <table:table-row table:style-name="ro1">
          <table:table-cell office:value-type="string" calcext:value-type="string">
            <text:p>width: 60%;</text:p>
          </table:table-cell>
          <table:table-cell office:value-type="string" calcext:value-type="string">
            <text:p>Không có sẵn củ sạc, khe thẻ nhớ thì hẹp, muốn để thẻ vào thì phải cạo sạch tem bảo hành trên thẻ nếu không sẽ bị kẹt</text:p>
          </table:table-cell>
        </table:table-row>
        <table:table-row table:style-name="ro1">
          <table:table-cell office:value-type="string" calcext:value-type="string">
            <text:p>width: 60%;</text:p>
          </table:table-cell>
          <table:table-cell office:value-type="string" calcext:value-type="string">
            <text:p>Không có phiếu bảo hành kèm theo sản phẩm</text:p>
          </table:table-cell>
        </table:table-row>
        <table:table-row table:style-name="ro4">
          <table:table-cell office:value-type="string" calcext:value-type="string">
            <text:p>width: 60%;</text:p>
          </table:table-cell>
          <table:table-cell office:value-type="string" calcext:value-type="string">
            <text:p>Không có phần mềm khôi phục dữ liệu kèm theo thẻ như đã mô tả. </text:p>
            <text:p>Thẻ chính hãng, đóng gói tốt, chuẩn bị đơn hàng chậm.</text:p>
          </table:table-cell>
        </table:table-row>
        <table:table-row table:style-name="ro1">
          <table:table-cell office:value-type="string" calcext:value-type="string">
            <text:p>width: 60%;</text:p>
          </table:table-cell>
          <table:table-cell office:value-type="string" calcext:value-type="string">
            <text:p>Không có mút xốp bọc bên trong mặc dù là hàng dễ vỡ, chỉ có mỗi tờ giấy báo bọc HDD, ngày trước mua HDD còn được cho túi khí vào bên trong. Vận chuyển khá lâu. Tốc độ copy nhanh. Kiểm tra bảo hàng vẫn còn gần 2 năm.</text:p>
          </table:table-cell>
        </table:table-row>
        <table:table-row table:style-name="ro1">
          <table:table-cell office:value-type="string" calcext:value-type="string">
            <text:p>width: 60%;</text:p>
          </table:table-cell>
          <table:table-cell office:value-type="string" calcext:value-type="string">
            <text:p>không có lỗ treo wifi. thiết bị nhỏ gọn</text:p>
          </table:table-cell>
        </table:table-row>
        <table:table-row table:style-name="ro1">
          <table:table-cell office:value-type="string" calcext:value-type="string">
            <text:p>width: 60%;</text:p>
          </table:table-cell>
          <table:table-cell office:value-type="string" calcext:value-type="string">
            <text:p>Không có lỗ thoát nước. Mỗi lần mở nồi cơm nước chảy vào nồi và chảy cả xuống mâm nhiệt. Nước chảy xuống vậy sớm muộn j cũng chập cháy. Haizz</text:p>
          </table:table-cell>
        </table:table-row>
        <table:table-row table:style-name="ro1">
          <table:table-cell office:value-type="string" calcext:value-type="string">
            <text:p>width: 60%;</text:p>
          </table:table-cell>
          <table:table-cell office:value-type="string" calcext:value-type="string">
            <text:p>không có kích cỡ sản phẩm để khách hàng biết có phù hợp với xe của mình không</text:p>
          </table:table-cell>
        </table:table-row>
        <table:table-row table:style-name="ro1">
          <table:table-cell office:value-type="string" calcext:value-type="string">
            <text:p>width: 60%;</text:p>
          </table:table-cell>
          <table:table-cell office:value-type="string" calcext:value-type="string">
            <text:p>Không có khoá an toàn ở phần nước nóng đâu mọi người nhé!</text:p>
          </table:table-cell>
        </table:table-row>
        <table:table-row table:style-name="ro4">
          <table:table-cell office:value-type="string" calcext:value-type="string">
            <text:p>width: 60%;</text:p>
          </table:table-cell>
          <table:table-cell office:value-type="string" calcext:value-type="string">
            <text:p>không có kèm thẻ nhớ như các loại camera wifi khác .</text:p>
            <text:p>chân máy bị hở phải dùng keo để cố định khá khó chịu</text:p>
          </table:table-cell>
        </table:table-row>
        <table:table-row table:style-name="ro1">
          <table:table-cell office:value-type="string" calcext:value-type="string">
            <text:p>width: 60%;</text:p>
          </table:table-cell>
          <table:table-cell office:value-type="string" calcext:value-type="string">
            <text:p>không có hướng dẫn tiếng việt nam nên sử dụng khó dùng</text:p>
          </table:table-cell>
        </table:table-row>
        <table:table-row table:style-name="ro1">
          <table:table-cell office:value-type="string" calcext:value-type="string">
            <text:p>width: 60%;</text:p>
          </table:table-cell>
          <table:table-cell office:value-type="string" calcext:value-type="string">
            <text:p>Không có hộp đựng,chắc giảm giá thì không được đòi hỏi nhiều thì phải.</text:p>
          </table:table-cell>
        </table:table-row>
        <table:table-row table:style-name="ro1">
          <table:table-cell office:value-type="string" calcext:value-type="string">
            <text:p>width: 60%;</text:p>
          </table:table-cell>
          <table:table-cell office:value-type="string" calcext:value-type="string">
            <text:p>Không có giấy bảo hành thì bảo hành điện tử hả shop?</text:p>
          </table:table-cell>
        </table:table-row>
        <table:table-row table:style-name="ro1">
          <table:table-cell office:value-type="string" calcext:value-type="string">
            <text:p>width: 60%;</text:p>
          </table:table-cell>
          <table:table-cell office:value-type="string" calcext:value-type="string">
            <text:p>Không có gì nổi bật, làm nóng hơi lâu.</text:p>
          </table:table-cell>
        </table:table-row>
        <table:table-row table:style-name="ro1">
          <table:table-cell office:value-type="string" calcext:value-type="string">
            <text:p>width: 60%;</text:p>
          </table:table-cell>
          <table:table-cell office:value-type="string" calcext:value-type="string">
            <text:p>khong co gi dac sac lam cung tam tam</text:p>
          </table:table-cell>
        </table:table-row>
        <table:table-row table:style-name="ro4">
          <table:table-cell office:value-type="string" calcext:value-type="string">
            <text:p>width: 60%;</text:p>
          </table:table-cell>
          <table:table-cell office:value-type="string" calcext:value-type="string">
            <text:p>Không có gì đặc biệt ngoại trừ ngăn chứa lớn. Sáng nay ép cà chua mà máy quay mãi ra được rất ít nước. Cuối cùng đành phải bỏ vào máy Media mua hơn một triệu để ép tiểp phần thịt quả nhầy đó thì được một đống nước! Hix! Thất vọng tràn trề nhưng do chỉ có mỗi dòng này có ngăn chứa quả to như vậy nên ngậm ngùi xem như cũng coa điểm cộng. </text:p>
            <text:p>Ép các loại quả như táo và carrot cũng khá ổn nhưng xác không quá khô như những máy trục dài.</text:p>
          </table:table-cell>
        </table:table-row>
        <table:table-row table:style-name="ro1">
          <table:table-cell office:value-type="string" calcext:value-type="string">
            <text:p>width: 60%;</text:p>
          </table:table-cell>
          <table:table-cell office:value-type="string" calcext:value-type="string">
            <text:p>không có cục sạt</text:p>
          </table:table-cell>
        </table:table-row>
        <table:table-row table:style-name="ro1">
          <table:table-cell office:value-type="string" calcext:value-type="string">
            <text:p>width: 60%;</text:p>
          </table:table-cell>
          <table:table-cell office:value-type="string" calcext:value-type="string">
            <text:p>khong co cong rau nen wifi khong manh. Hinh anh kem sac net khong nhu mong doi. Khong co huong dan bang tieng Viet nhu quang cao. De nghi tra hang.</text:p>
          </table:table-cell>
        </table:table-row>
        <table:table-row table:style-name="ro1">
          <table:table-cell office:value-type="string" calcext:value-type="string">
            <text:p>width: 60%;</text:p>
          </table:table-cell>
          <table:table-cell office:value-type="string" calcext:value-type="string">
            <text:p>không có chân đứng, chỉ giá đỡ thì không sử dụng được, thiếu đồng bộ khi bán</text:p>
          </table:table-cell>
        </table:table-row>
        <table:table-row table:style-name="ro1">
          <table:table-cell office:value-type="string" calcext:value-type="string">
            <text:p>width: 60%;</text:p>
          </table:table-cell>
          <table:table-cell office:value-type="string" calcext:value-type="string">
            <text:p>Không có cảm nhận gì đặt biêt giưa trươc và sau khi xài sản phẩm.</text:p>
          </table:table-cell>
        </table:table-row>
        <table:table-row table:style-name="ro1">
          <table:table-cell office:value-type="string" calcext:value-type="string">
            <text:p>width: 60%;</text:p>
          </table:table-cell>
          <table:table-cell office:value-type="string" calcext:value-type="string">
            <text:p>Không check đc ngày bảo hành</text:p>
          </table:table-cell>
        </table:table-row>
        <table:table-row table:style-name="ro1">
          <table:table-cell office:value-type="string" calcext:value-type="string">
            <text:p>width: 60%;</text:p>
          </table:table-cell>
          <table:table-cell office:value-type="string" calcext:value-type="string">
            <text:p>khong chắc chắn</text:p>
          </table:table-cell>
        </table:table-row>
        <table:table-row table:style-name="ro1">
          <table:table-cell office:value-type="string" calcext:value-type="string">
            <text:p>width: 60%;</text:p>
          </table:table-cell>
          <table:table-cell office:value-type="string" calcext:value-type="string">
            <text:p>Không cài được driver . Nhấn install nhưng không chạy. Haizzzzzz. Chắc phai tải driver khác về</text:p>
          </table:table-cell>
        </table:table-row>
        <table:table-row table:style-name="ro1">
          <table:table-cell office:value-type="string" calcext:value-type="string">
            <text:p>width: 60%;</text:p>
          </table:table-cell>
          <table:table-cell office:value-type="string" calcext:value-type="string">
            <text:p>Không cài đặt được dù đã reset thiết bị. Đề nghị kỹ thuật hỗ trợ</text:p>
          </table:table-cell>
        </table:table-row>
        <table:table-row table:style-name="ro1">
          <table:table-cell office:value-type="string" calcext:value-type="string">
            <text:p>width: 60%;</text:p>
          </table:table-cell>
          <table:table-cell office:value-type="string" calcext:value-type="string">
            <text:p>không biết tiki có hỗ trợ bảo hành cho loa này không, mua về được hơn tuần lấy ra sài thì pin nhanh hết, mô tả thì pin sài 5 tiếng mà lấy ra sài thì chưa đến 2 tiếng đã hết pin rồi.... chất lượng không tương xứng với giá tiền xíu nào.</text:p>
          </table:table-cell>
        </table:table-row>
        <table:table-row table:style-name="ro1">
          <table:table-cell office:value-type="string" calcext:value-type="string">
            <text:p>width: 60%;</text:p>
          </table:table-cell>
          <table:table-cell office:value-type="string" calcext:value-type="string">
            <text:p>Không biết tiki có giao ước gì với bên vận chuyển không nhưg có tem Hàg dễ vỡ, hàng nhận vẫn móp méo, rách cả hộp không khác gì hàng bthường. Không hề an tâm mua hàng kiểu này chút nào.</text:p>
          </table:table-cell>
        </table:table-row>
        <table:table-row table:style-name="ro1">
          <table:table-cell office:value-type="string" calcext:value-type="string">
            <text:p>width: 60%;</text:p>
          </table:table-cell>
          <table:table-cell office:value-type="string" calcext:value-type="string">
            <text:p>Không biết sao sạc pin được 80 phần trăm là cục sạc tắt.</text:p>
          </table:table-cell>
        </table:table-row>
        <table:table-row table:style-name="ro1">
          <table:table-cell office:value-type="string" calcext:value-type="string">
            <text:p>width: 60%;</text:p>
          </table:table-cell>
          <table:table-cell office:value-type="string" calcext:value-type="string">
            <text:p>Không biết phiên bản này có cục sạc không mà khi bóc hộp không thấy cục sạc. Lần sau chắc phải bóc tại chỗ kiểm tra.</text:p>
          </table:table-cell>
        </table:table-row>
        <table:table-row table:style-name="ro4">
          <table:table-cell office:value-type="string" calcext:value-type="string">
            <text:p>width: 60%;</text:p>
          </table:table-cell>
          <table:table-cell office:value-type="string" calcext:value-type="string">
            <text:p>Không biết mua nhầm hàng giả không mà hôm nay lau máy bị vầy, bay hết luôn các chữ.</text:p>
            <text:p>Mình mua của Tiki trading luôn đó</text:p>
          </table:table-cell>
        </table:table-row>
        <table:table-row table:style-name="ro1">
          <table:table-cell office:value-type="string" calcext:value-type="string">
            <text:p>width: 60%;</text:p>
          </table:table-cell>
          <table:table-cell office:value-type="string" calcext:value-type="string">
            <text:p>Không biết máy có bị gì ko mà lúc nào chỉ số hoàn hảo,trong khi phòng rất bụi phải thường xuyên lau bụi,nhiệt độ thì đang giữa trưa hay khuya 1,2h sáng như nhau =]]</text:p>
          </table:table-cell>
        </table:table-row>
        <table:table-row table:style-name="ro1">
          <table:table-cell office:value-type="string" calcext:value-type="string">
            <text:p>width: 60%;</text:p>
          </table:table-cell>
          <table:table-cell office:value-type="string" calcext:value-type="string">
            <text:p>Không biết là do vận chuyển hay bên bán nhưng máy bị hư nút nhả que, phải mang đi bảo hành.</text:p>
          </table:table-cell>
        </table:table-row>
        <table:table-row table:style-name="ro1">
          <table:table-cell office:value-type="string" calcext:value-type="string">
            <text:p>width: 60%;</text:p>
          </table:table-cell>
          <table:table-cell office:value-type="string" calcext:value-type="string">
            <text:p>không biết là do chưa đầy pin hay gì mà quạt quay hơi yếu ,3 cấp độ thì gần như nhau ,đế thì thiếu mất dây ,phía trước chưa dán nhãn cảnh báo</text:p>
          </table:table-cell>
        </table:table-row>
        <table:table-row table:style-name="ro1">
          <table:table-cell office:value-type="string" calcext:value-type="string">
            <text:p>width: 60%;</text:p>
          </table:table-cell>
          <table:table-cell office:value-type="string" calcext:value-type="string">
            <text:p>không biết do máy hay do sữa mà làm hoài cũng không được.</text:p>
          </table:table-cell>
        </table:table-row>
        <table:table-row table:style-name="ro1">
          <table:table-cell office:value-type="string" calcext:value-type="string">
            <text:p>width: 60%;</text:p>
          </table:table-cell>
          <table:table-cell office:value-type="string" calcext:value-type="string">
            <text:p>Không biết do cái nồi mình dầy hay bếp không nóng, nấu hoài không sôi</text:p>
          </table:table-cell>
        </table:table-row>
        <table:table-row table:style-name="ro1">
          <table:table-cell office:value-type="string" calcext:value-type="string">
            <text:p>width: 60%;</text:p>
          </table:table-cell>
          <table:table-cell office:value-type="string" calcext:value-type="string">
            <text:p>Không biết có phải hàng thật của Lock&amp;Lock không, nhưng sản phẩm màu trắng không được đẹp như hình</text:p>
          </table:table-cell>
        </table:table-row>
        <table:table-row table:style-name="ro1">
          <table:table-cell office:value-type="string" calcext:value-type="string">
            <text:p>width: 60%;</text:p>
          </table:table-cell>
          <table:table-cell office:value-type="string" calcext:value-type="string">
            <text:p>Không biết có phải do mình chưa biết setup hay không!?</text:p>
          </table:table-cell>
        </table:table-row>
        <table:table-row table:style-name="ro1">
          <table:table-cell office:value-type="string" calcext:value-type="string">
            <text:p>width: 60%;</text:p>
          </table:table-cell>
          <table:table-cell office:value-type="string" calcext:value-type="string">
            <text:p>Không biết có phải 9 hãng. Không có tem để kiểm tra. như hình</text:p>
          </table:table-cell>
        </table:table-row>
        <table:table-row table:style-name="ro1">
          <table:table-cell office:value-type="string" calcext:value-type="string">
            <text:p>width: 60%;</text:p>
          </table:table-cell>
          <table:table-cell office:value-type="string" calcext:value-type="string">
            <text:p>không biết có mic không. kết nối xong âm thanh hơi sôi 1 nút bị cứng</text:p>
          </table:table-cell>
        </table:table-row>
        <table:table-row table:style-name="ro1">
          <table:table-cell office:value-type="string" calcext:value-type="string">
            <text:p>width: 60%;</text:p>
          </table:table-cell>
          <table:table-cell office:value-type="string" calcext:value-type="string">
            <text:p>không biết có bị hao điện nhiều hay không, sử dụng thời gian nướng khá là lâu</text:p>
          </table:table-cell>
        </table:table-row>
        <table:table-row table:style-name="ro1">
          <table:table-cell office:value-type="string" calcext:value-type="string">
            <text:p>width: 60%;</text:p>
          </table:table-cell>
          <table:table-cell office:value-type="string" calcext:value-type="string">
            <text:p>không biết chừa rãnh giữa làm gì mà không sử dụng được, rãnh trên thì quá gần đèn.</text:p>
          </table:table-cell>
        </table:table-row>
        <table:table-row table:style-name="ro1">
          <table:table-cell office:value-type="string" calcext:value-type="string">
            <text:p>width: 60%;</text:p>
          </table:table-cell>
          <table:table-cell office:value-type="string" calcext:value-type="string">
            <text:p>Không biết chất lượng như thế nào. Nhưng mà phần khử mùi không ổn. Chồng mình đi uống rượu về nằm trong phòng, khi mình bước vào thấy rõ mùi.</text:p>
          </table:table-cell>
        </table:table-row>
        <table:table-row table:style-name="ro1">
          <table:table-cell office:value-type="string" calcext:value-type="string">
            <text:p>width: 60%;</text:p>
          </table:table-cell>
          <table:table-cell office:value-type="string" calcext:value-type="string">
            <text:p>Không bán kèm điều khiển blutooth rất bất tiện. vì mình xem các sản phẩm của những shop khác đều có nên chủ quan thấy shop này nhiều sao đặt luôn mà k xem kỹ</text:p>
          </table:table-cell>
        </table:table-row>
        <table:table-row table:style-name="ro1">
          <table:table-cell office:value-type="string" calcext:value-type="string">
            <text:p>width: 60%;</text:p>
          </table:table-cell>
          <table:table-cell office:value-type="string" calcext:value-type="string">
            <text:p>Không bám bào mặt bàn lắm. Hơi thất vọng so với tưởng tượng</text:p>
          </table:table-cell>
        </table:table-row>
        <table:table-row table:style-name="ro1">
          <table:table-cell office:value-type="string" calcext:value-type="string">
            <text:p>width: 60%;</text:p>
          </table:table-cell>
          <table:table-cell office:value-type="string" calcext:value-type="string">
            <text:p>Khó bắt sóng, cái đầu cắm điện lỏng khó tiếp xúc, cài đặt khó</text:p>
          </table:table-cell>
        </table:table-row>
        <table:table-row table:style-name="ro1">
          <table:table-cell office:value-type="string" calcext:value-type="string">
            <text:p>width: 60%;</text:p>
          </table:table-cell>
          <table:table-cell office:value-type="string" calcext:value-type="string">
            <text:p>Khi tìm hiểu thấy nồi có chức năng tự ngắt. Nên đã mua, nhưng nấu từ 21h đêm tới 8 h sáng vẫn ko ngắt là sao nhỉ.cứ sôi sùng sục vậy. Chả ngắt j hết.</text:p>
          </table:table-cell>
        </table:table-row>
        <table:table-row table:style-name="ro1">
          <table:table-cell office:value-type="string" calcext:value-type="string">
            <text:p>width: 60%;</text:p>
          </table:table-cell>
          <table:table-cell office:value-type="string" calcext:value-type="string">
            <text:p>Khi sử dụng nước hay bị rỉ ra ngoài</text:p>
          </table:table-cell>
        </table:table-row>
        <table:table-row table:style-name="ro1">
          <table:table-cell office:value-type="string" calcext:value-type="string">
            <text:p>width: 60%;</text:p>
          </table:table-cell>
          <table:table-cell office:value-type="string" calcext:value-type="string">
            <text:p>Khi sử dụng khoảng 1 phút thì máy phát ra tiếng kêu, kiểm tra thì nước trong nồi vẫn đủ. Tắt nguồn, bắt lại vẫn kêu. Shop vui lòng hướng dẫn hoặc cho đổi lại</text:p>
          </table:table-cell>
        </table:table-row>
        <table:table-row table:style-name="ro1">
          <table:table-cell office:value-type="string" calcext:value-type="string">
            <text:p>width: 60%;</text:p>
          </table:table-cell>
          <table:table-cell office:value-type="string" calcext:value-type="string">
            <text:p>Khi sạc pin thì cục sạc rất nóng. Cho em hỏi làm thế nào để không nóng ạ</text:p>
          </table:table-cell>
        </table:table-row>
        <table:table-row table:style-name="ro1">
          <table:table-cell office:value-type="string" calcext:value-type="string">
            <text:p>width: 60%;</text:p>
          </table:table-cell>
          <table:table-cell office:value-type="string" calcext:value-type="string">
            <text:p>Khi nướng vẫn có mùi nhựa.</text:p>
          </table:table-cell>
        </table:table-row>
        <table:table-row table:style-name="ro1">
          <table:table-cell office:value-type="string" calcext:value-type="string">
            <text:p>width: 60%;</text:p>
          </table:table-cell>
          <table:table-cell office:value-type="string" calcext:value-type="string">
            <text:p>Khi nhận trục đã bị nghiêng sẵn, nhưng 1 phần lỗi do bản thân mình ko có kiến thức về máy xay nên ko biết rằng như vậy là sp bị lỗi. Đến khi quá 7 ngày kể từ khi nhận sp tiki mới gửi 1 email để nhắc về việc đánh giá sp nêm mình mới vô để đánh giá. Thì từ đây mình mới biết là sp của mình bị nghiêng trục. Gọi cho tiki vài lần thì tiki hỗ trợ là thu sp về để bảo hành. Quy trình rắc rối mất thời gian của khách hàng nên đành ngậm ngùi mang ta philips để bảo hành. Buồn</text:p>
          </table:table-cell>
        </table:table-row>
        <table:table-row table:style-name="ro4">
          <table:table-cell office:value-type="string" calcext:value-type="string">
            <text:p>width: 60%;</text:p>
          </table:table-cell>
          <table:table-cell office:value-type="string" calcext:value-type="string">
            <text:p>Khi nhận hàng tôi thấy nhãn đèn bằng giấy bị bong quăn lên. Hàng chất lượng cao sao mà thế nhỉ? </text:p>
            <text:p>Tôi ở quá xa  đành chấp nhận dùng. Biết làm sao được!</text:p>
          </table:table-cell>
        </table:table-row>
        <table:table-row table:style-name="ro1">
          <table:table-cell office:value-type="string" calcext:value-type="string">
            <text:p>width: 60%;</text:p>
          </table:table-cell>
          <table:table-cell office:value-type="string" calcext:value-type="string">
            <text:p>Khi nhận hàng thì thấy Sp k có khe cắm thẻ nhớ😭, k có lỗ reset trong trường hợp quên mật khẩu cũng k có😭. Phải làm sao, tôi muốn đổi sp để có những tính năng như lúc giới thiệu ban đầu. Vẫn đánh giá là tốt</text:p>
          </table:table-cell>
        </table:table-row>
        <table:table-row table:style-name="ro5">
          <table:table-cell office:value-type="string" calcext:value-type="string">
            <text:p>width: 60%;</text:p>
          </table:table-cell>
          <table:table-cell office:value-type="string" calcext:value-type="string">
            <text:p>khi nhận hàng cảm thấy rất an tâm vì hàng hóa được gói rất kỹ lưỡng.</text:p>
            <text:p>đánh giá chung: bàn phím bấm cực êm, y như bàn phím laptop, chuột thì cực kỳ nhạy, mình để thử lên trên mặt kính trong suốt vẫn sử dụng được bình thường. mà hình như bàn phím còn khả năng thoát nước nếu bị tràm vào cơ mà ko thấy ghi trên đây tại nó ghi là ko được làm ngập :3</text:p>
            <text:p>tóm lại thấy giá 320 là 1 giá khá ok vs quá trình vận chuyển vs đóng gói vs chất lượng,....</text:p>
            <text:p>sau này sẽ ủng hộ Tiki :)</text:p>
          </table:table-cell>
        </table:table-row>
        <table:table-row table:style-name="ro1">
          <table:table-cell office:value-type="string" calcext:value-type="string">
            <text:p>width: 60%;</text:p>
          </table:table-cell>
          <table:table-cell office:value-type="string" calcext:value-type="string">
            <text:p>khi nghe nhac bang THE SD tiet la khong tro qua bai hat duoc</text:p>
          </table:table-cell>
        </table:table-row>
        <table:table-row table:style-name="ro4">
          <table:table-cell office:value-type="string" calcext:value-type="string">
            <text:p>width: 60%;</text:p>
          </table:table-cell>
          <table:table-cell office:value-type="string" calcext:value-type="string">
            <text:p>Khi nấu, nồi toàn mùi nhựa ám cả vào thức ăn.</text:p>
            <text:p>Nấu khá ổn nhưng vẫn phải lật chứ ko như quảng cáo là nướng 360 độ</text:p>
          </table:table-cell>
        </table:table-row>
        <table:table-row table:style-name="ro1">
          <table:table-cell office:value-type="string" calcext:value-type="string">
            <text:p>width: 60%;</text:p>
          </table:table-cell>
          <table:table-cell office:value-type="string" calcext:value-type="string">
            <text:p>Khi nấu có mùi nhựa, nặng lại không có quai xách, khá bất tiện khi đi chuyển. Nồi chứa thì bình thường nhưng phần vỏ quá to</text:p>
          </table:table-cell>
        </table:table-row>
        <table:table-row table:style-name="ro1">
          <table:table-cell office:value-type="string" calcext:value-type="string">
            <text:p>width: 60%;</text:p>
          </table:table-cell>
          <table:table-cell office:value-type="string" calcext:value-type="string">
            <text:p>Khi nao minh co hoa don vay? Dang cho doi hoa don GTGT gap</text:p>
          </table:table-cell>
        </table:table-row>
        <table:table-row table:style-name="ro1">
          <table:table-cell office:value-type="string" calcext:value-type="string">
            <text:p>width: 60%;</text:p>
          </table:table-cell>
          <table:table-cell office:value-type="string" calcext:value-type="string">
            <text:p>Khi mua về hàng bị rạch bao bì như hình, cảm thấy không hài lòng vì vết rạch với miếng dán băng keo này không thể gọi là seal được. Thấy hình ảnh ai cũng bị rạch thế này. Nếu nhìn thấy hình ảnh bao bì bị rạch của m.n đăng lên thì đã kg mua hàng.</text:p>
          </table:table-cell>
        </table:table-row>
        <table:table-row table:style-name="ro1">
          <table:table-cell office:value-type="string" calcext:value-type="string">
            <text:p>width: 60%;</text:p>
          </table:table-cell>
          <table:table-cell office:value-type="string" calcext:value-type="string">
            <text:p>khi mua mình rất bất ngờ khi sản phẩm chỉ đc dán mac việt nam còn design và produce đều từ trung quốc. khi có mac vn vào giá tăng quá cao so với mặt bằng.</text:p>
          </table:table-cell>
        </table:table-row>
        <table:table-row table:style-name="ro1">
          <table:table-cell office:value-type="string" calcext:value-type="string">
            <text:p>width: 60%;</text:p>
          </table:table-cell>
          <table:table-cell office:value-type="string" calcext:value-type="string">
            <text:p>Khi mở Mi home thì nó không nhận wifi để mình chọn là sao mọi người. Ai gặp trường hợp xin hướng dẫn dùm</text:p>
          </table:table-cell>
        </table:table-row>
        <table:table-row table:style-name="ro1">
          <table:table-cell office:value-type="string" calcext:value-type="string">
            <text:p>width: 60%;</text:p>
          </table:table-cell>
          <table:table-cell office:value-type="string" calcext:value-type="string">
            <text:p>Khi mở hộp ra thì mình thấy tai nghe có dính keo. Nhưng cũng không sao.</text:p>
          </table:table-cell>
        </table:table-row>
        <table:table-row table:style-name="ro1">
          <table:table-cell office:value-type="string" calcext:value-type="string">
            <text:p>width: 60%;</text:p>
          </table:table-cell>
          <table:table-cell office:value-type="string" calcext:value-type="string">
            <text:p>Khi mình nhận được hàng thì mở ra thấy pin bị rỉ sét, quạt quay yếu và kêu rất ồn.</text:p>
          </table:table-cell>
        </table:table-row>
        <table:table-row table:style-name="ro4">
          <table:table-cell office:value-type="string" calcext:value-type="string">
            <text:p>width: 60%;</text:p>
          </table:table-cell>
          <table:table-cell office:value-type="string" calcext:value-type="string">
            <text:p>Khi mà mở ra thử thì thấy phần lưỡi dao bị chảy mủ khi mình thử dùng cây tiêu.</text:p>
            <text:p>Hy vọng shop có thể có cách bán lưỡi để thay thế.</text:p>
          </table:table-cell>
        </table:table-row>
        <table:table-row table:style-name="ro1">
          <table:table-cell office:value-type="string" calcext:value-type="string">
            <text:p>width: 60%;</text:p>
          </table:table-cell>
          <table:table-cell office:value-type="string" calcext:value-type="string">
            <text:p>khi gắn máy xay xong, vặn ra thì phần đế gắn lưỡi dao cũng dễ rớt ra theo, làm đổ hết sinh tố ra ngoài. không biết sản phẩm này lỗi hay sao ạ,?</text:p>
          </table:table-cell>
        </table:table-row>
        <table:table-row table:style-name="ro1">
          <table:table-cell office:value-type="string" calcext:value-type="string">
            <text:p>width: 60%;</text:p>
          </table:table-cell>
          <table:table-cell office:value-type="string" calcext:value-type="string">
            <text:p>Khi đun nước lần đầu. <text:s/>bên trong đáy bình có vết ố hiện lên, lau không hết. Mọi ngừoi có ai bị như vậy không ạ?</text:p>
          </table:table-cell>
        </table:table-row>
        <table:table-row table:style-name="ro1">
          <table:table-cell office:value-type="string" calcext:value-type="string">
            <text:p>width: 60%;</text:p>
          </table:table-cell>
          <table:table-cell office:value-type="string" calcext:value-type="string">
            <text:p>Khi để nhiệt độ cao, vỏ nồi cũng nóng ran</text:p>
          </table:table-cell>
        </table:table-row>
        <table:table-row table:style-name="ro1">
          <table:table-cell office:value-type="string" calcext:value-type="string">
            <text:p>width: 60%;</text:p>
          </table:table-cell>
          <table:table-cell office:value-type="string" calcext:value-type="string">
            <text:p>Khi đang hoạt động mà kéo khay ra thì máy vẫn chạy, ko như các dòng khác là ngắt hẳn luôn . Khá là hạn chế</text:p>
          </table:table-cell>
        </table:table-row>
        <table:table-row table:style-name="ro1">
          <table:table-cell office:value-type="string" calcext:value-type="string">
            <text:p>width: 60%;</text:p>
          </table:table-cell>
          <table:table-cell office:value-type="string" calcext:value-type="string">
            <text:p>khi click chuột thì không nghe tiếng tắt tắt</text:p>
          </table:table-cell>
        </table:table-row>
        <table:table-row table:style-name="ro1">
          <table:table-cell office:value-type="string" calcext:value-type="string">
            <text:p>width: 60%;</text:p>
          </table:table-cell>
          <table:table-cell office:value-type="string" calcext:value-type="string">
            <text:p>Khe cắm thẻ nhớ ko chuẩn, rất khó gắn thẻ nhớ.</text:p>
          </table:table-cell>
        </table:table-row>
        <table:table-row table:style-name="ro4">
          <table:table-cell office:value-type="string" calcext:value-type="string">
            <text:p>width: 60%;</text:p>
          </table:table-cell>
          <table:table-cell office:value-type="string" calcext:value-type="string">
            <text:p>khay sắt bị mốp ạ shop có đk đổi trả k ạ</text:p>
            <text:p>mong shop sớm tl ak</text:p>
          </table:table-cell>
        </table:table-row>
        <table:table-row table:style-name="ro1">
          <table:table-cell office:value-type="string" calcext:value-type="string">
            <text:p>width: 60%;</text:p>
          </table:table-cell>
          <table:table-cell office:value-type="string" calcext:value-type="string">
            <text:p>Khay nướng đặt quá cao</text:p>
          </table:table-cell>
        </table:table-row>
        <table:table-row table:style-name="ro1">
          <table:table-cell office:value-type="string" calcext:value-type="string">
            <text:p>width: 60%;</text:p>
          </table:table-cell>
          <table:table-cell office:value-type="string" calcext:value-type="string">
            <text:p>Khay nước mình đang cho nước vào thì bị vỡ toác ta. Tiki xem xét bảo hành giúp.</text:p>
          </table:table-cell>
        </table:table-row>
        <table:table-row table:style-name="ro1">
          <table:table-cell office:value-type="string" calcext:value-type="string">
            <text:p>width: 60%;</text:p>
          </table:table-cell>
          <table:table-cell office:value-type="string" calcext:value-type="string">
            <text:p>Khay gia vị hứng nước khá can nên khi hấp hải sản nước bị chảy tràn ra ngoài.</text:p>
          </table:table-cell>
        </table:table-row>
        <table:table-row table:style-name="ro2">
          <table:table-cell office:value-type="string" calcext:value-type="string">
            <text:p>width: 60%;</text:p>
          </table:table-cell>
          <table:table-cell office:value-type="string" calcext:value-type="string">
            <text:p>Khay đựng hơi nước thoát hoạt động không hiệu quả.</text:p>
            <text:p>Nấu xong không ăn liền mà chuyển qua chế độ hâm sẽ bị hơi nước rớt xuống làm ướt cơm .</text:p>
            <text:p>Hơi thất vọng</text:p>
          </table:table-cell>
        </table:table-row>
        <table:table-row table:style-name="ro1">
          <table:table-cell office:value-type="string" calcext:value-type="string">
            <text:p>width: 60%;</text:p>
          </table:table-cell>
          <table:table-cell office:value-type="string" calcext:value-type="string">
            <text:p>Khay chiên đóng k khớp, nút hẹn giờ nó k về hẳn được số 0</text:p>
          </table:table-cell>
        </table:table-row>
        <table:table-row table:style-name="ro1">
          <table:table-cell office:value-type="string" calcext:value-type="string">
            <text:p>width: 60%;</text:p>
          </table:table-cell>
          <table:table-cell office:value-type="string" calcext:value-type="string">
            <text:p>Khá tốt...âm thanh cho chất lượng khá rõ nét, ít tạp âm hơn khi ko gắn micro...Nếu có thêm bộ giá đỡ, kèm thêm cho điện thoại thì quá tốt</text:p>
          </table:table-cell>
        </table:table-row>
        <table:table-row table:style-name="ro1">
          <table:table-cell office:value-type="string" calcext:value-type="string">
            <text:p>width: 60%;</text:p>
          </table:table-cell>
          <table:table-cell office:value-type="string" calcext:value-type="string">
            <text:p>Khá tốt so với các loại tương tự. Pin trâu</text:p>
          </table:table-cell>
        </table:table-row>
        <table:table-row table:style-name="ro1">
          <table:table-cell office:value-type="string" calcext:value-type="string">
            <text:p>width: 60%;</text:p>
          </table:table-cell>
          <table:table-cell office:value-type="string" calcext:value-type="string">
            <text:p>Khá tốt . Cảm ơn shop nhiều</text:p>
          </table:table-cell>
        </table:table-row>
        <table:table-row table:style-name="ro1">
          <table:table-cell office:value-type="string" calcext:value-type="string">
            <text:p>width: 60%;</text:p>
          </table:table-cell>
          <table:table-cell office:value-type="string" calcext:value-type="string">
            <text:p>Khá tin tưởng về thương hiệu của Anker nên có chương trình khuyến mãi là mua luôn. Tạm thời xài mấy ngày tốt. Tiki đóng gói cẩn thận tuy nhiên lần này giao hàng quá chậm, thậm chí đến ngày giao hàng dự kiến (sau 1 tuần) vẫn chưa thấy giao mà không có thông báo gì cho khách hàng biết.</text:p>
          </table:table-cell>
        </table:table-row>
        <table:table-row table:style-name="ro1">
          <table:table-cell office:value-type="string" calcext:value-type="string">
            <text:p>width: 60%;</text:p>
          </table:table-cell>
          <table:table-cell office:value-type="string" calcext:value-type="string">
            <text:p>khá ổn.gió vừa phải ko mạnh. giao hàng rất nhanh theo đúng thì 5 6 ngày nhưng 3 ngày là có. bao bọc khá ổn.sử dụng bền ko thì phải xem đã nhưng nhìn chung với cái quạt này mà với số tiền như vậy thì hơi cao đó. sạc cx nhanh sử dụng cũng khá lâu.nói chung là ổn thôi còn đạt cao hơn thì hơi khó</text:p>
          </table:table-cell>
        </table:table-row>
        <table:table-row table:style-name="ro1">
          <table:table-cell office:value-type="string" calcext:value-type="string">
            <text:p>width: 60%;</text:p>
          </table:table-cell>
          <table:table-cell office:value-type="string" calcext:value-type="string">
            <text:p>Khá ồn......................................................</text:p>
          </table:table-cell>
        </table:table-row>
        <table:table-row table:style-name="ro1">
          <table:table-cell office:value-type="string" calcext:value-type="string">
            <text:p>width: 60%;</text:p>
          </table:table-cell>
          <table:table-cell office:value-type="string" calcext:value-type="string">
            <text:p>khá ồn.</text:p>
          </table:table-cell>
        </table:table-row>
        <table:table-row table:style-name="ro1">
          <table:table-cell office:value-type="string" calcext:value-type="string">
            <text:p>width: 60%;</text:p>
          </table:table-cell>
          <table:table-cell office:value-type="string" calcext:value-type="string">
            <text:p>Khá ổn trong tầm giá tốc độ đọc thì 45mb nhưng đưa lên máy thì chỉ có 30mb là cao nhất</text:p>
          </table:table-cell>
        </table:table-row>
        <table:table-row table:style-name="ro2">
          <table:table-cell office:value-type="string" calcext:value-type="string">
            <text:p>width: 60%;</text:p>
          </table:table-cell>
          <table:table-cell office:value-type="string" calcext:value-type="string">
            <text:p>Khá ổn so với giá. Hình nét đẹp. Cài đặt khá nhanh. Không dây nên tiện lợi khi thi công nhưng thỉnh thoảng cũng bị trục trặc đường truyền.</text:p>
            <text:p>Chưa hỗ trợ băng tần 5GHz.</text:p>
            <text:p>Thỉnh thoảng bị lỗi (xem hình). Đã tắt chế độ chuyển đổi tự động (Mục Cài đặt cảnh đêm) vẫn bị.</text:p>
          </table:table-cell>
        </table:table-row>
        <table:table-row table:style-name="ro1">
          <table:table-cell office:value-type="string" calcext:value-type="string">
            <text:p>width: 60%;</text:p>
          </table:table-cell>
          <table:table-cell office:value-type="string" calcext:value-type="string">
            <text:p>Khá ổn luôn</text:p>
          </table:table-cell>
        </table:table-row>
        <table:table-row table:style-name="ro1">
          <table:table-cell office:value-type="string" calcext:value-type="string">
            <text:p>width: 60%;</text:p>
          </table:table-cell>
          <table:table-cell office:value-type="string" calcext:value-type="string">
            <text:p>khá khó dùng với nam giới :D tôi phải mất nhiều hơn 5p mới là xong chiếc áo của mình</text:p>
          </table:table-cell>
        </table:table-row>
        <table:table-row table:style-name="ro1">
          <table:table-cell office:value-type="string" calcext:value-type="string">
            <text:p>width: 60%;</text:p>
          </table:table-cell>
          <table:table-cell office:value-type="string" calcext:value-type="string">
            <text:p>khá hài lòng. Sản phẩm nhỏ gọn, chắc chắn nhưng mình chọn sạc Adaptor mà nhận là dây sạc USB.</text:p>
          </table:table-cell>
        </table:table-row>
        <table:table-row table:style-name="ro4">
          <table:table-cell office:value-type="string" calcext:value-type="string">
            <text:p>width: 60%;</text:p>
          </table:table-cell>
          <table:table-cell office:value-type="string" calcext:value-type="string">
            <text:p>Khá hài lòng, nóng nhanh, anh em nướng thì cẩn thận với bì nhé, có bì thì bị bắn mỡ đấy, nướng thịt thì nên bỏ bì, hihi</text:p>
            <text:p>Thank tiki</text:p>
          </table:table-cell>
        </table:table-row>
        <table:table-row table:style-name="ro1">
          <table:table-cell office:value-type="string" calcext:value-type="string">
            <text:p>width: 60%;</text:p>
          </table:table-cell>
          <table:table-cell office:value-type="string" calcext:value-type="string">
            <text:p>Khá đc trong tầm giá. Ổn định</text:p>
          </table:table-cell>
        </table:table-row>
        <table:table-row table:style-name="ro1">
          <table:table-cell office:value-type="string" calcext:value-type="string">
            <text:p>width: 60%;</text:p>
          </table:table-cell>
          <table:table-cell office:value-type="string" calcext:value-type="string">
            <text:p>Khá bực vì shop ko có lưu ý chốt cắm 3 chấu của sản phẩm. Nói chung hàng xài được, nhỏ gọn, nẫu đc 2 tô mỳ ở trỏng là vừa in, có 2 nấc chọn nấu. nhưng mà hơi lâu sôi nếu nấu lẩu.</text:p>
          </table:table-cell>
        </table:table-row>
        <table:table-row table:style-name="ro1">
          <table:table-cell office:value-type="string" calcext:value-type="string">
            <text:p>width: 60%;</text:p>
          </table:table-cell>
          <table:table-cell office:value-type="string" calcext:value-type="string">
            <text:p>Kg bằng sharp</text:p>
          </table:table-cell>
        </table:table-row>
        <table:table-row table:style-name="ro1">
          <table:table-cell office:value-type="string" calcext:value-type="string">
            <text:p>width: 60%;</text:p>
          </table:table-cell>
          <table:table-cell office:value-type="string" calcext:value-type="string">
            <text:p>keycap bị gãy là sao z shop</text:p>
          </table:table-cell>
        </table:table-row>
        <table:table-row table:style-name="ro1">
          <table:table-cell office:value-type="string" calcext:value-type="string">
            <text:p>width: 60%;</text:p>
          </table:table-cell>
          <table:table-cell office:value-type="string" calcext:value-type="string">
            <text:p>Key Windows ko kích hoạt được, chân đế ko điều chỉnh độ nghiêng được</text:p>
          </table:table-cell>
        </table:table-row>
        <table:table-row table:style-name="ro1">
          <table:table-cell office:value-type="string" calcext:value-type="string">
            <text:p>width: 60%;</text:p>
          </table:table-cell>
          <table:table-cell office:value-type="string" calcext:value-type="string">
            <text:p>kêu to, không có phím nguồn riêng mỗi lần tắt bấm nhiều lần, không hài lòng so với giá</text:p>
          </table:table-cell>
        </table:table-row>
        <table:table-row table:style-name="ro1">
          <table:table-cell office:value-type="string" calcext:value-type="string">
            <text:p>width: 60%;</text:p>
          </table:table-cell>
          <table:table-cell office:value-type="string" calcext:value-type="string">
            <text:p>Kết nối wifi bị out liên tục</text:p>
          </table:table-cell>
        </table:table-row>
        <table:table-row table:style-name="ro1">
          <table:table-cell office:value-type="string" calcext:value-type="string">
            <text:p>width: 60%;</text:p>
          </table:table-cell>
          <table:table-cell office:value-type="string" calcext:value-type="string">
            <text:p>kết nối vs đt chậm..nghe hơi nhỏ... hộp mõng manh và lỏng lẽo..</text:p>
          </table:table-cell>
        </table:table-row>
        <table:table-row table:style-name="ro1">
          <table:table-cell office:value-type="string" calcext:value-type="string">
            <text:p>width: 60%;</text:p>
          </table:table-cell>
          <table:table-cell office:value-type="string" calcext:value-type="string">
            <text:p>kết nối rất lâu có khi ngje đc cả 2 tai có khi chỉ nghe đc 1 thôi , âm thanh nghe tạm ko tốt cho lắm</text:p>
          </table:table-cell>
        </table:table-row>
        <table:table-row table:style-name="ro1">
          <table:table-cell office:value-type="string" calcext:value-type="string">
            <text:p>width: 60%;</text:p>
          </table:table-cell>
          <table:table-cell office:value-type="string" calcext:value-type="string">
            <text:p>kết nối ok, nhưng khi nghe lại được 1 lúc lại ko nghe được, mặc dù đèn led của loa vẫn nhấp nháy. Chuyển bài khác vẫn ko nghe được, chỉ có ngắt kết nối vs loa và kết nối lại mới nghe lại được. Mình kết nối với iphone 8plus</text:p>
          </table:table-cell>
        </table:table-row>
        <table:table-row table:style-name="ro1">
          <table:table-cell office:value-type="string" calcext:value-type="string">
            <text:p>width: 60%;</text:p>
          </table:table-cell>
          <table:table-cell office:value-type="string" calcext:value-type="string">
            <text:p>Kết nối nhanh, nghe được hai tai nhưng chất lượng âm thanh cũng bình thường</text:p>
          </table:table-cell>
        </table:table-row>
        <table:table-row table:style-name="ro1">
          <table:table-cell office:value-type="string" calcext:value-type="string">
            <text:p>width: 60%;</text:p>
          </table:table-cell>
          <table:table-cell office:value-type="string" calcext:value-type="string">
            <text:p>Kết nối khá ổn. Tuy nhiên con lăn dùng hơi chán. Lăn không được thật cho lắm, mình so sánh với chuột sica nhé.</text:p>
          </table:table-cell>
        </table:table-row>
        <table:table-row table:style-name="ro1">
          <table:table-cell office:value-type="string" calcext:value-type="string">
            <text:p>width: 60%;</text:p>
          </table:table-cell>
          <table:table-cell office:value-type="string" calcext:value-type="string">
            <text:p>kết nối hơi chậm, quan ngại khoản tai nghe to gần bằng cái vòi hoa sen 😳</text:p>
          </table:table-cell>
        </table:table-row>
        <table:table-row table:style-name="ro1">
          <table:table-cell office:value-type="string" calcext:value-type="string">
            <text:p>width: 60%;</text:p>
          </table:table-cell>
          <table:table-cell office:value-type="string" calcext:value-type="string">
            <text:p>kết nối chập chờn ko ổn định</text:p>
          </table:table-cell>
        </table:table-row>
        <table:table-row table:style-name="ro1">
          <table:table-cell office:value-type="string" calcext:value-type="string">
            <text:p>width: 60%;</text:p>
          </table:table-cell>
          <table:table-cell office:value-type="string" calcext:value-type="string">
            <text:p>kén bao bì ... mua khác loại là ép k hút .</text:p>
          </table:table-cell>
        </table:table-row>
        <table:table-row table:style-name="ro1">
          <table:table-cell office:value-type="string" calcext:value-type="string">
            <text:p>width: 60%;</text:p>
          </table:table-cell>
          <table:table-cell office:value-type="string" calcext:value-type="string">
            <text:p>Kém xa mi air pro eu cũng đã mua trên tiki</text:p>
          </table:table-cell>
        </table:table-row>
        <table:table-row table:style-name="ro1">
          <table:table-cell office:value-type="string" calcext:value-type="string">
            <text:p>width: 60%;</text:p>
          </table:table-cell>
          <table:table-cell office:value-type="string" calcext:value-type="string">
            <text:p>Kềm dỡ quá, <text:s/>bấm toàn bị hụt đầu, <text:s/>do rẻ nên ko đòi hỏi thêm được, <text:s/>mấy a thợ ko nên mua loại này xài, <text:s/>tại mình là học viên nên mua xài tạm thôi.</text:p>
          </table:table-cell>
        </table:table-row>
        <table:table-row table:style-name="ro1">
          <table:table-cell office:value-type="string" calcext:value-type="string">
            <text:p>width: 60%;</text:p>
          </table:table-cell>
          <table:table-cell office:value-type="string" calcext:value-type="string">
            <text:p>k xuyên tường như mong đợi. Muốn trả hàng nhưng tiki k chịu nhận (dù chỉ mới mua 2 ngày). Khuyên các bạn KHÔNG NÊN MUA!!!</text:p>
          </table:table-cell>
        </table:table-row>
        <table:table-row table:style-name="ro1">
          <table:table-cell office:value-type="string" calcext:value-type="string">
            <text:p>width: 60%;</text:p>
          </table:table-cell>
          <table:table-cell office:value-type="string" calcext:value-type="string">
            <text:p>k rõ có đúng hàng chính hãng k hay là hàng lỗi của công ty nhưng nói thật mình thích bộ sp này về mẫu mã <text:s/>và vận hành không như cái máy mình đã từng dùng (vì mình đã dùng sp này khi ở chung với bố mẹ). <text:s/>Ví dụ như: có vài vết đen trên nắp sp mà mình lau k được, nắp bị kênh ở cối xay lớn nhất… nên mình cần phải xem xét lại độ chính xác về hàng chính hãng hay k</text:p>
          </table:table-cell>
        </table:table-row>
        <table:table-row table:style-name="ro1">
          <table:table-cell office:value-type="string" calcext:value-type="string">
            <text:p>width: 60%;</text:p>
          </table:table-cell>
          <table:table-cell office:value-type="string" calcext:value-type="string">
            <text:p>k hiểu nổi giao hàng kiểu j mà thiếu cái nắp để đậy ?????</text:p>
          </table:table-cell>
        </table:table-row>
        <table:table-row table:style-name="ro1">
          <table:table-cell office:value-type="string" calcext:value-type="string">
            <text:p>width: 60%;</text:p>
          </table:table-cell>
          <table:table-cell office:value-type="string" calcext:value-type="string">
            <text:p>k hiểu nó cứ quay đi đâu ý. mình chỉnh ra giữa mà nó cứ xoay kịch. tạm đánh giá 3 sao đi</text:p>
          </table:table-cell>
        </table:table-row>
        <table:table-row table:style-name="ro1">
          <table:table-cell office:value-type="string" calcext:value-type="string">
            <text:p>width: 60%;</text:p>
          </table:table-cell>
          <table:table-cell office:value-type="string" calcext:value-type="string">
            <text:p>k hài lòng về thời gian giao sản phẩm , chất lượng thì ổn</text:p>
          </table:table-cell>
        </table:table-row>
        <table:table-row table:style-name="ro4">
          <table:table-cell office:value-type="string" calcext:value-type="string">
            <text:p>width: 60%;</text:p>
          </table:table-cell>
          <table:table-cell office:value-type="string" calcext:value-type="string">
            <text:p>k gọn .ủi hơi vướng vấp mặt chân bàn ủi.độ bền sài thời gian mới biết.</text:p>
            <text:p>lấy thêm nữa chọn bàn ủi khô thôi.</text:p>
          </table:table-cell>
        </table:table-row>
        <table:table-row table:style-name="ro1">
          <table:table-cell office:value-type="string" calcext:value-type="string">
            <text:p>width: 60%;</text:p>
          </table:table-cell>
          <table:table-cell office:value-type="string" calcext:value-type="string">
            <text:p>k đủ dung lượng như trên, đc mỗi cái sạc vào máy nhanh</text:p>
          </table:table-cell>
        </table:table-row>
        <table:table-row table:style-name="ro1">
          <table:table-cell office:value-type="string" calcext:value-type="string">
            <text:p>width: 60%;</text:p>
          </table:table-cell>
          <table:table-cell office:value-type="string" calcext:value-type="string">
            <text:p>k đc như ý lắm, đóng gói chưa kĩ với lại k hiểu sao tem tiki lại bứt ra, màn hình nền có hơi gợn loang màu xanh.</text:p>
          </table:table-cell>
        </table:table-row>
        <table:table-row table:style-name="ro1">
          <table:table-cell office:value-type="string" calcext:value-type="string">
            <text:p>width: 60%;</text:p>
          </table:table-cell>
          <table:table-cell office:value-type="string" calcext:value-type="string">
            <text:p>K có thẻ bảo hành. Xài dc 1 ngày thấy cũng ok, bền hay k thì chưa biết</text:p>
          </table:table-cell>
        </table:table-row>
        <table:table-row table:style-name="ro4">
          <table:table-cell office:value-type="string" calcext:value-type="string">
            <text:p>width: 60%;</text:p>
          </table:table-cell>
          <table:table-cell office:value-type="string" calcext:value-type="string">
            <text:p>K có miếng giá để là quần áo thẳng. </text:p>
            <text:p>Nên có cây chùi bình đựng nước và giữ k cho cây ủi hay rớt</text:p>
          </table:table-cell>
        </table:table-row>
        <table:table-row table:style-name="ro1">
          <table:table-cell office:value-type="string" calcext:value-type="string">
            <text:p>width: 60%;</text:p>
          </table:table-cell>
          <table:table-cell office:value-type="string" calcext:value-type="string">
            <text:p>k có luu giờ tắt là phải cài lại giờ bất tiện quá</text:p>
          </table:table-cell>
        </table:table-row>
        <table:table-row table:style-name="ro1">
          <table:table-cell office:value-type="string" calcext:value-type="string">
            <text:p>width: 60%;</text:p>
          </table:table-cell>
          <table:table-cell office:value-type="string" calcext:value-type="string">
            <text:p>K có giấy bảo hành là sao vậy ạ?????????????????????????????????????????????????????????????????????????</text:p>
          </table:table-cell>
        </table:table-row>
        <table:table-row table:style-name="ro1">
          <table:table-cell office:value-type="string" calcext:value-type="string">
            <text:p>width: 60%;</text:p>
          </table:table-cell>
          <table:table-cell office:value-type="string" calcext:value-type="string">
            <text:p>K biết sẽ đc xử lý thiếu xót ntn nếu k nhận đc remote. Giá so với thị trường là ok nhưng nếu k có remote thì đừng đăng nhé shop. Để khách k bị hụt hẫng. Tks</text:p>
          </table:table-cell>
        </table:table-row>
        <table:table-row table:style-name="ro1">
          <table:table-cell office:value-type="string" calcext:value-type="string">
            <text:p>width: 60%;</text:p>
          </table:table-cell>
          <table:table-cell office:value-type="string" calcext:value-type="string">
            <text:p>Jack kết nối không phổ thông. Chất lượng âm thanh hạn chế.</text:p>
          </table:table-cell>
        </table:table-row>
        <table:table-row table:style-name="ro1">
          <table:table-cell office:value-type="string" calcext:value-type="string">
            <text:p>width: 60%;</text:p>
          </table:table-cell>
          <table:table-cell office:value-type="string" calcext:value-type="string">
            <text:p>Ít sử dụng</text:p>
          </table:table-cell>
        </table:table-row>
        <table:table-row table:style-name="ro1">
          <table:table-cell office:value-type="string" calcext:value-type="string">
            <text:p>width: 60%;</text:p>
          </table:table-cell>
          <table:table-cell office:value-type="string" calcext:value-type="string">
            <text:p>Ít nhất là như hình. Không biết kk sạch ko? Ít ra con số ấy làm cảm thấy khoẻ hơn xíu</text:p>
          </table:table-cell>
        </table:table-row>
        <table:table-row table:style-name="ro1">
          <table:table-cell office:value-type="string" calcext:value-type="string">
            <text:p>width: 60%;</text:p>
          </table:table-cell>
          <table:table-cell office:value-type="string" calcext:value-type="string">
            <text:p>Inox dễ rỉ sét , quai nhựa xấu , còn lại mọi thứ ok</text:p>
          </table:table-cell>
        </table:table-row>
        <table:table-row table:style-name="ro1">
          <table:table-cell office:value-type="string" calcext:value-type="string">
            <text:p>width: 60%;</text:p>
          </table:table-cell>
          <table:table-cell office:value-type="string" calcext:value-type="string">
            <text:p>In ko nét, chi phí mực in cao</text:p>
          </table:table-cell>
        </table:table-row>
        <table:table-row table:style-name="ro1">
          <table:table-cell office:value-type="string" calcext:value-type="string">
            <text:p>width: 60%;</text:p>
          </table:table-cell>
          <table:table-cell office:value-type="string" calcext:value-type="string">
            <text:p>In ko đc sắc nét. Cứ bị mờ mờ</text:p>
          </table:table-cell>
        </table:table-row>
        <table:table-row table:style-name="ro1">
          <table:table-cell office:value-type="string" calcext:value-type="string">
            <text:p>width: 60%;</text:p>
          </table:table-cell>
          <table:table-cell office:value-type="string" calcext:value-type="string">
            <text:p>In khoảng 50 trang đầu rất nhanh và ok. Nhưng sau đó lại in rất chậm, không biết nguyên nhân vì sao luôn.</text:p>
          </table:table-cell>
        </table:table-row>
        <table:table-row table:style-name="ro1">
          <table:table-cell office:value-type="string" calcext:value-type="string">
            <text:p>width: 60%;</text:p>
          </table:table-cell>
          <table:table-cell office:value-type="string" calcext:value-type="string">
            <text:p>in hình bị sọc.</text:p>
          </table:table-cell>
        </table:table-row>
        <table:table-row table:style-name="ro1">
          <table:table-cell office:value-type="string" calcext:value-type="string">
            <text:p>width: 60%;</text:p>
          </table:table-cell>
          <table:table-cell office:value-type="string" calcext:value-type="string">
            <text:p>ích kỷ gu hú huygg gừng ybybybbhhyhhhyhyhyhyyyyhhuhvh</text:p>
          </table:table-cell>
        </table:table-row>
        <table:table-row table:style-name="ro1">
          <table:table-cell office:value-type="string" calcext:value-type="string">
            <text:p>width: 60%;</text:p>
          </table:table-cell>
          <table:table-cell office:value-type="string" calcext:value-type="string">
            <text:p>Huy động nguồn lực xã hội chủ nghĩa ý kiến của bạn sẽ có một số người thân</text:p>
          </table:table-cell>
        </table:table-row>
        <table:table-row table:style-name="ro1">
          <table:table-cell office:value-type="string" calcext:value-type="string">
            <text:p>width: 60%;</text:p>
          </table:table-cell>
          <table:table-cell office:value-type="string" calcext:value-type="string">
            <text:p>Hút yếu, không như mong đợi</text:p>
          </table:table-cell>
        </table:table-row>
        <table:table-row table:style-name="ro1">
          <table:table-cell office:value-type="string" calcext:value-type="string">
            <text:p>width: 60%;</text:p>
          </table:table-cell>
          <table:table-cell office:value-type="string" calcext:value-type="string">
            <text:p>Hút yếu</text:p>
          </table:table-cell>
        </table:table-row>
        <table:table-row table:style-name="ro1">
          <table:table-cell office:value-type="string" calcext:value-type="string">
            <text:p>width: 60%;</text:p>
          </table:table-cell>
          <table:table-cell office:value-type="string" calcext:value-type="string">
            <text:p>Hút mạnh, ồn, ko khớp tya cầm khi lắp, bạn nào mua thì kiểm tra các chỗ thao lắp,</text:p>
          </table:table-cell>
        </table:table-row>
        <table:table-row table:style-name="ro1">
          <table:table-cell office:value-type="string" calcext:value-type="string">
            <text:p>width: 60%;</text:p>
          </table:table-cell>
          <table:table-cell office:value-type="string" calcext:value-type="string">
            <text:p>hút ko sạch lắm. Hàng xài tạm được</text:p>
          </table:table-cell>
        </table:table-row>
        <table:table-row table:style-name="ro1">
          <table:table-cell office:value-type="string" calcext:value-type="string">
            <text:p>width: 60%;</text:p>
          </table:table-cell>
          <table:table-cell office:value-type="string" calcext:value-type="string">
            <text:p>Hút không mạnh lắm. Mua về nghịch chơi thì được.</text:p>
          </table:table-cell>
        </table:table-row>
        <table:table-row table:style-name="ro1">
          <table:table-cell office:value-type="string" calcext:value-type="string">
            <text:p>width: 60%;</text:p>
          </table:table-cell>
          <table:table-cell office:value-type="string" calcext:value-type="string">
            <text:p>Hút được khoảng 90% bụi bẩn</text:p>
          </table:table-cell>
        </table:table-row>
        <table:table-row table:style-name="ro1">
          <table:table-cell office:value-type="string" calcext:value-type="string">
            <text:p>width: 60%;</text:p>
          </table:table-cell>
          <table:table-cell office:value-type="string" calcext:value-type="string">
            <text:p>hút cũng ổn định. nhỏ gọn và dễ sử dụng. lâu dài chưa biết sao</text:p>
          </table:table-cell>
        </table:table-row>
        <table:table-row table:style-name="ro1">
          <table:table-cell office:value-type="string" calcext:value-type="string">
            <text:p>width: 60%;</text:p>
          </table:table-cell>
          <table:table-cell office:value-type="string" calcext:value-type="string">
            <text:p>Hút bụi được 2 lần + 2 lần xạc nghe âm thanh vận hành của motor quạt hút như mòn thau mỗi khi bấm off (stop) chắc là khô hay quay quá nhanh quá sức chịu đựng của bạc thau (?)</text:p>
          </table:table-cell>
        </table:table-row>
        <table:table-row table:style-name="ro1">
          <table:table-cell office:value-type="string" calcext:value-type="string">
            <text:p>width: 60%;</text:p>
          </table:table-cell>
          <table:table-cell office:value-type="string" calcext:value-type="string">
            <text:p>Hút ẩm nhanh, bỏ vào túi máy ảnh 3 ngày đã chuyển hết sang màu hồng</text:p>
          </table:table-cell>
        </table:table-row>
        <table:table-row table:style-name="ro4">
          <table:table-cell office:value-type="string" calcext:value-type="string">
            <text:p>width: 60%;</text:p>
          </table:table-cell>
          <table:table-cell office:value-type="string" calcext:value-type="string">
            <text:p>Hướng dẫn sử dụng có tải app và máy có chức năng wifi, nhưng thực tế máy lại ko có??</text:p>
            <text:p>Mình thấy rất khó sử dụng, và chưa hiểu cách đong tỉ lệ như thế nào</text:p>
          </table:table-cell>
        </table:table-row>
        <table:table-row table:style-name="ro1">
          <table:table-cell office:value-type="string" calcext:value-type="string">
            <text:p>width: 60%;</text:p>
          </table:table-cell>
          <table:table-cell office:value-type="string" calcext:value-type="string">
            <text:p>Huong dan so xai wa <text:s/>lo nuog hoi nho so voi tuong tuong</text:p>
          </table:table-cell>
        </table:table-row>
        <table:table-row table:style-name="ro1">
          <table:table-cell office:value-type="string" calcext:value-type="string">
            <text:p>width: 60%;</text:p>
          </table:table-cell>
          <table:table-cell office:value-type="string" calcext:value-type="string">
            <text:p>Hướng dẫn ko rõ ràng, chi tiết khiến khách hàng phải loay hoay tìm cách lắp đặt để sử dụng</text:p>
          </table:table-cell>
        </table:table-row>
        <table:table-row table:style-name="ro1">
          <table:table-cell office:value-type="string" calcext:value-type="string">
            <text:p>width: 60%;</text:p>
          </table:table-cell>
          <table:table-cell office:value-type="string" calcext:value-type="string">
            <text:p>hướng dẫn cho cách cài đặc</text:p>
          </table:table-cell>
        </table:table-row>
        <table:table-row table:style-name="ro1">
          <table:table-cell office:value-type="string" calcext:value-type="string">
            <text:p>width: 60%;</text:p>
          </table:table-cell>
          <table:table-cell office:value-type="string" calcext:value-type="string">
            <text:p>Huhu xui cho mình cái bình bị lỗi kỹ thuật, cắm vô nước sôi mãi hơn 30ph mà ko chuyển qua chế độ giữ ấm huhu</text:p>
          </table:table-cell>
        </table:table-row>
        <table:table-row table:style-name="ro1">
          <table:table-cell office:value-type="string" calcext:value-type="string">
            <text:p>width: 60%;</text:p>
          </table:table-cell>
          <table:table-cell office:value-type="string" calcext:value-type="string">
            <text:p>Hủ thủy tinh dày chắc chắn, tuy nhiên nắp hay bung, máy xài ok</text:p>
          </table:table-cell>
        </table:table-row>
        <table:table-row table:style-name="ro1">
          <table:table-cell office:value-type="string" calcext:value-type="string">
            <text:p>width: 60%;</text:p>
          </table:table-cell>
          <table:table-cell office:value-type="string" calcext:value-type="string">
            <text:p>hợp với giá cả</text:p>
          </table:table-cell>
        </table:table-row>
        <table:table-row table:style-name="ro1">
          <table:table-cell office:value-type="string" calcext:value-type="string">
            <text:p>width: 60%;</text:p>
          </table:table-cell>
          <table:table-cell office:value-type="string" calcext:value-type="string">
            <text:p>Hợp túi tiền , chưa sử dụng không biết có bền không , nhưng dây cắm điện quá ngắn chưa tới 50 cm</text:p>
          </table:table-cell>
        </table:table-row>
        <table:table-row table:style-name="ro1">
          <table:table-cell office:value-type="string" calcext:value-type="string">
            <text:p>width: 60%;</text:p>
          </table:table-cell>
          <table:table-cell office:value-type="string" calcext:value-type="string">
            <text:p>Hộp tạm ổn, nhưng ẩm kế nhanh hư. Phần nhựa nắp cài không cố định đc dẫn đến không cài kín được</text:p>
          </table:table-cell>
        </table:table-row>
        <table:table-row table:style-name="ro1">
          <table:table-cell office:value-type="string" calcext:value-type="string">
            <text:p>width: 60%;</text:p>
          </table:table-cell>
          <table:table-cell office:value-type="string" calcext:value-type="string">
            <text:p>hộp sạc không có dây kết nối. Không thể sử dụng được. đề nghị Tiki gửi bổ sung. ( mình vừa nhận hàng và thanh toán xong).</text:p>
          </table:table-cell>
        </table:table-row>
        <table:table-row table:style-name="ro1">
          <table:table-cell office:value-type="string" calcext:value-type="string">
            <text:p>width: 60%;</text:p>
          </table:table-cell>
          <table:table-cell office:value-type="string" calcext:value-type="string">
            <text:p>hộp nhìn trầy trật nhưng bên trong khá ổn, không cho dây lại mất công đi mua thêm cái dây nữa. Thà tăng giá lên chút rồi cho kèm cái dây người mua đỡ khó chịu</text:p>
          </table:table-cell>
        </table:table-row>
        <table:table-row table:style-name="ro1">
          <table:table-cell office:value-type="string" calcext:value-type="string">
            <text:p>width: 60%;</text:p>
          </table:table-cell>
          <table:table-cell office:value-type="string" calcext:value-type="string">
            <text:p>hộp ko đc chất chắn cho lắm</text:p>
          </table:table-cell>
        </table:table-row>
        <table:table-row table:style-name="ro1">
          <table:table-cell office:value-type="string" calcext:value-type="string">
            <text:p>width: 60%;</text:p>
          </table:table-cell>
          <table:table-cell office:value-type="string" calcext:value-type="string">
            <text:p>Hộp không có tem dán niêm phong. Máy kêu to khi vắt. Cần dùng lực khá mạnh. Không hài lòng về sản phẩm này lắm.</text:p>
          </table:table-cell>
        </table:table-row>
        <table:table-row table:style-name="ro1">
          <table:table-cell office:value-type="string" calcext:value-type="string">
            <text:p>width: 60%;</text:p>
          </table:table-cell>
          <table:table-cell office:value-type="string" calcext:value-type="string">
            <text:p>hộp giao ko móp gì nhưng khui ra thì thấy có 1 vết nứt nhỏ. xài 1 tuần thấy ok không bị ảnh hưởng gì</text:p>
          </table:table-cell>
        </table:table-row>
        <table:table-row table:style-name="ro1">
          <table:table-cell office:value-type="string" calcext:value-type="string">
            <text:p>width: 60%;</text:p>
          </table:table-cell>
          <table:table-cell office:value-type="string" calcext:value-type="string">
            <text:p>Hộp film bị móp</text:p>
          </table:table-cell>
        </table:table-row>
        <table:table-row table:style-name="ro1">
          <table:table-cell office:value-type="string" calcext:value-type="string">
            <text:p>width: 60%;</text:p>
          </table:table-cell>
          <table:table-cell office:value-type="string" calcext:value-type="string">
            <text:p>Hộp đựng sạc đã bị rách tem niêm phong ở 1 đầu (mở được ngay), đầu kia vẫn còn. Ngoài ra vừa bấm nút nguồn thì sáng đèn 3 vạch, cái này k quan trọng đâu, vấn đề ở chỗ vạch thứ 2 k sáng rõ mà sáng mờ, lại còn nhấp nháy. Hi vọng Tiki Trading có lời giải đáp thỏa đáng. Tôi chưa dùng sạc và cũng chưa chụp hình lại. Sẽ cập nhật sau.</text:p>
          </table:table-cell>
        </table:table-row>
        <table:table-row table:style-name="ro1">
          <table:table-cell office:value-type="string" calcext:value-type="string">
            <text:p>width: 60%;</text:p>
          </table:table-cell>
          <table:table-cell office:value-type="string" calcext:value-type="string">
            <text:p>Hộp đánh dấu màu trắng. Nhận màu đen. Tem hộp thì nhiều sản phẩm dán chồng lên nhau.</text:p>
          </table:table-cell>
        </table:table-row>
        <table:table-row table:style-name="ro1">
          <table:table-cell office:value-type="string" calcext:value-type="string">
            <text:p>width: 60%;</text:p>
          </table:table-cell>
          <table:table-cell office:value-type="string" calcext:value-type="string">
            <text:p>Hộp đã bị mở seal một bên không biết có đúng hàng không...không hài lòng!</text:p>
          </table:table-cell>
        </table:table-row>
        <table:table-row table:style-name="ro1">
          <table:table-cell office:value-type="string" calcext:value-type="string">
            <text:p>width: 60%;</text:p>
          </table:table-cell>
          <table:table-cell office:value-type="string" calcext:value-type="string">
            <text:p>Hộp <text:s/>mực này sử dụng cho máy HP 1020 được <text:s/>không <text:s/>vậy</text:p>
          </table:table-cell>
        </table:table-row>
        <table:table-row table:style-name="ro1">
          <table:table-cell office:value-type="string" calcext:value-type="string">
            <text:p>width: 60%;</text:p>
          </table:table-cell>
          <table:table-cell office:value-type="string" calcext:value-type="string">
            <text:p>Hồng ngoại ban đêm mờ nhìn ko rõ,ban ngày thị ok,</text:p>
          </table:table-cell>
        </table:table-row>
        <table:table-row table:style-name="ro1">
          <table:table-cell office:value-type="string" calcext:value-type="string">
            <text:p>width: 60%;</text:p>
          </table:table-cell>
          <table:table-cell office:value-type="string" calcext:value-type="string">
            <text:p>Hỏng liên tục. Giá rẻ nên chả dám đòi hỏi hơn</text:p>
          </table:table-cell>
        </table:table-row>
        <table:table-row table:style-name="ro1">
          <table:table-cell office:value-type="string" calcext:value-type="string">
            <text:p>width: 60%;</text:p>
          </table:table-cell>
          <table:table-cell office:value-type="string" calcext:value-type="string">
            <text:p>Hôm trước em có mua máy này nhưng lấy ra vắt 1 lần thì máy không chạy được nữa ạ?</text:p>
          </table:table-cell>
        </table:table-row>
        <table:table-row table:style-name="ro1">
          <table:table-cell office:value-type="string" calcext:value-type="string">
            <text:p>width: 60%;</text:p>
          </table:table-cell>
          <table:table-cell office:value-type="string" calcext:value-type="string">
            <text:p>Hôm trước cứ đinh ninh rằng siêu sẽ giữ 1 chén nước lại. Nào đâu đổ ra thì cạn còn dưới nửa chén. Cũng may là chưa có gì cháy nổ xảy ra. Tuy nhiên giờ mỗi lần nấu phải canh thời gian rất mắc công.</text:p>
          </table:table-cell>
        </table:table-row>
        <table:table-row table:style-name="ro4">
          <table:table-cell office:value-type="string" calcext:value-type="string">
            <text:p>width: 60%;</text:p>
          </table:table-cell>
          <table:table-cell office:value-type="string" calcext:value-type="string">
            <text:p>Hôm qua tôi có mua 01 chiếc máy này, nhưng dù đã làm theo như hướng dẫn sử dụng máy vẫn không tạp bọt được, không có hơi, và khi pha máy rất nóng.</text:p>
            <text:p>Vui lòng phản hồi sớm cho tôi về huớng giải quyết</text:p>
          </table:table-cell>
        </table:table-row>
        <table:table-row table:style-name="ro1">
          <table:table-cell office:value-type="string" calcext:value-type="string">
            <text:p>width: 60%;</text:p>
          </table:table-cell>
          <table:table-cell office:value-type="string" calcext:value-type="string">
            <text:p>Hôm nay Tiki giao hàng, mong đợi biết bao nhiêu. Mở ra vẫn là không có đầu sạc, chỉ có mỗi dây sạc thôi. Em trả hàng rồi. Bình thường bộ của nó là có hay không?</text:p>
          </table:table-cell>
        </table:table-row>
        <table:table-row table:style-name="ro1">
          <table:table-cell office:value-type="string" calcext:value-type="string">
            <text:p>width: 60%;</text:p>
          </table:table-cell>
          <table:table-cell office:value-type="string" calcext:value-type="string">
            <text:p>hôm nay nấu thử 6 lon gạo ở chế độ COOK nhưng khi mở ra thì cơm ở trên bị sống còn dưới đáy nồi thì nhão</text:p>
          </table:table-cell>
        </table:table-row>
        <table:table-row table:style-name="ro1">
          <table:table-cell office:value-type="string" calcext:value-type="string">
            <text:p>width: 60%;</text:p>
          </table:table-cell>
          <table:table-cell office:value-type="string" calcext:value-type="string">
            <text:p>Hôm nay mới nhận hàng, cảm nhận đầu tiền là việc đóng gói không được cẩn thận, có vẻ dịch vụ đang đi xuống?</text:p>
          </table:table-cell>
        </table:table-row>
        <table:table-row table:style-name="ro1">
          <table:table-cell office:value-type="string" calcext:value-type="string">
            <text:p>width: 60%;</text:p>
          </table:table-cell>
          <table:table-cell office:value-type="string" calcext:value-type="string">
            <text:p>Hôm nay mình nhận hàng khi bóc ra thì hai cái khác nhau như mình đã chụp trên hình! Chưa biết chất lượng thế nào nhưng đã cảm giác không thoải mái...</text:p>
          </table:table-cell>
        </table:table-row>
        <table:table-row table:style-name="ro1">
          <table:table-cell office:value-type="string" calcext:value-type="string">
            <text:p>width: 60%;</text:p>
          </table:table-cell>
          <table:table-cell office:value-type="string" calcext:value-type="string">
            <text:p>Hôm nay mình nhận được sản phẩm và dùng thử nhưng sao lúc hết thời gian thì không nghe thấy tiếng "tinh" báo hết thời gian chỉ thấy đèn báo ngắt và nút vặn time không về hết chỗ. Và lúc cắm dùng mùi thoát ra như mùi dây điện khét</text:p>
          </table:table-cell>
        </table:table-row>
        <table:table-row table:style-name="ro1">
          <table:table-cell office:value-type="string" calcext:value-type="string">
            <text:p>width: 60%;</text:p>
          </table:table-cell>
          <table:table-cell office:value-type="string" calcext:value-type="string">
            <text:p>Hôm nay mình nhận được sản phẩm thiếu cáp sạc thì bên tiki khắc phục như nào đây ạ?</text:p>
          </table:table-cell>
        </table:table-row>
        <table:table-row table:style-name="ro1">
          <table:table-cell office:value-type="string" calcext:value-type="string">
            <text:p>width: 60%;</text:p>
          </table:table-cell>
          <table:table-cell office:value-type="string" calcext:value-type="string">
            <text:p>Hôm nay là hạn giao hàng mà sao mình tra mã vận đơn vẫn chưa thấy bên vận chuyển nhận hàng ạ? 2 ngày nữa mình đi công tác nên sợ không lấy hàng được.</text:p>
          </table:table-cell>
        </table:table-row>
        <table:table-row table:style-name="ro1">
          <table:table-cell office:value-type="string" calcext:value-type="string">
            <text:p>width: 60%;</text:p>
          </table:table-cell>
          <table:table-cell office:value-type="string" calcext:value-type="string">
            <text:p>hôm bửa nhận hàng mua mình không có ở nhà nên nhờ em người làm nhận dùm. khi mình về, khoảng 2 tiếng đồng hòi sau, thì con gái mình mở hộp ra chơi. mình kiếm khắp nơi không có lưỡi dao xay. thế là cái máy ở không từ bửa tới nay , hơn một tuần rồi.mình cũng gọi điện và gửi email tới Tiki mà không thấy phản hồi gì cả. <text:s/>hôm bửa gọi điện thì trả lời để kiểm tra lại. email cũng vậy. mà đến nay mười ngày rồi không trả lời gì cả. thật ra mình nghĩ lưỡi dao cũng to không thể mất đc. nhưng nếu đã giao rồi thi bán cho mình lưỡi dao mới cũng đc. chứ máy xay mà thiếu lưỡi thì đâu có sử dụng đc. mà mình cũng không thấy ai bán lưỡi dao xây nữa nên mới nhờ Tiki. trả lời dùm mình đi ạ. trân trọng.</text:p>
          </table:table-cell>
        </table:table-row>
        <table:table-row table:style-name="ro1">
          <table:table-cell office:value-type="string" calcext:value-type="string">
            <text:p>width: 60%;</text:p>
          </table:table-cell>
          <table:table-cell office:value-type="string" calcext:value-type="string">
            <text:p>Hơi yếu ớt trong tầm giá các bạn ạ</text:p>
          </table:table-cell>
        </table:table-row>
        <table:table-row table:style-name="ro1">
          <table:table-cell office:value-type="string" calcext:value-type="string">
            <text:p>width: 60%;</text:p>
          </table:table-cell>
          <table:table-cell office:value-type="string" calcext:value-type="string">
            <text:p>Hơi yếu mạnh hơn tí nữa mới tốt. đang xài ko pik có bền ko. nếu bền như quạt thường thì hài lòng</text:p>
          </table:table-cell>
        </table:table-row>
        <table:table-row table:style-name="ro1">
          <table:table-cell office:value-type="string" calcext:value-type="string">
            <text:p>width: 60%;</text:p>
          </table:table-cell>
          <table:table-cell office:value-type="string" calcext:value-type="string">
            <text:p>Hơi yếu</text:p>
          </table:table-cell>
        </table:table-row>
        <table:table-row table:style-name="ro1">
          <table:table-cell office:value-type="string" calcext:value-type="string">
            <text:p>width: 60%;</text:p>
          </table:table-cell>
          <table:table-cell office:value-type="string" calcext:value-type="string">
            <text:p>Hơi yếu</text:p>
          </table:table-cell>
        </table:table-row>
        <table:table-row table:style-name="ro4">
          <table:table-cell office:value-type="string" calcext:value-type="string">
            <text:p>width: 60%;</text:p>
          </table:table-cell>
          <table:table-cell office:value-type="string" calcext:value-type="string">
            <text:p>hồi trưa mới mua về chạy êm ru siêu thích. mới sử dụng 3h thôi mà quạt tản nhiệt giờ chạy ồn quá mình đeo tai nghe mà vẫn nghe rõ.</text:p>
            <text:p>:((</text:p>
          </table:table-cell>
        </table:table-row>
        <table:table-row table:style-name="ro1">
          <table:table-cell office:value-type="string" calcext:value-type="string">
            <text:p>width: 60%;</text:p>
          </table:table-cell>
          <table:table-cell office:value-type="string" calcext:value-type="string">
            <text:p>hơi tốn điện, sử dụng 1 lần ko bị rơi, mà tự nó móp cái phần nhôm bên ngoài lại.hazzz</text:p>
          </table:table-cell>
        </table:table-row>
        <table:table-row table:style-name="ro4">
          <table:table-cell office:value-type="string" calcext:value-type="string">
            <text:p>width: 60%;</text:p>
          </table:table-cell>
          <table:table-cell office:value-type="string" calcext:value-type="string">
            <text:p>Hơi thất vọng 1 tí, vì biết là nhựa dễ trầy, nhưng cảm quan mua hàng mà bị trầy xước ở hộp đựng nước thì cảm thấy không thoải mái. Đã thử ủi sơ vài bộ vải mỏng, sản phẩm tương đối ổn (vì chưa quen với bàn ủi hơi nước)</text:p>
            <text:p>P/s: máy không quá nặng nhưng nếu cầm lâu có thể bị mỏi.</text:p>
          </table:table-cell>
        </table:table-row>
        <table:table-row table:style-name="ro1">
          <table:table-cell office:value-type="string" calcext:value-type="string">
            <text:p>width: 60%;</text:p>
          </table:table-cell>
          <table:table-cell office:value-type="string" calcext:value-type="string">
            <text:p>hơi rung lắc</text:p>
          </table:table-cell>
        </table:table-row>
        <table:table-row table:style-name="ro1">
          <table:table-cell office:value-type="string" calcext:value-type="string">
            <text:p>width: 60%;</text:p>
          </table:table-cell>
          <table:table-cell office:value-type="string" calcext:value-type="string">
            <text:p>hơi rộng so với máy lọc nước</text:p>
          </table:table-cell>
        </table:table-row>
        <table:table-row table:style-name="ro1">
          <table:table-cell office:value-type="string" calcext:value-type="string">
            <text:p>width: 60%;</text:p>
          </table:table-cell>
          <table:table-cell office:value-type="string" calcext:value-type="string">
            <text:p>Hơi ồn, lâu nóng</text:p>
          </table:table-cell>
        </table:table-row>
        <table:table-row table:style-name="ro1">
          <table:table-cell office:value-type="string" calcext:value-type="string">
            <text:p>width: 60%;</text:p>
          </table:table-cell>
          <table:table-cell office:value-type="string" calcext:value-type="string">
            <text:p>hơi ồn hơn hãng halefe,tiện....hút không mạnh lắm</text:p>
          </table:table-cell>
        </table:table-row>
        <table:table-row table:style-name="ro1">
          <table:table-cell office:value-type="string" calcext:value-type="string">
            <text:p>width: 60%;</text:p>
          </table:table-cell>
          <table:table-cell office:value-type="string" calcext:value-type="string">
            <text:p>Hơi nước yếu, đồ không thẳng</text:p>
          </table:table-cell>
        </table:table-row>
        <table:table-row table:style-name="ro1">
          <table:table-cell office:value-type="string" calcext:value-type="string">
            <text:p>width: 60%;</text:p>
          </table:table-cell>
          <table:table-cell office:value-type="string" calcext:value-type="string">
            <text:p>Hơi nước thì mạnh mà ủi ko thẳng bằng ủi thường , ai dang mong chờ sp ủi thẳng thì ko nên chọn sp này ạ</text:p>
          </table:table-cell>
        </table:table-row>
        <table:table-row table:style-name="ro1">
          <table:table-cell office:value-type="string" calcext:value-type="string">
            <text:p>width: 60%;</text:p>
          </table:table-cell>
          <table:table-cell office:value-type="string" calcext:value-type="string">
            <text:p>Hơi nước nhiều nhưng không mạnh, trong khi ủi bị đọng giọt nước trên quần áo, hơi thất vọng</text:p>
          </table:table-cell>
        </table:table-row>
        <table:table-row table:style-name="ro1">
          <table:table-cell office:value-type="string" calcext:value-type="string">
            <text:p>width: 60%;</text:p>
          </table:table-cell>
          <table:table-cell office:value-type="string" calcext:value-type="string">
            <text:p>Hơi nước không thoát ra hết, nước đọng lại nhiều khi mở nắp ra.</text:p>
          </table:table-cell>
        </table:table-row>
        <table:table-row table:style-name="ro1">
          <table:table-cell office:value-type="string" calcext:value-type="string">
            <text:p>width: 60%;</text:p>
          </table:table-cell>
          <table:table-cell office:value-type="string" calcext:value-type="string">
            <text:p>hơi nước khi nấu hay bị đọng lại và tràn xuống đáy nồi.</text:p>
          </table:table-cell>
        </table:table-row>
        <table:table-row table:style-name="ro1">
          <table:table-cell office:value-type="string" calcext:value-type="string">
            <text:p>width: 60%;</text:p>
          </table:table-cell>
          <table:table-cell office:value-type="string" calcext:value-type="string">
            <text:p>Hơi nhỏ, tháo lắp có vẻ không chắc chắn. Hấp thực phẩm nhanh</text:p>
          </table:table-cell>
        </table:table-row>
        <table:table-row table:style-name="ro1">
          <table:table-cell office:value-type="string" calcext:value-type="string">
            <text:p>width: 60%;</text:p>
          </table:table-cell>
          <table:table-cell office:value-type="string" calcext:value-type="string">
            <text:p>hơi nhỏ, quạt yếu, hơi đắt.</text:p>
          </table:table-cell>
        </table:table-row>
        <table:table-row table:style-name="ro1">
          <table:table-cell office:value-type="string" calcext:value-type="string">
            <text:p>width: 60%;</text:p>
          </table:table-cell>
          <table:table-cell office:value-type="string" calcext:value-type="string">
            <text:p>Hơi nhỏ, giá không phù hợp</text:p>
          </table:table-cell>
        </table:table-row>
        <table:table-row table:style-name="ro1">
          <table:table-cell office:value-type="string" calcext:value-type="string">
            <text:p>width: 60%;</text:p>
          </table:table-cell>
          <table:table-cell office:value-type="string" calcext:value-type="string">
            <text:p>Hơi nhỏ so hình dung của mình nhưng nhà mình chỉ có 3 người nên cũng được nướng hơi lâu chắc tại lò nhỏ, nói chung là cũng tiện khi làm nóng lại đồ chiên rán</text:p>
          </table:table-cell>
        </table:table-row>
        <table:table-row table:style-name="ro1">
          <table:table-cell office:value-type="string" calcext:value-type="string">
            <text:p>width: 60%;</text:p>
          </table:table-cell>
          <table:table-cell office:value-type="string" calcext:value-type="string">
            <text:p>hơi nhỏ</text:p>
          </table:table-cell>
        </table:table-row>
        <table:table-row table:style-name="ro1">
          <table:table-cell office:value-type="string" calcext:value-type="string">
            <text:p>width: 60%;</text:p>
          </table:table-cell>
          <table:table-cell office:value-type="string" calcext:value-type="string">
            <text:p>hơi nhỏ</text:p>
          </table:table-cell>
        </table:table-row>
        <table:table-row table:style-name="ro1">
          <table:table-cell office:value-type="string" calcext:value-type="string">
            <text:p>width: 60%;</text:p>
          </table:table-cell>
          <table:table-cell office:value-type="string" calcext:value-type="string">
            <text:p>Hơi nhẹ nên dễ đổ</text:p>
          </table:table-cell>
        </table:table-row>
        <table:table-row table:style-name="ro1">
          <table:table-cell office:value-type="string" calcext:value-type="string">
            <text:p>width: 60%;</text:p>
          </table:table-cell>
          <table:table-cell office:value-type="string" calcext:value-type="string">
            <text:p>hôi mùi nhựa quá.</text:p>
          </table:table-cell>
        </table:table-row>
        <table:table-row table:style-name="ro1">
          <table:table-cell office:value-type="string" calcext:value-type="string">
            <text:p>width: 60%;</text:p>
          </table:table-cell>
          <table:table-cell office:value-type="string" calcext:value-type="string">
            <text:p>Hôi mùi cao su kinh khủng , bị lệch 1 đoạn khớp với giá rẻ z thì tầm trung</text:p>
          </table:table-cell>
        </table:table-row>
        <table:table-row table:style-name="ro1">
          <table:table-cell office:value-type="string" calcext:value-type="string">
            <text:p>width: 60%;</text:p>
          </table:table-cell>
          <table:table-cell office:value-type="string" calcext:value-type="string">
            <text:p>hơi mỏng manh. mà tiền nào của đó thôi.</text:p>
          </table:table-cell>
        </table:table-row>
        <table:table-row table:style-name="ro1">
          <table:table-cell office:value-type="string" calcext:value-type="string">
            <text:p>width: 60%;</text:p>
          </table:table-cell>
          <table:table-cell office:value-type="string" calcext:value-type="string">
            <text:p>Hơi khoa con trol nhiệt độ, nhưng mà nhìn chung là ổn, mấy bạn có sân dùng cái này ok hơn, vì nó khá bắn</text:p>
          </table:table-cell>
        </table:table-row>
        <table:table-row table:style-name="ro1">
          <table:table-cell office:value-type="string" calcext:value-type="string">
            <text:p>width: 60%;</text:p>
          </table:table-cell>
          <table:table-cell office:value-type="string" calcext:value-type="string">
            <text:p>Hơi khó xài, ủi cực, và không thẳng, còn nhiều nếp nhăn. Nói chung, chưa hài lòng lắm.</text:p>
          </table:table-cell>
        </table:table-row>
        <table:table-row table:style-name="ro1">
          <table:table-cell office:value-type="string" calcext:value-type="string">
            <text:p>width: 60%;</text:p>
          </table:table-cell>
          <table:table-cell office:value-type="string" calcext:value-type="string">
            <text:p>hơi khó dùng, là cũng ko thấy phẳng lắm</text:p>
          </table:table-cell>
        </table:table-row>
        <table:table-row table:style-name="ro1">
          <table:table-cell office:value-type="string" calcext:value-type="string">
            <text:p>width: 60%;</text:p>
          </table:table-cell>
          <table:table-cell office:value-type="string" calcext:value-type="string">
            <text:p>Hơi chậm nhưng chấp nhận được !</text:p>
          </table:table-cell>
        </table:table-row>
        <table:table-row table:style-name="ro1">
          <table:table-cell office:value-type="string" calcext:value-type="string">
            <text:p>width: 60%;</text:p>
          </table:table-cell>
          <table:table-cell office:value-type="string" calcext:value-type="string">
            <text:p>hoạt động ổn định, thiết kế khá chắc chắn, mỗi tội cách thiết kế chỗ tay cầm ko ổn lắm vì dùng trong 1 tgian là phần tay cầm bị ấm nóng lên (tay đàn ông da dày thì chỉ thấy hơi ấm ấm nhưng tay phụ nữ da mỏng có thể sẽ thấy nóng), mình nghĩ có rất nhiều cách để tke lại phần tay cầm để chống nóng vì rõ ràng tke như hiện tại phần hơi nước phải đi ngang qua bên trong phần tay cầm chắc chắn sẽ bị nóng rồi, hy vọng các mẫu sau của nhà sản xuất sẽ cải thiện đc tke này</text:p>
          </table:table-cell>
        </table:table-row>
        <table:table-row table:style-name="ro1">
          <table:table-cell office:value-type="string" calcext:value-type="string">
            <text:p>width: 60%;</text:p>
          </table:table-cell>
          <table:table-cell office:value-type="string" calcext:value-type="string">
            <text:p>Hoạt động ổn định</text:p>
          </table:table-cell>
        </table:table-row>
        <table:table-row table:style-name="ro1">
          <table:table-cell office:value-type="string" calcext:value-type="string">
            <text:p>width: 60%;</text:p>
          </table:table-cell>
          <table:table-cell office:value-type="string" calcext:value-type="string">
            <text:p>Hoạt động không nhạy. Thường xuyên báo không khí tuyệt vời!</text:p>
          </table:table-cell>
        </table:table-row>
        <table:table-row table:style-name="ro1">
          <table:table-cell office:value-type="string" calcext:value-type="string">
            <text:p>width: 60%;</text:p>
          </table:table-cell>
          <table:table-cell office:value-type="string" calcext:value-type="string">
            <text:p>Hoạt động bình thường đúng với giá</text:p>
          </table:table-cell>
        </table:table-row>
        <table:table-row table:style-name="ro1">
          <table:table-cell office:value-type="string" calcext:value-type="string">
            <text:p>width: 60%;</text:p>
          </table:table-cell>
          <table:table-cell office:value-type="string" calcext:value-type="string">
            <text:p>Hình thức tốt, máy chạy êm ở tốc độ thấp, lên tốc độ tối đa thì to không tưởng, còn chỉ số chất lượng không khí thì chưa kiểm định được, lúc nào cũng thấy dược 50</text:p>
          </table:table-cell>
        </table:table-row>
        <table:table-row table:style-name="ro1">
          <table:table-cell office:value-type="string" calcext:value-type="string">
            <text:p>width: 60%;</text:p>
          </table:table-cell>
          <table:table-cell office:value-type="string" calcext:value-type="string">
            <text:p>Hình thức thì được , chất lượng chưa dùng chưa biết thế nào??</text:p>
          </table:table-cell>
        </table:table-row>
        <table:table-row table:style-name="ro1">
          <table:table-cell office:value-type="string" calcext:value-type="string">
            <text:p>width: 60%;</text:p>
          </table:table-cell>
          <table:table-cell office:value-type="string" calcext:value-type="string">
            <text:p>Hình thức ổn, đóng gói cẩn thận. Đặc tính kỹ thuật thì không đạt được như công bố trong hướng dẫn sử dụng (set ở mức D nhưng độ ẩm chỉ xuống được khoảng 60%)</text:p>
          </table:table-cell>
        </table:table-row>
        <table:table-row table:style-name="ro1">
          <table:table-cell office:value-type="string" calcext:value-type="string">
            <text:p>width: 60%;</text:p>
          </table:table-cell>
          <table:table-cell office:value-type="string" calcext:value-type="string">
            <text:p>Hình thức máy ổn. Dung tích 3L hơi to so với nhu cầu của gia đình mình (3 người lớn +1 em bé). Mình sử dụng bột baker choice, men Mauri, làm theo đúng công thức hướng dẫn. Thời gian cho nguyên liệu hết khoảng 20 phút, đợi thêm khoảng 3 giờ là có bánh. Bánh ăn tàm tạm, không ngon như bánh mua siêu thị. Được cái nguyên liệu bảo đảm, không có chất bảo quản.</text:p>
          </table:table-cell>
        </table:table-row>
        <table:table-row table:style-name="ro1">
          <table:table-cell office:value-type="string" calcext:value-type="string">
            <text:p>width: 60%;</text:p>
          </table:table-cell>
          <table:table-cell office:value-type="string" calcext:value-type="string">
            <text:p>Hình thức máy đẹp, dễ sử dụng, thay khay dễ dàng, có 3 loại khay cho các nhu cầu khác nhau</text:p>
          </table:table-cell>
        </table:table-row>
        <table:table-row table:style-name="ro1">
          <table:table-cell office:value-type="string" calcext:value-type="string">
            <text:p>width: 60%;</text:p>
          </table:table-cell>
          <table:table-cell office:value-type="string" calcext:value-type="string">
            <text:p>hình thức khá ổn nhưng chất lượng chưa cao thời gian đun sôi nước lâu hơn và khi nước sôi tay cầm rất nóng, xém bỏng.</text:p>
          </table:table-cell>
        </table:table-row>
        <table:table-row table:style-name="ro1">
          <table:table-cell office:value-type="string" calcext:value-type="string">
            <text:p>width: 60%;</text:p>
          </table:table-cell>
          <table:table-cell office:value-type="string" calcext:value-type="string">
            <text:p>Hình thức đơn giản, nhẹ nhàng, nước nhanh sôi, tiếng êm, bên ngoài vỏ nhựa ko bị nóng, inox hơi mỏng, Còn độ bền chưa biết vì mới đun nước có 6 lần. giao hàng Ok. thích mua ở Tiki hơn vì cho xem hàng.</text:p>
          </table:table-cell>
        </table:table-row>
        <table:table-row table:style-name="ro1">
          <table:table-cell office:value-type="string" calcext:value-type="string">
            <text:p>width: 60%;</text:p>
          </table:table-cell>
          <table:table-cell office:value-type="string" calcext:value-type="string">
            <text:p>Hình thức đẹp. Tuy nhiên nướng khoai thì cả ngày không chín.</text:p>
          </table:table-cell>
        </table:table-row>
        <table:table-row table:style-name="ro1">
          <table:table-cell office:value-type="string" calcext:value-type="string">
            <text:p>width: 60%;</text:p>
          </table:table-cell>
          <table:table-cell office:value-type="string" calcext:value-type="string">
            <text:p>hình thức đẹp, gió ở mức cao nhất cũng mạnh, mỗi tội khá ồn.</text:p>
          </table:table-cell>
        </table:table-row>
        <table:table-row table:style-name="ro1">
          <table:table-cell office:value-type="string" calcext:value-type="string">
            <text:p>width: 60%;</text:p>
          </table:table-cell>
          <table:table-cell office:value-type="string" calcext:value-type="string">
            <text:p>Hình thức đẹp nhưng nấu cơm không ngon</text:p>
          </table:table-cell>
        </table:table-row>
        <table:table-row table:style-name="ro1">
          <table:table-cell office:value-type="string" calcext:value-type="string">
            <text:p>width: 60%;</text:p>
          </table:table-cell>
          <table:table-cell office:value-type="string" calcext:value-type="string">
            <text:p>Hình thức dễ thương, nấu khá ổn, độ bền phải chờ mới biết được. Mua 2 cái cách nhau 2 tuần giá chênh cả 100k. hơi tiếc.</text:p>
          </table:table-cell>
        </table:table-row>
        <table:table-row table:style-name="ro1">
          <table:table-cell office:value-type="string" calcext:value-type="string">
            <text:p>width: 60%;</text:p>
          </table:table-cell>
          <table:table-cell office:value-type="string" calcext:value-type="string">
            <text:p>hình quảng cáo lòng nồi màu đen chóng dính.sau hàng giao lòng nồi màu trắng bạc vậy là sao tiki.còn chất lượng thì chưa biết vì chưa thử</text:p>
          </table:table-cell>
        </table:table-row>
        <table:table-row table:style-name="ro1">
          <table:table-cell office:value-type="string" calcext:value-type="string">
            <text:p>width: 60%;</text:p>
          </table:table-cell>
          <table:table-cell office:value-type="string" calcext:value-type="string">
            <text:p>Hình như giao hàng trưng bày cho mình, nồi không được mới bóng, nhiều vết trầy.</text:p>
          </table:table-cell>
        </table:table-row>
        <table:table-row table:style-name="ro1">
          <table:table-cell office:value-type="string" calcext:value-type="string">
            <text:p>width: 60%;</text:p>
          </table:table-cell>
          <table:table-cell office:value-type="string" calcext:value-type="string">
            <text:p>Hình dáng và các thao tác sử dụng đơn giản dễ hiểu, nhưng mình chưa hài lòng về sản phẩm khi say nước đậu lành, lưới lọc bác</text:p>
          </table:table-cell>
        </table:table-row>
        <table:table-row table:style-name="ro1">
          <table:table-cell office:value-type="string" calcext:value-type="string">
            <text:p>width: 60%;</text:p>
          </table:table-cell>
          <table:table-cell office:value-type="string" calcext:value-type="string">
            <text:p>Hình dáng ổn . Không hiểu sao để chỗ nào đèn cũng xanh , bật ion cũng thấy không khí như thế</text:p>
          </table:table-cell>
        </table:table-row>
        <table:table-row table:style-name="ro1">
          <table:table-cell office:value-type="string" calcext:value-type="string">
            <text:p>width: 60%;</text:p>
          </table:table-cell>
          <table:table-cell office:value-type="string" calcext:value-type="string">
            <text:p>Hình ảnh và thông tin sản phẩm ghi đỏ trắng mình rất thích màu này nhưng shop lại gửi sai màu. Thất vọng thật sự. Giao hàng nhanh. Về chất lượng mình chưa sử dụng nên chưa đánh giá phần này.</text:p>
          </table:table-cell>
        </table:table-row>
        <table:table-row table:style-name="ro1">
          <table:table-cell office:value-type="string" calcext:value-type="string">
            <text:p>width: 60%;</text:p>
          </table:table-cell>
          <table:table-cell office:value-type="string" calcext:value-type="string">
            <text:p>hình ảnh tạm được</text:p>
          </table:table-cell>
        </table:table-row>
        <table:table-row table:style-name="ro4">
          <table:table-cell office:value-type="string" calcext:value-type="string">
            <text:p>width: 60%;</text:p>
          </table:table-cell>
          <table:table-cell office:value-type="string" calcext:value-type="string">
            <text:p>Hình ảnh máy đẹp, dễ lắp ráp và dễ vệ sinh khi xay xong. Tuy nhiên lúc xay phát ra tiếng ồn mạnh, có nghe mùi giống như mùi nhựa cháy.</text:p>
            <text:p>Máy xay chưa ép hết nước, bã vẫn còn nhiều mước. Có cặn. Nhưng so với giá tiền thì chấp nhận được.</text:p>
          </table:table-cell>
        </table:table-row>
        <table:table-row table:style-name="ro1">
          <table:table-cell office:value-type="string" calcext:value-type="string">
            <text:p>width: 60%;</text:p>
          </table:table-cell>
          <table:table-cell office:value-type="string" calcext:value-type="string">
            <text:p>Hình ảnh ko đc nét như mong đợi, bù đc cái dễ cài đặt</text:p>
          </table:table-cell>
        </table:table-row>
        <table:table-row table:style-name="ro1">
          <table:table-cell office:value-type="string" calcext:value-type="string">
            <text:p>width: 60%;</text:p>
          </table:table-cell>
          <table:table-cell office:value-type="string" calcext:value-type="string">
            <text:p>hình ảnh không sắc nét lắm..</text:p>
          </table:table-cell>
        </table:table-row>
        <table:table-row table:style-name="ro1">
          <table:table-cell office:value-type="string" calcext:value-type="string">
            <text:p>width: 60%;</text:p>
          </table:table-cell>
          <table:table-cell office:value-type="string" calcext:value-type="string">
            <text:p>hình ảnh khong được nét mong shop giúp đỡ</text:p>
          </table:table-cell>
        </table:table-row>
        <table:table-row table:style-name="ro1">
          <table:table-cell office:value-type="string" calcext:value-type="string">
            <text:p>width: 60%;</text:p>
          </table:table-cell>
          <table:table-cell office:value-type="string" calcext:value-type="string">
            <text:p>Hình ảnh đẹp tuy nhiên. Camera hay bị chập chờn. Ngắt kết nối.hoạt động ko ổn định và liên tục. Mình test sản phẩm 2 tháng thì cứ phả bật tắt lại <text:s/>nguồn camera mới có thểm xem trên Cloud.</text:p>
          </table:table-cell>
        </table:table-row>
        <table:table-row table:style-name="ro1">
          <table:table-cell office:value-type="string" calcext:value-type="string">
            <text:p>width: 60%;</text:p>
          </table:table-cell>
          <table:table-cell office:value-type="string" calcext:value-type="string">
            <text:p>hihi,em chưa dùng mà thấy đánh giá nhiều lỗi là sạc k vô</text:p>
          </table:table-cell>
        </table:table-row>
        <table:table-row table:style-name="ro1">
          <table:table-cell office:value-type="string" calcext:value-type="string">
            <text:p>width: 60%;</text:p>
          </table:table-cell>
          <table:table-cell office:value-type="string" calcext:value-type="string">
            <text:p>hiệp một cái mất tiêu luôn</text:p>
          </table:table-cell>
        </table:table-row>
        <table:table-row table:style-name="ro1">
          <table:table-cell office:value-type="string" calcext:value-type="string">
            <text:p>width: 60%;</text:p>
          </table:table-cell>
          <table:table-cell office:value-type="string" calcext:value-type="string">
            <text:p>hiên tại thì ok lắm còn k bt vài tháng nữa ra s hii</text:p>
          </table:table-cell>
        </table:table-row>
        <table:table-row table:style-name="ro1">
          <table:table-cell office:value-type="string" calcext:value-type="string">
            <text:p>width: 60%;</text:p>
          </table:table-cell>
          <table:table-cell office:value-type="string" calcext:value-type="string">
            <text:p>Hiện tại dùng OK, nhưng ko hiểu sao khi thoại 2 chiều loa cam rất rít nên đầu nghe cam khó nghe, có cách nào xử lý ko shop</text:p>
          </table:table-cell>
        </table:table-row>
        <table:table-row table:style-name="ro4">
          <table:table-cell office:value-type="string" calcext:value-type="string">
            <text:p>width: 60%;</text:p>
          </table:table-cell>
          <table:table-cell office:value-type="string" calcext:value-type="string">
            <text:p>Hiện mình vừa nhận hàng và không cài được chốt như trên.Nhờ shop đổi hàng giúp mình!!!</text:p>
            <text:p>Tks shop.</text:p>
          </table:table-cell>
        </table:table-row>
        <table:table-row table:style-name="ro1">
          <table:table-cell office:value-type="string" calcext:value-type="string">
            <text:p>width: 60%;</text:p>
          </table:table-cell>
          <table:table-cell office:value-type="string" calcext:value-type="string">
            <text:p>Hiện jo cài đặt chưa đk. Cứ báo ko thành công nên chỉ cho shop 3 sao thôi</text:p>
          </table:table-cell>
        </table:table-row>
        <table:table-row table:style-name="ro1">
          <table:table-cell office:value-type="string" calcext:value-type="string">
            <text:p>width: 60%;</text:p>
          </table:table-cell>
          <table:table-cell office:value-type="string" calcext:value-type="string">
            <text:p>Hiện giờ sản phẩm bị lỗi gắn tai nghe bị nhiễu âm, mình cần bảo hành sao ạ</text:p>
          </table:table-cell>
        </table:table-row>
        <table:table-row table:style-name="ro1">
          <table:table-cell office:value-type="string" calcext:value-type="string">
            <text:p>width: 60%;</text:p>
          </table:table-cell>
          <table:table-cell office:value-type="string" calcext:value-type="string">
            <text:p>Hiện đang dùng 2 cái, mới mua thêm một CAM mà cài đặt lại đang bị lỗi, không hiển thị và điều khiển như 2 Cam đang dùng.</text:p>
          </table:table-cell>
        </table:table-row>
        <table:table-row table:style-name="ro1">
          <table:table-cell office:value-type="string" calcext:value-type="string">
            <text:p>width: 60%;</text:p>
          </table:table-cell>
          <table:table-cell office:value-type="string" calcext:value-type="string">
            <text:p>Hic, sản phẩm chỉ có dây kết nối USB, chứ không có cục cắm vào ổ điện. Lại phải ra ngoài hàng mua thêm 1 cục 5v</text:p>
          </table:table-cell>
        </table:table-row>
        <table:table-row table:style-name="ro1">
          <table:table-cell office:value-type="string" calcext:value-type="string">
            <text:p>width: 60%;</text:p>
          </table:table-cell>
          <table:table-cell office:value-type="string" calcext:value-type="string">
            <text:p>hiao nhanh ho em don hang tinh dong nai xa suoi nho</text:p>
          </table:table-cell>
        </table:table-row>
        <table:table-row table:style-name="ro1">
          <table:table-cell office:value-type="string" calcext:value-type="string">
            <text:p>width: 60%;</text:p>
          </table:table-cell>
          <table:table-cell office:value-type="string" calcext:value-type="string">
            <text:p>hi. chất lượng hình ảnh k dc như quảng cáo. nhưng so với giá thì ổn</text:p>
          </table:table-cell>
        </table:table-row>
        <table:table-row table:style-name="ro4">
          <table:table-cell office:value-type="string" calcext:value-type="string">
            <text:p>width: 60%;</text:p>
          </table:table-cell>
          <table:table-cell office:value-type="string" calcext:value-type="string">
            <text:p>Hi, xin lưu ý về nội dung quảng cáo hộp chống ẩm này: không để hình ảnh các món phụ kiện các loại hàng hóa nào đó bên trong vì dễ gây hiểu lầm và gây suy đoán thiếu căn cứ, gây sự tò mò thiếu khoa học và tạo nên sự mất cân bằng trong ý tưởng tiêp thị. Bản thân tôi cũng bị nhầm tưởng!</text:p>
            <text:p>Nói chung, hộp có giá trị sử dụng!</text:p>
          </table:table-cell>
        </table:table-row>
        <table:table-row table:style-name="ro1">
          <table:table-cell office:value-type="string" calcext:value-type="string">
            <text:p>width: 60%;</text:p>
          </table:table-cell>
          <table:table-cell office:value-type="string" calcext:value-type="string">
            <text:p>Hi, Mình đã mua và nhận sản phẩm máy pha cà phê từ hôm 14/5 nhưng mình vẫn chưa <text:s/>nhận được hóa đơn điện tử từ "Tiki Trading", vui lòng phản hồi giúp mình. Thanks</text:p>
          </table:table-cell>
        </table:table-row>
        <table:table-row table:style-name="ro1">
          <table:table-cell office:value-type="string" calcext:value-type="string">
            <text:p>width: 60%;</text:p>
          </table:table-cell>
          <table:table-cell office:value-type="string" calcext:value-type="string">
            <text:p>Hi Tiki, mình đã nhận đc hàng nhưng lại ko có remote bluetooth. Mong tiki xem xét, thân.</text:p>
          </table:table-cell>
        </table:table-row>
        <table:table-row table:style-name="ro6">
          <table:table-cell office:value-type="string" calcext:value-type="string">
            <text:p>width: 60%;</text:p>
          </table:table-cell>
          <table:table-cell office:value-type="string" calcext:value-type="string">
            <text:p>Hi Tiki, </text:p>
            <text:p/>
            <text:p>Mình dùng sản phẩm thì thấy trạng thái như sau, vui lòng hỗ trợ mình: </text:p>
            <text:p/>
            <text:p>- nếu sạc 1 pin --&gt; đèn không sáng</text:p>
            <text:p>- nếu sạc 2 hoặc 4 pin --&gt; đèn luôn sáng xanh. để nguyên ngày đêm vẫn sáng xanh và pin thì rất nóng, cục sạc cũng rất nóng. </text:p>
            <text:p/>
            <text:p>Không biết tình trạng như vậy có bị lỗi gì ko, vui lòng hỗ trợ mình</text:p>
          </table:table-cell>
        </table:table-row>
        <table:table-row table:style-name="ro4">
          <table:table-cell office:value-type="string" calcext:value-type="string">
            <text:p>width: 60%;</text:p>
          </table:table-cell>
          <table:table-cell office:value-type="string" calcext:value-type="string">
            <text:p>Hi Tiki,</text:p>
            <text:p>Tôi vẫn chưa nhận được hóa đơn tài chính khi mua hàng, vui lòng kiểm tra và phản hồi</text:p>
          </table:table-cell>
        </table:table-row>
        <table:table-row table:style-name="ro2">
          <table:table-cell office:value-type="string" calcext:value-type="string">
            <text:p>width: 60%;</text:p>
          </table:table-cell>
          <table:table-cell office:value-type="string" calcext:value-type="string">
            <text:p>Hi Tiki,</text:p>
            <text:p>Sản phẩm mua, giao hàng giống hình nhưng không sử dụng được. Cắm vào USB không chạy cánh quạt.</text:p>
            <text:p>Như vậy đổi trả hàng như thế nào shop?</text:p>
          </table:table-cell>
        </table:table-row>
        <table:table-row table:style-name="ro3">
          <table:table-cell office:value-type="string" calcext:value-type="string">
            <text:p>width: 60%;</text:p>
          </table:table-cell>
          <table:table-cell office:value-type="string" calcext:value-type="string">
            <text:p>Hi Tiki,</text:p>
            <text:p>Mình khá hài lòng sản phẩm này, kiểu dáng vừa vặn. Mình để trong phòng gọn.</text:p>
            <text:p>Thông tin bảo vệ an toàn người khi sử dụng sản phẩm &amp; đầu mối liên hệ bảo hành sản phẩm khá rõ ràng</text:p>
            <text:p/>
            <text:p>Cám ơn Tiki</text:p>
          </table:table-cell>
        </table:table-row>
        <table:table-row table:style-name="ro2">
          <table:table-cell office:value-type="string" calcext:value-type="string">
            <text:p>width: 60%;</text:p>
          </table:table-cell>
          <table:table-cell office:value-type="string" calcext:value-type="string">
            <text:p>HI Tiki,</text:p>
            <text:p/>
            <text:p>Hút bụi thì cũng ok, đồ ồn thì cũng chap nhận được. Tuy nhiên, đầu hút phải nói là không hiểu luôn, nó cứ quay lung tung không theo điều khiển nên cũng khó hút, mình phải lấy keo định hình cho nó đứng luôn, chap nhận việc tự mình điều khiển có hơi khó chút còn hơn nó cứ như con lăng quăng không định hình được hướng hút :-(</text:p>
          </table:table-cell>
        </table:table-row>
        <table:table-row table:style-name="ro4">
          <table:table-cell office:value-type="string" calcext:value-type="string">
            <text:p>width: 60%;</text:p>
          </table:table-cell>
          <table:table-cell office:value-type="string" calcext:value-type="string">
            <text:p>Hi TiKi</text:p>
            <text:p>Sao nhà cung cấp khác trên Tiki bán với giá 599k mà TIki lại bán với giá 947k cùng 1 sản phẩm vậy?</text:p>
          </table:table-cell>
        </table:table-row>
        <table:table-row table:style-name="ro1">
          <table:table-cell office:value-type="string" calcext:value-type="string">
            <text:p>width: 60%;</text:p>
          </table:table-cell>
          <table:table-cell office:value-type="string" calcext:value-type="string">
            <text:p>Hi shop. Sạc mình mua về là chân mini ko vừa với máy X555U, bên shop hỗ trợ đổi giúp mình sang loại khác 19v, 2.37A. Mọi chi phí bên mình chịu, rất mong bên bạn hỗ trợ</text:p>
          </table:table-cell>
        </table:table-row>
        <table:table-row table:style-name="ro1">
          <table:table-cell office:value-type="string" calcext:value-type="string">
            <text:p>width: 60%;</text:p>
          </table:table-cell>
          <table:table-cell office:value-type="string" calcext:value-type="string">
            <text:p>hi shop. mình mua nhầm cap mini usb, đáng ra mua microUSB. mình có thể đổi được không? thanks shop</text:p>
          </table:table-cell>
        </table:table-row>
        <table:table-row table:style-name="ro1">
          <table:table-cell office:value-type="string" calcext:value-type="string">
            <text:p>width: 60%;</text:p>
          </table:table-cell>
          <table:table-cell office:value-type="string" calcext:value-type="string">
            <text:p>Hi Shop, không hiểu sao bộ nguồn camera không đủ công suất cấp cho camera và đâu thu không nhận ổ cứng HDD</text:p>
          </table:table-cell>
        </table:table-row>
        <table:table-row table:style-name="ro1">
          <table:table-cell office:value-type="string" calcext:value-type="string">
            <text:p>width: 60%;</text:p>
          </table:table-cell>
          <table:table-cell office:value-type="string" calcext:value-type="string">
            <text:p>hhhhhhhjjjjjjjjjjjjjjjbbb</text:p>
          </table:table-cell>
        </table:table-row>
        <table:table-row table:style-name="ro1">
          <table:table-cell office:value-type="string" calcext:value-type="string">
            <text:p>width: 60%;</text:p>
          </table:table-cell>
          <table:table-cell office:value-type="string" calcext:value-type="string">
            <text:p>Hhhhhgvvgggggvggggghhjmgchhfgbkbvhbbhhhgvbhjgfcghbv</text:p>
          </table:table-cell>
        </table:table-row>
        <table:table-row table:style-name="ro1">
          <table:table-cell office:value-type="string" calcext:value-type="string">
            <text:p>width: 60%;</text:p>
          </table:table-cell>
          <table:table-cell office:value-type="string" calcext:value-type="string">
            <text:p>Hết pin nhanh rất nhanh. Còn lại thì máy ổn. Nhưng miếng lọc ko biết nếu rách thì mua ở đâu thay thế</text:p>
          </table:table-cell>
        </table:table-row>
        <table:table-row table:style-name="ro1">
          <table:table-cell office:value-type="string" calcext:value-type="string">
            <text:p>width: 60%;</text:p>
          </table:table-cell>
          <table:table-cell office:value-type="string" calcext:value-type="string">
            <text:p>Hên xui mà, ấm vừa mua đã k tự động ngắt đc khi sôi</text:p>
          </table:table-cell>
        </table:table-row>
        <table:table-row table:style-name="ro1">
          <table:table-cell office:value-type="string" calcext:value-type="string">
            <text:p>width: 60%;</text:p>
          </table:table-cell>
          <table:table-cell office:value-type="string" calcext:value-type="string">
            <text:p>Hay bị nóng</text:p>
          </table:table-cell>
        </table:table-row>
        <table:table-row table:style-name="ro1">
          <table:table-cell office:value-type="string" calcext:value-type="string">
            <text:p>width: 60%;</text:p>
          </table:table-cell>
          <table:table-cell office:value-type="string" calcext:value-type="string">
            <text:p>Hay bị ngắt kết nối với điện thoại, sạc tới 50-60% cái tắt luôn phải bấm nút mới sạc tiếp</text:p>
          </table:table-cell>
        </table:table-row>
        <table:table-row table:style-name="ro1">
          <table:table-cell office:value-type="string" calcext:value-type="string">
            <text:p>width: 60%;</text:p>
          </table:table-cell>
          <table:table-cell office:value-type="string" calcext:value-type="string">
            <text:p>hàng y hinh đóng gói sản phẩm đẹp. giao hàng nhanh</text:p>
          </table:table-cell>
        </table:table-row>
        <table:table-row table:style-name="ro1">
          <table:table-cell office:value-type="string" calcext:value-type="string">
            <text:p>width: 60%;</text:p>
          </table:table-cell>
          <table:table-cell office:value-type="string" calcext:value-type="string">
            <text:p>Hàng xài rất ok và Phục vụ tận tình</text:p>
          </table:table-cell>
        </table:table-row>
        <table:table-row table:style-name="ro1">
          <table:table-cell office:value-type="string" calcext:value-type="string">
            <text:p>width: 60%;</text:p>
          </table:table-cell>
          <table:table-cell office:value-type="string" calcext:value-type="string">
            <text:p>Hàng vừa nhận được rất bụi và dơ, như kiểu hàng trưng bầy á!! Tiki đổi mình cái mới nha!!</text:p>
          </table:table-cell>
        </table:table-row>
        <table:table-row table:style-name="ro1">
          <table:table-cell office:value-type="string" calcext:value-type="string">
            <text:p>width: 60%;</text:p>
          </table:table-cell>
          <table:table-cell office:value-type="string" calcext:value-type="string">
            <text:p>Hàng về đg mấy nhg khi bay thử thì bị nghiêng ,shop có thể đổi hoặc thu hồi lại ko ak</text:p>
          </table:table-cell>
        </table:table-row>
        <table:table-row table:style-name="ro2">
          <table:table-cell office:value-type="string" calcext:value-type="string">
            <text:p>width: 60%;</text:p>
          </table:table-cell>
          <table:table-cell office:value-type="string" calcext:value-type="string">
            <text:p>Hàng về chậm 7 ngày lận. Mà lỡ ck trước nên lấy luôn.</text:p>
            <text:p>Ưu điểm: nhiều người nói rồi, và mình thích cái remote hồng ngoại</text:p>
            <text:p>Nhược điểm: nhựa bánh xe êm nhưng xấu, và hộc rác ko khít tệ hơn con Panasonic 2,2tr ngày trước mình dùng --&gt; ko lọc sạch bụi như qc dù có tấm lọc công nghệ cao ... ko bik mấy máy khác có bị ko</text:p>
          </table:table-cell>
        </table:table-row>
        <table:table-row table:style-name="ro1">
          <table:table-cell office:value-type="string" calcext:value-type="string">
            <text:p>width: 60%;</text:p>
          </table:table-cell>
          <table:table-cell office:value-type="string" calcext:value-type="string">
            <text:p>Hàng về bị lỗi không ăn chỉ , phải lên mạng xem rồi chỉnh lại hơi lu bu . Tiếng ồn nhiều thật , nhưng đường chỉ đẹp . Dùng để vá đồ thì ok . May lâu quá nghe mùi như bị cháy . Hợp với giá tiền , nhưng thắc mắc tại s giá lúc mua là 233k nhưng khi nhận hàng ấn lại vào sản phẩm thì chỉ còn 176k tiki xem lại khâu này nhé.</text:p>
          </table:table-cell>
        </table:table-row>
        <table:table-row table:style-name="ro1">
          <table:table-cell office:value-type="string" calcext:value-type="string">
            <text:p>width: 60%;</text:p>
          </table:table-cell>
          <table:table-cell office:value-type="string" calcext:value-type="string">
            <text:p>hàng vẫn ko tốt lắm. hình ảnh bị trễ khi xem. tạm</text:p>
          </table:table-cell>
        </table:table-row>
        <table:table-row table:style-name="ro1">
          <table:table-cell office:value-type="string" calcext:value-type="string">
            <text:p>width: 60%;</text:p>
          </table:table-cell>
          <table:table-cell office:value-type="string" calcext:value-type="string">
            <text:p>Hàng tương đối OK với giá tiền</text:p>
          </table:table-cell>
        </table:table-row>
        <table:table-row table:style-name="ro1">
          <table:table-cell office:value-type="string" calcext:value-type="string">
            <text:p>width: 60%;</text:p>
          </table:table-cell>
          <table:table-cell office:value-type="string" calcext:value-type="string">
            <text:p>Hàng trung quốc, không có tiếng anh, không có hướng dẫn cài đặt nên rất vất vả để mò mẫm cài đặt</text:p>
          </table:table-cell>
        </table:table-row>
        <table:table-row table:style-name="ro4">
          <table:table-cell office:value-type="string" calcext:value-type="string">
            <text:p>width: 60%;</text:p>
          </table:table-cell>
          <table:table-cell office:value-type="string" calcext:value-type="string">
            <text:p>hàng tốt. so với giá. </text:p>
            <text:p>🔊 hơi dè.</text:p>
          </table:table-cell>
        </table:table-row>
        <table:table-row table:style-name="ro1">
          <table:table-cell office:value-type="string" calcext:value-type="string">
            <text:p>width: 60%;</text:p>
          </table:table-cell>
          <table:table-cell office:value-type="string" calcext:value-type="string">
            <text:p>Hàng tốt, nhưng khi kết nối vs 1 số máy khác thì tiếng hay bị bé đi, thỉnh thoảng kết nối 2 tai bị gián đoạn</text:p>
          </table:table-cell>
        </table:table-row>
        <table:table-row table:style-name="ro1">
          <table:table-cell office:value-type="string" calcext:value-type="string">
            <text:p>width: 60%;</text:p>
          </table:table-cell>
          <table:table-cell office:value-type="string" calcext:value-type="string">
            <text:p>hàng tốt, đôi khi chất lượng âm thanh ko ổn định</text:p>
          </table:table-cell>
        </table:table-row>
        <table:table-row table:style-name="ro1">
          <table:table-cell office:value-type="string" calcext:value-type="string">
            <text:p>width: 60%;</text:p>
          </table:table-cell>
          <table:table-cell office:value-type="string" calcext:value-type="string">
            <text:p>Hàng tốt, chắc chắn và phù hợp giá tiền, màu đen cũng đẹp nữa. tuy nhiên phần gắn vào điện thoại hơi cứng vì thế khá khó gắn vào điện thoại. Chỉ có điều mình thấy có phần hộp bị rách không biết do shop hay do vận chuyển</text:p>
          </table:table-cell>
        </table:table-row>
        <table:table-row table:style-name="ro1">
          <table:table-cell office:value-type="string" calcext:value-type="string">
            <text:p>width: 60%;</text:p>
          </table:table-cell>
          <table:table-cell office:value-type="string" calcext:value-type="string">
            <text:p>Hàng tốt quá nên mới rớt xuống với độ cao khoảng 0,6m đã nứt.</text:p>
          </table:table-cell>
        </table:table-row>
        <table:table-row table:style-name="ro1">
          <table:table-cell office:value-type="string" calcext:value-type="string">
            <text:p>width: 60%;</text:p>
          </table:table-cell>
          <table:table-cell office:value-type="string" calcext:value-type="string">
            <text:p>hàng tốt nhưng giao hàng chậm thái độ giao hàng của nhân viên không tôn trọng khách hàng</text:p>
          </table:table-cell>
        </table:table-row>
        <table:table-row table:style-name="ro1">
          <table:table-cell office:value-type="string" calcext:value-type="string">
            <text:p>width: 60%;</text:p>
          </table:table-cell>
          <table:table-cell office:value-type="string" calcext:value-type="string">
            <text:p>Hàng tốt mà phụ kiện (bình đựng cafe) khó có nguồn thay thế. Dịch vụ bảo hành tệ</text:p>
          </table:table-cell>
        </table:table-row>
        <table:table-row table:style-name="ro4">
          <table:table-cell office:value-type="string" calcext:value-type="string">
            <text:p>width: 60%;</text:p>
          </table:table-cell>
          <table:table-cell office:value-type="string" calcext:value-type="string">
            <text:p>Hàng tốt chính hãng đồ malay xài thực sự thik ( do ý kiến cá nhân thui , mình thik mấy đồ điện tử của nc thứ 3 sx )  xay dưa hấu siêu xịn mịn hôm sau sẽ xay thêm khác nữa</text:p>
            <text:p>Nhưng ship thì rất dở, ko như trc đây, hình như là bên t3 tiki phối hợp ship thôi mong cải thiện nhé</text:p>
          </table:table-cell>
        </table:table-row>
        <table:table-row table:style-name="ro1">
          <table:table-cell office:value-type="string" calcext:value-type="string">
            <text:p>width: 60%;</text:p>
          </table:table-cell>
          <table:table-cell office:value-type="string" calcext:value-type="string">
            <text:p>Hàng tiki nhanh xuống giá vậy ta mới đặt mua ngày hom sau giao hàng buổi sáng thì buổi chiều sản phẩm giảm xuống tới 480.000 d, khó hiểu</text:p>
          </table:table-cell>
        </table:table-row>
        <table:table-row table:style-name="ro4">
          <table:table-cell office:value-type="string" calcext:value-type="string">
            <text:p>width: 60%;</text:p>
          </table:table-cell>
          <table:table-cell office:value-type="string" calcext:value-type="string">
            <text:p>Hàng Tiki giao luôn được đóng gói cẩn thận, chắc chắn</text:p>
            <text:p>Nhưng bàn ủi đứng rất khó ủi, phần móc treo đầu bàn ủi không chắc nên đầu ủi thường xuyên bị rớt. Thực tế để ủi được phẳng quần áo cũng rất khó, không đơn giản như QC</text:p>
          </table:table-cell>
        </table:table-row>
        <table:table-row table:style-name="ro1">
          <table:table-cell office:value-type="string" calcext:value-type="string">
            <text:p>width: 60%;</text:p>
          </table:table-cell>
          <table:table-cell office:value-type="string" calcext:value-type="string">
            <text:p>Hàng thì tàm tạm nhưng Vỏ hộp quá nát, đóng gói ẩu</text:p>
          </table:table-cell>
        </table:table-row>
        <table:table-row table:style-name="ro1">
          <table:table-cell office:value-type="string" calcext:value-type="string">
            <text:p>width: 60%;</text:p>
          </table:table-cell>
          <table:table-cell office:value-type="string" calcext:value-type="string">
            <text:p>hàng thì ok, <text:s/>nhưng hộp hơi cũ và pin hơi yếu. <text:s/>xài 1 tí là nó tự tắt kết nối vs máy. <text:s/>nhiều khi hơi bực mình tí</text:p>
          </table:table-cell>
        </table:table-row>
        <table:table-row table:style-name="ro1">
          <table:table-cell office:value-type="string" calcext:value-type="string">
            <text:p>width: 60%;</text:p>
          </table:table-cell>
          <table:table-cell office:value-type="string" calcext:value-type="string">
            <text:p>hàng thì đã nhận tiki giao hàng ok còn sản phẩm chưa dùng ko thể đánh giá</text:p>
          </table:table-cell>
        </table:table-row>
        <table:table-row table:style-name="ro1">
          <table:table-cell office:value-type="string" calcext:value-type="string">
            <text:p>width: 60%;</text:p>
          </table:table-cell>
          <table:table-cell office:value-type="string" calcext:value-type="string">
            <text:p>Hàng tặng không bán,nhưng lại lấy tiền.Xài cũng được được !</text:p>
          </table:table-cell>
        </table:table-row>
        <table:table-row table:style-name="ro1">
          <table:table-cell office:value-type="string" calcext:value-type="string">
            <text:p>width: 60%;</text:p>
          </table:table-cell>
          <table:table-cell office:value-type="string" calcext:value-type="string">
            <text:p>Hàng tạm được. Nhìn vẫn còn ko đảm bảo về chất lượng</text:p>
          </table:table-cell>
        </table:table-row>
        <table:table-row table:style-name="ro1">
          <table:table-cell office:value-type="string" calcext:value-type="string">
            <text:p>width: 60%;</text:p>
          </table:table-cell>
          <table:table-cell office:value-type="string" calcext:value-type="string">
            <text:p>hàng tạm được.</text:p>
          </table:table-cell>
        </table:table-row>
        <table:table-row table:style-name="ro1">
          <table:table-cell office:value-type="string" calcext:value-type="string">
            <text:p>width: 60%;</text:p>
          </table:table-cell>
          <table:table-cell office:value-type="string" calcext:value-type="string">
            <text:p>Hàng sunhouse chính hãng. Sản phẩm oke. Nhưng giao hàng chậm hơn dự kiến 2 ngày</text:p>
          </table:table-cell>
        </table:table-row>
        <table:table-row table:style-name="ro1">
          <table:table-cell office:value-type="string" calcext:value-type="string">
            <text:p>width: 60%;</text:p>
          </table:table-cell>
          <table:table-cell office:value-type="string" calcext:value-type="string">
            <text:p>Hàng sử dụng tốt, chưa có vấn đề gì.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text:p>
          </table:table-cell>
        </table:table-row>
        <table:table-row table:style-name="ro1">
          <table:table-cell office:value-type="string" calcext:value-type="string">
            <text:p>width: 60%;</text:p>
          </table:table-cell>
          <table:table-cell office:value-type="string" calcext:value-type="string">
            <text:p>Hàng sử dụng ok, tuy nhiên mình thấy mua tốn tiền và chật chội quá. Cảm thấy hối hận khi mua.</text:p>
          </table:table-cell>
        </table:table-row>
        <table:table-row table:style-name="ro1">
          <table:table-cell office:value-type="string" calcext:value-type="string">
            <text:p>width: 60%;</text:p>
          </table:table-cell>
          <table:table-cell office:value-type="string" calcext:value-type="string">
            <text:p>hàng so với giá này thì ok nhưng ko cài đt vào để ko đi xe hơi kêu</text:p>
          </table:table-cell>
        </table:table-row>
        <table:table-row table:style-name="ro1">
          <table:table-cell office:value-type="string" calcext:value-type="string">
            <text:p>width: 60%;</text:p>
          </table:table-cell>
          <table:table-cell office:value-type="string" calcext:value-type="string">
            <text:p>hàng shop gửi đi ko kiểm tra kỹ hay sao mà lòng nồi bị móp 1 lỗ nhỏ, ko đến nỗi nào nên nhận hàng lun.</text:p>
          </table:table-cell>
        </table:table-row>
        <table:table-row table:style-name="ro1">
          <table:table-cell office:value-type="string" calcext:value-type="string">
            <text:p>width: 60%;</text:p>
          </table:table-cell>
          <table:table-cell office:value-type="string" calcext:value-type="string">
            <text:p>Hàng ship nhanh , rất cẩn thận nhưng thiếu một cây gấp vỉ</text:p>
          </table:table-cell>
        </table:table-row>
        <table:table-row table:style-name="ro1">
          <table:table-cell office:value-type="string" calcext:value-type="string">
            <text:p>width: 60%;</text:p>
          </table:table-cell>
          <table:table-cell office:value-type="string" calcext:value-type="string">
            <text:p>Hàng sản xuất từ năm 2016</text:p>
          </table:table-cell>
        </table:table-row>
        <table:table-row table:style-name="ro4">
          <table:table-cell office:value-type="string" calcext:value-type="string">
            <text:p>width: 60%;</text:p>
          </table:table-cell>
          <table:table-cell office:value-type="string" calcext:value-type="string">
            <text:p>hàng sản xuất 2017, vẻ ngoài thì không chắc chắn, nếu cho mình mua lại mình sẽ chọn sản phẩm có năm sản xuất mới hơn.</text:p>
            <text:p>về Tiki thì mình rất an tâm khi mua hàng, cảm ơn!</text:p>
          </table:table-cell>
        </table:table-row>
        <table:table-row table:style-name="ro1">
          <table:table-cell office:value-type="string" calcext:value-type="string">
            <text:p>width: 60%;</text:p>
          </table:table-cell>
          <table:table-cell office:value-type="string" calcext:value-type="string">
            <text:p>Hàng Sài tốt. Giao không đúng với mẫu</text:p>
          </table:table-cell>
        </table:table-row>
        <table:table-row table:style-name="ro1">
          <table:table-cell office:value-type="string" calcext:value-type="string">
            <text:p>width: 60%;</text:p>
          </table:table-cell>
          <table:table-cell office:value-type="string" calcext:value-type="string">
            <text:p>hàng phù hợp với giá tiền</text:p>
          </table:table-cell>
        </table:table-row>
        <table:table-row table:style-name="ro4">
          <table:table-cell office:value-type="string" calcext:value-type="string">
            <text:p>width: 60%;</text:p>
          </table:table-cell>
          <table:table-cell office:value-type="string" calcext:value-type="string">
            <text:p>Hàng ổn, đóng gói cẩn thận và giao hàng rất nhanh. Tuy nhiên sản phẩm quá to. Mình đã gọi thông báo tiki xin gởi lại và chọn mua loại nhỏ hơn. Rất may là tiki đã đồng ý nhận lại sản phẩm. Và hẹn sẽ chuyển khoản lại cho mình. Tiki làm việc ko bao giờ làm mình thất vọng.</text:p>
            <text:p>Mình khuyên gia đình bạn nào có nhu cầu ăn đồ chiên nhiều và đông người thì hãy đặt mua nhé vì nồi này to và chiếm vị trí khá nhiều.</text:p>
          </table:table-cell>
        </table:table-row>
        <table:table-row table:style-name="ro1">
          <table:table-cell office:value-type="string" calcext:value-type="string">
            <text:p>width: 60%;</text:p>
          </table:table-cell>
          <table:table-cell office:value-type="string" calcext:value-type="string">
            <text:p>Hàng ổn trong tầm giá. Trừ 1 điểm vì tính phí cồng kềnh mà nv ko mang lên nhà. Trừ 1 điểm móp như hình mặc dù hàng nguyên đai nguyên kiện.</text:p>
          </table:table-cell>
        </table:table-row>
        <table:table-row table:style-name="ro1">
          <table:table-cell office:value-type="string" calcext:value-type="string">
            <text:p>width: 60%;</text:p>
          </table:table-cell>
          <table:table-cell office:value-type="string" calcext:value-type="string">
            <text:p>Hàng ok, xài tốt, có điều không thuận tiện vì khi chín không tự chuyển sang chế độ giữ ấm</text:p>
          </table:table-cell>
        </table:table-row>
        <table:table-row table:style-name="ro1">
          <table:table-cell office:value-type="string" calcext:value-type="string">
            <text:p>width: 60%;</text:p>
          </table:table-cell>
          <table:table-cell office:value-type="string" calcext:value-type="string">
            <text:p>Hàng ok tuy nhiên tôi ko thích sản phẩm không nói rõ đây là sản phẩm khuyến mãi của LG</text:p>
          </table:table-cell>
        </table:table-row>
        <table:table-row table:style-name="ro1">
          <table:table-cell office:value-type="string" calcext:value-type="string">
            <text:p>width: 60%;</text:p>
          </table:table-cell>
          <table:table-cell office:value-type="string" calcext:value-type="string">
            <text:p>Hàng OK nhưng không thể cho nhiều sao vì giao hàng quá chậm so với dự kiến. Đặt mua 10/5, dự kiến giao 17/5, đến hôm nay 22/5 mới nhận được. Mình phải gọi lên tổng đài tiki 3 lần phản ánh về việc này. Nhân viên giao hàng đến cổng nhà mới gọi điện ra lấy hàng khiến người mua hàng bị động.</text:p>
          </table:table-cell>
        </table:table-row>
        <table:table-row table:style-name="ro1">
          <table:table-cell office:value-type="string" calcext:value-type="string">
            <text:p>width: 60%;</text:p>
          </table:table-cell>
          <table:table-cell office:value-type="string" calcext:value-type="string">
            <text:p>Hàng ok nhưng cách đóng gói quá ẩu, tiki cần xem xét lại, hộp bị rách không biết do gì. Ít ra phải quấn hoặc thêm ít xốp chèn chặt phía trong thì sẽ ổn hơn. Nếu mình mua ở các trang tmdt khác thì cách các shop đóng gói hàng điện tử rất chuyên nghiệp. Tiki nên tham khảo thêm</text:p>
          </table:table-cell>
        </table:table-row>
        <table:table-row table:style-name="ro1">
          <table:table-cell office:value-type="string" calcext:value-type="string">
            <text:p>width: 60%;</text:p>
          </table:table-cell>
          <table:table-cell office:value-type="string" calcext:value-type="string">
            <text:p>hàng OK chất lượng bình thường cũng ko nhanh</text:p>
          </table:table-cell>
        </table:table-row>
        <table:table-row table:style-name="ro1">
          <table:table-cell office:value-type="string" calcext:value-type="string">
            <text:p>width: 60%;</text:p>
          </table:table-cell>
          <table:table-cell office:value-type="string" calcext:value-type="string">
            <text:p>Hàng Ok</text:p>
          </table:table-cell>
        </table:table-row>
        <table:table-row table:style-name="ro1">
          <table:table-cell office:value-type="string" calcext:value-type="string">
            <text:p>width: 60%;</text:p>
          </table:table-cell>
          <table:table-cell office:value-type="string" calcext:value-type="string">
            <text:p>Hang ok</text:p>
          </table:table-cell>
        </table:table-row>
        <table:table-row table:style-name="ro1">
          <table:table-cell office:value-type="string" calcext:value-type="string">
            <text:p>width: 60%;</text:p>
          </table:table-cell>
          <table:table-cell office:value-type="string" calcext:value-type="string">
            <text:p>Hàng nói chung là tạm ổn, đun sôi khá lâu, tay cầm hơi nóng!</text:p>
          </table:table-cell>
        </table:table-row>
        <table:table-row table:style-name="ro1">
          <table:table-cell office:value-type="string" calcext:value-type="string">
            <text:p>width: 60%;</text:p>
          </table:table-cell>
          <table:table-cell office:value-type="string" calcext:value-type="string">
            <text:p>Hang nhua, de gay. Cac ban hay can than khi dieu chinh quay qua quay lai</text:p>
          </table:table-cell>
        </table:table-row>
        <table:table-row table:style-name="ro1">
          <table:table-cell office:value-type="string" calcext:value-type="string">
            <text:p>width: 60%;</text:p>
          </table:table-cell>
          <table:table-cell office:value-type="string" calcext:value-type="string">
            <text:p>hàng như mô tả, sử dụng thời gian ngắn thì bị đứt</text:p>
          </table:table-cell>
        </table:table-row>
        <table:table-row table:style-name="ro1">
          <table:table-cell office:value-type="string" calcext:value-type="string">
            <text:p>width: 60%;</text:p>
          </table:table-cell>
          <table:table-cell office:value-type="string" calcext:value-type="string">
            <text:p>Hàng nhìn ok, ổn định, chưa dùng lâu nên không biết chất lượng như thế nào?</text:p>
          </table:table-cell>
        </table:table-row>
        <table:table-row table:style-name="ro1">
          <table:table-cell office:value-type="string" calcext:value-type="string">
            <text:p>width: 60%;</text:p>
          </table:table-cell>
          <table:table-cell office:value-type="string" calcext:value-type="string">
            <text:p>hàng nhin mong manh dể vỡ, sd phải nhẹ nhàng</text:p>
          </table:table-cell>
        </table:table-row>
        <table:table-row table:style-name="ro1">
          <table:table-cell office:value-type="string" calcext:value-type="string">
            <text:p>width: 60%;</text:p>
          </table:table-cell>
          <table:table-cell office:value-type="string" calcext:value-type="string">
            <text:p>Hàng nhìn cũ, sứt mẻ, nhựa đểu như đồ chơi trẻ con, với gia tiền này so với hãng khác thì tệ hơn, hơi thất vọng về sp.</text:p>
          </table:table-cell>
        </table:table-row>
        <table:table-row table:style-name="ro1">
          <table:table-cell office:value-type="string" calcext:value-type="string">
            <text:p>width: 60%;</text:p>
          </table:table-cell>
          <table:table-cell office:value-type="string" calcext:value-type="string">
            <text:p>Hàng nhận về mới, đầy đủ phụ kiện, đã nướng thử một số món cảm thấy nhiệt độ hơi cao nên phải giảm đi so với sách hướng dẫn, không có chế độ nướng 1 mặt nên nhiều khi mặt trên thì chín mà mặt dưới thì vẫn còn chưa chín, đáng chú ý là vài lần đang nướng tự nhiên nhảy nhiệt độ và thời gian so với setup ban đầu nên nếu ko canh chừng để ý thì đồ ăn sẽ bị hỏng, nướng bánh không đc ngon như nướng đồ ăn.</text:p>
          </table:table-cell>
        </table:table-row>
        <table:table-row table:style-name="ro1">
          <table:table-cell office:value-type="string" calcext:value-type="string">
            <text:p>width: 60%;</text:p>
          </table:table-cell>
          <table:table-cell office:value-type="string" calcext:value-type="string">
            <text:p>Hàng nhận như miêu tả, tuy nhiên ẩn phẩm hình như ko mới 100%. Bề mặt phía trước có trầy xước, nhìn giống hàng trưng bày</text:p>
          </table:table-cell>
        </table:table-row>
        <table:table-row table:style-name="ro1">
          <table:table-cell office:value-type="string" calcext:value-type="string">
            <text:p>width: 60%;</text:p>
          </table:table-cell>
          <table:table-cell office:value-type="string" calcext:value-type="string">
            <text:p>Hàng nhận không giống mẫu trên Tiki.</text:p>
          </table:table-cell>
        </table:table-row>
        <table:table-row table:style-name="ro1">
          <table:table-cell office:value-type="string" calcext:value-type="string">
            <text:p>width: 60%;</text:p>
          </table:table-cell>
          <table:table-cell office:value-type="string" calcext:value-type="string">
            <text:p>hang nay cung xai dc . nhung hoi bi nong qua</text:p>
          </table:table-cell>
        </table:table-row>
        <table:table-row table:style-name="ro1">
          <table:table-cell office:value-type="string" calcext:value-type="string">
            <text:p>width: 60%;</text:p>
          </table:table-cell>
          <table:table-cell office:value-type="string" calcext:value-type="string">
            <text:p>hàng móp méo, <text:s/>đóng gói sơ sài, <text:s/>chẳng biết có phải giảm giá do hàng bị móp méo từ trc không</text:p>
          </table:table-cell>
        </table:table-row>
        <table:table-row table:style-name="ro1">
          <table:table-cell office:value-type="string" calcext:value-type="string">
            <text:p>width: 60%;</text:p>
          </table:table-cell>
          <table:table-cell office:value-type="string" calcext:value-type="string">
            <text:p>Hàng mỏng, chất lượng gia công kém, hoàn thiện lớp nhựa bên ngoài nhìn rất thô. chưa dám cắm thử điện vì mọi người review bị tê. @@</text:p>
          </table:table-cell>
        </table:table-row>
        <table:table-row table:style-name="ro1">
          <table:table-cell office:value-type="string" calcext:value-type="string">
            <text:p>width: 60%;</text:p>
          </table:table-cell>
          <table:table-cell office:value-type="string" calcext:value-type="string">
            <text:p>Hàng mới. Đóng gói cẩn thận. Nồi 4,5l mà nhỏ quá so với các hãng khác, 4,5l như 3l</text:p>
          </table:table-cell>
        </table:table-row>
        <table:table-row table:style-name="ro1">
          <table:table-cell office:value-type="string" calcext:value-type="string">
            <text:p>width: 60%;</text:p>
          </table:table-cell>
          <table:table-cell office:value-type="string" calcext:value-type="string">
            <text:p>Hàng mới , tất cả đều mới nhưng dây điện lại hư không sài được, cũng may là thợ điện tử nên chuẩn đoán nhanh. Hơi thất vọng một chút, mong là sẽ không fải bảo hành !</text:p>
          </table:table-cell>
        </table:table-row>
        <table:table-row table:style-name="ro1">
          <table:table-cell office:value-type="string" calcext:value-type="string">
            <text:p>width: 60%;</text:p>
          </table:table-cell>
          <table:table-cell office:value-type="string" calcext:value-type="string">
            <text:p>Hàng m đã nhận nhưng phím di chuyển phải (mũi tên ngoài cùng bên phải) không hoạt động, làm sao để đổi shop ?</text:p>
          </table:table-cell>
        </table:table-row>
        <table:table-row table:style-name="ro2">
          <table:table-cell office:value-type="string" calcext:value-type="string">
            <text:p>width: 60%;</text:p>
          </table:table-cell>
          <table:table-cell office:value-type="string" calcext:value-type="string">
            <text:p>Hang luc nhân nhin đep mắt . Nhân viên thân thiện . Su dụng tạm ok ... noi chung 70% la ok ... </text:p>
            <text:p>cung chưa thât sự hài long vê lò nướng bởi nuong rât lâu đê chinh thuc an . Đên khi chỉ gân chín thi bi khét .. nhug phân thit an cung cam giac chua thât su chín ... phan rau thi ko nướng dc ... </text:p>
            <text:p> Sử dung đung 1 lân ko su dung nua ...</text:p>
          </table:table-cell>
        </table:table-row>
        <table:table-row table:style-name="ro2">
          <table:table-cell office:value-type="string" calcext:value-type="string">
            <text:p>width: 60%;</text:p>
          </table:table-cell>
          <table:table-cell office:value-type="string" calcext:value-type="string">
            <text:p>Hang luc nhân nhin đep mắt . Nhân viên thân thiện . Su dụng tạm ok ... noi chung 70% la ok ... </text:p>
            <text:p>cung chưa thât sự hài long vê lò nướng bởi nuong rât lâu đê chinh thuc an . Đên khi chỉ gân chín thi bi khét .. nhug phân thit an cung cam giac chua thât su chín ... phan rau thi ko nướng dc ... </text:p>
            <text:p> Sử dung đung 1 lân ko su dung nua ...</text:p>
          </table:table-cell>
        </table:table-row>
        <table:table-row table:style-name="ro1">
          <table:table-cell office:value-type="string" calcext:value-type="string">
            <text:p>width: 60%;</text:p>
          </table:table-cell>
          <table:table-cell office:value-type="string" calcext:value-type="string">
            <text:p>hàng lỗi như vầy mà vẫn giao</text:p>
          </table:table-cell>
        </table:table-row>
        <table:table-row table:style-name="ro1">
          <table:table-cell office:value-type="string" calcext:value-type="string">
            <text:p>width: 60%;</text:p>
          </table:table-cell>
          <table:table-cell office:value-type="string" calcext:value-type="string">
            <text:p>Hàng lỗi E4 mong các bạn đổi sản phẩm mới không lỗi giúp mình</text:p>
          </table:table-cell>
        </table:table-row>
        <table:table-row table:style-name="ro1">
          <table:table-cell office:value-type="string" calcext:value-type="string">
            <text:p>width: 60%;</text:p>
          </table:table-cell>
          <table:table-cell office:value-type="string" calcext:value-type="string">
            <text:p>Hàng Lock&amp;Lock mình cũng yên tâm, mà có điều, mình ghim vào laptop lần đầu ok, quạt thử xíu chừng 5 phút thấy ổn, rồi lần 2 mình ghim vào làm chập mạch - sập nguồn laptop luôn (nó chỉ bụp một phát rồi tắt laptop, không biết phải laptop mình đang còn có 25% pin không), mình phải đem laptop ra kiểm tra. Giờ sợ ko dám ghim vào luôn, chắc xài cùng với sạc dự phòng quá.</text:p>
          </table:table-cell>
        </table:table-row>
        <table:table-row table:style-name="ro1">
          <table:table-cell office:value-type="string" calcext:value-type="string">
            <text:p>width: 60%;</text:p>
          </table:table-cell>
          <table:table-cell office:value-type="string" calcext:value-type="string">
            <text:p>Hàng ko giống với mẫu mình đã từng dùng nhìn ko đc chắc chắn</text:p>
          </table:table-cell>
        </table:table-row>
        <table:table-row table:style-name="ro1">
          <table:table-cell office:value-type="string" calcext:value-type="string">
            <text:p>width: 60%;</text:p>
          </table:table-cell>
          <table:table-cell office:value-type="string" calcext:value-type="string">
            <text:p>Hàng ko giống hình, nhưng lắp lên vẫn ok nên lười ko trả lại</text:p>
          </table:table-cell>
        </table:table-row>
        <table:table-row table:style-name="ro1">
          <table:table-cell office:value-type="string" calcext:value-type="string">
            <text:p>width: 60%;</text:p>
          </table:table-cell>
          <table:table-cell office:value-type="string" calcext:value-type="string">
            <text:p>hàng không giống hình mẫu, vỏ hộp đã được bóc rồi. tuy nhiên vẫn mua rẻ nên vẫn để dùng</text:p>
          </table:table-cell>
        </table:table-row>
        <table:table-row table:style-name="ro1">
          <table:table-cell office:value-type="string" calcext:value-type="string">
            <text:p>width: 60%;</text:p>
          </table:table-cell>
          <table:table-cell office:value-type="string" calcext:value-type="string">
            <text:p>hàng không được chắc chắn cho lắm nhưng so với số tiền thì cũng tạm OK . Nhân viên giao hàng không giao tận nhà mà phải ra ngoài lấy . bảo mang đến nhà cho thì kêu nhiều hàng còn đi nơi khác buồn cười thật . rất không hài lòng về cách kiti giao hàng</text:p>
          </table:table-cell>
        </table:table-row>
        <table:table-row table:style-name="ro1">
          <table:table-cell office:value-type="string" calcext:value-type="string">
            <text:p>width: 60%;</text:p>
          </table:table-cell>
          <table:table-cell office:value-type="string" calcext:value-type="string">
            <text:p>Hàng không đúng của Deerma</text:p>
          </table:table-cell>
        </table:table-row>
        <table:table-row table:style-name="ro1">
          <table:table-cell office:value-type="string" calcext:value-type="string">
            <text:p>width: 60%;</text:p>
          </table:table-cell>
          <table:table-cell office:value-type="string" calcext:value-type="string">
            <text:p>Hàng khá đẹp nhưng dùng được hai ngày thì cái nút bấm nó thụt xuống và ko bấm đc mong shop khắc phục lỗi</text:p>
          </table:table-cell>
        </table:table-row>
        <table:table-row table:style-name="ro1">
          <table:table-cell office:value-type="string" calcext:value-type="string">
            <text:p>width: 60%;</text:p>
          </table:table-cell>
          <table:table-cell office:value-type="string" calcext:value-type="string">
            <text:p>Hàng kém quá. Mua 3 cái thì một cái đã hỏng. Rẻ nhưng quá kém nên không hữu dụng lắm.</text:p>
          </table:table-cell>
        </table:table-row>
        <table:table-row table:style-name="ro1">
          <table:table-cell office:value-type="string" calcext:value-type="string">
            <text:p>width: 60%;</text:p>
          </table:table-cell>
          <table:table-cell office:value-type="string" calcext:value-type="string">
            <text:p>hàng hok tốt lắm , <text:s/>hàng khác hình</text:p>
          </table:table-cell>
        </table:table-row>
        <table:table-row table:style-name="ro1">
          <table:table-cell office:value-type="string" calcext:value-type="string">
            <text:p>width: 60%;</text:p>
          </table:table-cell>
          <table:table-cell office:value-type="string" calcext:value-type="string">
            <text:p>Hàng hơi nhỏ so với mong mún của mình. Tạm dùng thì thấy cũng ok</text:p>
          </table:table-cell>
        </table:table-row>
        <table:table-row table:style-name="ro1">
          <table:table-cell office:value-type="string" calcext:value-type="string">
            <text:p>width: 60%;</text:p>
          </table:table-cell>
          <table:table-cell office:value-type="string" calcext:value-type="string">
            <text:p>hàng gói đàng hoàng, âm thanh nghe tạm, độ trong trẻo trung bình, ko rè lắm khi mở to, bass hơi yếu so với mong đợi, cách âm ok, nếu ai đã dùng các loại cao cấp rồi thì ko nên mua vì chán ngay khi thử em nó. tiền nó ít quá nên chỉ vậy thôi.</text:p>
          </table:table-cell>
        </table:table-row>
        <table:table-row table:style-name="ro1">
          <table:table-cell office:value-type="string" calcext:value-type="string">
            <text:p>width: 60%;</text:p>
          </table:table-cell>
          <table:table-cell office:value-type="string" calcext:value-type="string">
            <text:p>Hàng giống trong ảnh, những khi đánh thử thì bật lên chưa lâu thì có triệu chứng tắc mở, đánh chưa lâu thì bị nóng, mong có thế cái thiên sản phẩm</text:p>
          </table:table-cell>
        </table:table-row>
        <table:table-row table:style-name="ro1">
          <table:table-cell office:value-type="string" calcext:value-type="string">
            <text:p>width: 60%;</text:p>
          </table:table-cell>
          <table:table-cell office:value-type="string" calcext:value-type="string">
            <text:p>hàng giống hình nhưng quạt hơi ngược,quạt vào trong chứ không phải quạt ra</text:p>
          </table:table-cell>
        </table:table-row>
        <table:table-row table:style-name="ro4">
          <table:table-cell office:value-type="string" calcext:value-type="string">
            <text:p>width: 60%;</text:p>
          </table:table-cell>
          <table:table-cell office:value-type="string" calcext:value-type="string">
            <text:p>Hàng giao trễ so với dự kiến ̣, 17/1 giao hàng nhưng đến 21/1 mới giao. Về cơ bản máy nhẹ, có đủ 3 đầu hút, nhìn cứng cáp, chắc chắn.</text:p>
            <text:p>Nhưng mình không thấy phiếu bảo hành, nếu hàng có vấn đề cần sửa sau thời gian đổi trả thì Tiki sẽ bảo hành như thế nào?</text:p>
          </table:table-cell>
        </table:table-row>
        <table:table-row table:style-name="ro1">
          <table:table-cell office:value-type="string" calcext:value-type="string">
            <text:p>width: 60%;</text:p>
          </table:table-cell>
          <table:table-cell office:value-type="string" calcext:value-type="string">
            <text:p>Hàng giao sớm hơn dự kiến. Tuy nhien hàng ben trong hộp ko hoàn toàn giống voi trên hộp và trên gioi thiệu.</text:p>
          </table:table-cell>
        </table:table-row>
        <table:table-row table:style-name="ro4">
          <table:table-cell office:value-type="string" calcext:value-type="string">
            <text:p>width: 60%;</text:p>
          </table:table-cell>
          <table:table-cell office:value-type="string" calcext:value-type="string">
            <text:p>Hàng giao quy cách đúng như hình nhưng nhìn cũ.</text:p>
            <text:p>Chưa dùng thử nên chưa biết thế nào.</text:p>
          </table:table-cell>
        </table:table-row>
        <table:table-row table:style-name="ro2">
          <table:table-cell office:value-type="string" calcext:value-type="string">
            <text:p>width: 60%;</text:p>
          </table:table-cell>
          <table:table-cell office:value-type="string" calcext:value-type="string">
            <text:p>Hàng giao quá chậm, mất của tuần mới nhận đc.</text:p>
            <text:p>đường ống gas bị lỗi, rất dễ đứt dây gas, phải kiếm thợ bẻ lại, van bật cứng, mỗi lần sử dụng phải bật 2-3 lần mới cháy. lửa cũng khá dễ tắt. Mà hình như cũng k có bảo hành vì trong giấy k có ghi gì cả</text:p>
            <text:p>phải dùng thêm thời gian mới biết điểm tốt nào nữa.</text:p>
          </table:table-cell>
        </table:table-row>
        <table:table-row table:style-name="ro1">
          <table:table-cell office:value-type="string" calcext:value-type="string">
            <text:p>width: 60%;</text:p>
          </table:table-cell>
          <table:table-cell office:value-type="string" calcext:value-type="string">
            <text:p>hàng giao nhanh. túi may bên ngoài đẹp. tuy nhiên bên trong ruột túi có nhiều đường chỉ thừa, lởm chởm trông ko chỉn chu lắm. ngoài ra, các ô nhét dây sạc được thiết kế quá nhỏ, ko dùng đc. nếu giảm bớt số ngăn để tăng diện tích thì tốt hơn. chấm 3 sao.</text:p>
          </table:table-cell>
        </table:table-row>
        <table:table-row table:style-name="ro1">
          <table:table-cell office:value-type="string" calcext:value-type="string">
            <text:p>width: 60%;</text:p>
          </table:table-cell>
          <table:table-cell office:value-type="string" calcext:value-type="string">
            <text:p>Hàng giao nhanh, nhưng tôi yêu cầu có hoá đơn mà lúc nhận hàng ko thấy có.</text:p>
          </table:table-cell>
        </table:table-row>
        <table:table-row table:style-name="ro2">
          <table:table-cell office:value-type="string" calcext:value-type="string">
            <text:p>width: 60%;</text:p>
          </table:table-cell>
          <table:table-cell office:value-type="string" calcext:value-type="string">
            <text:p>Hàng giao nhanh, đúng thời gian cam kết.</text:p>
            <text:p/>
            <text:p>Sản phẩm chất lượng không tốt, nhựa mới đụng vào đã gãy. Hàng mới nhận từ tiki lúc 18h, xoay 2 lần đã gãy</text:p>
          </table:table-cell>
        </table:table-row>
        <table:table-row table:style-name="ro1">
          <table:table-cell office:value-type="string" calcext:value-type="string">
            <text:p>width: 60%;</text:p>
          </table:table-cell>
          <table:table-cell office:value-type="string" calcext:value-type="string">
            <text:p>Hàng giao nhanh, đóng gói cẩn thận, nhưng khui ra sản phẩm bị móp, giờ không biết tính sao?</text:p>
          </table:table-cell>
        </table:table-row>
        <table:table-row table:style-name="ro1">
          <table:table-cell office:value-type="string" calcext:value-type="string">
            <text:p>width: 60%;</text:p>
          </table:table-cell>
          <table:table-cell office:value-type="string" calcext:value-type="string">
            <text:p>Hàng giao nhanh, đóng gói cẩn thận , giá cả hợp lý, chất lượng tốt</text:p>
          </table:table-cell>
        </table:table-row>
        <table:table-row table:style-name="ro1">
          <table:table-cell office:value-type="string" calcext:value-type="string">
            <text:p>width: 60%;</text:p>
          </table:table-cell>
          <table:table-cell office:value-type="string" calcext:value-type="string">
            <text:p>Hàng giao nhanh, đã dùng thử 1 lần thấy ổn. Không biết độ bền thế nào.</text:p>
          </table:table-cell>
        </table:table-row>
        <table:table-row table:style-name="ro1">
          <table:table-cell office:value-type="string" calcext:value-type="string">
            <text:p>width: 60%;</text:p>
          </table:table-cell>
          <table:table-cell office:value-type="string" calcext:value-type="string">
            <text:p>Hàng giao nhanh, có remote nhưng không xài được nhìn chung tạm được</text:p>
          </table:table-cell>
        </table:table-row>
        <table:table-row table:style-name="ro1">
          <table:table-cell office:value-type="string" calcext:value-type="string">
            <text:p>width: 60%;</text:p>
          </table:table-cell>
          <table:table-cell office:value-type="string" calcext:value-type="string">
            <text:p>Hàng giao nhanh nhưng thiếu thẻ nhớ tặng kèm. Đề nghị Tiki giao thêm.</text:p>
          </table:table-cell>
        </table:table-row>
        <table:table-row table:style-name="ro1">
          <table:table-cell office:value-type="string" calcext:value-type="string">
            <text:p>width: 60%;</text:p>
          </table:table-cell>
          <table:table-cell office:value-type="string" calcext:value-type="string">
            <text:p>Hàng giao nhanh Như hình Chưa xài nên ko biết chất lượng thế nào</text:p>
          </table:table-cell>
        </table:table-row>
        <table:table-row table:style-name="ro1">
          <table:table-cell office:value-type="string" calcext:value-type="string">
            <text:p>width: 60%;</text:p>
          </table:table-cell>
          <table:table-cell office:value-type="string" calcext:value-type="string">
            <text:p>hàng giao hơi trễ, khi vận chuyển nồi bị muốt một bên</text:p>
          </table:table-cell>
        </table:table-row>
        <table:table-row table:style-name="ro1">
          <table:table-cell office:value-type="string" calcext:value-type="string">
            <text:p>width: 60%;</text:p>
          </table:table-cell>
          <table:table-cell office:value-type="string" calcext:value-type="string">
            <text:p>Hàng giao đúng như hinh, đóng gói cẩn thận, tiki giao nhanh. Sản phẩm sử dụng hơi có mùi, đun nhiều lần mới giảm bớt mui</text:p>
          </table:table-cell>
        </table:table-row>
        <table:table-row table:style-name="ro1">
          <table:table-cell office:value-type="string" calcext:value-type="string">
            <text:p>width: 60%;</text:p>
          </table:table-cell>
          <table:table-cell office:value-type="string" calcext:value-type="string">
            <text:p>Hàng giao đúng model, đủ phụ kiện, nhưng thẻ nhớ không có adapter, camera lâu nhận diện thẻ nhớ, có báo lỗi</text:p>
          </table:table-cell>
        </table:table-row>
        <table:table-row table:style-name="ro1">
          <table:table-cell office:value-type="string" calcext:value-type="string">
            <text:p>width: 60%;</text:p>
          </table:table-cell>
          <table:table-cell office:value-type="string" calcext:value-type="string">
            <text:p>hàng giao chất lượng <text:s/>tốt như chỉ có 1 bên ko phải <text:s/>1 đôi nên ko thể <text:s/>bắn đk 4 ngón ko có bên trái</text:p>
          </table:table-cell>
        </table:table-row>
        <table:table-row table:style-name="ro1">
          <table:table-cell office:value-type="string" calcext:value-type="string">
            <text:p>width: 60%;</text:p>
          </table:table-cell>
          <table:table-cell office:value-type="string" calcext:value-type="string">
            <text:p>Hàng được so với giá tiền</text:p>
          </table:table-cell>
        </table:table-row>
        <table:table-row table:style-name="ro1">
          <table:table-cell office:value-type="string" calcext:value-type="string">
            <text:p>width: 60%;</text:p>
          </table:table-cell>
          <table:table-cell office:value-type="string" calcext:value-type="string">
            <text:p>Hàng được đóng gói rất cẩn thận và giao nhanh.hài lòng.bật thử <text:s/>nghe bếp ồn.</text:p>
          </table:table-cell>
        </table:table-row>
        <table:table-row table:style-name="ro1">
          <table:table-cell office:value-type="string" calcext:value-type="string">
            <text:p>width: 60%;</text:p>
          </table:table-cell>
          <table:table-cell office:value-type="string" calcext:value-type="string">
            <text:p>Hàng dùng ok, nhưng thay đầu hơi khó khăn dễ bị hư nếu ko cẩn thận.</text:p>
          </table:table-cell>
        </table:table-row>
        <table:table-row table:style-name="ro1">
          <table:table-cell office:value-type="string" calcext:value-type="string">
            <text:p>width: 60%;</text:p>
          </table:table-cell>
          <table:table-cell office:value-type="string" calcext:value-type="string">
            <text:p>Hàng đúng mẩu,giá ok</text:p>
          </table:table-cell>
        </table:table-row>
        <table:table-row table:style-name="ro1">
          <table:table-cell office:value-type="string" calcext:value-type="string">
            <text:p>width: 60%;</text:p>
          </table:table-cell>
          <table:table-cell office:value-type="string" calcext:value-type="string">
            <text:p>Hàng đúng mẫu nhưng không dùng đc bên phải là sao vậy ạ</text:p>
          </table:table-cell>
        </table:table-row>
        <table:table-row table:style-name="ro1">
          <table:table-cell office:value-type="string" calcext:value-type="string">
            <text:p>width: 60%;</text:p>
          </table:table-cell>
          <table:table-cell office:value-type="string" calcext:value-type="string">
            <text:p>Hàng dùng được. Giá cả hợp lý. Chất liệu nồi hơi mỏng..</text:p>
          </table:table-cell>
        </table:table-row>
        <table:table-row table:style-name="ro4">
          <table:table-cell office:value-type="string" calcext:value-type="string">
            <text:p>width: 60%;</text:p>
          </table:table-cell>
          <table:table-cell office:value-type="string" calcext:value-type="string">
            <text:p>Hàng dùng được! giá cả hợp lý!</text:p>
            <text:p>Phù hợp dùng cho đi du lịch, dã ngoại!</text:p>
          </table:table-cell>
        </table:table-row>
        <table:table-row table:style-name="ro1">
          <table:table-cell office:value-type="string" calcext:value-type="string">
            <text:p>width: 60%;</text:p>
          </table:table-cell>
          <table:table-cell office:value-type="string" calcext:value-type="string">
            <text:p>hàng dùng được 2 ngày thì nắp nồi không mở được, đổi trả kiểu gì tiki ơi</text:p>
          </table:table-cell>
        </table:table-row>
        <table:table-row table:style-name="ro1">
          <table:table-cell office:value-type="string" calcext:value-type="string">
            <text:p>width: 60%;</text:p>
          </table:table-cell>
          <table:table-cell office:value-type="string" calcext:value-type="string">
            <text:p>Hàng đúng chất lượng như mô tả. Tuy nhiên không có giấy tờ bảo hành đính kèm.</text:p>
          </table:table-cell>
        </table:table-row>
        <table:table-row table:style-name="ro1">
          <table:table-cell office:value-type="string" calcext:value-type="string">
            <text:p>width: 60%;</text:p>
          </table:table-cell>
          <table:table-cell office:value-type="string" calcext:value-type="string">
            <text:p>Hàng đợt này kém quá .. lần sau mua cần hàng có 2 ăngten phía sau chứ k phải 2 bên 😞😞</text:p>
          </table:table-cell>
        </table:table-row>
        <table:table-row table:style-name="ro1">
          <table:table-cell office:value-type="string" calcext:value-type="string">
            <text:p>width: 60%;</text:p>
          </table:table-cell>
          <table:table-cell office:value-type="string" calcext:value-type="string">
            <text:p>Hàng đóng hộp từ năm 2016 và mấy phần màu trắng thì đã chuyển sang ngà vàng. Giao hàng chậm cực kỳ!!!!</text:p>
          </table:table-cell>
        </table:table-row>
        <table:table-row table:style-name="ro4">
          <table:table-cell office:value-type="string" calcext:value-type="string">
            <text:p>width: 60%;</text:p>
          </table:table-cell>
          <table:table-cell office:value-type="string" calcext:value-type="string">
            <text:p>Hàng đóng gói ổn, check thông tin bên ngoài OK.</text:p>
            <text:p>Nhưng không biết do shop quên bỏ vào hay mặc hàng này không có hóa hơn vậy. Rồi có gì bảo hành sao?</text:p>
          </table:table-cell>
        </table:table-row>
        <table:table-row table:style-name="ro1">
          <table:table-cell office:value-type="string" calcext:value-type="string">
            <text:p>width: 60%;</text:p>
          </table:table-cell>
          <table:table-cell office:value-type="string" calcext:value-type="string">
            <text:p>hàng đóng gói kĩ, giá tiền phù hợp, cám ơn kiti</text:p>
          </table:table-cell>
        </table:table-row>
        <table:table-row table:style-name="ro1">
          <table:table-cell office:value-type="string" calcext:value-type="string">
            <text:p>width: 60%;</text:p>
          </table:table-cell>
          <table:table-cell office:value-type="string" calcext:value-type="string">
            <text:p>hàng đóng gói cẩn thận. thiếu giắc chuyển đổi chân 3 chấu :(</text:p>
          </table:table-cell>
        </table:table-row>
        <table:table-row table:style-name="ro1">
          <table:table-cell office:value-type="string" calcext:value-type="string">
            <text:p>width: 60%;</text:p>
          </table:table-cell>
          <table:table-cell office:value-type="string" calcext:value-type="string">
            <text:p>Hàng do Việt Nam sản xuất nên chất lượng có vẻ không tốt bằng lõi nguyên bản theo máy.</text:p>
          </table:table-cell>
        </table:table-row>
        <table:table-row table:style-name="ro1">
          <table:table-cell office:value-type="string" calcext:value-type="string">
            <text:p>width: 60%;</text:p>
          </table:table-cell>
          <table:table-cell office:value-type="string" calcext:value-type="string">
            <text:p>Hang đẹp, su dung thoi gian nua moi biet chat luong ntn</text:p>
          </table:table-cell>
        </table:table-row>
        <table:table-row table:style-name="ro1">
          <table:table-cell office:value-type="string" calcext:value-type="string">
            <text:p>width: 60%;</text:p>
          </table:table-cell>
          <table:table-cell office:value-type="string" calcext:value-type="string">
            <text:p>hàng đẹp, rất Ok nhưng hơi nhỏ, 1-2người dùng thì vừa.</text:p>
          </table:table-cell>
        </table:table-row>
        <table:table-row table:style-name="ro1">
          <table:table-cell office:value-type="string" calcext:value-type="string">
            <text:p>width: 60%;</text:p>
          </table:table-cell>
          <table:table-cell office:value-type="string" calcext:value-type="string">
            <text:p>Hàng đẹp, nhưng khá nhỏ so với hình. Chất lượng k đến nỗi.</text:p>
          </table:table-cell>
        </table:table-row>
        <table:table-row table:style-name="ro1">
          <table:table-cell office:value-type="string" calcext:value-type="string">
            <text:p>width: 60%;</text:p>
          </table:table-cell>
          <table:table-cell office:value-type="string" calcext:value-type="string">
            <text:p>hàng đẹp, đúng mẫu, giao hàng nhanh,...........................</text:p>
          </table:table-cell>
        </table:table-row>
        <table:table-row table:style-name="ro1">
          <table:table-cell office:value-type="string" calcext:value-type="string">
            <text:p>width: 60%;</text:p>
          </table:table-cell>
          <table:table-cell office:value-type="string" calcext:value-type="string">
            <text:p>hàng đẹp nhưng ko có cục nguồn, yêu cầu khắc phục</text:p>
          </table:table-cell>
        </table:table-row>
        <table:table-row table:style-name="ro1">
          <table:table-cell office:value-type="string" calcext:value-type="string">
            <text:p>width: 60%;</text:p>
          </table:table-cell>
          <table:table-cell office:value-type="string" calcext:value-type="string">
            <text:p>hàng đẹp mỗi tội kêu to quá. cái quạt gió kêu to nhiều khi nhức hết cả đầu. ko biết lỗi này có dc bảo hành ko.</text:p>
          </table:table-cell>
        </table:table-row>
        <table:table-row table:style-name="ro1">
          <table:table-cell office:value-type="string" calcext:value-type="string">
            <text:p>width: 60%;</text:p>
          </table:table-cell>
          <table:table-cell office:value-type="string" calcext:value-type="string">
            <text:p>hàng đẹp chắc chắn nhg không có hướng dẫn dùng , đồng hồ thấy lúc nào cũng báo độ ẩm 70% . còn hạt hút ẩm có cần đổ ra không hay cứ để trong túi nilong</text:p>
          </table:table-cell>
        </table:table-row>
        <table:table-row table:style-name="ro1">
          <table:table-cell office:value-type="string" calcext:value-type="string">
            <text:p>width: 60%;</text:p>
          </table:table-cell>
          <table:table-cell office:value-type="string" calcext:value-type="string">
            <text:p>hàng để mối xông vào bên trong, mình mở hộp chỉ thấy mối ko à</text:p>
          </table:table-cell>
        </table:table-row>
        <table:table-row table:style-name="ro1">
          <table:table-cell office:value-type="string" calcext:value-type="string">
            <text:p>width: 60%;</text:p>
          </table:table-cell>
          <table:table-cell office:value-type="string" calcext:value-type="string">
            <text:p>Hàng đầy đủ, đẹp nhưng không có thẻ .!!!</text:p>
          </table:table-cell>
        </table:table-row>
        <table:table-row table:style-name="ro4">
          <table:table-cell office:value-type="string" calcext:value-type="string">
            <text:p>width: 60%;</text:p>
          </table:table-cell>
          <table:table-cell office:value-type="string" calcext:value-type="string">
            <text:p>Hàng đã về nguyên seal nguyên box, linh kiện hoàn chỉnh.</text:p>
            <text:p>VẤN ĐỀ: KHÔNG TÌM THẤY BLUETOOTH của thiết bị ??!!</text:p>
          </table:table-cell>
        </table:table-row>
        <table:table-row table:style-name="ro1">
          <table:table-cell office:value-type="string" calcext:value-type="string">
            <text:p>width: 60%;</text:p>
          </table:table-cell>
          <table:table-cell office:value-type="string" calcext:value-type="string">
            <text:p>Hàng đã nhận, nhưng kg có thẻ nhớ,</text:p>
          </table:table-cell>
        </table:table-row>
        <table:table-row table:style-name="ro1">
          <table:table-cell office:value-type="string" calcext:value-type="string">
            <text:p>width: 60%;</text:p>
          </table:table-cell>
          <table:table-cell office:value-type="string" calcext:value-type="string">
            <text:p>hàng đã nhận nhưng chưa thử cho 3 sao</text:p>
          </table:table-cell>
        </table:table-row>
        <table:table-row table:style-name="ro1">
          <table:table-cell office:value-type="string" calcext:value-type="string">
            <text:p>width: 60%;</text:p>
          </table:table-cell>
          <table:table-cell office:value-type="string" calcext:value-type="string">
            <text:p>Hàng đã nhận nhưng bị lỗi trong quá trình vận chuyển. Vui lòng hướng dẫn đổi máy mới</text:p>
          </table:table-cell>
        </table:table-row>
        <table:table-row table:style-name="ro1">
          <table:table-cell office:value-type="string" calcext:value-type="string">
            <text:p>width: 60%;</text:p>
          </table:table-cell>
          <table:table-cell office:value-type="string" calcext:value-type="string">
            <text:p>Hàng đã nhận còn nguyên nhưng khi kiểm tra lại nắp phía trên bị rời ra trục giữa có dấu như bị gãy đậy lại không dc. Vui lòng hướng dẫn cách xử lý</text:p>
          </table:table-cell>
        </table:table-row>
        <table:table-row table:style-name="ro1">
          <table:table-cell office:value-type="string" calcext:value-type="string">
            <text:p>width: 60%;</text:p>
          </table:table-cell>
          <table:table-cell office:value-type="string" calcext:value-type="string">
            <text:p>hàng cũng tốt nhưng 4 chân đế bị bể 1 phần không biết do bên vận chuyển hay bên bán những vẫn sử dụng được</text:p>
          </table:table-cell>
        </table:table-row>
        <table:table-row table:style-name="ro4">
          <table:table-cell office:value-type="string" calcext:value-type="string">
            <text:p>width: 60%;</text:p>
          </table:table-cell>
          <table:table-cell office:value-type="string" calcext:value-type="string">
            <text:p>Hàng cũng bình thường.</text:p>
            <text:p>Đúng tầm tiền</text:p>
          </table:table-cell>
        </table:table-row>
        <table:table-row table:style-name="ro1">
          <table:table-cell office:value-type="string" calcext:value-type="string">
            <text:p>width: 60%;</text:p>
          </table:table-cell>
          <table:table-cell office:value-type="string" calcext:value-type="string">
            <text:p>hang cuang cao co in lo go tren dau san fham . sao minh mua giao cho minh hang tren dau khong co in lo go san fham vay shop chat luong san fham chua xai chua biet duoc cho thoi gian danh gia sau. . .</text:p>
          </table:table-cell>
        </table:table-row>
        <table:table-row table:style-name="ro1">
          <table:table-cell office:value-type="string" calcext:value-type="string">
            <text:p>width: 60%;</text:p>
          </table:table-cell>
          <table:table-cell office:value-type="string" calcext:value-type="string">
            <text:p>Hàng của nhà bán cung cấp là tốt nhưng thời gian đóng hàng và vận chuyển là quá chậm ko biết là do đâu, mong khắc phục để lần sau ủng hộ</text:p>
          </table:table-cell>
        </table:table-row>
        <table:table-row table:style-name="ro1">
          <table:table-cell office:value-type="string" calcext:value-type="string">
            <text:p>width: 60%;</text:p>
          </table:table-cell>
          <table:table-cell office:value-type="string" calcext:value-type="string">
            <text:p>Hàng của mình lâu vậy ạ, báo đến 31/12 hơn 1 tuần cơ ạ</text:p>
          </table:table-cell>
        </table:table-row>
        <table:table-row table:style-name="ro1">
          <table:table-cell office:value-type="string" calcext:value-type="string">
            <text:p>width: 60%;</text:p>
          </table:table-cell>
          <table:table-cell office:value-type="string" calcext:value-type="string">
            <text:p>Hàng cũ bị trầy xước nhẹ ko phải hàng mới, chỉ có 10 led, hình ảnh video chỉ là HD, cài đặt dễ dàng nhanh chóng, camera chấp nhận đc so với giá ......</text:p>
          </table:table-cell>
        </table:table-row>
        <table:table-row table:style-name="ro4">
          <table:table-cell office:value-type="string" calcext:value-type="string">
            <text:p>width: 60%;</text:p>
          </table:table-cell>
          <table:table-cell office:value-type="string" calcext:value-type="string">
            <text:p>Hàng còn trong thùng khui ra nhưng đầu cắm  tải nhiệt đã đen xì</text:p>
            <text:p>Tiki đóng gói cẩn thận. Giao chậm hơn dự kiến 3 ngày.</text:p>
          </table:table-cell>
        </table:table-row>
        <table:table-row table:style-name="ro1">
          <table:table-cell office:value-type="string" calcext:value-type="string">
            <text:p>width: 60%;</text:p>
          </table:table-cell>
          <table:table-cell office:value-type="string" calcext:value-type="string">
            <text:p>hàng có đúng màu như hình không a. chế độ bảo hành thế nào?</text:p>
          </table:table-cell>
        </table:table-row>
        <table:table-row table:style-name="ro1">
          <table:table-cell office:value-type="string" calcext:value-type="string">
            <text:p>width: 60%;</text:p>
          </table:table-cell>
          <table:table-cell office:value-type="string" calcext:value-type="string">
            <text:p>hàng chuyển lâu. k nhìn kĩ phí nên mất 1/3 phí giao hàng</text:p>
          </table:table-cell>
        </table:table-row>
        <table:table-row table:style-name="ro1">
          <table:table-cell office:value-type="string" calcext:value-type="string">
            <text:p>width: 60%;</text:p>
          </table:table-cell>
          <table:table-cell office:value-type="string" calcext:value-type="string">
            <text:p>Hàng chính hãng. Chất lượng tốt. Bắt phải để 25 ký tự nhận xét nên cho 3 sao</text:p>
          </table:table-cell>
        </table:table-row>
        <table:table-row table:style-name="ro1">
          <table:table-cell office:value-type="string" calcext:value-type="string">
            <text:p>width: 60%;</text:p>
          </table:table-cell>
          <table:table-cell office:value-type="string" calcext:value-type="string">
            <text:p>Hàng chính hãng, phần nhựa gia công hơi bị xấu</text:p>
          </table:table-cell>
        </table:table-row>
        <table:table-row table:style-name="ro1">
          <table:table-cell office:value-type="string" calcext:value-type="string">
            <text:p>width: 60%;</text:p>
          </table:table-cell>
          <table:table-cell office:value-type="string" calcext:value-type="string">
            <text:p>Hàng chính hãng, nhân viên tiki và đóng gói chuyên nghiệp, cho kiểm hàng. Mình ít sử dụng nên thấy chưa gặp vđề gì. Khi nhận mình ktra k kỹ sau đó thấy phần nối phiá trên k khít nên k được hài lòng. Mình rât thường xuyên mua đồ điện tử của tiki. Các bạn mua nhớ ktra kỹ hàng nhé</text:p>
          </table:table-cell>
        </table:table-row>
        <table:table-row table:style-name="ro1">
          <table:table-cell office:value-type="string" calcext:value-type="string">
            <text:p>width: 60%;</text:p>
          </table:table-cell>
          <table:table-cell office:value-type="string" calcext:value-type="string">
            <text:p>Hàng chính hãng, giá cạnh tranh. Sản phẩm chấp nhận được.</text:p>
          </table:table-cell>
        </table:table-row>
        <table:table-row table:style-name="ro1">
          <table:table-cell office:value-type="string" calcext:value-type="string">
            <text:p>width: 60%;</text:p>
          </table:table-cell>
          <table:table-cell office:value-type="string" calcext:value-type="string">
            <text:p>Hàng chính hãng tôi thấy hài lòng</text:p>
          </table:table-cell>
        </table:table-row>
        <table:table-row table:style-name="ro1">
          <table:table-cell office:value-type="string" calcext:value-type="string">
            <text:p>width: 60%;</text:p>
          </table:table-cell>
          <table:table-cell office:value-type="string" calcext:value-type="string">
            <text:p>hàng chính hãng nhưng sao check mã vạch không được. còn chất lượng thì chưa nấu chưa biết được</text:p>
          </table:table-cell>
        </table:table-row>
        <table:table-row table:style-name="ro1">
          <table:table-cell office:value-type="string" calcext:value-type="string">
            <text:p>width: 60%;</text:p>
          </table:table-cell>
          <table:table-cell office:value-type="string" calcext:value-type="string">
            <text:p>Hàng chính hãng nhưng giao hàng chậm hơn một tuần cho đơn hàng Nội thành Hà Nội.</text:p>
          </table:table-cell>
        </table:table-row>
        <table:table-row table:style-name="ro1">
          <table:table-cell office:value-type="string" calcext:value-type="string">
            <text:p>width: 60%;</text:p>
          </table:table-cell>
          <table:table-cell office:value-type="string" calcext:value-type="string">
            <text:p>hàng chất lượng bt. lắp k có chỗ bật ra phải lấy tay cậy lắp lên đây là điểm trừ.</text:p>
          </table:table-cell>
        </table:table-row>
        <table:table-row table:style-name="ro1">
          <table:table-cell office:value-type="string" calcext:value-type="string">
            <text:p>width: 60%;</text:p>
          </table:table-cell>
          <table:table-cell office:value-type="string" calcext:value-type="string">
            <text:p>Hàng bọc cẩn thận, giao hàng nhanh xong vỏ nồi bị xước nhiều. Chưa dùng thử nên chưa đánh giá được chất lượng</text:p>
          </table:table-cell>
        </table:table-row>
        <table:table-row table:style-name="ro1">
          <table:table-cell office:value-type="string" calcext:value-type="string">
            <text:p>width: 60%;</text:p>
          </table:table-cell>
          <table:table-cell office:value-type="string" calcext:value-type="string">
            <text:p>Hàng bình thường. Chất lượng k như mong đợi từ sản phẩm của một thương hiệu lớn</text:p>
          </table:table-cell>
        </table:table-row>
        <table:table-row table:style-name="ro1">
          <table:table-cell office:value-type="string" calcext:value-type="string">
            <text:p>width: 60%;</text:p>
          </table:table-cell>
          <table:table-cell office:value-type="string" calcext:value-type="string">
            <text:p>Hàng bình thường, sài trong gia đình ok. đặt sài tết dự kiến giao hàng trước tết mà sau tết nhận hàng.</text:p>
          </table:table-cell>
        </table:table-row>
        <table:table-row table:style-name="ro4">
          <table:table-cell office:value-type="string" calcext:value-type="string">
            <text:p>width: 60%;</text:p>
          </table:table-cell>
          <table:table-cell office:value-type="string" calcext:value-type="string">
            <text:p>Hàng bình thường , không tốt như quảng cáo ?</text:p>
            <text:p>, lửa rất yếu</text:p>
          </table:table-cell>
        </table:table-row>
        <table:table-row table:style-name="ro1">
          <table:table-cell office:value-type="string" calcext:value-type="string">
            <text:p>width: 60%;</text:p>
          </table:table-cell>
          <table:table-cell office:value-type="string" calcext:value-type="string">
            <text:p>Hàng bị móp một chút, còn lại đều ổn.</text:p>
          </table:table-cell>
        </table:table-row>
        <table:table-row table:style-name="ro1">
          <table:table-cell office:value-type="string" calcext:value-type="string">
            <text:p>width: 60%;</text:p>
          </table:table-cell>
          <table:table-cell office:value-type="string" calcext:value-type="string">
            <text:p>Hàng bằng nhựa ko phải thuỷ tinh, xài cũng đúng giá 200 k, hết tuổi thọ mua cái mới</text:p>
          </table:table-cell>
        </table:table-row>
        <table:table-row table:style-name="ro1">
          <table:table-cell office:value-type="string" calcext:value-type="string">
            <text:p>width: 60%;</text:p>
          </table:table-cell>
          <table:table-cell office:value-type="string" calcext:value-type="string">
            <text:p>hàn không kín</text:p>
          </table:table-cell>
        </table:table-row>
        <table:table-row table:style-name="ro1">
          <table:table-cell office:value-type="string" calcext:value-type="string">
            <text:p>width: 60%;</text:p>
          </table:table-cell>
          <table:table-cell office:value-type="string" calcext:value-type="string">
            <text:p>Hàn dùng tốt cần thời gian kiểm nghiệm, dễ sử dụng</text:p>
          </table:table-cell>
        </table:table-row>
        <table:table-row table:style-name="ro1">
          <table:table-cell office:value-type="string" calcext:value-type="string">
            <text:p>width: 60%;</text:p>
          </table:table-cell>
          <table:table-cell office:value-type="string" calcext:value-type="string">
            <text:p>hài lòng với mức giá đã mua. công xuất tạm ổn với mẻ bánh nhỏ,</text:p>
          </table:table-cell>
        </table:table-row>
        <table:table-row table:style-name="ro1">
          <table:table-cell office:value-type="string" calcext:value-type="string">
            <text:p>width: 60%;</text:p>
          </table:table-cell>
          <table:table-cell office:value-type="string" calcext:value-type="string">
            <text:p>Hài lòng với công suất. Máy mạnh nhanh. Mới mua chưa xài nhiều hình thức ok. Hi vọng sẽ bền lâu.</text:p>
          </table:table-cell>
        </table:table-row>
        <table:table-row table:style-name="ro1">
          <table:table-cell office:value-type="string" calcext:value-type="string">
            <text:p>width: 60%;</text:p>
          </table:table-cell>
          <table:table-cell office:value-type="string" calcext:value-type="string">
            <text:p>hài lòng về sản phẩm giao hàng thì nhanh hơn dự kiến nhưng giao tới thì cánh quạt như zay phải tốn thêm chi phí mua cánh quạt mới( nếu có đền bù cánh quạt lai thì ok hơn)</text:p>
          </table:table-cell>
        </table:table-row>
        <table:table-row table:style-name="ro1">
          <table:table-cell office:value-type="string" calcext:value-type="string">
            <text:p>width: 60%;</text:p>
          </table:table-cell>
          <table:table-cell office:value-type="string" calcext:value-type="string">
            <text:p>hài lòng . giao hàng nhanh , <text:s/>mới sd nhưng thấy lọc <text:s/>nước rất sạch . chỉ là nước chảy hơi nhỏ ( chỉ mh cách khắc phục với nhé )</text:p>
          </table:table-cell>
        </table:table-row>
        <table:table-row table:style-name="ro1">
          <table:table-cell office:value-type="string" calcext:value-type="string">
            <text:p>width: 60%;</text:p>
          </table:table-cell>
          <table:table-cell office:value-type="string" calcext:value-type="string">
            <text:p>Hài lòng</text:p>
          </table:table-cell>
        </table:table-row>
        <table:table-row table:style-name="ro1">
          <table:table-cell office:value-type="string" calcext:value-type="string">
            <text:p>width: 60%;</text:p>
          </table:table-cell>
          <table:table-cell office:value-type="string" calcext:value-type="string">
            <text:p>Hài lòng</text:p>
          </table:table-cell>
        </table:table-row>
        <table:table-row table:style-name="ro1">
          <table:table-cell office:value-type="string" calcext:value-type="string">
            <text:p>width: 60%;</text:p>
          </table:table-cell>
          <table:table-cell office:value-type="string" calcext:value-type="string">
            <text:p>hài lòng</text:p>
          </table:table-cell>
        </table:table-row>
        <table:table-row table:style-name="ro1">
          <table:table-cell office:value-type="string" calcext:value-type="string">
            <text:p>width: 60%;</text:p>
          </table:table-cell>
          <table:table-cell office:value-type="string" calcext:value-type="string">
            <text:p>gymbal này dùng trên note 9 bị khuất trục . quá chán</text:p>
          </table:table-cell>
        </table:table-row>
        <table:table-row table:style-name="ro1">
          <table:table-cell office:value-type="string" calcext:value-type="string">
            <text:p>width: 60%;</text:p>
          </table:table-cell>
          <table:table-cell office:value-type="string" calcext:value-type="string">
            <text:p>Gửi Tiki, sau khi nhận đc sản phẩm, tôi phát hiện tripod trong tình trạng bị nứt như vậy và không sử dụng được. Tôi yêu cầu hoàn trả sản phẩm và được hoàn tiền. Xin cảm ơn!</text:p>
          </table:table-cell>
        </table:table-row>
        <table:table-row table:style-name="ro1">
          <table:table-cell office:value-type="string" calcext:value-type="string">
            <text:p>width: 60%;</text:p>
          </table:table-cell>
          <table:table-cell office:value-type="string" calcext:value-type="string">
            <text:p>Gửi sai màu sản phẩm được cái đóng gói chẮc chắn còn sử dụng chưa biết</text:p>
          </table:table-cell>
        </table:table-row>
        <table:table-row table:style-name="ro1">
          <table:table-cell office:value-type="string" calcext:value-type="string">
            <text:p>width: 60%;</text:p>
          </table:table-cell>
          <table:table-cell office:value-type="string" calcext:value-type="string">
            <text:p>Gói sản phẩm ko có xốp bảo vệ nên bị vỡ, shop nên cẩn thận để sản phẩm tới tay người tiêu dùng được nguyên vẹn</text:p>
          </table:table-cell>
        </table:table-row>
        <table:table-row table:style-name="ro11">
          <table:table-cell office:value-type="string" calcext:value-type="string">
            <text:p>width: 60%;</text:p>
          </table:table-cell>
          <table:table-cell office:value-type="string" calcext:value-type="string">
            <text:p>Gọi là máy espresso nhưng chỉ số bar khá thấp để ra espresso. Phù hợp nhu cầu thường ngày uống chơi hay "tạt cafe vào mặt cho tỉnh", nhu cầu chính là gia đình và văn phòng(ít người)</text:p>
            <text:p>Tiền nào của đó nên không thể đòi hỏi cao, máy pha tốt, nhanh, chất cafe đậm hơn các máy pha cafe tự động. Vòi đánh sữa tạm ổn, ra hơi mạnh làm văng sữa so với các máy khác.</text:p>
            <text:p>Trừ 1 số nhược điểm không phải khó chịu cho lắm:</text:p>
            <text:p>- Buồng nước khá ít.</text:p>
            <text:p>- Nước có bao nhiêu là ra hết bấy nhiêu nên cần thao tác thủ công nếu nước nhiều hơn bột.</text:p>
            <text:p>- Máy không tự động về pause hay off nên phải canh thủ công như trên.</text:p>
            <text:p>- Cafe ra hơi chậm, ra mỗi lần được khoảng 1.5shots là chờ tiếp. Nên thời gian ra 4 shots khá ngấy nếu ai gấp gáp. Nhưng pha 1 lần 1 shots là quá ổn.</text:p>
            <text:p>- Cafe ra đậm nhưng không đậm bằng espresso và crema hầu như...không có, ra được lớp béo tí thôi, và lâu lâu mới ra được(tuỳ thuộc vào nước nóng thế nào, lượng pha, độ mịn và cách 'dằn' cafe)</text:p>
            <text:p>- Thìa múc không đều, một lần múc bột là gần 1.5shots nên khá khó canh. đầu tamper hơi ẹ tí vì nó nhỏ hơn so với phễu filter, filter ra vòi xuống ly khá cao và nhanh nên đây là nhược điểm chính làm crema bị mất đi và không ra hết được cafe. Chưa thử lấy filter khác để dùng vì sợ làm lệch bars hỏng máy. Nếu ai khó tính thì mua bộ filter và tamper lẻ có lỗ dò của filter tương tự filter của máy(tìm có vẻ sẽ khó).</text:p>
          </table:table-cell>
        </table:table-row>
        <table:table-row table:style-name="ro1">
          <table:table-cell office:value-type="string" calcext:value-type="string">
            <text:p>width: 60%;</text:p>
          </table:table-cell>
          <table:table-cell office:value-type="string" calcext:value-type="string">
            <text:p>Gói hàng kỹ,tiền nào của đấy,nhưg kết nối là kô chơi dc pubg vì mất wifi.tắt tai nghe thì có wifi</text:p>
          </table:table-cell>
        </table:table-row>
        <table:table-row table:style-name="ro1">
          <table:table-cell office:value-type="string" calcext:value-type="string">
            <text:p>width: 60%;</text:p>
          </table:table-cell>
          <table:table-cell office:value-type="string" calcext:value-type="string">
            <text:p>Gói hàng cẩu thả. Lúc mở thùng ra thấy trong cối xay sinh tố &amp; cối xây thịt bị ẩm nước li ti. Đã gửi mail thông báo yêu cầu đổi hàng mà sau 2-3 ngày, sau 3 mail gửi mới có hồi âm, chờ tiếp 2 ngày, đến thứ 2 nhân viên đến thu hồi thùng hàng và chờ đến thứ 5 không thấy hồi âm gì, lại phải gọi lên tổng đài hỏi xem thùng hàng đã đến Tiki chưa thì mới trả lời là đã đến rồi, và hôm nay là chủ nhật vẫn chưa thấy chủ động hồi âm gì từ Tiki về thùng hàng!</text:p>
          </table:table-cell>
        </table:table-row>
        <table:table-row table:style-name="ro1">
          <table:table-cell office:value-type="string" calcext:value-type="string">
            <text:p>width: 60%;</text:p>
          </table:table-cell>
          <table:table-cell office:value-type="string" calcext:value-type="string">
            <text:p>Gói cước đúng nhưng bị trôi ngày kích hoạt 1 tháng, chỉ còn 11 tháng sử dụng. mua ngày 17.07 mà đến ngày 19.07 đã hết hạn tháng đầu do gói cước đăng kí từ tận 20.06</text:p>
          </table:table-cell>
        </table:table-row>
        <table:table-row table:style-name="ro1">
          <table:table-cell office:value-type="string" calcext:value-type="string">
            <text:p>width: 60%;</text:p>
          </table:table-cell>
          <table:table-cell office:value-type="string" calcext:value-type="string">
            <text:p>gói cẩn thận y như trong hình như một bên không nghe được</text:p>
          </table:table-cell>
        </table:table-row>
        <table:table-row table:style-name="ro1">
          <table:table-cell office:value-type="string" calcext:value-type="string">
            <text:p>width: 60%;</text:p>
          </table:table-cell>
          <table:table-cell office:value-type="string" calcext:value-type="string">
            <text:p>góc quay hơi hẹp!</text:p>
          </table:table-cell>
        </table:table-row>
        <table:table-row table:style-name="ro1">
          <table:table-cell office:value-type="string" calcext:value-type="string">
            <text:p>width: 60%;</text:p>
          </table:table-cell>
          <table:table-cell office:value-type="string" calcext:value-type="string">
            <text:p>Giống y của sunhouse, nhưng giá bên này mắc hơn, không biết ông nào nhái ông nào. không biết có khi nào cùng 1 nhà máy sản xuất còn 2 ông bán hàng dán 2 nhãn khác nhau.</text:p>
          </table:table-cell>
        </table:table-row>
        <table:table-row table:style-name="ro1">
          <table:table-cell office:value-type="string" calcext:value-type="string">
            <text:p>width: 60%;</text:p>
          </table:table-cell>
          <table:table-cell office:value-type="string" calcext:value-type="string">
            <text:p>Giống y chang như hình quảng cáo, <text:s text:c="7"/>ok</text:p>
          </table:table-cell>
        </table:table-row>
        <table:table-row table:style-name="ro1">
          <table:table-cell office:value-type="string" calcext:value-type="string">
            <text:p>width: 60%;</text:p>
          </table:table-cell>
          <table:table-cell office:value-type="string" calcext:value-type="string">
            <text:p>Giống mô tả lúc sử dụng mau bị nóng hút mạnh</text:p>
          </table:table-cell>
        </table:table-row>
        <table:table-row table:style-name="ro1">
          <table:table-cell office:value-type="string" calcext:value-type="string">
            <text:p>width: 60%;</text:p>
          </table:table-cell>
          <table:table-cell office:value-type="string" calcext:value-type="string">
            <text:p>giống hình mô tả, hình ảnh hơi mờ tí khi zoom</text:p>
          </table:table-cell>
        </table:table-row>
        <table:table-row table:style-name="ro3">
          <table:table-cell office:value-type="string" calcext:value-type="string">
            <text:p>width: 60%;</text:p>
          </table:table-cell>
          <table:table-cell office:value-type="string" calcext:value-type="string">
            <text:p>Giờ mới có thời gian review.</text:p>
            <text:p/>
            <text:p>Mình mua được nửa tháng, 1 tháng rồi. Nấu cơm thấy cơm ngon, không dính, nhưng mà thấy nhiệt không cao như nồi thường, và thời gian giữ nhiệt cũng không lâu, để 2-3 tiếng chỉ còn ấm ấm.</text:p>
            <text:p/>
            <text:p>Do trước có xài đồ Lock&amp;Lock rồi nên giờ thấy nồi cơm điện mới ra nên mua thử, cảm giác chưa được hài lòng lắm về phần nhiệt. Còn các phần khác thì ok, thiết kế đẹp, đạt yêu cầu.</text:p>
          </table:table-cell>
        </table:table-row>
        <table:table-row table:style-name="ro1">
          <table:table-cell office:value-type="string" calcext:value-type="string">
            <text:p>width: 60%;</text:p>
          </table:table-cell>
          <table:table-cell office:value-type="string" calcext:value-type="string">
            <text:p>Giờ mày là tỏi bị ko nóng , giờ đăng ký sửa ở đâu ?</text:p>
          </table:table-cell>
        </table:table-row>
        <table:table-row table:style-name="ro4">
          <table:table-cell office:value-type="string" calcext:value-type="string">
            <text:p>width: 60%;</text:p>
          </table:table-cell>
          <table:table-cell office:value-type="string" calcext:value-type="string">
            <text:p>Giấy in bắt mực tốt nhưng chất liệu giấy thì không thực sự tốt.</text:p>
            <text:p>Mua hàng có yêu cầu hoá đơn, tuy nhiên phí nhận hoá đơn (gởi bưu điện) người mua phải chịu</text:p>
          </table:table-cell>
        </table:table-row>
        <table:table-row table:style-name="ro1">
          <table:table-cell office:value-type="string" calcext:value-type="string">
            <text:p>width: 60%;</text:p>
          </table:table-cell>
          <table:table-cell office:value-type="string" calcext:value-type="string">
            <text:p>giấy đẹp in rõ nét nhưng bìa và từng tờ giấy có vẻ mỏng dễ rách nếu không cẩn thận</text:p>
          </table:table-cell>
        </table:table-row>
        <table:table-row table:style-name="ro1">
          <table:table-cell office:value-type="string" calcext:value-type="string">
            <text:p>width: 60%;</text:p>
          </table:table-cell>
          <table:table-cell office:value-type="string" calcext:value-type="string">
            <text:p>Giao trễ hàng hơn dự kiến mà không báo trước ( có báo mà báo sau thời gian dự kiến ). Bù lại chất lượng hàng được giao cũng khá tốt, được bọc kỹ trong thùng xốp và dán cẩn thận. Chất lượng nghe cũng khá ổn cho phòng nhỏ và âm thanh nghe dễ chịu. Thích hợp cho bạn nào muốn mua loa giá tiền dưới 500k.</text:p>
          </table:table-cell>
        </table:table-row>
        <table:table-row table:style-name="ro1">
          <table:table-cell office:value-type="string" calcext:value-type="string">
            <text:p>width: 60%;</text:p>
          </table:table-cell>
          <table:table-cell office:value-type="string" calcext:value-type="string">
            <text:p>Giao thiếu remote, còn lại sản phẩm cũng tốt......</text:p>
          </table:table-cell>
        </table:table-row>
        <table:table-row table:style-name="ro1">
          <table:table-cell office:value-type="string" calcext:value-type="string">
            <text:p>width: 60%;</text:p>
          </table:table-cell>
          <table:table-cell office:value-type="string" calcext:value-type="string">
            <text:p>giao thiếu phụ kiện, quạt chạy k êm. âm thanh lớn</text:p>
          </table:table-cell>
        </table:table-row>
        <table:table-row table:style-name="ro1">
          <table:table-cell office:value-type="string" calcext:value-type="string">
            <text:p>width: 60%;</text:p>
          </table:table-cell>
          <table:table-cell office:value-type="string" calcext:value-type="string">
            <text:p>giao thiếu hộp đựng pin như quảng cáo.</text:p>
          </table:table-cell>
        </table:table-row>
        <table:table-row table:style-name="ro4">
          <table:table-cell office:value-type="string" calcext:value-type="string">
            <text:p>width: 60%;</text:p>
          </table:table-cell>
          <table:table-cell office:value-type="string" calcext:value-type="string">
            <text:p>Giao thiếu gioăng cho mình. nhờ các bạn giao bổ sung cho mình nhé.</text:p>
            <text:p>Hàng ngoại hình đẹp, giao đúng hẹn. Chưa dùng lần nào nên chưa đánh giá đc chất lượng.</text:p>
          </table:table-cell>
        </table:table-row>
        <table:table-row table:style-name="ro1">
          <table:table-cell office:value-type="string" calcext:value-type="string">
            <text:p>width: 60%;</text:p>
          </table:table-cell>
          <table:table-cell office:value-type="string" calcext:value-type="string">
            <text:p>giao thiếu dây Displayport,không có dây nào để chuyển thông tin từ pc lên màn nên phải đi mua ngoài</text:p>
          </table:table-cell>
        </table:table-row>
        <table:table-row table:style-name="ro1">
          <table:table-cell office:value-type="string" calcext:value-type="string">
            <text:p>width: 60%;</text:p>
          </table:table-cell>
          <table:table-cell office:value-type="string" calcext:value-type="string">
            <text:p>Giao thieu 2 phieu giam gia san pham mong duoc nhan lai vi bua gio mua3sp deu thieu het thay 6 phieu giam gia ma sp ui</text:p>
          </table:table-cell>
        </table:table-row>
        <table:table-row table:style-name="ro1">
          <table:table-cell office:value-type="string" calcext:value-type="string">
            <text:p>width: 60%;</text:p>
          </table:table-cell>
          <table:table-cell office:value-type="string" calcext:value-type="string">
            <text:p>giao thiếu 1 tấm lót ở giữa. shop nên kiểm tra kỹ khi giao cho khách.</text:p>
          </table:table-cell>
        </table:table-row>
        <table:table-row table:style-name="ro1">
          <table:table-cell office:value-type="string" calcext:value-type="string">
            <text:p>width: 60%;</text:p>
          </table:table-cell>
          <table:table-cell office:value-type="string" calcext:value-type="string">
            <text:p>giao sp thiếu giấy bảo hành. chi tiết hoàn thiện tốt. công suất của máy 300w là vừa không mạnh. mình dùng <text:s/>2 lần liên tiếp máy có hiện tượng nóng và không quay nữa. để lâu cho nguội lại thì dùng dc. lâu dài không biết sao nữa</text:p>
          </table:table-cell>
        </table:table-row>
        <table:table-row table:style-name="ro1">
          <table:table-cell office:value-type="string" calcext:value-type="string">
            <text:p>width: 60%;</text:p>
          </table:table-cell>
          <table:table-cell office:value-type="string" calcext:value-type="string">
            <text:p>Giao sơm hơn dự kiến, TUy nhiên thiếu mất củ sạc không hiểu nguyên nhân</text:p>
          </table:table-cell>
        </table:table-row>
        <table:table-row table:style-name="ro1">
          <table:table-cell office:value-type="string" calcext:value-type="string">
            <text:p>width: 60%;</text:p>
          </table:table-cell>
          <table:table-cell office:value-type="string" calcext:value-type="string">
            <text:p>giao sai màu. Hộp thì tích màu xanh ngọc , nhãn tem phụ dán màu hồng phấn. lần đầu tiên nhận hàng mà hơi thất vọng.</text:p>
          </table:table-cell>
        </table:table-row>
        <table:table-row table:style-name="ro1">
          <table:table-cell office:value-type="string" calcext:value-type="string">
            <text:p>width: 60%;</text:p>
          </table:table-cell>
          <table:table-cell office:value-type="string" calcext:value-type="string">
            <text:p>giao quá chậm. giống bị ngâm hàng vậy</text:p>
          </table:table-cell>
        </table:table-row>
        <table:table-row table:style-name="ro4">
          <table:table-cell office:value-type="string" calcext:value-type="string">
            <text:p>width: 60%;</text:p>
          </table:table-cell>
          <table:table-cell office:value-type="string" calcext:value-type="string">
            <text:p>giao nhanh/đúng yêu cầu/đúng số lượng</text:p>
            <text:p>cảm ơn..........</text:p>
          </table:table-cell>
        </table:table-row>
        <table:table-row table:style-name="ro1">
          <table:table-cell office:value-type="string" calcext:value-type="string">
            <text:p>width: 60%;</text:p>
          </table:table-cell>
          <table:table-cell office:value-type="string" calcext:value-type="string">
            <text:p>Giao nhanh. Sản phẩm có hơi ọp ẹp. Nhưng với tầm giá 60k cũng ko đòi hỏi hơn.</text:p>
          </table:table-cell>
        </table:table-row>
        <table:table-row table:style-name="ro1">
          <table:table-cell office:value-type="string" calcext:value-type="string">
            <text:p>width: 60%;</text:p>
          </table:table-cell>
          <table:table-cell office:value-type="string" calcext:value-type="string">
            <text:p>Giao nhanh, nhưng sản phẩm công suất hơi yếu.</text:p>
          </table:table-cell>
        </table:table-row>
        <table:table-row table:style-name="ro1">
          <table:table-cell office:value-type="string" calcext:value-type="string">
            <text:p>width: 60%;</text:p>
          </table:table-cell>
          <table:table-cell office:value-type="string" calcext:value-type="string">
            <text:p>giao nhanh, giống y chang trên ảnh mặc dù hơi rung và có tiếng gì đó lạ lạ, còn một vấn đề nữa là máy tự nhảy số và tắt ko hiểu tại sao?</text:p>
          </table:table-cell>
        </table:table-row>
        <table:table-row table:style-name="ro1">
          <table:table-cell office:value-type="string" calcext:value-type="string">
            <text:p>width: 60%;</text:p>
          </table:table-cell>
          <table:table-cell office:value-type="string" calcext:value-type="string">
            <text:p>Giao nhanh, đúng màu mà shop không giao dây điện cho nồi ạ.</text:p>
          </table:table-cell>
        </table:table-row>
        <table:table-row table:style-name="ro1">
          <table:table-cell office:value-type="string" calcext:value-type="string">
            <text:p>width: 60%;</text:p>
          </table:table-cell>
          <table:table-cell office:value-type="string" calcext:value-type="string">
            <text:p>Giao nhanh nhưng Thiếu 9,10,11,12,15,16. Vui lòng giao lại đầy đủ.</text:p>
          </table:table-cell>
        </table:table-row>
        <table:table-row table:style-name="ro4">
          <table:table-cell office:value-type="string" calcext:value-type="string">
            <text:p>width: 60%;</text:p>
          </table:table-cell>
          <table:table-cell office:value-type="string" calcext:value-type="string">
            <text:p>giao nhanh .nhưng k biết dùng pin được bao lâu. </text:p>
            <text:p>giá rẻ hơn so với ở các cửa hàng đồng hồ và honda</text:p>
          </table:table-cell>
        </table:table-row>
        <table:table-row table:style-name="ro1">
          <table:table-cell office:value-type="string" calcext:value-type="string">
            <text:p>width: 60%;</text:p>
          </table:table-cell>
          <table:table-cell office:value-type="string" calcext:value-type="string">
            <text:p>Giao máy nhanh, có điều hôm nay e lôi máy ra chụp lần đầu và có đi ghé shop fujifilm ở ĐN so sánh thì lens 18-55 đi kèm với máy vặn nặng hơn so với lens ở shop bán. E đang cân nhắc xem có nên đề xuất đổi lens khác ko?</text:p>
          </table:table-cell>
        </table:table-row>
        <table:table-row table:style-name="ro1">
          <table:table-cell office:value-type="string" calcext:value-type="string">
            <text:p>width: 60%;</text:p>
          </table:table-cell>
          <table:table-cell office:value-type="string" calcext:value-type="string">
            <text:p>Giao không đúng mẫu đăng bán, hàng thì xài cũng được</text:p>
          </table:table-cell>
        </table:table-row>
        <table:table-row table:style-name="ro1">
          <table:table-cell office:value-type="string" calcext:value-type="string">
            <text:p>width: 60%;</text:p>
          </table:table-cell>
          <table:table-cell office:value-type="string" calcext:value-type="string">
            <text:p>Giao hơi lâu</text:p>
          </table:table-cell>
        </table:table-row>
        <table:table-row table:style-name="ro1">
          <table:table-cell office:value-type="string" calcext:value-type="string">
            <text:p>width: 60%;</text:p>
          </table:table-cell>
          <table:table-cell office:value-type="string" calcext:value-type="string">
            <text:p>Giao hàng: mình chọn gói giao 2h nhưng giao trễ hơn 2h so với dự kiến. Máy cạn sạch pin nên chưa test được. Thẻ tặng để là SD nhưng lại giao thẻ micro kèm adapter.</text:p>
          </table:table-cell>
        </table:table-row>
        <table:table-row table:style-name="ro1">
          <table:table-cell office:value-type="string" calcext:value-type="string">
            <text:p>width: 60%;</text:p>
          </table:table-cell>
          <table:table-cell office:value-type="string" calcext:value-type="string">
            <text:p>giao hàng trong vòng 2h, rất nhanh, sản phẩm đẹp, chắc chắn, hơi nhỏ</text:p>
          </table:table-cell>
        </table:table-row>
        <table:table-row table:style-name="ro1">
          <table:table-cell office:value-type="string" calcext:value-type="string">
            <text:p>width: 60%;</text:p>
          </table:table-cell>
          <table:table-cell office:value-type="string" calcext:value-type="string">
            <text:p>Giao hàng trễ, đã dặn giao ngoài giờ hành chính mà đem tới giao trong giờ nv giao hàng có thái độ không tốt, hằng hộc. Thiết bị wifi thì tốt</text:p>
          </table:table-cell>
        </table:table-row>
        <table:table-row table:style-name="ro1">
          <table:table-cell office:value-type="string" calcext:value-type="string">
            <text:p>width: 60%;</text:p>
          </table:table-cell>
          <table:table-cell office:value-type="string" calcext:value-type="string">
            <text:p>giao hàng trễ, chỉ lõi 1 có thông tin còn lõi 2,3 thì k có thông tin, bọc bị rách. chất lượng chưa biết, đang sài thử nghiệm.</text:p>
          </table:table-cell>
        </table:table-row>
        <table:table-row table:style-name="ro1">
          <table:table-cell office:value-type="string" calcext:value-type="string">
            <text:p>width: 60%;</text:p>
          </table:table-cell>
          <table:table-cell office:value-type="string" calcext:value-type="string">
            <text:p>Giao hàng tốt. Tay nắm nhựa bình thường, thứ cấp, thô nhám. Gọi là dùng được, đừng đánh giá là gopro, chính hãng họ buồn</text:p>
          </table:table-cell>
        </table:table-row>
        <table:table-row table:style-name="ro1">
          <table:table-cell office:value-type="string" calcext:value-type="string">
            <text:p>width: 60%;</text:p>
          </table:table-cell>
          <table:table-cell office:value-type="string" calcext:value-type="string">
            <text:p>Giao hàng tốt, hàng đóng gói cẩn thận. Nhưng mà shop ơi thẻ nhớ đó máy quay phim của tôi không đọc được. Máy chụp ảnh thì được.</text:p>
          </table:table-cell>
        </table:table-row>
        <table:table-row table:style-name="ro4">
          <table:table-cell office:value-type="string" calcext:value-type="string">
            <text:p>width: 60%;</text:p>
          </table:table-cell>
          <table:table-cell office:value-type="string" calcext:value-type="string">
            <text:p>Giao hàng tốt và thân thiện. </text:p>
            <text:p>Tiếc là mình không biết sử dụng cái này ra sao. Ban đầu cứ nghĩ là có sẵn driver hay kết nối ngay được. Giờ máy không có chỗ chạy đĩa nên chẳng biết làm gì với cái này nữa...</text:p>
          </table:table-cell>
        </table:table-row>
        <table:table-row table:style-name="ro1">
          <table:table-cell office:value-type="string" calcext:value-type="string">
            <text:p>width: 60%;</text:p>
          </table:table-cell>
          <table:table-cell office:value-type="string" calcext:value-type="string">
            <text:p>Giao hàng tiêu chuẩn là 16/02/2020 mà 17/02/2020 mới nhận được hàng. Đặt hàng màu xanh mà hàng nhận thực tế màu trắng.</text:p>
          </table:table-cell>
        </table:table-row>
        <table:table-row table:style-name="ro1">
          <table:table-cell office:value-type="string" calcext:value-type="string">
            <text:p>width: 60%;</text:p>
          </table:table-cell>
          <table:table-cell office:value-type="string" calcext:value-type="string">
            <text:p>giao hàng thiếu phụ kiện, không có vòi phun. Mong tiki kiểm tra hàng đầy đủ trước khi nhận giao cho khách hàng.</text:p>
          </table:table-cell>
        </table:table-row>
        <table:table-row table:style-name="ro1">
          <table:table-cell office:value-type="string" calcext:value-type="string">
            <text:p>width: 60%;</text:p>
          </table:table-cell>
          <table:table-cell office:value-type="string" calcext:value-type="string">
            <text:p>Giao hàng thiếu ốc bắt bánh xe.</text:p>
          </table:table-cell>
        </table:table-row>
        <table:table-row table:style-name="ro1">
          <table:table-cell office:value-type="string" calcext:value-type="string">
            <text:p>width: 60%;</text:p>
          </table:table-cell>
          <table:table-cell office:value-type="string" calcext:value-type="string">
            <text:p>Giao hàng thiếu khay hứng mỡ.bên nv có gọi đổi trả nhưng mình ko chịu.mình yêu cầu gửi lại sản phẩm thiếu thoii bên tiki chịu rồi.và mình đã sử dụng sản phẩm nướng.qua ngày mai nv kiu đóng gói trả lại để đổi sản phẩm mới chứ ko chịu gửi sp thiếu trongkhi mình đang nướng thì gửi trả ntn .haiz</text:p>
          </table:table-cell>
        </table:table-row>
        <table:table-row table:style-name="ro1">
          <table:table-cell office:value-type="string" calcext:value-type="string">
            <text:p>width: 60%;</text:p>
          </table:table-cell>
          <table:table-cell office:value-type="string" calcext:value-type="string">
            <text:p>giao hàng thiếu dụng cụ tháo trục quay (dụng cụ số 9)</text:p>
          </table:table-cell>
        </table:table-row>
        <table:table-row table:style-name="ro1">
          <table:table-cell office:value-type="string" calcext:value-type="string">
            <text:p>width: 60%;</text:p>
          </table:table-cell>
          <table:table-cell office:value-type="string" calcext:value-type="string">
            <text:p>Giao hàng thiếu con ốc để lắp tay cầm nắp</text:p>
          </table:table-cell>
        </table:table-row>
        <table:table-row table:style-name="ro1">
          <table:table-cell office:value-type="string" calcext:value-type="string">
            <text:p>width: 60%;</text:p>
          </table:table-cell>
          <table:table-cell office:value-type="string" calcext:value-type="string">
            <text:p>Giao hàng thì nhanh, 2h sáng đặt 9h sáng đã có hàng rồi. Nhưng mở ra thì thiếu cái đế điện. Gọi phản hồi yêu cầu giao nốt phụ kiện thì vâng dạ rồi đến nay đã 1 tuần vẫn mất hút không có đế điện. Nên gia đình vẫn đang đun nước bằng xoong. Gọi lần 2 bên tổng đài bảo sẽ báo giao gấp nhưng 2 hôm rồi vẫn không thấy động tĩnh gì. Cảm thấy bực mình hết sức!</text:p>
          </table:table-cell>
        </table:table-row>
        <table:table-row table:style-name="ro2">
          <table:table-cell office:value-type="string" calcext:value-type="string">
            <text:p>width: 60%;</text:p>
          </table:table-cell>
          <table:table-cell office:value-type="string" calcext:value-type="string">
            <text:p>Giao hàng siêu lâu, hẹn giao thứ 2 nhưng đến thứ 5 (sau khi đã gọi điện lên tổng đài vài lần) thì mới đc giao =&gt; Lần nào mua đồ điện tử, điện gia dụng trên tiki cũng rơi vào tình trạng này.</text:p>
            <text:p>Nồi thì mới dùng 1 lần nên chưa có nhận xét về chất lượng, nhưng nhìn chung thì tạm ổn</text:p>
            <text:p>Nồi khá to nên bếp nhà bạn nào nhỏ thì cũng phải cân nhắc</text:p>
          </table:table-cell>
        </table:table-row>
        <table:table-row table:style-name="ro1">
          <table:table-cell office:value-type="string" calcext:value-type="string">
            <text:p>width: 60%;</text:p>
          </table:table-cell>
          <table:table-cell office:value-type="string" calcext:value-type="string">
            <text:p>Giao hàng rất nhanh, sản phẩm shop để bán là 3 cánh tại sao khi giao lại là quạt 4 cánh hơi thất vọng</text:p>
          </table:table-cell>
        </table:table-row>
        <table:table-row table:style-name="ro1">
          <table:table-cell office:value-type="string" calcext:value-type="string">
            <text:p>width: 60%;</text:p>
          </table:table-cell>
          <table:table-cell office:value-type="string" calcext:value-type="string">
            <text:p>Giao hàng rất nhanh mình rất thích dv của Tiki nhưng sp ủi rất chán. Ủi kêu ục ục rất bực mình, ngoài vấn đề đó thì không có điểm trừ gì khác</text:p>
          </table:table-cell>
        </table:table-row>
        <table:table-row table:style-name="ro1">
          <table:table-cell office:value-type="string" calcext:value-type="string">
            <text:p>width: 60%;</text:p>
          </table:table-cell>
          <table:table-cell office:value-type="string" calcext:value-type="string">
            <text:p>giao hàng quá lâu,chất lượng chưa dùng thử nên chưa biết,mẫu mã giống hình</text:p>
          </table:table-cell>
        </table:table-row>
        <table:table-row table:style-name="ro1">
          <table:table-cell office:value-type="string" calcext:value-type="string">
            <text:p>width: 60%;</text:p>
          </table:table-cell>
          <table:table-cell office:value-type="string" calcext:value-type="string">
            <text:p>Giao hàng quá lâu</text:p>
          </table:table-cell>
        </table:table-row>
        <table:table-row table:style-name="ro1">
          <table:table-cell office:value-type="string" calcext:value-type="string">
            <text:p>width: 60%;</text:p>
          </table:table-cell>
          <table:table-cell office:value-type="string" calcext:value-type="string">
            <text:p>giao hàng quá chậm. hơn 1 tháng mới nhận đc hàng. hàng ok</text:p>
          </table:table-cell>
        </table:table-row>
        <table:table-row table:style-name="ro1">
          <table:table-cell office:value-type="string" calcext:value-type="string">
            <text:p>width: 60%;</text:p>
          </table:table-cell>
          <table:table-cell office:value-type="string" calcext:value-type="string">
            <text:p>Giao hàng quá chậm. Chờ đến nỗi ko nhớ mình đặt món j. Nếu có thể tiki nên ghi tên sp vào thùng hàng. Nhiều khi đặt nhiều món quá, chẳng nhớ thung hàng là món j.</text:p>
          </table:table-cell>
        </table:table-row>
        <table:table-row table:style-name="ro1">
          <table:table-cell office:value-type="string" calcext:value-type="string">
            <text:p>width: 60%;</text:p>
          </table:table-cell>
          <table:table-cell office:value-type="string" calcext:value-type="string">
            <text:p>Giao hàng quá chậm, không được hỗ trợ lắp ráp. <text:s/>Sản phẩm tốt nước uống ngon</text:p>
          </table:table-cell>
        </table:table-row>
        <table:table-row table:style-name="ro1">
          <table:table-cell office:value-type="string" calcext:value-type="string">
            <text:p>width: 60%;</text:p>
          </table:table-cell>
          <table:table-cell office:value-type="string" calcext:value-type="string">
            <text:p>Giao hàng quá chậm, dự kiến là thứ 3 mà đến chủ nhật mới nhận được hàng. sốt hết cả ruột. Nồi to, nấu nướng nhanh.</text:p>
          </table:table-cell>
        </table:table-row>
        <table:table-row table:style-name="ro1">
          <table:table-cell office:value-type="string" calcext:value-type="string">
            <text:p>width: 60%;</text:p>
          </table:table-cell>
          <table:table-cell office:value-type="string" calcext:value-type="string">
            <text:p>Giao hàng quá chậm</text:p>
          </table:table-cell>
        </table:table-row>
        <table:table-row table:style-name="ro1">
          <table:table-cell office:value-type="string" calcext:value-type="string">
            <text:p>width: 60%;</text:p>
          </table:table-cell>
          <table:table-cell office:value-type="string" calcext:value-type="string">
            <text:p>Giao hàng ok nhưng chưa dùng nên chưa biết.</text:p>
          </table:table-cell>
        </table:table-row>
        <table:table-row table:style-name="ro1">
          <table:table-cell office:value-type="string" calcext:value-type="string">
            <text:p>width: 60%;</text:p>
          </table:table-cell>
          <table:table-cell office:value-type="string" calcext:value-type="string">
            <text:p>giao hang nhanh.chat luong chua bit</text:p>
          </table:table-cell>
        </table:table-row>
        <table:table-row table:style-name="ro1">
          <table:table-cell office:value-type="string" calcext:value-type="string">
            <text:p>width: 60%;</text:p>
          </table:table-cell>
          <table:table-cell office:value-type="string" calcext:value-type="string">
            <text:p>Giao hàng nhanh. Tuy nhiên đế đỡ sản phẩm bị vỡ. Shop xem lại vấn đề này</text:p>
          </table:table-cell>
        </table:table-row>
        <table:table-row table:style-name="ro4">
          <table:table-cell office:value-type="string" calcext:value-type="string">
            <text:p>width: 60%;</text:p>
          </table:table-cell>
          <table:table-cell office:value-type="string" calcext:value-type="string">
            <text:p>Giao hàng nhanh. Sản phẩm như hình. </text:p>
            <text:p>Nhưng ở đuôi bút sao lỏng lẻo thế ạ?</text:p>
          </table:table-cell>
        </table:table-row>
        <table:table-row table:style-name="ro1">
          <table:table-cell office:value-type="string" calcext:value-type="string">
            <text:p>width: 60%;</text:p>
          </table:table-cell>
          <table:table-cell office:value-type="string" calcext:value-type="string">
            <text:p>Giao hàng nhanh. Nướng tôm, gà hơi lâu do không tiếp xúc được bề mặt bếp. Hàng chữ Lock&amp;lock chùi 1 lần là bay luôn cảm giác về chất lượng ko ổn.</text:p>
          </table:table-cell>
        </table:table-row>
        <table:table-row table:style-name="ro1">
          <table:table-cell office:value-type="string" calcext:value-type="string">
            <text:p>width: 60%;</text:p>
          </table:table-cell>
          <table:table-cell office:value-type="string" calcext:value-type="string">
            <text:p>Giao hàng nhanh. Nồi không đẹp lắm hơi thô, nồi quá nhẹ nấu cơm bình thường k đc ngon lắm, đúng là tiền nào chất lượng đấy. <text:s/>biết thế chọn mua nồi cao tần</text:p>
          </table:table-cell>
        </table:table-row>
        <table:table-row table:style-name="ro1">
          <table:table-cell office:value-type="string" calcext:value-type="string">
            <text:p>width: 60%;</text:p>
          </table:table-cell>
          <table:table-cell office:value-type="string" calcext:value-type="string">
            <text:p>Giao hàng nhanh. Nồi cơm sử dụng tốt so với giá tiền</text:p>
          </table:table-cell>
        </table:table-row>
        <table:table-row table:style-name="ro1">
          <table:table-cell office:value-type="string" calcext:value-type="string">
            <text:p>width: 60%;</text:p>
          </table:table-cell>
          <table:table-cell office:value-type="string" calcext:value-type="string">
            <text:p>giao hàng nhanh. đóng gói cẩn thận. tuy nhiên ko dùng được điều khiển.</text:p>
          </table:table-cell>
        </table:table-row>
        <table:table-row table:style-name="ro1">
          <table:table-cell office:value-type="string" calcext:value-type="string">
            <text:p>width: 60%;</text:p>
          </table:table-cell>
          <table:table-cell office:value-type="string" calcext:value-type="string">
            <text:p>Giao hàng nhanh. Đóng gói cẩn thận. Chưa biết chất lượng thế nào</text:p>
          </table:table-cell>
        </table:table-row>
        <table:table-row table:style-name="ro4">
          <table:table-cell office:value-type="string" calcext:value-type="string">
            <text:p>width: 60%;</text:p>
          </table:table-cell>
          <table:table-cell office:value-type="string" calcext:value-type="string">
            <text:p>Giao hang nhanh. Chat luong bat song chua tot</text:p>
            <text:p>....</text:p>
          </table:table-cell>
        </table:table-row>
        <table:table-row table:style-name="ro1">
          <table:table-cell office:value-type="string" calcext:value-type="string">
            <text:p>width: 60%;</text:p>
          </table:table-cell>
          <table:table-cell office:value-type="string" calcext:value-type="string">
            <text:p>Giao hang nhanh. <text:s/>, san pham xai duoc , chi co la dat hag phai dat tung cai mot</text:p>
          </table:table-cell>
        </table:table-row>
        <table:table-row table:style-name="ro4">
          <table:table-cell office:value-type="string" calcext:value-type="string">
            <text:p>width: 60%;</text:p>
          </table:table-cell>
          <table:table-cell office:value-type="string" calcext:value-type="string">
            <text:p>Giao hàng nhanh.</text:p>
            <text:p>Mà sao quạt kêu to quá, ko biết có phải lỗi motor ko!?</text:p>
          </table:table-cell>
        </table:table-row>
        <table:table-row table:style-name="ro1">
          <table:table-cell office:value-type="string" calcext:value-type="string">
            <text:p>width: 60%;</text:p>
          </table:table-cell>
          <table:table-cell office:value-type="string" calcext:value-type="string">
            <text:p>Giao hàng nhanh,nhưng đóng gói cẩu thả,camera thì đưa thiếu ốc,giờ không biết tìm đâu ra,độ phân giải Camera chỉ là 720P ko có đc 1080P</text:p>
          </table:table-cell>
        </table:table-row>
        <table:table-row table:style-name="ro1">
          <table:table-cell office:value-type="string" calcext:value-type="string">
            <text:p>width: 60%;</text:p>
          </table:table-cell>
          <table:table-cell office:value-type="string" calcext:value-type="string">
            <text:p>giao hàng nhanh, xây gừng cứng quá không được, tiền nào của đó</text:p>
          </table:table-cell>
        </table:table-row>
        <table:table-row table:style-name="ro1">
          <table:table-cell office:value-type="string" calcext:value-type="string">
            <text:p>width: 60%;</text:p>
          </table:table-cell>
          <table:table-cell office:value-type="string" calcext:value-type="string">
            <text:p>Giao hàng nhanh, tuy nhiên các đầu vít bị trùng hơi nhiều.</text:p>
          </table:table-cell>
        </table:table-row>
        <table:table-row table:style-name="ro1">
          <table:table-cell office:value-type="string" calcext:value-type="string">
            <text:p>width: 60%;</text:p>
          </table:table-cell>
          <table:table-cell office:value-type="string" calcext:value-type="string">
            <text:p>giao hàng nhanh, sp đóng gói nguyên seal, hình ảnh ok cho 4*, về âm thanh đàm thoại phát ra từ camera quá nhỏ đứng tầm 1m cũng ko nghe dc gì...1 sao cho vde âm thanh</text:p>
          </table:table-cell>
        </table:table-row>
        <table:table-row table:style-name="ro1">
          <table:table-cell office:value-type="string" calcext:value-type="string">
            <text:p>width: 60%;</text:p>
          </table:table-cell>
          <table:table-cell office:value-type="string" calcext:value-type="string">
            <text:p>Giao hàng nhanh, sản phẩm nhận được có dấu hiệu đã bóc mở trước đó, pin sạc sử dụng được 2 lần, đã dùng được 1 tuần chưa thấy có dấu hiệu giảm sút pin, đánh giá 3 sao tiếp tục cập nhật.</text:p>
          </table:table-cell>
        </table:table-row>
        <table:table-row table:style-name="ro1">
          <table:table-cell office:value-type="string" calcext:value-type="string">
            <text:p>width: 60%;</text:p>
          </table:table-cell>
          <table:table-cell office:value-type="string" calcext:value-type="string">
            <text:p>giao hàng nhanh, sản phẩm này ko đánh giá cao về sử dụng</text:p>
          </table:table-cell>
        </table:table-row>
        <table:table-row table:style-name="ro1">
          <table:table-cell office:value-type="string" calcext:value-type="string">
            <text:p>width: 60%;</text:p>
          </table:table-cell>
          <table:table-cell office:value-type="string" calcext:value-type="string">
            <text:p>Giao hàng nhanh, sản phẩm dùng ok. Chỉ tội chưa có kinh nghiệm nướng nên đồ ướp rơi lên vỉ nướng cháy đen. Vỉ nướng liền khung rất khó để vệ sinh.</text:p>
          </table:table-cell>
        </table:table-row>
        <table:table-row table:style-name="ro1">
          <table:table-cell office:value-type="string" calcext:value-type="string">
            <text:p>width: 60%;</text:p>
          </table:table-cell>
          <table:table-cell office:value-type="string" calcext:value-type="string">
            <text:p>giao hàng nhanh, sản phẩm đóng gói đẹp nhưng chất lượng âm không như mong đợi. ko biết có được đổi sang sản phẩm cùng giá không nhỉ</text:p>
          </table:table-cell>
        </table:table-row>
        <table:table-row table:style-name="ro1">
          <table:table-cell office:value-type="string" calcext:value-type="string">
            <text:p>width: 60%;</text:p>
          </table:table-cell>
          <table:table-cell office:value-type="string" calcext:value-type="string">
            <text:p>giao hàng nhanh, nồi mẫu mã đẹp nhung mình nấu cơm cơm như bị sượng . để mình. theo dõi thêm vài ngày nữa.mùi nhựa hôm đầu nấu cũng nồng nặc hôm nay đỡ hơn</text:p>
          </table:table-cell>
        </table:table-row>
        <table:table-row table:style-name="ro1">
          <table:table-cell office:value-type="string" calcext:value-type="string">
            <text:p>width: 60%;</text:p>
          </table:table-cell>
          <table:table-cell office:value-type="string" calcext:value-type="string">
            <text:p>Giao hàng nhanh, nhưng tiki lại giao hàng bị móp miệng ấm.</text:p>
          </table:table-cell>
        </table:table-row>
        <table:table-row table:style-name="ro1">
          <table:table-cell office:value-type="string" calcext:value-type="string">
            <text:p>width: 60%;</text:p>
          </table:table-cell>
          <table:table-cell office:value-type="string" calcext:value-type="string">
            <text:p>giao hàng nhanh, nhưng mua trúng hàng bị lỗi, cái khay nướng đóng lại bị lệch, ko khớp</text:p>
          </table:table-cell>
        </table:table-row>
        <table:table-row table:style-name="ro1">
          <table:table-cell office:value-type="string" calcext:value-type="string">
            <text:p>width: 60%;</text:p>
          </table:table-cell>
          <table:table-cell office:value-type="string" calcext:value-type="string">
            <text:p>giao hàng nhanh, nhưng không có phiếu bảo hành</text:p>
          </table:table-cell>
        </table:table-row>
        <table:table-row table:style-name="ro1">
          <table:table-cell office:value-type="string" calcext:value-type="string">
            <text:p>width: 60%;</text:p>
          </table:table-cell>
          <table:table-cell office:value-type="string" calcext:value-type="string">
            <text:p>Giao hàng nhanh, nấu cơm không ngon lắm</text:p>
          </table:table-cell>
        </table:table-row>
        <table:table-row table:style-name="ro1">
          <table:table-cell office:value-type="string" calcext:value-type="string">
            <text:p>width: 60%;</text:p>
          </table:table-cell>
          <table:table-cell office:value-type="string" calcext:value-type="string">
            <text:p>Giao hàng nhanh, máy xay nhẹ, dễ sử dụng. Cảm ơn Tiki rất nhiều!</text:p>
          </table:table-cell>
        </table:table-row>
        <table:table-row table:style-name="ro1">
          <table:table-cell office:value-type="string" calcext:value-type="string">
            <text:p>width: 60%;</text:p>
          </table:table-cell>
          <table:table-cell office:value-type="string" calcext:value-type="string">
            <text:p>Giao hàng nhanh, Hình ảnh rõ nét, nhưng chắc vì vậy mà tốc độ load hơi chậm, dù nhà mình dùng gói internet VT 260k/tháng, hơi thất vọng vì góc chiếu quá hẹp.</text:p>
          </table:table-cell>
        </table:table-row>
        <table:table-row table:style-name="ro1">
          <table:table-cell office:value-type="string" calcext:value-type="string">
            <text:p>width: 60%;</text:p>
          </table:table-cell>
          <table:table-cell office:value-type="string" calcext:value-type="string">
            <text:p>Giao hàng nhanh, hàng mới, ban đầu ko thấy sức mẻ, đang xài thử nên chưa đánh giá đươ c mức độ, à mà pin theo máy hết ko check được lúc bóc tem, phải xạc.</text:p>
          </table:table-cell>
        </table:table-row>
        <table:table-row table:style-name="ro1">
          <table:table-cell office:value-type="string" calcext:value-type="string">
            <text:p>width: 60%;</text:p>
          </table:table-cell>
          <table:table-cell office:value-type="string" calcext:value-type="string">
            <text:p>giao hàng nhanh, hàng đóng gói cẩn thận. Chờ mình test nồi mới cho nhận xét được</text:p>
          </table:table-cell>
        </table:table-row>
        <table:table-row table:style-name="ro2">
          <table:table-cell office:value-type="string" calcext:value-type="string">
            <text:p>width: 60%;</text:p>
          </table:table-cell>
          <table:table-cell office:value-type="string" calcext:value-type="string">
            <text:p>Giao hàng nhanh, hàng chính hãng. Về sản phẩm, mình dùng đã được 2 tháng nay, khi xay các loại rau ăn lá thì có hiện tượng mắc bã và rau trong cối xay khá nhiều. Vắt không kiệt nước lắm. </text:p>
            <text:p/>
            <text:p>Mình chưa dùng các dòng khác nên không biết so sánh như thế nào, dòng HT này lại rất hiếm review, gần như không có. Có thời gian mình sẽ chụp ảnh thành phẩm và hiện tượng cho các bạn tham khảo.</text:p>
          </table:table-cell>
        </table:table-row>
        <table:table-row table:style-name="ro4">
          <table:table-cell office:value-type="string" calcext:value-type="string">
            <text:p>width: 60%;</text:p>
          </table:table-cell>
          <table:table-cell office:value-type="string" calcext:value-type="string">
            <text:p>Giao hàng nhanh, gói hàng ko ổn chút nào, chỉ có lớp giấy, ổ cứng mà gói như thế này thì làm sao đảm bảo.</text:p>
            <text:p>Tem bảo hành check sẵn tháng 2 trong khi mình mua ngày 26/3</text:p>
          </table:table-cell>
        </table:table-row>
        <table:table-row table:style-name="ro1">
          <table:table-cell office:value-type="string" calcext:value-type="string">
            <text:p>width: 60%;</text:p>
          </table:table-cell>
          <table:table-cell office:value-type="string" calcext:value-type="string">
            <text:p>Giao hàng nhanh, gói hàng cẩn thận, hàng như ảnh , giao đúng màu đẹp,</text:p>
          </table:table-cell>
        </table:table-row>
        <table:table-row table:style-name="ro1">
          <table:table-cell office:value-type="string" calcext:value-type="string">
            <text:p>width: 60%;</text:p>
          </table:table-cell>
          <table:table-cell office:value-type="string" calcext:value-type="string">
            <text:p>Giao hàng nhanh, đúng loại. nhưng đặt màu hồng thì lại giao màu xanh, nếu hết màu thì có thể báo cho KH mà. hơi buồn xíu vì mua hàng trên tiki nhiều lần mà đây là lần đầu tiên đánh giá 2 sao.</text:p>
          </table:table-cell>
        </table:table-row>
        <table:table-row table:style-name="ro5">
          <table:table-cell office:value-type="string" calcext:value-type="string">
            <text:p>width: 60%;</text:p>
          </table:table-cell>
          <table:table-cell office:value-type="string" calcext:value-type="string">
            <text:p>Giao hàng nhanh, đóng gói kỷ.</text:p>
            <text:p>Khoảng cách từ vĩ nướng lên trần khoảng quá thấp.</text:p>
            <text:p>Phù hợp nướng khô hơn.</text:p>
            <text:p>Còn nướng gà thì hơi khó khăn.</text:p>
          </table:table-cell>
        </table:table-row>
        <table:table-row table:style-name="ro1">
          <table:table-cell office:value-type="string" calcext:value-type="string">
            <text:p>width: 60%;</text:p>
          </table:table-cell>
          <table:table-cell office:value-type="string" calcext:value-type="string">
            <text:p>giao hàng nhanh, đống gói kỹ càng, nhưng sử dụng ba ngày là bị rỉ nhiều. xin shop đổi hàng gấp</text:p>
          </table:table-cell>
        </table:table-row>
        <table:table-row table:style-name="ro1">
          <table:table-cell office:value-type="string" calcext:value-type="string">
            <text:p>width: 60%;</text:p>
          </table:table-cell>
          <table:table-cell office:value-type="string" calcext:value-type="string">
            <text:p>giao hàng nhanh, đóng gói chắc chắn, vì chưa nấu cơm nên đánh 3 sao thôi</text:p>
          </table:table-cell>
        </table:table-row>
        <table:table-row table:style-name="ro1">
          <table:table-cell office:value-type="string" calcext:value-type="string">
            <text:p>width: 60%;</text:p>
          </table:table-cell>
          <table:table-cell office:value-type="string" calcext:value-type="string">
            <text:p>Giao hàng nhanh, đóng gói cẩn thân. Nồi đẹp, dễ sử dụng. Chiên thịt ngon, chiên chả cuốn giòn, nhanh. Tuy nhiên khay rất dính, kể cả quét dầu ăn lên vẫn dính, tốt nhất nên lót giấy bạc hoặc giấy nến ( tốn và mất công thêm tí, hihi)</text:p>
          </table:table-cell>
        </table:table-row>
        <table:table-row table:style-name="ro1">
          <table:table-cell office:value-type="string" calcext:value-type="string">
            <text:p>width: 60%;</text:p>
          </table:table-cell>
          <table:table-cell office:value-type="string" calcext:value-type="string">
            <text:p>Giao hàng nhanh, đóng gói cẩn thận, hơi nóng mạnh, nhưng chỗ để giữ bàn ủi không chắc chắn, dễ tuột rớt, đường dây ống gần công tắc dễ bị gập làm tắc nghẽn hơi và chảy nước ở bộ phận chứa nước phía sau máy</text:p>
          </table:table-cell>
        </table:table-row>
        <table:table-row table:style-name="ro1">
          <table:table-cell office:value-type="string" calcext:value-type="string">
            <text:p>width: 60%;</text:p>
          </table:table-cell>
          <table:table-cell office:value-type="string" calcext:value-type="string">
            <text:p>Giao hàng nhanh, đòng gói cẩn thận, hình ảnh đẹp. Nhưng điểm trừ của sản phẩm là không có cục nguồn. Mua cục nguồn ngoài không tốt ảnh hưởng tới camera ( có thể làm hỏng cam)</text:p>
          </table:table-cell>
        </table:table-row>
        <table:table-row table:style-name="ro1">
          <table:table-cell office:value-type="string" calcext:value-type="string">
            <text:p>width: 60%;</text:p>
          </table:table-cell>
          <table:table-cell office:value-type="string" calcext:value-type="string">
            <text:p>Giao hàng nhanh, đều cái đầu quay sát với tay cầm <text:s/>mới quay 1 chút mà nóng quá trời</text:p>
          </table:table-cell>
        </table:table-row>
        <table:table-row table:style-name="ro1">
          <table:table-cell office:value-type="string" calcext:value-type="string">
            <text:p>width: 60%;</text:p>
          </table:table-cell>
          <table:table-cell office:value-type="string" calcext:value-type="string">
            <text:p>giao hàng nhanh, đặt hàng tối thứ 6, sáng hôm sau có luôn. mẫu mã khá ổn , đun thử nước không lâu lắm. Tuy nhiên, phần nồi bên trong bị méo đậy vung không kín dù có xốp bên trong và băng keo cẩn thận bên ngoài, lỗi này khả năng cao là do nhà sản xuất chứ không phải vận chuyển</text:p>
          </table:table-cell>
        </table:table-row>
        <table:table-row table:style-name="ro1">
          <table:table-cell office:value-type="string" calcext:value-type="string">
            <text:p>width: 60%;</text:p>
          </table:table-cell>
          <table:table-cell office:value-type="string" calcext:value-type="string">
            <text:p>giao hàng nhanh, đặt hàng 30/9 mà 1/10 đã nhận được, chất lượng thì chưa dùng nên chưa rõ</text:p>
          </table:table-cell>
        </table:table-row>
        <table:table-row table:style-name="ro1">
          <table:table-cell office:value-type="string" calcext:value-type="string">
            <text:p>width: 60%;</text:p>
          </table:table-cell>
          <table:table-cell office:value-type="string" calcext:value-type="string">
            <text:p>Giao hàng nhanh, cơ mà phần nắp chỗ ( bản lề) gập ra lên xuống nếu mở ra nhiều lần thì gãy, mình mới lấy về liền đã thấy đường nứt rồi, hẳn là mai mốt gãy luôn</text:p>
          </table:table-cell>
        </table:table-row>
        <table:table-row table:style-name="ro1">
          <table:table-cell office:value-type="string" calcext:value-type="string">
            <text:p>width: 60%;</text:p>
          </table:table-cell>
          <table:table-cell office:value-type="string" calcext:value-type="string">
            <text:p>giao hàng nhanh, chất lượng sp ổn, nhưng sao không đc hộp đựng đồ tặng kèm, đang KM đc 5 hộp đựng đồ mà.</text:p>
          </table:table-cell>
        </table:table-row>
        <table:table-row table:style-name="ro1">
          <table:table-cell office:value-type="string" calcext:value-type="string">
            <text:p>width: 60%;</text:p>
          </table:table-cell>
          <table:table-cell office:value-type="string" calcext:value-type="string">
            <text:p>Giao hàng nhanh, bếp sử dụng lâu núch chỉnh ga quá nóng</text:p>
          </table:table-cell>
        </table:table-row>
        <table:table-row table:style-name="ro1">
          <table:table-cell office:value-type="string" calcext:value-type="string">
            <text:p>width: 60%;</text:p>
          </table:table-cell>
          <table:table-cell office:value-type="string" calcext:value-type="string">
            <text:p>giao hàng nhanh, bắt wifi khỏe hơn card laptop nhưng không phát wifi dc. 3 sao.</text:p>
          </table:table-cell>
        </table:table-row>
        <table:table-row table:style-name="ro1">
          <table:table-cell office:value-type="string" calcext:value-type="string">
            <text:p>width: 60%;</text:p>
          </table:table-cell>
          <table:table-cell office:value-type="string" calcext:value-type="string">
            <text:p>Giao hàng nhanh và đóng gói chắc chắn. Tuy nhiên mình xem trong tờ hướng dẫn sử dụng thì thấy thiếu phụ kiện số 9, 13, 15 và 16 ( vấn đề này mình chờ phản hồi từ tiki ) còn về chất lượng sp mình thấy tốt, mình là thử áo khoác kaki dày thấy phẳng khá nhanh và ko bị gỉ nước gì hết 👍🏻</text:p>
          </table:table-cell>
        </table:table-row>
        <table:table-row table:style-name="ro2">
          <table:table-cell office:value-type="string" calcext:value-type="string">
            <text:p>width: 60%;</text:p>
          </table:table-cell>
          <table:table-cell office:value-type="string" calcext:value-type="string">
            <text:p>Giao hàng nhanh tuy nhiên vỏ hộp bị rách và có vết bẩn. Máy chưa thử nhưng tem bị rách.</text:p>
            <text:p>Tiki đổi lại cho m để tránh ảnh hưởng việc bảo hành nhé.</text:p>
            <text:p>Để tránh việc mất thời gian,Tiki kiểm tra hàng kỹ trước cho mình. Vẫn tin dịch vụ của Tiki</text:p>
          </table:table-cell>
        </table:table-row>
        <table:table-row table:style-name="ro1">
          <table:table-cell office:value-type="string" calcext:value-type="string">
            <text:p>width: 60%;</text:p>
          </table:table-cell>
          <table:table-cell office:value-type="string" calcext:value-type="string">
            <text:p>Giao hàng nhanh so với dự kiến. Sản phẩm nhìn chất lượng, như dây điện hơi ngắn, phải sử dụng mới biết được sự độ bền</text:p>
          </table:table-cell>
        </table:table-row>
        <table:table-row table:style-name="ro5">
          <table:table-cell office:value-type="string" calcext:value-type="string">
            <text:p>width: 60%;</text:p>
          </table:table-cell>
          <table:table-cell office:value-type="string" calcext:value-type="string">
            <text:p>Giao hàng nhanh rất tốt</text:p>
            <text:p>Nhưng sản phẩm mở hộp ra gãy mất rồi</text:p>
            <text:p>Coi như k sài được</text:p>
            <text:p>Mong tiki xem lại</text:p>
          </table:table-cell>
        </table:table-row>
        <table:table-row table:style-name="ro1">
          <table:table-cell office:value-type="string" calcext:value-type="string">
            <text:p>width: 60%;</text:p>
          </table:table-cell>
          <table:table-cell office:value-type="string" calcext:value-type="string">
            <text:p>Giao hàng nhanh nhưng giao mỗi máy mà k có giao dây nguồn cho người sử dụng. Cảm thấy khá là bối rối :)))</text:p>
          </table:table-cell>
        </table:table-row>
        <table:table-row table:style-name="ro1">
          <table:table-cell office:value-type="string" calcext:value-type="string">
            <text:p>width: 60%;</text:p>
          </table:table-cell>
          <table:table-cell office:value-type="string" calcext:value-type="string">
            <text:p>giao hàng nhanh nhưng bếp k có ổ cắm, cũng k có hdan nối như thế nào. Nhà mik con gái ko biet bắt điện ntn lại fai ra tiêm hỏi ah. mấy cái này gio liên hệ ai để hd gắn đây???</text:p>
          </table:table-cell>
        </table:table-row>
        <table:table-row table:style-name="ro5">
          <table:table-cell office:value-type="string" calcext:value-type="string">
            <text:p>width: 60%;</text:p>
          </table:table-cell>
          <table:table-cell office:value-type="string" calcext:value-type="string">
            <text:p>Giao hàng nhanh như quảng cáo</text:p>
            <text:p>Nhưng không nhận được xửng hấp nhựa, không biết có giao thêm cái xửng này nữa không?</text:p>
            <text:p>Chưa nấu nên chưa nhận xét được</text:p>
            <text:p>Không biết nếu nấu để lâu có bị dính cơm và cháy một lớp cơm mỏng không vậy?</text:p>
          </table:table-cell>
        </table:table-row>
        <table:table-row table:style-name="ro1">
          <table:table-cell office:value-type="string" calcext:value-type="string">
            <text:p>width: 60%;</text:p>
          </table:table-cell>
          <table:table-cell office:value-type="string" calcext:value-type="string">
            <text:p>giao hàng nhanh ko có điện thoai trưỡc khi giao , hàng mới mà sao trầy dữ vậy shop??</text:p>
          </table:table-cell>
        </table:table-row>
        <table:table-row table:style-name="ro1">
          <table:table-cell office:value-type="string" calcext:value-type="string">
            <text:p>width: 60%;</text:p>
          </table:table-cell>
          <table:table-cell office:value-type="string" calcext:value-type="string">
            <text:p>Giao hàng nhanh hơn dự kiến. Sản phẩm chính hãng, chưa sử dụng. Sử dụng sẽ review thêm</text:p>
          </table:table-cell>
        </table:table-row>
        <table:table-row table:style-name="ro1">
          <table:table-cell office:value-type="string" calcext:value-type="string">
            <text:p>width: 60%;</text:p>
          </table:table-cell>
          <table:table-cell office:value-type="string" calcext:value-type="string">
            <text:p>Giao hàng nhanh đúng sản phẩm như hình quảng cáo</text:p>
          </table:table-cell>
        </table:table-row>
        <table:table-row table:style-name="ro1">
          <table:table-cell office:value-type="string" calcext:value-type="string">
            <text:p>width: 60%;</text:p>
          </table:table-cell>
          <table:table-cell office:value-type="string" calcext:value-type="string">
            <text:p>giao hàng nhanh đóng gói cẩn thận mặt kính hơi bị lỗi. Lắp vào thử thấy 2 bên ngọn lửa đỏ và ko đều nhau. Tắt bếp thấy kêu tách tách ko biết có ảnh hưởng gì ko.</text:p>
          </table:table-cell>
        </table:table-row>
        <table:table-row table:style-name="ro4">
          <table:table-cell office:value-type="string" calcext:value-type="string">
            <text:p>width: 60%;</text:p>
          </table:table-cell>
          <table:table-cell office:value-type="string" calcext:value-type="string">
            <text:p>Giao hàng nhanh chóng. Nhưng bị móp méo.</text:p>
            <text:p>Không biết có ảnh hưởng gì k</text:p>
          </table:table-cell>
        </table:table-row>
        <table:table-row table:style-name="ro1">
          <table:table-cell office:value-type="string" calcext:value-type="string">
            <text:p>width: 60%;</text:p>
          </table:table-cell>
          <table:table-cell office:value-type="string" calcext:value-type="string">
            <text:p>Giao hàng nhanh . Đóng gói cẩn thận. Nhưng chế độ ion không hoạt động. Nên hơi hụt hẫng thất vọng</text:p>
          </table:table-cell>
        </table:table-row>
        <table:table-row table:style-name="ro1">
          <table:table-cell office:value-type="string" calcext:value-type="string">
            <text:p>width: 60%;</text:p>
          </table:table-cell>
          <table:table-cell office:value-type="string" calcext:value-type="string">
            <text:p>Giao hàng nhanh ,có điều sạc iphone không sạc được , shop xem đổi cho mình cái khác được không</text:p>
          </table:table-cell>
        </table:table-row>
        <table:table-row table:style-name="ro1">
          <table:table-cell office:value-type="string" calcext:value-type="string">
            <text:p>width: 60%;</text:p>
          </table:table-cell>
          <table:table-cell office:value-type="string" calcext:value-type="string">
            <text:p>Giao hàng nhanh , gói cẩn thận . Tuy nhiên sp bị thiếu chi tiết.( ko có nút điều chỉnh nhiệt độ) . Mai phải gọi đổi hàng .</text:p>
          </table:table-cell>
        </table:table-row>
        <table:table-row table:style-name="ro1">
          <table:table-cell office:value-type="string" calcext:value-type="string">
            <text:p>width: 60%;</text:p>
          </table:table-cell>
          <table:table-cell office:value-type="string" calcext:value-type="string">
            <text:p>Giao hàng nhanh - sản phẩm dùng k đc tốt ( hết pin nhanh - mic nói rè khi người bên kia nghe <text:s/>- âm lượng dù tăng hay giảm chỉ đúng 1 âm lượng )</text:p>
          </table:table-cell>
        </table:table-row>
        <table:table-row table:style-name="ro1">
          <table:table-cell office:value-type="string" calcext:value-type="string">
            <text:p>width: 60%;</text:p>
          </table:table-cell>
          <table:table-cell office:value-type="string" calcext:value-type="string">
            <text:p>giao hàng móp méo thế này mà tiki cũng <text:s/>giao à, đây đâu phải lần đầu, lần nào cũng thấy tiki xin lỗi, mong thông cảm rồi để đấy mà ko rút kinh nghiệm, sưả chữa, cảm giác tiki cứ xin lỗi cho xong chuyện vậy. mua hàng trên mạng <text:s/>ngoài tiện dụng ra thì nó còn là niềm vui với mình, vậy mà toàn rước bực dọc vào người, là sàn thương mại điện tử có tiếng mong tiki hãy làm viêc chuyên nghiệp, sai lầm là phải sửa chữa dứt điểm tránh tình trạng lỗi hiện hữu từ ngày nọ sang ngày kia, giờ nhiều sàn tmđt lắm, nếu ko sửa chữa sẽ khó cạnh tranh</text:p>
          </table:table-cell>
        </table:table-row>
        <table:table-row table:style-name="ro1">
          <table:table-cell office:value-type="string" calcext:value-type="string">
            <text:p>width: 60%;</text:p>
          </table:table-cell>
          <table:table-cell office:value-type="string" calcext:value-type="string">
            <text:p>Giao hàng mau, nhân viên giao hàng nhiệt tình,như máy kêu tiếng hơ lớn</text:p>
          </table:table-cell>
        </table:table-row>
        <table:table-row table:style-name="ro1">
          <table:table-cell office:value-type="string" calcext:value-type="string">
            <text:p>width: 60%;</text:p>
          </table:table-cell>
          <table:table-cell office:value-type="string" calcext:value-type="string">
            <text:p>Giao hàng lâu so với mua ở những nơi khác. Khi nào nhận được hàng thì đánh giá sản phẩm sau.</text:p>
          </table:table-cell>
        </table:table-row>
        <table:table-row table:style-name="ro1">
          <table:table-cell office:value-type="string" calcext:value-type="string">
            <text:p>width: 60%;</text:p>
          </table:table-cell>
          <table:table-cell office:value-type="string" calcext:value-type="string">
            <text:p>giao hang ko dung mẫu roi shop oi, tính sau đây</text:p>
          </table:table-cell>
        </table:table-row>
        <table:table-row table:style-name="ro1">
          <table:table-cell office:value-type="string" calcext:value-type="string">
            <text:p>width: 60%;</text:p>
          </table:table-cell>
          <table:table-cell office:value-type="string" calcext:value-type="string">
            <text:p>Giao hàng không quá lâu. Máy có lực hút mạnh, hút bụi/tóc/rác nhỏ ok, nhanh nóng, bật lên cái là bắt đầu thấy nóng. Cán không gắn vào được như trong hình do không khớp. Mọi thứ hơi lỏng lẻo. Nhìn chung được so với giá</text:p>
          </table:table-cell>
        </table:table-row>
        <table:table-row table:style-name="ro1">
          <table:table-cell office:value-type="string" calcext:value-type="string">
            <text:p>width: 60%;</text:p>
          </table:table-cell>
          <table:table-cell office:value-type="string" calcext:value-type="string">
            <text:p>Giao hàng không giống hình, quạt có 1 mức chứ không phải 3 mức</text:p>
          </table:table-cell>
        </table:table-row>
        <table:table-row table:style-name="ro1">
          <table:table-cell office:value-type="string" calcext:value-type="string">
            <text:p>width: 60%;</text:p>
          </table:table-cell>
          <table:table-cell office:value-type="string" calcext:value-type="string">
            <text:p>giao hàng không giao remote sao dùng đc shop ơi,trong khi đơn hàng có kèm remote.</text:p>
          </table:table-cell>
        </table:table-row>
        <table:table-row table:style-name="ro4">
          <table:table-cell office:value-type="string" calcext:value-type="string">
            <text:p>width: 60%;</text:p>
          </table:table-cell>
          <table:table-cell office:value-type="string" calcext:value-type="string">
            <text:p>Giao hàng không đúng như quảng cáo, trong quảng cáo có remote nhưng khi giao không có. Mình thấy thất vọng quá</text:p>
            <text:p>Còn chân thì khá oke. 3 sao</text:p>
          </table:table-cell>
        </table:table-row>
        <table:table-row table:style-name="ro1">
          <table:table-cell office:value-type="string" calcext:value-type="string">
            <text:p>width: 60%;</text:p>
          </table:table-cell>
          <table:table-cell office:value-type="string" calcext:value-type="string">
            <text:p>Giao hàng không đúng mã mắt sản phẩm</text:p>
          </table:table-cell>
        </table:table-row>
        <table:table-row table:style-name="ro1">
          <table:table-cell office:value-type="string" calcext:value-type="string">
            <text:p>width: 60%;</text:p>
          </table:table-cell>
          <table:table-cell office:value-type="string" calcext:value-type="string">
            <text:p>giao hàng không đúng hình...không biết thời gian bảo hành sản phẩm</text:p>
          </table:table-cell>
        </table:table-row>
        <table:table-row table:style-name="ro1">
          <table:table-cell office:value-type="string" calcext:value-type="string">
            <text:p>width: 60%;</text:p>
          </table:table-cell>
          <table:table-cell office:value-type="string" calcext:value-type="string">
            <text:p>giao hàng không có hóa đơn VAT, đến tận thời gian này cũng không có hóa đơn nên không rõ có phải hàng chính hãng không?</text:p>
          </table:table-cell>
        </table:table-row>
        <table:table-row table:style-name="ro2">
          <table:table-cell office:value-type="string" calcext:value-type="string">
            <text:p>width: 60%;</text:p>
          </table:table-cell>
          <table:table-cell office:value-type="string" calcext:value-type="string">
            <text:p>Giao hàng khá lâu (ban đầu bảo thứ 4, cuối cùng đến chiều thứ 6). </text:p>
            <text:p>Xài đặt dễ dàng. </text:p>
            <text:p>Kết nối không ổn , muốn xem đều phải đợi khá lâu.</text:p>
          </table:table-cell>
        </table:table-row>
        <table:table-row table:style-name="ro1">
          <table:table-cell office:value-type="string" calcext:value-type="string">
            <text:p>width: 60%;</text:p>
          </table:table-cell>
          <table:table-cell office:value-type="string" calcext:value-type="string">
            <text:p>Giao hàng kg đúng mẫu ban đầu. Cài đặt kết nối WiFi bảo kg hỗ trợ kết nối được mạng nhà mình . Giờ hoàn trả lại hàng làm sao shop ?</text:p>
          </table:table-cell>
        </table:table-row>
        <table:table-row table:style-name="ro1">
          <table:table-cell office:value-type="string" calcext:value-type="string">
            <text:p>width: 60%;</text:p>
          </table:table-cell>
          <table:table-cell office:value-type="string" calcext:value-type="string">
            <text:p>Giao hàng hơi lâu(1 tuần), đáy nồi sao phần nhựa bị vỡ nhỉ?( k biết có ảnh hưởng gì không) Cắm lên thử thì mùi nhựa khá khó chịu. K biết dùng vài lần thì có bớt mùi nhựa không.</text:p>
          </table:table-cell>
        </table:table-row>
        <table:table-row table:style-name="ro1">
          <table:table-cell office:value-type="string" calcext:value-type="string">
            <text:p>width: 60%;</text:p>
          </table:table-cell>
          <table:table-cell office:value-type="string" calcext:value-type="string">
            <text:p>Giao hàng hơi chậm nhưng đóng gói cẩn thận;da loc 3 lan nhung van con mui clo</text:p>
          </table:table-cell>
        </table:table-row>
        <table:table-row table:style-name="ro1">
          <table:table-cell office:value-type="string" calcext:value-type="string">
            <text:p>width: 60%;</text:p>
          </table:table-cell>
          <table:table-cell office:value-type="string" calcext:value-type="string">
            <text:p>Giao hàng hết pin, ko hiểu sao bấm chụp mà toàn zoom ? còn lại bth</text:p>
          </table:table-cell>
        </table:table-row>
        <table:table-row table:style-name="ro1">
          <table:table-cell office:value-type="string" calcext:value-type="string">
            <text:p>width: 60%;</text:p>
          </table:table-cell>
          <table:table-cell office:value-type="string" calcext:value-type="string">
            <text:p>giao hàng giống hình, <text:s/>điểm trừ là nắp ấm dễ bị bật <text:s/>ra và khi nấu sôi tự ngắt thì thấy có tia lửa điện xẹt bên trong gần nút bật ko bik lâu dài có nguy hiểm ko</text:p>
          </table:table-cell>
        </table:table-row>
        <table:table-row table:style-name="ro1">
          <table:table-cell office:value-type="string" calcext:value-type="string">
            <text:p>width: 60%;</text:p>
          </table:table-cell>
          <table:table-cell office:value-type="string" calcext:value-type="string">
            <text:p>giáo hàng đúng thời hạn. sản phẩm dùng tạm được.</text:p>
          </table:table-cell>
        </table:table-row>
        <table:table-row table:style-name="ro1">
          <table:table-cell office:value-type="string" calcext:value-type="string">
            <text:p>width: 60%;</text:p>
          </table:table-cell>
          <table:table-cell office:value-type="string" calcext:value-type="string">
            <text:p>Giao hàng đúng tgian, sản phẩm đẹp. Nhưng giao sai màu, ko mát cho lắm. Hơi đắt so với tầm giá 300k.</text:p>
          </table:table-cell>
        </table:table-row>
        <table:table-row table:style-name="ro4">
          <table:table-cell office:value-type="string" calcext:value-type="string">
            <text:p>width: 60%;</text:p>
          </table:table-cell>
          <table:table-cell office:value-type="string" calcext:value-type="string">
            <text:p>Giao hàng đúng ngày. Đóng thùng cũng kỹ, mà mở ra thấy góc trên bên phải bị lõm vô. Hy vọng không ảnh hưởng gì đến lò. Núm xoay chỉnh thời gian vặn cũg chạy kiu tíc tíc, nút xoay nhiệt độ thì nhìn như mấy nút xoay đồ chơi không biết có hoạt động không, vừa xoay vừa hoang mang quá xá. Lò nhỏ đủ để cho gia đình tầm 01 - 02 người sử dụng.</text:p>
            <text:p>Chưa có đồ ăn nướng thử, nên không biết lò nướng ra sao. Tạm oánh dấu 03 sao cho sản phẩm.</text:p>
          </table:table-cell>
        </table:table-row>
        <table:table-row table:style-name="ro1">
          <table:table-cell office:value-type="string" calcext:value-type="string">
            <text:p>width: 60%;</text:p>
          </table:table-cell>
          <table:table-cell office:value-type="string" calcext:value-type="string">
            <text:p>Giao hang dung hen. San pham co tieng keu nhung sau khi cham them dau vao o truc chuyen huong thi moi thu da ok.</text:p>
          </table:table-cell>
        </table:table-row>
        <table:table-row table:style-name="ro1">
          <table:table-cell office:value-type="string" calcext:value-type="string">
            <text:p>width: 60%;</text:p>
          </table:table-cell>
          <table:table-cell office:value-type="string" calcext:value-type="string">
            <text:p>Giao hàng đúng hẹn, vận chuyển bảo vệ hàng giao tốt, chất lượng phù hợp giá, ( rẻ); nên mua bạn nhé</text:p>
          </table:table-cell>
        </table:table-row>
        <table:table-row table:style-name="ro1">
          <table:table-cell office:value-type="string" calcext:value-type="string">
            <text:p>width: 60%;</text:p>
          </table:table-cell>
          <table:table-cell office:value-type="string" calcext:value-type="string">
            <text:p>Giao hàng đúng hẹn, tuy nhiên sản phẩm chỉ tạm được trong tầm giá, không để ý lực ép khá thấp với sản phẩm còn mùi nhựa hoặc cao su, vẫn chưa yên tâm nên chắc phơi thêm cho bớt mùi</text:p>
          </table:table-cell>
        </table:table-row>
        <table:table-row table:style-name="ro2">
          <table:table-cell office:value-type="string" calcext:value-type="string">
            <text:p>width: 60%;</text:p>
          </table:table-cell>
          <table:table-cell office:value-type="string" calcext:value-type="string">
            <text:p>Giao hàng đúng hẹn, đóng gói cẩn thận, phụ kiện đầy đủ.</text:p>
            <text:p/>
            <text:p>Tiki không chủ động kích hoạt bảo hành, mình phải liên lạc bên CSKH qua mail nhưng 1 tuần vẫn chưa kích hoạt.</text:p>
          </table:table-cell>
        </table:table-row>
        <table:table-row table:style-name="ro1">
          <table:table-cell office:value-type="string" calcext:value-type="string">
            <text:p>width: 60%;</text:p>
          </table:table-cell>
          <table:table-cell office:value-type="string" calcext:value-type="string">
            <text:p>Giao hàng đúng hẹn sản phẩm không đạt</text:p>
          </table:table-cell>
        </table:table-row>
        <table:table-row table:style-name="ro1">
          <table:table-cell office:value-type="string" calcext:value-type="string">
            <text:p>width: 60%;</text:p>
          </table:table-cell>
          <table:table-cell office:value-type="string" calcext:value-type="string">
            <text:p>giao hàng đúng giờ nhưng giờ mở ra lắp thấy thiếu 1 ống chỉnh độ cao. hiện tại mở thùng ra mà ko lắp quạt vào đc, ngày mai có thể giao bổ dung cho tôi đc ko?</text:p>
          </table:table-cell>
        </table:table-row>
        <table:table-row table:style-name="ro1">
          <table:table-cell office:value-type="string" calcext:value-type="string">
            <text:p>width: 60%;</text:p>
          </table:table-cell>
          <table:table-cell office:value-type="string" calcext:value-type="string">
            <text:p>Giao hàng đúng cam kết, do không có dịch vụ lắp đặt đi kèm hơi bất tiện. Phải mất 2 ngày với 2 nhóm thợ mới lắp xong, và tốn thêm 600 ngàn</text:p>
          </table:table-cell>
        </table:table-row>
        <table:table-row table:style-name="ro1">
          <table:table-cell office:value-type="string" calcext:value-type="string">
            <text:p>width: 60%;</text:p>
          </table:table-cell>
          <table:table-cell office:value-type="string" calcext:value-type="string">
            <text:p>giao hàng đầy đủ k bị thiếu nhưng bếp bị rò điện.</text:p>
          </table:table-cell>
        </table:table-row>
        <table:table-row table:style-name="ro1">
          <table:table-cell office:value-type="string" calcext:value-type="string">
            <text:p>width: 60%;</text:p>
          </table:table-cell>
          <table:table-cell office:value-type="string" calcext:value-type="string">
            <text:p>Giao hàng đặt yêu cầu chất lượng tạm được song lẽ ra hai mặt hàng cùng loại nên tính tiền vận chuyển bằng một <text:s/>thì đúng hơn</text:p>
          </table:table-cell>
        </table:table-row>
        <table:table-row table:style-name="ro1">
          <table:table-cell office:value-type="string" calcext:value-type="string">
            <text:p>width: 60%;</text:p>
          </table:table-cell>
          <table:table-cell office:value-type="string" calcext:value-type="string">
            <text:p>Giao hàng cực nhanh, máy in thiếu cáp kết nối với máy tính. Shop đủ lý do nhưng không thuyết phục vì máy tính đâu phải chỗ nào cũng wifi được , giảm <text:s/>mực độ in khi cần in số lượng nhiều.</text:p>
          </table:table-cell>
        </table:table-row>
        <table:table-row table:style-name="ro1">
          <table:table-cell office:value-type="string" calcext:value-type="string">
            <text:p>width: 60%;</text:p>
          </table:table-cell>
          <table:table-cell office:value-type="string" calcext:value-type="string">
            <text:p>giao hàng chậm. máy thiếu cáp kết nối với máy tính và không có Pin. Shop giải thích thế nào đây</text:p>
          </table:table-cell>
        </table:table-row>
        <table:table-row table:style-name="ro1">
          <table:table-cell office:value-type="string" calcext:value-type="string">
            <text:p>width: 60%;</text:p>
          </table:table-cell>
          <table:table-cell office:value-type="string" calcext:value-type="string">
            <text:p>Giao hàng chậm, vì kho hết hàng. Định đánh 2 sao nhưng nhân viên giao hàng dễ thương nên tặng thêm 1 sao.</text:p>
          </table:table-cell>
        </table:table-row>
        <table:table-row table:style-name="ro1">
          <table:table-cell office:value-type="string" calcext:value-type="string">
            <text:p>width: 60%;</text:p>
          </table:table-cell>
          <table:table-cell office:value-type="string" calcext:value-type="string">
            <text:p>Giao hàng chậm, lắp đủ mọi cách nhưng quạt ko hoạt động</text:p>
          </table:table-cell>
        </table:table-row>
        <table:table-row table:style-name="ro1">
          <table:table-cell office:value-type="string" calcext:value-type="string">
            <text:p>width: 60%;</text:p>
          </table:table-cell>
          <table:table-cell office:value-type="string" calcext:value-type="string">
            <text:p>giao hàng chậm wa.nếu phát triển hơn nên giao hàng khoảng 3-4 ngày là ok.</text:p>
          </table:table-cell>
        </table:table-row>
        <table:table-row table:style-name="ro1">
          <table:table-cell office:value-type="string" calcext:value-type="string">
            <text:p>width: 60%;</text:p>
          </table:table-cell>
          <table:table-cell office:value-type="string" calcext:value-type="string">
            <text:p>giao hàng chậm và người giao hàng ko cho xem,mình lại đang bận nên chưa thấy hài lòng lắm,lần đầu cầm e nó đúng là không có chông rung nhưng lấy nét cũng nhanh</text:p>
          </table:table-cell>
        </table:table-row>
        <table:table-row table:style-name="ro1">
          <table:table-cell office:value-type="string" calcext:value-type="string">
            <text:p>width: 60%;</text:p>
          </table:table-cell>
          <table:table-cell office:value-type="string" calcext:value-type="string">
            <text:p>Giao hàng chậm so với dự kiến</text:p>
          </table:table-cell>
        </table:table-row>
        <table:table-row table:style-name="ro4">
          <table:table-cell office:value-type="string" calcext:value-type="string">
            <text:p>width: 60%;</text:p>
          </table:table-cell>
          <table:table-cell office:value-type="string" calcext:value-type="string">
            <text:p>Giao hàng chậm hơn tiến độ 3 ngày mà kg có 1 thông báo nào. </text:p>
            <text:p>Hàng đúng chuẩn</text:p>
          </table:table-cell>
        </table:table-row>
        <table:table-row table:style-name="ro1">
          <table:table-cell office:value-type="string" calcext:value-type="string">
            <text:p>width: 60%;</text:p>
          </table:table-cell>
          <table:table-cell office:value-type="string" calcext:value-type="string">
            <text:p>Giao hàng chậm , dây ngắn. Chất lượng ngang tầm giá.</text:p>
          </table:table-cell>
        </table:table-row>
        <table:table-row table:style-name="ro1">
          <table:table-cell office:value-type="string" calcext:value-type="string">
            <text:p>width: 60%;</text:p>
          </table:table-cell>
          <table:table-cell office:value-type="string" calcext:value-type="string">
            <text:p>Giao hàng chậm</text:p>
          </table:table-cell>
        </table:table-row>
        <table:table-row table:style-name="ro1">
          <table:table-cell office:value-type="string" calcext:value-type="string">
            <text:p>width: 60%;</text:p>
          </table:table-cell>
          <table:table-cell office:value-type="string" calcext:value-type="string">
            <text:p>giao hàng chậm</text:p>
          </table:table-cell>
        </table:table-row>
        <table:table-row table:style-name="ro1">
          <table:table-cell office:value-type="string" calcext:value-type="string">
            <text:p>width: 60%;</text:p>
          </table:table-cell>
          <table:table-cell office:value-type="string" calcext:value-type="string">
            <text:p>Giao hàng cẩn thận, hộp chắc chắn nhưng giá thành hơi cao</text:p>
          </table:table-cell>
        </table:table-row>
        <table:table-row table:style-name="ro1">
          <table:table-cell office:value-type="string" calcext:value-type="string">
            <text:p>width: 60%;</text:p>
          </table:table-cell>
          <table:table-cell office:value-type="string" calcext:value-type="string">
            <text:p>giao hàng bị thiếu cốc đựng bột cà phê thì pha kiểu gì shop</text:p>
          </table:table-cell>
        </table:table-row>
        <table:table-row table:style-name="ro1">
          <table:table-cell office:value-type="string" calcext:value-type="string">
            <text:p>width: 60%;</text:p>
          </table:table-cell>
          <table:table-cell office:value-type="string" calcext:value-type="string">
            <text:p>Giao hàng bị móp tuy nhiên nồi dùng khá ổn, nhanh nhừ</text:p>
          </table:table-cell>
        </table:table-row>
        <table:table-row table:style-name="ro2">
          <table:table-cell office:value-type="string" calcext:value-type="string">
            <text:p>width: 60%;</text:p>
          </table:table-cell>
          <table:table-cell office:value-type="string" calcext:value-type="string">
            <text:p>giao hàng bị chậm 1 tuần</text:p>
            <text:p>nhân viên giao hàng tỏ thái độ khó chịu khi giao lại đơn.. mặc dù chính anh ta giao sai địa chỉ, sai người nhận.</text:p>
            <text:p>sản phẩm may mắn vẫn còn nguyên vẹn</text:p>
          </table:table-cell>
        </table:table-row>
        <table:table-row table:style-name="ro1">
          <table:table-cell office:value-type="string" calcext:value-type="string">
            <text:p>width: 60%;</text:p>
          </table:table-cell>
          <table:table-cell office:value-type="string" calcext:value-type="string">
            <text:p>Giao hàg nhanh đóg gói kĩ chất lượng khá ok</text:p>
          </table:table-cell>
        </table:table-row>
        <table:table-row table:style-name="ro2">
          <table:table-cell office:value-type="string" calcext:value-type="string">
            <text:p>width: 60%;</text:p>
          </table:table-cell>
          <table:table-cell office:value-type="string" calcext:value-type="string">
            <text:p>Giao đúng thời gian , nhưng Mới nhận và kiểm tra, giao thiếu </text:p>
            <text:p>- 1 khay hứng </text:p>
            <text:p>- bộ xiên quay chỉ có 1 thanh ngang, còn thiếu 2 chốt giữ như trong catalogues</text:p>
          </table:table-cell>
        </table:table-row>
        <table:table-row table:style-name="ro1">
          <table:table-cell office:value-type="string" calcext:value-type="string">
            <text:p>width: 60%;</text:p>
          </table:table-cell>
          <table:table-cell office:value-type="string" calcext:value-type="string">
            <text:p>Giao đúng mẫu nhưng chất lượng thì chưa biết được</text:p>
          </table:table-cell>
        </table:table-row>
        <table:table-row table:style-name="ro1">
          <table:table-cell office:value-type="string" calcext:value-type="string">
            <text:p>width: 60%;</text:p>
          </table:table-cell>
          <table:table-cell office:value-type="string" calcext:value-type="string">
            <text:p>Giao đúng hàng, tiền nào của nấy!</text:p>
          </table:table-cell>
        </table:table-row>
        <table:table-row table:style-name="ro1">
          <table:table-cell office:value-type="string" calcext:value-type="string">
            <text:p>width: 60%;</text:p>
          </table:table-cell>
          <table:table-cell office:value-type="string" calcext:value-type="string">
            <text:p>giao đúng đủ, ổn trong tầm giá, tuy nhiên mọi người nên lưu ý chỉ nên dùng 2 nấc thôi chứ kéo lên 3 nấc là lỏng lẻo lắm, kẹp điện thoại thì khá chật</text:p>
          </table:table-cell>
        </table:table-row>
        <table:table-row table:style-name="ro1">
          <table:table-cell office:value-type="string" calcext:value-type="string">
            <text:p>width: 60%;</text:p>
          </table:table-cell>
          <table:table-cell office:value-type="string" calcext:value-type="string">
            <text:p>giao đe ko xoay đuoc , ( <text:s text:c="2"/>đe nghi gui lai đe xoay ) <text:s/>.!</text:p>
          </table:table-cell>
        </table:table-row>
        <table:table-row table:style-name="ro1">
          <table:table-cell office:value-type="string" calcext:value-type="string">
            <text:p>width: 60%;</text:p>
          </table:table-cell>
          <table:table-cell office:value-type="string" calcext:value-type="string">
            <text:p>Giao còn thiếu thẻ nhớ 32 g</text:p>
          </table:table-cell>
        </table:table-row>
        <table:table-row table:style-name="ro1">
          <table:table-cell office:value-type="string" calcext:value-type="string">
            <text:p>width: 60%;</text:p>
          </table:table-cell>
          <table:table-cell office:value-type="string" calcext:value-type="string">
            <text:p>Giao cho tôi cái hàng gì mà nhìn củ củ có nhiều vết xướt, ngửi thì có mùi khét khét như từng bị cháy, chả lẻ mua khuyến mãi là giao hàng này sao</text:p>
          </table:table-cell>
        </table:table-row>
        <table:table-row table:style-name="ro1">
          <table:table-cell office:value-type="string" calcext:value-type="string">
            <text:p>width: 60%;</text:p>
          </table:table-cell>
          <table:table-cell office:value-type="string" calcext:value-type="string">
            <text:p>giao chậm, nhà cung cấp khác tiki trading</text:p>
          </table:table-cell>
        </table:table-row>
        <table:table-row table:style-name="ro1">
          <table:table-cell office:value-type="string" calcext:value-type="string">
            <text:p>width: 60%;</text:p>
          </table:table-cell>
          <table:table-cell office:value-type="string" calcext:value-type="string">
            <text:p>Giao cánh quạt bị trầy xướt, quạt quay yếu</text:p>
          </table:table-cell>
        </table:table-row>
        <table:table-row table:style-name="ro1">
          <table:table-cell office:value-type="string" calcext:value-type="string">
            <text:p>width: 60%;</text:p>
          </table:table-cell>
          <table:table-cell office:value-type="string" calcext:value-type="string">
            <text:p>Giao bị thiếu phụ kiện . Yêu cầu gọi lại giao bổ sung. Giao thiếu trục quay đơn hàng giao về quảng bình.</text:p>
          </table:table-cell>
        </table:table-row>
        <table:table-row table:style-name="ro4">
          <table:table-cell office:value-type="string" calcext:value-type="string">
            <text:p>width: 60%;</text:p>
          </table:table-cell>
          <table:table-cell office:value-type="string" calcext:value-type="string">
            <text:p>Giá vừa tầm cho 1 chiếc quạt mini để bàn, gió thổi mát ok,  sử dụng nguyên lý hút gió từ bên ngoài vào trong lồng máy và hấp thụ hơi nước bốc hơi ở dưới khay lên thổi gió lạnh ra nên mới có tên quạt điều hòa</text:p>
            <text:p>Điểm trừ là phần dây điện thiết kế hở quá, ai mà dám bỏ cái khay chứa đá tan ra vô đó, chẳng may ẩm ướt điện dính nước gây hư hỏng. Nên chẳng hiểu thiết kế j lạ lùng ghê :))))</text:p>
          </table:table-cell>
        </table:table-row>
        <table:table-row table:style-name="ro1">
          <table:table-cell office:value-type="string" calcext:value-type="string">
            <text:p>width: 60%;</text:p>
          </table:table-cell>
          <table:table-cell office:value-type="string" calcext:value-type="string">
            <text:p>Giá vùa đắt, ấm dùng lúc rót vào bình thuỷ bị hở nên rất nóng tay.</text:p>
          </table:table-cell>
        </table:table-row>
        <table:table-row table:style-name="ro1">
          <table:table-cell office:value-type="string" calcext:value-type="string">
            <text:p>width: 60%;</text:p>
          </table:table-cell>
          <table:table-cell office:value-type="string" calcext:value-type="string">
            <text:p>Giá tốt, nguyên seal, đóng gói quá sơ sài may lắp vào vẫn chạy.</text:p>
          </table:table-cell>
        </table:table-row>
        <table:table-row table:style-name="ro1">
          <table:table-cell office:value-type="string" calcext:value-type="string">
            <text:p>width: 60%;</text:p>
          </table:table-cell>
          <table:table-cell office:value-type="string" calcext:value-type="string">
            <text:p>Giá tốt, lò tương đối ổn, dùng cho gia đình 3 thành viên thích hợp</text:p>
          </table:table-cell>
        </table:table-row>
        <table:table-row table:style-name="ro4">
          <table:table-cell office:value-type="string" calcext:value-type="string">
            <text:p>width: 60%;</text:p>
          </table:table-cell>
          <table:table-cell office:value-type="string" calcext:value-type="string">
            <text:p>Giá tốt, chức năng cường lực tốt (rơi đt ko bị mẻ viền), nhưng chống nhìn trộm ở mức độ trung bình (người bên cạnh vẫn nhìn thấy màn hình đang hiển thị gì nhưng không rõ chữ), chống nhìn teoojm loại tốt thì người bên cạnh sẽ không nhìn thấy gì luôn.</text:p>
            <text:p>Tóm lại mức giá đúng chức năng. Ok</text:p>
          </table:table-cell>
        </table:table-row>
        <table:table-row table:style-name="ro1">
          <table:table-cell office:value-type="string" calcext:value-type="string">
            <text:p>width: 60%;</text:p>
          </table:table-cell>
          <table:table-cell office:value-type="string" calcext:value-type="string">
            <text:p>Giá tiền này thì xài cũng tạm. Nhưng hư rồi. Hiccc</text:p>
          </table:table-cell>
        </table:table-row>
        <table:table-row table:style-name="ro1">
          <table:table-cell office:value-type="string" calcext:value-type="string">
            <text:p>width: 60%;</text:p>
          </table:table-cell>
          <table:table-cell office:value-type="string" calcext:value-type="string">
            <text:p>Giá thành vừa phải và mẫu mã đẹp nhưng nhiệt không đều và không ổn định</text:p>
          </table:table-cell>
        </table:table-row>
        <table:table-row table:style-name="ro1">
          <table:table-cell office:value-type="string" calcext:value-type="string">
            <text:p>width: 60%;</text:p>
          </table:table-cell>
          <table:table-cell office:value-type="string" calcext:value-type="string">
            <text:p>Giá thành còn khá cao so với giá bên Trung Quốc. Cách nhiệt nồi chưa tối ưu cho tiết kiệm điện. Khay để tỏi nên làm nhiều lỗ nhỏ sẽ thoáng &amp; đều nhiệt hơn.so với it lỗ lớn. Muốn tỏi đen đều các củ thì max 1kg tỏi cô đơn, tỏi củ to nhiều nhánh thì nhiều hơn. Ko thể để được 2kg tỏi như quảng cáo. Chưa công bố các thành phần/ chất lương tỏi đen thành phẩm so với ủ công nghiệp dài ngày hơn.</text:p>
          </table:table-cell>
        </table:table-row>
        <table:table-row table:style-name="ro1">
          <table:table-cell office:value-type="string" calcext:value-type="string">
            <text:p>width: 60%;</text:p>
          </table:table-cell>
          <table:table-cell office:value-type="string" calcext:value-type="string">
            <text:p>Giá tầm này có đủ các tính năng cần thiết cho 1 camera nên mua sử dụng</text:p>
          </table:table-cell>
        </table:table-row>
        <table:table-row table:style-name="ro1">
          <table:table-cell office:value-type="string" calcext:value-type="string">
            <text:p>width: 60%;</text:p>
          </table:table-cell>
          <table:table-cell office:value-type="string" calcext:value-type="string">
            <text:p>Giá sp thì ok nhưng chua dùng lên ko rõ chất lượng thế nào</text:p>
          </table:table-cell>
        </table:table-row>
        <table:table-row table:style-name="ro1">
          <table:table-cell office:value-type="string" calcext:value-type="string">
            <text:p>width: 60%;</text:p>
          </table:table-cell>
          <table:table-cell office:value-type="string" calcext:value-type="string">
            <text:p>Gia rẻ, pin quá yếu</text:p>
          </table:table-cell>
        </table:table-row>
        <table:table-row table:style-name="ro1">
          <table:table-cell office:value-type="string" calcext:value-type="string">
            <text:p>width: 60%;</text:p>
          </table:table-cell>
          <table:table-cell office:value-type="string" calcext:value-type="string">
            <text:p>giá rẻ, nóng nhanh, dễ vệ sinh nhg khói. ai dùng trong nhà nên cân nhắc</text:p>
          </table:table-cell>
        </table:table-row>
        <table:table-row table:style-name="ro1">
          <table:table-cell office:value-type="string" calcext:value-type="string">
            <text:p>width: 60%;</text:p>
          </table:table-cell>
          <table:table-cell office:value-type="string" calcext:value-type="string">
            <text:p>Giá rẻ, mát, gọn nhẹ nhưng khá ồn do quạt nằm trong hộp nhựa</text:p>
          </table:table-cell>
        </table:table-row>
        <table:table-row table:style-name="ro1">
          <table:table-cell office:value-type="string" calcext:value-type="string">
            <text:p>width: 60%;</text:p>
          </table:table-cell>
          <table:table-cell office:value-type="string" calcext:value-type="string">
            <text:p>Giá rẻ nên sản phẩm cũng ọp ẹp, yếu chứ không cứng cáp.</text:p>
          </table:table-cell>
        </table:table-row>
        <table:table-row table:style-name="ro1">
          <table:table-cell office:value-type="string" calcext:value-type="string">
            <text:p>width: 60%;</text:p>
          </table:table-cell>
          <table:table-cell office:value-type="string" calcext:value-type="string">
            <text:p>Giá rẻ nên dùng chán. Ko nên mua các bạn ạ</text:p>
          </table:table-cell>
        </table:table-row>
        <table:table-row table:style-name="ro1">
          <table:table-cell office:value-type="string" calcext:value-type="string">
            <text:p>width: 60%;</text:p>
          </table:table-cell>
          <table:table-cell office:value-type="string" calcext:value-type="string">
            <text:p>Giá rẻ hơn CS-CV246. Thông số cùng ghi là 2.0 megapixel nhưng nhìn hình ảnh không mượt mà bằng. Mình dùng thẻ nhớ Samsung lúc trước gắn cho CS-CV246 xem lại mượt lắm, đến lúc lấy thẻ đó gắn cho C6N thì xem lại thấy giật.</text:p>
          </table:table-cell>
        </table:table-row>
        <table:table-row table:style-name="ro1">
          <table:table-cell office:value-type="string" calcext:value-type="string">
            <text:p>width: 60%;</text:p>
          </table:table-cell>
          <table:table-cell office:value-type="string" calcext:value-type="string">
            <text:p>giá rẻ dùng nướng nhẹ nhàng ok.</text:p>
          </table:table-cell>
        </table:table-row>
        <table:table-row table:style-name="ro1">
          <table:table-cell office:value-type="string" calcext:value-type="string">
            <text:p>width: 60%;</text:p>
          </table:table-cell>
          <table:table-cell office:value-type="string" calcext:value-type="string">
            <text:p>Giá phải chăng nhưng không hiểu sao mình không thể xem trực tiếp được. Máy chỉ thông báo phát hiện chuyển động, tuy nhiên khi mình di chuyển thì không thấy máy quay theo đối tượng chuyển động. <text:s/>Có phải do mình chưa lắp thẻ nhớ vào máy ko?</text:p>
          </table:table-cell>
        </table:table-row>
        <table:table-row table:style-name="ro1">
          <table:table-cell office:value-type="string" calcext:value-type="string">
            <text:p>width: 60%;</text:p>
          </table:table-cell>
          <table:table-cell office:value-type="string" calcext:value-type="string">
            <text:p>Giá okie nhưng vấn đề film bị viền vàng mỏng 2 cạnh, nhìn giảm chất lượng.</text:p>
          </table:table-cell>
        </table:table-row>
        <table:table-row table:style-name="ro1">
          <table:table-cell office:value-type="string" calcext:value-type="string">
            <text:p>width: 60%;</text:p>
          </table:table-cell>
          <table:table-cell office:value-type="string" calcext:value-type="string">
            <text:p>giá như vậy thì có cái để nghe nhưng ko hay</text:p>
          </table:table-cell>
        </table:table-row>
        <table:table-row table:style-name="ro1">
          <table:table-cell office:value-type="string" calcext:value-type="string">
            <text:p>width: 60%;</text:p>
          </table:table-cell>
          <table:table-cell office:value-type="string" calcext:value-type="string">
            <text:p>Gia nhiệt mặt dưới nóng hơn mặt trên. Sau vài lần ổn thì những lần sau bánh hay bị cháy ở dưới</text:p>
          </table:table-cell>
        </table:table-row>
        <table:table-row table:style-name="ro1">
          <table:table-cell office:value-type="string" calcext:value-type="string">
            <text:p>width: 60%;</text:p>
          </table:table-cell>
          <table:table-cell office:value-type="string" calcext:value-type="string">
            <text:p>giá hợp lý. <text:s text:c="31"/>.</text:p>
          </table:table-cell>
        </table:table-row>
        <table:table-row table:style-name="ro1">
          <table:table-cell office:value-type="string" calcext:value-type="string">
            <text:p>width: 60%;</text:p>
          </table:table-cell>
          <table:table-cell office:value-type="string" calcext:value-type="string">
            <text:p>Giá hơi mắc so vs mặt bằng chung. Chính hãng nhưng không đáng, xài khó hư. Pin cũng ít. Mính mua do lúc đó cần giao nhanh 2h</text:p>
          </table:table-cell>
        </table:table-row>
        <table:table-row table:style-name="ro1">
          <table:table-cell office:value-type="string" calcext:value-type="string">
            <text:p>width: 60%;</text:p>
          </table:table-cell>
          <table:table-cell office:value-type="string" calcext:value-type="string">
            <text:p>Giá hơi cao, chất lượng hoàn hiện chưa tốt. Vỏ nhửa không chắc chắn lắm - khó lau rửa</text:p>
          </table:table-cell>
        </table:table-row>
        <table:table-row table:style-name="ro1">
          <table:table-cell office:value-type="string" calcext:value-type="string">
            <text:p>width: 60%;</text:p>
          </table:table-cell>
          <table:table-cell office:value-type="string" calcext:value-type="string">
            <text:p>Giá đỡ yếu, kẹp iPhone11 pro max yếu rồi gãy mất tiêu</text:p>
          </table:table-cell>
        </table:table-row>
        <table:table-row table:style-name="ro1">
          <table:table-cell office:value-type="string" calcext:value-type="string">
            <text:p>width: 60%;</text:p>
          </table:table-cell>
          <table:table-cell office:value-type="string" calcext:value-type="string">
            <text:p>Gia công kém và ẩu! Miếng lưới lọc gắn thêm như cho có, gắn lệch vậy gắn chi? Thuỷ tinh mỏng, đế nhựa mỏng nhựa thường, nhìn ko cứng cáp. Cái này mà nhìn bên ngoài trước chắc mình sẽ ko mua. Lúc mua giá 499k giảm <text:s/>50k còn 449k, giờ mua xong giảm tiếp còn 429k :)). Ngoài ra chưa sử dụng nên ko biết bền đc bao lâu. Nhà đang sử dụng bình nấu của Bluestone cũng bằng nhựa nhưng nhìn dày dặn cứng cáp và xịn hơn bình này nhiều. Locknlock ở Việt Nam đúng là ko phải cái nào cũng xài đc!</text:p>
          </table:table-cell>
        </table:table-row>
        <table:table-row table:style-name="ro1">
          <table:table-cell office:value-type="string" calcext:value-type="string">
            <text:p>width: 60%;</text:p>
          </table:table-cell>
          <table:table-cell office:value-type="string" calcext:value-type="string">
            <text:p>Giá cao shop bán với giá 50k là hợp lý hơn</text:p>
          </table:table-cell>
        </table:table-row>
        <table:table-row table:style-name="ro1">
          <table:table-cell office:value-type="string" calcext:value-type="string">
            <text:p>width: 60%;</text:p>
          </table:table-cell>
          <table:table-cell office:value-type="string" calcext:value-type="string">
            <text:p>Giá cao hơn sendo và lazada chút nhỉ</text:p>
          </table:table-cell>
        </table:table-row>
        <table:table-row table:style-name="ro1">
          <table:table-cell office:value-type="string" calcext:value-type="string">
            <text:p>width: 60%;</text:p>
          </table:table-cell>
          <table:table-cell office:value-type="string" calcext:value-type="string">
            <text:p>gia ca va bao hanh the nao.co duoc doi tra khong .</text:p>
          </table:table-cell>
        </table:table-row>
        <table:table-row table:style-name="ro1">
          <table:table-cell office:value-type="string" calcext:value-type="string">
            <text:p>width: 60%;</text:p>
          </table:table-cell>
          <table:table-cell office:value-type="string" calcext:value-type="string">
            <text:p>Giá cả thì thấy rẻ nhưng hàng mỏng manh quá, đặc biệt các chân không chắc chắn và xộc xệch. Sử dụng phải cẩn thẩn. Chỉ nên đặt trên bàn</text:p>
          </table:table-cell>
        </table:table-row>
        <table:table-row table:style-name="ro1">
          <table:table-cell office:value-type="string" calcext:value-type="string">
            <text:p>width: 60%;</text:p>
          </table:table-cell>
          <table:table-cell office:value-type="string" calcext:value-type="string">
            <text:p>Giá cả phù hợp với hình thức, chất lượng cần thời gian. Ủng hộ tiki</text:p>
          </table:table-cell>
        </table:table-row>
        <table:table-row table:style-name="ro1">
          <table:table-cell office:value-type="string" calcext:value-type="string">
            <text:p>width: 60%;</text:p>
          </table:table-cell>
          <table:table-cell office:value-type="string" calcext:value-type="string">
            <text:p>giá cả phải chăng. mình dùng để trong bếp nên cũng không phàn nàn gì về độ ồn của quạt. bất tiện cái là không có nút on/off phải tua 1 vòng 3 chế độ mới tắt được quạt</text:p>
          </table:table-cell>
        </table:table-row>
        <table:table-row table:style-name="ro1">
          <table:table-cell office:value-type="string" calcext:value-type="string">
            <text:p>width: 60%;</text:p>
          </table:table-cell>
          <table:table-cell office:value-type="string" calcext:value-type="string">
            <text:p>giá bán 583K, phí giao hàng tính hơn 260 (lí do hàng cồng kềnh!?) thôi ra cửa hàng mua cho nhanh khỏi chờ tiki giao mất thêm mấy ngày.</text:p>
          </table:table-cell>
        </table:table-row>
        <table:table-row table:style-name="ro1">
          <table:table-cell office:value-type="string" calcext:value-type="string">
            <text:p>width: 60%;</text:p>
          </table:table-cell>
          <table:table-cell office:value-type="string" calcext:value-type="string">
            <text:p>Ghnnbcc chat luong ok dcb</text:p>
          </table:table-cell>
        </table:table-row>
        <table:table-row table:style-name="ro1">
          <table:table-cell office:value-type="string" calcext:value-type="string">
            <text:p>width: 60%;</text:p>
          </table:table-cell>
          <table:table-cell office:value-type="string" calcext:value-type="string">
            <text:p>Ghi là mẫu 128c mà giao 118c, hỏi lại ko ai trả lời</text:p>
          </table:table-cell>
        </table:table-row>
        <table:table-row table:style-name="ro2">
          <table:table-cell office:value-type="string" calcext:value-type="string">
            <text:p>width: 60%;</text:p>
          </table:table-cell>
          <table:table-cell office:value-type="string" calcext:value-type="string">
            <text:p>ghế khá tốt, trừ 1 số điểm mình thấy kém chất lượng như:</text:p>
            <text:p>-bọc thép hàn với tựa lưng cũ trầy xước nhiều với có hiện tượng rỉ sét</text:p>
            <text:p>-ghế ngồi bên vành bị lõm</text:p>
          </table:table-cell>
        </table:table-row>
        <table:table-row table:style-name="ro1">
          <table:table-cell office:value-type="string" calcext:value-type="string">
            <text:p>width: 60%;</text:p>
          </table:table-cell>
          <table:table-cell office:value-type="string" calcext:value-type="string">
            <text:p>Ghế chất luong ok trong tầm giá của nó. Da hơi nóng.</text:p>
          </table:table-cell>
        </table:table-row>
        <table:table-row table:style-name="ro1">
          <table:table-cell office:value-type="string" calcext:value-type="string">
            <text:p>width: 60%;</text:p>
          </table:table-cell>
          <table:table-cell office:value-type="string" calcext:value-type="string">
            <text:p>Gắn không vừa vào chân của mic at100 giờ phải làm sao ạ</text:p>
          </table:table-cell>
        </table:table-row>
        <table:table-row table:style-name="ro1">
          <table:table-cell office:value-type="string" calcext:value-type="string">
            <text:p>width: 60%;</text:p>
          </table:table-cell>
          <table:table-cell office:value-type="string" calcext:value-type="string">
            <text:p>gần 1 tuần hơn rồi vẫn chưa nhận được hàng nữa có giao hay không thì nói để còn đặt cái khác</text:p>
          </table:table-cell>
        </table:table-row>
        <table:table-row table:style-name="ro1">
          <table:table-cell office:value-type="string" calcext:value-type="string">
            <text:p>width: 60%;</text:p>
          </table:table-cell>
          <table:table-cell office:value-type="string" calcext:value-type="string">
            <text:p>gần <text:s/>1 tuần sử dụng mà nước vẫn còn mùi hoạt tính, ko thể uống nước trực tiếp được, chi dùng nấu ăn</text:p>
          </table:table-cell>
        </table:table-row>
        <table:table-row table:style-name="ro1">
          <table:table-cell office:value-type="string" calcext:value-type="string">
            <text:p>width: 60%;</text:p>
          </table:table-cell>
          <table:table-cell office:value-type="string" calcext:value-type="string">
            <text:p>full volume mà nghe vẫn nhỏ. cái gọng vòng phía trên quá to. còn mọi thứ khác thì ok rồi 😄</text:p>
          </table:table-cell>
        </table:table-row>
        <table:table-row table:style-name="ro1">
          <table:table-cell office:value-type="string" calcext:value-type="string">
            <text:p>width: 60%;</text:p>
          </table:table-cell>
          <table:table-cell office:value-type="string" calcext:value-type="string">
            <text:p>Film thiết kế nhỏ gọn, độc đáo có thể cất dễ dàng vào ví như thẻ atm. Film có chất lượng tốt đảm bảo khi sử dụng. Một hộp gồm 20 film tiện lợi khi dử dụng. Đây là sản phẩm không thể thiếu được của các thợ ảnh. Giá sản phẩm khá rẻ so với thị trường</text:p>
          </table:table-cell>
        </table:table-row>
        <table:table-row table:style-name="ro1">
          <table:table-cell office:value-type="string" calcext:value-type="string">
            <text:p>width: 60%;</text:p>
          </table:table-cell>
          <table:table-cell office:value-type="string" calcext:value-type="string">
            <text:p>ép lần đầu thích lắm, lần thứ 2 trở về sau cứ kẹt bã hoài. mỗi lần kẹt mở ra tùm lum nào bã nào nước nhễu nhão. mỗi lần vệ sinh cung mệt vì mắc lưới hoài. gỡ ra rửa cũng khó vì sau khi ép 1 lúc là nó ăn chặt vào máy, cứng ngắc ko gỡ nổi. nói chung bình thường chứ ko tuyệt vời. ko bít kuvin có như vậy ko nhỉ</text:p>
          </table:table-cell>
        </table:table-row>
        <table:table-row table:style-name="ro1">
          <table:table-cell office:value-type="string" calcext:value-type="string">
            <text:p>width: 60%;</text:p>
          </table:table-cell>
          <table:table-cell office:value-type="string" calcext:value-type="string">
            <text:p>Ép các loại quả mềm không lọc được nhiều bã. Hôm trước có ép lê thì ra thành quả như sinh tố luôn</text:p>
          </table:table-cell>
        </table:table-row>
        <table:table-row table:style-name="ro1">
          <table:table-cell office:value-type="string" calcext:value-type="string">
            <text:p>width: 60%;</text:p>
          </table:table-cell>
          <table:table-cell office:value-type="string" calcext:value-type="string">
            <text:p>email có vấn đề.... ae chú ý... nếu đặt nơi nhạy cảm thằng chủ email này sẽ lấy video tống tiền</text:p>
          </table:table-cell>
        </table:table-row>
        <table:table-row table:style-name="ro1">
          <table:table-cell office:value-type="string" calcext:value-type="string">
            <text:p>width: 60%;</text:p>
          </table:table-cell>
          <table:table-cell office:value-type="string" calcext:value-type="string">
            <text:p>Em ơi, đơn hàng Chi mua ngày 07/09/2018( 791896379) giao hàng ngày 10/09/2018. Hqua nhận hàng Chị không nhìn kỹ, vỏ nồi cơm bị nứt ngay phần quai xách, giờ đổi hàng khác dùm Chị dùm, Chị gọi điện thoại mà không được.</text:p>
          </table:table-cell>
        </table:table-row>
        <table:table-row table:style-name="ro1">
          <table:table-cell office:value-type="string" calcext:value-type="string">
            <text:p>width: 60%;</text:p>
          </table:table-cell>
          <table:table-cell office:value-type="string" calcext:value-type="string">
            <text:p>em mua x1 loa từ khoảng tháng 8/2019, vẫn trong thời gian bảo hành, <text:s/>cái giắc sạc bị lỏng k sạc được, <text:s/>muốn gỡ ra để nới lại mà k có dụng cụ, <text:s/>khi sạc để dùng phải đì mạnh để nó mới bào điện mà dùng thì k thấm, <text:s/>liệu em có thể gửi lại bảo hành k ạ, <text:s/>tìm trên HN thì k có chỗ sửa</text:p>
          </table:table-cell>
        </table:table-row>
        <table:table-row table:style-name="ro1">
          <table:table-cell office:value-type="string" calcext:value-type="string">
            <text:p>width: 60%;</text:p>
          </table:table-cell>
          <table:table-cell office:value-type="string" calcext:value-type="string">
            <text:p>Em mua về, cấn nay đầu nút nguồn, tróc luôn miếng dán ở phần đó</text:p>
          </table:table-cell>
        </table:table-row>
        <table:table-row table:style-name="ro1">
          <table:table-cell office:value-type="string" calcext:value-type="string">
            <text:p>width: 60%;</text:p>
          </table:table-cell>
          <table:table-cell office:value-type="string" calcext:value-type="string">
            <text:p>Em mua sản phẩm bên tiki sd được 2 lần thì chỗ vắt cam ko có xoay nữa vậy e có thể đổi đc ko ak</text:p>
          </table:table-cell>
        </table:table-row>
        <table:table-row table:style-name="ro4">
          <table:table-cell office:value-type="string" calcext:value-type="string">
            <text:p>width: 60%;</text:p>
          </table:table-cell>
          <table:table-cell office:value-type="string" calcext:value-type="string">
            <text:p>Em mua nguồn về nhưng phần main không phụ hợp với cục nguồn nơi. Tức là cái nối dây nguồn với bảng điện không khớp, cái dây nguồn của PSU quá to.</text:p>
            <text:p>em có thể đổi sản phẩm cùng loại mà dây nguồn nhỏ nhỏ lại tí không ạ. để khớp với main.</text:p>
          </table:table-cell>
        </table:table-row>
        <table:table-row table:style-name="ro1">
          <table:table-cell office:value-type="string" calcext:value-type="string">
            <text:p>width: 60%;</text:p>
          </table:table-cell>
          <table:table-cell office:value-type="string" calcext:value-type="string">
            <text:p>Em mua mang về quê mới mở ra xem thì thấy nồi vĩ méo :(. Không biết do vận chuyển hay người bán biết nhưng vẫn đóng gói hàng nữa. Không hài lòng ah</text:p>
          </table:table-cell>
        </table:table-row>
        <table:table-row table:style-name="ro1">
          <table:table-cell office:value-type="string" calcext:value-type="string">
            <text:p>width: 60%;</text:p>
          </table:table-cell>
          <table:table-cell office:value-type="string" calcext:value-type="string">
            <text:p>em mua được khoảng 2 tuần thì bị hư, bề mặt ko làm nóng nữa. bây giờ em phải làm sao để được bảo hành ạ?</text:p>
          </table:table-cell>
        </table:table-row>
        <table:table-row table:style-name="ro1">
          <table:table-cell office:value-type="string" calcext:value-type="string">
            <text:p>width: 60%;</text:p>
          </table:table-cell>
          <table:table-cell office:value-type="string" calcext:value-type="string">
            <text:p>Em mới nhận hàng chiều nay, vết trắng với cục u bên trong là gì vậy các chị? Em chọn mua cái 4lit ôi nó to mãn, giờ mình đổi cái nhỏ hơn tiki có cho ko ạ? Mình mới khui hộp và chưa sử dụng</text:p>
          </table:table-cell>
        </table:table-row>
        <table:table-row table:style-name="ro1">
          <table:table-cell office:value-type="string" calcext:value-type="string">
            <text:p>width: 60%;</text:p>
          </table:table-cell>
          <table:table-cell office:value-type="string" calcext:value-type="string">
            <text:p>em mới dùng được máy 1 lần đang chạy thì tự dừng lại. nóng máy và không chạy nữa. mong cửa hàng bảo hành cho mình.</text:p>
          </table:table-cell>
        </table:table-row>
        <table:table-row table:style-name="ro1">
          <table:table-cell office:value-type="string" calcext:value-type="string">
            <text:p>width: 60%;</text:p>
          </table:table-cell>
          <table:table-cell office:value-type="string" calcext:value-type="string">
            <text:p>Em mới đặt một đơn hàng , mong shop xem cho rm cái nào ko bị hỏng thì bán cho em nha .</text:p>
          </table:table-cell>
        </table:table-row>
        <table:table-row table:style-name="ro1">
          <table:table-cell office:value-type="string" calcext:value-type="string">
            <text:p>width: 60%;</text:p>
          </table:table-cell>
          <table:table-cell office:value-type="string" calcext:value-type="string">
            <text:p>Em không thấy có giá sắt trong lò ? Lạ thế nhỉ , cái giá đó phải mua ngoài ạ</text:p>
          </table:table-cell>
        </table:table-row>
        <table:table-row table:style-name="ro1">
          <table:table-cell office:value-type="string" calcext:value-type="string">
            <text:p>width: 60%;</text:p>
          </table:table-cell>
          <table:table-cell office:value-type="string" calcext:value-type="string">
            <text:p>Em đọc hướng dẫn có ghi chú là tách được lòng nồi để về sinh mà không tài nào mở được. Cũng không có hướng dẫn mở nồi. Tờ hướng dẫn sơ sài</text:p>
          </table:table-cell>
        </table:table-row>
        <table:table-row table:style-name="ro1">
          <table:table-cell office:value-type="string" calcext:value-type="string">
            <text:p>width: 60%;</text:p>
          </table:table-cell>
          <table:table-cell office:value-type="string" calcext:value-type="string">
            <text:p>Em đặt màu đỏ nhưng lại nhận được màu hồng, sao liên hệ đổi màu được ạ?</text:p>
          </table:table-cell>
        </table:table-row>
        <table:table-row table:style-name="ro1">
          <table:table-cell office:value-type="string" calcext:value-type="string">
            <text:p>width: 60%;</text:p>
          </table:table-cell>
          <table:table-cell office:value-type="string" calcext:value-type="string">
            <text:p>E nhận được hàng r nhưng sao e thấy thiếu cuộn chỉ vậy</text:p>
          </table:table-cell>
        </table:table-row>
        <table:table-row table:style-name="ro2">
          <table:table-cell office:value-type="string" calcext:value-type="string">
            <text:p>width: 60%;</text:p>
          </table:table-cell>
          <table:table-cell office:value-type="string" calcext:value-type="string">
            <text:p>e mua về và e sài đc 2 ngày thì bị lỏi "ngoại tuyến" kg xem đc.</text:p>
            <text:p>e đã risess lại và hiện tại h e kg kết nối wifi vs camera đc.</text:p>
            <text:p>trường hộp này mong ad giải quyết giúp e ạ e cảm ơn 😌</text:p>
          </table:table-cell>
        </table:table-row>
        <table:table-row table:style-name="ro1">
          <table:table-cell office:value-type="string" calcext:value-type="string">
            <text:p>width: 60%;</text:p>
          </table:table-cell>
          <table:table-cell office:value-type="string" calcext:value-type="string">
            <text:p>e mua ve chỉ nghe dc bên phải thôi. con bên kia ko nghe dc mở nguồn ko lên là bị gì vậy</text:p>
          </table:table-cell>
        </table:table-row>
        <table:table-row table:style-name="ro1">
          <table:table-cell office:value-type="string" calcext:value-type="string">
            <text:p>width: 60%;</text:p>
          </table:table-cell>
          <table:table-cell office:value-type="string" calcext:value-type="string">
            <text:p>E moi nhan may luc chieu ma sao e lam theo huong dan nhung den bao thay bo loc k sang a. Nho bo phan cham soc Tiki tl giup e a</text:p>
          </table:table-cell>
        </table:table-row>
        <table:table-row table:style-name="ro2">
          <table:table-cell office:value-type="string" calcext:value-type="string">
            <text:p>width: 60%;</text:p>
          </table:table-cell>
          <table:table-cell office:value-type="string" calcext:value-type="string">
            <text:p>E mới mua hàg hôm qua, hôm nay về nấu 2 lần mà vỏ nồi quá nóg, có thể bỏg tay, máy kêu tích tích k hiểu vì cái j</text:p>
            <text:p>E hỏi nhữg ng dùg máy cùg dof thj k có ai máy nóg thế này cả</text:p>
            <text:p>Mong tiki đọc được và phản hồi ạ</text:p>
          </table:table-cell>
        </table:table-row>
        <table:table-row table:style-name="ro1">
          <table:table-cell office:value-type="string" calcext:value-type="string">
            <text:p>width: 60%;</text:p>
          </table:table-cell>
          <table:table-cell office:value-type="string" calcext:value-type="string">
            <text:p>e đặt hàng từ hôm 26/1. Khoảng bao lâu thì nhâbj được ạ?</text:p>
          </table:table-cell>
        </table:table-row>
        <table:table-row table:style-name="ro1">
          <table:table-cell office:value-type="string" calcext:value-type="string">
            <text:p>width: 60%;</text:p>
          </table:table-cell>
          <table:table-cell office:value-type="string" calcext:value-type="string">
            <text:p>e da nhan dk hang may nhỏ gọn OK ,nhug e muốn <text:s/>đổi hàng chu máy bj lỗi ah. e Cam ơn tiki Nhju ah</text:p>
          </table:table-cell>
        </table:table-row>
        <table:table-row table:style-name="ro1">
          <table:table-cell office:value-type="string" calcext:value-type="string">
            <text:p>width: 60%;</text:p>
          </table:table-cell>
          <table:table-cell office:value-type="string" calcext:value-type="string">
            <text:p>E bật thử lần đầu thì bị vỡ cái kính bên ngoài như này giờ phải làm sao ạ</text:p>
          </table:table-cell>
        </table:table-row>
        <table:table-row table:style-name="ro1">
          <table:table-cell office:value-type="string" calcext:value-type="string">
            <text:p>width: 60%;</text:p>
          </table:table-cell>
          <table:table-cell office:value-type="string" calcext:value-type="string">
            <text:p>Đường may tạm đc, sản phẩm phù hợp với giá tiền, tuy nhiên máy kêu như xe lam chạy vậy.híc</text:p>
          </table:table-cell>
        </table:table-row>
        <table:table-row table:style-name="ro1">
          <table:table-cell office:value-type="string" calcext:value-type="string">
            <text:p>width: 60%;</text:p>
          </table:table-cell>
          <table:table-cell office:value-type="string" calcext:value-type="string">
            <text:p>đường kính 200mm nhưng hơi nhỏ so với bếp Electrolux</text:p>
          </table:table-cell>
        </table:table-row>
        <table:table-row table:style-name="ro1">
          <table:table-cell office:value-type="string" calcext:value-type="string">
            <text:p>width: 60%;</text:p>
          </table:table-cell>
          <table:table-cell office:value-type="string" calcext:value-type="string">
            <text:p>Đường chỉ may trên không đẹp , rút chỉ dù đã chỉnh tất cả số . Tiki hướng dẫn thêm phần hướng dẫn chirnh chỉ giúp chử tìm trên google cách chỉnh đường may cho đều trên dưới của máy may brother không thấy có . Hình thức thì đẹp .Tuy nhiên phần gạt lên xuống để may bằng nhựa sợ không bền. Nếu hư gãy không biết mua ở đâu .</text:p>
          </table:table-cell>
        </table:table-row>
        <table:table-row table:style-name="ro1">
          <table:table-cell office:value-type="string" calcext:value-type="string">
            <text:p>width: 60%;</text:p>
          </table:table-cell>
          <table:table-cell office:value-type="string" calcext:value-type="string">
            <text:p>Dưới lồng chiên có lõm vào đúng ko vậy Tiki</text:p>
          </table:table-cell>
        </table:table-row>
        <table:table-row table:style-name="ro1">
          <table:table-cell office:value-type="string" calcext:value-type="string">
            <text:p>width: 60%;</text:p>
          </table:table-cell>
          <table:table-cell office:value-type="string" calcext:value-type="string">
            <text:p>Được trong tầm giá, ngoại quan tạm ổn, moto khỏe, chưa biết bền hay không</text:p>
          </table:table-cell>
        </table:table-row>
        <table:table-row table:style-name="ro1">
          <table:table-cell office:value-type="string" calcext:value-type="string">
            <text:p>width: 60%;</text:p>
          </table:table-cell>
          <table:table-cell office:value-type="string" calcext:value-type="string">
            <text:p>Được tặng kèm khi mua Máy Ảnh Sony Alpha A6000, vì thương hiệu của Sandisk nên mình rất yên tâm lại lưu trữ đến 32G, không cần phải mua thêm thẻ khác (mình chụp bình thường). Tốc độ đọc và ghi ổn định dù không đc 48mb như thông số công bố.</text:p>
          </table:table-cell>
        </table:table-row>
        <table:table-row table:style-name="ro1">
          <table:table-cell office:value-type="string" calcext:value-type="string">
            <text:p>width: 60%;</text:p>
          </table:table-cell>
          <table:table-cell office:value-type="string" calcext:value-type="string">
            <text:p>được nhưng không chắc chắn lắm</text:p>
          </table:table-cell>
        </table:table-row>
        <table:table-row table:style-name="ro1">
          <table:table-cell office:value-type="string" calcext:value-type="string">
            <text:p>width: 60%;</text:p>
          </table:table-cell>
          <table:table-cell office:value-type="string" calcext:value-type="string">
            <text:p>Đươc cái giao hàng nhanh nhưng về mở ra thấy thiếu dây sạc, chất lượng phải dùngaau mới biết đc🤔</text:p>
          </table:table-cell>
        </table:table-row>
        <table:table-row table:style-name="ro1">
          <table:table-cell office:value-type="string" calcext:value-type="string">
            <text:p>width: 60%;</text:p>
          </table:table-cell>
          <table:table-cell office:value-type="string" calcext:value-type="string">
            <text:p>được</text:p>
          </table:table-cell>
        </table:table-row>
        <table:table-row table:style-name="ro1">
          <table:table-cell office:value-type="string" calcext:value-type="string">
            <text:p>width: 60%;</text:p>
          </table:table-cell>
          <table:table-cell office:value-type="string" calcext:value-type="string">
            <text:p>Duoc</text:p>
          </table:table-cell>
        </table:table-row>
        <table:table-row table:style-name="ro1">
          <table:table-cell office:value-type="string" calcext:value-type="string">
            <text:p>width: 60%;</text:p>
          </table:table-cell>
          <table:table-cell office:value-type="string" calcext:value-type="string">
            <text:p>Duoc</text:p>
          </table:table-cell>
        </table:table-row>
        <table:table-row table:style-name="ro1">
          <table:table-cell office:value-type="string" calcext:value-type="string">
            <text:p>width: 60%;</text:p>
          </table:table-cell>
          <table:table-cell office:value-type="string" calcext:value-type="string">
            <text:p>Dungf không hay bằng loại có các lọ riêng</text:p>
          </table:table-cell>
        </table:table-row>
        <table:table-row table:style-name="ro1">
          <table:table-cell office:value-type="string" calcext:value-type="string">
            <text:p>width: 60%;</text:p>
          </table:table-cell>
          <table:table-cell office:value-type="string" calcext:value-type="string">
            <text:p>Đừng vì ham rẻ mà dùng. Đơn giản sẽ làm hỏng đồ bạn đang mặc ấy</text:p>
          </table:table-cell>
        </table:table-row>
        <table:table-row table:style-name="ro1">
          <table:table-cell office:value-type="string" calcext:value-type="string">
            <text:p>width: 60%;</text:p>
          </table:table-cell>
          <table:table-cell office:value-type="string" calcext:value-type="string">
            <text:p>Dùng tốt, Phù hợp với giá tiền. Ko đòi hỏi cao hơn được.</text:p>
          </table:table-cell>
        </table:table-row>
        <table:table-row table:style-name="ro1">
          <table:table-cell office:value-type="string" calcext:value-type="string">
            <text:p>width: 60%;</text:p>
          </table:table-cell>
          <table:table-cell office:value-type="string" calcext:value-type="string">
            <text:p>Dung tôt</text:p>
          </table:table-cell>
        </table:table-row>
        <table:table-row table:style-name="ro4">
          <table:table-cell office:value-type="string" calcext:value-type="string">
            <text:p>width: 60%;</text:p>
          </table:table-cell>
          <table:table-cell office:value-type="string" calcext:value-type="string">
            <text:p>Dung tích 4.5 lít nhưng thật ra dùng cho gia đình hơi nhỏ, nên chọn dung tích lơn hơn để thoải mái. </text:p>
            <text:p>Nồi nhìn to thật nhưng lòng để thức ăn vào nhỏ thôi</text:p>
          </table:table-cell>
        </table:table-row>
        <table:table-row table:style-name="ro1">
          <table:table-cell office:value-type="string" calcext:value-type="string">
            <text:p>width: 60%;</text:p>
          </table:table-cell>
          <table:table-cell office:value-type="string" calcext:value-type="string">
            <text:p>Dùng thử thì thấy ổn,tuy nhiên người mua cần cân nhắc vì bảo hành ở tận Hà Nội và sản phẩm đc chế tạo ở Indonesia chứ không phải Hà Lan</text:p>
          </table:table-cell>
        </table:table-row>
        <table:table-row table:style-name="ro1">
          <table:table-cell office:value-type="string" calcext:value-type="string">
            <text:p>width: 60%;</text:p>
          </table:table-cell>
          <table:table-cell office:value-type="string" calcext:value-type="string">
            <text:p>Đúng theo hình , nhưng dây điện hơi ngắn</text:p>
          </table:table-cell>
        </table:table-row>
        <table:table-row table:style-name="ro1">
          <table:table-cell office:value-type="string" calcext:value-type="string">
            <text:p>width: 60%;</text:p>
          </table:table-cell>
          <table:table-cell office:value-type="string" calcext:value-type="string">
            <text:p>dùng tạm thôi, chất liệu không chắc chắn lắm, không được bền</text:p>
          </table:table-cell>
        </table:table-row>
        <table:table-row table:style-name="ro1">
          <table:table-cell office:value-type="string" calcext:value-type="string">
            <text:p>width: 60%;</text:p>
          </table:table-cell>
          <table:table-cell office:value-type="string" calcext:value-type="string">
            <text:p>Dùng tạm thời ổn, Không thích chế độ đủ nhiệt là tắt, phải đợi đồ chín khá lâu</text:p>
          </table:table-cell>
        </table:table-row>
        <table:table-row table:style-name="ro1">
          <table:table-cell office:value-type="string" calcext:value-type="string">
            <text:p>width: 60%;</text:p>
          </table:table-cell>
          <table:table-cell office:value-type="string" calcext:value-type="string">
            <text:p>dùng tạm pin k được lâu mấy nhưng so với giá tiền dùng đc</text:p>
          </table:table-cell>
        </table:table-row>
        <table:table-row table:style-name="ro1">
          <table:table-cell office:value-type="string" calcext:value-type="string">
            <text:p>width: 60%;</text:p>
          </table:table-cell>
          <table:table-cell office:value-type="string" calcext:value-type="string">
            <text:p>dùng tạm ổn, nhưng hơi yếu điện thoại nhỏ gọn thì sài được chứ máy ảnh thì sài ko được đâu</text:p>
          </table:table-cell>
        </table:table-row>
        <table:table-row table:style-name="ro1">
          <table:table-cell office:value-type="string" calcext:value-type="string">
            <text:p>width: 60%;</text:p>
          </table:table-cell>
          <table:table-cell office:value-type="string" calcext:value-type="string">
            <text:p>Dùng tạm ổn, mấy con ốc chô tay cầm dễ bị long ra và rơi mất.</text:p>
          </table:table-cell>
        </table:table-row>
        <table:table-row table:style-name="ro1">
          <table:table-cell office:value-type="string" calcext:value-type="string">
            <text:p>width: 60%;</text:p>
          </table:table-cell>
          <table:table-cell office:value-type="string" calcext:value-type="string">
            <text:p>Dùng tạm ổn, bếp nóng nhanh, làm nguội sau khi dùng xong cũng nhanh hơn các loại bếp điện mà mình từng dùng qua. Mua dịp giảm giá nên cũng thấy vừa túi tiền, rẻ hơn ở các cửa hàng uy tín như điện máy xanh một chút. Điểm trừ là hàng nhận được là loại không hoa văn, không giống với hình ảnh giới thiệu sản phẩm.</text:p>
          </table:table-cell>
        </table:table-row>
        <table:table-row table:style-name="ro1">
          <table:table-cell office:value-type="string" calcext:value-type="string">
            <text:p>width: 60%;</text:p>
          </table:table-cell>
          <table:table-cell office:value-type="string" calcext:value-type="string">
            <text:p>Dùng tạm được. Lâu sôi và công suất nhỏ. Lòng nồi hơi mỏng</text:p>
          </table:table-cell>
        </table:table-row>
        <table:table-row table:style-name="ro1">
          <table:table-cell office:value-type="string" calcext:value-type="string">
            <text:p>width: 60%;</text:p>
          </table:table-cell>
          <table:table-cell office:value-type="string" calcext:value-type="string">
            <text:p>Dùng tạm được, tuy nhiên roăng để ngăn nước chảy từ cối xuống bộ phận chuyền động không tốt lắm, 1 gioăng ở cối to không có (đang xem xét phải tự chế tác bằng xăm xe máy).</text:p>
          </table:table-cell>
        </table:table-row>
        <table:table-row table:style-name="ro1">
          <table:table-cell office:value-type="string" calcext:value-type="string">
            <text:p>width: 60%;</text:p>
          </table:table-cell>
          <table:table-cell office:value-type="string" calcext:value-type="string">
            <text:p>Dùng tạm được, mới đầu dùng sẽ hơi có mùi nhựa, cúng khá tiện</text:p>
          </table:table-cell>
        </table:table-row>
        <table:table-row table:style-name="ro1">
          <table:table-cell office:value-type="string" calcext:value-type="string">
            <text:p>width: 60%;</text:p>
          </table:table-cell>
          <table:table-cell office:value-type="string" calcext:value-type="string">
            <text:p>dùng tạm được, chất lượng vỏ cốc đựng không được tốt, dễ vỡ</text:p>
          </table:table-cell>
        </table:table-row>
        <table:table-row table:style-name="ro1">
          <table:table-cell office:value-type="string" calcext:value-type="string">
            <text:p>width: 60%;</text:p>
          </table:table-cell>
          <table:table-cell office:value-type="string" calcext:value-type="string">
            <text:p>Dùng tạm được chứ ko đc như quảng cáo</text:p>
          </table:table-cell>
        </table:table-row>
        <table:table-row table:style-name="ro1">
          <table:table-cell office:value-type="string" calcext:value-type="string">
            <text:p>width: 60%;</text:p>
          </table:table-cell>
          <table:table-cell office:value-type="string" calcext:value-type="string">
            <text:p>dùng tạm đc m.n ạ. hơi nhỏ so vs hình dung của mình</text:p>
          </table:table-cell>
        </table:table-row>
        <table:table-row table:style-name="ro1">
          <table:table-cell office:value-type="string" calcext:value-type="string">
            <text:p>width: 60%;</text:p>
          </table:table-cell>
          <table:table-cell office:value-type="string" calcext:value-type="string">
            <text:p>Dùng số nhỏ nhất mà máy vẫn nóng, thất vọng</text:p>
          </table:table-cell>
        </table:table-row>
        <table:table-row table:style-name="ro1">
          <table:table-cell office:value-type="string" calcext:value-type="string">
            <text:p>width: 60%;</text:p>
          </table:table-cell>
          <table:table-cell office:value-type="string" calcext:value-type="string">
            <text:p>Dung san pham ok.chi la ko co cho thoat nuoc.nen moi lan mo vung fai lau don.thiet ke noi com ma sao lai quen diem thoat nuoc nhj.hjc</text:p>
          </table:table-cell>
        </table:table-row>
        <table:table-row table:style-name="ro1">
          <table:table-cell office:value-type="string" calcext:value-type="string">
            <text:p>width: 60%;</text:p>
          </table:table-cell>
          <table:table-cell office:value-type="string" calcext:value-type="string">
            <text:p>Dùng sản phẩm khi thu âm nghe lại thấy vẫn rè nhiều, mặc dù ngồi nơi yên tĩnh.</text:p>
          </table:table-cell>
        </table:table-row>
        <table:table-row table:style-name="ro1">
          <table:table-cell office:value-type="string" calcext:value-type="string">
            <text:p>width: 60%;</text:p>
          </table:table-cell>
          <table:table-cell office:value-type="string" calcext:value-type="string">
            <text:p>Dùng quạt thì ok. Mỗi tội không có hướng dẫn cụ thể kết nối bluetooth.</text:p>
          </table:table-cell>
        </table:table-row>
        <table:table-row table:style-name="ro1">
          <table:table-cell office:value-type="string" calcext:value-type="string">
            <text:p>width: 60%;</text:p>
          </table:table-cell>
          <table:table-cell office:value-type="string" calcext:value-type="string">
            <text:p>Dùng ổn. Tuy nhiên khi lưu trữ đám mây không còn tác dụng ( chỉ cho dùng thử 7 ngày, sau khi hết 7 ngày phải mua gói lưu trữ ) thì một số tính năng mất tác dụng, ví dụ: tua nhanh. Cân nhắc trước khi mua.</text:p>
          </table:table-cell>
        </table:table-row>
        <table:table-row table:style-name="ro1">
          <table:table-cell office:value-type="string" calcext:value-type="string">
            <text:p>width: 60%;</text:p>
          </table:table-cell>
          <table:table-cell office:value-type="string" calcext:value-type="string">
            <text:p>Dùng ổn. Lâu lâu hok vào điện. Rut ra cắm lai vài lần mới đc. Sai lâu bi bung phần đit nồi...</text:p>
          </table:table-cell>
        </table:table-row>
        <table:table-row table:style-name="ro1">
          <table:table-cell office:value-type="string" calcext:value-type="string">
            <text:p>width: 60%;</text:p>
          </table:table-cell>
          <table:table-cell office:value-type="string" calcext:value-type="string">
            <text:p>Dùng ổn, nhưng để pha được espresso và capuchino là khó.</text:p>
          </table:table-cell>
        </table:table-row>
        <table:table-row table:style-name="ro1">
          <table:table-cell office:value-type="string" calcext:value-type="string">
            <text:p>width: 60%;</text:p>
          </table:table-cell>
          <table:table-cell office:value-type="string" calcext:value-type="string">
            <text:p>Dùng oke, chụp định dạng raw tốc độ khá nhanh, quay film xem lại cũng ko bị giựt hình ảnh.</text:p>
          </table:table-cell>
        </table:table-row>
        <table:table-row table:style-name="ro1">
          <table:table-cell office:value-type="string" calcext:value-type="string">
            <text:p>width: 60%;</text:p>
          </table:table-cell>
          <table:table-cell office:value-type="string" calcext:value-type="string">
            <text:p>Dùng Ok, nhưng dễ bị chạy rút chỉ</text:p>
          </table:table-cell>
        </table:table-row>
        <table:table-row table:style-name="ro1">
          <table:table-cell office:value-type="string" calcext:value-type="string">
            <text:p>width: 60%;</text:p>
          </table:table-cell>
          <table:table-cell office:value-type="string" calcext:value-type="string">
            <text:p>Dùng ok với tầm tiền! Đòi hỏi cao quá thì chịu</text:p>
          </table:table-cell>
        </table:table-row>
        <table:table-row table:style-name="ro1">
          <table:table-cell office:value-type="string" calcext:value-type="string">
            <text:p>width: 60%;</text:p>
          </table:table-cell>
          <table:table-cell office:value-type="string" calcext:value-type="string">
            <text:p>dùng ok</text:p>
          </table:table-cell>
        </table:table-row>
        <table:table-row table:style-name="ro1">
          <table:table-cell office:value-type="string" calcext:value-type="string">
            <text:p>width: 60%;</text:p>
          </table:table-cell>
          <table:table-cell office:value-type="string" calcext:value-type="string">
            <text:p>Dùng ok</text:p>
          </table:table-cell>
        </table:table-row>
        <table:table-row table:style-name="ro1">
          <table:table-cell office:value-type="string" calcext:value-type="string">
            <text:p>width: 60%;</text:p>
          </table:table-cell>
          <table:table-cell office:value-type="string" calcext:value-type="string">
            <text:p>Đung nước nhanh tuy nhiên bị ko tự động ngắt khi đã sôi</text:p>
          </table:table-cell>
        </table:table-row>
        <table:table-row table:style-name="ro1">
          <table:table-cell office:value-type="string" calcext:value-type="string">
            <text:p>width: 60%;</text:p>
          </table:table-cell>
          <table:table-cell office:value-type="string" calcext:value-type="string">
            <text:p>Dung nhu san pham quang ca</text:p>
          </table:table-cell>
        </table:table-row>
        <table:table-row table:style-name="ro1">
          <table:table-cell office:value-type="string" calcext:value-type="string">
            <text:p>width: 60%;</text:p>
          </table:table-cell>
          <table:table-cell office:value-type="string" calcext:value-type="string">
            <text:p>dùng một thời gian . 1 fan quạt lờ đờ, <text:s/>những cái khác tạm ổn</text:p>
          </table:table-cell>
        </table:table-row>
        <table:table-row table:style-name="ro1">
          <table:table-cell office:value-type="string" calcext:value-type="string">
            <text:p>width: 60%;</text:p>
          </table:table-cell>
          <table:table-cell office:value-type="string" calcext:value-type="string">
            <text:p>dùng mọi cách nhưng vẫn chỉ kết nối được một bên tai nghe thôi, chẳng hiểu sao</text:p>
          </table:table-cell>
        </table:table-row>
        <table:table-row table:style-name="ro1">
          <table:table-cell office:value-type="string" calcext:value-type="string">
            <text:p>width: 60%;</text:p>
          </table:table-cell>
          <table:table-cell office:value-type="string" calcext:value-type="string">
            <text:p>dùng mấy tháng mà nút bấm bị sần nhựa lên <text:s text:c="53"/>.</text:p>
          </table:table-cell>
        </table:table-row>
        <table:table-row table:style-name="ro1">
          <table:table-cell office:value-type="string" calcext:value-type="string">
            <text:p>width: 60%;</text:p>
          </table:table-cell>
          <table:table-cell office:value-type="string" calcext:value-type="string">
            <text:p>Đúng mẫu. Nhưng không bền.</text:p>
          </table:table-cell>
        </table:table-row>
        <table:table-row table:style-name="ro4">
          <table:table-cell office:value-type="string" calcext:value-type="string">
            <text:p>width: 60%;</text:p>
          </table:table-cell>
          <table:table-cell office:value-type="string" calcext:value-type="string">
            <text:p>đúng mẫu,quạt mát sd khá ọ,chỉ có điều quạt dùng dc 4 tiếng thì sạc mất 3tiếng</text:p>
            <text:p>sạc pin vô khá lâu</text:p>
          </table:table-cell>
        </table:table-row>
        <table:table-row table:style-name="ro1">
          <table:table-cell office:value-type="string" calcext:value-type="string">
            <text:p>width: 60%;</text:p>
          </table:table-cell>
          <table:table-cell office:value-type="string" calcext:value-type="string">
            <text:p>đúng mẫu hàng; sử dụng đc; tốt hay kg còn xem thời gian sử dụng có đúng như mô tả kg mới khẳng định đc</text:p>
          </table:table-cell>
        </table:table-row>
        <table:table-row table:style-name="ro4">
          <table:table-cell office:value-type="string" calcext:value-type="string">
            <text:p>width: 60%;</text:p>
          </table:table-cell>
          <table:table-cell office:value-type="string" calcext:value-type="string">
            <text:p>Đúng là tiền nào của nấy. Nhưng đôn giá chưa sale là 700k thì có hơi quá. </text:p>
            <text:p>Tiki giao hàng nhanh, nhưng về chất lượng sản phẩm thì chỉ được khoảng 3/10 thôi.</text:p>
          </table:table-cell>
        </table:table-row>
        <table:table-row table:style-name="ro1">
          <table:table-cell office:value-type="string" calcext:value-type="string">
            <text:p>width: 60%;</text:p>
          </table:table-cell>
          <table:table-cell office:value-type="string" calcext:value-type="string">
            <text:p>Dùng khá ổn. Hơi nước ko mạnh lắm, phải ủi hơi lâu tí thì đồ mới thẳng hết được. Nhưng bàn ủi mini vậy là oki lắm rồi</text:p>
          </table:table-cell>
        </table:table-row>
        <table:table-row table:style-name="ro1">
          <table:table-cell office:value-type="string" calcext:value-type="string">
            <text:p>width: 60%;</text:p>
          </table:table-cell>
          <table:table-cell office:value-type="string" calcext:value-type="string">
            <text:p>dùng khá ổn, hấp các loại đều được nhưng chỉ những món không có kích thước quá lớn, riêng xôi hấp thì sẽ không bao giờ chín,các bạn nên cân nhắc món này.</text:p>
          </table:table-cell>
        </table:table-row>
        <table:table-row table:style-name="ro1">
          <table:table-cell office:value-type="string" calcext:value-type="string">
            <text:p>width: 60%;</text:p>
          </table:table-cell>
          <table:table-cell office:value-type="string" calcext:value-type="string">
            <text:p>dùng khá ok. mình rất vừa ý.</text:p>
          </table:table-cell>
        </table:table-row>
        <table:table-row table:style-name="ro1">
          <table:table-cell office:value-type="string" calcext:value-type="string">
            <text:p>width: 60%;</text:p>
          </table:table-cell>
          <table:table-cell office:value-type="string" calcext:value-type="string">
            <text:p>dùng khá êm nhưng lòng nồi không được dày lắm.nồi còn hôi mùi nhựa nhiều mặc dù mua về mình cũng khử mùi bằng chanh <text:s/>cả nửa tiếng.có cách nào cho hết mùi nhựa ko tikiichỉ mình với</text:p>
          </table:table-cell>
        </table:table-row>
        <table:table-row table:style-name="ro1">
          <table:table-cell office:value-type="string" calcext:value-type="string">
            <text:p>width: 60%;</text:p>
          </table:table-cell>
          <table:table-cell office:value-type="string" calcext:value-type="string">
            <text:p>Dùng hấp đồ ăn tốt, tuy nhiên thấy 2 lồng ấp ở trên ọp ẹp, cảm tưởng rất dễ gẫy, nắp khó đậy kín, nhưng với giá tiền như vậy là tốt rồi</text:p>
          </table:table-cell>
        </table:table-row>
        <table:table-row table:style-name="ro1">
          <table:table-cell office:value-type="string" calcext:value-type="string">
            <text:p>width: 60%;</text:p>
          </table:table-cell>
          <table:table-cell office:value-type="string" calcext:value-type="string">
            <text:p>Dùng được, mình mới Sài một lần thấy cũng ok, k biết độ bền thế nào</text:p>
          </table:table-cell>
        </table:table-row>
        <table:table-row table:style-name="ro1">
          <table:table-cell office:value-type="string" calcext:value-type="string">
            <text:p>width: 60%;</text:p>
          </table:table-cell>
          <table:table-cell office:value-type="string" calcext:value-type="string">
            <text:p>Dùng được, hàng y hình. Tuy nhiên sản phẩm rất yếu ớt, lỏng lẻo. Sử dụng khoảng 1 tháng thì các chân lỏng và sứt ra, phải dán keo lại . Đúng là phù hợp với giá tiền, mua sài đỡ oke</text:p>
          </table:table-cell>
        </table:table-row>
        <table:table-row table:style-name="ro1">
          <table:table-cell office:value-type="string" calcext:value-type="string">
            <text:p>width: 60%;</text:p>
          </table:table-cell>
          <table:table-cell office:value-type="string" calcext:value-type="string">
            <text:p>Dùng được vẫn ổn sẽ mua thêm</text:p>
          </table:table-cell>
        </table:table-row>
        <table:table-row table:style-name="ro1">
          <table:table-cell office:value-type="string" calcext:value-type="string">
            <text:p>width: 60%;</text:p>
          </table:table-cell>
          <table:table-cell office:value-type="string" calcext:value-type="string">
            <text:p>Dùng được trong tầm giá, thiết kế đẹp nhưng bề mặt gia công gồ ghề, sơ sài, ko sắc sảo như hình.</text:p>
          </table:table-cell>
        </table:table-row>
        <table:table-row table:style-name="ro1">
          <table:table-cell office:value-type="string" calcext:value-type="string">
            <text:p>width: 60%;</text:p>
          </table:table-cell>
          <table:table-cell office:value-type="string" calcext:value-type="string">
            <text:p>Dùng được thời gian đầu thì ok, mặc dù vẫn phải lọc bã. Thời gian sau xay ngô rất hay bị tràn. Thất vọng</text:p>
          </table:table-cell>
        </table:table-row>
        <table:table-row table:style-name="ro1">
          <table:table-cell office:value-type="string" calcext:value-type="string">
            <text:p>width: 60%;</text:p>
          </table:table-cell>
          <table:table-cell office:value-type="string" calcext:value-type="string">
            <text:p>Dùng được thi thoảng có cái lỗi phần mềm nhưng cài đặt lại chạy vẫn ổn . Em này mới lấy chưa dùng k biết chất lượng ra sao cần có thời gian ...</text:p>
          </table:table-cell>
        </table:table-row>
        <table:table-row table:style-name="ro4">
          <table:table-cell office:value-type="string" calcext:value-type="string">
            <text:p>width: 60%;</text:p>
          </table:table-cell>
          <table:table-cell office:value-type="string" calcext:value-type="string">
            <text:p>Dùng được thẻ nhớ 64g, nhưng chất lượng hình ảnh là HD không phải Full HD như mô tả</text:p>
            <text:p>3*</text:p>
          </table:table-cell>
        </table:table-row>
        <table:table-row table:style-name="ro1">
          <table:table-cell office:value-type="string" calcext:value-type="string">
            <text:p>width: 60%;</text:p>
          </table:table-cell>
          <table:table-cell office:value-type="string" calcext:value-type="string">
            <text:p>dùng được nhưng đắt hơn so với shop khác</text:p>
          </table:table-cell>
        </table:table-row>
        <table:table-row table:style-name="ro1">
          <table:table-cell office:value-type="string" calcext:value-type="string">
            <text:p>width: 60%;</text:p>
          </table:table-cell>
          <table:table-cell office:value-type="string" calcext:value-type="string">
            <text:p>Dùng được mấy hôm thì hỏng không quay quay đi quay lại 360 độ đc</text:p>
          </table:table-cell>
        </table:table-row>
        <table:table-row table:style-name="ro1">
          <table:table-cell office:value-type="string" calcext:value-type="string">
            <text:p>width: 60%;</text:p>
          </table:table-cell>
          <table:table-cell office:value-type="string" calcext:value-type="string">
            <text:p>Dùng đươc cho tivi không vậy shop . Bảo lâu thì nhận được sản phẩm</text:p>
          </table:table-cell>
        </table:table-row>
        <table:table-row table:style-name="ro1">
          <table:table-cell office:value-type="string" calcext:value-type="string">
            <text:p>width: 60%;</text:p>
          </table:table-cell>
          <table:table-cell office:value-type="string" calcext:value-type="string">
            <text:p>Dùng được 3 tháng thì quạt thổi đều hơi trong nồi bị hư hiện đang chờ Tiki bảo hành!</text:p>
          </table:table-cell>
        </table:table-row>
        <table:table-row table:style-name="ro1">
          <table:table-cell office:value-type="string" calcext:value-type="string">
            <text:p>width: 60%;</text:p>
          </table:table-cell>
          <table:table-cell office:value-type="string" calcext:value-type="string">
            <text:p>dùng được 1 năm bị hỏng rồi, tự nhiên cắm không vào điện, đèn thì tự nứt bẻ</text:p>
          </table:table-cell>
        </table:table-row>
        <table:table-row table:style-name="ro1">
          <table:table-cell office:value-type="string" calcext:value-type="string">
            <text:p>width: 60%;</text:p>
          </table:table-cell>
          <table:table-cell office:value-type="string" calcext:value-type="string">
            <text:p>dùng điện 24v đc ko ae</text:p>
          </table:table-cell>
        </table:table-row>
        <table:table-row table:style-name="ro4">
          <table:table-cell office:value-type="string" calcext:value-type="string">
            <text:p>width: 60%;</text:p>
          </table:table-cell>
          <table:table-cell office:value-type="string" calcext:value-type="string">
            <text:p>Dùng đến lần t5 đã lỗi rồi</text:p>
            <text:p>Không được bảo hành</text:p>
          </table:table-cell>
        </table:table-row>
        <table:table-row table:style-name="ro1">
          <table:table-cell office:value-type="string" calcext:value-type="string">
            <text:p>width: 60%;</text:p>
          </table:table-cell>
          <table:table-cell office:value-type="string" calcext:value-type="string">
            <text:p>Dùng để xay trái cây hay những hỗn hợp mềm rất tiện, xay được đá nhưng khá khó khăn.</text:p>
          </table:table-cell>
        </table:table-row>
        <table:table-row table:style-name="ro1">
          <table:table-cell office:value-type="string" calcext:value-type="string">
            <text:p>width: 60%;</text:p>
          </table:table-cell>
          <table:table-cell office:value-type="string" calcext:value-type="string">
            <text:p>Dùng để hút sàn thì ok, còn đầu hút khe yếu không hút được mấy</text:p>
          </table:table-cell>
        </table:table-row>
        <table:table-row table:style-name="ro4">
          <table:table-cell office:value-type="string" calcext:value-type="string">
            <text:p>width: 60%;</text:p>
          </table:table-cell>
          <table:table-cell office:value-type="string" calcext:value-type="string">
            <text:p>Dùng đc tuần phải mua cáp mới</text:p>
            <text:p>Cái tác dụng chống đứt kiểu gì vậy</text:p>
          </table:table-cell>
        </table:table-row>
        <table:table-row table:style-name="ro1">
          <table:table-cell office:value-type="string" calcext:value-type="string">
            <text:p>width: 60%;</text:p>
          </table:table-cell>
          <table:table-cell office:value-type="string" calcext:value-type="string">
            <text:p>Dùng cũng ổn mỗi tội nhanh gỉ sét quá. Nồi mới mua hơn 1 tuần.</text:p>
          </table:table-cell>
        </table:table-row>
        <table:table-row table:style-name="ro1">
          <table:table-cell office:value-type="string" calcext:value-type="string">
            <text:p>width: 60%;</text:p>
          </table:table-cell>
          <table:table-cell office:value-type="string" calcext:value-type="string">
            <text:p>dùng cũng ok, chỉ là dây có cái đèn, tối sạc điện mà sáng cả phòng</text:p>
          </table:table-cell>
        </table:table-row>
        <table:table-row table:style-name="ro1">
          <table:table-cell office:value-type="string" calcext:value-type="string">
            <text:p>width: 60%;</text:p>
          </table:table-cell>
          <table:table-cell office:value-type="string" calcext:value-type="string">
            <text:p>Dùng cũng được, đóng gói gửi hàng nhanh. Xác nhận chậm</text:p>
          </table:table-cell>
        </table:table-row>
        <table:table-row table:style-name="ro1">
          <table:table-cell office:value-type="string" calcext:value-type="string">
            <text:p>width: 60%;</text:p>
          </table:table-cell>
          <table:table-cell office:value-type="string" calcext:value-type="string">
            <text:p>Dùng cũng được nhưng nếu bấm màn hình nhẹ thì ko Sài được; Face ID cảm thấy chậm hơn.</text:p>
          </table:table-cell>
        </table:table-row>
        <table:table-row table:style-name="ro1">
          <table:table-cell office:value-type="string" calcext:value-type="string">
            <text:p>width: 60%;</text:p>
          </table:table-cell>
          <table:table-cell office:value-type="string" calcext:value-type="string">
            <text:p>dùng cũng đc, nút bị hư phải cảm dây trực tiếp để dùng</text:p>
          </table:table-cell>
        </table:table-row>
        <table:table-row table:style-name="ro1">
          <table:table-cell office:value-type="string" calcext:value-type="string">
            <text:p>width: 60%;</text:p>
          </table:table-cell>
          <table:table-cell office:value-type="string" calcext:value-type="string">
            <text:p>dùng cho loại trái cây mềm thì dc, còn trái cây cứng như ổi thì bó tay, xay ko nhuyễn</text:p>
          </table:table-cell>
        </table:table-row>
        <table:table-row table:style-name="ro1">
          <table:table-cell office:value-type="string" calcext:value-type="string">
            <text:p>width: 60%;</text:p>
          </table:table-cell>
          <table:table-cell office:value-type="string" calcext:value-type="string">
            <text:p>dùng cho gia đình thì ổn, dùng lâu nóng máy</text:p>
          </table:table-cell>
        </table:table-row>
        <table:table-row table:style-name="ro4">
          <table:table-cell office:value-type="string" calcext:value-type="string">
            <text:p>width: 60%;</text:p>
          </table:table-cell>
          <table:table-cell office:value-type="string" calcext:value-type="string">
            <text:p>Dung cho gđ ít người cũng thấy tiện.</text:p>
            <text:p>Tiki giao hàng rất nhanh gọn, kt hàng thoải mái đúng chất lượng ms thanh toán. Hợp lý</text:p>
          </table:table-cell>
        </table:table-row>
        <table:table-row table:style-name="ro1">
          <table:table-cell office:value-type="string" calcext:value-type="string">
            <text:p>width: 60%;</text:p>
          </table:table-cell>
          <table:table-cell office:value-type="string" calcext:value-type="string">
            <text:p>Dùng chiên ngon, giòn, hình thức đẹp. <text:s/>Nhưng lớp chống dính bị bong ra. Không biết có ảnh hưởng đến sức khỏe và có giỏ thay thế không?</text:p>
          </table:table-cell>
        </table:table-row>
        <table:table-row table:style-name="ro1">
          <table:table-cell office:value-type="string" calcext:value-type="string">
            <text:p>width: 60%;</text:p>
          </table:table-cell>
          <table:table-cell office:value-type="string" calcext:value-type="string">
            <text:p>Dùng cái này được cái thời gian là rất nhanh nhưng quần áo chưa phẳng như kỳ vọng, nhất là áo sơ mi.</text:p>
          </table:table-cell>
        </table:table-row>
        <table:table-row table:style-name="ro1">
          <table:table-cell office:value-type="string" calcext:value-type="string">
            <text:p>width: 60%;</text:p>
          </table:table-cell>
          <table:table-cell office:value-type="string" calcext:value-type="string">
            <text:p>dùng Barcode để tra mã vạch thì xác nhận là sản phẩm của Karofi, nhưng nhắn tin đến tổng đài thì không thấy tin nhắn xác nhận</text:p>
          </table:table-cell>
        </table:table-row>
        <table:table-row table:style-name="ro1">
          <table:table-cell office:value-type="string" calcext:value-type="string">
            <text:p>width: 60%;</text:p>
          </table:table-cell>
          <table:table-cell office:value-type="string" calcext:value-type="string">
            <text:p>dùng 2 tháng rồi mà vẫn thấy mùi kiểu clo ý... không biết mọi người như nào ạ</text:p>
          </table:table-cell>
        </table:table-row>
        <table:table-row table:style-name="ro1">
          <table:table-cell office:value-type="string" calcext:value-type="string">
            <text:p>width: 60%;</text:p>
          </table:table-cell>
          <table:table-cell office:value-type="string" calcext:value-type="string">
            <text:p>đun tầm 15'mới sôi. nước sôi công tắc không tự ngắt lúc được lúc không</text:p>
          </table:table-cell>
        </table:table-row>
        <table:table-row table:style-name="ro1">
          <table:table-cell office:value-type="string" calcext:value-type="string">
            <text:p>width: 60%;</text:p>
          </table:table-cell>
          <table:table-cell office:value-type="string" calcext:value-type="string">
            <text:p>Đun nước ra mùi nhựa rất hôi. Đun hàng ngày đổ bỏ mà hơn 1 tuần vẫn còn mùi.</text:p>
          </table:table-cell>
        </table:table-row>
        <table:table-row table:style-name="ro1">
          <table:table-cell office:value-type="string" calcext:value-type="string">
            <text:p>width: 60%;</text:p>
          </table:table-cell>
          <table:table-cell office:value-type="string" calcext:value-type="string">
            <text:p>Đun hơi nâu mất nhiều thời gian quá</text:p>
          </table:table-cell>
        </table:table-row>
        <table:table-row table:style-name="ro1">
          <table:table-cell office:value-type="string" calcext:value-type="string">
            <text:p>width: 60%;</text:p>
          </table:table-cell>
          <table:table-cell office:value-type="string" calcext:value-type="string">
            <text:p>Dù bị hư nhưng vẫn sử dụng đc, ủi thẳng hơi nước mạnh dễ dùng tiện lợi</text:p>
          </table:table-cell>
        </table:table-row>
        <table:table-row table:style-name="ro1">
          <table:table-cell office:value-type="string" calcext:value-type="string">
            <text:p>width: 60%;</text:p>
          </table:table-cell>
          <table:table-cell office:value-type="string" calcext:value-type="string">
            <text:p>Dp tam duoc can giam gia cho nhieu nguoi mua</text:p>
          </table:table-cell>
        </table:table-row>
        <table:table-row table:style-name="ro1">
          <table:table-cell office:value-type="string" calcext:value-type="string">
            <text:p>width: 60%;</text:p>
          </table:table-cell>
          <table:table-cell office:value-type="string" calcext:value-type="string">
            <text:p>Đợt này mình đặt thấy khâu đóng gói hàng của tiki không cẩn thận. Máy này có hộp nhưng đến tay mình lại móp méo như thế, không bọc xốp gì bên ngoài, cũng may là máy phía bên trong chưa bị ảnh hưởng gì. Hộp như này chỉ cần rớt hoặc đè nặng thôi là sẽ bể máy bên trong ngay.</text:p>
          </table:table-cell>
        </table:table-row>
        <table:table-row table:style-name="ro1">
          <table:table-cell office:value-type="string" calcext:value-type="string">
            <text:p>width: 60%;</text:p>
          </table:table-cell>
          <table:table-cell office:value-type="string" calcext:value-type="string">
            <text:p>động trả lời nói bếp ko kén nồi ,ai dè mua về kén nồi. buồn ghê</text:p>
          </table:table-cell>
        </table:table-row>
        <table:table-row table:style-name="ro1">
          <table:table-cell office:value-type="string" calcext:value-type="string">
            <text:p>width: 60%;</text:p>
          </table:table-cell>
          <table:table-cell office:value-type="string" calcext:value-type="string">
            <text:p>đồng hồ ko <text:s/>có chế độ tiếng việt nên khó dùng. <text:s/>ko có dịch vụ, sóng kém . làm sao đây Shop</text:p>
          </table:table-cell>
        </table:table-row>
        <table:table-row table:style-name="ro1">
          <table:table-cell office:value-type="string" calcext:value-type="string">
            <text:p>width: 60%;</text:p>
          </table:table-cell>
          <table:table-cell office:value-type="string" calcext:value-type="string">
            <text:p>đóng hàng chưa cẩn thận. sp k giữ đc điện thoại đứng im cứ tự động lật. inbox m để bảo hành nhé shop</text:p>
          </table:table-cell>
        </table:table-row>
        <table:table-row table:style-name="ro1">
          <table:table-cell office:value-type="string" calcext:value-type="string">
            <text:p>width: 60%;</text:p>
          </table:table-cell>
          <table:table-cell office:value-type="string" calcext:value-type="string">
            <text:p>đóng góp hàng móp méo. may không vỡ. ấm nhanh sôi. phần nhựa ngoài mỏng quá <text:s/>không chắc chắn</text:p>
          </table:table-cell>
        </table:table-row>
        <table:table-row table:style-name="ro1">
          <table:table-cell office:value-type="string" calcext:value-type="string">
            <text:p>width: 60%;</text:p>
          </table:table-cell>
          <table:table-cell office:value-type="string" calcext:value-type="string">
            <text:p>Đóng gói xấu quá, hàng rất tệ nhưng máy chạy tốt hơi ồn đường may đẹp</text:p>
          </table:table-cell>
        </table:table-row>
        <table:table-row table:style-name="ro2">
          <table:table-cell office:value-type="string" calcext:value-type="string">
            <text:p>width: 60%;</text:p>
          </table:table-cell>
          <table:table-cell office:value-type="string" calcext:value-type="string">
            <text:p>Đóng gói tốt, sản phẩm sử dụng bình thường.</text:p>
            <text:p>Lồng hấp và đế đun đều bằng nhựa nên không yên tâm nếu so với lồng thuỷ tinh và đế đun kim loại.</text:p>
            <text:p>Sản phẩm phù hợp mức giá.</text:p>
          </table:table-cell>
        </table:table-row>
        <table:table-row table:style-name="ro1">
          <table:table-cell office:value-type="string" calcext:value-type="string">
            <text:p>width: 60%;</text:p>
          </table:table-cell>
          <table:table-cell office:value-type="string" calcext:value-type="string">
            <text:p>Đóng gói tốt, giao hàng nhanh. Xay mịn nhuyễn. Nhưng sách hướng dẫn không đúng với máy.</text:p>
          </table:table-cell>
        </table:table-row>
        <table:table-row table:style-name="ro1">
          <table:table-cell office:value-type="string" calcext:value-type="string">
            <text:p>width: 60%;</text:p>
          </table:table-cell>
          <table:table-cell office:value-type="string" calcext:value-type="string">
            <text:p>đóng gói tốt giao đúng thời gian nhưng nghe được mỗi một bên không hiểu tại sao</text:p>
          </table:table-cell>
        </table:table-row>
        <table:table-row table:style-name="ro1">
          <table:table-cell office:value-type="string" calcext:value-type="string">
            <text:p>width: 60%;</text:p>
          </table:table-cell>
          <table:table-cell office:value-type="string" calcext:value-type="string">
            <text:p>Đóng gói sơ sài, ngày bảo hành đầu tháng 2 trong khi mình mua tháng 7, cũng không phải vấn đề quá to tát mà mình chỉ sợ mua phải hàng cũ thôi</text:p>
          </table:table-cell>
        </table:table-row>
        <table:table-row table:style-name="ro1">
          <table:table-cell office:value-type="string" calcext:value-type="string">
            <text:p>width: 60%;</text:p>
          </table:table-cell>
          <table:table-cell office:value-type="string" calcext:value-type="string">
            <text:p>đóng gói sơ sài, để remote ở ngoài hộp xong dán lên làm remote dính keo rất khó chịu</text:p>
          </table:table-cell>
        </table:table-row>
        <table:table-row table:style-name="ro1">
          <table:table-cell office:value-type="string" calcext:value-type="string">
            <text:p>width: 60%;</text:p>
          </table:table-cell>
          <table:table-cell office:value-type="string" calcext:value-type="string">
            <text:p>Đóng gói rất cẩn thận,như mô tả nhưng sp mỏng quá.</text:p>
          </table:table-cell>
        </table:table-row>
        <table:table-row table:style-name="ro4">
          <table:table-cell office:value-type="string" calcext:value-type="string">
            <text:p>width: 60%;</text:p>
          </table:table-cell>
          <table:table-cell office:value-type="string" calcext:value-type="string">
            <text:p>đóng gói rất cẩn thận nhưng mình nghĩ là do tiki họ đóng gói lại thôi. shop k cho thêm ốc lắp đế à? mặc dù có bọc xốp bên ngoài nhưng khi nhận hàng vẫn bị méo, xước, và vỡ nhựa tay cầm như ảnh. giá rẻ k đòi hỏi nhiều nhưng nhận được sản phầm như này thì thà k mua còn hơn. trước khi mua mình đã đọc cmt của mọi người tưởng bếp ok ai dè nhiều người cũng như mình. hôm nay vào đọc lại bình luận thì nhiều người chê quá trời.</text:p>
            <text:p>đổi hàng được ko nhỉ? hay vẫn phải dùng tiếp?</text:p>
          </table:table-cell>
        </table:table-row>
        <table:table-row table:style-name="ro1">
          <table:table-cell office:value-type="string" calcext:value-type="string">
            <text:p>width: 60%;</text:p>
          </table:table-cell>
          <table:table-cell office:value-type="string" calcext:value-type="string">
            <text:p>Đóng gói kỷ, sản phẩm giống mô tả, mình chưa sử dụng</text:p>
          </table:table-cell>
        </table:table-row>
        <table:table-row table:style-name="ro5">
          <table:table-cell office:value-type="string" calcext:value-type="string">
            <text:p>width: 60%;</text:p>
          </table:table-cell>
          <table:table-cell office:value-type="string" calcext:value-type="string">
            <text:p>Đóng gói khá cẩn thận, vận hành có vẻ ổn.</text:p>
            <text:p>Tuy nhiên, điểm trừ là:</text:p>
            <text:p>- Giao hàng quá chậm (giao tới trung tâm HCM, mà mất tới gần 1 tuần)</text:p>
            <text:p>- Tủ bị móp một góc bên ngoài (sâu gầm 0.5 cm), không bị xước sơn nên cũng tạm chấp nhận đc.</text:p>
          </table:table-cell>
        </table:table-row>
        <table:table-row table:style-name="ro2">
          <table:table-cell office:value-type="string" calcext:value-type="string">
            <text:p>width: 60%;</text:p>
          </table:table-cell>
          <table:table-cell office:value-type="string" calcext:value-type="string">
            <text:p>Đóng gói hơi ẩu nên bị móp thùng, sp bị trầy 1 tí</text:p>
            <text:p>Sp là hàng tặng khi mua tivi, bên ngoài ghi hàng không bán nên cảm nhận k được tốt, dù biết hàng này thì giá mới giảm 50%. Tóm lại vẫn k thích bằng hàng của chính cty bán.</text:p>
            <text:p>Giao hàng nhanh</text:p>
          </table:table-cell>
        </table:table-row>
        <table:table-row table:style-name="ro1">
          <table:table-cell office:value-type="string" calcext:value-type="string">
            <text:p>width: 60%;</text:p>
          </table:table-cell>
          <table:table-cell office:value-type="string" calcext:value-type="string">
            <text:p>Đóng gói hàng thì 2 lớp thùng rất kỹ lưỡng nhưng khi mở thùng ra thì sản phẫm bị trầy xước lung tung,thật không vui cho đơn hàng này!</text:p>
          </table:table-cell>
        </table:table-row>
        <table:table-row table:style-name="ro1">
          <table:table-cell office:value-type="string" calcext:value-type="string">
            <text:p>width: 60%;</text:p>
          </table:table-cell>
          <table:table-cell office:value-type="string" calcext:value-type="string">
            <text:p>Đóng gói hàng okie, độ phủ trên màn hình chấp nhận được, nhìn khá cứng cáp và an toàn. Vậy mà mình chỉ trượt tay lật cái dt ngay trên bàn 1 cái đã nứt cường lực. Tiền nào của đó thật</text:p>
          </table:table-cell>
        </table:table-row>
        <table:table-row table:style-name="ro1">
          <table:table-cell office:value-type="string" calcext:value-type="string">
            <text:p>width: 60%;</text:p>
          </table:table-cell>
          <table:table-cell office:value-type="string" calcext:value-type="string">
            <text:p>Đóng gói đồ cẩn thận, rất ưng ý nhưng sản phẩm ko được như mong đợi.</text:p>
          </table:table-cell>
        </table:table-row>
        <table:table-row table:style-name="ro1">
          <table:table-cell office:value-type="string" calcext:value-type="string">
            <text:p>width: 60%;</text:p>
          </table:table-cell>
          <table:table-cell office:value-type="string" calcext:value-type="string">
            <text:p>Đóng gói đẹp, thùng ko móp nhưng nồi bên trong lại móp. Vừa nhận hàng đc 5p</text:p>
          </table:table-cell>
        </table:table-row>
        <table:table-row table:style-name="ro1">
          <table:table-cell office:value-type="string" calcext:value-type="string">
            <text:p>width: 60%;</text:p>
          </table:table-cell>
          <table:table-cell office:value-type="string" calcext:value-type="string">
            <text:p>Đóng gói chưa ok.vận chuyển bị móp nồi.</text:p>
          </table:table-cell>
        </table:table-row>
        <table:table-row table:style-name="ro1">
          <table:table-cell office:value-type="string" calcext:value-type="string">
            <text:p>width: 60%;</text:p>
          </table:table-cell>
          <table:table-cell office:value-type="string" calcext:value-type="string">
            <text:p>đóng gói chưa cẩn thận. <text:s text:c="30"/>.</text:p>
          </table:table-cell>
        </table:table-row>
        <table:table-row table:style-name="ro1">
          <table:table-cell office:value-type="string" calcext:value-type="string">
            <text:p>width: 60%;</text:p>
          </table:table-cell>
          <table:table-cell office:value-type="string" calcext:value-type="string">
            <text:p>Đóng gói cẩn thận. Tuy nhiên bao bì hơi cũ, không biết phải máy mới không</text:p>
          </table:table-cell>
        </table:table-row>
        <table:table-row table:style-name="ro1">
          <table:table-cell office:value-type="string" calcext:value-type="string">
            <text:p>width: 60%;</text:p>
          </table:table-cell>
          <table:table-cell office:value-type="string" calcext:value-type="string">
            <text:p>đóng gói cẩn thận. Hàng trung quốc. nhẹ hơn so với bàn ủi chính hãng</text:p>
          </table:table-cell>
        </table:table-row>
        <table:table-row table:style-name="ro1">
          <table:table-cell office:value-type="string" calcext:value-type="string">
            <text:p>width: 60%;</text:p>
          </table:table-cell>
          <table:table-cell office:value-type="string" calcext:value-type="string">
            <text:p>đóng gói cẩn thận, SP tương đối ok so với chi phí bỏ ra.</text:p>
          </table:table-cell>
        </table:table-row>
        <table:table-row table:style-name="ro1">
          <table:table-cell office:value-type="string" calcext:value-type="string">
            <text:p>width: 60%;</text:p>
          </table:table-cell>
          <table:table-cell office:value-type="string" calcext:value-type="string">
            <text:p>Đóng gói cẩn thận, sản phẩm chất lượng bình thường</text:p>
          </table:table-cell>
        </table:table-row>
        <table:table-row table:style-name="ro1">
          <table:table-cell office:value-type="string" calcext:value-type="string">
            <text:p>width: 60%;</text:p>
          </table:table-cell>
          <table:table-cell office:value-type="string" calcext:value-type="string">
            <text:p>Đóng gói cẩn thận, nhưng chất lượng không như mong đợi</text:p>
          </table:table-cell>
        </table:table-row>
        <table:table-row table:style-name="ro1">
          <table:table-cell office:value-type="string" calcext:value-type="string">
            <text:p>width: 60%;</text:p>
          </table:table-cell>
          <table:table-cell office:value-type="string" calcext:value-type="string">
            <text:p>Đóng gói cẩn thận, lò dễ sử dụng, nhỏ hơn so với tưởng tượng thích hợp cho 1-2 người thôi</text:p>
          </table:table-cell>
        </table:table-row>
        <table:table-row table:style-name="ro1">
          <table:table-cell office:value-type="string" calcext:value-type="string">
            <text:p>width: 60%;</text:p>
          </table:table-cell>
          <table:table-cell office:value-type="string" calcext:value-type="string">
            <text:p>Đóng gói cẩn thận, hàng nhìn bắt mắt. Cài đặt dễ dàng. Mình chưa dùng CAM bao giờ nhưng cũng làm được. Kết nối Wifi hơi kèm. Bộ phát Wifi cùng phòng với CAM mà check chỉ được có 2 vạch. Thẻ nhớ đi kèm của Kingmax chứ không phải EZVIZ như quảng cáo. Chất lượng hình ảnh khá tốt. chuông cảnh báo kêu to.</text:p>
          </table:table-cell>
        </table:table-row>
        <table:table-row table:style-name="ro1">
          <table:table-cell office:value-type="string" calcext:value-type="string">
            <text:p>width: 60%;</text:p>
          </table:table-cell>
          <table:table-cell office:value-type="string" calcext:value-type="string">
            <text:p>dong goi can than, giao nhanh. hang khong giong quang cao. ko biet su dung co tot ko</text:p>
          </table:table-cell>
        </table:table-row>
        <table:table-row table:style-name="ro2">
          <table:table-cell office:value-type="string" calcext:value-type="string">
            <text:p>width: 60%;</text:p>
          </table:table-cell>
          <table:table-cell office:value-type="string" calcext:value-type="string">
            <text:p>Đóng gói cẩn thận, giao hành đúng hạn</text:p>
            <text:p>Sp sử dụng ổn. Nướng thực phẩm ngon ko kém nướng than</text:p>
            <text:p>Điểm trừ là dễ bị tróc lớp chống dính khi vệ sinh mới sử dụng ngày đầu mà đã bị tróc vài chỗ trên vỉ.</text:p>
          </table:table-cell>
        </table:table-row>
        <table:table-row table:style-name="ro1">
          <table:table-cell office:value-type="string" calcext:value-type="string">
            <text:p>width: 60%;</text:p>
          </table:table-cell>
          <table:table-cell office:value-type="string" calcext:value-type="string">
            <text:p>đóng gói cẩn thận, giao hàng đúng hẹn, thức ăn chín đều nhưng chỉ cắm điện vặn nướng 5phút thì bên ngoài lò nóng lắm, mong nhận được phản hồi của shop, đèn lúc tắc lúc đỏ có ảnh hưởng gì ko shop.</text:p>
          </table:table-cell>
        </table:table-row>
        <table:table-row table:style-name="ro1">
          <table:table-cell office:value-type="string" calcext:value-type="string">
            <text:p>width: 60%;</text:p>
          </table:table-cell>
          <table:table-cell office:value-type="string" calcext:value-type="string">
            <text:p>Đóng gói cẩn thận, giá tốt. Tuy nhiên giao hàng chậm, đặt hàng từ 6/3 nay 12/3 mới giao hàng. Hi vọng lần sau sẽ nhanh hơn</text:p>
          </table:table-cell>
        </table:table-row>
        <table:table-row table:style-name="ro1">
          <table:table-cell office:value-type="string" calcext:value-type="string">
            <text:p>width: 60%;</text:p>
          </table:table-cell>
          <table:table-cell office:value-type="string" calcext:value-type="string">
            <text:p>Đóng gói cẩn thận nồi hoạt động tốt</text:p>
          </table:table-cell>
        </table:table-row>
        <table:table-row table:style-name="ro4">
          <table:table-cell office:value-type="string" calcext:value-type="string">
            <text:p>width: 60%;</text:p>
          </table:table-cell>
          <table:table-cell office:value-type="string" calcext:value-type="string">
            <text:p>Đóng gói cẩn thận giao hàng nhanh chóng</text:p>
            <text:p>Độ nét của camera C6N này dù cùng là loại 1080p nhưng kém hơn C6CN và C1C</text:p>
          </table:table-cell>
        </table:table-row>
        <table:table-row table:style-name="ro1">
          <table:table-cell office:value-type="string" calcext:value-type="string">
            <text:p>width: 60%;</text:p>
          </table:table-cell>
          <table:table-cell office:value-type="string" calcext:value-type="string">
            <text:p>động cơ chổi than bao ồn khắp cả cái văn phòng mà quảng cáo ghi không chổi than yên tĩnh. Quạt tuy đẹp, xài khá mát nhưng vì cái vụ động cơ nên cho 3 sao. Mình phải tự mở ra sửa và chêm miếng đệm vào mới sài được êm!!!</text:p>
          </table:table-cell>
        </table:table-row>
        <table:table-row table:style-name="ro1">
          <table:table-cell office:value-type="string" calcext:value-type="string">
            <text:p>width: 60%;</text:p>
          </table:table-cell>
          <table:table-cell office:value-type="string" calcext:value-type="string">
            <text:p>Đơn hàng vận chuyển rất chậm, tôi phải gọi điện lên tổng đài 3 lần mới nhận được hàng. Hàng giao chậm khoảng 1 tuần so với dự kiến. Tuy nhiên máy sử dụng tốt, cà phê đặc, nóng, thơm.</text:p>
          </table:table-cell>
        </table:table-row>
        <table:table-row table:style-name="ro1">
          <table:table-cell office:value-type="string" calcext:value-type="string">
            <text:p>width: 60%;</text:p>
          </table:table-cell>
          <table:table-cell office:value-type="string" calcext:value-type="string">
            <text:p>đơn hàng nhà mình thiếu mất một đầu hút, nhờ Tiki báo lại shop giúo</text:p>
          </table:table-cell>
        </table:table-row>
        <table:table-row table:style-name="ro1">
          <table:table-cell office:value-type="string" calcext:value-type="string">
            <text:p>width: 60%;</text:p>
          </table:table-cell>
          <table:table-cell office:value-type="string" calcext:value-type="string">
            <text:p>Đơn hàng này không cho xem hàng trước vì lý do gì? Hàng điện tử mà không cho kiểm tra lỡ có móp mó thì sao ạ?</text:p>
          </table:table-cell>
        </table:table-row>
        <table:table-row table:style-name="ro1">
          <table:table-cell office:value-type="string" calcext:value-type="string">
            <text:p>width: 60%;</text:p>
          </table:table-cell>
          <table:table-cell office:value-type="string" calcext:value-type="string">
            <text:p>đơn hàng mình đặt bên bạn bị lỗi, mình mua về hôm nay mang ra dùng(lần đầu tiên) cắm điện không chạy <text:s/>bạn ạ. bạn vui lòng đổi giúp m sản phẩm hoặc bảo hành lại cho mình với</text:p>
          </table:table-cell>
        </table:table-row>
        <table:table-row table:style-name="ro12">
          <table:table-cell office:value-type="string" calcext:value-type="string">
            <text:p>width: 60%;</text:p>
          </table:table-cell>
          <table:table-cell office:value-type="string" calcext:value-type="string">
            <text:p>Đối với tiki,</text:p>
            <text:p>1. Good. Hẹn thứ 7 nhưng giao sớm hôm t5. </text:p>
            <text:p>2. Good. hỗ trợ yêu cầu lắp đặt hộ khách</text:p>
            <text:p/>
            <text:p>Đối với đội lắp đặt </text:p>
            <text:p>1. Bad. Gọi lắp từ thứ 5 mà tới tít thứ 2 tuần sau mới có ông từ hãng í éo kêu SẮP lắp. Tới thứ 3 thì hẹn 9h rồi 9h30 mới tới, xong cứ kêu “vội lắm bận lắm nhanh lên”. Chả hiểu ai là khách, ai là chủ nữa.</text:p>
            <text:p>2. Bad. Yêu cầu khách chạy loạn hết cả lên, nào là lấy kéo, lấy ổ, lấy đủ thứ loạn xạ</text:p>
            <text:p>3. Bad. Mồm kêu ko phải mua gì thêm nhưng cuối cùng lại bắt khách đi mua ống nối dài 5m và cút (6 li). Mình là người bình thường biết làm sao được chỗ đi mua, may mà sau khi lăn lộn bán kính 5km quanh nhà mình đã tìm mua được đúng đồ ông cần</text:p>
            <text:p>4. Bad Hãng thì doạ là nhân viên sẽ đo áp suất nước bằng máy để biết chính xác có chuẩn ko. Ổng lắp đặt này đo bằng Mắt, cho là okay nhưng cuối cùng cũng chả chả biết thông số chính xác là gì</text:p>
            <text:p>5. Bad. Ông này khoan ko chịu kiểm tra hiện trường rồi làm vỡ chai hương liệu tinh dầu của mình. Nếu ông lắp đặt này thái độ tốt thì không sao nhưng lại nói kiểu chối tội, vô trách nhiệm vô cùng</text:p>
            <text:p>6. Bad. Mình là khách, mình muốn để cao hay thấp là quyền của mình đúng không? Tại sao ông lắp đặt lại phán xét mình để cao quá ? Mình giải thích là nhà toàn người cao nên thích để cao mà sao ông thái độ kì cục?</text:p>
            <text:p>7. BadMình có 1 đoạn ghi âm ông đòi tiền bồi dưỡng. 1 nói giọng rất khó ngửi. Và sẽ Okay nếu ông làm tốt, thái độ tốt thì cũng oke, nhưng với từng này thứ linh tinh thì mình ko thể ngửi nổi. Cuối cùng là bố ấy đòi 20k tiền gen gắn dây điện, oke, lần này thì trả nhưng lần sau làm ơn nói trươc khi lắp.</text:p>
          </table:table-cell>
        </table:table-row>
        <table:table-row table:style-name="ro1">
          <table:table-cell office:value-type="string" calcext:value-type="string">
            <text:p>width: 60%;</text:p>
          </table:table-cell>
          <table:table-cell office:value-type="string" calcext:value-type="string">
            <text:p>đổi ngày giờ giao hàng ko báo. sản phẩm giao bị móp</text:p>
          </table:table-cell>
        </table:table-row>
        <table:table-row table:style-name="ro2">
          <table:table-cell office:value-type="string" calcext:value-type="string">
            <text:p>width: 60%;</text:p>
          </table:table-cell>
          <table:table-cell office:value-type="string" calcext:value-type="string">
            <text:p>Đọc vài review thấy nhiều người mua bị giao hàng lỗi, không ngờ mình cũng bị. </text:p>
            <text:p>Tiki sơ sót trong việc kiểm hàng trước khi giao, hàng mới mở từ hộp ra nhưng đã bị móp.</text:p>
            <text:p>Tuy nhiên các bạn tiếp nhận thông tin đổi trả rất nhanh nhẹn và nhiệt tình, xử lý khá nhanh chóng.</text:p>
          </table:table-cell>
        </table:table-row>
        <table:table-row table:style-name="ro1">
          <table:table-cell office:value-type="string" calcext:value-type="string">
            <text:p>width: 60%;</text:p>
          </table:table-cell>
          <table:table-cell office:value-type="string" calcext:value-type="string">
            <text:p>Đọc thông tin thì tưởng có theo chuyển động thông minh, mà sản phẩm không có. Không được như con ezviz.</text:p>
          </table:table-cell>
        </table:table-row>
        <table:table-row table:style-name="ro1">
          <table:table-cell office:value-type="string" calcext:value-type="string">
            <text:p>width: 60%;</text:p>
          </table:table-cell>
          <table:table-cell office:value-type="string" calcext:value-type="string">
            <text:p>Đọc review khen nhiều nên mới quyết định mua nhưng mình thấy không hài lòng lắm. Cơm lớp trên thì hơi nhão còn lớp dưới cùng toàn bị cháy. Không phải cháy kiểu hạt cứng và ngon ngon như nhiều người vẫn thích đâu, mà là hạt cơm vẫn mềm, không bị cứng nhưng lại có lớp vàng ở dưới ấy. Không biết nguyên nhân là gì nữa.</text:p>
          </table:table-cell>
        </table:table-row>
        <table:table-row table:style-name="ro5">
          <table:table-cell office:value-type="string" calcext:value-type="string">
            <text:p>width: 60%;</text:p>
          </table:table-cell>
          <table:table-cell office:value-type="string" calcext:value-type="string">
            <text:p>Đọc miêu tả và phản hồi cũng khá kỹ trước khi chọn mua, nhưng không ngờ là nhỏ hơn mình nghĩ. Nướng được tầm 1kg thịt. Bánh thì chưa thử.</text:p>
            <text:p>Đi kèm bếp cũng chỉ có vỉ, không có đồ gắp ra như với những bếp lớn hơn, nên cũng khá bất tiện. </text:p>
            <text:p>Thêm vấn đề là bị móp ở phía trên, hôm trước đọc cũng thấy có trường hợp vậy, đến lượt mình thì do hôm nhận hàng không kiểm tra liền, đến nay thấy, gọi lên tổng đài thì được biết là mấy cái vụ móp méo chỉ hỗ trợ 48h, giờ cứ phải dùng thôi, sau có chuyện gì thì tính tiếp.</text:p>
            <text:p>Tóm lại: giá thì khỏi nói rồi, rẻ. Nhưng đúng là tiền nào của nấy, các mẹ tính mua bếp để sử dụng lâu dài cho gia đình 2-3 người thì nên cân nhắc, nên chọ cái dung tích lơn hơn.</text:p>
          </table:table-cell>
        </table:table-row>
        <table:table-row table:style-name="ro1">
          <table:table-cell office:value-type="string" calcext:value-type="string">
            <text:p>width: 60%;</text:p>
          </table:table-cell>
          <table:table-cell office:value-type="string" calcext:value-type="string">
            <text:p>đọc comment người dùng trước mình nghĩ sp rất hoàn hảo và ngon. tuy nhiên khi dùng thực tế thấy bình thường. mình đọc kỹ hướng dẫn về cách làm nhưng không ưng ý kết quả, thời lượng toàn tăng thêm so với hướng dẫn. máy cũng khá cồng kềnh. tuy nhiên, đây cũng không phải sản phẩm tệ vì không cần canh khi chiên, chỉ đặt nhiệt độ, tiện. SP chỉ là không như kỳ vọng thôi. à, rửa cũng hơi cực.</text:p>
          </table:table-cell>
        </table:table-row>
        <table:table-row table:style-name="ro4">
          <table:table-cell office:value-type="string" calcext:value-type="string">
            <text:p>width: 60%;</text:p>
          </table:table-cell>
          <table:table-cell office:value-type="string" calcext:value-type="string">
            <text:p>Đọc cmt của các bạn khác thấy hợp lý nên mua.</text:p>
            <text:p>Nhưng mua về thì thất vọng quá, quá nhỏ, mua 1 miếng thịt ba chỉ siêu mỏng mới bỏ vừa, nhưng vẫn bị dính vào các phụ kiên trong lò, khó vệ sinh.</text:p>
          </table:table-cell>
        </table:table-row>
        <table:table-row table:style-name="ro1">
          <table:table-cell office:value-type="string" calcext:value-type="string">
            <text:p>width: 60%;</text:p>
          </table:table-cell>
          <table:table-cell office:value-type="string" calcext:value-type="string">
            <text:p>Đọc các comment <text:s/>thấy khen nên mình cũng mua về để dùng thử, hướng dẫn sử dụng thiếu chi tiết cụ thể nên set up rồi vẫn không thấy giống như hướng dẫn, dùng trong phòng để lọc thì sáng thấy hóc mũi khô lắm, không cảm nhận được sự khác biệt trong không khí.</text:p>
          </table:table-cell>
        </table:table-row>
        <table:table-row table:style-name="ro1">
          <table:table-cell office:value-type="string" calcext:value-type="string">
            <text:p>width: 60%;</text:p>
          </table:table-cell>
          <table:table-cell office:value-type="string" calcext:value-type="string">
            <text:p>Do về ngoại nên tôi nhờ ox nhận hàng , hôm qua mới về mở ra xài thử thấy có vẻ thiếu mất cái chốt khoá ống hút , bên tiki có thể gọi điện trao đổi và giao tiếp phần còn thiếu ko ạ ? Cám ơn</text:p>
          </table:table-cell>
        </table:table-row>
        <table:table-row table:style-name="ro1">
          <table:table-cell office:value-type="string" calcext:value-type="string">
            <text:p>width: 60%;</text:p>
          </table:table-cell>
          <table:table-cell office:value-type="string" calcext:value-type="string">
            <text:p>Do thời gian nấu dài, mình mà ko để ý hay quên cái là cháy, nên nói chung là nấu mà phải canh chừng khá bất tiện</text:p>
          </table:table-cell>
        </table:table-row>
        <table:table-row table:style-name="ro1">
          <table:table-cell office:value-type="string" calcext:value-type="string">
            <text:p>width: 60%;</text:p>
          </table:table-cell>
          <table:table-cell office:value-type="string" calcext:value-type="string">
            <text:p>đồ nhựa có mùi rất khó chịu</text:p>
          </table:table-cell>
        </table:table-row>
        <table:table-row table:style-name="ro1">
          <table:table-cell office:value-type="string" calcext:value-type="string">
            <text:p>width: 60%;</text:p>
          </table:table-cell>
          <table:table-cell office:value-type="string" calcext:value-type="string">
            <text:p>Do người nhà nhận ko check kỹ, mình về thì thấy dứoi đế có vẻ bị gãy hai chân hít, hỏi lại thì người nhà nói lúc mở hộp đã vậy, tiki cho hỏi mẫu này là vậy hay quá trình vận chuyển làm gãy? Nếu gãy thì bên mình có đổi trả đc nữa ko? Máy đã dùng</text:p>
          </table:table-cell>
        </table:table-row>
        <table:table-row table:style-name="ro4">
          <table:table-cell office:value-type="string" calcext:value-type="string">
            <text:p>width: 60%;</text:p>
          </table:table-cell>
          <table:table-cell office:value-type="string" calcext:value-type="string">
            <text:p>Do ko có khe thoát khí giải nhiệt nên máy rất nhanh nóng, khi nóng rồi thì rất lâu nguội vì ko thể giải nhiệt. </text:p>
            <text:p>Nếu xay hành tỏi thì ok. Nhưng xay thịt và rau củ cứng dù đã cắt nhỏ thì cũng mất nhiều thời gian chờ máy hoạt động trở lại do nóng quá tự ngắt nguồn. Trân trọng.</text:p>
          </table:table-cell>
        </table:table-row>
        <table:table-row table:style-name="ro1">
          <table:table-cell office:value-type="string" calcext:value-type="string">
            <text:p>width: 60%;</text:p>
          </table:table-cell>
          <table:table-cell office:value-type="string" calcext:value-type="string">
            <text:p>Do khi mua mình không tìm hiểu kĩ về kích thước nên nhận hàng hơi bị hố, do quạt quá to, sử dụng cho sinh viên thì khá ổn, nhưng để bàn làm việc thì quá to và quá mạnh. Quạt dùng khá ổn nhé.</text:p>
          </table:table-cell>
        </table:table-row>
        <table:table-row table:style-name="ro1">
          <table:table-cell office:value-type="string" calcext:value-type="string">
            <text:p>width: 60%;</text:p>
          </table:table-cell>
          <table:table-cell office:value-type="string" calcext:value-type="string">
            <text:p>Do khi đóng khay vào lò ,khay k khớp vào nồi dể dàng ,hay vướng 2cạnh nồi .Khó khăn lắm mới đóng được .Nên ít sử dụng sản phẩm ngại nóng .Không biết phải do lỗi sản phẩm không shop ?nhà mua tcộng 2nồi 1nhỏ màu trắng ,1lớn màu đen .Nhu cầu nhà sd nhiều nên mua thêm .Sản phẩm nồi 2lit rất dể dàng .Shop xem lại giúp nhé .Đchỉ nhà số 3 ,đường 24,Q4</text:p>
          </table:table-cell>
        </table:table-row>
        <table:table-row table:style-name="ro1">
          <table:table-cell office:value-type="string" calcext:value-type="string">
            <text:p>width: 60%;</text:p>
          </table:table-cell>
          <table:table-cell office:value-type="string" calcext:value-type="string">
            <text:p>đồ hơi mỏng manh. dầy dặn hơn chút nữa thì đẹp</text:p>
          </table:table-cell>
        </table:table-row>
        <table:table-row table:style-name="ro1">
          <table:table-cell office:value-type="string" calcext:value-type="string">
            <text:p>width: 60%;</text:p>
          </table:table-cell>
          <table:table-cell office:value-type="string" calcext:value-type="string">
            <text:p>độ hoàn thiện kém,ốc rĩ sét nhiều quá,âm lượng tốt,thời lượng thì để kiểm chứng thêm,tiki giao hàng nhanh!!!!</text:p>
          </table:table-cell>
        </table:table-row>
        <table:table-row table:style-name="ro1">
          <table:table-cell office:value-type="string" calcext:value-type="string">
            <text:p>width: 60%;</text:p>
          </table:table-cell>
          <table:table-cell office:value-type="string" calcext:value-type="string">
            <text:p>Do hết hạn của bộ lọc cũ đột xuất nên order tiki bộ mới thay thế. Nhưng mất 2 ngày mới giao, sau khi nhận được khui thùng thì mất cả cảm tình. Bộ mới trông đã ngã vàng xuống màu thấy rõ. Trông còn tệ hơn cái đang hư dù xài hơn 1 năm mấy.</text:p>
          </table:table-cell>
        </table:table-row>
        <table:table-row table:style-name="ro1">
          <table:table-cell office:value-type="string" calcext:value-type="string">
            <text:p>width: 60%;</text:p>
          </table:table-cell>
          <table:table-cell office:value-type="string" calcext:value-type="string">
            <text:p>Do gia đình xài ít. 1 tuần in có 6 tờ A4 nên như vậy là tạm được. Chưa in thử với số lượng nhiều nên ko thể đánh giá là tốt</text:p>
          </table:table-cell>
        </table:table-row>
        <table:table-row table:style-name="ro1">
          <table:table-cell office:value-type="string" calcext:value-type="string">
            <text:p>width: 60%;</text:p>
          </table:table-cell>
          <table:table-cell office:value-type="string" calcext:value-type="string">
            <text:p>đồ dễ bị hỏng. <text:s text:c="9"/>rất khó chịu</text:p>
          </table:table-cell>
        </table:table-row>
        <table:table-row table:style-name="ro1">
          <table:table-cell office:value-type="string" calcext:value-type="string">
            <text:p>width: 60%;</text:p>
          </table:table-cell>
          <table:table-cell office:value-type="string" calcext:value-type="string">
            <text:p>Do công ty nào cung cấp vậy................................................................................</text:p>
          </table:table-cell>
        </table:table-row>
        <table:table-row table:style-name="ro1">
          <table:table-cell office:value-type="string" calcext:value-type="string">
            <text:p>width: 60%;</text:p>
          </table:table-cell>
          <table:table-cell office:value-type="string" calcext:value-type="string">
            <text:p>Do có một lớp bổ sung clo để diệt khuẩn nên máy lọc này dùng được cho nước máy trực tiếp thật. Nhưng... mùi clo đó không lọc được hết hoàn toàn nên cảm giác rất không an tâm khi uống. Không dám chắc được là nước lọc xong có thật sự an toàn hay không? Giá tiền cao nhưng lại không mang lại sự an tâm cho bản thân tôi và gia đình.</text:p>
          </table:table-cell>
        </table:table-row>
        <table:table-row table:style-name="ro1">
          <table:table-cell office:value-type="string" calcext:value-type="string">
            <text:p>width: 60%;</text:p>
          </table:table-cell>
          <table:table-cell office:value-type="string" calcext:value-type="string">
            <text:p>Độ chống nhìn trộm ko cao. Chỉ có 2 miếng lau đáng lẽ 1 miếng có cồn và 1 miếng khô nh mình mở ra 2 miếng đều khô. Và cũng ko có miếng keo lấy bụi khi dán.</text:p>
          </table:table-cell>
        </table:table-row>
        <table:table-row table:style-name="ro1">
          <table:table-cell office:value-type="string" calcext:value-type="string">
            <text:p>width: 60%;</text:p>
          </table:table-cell>
          <table:table-cell office:value-type="string" calcext:value-type="string">
            <text:p>do chì có 5000mah nên mình sạc ip xs dc cỡ 2 lần thôi. dành cho những người ko muốn xài cục sạc nặng.</text:p>
          </table:table-cell>
        </table:table-row>
        <table:table-row table:style-name="ro4">
          <table:table-cell office:value-type="string" calcext:value-type="string">
            <text:p>width: 60%;</text:p>
          </table:table-cell>
          <table:table-cell office:value-type="string" calcext:value-type="string">
            <text:p>Do bên trong có 2 thanh nhiệt nên khoảng trống để đồ nướng khá nhỏ.</text:p>
            <text:p>Nướng thức ăn có mỡ ở nhiệt độ cao phải trông chừng do có thể bốc lửa cháy bên trong.</text:p>
          </table:table-cell>
        </table:table-row>
        <table:table-row table:style-name="ro1">
          <table:table-cell office:value-type="string" calcext:value-type="string">
            <text:p>width: 60%;</text:p>
          </table:table-cell>
          <table:table-cell office:value-type="string" calcext:value-type="string">
            <text:p>độ bền thế nào chưa rõ, hình ảnh kém nhoè.( giao hàng nhanh)</text:p>
          </table:table-cell>
        </table:table-row>
        <table:table-row table:style-name="ro1">
          <table:table-cell office:value-type="string" calcext:value-type="string">
            <text:p>width: 60%;</text:p>
          </table:table-cell>
          <table:table-cell office:value-type="string" calcext:value-type="string">
            <text:p>độ ẩm có cải thiện, xai nước tinh khiết nên hới tốn, phải dùng thêm quạt để đẩy hơi đi k là nước đọng lại chảy tùm lum</text:p>
          </table:table-cell>
        </table:table-row>
        <table:table-row table:style-name="ro1">
          <table:table-cell office:value-type="string" calcext:value-type="string">
            <text:p>width: 60%;</text:p>
          </table:table-cell>
          <table:table-cell office:value-type="string" calcext:value-type="string">
            <text:p>dkdjdjsksnsjmsnsmdmdmydxyxyuxuxxyyxxgffggjjhhhvvvvvvr</text:p>
          </table:table-cell>
        </table:table-row>
        <table:table-row table:style-name="ro1">
          <table:table-cell office:value-type="string" calcext:value-type="string">
            <text:p>width: 60%;</text:p>
          </table:table-cell>
          <table:table-cell office:value-type="string" calcext:value-type="string">
            <text:p>Điều khiển quạt của tôi bị hỏng. Đề nghị tiki bảo hành cho tôi</text:p>
          </table:table-cell>
        </table:table-row>
        <table:table-row table:style-name="ro1">
          <table:table-cell office:value-type="string" calcext:value-type="string">
            <text:p>width: 60%;</text:p>
          </table:table-cell>
          <table:table-cell office:value-type="string" calcext:value-type="string">
            <text:p>Điện vào ko ổn định. Giá rẻ nên dùng tạm</text:p>
          </table:table-cell>
        </table:table-row>
        <table:table-row table:style-name="ro4">
          <table:table-cell office:value-type="string" calcext:value-type="string">
            <text:p>width: 60%;</text:p>
          </table:table-cell>
          <table:table-cell office:value-type="string" calcext:value-type="string">
            <text:p>Điểm trừ cho nồi không chống dính</text:p>
            <text:p>Còn lại điểm cộng</text:p>
          </table:table-cell>
        </table:table-row>
        <table:table-row table:style-name="ro6">
          <table:table-cell office:value-type="string" calcext:value-type="string">
            <text:p>width: 60%;</text:p>
          </table:table-cell>
          <table:table-cell office:value-type="string" calcext:value-type="string">
            <text:p>Điểm mạnh</text:p>
            <text:p>+ Mẫu mã đơn giản rất đẹp, chụp hình sống ảo rât thích</text:p>
            <text:p>+ Ly nhỏ gọn tiện mang theo khi đi tập nếu bạn muốn uống nước ép trái cây nhanh gọn lẹ</text:p>
            <text:p>+ Nắp đậy kín, ko sợ trào ra khi mang theo </text:p>
            <text:p>Điểm yếu:</text:p>
            <text:p>+ Dung tích hơi nhỏ, nên bạn nào muốn uống nhiều nước thì nên chọn loại bình có dung tích lớn hơn</text:p>
            <text:p>+ Sự dụng nhiều lần trong ngày sẽ rất mau hết pin nên 1 tuần cũng sạc đâu đó 2 3 lần.</text:p>
            <text:p>+ Nếu sử dụng lố hơn mức dung tích cho phép thì khi vặn nắp ra có thể sẽ bị trào nước ra ngoài, nếu xài tốt nhất là cho ít nước khi xay trái cây xong rồi cho đá và sau.</text:p>
          </table:table-cell>
        </table:table-row>
        <table:table-row table:style-name="ro2">
          <table:table-cell office:value-type="string" calcext:value-type="string">
            <text:p>width: 60%;</text:p>
          </table:table-cell>
          <table:table-cell office:value-type="string" calcext:value-type="string">
            <text:p>Điểm cộng: thiết kế đẹp, bắt mắt, màu sắc có vẻ sang, thích hợp cho những thiết kế bếp hiện đại.</text:p>
            <text:p>Điểm trừ: sử dụng máy kêu to, mất thời gian nấu, không thật sự phù hợp chiên cá. Sau khi sử dụng thì chùi rửa rất mệt vì các chi tiết bên trong không tháo rời được (chưa kể bị rỉ sét thì có lưới thay hay không, chế độ tự động ngắt thì hãm lắm, xài mà lo âu canh me. Việc sử dụng còn không biết là bị cháy bên trong hay không vì không có cách nào nhìn vào trong như cách chiên bên ngoài bình thường :) </text:p>
            <text:p>Nói chung là mua về rồi vài tháng xài 1 lần. Thích hợp cho nhà nào thích mua về trưng cho có tụ</text:p>
          </table:table-cell>
        </table:table-row>
        <table:table-row table:style-name="ro2">
          <table:table-cell office:value-type="string" calcext:value-type="string">
            <text:p>width: 60%;</text:p>
          </table:table-cell>
          <table:table-cell office:value-type="string" calcext:value-type="string">
            <text:p>Điểm cộng: Giao hàng nhanh, giá cả hợp lý, chuột gọn tay và dùng rất tốt, bàn phím full size nhạy và in ấn rõ ràng.</text:p>
            <text:p/>
            <text:p>Điểm trừ: bàn phím gõ tiếng rất to, chuột không có nút bên thân nên hạn chế tùy biến.</text:p>
          </table:table-cell>
        </table:table-row>
        <table:table-row table:style-name="ro6">
          <table:table-cell office:value-type="string" calcext:value-type="string">
            <text:p>width: 60%;</text:p>
          </table:table-cell>
          <table:table-cell office:value-type="string" calcext:value-type="string">
            <text:p>Điểm cộng: </text:p>
            <text:p>Cối xay thuỷ tinh, sạch sẽ, dễ lau chùi</text:p>
            <text:p>Vì mình có máy xay to rồi nên mua chủ yếu về xay hoa quả cho 3 ng ăn - máy chỉ xay tối đa được 1 trái bơ thôi nên bạn nào gia đình đông nên cân nhắc</text:p>
            <text:p>Điểm trừ:</text:p>
            <text:p>Máy xay hơi yếu, xay một mẻ là bị nóng máy cần dừng lại cho máy nghỉ ngơi.</text:p>
            <text:p>Máy chỉ xay khô thôi, xay ươts phải hết sức cẩn thận</text:p>
            <text:p/>
            <text:p>Vì máy cối thuỷ tinh và màu hồng đẹp Nên cho 4 ông sao</text:p>
          </table:table-cell>
        </table:table-row>
        <table:table-row table:style-name="ro4">
          <table:table-cell office:value-type="string" calcext:value-type="string">
            <text:p>width: 60%;</text:p>
          </table:table-cell>
          <table:table-cell office:value-type="string" calcext:value-type="string">
            <text:p>Điểm cộng là cảm quan thiết kế đẹp mắt. Điểm trừ; khi mở  lớp bọc của TiKi băng keo thùng đã mở, túi bóng bọc nồi bên trong đã bị rách như xé ra.</text:p>
            <text:p>Lòng nồi 5 lớp nhưng mỏng. Nồi không có chổ chứa nước đọng, thành ra mở nắp nước chảy xuống thành nồi phải lấy dẻ lau. Ko đọc kỷ nên nhận mới biết nồi không kèm xửng hấp.</text:p>
          </table:table-cell>
        </table:table-row>
        <table:table-row table:style-name="ro1">
          <table:table-cell office:value-type="string" calcext:value-type="string">
            <text:p>width: 60%;</text:p>
          </table:table-cell>
          <table:table-cell office:value-type="string" calcext:value-type="string">
            <text:p>điểm cộng cho sản phẩm là thiết kế nhỏ gọn, giá cả hợp túi tiền. nhưng khi sấy thử 1 tiếng 30 phút thì với 4 bộ quần áo và một cái khăn lông thì chưa gọi là khô. hơi thất vọng</text:p>
          </table:table-cell>
        </table:table-row>
        <table:table-row table:style-name="ro2">
          <table:table-cell office:value-type="string" calcext:value-type="string">
            <text:p>width: 60%;</text:p>
          </table:table-cell>
          <table:table-cell office:value-type="string" calcext:value-type="string">
            <text:p>Điểm 10 cho đóng gói giao hàng của tiki.</text:p>
            <text:p>Nhưng sản phẩm có chút vấn đề.</text:p>
            <text:p>Nấu 1 bên bếp cứ bị kêu bụp bụp liên tục.</text:p>
          </table:table-cell>
        </table:table-row>
        <table:table-row table:style-name="ro1">
          <table:table-cell office:value-type="string" calcext:value-type="string">
            <text:p>width: 60%;</text:p>
          </table:table-cell>
          <table:table-cell office:value-type="string" calcext:value-type="string">
            <text:p>dịch vụ tiki tốt. Nhưng cửa lò bị hở</text:p>
          </table:table-cell>
        </table:table-row>
        <table:table-row table:style-name="ro1">
          <table:table-cell office:value-type="string" calcext:value-type="string">
            <text:p>width: 60%;</text:p>
          </table:table-cell>
          <table:table-cell office:value-type="string" calcext:value-type="string">
            <text:p>đẹp. trông rất chất lượng nhưng sao tôi vẫn chưa sạc lên 4 cục đc. sạc chỉ lên 3 cục thôi trong khi tôi để cả đêm</text:p>
          </table:table-cell>
        </table:table-row>
        <table:table-row table:style-name="ro1">
          <table:table-cell office:value-type="string" calcext:value-type="string">
            <text:p>width: 60%;</text:p>
          </table:table-cell>
          <table:table-cell office:value-type="string" calcext:value-type="string">
            <text:p>đẹp, và có vẻ bền, nhưng thực tế xay súp bí đỏ hoặc trái cây thì chưa được mịn lắm</text:p>
          </table:table-cell>
        </table:table-row>
        <table:table-row table:style-name="ro1">
          <table:table-cell office:value-type="string" calcext:value-type="string">
            <text:p>width: 60%;</text:p>
          </table:table-cell>
          <table:table-cell office:value-type="string" calcext:value-type="string">
            <text:p>Đẹp, tốt nhưng tay cầm yếu. Không nên xách nặng</text:p>
          </table:table-cell>
        </table:table-row>
        <table:table-row table:style-name="ro1">
          <table:table-cell office:value-type="string" calcext:value-type="string">
            <text:p>width: 60%;</text:p>
          </table:table-cell>
          <table:table-cell office:value-type="string" calcext:value-type="string">
            <text:p>Đẹp, dễ sử dụng nhưng Quạt gió kêu to nên khi ăn thấy ồn</text:p>
          </table:table-cell>
        </table:table-row>
        <table:table-row table:style-name="ro1">
          <table:table-cell office:value-type="string" calcext:value-type="string">
            <text:p>width: 60%;</text:p>
          </table:table-cell>
          <table:table-cell office:value-type="string" calcext:value-type="string">
            <text:p>đẹp, chính xác, nhưng không có nút hold</text:p>
          </table:table-cell>
        </table:table-row>
        <table:table-row table:style-name="ro1">
          <table:table-cell office:value-type="string" calcext:value-type="string">
            <text:p>width: 60%;</text:p>
          </table:table-cell>
          <table:table-cell office:value-type="string" calcext:value-type="string">
            <text:p>Đẹp sang xinh xắn.</text:p>
          </table:table-cell>
        </table:table-row>
        <table:table-row table:style-name="ro1">
          <table:table-cell office:value-type="string" calcext:value-type="string">
            <text:p>width: 60%;</text:p>
          </table:table-cell>
          <table:table-cell office:value-type="string" calcext:value-type="string">
            <text:p>Đẹp nhưng sản phẩm nhìn như đồ chơi, không thích lắm</text:p>
          </table:table-cell>
        </table:table-row>
        <table:table-row table:style-name="ro1">
          <table:table-cell office:value-type="string" calcext:value-type="string">
            <text:p>width: 60%;</text:p>
          </table:table-cell>
          <table:table-cell office:value-type="string" calcext:value-type="string">
            <text:p>Đẹp nhưng phát ra tiếng ông</text:p>
          </table:table-cell>
        </table:table-row>
        <table:table-row table:style-name="ro1">
          <table:table-cell office:value-type="string" calcext:value-type="string">
            <text:p>width: 60%;</text:p>
          </table:table-cell>
          <table:table-cell office:value-type="string" calcext:value-type="string">
            <text:p>Đẹp nhưng nặng quá, mua về cuối cùng khg dùng, ai có nhiu cầu mình nhường lại giá tốt cho :)</text:p>
          </table:table-cell>
        </table:table-row>
        <table:table-row table:style-name="ro1">
          <table:table-cell office:value-type="string" calcext:value-type="string">
            <text:p>width: 60%;</text:p>
          </table:table-cell>
          <table:table-cell office:value-type="string" calcext:value-type="string">
            <text:p>Đèn số 1 2 3 ko sáng, đèn 4 5 thì ok. Có đổi được cái khác ko bạn ơi?</text:p>
          </table:table-cell>
        </table:table-row>
        <table:table-row table:style-name="ro1">
          <table:table-cell office:value-type="string" calcext:value-type="string">
            <text:p>width: 60%;</text:p>
          </table:table-cell>
          <table:table-cell office:value-type="string" calcext:value-type="string">
            <text:p>đèn led không tắt khi pin đầy, sạc không biết khi nào đầy luôn...sạc 2 viên thì không sạc</text:p>
          </table:table-cell>
        </table:table-row>
        <table:table-row table:style-name="ro1">
          <table:table-cell office:value-type="string" calcext:value-type="string">
            <text:p>width: 60%;</text:p>
          </table:table-cell>
          <table:table-cell office:value-type="string" calcext:value-type="string">
            <text:p>đến hôm nay là ba hôm rồi mà chưa thấy nhận được sản phẩm gi cả</text:p>
          </table:table-cell>
        </table:table-row>
        <table:table-row table:style-name="ro1">
          <table:table-cell office:value-type="string" calcext:value-type="string">
            <text:p>width: 60%;</text:p>
          </table:table-cell>
          <table:table-cell office:value-type="string" calcext:value-type="string">
            <text:p>Đèn báo của sản phẩm ấm bị hư ko sáng khi sử dụng,mong tiki khắc phục tình trạng này</text:p>
          </table:table-cell>
        </table:table-row>
        <table:table-row table:style-name="ro1">
          <table:table-cell office:value-type="string" calcext:value-type="string">
            <text:p>width: 60%;</text:p>
          </table:table-cell>
          <table:table-cell office:value-type="string" calcext:value-type="string">
            <text:p>Đèn báo cơm chín lúc bật lúc không</text:p>
          </table:table-cell>
        </table:table-row>
        <table:table-row table:style-name="ro1">
          <table:table-cell office:value-type="string" calcext:value-type="string">
            <text:p>width: 60%;</text:p>
          </table:table-cell>
          <table:table-cell office:value-type="string" calcext:value-type="string">
            <text:p>đem về xem.xong vứt luôn, cũng ko muốn viết đánh giá nhưng lâu lâu hứng chia sẻ khô</text:p>
          </table:table-cell>
        </table:table-row>
        <table:table-row table:style-name="ro1">
          <table:table-cell office:value-type="string" calcext:value-type="string">
            <text:p>width: 60%;</text:p>
          </table:table-cell>
          <table:table-cell office:value-type="string" calcext:value-type="string">
            <text:p>Đem tặng không dùng nên không biết</text:p>
          </table:table-cell>
        </table:table-row>
        <table:table-row table:style-name="ro8">
          <table:table-cell office:value-type="string" calcext:value-type="string">
            <text:p>width: 60%;</text:p>
          </table:table-cell>
          <table:table-cell office:value-type="string" calcext:value-type="string">
            <text:p>Dear...</text:p>
            <text:p>Vừa qua tôi có mua 01 máy xay sinh tố code #593297345</text:p>
            <text:p/>
            <text:p>Khi xay không có khói bốc lên nhưng có mùi khét rất nhiều.</text:p>
            <text:p/>
            <text:p>Vậy máy có bị cháy không? Có vấn đề gì không?</text:p>
            <text:p>Tks</text:p>
          </table:table-cell>
        </table:table-row>
        <table:table-row table:style-name="ro1">
          <table:table-cell office:value-type="string" calcext:value-type="string">
            <text:p>width: 60%;</text:p>
          </table:table-cell>
          <table:table-cell office:value-type="string" calcext:value-type="string">
            <text:p>Dear, bên mình có mua 1 hộp mực, về tháo miếng nhựa màu cam + miếng nilong và gắn vào máy nhưng nó ko chạy tiếp , vậy nó bị lỗi j vậy shop? Hiện tại mình đã test mấy ngày rồi mà hộp mực vẫn chưa sử dụng được!!</text:p>
          </table:table-cell>
        </table:table-row>
        <table:table-row table:style-name="ro4">
          <table:table-cell office:value-type="string" calcext:value-type="string">
            <text:p>width: 60%;</text:p>
          </table:table-cell>
          <table:table-cell office:value-type="string" calcext:value-type="string">
            <text:p>dear Tiki, </text:p>
            <text:p>xin hãy hỗ trợ vì máy hút bụi sau thời gian hoạt động bình thường giờ không hút đươhc bụi nữa dù điện vẫn hoạt động và máy vẫn kêu. xin cảm ơn</text:p>
          </table:table-cell>
        </table:table-row>
        <table:table-row table:style-name="ro3">
          <table:table-cell office:value-type="string" calcext:value-type="string">
            <text:p>width: 60%;</text:p>
          </table:table-cell>
          <table:table-cell office:value-type="string" calcext:value-type="string">
            <text:p>Dear Tiki</text:p>
            <text:p>Bộ lọc bị xự cố( than hoạt tính tụt keo với bộ nối tiếp)</text:p>
            <text:p>Nước lọc còn mùi clo(khó chịu)</text:p>
            <text:p>Trân trọng!</text:p>
            <text:p>Cám ơn!</text:p>
          </table:table-cell>
        </table:table-row>
        <table:table-row table:style-name="ro1">
          <table:table-cell office:value-type="string" calcext:value-type="string">
            <text:p>width: 60%;</text:p>
          </table:table-cell>
          <table:table-cell office:value-type="string" calcext:value-type="string">
            <text:p>Dễ sử dụng, hỗ trợ may đơn giản nhanh, nhưng hơi ồn</text:p>
          </table:table-cell>
        </table:table-row>
        <table:table-row table:style-name="ro1">
          <table:table-cell office:value-type="string" calcext:value-type="string">
            <text:p>width: 60%;</text:p>
          </table:table-cell>
          <table:table-cell office:value-type="string" calcext:value-type="string">
            <text:p>để sử dụng nhiều mới biết nó như thế nào</text:p>
          </table:table-cell>
        </table:table-row>
        <table:table-row table:style-name="ro4">
          <table:table-cell office:value-type="string" calcext:value-type="string">
            <text:p>width: 60%;</text:p>
          </table:table-cell>
          <table:table-cell office:value-type="string" calcext:value-type="string">
            <text:p>Dễ setup, nhỏ gọn</text:p>
            <text:p>Chỉ có 1 điện thoại,1 lap dùng nhưng tốc độ quá kém, rớt mấy lần, mong được hồi âm chỉ dẫn</text:p>
          </table:table-cell>
        </table:table-row>
        <table:table-row table:style-name="ro1">
          <table:table-cell office:value-type="string" calcext:value-type="string">
            <text:p>width: 60%;</text:p>
          </table:table-cell>
          <table:table-cell office:value-type="string" calcext:value-type="string">
            <text:p>dễ nóng máy</text:p>
          </table:table-cell>
        </table:table-row>
        <table:table-row table:style-name="ro2">
          <table:table-cell office:value-type="string" calcext:value-type="string">
            <text:p>width: 60%;</text:p>
          </table:table-cell>
          <table:table-cell office:value-type="string" calcext:value-type="string">
            <text:p>Để ipad k ổn lắm ( mình ipad thường, k phải mini)</text:p>
            <text:p>Để đt thì k vđ gì</text:p>
            <text:p>Giá đỡ hơi cao hơn mình tưởng</text:p>
          </table:table-cell>
        </table:table-row>
        <table:table-row table:style-name="ro1">
          <table:table-cell office:value-type="string" calcext:value-type="string">
            <text:p>width: 60%;</text:p>
          </table:table-cell>
          <table:table-cell office:value-type="string" calcext:value-type="string">
            <text:p>Đế hơi thấp, tăng nhiệt từ 160 trở lên thì thịt dễ bị cháy mà để nhiệt độ dưới 160 thì lâu. Giống như là nướng hơn là chiên. Nói chung dùng tạm ổn.</text:p>
          </table:table-cell>
        </table:table-row>
        <table:table-row table:style-name="ro1">
          <table:table-cell office:value-type="string" calcext:value-type="string">
            <text:p>width: 60%;</text:p>
          </table:table-cell>
          <table:table-cell office:value-type="string" calcext:value-type="string">
            <text:p>để bt thì ok nghiêng chút là rớt, phù hợp giá tiền</text:p>
          </table:table-cell>
        </table:table-row>
        <table:table-row table:style-name="ro1">
          <table:table-cell office:value-type="string" calcext:value-type="string">
            <text:p>width: 60%;</text:p>
          </table:table-cell>
          <table:table-cell office:value-type="string" calcext:value-type="string">
            <text:p>Dễ bị bong tróc trên bề mặt</text:p>
          </table:table-cell>
        </table:table-row>
        <table:table-row table:style-name="ro1">
          <table:table-cell office:value-type="string" calcext:value-type="string">
            <text:p>width: 60%;</text:p>
          </table:table-cell>
          <table:table-cell office:value-type="string" calcext:value-type="string">
            <text:p>dễ bám bẩn và khó để rửa</text:p>
          </table:table-cell>
        </table:table-row>
        <table:table-row table:style-name="ro1">
          <table:table-cell office:value-type="string" calcext:value-type="string">
            <text:p>width: 60%;</text:p>
          </table:table-cell>
          <table:table-cell office:value-type="string" calcext:value-type="string">
            <text:p>đế ấm bị cong nên e thử nắn lại cho thẳng để nấu cuối cùng nó gãy luôn. phải lấy băng keo dán lai để nấu. huhu</text:p>
          </table:table-cell>
        </table:table-row>
        <table:table-row table:style-name="ro8">
          <table:table-cell office:value-type="string" calcext:value-type="string">
            <text:p>width: 60%;</text:p>
          </table:table-cell>
          <table:table-cell office:value-type="string" calcext:value-type="string">
            <text:p>Để 3 sao do: </text:p>
            <text:p>1. Tiki giao hàng không đúng hẹn, cách trả lời của tư vấn hỗ trợ quanh co, phải gọi điện lại mấy lần thì ms có hàng. </text:p>
            <text:p>Vì mình tặng mẹ sinh nhật nên rất mong muốn có hàng đúng time. Việc này làm mình khó chịu 1 chút. </text:p>
            <text:p>2. Tổng quan về nồi: </text:p>
            <text:p>Chiên lần đầu mùi nhựa hơi khó chịu</text:p>
            <text:p>Trong nồi có khay làm bằng inox hết, khá ưng. </text:p>
            <text:p>Gà chiên lên ngon.</text:p>
          </table:table-cell>
        </table:table-row>
        <table:table-row table:style-name="ro1">
          <table:table-cell office:value-type="string" calcext:value-type="string">
            <text:p>width: 60%;</text:p>
          </table:table-cell>
          <table:table-cell office:value-type="string" calcext:value-type="string">
            <text:p>Dày, may dây chỉ thô, chỉ dư nhiều. Nói chung không muốn sử dụng. Phí tiền.</text:p>
          </table:table-cell>
        </table:table-row>
        <table:table-row table:style-name="ro1">
          <table:table-cell office:value-type="string" calcext:value-type="string">
            <text:p>width: 60%;</text:p>
          </table:table-cell>
          <table:table-cell office:value-type="string" calcext:value-type="string">
            <text:p>Dây tốt nhưng đầu sạc sau hơn nửa năm sử dụng thì có hiện tượng hoen gỉ. Nhận sạc chập chờn</text:p>
          </table:table-cell>
        </table:table-row>
        <table:table-row table:style-name="ro1">
          <table:table-cell office:value-type="string" calcext:value-type="string">
            <text:p>width: 60%;</text:p>
          </table:table-cell>
          <table:table-cell office:value-type="string" calcext:value-type="string">
            <text:p>Dây sạc không phải mới 100%, và không còn nguyên seal. <text:s/>khi mở hộp gói của tiki ra thì thấy hộp đựng tai nghe đã bị mở tem sẵn rồi. Cảm giác thất vọng</text:p>
          </table:table-cell>
        </table:table-row>
        <table:table-row table:style-name="ro1">
          <table:table-cell office:value-type="string" calcext:value-type="string">
            <text:p>width: 60%;</text:p>
          </table:table-cell>
          <table:table-cell office:value-type="string" calcext:value-type="string">
            <text:p>dây sạc k cắm vào quạt dc . làm s sạc dc day sh? <text:s/>có đổi dc không</text:p>
          </table:table-cell>
        </table:table-row>
        <table:table-row table:style-name="ro1">
          <table:table-cell office:value-type="string" calcext:value-type="string">
            <text:p>width: 60%;</text:p>
          </table:table-cell>
          <table:table-cell office:value-type="string" calcext:value-type="string">
            <text:p>dây sạc hơi to và cứng..............nbcghyfđtyhhgcdft</text:p>
          </table:table-cell>
        </table:table-row>
        <table:table-row table:style-name="ro4">
          <table:table-cell office:value-type="string" calcext:value-type="string">
            <text:p>width: 60%;</text:p>
          </table:table-cell>
          <table:table-cell office:value-type="string" calcext:value-type="string">
            <text:p>dây sạc bị hư....</text:p>
            <text:p>thật sự tôi ko hàu lòng tú nào cả😒</text:p>
          </table:table-cell>
        </table:table-row>
        <table:table-row table:style-name="ro1">
          <table:table-cell office:value-type="string" calcext:value-type="string">
            <text:p>width: 60%;</text:p>
          </table:table-cell>
          <table:table-cell office:value-type="string" calcext:value-type="string">
            <text:p>đáy nồi dễ trầy xước quá , không nên rửa bằng máy rửa chén. Chuyện vận hành của sản phẩm thì ok .</text:p>
          </table:table-cell>
        </table:table-row>
        <table:table-row table:style-name="ro1">
          <table:table-cell office:value-type="string" calcext:value-type="string">
            <text:p>width: 60%;</text:p>
          </table:table-cell>
          <table:table-cell office:value-type="string" calcext:value-type="string">
            <text:p>Dây ngắn.. Quat yeu</text:p>
          </table:table-cell>
        </table:table-row>
        <table:table-row table:style-name="ro4">
          <table:table-cell office:value-type="string" calcext:value-type="string">
            <text:p>width: 60%;</text:p>
          </table:table-cell>
          <table:table-cell office:value-type="string" calcext:value-type="string">
            <text:p>đậy nắp không khít giữa nắp và nồi (xem hình) .  có thể phần nút gài không khớp.</text:p>
            <text:p>nôi</text:p>
          </table:table-cell>
        </table:table-row>
        <table:table-row table:style-name="ro2">
          <table:table-cell office:value-type="string" calcext:value-type="string">
            <text:p>width: 60%;</text:p>
          </table:table-cell>
          <table:table-cell office:value-type="string" calcext:value-type="string">
            <text:p>Đây là micro đa hướng, nên nó thu tất cả chứ không có lọc tạp âm nha. Thu âm có noise nha. Được cái là tốt hơn thu trước tiếp từ điện thoại.</text:p>
            <text:p>Có thể đăng ký kênh và xem video được thu âm với micro Boya tại đây  http://bit.ly/39lQaBF</text:p>
            <text:p>Lưu ý là âm thanh trên kênh này có lọc nhiễu qua hậu kỳ.</text:p>
          </table:table-cell>
        </table:table-row>
        <table:table-row table:style-name="ro7">
          <table:table-cell office:value-type="string" calcext:value-type="string">
            <text:p>width: 60%;</text:p>
          </table:table-cell>
          <table:table-cell office:value-type="string" calcext:value-type="string">
            <text:p>Đây là lần thứ 2 đặt mua từ Tiki:</text:p>
            <text:p>+ Ưu: Máy giao còn mới, chưa qua sử dụng, hình thức đẹp, bầu đựng cafe nhìn chắc chắn, không gỉ, đáp ứng nhu cầu uống cafe dạng espresso. Chất lượng cafe pha còn phụ thuộc nhiều vào nguyên liệu. Phải là loại cafe nguyên chất, không trộn lẫn với các loại bột phụ gia khác (như đậu nành, bắp...), xay mịn vừa phải, tốt hơn nữa thì cần ủ cafe trước (nhưng mình không ủ, cho cafe vào pha luôn, thấy cũng được). Không trông đợi chất lượng ngang với cửa hàng, nhưng cũng vào khoảng 70-80%</text:p>
            <text:p>+ Nhược: Khác với máy trước, cùng một mã sản phẩm nhưng thiết kế hơi khác:</text:p>
            <text:p>Bầu đựng cafe có vẻ lỏng hơn, gắn vào thấy không được chặt lắm (tuy nhiên không bị rò rỉ nước), cũng không phải là vấn đề lớn.</text:p>
            <text:p>Nắp nhựa của bầu thủy tinh khá lỏng, lúc rót thì nó bị rơi nắp ra.</text:p>
            <text:p>Nắp che của bộ phận đun nước có một gioăng silicon, tuy nhiên giăng này lại không che kín toàn bộ phần nắp (như máy trước đây tôi mua), mà là dạng vòng, có 1 cục nhựa lồi ở giữa, sau khi nấu xong, mở nắp ra thì do nhựa tiếp xúc với nước nóng nên có thể ngửi thấy mùi nhựa khét. Chất liệu nhựa không biết thế nào, dùng lâu dài có ảnh hưởng tới sức khỏe không? Đây là nhược điểm lớn nhất mà tôi không thích ở lần mua này.</text:p>
          </table:table-cell>
        </table:table-row>
        <table:table-row table:style-name="ro1">
          <table:table-cell office:value-type="string" calcext:value-type="string">
            <text:p>width: 60%;</text:p>
          </table:table-cell>
          <table:table-cell office:value-type="string" calcext:value-type="string">
            <text:p>đây là camera thứ 3 mình mua, trước kia mình nhận là hàng quốc tế, nhưng giờ lại là hàng nội địa trung quốc,</text:p>
          </table:table-cell>
        </table:table-row>
        <table:table-row table:style-name="ro1">
          <table:table-cell office:value-type="string" calcext:value-type="string">
            <text:p>width: 60%;</text:p>
          </table:table-cell>
          <table:table-cell office:value-type="string" calcext:value-type="string">
            <text:p>Dây hơi cứng nhưng vẫn đeo được. Nói chung xài tạm</text:p>
          </table:table-cell>
        </table:table-row>
        <table:table-row table:style-name="ro1">
          <table:table-cell office:value-type="string" calcext:value-type="string">
            <text:p>width: 60%;</text:p>
          </table:table-cell>
          <table:table-cell office:value-type="string" calcext:value-type="string">
            <text:p>Đầy đủ chi tiết như mô tả. Tuy nhiên 3 cái chốt gài màu đen để giữ 3 chân cho đều nhau bị yếu, hay rớt ra ngoài. Nên nghiên cứu lại.</text:p>
          </table:table-cell>
        </table:table-row>
        <table:table-row table:style-name="ro1">
          <table:table-cell office:value-type="string" calcext:value-type="string">
            <text:p>width: 60%;</text:p>
          </table:table-cell>
          <table:table-cell office:value-type="string" calcext:value-type="string">
            <text:p>dây đi kèm cắm được một lúc thì mềm nhũn và cháy rồi. giờ biết cắm bằng gì đây</text:p>
          </table:table-cell>
        </table:table-row>
        <table:table-row table:style-name="ro1">
          <table:table-cell office:value-type="string" calcext:value-type="string">
            <text:p>width: 60%;</text:p>
          </table:table-cell>
          <table:table-cell office:value-type="string" calcext:value-type="string">
            <text:p>Dây cáp dùng tốt. các đầu cắm chắc chắn. tem bảo hành t8.2019 mà mua t1.2020???</text:p>
          </table:table-cell>
        </table:table-row>
        <table:table-row table:style-name="ro1">
          <table:table-cell office:value-type="string" calcext:value-type="string">
            <text:p>width: 60%;</text:p>
          </table:table-cell>
          <table:table-cell office:value-type="string" calcext:value-type="string">
            <text:p>Dây cắm từ 2 loa con đến cục bass quá ngắn, k đủ dài để đặt 2 bên khi dùng màn trên 27 inch</text:p>
          </table:table-cell>
        </table:table-row>
        <table:table-row table:style-name="ro1">
          <table:table-cell office:value-type="string" calcext:value-type="string">
            <text:p>width: 60%;</text:p>
          </table:table-cell>
          <table:table-cell office:value-type="string" calcext:value-type="string">
            <text:p>Dây bền, tuy nhiên đầu tiếp xúc với iphone kém hay bị chập chờn.</text:p>
          </table:table-cell>
        </table:table-row>
        <table:table-row table:style-name="ro2">
          <table:table-cell office:value-type="string" calcext:value-type="string">
            <text:p>width: 60%;</text:p>
          </table:table-cell>
          <table:table-cell office:value-type="string" calcext:value-type="string">
            <text:p>Đầu tiên về giao hàng. Tiki giao hàng rất nhanh, mặc dù mình ở tỉnh nhưng tối đặt là tầm ngày mốt là đã tới tay.</text:p>
            <text:p>Tính năng lọc không khí. Nhà mình xây đã lâu nên cũng hơi bụi. Mua máy này chủ yếu để lọc bớt bụi bẩn, nhưng có vẻ không hiệu quả mấy chỉ đc 10 20%. Nói chung k ăn thua. Ai mua máy này mà mục đích chính là để lọc bụi thì cần xem lại.</text:p>
            <text:p>Còn về chức năng bắt muối. Riêng chức năng này thấy có vẻ hoạt động khá tốt. Xứng đáng. Mình tháy bắt cũng được khá nhiều muỗi</text:p>
          </table:table-cell>
        </table:table-row>
        <table:table-row table:style-name="ro4">
          <table:table-cell office:value-type="string" calcext:value-type="string">
            <text:p>width: 60%;</text:p>
          </table:table-cell>
          <table:table-cell office:value-type="string" calcext:value-type="string">
            <text:p>Đầu tiên đóng gói rất chắc chắn, bên trong còn có 1 túi vải để đựng nữa. Rất là tỉ mỉ luôn. Bộ Giá đỡ nhỏ gọn, chắc chắn, dễ sử dụng. Dễ dàng mang theo khi đi du lịch hoặc đường dài. Đủ các thiết bị theo hình đã quảng cáo.</text:p>
            <text:p>Tuy nhiên Remote bluetooth mình không sử dụng được. Do đó đã đổi lại. Không biết SP mới khi đổi lại sẽ như thế nào. Hy vọng sẽ tốt. Mọi người mua thì nên check cho kĩ vào nhé. Đổi sớm thì sẽ có lợi cho mình hơn.</text:p>
          </table:table-cell>
        </table:table-row>
        <table:table-row table:style-name="ro1">
          <table:table-cell office:value-type="string" calcext:value-type="string">
            <text:p>width: 60%;</text:p>
          </table:table-cell>
          <table:table-cell office:value-type="string" calcext:value-type="string">
            <text:p>Đầu sạc có 3 cái mà ko dùng tới 2 cái kia. Cần mỗi iphone thì đổi thành 3 đầu iphone chứ</text:p>
          </table:table-cell>
        </table:table-row>
        <table:table-row table:style-name="ro1">
          <table:table-cell office:value-type="string" calcext:value-type="string">
            <text:p>width: 60%;</text:p>
          </table:table-cell>
          <table:table-cell office:value-type="string" calcext:value-type="string">
            <text:p>đầu lọc rất nhỏ, không có nấc điều chỉnh để có thể lắp vừa mọi loại vòi</text:p>
          </table:table-cell>
        </table:table-row>
        <table:table-row table:style-name="ro1">
          <table:table-cell office:value-type="string" calcext:value-type="string">
            <text:p>width: 60%;</text:p>
          </table:table-cell>
          <table:table-cell office:value-type="string" calcext:value-type="string">
            <text:p>Đầu jack iphone chỉ có 1 mặt phải chọn đúng mặt mới sạc được gây bất tiện quá. Gia công không được sắc sảo, có 1 số điểm trên bề mặt nhìn hơi thô ráp. Nói chung là tạm được</text:p>
          </table:table-cell>
        </table:table-row>
        <table:table-row table:style-name="ro1">
          <table:table-cell office:value-type="string" calcext:value-type="string">
            <text:p>width: 60%;</text:p>
          </table:table-cell>
          <table:table-cell office:value-type="string" calcext:value-type="string">
            <text:p>Đầu hút ko có dụng cụ/nút cố định, nên khi hút cứ xoay vòng ko theo định hướng của người sử dụng nên khá khó chịu</text:p>
          </table:table-cell>
        </table:table-row>
        <table:table-row table:style-name="ro1">
          <table:table-cell office:value-type="string" calcext:value-type="string">
            <text:p>width: 60%;</text:p>
          </table:table-cell>
          <table:table-cell office:value-type="string" calcext:value-type="string">
            <text:p>Đầu cắm vào bị chảy như hình khi nhiệt độ cao liệu có ảnh hưởng đến sử dụng lần kế tiếp hay không, mới dùng lần đầu đã bị rồi, bếp có ngắt điện tự động, lau chùi sản phẩm sợ nước vào hơi khó vệ sinh.</text:p>
          </table:table-cell>
        </table:table-row>
        <table:table-row table:style-name="ro1">
          <table:table-cell office:value-type="string" calcext:value-type="string">
            <text:p>width: 60%;</text:p>
          </table:table-cell>
          <table:table-cell office:value-type="string" calcext:value-type="string">
            <text:p>Đặt từ hôm thứ 5, không biết bao giờ mới nhận được hàng. Mai phải về quê rồi không biết làm sao đây ??</text:p>
          </table:table-cell>
        </table:table-row>
        <table:table-row table:style-name="ro4">
          <table:table-cell office:value-type="string" calcext:value-type="string">
            <text:p>width: 60%;</text:p>
          </table:table-cell>
          <table:table-cell office:value-type="string" calcext:value-type="string">
            <text:p>đặt từ chủ nhật. xác nhận trạng thái đóng gói vào thứ 3. tới thứ 6 vẫn chưa vận chuyển...</text:p>
            <text:p>khâu vận chuyển của tiki chậm</text:p>
          </table:table-cell>
        </table:table-row>
        <table:table-row table:style-name="ro1">
          <table:table-cell office:value-type="string" calcext:value-type="string">
            <text:p>width: 60%;</text:p>
          </table:table-cell>
          <table:table-cell office:value-type="string" calcext:value-type="string">
            <text:p>Đặt trắng xanh giao màu den, kha khá buồn :&lt; Mới mua thấy xài cũng ổn</text:p>
          </table:table-cell>
        </table:table-row>
        <table:table-row table:style-name="ro1">
          <table:table-cell office:value-type="string" calcext:value-type="string">
            <text:p>width: 60%;</text:p>
          </table:table-cell>
          <table:table-cell office:value-type="string" calcext:value-type="string">
            <text:p>Đặt sản phẩm và mình chọn chế độ giao hàng 24h, nhưng TIKI đã không gọi xác nhận hay gọi để báo giao trễ qua ngày tiếp theo, mình phải gọi tổng đài để hỏi thì mới biết!</text:p>
          </table:table-cell>
        </table:table-row>
        <table:table-row table:style-name="ro1">
          <table:table-cell office:value-type="string" calcext:value-type="string">
            <text:p>width: 60%;</text:p>
          </table:table-cell>
          <table:table-cell office:value-type="string" calcext:value-type="string">
            <text:p>đắt quá. qua songchannelvn.com mua các dòng eken sc giá rẻ mà chất lượng còn hơn</text:p>
          </table:table-cell>
        </table:table-row>
        <table:table-row table:style-name="ro1">
          <table:table-cell office:value-type="string" calcext:value-type="string">
            <text:p>width: 60%;</text:p>
          </table:table-cell>
          <table:table-cell office:value-type="string" calcext:value-type="string">
            <text:p>Đặt mua Tiki gói 2h, giao hàng nhanh. Mang sản phẩm ra sử dụng được 10p chảy nước lênh láng sàn nhà. Gọi Tiki hỗ trợ trong vô vọng. Cần gấp nên tự liên hệ mang ra Philips báo hành. TTBH Philips kiểm tra và thay ngay cái van phun nước bị bể (hàng mới 100% mà không hiểu sao bể). Hài lòng về bảo hành Philips (5*), chất lượng sản phẩm (2*): mới mua đã bị hỏng, hỗ trợ của Tiki (1*) quá tệ, vừa phản ứng chậm, vừa không giải quyết được bất cứ cái gì.</text:p>
          </table:table-cell>
        </table:table-row>
        <table:table-row table:style-name="ro1">
          <table:table-cell office:value-type="string" calcext:value-type="string">
            <text:p>width: 60%;</text:p>
          </table:table-cell>
          <table:table-cell office:value-type="string" calcext:value-type="string">
            <text:p>Đặt mua màu tím nhưng giao màu đen và nắp không đậy khít vào được. Mình có yêu cầu đổi lại và lần này nắp lại bị hư, cũng ko có tặng kèm nút nguồn dự phòng nữa (còn về màu sắc thì từ đầu mình cũng không hy vọng đúng màu lắm nên cũng chấp nhận).</text:p>
          </table:table-cell>
        </table:table-row>
        <table:table-row table:style-name="ro1">
          <table:table-cell office:value-type="string" calcext:value-type="string">
            <text:p>width: 60%;</text:p>
          </table:table-cell>
          <table:table-cell office:value-type="string" calcext:value-type="string">
            <text:p>Đặt mua 02 sp,đôi lúc camera bị mờ phải reset lại,đã theo dõi hằng ngày mỗi ngày cả 02 camera điều offline 1 lần phải chạy về nhà rút nguồn cắm lại,gói internet 20M và camera đặt cách 1,5 mét và 1 cái cách 3 mét.khá khó chịu,đề nghị bên bán hàng liên hệ giải quyết.</text:p>
          </table:table-cell>
        </table:table-row>
        <table:table-row table:style-name="ro1">
          <table:table-cell office:value-type="string" calcext:value-type="string">
            <text:p>width: 60%;</text:p>
          </table:table-cell>
          <table:table-cell office:value-type="string" calcext:value-type="string">
            <text:p>đặt máy bảo 4-5 ngày nhận được mà bây giờ 10 ngày rồi không nhận được . gọi thì lúc nào nhân viên cũng bảo đang chuyển từ tp. hồ chí minh ra hà nội. ba hôm trước gọi cũng vậy , đến hôm nay gọi cũng vẫn đang chuyển , và không cho thời gian chính xác,</text:p>
          </table:table-cell>
        </table:table-row>
        <table:table-row table:style-name="ro1">
          <table:table-cell office:value-type="string" calcext:value-type="string">
            <text:p>width: 60%;</text:p>
          </table:table-cell>
          <table:table-cell office:value-type="string" calcext:value-type="string">
            <text:p>Đặt màu xanh ngọc mà nhận màu đen. Thất vọng cho lần mua sản phẩm này.</text:p>
          </table:table-cell>
        </table:table-row>
        <table:table-row table:style-name="ro1">
          <table:table-cell office:value-type="string" calcext:value-type="string">
            <text:p>width: 60%;</text:p>
          </table:table-cell>
          <table:table-cell office:value-type="string" calcext:value-type="string">
            <text:p>Đặt màu hồng sau lại gửi mình màu đen , cần tiki đổi lại giúp mình sản phẩm , vì mình mua quạt này cho con gái mình , thank</text:p>
          </table:table-cell>
        </table:table-row>
        <table:table-row table:style-name="ro1">
          <table:table-cell office:value-type="string" calcext:value-type="string">
            <text:p>width: 60%;</text:p>
          </table:table-cell>
          <table:table-cell office:value-type="string" calcext:value-type="string">
            <text:p>đăt màu hồng nhưng lại nhận màu trắng</text:p>
          </table:table-cell>
        </table:table-row>
        <table:table-row table:style-name="ro2">
          <table:table-cell office:value-type="string" calcext:value-type="string">
            <text:p>width: 60%;</text:p>
          </table:table-cell>
          <table:table-cell office:value-type="string" calcext:value-type="string">
            <text:p>Đặt màu đỏ đen nhưng nhận là xanh cốm. Cũng ko có vấn đề gì nhưng thấy khó chịu.</text:p>
            <text:p/>
            <text:p>Sản phẩm đã mua nhiều lần chất lượng thì ok.</text:p>
          </table:table-cell>
        </table:table-row>
        <table:table-row table:style-name="ro1">
          <table:table-cell office:value-type="string" calcext:value-type="string">
            <text:p>width: 60%;</text:p>
          </table:table-cell>
          <table:table-cell office:value-type="string" calcext:value-type="string">
            <text:p>Đặt màu đen lại giao màu vàng .</text:p>
          </table:table-cell>
        </table:table-row>
        <table:table-row table:style-name="ro1">
          <table:table-cell office:value-type="string" calcext:value-type="string">
            <text:p>width: 60%;</text:p>
          </table:table-cell>
          <table:table-cell office:value-type="string" calcext:value-type="string">
            <text:p>đặt loại yooshi thì lại giao loại ko có nhản mác ghì gim điên vào ko chạy</text:p>
          </table:table-cell>
        </table:table-row>
        <table:table-row table:style-name="ro1">
          <table:table-cell office:value-type="string" calcext:value-type="string">
            <text:p>width: 60%;</text:p>
          </table:table-cell>
          <table:table-cell office:value-type="string" calcext:value-type="string">
            <text:p>đặt hàng, chưa giao mà giờ khuyến mãi giảm thêm 40k nữa. hok lẽ hủy đơn hàng chứ.</text:p>
          </table:table-cell>
        </table:table-row>
        <table:table-row table:style-name="ro1">
          <table:table-cell office:value-type="string" calcext:value-type="string">
            <text:p>width: 60%;</text:p>
          </table:table-cell>
          <table:table-cell office:value-type="string" calcext:value-type="string">
            <text:p>Đặt hàng và thanh toán gần 2 tuần mới nhận được hàng.Máy gọn,nhẹ đơn giản,dễ sử dụng,bã vắt không được khô lắm.Nói chung tạm ổn.</text:p>
          </table:table-cell>
        </table:table-row>
        <table:table-row table:style-name="ro4">
          <table:table-cell office:value-type="string" calcext:value-type="string">
            <text:p>width: 60%;</text:p>
          </table:table-cell>
          <table:table-cell office:value-type="string" calcext:value-type="string">
            <text:p>Đặt hàng từ 21/7 mà đến 31/7 mới giao</text:p>
            <text:p>Đóng gói sản phẩm thì bọc mỗi cái túi bóng của sp. không thèm chèn xốp vào nói chung đóng gói quá ẩu. Tôi mua của Tiki khá nhiều sp rồi lần đầu tiên thấy dịch vụ kém vậy</text:p>
          </table:table-cell>
        </table:table-row>
        <table:table-row table:style-name="ro1">
          <table:table-cell office:value-type="string" calcext:value-type="string">
            <text:p>width: 60%;</text:p>
          </table:table-cell>
          <table:table-cell office:value-type="string" calcext:value-type="string">
            <text:p>Đặt hàng Tiki Now từ 13h giờ hôm trước, dự kiến giao trước 16h, nhưng chỉ được giao đến vào sáng hôm sau.</text:p>
          </table:table-cell>
        </table:table-row>
        <table:table-row table:style-name="ro1">
          <table:table-cell office:value-type="string" calcext:value-type="string">
            <text:p>width: 60%;</text:p>
          </table:table-cell>
          <table:table-cell office:value-type="string" calcext:value-type="string">
            <text:p>Đặt hàng ngày 4/1 nhưng đến tối 11/1 mới nhận được hàng, không hiểu lấy hàng ở đâu mà giao chậm thế. Chất lượng hàng hoá ở mức trung bình, không có hướng dẫn sử dụng, hoá đơn hay phiếu bảo hành kèm theo.</text:p>
          </table:table-cell>
        </table:table-row>
        <table:table-row table:style-name="ro1">
          <table:table-cell office:value-type="string" calcext:value-type="string">
            <text:p>width: 60%;</text:p>
          </table:table-cell>
          <table:table-cell office:value-type="string" calcext:value-type="string">
            <text:p>đặt hàng 2 hôm là nhận, mở ra có hơi thất vọng vì lòng nồi ko có khay tách rời nên nhiệt sẽ phân bố không đều, đã rửa lòng nồi, làm nóng máy trước 10 phút và nướng bắp bằng nút rau củ, bắp chín, có chỗ hơi khô,, mùi nhựa ám trên bắp rất rõ. máy điện tử nên thik hơn máy cơ nhưng bị ám mùi nhựa nặng quá. ko biết sử dụng vài lần thì có hết mùi nhựa này không.</text:p>
          </table:table-cell>
        </table:table-row>
        <table:table-row table:style-name="ro1">
          <table:table-cell office:value-type="string" calcext:value-type="string">
            <text:p>width: 60%;</text:p>
          </table:table-cell>
          <table:table-cell office:value-type="string" calcext:value-type="string">
            <text:p>Đặt hai chiếc này ở Tiki, chiếc 1 ổn, gói hàng đẹp, cẩn thận, hàng chắc chắn. Chiếc 2 gói xấu, hộp bẹp, mở hàng thì thấy lồng quạt chưa lắp, rơi nắp phía trc ra ngoài. <text:s/>Còn lại khá hài lòng với độ mạnh của quạt, giá vừa phải, tiện lợi dùng quạt cho trẻ em nằm ngủ.</text:p>
          </table:table-cell>
        </table:table-row>
        <table:table-row table:style-name="ro1">
          <table:table-cell office:value-type="string" calcext:value-type="string">
            <text:p>width: 60%;</text:p>
          </table:table-cell>
          <table:table-cell office:value-type="string" calcext:value-type="string">
            <text:p>đặt 4 cái 3 cái dùng ok 1 cái bị lỗi chán quá đi thôi</text:p>
          </table:table-cell>
        </table:table-row>
        <table:table-row table:style-name="ro1">
          <table:table-cell office:value-type="string" calcext:value-type="string">
            <text:p>width: 60%;</text:p>
          </table:table-cell>
          <table:table-cell office:value-type="string" calcext:value-type="string">
            <text:p>đặt 2 cây quạt, tại sao giao cùng 1 màu, đáng lẽ phải giao 2 cây mỗi cây 1 màu mới đúng, đặt thì ko cho lựa màu, bán hàng như vậy là ko có tâm.</text:p>
          </table:table-cell>
        </table:table-row>
        <table:table-row table:style-name="ro1">
          <table:table-cell office:value-type="string" calcext:value-type="string">
            <text:p>width: 60%;</text:p>
          </table:table-cell>
          <table:table-cell office:value-type="string" calcext:value-type="string">
            <text:p>Đặt 11:00 hôm qua 17/9/2019, 10:00 hôm nay 18/9 đã nhận được. Tiki giao hàng rất nhanh. Nhưng tiki rao bán nồi áp suất điện Comet CM-6151, khi giao lại là CM-6151N...</text:p>
          </table:table-cell>
        </table:table-row>
        <table:table-row table:style-name="ro4">
          <table:table-cell office:value-type="string" calcext:value-type="string">
            <text:p>width: 60%;</text:p>
          </table:table-cell>
          <table:table-cell office:value-type="string" calcext:value-type="string">
            <text:p>Dạo này dịch vụ Tiki bị sao ấy. Trước rất ưng mà giờ tới ngày hẹn giao mà vẫn tình trạng đóng hàng xong, chưa vận chuyển. Email, gọi hotline inbox facebook bao lần k ai trả lời tình hình đơn hàng. Khi nhận hàng thì bọc hàng vẫn rất cẩn thận nhưng không hiểu sao trong cối xay có nước?!? Các bộ phận khác thì vẫn ok.</text:p>
            <text:p>Hàng Philips bảo hành chính hãng 2 năm nên cũng yên tâm. Còn về sử dụng lâu dài thì để sau này mới biết</text:p>
          </table:table-cell>
        </table:table-row>
        <table:table-row table:style-name="ro1">
          <table:table-cell office:value-type="string" calcext:value-type="string">
            <text:p>width: 60%;</text:p>
          </table:table-cell>
          <table:table-cell office:value-type="string" calcext:value-type="string">
            <text:p>Đánh giá bao nhiêu lần mà Tiki cũng không hề tặng Tiki xu như các Khách hàng khác. Nên tiki đừng gửi nhận xét nữa nhé</text:p>
          </table:table-cell>
        </table:table-row>
        <table:table-row table:style-name="ro1">
          <table:table-cell office:value-type="string" calcext:value-type="string">
            <text:p>width: 60%;</text:p>
          </table:table-cell>
          <table:table-cell office:value-type="string" calcext:value-type="string">
            <text:p>Đánh cỡ 5' bốc khói, nghe mùi khét. Máy như vậy có bình thường?</text:p>
          </table:table-cell>
        </table:table-row>
        <table:table-row table:style-name="ro1">
          <table:table-cell office:value-type="string" calcext:value-type="string">
            <text:p>width: 60%;</text:p>
          </table:table-cell>
          <table:table-cell office:value-type="string" calcext:value-type="string">
            <text:p>Đang thử mẻ đầu xem sao? đánh giá ban đầu, nắp ko khít lắm ko biết có ảnh hưởng đến quá trình lên men ko. sau 1 tuần nếu ko ok sẽ đổi máy.</text:p>
          </table:table-cell>
        </table:table-row>
        <table:table-row table:style-name="ro1">
          <table:table-cell office:value-type="string" calcext:value-type="string">
            <text:p>width: 60%;</text:p>
          </table:table-cell>
          <table:table-cell office:value-type="string" calcext:value-type="string">
            <text:p>Đang sử dụng thấy cũng ổn, tuy nhiên đóng gói quá sơ sài cho một món đồ như ổ cứng</text:p>
          </table:table-cell>
        </table:table-row>
        <table:table-row table:style-name="ro1">
          <table:table-cell office:value-type="string" calcext:value-type="string">
            <text:p>width: 60%;</text:p>
          </table:table-cell>
          <table:table-cell office:value-type="string" calcext:value-type="string">
            <text:p>Dáng quạt đẹp, hiện đại. Có chế độ thông minh. Tuy nhiên, mình không thể dùng đc điều kiển từ xa của quạt mặc dù đã thay pin mới. Tiki kiểm tra được không?</text:p>
          </table:table-cell>
        </table:table-row>
        <table:table-row table:style-name="ro1">
          <table:table-cell office:value-type="string" calcext:value-type="string">
            <text:p>width: 60%;</text:p>
          </table:table-cell>
          <table:table-cell office:value-type="string" calcext:value-type="string">
            <text:p>Đang háo hức mua về mở hộp thì trong hộp thiếu mất khay hứng mỡ, không biết có được giao bổ sung không nữa</text:p>
          </table:table-cell>
        </table:table-row>
        <table:table-row table:style-name="ro1">
          <table:table-cell office:value-type="string" calcext:value-type="string">
            <text:p>width: 60%;</text:p>
          </table:table-cell>
          <table:table-cell office:value-type="string" calcext:value-type="string">
            <text:p>Đang dùng thử, bước đầu thấy khá OK. Một số chức năng có đổi mới hơn các kiểu trước đó.</text:p>
          </table:table-cell>
        </table:table-row>
        <table:table-row table:style-name="ro1">
          <table:table-cell office:value-type="string" calcext:value-type="string">
            <text:p>width: 60%;</text:p>
          </table:table-cell>
          <table:table-cell office:value-type="string" calcext:value-type="string">
            <text:p>dang dung thu</text:p>
          </table:table-cell>
        </table:table-row>
        <table:table-row table:style-name="ro4">
          <table:table-cell office:value-type="string" calcext:value-type="string">
            <text:p>width: 60%;</text:p>
          </table:table-cell>
          <table:table-cell office:value-type="string" calcext:value-type="string">
            <text:p>Đang dùng cối thủy tinh đầm tay chuyển sang cối inox này thấy nhẹ, cối mỏng, gia công không sắc xảo nhất là mép gấp vẫn còn gợn. </text:p>
            <text:p>chưa sử dụng nên chưa biết. nhưng ban đầu thì cối inox sẽ bền hơn cối thủy tinh ( đang xay bị vỡ đôi)</text:p>
          </table:table-cell>
        </table:table-row>
        <table:table-row table:style-name="ro1">
          <table:table-cell office:value-type="string" calcext:value-type="string">
            <text:p>width: 60%;</text:p>
          </table:table-cell>
          <table:table-cell office:value-type="string" calcext:value-type="string">
            <text:p>Đang dùng bt dc 2 ngày.. sau này chưa bjet thế nào.. hy vọng hàng tốt... cam ơn tiki</text:p>
          </table:table-cell>
        </table:table-row>
        <table:table-row table:style-name="ro1">
          <table:table-cell office:value-type="string" calcext:value-type="string">
            <text:p>width: 60%;</text:p>
          </table:table-cell>
          <table:table-cell office:value-type="string" calcext:value-type="string">
            <text:p>Đang chờ đổi hàng lại.!!!</text:p>
          </table:table-cell>
        </table:table-row>
        <table:table-row table:style-name="ro1">
          <table:table-cell office:value-type="string" calcext:value-type="string">
            <text:p>width: 60%;</text:p>
          </table:table-cell>
          <table:table-cell office:value-type="string" calcext:value-type="string">
            <text:p>đang cần mà đặt hàng mà tới 10 ngày mới có thì quá chậm trễ , như kiểu có đơn hàng rồi mới đi mua vì chuyển phát từ bắc vào nam có 5 ngày thôi ,</text:p>
          </table:table-cell>
        </table:table-row>
        <table:table-row table:style-name="ro1">
          <table:table-cell office:value-type="string" calcext:value-type="string">
            <text:p>width: 60%;</text:p>
          </table:table-cell>
          <table:table-cell office:value-type="string" calcext:value-type="string">
            <text:p>Dán ko full màn hình, làm xấu điện thoại. Ko chấp nhận được</text:p>
          </table:table-cell>
        </table:table-row>
        <table:table-row table:style-name="ro1">
          <table:table-cell office:value-type="string" calcext:value-type="string">
            <text:p>width: 60%;</text:p>
          </table:table-cell>
          <table:table-cell office:value-type="string" calcext:value-type="string">
            <text:p>Đàm thoại nghe gọi không rõ</text:p>
          </table:table-cell>
        </table:table-row>
        <table:table-row table:style-name="ro1">
          <table:table-cell office:value-type="string" calcext:value-type="string">
            <text:p>width: 60%;</text:p>
          </table:table-cell>
          <table:table-cell office:value-type="string" calcext:value-type="string">
            <text:p>đã thử nhưng máy hút bụi chưa được sạch, vẫn để lại khá nhiều bụi khi đi qua 2 lần</text:p>
          </table:table-cell>
        </table:table-row>
        <table:table-row table:style-name="ro1">
          <table:table-cell office:value-type="string" calcext:value-type="string">
            <text:p>width: 60%;</text:p>
          </table:table-cell>
          <table:table-cell office:value-type="string" calcext:value-type="string">
            <text:p>Đã sử dụng máy một ngày đêm, nhưng không thấy gì khác so với chưa dùng máy. Mình đã tháo bọc màng lọc và lắp đúng hướng dẫn. Phòng mình 17m2.</text:p>
          </table:table-cell>
        </table:table-row>
        <table:table-row table:style-name="ro1">
          <table:table-cell office:value-type="string" calcext:value-type="string">
            <text:p>width: 60%;</text:p>
          </table:table-cell>
          <table:table-cell office:value-type="string" calcext:value-type="string">
            <text:p>Đã sử dụng được hơn 1 tuần. Điểm cộng: máy chạy êm, nhỏ gọn, khá dễ vệ sinh. <text:s/>Điểm trừ: <text:s/>máy hơi khó tháo láp, đã sử dụng 1 tuần nhưng mỗi lần tháo rời thì rất mất sức, nếu ráp k chặt thì cũng sẽ k sử dụng được, nên hơi tốn thời gian cho khâu này. Hy vọng sử dụng quen rồi sẽ đỡ hơn. Phần lọc bã k tốt lắm, sau khi bã được thải ra vẫn còn khá nhiều ở trong phần nước ép, mình toàn phải lấy rây để lọc lại. Máy ép cũng k ráo hết nước ép, thường thì ép 2 lần mới hết nước trong rau củ. Với giá này thì chấp nhận thêm chút thời gian để lọc qua rây sau khi ép xong thôi ^^</text:p>
          </table:table-cell>
        </table:table-row>
        <table:table-row table:style-name="ro1">
          <table:table-cell office:value-type="string" calcext:value-type="string">
            <text:p>width: 60%;</text:p>
          </table:table-cell>
          <table:table-cell office:value-type="string" calcext:value-type="string">
            <text:p>Đa số kết cấu bằng nhựa, không bền. Xứng đáng tiền nào của nấy</text:p>
          </table:table-cell>
        </table:table-row>
        <table:table-row table:style-name="ro1">
          <table:table-cell office:value-type="string" calcext:value-type="string">
            <text:p>width: 60%;</text:p>
          </table:table-cell>
          <table:table-cell office:value-type="string" calcext:value-type="string">
            <text:p>Dạ shop cho e hỏi là tại sao phiếu bảo hành không có chữ kí của nhân viên xuất phiếu ạ, nếu như vậy khi muốn bảo hành thì phiếu không hợp lệ, vậy làm thế nào để có thể được bảo hành ạ? E cảm ơn! Phiếu bảo hành bỏ trống không viết gì là sao ạ?</text:p>
          </table:table-cell>
        </table:table-row>
        <table:table-row table:style-name="ro1">
          <table:table-cell office:value-type="string" calcext:value-type="string">
            <text:p>width: 60%;</text:p>
          </table:table-cell>
          <table:table-cell office:value-type="string" calcext:value-type="string">
            <text:p>Đã sài đc mấy bữa ok nhưng hôm nay tu nhiên máy rất nóng, mùi nhựa rất nhiều bốc ra từ thân máy, tắt máy liền vì vắt tiếp sẽ cháy liền. Vậy mình cần kiểm tra bảo hành ở đâu vậy tiki. Máy mới mua sử dụng đc vài lần thoi.</text:p>
          </table:table-cell>
        </table:table-row>
        <table:table-row table:style-name="ro1">
          <table:table-cell office:value-type="string" calcext:value-type="string">
            <text:p>width: 60%;</text:p>
          </table:table-cell>
          <table:table-cell office:value-type="string" calcext:value-type="string">
            <text:p>Đã ra mẻ đầu tiên k vui tí nào, bị nâu và ướt, đang làm lại mẻ thứ 2 không biết như thế nào</text:p>
          </table:table-cell>
        </table:table-row>
        <table:table-row table:style-name="ro1">
          <table:table-cell office:value-type="string" calcext:value-type="string">
            <text:p>width: 60%;</text:p>
          </table:table-cell>
          <table:table-cell office:value-type="string" calcext:value-type="string">
            <text:p>Đã nhận sp, đóng gói bao bì tốt, nhưng ở ngoài có vài chỗ bị xước và tróc giống như hàng đã xài rồi, tôi chưa xài nên ko biết sp dùng có tốt ko?, muốn đổi lại so khác ?</text:p>
          </table:table-cell>
        </table:table-row>
        <table:table-row table:style-name="ro4">
          <table:table-cell office:value-type="string" calcext:value-type="string">
            <text:p>width: 60%;</text:p>
          </table:table-cell>
          <table:table-cell office:value-type="string" calcext:value-type="string">
            <text:p>Đã nhận sản phẩm tuy nhiên model này sản xuất từ tháng 1- 2016,có dấu hiệu bị khui thùng,xốp bảo vệ không cùng loại,đúng ra là liền mảng nhưng đã bị bẻ mất 2 góc nồi.</text:p>
            <text:p>Lòng nồi được nắp kín bên trong mấy lớp mà vẫn có bụi.Vì tin Tiki nên mới đặt mua chứ không hài lòng với cách làm ăn dấu đầu hở đuôi khách hàng như vậy.Cảm giác như mình đã bị lừa.Các bạn cẩn thận.</text:p>
          </table:table-cell>
        </table:table-row>
        <table:table-row table:style-name="ro1">
          <table:table-cell office:value-type="string" calcext:value-type="string">
            <text:p>width: 60%;</text:p>
          </table:table-cell>
          <table:table-cell office:value-type="string" calcext:value-type="string">
            <text:p>Đã nhận sản phẩm từ Tiki nhưng chưa sử dụng</text:p>
          </table:table-cell>
        </table:table-row>
        <table:table-row table:style-name="ro1">
          <table:table-cell office:value-type="string" calcext:value-type="string">
            <text:p>width: 60%;</text:p>
          </table:table-cell>
          <table:table-cell office:value-type="string" calcext:value-type="string">
            <text:p>Đã nhận hàng. Chưa sử dụng thử nhưng nhìn bên ngoài có nhiều vết trầy bẩn.</text:p>
          </table:table-cell>
        </table:table-row>
        <table:table-row table:style-name="ro1">
          <table:table-cell office:value-type="string" calcext:value-type="string">
            <text:p>width: 60%;</text:p>
          </table:table-cell>
          <table:table-cell office:value-type="string" calcext:value-type="string">
            <text:p>Đã nhận hàng, mình dùng thấy chất lượng hình ảnh ko đc như mô tả là 1080, pin cũng chỉ được khoảng 30ph thôi. Với mức giá trên thì tạm chấp nhận được.</text:p>
          </table:table-cell>
        </table:table-row>
        <table:table-row table:style-name="ro1">
          <table:table-cell office:value-type="string" calcext:value-type="string">
            <text:p>width: 60%;</text:p>
          </table:table-cell>
          <table:table-cell office:value-type="string" calcext:value-type="string">
            <text:p>Đã nhận hàng, hàng giao sớm dự định. Không đx mới, bị sướt, k có bộ quà đi kèm. <text:s/>cảm thấy hơi thất vongm</text:p>
          </table:table-cell>
        </table:table-row>
        <table:table-row table:style-name="ro1">
          <table:table-cell office:value-type="string" calcext:value-type="string">
            <text:p>width: 60%;</text:p>
          </table:table-cell>
          <table:table-cell office:value-type="string" calcext:value-type="string">
            <text:p>Đã nhận hàng, đúng chất lượng, thấy trên sản phẩm có dán tem, nhưng không thấy thông tin ngày mua hàng và bảo hành, không thấy hóa đơn mua hàng</text:p>
          </table:table-cell>
        </table:table-row>
        <table:table-row table:style-name="ro1">
          <table:table-cell office:value-type="string" calcext:value-type="string">
            <text:p>width: 60%;</text:p>
          </table:table-cell>
          <table:table-cell office:value-type="string" calcext:value-type="string">
            <text:p>Đã nhận hàng, chưa sử dụng nhưng sp ko phải của hãng xiaomi. Tiki bán như thế là ko chính hãng . Ko thể để tên sp là xiaomi như đang để đx</text:p>
          </table:table-cell>
        </table:table-row>
        <table:table-row table:style-name="ro1">
          <table:table-cell office:value-type="string" calcext:value-type="string">
            <text:p>width: 60%;</text:p>
          </table:table-cell>
          <table:table-cell office:value-type="string" calcext:value-type="string">
            <text:p>Đã nhận hàng, chưa sd thử, thấy cũng ok, lúc ráp cái nắp có 2 con ốc thì phát hiện 1 con ốc bắt nắp ko có ren, trơn lu thì bắt bằng niềm tin à??? cho điểm trừ</text:p>
          </table:table-cell>
        </table:table-row>
        <table:table-row table:style-name="ro4">
          <table:table-cell office:value-type="string" calcext:value-type="string">
            <text:p>width: 60%;</text:p>
          </table:table-cell>
          <table:table-cell office:value-type="string" calcext:value-type="string">
            <text:p>Đã nhận hàng, chất lượng tầm tiền, thông số ghi lòng nồi Ceramic mà ko phải, </text:p>
            <text:p>Thẻ bảo hành ko ghi thông số gì, cũng ko thấy tem</text:p>
          </table:table-cell>
        </table:table-row>
        <table:table-row table:style-name="ro1">
          <table:table-cell office:value-type="string" calcext:value-type="string">
            <text:p>width: 60%;</text:p>
          </table:table-cell>
          <table:table-cell office:value-type="string" calcext:value-type="string">
            <text:p>đã nhận hàng và thanh toán.nhờ bên shop xuất VAT giúp lun.</text:p>
          </table:table-cell>
        </table:table-row>
        <table:table-row table:style-name="ro1">
          <table:table-cell office:value-type="string" calcext:value-type="string">
            <text:p>width: 60%;</text:p>
          </table:table-cell>
          <table:table-cell office:value-type="string" calcext:value-type="string">
            <text:p>đã nhận hàng và hk kiểm tra trước vì tin tưởng tiki và khi kiểm tra thì không có dây livestream. <text:s/>tiki có bù lại không</text:p>
          </table:table-cell>
        </table:table-row>
        <table:table-row table:style-name="ro1">
          <table:table-cell office:value-type="string" calcext:value-type="string">
            <text:p>width: 60%;</text:p>
          </table:table-cell>
          <table:table-cell office:value-type="string" calcext:value-type="string">
            <text:p>Đã nhận hàng trước 10h, sp nguyên hộp - tuy nhiên KHÔNG CÓ SẠC. Mà theo kinh nghiệm thì mỗi một Camera cần một sạc cắm hoạt động liên tục (khác điện thoại) thường Cam không ổn định nếu sạc chất lượng kém hoặc không đúng thông số</text:p>
          </table:table-cell>
        </table:table-row>
        <table:table-row table:style-name="ro1">
          <table:table-cell office:value-type="string" calcext:value-type="string">
            <text:p>width: 60%;</text:p>
          </table:table-cell>
          <table:table-cell office:value-type="string" calcext:value-type="string">
            <text:p>Đã nhận hàng sản phẩm khá đẹp nhưng thân ấm có vẻ như là làm bằng nhựa chứ k phải thuỷ tinh gõ tay vào nghe tiếng kêu cứ như là nhựa chịu nhiệt vậy chứ k giống tiếng thuỷ tinh</text:p>
          </table:table-cell>
        </table:table-row>
        <table:table-row table:style-name="ro1">
          <table:table-cell office:value-type="string" calcext:value-type="string">
            <text:p>width: 60%;</text:p>
          </table:table-cell>
          <table:table-cell office:value-type="string" calcext:value-type="string">
            <text:p>Đã nhận hàng nhưng thiếu pin sạc. Lưỡi dao nằm ở phần máy, có điện, khi vệ sinh dễ bị nước vào.</text:p>
          </table:table-cell>
        </table:table-row>
        <table:table-row table:style-name="ro1">
          <table:table-cell office:value-type="string" calcext:value-type="string">
            <text:p>width: 60%;</text:p>
          </table:table-cell>
          <table:table-cell office:value-type="string" calcext:value-type="string">
            <text:p>đã nhận hàng nhưng chưa xài, cơ bản thấy tháo lắp tiện sử dụng</text:p>
          </table:table-cell>
        </table:table-row>
        <table:table-row table:style-name="ro1">
          <table:table-cell office:value-type="string" calcext:value-type="string">
            <text:p>width: 60%;</text:p>
          </table:table-cell>
          <table:table-cell office:value-type="string" calcext:value-type="string">
            <text:p>Đã nhận hàng ngày 20/4/2020 nhưng công việc bận nên hôm nay mới mở sản phẩm ra lắp. Sau khi lắp đặt xong thì có vấn đề, đầu ghi không lên nguồn. Bộ nguồn 12V-2A dùng đồng hồ vạn năng kiểm tra vẫn đủ điện áp 12V. Mong Tiki và shop xem xét.</text:p>
          </table:table-cell>
        </table:table-row>
        <table:table-row table:style-name="ro1">
          <table:table-cell office:value-type="string" calcext:value-type="string">
            <text:p>width: 60%;</text:p>
          </table:table-cell>
          <table:table-cell office:value-type="string" calcext:value-type="string">
            <text:p>Đã nhận hàng đúng như đơn.</text:p>
          </table:table-cell>
        </table:table-row>
        <table:table-row table:style-name="ro1">
          <table:table-cell office:value-type="string" calcext:value-type="string">
            <text:p>width: 60%;</text:p>
          </table:table-cell>
          <table:table-cell office:value-type="string" calcext:value-type="string">
            <text:p>Đã nhận hàng đúng mô tả. Hơi khó sử dụng, ủi không phẳng như mong muốn, ủi phớt mặc hàng ngày thì ổn nhưng ủi sơ mi hay đầm tiệc thì không được phẳng lắm</text:p>
          </table:table-cell>
        </table:table-row>
        <table:table-row table:style-name="ro2">
          <table:table-cell office:value-type="string" calcext:value-type="string">
            <text:p>width: 60%;</text:p>
          </table:table-cell>
          <table:table-cell office:value-type="string" calcext:value-type="string">
            <text:p>Đã nhận được nồi, tuy nhiên nồi này sản xuất ở Trung Quốc chứ không phải ở Thỗ Nhĩ Kì như bảng thông tin mô tả. Mình đã nướng gà rất ngon, nồi công suất lớn nên chỉ cần 35p là đã vàng cả con gà khoảng 1,5kg, còn về độ bền thì chưa thể nhận xét vì mới dùng. </text:p>
            <text:p/>
            <text:p>Các bạn ở Sài gòn nên cân nhắc, vì sản phẩm chỉ bảo hành ở cửa hàng, mà cửa hàng thì ở Hà nội.</text:p>
          </table:table-cell>
        </table:table-row>
        <table:table-row table:style-name="ro5">
          <table:table-cell office:value-type="string" calcext:value-type="string">
            <text:p>width: 60%;</text:p>
          </table:table-cell>
          <table:table-cell office:value-type="string" calcext:value-type="string">
            <text:p>Đã nhận được hàng. TikiNow đóng gói cẩu thả, tệ hơn cả giao hàng bình thường. Hộp sản phẩm hơi cũ, keo dán có dấu hiệu bong tróc.</text:p>
            <text:p>Bản thân tự hỏi là tại sao với sản phẩm mới mà không có túi nilon bọc sản phẩm dù sản phẩm đã ở trong hộp rồi? </text:p>
            <text:p>Hướng dẫn sử dụng nhàu nát, cứ nghĩ là giấy lộn. </text:p>
            <text:p>Trên tất cả là có phiếu bảo hành.</text:p>
          </table:table-cell>
        </table:table-row>
        <table:table-row table:style-name="ro1">
          <table:table-cell office:value-type="string" calcext:value-type="string">
            <text:p>width: 60%;</text:p>
          </table:table-cell>
          <table:table-cell office:value-type="string" calcext:value-type="string">
            <text:p>Đã nhận đuọc hàng, sản phẩm được đóng gói cẩn thật, hình dáng đẹp, chưa sử dụng nên không biết chất lượng tn sẻ phản ánh sau</text:p>
          </table:table-cell>
        </table:table-row>
        <table:table-row table:style-name="ro1">
          <table:table-cell office:value-type="string" calcext:value-type="string">
            <text:p>width: 60%;</text:p>
          </table:table-cell>
          <table:table-cell office:value-type="string" calcext:value-type="string">
            <text:p>da nhan duoc Hàng nhung lan thu 4 van ko nhan dc Hai phieu ma khuyen mai tu tiki</text:p>
          </table:table-cell>
        </table:table-row>
        <table:table-row table:style-name="ro1">
          <table:table-cell office:value-type="string" calcext:value-type="string">
            <text:p>width: 60%;</text:p>
          </table:table-cell>
          <table:table-cell office:value-type="string" calcext:value-type="string">
            <text:p>Đã nhận được hàng nhưng hơi thất vọng cho shop đặt loại này lại giao loại khác. Nhưng cũng xài được nên để xài luôn</text:p>
          </table:table-cell>
        </table:table-row>
        <table:table-row table:style-name="ro1">
          <table:table-cell office:value-type="string" calcext:value-type="string">
            <text:p>width: 60%;</text:p>
          </table:table-cell>
          <table:table-cell office:value-type="string" calcext:value-type="string">
            <text:p>đã nhận được hàng nhưng chưa có hóa đơn điện tử. Mình gọi hỏi tổng đài thì nói hóa đơn được xuất sau 14 ngày. Thời gian lâu quá, mình cần hóa đơn để thanh toán lại vì số tiền cũng nhiều</text:p>
          </table:table-cell>
        </table:table-row>
        <table:table-row table:style-name="ro1">
          <table:table-cell office:value-type="string" calcext:value-type="string">
            <text:p>width: 60%;</text:p>
          </table:table-cell>
          <table:table-cell office:value-type="string" calcext:value-type="string">
            <text:p>Đã nhận được hàng mà ko thấy remote bluetooth đâu cả shop ơi . Có khi nào shop bỏ sót lại ko nữa</text:p>
          </table:table-cell>
        </table:table-row>
        <table:table-row table:style-name="ro1">
          <table:table-cell office:value-type="string" calcext:value-type="string">
            <text:p>width: 60%;</text:p>
          </table:table-cell>
          <table:table-cell office:value-type="string" calcext:value-type="string">
            <text:p>Đã nhận được hàng của shop giao nhanh cẩn thận nhưng tai nghe cái chập chờn nhưng bị dấp đĩa nghe rất khó chịu xin shop cho cách sử lý</text:p>
          </table:table-cell>
        </table:table-row>
        <table:table-row table:style-name="ro1">
          <table:table-cell office:value-type="string" calcext:value-type="string">
            <text:p>width: 60%;</text:p>
          </table:table-cell>
          <table:table-cell office:value-type="string" calcext:value-type="string">
            <text:p>đã nhận được đơn hàng, nhìn qua thì trông có vẻ không được chắc chắn lắm nhưng với giá ~100k thì khá ổn, remote Bluetooth thì không hoạt động.</text:p>
          </table:table-cell>
        </table:table-row>
        <table:table-row table:style-name="ro1">
          <table:table-cell office:value-type="string" calcext:value-type="string">
            <text:p>width: 60%;</text:p>
          </table:table-cell>
          <table:table-cell office:value-type="string" calcext:value-type="string">
            <text:p>Đã nhận được <text:s/>hàng nhưng âm thanh ko được ấm bass ko có khi nghe nhạc dây sạc thì khác màu cho 3 sao</text:p>
          </table:table-cell>
        </table:table-row>
        <table:table-row table:style-name="ro1">
          <table:table-cell office:value-type="string" calcext:value-type="string">
            <text:p>width: 60%;</text:p>
          </table:table-cell>
          <table:table-cell office:value-type="string" calcext:value-type="string">
            <text:p>Đã nhân đc hang giao hàng nhanh dùng tôt nhưng khi hết điên m sạc mấy h mà điện k vào. shop cho hỏi làm thế nào để dùng tiêp vậy</text:p>
          </table:table-cell>
        </table:table-row>
        <table:table-row table:style-name="ro1">
          <table:table-cell office:value-type="string" calcext:value-type="string">
            <text:p>width: 60%;</text:p>
          </table:table-cell>
          <table:table-cell office:value-type="string" calcext:value-type="string">
            <text:p>đã mua, đang thử xài, nhưng thắc mắc sao locknlock lên trang web tiếng anh ko thấy sản xuất sp nầy. ko biêt phải sp việt nam/trung quốc làm mà mạo danh locknlock của Hàn hay ko , cần giải đáp</text:p>
          </table:table-cell>
        </table:table-row>
        <table:table-row table:style-name="ro1">
          <table:table-cell office:value-type="string" calcext:value-type="string">
            <text:p>width: 60%;</text:p>
          </table:table-cell>
          <table:table-cell office:value-type="string" calcext:value-type="string">
            <text:p>Đã mua và trả hàng hoàn tiền vì giới thiệu là ấm 2 lớp nhưng ấm chỉ có 1 lớp nhựa. Mọi người mua lưu ý nhé.</text:p>
          </table:table-cell>
        </table:table-row>
        <table:table-row table:style-name="ro1">
          <table:table-cell office:value-type="string" calcext:value-type="string">
            <text:p>width: 60%;</text:p>
          </table:table-cell>
          <table:table-cell office:value-type="string" calcext:value-type="string">
            <text:p>Đã mua và nhận máy hôm mùng 3 tết .Đóng gói và xem thì thấy ok, đang xài thử nghiêm 1 thgian mới đánh giá được! Có điều Tiki quảng cáo giao nhanh 3 giờ miễn.phí,đặt lúc 9 giờ tối , 10g30 sáng hôm sau giao đến, cũng ok,nhưng khi đặt hàng thì lại thu cước đến q.7 tới 39k, Tiki o trung thực chổ này !</text:p>
          </table:table-cell>
        </table:table-row>
        <table:table-row table:style-name="ro1">
          <table:table-cell office:value-type="string" calcext:value-type="string">
            <text:p>width: 60%;</text:p>
          </table:table-cell>
          <table:table-cell office:value-type="string" calcext:value-type="string">
            <text:p>Đã mua và đã trả hàng hoàn tiền vì sp toàn bằng nhựa, chỉ có đế bằng inox thôi. mọi người mua thì chú ý nhé. hình ảnh thì ghi 2 lớp nhưng thân bình toàn nhựa.</text:p>
          </table:table-cell>
        </table:table-row>
        <table:table-row table:style-name="ro1">
          <table:table-cell office:value-type="string" calcext:value-type="string">
            <text:p>width: 60%;</text:p>
          </table:table-cell>
          <table:table-cell office:value-type="string" calcext:value-type="string">
            <text:p>Đã mua sp chưa được 1 tháng và mới sử dụng 2 lần nhưng cửa lò bị hở cả trên và dưới. Gọi tổng đài thì không được</text:p>
          </table:table-cell>
        </table:table-row>
        <table:table-row table:style-name="ro5">
          <table:table-cell office:value-type="string" calcext:value-type="string">
            <text:p>width: 60%;</text:p>
          </table:table-cell>
          <table:table-cell office:value-type="string" calcext:value-type="string">
            <text:p>Đã mua sản phẩm này gần đây, mình thấy sản phẩm pin không trâu như Sony, âm thanh thì okay - dùng học ngoại ngữ thì tốt hơn là để phiêu theo nhạc. Tai nghe của sản phẩm chỉ rõ thôi chứ nghe khá dở. Khi gắn tai nghe Sony vào thì thích hơn rất là nhiều!!!</text:p>
            <text:p>Máy cầm chắc tay, thấy thích thích. Cảm ứng cũng nhạy.</text:p>
            <text:p>Lúc nhận hàng thì sản phẩm được Tiki đóng gói kĩ lưỡng, mới toanh, không bị trầy xước miếng nào cả!!!</text:p>
            <text:p>Nhìn chung sản phẩm này ổn cho các bạn học ngoại ngữ hay nghe sách nói.</text:p>
          </table:table-cell>
        </table:table-row>
        <table:table-row table:style-name="ro1">
          <table:table-cell office:value-type="string" calcext:value-type="string">
            <text:p>width: 60%;</text:p>
          </table:table-cell>
          <table:table-cell office:value-type="string" calcext:value-type="string">
            <text:p>Đã mua sản phẩm chỉ thắc mắc là k kèm theo thẻ nhớ thôi</text:p>
          </table:table-cell>
        </table:table-row>
        <table:table-row table:style-name="ro1">
          <table:table-cell office:value-type="string" calcext:value-type="string">
            <text:p>width: 60%;</text:p>
          </table:table-cell>
          <table:table-cell office:value-type="string" calcext:value-type="string">
            <text:p>Đã mua nhiều đồ trên tiki, từ tivi cho tới usb, giày bitis... Nhận được máy khá hài lòng, nhưng chưa vừa ý khi máy có vài cái vết trầy. Nhìn qua thì rõ ràng là hàng đã khui nên phải thử làm khoai tây rán xem có hư hỏng gì không, may quá máy chạy tốt...</text:p>
          </table:table-cell>
        </table:table-row>
        <table:table-row table:style-name="ro1">
          <table:table-cell office:value-type="string" calcext:value-type="string">
            <text:p>width: 60%;</text:p>
          </table:table-cell>
          <table:table-cell office:value-type="string" calcext:value-type="string">
            <text:p>Đã mua máy và sử dụng được 2 tuần. Máy chỉ ép được trái cây mềm, mình hay ép bưởi. Ép được nhiều nước và uống ngon hơn máy ép nhanh nhưng có nhược điểm là xác bưởi còn dính lại trên máy khá nhiều mặc dù mình đã hỗ trợ đẩy xuống và cho máy chạy thêm 1 lúc mới tắt.</text:p>
          </table:table-cell>
        </table:table-row>
        <table:table-row table:style-name="ro1">
          <table:table-cell office:value-type="string" calcext:value-type="string">
            <text:p>width: 60%;</text:p>
          </table:table-cell>
          <table:table-cell office:value-type="string" calcext:value-type="string">
            <text:p>Đã mua lâu lắm rồi mà đến nay bình vẫn còn mùi nhựa. Nấu nước để qua đêm rất hôi mùi nhựa. Ko hài lòng sản phẩm này.</text:p>
          </table:table-cell>
        </table:table-row>
        <table:table-row table:style-name="ro1">
          <table:table-cell office:value-type="string" calcext:value-type="string">
            <text:p>width: 60%;</text:p>
          </table:table-cell>
          <table:table-cell office:value-type="string" calcext:value-type="string">
            <text:p>Đã mua hàng nhưng sản phẩm không thể hiện đèn báo hiệu có điện .Mặt dù đã cắm điện .vì vậy không biết máy đã có điện hay không ?</text:p>
          </table:table-cell>
        </table:table-row>
        <table:table-row table:style-name="ro1">
          <table:table-cell office:value-type="string" calcext:value-type="string">
            <text:p>width: 60%;</text:p>
          </table:table-cell>
          <table:table-cell office:value-type="string" calcext:value-type="string">
            <text:p>Đã mua hàng nhiều lần, yêu cầu xuất hóa đơn VAT nhưng vẫn chưa có</text:p>
          </table:table-cell>
        </table:table-row>
        <table:table-row table:style-name="ro1">
          <table:table-cell office:value-type="string" calcext:value-type="string">
            <text:p>width: 60%;</text:p>
          </table:table-cell>
          <table:table-cell office:value-type="string" calcext:value-type="string">
            <text:p>Đã mua dùng nhưng vẫn phải dùng thêm cái bàn là truyền thống</text:p>
          </table:table-cell>
        </table:table-row>
        <table:table-row table:style-name="ro1">
          <table:table-cell office:value-type="string" calcext:value-type="string">
            <text:p>width: 60%;</text:p>
          </table:table-cell>
          <table:table-cell office:value-type="string" calcext:value-type="string">
            <text:p>đã mua bên tue minh.giao đúng hạn.đóng gói ok. review có cây cạy nhựa để đi dây. nhận hàng thì kg có. nhét miếng nhựa vào che lắp chỗ trống.</text:p>
          </table:table-cell>
        </table:table-row>
        <table:table-row table:style-name="ro1">
          <table:table-cell office:value-type="string" calcext:value-type="string">
            <text:p>width: 60%;</text:p>
          </table:table-cell>
          <table:table-cell office:value-type="string" calcext:value-type="string">
            <text:p>đã mua 3 sản phẩm M171 nhưng riêng sp này lỗi lăn chuột cứ re re...nghe khó chịu</text:p>
          </table:table-cell>
        </table:table-row>
        <table:table-row table:style-name="ro1">
          <table:table-cell office:value-type="string" calcext:value-type="string">
            <text:p>width: 60%;</text:p>
          </table:table-cell>
          <table:table-cell office:value-type="string" calcext:value-type="string">
            <text:p>Đã mua 2 hộp. Hình chụp màu sắc không đẹp, màu nền tối.</text:p>
          </table:table-cell>
        </table:table-row>
        <table:table-row table:style-name="ro4">
          <table:table-cell office:value-type="string" calcext:value-type="string">
            <text:p>width: 60%;</text:p>
          </table:table-cell>
          <table:table-cell office:value-type="string" calcext:value-type="string">
            <text:p>Đã mua 1 cái, dùng rất ok. Hôm trước mua thêm 1 cái nữa thì  nồi inox bị thủng đáy,</text:p>
            <text:p>Tiki liên hệ đổi gấp giúp mình</text:p>
          </table:table-cell>
        </table:table-row>
        <table:table-row table:style-name="ro1">
          <table:table-cell office:value-type="string" calcext:value-type="string">
            <text:p>width: 60%;</text:p>
          </table:table-cell>
          <table:table-cell office:value-type="string" calcext:value-type="string">
            <text:p>Đã dùng thử,đồ chiên ok nhưng nồi nóng lắm ko biết các nồi khác có thế ko.made in china ko thích rùi</text:p>
          </table:table-cell>
        </table:table-row>
        <table:table-row table:style-name="ro1">
          <table:table-cell office:value-type="string" calcext:value-type="string">
            <text:p>width: 60%;</text:p>
          </table:table-cell>
          <table:table-cell office:value-type="string" calcext:value-type="string">
            <text:p>Đã dùng 1 thời gian và nhận thấy - máy không <text:s/>thích hợp để xay nhuyễn mịn như bột - xay để mức hạt nhỏ nhất mà vẫn ko thể mịn để pha espresso</text:p>
          </table:table-cell>
        </table:table-row>
        <table:table-row table:style-name="ro1">
          <table:table-cell office:value-type="string" calcext:value-type="string">
            <text:p>width: 60%;</text:p>
          </table:table-cell>
          <table:table-cell office:value-type="string" calcext:value-type="string">
            <text:p>Đã đổi trả 1 lần, hiện tại đang dùng bếp thứ 2, hay xuất hiện lỗi, vẫn đang kiểm tra thêm.</text:p>
          </table:table-cell>
        </table:table-row>
        <table:table-row table:style-name="ro2">
          <table:table-cell office:value-type="string" calcext:value-type="string">
            <text:p>width: 60%;</text:p>
          </table:table-cell>
          <table:table-cell office:value-type="string" calcext:value-type="string">
            <text:p>Đã để ở chế độ HD, nhưng cái xe dựng ngay kế bên nhà mình, khoảng cách so với cam chừng 4m, vẫn không nhìn rõ bảng số, đây là trong trường hợp đồ vật đứng yên. còn mặt người thì lại càng không rõ, bữa mình nhìn cam có người đứng bên cửa nhà đối diện, so khoảng cách thì cách cam chừng 7m nhưng thấy không rõ mặt. </text:p>
            <text:p>Loại cam này chắc chỉ thích hợp dùng không gian nhỏ hơn, trong nhà và quay gần hơn mới được.</text:p>
            <text:p>Tiki thì giao hàng nhanh, dịch vụ tốt, nhưng đánh giá là đánh giá sản phẩm chủ yếu, vì chất lượng hình ảnh khá thấp so với các hình ảnh quảng cáo nên mình cho 3 sao thôi.</text:p>
          </table:table-cell>
        </table:table-row>
        <table:table-row table:style-name="ro1">
          <table:table-cell office:value-type="string" calcext:value-type="string">
            <text:p>width: 60%;</text:p>
          </table:table-cell>
          <table:table-cell office:value-type="string" calcext:value-type="string">
            <text:p>Đã đặt câu hỏi về cách sử dụng mà k thấy trả lời, các nút bên hông k ghi tiếng Anh, k biết chức năng là gì!</text:p>
          </table:table-cell>
        </table:table-row>
        <table:table-row table:style-name="ro1">
          <table:table-cell office:value-type="string" calcext:value-type="string">
            <text:p>width: 60%;</text:p>
          </table:table-cell>
          <table:table-cell office:value-type="string" calcext:value-type="string">
            <text:p>Cường lực không dính lắm dẫn đến vào nước</text:p>
          </table:table-cell>
        </table:table-row>
        <table:table-row table:style-name="ro1">
          <table:table-cell office:value-type="string" calcext:value-type="string">
            <text:p>width: 60%;</text:p>
          </table:table-cell>
          <table:table-cell office:value-type="string" calcext:value-type="string">
            <text:p>Cuộn giấy không được gói lại tường cuộn mà để chung voi nhau</text:p>
          </table:table-cell>
        </table:table-row>
        <table:table-row table:style-name="ro1">
          <table:table-cell office:value-type="string" calcext:value-type="string">
            <text:p>width: 60%;</text:p>
          </table:table-cell>
          <table:table-cell office:value-type="string" calcext:value-type="string">
            <text:p>cunhgx đc, dùng tốt ttong tầm giá</text:p>
          </table:table-cell>
        </table:table-row>
        <table:table-row table:style-name="ro1">
          <table:table-cell office:value-type="string" calcext:value-type="string">
            <text:p>width: 60%;</text:p>
          </table:table-cell>
          <table:table-cell office:value-type="string" calcext:value-type="string">
            <text:p>Cũng tiện dùng khi thích ăn đồ chiên rán</text:p>
          </table:table-cell>
        </table:table-row>
        <table:table-row table:style-name="ro1">
          <table:table-cell office:value-type="string" calcext:value-type="string">
            <text:p>width: 60%;</text:p>
          </table:table-cell>
          <table:table-cell office:value-type="string" calcext:value-type="string">
            <text:p>cũng tạm, ko mát lắm. <text:s text:c="11"/>......</text:p>
          </table:table-cell>
        </table:table-row>
        <table:table-row table:style-name="ro1">
          <table:table-cell office:value-type="string" calcext:value-type="string">
            <text:p>width: 60%;</text:p>
          </table:table-cell>
          <table:table-cell office:value-type="string" calcext:value-type="string">
            <text:p>cũng tạm tạm so với giá</text:p>
          </table:table-cell>
        </table:table-row>
        <table:table-row table:style-name="ro1">
          <table:table-cell office:value-type="string" calcext:value-type="string">
            <text:p>width: 60%;</text:p>
          </table:table-cell>
          <table:table-cell office:value-type="string" calcext:value-type="string">
            <text:p>Cũng tạm tạm</text:p>
          </table:table-cell>
        </table:table-row>
        <table:table-row table:style-name="ro1">
          <table:table-cell office:value-type="string" calcext:value-type="string">
            <text:p>width: 60%;</text:p>
          </table:table-cell>
          <table:table-cell office:value-type="string" calcext:value-type="string">
            <text:p>Cũng tạm ổn, sử dụng cung ok</text:p>
          </table:table-cell>
        </table:table-row>
        <table:table-row table:style-name="ro1">
          <table:table-cell office:value-type="string" calcext:value-type="string">
            <text:p>width: 60%;</text:p>
          </table:table-cell>
          <table:table-cell office:value-type="string" calcext:value-type="string">
            <text:p>cũng tạm ổn</text:p>
          </table:table-cell>
        </table:table-row>
        <table:table-row table:style-name="ro1">
          <table:table-cell office:value-type="string" calcext:value-type="string">
            <text:p>width: 60%;</text:p>
          </table:table-cell>
          <table:table-cell office:value-type="string" calcext:value-type="string">
            <text:p>Cũng tạm ổn</text:p>
          </table:table-cell>
        </table:table-row>
        <table:table-row table:style-name="ro1">
          <table:table-cell office:value-type="string" calcext:value-type="string">
            <text:p>width: 60%;</text:p>
          </table:table-cell>
          <table:table-cell office:value-type="string" calcext:value-type="string">
            <text:p>Cũng tạm được. Thấy không khác gì so với khi chưa dùng</text:p>
          </table:table-cell>
        </table:table-row>
        <table:table-row table:style-name="ro1">
          <table:table-cell office:value-type="string" calcext:value-type="string">
            <text:p>width: 60%;</text:p>
          </table:table-cell>
          <table:table-cell office:value-type="string" calcext:value-type="string">
            <text:p>Cũng tạm được,lưỡi dao trên hay bị tuột lên ,đế lót dưới không vừa,</text:p>
          </table:table-cell>
        </table:table-row>
        <table:table-row table:style-name="ro1">
          <table:table-cell office:value-type="string" calcext:value-type="string">
            <text:p>width: 60%;</text:p>
          </table:table-cell>
          <table:table-cell office:value-type="string" calcext:value-type="string">
            <text:p>Cũng tạm được không so với giá tiền không sang trọng lắm.</text:p>
          </table:table-cell>
        </table:table-row>
        <table:table-row table:style-name="ro1">
          <table:table-cell office:value-type="string" calcext:value-type="string">
            <text:p>width: 60%;</text:p>
          </table:table-cell>
          <table:table-cell office:value-type="string" calcext:value-type="string">
            <text:p>cũng tạm đuoc chứ ko ok lắm</text:p>
          </table:table-cell>
        </table:table-row>
        <table:table-row table:style-name="ro1">
          <table:table-cell office:value-type="string" calcext:value-type="string">
            <text:p>width: 60%;</text:p>
          </table:table-cell>
          <table:table-cell office:value-type="string" calcext:value-type="string">
            <text:p>cũng tạm dc</text:p>
          </table:table-cell>
        </table:table-row>
        <table:table-row table:style-name="ro1">
          <table:table-cell office:value-type="string" calcext:value-type="string">
            <text:p>width: 60%;</text:p>
          </table:table-cell>
          <table:table-cell office:value-type="string" calcext:value-type="string">
            <text:p>cũng tạm .... thấy có vẻ hơi bị dơ</text:p>
          </table:table-cell>
        </table:table-row>
        <table:table-row table:style-name="ro1">
          <table:table-cell office:value-type="string" calcext:value-type="string">
            <text:p>width: 60%;</text:p>
          </table:table-cell>
          <table:table-cell office:value-type="string" calcext:value-type="string">
            <text:p>cũng ổn. nhưng chỗ gắn điện thoại hơi hẹp.</text:p>
          </table:table-cell>
        </table:table-row>
        <table:table-row table:style-name="ro1">
          <table:table-cell office:value-type="string" calcext:value-type="string">
            <text:p>width: 60%;</text:p>
          </table:table-cell>
          <table:table-cell office:value-type="string" calcext:value-type="string">
            <text:p>Cũng ổn nhưng máy kêu hơi to</text:p>
          </table:table-cell>
        </table:table-row>
        <table:table-row table:style-name="ro1">
          <table:table-cell office:value-type="string" calcext:value-type="string">
            <text:p>width: 60%;</text:p>
          </table:table-cell>
          <table:table-cell office:value-type="string" calcext:value-type="string">
            <text:p>Cũng ok so với giá tiền</text:p>
          </table:table-cell>
        </table:table-row>
        <table:table-row table:style-name="ro1">
          <table:table-cell office:value-type="string" calcext:value-type="string">
            <text:p>width: 60%;</text:p>
          </table:table-cell>
          <table:table-cell office:value-type="string" calcext:value-type="string">
            <text:p>Cũng ok ah, Ly hơi nặng so với tưởng tượng</text:p>
          </table:table-cell>
        </table:table-row>
        <table:table-row table:style-name="ro1">
          <table:table-cell office:value-type="string" calcext:value-type="string">
            <text:p>width: 60%;</text:p>
          </table:table-cell>
          <table:table-cell office:value-type="string" calcext:value-type="string">
            <text:p>cũng ok</text:p>
          </table:table-cell>
        </table:table-row>
        <table:table-row table:style-name="ro1">
          <table:table-cell office:value-type="string" calcext:value-type="string">
            <text:p>width: 60%;</text:p>
          </table:table-cell>
          <table:table-cell office:value-type="string" calcext:value-type="string">
            <text:p>Cũng muốn mua 1 cái xài thử nhưng hình nhu hết chương trình giảm giá rùi hả shop</text:p>
          </table:table-cell>
        </table:table-row>
        <table:table-row table:style-name="ro1">
          <table:table-cell office:value-type="string" calcext:value-type="string">
            <text:p>width: 60%;</text:p>
          </table:table-cell>
          <table:table-cell office:value-type="string" calcext:value-type="string">
            <text:p>Cùng mua ngày 9.9 mà bên laza.. đã giao hàng rồi mà tiki giờ mới đóng gói xong</text:p>
          </table:table-cell>
        </table:table-row>
        <table:table-row table:style-name="ro1">
          <table:table-cell office:value-type="string" calcext:value-type="string">
            <text:p>width: 60%;</text:p>
          </table:table-cell>
          <table:table-cell office:value-type="string" calcext:value-type="string">
            <text:p>cũng được. Đóng gói cẩn thận. nhận hàng nhanh.</text:p>
          </table:table-cell>
        </table:table-row>
        <table:table-row table:style-name="ro1">
          <table:table-cell office:value-type="string" calcext:value-type="string">
            <text:p>width: 60%;</text:p>
          </table:table-cell>
          <table:table-cell office:value-type="string" calcext:value-type="string">
            <text:p>Cũng được.</text:p>
          </table:table-cell>
        </table:table-row>
        <table:table-row table:style-name="ro1">
          <table:table-cell office:value-type="string" calcext:value-type="string">
            <text:p>width: 60%;</text:p>
          </table:table-cell>
          <table:table-cell office:value-type="string" calcext:value-type="string">
            <text:p>Cũng được so với số tiền mức này</text:p>
          </table:table-cell>
        </table:table-row>
        <table:table-row table:style-name="ro1">
          <table:table-cell office:value-type="string" calcext:value-type="string">
            <text:p>width: 60%;</text:p>
          </table:table-cell>
          <table:table-cell office:value-type="string" calcext:value-type="string">
            <text:p>cũng được nhưng không nhiều màu</text:p>
          </table:table-cell>
        </table:table-row>
        <table:table-row table:style-name="ro1">
          <table:table-cell office:value-type="string" calcext:value-type="string">
            <text:p>width: 60%;</text:p>
          </table:table-cell>
          <table:table-cell office:value-type="string" calcext:value-type="string">
            <text:p>cũng được</text:p>
          </table:table-cell>
        </table:table-row>
        <table:table-row table:style-name="ro1">
          <table:table-cell office:value-type="string" calcext:value-type="string">
            <text:p>width: 60%;</text:p>
          </table:table-cell>
          <table:table-cell office:value-type="string" calcext:value-type="string">
            <text:p>cũng được</text:p>
          </table:table-cell>
        </table:table-row>
        <table:table-row table:style-name="ro1">
          <table:table-cell office:value-type="string" calcext:value-type="string">
            <text:p>width: 60%;</text:p>
          </table:table-cell>
          <table:table-cell office:value-type="string" calcext:value-type="string">
            <text:p>cung dung duoc</text:p>
          </table:table-cell>
        </table:table-row>
        <table:table-row table:style-name="ro1">
          <table:table-cell office:value-type="string" calcext:value-type="string">
            <text:p>width: 60%;</text:p>
          </table:table-cell>
          <table:table-cell office:value-type="string" calcext:value-type="string">
            <text:p>Cũng chắc chắn, nướng thấy ổn nhưng lên màu k được đẹp, m nướng 500g thịt để 180đ setup 3 lần mỗi lần 15 p mới chín, mac mày k dc đẹp :(</text:p>
          </table:table-cell>
        </table:table-row>
        <table:table-row table:style-name="ro1">
          <table:table-cell office:value-type="string" calcext:value-type="string">
            <text:p>width: 60%;</text:p>
          </table:table-cell>
          <table:table-cell office:value-type="string" calcext:value-type="string">
            <text:p>Cùng cảm nhận với bên trên. Sp ok, giá cũng ok nhưng khâu đóng gói quá tệ. Ko có <text:s/>chống va đập khi vận chuyển. Nên sợ ko đảm bảo an toàn. Định mua thêm 1 ổ nữa mà thấy khâu đóng gói chán quá nên suy nghĩ.</text:p>
          </table:table-cell>
        </table:table-row>
        <table:table-row table:style-name="ro1">
          <table:table-cell office:value-type="string" calcext:value-type="string">
            <text:p>width: 60%;</text:p>
          </table:table-cell>
          <table:table-cell office:value-type="string" calcext:value-type="string">
            <text:p>Cũng bình thường thôi ::))</text:p>
          </table:table-cell>
        </table:table-row>
        <table:table-row table:style-name="ro1">
          <table:table-cell office:value-type="string" calcext:value-type="string">
            <text:p>width: 60%;</text:p>
          </table:table-cell>
          <table:table-cell office:value-type="string" calcext:value-type="string">
            <text:p>cùm công tắt bị rơ mà cũng bán đc cho khách ag... mình đi làm ko kiểm hàng đc nhờ người nhà trả tiền ai dè như hạch... buôn bán j kì vậy</text:p>
          </table:table-cell>
        </table:table-row>
        <table:table-row table:style-name="ro1">
          <table:table-cell office:value-type="string" calcext:value-type="string">
            <text:p>width: 60%;</text:p>
          </table:table-cell>
          <table:table-cell office:value-type="string" calcext:value-type="string">
            <text:p>Cug tuen dung lam mih rat hai log</text:p>
          </table:table-cell>
        </table:table-row>
        <table:table-row table:style-name="ro1">
          <table:table-cell office:value-type="string" calcext:value-type="string">
            <text:p>width: 60%;</text:p>
          </table:table-cell>
          <table:table-cell office:value-type="string" calcext:value-type="string">
            <text:p>củg tốt có điều giao hàng hơi lâu</text:p>
          </table:table-cell>
        </table:table-row>
        <table:table-row table:style-name="ro1">
          <table:table-cell office:value-type="string" calcext:value-type="string">
            <text:p>width: 60%;</text:p>
          </table:table-cell>
          <table:table-cell office:value-type="string" calcext:value-type="string">
            <text:p>cực xinh, mát nhưng mà dùng không được nhiều 😅</text:p>
          </table:table-cell>
        </table:table-row>
        <table:table-row table:style-name="ro1">
          <table:table-cell office:value-type="string" calcext:value-type="string">
            <text:p>width: 60%;</text:p>
          </table:table-cell>
          <table:table-cell office:value-type="string" calcext:value-type="string">
            <text:p>cục chụp bluetooth không sử dụng được. cần trục không mượt</text:p>
          </table:table-cell>
        </table:table-row>
        <table:table-row table:style-name="ro1">
          <table:table-cell office:value-type="string" calcext:value-type="string">
            <text:p>width: 60%;</text:p>
          </table:table-cell>
          <table:table-cell office:value-type="string" calcext:value-type="string">
            <text:p>của tôi thiếu cánh quạt, nắp cánh quạt, mặt quạt.shop gửi them cho tôi nhé. thanks tiki</text:p>
          </table:table-cell>
        </table:table-row>
        <table:table-row table:style-name="ro1">
          <table:table-cell office:value-type="string" calcext:value-type="string">
            <text:p>width: 60%;</text:p>
          </table:table-cell>
          <table:table-cell office:value-type="string" calcext:value-type="string">
            <text:p>của mình thiếu 1 đế chống trượt shop ơi. đọc tờ hướng dẫn sử dụng mới biết có đế nữa.</text:p>
          </table:table-cell>
        </table:table-row>
        <table:table-row table:style-name="ro1">
          <table:table-cell office:value-type="string" calcext:value-type="string">
            <text:p>width: 60%;</text:p>
          </table:table-cell>
          <table:table-cell office:value-type="string" calcext:value-type="string">
            <text:p>Công USB 4 không nhận. Đề nghị đổi trả sản phẩm.</text:p>
          </table:table-cell>
        </table:table-row>
        <table:table-row table:style-name="ro1">
          <table:table-cell office:value-type="string" calcext:value-type="string">
            <text:p>width: 60%;</text:p>
          </table:table-cell>
          <table:table-cell office:value-type="string" calcext:value-type="string">
            <text:p>Cổng type C không dùng đc. Thủ tục đổi trả thế nào shop</text:p>
          </table:table-cell>
        </table:table-row>
        <table:table-row table:style-name="ro1">
          <table:table-cell office:value-type="string" calcext:value-type="string">
            <text:p>width: 60%;</text:p>
          </table:table-cell>
          <table:table-cell office:value-type="string" calcext:value-type="string">
            <text:p>Công suất yếu, nên nua trên 1500W..................</text:p>
          </table:table-cell>
        </table:table-row>
        <table:table-row table:style-name="ro1">
          <table:table-cell office:value-type="string" calcext:value-type="string">
            <text:p>width: 60%;</text:p>
          </table:table-cell>
          <table:table-cell office:value-type="string" calcext:value-type="string">
            <text:p>công suất 1800w mà sao thấy nướng lâu quá. đậu phụ cũng 15p 200 + lật 10 p nữa mới gọi là vàng vàng. thịt vịt cả con nướng cả tiếng vẫn đỏ. nhiệt kém.</text:p>
          </table:table-cell>
        </table:table-row>
        <table:table-row table:style-name="ro4">
          <table:table-cell office:value-type="string" calcext:value-type="string">
            <text:p>width: 60%;</text:p>
          </table:table-cell>
          <table:table-cell office:value-type="string" calcext:value-type="string">
            <text:p>Con này trông thì oai nhưng khi thực tế dùng thì thấy cũng bình thường thôi. </text:p>
            <text:p>Dùng một thời gian rồi nhưng sóng cũng không hơn cái cũ là mấy. Vừa mua thêm con Tenda có 254k có vẻ chạy ổn như con này😩😩😩</text:p>
          </table:table-cell>
        </table:table-row>
        <table:table-row table:style-name="ro1">
          <table:table-cell office:value-type="string" calcext:value-type="string">
            <text:p>width: 60%;</text:p>
          </table:table-cell>
          <table:table-cell office:value-type="string" calcext:value-type="string">
            <text:p>Cối xay tinh nghiền có tạp chất không vệ sinh được, các cối bụi bẩn. Ko thực sự ưng lắm. Đóng gói và giao hàng ok</text:p>
          </table:table-cell>
        </table:table-row>
        <table:table-row table:style-name="ro1">
          <table:table-cell office:value-type="string" calcext:value-type="string">
            <text:p>width: 60%;</text:p>
          </table:table-cell>
          <table:table-cell office:value-type="string" calcext:value-type="string">
            <text:p>cối xay thịt nhanh hỏng, việc đi bảo hành phức tạp, mất thời gian</text:p>
          </table:table-cell>
        </table:table-row>
        <table:table-row table:style-name="ro4">
          <table:table-cell office:value-type="string" calcext:value-type="string">
            <text:p>width: 60%;</text:p>
          </table:table-cell>
          <table:table-cell office:value-type="string" calcext:value-type="string">
            <text:p>Cối xay sinh tố bị chảy nước mất ron khi lần đầu sử dụng</text:p>
            <text:p>Tiki có chính sách bảo hành này ko ạ</text:p>
          </table:table-cell>
        </table:table-row>
        <table:table-row table:style-name="ro1">
          <table:table-cell office:value-type="string" calcext:value-type="string">
            <text:p>width: 60%;</text:p>
          </table:table-cell>
          <table:table-cell office:value-type="string" calcext:value-type="string">
            <text:p>Cối xay bằng nhựa hơi mỏng rơi dễ vỡ, dao cối xay thịt rất sắc dễ đứt tay khi vệ sinh</text:p>
          </table:table-cell>
        </table:table-row>
        <table:table-row table:style-name="ro1">
          <table:table-cell office:value-type="string" calcext:value-type="string">
            <text:p>width: 60%;</text:p>
          </table:table-cell>
          <table:table-cell office:value-type="string" calcext:value-type="string">
            <text:p>cối xay 2 ;lít, khá to so với nhu cầu của mình, mình mua đợt sale, nếu so với giá trị trc khi sale thì hơi cao, dùng được</text:p>
          </table:table-cell>
        </table:table-row>
        <table:table-row table:style-name="ro1">
          <table:table-cell office:value-type="string" calcext:value-type="string">
            <text:p>width: 60%;</text:p>
          </table:table-cell>
          <table:table-cell office:value-type="string" calcext:value-type="string">
            <text:p>Cối to nhưng mô tơ hơi yếu chút</text:p>
          </table:table-cell>
        </table:table-row>
        <table:table-row table:style-name="ro1">
          <table:table-cell office:value-type="string" calcext:value-type="string">
            <text:p>width: 60%;</text:p>
          </table:table-cell>
          <table:table-cell office:value-type="string" calcext:value-type="string">
            <text:p>cối nhỏ quá quay dc 2 lạng thịt thoii , cho thêm thịt xay sẽ dính cả vào motor rất khó rửa, cần cải tiến</text:p>
          </table:table-cell>
        </table:table-row>
        <table:table-row table:style-name="ro1">
          <table:table-cell office:value-type="string" calcext:value-type="string">
            <text:p>width: 60%;</text:p>
          </table:table-cell>
          <table:table-cell office:value-type="string" calcext:value-type="string">
            <text:p>cốc nhựa đựng cam bị nứt, hình như giao hàng cũ, đổi giúp mình cái cốc khác</text:p>
          </table:table-cell>
        </table:table-row>
        <table:table-row table:style-name="ro1">
          <table:table-cell office:value-type="string" calcext:value-type="string">
            <text:p>width: 60%;</text:p>
          </table:table-cell>
          <table:table-cell office:value-type="string" calcext:value-type="string">
            <text:p>Có vẻ như không được chính hãng lắm</text:p>
          </table:table-cell>
        </table:table-row>
        <table:table-row table:style-name="ro3">
          <table:table-cell office:value-type="string" calcext:value-type="string">
            <text:p>width: 60%;</text:p>
          </table:table-cell>
          <table:table-cell office:value-type="string" calcext:value-type="string">
            <text:p>Có vài trục trặc về thời gian giao hàng trước và sau khi đặt hàng nhưng đã được giải quyết tốt.</text:p>
            <text:p>Về kết quả sử dụng máy sau 04 ngày:</text:p>
            <text:p>- Về bụi: Máy lọc bụi ở mức ổn, mình cứ nghĩ là mang về phòng máy sẽ báo đỏ và lọc nhiều, nhưng kết quả máy báo chỉ cam và sau đó chuyển sang xanh.</text:p>
            <text:p>- Về mùi: mình chưa thấy hiệu quả nhiều. Nếu để máy chạy auto liên tục thì trong phòng sẽ không bị mùi. Nhưng khi nấu đồ ăn, mùi bay vào phòng, máy không tự nhận thấy mùi mình phải bật chế độ Haze, phải hơn 1h hoạt động thì mùi trong phòng mới giảm.</text:p>
            <text:p>- Kết luận: bạn nên tìm cách kiểm tra phòng mình có bị ô nhiễm hay không, ô nhiễm thế nào để chọn loại máy và công suất cho phù hợp.</text:p>
          </table:table-cell>
        </table:table-row>
        <table:table-row table:style-name="ro1">
          <table:table-cell office:value-type="string" calcext:value-type="string">
            <text:p>width: 60%;</text:p>
          </table:table-cell>
          <table:table-cell office:value-type="string" calcext:value-type="string">
            <text:p>Co the xay sinh to chanh day rat on voi mang loc. Ep trai cay thi duoc it moi lan. May chay tot.</text:p>
          </table:table-cell>
        </table:table-row>
        <table:table-row table:style-name="ro1">
          <table:table-cell office:value-type="string" calcext:value-type="string">
            <text:p>width: 60%;</text:p>
          </table:table-cell>
          <table:table-cell office:value-type="string" calcext:value-type="string">
            <text:p>Có thẻ nhớ di kèm khong vay hhhhhhvcvbdndhvfhjgghjff</text:p>
          </table:table-cell>
        </table:table-row>
        <table:table-row table:style-name="ro2">
          <table:table-cell office:value-type="string" calcext:value-type="string">
            <text:p>width: 60%;</text:p>
          </table:table-cell>
          <table:table-cell office:value-type="string" calcext:value-type="string">
            <text:p>Có thể lần sau nghiên cứu kích thước - vì mình cứ nghĩ nó sẽ to hơn nhiều :))</text:p>
            <text:p>Nếu thật sự mua nguyên giá chắc có lẽ mình sẽ return </text:p>
            <text:p>Chưa xài nên k thể đánh giá về chất lượng được</text:p>
          </table:table-cell>
        </table:table-row>
        <table:table-row table:style-name="ro1">
          <table:table-cell office:value-type="string" calcext:value-type="string">
            <text:p>width: 60%;</text:p>
          </table:table-cell>
          <table:table-cell office:value-type="string" calcext:value-type="string">
            <text:p>Có thể hướng dẫn cách cài đặt sang tiếng việt, vì trong cài đặt ko có ngôn ngữ tiếng việt</text:p>
          </table:table-cell>
        </table:table-row>
        <table:table-row table:style-name="ro1">
          <table:table-cell office:value-type="string" calcext:value-type="string">
            <text:p>width: 60%;</text:p>
          </table:table-cell>
          <table:table-cell office:value-type="string" calcext:value-type="string">
            <text:p>Có thể đổi cái to hơn đc ko shop</text:p>
          </table:table-cell>
        </table:table-row>
        <table:table-row table:style-name="ro5">
          <table:table-cell office:value-type="string" calcext:value-type="string">
            <text:p>width: 60%;</text:p>
          </table:table-cell>
          <table:table-cell office:value-type="string" calcext:value-type="string">
            <text:p>Có thể bắt muỗi , do là chức năng phụ nên không cần đòi hỏi nhiều , máy ok . Mới mua về do còn mới nên có mùi , nên cho máy chạy khoảng 1 tiếng trước khi sử dụng trong phòng . Phòng mình 4*5 thấy ok . Lúc đầu cũng do dự giữa xiaomi nhưng do cũng dùng nhiều thiết bị xiaomi nhưng thấy ko bền , nên quyết định mua cái này . Nếu các bạn mua nên mua dòng cao cấp hơn . </text:p>
            <text:p>Điểm trừ : dòng này ko miến khử mùi than hoạt tính, nhiều khi ăn cơm trong phòng nghe có mùi . Nhưng bật chế độ haze khoảng 1 tiếng mới bớt . </text:p>
            <text:p>P/s :Giao hàng khá nhanh, đóng gói kĩ lưỡng + like </text:p>
            <text:p>Trong đó có một tấm hình chụp từ trên xuống , thấy phần nắp có bụi bám mới thấy rằng chất lượng không khí ở thành phố rất tệ . Mới mua sử dụng 3 ngày .</text:p>
          </table:table-cell>
        </table:table-row>
        <table:table-row table:style-name="ro4">
          <table:table-cell office:value-type="string" calcext:value-type="string">
            <text:p>width: 60%;</text:p>
          </table:table-cell>
          <table:table-cell office:value-type="string" calcext:value-type="string">
            <text:p>Có pin ko ạ </text:p>
            <text:p>pin nay có mua ơ ngoài được ko ạ</text:p>
          </table:table-cell>
        </table:table-row>
        <table:table-row table:style-name="ro2">
          <table:table-cell office:value-type="string" calcext:value-type="string">
            <text:p>width: 60%;</text:p>
          </table:table-cell>
          <table:table-cell office:value-type="string" calcext:value-type="string">
            <text:p>có nhược điểm: cách nhiệt chưa tốt lắm tuy ấm 2 lớp, chỗ lược nước bằng nhựa.</text:p>
            <text:p>ưu điểm: kiểu dáng đẹp.</text:p>
            <text:p>giá KM phì hợp với chất lượng chứ nếu để nguyên giá thì gọi là giá cao.</text:p>
          </table:table-cell>
        </table:table-row>
        <table:table-row table:style-name="ro4">
          <table:table-cell office:value-type="string" calcext:value-type="string">
            <text:p>width: 60%;</text:p>
          </table:table-cell>
          <table:table-cell office:value-type="string" calcext:value-type="string">
            <text:p>co mui lam k biet nuong may lan co het mui hy vong tu tu se het mui hoi cua nhua</text:p>
            <text:p>co cach nao cho bot mui nhanh k moi nguoi chi cach voi</text:p>
          </table:table-cell>
        </table:table-row>
        <table:table-row table:style-name="ro4">
          <table:table-cell office:value-type="string" calcext:value-type="string">
            <text:p>width: 60%;</text:p>
          </table:table-cell>
          <table:table-cell office:value-type="string" calcext:value-type="string">
            <text:p>Có lúc bình thường, có lúc bị đơ, nhất là chuột.</text:p>
            <text:p>Bàn phím gõ nhẹ, không bị ồn, ổn định hơn chuột một chút</text:p>
          </table:table-cell>
        </table:table-row>
        <table:table-row table:style-name="ro1">
          <table:table-cell office:value-type="string" calcext:value-type="string">
            <text:p>width: 60%;</text:p>
          </table:table-cell>
          <table:table-cell office:value-type="string" calcext:value-type="string">
            <text:p>Có lúc báo đỏ, do mùi thức ăn là nhìu, nhìu khi bụi quá trời cũng ko thấy báo, ko bít cơ chế thế nào, giao nhanh!</text:p>
          </table:table-cell>
        </table:table-row>
        <table:table-row table:style-name="ro1">
          <table:table-cell office:value-type="string" calcext:value-type="string">
            <text:p>width: 60%;</text:p>
          </table:table-cell>
          <table:table-cell office:value-type="string" calcext:value-type="string">
            <text:p>Có lẽ quá công suất , hợp so với giá tiền , có thể cho con học trên dt , mở nhỏ xíu thì tạm ổn</text:p>
          </table:table-cell>
        </table:table-row>
        <table:table-row table:style-name="ro4">
          <table:table-cell office:value-type="string" calcext:value-type="string">
            <text:p>width: 60%;</text:p>
          </table:table-cell>
          <table:table-cell office:value-type="string" calcext:value-type="string">
            <text:p>có khuyến mại 745k nhập mã first giảm còn 712k mình mua về test thử. Đặt hàng giao mất 4 nhày dù mình ở tỉnh, dự kiến giao mất 5 hoặc 7 ngày nhưng chỉ mất 4 ngày nhưng nhân viên của cty giao hàng nhanh gọi điện khi gần tới nơi chứ k gọi trước. mọi quá trình chỉ theo dõi theo đơn đặt hàng. Đặt 2 con cạnh nhau rất hầm hố nhưng mà test thì có chỗ thì n300rh nhỉnh hơn tí, còn có chỗ n200re nhỉnh hơn dù rằng đặt 2 con gần nhau. </text:p>
            <text:p>Bạn mình đã mua n200re về làm repeater với khoảng cách 50m vẫn thu được với điều kiện ít vật cản. Nếu bạn nào chỉ mua về thu khoảng cách gần hoặc phát gần thì nên mua như 200re cho rẻ.</text:p>
          </table:table-cell>
        </table:table-row>
        <table:table-row table:style-name="ro1">
          <table:table-cell office:value-type="string" calcext:value-type="string">
            <text:p>width: 60%;</text:p>
          </table:table-cell>
          <table:table-cell office:value-type="string" calcext:value-type="string">
            <text:p>có hướng dẫn sử dụng k tiki..muốn mua ma k bit cách sử dung</text:p>
          </table:table-cell>
        </table:table-row>
        <table:table-row table:style-name="ro1">
          <table:table-cell office:value-type="string" calcext:value-type="string">
            <text:p>width: 60%;</text:p>
          </table:table-cell>
          <table:table-cell office:value-type="string" calcext:value-type="string">
            <text:p>có hôm quên v ặn về Off, thế là nguyên cả ngày đun, máy nong nóng</text:p>
          </table:table-cell>
        </table:table-row>
        <table:table-row table:style-name="ro4">
          <table:table-cell office:value-type="string" calcext:value-type="string">
            <text:p>width: 60%;</text:p>
          </table:table-cell>
          <table:table-cell office:value-type="string" calcext:value-type="string">
            <text:p>Có được coi nồi ko? </text:p>
            <text:p>Không ưng có được trả lại không</text:p>
          </table:table-cell>
        </table:table-row>
        <table:table-row table:style-name="ro4">
          <table:table-cell office:value-type="string" calcext:value-type="string">
            <text:p>width: 60%;</text:p>
          </table:table-cell>
          <table:table-cell office:value-type="string" calcext:value-type="string">
            <text:p>có điều nghe cx là ok </text:p>
            <text:p>tai hơi to nên đeo hơi bị đau</text:p>
          </table:table-cell>
        </table:table-row>
        <table:table-row table:style-name="ro1">
          <table:table-cell office:value-type="string" calcext:value-type="string">
            <text:p>width: 60%;</text:p>
          </table:table-cell>
          <table:table-cell office:value-type="string" calcext:value-type="string">
            <text:p>có đèn nhưng ko có báo bánh chín, hay ko tự tắt điện khi bánh chín, phải canh nha, phải mở nắp coi đi coi lại xem chín chưa. nướng bánh vẫn ok, chỉ có điều phải canh ko thì nó nướng hoài khét bánh luon đó</text:p>
          </table:table-cell>
        </table:table-row>
        <table:table-row table:style-name="ro4">
          <table:table-cell office:value-type="string" calcext:value-type="string">
            <text:p>width: 60%;</text:p>
          </table:table-cell>
          <table:table-cell office:value-type="string" calcext:value-type="string">
            <text:p>Có đc kiểm tra hàng?</text:p>
            <text:p>K hài lòng thi trả và k nhận hàng đc k?</text:p>
          </table:table-cell>
        </table:table-row>
        <table:table-row table:style-name="ro1">
          <table:table-cell office:value-type="string" calcext:value-type="string">
            <text:p>width: 60%;</text:p>
          </table:table-cell>
          <table:table-cell office:value-type="string" calcext:value-type="string">
            <text:p>Có đằn ký với nhà mạng trước chưa vậy bạn? 0918003969</text:p>
          </table:table-cell>
        </table:table-row>
        <table:table-row table:style-name="ro1">
          <table:table-cell office:value-type="string" calcext:value-type="string">
            <text:p>width: 60%;</text:p>
          </table:table-cell>
          <table:table-cell office:value-type="string" calcext:value-type="string">
            <text:p>co chắc là của vn sản xuất và bảo hành trong bao lâu? thông tin không rõ ràng</text:p>
          </table:table-cell>
        </table:table-row>
        <table:table-row table:style-name="ro1">
          <table:table-cell office:value-type="string" calcext:value-type="string">
            <text:p>width: 60%;</text:p>
          </table:table-cell>
          <table:table-cell office:value-type="string" calcext:value-type="string">
            <text:p>có bị lỗi đọng nước không các bạn. nếu đọng nước nhỏ xuống cơm sẽ bị nhão và nhanh hư. đây là lỗi thông dụng của những nồi rẻ tiền</text:p>
          </table:table-cell>
        </table:table-row>
        <table:table-row table:style-name="ro1">
          <table:table-cell office:value-type="string" calcext:value-type="string">
            <text:p>width: 60%;</text:p>
          </table:table-cell>
          <table:table-cell office:value-type="string" calcext:value-type="string">
            <text:p>có báo động như mô tả, nhưng tinh năng đàm thoại không dùng được</text:p>
          </table:table-cell>
        </table:table-row>
        <table:table-row table:style-name="ro1">
          <table:table-cell office:value-type="string" calcext:value-type="string">
            <text:p>width: 60%;</text:p>
          </table:table-cell>
          <table:table-cell office:value-type="string" calcext:value-type="string">
            <text:p>có bán riêng cái vỉ nướng không ? tôi cần mua thêm 1 cái vỉ</text:p>
          </table:table-cell>
        </table:table-row>
        <table:table-row table:style-name="ro1">
          <table:table-cell office:value-type="string" calcext:value-type="string">
            <text:p>width: 60%;</text:p>
          </table:table-cell>
          <table:table-cell office:value-type="string" calcext:value-type="string">
            <text:p>Cơ bản loại loa này nghe hay, bass cũng tương đối tốt, nhưng giao mình ngay bộ bị rè một loa, chắc shop chưa kt kỹ. Giao hàng sớm hơn dự kiến, nhân viên vui vẻ</text:p>
          </table:table-cell>
        </table:table-row>
        <table:table-row table:style-name="ro1">
          <table:table-cell office:value-type="string" calcext:value-type="string">
            <text:p>width: 60%;</text:p>
          </table:table-cell>
          <table:table-cell office:value-type="string" calcext:value-type="string">
            <text:p>Cơ bản là ổn so với giá tiền - vỏ hộp móp méo, bàn là có xước xát nhẹ chứ ko mới đẹp hoàn hảo - sẽ đánh giá thêm sau khi sử dụng một thời gian</text:p>
          </table:table-cell>
        </table:table-row>
        <table:table-row table:style-name="ro1">
          <table:table-cell office:value-type="string" calcext:value-type="string">
            <text:p>width: 60%;</text:p>
          </table:table-cell>
          <table:table-cell office:value-type="string" calcext:value-type="string">
            <text:p>có ai mua camera ở shop này cho mình xin đánh giá và những phụ kiện kèm theo</text:p>
          </table:table-cell>
        </table:table-row>
        <table:table-row table:style-name="ro1">
          <table:table-cell office:value-type="string" calcext:value-type="string">
            <text:p>width: 60%;</text:p>
          </table:table-cell>
          <table:table-cell office:value-type="string" calcext:value-type="string">
            <text:p>có 2 quà tặng kèm. đâu không thấy?</text:p>
          </table:table-cell>
        </table:table-row>
        <table:table-row table:style-name="ro1">
          <table:table-cell office:value-type="string" calcext:value-type="string">
            <text:p>width: 60%;</text:p>
          </table:table-cell>
          <table:table-cell office:value-type="string" calcext:value-type="string">
            <text:p>có 2 cối xay tháo rời mà chỉ có 1 roan cao su thôi ạ</text:p>
          </table:table-cell>
        </table:table-row>
        <table:table-row table:style-name="ro1">
          <table:table-cell office:value-type="string" calcext:value-type="string">
            <text:p>width: 60%;</text:p>
          </table:table-cell>
          <table:table-cell office:value-type="string" calcext:value-type="string">
            <text:p>Có 1 sản phẩm không sử dụng được thì đổi lại bằng cách nào?</text:p>
          </table:table-cell>
        </table:table-row>
        <table:table-row table:style-name="ro1">
          <table:table-cell office:value-type="string" calcext:value-type="string">
            <text:p>width: 60%;</text:p>
          </table:table-cell>
          <table:table-cell office:value-type="string" calcext:value-type="string">
            <text:p>có 1 cái nó k quay được</text:p>
          </table:table-cell>
        </table:table-row>
        <table:table-row table:style-name="ro1">
          <table:table-cell office:value-type="string" calcext:value-type="string">
            <text:p>width: 60%;</text:p>
          </table:table-cell>
          <table:table-cell office:value-type="string" calcext:value-type="string">
            <text:p>CN đặt hàng thì T2 mình đã nhận được nồi rồi, cho Tiki 1 like vì giao hàng nhanh. Nồi có 1 vài vết trầy nhỏ nhưng không đáng kể. Mình lấy lồng nồi ra thì thấy bị gãy miếng nhựa nhỏ như hình. Không biết là có ảnh hưởng gì đến quá trình sử dụng không? Mong Tiki phản hồi giúp mình. Tks</text:p>
          </table:table-cell>
        </table:table-row>
        <table:table-row table:style-name="ro1">
          <table:table-cell office:value-type="string" calcext:value-type="string">
            <text:p>width: 60%;</text:p>
          </table:table-cell>
          <table:table-cell office:value-type="string" calcext:value-type="string">
            <text:p>chuyển hàng nhanh. chư sử dụng nên ko biết chất lượng ntn</text:p>
          </table:table-cell>
        </table:table-row>
        <table:table-row table:style-name="ro1">
          <table:table-cell office:value-type="string" calcext:value-type="string">
            <text:p>width: 60%;</text:p>
          </table:table-cell>
          <table:table-cell office:value-type="string" calcext:value-type="string">
            <text:p>Chụp đủ sáng khá tốt nhưng tối hoặc thiếu sáng là ảnh tệ! Nhược điểm quay phim tự động mờ rồi hiện bt, ko biết có ai mua mà khắc phục đc ko?</text:p>
          </table:table-cell>
        </table:table-row>
        <table:table-row table:style-name="ro1">
          <table:table-cell office:value-type="string" calcext:value-type="string">
            <text:p>width: 60%;</text:p>
          </table:table-cell>
          <table:table-cell office:value-type="string" calcext:value-type="string">
            <text:p>Chụp đẹp. Chỉ tiếc là gặp lỗi trên sản phẩm và trôi bảo hành. mình mua hôm nay là 7/4/2020 bảo hành 1 năm 12 tháng thì phải là tháng 4 năm 2021. Mong shop kiểm tra kĩ hơn khi giao hàng. Rất cảm ơn tiki.</text:p>
          </table:table-cell>
        </table:table-row>
        <table:table-row table:style-name="ro1">
          <table:table-cell office:value-type="string" calcext:value-type="string">
            <text:p>width: 60%;</text:p>
          </table:table-cell>
          <table:table-cell office:value-type="string" calcext:value-type="string">
            <text:p>chụp cảnh đẹp hơn lấy nét dễ hơn chụp người... ảnh nay minh đã chỉnh hiệu ứng lại bằng điện thoại</text:p>
          </table:table-cell>
        </table:table-row>
        <table:table-row table:style-name="ro1">
          <table:table-cell office:value-type="string" calcext:value-type="string">
            <text:p>width: 60%;</text:p>
          </table:table-cell>
          <table:table-cell office:value-type="string" calcext:value-type="string">
            <text:p>Chụp ảnh chơi thì đc chứ quay phim chưa đc bao lâu đã hết dung lượng</text:p>
          </table:table-cell>
        </table:table-row>
        <table:table-row table:style-name="ro4">
          <table:table-cell office:value-type="string" calcext:value-type="string">
            <text:p>width: 60%;</text:p>
          </table:table-cell>
          <table:table-cell office:value-type="string" calcext:value-type="string">
            <text:p>Chuột thì sử dụng OK, nhưng bàn phím lâu lâu bình tình trạng lag, thỉnh thoảng khi gõ, chữ ko hiện lên màn hình mà bị delay khoảng vài giây, sau đó mới show ra. Đôi khi phải tắt rồi mở lại mới bình thường.</text:p>
            <text:p>Nếu lần sau mua nữa thì mình sẽ chọn loại khác.</text:p>
          </table:table-cell>
        </table:table-row>
        <table:table-row table:style-name="ro1">
          <table:table-cell office:value-type="string" calcext:value-type="string">
            <text:p>width: 60%;</text:p>
          </table:table-cell>
          <table:table-cell office:value-type="string" calcext:value-type="string">
            <text:p>Chuột không nhạy lắm. Được cái giá rẻ nên chất lượng cũng ko thể tốt hơn</text:p>
          </table:table-cell>
        </table:table-row>
        <table:table-row table:style-name="ro1">
          <table:table-cell office:value-type="string" calcext:value-type="string">
            <text:p>width: 60%;</text:p>
          </table:table-cell>
          <table:table-cell office:value-type="string" calcext:value-type="string">
            <text:p>Chuột không có nút bật tắt , với lại nói là có ngủ sau 8p mà có thấy ngủ đâu nên chắc hao pin lắm</text:p>
          </table:table-cell>
        </table:table-row>
        <table:table-row table:style-name="ro1">
          <table:table-cell office:value-type="string" calcext:value-type="string">
            <text:p>width: 60%;</text:p>
          </table:table-cell>
          <table:table-cell office:value-type="string" calcext:value-type="string">
            <text:p>Chuột đẹp nhưng nhận hàng hông có lót chuột đi kèm :D</text:p>
          </table:table-cell>
        </table:table-row>
        <table:table-row table:style-name="ro2">
          <table:table-cell office:value-type="string" calcext:value-type="string">
            <text:p>width: 60%;</text:p>
          </table:table-cell>
          <table:table-cell office:value-type="string" calcext:value-type="string">
            <text:p>chức năng vi sóng nhanh. tốt. nhưng thấy không yên tâm khoản sóng vi ba nó tỏa ra. vì lò ko kín. thực sự tiện lợi cũng thực sự lo ngại tới sức khỏe</text:p>
            <text:p>nói chung dùng cơ bản là tốt</text:p>
            <text:p>giá rẻ đòi hỏi cấu hình cao và an toàn là khó</text:p>
          </table:table-cell>
        </table:table-row>
        <table:table-row table:style-name="ro1">
          <table:table-cell office:value-type="string" calcext:value-type="string">
            <text:p>width: 60%;</text:p>
          </table:table-cell>
          <table:table-cell office:value-type="string" calcext:value-type="string">
            <text:p>Chức năng thì có vẻ ổn còn Bình to cồng kềnh mà nhựa quá mỏng. Các chi tiết như hàng gia công, phần để nước lắng không lọc quá lớn, chắc pải tới 5-7 lít. Nhà mình phải đun sôi để nguội rồi mới lọc nên mỗi lần thau rửa bình, là pải đun và tìm chỗ chứa nước để bù vào pần nước lắng không lọc rất mất công</text:p>
          </table:table-cell>
        </table:table-row>
        <table:table-row table:style-name="ro1">
          <table:table-cell office:value-type="string" calcext:value-type="string">
            <text:p>width: 60%;</text:p>
          </table:table-cell>
          <table:table-cell office:value-type="string" calcext:value-type="string">
            <text:p>Chức năng quay không được mượt, khi quay rồi bấm dừng quạt bị trôi.</text:p>
          </table:table-cell>
        </table:table-row>
        <table:table-row table:style-name="ro1">
          <table:table-cell office:value-type="string" calcext:value-type="string">
            <text:p>width: 60%;</text:p>
          </table:table-cell>
          <table:table-cell office:value-type="string" calcext:value-type="string">
            <text:p>Chức năng nước nóng ko hoạt động và luôn báo cạn nước</text:p>
          </table:table-cell>
        </table:table-row>
        <table:table-row table:style-name="ro4">
          <table:table-cell office:value-type="string" calcext:value-type="string">
            <text:p>width: 60%;</text:p>
          </table:table-cell>
          <table:table-cell office:value-type="string" calcext:value-type="string">
            <text:p>Chức năng kết nối 2 chiều hình như có vấn đề:</text:p>
            <text:p>Tôi nói phía camera thì bên điện thoại nghe được. Nhưng ngược lại thì phía camera không nghe được</text:p>
          </table:table-cell>
        </table:table-row>
        <table:table-row table:style-name="ro1">
          <table:table-cell office:value-type="string" calcext:value-type="string">
            <text:p>width: 60%;</text:p>
          </table:table-cell>
          <table:table-cell office:value-type="string" calcext:value-type="string">
            <text:p>chức năng dể sử dụng, thêm catalog bằng tiếng Việt nửa thì tuyệt</text:p>
          </table:table-cell>
        </table:table-row>
        <table:table-row table:style-name="ro1">
          <table:table-cell office:value-type="string" calcext:value-type="string">
            <text:p>width: 60%;</text:p>
          </table:table-cell>
          <table:table-cell office:value-type="string" calcext:value-type="string">
            <text:p>chuẩn mô tả nhưng thiếu tai nhựa đựng nước thừa. sử dụng hơi bất tiện</text:p>
          </table:table-cell>
        </table:table-row>
        <table:table-row table:style-name="ro1">
          <table:table-cell office:value-type="string" calcext:value-type="string">
            <text:p>width: 60%;</text:p>
          </table:table-cell>
          <table:table-cell office:value-type="string" calcext:value-type="string">
            <text:p>chưa xai nên thấy đo điện có như vậy thấy gê qua không biết bình thường hay ro điên</text:p>
          </table:table-cell>
        </table:table-row>
        <table:table-row table:style-name="ro4">
          <table:table-cell office:value-type="string" calcext:value-type="string">
            <text:p>width: 60%;</text:p>
          </table:table-cell>
          <table:table-cell office:value-type="string" calcext:value-type="string">
            <text:p>chưa xài nên chưa biết</text:p>
            <text:p>mua rồi bỏ đó chưa xài</text:p>
          </table:table-cell>
        </table:table-row>
        <table:table-row table:style-name="ro1">
          <table:table-cell office:value-type="string" calcext:value-type="string">
            <text:p>width: 60%;</text:p>
          </table:table-cell>
          <table:table-cell office:value-type="string" calcext:value-type="string">
            <text:p>Chưa xài chưa biết ra sao! Đánh giá bình thương được chưa Tiki</text:p>
          </table:table-cell>
        </table:table-row>
        <table:table-row table:style-name="ro1">
          <table:table-cell office:value-type="string" calcext:value-type="string">
            <text:p>width: 60%;</text:p>
          </table:table-cell>
          <table:table-cell office:value-type="string" calcext:value-type="string">
            <text:p>Chưa thấy hiệu quả rõ rệt. Một phần do máy ko có chức năng đo thông số ô nhiễm để so sánh</text:p>
          </table:table-cell>
        </table:table-row>
        <table:table-row table:style-name="ro1">
          <table:table-cell office:value-type="string" calcext:value-type="string">
            <text:p>width: 60%;</text:p>
          </table:table-cell>
          <table:table-cell office:value-type="string" calcext:value-type="string">
            <text:p>Chưa sử dụng thử nhưng mở ra đã thấy nắp nồi bị móp thế này rồi. Yêu cầu tiki đổi lại nhé</text:p>
          </table:table-cell>
        </table:table-row>
        <table:table-row table:style-name="ro4">
          <table:table-cell office:value-type="string" calcext:value-type="string">
            <text:p>width: 60%;</text:p>
          </table:table-cell>
          <table:table-cell office:value-type="string" calcext:value-type="string">
            <text:p>Chưa sử dụng nên chưa đánh giá chất lượng </text:p>
            <text:p>Giao hàng đóng gói cẩn thận</text:p>
          </table:table-cell>
        </table:table-row>
        <table:table-row table:style-name="ro1">
          <table:table-cell office:value-type="string" calcext:value-type="string">
            <text:p>width: 60%;</text:p>
          </table:table-cell>
          <table:table-cell office:value-type="string" calcext:value-type="string">
            <text:p>chua su dung k pít thế nào.. mai moi thử nghiệm</text:p>
          </table:table-cell>
        </table:table-row>
        <table:table-row table:style-name="ro1">
          <table:table-cell office:value-type="string" calcext:value-type="string">
            <text:p>width: 60%;</text:p>
          </table:table-cell>
          <table:table-cell office:value-type="string" calcext:value-type="string">
            <text:p>chưa sử dụng chưa biết mà hàng china chứ ko phải korea</text:p>
          </table:table-cell>
        </table:table-row>
        <table:table-row table:style-name="ro4">
          <table:table-cell office:value-type="string" calcext:value-type="string">
            <text:p>width: 60%;</text:p>
          </table:table-cell>
          <table:table-cell office:value-type="string" calcext:value-type="string">
            <text:p>Chưa sd nhưng đọc HDSD ko mấy ưng ý vì dung tích cối đc 1.5l nhưng khối lượng thịt xay tối đa 200gr:(</text:p>
            <text:p>Nếu biết kl thấp vậy đã ko mua:(</text:p>
          </table:table-cell>
        </table:table-row>
        <table:table-row table:style-name="ro1">
          <table:table-cell office:value-type="string" calcext:value-type="string">
            <text:p>width: 60%;</text:p>
          </table:table-cell>
          <table:table-cell office:value-type="string" calcext:value-type="string">
            <text:p>Chưa sd but bị nhiều vết mờ ở gần nắp. Chắc do hàng giảm giá</text:p>
          </table:table-cell>
        </table:table-row>
        <table:table-row table:style-name="ro1">
          <table:table-cell office:value-type="string" calcext:value-type="string">
            <text:p>width: 60%;</text:p>
          </table:table-cell>
          <table:table-cell office:value-type="string" calcext:value-type="string">
            <text:p>chưa nấu thử mà lúc nhận hàng thì cái đít nồi chưa được lắp kín, phải ngồi lắp lại.</text:p>
          </table:table-cell>
        </table:table-row>
        <table:table-row table:style-name="ro1">
          <table:table-cell office:value-type="string" calcext:value-type="string">
            <text:p>width: 60%;</text:p>
          </table:table-cell>
          <table:table-cell office:value-type="string" calcext:value-type="string">
            <text:p>Chưa nấu chưa biết</text:p>
          </table:table-cell>
        </table:table-row>
        <table:table-row table:style-name="ro1">
          <table:table-cell office:value-type="string" calcext:value-type="string">
            <text:p>width: 60%;</text:p>
          </table:table-cell>
          <table:table-cell office:value-type="string" calcext:value-type="string">
            <text:p>Chưa hỗ trợ tiếng việt, menu khó dùng và nhoằn nhèo mò mãi mới chụp được 1 tấm</text:p>
          </table:table-cell>
        </table:table-row>
        <table:table-row table:style-name="ro1">
          <table:table-cell office:value-type="string" calcext:value-type="string">
            <text:p>width: 60%;</text:p>
          </table:table-cell>
          <table:table-cell office:value-type="string" calcext:value-type="string">
            <text:p>Chưa hài lòng về sản phẩm này lắm: tự động giảm nhiệt độ khi để yên tại 1 số (muốn giữ nhiệt độ tại 1 số thì phải bật đi bật lại); giao hàng chậm</text:p>
          </table:table-cell>
        </table:table-row>
        <table:table-row table:style-name="ro1">
          <table:table-cell office:value-type="string" calcext:value-type="string">
            <text:p>width: 60%;</text:p>
          </table:table-cell>
          <table:table-cell office:value-type="string" calcext:value-type="string">
            <text:p>chưa hài lòng về kiểm tra trước khi bán hàng. yêu cầu nhà sản xuất kiểm tra lại</text:p>
          </table:table-cell>
        </table:table-row>
        <table:table-row table:style-name="ro1">
          <table:table-cell office:value-type="string" calcext:value-type="string">
            <text:p>width: 60%;</text:p>
          </table:table-cell>
          <table:table-cell office:value-type="string" calcext:value-type="string">
            <text:p>Chưa hài lòng lắm, sóng tốt mạnh, nhưng độ ổn định chưa thoả mản, cấu hình khá khó, thiết kế tốt giản nhưng kích thước lớn quá</text:p>
          </table:table-cell>
        </table:table-row>
        <table:table-row table:style-name="ro1">
          <table:table-cell office:value-type="string" calcext:value-type="string">
            <text:p>width: 60%;</text:p>
          </table:table-cell>
          <table:table-cell office:value-type="string" calcext:value-type="string">
            <text:p>chưa gì thẻ nhớ đã không xài được rồi <text:s/>cam thì ok mà giờ thẻ nhớ hỏng rồi</text:p>
          </table:table-cell>
        </table:table-row>
        <table:table-row table:style-name="ro1">
          <table:table-cell office:value-type="string" calcext:value-type="string">
            <text:p>width: 60%;</text:p>
          </table:table-cell>
          <table:table-cell office:value-type="string" calcext:value-type="string">
            <text:p>Chưa được hai lòng . Sp <text:s/>nhỏ nướng cá con gà là không nướng được</text:p>
          </table:table-cell>
        </table:table-row>
        <table:table-row table:style-name="ro1">
          <table:table-cell office:value-type="string" calcext:value-type="string">
            <text:p>width: 60%;</text:p>
          </table:table-cell>
          <table:table-cell office:value-type="string" calcext:value-type="string">
            <text:p>Chưa dùng, nhưng nhà ít người, nên không phù hợp, to quá. shop giao hàng nhanh, đúng hàng như giới thiệu. Cảm ơn on Tiki đã cho mình gửi lại, và mua mới một cái khác trên Tiki</text:p>
          </table:table-cell>
        </table:table-row>
        <table:table-row table:style-name="ro1">
          <table:table-cell office:value-type="string" calcext:value-type="string">
            <text:p>width: 60%;</text:p>
          </table:table-cell>
          <table:table-cell office:value-type="string" calcext:value-type="string">
            <text:p>Chưa dùng nhưng mẫu này màu k như ý ! Màu xanh da trời mà giao màu này như màu đen</text:p>
          </table:table-cell>
        </table:table-row>
        <table:table-row table:style-name="ro1">
          <table:table-cell office:value-type="string" calcext:value-type="string">
            <text:p>width: 60%;</text:p>
          </table:table-cell>
          <table:table-cell office:value-type="string" calcext:value-type="string">
            <text:p>Chưa dùng nhiều</text:p>
          </table:table-cell>
        </table:table-row>
        <table:table-row table:style-name="ro1">
          <table:table-cell office:value-type="string" calcext:value-type="string">
            <text:p>width: 60%;</text:p>
          </table:table-cell>
          <table:table-cell office:value-type="string" calcext:value-type="string">
            <text:p>chưa dùng nên cũng chưa bt sp ntn, nhưng qua kiểm tra thì thấy bị rỉ nước, nắp bị móp méo, và máy chạy hơi ồn...</text:p>
          </table:table-cell>
        </table:table-row>
        <table:table-row table:style-name="ro1">
          <table:table-cell office:value-type="string" calcext:value-type="string">
            <text:p>width: 60%;</text:p>
          </table:table-cell>
          <table:table-cell office:value-type="string" calcext:value-type="string">
            <text:p>Chưa dùng nên chưa đánh giá chất lượng sản phẩm đc riêng khoản giao hàng của Tiki là đã cực kỳ không hài lòng rồi, quá ư lề mề và chậm chạp, mấy lần mua của tiki đều vậy.</text:p>
          </table:table-cell>
        </table:table-row>
        <table:table-row table:style-name="ro1">
          <table:table-cell office:value-type="string" calcext:value-type="string">
            <text:p>width: 60%;</text:p>
          </table:table-cell>
          <table:table-cell office:value-type="string" calcext:value-type="string">
            <text:p>Chưa dùng nên chưa đánh được rất lo là hàng có tốt không</text:p>
          </table:table-cell>
        </table:table-row>
        <table:table-row table:style-name="ro1">
          <table:table-cell office:value-type="string" calcext:value-type="string">
            <text:p>width: 60%;</text:p>
          </table:table-cell>
          <table:table-cell office:value-type="string" calcext:value-type="string">
            <text:p>Chưa dùng chưa biết tin nhưng bii mất cái nắp đựng nước bên sườn thất vọng mong tiki gửi lại cho tôi</text:p>
          </table:table-cell>
        </table:table-row>
        <table:table-row table:style-name="ro1">
          <table:table-cell office:value-type="string" calcext:value-type="string">
            <text:p>width: 60%;</text:p>
          </table:table-cell>
          <table:table-cell office:value-type="string" calcext:value-type="string">
            <text:p>chưa dùng chưa biết mức tin cậy tuy nhiên mức cảm nhận hơi cứng .</text:p>
          </table:table-cell>
        </table:table-row>
        <table:table-row table:style-name="ro1">
          <table:table-cell office:value-type="string" calcext:value-type="string">
            <text:p>width: 60%;</text:p>
          </table:table-cell>
          <table:table-cell office:value-type="string" calcext:value-type="string">
            <text:p>chua dung . chua biet</text:p>
          </table:table-cell>
        </table:table-row>
        <table:table-row table:style-name="ro4">
          <table:table-cell office:value-type="string" calcext:value-type="string">
            <text:p>width: 60%;</text:p>
          </table:table-cell>
          <table:table-cell office:value-type="string" calcext:value-type="string">
            <text:p>Chưa đầy 1h đã hết pin lại còn chỉ sạc đc 1 bên</text:p>
            <text:p>Mong ad thông tin</text:p>
          </table:table-cell>
        </table:table-row>
        <table:table-row table:style-name="ro1">
          <table:table-cell office:value-type="string" calcext:value-type="string">
            <text:p>width: 60%;</text:p>
          </table:table-cell>
          <table:table-cell office:value-type="string" calcext:value-type="string">
            <text:p>Chưa có xài nên chưa biết</text:p>
          </table:table-cell>
        </table:table-row>
        <table:table-row table:style-name="ro1">
          <table:table-cell office:value-type="string" calcext:value-type="string">
            <text:p>width: 60%;</text:p>
          </table:table-cell>
          <table:table-cell office:value-type="string" calcext:value-type="string">
            <text:p>chưa có xài mua để dành nên chưa biết đánh giá sao</text:p>
          </table:table-cell>
        </table:table-row>
        <table:table-row table:style-name="ro1">
          <table:table-cell office:value-type="string" calcext:value-type="string">
            <text:p>width: 60%;</text:p>
          </table:table-cell>
          <table:table-cell office:value-type="string" calcext:value-type="string">
            <text:p>Chưa có thẻ nhớ k biêt shop quên hay sao ắ</text:p>
          </table:table-cell>
        </table:table-row>
        <table:table-row table:style-name="ro1">
          <table:table-cell office:value-type="string" calcext:value-type="string">
            <text:p>width: 60%;</text:p>
          </table:table-cell>
          <table:table-cell office:value-type="string" calcext:value-type="string">
            <text:p>Chưa có hướng dẫn bằng tiếng việt</text:p>
          </table:table-cell>
        </table:table-row>
        <table:table-row table:style-name="ro1">
          <table:table-cell office:value-type="string" calcext:value-type="string">
            <text:p>width: 60%;</text:p>
          </table:table-cell>
          <table:table-cell office:value-type="string" calcext:value-type="string">
            <text:p>Chưa cắm thử, bóc ra còn nilon mặt điều khiển nhưng xước hết nhựa 1 bên, như kiểu hàng bị trả lại</text:p>
          </table:table-cell>
        </table:table-row>
        <table:table-row table:style-name="ro1">
          <table:table-cell office:value-type="string" calcext:value-type="string">
            <text:p>width: 60%;</text:p>
          </table:table-cell>
          <table:table-cell office:value-type="string" calcext:value-type="string">
            <text:p>chưa cắm thử nên chưa biết bếp ntn, nhưng vừa mở hộp ra đã thấy đầu cắm vào bếp đen đầu như này, ko biết dùng có ổn ko</text:p>
          </table:table-cell>
        </table:table-row>
        <table:table-row table:style-name="ro1">
          <table:table-cell office:value-type="string" calcext:value-type="string">
            <text:p>width: 60%;</text:p>
          </table:table-cell>
          <table:table-cell office:value-type="string" calcext:value-type="string">
            <text:p>chưa biết ntn dùng thời gian nữa xem sao...........</text:p>
          </table:table-cell>
        </table:table-row>
        <table:table-row table:style-name="ro1">
          <table:table-cell office:value-type="string" calcext:value-type="string">
            <text:p>width: 60%;</text:p>
          </table:table-cell>
          <table:table-cell office:value-type="string" calcext:value-type="string">
            <text:p>chs thì cũng đc nhưng mà chs ff bằng cái này khó dùng quá nên cho ba sao thôi</text:p>
          </table:table-cell>
        </table:table-row>
        <table:table-row table:style-name="ro1">
          <table:table-cell office:value-type="string" calcext:value-type="string">
            <text:p>width: 60%;</text:p>
          </table:table-cell>
          <table:table-cell office:value-type="string" calcext:value-type="string">
            <text:p>chống dính kém dễ bị bong, gây han nồi, mất vệ sinh</text:p>
          </table:table-cell>
        </table:table-row>
        <table:table-row table:style-name="ro1">
          <table:table-cell office:value-type="string" calcext:value-type="string">
            <text:p>width: 60%;</text:p>
          </table:table-cell>
          <table:table-cell office:value-type="string" calcext:value-type="string">
            <text:p>Chọn mua nồi chiên hiệu Philips vì thương hiệu này khá bền, sản phẩm chất lượng, tuy nhiên giá cao so với các thương hiệu khác. Khi dùng thì chiên, nướng đồ ăn rất ngon. Dung tích nhỏ nên không phù hợp với gia đình từ 4 người trở lên, vì phải chia đồ ăn ra nhiều mẻ, rất mất thời gian. Phần rổ chiên thiết kế theo kiểu lưới sắt, không chống dính nên mỗi lần vệ sinh rất cực. Nếu được chọn mua lại thì mình sẽ không chọn mua nồi này nữa :(</text:p>
          </table:table-cell>
        </table:table-row>
        <table:table-row table:style-name="ro1">
          <table:table-cell office:value-type="string" calcext:value-type="string">
            <text:p>width: 60%;</text:p>
          </table:table-cell>
          <table:table-cell office:value-type="string" calcext:value-type="string">
            <text:p>Chọn mình hỏi bảo hành o đâu???khi ko có chổi quét màu tím thì máy chạy êm,còn khi lắp chổi quét vào thì máy chạy rất ồn,m muốn ti ki hỗ trợ</text:p>
          </table:table-cell>
        </table:table-row>
        <table:table-row table:style-name="ro4">
          <table:table-cell office:value-type="string" calcext:value-type="string">
            <text:p>width: 60%;</text:p>
          </table:table-cell>
          <table:table-cell office:value-type="string" calcext:value-type="string">
            <text:p>chơi laptop hơi giật mà chơi pc thì dc </text:p>
            <text:p>ổn đèn led đẹp</text:p>
          </table:table-cell>
        </table:table-row>
        <table:table-row table:style-name="ro1">
          <table:table-cell office:value-type="string" calcext:value-type="string">
            <text:p>width: 60%;</text:p>
          </table:table-cell>
          <table:table-cell office:value-type="string" calcext:value-type="string">
            <text:p>Cho toi hoi theo quang cao thi may ghi hình toi 7 ngay , nhung may toi mua chi co ghi hình được 16 h thoi ??? Nếu nhu ko xoa ngay trước va cai đạt ghi hình lai thi may se ko ghi hình ngay sau.</text:p>
          </table:table-cell>
        </table:table-row>
        <table:table-row table:style-name="ro1">
          <table:table-cell office:value-type="string" calcext:value-type="string">
            <text:p>width: 60%;</text:p>
          </table:table-cell>
          <table:table-cell office:value-type="string" calcext:value-type="string">
            <text:p>Cho tôi hỏi đây là đầu máy: mình cứ để đầu máy ở bàn là may được hay cần có bàn chuyên dụng riêng cho đầu máy này. Cám ơn!</text:p>
          </table:table-cell>
        </table:table-row>
        <table:table-row table:style-name="ro1">
          <table:table-cell office:value-type="string" calcext:value-type="string">
            <text:p>width: 60%;</text:p>
          </table:table-cell>
          <table:table-cell office:value-type="string" calcext:value-type="string">
            <text:p>Cho t hỏi nếu muốn bảo hành thì sẽ gửi máy về hãng hay tnao ah?</text:p>
          </table:table-cell>
        </table:table-row>
        <table:table-row table:style-name="ro4">
          <table:table-cell office:value-type="string" calcext:value-type="string">
            <text:p>width: 60%;</text:p>
          </table:table-cell>
          <table:table-cell office:value-type="string" calcext:value-type="string">
            <text:p>Cho mình hỏi. </text:p>
            <text:p>Mình có mua 1 nồi chiên khg dầu hiệu này. Xài rất ít &amp; rửa rất cẩn thận nhưng nồi bị tróc hết lớp chống dính. Đổ sét nên giờ mình khg nướng dc nữa. Shop có bán để mình thay khg ạ ???</text:p>
          </table:table-cell>
        </table:table-row>
        <table:table-row table:style-name="ro1">
          <table:table-cell office:value-type="string" calcext:value-type="string">
            <text:p>width: 60%;</text:p>
          </table:table-cell>
          <table:table-cell office:value-type="string" calcext:value-type="string">
            <text:p>cho mình hỏi: có đổ nước vào trong lòng nồi này ko shop</text:p>
          </table:table-cell>
        </table:table-row>
        <table:table-row table:style-name="ro1">
          <table:table-cell office:value-type="string" calcext:value-type="string">
            <text:p>width: 60%;</text:p>
          </table:table-cell>
          <table:table-cell office:value-type="string" calcext:value-type="string">
            <text:p>Cho mình hỏi, mình mua sản phẩm này nhưng nước rất hôi mùi nhựa và khó uống</text:p>
          </table:table-cell>
        </table:table-row>
        <table:table-row table:style-name="ro2">
          <table:table-cell office:value-type="string" calcext:value-type="string">
            <text:p>width: 60%;</text:p>
          </table:table-cell>
          <table:table-cell office:value-type="string" calcext:value-type="string">
            <text:p>Cho mình hỏi về sản phẩm: mình mới nhận được hàng hôm nay và đang thử lắp vào.</text:p>
            <text:p>Nhưng ô hút bụi, phần khung gập lại tách rời ra được như trong hình. Mình check các video trên mạng thì thấy đáng lẽ 2 phần này phải được dính vào nhau. </text:p>
            <text:p>Không biết có phải là sản phẩm mình nhận được có phải bị lỗi không? Mong sẽ được trả lời sớm. Vì mình gắn phần này vào thì máy nói là khung hút đang không được insyall.</text:p>
          </table:table-cell>
        </table:table-row>
        <table:table-row table:style-name="ro5">
          <table:table-cell office:value-type="string" calcext:value-type="string">
            <text:p>width: 60%;</text:p>
          </table:table-cell>
          <table:table-cell office:value-type="string" calcext:value-type="string">
            <text:p>Cho mình hỏi thời gian sạc cho máy là bao lâu thì đầy pin? </text:p>
            <text:p>Vì máy mình mua hiện tại hút được khoảng 3-4p thì hết pin</text:p>
            <text:p>Quá nhanh nên mình không biết có phải do sạc chưa đầy pin hay không</text:p>
            <text:p>Mỗi lần sạc trung bình của mình khoảng 3h</text:p>
          </table:table-cell>
        </table:table-row>
        <table:table-row table:style-name="ro1">
          <table:table-cell office:value-type="string" calcext:value-type="string">
            <text:p>width: 60%;</text:p>
          </table:table-cell>
          <table:table-cell office:value-type="string" calcext:value-type="string">
            <text:p>Cho mình hỏi quạt trên web kêu có 2 con ốc tháo ra vệ sinh,sao mẫu này ko có 2 con ốc đó mà fai quay theo hướng mũi tên để mở,này hàng chính hãng thật ko hay mẫu khác bạn</text:p>
          </table:table-cell>
        </table:table-row>
        <table:table-row table:style-name="ro1">
          <table:table-cell office:value-type="string" calcext:value-type="string">
            <text:p>width: 60%;</text:p>
          </table:table-cell>
          <table:table-cell office:value-type="string" calcext:value-type="string">
            <text:p>cho minh hỏi nhà mình gần ngay kho hàng của Tiki 0wr Lĩnh nam, hoàng mai HN (đối diện luôn) vậy có thể đến nhận hàng trực tiếp tại kho k? xin cám ơn!</text:p>
          </table:table-cell>
        </table:table-row>
        <table:table-row table:style-name="ro1">
          <table:table-cell office:value-type="string" calcext:value-type="string">
            <text:p>width: 60%;</text:p>
          </table:table-cell>
          <table:table-cell office:value-type="string" calcext:value-type="string">
            <text:p>Cho mình hỏi ngu tí,mình kg biết cách kết nối bàn phím?mình cắm usb vào,chuột thì nhận mà bàn phím kg,mình kg biết cài đặt như thế nào?ai mua rồi chỉ giùm mình nhé. Thank.</text:p>
          </table:table-cell>
        </table:table-row>
        <table:table-row table:style-name="ro2">
          <table:table-cell office:value-type="string" calcext:value-type="string">
            <text:p>width: 60%;</text:p>
          </table:table-cell>
          <table:table-cell office:value-type="string" calcext:value-type="string">
            <text:p>Cho mình hỏi mình mới mua nồi đc vài ngày.</text:p>
            <text:p>Mình đã thử nướng gà,set nhiệt độ lần đầu là 180 trong 10p,lần 2 200 trong 10p,lần 3 200 trong 10p.Gà vẫn k chín và set thêm 200 trong 15p gà có chín nhưng vỏ k vàng và k giòn.</text:p>
            <text:p>Hôm nay mình chiên khoai,set nhiệt độ lần 1 là 180 trong 10p,lần 2 200 trong 10p.Khoai rất ỉu giống như luộc ấy,mình set thêm 2 lần nữa khoảng 15p nhiệt độ 200 nhưng vẫn ỉu và k giòn.Cho mình hỏi là do mình hay do nồi ? Mà trước khi mình sử dụng có khởi động nồi 3p cho nóng nồi rồi.</text:p>
          </table:table-cell>
        </table:table-row>
        <table:table-row table:style-name="ro1">
          <table:table-cell office:value-type="string" calcext:value-type="string">
            <text:p>width: 60%;</text:p>
          </table:table-cell>
          <table:table-cell office:value-type="string" calcext:value-type="string">
            <text:p>Cho mình hỏi mình cho nước và cafe đến mức 4 mà không ra được 4 shot cafe. Ai hướng dẫn giúp với ạ. Cám ơn</text:p>
          </table:table-cell>
        </table:table-row>
        <table:table-row table:style-name="ro1">
          <table:table-cell office:value-type="string" calcext:value-type="string">
            <text:p>width: 60%;</text:p>
          </table:table-cell>
          <table:table-cell office:value-type="string" calcext:value-type="string">
            <text:p>Cho mình hỏi máy không lên thì bảo hành ở đâu ạ</text:p>
          </table:table-cell>
        </table:table-row>
        <table:table-row table:style-name="ro1">
          <table:table-cell office:value-type="string" calcext:value-type="string">
            <text:p>width: 60%;</text:p>
          </table:table-cell>
          <table:table-cell office:value-type="string" calcext:value-type="string">
            <text:p>cho mình hỏi máy giữ được độ nóng trong bao lâu nếu cắm điện liên tục? mình đun sôi 70*c lúc gần 22h tối đến tầm 2h ( ~ 4 tieng ) sáng thì lấy nước ko còn nóng 70*c nữa mà nước chỉ ấm ấm thôi</text:p>
          </table:table-cell>
        </table:table-row>
        <table:table-row table:style-name="ro1">
          <table:table-cell office:value-type="string" calcext:value-type="string">
            <text:p>width: 60%;</text:p>
          </table:table-cell>
          <table:table-cell office:value-type="string" calcext:value-type="string">
            <text:p>Cho mình hỏi là size viên nén này ko vừa máy pha nhà mình. Mình đổi hoặc trả lại được ko?</text:p>
          </table:table-cell>
        </table:table-row>
        <table:table-row table:style-name="ro1">
          <table:table-cell office:value-type="string" calcext:value-type="string">
            <text:p>width: 60%;</text:p>
          </table:table-cell>
          <table:table-cell office:value-type="string" calcext:value-type="string">
            <text:p>cho mình hỏi là phải cắm điện vào mới được à</text:p>
          </table:table-cell>
        </table:table-row>
        <table:table-row table:style-name="ro1">
          <table:table-cell office:value-type="string" calcext:value-type="string">
            <text:p>width: 60%;</text:p>
          </table:table-cell>
          <table:table-cell office:value-type="string" calcext:value-type="string">
            <text:p>Cho mình hỏi kho nào biết được máy sạc đủ pin ạ. Trong quá trình sạc thấy đèn màu đỏ</text:p>
          </table:table-cell>
        </table:table-row>
        <table:table-row table:style-name="ro1">
          <table:table-cell office:value-type="string" calcext:value-type="string">
            <text:p>width: 60%;</text:p>
          </table:table-cell>
          <table:table-cell office:value-type="string" calcext:value-type="string">
            <text:p>cho mình hỏi khi ráp không khít có bị sao không ah. chưa sd nên chưa biết sao</text:p>
          </table:table-cell>
        </table:table-row>
        <table:table-row table:style-name="ro1">
          <table:table-cell office:value-type="string" calcext:value-type="string">
            <text:p>width: 60%;</text:p>
          </table:table-cell>
          <table:table-cell office:value-type="string" calcext:value-type="string">
            <text:p>Cho mình đổi trả dc ko ah</text:p>
          </table:table-cell>
        </table:table-row>
        <table:table-row table:style-name="ro1">
          <table:table-cell office:value-type="string" calcext:value-type="string">
            <text:p>width: 60%;</text:p>
          </table:table-cell>
          <table:table-cell office:value-type="string" calcext:value-type="string">
            <text:p>cho mik hỏi cách để dùng điều khiển chụo vs ạk</text:p>
          </table:table-cell>
        </table:table-row>
        <table:table-row table:style-name="ro1">
          <table:table-cell office:value-type="string" calcext:value-type="string">
            <text:p>width: 60%;</text:p>
          </table:table-cell>
          <table:table-cell office:value-type="string" calcext:value-type="string">
            <text:p>Cho m hỏi, khi đổ nước thêm vô nó bị kêu to là bị lỗi hay sao vậy shop</text:p>
          </table:table-cell>
        </table:table-row>
        <table:table-row table:style-name="ro1">
          <table:table-cell office:value-type="string" calcext:value-type="string">
            <text:p>width: 60%;</text:p>
          </table:table-cell>
          <table:table-cell office:value-type="string" calcext:value-type="string">
            <text:p>cho m hỏi m mua máy lúc đầu may thử thì cũng ok. xong đk vài đường thì chỉ bên dưới nó ra rất nhiều vậy cho mình hỏi các sử lý . nêys ko sửa đk thì có đổi hàng đk ko ạ</text:p>
          </table:table-cell>
        </table:table-row>
        <table:table-row table:style-name="ro1">
          <table:table-cell office:value-type="string" calcext:value-type="string">
            <text:p>width: 60%;</text:p>
          </table:table-cell>
          <table:table-cell office:value-type="string" calcext:value-type="string">
            <text:p>Cho hỏi, sao pin sạc hơn 1 ngày rồi đèn xanh vẫn sáng là sao nhỉ ?</text:p>
          </table:table-cell>
        </table:table-row>
        <table:table-row table:style-name="ro1">
          <table:table-cell office:value-type="string" calcext:value-type="string">
            <text:p>width: 60%;</text:p>
          </table:table-cell>
          <table:table-cell office:value-type="string" calcext:value-type="string">
            <text:p>Cho hỏi thời gian sạc đầy pin, tgowif gian sử dụng tối đa là bao nhiêu tiếng để nghe v ? Mình mới nhận hàng và đeo vô nghe thử thì tầm 30-45p gì đó là hêt pin, bh mình đg sạc</text:p>
          </table:table-cell>
        </table:table-row>
        <table:table-row table:style-name="ro1">
          <table:table-cell office:value-type="string" calcext:value-type="string">
            <text:p>width: 60%;</text:p>
          </table:table-cell>
          <table:table-cell office:value-type="string" calcext:value-type="string">
            <text:p>Cho hoi sp nay có pin dự phong ko ba phi vân chuyên thê nao</text:p>
          </table:table-cell>
        </table:table-row>
        <table:table-row table:style-name="ro1">
          <table:table-cell office:value-type="string" calcext:value-type="string">
            <text:p>width: 60%;</text:p>
          </table:table-cell>
          <table:table-cell office:value-type="string" calcext:value-type="string">
            <text:p>cho hỏi sp nay co ho tro cho iphone 7 plus k vay ad</text:p>
          </table:table-cell>
        </table:table-row>
        <table:table-row table:style-name="ro1">
          <table:table-cell office:value-type="string" calcext:value-type="string">
            <text:p>width: 60%;</text:p>
          </table:table-cell>
          <table:table-cell office:value-type="string" calcext:value-type="string">
            <text:p>Cho hỏi sao mình thấy ở trong hình 5 cái quạt 5 màu khác nhau : hồng ,xanh da trời , tím ,xanh lá cây ,đỏ mà sao của mình lại là màu trắng vậy ?</text:p>
          </table:table-cell>
        </table:table-row>
        <table:table-row table:style-name="ro1">
          <table:table-cell office:value-type="string" calcext:value-type="string">
            <text:p>width: 60%;</text:p>
          </table:table-cell>
          <table:table-cell office:value-type="string" calcext:value-type="string">
            <text:p>Cho hỏi mình mua 2 cái về, lúc sạc thì quạt quay mà lúc rút ra không sạc nữa thì không quay là sao? Ai giải thích hộ mình với. Mình đã sạc rất lâu rồi</text:p>
          </table:table-cell>
        </table:table-row>
        <table:table-row table:style-name="ro1">
          <table:table-cell office:value-type="string" calcext:value-type="string">
            <text:p>width: 60%;</text:p>
          </table:table-cell>
          <table:table-cell office:value-type="string" calcext:value-type="string">
            <text:p>cho hỏi là tại sao nhập wifi ssid và password ko nhập được vậy ạ</text:p>
          </table:table-cell>
        </table:table-row>
        <table:table-row table:style-name="ro1">
          <table:table-cell office:value-type="string" calcext:value-type="string">
            <text:p>width: 60%;</text:p>
          </table:table-cell>
          <table:table-cell office:value-type="string" calcext:value-type="string">
            <text:p>cho hỏi là tai nghe mình k dùng trong khoản thời gian nhất định thì nó tự tắt lỗi này có thể khắc phục được k</text:p>
          </table:table-cell>
        </table:table-row>
        <table:table-row table:style-name="ro1">
          <table:table-cell office:value-type="string" calcext:value-type="string">
            <text:p>width: 60%;</text:p>
          </table:table-cell>
          <table:table-cell office:value-type="string" calcext:value-type="string">
            <text:p>cho hỏi còn thiếu gì không sao lắp đầu cắm mic ko vô</text:p>
          </table:table-cell>
        </table:table-row>
        <table:table-row table:style-name="ro1">
          <table:table-cell office:value-type="string" calcext:value-type="string">
            <text:p>width: 60%;</text:p>
          </table:table-cell>
          <table:table-cell office:value-type="string" calcext:value-type="string">
            <text:p>cho em mật khẩu với ạ chứ vô kêu mật khẩu em kiếm hêta rồi mà không có</text:p>
          </table:table-cell>
        </table:table-row>
        <table:table-row table:style-name="ro1">
          <table:table-cell office:value-type="string" calcext:value-type="string">
            <text:p>width: 60%;</text:p>
          </table:table-cell>
          <table:table-cell office:value-type="string" calcext:value-type="string">
            <text:p>Cho em hỏi, giao bị thiếu khay và vĩ nướng thì giờ phải làm sao ạ?</text:p>
          </table:table-cell>
        </table:table-row>
        <table:table-row table:style-name="ro1">
          <table:table-cell office:value-type="string" calcext:value-type="string">
            <text:p>width: 60%;</text:p>
          </table:table-cell>
          <table:table-cell office:value-type="string" calcext:value-type="string">
            <text:p>cho em hỏi, đầu máy và thân máy ko khớp như thế này, nguyên liệu bên trong rất ít ạ. có phải bị lỗi ko ạ</text:p>
          </table:table-cell>
        </table:table-row>
        <table:table-row table:style-name="ro1">
          <table:table-cell office:value-type="string" calcext:value-type="string">
            <text:p>width: 60%;</text:p>
          </table:table-cell>
          <table:table-cell office:value-type="string" calcext:value-type="string">
            <text:p>Cho em hỏi là sao giờ cái bàn phím của em không lên đèn nữa vậy ạ</text:p>
          </table:table-cell>
        </table:table-row>
        <table:table-row table:style-name="ro1">
          <table:table-cell office:value-type="string" calcext:value-type="string">
            <text:p>width: 60%;</text:p>
          </table:table-cell>
          <table:table-cell office:value-type="string" calcext:value-type="string">
            <text:p>Cho em hỏi đây là bản quốc tế hay nội địa vậy ạ ? em muốn bảo hành thì phải làm sao ?</text:p>
          </table:table-cell>
        </table:table-row>
        <table:table-row table:style-name="ro1">
          <table:table-cell office:value-type="string" calcext:value-type="string">
            <text:p>width: 60%;</text:p>
          </table:table-cell>
          <table:table-cell office:value-type="string" calcext:value-type="string">
            <text:p>cho em đổi lại lấy cái lớn hơn có được không ạ sản phẩm t</text:p>
          </table:table-cell>
        </table:table-row>
        <table:table-row table:style-name="ro1">
          <table:table-cell office:value-type="string" calcext:value-type="string">
            <text:p>width: 60%;</text:p>
          </table:table-cell>
          <table:table-cell office:value-type="string" calcext:value-type="string">
            <text:p>Cho e xin hủy đơn hàng ạ, tại vì e lỡ đặt song song 2 cái rồi</text:p>
          </table:table-cell>
        </table:table-row>
        <table:table-row table:style-name="ro1">
          <table:table-cell office:value-type="string" calcext:value-type="string">
            <text:p>width: 60%;</text:p>
          </table:table-cell>
          <table:table-cell office:value-type="string" calcext:value-type="string">
            <text:p>Cho e hỏi tí ạ? Có ai bị giống e không ạ?? Mới hấp được 2 lần, lần thứ 3 hấp cá e chỉnh 10 phút , xong nó tự tắt. Nhưng mà e mở ra xem thì thấy chưa chín, định vặn thêm 15p nữa, nhưng núm vặn cứng lắm. E k pit bị gì vậy ạ? Ai bit chỉ e cách khắc phục được k?? E cam ơn nhìu ạ!!!</text:p>
          </table:table-cell>
        </table:table-row>
        <table:table-row table:style-name="ro1">
          <table:table-cell office:value-type="string" calcext:value-type="string">
            <text:p>width: 60%;</text:p>
          </table:table-cell>
          <table:table-cell office:value-type="string" calcext:value-type="string">
            <text:p>cho e hỏi nhờ với...e vừa mới nhận máy sáng nay..nhưng chồ luu ý bảo kiểm tra roan nhựa ở đầu máy..mà e nhìn miết ko thấy roan nhựa chỉ thấy mấy su dính sẵn ở đầu máy..ko biết là thế nào e hoang mang quá..e gọi tiki 3 cuộc đều nhận cái hẹn..nên e hỏi nhà mình ai dùng rồi bày e với</text:p>
          </table:table-cell>
        </table:table-row>
        <table:table-row table:style-name="ro1">
          <table:table-cell office:value-type="string" calcext:value-type="string">
            <text:p>width: 60%;</text:p>
          </table:table-cell>
          <table:table-cell office:value-type="string" calcext:value-type="string">
            <text:p>Cho e hỏi khi minh chien hay nuong o phía ngoai noi no cung bị nóng phải không ah.</text:p>
          </table:table-cell>
        </table:table-row>
        <table:table-row table:style-name="ro1">
          <table:table-cell office:value-type="string" calcext:value-type="string">
            <text:p>width: 60%;</text:p>
          </table:table-cell>
          <table:table-cell office:value-type="string" calcext:value-type="string">
            <text:p>Cho e hỏi khi minh chien hay nuong o phía ngoai noi no cung bị nóng phải không ah.</text:p>
          </table:table-cell>
        </table:table-row>
        <table:table-row table:style-name="ro1">
          <table:table-cell office:value-type="string" calcext:value-type="string">
            <text:p>width: 60%;</text:p>
          </table:table-cell>
          <table:table-cell office:value-type="string" calcext:value-type="string">
            <text:p>Cho e hỏi e đọc quảng cáo thấy bảo có cảm biến không khí. Có nghĩa nếu không khí không sạch phải có đèn báo màu đỏ còn không khí sạch phải chuyển về màu xanh chứ . Đây e bật <text:s/>mà đã chuyển về màu xanh rồi là như nào</text:p>
          </table:table-cell>
        </table:table-row>
        <table:table-row table:style-name="ro1">
          <table:table-cell office:value-type="string" calcext:value-type="string">
            <text:p>width: 60%;</text:p>
          </table:table-cell>
          <table:table-cell office:value-type="string" calcext:value-type="string">
            <text:p>cho e hỏi cái này kết nối bluetooth sao vậy ak</text:p>
          </table:table-cell>
        </table:table-row>
        <table:table-row table:style-name="ro1">
          <table:table-cell office:value-type="string" calcext:value-type="string">
            <text:p>width: 60%;</text:p>
          </table:table-cell>
          <table:table-cell office:value-type="string" calcext:value-type="string">
            <text:p>Cho be Choi thi duoc . Chứ mau hết pin quá</text:p>
          </table:table-cell>
        </table:table-row>
        <table:table-row table:style-name="ro1">
          <table:table-cell office:value-type="string" calcext:value-type="string">
            <text:p>width: 60%;</text:p>
          </table:table-cell>
          <table:table-cell office:value-type="string" calcext:value-type="string">
            <text:p>Cho anh cách cài đặt từ xa. Vì muốn người khác ở xa cùng xem được camera</text:p>
          </table:table-cell>
        </table:table-row>
        <table:table-row table:style-name="ro1">
          <table:table-cell office:value-type="string" calcext:value-type="string">
            <text:p>width: 60%;</text:p>
          </table:table-cell>
          <table:table-cell office:value-type="string" calcext:value-type="string">
            <text:p>cho 4 sao mà bấm k dc. điểm trừ chờ lâu. mẫu mã đẹp. xay thịt nhuyễn. máy ồn.</text:p>
          </table:table-cell>
        </table:table-row>
        <table:table-row table:style-name="ro1">
          <table:table-cell office:value-type="string" calcext:value-type="string">
            <text:p>width: 60%;</text:p>
          </table:table-cell>
          <table:table-cell office:value-type="string" calcext:value-type="string">
            <text:p>Cho 3 sao vì giao hàng chậm hơn dự kiến</text:p>
          </table:table-cell>
        </table:table-row>
        <table:table-row table:style-name="ro1">
          <table:table-cell office:value-type="string" calcext:value-type="string">
            <text:p>width: 60%;</text:p>
          </table:table-cell>
          <table:table-cell office:value-type="string" calcext:value-type="string">
            <text:p>Cho 3 sao vì đóng gói ko đạt yêu cầu. Đánh giá sp sơ qua nhìn chất lượng, hoạt động tốt. Những ngày sau thì chưa biết thế nào. Thanks Tiki</text:p>
          </table:table-cell>
        </table:table-row>
        <table:table-row table:style-name="ro1">
          <table:table-cell office:value-type="string" calcext:value-type="string">
            <text:p>width: 60%;</text:p>
          </table:table-cell>
          <table:table-cell office:value-type="string" calcext:value-type="string">
            <text:p>chiên thử khoai tây nhưng ăn không ngon.chỉ được cái hạn chế dầu mỡ.</text:p>
          </table:table-cell>
        </table:table-row>
        <table:table-row table:style-name="ro1">
          <table:table-cell office:value-type="string" calcext:value-type="string">
            <text:p>width: 60%;</text:p>
          </table:table-cell>
          <table:table-cell office:value-type="string" calcext:value-type="string">
            <text:p>Chiên mà toàn bộ thân vỏ ngoài nồi cùng nóng. Khay tháo nắp ra vào không kít, chiên khoai tận 35 phút ở 200 độ mà vẫn chưa đc thế mà mọi người khen nhiều vậy làm mình mua tận 2 cái ??</text:p>
          </table:table-cell>
        </table:table-row>
        <table:table-row table:style-name="ro1">
          <table:table-cell office:value-type="string" calcext:value-type="string">
            <text:p>width: 60%;</text:p>
          </table:table-cell>
          <table:table-cell office:value-type="string" calcext:value-type="string">
            <text:p>Chiên khoai những tận 30 phút chưa đc ?. Tiền nào của đấy thôi</text:p>
          </table:table-cell>
        </table:table-row>
        <table:table-row table:style-name="ro1">
          <table:table-cell office:value-type="string" calcext:value-type="string">
            <text:p>width: 60%;</text:p>
          </table:table-cell>
          <table:table-cell office:value-type="string" calcext:value-type="string">
            <text:p>chiếc hộp ngoài hơi móp, trong quạt lại bị xước một chỗ nhưng cũng tạm chấp nhận, giao hàng khá nhanh</text:p>
          </table:table-cell>
        </table:table-row>
        <table:table-row table:style-name="ro1">
          <table:table-cell office:value-type="string" calcext:value-type="string">
            <text:p>width: 60%;</text:p>
          </table:table-cell>
          <table:table-cell office:value-type="string" calcext:value-type="string">
            <text:p>Chiếc bàn là này thiết kế kiểu truyền thống với hai màu bạc và đen. Thương hiệu Philips khá mạnh về sản phẩm bàn là. Mình dùng chiếc này là quần áo rất phẳng và làm nóng nhanh. Tuy nhiên lại phải sắm cái bình xịt bên cạnh vì e nó không phải là bàn là hơi. Với mức giá 350k thì mình thấy hợp lý vì em nó được sản xuất tại Indo, hứa hẹn sẽ rất bền.</text:p>
          </table:table-cell>
        </table:table-row>
        <table:table-row table:style-name="ro1">
          <table:table-cell office:value-type="string" calcext:value-type="string">
            <text:p>width: 60%;</text:p>
          </table:table-cell>
          <table:table-cell office:value-type="string" calcext:value-type="string">
            <text:p>Chỉ ủi tốt những chất liệu thun và quần tây. Sơ mi thì tùy loại. Nói chung giá rẻ nên cũng tạm chấp nhận được</text:p>
          </table:table-cell>
        </table:table-row>
        <table:table-row table:style-name="ro1">
          <table:table-cell office:value-type="string" calcext:value-type="string">
            <text:p>width: 60%;</text:p>
          </table:table-cell>
          <table:table-cell office:value-type="string" calcext:value-type="string">
            <text:p>Chỉ tiếc là dòng này không dùng chung được với app KBview cũ mà phải down app mới, không xem chung được với các con đang dùng</text:p>
          </table:table-cell>
        </table:table-row>
        <table:table-row table:style-name="ro1">
          <table:table-cell office:value-type="string" calcext:value-type="string">
            <text:p>width: 60%;</text:p>
          </table:table-cell>
          <table:table-cell office:value-type="string" calcext:value-type="string">
            <text:p>Chỉ thích hợp cho chủ nhà sử dụng phone có hệ điều hành Android.</text:p>
          </table:table-cell>
        </table:table-row>
        <table:table-row table:style-name="ro1">
          <table:table-cell office:value-type="string" calcext:value-type="string">
            <text:p>width: 60%;</text:p>
          </table:table-cell>
          <table:table-cell office:value-type="string" calcext:value-type="string">
            <text:p>Chỉ là nhìn ổn, nhưng lồng lò nhìn bụi bặm, vách lò bị trầy, nhìn như hàng trưng bày. Dây điện thì bị trầy và mòn. Mình không hài lòng, nhưng hàng cồng kềnh, ráng chấp nhận vì thương mấy anh shipper phải chạy tới chạy lui nếu mình đổi hàng.</text:p>
          </table:table-cell>
        </table:table-row>
        <table:table-row table:style-name="ro1">
          <table:table-cell office:value-type="string" calcext:value-type="string">
            <text:p>width: 60%;</text:p>
          </table:table-cell>
          <table:table-cell office:value-type="string" calcext:value-type="string">
            <text:p>Chỉ dùng được caia đồ nhẹ dễ xay, lưỡi dao không bén, phì hợp giá tiền</text:p>
          </table:table-cell>
        </table:table-row>
        <table:table-row table:style-name="ro1">
          <table:table-cell office:value-type="string" calcext:value-type="string">
            <text:p>width: 60%;</text:p>
          </table:table-cell>
          <table:table-cell office:value-type="string" calcext:value-type="string">
            <text:p>chỉ đọc được CD , ko đọc được DVD.....</text:p>
          </table:table-cell>
        </table:table-row>
        <table:table-row table:style-name="ro1">
          <table:table-cell office:value-type="string" calcext:value-type="string">
            <text:p>width: 60%;</text:p>
          </table:table-cell>
          <table:table-cell office:value-type="string" calcext:value-type="string">
            <text:p>Chỉ đầu sạc samsung là sạc được còn sạc ip với đầu sạc còn lại thì ko là sao shop? 🤭Hướng dẫn giúp tôi với.</text:p>
          </table:table-cell>
        </table:table-row>
        <table:table-row table:style-name="ro1">
          <table:table-cell office:value-type="string" calcext:value-type="string">
            <text:p>width: 60%;</text:p>
          </table:table-cell>
          <table:table-cell office:value-type="string" calcext:value-type="string">
            <text:p>chỉ dành cho phone có loa sau lưng. để mấy phone <text:s/>loa cạnh lên là ko tác dụng. nên dùng để nghe thoại thôi. chứ nghe nhạc thì nó chỉ làm âm to hơn chứ ko hay. tiền nào của đó</text:p>
          </table:table-cell>
        </table:table-row>
        <table:table-row table:style-name="ro4">
          <table:table-cell office:value-type="string" calcext:value-type="string">
            <text:p>width: 60%;</text:p>
          </table:table-cell>
          <table:table-cell office:value-type="string" calcext:value-type="string">
            <text:p>chỉ có 1 cổng HDMI chuẩn mới.</text:p>
            <text:p>không biết có loa ko mà mở ko có tiếng.</text:p>
          </table:table-cell>
        </table:table-row>
        <table:table-row table:style-name="ro1">
          <table:table-cell office:value-type="string" calcext:value-type="string">
            <text:p>width: 60%;</text:p>
          </table:table-cell>
          <table:table-cell office:value-type="string" calcext:value-type="string">
            <text:p>Chi binh thuong kg duoc tot lam</text:p>
          </table:table-cell>
        </table:table-row>
        <table:table-row table:style-name="ro1">
          <table:table-cell office:value-type="string" calcext:value-type="string">
            <text:p>width: 60%;</text:p>
          </table:table-cell>
          <table:table-cell office:value-type="string" calcext:value-type="string">
            <text:p>chỉ bay được mà ko điều khiển đổi hướng được. m muốn đổi hàng lỗi làm tn ạ</text:p>
          </table:table-cell>
        </table:table-row>
        <table:table-row table:style-name="ro1">
          <table:table-cell office:value-type="string" calcext:value-type="string">
            <text:p>width: 60%;</text:p>
          </table:table-cell>
          <table:table-cell office:value-type="string" calcext:value-type="string">
            <text:p>check ra đúng lõi chính hãng nhưng bao bì cũ quá. Túi nilong bọc ngoài nhìn rất cũ như là hàng từ lâu rồi. lõi nhìn cũng rất cũ</text:p>
          </table:table-cell>
        </table:table-row>
        <table:table-row table:style-name="ro1">
          <table:table-cell office:value-type="string" calcext:value-type="string">
            <text:p>width: 60%;</text:p>
          </table:table-cell>
          <table:table-cell office:value-type="string" calcext:value-type="string">
            <text:p>check bằng app viettel chỉ còn 2 ngày nữa hết hạn d500 là thế nào vậy shop?</text:p>
          </table:table-cell>
        </table:table-row>
        <table:table-row table:style-name="ro1">
          <table:table-cell office:value-type="string" calcext:value-type="string">
            <text:p>width: 60%;</text:p>
          </table:table-cell>
          <table:table-cell office:value-type="string" calcext:value-type="string">
            <text:p>Chế độ vắt đảo ngược ko đc tốt, tương đương máy vắt cam của Comet mà giá thì gấp 3 lần. Bạn mình mua máy vắt cam Philip rất tốt. Hàng giảm giá 50k so với hàng Tiki Trading phân phối. hic. Lần sau mua của Tiki Trading thôi!</text:p>
          </table:table-cell>
        </table:table-row>
        <table:table-row table:style-name="ro1">
          <table:table-cell office:value-type="string" calcext:value-type="string">
            <text:p>width: 60%;</text:p>
          </table:table-cell>
          <table:table-cell office:value-type="string" calcext:value-type="string">
            <text:p>Che do nấu cham chao chín tu dong ngat dien hay minh phai canh</text:p>
          </table:table-cell>
        </table:table-row>
        <table:table-row table:style-name="ro1">
          <table:table-cell office:value-type="string" calcext:value-type="string">
            <text:p>width: 60%;</text:p>
          </table:table-cell>
          <table:table-cell office:value-type="string" calcext:value-type="string">
            <text:p>chế biến đồ ăn không ngon bằng đồ chiên dầu!</text:p>
          </table:table-cell>
        </table:table-row>
        <table:table-row table:style-name="ro1">
          <table:table-cell office:value-type="string" calcext:value-type="string">
            <text:p>width: 60%;</text:p>
          </table:table-cell>
          <table:table-cell office:value-type="string" calcext:value-type="string">
            <text:p>Chạy ổn! Hơi ồn, vung kém, hơi sôi đã bắn tung toé ra ngoài</text:p>
          </table:table-cell>
        </table:table-row>
        <table:table-row table:style-name="ro1">
          <table:table-cell office:value-type="string" calcext:value-type="string">
            <text:p>width: 60%;</text:p>
          </table:table-cell>
          <table:table-cell office:value-type="string" calcext:value-type="string">
            <text:p>chạy ổn, ko ồn. Máy yếu, chiên cá 30 phút 200 độ nhưng ko vàng chín lắm. Mới xài 2 lần. Sẽ update</text:p>
          </table:table-cell>
        </table:table-row>
        <table:table-row table:style-name="ro1">
          <table:table-cell office:value-type="string" calcext:value-type="string">
            <text:p>width: 60%;</text:p>
          </table:table-cell>
          <table:table-cell office:value-type="string" calcext:value-type="string">
            <text:p>Chạy êm. Nhưng có lẽ máy mình nóng quá hay sao mà không nguội máy mấy.</text:p>
          </table:table-cell>
        </table:table-row>
        <table:table-row table:style-name="ro1">
          <table:table-cell office:value-type="string" calcext:value-type="string">
            <text:p>width: 60%;</text:p>
          </table:table-cell>
          <table:table-cell office:value-type="string" calcext:value-type="string">
            <text:p>chất nhựa giòn dễ gảy. tiền nào của nấy thật :(</text:p>
          </table:table-cell>
        </table:table-row>
        <table:table-row table:style-name="ro5">
          <table:table-cell office:value-type="string" calcext:value-type="string">
            <text:p>width: 60%;</text:p>
          </table:table-cell>
          <table:table-cell office:value-type="string" calcext:value-type="string">
            <text:p>Chất lượng Xiaomi không có gì phải bàn. Nhưng xay yếu. Không như mong đợi với quảng cáo xay đá. Xay chuối dẻo quá cũng bị kẹt nữa chứ. Xay không mịn lắm đâu.</text:p>
            <text:p/>
            <text:p>Sạc khá lâu. Xài tầm 6-7 lần mới phải sạc lại.</text:p>
            <text:p>Tặng có 1 bình xay mà hình để 2 bình.</text:p>
          </table:table-cell>
        </table:table-row>
        <table:table-row table:style-name="ro1">
          <table:table-cell office:value-type="string" calcext:value-type="string">
            <text:p>width: 60%;</text:p>
          </table:table-cell>
          <table:table-cell office:value-type="string" calcext:value-type="string">
            <text:p>Chất lượng với giá tiền, ko Đủ áp lực để tạo cafe và đánh bọt sữa cùng 1 lúc</text:p>
          </table:table-cell>
        </table:table-row>
        <table:table-row table:style-name="ro4">
          <table:table-cell office:value-type="string" calcext:value-type="string">
            <text:p>width: 60%;</text:p>
          </table:table-cell>
          <table:table-cell office:value-type="string" calcext:value-type="string">
            <text:p>chất lượng tương đối.</text:p>
            <text:p>shop có bán thẻ nhớ của loại camera này không, giá bán bao nhiêu.</text:p>
          </table:table-cell>
        </table:table-row>
        <table:table-row table:style-name="ro1">
          <table:table-cell office:value-type="string" calcext:value-type="string">
            <text:p>width: 60%;</text:p>
          </table:table-cell>
          <table:table-cell office:value-type="string" calcext:value-type="string">
            <text:p>chất lượng tương đối ổn, có nhìu phụ kiện kèm theo như: đồ xỏ kim, thêm 4 cuộn suốt, 1 cây kim riêng lẻ. chân vịt bị xéo. lỗ kim khi may hơi lớn, có đèn chiếu sáng</text:p>
          </table:table-cell>
        </table:table-row>
        <table:table-row table:style-name="ro1">
          <table:table-cell office:value-type="string" calcext:value-type="string">
            <text:p>width: 60%;</text:p>
          </table:table-cell>
          <table:table-cell office:value-type="string" calcext:value-type="string">
            <text:p>chất lượng túi đựng máy không như mong đợi, giao hàng trễ 2 ngày ( nếu không gọi chắc còn trễ hơn nữa ) máy ảnh chụp rất tốt</text:p>
          </table:table-cell>
        </table:table-row>
        <table:table-row table:style-name="ro1">
          <table:table-cell office:value-type="string" calcext:value-type="string">
            <text:p>width: 60%;</text:p>
          </table:table-cell>
          <table:table-cell office:value-type="string" calcext:value-type="string">
            <text:p>chất lượng trung bình, mua 135 giờ con 89 , hèn <text:s/>không thể chất được</text:p>
          </table:table-cell>
        </table:table-row>
        <table:table-row table:style-name="ro1">
          <table:table-cell office:value-type="string" calcext:value-type="string">
            <text:p>width: 60%;</text:p>
          </table:table-cell>
          <table:table-cell office:value-type="string" calcext:value-type="string">
            <text:p>chất lượng tốt. khi sôi không rung bình. có led xanh khi nấu. tự tắt khi sôi. dung tích vừa đủ</text:p>
          </table:table-cell>
        </table:table-row>
        <table:table-row table:style-name="ro1">
          <table:table-cell office:value-type="string" calcext:value-type="string">
            <text:p>width: 60%;</text:p>
          </table:table-cell>
          <table:table-cell office:value-type="string" calcext:value-type="string">
            <text:p>Chất lượng thu âm chỉ mượt hơn một chút so với thu âm chính của điện thoại, và tạp âm vẫn không được lọc trong quá trình ghi như trong quảng cáo</text:p>
          </table:table-cell>
        </table:table-row>
        <table:table-row table:style-name="ro1">
          <table:table-cell office:value-type="string" calcext:value-type="string">
            <text:p>width: 60%;</text:p>
          </table:table-cell>
          <table:table-cell office:value-type="string" calcext:value-type="string">
            <text:p>Chất lượng thì ok nhưng vấn đề hộp sạc cắm cái nháy đỏ là ko lên đèn đỏ nữa. Thế này khi tai hết pin sao dùng dc shop</text:p>
          </table:table-cell>
        </table:table-row>
        <table:table-row table:style-name="ro1">
          <table:table-cell office:value-type="string" calcext:value-type="string">
            <text:p>width: 60%;</text:p>
          </table:table-cell>
          <table:table-cell office:value-type="string" calcext:value-type="string">
            <text:p>Chất lương thì ok nhưng khi bật thì <text:s/>to quá kg êm tai cho bé khi ngủ</text:p>
          </table:table-cell>
        </table:table-row>
        <table:table-row table:style-name="ro5">
          <table:table-cell office:value-type="string" calcext:value-type="string">
            <text:p>width: 60%;</text:p>
          </table:table-cell>
          <table:table-cell office:value-type="string" calcext:value-type="string">
            <text:p>Chất lượng thì cũng ổn, nhưng khâu đóng gói quá cẩu thả.</text:p>
            <text:p>Mở hộp to đùng ra thấy cái hộp quạt bên trong còn chưa đóng nắp</text:p>
            <text:p>Hộp nhìn cũ, rách cả chỗ mở, bên trong quạt thì bụi, tờ hướng dẫn sử dụng cũng bẩn và nhàu luôn.</text:p>
            <text:p>Không hiểu sao sản phẩm đóng gói cẩu thả như vậy vẫn đưa giao cho khách hàng được</text:p>
          </table:table-cell>
        </table:table-row>
        <table:table-row table:style-name="ro1">
          <table:table-cell office:value-type="string" calcext:value-type="string">
            <text:p>width: 60%;</text:p>
          </table:table-cell>
          <table:table-cell office:value-type="string" calcext:value-type="string">
            <text:p>chất lượng thì chưa bit vì chưa xài. nhưng tiki giao hàng lỗi: đầu cắm vào bếp đã bị rỉ sét giống hàng đã sử dụng. phần chỉnh nhiệt độ bị nứt. chảo nướng nhìn ok</text:p>
          </table:table-cell>
        </table:table-row>
        <table:table-row table:style-name="ro1">
          <table:table-cell office:value-type="string" calcext:value-type="string">
            <text:p>width: 60%;</text:p>
          </table:table-cell>
          <table:table-cell office:value-type="string" calcext:value-type="string">
            <text:p>Chất lượng thấp so với giá bán. Được cái giao hàng nhanh, unbox thì thấy hộp đựng thẻ đã bị rạch trước</text:p>
          </table:table-cell>
        </table:table-row>
        <table:table-row table:style-name="ro1">
          <table:table-cell office:value-type="string" calcext:value-type="string">
            <text:p>width: 60%;</text:p>
          </table:table-cell>
          <table:table-cell office:value-type="string" calcext:value-type="string">
            <text:p>chất lượng tàm tàm. dùng ngắt quãng chứ dùng lâu rất nóng. nút nguồn gia công hơi bèo.</text:p>
          </table:table-cell>
        </table:table-row>
        <table:table-row table:style-name="ro1">
          <table:table-cell office:value-type="string" calcext:value-type="string">
            <text:p>width: 60%;</text:p>
          </table:table-cell>
          <table:table-cell office:value-type="string" calcext:value-type="string">
            <text:p>Chất lượng tạm tạm. <text:s text:c="8"/>.</text:p>
          </table:table-cell>
        </table:table-row>
        <table:table-row table:style-name="ro1">
          <table:table-cell office:value-type="string" calcext:value-type="string">
            <text:p>width: 60%;</text:p>
          </table:table-cell>
          <table:table-cell office:value-type="string" calcext:value-type="string">
            <text:p>chất lượng tạm ổn, quay đêm ok, nhược điểm quay ngược sáng bị lóa...</text:p>
          </table:table-cell>
        </table:table-row>
        <table:table-row table:style-name="ro1">
          <table:table-cell office:value-type="string" calcext:value-type="string">
            <text:p>width: 60%;</text:p>
          </table:table-cell>
          <table:table-cell office:value-type="string" calcext:value-type="string">
            <text:p>Chất lượng tạm ổn</text:p>
          </table:table-cell>
        </table:table-row>
        <table:table-row table:style-name="ro1">
          <table:table-cell office:value-type="string" calcext:value-type="string">
            <text:p>width: 60%;</text:p>
          </table:table-cell>
          <table:table-cell office:value-type="string" calcext:value-type="string">
            <text:p>Chất lượng tạm được với giá tiền</text:p>
          </table:table-cell>
        </table:table-row>
        <table:table-row table:style-name="ro1">
          <table:table-cell office:value-type="string" calcext:value-type="string">
            <text:p>width: 60%;</text:p>
          </table:table-cell>
          <table:table-cell office:value-type="string" calcext:value-type="string">
            <text:p>Chất lượng tạm dc , phần mềm dễ dùng</text:p>
          </table:table-cell>
        </table:table-row>
        <table:table-row table:style-name="ro1">
          <table:table-cell office:value-type="string" calcext:value-type="string">
            <text:p>width: 60%;</text:p>
          </table:table-cell>
          <table:table-cell office:value-type="string" calcext:value-type="string">
            <text:p>Chất lượng tạm</text:p>
          </table:table-cell>
        </table:table-row>
        <table:table-row table:style-name="ro4">
          <table:table-cell office:value-type="string" calcext:value-type="string">
            <text:p>width: 60%;</text:p>
          </table:table-cell>
          <table:table-cell office:value-type="string" calcext:value-type="string">
            <text:p>chất lượng sp thì quá là ok. nhưng giao hàng quá chậm chạp. mình theo dõi đơn hàng hằng ngày nên mình chắc chắn một điều, lỗi giao hàng chậm là do bên kho tiki làm ăn quá lề mề.</text:p>
            <text:p>Nhà bán hàng hãy phản ánh với tiki, yêu cầu tiki đưa ra giải pháp về tình trạng này. Nếu cứ tiếp tục tiếp diễn tình trạng như trên mình nghĩ tiki sẽ bị lọt thỏm giữa các sàn TMDT khác.</text:p>
          </table:table-cell>
        </table:table-row>
        <table:table-row table:style-name="ro1">
          <table:table-cell office:value-type="string" calcext:value-type="string">
            <text:p>width: 60%;</text:p>
          </table:table-cell>
          <table:table-cell office:value-type="string" calcext:value-type="string">
            <text:p>chất lượng sp bt, nhưng là hàng tặng kèm, ko có gì để nói</text:p>
          </table:table-cell>
        </table:table-row>
        <table:table-row table:style-name="ro1">
          <table:table-cell office:value-type="string" calcext:value-type="string">
            <text:p>width: 60%;</text:p>
          </table:table-cell>
          <table:table-cell office:value-type="string" calcext:value-type="string">
            <text:p>Chat luong so với giá dùng được.</text:p>
          </table:table-cell>
        </table:table-row>
        <table:table-row table:style-name="ro1">
          <table:table-cell office:value-type="string" calcext:value-type="string">
            <text:p>width: 60%;</text:p>
          </table:table-cell>
          <table:table-cell office:value-type="string" calcext:value-type="string">
            <text:p>Chất lượng sản phẩm tốt, giá rẻ, dùng thấy ổn. Tuy nhiên, hàng này mình thanh toán trước mà lúc giao hàng tiki lai giao nhầm địa chỉ cho người khác, giao hàng mà không gọi điện thoại báo trước. Cũng may người nhận nhầm liên lạc lại cho mình đến lấy, chứ không đợi khiếu nại tiki không biết đến lúc nào mới lấy được hàng. Mọi người nên lưu ý nếu có mua hàng thanh toán trước</text:p>
          </table:table-cell>
        </table:table-row>
        <table:table-row table:style-name="ro1">
          <table:table-cell office:value-type="string" calcext:value-type="string">
            <text:p>width: 60%;</text:p>
          </table:table-cell>
          <table:table-cell office:value-type="string" calcext:value-type="string">
            <text:p>Chất lượng sản phẩm tạm được!</text:p>
          </table:table-cell>
        </table:table-row>
        <table:table-row table:style-name="ro1">
          <table:table-cell office:value-type="string" calcext:value-type="string">
            <text:p>width: 60%;</text:p>
          </table:table-cell>
          <table:table-cell office:value-type="string" calcext:value-type="string">
            <text:p>Chất lượng sản phẩm ổn, êm, di chuột mượt, màu sắc ổn, nói chung khá là êm, nhưng mà mua hình chó mà giao hình đen thùi lùi. Nếu giao đúng mẫu thì đã 5 sao rồi. Tiếc ghê lần sau có mua nên hỏi shop cho rõ ràng chứ mua 1 cái giao 1 cái khác thấy hơi kì kì. Mình cần xài nên không trả lại chứ gặp người khác chắc gửi lên gửi xuống thêm 1 đợt nữa.</text:p>
          </table:table-cell>
        </table:table-row>
        <table:table-row table:style-name="ro1">
          <table:table-cell office:value-type="string" calcext:value-type="string">
            <text:p>width: 60%;</text:p>
          </table:table-cell>
          <table:table-cell office:value-type="string" calcext:value-type="string">
            <text:p>chất lượng sản phẩm chắc chắn, đóng gói kỹ càng khi giao hàng. tuy nhiên, phần mô tả sản phẩm có sự đan sen nội dung giữa hai chủng loại cam là c3w và c3wn do đó rất dễ gây hiểu lầm cho khách mua hàng. một số tính năng chủ yếu của cam <text:s/>c3wn gồm quay video độ nét cao, quay đêm hồm ngoại tầm xa hiệu quả trong 5m không được 30m như mô tả, ánh đèn hồng ngoại màu đỏ rõ như hai mắt quỷ trong đêm không ẩn mình chút nào, có thông báo cảnh báo chuyển động, có thể chia sẻ video cho nhiều người xem; hạn chế: không có loa phát tín hiệu cảnh báo hay đàm thoại hai chiều, không có đèn led phát sáng trong đêm, phần mềm EZAVIZ có bảng điều khiển rất sơ sài ít tùy chọn để điều chỉnh, khả năng xoay của chân đế gắn tường không linh hoạt, không có tính năng tự động xoay hay bắt chuyển động của người. khách mua chú ý để cân nhắc, theo mình với tính năng trên thì giá của sản phẩm hơi mắc.</text:p>
          </table:table-cell>
        </table:table-row>
        <table:table-row table:style-name="ro1">
          <table:table-cell office:value-type="string" calcext:value-type="string">
            <text:p>width: 60%;</text:p>
          </table:table-cell>
          <table:table-cell office:value-type="string" calcext:value-type="string">
            <text:p>Chất lượng sản phẩm bình thường, độ phun sương ko mạnh lắm</text:p>
          </table:table-cell>
        </table:table-row>
        <table:table-row table:style-name="ro1">
          <table:table-cell office:value-type="string" calcext:value-type="string">
            <text:p>width: 60%;</text:p>
          </table:table-cell>
          <table:table-cell office:value-type="string" calcext:value-type="string">
            <text:p>Chất lượng sản phẩm bình thường, độ phun sương ko mạnh lắm</text:p>
          </table:table-cell>
        </table:table-row>
        <table:table-row table:style-name="ro1">
          <table:table-cell office:value-type="string" calcext:value-type="string">
            <text:p>width: 60%;</text:p>
          </table:table-cell>
          <table:table-cell office:value-type="string" calcext:value-type="string">
            <text:p>Chất lượng rất kém.tiếp xúc giữa đầu hít và dây kém</text:p>
          </table:table-cell>
        </table:table-row>
        <table:table-row table:style-name="ro1">
          <table:table-cell office:value-type="string" calcext:value-type="string">
            <text:p>width: 60%;</text:p>
          </table:table-cell>
          <table:table-cell office:value-type="string" calcext:value-type="string">
            <text:p>chất lượng phù hợp với giá thành. lửa rất khó điều chỉnh</text:p>
          </table:table-cell>
        </table:table-row>
        <table:table-row table:style-name="ro1">
          <table:table-cell office:value-type="string" calcext:value-type="string">
            <text:p>width: 60%;</text:p>
          </table:table-cell>
          <table:table-cell office:value-type="string" calcext:value-type="string">
            <text:p>chất lượng ok, tuy nhiên mình đặt màu đen lại về màu trắng</text:p>
          </table:table-cell>
        </table:table-row>
        <table:table-row table:style-name="ro1">
          <table:table-cell office:value-type="string" calcext:value-type="string">
            <text:p>width: 60%;</text:p>
          </table:table-cell>
          <table:table-cell office:value-type="string" calcext:value-type="string">
            <text:p>chất lượng nhựa ko mấy chắc chắn quạt ko mạnh lắm</text:p>
          </table:table-cell>
        </table:table-row>
        <table:table-row table:style-name="ro1">
          <table:table-cell office:value-type="string" calcext:value-type="string">
            <text:p>width: 60%;</text:p>
          </table:table-cell>
          <table:table-cell office:value-type="string" calcext:value-type="string">
            <text:p>Chất lượng nghe nhạc không được như kỳ vọng, có thể nói là nghe tạm thôi chứ không được tốt như các tai nghe thông thường.</text:p>
          </table:table-cell>
        </table:table-row>
        <table:table-row table:style-name="ro1">
          <table:table-cell office:value-type="string" calcext:value-type="string">
            <text:p>width: 60%;</text:p>
          </table:table-cell>
          <table:table-cell office:value-type="string" calcext:value-type="string">
            <text:p>Chất lượng máy tốt, nhưng mặc dù đã yêu cầu VAT nhưng không giao kèm theo.</text:p>
          </table:table-cell>
        </table:table-row>
        <table:table-row table:style-name="ro2">
          <table:table-cell office:value-type="string" calcext:value-type="string">
            <text:p>width: 60%;</text:p>
          </table:table-cell>
          <table:table-cell office:value-type="string" calcext:value-type="string">
            <text:p>Chất lượng máy rất tốt máy đánh khoẻ tuy nhiên cách đóng gói của tiki vô cùng sơ sài</text:p>
            <text:p>Em không hiểu một cái máy từ HN ship về Quảng Ninh chỉ có hai lớp mang bọc thực phẩm gói xung quanh thì làm sao đủ để chống sốc?</text:p>
            <text:p>Mong tiki xem lại hình thứ gói hàng của mình</text:p>
          </table:table-cell>
        </table:table-row>
        <table:table-row table:style-name="ro1">
          <table:table-cell office:value-type="string" calcext:value-type="string">
            <text:p>width: 60%;</text:p>
          </table:table-cell>
          <table:table-cell office:value-type="string" calcext:value-type="string">
            <text:p>Chất lượng ko như mong đợi, hình ảnh ko sắc nét lắm</text:p>
          </table:table-cell>
        </table:table-row>
        <table:table-row table:style-name="ro1">
          <table:table-cell office:value-type="string" calcext:value-type="string">
            <text:p>width: 60%;</text:p>
          </table:table-cell>
          <table:table-cell office:value-type="string" calcext:value-type="string">
            <text:p>Chất lượng không như mong đợi. Nhìn trên hình sắc sảo, nhựa tốt. Ở ngoài nhựa rởm, độ bám dính ko tốt, điện thoại dễ dàng rơi ra.</text:p>
          </table:table-cell>
        </table:table-row>
        <table:table-row table:style-name="ro3">
          <table:table-cell office:value-type="string" calcext:value-type="string">
            <text:p>width: 60%;</text:p>
          </table:table-cell>
          <table:table-cell office:value-type="string" calcext:value-type="string">
            <text:p>Chất lượng kém. Mở hộp ra đã thấy hư ở chốt khoá, dùng một thời gian thì bị gãy thanh khoá nhựa luôn. Còn lại bình thường không có gì đặc biệt.</text:p>
            <text:p>Không có công tắt, cắm điện là xài</text:p>
            <text:p>Không có hẹn giờ.</text:p>
            <text:p>Khuyên nên mua sản phẩm có hẹn giờ.</text:p>
            <text:p>p/s: Nếu cần thì update hình sau</text:p>
          </table:table-cell>
        </table:table-row>
        <table:table-row table:style-name="ro2">
          <table:table-cell office:value-type="string" calcext:value-type="string">
            <text:p>width: 60%;</text:p>
          </table:table-cell>
          <table:table-cell office:value-type="string" calcext:value-type="string">
            <text:p>Chat luong hinh anh tot hon Yoosee 2.0, goc nhin rong hon.</text:p>
            <text:p>Tuy nhien hinh anh di cham hon thuc te khoang 02 giay.</text:p>
            <text:p>Khong xem duoc video.</text:p>
          </table:table-cell>
        </table:table-row>
        <table:table-row table:style-name="ro1">
          <table:table-cell office:value-type="string" calcext:value-type="string">
            <text:p>width: 60%;</text:p>
          </table:table-cell>
          <table:table-cell office:value-type="string" calcext:value-type="string">
            <text:p>Chất lượng hình ảnh thấp tầm 480, ban đêm quan sát kém gần như k thấy gì</text:p>
          </table:table-cell>
        </table:table-row>
        <table:table-row table:style-name="ro1">
          <table:table-cell office:value-type="string" calcext:value-type="string">
            <text:p>width: 60%;</text:p>
          </table:table-cell>
          <table:table-cell office:value-type="string" calcext:value-type="string">
            <text:p>Chất lượng hình ảnh như giá bán!</text:p>
          </table:table-cell>
        </table:table-row>
        <table:table-row table:style-name="ro1">
          <table:table-cell office:value-type="string" calcext:value-type="string">
            <text:p>width: 60%;</text:p>
          </table:table-cell>
          <table:table-cell office:value-type="string" calcext:value-type="string">
            <text:p>Chất lượng hình ảnh kém, mờ.mmmmmmmmmmmmmmmmmmmmmmmmmmmmmmmmmmmmmmmmmmmmm</text:p>
          </table:table-cell>
        </table:table-row>
        <table:table-row table:style-name="ro1">
          <table:table-cell office:value-type="string" calcext:value-type="string">
            <text:p>width: 60%;</text:p>
          </table:table-cell>
          <table:table-cell office:value-type="string" calcext:value-type="string">
            <text:p>Chất lượng hình ảnh 1080 mà ko đúng như giới thiệu. Đã thử qua hình ảnh qua đt và chất lượng ánh sáng đủ tiêu chuẩn mà hình vẫn ko nét</text:p>
          </table:table-cell>
        </table:table-row>
        <table:table-row table:style-name="ro1">
          <table:table-cell office:value-type="string" calcext:value-type="string">
            <text:p>width: 60%;</text:p>
          </table:table-cell>
          <table:table-cell office:value-type="string" calcext:value-type="string">
            <text:p>chất lượng gió bình thường</text:p>
          </table:table-cell>
        </table:table-row>
        <table:table-row table:style-name="ro1">
          <table:table-cell office:value-type="string" calcext:value-type="string">
            <text:p>width: 60%;</text:p>
          </table:table-cell>
          <table:table-cell office:value-type="string" calcext:value-type="string">
            <text:p>Chất lượng giao hàng ok, chưa sử dụng</text:p>
          </table:table-cell>
        </table:table-row>
        <table:table-row table:style-name="ro1">
          <table:table-cell office:value-type="string" calcext:value-type="string">
            <text:p>width: 60%;</text:p>
          </table:table-cell>
          <table:table-cell office:value-type="string" calcext:value-type="string">
            <text:p>chất lượng cũng bình thường</text:p>
          </table:table-cell>
        </table:table-row>
        <table:table-row table:style-name="ro1">
          <table:table-cell office:value-type="string" calcext:value-type="string">
            <text:p>width: 60%;</text:p>
          </table:table-cell>
          <table:table-cell office:value-type="string" calcext:value-type="string">
            <text:p>Chất lượng của shap thì ko phải bàn, tuy nhiên, vòng nhựa trong lò bị nứt gãy, vẫn dùng được nhưng rất khó chịu vì đây ko phải do lỗi vận chuyển.</text:p>
          </table:table-cell>
        </table:table-row>
        <table:table-row table:style-name="ro1">
          <table:table-cell office:value-type="string" calcext:value-type="string">
            <text:p>width: 60%;</text:p>
          </table:table-cell>
          <table:table-cell office:value-type="string" calcext:value-type="string">
            <text:p>chất lượng chưa dùng chưa biết nhưng sản phẩm thì gửi nhầm màu</text:p>
          </table:table-cell>
        </table:table-row>
        <table:table-row table:style-name="ro1">
          <table:table-cell office:value-type="string" calcext:value-type="string">
            <text:p>width: 60%;</text:p>
          </table:table-cell>
          <table:table-cell office:value-type="string" calcext:value-type="string">
            <text:p>Chất lượng chỉ 720p HD thôi k phải là FHD nha mn, con này k nhìu chức năng như con FHD, hình ảnh con này sẽ k rõ nét đâu nha</text:p>
          </table:table-cell>
        </table:table-row>
        <table:table-row table:style-name="ro1">
          <table:table-cell office:value-type="string" calcext:value-type="string">
            <text:p>width: 60%;</text:p>
          </table:table-cell>
          <table:table-cell office:value-type="string" calcext:value-type="string">
            <text:p>Chất lượng camera tạm được, giao nàng nhanh. OK</text:p>
          </table:table-cell>
        </table:table-row>
        <table:table-row table:style-name="ro1">
          <table:table-cell office:value-type="string" calcext:value-type="string">
            <text:p>width: 60%;</text:p>
          </table:table-cell>
          <table:table-cell office:value-type="string" calcext:value-type="string">
            <text:p>chất lường bình thường,dùng 1,2 lần có hiện tượng rỉ sét trong nồi</text:p>
          </table:table-cell>
        </table:table-row>
        <table:table-row table:style-name="ro1">
          <table:table-cell office:value-type="string" calcext:value-type="string">
            <text:p>width: 60%;</text:p>
          </table:table-cell>
          <table:table-cell office:value-type="string" calcext:value-type="string">
            <text:p>chat luong binh thuong, kg giong nhu quang cao, san pham binh thuong, Tiki dong goi ky.</text:p>
          </table:table-cell>
        </table:table-row>
        <table:table-row table:style-name="ro1">
          <table:table-cell office:value-type="string" calcext:value-type="string">
            <text:p>width: 60%;</text:p>
          </table:table-cell>
          <table:table-cell office:value-type="string" calcext:value-type="string">
            <text:p>Chất lượng bình thường tạm Hà long</text:p>
          </table:table-cell>
        </table:table-row>
        <table:table-row table:style-name="ro1">
          <table:table-cell office:value-type="string" calcext:value-type="string">
            <text:p>width: 60%;</text:p>
          </table:table-cell>
          <table:table-cell office:value-type="string" calcext:value-type="string">
            <text:p>Chất lượng bếp thì khỏi phải bàn, nồi lẩu đi kèm khá tốt nhưng ưu đãi liên quan giành cho thành viên TikiNow thì lại không đúng, quảng cáo là hoàn 5% nhưng thực tế hoàn 0,5%. Đã liên hệ Tiki và chờ xử lý</text:p>
          </table:table-cell>
        </table:table-row>
        <table:table-row table:style-name="ro1">
          <table:table-cell office:value-type="string" calcext:value-type="string">
            <text:p>width: 60%;</text:p>
          </table:table-cell>
          <table:table-cell office:value-type="string" calcext:value-type="string">
            <text:p>Chất lượng bếp kém, mới dùng 2 tháng mà đã bị hỏng: màn kính vỡ, ốc ko can thiệp vật lý cũng tự rơi xuống bàn bếp, nhựa nứt tách hẳn ra, hi vọng nhà sản xuất sẽ làm chắc chắn hơn</text:p>
          </table:table-cell>
        </table:table-row>
        <table:table-row table:style-name="ro1">
          <table:table-cell office:value-type="string" calcext:value-type="string">
            <text:p>width: 60%;</text:p>
          </table:table-cell>
          <table:table-cell office:value-type="string" calcext:value-type="string">
            <text:p>Chất lượng bản in khi in standard tạm được, khi chỉnh lên high quality thì in chậm hơn nhiều nhưng nét hơn.</text:p>
          </table:table-cell>
        </table:table-row>
        <table:table-row table:style-name="ro1">
          <table:table-cell office:value-type="string" calcext:value-type="string">
            <text:p>width: 60%;</text:p>
          </table:table-cell>
          <table:table-cell office:value-type="string" calcext:value-type="string">
            <text:p>chất lượng ban đêm kém,</text:p>
          </table:table-cell>
        </table:table-row>
        <table:table-row table:style-name="ro1">
          <table:table-cell office:value-type="string" calcext:value-type="string">
            <text:p>width: 60%;</text:p>
          </table:table-cell>
          <table:table-cell office:value-type="string" calcext:value-type="string">
            <text:p>chất lượng âm thanh tốt nhưng cục nạp pin rất kém nạp đc 2 lần là hết pin 😌</text:p>
          </table:table-cell>
        </table:table-row>
        <table:table-row table:style-name="ro1">
          <table:table-cell office:value-type="string" calcext:value-type="string">
            <text:p>width: 60%;</text:p>
          </table:table-cell>
          <table:table-cell office:value-type="string" calcext:value-type="string">
            <text:p>Chất lượng âm thanh ở dưới mức trung bình, ko bằng mấy cái tai nghe xiaomi 100k, dùng để nghe học tiếng anh thì được chứ nghe nhạc thì tương đối tệ.</text:p>
          </table:table-cell>
        </table:table-row>
        <table:table-row table:style-name="ro1">
          <table:table-cell office:value-type="string" calcext:value-type="string">
            <text:p>width: 60%;</text:p>
          </table:table-cell>
          <table:table-cell office:value-type="string" calcext:value-type="string">
            <text:p>chất lượng âm thanh ko tốt kết nối bluetooth lâu âm thanh phát ra có tiếng vang chói tai</text:p>
          </table:table-cell>
        </table:table-row>
        <table:table-row table:style-name="ro1">
          <table:table-cell office:value-type="string" calcext:value-type="string">
            <text:p>width: 60%;</text:p>
          </table:table-cell>
          <table:table-cell office:value-type="string" calcext:value-type="string">
            <text:p>Chất lượng âm thanh khá là hay, microphone, mình dùng gần 8 tháng rồi cũng cảm thấy bền. Nhưng nhược điểm lớn nhất của tai nghe này là chỉ cần đeo khoảng 25 - 30 phút, bạn sẽ cảm thấy rất khó chịu và nóng tai, có lẽ do tai nghe ép chặt vào tai quá, và ear foams ép trực tiếp vào tai, chứ không phải kiểu bao quanh tai.</text:p>
          </table:table-cell>
        </table:table-row>
        <table:table-row table:style-name="ro1">
          <table:table-cell office:value-type="string" calcext:value-type="string">
            <text:p>width: 60%;</text:p>
          </table:table-cell>
          <table:table-cell office:value-type="string" calcext:value-type="string">
            <text:p>chất lượng âm thanh k tốt .nghe k hay như tai nghe cắm dây ! nói chung dùng tạm ổn.</text:p>
          </table:table-cell>
        </table:table-row>
        <table:table-row table:style-name="ro4">
          <table:table-cell office:value-type="string" calcext:value-type="string">
            <text:p>width: 60%;</text:p>
          </table:table-cell>
          <table:table-cell office:value-type="string" calcext:value-type="string">
            <text:p>chất lượng : tốt</text:p>
            <text:p>giao hàng : quá chậm, phải liên lạc với hotline để phản ánh</text:p>
          </table:table-cell>
        </table:table-row>
        <table:table-row table:style-name="ro1">
          <table:table-cell office:value-type="string" calcext:value-type="string">
            <text:p>width: 60%;</text:p>
          </table:table-cell>
          <table:table-cell office:value-type="string" calcext:value-type="string">
            <text:p>chất liệu nhựa nên không an tâm lắm</text:p>
          </table:table-cell>
        </table:table-row>
        <table:table-row table:style-name="ro1">
          <table:table-cell office:value-type="string" calcext:value-type="string">
            <text:p>width: 60%;</text:p>
          </table:table-cell>
          <table:table-cell office:value-type="string" calcext:value-type="string">
            <text:p>Chất liệu khá tốt...chỉ có cái giao ko đúng mẫu...</text:p>
          </table:table-cell>
        </table:table-row>
        <table:table-row table:style-name="ro1">
          <table:table-cell office:value-type="string" calcext:value-type="string">
            <text:p>width: 60%;</text:p>
          </table:table-cell>
          <table:table-cell office:value-type="string" calcext:value-type="string">
            <text:p>Chất liệu hoàn thiện ko được tốt, động cơ yếu.</text:p>
          </table:table-cell>
        </table:table-row>
        <table:table-row table:style-name="ro1">
          <table:table-cell office:value-type="string" calcext:value-type="string">
            <text:p>width: 60%;</text:p>
          </table:table-cell>
          <table:table-cell office:value-type="string" calcext:value-type="string">
            <text:p>chấp nhận được ,............,..,.,.................</text:p>
          </table:table-cell>
        </table:table-row>
        <table:table-row table:style-name="ro1">
          <table:table-cell office:value-type="string" calcext:value-type="string">
            <text:p>width: 60%;</text:p>
          </table:table-cell>
          <table:table-cell office:value-type="string" calcext:value-type="string">
            <text:p>Chào tiki. Trên hộp ghi hạn sử dụng xem trên vỏ hộp. Mình thấy trên vỏ có dán giấy ghi ngày 02/15/2019 là sao ạ. Tiki trả lời gấp cho mình nhé. Thank’s!!</text:p>
          </table:table-cell>
        </table:table-row>
        <table:table-row table:style-name="ro1">
          <table:table-cell office:value-type="string" calcext:value-type="string">
            <text:p>width: 60%;</text:p>
          </table:table-cell>
          <table:table-cell office:value-type="string" calcext:value-type="string">
            <text:p>Chào Tiki. Tôi mua thẻ nhớ này vào tháng 5.2017. Đầu tháng 12 này thẻ bắt đầu không kết nối được trên di động. Tôi lấy thẻ nhớ bỏ vào đầu đọc thì vẫn copy từng file từ thẻ qua laptop. Nhưng khi format thẻ thì không thành công. Bỏ thẻ vào di động lại thì máy báo thẻ lỗi, phải định dạng. Nhưng vẫn không được. Vậy tôi có thể gửi thẻ nhớ lại bảo hành không?</text:p>
          </table:table-cell>
        </table:table-row>
        <table:table-row table:style-name="ro4">
          <table:table-cell office:value-type="string" calcext:value-type="string">
            <text:p>width: 60%;</text:p>
          </table:table-cell>
          <table:table-cell office:value-type="string" calcext:value-type="string">
            <text:p>Chào Tiki, tôi đã mua bàn phím trên Tiki lần này là lần thứ 2 rồi mà mình thấy lần nào cũng có lỗi với bàn phím.</text:p>
            <text:p>Có nút thì bấm được, có nút thì phải bấm 2- 3 lần mới được, tôi thật sự thất vòng!!!</text:p>
          </table:table-cell>
        </table:table-row>
        <table:table-row table:style-name="ro1">
          <table:table-cell office:value-type="string" calcext:value-type="string">
            <text:p>width: 60%;</text:p>
          </table:table-cell>
          <table:table-cell office:value-type="string" calcext:value-type="string">
            <text:p>Chào Tiki, sản phẩm này bị lỗi giắc chuyển 6.5mm. mình cắm giắc 3.5mm vào. nhưng ko tài nào cắm được. nhờ Tiki đổi lại giúp mình nhé</text:p>
          </table:table-cell>
        </table:table-row>
        <table:table-row table:style-name="ro1">
          <table:table-cell office:value-type="string" calcext:value-type="string">
            <text:p>width: 60%;</text:p>
          </table:table-cell>
          <table:table-cell office:value-type="string" calcext:value-type="string">
            <text:p>Chào tiki, mình mua nồi này đã nhận cách đây một tuần nhưng hôm nay mới lấy ra sử dụng. Không biết tại sao để hẹn giờ nấu cháo nhưng nồi cứ nóng mâm điện lại tự ngắt, mình để có 0.5h nhưng được chưa đầy một phút thì nồi lại tự ngắt điện, mình không thể nấu cháo? Tiki vui lòng kiểm tra và tư vấn giúp mình.</text:p>
          </table:table-cell>
        </table:table-row>
        <table:table-row table:style-name="ro2">
          <table:table-cell office:value-type="string" calcext:value-type="string">
            <text:p>width: 60%;</text:p>
          </table:table-cell>
          <table:table-cell office:value-type="string" calcext:value-type="string">
            <text:p>chào Tiki, </text:p>
            <text:p>Sản phẩm này mình thấy ghi là Made in Japan, nhưng hàng đặt về lại là Made in Indonesia.</text:p>
            <text:p>Phản hồi gấp lại thông tin giúp mình nhé.</text:p>
          </table:table-cell>
        </table:table-row>
        <table:table-row table:style-name="ro1">
          <table:table-cell office:value-type="string" calcext:value-type="string">
            <text:p>width: 60%;</text:p>
          </table:table-cell>
          <table:table-cell office:value-type="string" calcext:value-type="string">
            <text:p>Chào tiki <text:s/>9_4 _2020 <text:s text:c="2"/>mình nhận được hàng ! đã gọi lên tổng đài ngay <text:s/>yêu cầu được đổi hàng <text:s text:c="2"/>! camra nhận được có 10 đèn led . <text:s/>1 cái không kết nối được .1 cái lên hình ảnh không đúng như quảng cáo . camra <text:s/>! mọng được tiki phản hồi sớm <text:s text:c="2"/>! mình cũng đã mua ở tiki camara như đơn hàng này đợt trước hàng đúng như quảng cáo <text:s/>tiki so sánh 2 camra 2 đơn hàng như nhau !</text:p>
          </table:table-cell>
        </table:table-row>
        <table:table-row table:style-name="ro1">
          <table:table-cell office:value-type="string" calcext:value-type="string">
            <text:p>width: 60%;</text:p>
          </table:table-cell>
          <table:table-cell office:value-type="string" calcext:value-type="string">
            <text:p>chao shop! minh đặt 2 cái bạc và 1 hồng! Nhưng khi nhan toàn mau đen!</text:p>
          </table:table-cell>
        </table:table-row>
        <table:table-row table:style-name="ro1">
          <table:table-cell office:value-type="string" calcext:value-type="string">
            <text:p>width: 60%;</text:p>
          </table:table-cell>
          <table:table-cell office:value-type="string" calcext:value-type="string">
            <text:p>chào Shop mình có mua 1 sản phẩm smooth 4 vào tháng 6/2019, hiện tại sản phẩm của mình đang bị lỗi chống rung và nóng chỗ khớp môter đầu tiên shop cho mình hỏi thì mình có thể gửi Bh sản ở đâu được nhỉ</text:p>
          </table:table-cell>
        </table:table-row>
        <table:table-row table:style-name="ro1">
          <table:table-cell office:value-type="string" calcext:value-type="string">
            <text:p>width: 60%;</text:p>
          </table:table-cell>
          <table:table-cell office:value-type="string" calcext:value-type="string">
            <text:p>Chào bạn. M đã setup và kết nối vs cam. Có thông báo và xem dc hết rồi. Nhưng khi mk vào phần lịch sử video thì luôn là k có bản ghi nào. Vậy mk muốn xem lại video trong ngày đó thì làm ntn bạn nhỉ</text:p>
          </table:table-cell>
        </table:table-row>
        <table:table-row table:style-name="ro1">
          <table:table-cell office:value-type="string" calcext:value-type="string">
            <text:p>width: 60%;</text:p>
          </table:table-cell>
          <table:table-cell office:value-type="string" calcext:value-type="string">
            <text:p>Chào Ad sản phẩm này không còn giảm giá nữa? Mình mua bằng thẻ citibank. Xin cảm ơn.</text:p>
          </table:table-cell>
        </table:table-row>
        <table:table-row table:style-name="ro1">
          <table:table-cell office:value-type="string" calcext:value-type="string">
            <text:p>width: 60%;</text:p>
          </table:table-cell>
          <table:table-cell office:value-type="string" calcext:value-type="string">
            <text:p>chào <text:s/>shop.m mua máy <text:s/>dc 4 tháng. bây giờ <text:s/>máy <text:s/>hư rồi. bảo hành sao chỉ <text:s/>mình <text:s/>với <text:s/>shop ơi</text:p>
          </table:table-cell>
        </table:table-row>
        <table:table-row table:style-name="ro1">
          <table:table-cell office:value-type="string" calcext:value-type="string">
            <text:p>width: 60%;</text:p>
          </table:table-cell>
          <table:table-cell office:value-type="string" calcext:value-type="string">
            <text:p>chẳng có gì để chê ..tuy nhiên <text:s/>kén xôong nồi..cái bếp rẻ mà nồi của nó mắc bà cố,,cái chảo gần bằng cái bếp luôn luôn mới dc</text:p>
          </table:table-cell>
        </table:table-row>
        <table:table-row table:style-name="ro1">
          <table:table-cell office:value-type="string" calcext:value-type="string">
            <text:p>width: 60%;</text:p>
          </table:table-cell>
          <table:table-cell office:value-type="string" calcext:value-type="string">
            <text:p>Chân yếu. chỉ dùng được với điện thoại. nấc cuối cùng hầu như k mở ra vì quá yếu.</text:p>
          </table:table-cell>
        </table:table-row>
        <table:table-row table:style-name="ro1">
          <table:table-cell office:value-type="string" calcext:value-type="string">
            <text:p>width: 60%;</text:p>
          </table:table-cell>
          <table:table-cell office:value-type="string" calcext:value-type="string">
            <text:p>Chân yếu nhưng với giá này thì k thể đòi hỏi nhiều hơn</text:p>
          </table:table-cell>
        </table:table-row>
        <table:table-row table:style-name="ro4">
          <table:table-cell office:value-type="string" calcext:value-type="string">
            <text:p>width: 60%;</text:p>
          </table:table-cell>
          <table:table-cell office:value-type="string" calcext:value-type="string">
            <text:p>Chân vững,  êm không bị phát âm rè, gừ như bánh xe. Chạy tốc độ thấp, quạt phe phẩy thì rất ok, như dự đoán. </text:p>
            <text:p>Hi vọng nhiều ở công nghệ inverter,  nhưng đáng tiếc là kỹ sư thiết kết cánh quạt quá dở (đúng như dự đoán). Cánh quạt nhỏ thì ít gió, muốn nhiều gió phải quay nhanh = rít ào ào. Không biết người thiết kế có bị điếc không.</text:p>
          </table:table-cell>
        </table:table-row>
        <table:table-row table:style-name="ro1">
          <table:table-cell office:value-type="string" calcext:value-type="string">
            <text:p>width: 60%;</text:p>
          </table:table-cell>
          <table:table-cell office:value-type="string" calcext:value-type="string">
            <text:p>Chân tripod hơi yếu và đồ điều khiển cầm tay từ xa xài được ít ngày thì bị hư ...</text:p>
          </table:table-cell>
        </table:table-row>
        <table:table-row table:style-name="ro1">
          <table:table-cell office:value-type="string" calcext:value-type="string">
            <text:p>width: 60%;</text:p>
          </table:table-cell>
          <table:table-cell office:value-type="string" calcext:value-type="string">
            <text:p>Chân quá yếu. Nếu chân chắc chắn hơn, mạnh hơi thì ok</text:p>
          </table:table-cell>
        </table:table-row>
        <table:table-row table:style-name="ro1">
          <table:table-cell office:value-type="string" calcext:value-type="string">
            <text:p>width: 60%;</text:p>
          </table:table-cell>
          <table:table-cell office:value-type="string" calcext:value-type="string">
            <text:p>Chan mong qua</text:p>
          </table:table-cell>
        </table:table-row>
        <table:table-row table:style-name="ro1">
          <table:table-cell office:value-type="string" calcext:value-type="string">
            <text:p>width: 60%;</text:p>
          </table:table-cell>
          <table:table-cell office:value-type="string" calcext:value-type="string">
            <text:p>Chân máy thì bị gãy ra một mảnh nhỏ, máy thì không vỏ, không nhãn mác, đóng gói sơ sài không giống như trong clip hướng dẫn. Vui lòng đổi hàng cho mình nhé Tiki</text:p>
          </table:table-cell>
        </table:table-row>
        <table:table-row table:style-name="ro1">
          <table:table-cell office:value-type="string" calcext:value-type="string">
            <text:p>width: 60%;</text:p>
          </table:table-cell>
          <table:table-cell office:value-type="string" calcext:value-type="string">
            <text:p>Chân máy chắc, có một số lỗi có thể tự sửa được, thiết bị điều khiển hơi lỏng lẻo. Phù hợp với giá tiền.</text:p>
          </table:table-cell>
        </table:table-row>
        <table:table-row table:style-name="ro1">
          <table:table-cell office:value-type="string" calcext:value-type="string">
            <text:p>width: 60%;</text:p>
          </table:table-cell>
          <table:table-cell office:value-type="string" calcext:value-type="string">
            <text:p>chân máy ảnh thì ok nhưng remote tặng kèm thì quá kém. cứ tự động hủy kết nối bluetooth.</text:p>
          </table:table-cell>
        </table:table-row>
        <table:table-row table:style-name="ro1">
          <table:table-cell office:value-type="string" calcext:value-type="string">
            <text:p>width: 60%;</text:p>
          </table:table-cell>
          <table:table-cell office:value-type="string" calcext:value-type="string">
            <text:p>Chân máy ảnh bị rớt, lỏng lẻo, yếu,l. Mấu chốt thì bị hỏng</text:p>
          </table:table-cell>
        </table:table-row>
        <table:table-row table:style-name="ro1">
          <table:table-cell office:value-type="string" calcext:value-type="string">
            <text:p>width: 60%;</text:p>
          </table:table-cell>
          <table:table-cell office:value-type="string" calcext:value-type="string">
            <text:p>Chân khá lỏng lẻo và yếu. Với mức giá này thì không thể kỳ vọng quá cao</text:p>
          </table:table-cell>
        </table:table-row>
        <table:table-row table:style-name="ro1">
          <table:table-cell office:value-type="string" calcext:value-type="string">
            <text:p>width: 60%;</text:p>
          </table:table-cell>
          <table:table-cell office:value-type="string" calcext:value-type="string">
            <text:p>Chân giá đỗ yếu, di chuyển hoặc va chạm nhẹ dễ bị gãy nên phải cẩn thận.</text:p>
          </table:table-cell>
        </table:table-row>
        <table:table-row table:style-name="ro1">
          <table:table-cell office:value-type="string" calcext:value-type="string">
            <text:p>width: 60%;</text:p>
          </table:table-cell>
          <table:table-cell office:value-type="string" calcext:value-type="string">
            <text:p>chân gậy hơi thấp, chụp hình khó...................................................................................................................................................................</text:p>
          </table:table-cell>
        </table:table-row>
        <table:table-row table:style-name="ro1">
          <table:table-cell office:value-type="string" calcext:value-type="string">
            <text:p>width: 60%;</text:p>
          </table:table-cell>
          <table:table-cell office:value-type="string" calcext:value-type="string">
            <text:p>Chân đế quạt lắp ráp rất không tốt! Lắp ráp rất ẩu!</text:p>
          </table:table-cell>
        </table:table-row>
        <table:table-row table:style-name="ro1">
          <table:table-cell office:value-type="string" calcext:value-type="string">
            <text:p>width: 60%;</text:p>
          </table:table-cell>
          <table:table-cell office:value-type="string" calcext:value-type="string">
            <text:p>chân đế một bên khớp, <text:s/>một bên không khớp, <text:s/>mong bạn có thể thay giúp mình! <text:s/>vì có vẻ khá nguy hiểm khi nấu , làm cách nào đẻ được bảo hành? <text:s/>mong bạn hướng dẫn</text:p>
          </table:table-cell>
        </table:table-row>
        <table:table-row table:style-name="ro1">
          <table:table-cell office:value-type="string" calcext:value-type="string">
            <text:p>width: 60%;</text:p>
          </table:table-cell>
          <table:table-cell office:value-type="string" calcext:value-type="string">
            <text:p>Chân đế khá yếu, hơi thấp không cao như quảng cáo.</text:p>
          </table:table-cell>
        </table:table-row>
        <table:table-row table:style-name="ro1">
          <table:table-cell office:value-type="string" calcext:value-type="string">
            <text:p>width: 60%;</text:p>
          </table:table-cell>
          <table:table-cell office:value-type="string" calcext:value-type="string">
            <text:p>Chán</text:p>
          </table:table-cell>
        </table:table-row>
        <table:table-row table:style-name="ro13">
          <table:table-cell office:value-type="string" calcext:value-type="string">
            <text:p>width: 60%;</text:p>
          </table:table-cell>
          <table:table-cell office:value-type="string" calcext:value-type="string">
            <text:p>Chăm sóc khách hàng của Tiki ơi.</text:p>
            <text:p>Đèn báo thay bộ lọc HEPA của máy lọc không khí không hoạt động.</text:p>
            <text:p/>
            <text:p>Mình đã làm như hướng dẫn trên sách và nhà cung cấp hướng dẫn.</text:p>
            <text:p/>
            <text:p>Nhấn nút OFF TIMER trong vòng 3 giây đèn sẽ hoạt động.</text:p>
            <text:p/>
            <text:p>Vậy mà không thấy đâu cả.</text:p>
            <text:p/>
            <text:p>Tiki hỗ trợ giúp nhé. Mới nhận máy tức thì.Haizzz</text:p>
          </table:table-cell>
        </table:table-row>
        <table:table-row table:style-name="ro1">
          <table:table-cell office:value-type="string" calcext:value-type="string">
            <text:p>width: 60%;</text:p>
          </table:table-cell>
          <table:table-cell office:value-type="string" calcext:value-type="string">
            <text:p>Chắc do vận chuyển nên bị gãy cái đỡ đt</text:p>
          </table:table-cell>
        </table:table-row>
        <table:table-row table:style-name="ro1">
          <table:table-cell office:value-type="string" calcext:value-type="string">
            <text:p>width: 60%;</text:p>
          </table:table-cell>
          <table:table-cell office:value-type="string" calcext:value-type="string">
            <text:p>chắc do nhà hơi to nên quạt chạy k mát, số 4 còn chấp nhận đc, số 1,2 thì quay k nổi luôn, :((</text:p>
          </table:table-cell>
        </table:table-row>
        <table:table-row table:style-name="ro1">
          <table:table-cell office:value-type="string" calcext:value-type="string">
            <text:p>width: 60%;</text:p>
          </table:table-cell>
          <table:table-cell office:value-type="string" calcext:value-type="string">
            <text:p>Cây khá nhẹ. Mình dùng có 2 tháng thì bên nóng không nóng nữa. Hỏng bên nóng.</text:p>
          </table:table-cell>
        </table:table-row>
        <table:table-row table:style-name="ro1">
          <table:table-cell office:value-type="string" calcext:value-type="string">
            <text:p>width: 60%;</text:p>
          </table:table-cell>
          <table:table-cell office:value-type="string" calcext:value-type="string">
            <text:p>Cây gát bàn ủi lên rất khó để khi để cao, khi hạ xuống thấp hết cỡ thì gát bàn ủi dễ dàng hơn !!!</text:p>
          </table:table-cell>
        </table:table-row>
        <table:table-row table:style-name="ro1">
          <table:table-cell office:value-type="string" calcext:value-type="string">
            <text:p>width: 60%;</text:p>
          </table:table-cell>
          <table:table-cell office:value-type="string" calcext:value-type="string">
            <text:p>Case khá nặng, mình xài cho iPad Air2 thì hơi lỏng lẻo, toàn phải tháo case ra để cầm vì mỏi tay quá. Bạn nào tay khoẻ với không cầu kì lắm có thể mua xài.</text:p>
          </table:table-cell>
        </table:table-row>
        <table:table-row table:style-name="ro1">
          <table:table-cell office:value-type="string" calcext:value-type="string">
            <text:p>width: 60%;</text:p>
          </table:table-cell>
          <table:table-cell office:value-type="string" calcext:value-type="string">
            <text:p>Cáp sạc USB của mình chỉ sạc được mấy lần là không sạc được nữa, <text:s/>mong shop chỉ cách khắc phục</text:p>
          </table:table-cell>
        </table:table-row>
        <table:table-row table:style-name="ro1">
          <table:table-cell office:value-type="string" calcext:value-type="string">
            <text:p>width: 60%;</text:p>
          </table:table-cell>
          <table:table-cell office:value-type="string" calcext:value-type="string">
            <text:p>Cáp sạc đi kèm không cắm được vào các dòng điện thoại của iphone</text:p>
          </table:table-cell>
        </table:table-row>
        <table:table-row table:style-name="ro1">
          <table:table-cell office:value-type="string" calcext:value-type="string">
            <text:p>width: 60%;</text:p>
          </table:table-cell>
          <table:table-cell office:value-type="string" calcext:value-type="string">
            <text:p>Cap sac 3 chan nam cham có xảy ra cháy nổ ko ạ.minh da dung nhung chua biết sao</text:p>
          </table:table-cell>
        </table:table-row>
        <table:table-row table:style-name="ro1">
          <table:table-cell office:value-type="string" calcext:value-type="string">
            <text:p>width: 60%;</text:p>
          </table:table-cell>
          <table:table-cell office:value-type="string" calcext:value-type="string">
            <text:p>Cáp dài rất tiện cho việc không phải ngồi gần nơi sạc, cắm dây tuốt tận chân kéo lên bàn làm việc vẫn xài rất ổn với độ dài 1.8m. Mình dùng cục sạc Aukey nguồn ra 5V - 2.4A để sạc cho iPhone thì sạc ngon, nhưng dùng cáp này để kết nối máy tính truyền dữ liệu thì lúc nhận lúc không hoặc nếu có nhận thì cũng truyền dữ liệu rất chậm, chắc do độ dài cáp nên hiệu suất bị giảm đi. Phải công nhận độ bền của thân cáp rất tốt, nhưng đầu kết nối lại không được ngon như vậy, mình sử dụng một thời gian (hơn nửa năm) thì không thể sạc tiếp được nữa trong khi sợi dây vẫn rất tốt.</text:p>
          </table:table-cell>
        </table:table-row>
        <table:table-row table:style-name="ro1">
          <table:table-cell office:value-type="string" calcext:value-type="string">
            <text:p>width: 60%;</text:p>
          </table:table-cell>
          <table:table-cell office:value-type="string" calcext:value-type="string">
            <text:p>cánh quạt rất mỏng, quạt k mát xíu nào, phải tìm mua cánh khác lắp vào may ra có gió, dc cái nhỏ gọn ,lồng quạt chắc chắn</text:p>
          </table:table-cell>
        </table:table-row>
        <table:table-row table:style-name="ro4">
          <table:table-cell office:value-type="string" calcext:value-type="string">
            <text:p>width: 60%;</text:p>
          </table:table-cell>
          <table:table-cell office:value-type="string" calcext:value-type="string">
            <text:p>Cánh quạt quay bị lắc, quạt quay ồn không như thông số đưa ra.</text:p>
            <text:p>Đã tiến hành trả hàng...............................................................................</text:p>
          </table:table-cell>
        </table:table-row>
        <table:table-row table:style-name="ro1">
          <table:table-cell office:value-type="string" calcext:value-type="string">
            <text:p>width: 60%;</text:p>
          </table:table-cell>
          <table:table-cell office:value-type="string" calcext:value-type="string">
            <text:p>Cánh quạt bị gãy. Vận chuyển hoặc kiểm tra hàng cẩn thận giúp</text:p>
          </table:table-cell>
        </table:table-row>
        <table:table-row table:style-name="ro1">
          <table:table-cell office:value-type="string" calcext:value-type="string">
            <text:p>width: 60%;</text:p>
          </table:table-cell>
          <table:table-cell office:value-type="string" calcext:value-type="string">
            <text:p>cạnh 2 bên và dưới bị dày so với màn hình máy. đọc báo <text:s/>bị che nên cũng có cảm giác mắt khó chịu</text:p>
          </table:table-cell>
        </table:table-row>
        <table:table-row table:style-name="ro1">
          <table:table-cell office:value-type="string" calcext:value-type="string">
            <text:p>width: 60%;</text:p>
          </table:table-cell>
          <table:table-cell office:value-type="string" calcext:value-type="string">
            <text:p>cần gặp nv tư vấn mà ko có ai chán</text:p>
          </table:table-cell>
        </table:table-row>
        <table:table-row table:style-name="ro4">
          <table:table-cell office:value-type="string" calcext:value-type="string">
            <text:p>width: 60%;</text:p>
          </table:table-cell>
          <table:table-cell office:value-type="string" calcext:value-type="string">
            <text:p>Cần đổi lại hàng</text:p>
            <text:p>Nhận được hàng về mở ra kiểm tra thì lại thấy bàn phím bị cong</text:p>
          </table:table-cell>
        </table:table-row>
        <table:table-row table:style-name="ro1">
          <table:table-cell office:value-type="string" calcext:value-type="string">
            <text:p>width: 60%;</text:p>
          </table:table-cell>
          <table:table-cell office:value-type="string" calcext:value-type="string">
            <text:p>Camra dùng tốt, nhưng ko có dán tem bảo hành nên không biết bảo hành thế nào.</text:p>
          </table:table-cell>
        </table:table-row>
        <table:table-row table:style-name="ro1">
          <table:table-cell office:value-type="string" calcext:value-type="string">
            <text:p>width: 60%;</text:p>
          </table:table-cell>
          <table:table-cell office:value-type="string" calcext:value-type="string">
            <text:p>camera tới hiện tại vẫn tốt, nhưng adapter thì lại bị hư mất 1 cái. shop có thể bán riêng cái này không ?</text:p>
          </table:table-cell>
        </table:table-row>
        <table:table-row table:style-name="ro1">
          <table:table-cell office:value-type="string" calcext:value-type="string">
            <text:p>width: 60%;</text:p>
          </table:table-cell>
          <table:table-cell office:value-type="string" calcext:value-type="string">
            <text:p>Camera thì okie nhưng chổ nhét thẻ nhớ ko đọc được..cứ báo lỗi định dang miêt...cho hỏi chính sách bảo hành như nào ạ.</text:p>
          </table:table-cell>
        </table:table-row>
        <table:table-row table:style-name="ro4">
          <table:table-cell office:value-type="string" calcext:value-type="string">
            <text:p>width: 60%;</text:p>
          </table:table-cell>
          <table:table-cell office:value-type="string" calcext:value-type="string">
            <text:p>Camera thì ngon nhưng app Mi Home của Xiaomi rất tệ, crash mỗi khi vào các chức năng phụ trợ.</text:p>
            <text:p>Hơn nữa không có chức năng up lên cloud mà phải viết script thêm để up lên Google Drive theo lịch, cái này phải dân CNTT mới làm được</text:p>
          </table:table-cell>
        </table:table-row>
        <table:table-row table:style-name="ro1">
          <table:table-cell office:value-type="string" calcext:value-type="string">
            <text:p>width: 60%;</text:p>
          </table:table-cell>
          <table:table-cell office:value-type="string" calcext:value-type="string">
            <text:p>camera ổn chất lượng giống hình nhưng sao không có thẻ nhớ yêu cầu trả lời</text:p>
          </table:table-cell>
        </table:table-row>
        <table:table-row table:style-name="ro1">
          <table:table-cell office:value-type="string" calcext:value-type="string">
            <text:p>width: 60%;</text:p>
          </table:table-cell>
          <table:table-cell office:value-type="string" calcext:value-type="string">
            <text:p>Camera ok nhưng củng k rỏ lắm k nhìn được mặt dùng thì cam rất nóng k biết lỗi do camera hay là do nó thế</text:p>
          </table:table-cell>
        </table:table-row>
        <table:table-row table:style-name="ro1">
          <table:table-cell office:value-type="string" calcext:value-type="string">
            <text:p>width: 60%;</text:p>
          </table:table-cell>
          <table:table-cell office:value-type="string" calcext:value-type="string">
            <text:p>Camera ok lắm rất hài lòng về sp</text:p>
          </table:table-cell>
        </table:table-row>
        <table:table-row table:style-name="ro1">
          <table:table-cell office:value-type="string" calcext:value-type="string">
            <text:p>width: 60%;</text:p>
          </table:table-cell>
          <table:table-cell office:value-type="string" calcext:value-type="string">
            <text:p>camera nhỏ gọn, có còi hú khá ổn, có điều chất lượng video hơi tệ</text:p>
          </table:table-cell>
        </table:table-row>
        <table:table-row table:style-name="ro1">
          <table:table-cell office:value-type="string" calcext:value-type="string">
            <text:p>width: 60%;</text:p>
          </table:table-cell>
          <table:table-cell office:value-type="string" calcext:value-type="string">
            <text:p>Camera nhỏ gọn, bản quốc tế không đi kèm củ sạc. Thiết lập đơn giản bằng ứng dụng Mi Home. Chất lượng hình ảnh không quá xuất sắc. Không hiểu vì sao mà tính năng Home Monitoring (Giám sát nhà) không bật lên được.</text:p>
          </table:table-cell>
        </table:table-row>
        <table:table-row table:style-name="ro1">
          <table:table-cell office:value-type="string" calcext:value-type="string">
            <text:p>width: 60%;</text:p>
          </table:table-cell>
          <table:table-cell office:value-type="string" calcext:value-type="string">
            <text:p>Camera này hoạt động trên app, mà app Mi Home thì lỗi phần wifi nên không tài nào kết nối đc. Coi như bỏ xó chán thật</text:p>
          </table:table-cell>
        </table:table-row>
        <table:table-row table:style-name="ro1">
          <table:table-cell office:value-type="string" calcext:value-type="string">
            <text:p>width: 60%;</text:p>
          </table:table-cell>
          <table:table-cell office:value-type="string" calcext:value-type="string">
            <text:p>Camera mầu ko được đẹp toàn thấy mầu hồng và mầu tím là nhiều</text:p>
          </table:table-cell>
        </table:table-row>
        <table:table-row table:style-name="ro1">
          <table:table-cell office:value-type="string" calcext:value-type="string">
            <text:p>width: 60%;</text:p>
          </table:table-cell>
          <table:table-cell office:value-type="string" calcext:value-type="string">
            <text:p>Camera không nhận thẻ nhớ, chán ghê muốn xem lại nhưng ko được. còn hình ảnh thì ok, sắc nét đang cân nhắc có nên ủng hộ shop nữa ko?</text:p>
          </table:table-cell>
        </table:table-row>
        <table:table-row table:style-name="ro1">
          <table:table-cell office:value-type="string" calcext:value-type="string">
            <text:p>width: 60%;</text:p>
          </table:table-cell>
          <table:table-cell office:value-type="string" calcext:value-type="string">
            <text:p>camera khi nhận kết nối ok. nhưng khi vận hành được khoảng hơn 2 tháng thì bị lỗi không điều khiển được. Rất mong shop kiểm tra bảo hành giúp</text:p>
          </table:table-cell>
        </table:table-row>
        <table:table-row table:style-name="ro1">
          <table:table-cell office:value-type="string" calcext:value-type="string">
            <text:p>width: 60%;</text:p>
          </table:table-cell>
          <table:table-cell office:value-type="string" calcext:value-type="string">
            <text:p>Camera kg có pin trong mà phải cắm sạc trực tiếp kg tiện</text:p>
          </table:table-cell>
        </table:table-row>
        <table:table-row table:style-name="ro2">
          <table:table-cell office:value-type="string" calcext:value-type="string">
            <text:p>width: 60%;</text:p>
          </table:table-cell>
          <table:table-cell office:value-type="string" calcext:value-type="string">
            <text:p>Camera hoạt động tốt nhưng không  Initialized được thẻ nhớ  Micro SDHC SanDisk UHS-1 32GB Class 10 - 80MB/s. Thẻ cũng mua tiki theo đơn hàng 414697707.</text:p>
            <text:p>Đã format thẻ trên Latop ok nhưng đưa vào Camera Initiate được 28% thì đứng. Initiate lại thì đứng báo thẻ đã lấy ra.</text:p>
            <text:p>Nhờ Ti ki hỗ trợ tìm nguyên nhân.</text:p>
          </table:table-cell>
        </table:table-row>
        <table:table-row table:style-name="ro1">
          <table:table-cell office:value-type="string" calcext:value-type="string">
            <text:p>width: 60%;</text:p>
          </table:table-cell>
          <table:table-cell office:value-type="string" calcext:value-type="string">
            <text:p>Camera gửi đi bảo hành đã hơn 1 tháng vẫn chưa nhận lại là sao Tiki tranding</text:p>
          </table:table-cell>
        </table:table-row>
        <table:table-row table:style-name="ro1">
          <table:table-cell office:value-type="string" calcext:value-type="string">
            <text:p>width: 60%;</text:p>
          </table:table-cell>
          <table:table-cell office:value-type="string" calcext:value-type="string">
            <text:p>camera gói hàng tốt,cục nguồn adapter ko chắc chắn (ruột adapter bị rời kêu sột xoạt khi cầm lên,giao thiếu 1con tán dưới đế camera)!</text:p>
          </table:table-cell>
        </table:table-row>
        <table:table-row table:style-name="ro1">
          <table:table-cell office:value-type="string" calcext:value-type="string">
            <text:p>width: 60%;</text:p>
          </table:table-cell>
          <table:table-cell office:value-type="string" calcext:value-type="string">
            <text:p>Camera dễ lắp dễ sử dụng, nhưng không biết do app mihome hay do cam mà thi thoảng coi camera bị đen sì hoặc nhiễu màu nhìn không thấy gì</text:p>
          </table:table-cell>
        </table:table-row>
        <table:table-row table:style-name="ro1">
          <table:table-cell office:value-type="string" calcext:value-type="string">
            <text:p>width: 60%;</text:p>
          </table:table-cell>
          <table:table-cell office:value-type="string" calcext:value-type="string">
            <text:p>Camera để là fullhd 1080p nhưng thật chất không tới. Thua con Qihoo 360 D606 mà mình cũng đang xài nữa!</text:p>
          </table:table-cell>
        </table:table-row>
        <table:table-row table:style-name="ro1">
          <table:table-cell office:value-type="string" calcext:value-type="string">
            <text:p>width: 60%;</text:p>
          </table:table-cell>
          <table:table-cell office:value-type="string" calcext:value-type="string">
            <text:p>Camera của tôi đang sử dụng bây giờ lại không xem được nữa. Tôi đã thử thoát ra vào lại nhưng nó lại thông báo đã được sử dụng. Và bgio tôi cũng không reset được.</text:p>
          </table:table-cell>
        </table:table-row>
        <table:table-row table:style-name="ro1">
          <table:table-cell office:value-type="string" calcext:value-type="string">
            <text:p>width: 60%;</text:p>
          </table:table-cell>
          <table:table-cell office:value-type="string" calcext:value-type="string">
            <text:p>Camera có cặn bụi là sao shop? ??????????????????!</text:p>
          </table:table-cell>
        </table:table-row>
        <table:table-row table:style-name="ro1">
          <table:table-cell office:value-type="string" calcext:value-type="string">
            <text:p>width: 60%;</text:p>
          </table:table-cell>
          <table:table-cell office:value-type="string" calcext:value-type="string">
            <text:p>Camera chất lượng tốt. Tuy nhiên sản phẩm không kèm nguồn USB và adapter. Sẽ gây bất tiện cho ai lắp đặt khi phải mua bổ sung thêm nguồn và cáp sạc USB</text:p>
          </table:table-cell>
        </table:table-row>
        <table:table-row table:style-name="ro1">
          <table:table-cell office:value-type="string" calcext:value-type="string">
            <text:p>width: 60%;</text:p>
          </table:table-cell>
          <table:table-cell office:value-type="string" calcext:value-type="string">
            <text:p>Camera chất lượng hình ảnh bình thường, chỉ cài được trên 1 máy điện thoại, không thêm đc máy thứ 2 nên hơi bất tiện. Còn các thứ khác thì tạm ổn</text:p>
          </table:table-cell>
        </table:table-row>
        <table:table-row table:style-name="ro1">
          <table:table-cell office:value-type="string" calcext:value-type="string">
            <text:p>width: 60%;</text:p>
          </table:table-cell>
          <table:table-cell office:value-type="string" calcext:value-type="string">
            <text:p>Camera bị trày xước màn hình. Hàng không như monh muốn. Chỉ muốn đổi trả</text:p>
          </table:table-cell>
        </table:table-row>
        <table:table-row table:style-name="ro1">
          <table:table-cell office:value-type="string" calcext:value-type="string">
            <text:p>width: 60%;</text:p>
          </table:table-cell>
          <table:table-cell office:value-type="string" calcext:value-type="string">
            <text:p>camera bị lỗi gì mở ra xem thì màng hình toàn bị thế này</text:p>
          </table:table-cell>
        </table:table-row>
        <table:table-row table:style-name="ro1">
          <table:table-cell office:value-type="string" calcext:value-type="string">
            <text:p>width: 60%;</text:p>
          </table:table-cell>
          <table:table-cell office:value-type="string" calcext:value-type="string">
            <text:p>Camera bắt wf tốt, hình ảnh rõ nét cả về ban đêm lẫn ban ngày. Âm thanh cũng tạm ổn. Có điều hình ảnh xem hơi chậm.</text:p>
          </table:table-cell>
        </table:table-row>
        <table:table-row table:style-name="ro1">
          <table:table-cell office:value-type="string" calcext:value-type="string">
            <text:p>width: 60%;</text:p>
          </table:table-cell>
          <table:table-cell office:value-type="string" calcext:value-type="string">
            <text:p>Camera 70mai lite+ GPS tôi mua của shop. Tuy nhiên trong quá trình sử dụng kiểm tra kết nối (trực tiếp và download file) đều không thấy hiển thị tốc độ. Vui lòng kiểm tra và hỗ trợ giúp tôi! Xin cảm ơn!</text:p>
          </table:table-cell>
        </table:table-row>
        <table:table-row table:style-name="ro1">
          <table:table-cell office:value-type="string" calcext:value-type="string">
            <text:p>width: 60%;</text:p>
          </table:table-cell>
          <table:table-cell office:value-type="string" calcext:value-type="string">
            <text:p>Camera 2mp, cài đặt dễ dàng, giá tốt, hiện xài chưa tháy trục trặc gì. Đã mua trước đó 2 cái của hãng này nên rất an tâm về chất lượng.</text:p>
          </table:table-cell>
        </table:table-row>
        <table:table-row table:style-name="ro1">
          <table:table-cell office:value-type="string" calcext:value-type="string">
            <text:p>width: 60%;</text:p>
          </table:table-cell>
          <table:table-cell office:value-type="string" calcext:value-type="string">
            <text:p>Cắm vào bị tiếng rè rè, như tiếng rò điện nên chưa hài lòng lắm</text:p>
          </table:table-cell>
        </table:table-row>
        <table:table-row table:style-name="ro1">
          <table:table-cell office:value-type="string" calcext:value-type="string">
            <text:p>width: 60%;</text:p>
          </table:table-cell>
          <table:table-cell office:value-type="string" calcext:value-type="string">
            <text:p>cảm thấy r hài lòng về cả mẫu mã và tính năng tiện lợi của sp 2good a600</text:p>
          </table:table-cell>
        </table:table-row>
        <table:table-row table:style-name="ro1">
          <table:table-cell office:value-type="string" calcext:value-type="string">
            <text:p>width: 60%;</text:p>
          </table:table-cell>
          <table:table-cell office:value-type="string" calcext:value-type="string">
            <text:p>cầm tay đánh thì ok</text:p>
          </table:table-cell>
        </table:table-row>
        <table:table-row table:style-name="ro1">
          <table:table-cell office:value-type="string" calcext:value-type="string">
            <text:p>width: 60%;</text:p>
          </table:table-cell>
          <table:table-cell office:value-type="string" calcext:value-type="string">
            <text:p>cắm sạc mà đèn power không sáng. không biết điện vào hay không</text:p>
          </table:table-cell>
        </table:table-row>
        <table:table-row table:style-name="ro1">
          <table:table-cell office:value-type="string" calcext:value-type="string">
            <text:p>width: 60%;</text:p>
          </table:table-cell>
          <table:table-cell office:value-type="string" calcext:value-type="string">
            <text:p>Cảm ơn tiki sản phẩm dùng rất tốt. Dịch vụ của tiki cũng rất nhanh, thuận lợi.</text:p>
          </table:table-cell>
        </table:table-row>
        <table:table-row table:style-name="ro1">
          <table:table-cell office:value-type="string" calcext:value-type="string">
            <text:p>width: 60%;</text:p>
          </table:table-cell>
          <table:table-cell office:value-type="string" calcext:value-type="string">
            <text:p>Cảm ơn Tiki giao hàng nhanh, tuy nhiên hộp máy bị móp, trong khi có ghi bên ngoài là hàng dễ vỡ. Cắm thử máy thì cả 2 đèn đều sáng một lúc, 1 bộ khay không có chốt nên không lắp vào máy được. Đề nghị tiki gửi bổ sung hoặc đổi bộ khay khác giúp mình. Thanks</text:p>
          </table:table-cell>
        </table:table-row>
        <table:table-row table:style-name="ro4">
          <table:table-cell office:value-type="string" calcext:value-type="string">
            <text:p>width: 60%;</text:p>
          </table:table-cell>
          <table:table-cell office:value-type="string" calcext:value-type="string">
            <text:p>Cam nét nhưng hay chập chờn bị off như ko có nguồn, phải rút nguồn cắm lại mới được:(.</text:p>
            <text:p>Đổi bảo hành từ 9/8 mà 27/8 ko xog, gọi điện email tiki ko thấy phản hồi. Kết luận: Mua hàng điện tử ko nên mua online</text:p>
          </table:table-cell>
        </table:table-row>
        <table:table-row table:style-name="ro1">
          <table:table-cell office:value-type="string" calcext:value-type="string">
            <text:p>width: 60%;</text:p>
          </table:table-cell>
          <table:table-cell office:value-type="string" calcext:value-type="string">
            <text:p>Cầm mỏi tay mới là xong được một cái, lại tốn nước nữa, mỗi lần là phải thêm mấy lần nước.</text:p>
          </table:table-cell>
        </table:table-row>
        <table:table-row table:style-name="ro4">
          <table:table-cell office:value-type="string" calcext:value-type="string">
            <text:p>width: 60%;</text:p>
          </table:table-cell>
          <table:table-cell office:value-type="string" calcext:value-type="string">
            <text:p>Cắm dây sạc đi kèm vào mới 1/2 thấy không vừa kéo ra thì nó như này luôn. Phỉa dùng dây sạc ở nhà.</text:p>
            <text:p>Máy phun sương ổn. Không biết bền không?</text:p>
          </table:table-cell>
        </table:table-row>
        <table:table-row table:style-name="ro4">
          <table:table-cell office:value-type="string" calcext:value-type="string">
            <text:p>width: 60%;</text:p>
          </table:table-cell>
          <table:table-cell office:value-type="string" calcext:value-type="string">
            <text:p>Cắm dây sạc đi kèm vào mới 1/2 thấy không vừa kéo ra thì nó như này luôn. Phỉa dùng dây sạc ở nhà.</text:p>
            <text:p>Máy phun sương ổn. Không biết bền không?</text:p>
          </table:table-cell>
        </table:table-row>
        <table:table-row table:style-name="ro1">
          <table:table-cell office:value-type="string" calcext:value-type="string">
            <text:p>width: 60%;</text:p>
          </table:table-cell>
          <table:table-cell office:value-type="string" calcext:value-type="string">
            <text:p>cam chỉ xoay được khoảng 180 độ. hơi khó điều khiển. kết nối khó khăn</text:p>
          </table:table-cell>
        </table:table-row>
        <table:table-row table:style-name="ro1">
          <table:table-cell office:value-type="string" calcext:value-type="string">
            <text:p>width: 60%;</text:p>
          </table:table-cell>
          <table:table-cell office:value-type="string" calcext:value-type="string">
            <text:p>cảm biến mùi và lọc mùi không như mong đợi. còn lọc bụi thì không biết luôn vì mua về tới giờ để trong phòng lúc nào cũng xanh dương. cảm biến đèn ok</text:p>
          </table:table-cell>
        </table:table-row>
        <table:table-row table:style-name="ro1">
          <table:table-cell office:value-type="string" calcext:value-type="string">
            <text:p>width: 60%;</text:p>
          </table:table-cell>
          <table:table-cell office:value-type="string" calcext:value-type="string">
            <text:p>Cảm biến hồng ngoại vào ban đêm. lúc có lúc không</text:p>
          </table:table-cell>
        </table:table-row>
        <table:table-row table:style-name="ro1">
          <table:table-cell office:value-type="string" calcext:value-type="string">
            <text:p>width: 60%;</text:p>
          </table:table-cell>
          <table:table-cell office:value-type="string" calcext:value-type="string">
            <text:p>Cảm biến của máy ok không mà hầu như lúc nào cũng 001 -003 mặc dù mình cố tình phẩy khăn cho bụi rồi. Trước khi mua hy vọng quá trời về sản phẩm mà sau 3 tuần thấy hụt hẫng ghê, bụi vẫn bay bay cảm giác không khác gì mấy.</text:p>
          </table:table-cell>
        </table:table-row>
        <table:table-row table:style-name="ro1">
          <table:table-cell office:value-type="string" calcext:value-type="string">
            <text:p>width: 60%;</text:p>
          </table:table-cell>
          <table:table-cell office:value-type="string" calcext:value-type="string">
            <text:p>Cảm biến chuyển hình trắng đen sang hình màu không tốt lắm.</text:p>
          </table:table-cell>
        </table:table-row>
        <table:table-row table:style-name="ro1">
          <table:table-cell office:value-type="string" calcext:value-type="string">
            <text:p>width: 60%;</text:p>
          </table:table-cell>
          <table:table-cell office:value-type="string" calcext:value-type="string">
            <text:p>cam bị như này liên tục không lên hình ảnh được hỗ trợ mình với</text:p>
          </table:table-cell>
        </table:table-row>
        <table:table-row table:style-name="ro1">
          <table:table-cell office:value-type="string" calcext:value-type="string">
            <text:p>width: 60%;</text:p>
          </table:table-cell>
          <table:table-cell office:value-type="string" calcext:value-type="string">
            <text:p>Cam 70mai pro mới mua đã lắp, ban đầu thấy ổn, hài lòng. Phải sử dụng một thời gian mới biết chất lượng. Giá bán khá đắt, cao hơn 300k bên Shopee.</text:p>
          </table:table-cell>
        </table:table-row>
        <table:table-row table:style-name="ro1">
          <table:table-cell office:value-type="string" calcext:value-type="string">
            <text:p>width: 60%;</text:p>
          </table:table-cell>
          <table:table-cell office:value-type="string" calcext:value-type="string">
            <text:p>Call 0705938471 nhận lắp đặt <text:s/>sản phẩm tại thanh hóa nhé</text:p>
          </table:table-cell>
        </table:table-row>
        <table:table-row table:style-name="ro1">
          <table:table-cell office:value-type="string" calcext:value-type="string">
            <text:p>width: 60%;</text:p>
          </table:table-cell>
          <table:table-cell office:value-type="string" calcext:value-type="string">
            <text:p>Cái túi đựng quá đểu, ko giống như hình. Remote ko biết hết pin hay hỏng mà mở ko lên, chân máy tạm chấp nhận đc</text:p>
          </table:table-cell>
        </table:table-row>
        <table:table-row table:style-name="ro1">
          <table:table-cell office:value-type="string" calcext:value-type="string">
            <text:p>width: 60%;</text:p>
          </table:table-cell>
          <table:table-cell office:value-type="string" calcext:value-type="string">
            <text:p>cái tôi mua không thể gạt sang vị trí cuối, cứ gạt sang bỏ tay ra lại nhảy về vị trí trước đó. Đề nghị đổi cái khác tiki và shop nhé!</text:p>
          </table:table-cell>
        </table:table-row>
        <table:table-row table:style-name="ro1">
          <table:table-cell office:value-type="string" calcext:value-type="string">
            <text:p>width: 60%;</text:p>
          </table:table-cell>
          <table:table-cell office:value-type="string" calcext:value-type="string">
            <text:p>cái roang cao du nơi chặn nước và bả kém, nước chảy ra ko khít</text:p>
          </table:table-cell>
        </table:table-row>
        <table:table-row table:style-name="ro4">
          <table:table-cell office:value-type="string" calcext:value-type="string">
            <text:p>width: 60%;</text:p>
          </table:table-cell>
          <table:table-cell office:value-type="string" calcext:value-type="string">
            <text:p>Cái núm vặn chỉnh thời gian có chức năng gì nhỉ ? Đọc hướng dẫn sử dụng thấy chọn thời gian cho hầm thịt tầm 15 phút, 15 phút xong quay lại vẫn còn y nguyên vị trí cũ, chả có thay đổi gì cả ? Tiki giải thích giúp với ? Sản phẩm bị lỗi hay mặc định như vậy ? Mình nghĩ là vặn 15’ thì sau 15’ máy phải tự tắt chứ và núm vặn quay về 0 ? Thank ! </text:p>
            <text:p>Đã sử dụng hầm bò kho, thấy khá ổn. Thanks ! Chỉ có cái núm vặn thấy nó chả có tác dụng gì cả ? Cái đó là nhiệt độ hay thời gian nhỉ ? Cái nữa máy cũng ko có nút tắt mở, chỉ mỗi ghim điện vào là tự bật luôn !! Anh em mua nên tham khảo thêm !! Thanks !</text:p>
          </table:table-cell>
        </table:table-row>
        <table:table-row table:style-name="ro1">
          <table:table-cell office:value-type="string" calcext:value-type="string">
            <text:p>width: 60%;</text:p>
          </table:table-cell>
          <table:table-cell office:value-type="string" calcext:value-type="string">
            <text:p>Cái nồi ủ bằng inox 304 bị rỉ nước. Đề nghị Tiki đổi hàng khác cho mình nhé.Cám ơn</text:p>
          </table:table-cell>
        </table:table-row>
        <table:table-row table:style-name="ro5">
          <table:table-cell office:value-type="string" calcext:value-type="string">
            <text:p>width: 60%;</text:p>
          </table:table-cell>
          <table:table-cell office:value-type="string" calcext:value-type="string">
            <text:p>Cái này xuất xứ từ Trung Quốc </text:p>
            <text:p>không phải là Hàn Quốc như shop ghi </text:p>
            <text:p>hàng giao. </text:p>
            <text:p>chưa sử dụng nên không biết như thế nào nên cho shop 3sao thôi</text:p>
          </table:table-cell>
        </table:table-row>
        <table:table-row table:style-name="ro1">
          <table:table-cell office:value-type="string" calcext:value-type="string">
            <text:p>width: 60%;</text:p>
          </table:table-cell>
          <table:table-cell office:value-type="string" calcext:value-type="string">
            <text:p>cái này slop bảo giảm 47%sao cái này chỉ 2 triệu thôi mà slop cho hơn 3 triệu</text:p>
          </table:table-cell>
        </table:table-row>
        <table:table-row table:style-name="ro1">
          <table:table-cell office:value-type="string" calcext:value-type="string">
            <text:p>width: 60%;</text:p>
          </table:table-cell>
          <table:table-cell office:value-type="string" calcext:value-type="string">
            <text:p>cái này mình mua tặng nên chưa biết hiệu quả thế nào</text:p>
          </table:table-cell>
        </table:table-row>
        <table:table-row table:style-name="ro1">
          <table:table-cell office:value-type="string" calcext:value-type="string">
            <text:p>width: 60%;</text:p>
          </table:table-cell>
          <table:table-cell office:value-type="string" calcext:value-type="string">
            <text:p>cai nay lam sao cho vao ổ diên .sai sao <text:s/>ta.huong dẩn dum không co tieng viec không biet sai</text:p>
          </table:table-cell>
        </table:table-row>
        <table:table-row table:style-name="ro1">
          <table:table-cell office:value-type="string" calcext:value-type="string">
            <text:p>width: 60%;</text:p>
          </table:table-cell>
          <table:table-cell office:value-type="string" calcext:value-type="string">
            <text:p>Cái này hơi thấp mỡi lần chụp hình thì phải kiếm đồ để kê cây này lên cho nó cao còn mấy món còn lại rất ok chỉ có chân hơi thấp</text:p>
          </table:table-cell>
        </table:table-row>
        <table:table-row table:style-name="ro1">
          <table:table-cell office:value-type="string" calcext:value-type="string">
            <text:p>width: 60%;</text:p>
          </table:table-cell>
          <table:table-cell office:value-type="string" calcext:value-type="string">
            <text:p>cái này dùng tốt nhưng mà dễ hư lắm</text:p>
          </table:table-cell>
        </table:table-row>
        <table:table-row table:style-name="ro1">
          <table:table-cell office:value-type="string" calcext:value-type="string">
            <text:p>width: 60%;</text:p>
          </table:table-cell>
          <table:table-cell office:value-type="string" calcext:value-type="string">
            <text:p>Cái này để xem phim hoặc các clip lặt vặt youtube thì được, nhưng mua với ý định thưởng thức âm nhạc thì không nên, âm rất đục, treb cũng không hay không trong, bass tuy có mạnh nhưng cũng không hay. Nhưng nếu trong tầm giá với loa 2.1 thì cũng không thể đòi hỏi thêm được, kiểu dáng đơn giản, khá ok.</text:p>
          </table:table-cell>
        </table:table-row>
        <table:table-row table:style-name="ro1">
          <table:table-cell office:value-type="string" calcext:value-type="string">
            <text:p>width: 60%;</text:p>
          </table:table-cell>
          <table:table-cell office:value-type="string" calcext:value-type="string">
            <text:p>Cái này để điện thoại với máy ảnh nhỏ thì được chứ để máy ảnh lớn là yếu lắm luôn, chân không có vững.</text:p>
          </table:table-cell>
        </table:table-row>
        <table:table-row table:style-name="ro1">
          <table:table-cell office:value-type="string" calcext:value-type="string">
            <text:p>width: 60%;</text:p>
          </table:table-cell>
          <table:table-cell office:value-type="string" calcext:value-type="string">
            <text:p>cái này đặt hàng mấy ngày ms nhận được hả shop sài nó có bền ko shop</text:p>
          </table:table-cell>
        </table:table-row>
        <table:table-row table:style-name="ro1">
          <table:table-cell office:value-type="string" calcext:value-type="string">
            <text:p>width: 60%;</text:p>
          </table:table-cell>
          <table:table-cell office:value-type="string" calcext:value-type="string">
            <text:p>Cái này có thể sử dụng cho iphone 7plus trở lên được không? Ko thấy giới thiệu kết nối với điện thoại như thế nào?</text:p>
          </table:table-cell>
        </table:table-row>
        <table:table-row table:style-name="ro1">
          <table:table-cell office:value-type="string" calcext:value-type="string">
            <text:p>width: 60%;</text:p>
          </table:table-cell>
          <table:table-cell office:value-type="string" calcext:value-type="string">
            <text:p>Cái nắp nhựa của hộp đựng sữa k khít là do thiết kế hay sản phẩm của m mua bị lỗi vậy ạ?</text:p>
          </table:table-cell>
        </table:table-row>
        <table:table-row table:style-name="ro1">
          <table:table-cell office:value-type="string" calcext:value-type="string">
            <text:p>width: 60%;</text:p>
          </table:table-cell>
          <table:table-cell office:value-type="string" calcext:value-type="string">
            <text:p>Cài mãi wifi k được hic. Ai hỗ trợ mình với</text:p>
          </table:table-cell>
        </table:table-row>
        <table:table-row table:style-name="ro1">
          <table:table-cell office:value-type="string" calcext:value-type="string">
            <text:p>width: 60%;</text:p>
          </table:table-cell>
          <table:table-cell office:value-type="string" calcext:value-type="string">
            <text:p>Cái loa bé như hạt đậu, chất âm chả ra gì, lỡ mua rồi tháo ra độ chơi</text:p>
          </table:table-cell>
        </table:table-row>
        <table:table-row table:style-name="ro1">
          <table:table-cell office:value-type="string" calcext:value-type="string">
            <text:p>width: 60%;</text:p>
          </table:table-cell>
          <table:table-cell office:value-type="string" calcext:value-type="string">
            <text:p>Cái khớp về nhà khi gắn vào nó bị rớt ra. quá buồn.</text:p>
          </table:table-cell>
        </table:table-row>
        <table:table-row table:style-name="ro1">
          <table:table-cell office:value-type="string" calcext:value-type="string">
            <text:p>width: 60%;</text:p>
          </table:table-cell>
          <table:table-cell office:value-type="string" calcext:value-type="string">
            <text:p>cái gì cung ok , ma nghe nho quá shop oi = mở diện thoại nghe</text:p>
          </table:table-cell>
        </table:table-row>
        <table:table-row table:style-name="ro4">
          <table:table-cell office:value-type="string" calcext:value-type="string">
            <text:p>width: 60%;</text:p>
          </table:table-cell>
          <table:table-cell office:value-type="string" calcext:value-type="string">
            <text:p>Cái đèn báo chập chờn, lần đun thì sáng, lần đun thì không, có lần gần sôi mới sáng.</text:p>
            <text:p>Hơi mất công chờ xem nó có đun hay đã hỏng</text:p>
          </table:table-cell>
        </table:table-row>
        <table:table-row table:style-name="ro1">
          <table:table-cell office:value-type="string" calcext:value-type="string">
            <text:p>width: 60%;</text:p>
          </table:table-cell>
          <table:table-cell office:value-type="string" calcext:value-type="string">
            <text:p>cài đặt hơi khó, nhất là phần quét mã, không có chọn phương thức khác, hiện tại gọi điện không nghe tiếng, để xem lại</text:p>
          </table:table-cell>
        </table:table-row>
        <table:table-row table:style-name="ro1">
          <table:table-cell office:value-type="string" calcext:value-type="string">
            <text:p>width: 60%;</text:p>
          </table:table-cell>
          <table:table-cell office:value-type="string" calcext:value-type="string">
            <text:p>Cái của mình bị trầy ngay camera, ngoài ra lúc hoạt động hơi ấm, app mihome quản lí hơi tệ thường xuyên bị đơ</text:p>
          </table:table-cell>
        </table:table-row>
        <table:table-row table:style-name="ro1">
          <table:table-cell office:value-type="string" calcext:value-type="string">
            <text:p>width: 60%;</text:p>
          </table:table-cell>
          <table:table-cell office:value-type="string" calcext:value-type="string">
            <text:p>Cái chổi nó xoắn như này là bình thường hay hỏng vậy mọi người? Ai mua rồi chỉ giúp m với</text:p>
          </table:table-cell>
        </table:table-row>
        <table:table-row table:style-name="ro1">
          <table:table-cell office:value-type="string" calcext:value-type="string">
            <text:p>width: 60%;</text:p>
          </table:table-cell>
          <table:table-cell office:value-type="string" calcext:value-type="string">
            <text:p>Cái bản lề mới mở ra mấy lần mà gần sắp gãy là sao</text:p>
          </table:table-cell>
        </table:table-row>
        <table:table-row table:style-name="ro1">
          <table:table-cell office:value-type="string" calcext:value-type="string">
            <text:p>width: 60%;</text:p>
          </table:table-cell>
          <table:table-cell office:value-type="string" calcext:value-type="string">
            <text:p>Cafe uống có mùi cháy. Chỉ nên xay thô như pha phin và dùng cafe rang vừa là phù hợp</text:p>
          </table:table-cell>
        </table:table-row>
        <table:table-row table:style-name="ro1">
          <table:table-cell office:value-type="string" calcext:value-type="string">
            <text:p>width: 60%;</text:p>
          </table:table-cell>
          <table:table-cell office:value-type="string" calcext:value-type="string">
            <text:p>Cách giao hàng và đóng gói chuyên nghiệp. Rất hài lòng, đề nghị tiki bỏ cái dòng khuyến mãi 4pin aa và bộ sạt cho bà con khỏi bị nhầm. Nhìn vào thấy ham nhưng thực chất chỉ để cho đẹp thôi. Mới thử vài tấm ưng ý, giao hàng nhanh và thông báo kip thời. Ok</text:p>
          </table:table-cell>
        </table:table-row>
        <table:table-row table:style-name="ro1">
          <table:table-cell office:value-type="string" calcext:value-type="string">
            <text:p>width: 60%;</text:p>
          </table:table-cell>
          <table:table-cell office:value-type="string" calcext:value-type="string">
            <text:p>Cách đây hơn 1 năm, mua 2 cái, tới nay thì 1 cái hư , thợ ngoài không sửa dc luôn. Không biết hãng có sửa cho ko.</text:p>
          </table:table-cell>
        </table:table-row>
        <table:table-row table:style-name="ro1">
          <table:table-cell office:value-type="string" calcext:value-type="string">
            <text:p>width: 60%;</text:p>
          </table:table-cell>
          <table:table-cell office:value-type="string" calcext:value-type="string">
            <text:p>Cách đây 4 tháng t mua loại này ở cửa hàng phân phối của hãng, giá gần 1tr, nay mua ở đây nhưng khi so sánh chất lượng 2 loại cạnh nhau thì mua ở đây chất lượng kém hơn hẳn, nhất là vào ban đêm.</text:p>
          </table:table-cell>
        </table:table-row>
        <table:table-row table:style-name="ro1">
          <table:table-cell office:value-type="string" calcext:value-type="string">
            <text:p>width: 60%;</text:p>
          </table:table-cell>
          <table:table-cell office:value-type="string" calcext:value-type="string">
            <text:p>các sp khác thì bt đã mua của shop thì ngon , riêng con này không biết có phải bị lỗi chân cắm lan hay không vì đã mua dây mới thay rồi</text:p>
          </table:table-cell>
        </table:table-row>
        <table:table-row table:style-name="ro1">
          <table:table-cell office:value-type="string" calcext:value-type="string">
            <text:p>width: 60%;</text:p>
          </table:table-cell>
          <table:table-cell office:value-type="string" calcext:value-type="string">
            <text:p>Các ngăn ko khớp nhau nên khó giữ được nhiệt khi hấp</text:p>
          </table:table-cell>
        </table:table-row>
        <table:table-row table:style-name="ro4">
          <table:table-cell office:value-type="string" calcext:value-type="string">
            <text:p>width: 60%;</text:p>
          </table:table-cell>
          <table:table-cell office:value-type="string" calcext:value-type="string">
            <text:p>Các món dùng được: dây đeo ngực, đeo đầu, các phụ kiện nối dài, gắn xe đạp, kính.</text:p>
            <text:p>Còn lại: gậy selfie rất èo ọt, miếng dán 3M ko thể dán được nên đành dùng keo 502 mod 1 số mount.</text:p>
          </table:table-cell>
        </table:table-row>
        <table:table-row table:style-name="ro1">
          <table:table-cell office:value-type="string" calcext:value-type="string">
            <text:p>width: 60%;</text:p>
          </table:table-cell>
          <table:table-cell office:value-type="string" calcext:value-type="string">
            <text:p>Cà phê pha ra không đậm đà, quá lỏng mặc dù cho lượng bột cà phê cho mức 4 ly để lấy 1 ly.</text:p>
          </table:table-cell>
        </table:table-row>
        <table:table-row table:style-name="ro1">
          <table:table-cell office:value-type="string" calcext:value-type="string">
            <text:p>width: 60%;</text:p>
          </table:table-cell>
          <table:table-cell office:value-type="string" calcext:value-type="string">
            <text:p>buồn buồn buồn buồn buồn buồn buồn buồn buồn buồn buồn</text:p>
          </table:table-cell>
        </table:table-row>
        <table:table-row table:style-name="ro1">
          <table:table-cell office:value-type="string" calcext:value-type="string">
            <text:p>width: 60%;</text:p>
          </table:table-cell>
          <table:table-cell office:value-type="string" calcext:value-type="string">
            <text:p>buồn buồn buồn buồn buồn buồn buồn buồn buồn buồn buồn</text:p>
          </table:table-cell>
        </table:table-row>
        <table:table-row table:style-name="ro1">
          <table:table-cell office:value-type="string" calcext:value-type="string">
            <text:p>width: 60%;</text:p>
          </table:table-cell>
          <table:table-cell office:value-type="string" calcext:value-type="string">
            <text:p>Bước đầu là sp ok rồi, bền hay tốt thì phải sau thời gian sử dụng mới biết được. Giao hàng chậm.</text:p>
          </table:table-cell>
        </table:table-row>
        <table:table-row table:style-name="ro1">
          <table:table-cell office:value-type="string" calcext:value-type="string">
            <text:p>width: 60%;</text:p>
          </table:table-cell>
          <table:table-cell office:value-type="string" calcext:value-type="string">
            <text:p>Bùn mấy phút, mới nhận hàng (799k) lên kiểm tra thì còn 699k. Giờ chả lẽ trả lại rồi mua lai ???</text:p>
          </table:table-cell>
        </table:table-row>
        <table:table-row table:style-name="ro1">
          <table:table-cell office:value-type="string" calcext:value-type="string">
            <text:p>width: 60%;</text:p>
          </table:table-cell>
          <table:table-cell office:value-type="string" calcext:value-type="string">
            <text:p>Bóng đèn có lỗi: có quầng đen, phần sơn đỏ bị chầy sước</text:p>
          </table:table-cell>
        </table:table-row>
        <table:table-row table:style-name="ro1">
          <table:table-cell office:value-type="string" calcext:value-type="string">
            <text:p>width: 60%;</text:p>
          </table:table-cell>
          <table:table-cell office:value-type="string" calcext:value-type="string">
            <text:p>Bộ Vệ Sinh Máy Ảnh Cho Canon Và Bút Lau Ống Kính đáp ứng đúng nhu cầu của tôi , giao hàng thân thiện. Hy vọng các lần đặt hàng tới đúng như kỳ vọng.</text:p>
          </table:table-cell>
        </table:table-row>
        <table:table-row table:style-name="ro1">
          <table:table-cell office:value-type="string" calcext:value-type="string">
            <text:p>width: 60%;</text:p>
          </table:table-cell>
          <table:table-cell office:value-type="string" calcext:value-type="string">
            <text:p>bộ sạc giá rẻ tuy nhiên đèn báo sạc không báo sạc đầy <text:s/>vafkhoong ngát khi sạc đầy, sản phẩm hơi bị nóng, sản phẩm không sắc nét, dây nguồnn mảnh, nhỏ, chất lượng thấp phù hợp với giá thấp, tuy là hàng nội địa Trung Quốc, nhưng bán quốc tế không có hướng dẫn tiếng Anh</text:p>
          </table:table-cell>
        </table:table-row>
        <table:table-row table:style-name="ro1">
          <table:table-cell office:value-type="string" calcext:value-type="string">
            <text:p>width: 60%;</text:p>
          </table:table-cell>
          <table:table-cell office:value-type="string" calcext:value-type="string">
            <text:p>Bộ phận nhựa ngay chỗ ngàm giữ điện thoại quá yếu, rất dễ gãy</text:p>
          </table:table-cell>
        </table:table-row>
        <table:table-row table:style-name="ro1">
          <table:table-cell office:value-type="string" calcext:value-type="string">
            <text:p>width: 60%;</text:p>
          </table:table-cell>
          <table:table-cell office:value-type="string" calcext:value-type="string">
            <text:p>Bộ phận cảnh báo thời hạn s.dụng của bộ diệt khuẩn lắp vào bị rỉ nước, phải dùng lại cái cũ.</text:p>
          </table:table-cell>
        </table:table-row>
        <table:table-row table:style-name="ro1">
          <table:table-cell office:value-type="string" calcext:value-type="string">
            <text:p>width: 60%;</text:p>
          </table:table-cell>
          <table:table-cell office:value-type="string" calcext:value-type="string">
            <text:p>Bỏ nhiều bình ga vào thì dễ bị xì, bạn gái tôi run nhiều lần</text:p>
          </table:table-cell>
        </table:table-row>
        <table:table-row table:style-name="ro4">
          <table:table-cell office:value-type="string" calcext:value-type="string">
            <text:p>width: 60%;</text:p>
          </table:table-cell>
          <table:table-cell office:value-type="string" calcext:value-type="string">
            <text:p>Bỏ ngay khi nhìn thấy</text:p>
            <text:p>May mà giá  rẻ nên không thấy tiếc</text:p>
          </table:table-cell>
        </table:table-row>
        <table:table-row table:style-name="ro1">
          <table:table-cell office:value-type="string" calcext:value-type="string">
            <text:p>width: 60%;</text:p>
          </table:table-cell>
          <table:table-cell office:value-type="string" calcext:value-type="string">
            <text:p>bo loc khong min loc chua đam bao lam</text:p>
          </table:table-cell>
        </table:table-row>
        <table:table-row table:style-name="ro1">
          <table:table-cell office:value-type="string" calcext:value-type="string">
            <text:p>width: 60%;</text:p>
          </table:table-cell>
          <table:table-cell office:value-type="string" calcext:value-type="string">
            <text:p>Bộ kit không có đầu hút bàn chải, các đầu còn lại góc nghiêng k phú hợp khi cần hút trong các gầm giường, tủ kệ.</text:p>
          </table:table-cell>
        </table:table-row>
        <table:table-row table:style-name="ro2">
          <table:table-cell office:value-type="string" calcext:value-type="string">
            <text:p>width: 60%;</text:p>
          </table:table-cell>
          <table:table-cell office:value-type="string" calcext:value-type="string">
            <text:p>Bộ giá đỡ điện thoại, máy ảnh 3 chân tripod</text:p>
            <text:p>Thương hiệu:  OEM  </text:p>
            <text:p>sản phẩm đẹp. Giá cả hợp lý.</text:p>
          </table:table-cell>
        </table:table-row>
        <table:table-row table:style-name="ro1">
          <table:table-cell office:value-type="string" calcext:value-type="string">
            <text:p>width: 60%;</text:p>
          </table:table-cell>
          <table:table-cell office:value-type="string" calcext:value-type="string">
            <text:p>Bộ điều khiển có hai cáp sạc., sao trong hộp chỉ có một?</text:p>
          </table:table-cell>
        </table:table-row>
        <table:table-row table:style-name="ro1">
          <table:table-cell office:value-type="string" calcext:value-type="string">
            <text:p>width: 60%;</text:p>
          </table:table-cell>
          <table:table-cell office:value-type="string" calcext:value-type="string">
            <text:p>bộ đánh lửa kém dẫn đến khó mồi lửa</text:p>
          </table:table-cell>
        </table:table-row>
        <table:table-row table:style-name="ro1">
          <table:table-cell office:value-type="string" calcext:value-type="string">
            <text:p>width: 60%;</text:p>
          </table:table-cell>
          <table:table-cell office:value-type="string" calcext:value-type="string">
            <text:p>bnnnnnnnnjjkejejejjdjdjejdjrjekekemnbwbwbejwhebeheheev</text:p>
          </table:table-cell>
        </table:table-row>
        <table:table-row table:style-name="ro1">
          <table:table-cell office:value-type="string" calcext:value-type="string">
            <text:p>width: 60%;</text:p>
          </table:table-cell>
          <table:table-cell office:value-type="string" calcext:value-type="string">
            <text:p>Bình thủy này tôi mới mua về bị lỗi "ấn nút lấy nước mà nước không chảy ra mà lại nẩy thành đun nóng" bây giờ làm thế nào?</text:p>
          </table:table-cell>
        </table:table-row>
        <table:table-row table:style-name="ro4">
          <table:table-cell office:value-type="string" calcext:value-type="string">
            <text:p>width: 60%;</text:p>
          </table:table-cell>
          <table:table-cell office:value-type="string" calcext:value-type="string">
            <text:p>bình thường. nếu quay lip cần ở nơi yên tĩnh. </text:p>
            <text:p>thu tất cả âm xung quanh rất tốt.( xe chạy, còi xe,cãi lỗn,gà gáy...kkk thu cùng kúc ok.😁😁😁</text:p>
          </table:table-cell>
        </table:table-row>
        <table:table-row table:style-name="ro1">
          <table:table-cell office:value-type="string" calcext:value-type="string">
            <text:p>width: 60%;</text:p>
          </table:table-cell>
          <table:table-cell office:value-type="string" calcext:value-type="string">
            <text:p>bình thường. khay nướng bị bong lớp chống dính nên bị gỉ</text:p>
          </table:table-cell>
        </table:table-row>
        <table:table-row table:style-name="ro1">
          <table:table-cell office:value-type="string" calcext:value-type="string">
            <text:p>width: 60%;</text:p>
          </table:table-cell>
          <table:table-cell office:value-type="string" calcext:value-type="string">
            <text:p>Bình thường, tiếng máy kêu hơi nặng, không được êm lắm</text:p>
          </table:table-cell>
        </table:table-row>
        <table:table-row table:style-name="ro1">
          <table:table-cell office:value-type="string" calcext:value-type="string">
            <text:p>width: 60%;</text:p>
          </table:table-cell>
          <table:table-cell office:value-type="string" calcext:value-type="string">
            <text:p>bình thường, đúng là mắc do thương hiệu, hồi trước xai <text:s/>Salav bằng nửa giá nhưng chất lượng tương đương</text:p>
          </table:table-cell>
        </table:table-row>
        <table:table-row table:style-name="ro1">
          <table:table-cell office:value-type="string" calcext:value-type="string">
            <text:p>width: 60%;</text:p>
          </table:table-cell>
          <table:table-cell office:value-type="string" calcext:value-type="string">
            <text:p>Bình thường, các chi tiết cứng cáp</text:p>
          </table:table-cell>
        </table:table-row>
        <table:table-row table:style-name="ro1">
          <table:table-cell office:value-type="string" calcext:value-type="string">
            <text:p>width: 60%;</text:p>
          </table:table-cell>
          <table:table-cell office:value-type="string" calcext:value-type="string">
            <text:p>Bình thường, .....................................</text:p>
          </table:table-cell>
        </table:table-row>
        <table:table-row table:style-name="ro1">
          <table:table-cell office:value-type="string" calcext:value-type="string">
            <text:p>width: 60%;</text:p>
          </table:table-cell>
          <table:table-cell office:value-type="string" calcext:value-type="string">
            <text:p>Bình thường vì khi chạy động cơ bị nóng</text:p>
          </table:table-cell>
        </table:table-row>
        <table:table-row table:style-name="ro1">
          <table:table-cell office:value-type="string" calcext:value-type="string">
            <text:p>width: 60%;</text:p>
          </table:table-cell>
          <table:table-cell office:value-type="string" calcext:value-type="string">
            <text:p>bình thường thôi à giao hàng rất nhanh</text:p>
          </table:table-cell>
        </table:table-row>
        <table:table-row table:style-name="ro1">
          <table:table-cell office:value-type="string" calcext:value-type="string">
            <text:p>width: 60%;</text:p>
          </table:table-cell>
          <table:table-cell office:value-type="string" calcext:value-type="string">
            <text:p>Bình thường thôi</text:p>
          </table:table-cell>
        </table:table-row>
        <table:table-row table:style-name="ro1">
          <table:table-cell office:value-type="string" calcext:value-type="string">
            <text:p>width: 60%;</text:p>
          </table:table-cell>
          <table:table-cell office:value-type="string" calcext:value-type="string">
            <text:p>Bình thường rất ok về giao hàng của Tiki nhưng đơn này đặt hàng đúng 1 tuần ngày 16/08 nhưng đến hôm nay vẫn mất hút</text:p>
          </table:table-cell>
        </table:table-row>
        <table:table-row table:style-name="ro1">
          <table:table-cell office:value-type="string" calcext:value-type="string">
            <text:p>width: 60%;</text:p>
          </table:table-cell>
          <table:table-cell office:value-type="string" calcext:value-type="string">
            <text:p>bình thường khi mới mua về quạt mới có một chút thì đã bị hư nhưng tôi đã sửa lại được</text:p>
          </table:table-cell>
        </table:table-row>
        <table:table-row table:style-name="ro1">
          <table:table-cell office:value-type="string" calcext:value-type="string">
            <text:p>width: 60%;</text:p>
          </table:table-cell>
          <table:table-cell office:value-type="string" calcext:value-type="string">
            <text:p>bình thường hơi lỏng bị rớt ra ngoài và khong vặt chặt được quay chậm quá</text:p>
          </table:table-cell>
        </table:table-row>
        <table:table-row table:style-name="ro1">
          <table:table-cell office:value-type="string" calcext:value-type="string">
            <text:p>width: 60%;</text:p>
          </table:table-cell>
          <table:table-cell office:value-type="string" calcext:value-type="string">
            <text:p>binh thương dung chi một lan</text:p>
          </table:table-cell>
        </table:table-row>
        <table:table-row table:style-name="ro1">
          <table:table-cell office:value-type="string" calcext:value-type="string">
            <text:p>width: 60%;</text:p>
          </table:table-cell>
          <table:table-cell office:value-type="string" calcext:value-type="string">
            <text:p>Bình thường đặt hàng tiki 1-2 hôm sau là có hàng, bữa nay dự kiến chậm nhất là 1 tuần vậy mà mất tới 9 ngày hàng mới giao tới. Trên máy ghi làm được 2kg nhưng mình xếp được 1,5kg là không xếp thêm tỏi vào được nữa. Không biết có ảnh hưởng tới chất lượng tỏi không. Đợi kết quả sẽ review tiếp</text:p>
          </table:table-cell>
        </table:table-row>
        <table:table-row table:style-name="ro1">
          <table:table-cell office:value-type="string" calcext:value-type="string">
            <text:p>width: 60%;</text:p>
          </table:table-cell>
          <table:table-cell office:value-type="string" calcext:value-type="string">
            <text:p>Bình thường cần thì mua chứ không phải rẻ như quảng cáo nhé</text:p>
          </table:table-cell>
        </table:table-row>
        <table:table-row table:style-name="ro1">
          <table:table-cell office:value-type="string" calcext:value-type="string">
            <text:p>width: 60%;</text:p>
          </table:table-cell>
          <table:table-cell office:value-type="string" calcext:value-type="string">
            <text:p>binh thuong . nhung rat do vi ko co cai kep de minh gap thuc an ra</text:p>
          </table:table-cell>
        </table:table-row>
        <table:table-row table:style-name="ro1">
          <table:table-cell office:value-type="string" calcext:value-type="string">
            <text:p>width: 60%;</text:p>
          </table:table-cell>
          <table:table-cell office:value-type="string" calcext:value-type="string">
            <text:p>Bình thường</text:p>
          </table:table-cell>
        </table:table-row>
        <table:table-row table:style-name="ro1">
          <table:table-cell office:value-type="string" calcext:value-type="string">
            <text:p>width: 60%;</text:p>
          </table:table-cell>
          <table:table-cell office:value-type="string" calcext:value-type="string">
            <text:p>Bình thường</text:p>
          </table:table-cell>
        </table:table-row>
        <table:table-row table:style-name="ro1">
          <table:table-cell office:value-type="string" calcext:value-type="string">
            <text:p>width: 60%;</text:p>
          </table:table-cell>
          <table:table-cell office:value-type="string" calcext:value-type="string">
            <text:p>bình thường</text:p>
          </table:table-cell>
        </table:table-row>
        <table:table-row table:style-name="ro1">
          <table:table-cell office:value-type="string" calcext:value-type="string">
            <text:p>width: 60%;</text:p>
          </table:table-cell>
          <table:table-cell office:value-type="string" calcext:value-type="string">
            <text:p>Bình siêu tốc đâu có 2 lớp cách nhiệt chống bỏng đâu mà Tiki giới thiệu là có 2 lớp inox cách nhiệt chống bỏng? giới thiệu phải đúng thực tế chứ.</text:p>
          </table:table-cell>
        </table:table-row>
        <table:table-row table:style-name="ro1">
          <table:table-cell office:value-type="string" calcext:value-type="string">
            <text:p>width: 60%;</text:p>
          </table:table-cell>
          <table:table-cell office:value-type="string" calcext:value-type="string">
            <text:p>Bình này không có nút để mở nắp, phải lấy tay cậy lên nên không tiện. Khi đặt bình lên đế cũng ko được chắc chắn lắm. Cùng giá tiền đó có thể mua được những bình L&amp;L dòng . khác tốt hơn.</text:p>
          </table:table-cell>
        </table:table-row>
        <table:table-row table:style-name="ro1">
          <table:table-cell office:value-type="string" calcext:value-type="string">
            <text:p>width: 60%;</text:p>
          </table:table-cell>
          <table:table-cell office:value-type="string" calcext:value-type="string">
            <text:p>Bình nấu nhanh. Có màu báo theo từng nhiệt độ tuy nhiên hơi ồn. K như đánh giá trước đó</text:p>
          </table:table-cell>
        </table:table-row>
        <table:table-row table:style-name="ro1">
          <table:table-cell office:value-type="string" calcext:value-type="string">
            <text:p>width: 60%;</text:p>
          </table:table-cell>
          <table:table-cell office:value-type="string" calcext:value-type="string">
            <text:p>Bình ko có nút ấn mở nắp, mở tay thấy bất tiện</text:p>
          </table:table-cell>
        </table:table-row>
        <table:table-row table:style-name="ro1">
          <table:table-cell office:value-type="string" calcext:value-type="string">
            <text:p>width: 60%;</text:p>
          </table:table-cell>
          <table:table-cell office:value-type="string" calcext:value-type="string">
            <text:p>Binh ko co chuc nang giu am sau khi soi, nen hoi that vong. Nhin mau ma dep. mua luc được km nen cung re roi.</text:p>
          </table:table-cell>
        </table:table-row>
        <table:table-row table:style-name="ro1">
          <table:table-cell office:value-type="string" calcext:value-type="string">
            <text:p>width: 60%;</text:p>
          </table:table-cell>
          <table:table-cell office:value-type="string" calcext:value-type="string">
            <text:p>Bình khi đun sôi hẳn cũng không đạt được 100độ, sau khi đun sôi chỉ giữ ấm đc tầm 80 độ nên mỗi lần dùng nước pha cà phê đều phải đun nước lại, hơi mất thời gian cho việc này.</text:p>
          </table:table-cell>
        </table:table-row>
        <table:table-row table:style-name="ro1">
          <table:table-cell office:value-type="string" calcext:value-type="string">
            <text:p>width: 60%;</text:p>
          </table:table-cell>
          <table:table-cell office:value-type="string" calcext:value-type="string">
            <text:p>Bình đun sôi thì phần tay cầm bị nóng, tiki giao hàng cẩn thận</text:p>
          </table:table-cell>
        </table:table-row>
        <table:table-row table:style-name="ro1">
          <table:table-cell office:value-type="string" calcext:value-type="string">
            <text:p>width: 60%;</text:p>
          </table:table-cell>
          <table:table-cell office:value-type="string" calcext:value-type="string">
            <text:p>Bình đun không đi kèm phiếu bảo hành. Phillips thường sẽ không như vậy. Đề nghị bên bán xem xét lại</text:p>
          </table:table-cell>
        </table:table-row>
        <table:table-row table:style-name="ro1">
          <table:table-cell office:value-type="string" calcext:value-type="string">
            <text:p>width: 60%;</text:p>
          </table:table-cell>
          <table:table-cell office:value-type="string" calcext:value-type="string">
            <text:p>Bình đun hơi lâu so, nhưng về mức giá thì như vậy là hợp lý</text:p>
          </table:table-cell>
        </table:table-row>
        <table:table-row table:style-name="ro1">
          <table:table-cell office:value-type="string" calcext:value-type="string">
            <text:p>width: 60%;</text:p>
          </table:table-cell>
          <table:table-cell office:value-type="string" calcext:value-type="string">
            <text:p>Bình đẹp. Nhưng dây điện hơi ngắn. Bình nấu sôi tay cầm hơi nóng. Vòi đổ nước ra thì dễ tràn . Nói chung ko xuất sắc</text:p>
          </table:table-cell>
        </table:table-row>
        <table:table-row table:style-name="ro1">
          <table:table-cell office:value-type="string" calcext:value-type="string">
            <text:p>width: 60%;</text:p>
          </table:table-cell>
          <table:table-cell office:value-type="string" calcext:value-type="string">
            <text:p>bình đẹp như hình nhưng mặt ngoài khá nóng, nấu nước nhanh</text:p>
          </table:table-cell>
        </table:table-row>
        <table:table-row table:style-name="ro1">
          <table:table-cell office:value-type="string" calcext:value-type="string">
            <text:p>width: 60%;</text:p>
          </table:table-cell>
          <table:table-cell office:value-type="string" calcext:value-type="string">
            <text:p>Bình có thiết kế đẹp và sang trọng. Dung tích lớn thích hợp để đun nước tắm. Tuy nhiên ko thích hợp để đun nước uống vì nước sau khi đun có mùi nhựa rất nồng nặc. Đã thử nhiều cách như đun bỏ nhiều lần, đun với chanh, đun với giấm... nhưng mùi nhựa vẫn còn đó. Dù sao với mức giá 500k thì cũng chấp nhận được. Chỉ là nếu muốn đun nước sôi để uống cà phê hay ăn mì thì nên chọn bình inox 304 toàn bộ ruột bình. Hoặc là chọn bình nhựa cao cấp hơn chút chứ nhựa này made in china nên nghe mùi rõ quá.</text:p>
          </table:table-cell>
        </table:table-row>
        <table:table-row table:style-name="ro1">
          <table:table-cell office:value-type="string" calcext:value-type="string">
            <text:p>width: 60%;</text:p>
          </table:table-cell>
          <table:table-cell office:value-type="string" calcext:value-type="string">
            <text:p>Bình bị ố như hình, ở phần miệng ấm cũng bị chảy khi rót nước ra nữa. Bây giờ mình phải làm sao?</text:p>
          </table:table-cell>
        </table:table-row>
        <table:table-row table:style-name="ro1">
          <table:table-cell office:value-type="string" calcext:value-type="string">
            <text:p>width: 60%;</text:p>
          </table:table-cell>
          <table:table-cell office:value-type="string" calcext:value-type="string">
            <text:p>Binh bat tien vi ko the do het nuoc trong binh luon bi u dong lai mot it</text:p>
          </table:table-cell>
        </table:table-row>
        <table:table-row table:style-name="ro4">
          <table:table-cell office:value-type="string" calcext:value-type="string">
            <text:p>width: 60%;</text:p>
          </table:table-cell>
          <table:table-cell office:value-type="string" calcext:value-type="string">
            <text:p>Bình 5l nên rất lớn hơn mình tưởng tượng, toàn bộ hướng dẫn sử dụng kèm theo bằng Tiếng Anh, phiếu bảo hành trắng không ghi gì nên không biết bảo hành thế nào. Các phím bấm là nút cứng và khi chọn Reboil để đun nước thì không có thông báo khi nào nước sôi đến nhiệt độ mình cần, cũng không thấy tự chuyển sang giữ nhiệt khi nước đã sôi; chế độ giữ nhiệt cũng không thấy tùy chọn giữ nhiệt ở mức nhiệt độ nào. </text:p>
            <text:p>Nhìn chung là hàng Lock n Lock nên cũng an tâm nhưng phần hướng dẫn sử dụng, thông tin về chế độ đun sôi không rõ ràng sẽ gây khó khăn cho người mới sử dụng.</text:p>
          </table:table-cell>
        </table:table-row>
        <table:table-row table:style-name="ro4">
          <table:table-cell office:value-type="string" calcext:value-type="string">
            <text:p>width: 60%;</text:p>
          </table:table-cell>
          <table:table-cell office:value-type="string" calcext:value-type="string">
            <text:p>bình 1,5l mà đun đầy bình đổ vào bình thuỷ 1lit lại ko đầy</text:p>
            <text:p>là sao nhỉ</text:p>
          </table:table-cell>
        </table:table-row>
        <table:table-row table:style-name="ro1">
          <table:table-cell office:value-type="string" calcext:value-type="string">
            <text:p>width: 60%;</text:p>
          </table:table-cell>
          <table:table-cell office:value-type="string" calcext:value-type="string">
            <text:p>Bin kem sử hơi lớn đeo tai đau cần khác phúc ghkvvn</text:p>
          </table:table-cell>
        </table:table-row>
        <table:table-row table:style-name="ro1">
          <table:table-cell office:value-type="string" calcext:value-type="string">
            <text:p>width: 60%;</text:p>
          </table:table-cell>
          <table:table-cell office:value-type="string" calcext:value-type="string">
            <text:p>Bị thiếu khay đựng bánh vụn nhé! Đã kiểm tra trong lò nhưng ko có. Mong shop gửi thêm cho mình.</text:p>
          </table:table-cell>
        </table:table-row>
        <table:table-row table:style-name="ro1">
          <table:table-cell office:value-type="string" calcext:value-type="string">
            <text:p>width: 60%;</text:p>
          </table:table-cell>
          <table:table-cell office:value-type="string" calcext:value-type="string">
            <text:p>bị ra khói ngay chỗ zắc cắm là bi gì thế,có ai bị như mình ko,mới xài lần đầu</text:p>
          </table:table-cell>
        </table:table-row>
        <table:table-row table:style-name="ro1">
          <table:table-cell office:value-type="string" calcext:value-type="string">
            <text:p>width: 60%;</text:p>
          </table:table-cell>
          <table:table-cell office:value-type="string" calcext:value-type="string">
            <text:p>Bị mẻ mất 1 miếng (viền đen). mở hộp ra thấy mẻ 1 miếng như hình</text:p>
          </table:table-cell>
        </table:table-row>
        <table:table-row table:style-name="ro1">
          <table:table-cell office:value-type="string" calcext:value-type="string">
            <text:p>width: 60%;</text:p>
          </table:table-cell>
          <table:table-cell office:value-type="string" calcext:value-type="string">
            <text:p>bị mẻ</text:p>
          </table:table-cell>
        </table:table-row>
        <table:table-row table:style-name="ro1">
          <table:table-cell office:value-type="string" calcext:value-type="string">
            <text:p>width: 60%;</text:p>
          </table:table-cell>
          <table:table-cell office:value-type="string" calcext:value-type="string">
            <text:p>Bị lỗi thẻ nhớ ko sài được. Giờ mua không biết bảo hành như thế nào</text:p>
          </table:table-cell>
        </table:table-row>
        <table:table-row table:style-name="ro1">
          <table:table-cell office:value-type="string" calcext:value-type="string">
            <text:p>width: 60%;</text:p>
          </table:table-cell>
          <table:table-cell office:value-type="string" calcext:value-type="string">
            <text:p>Bị lỗi điều kiển loạn tốc độ ko biết bảo hành sao chỉ bị khi điều kiển từ xa</text:p>
          </table:table-cell>
        </table:table-row>
        <table:table-row table:style-name="ro1">
          <table:table-cell office:value-type="string" calcext:value-type="string">
            <text:p>width: 60%;</text:p>
          </table:table-cell>
          <table:table-cell office:value-type="string" calcext:value-type="string">
            <text:p>bị che viền màn hình nên dùng được 2 ngày thì lột ra, dán vào làm mất giá trị của màn hình điện thoại</text:p>
          </table:table-cell>
        </table:table-row>
        <table:table-row table:style-name="ro1">
          <table:table-cell office:value-type="string" calcext:value-type="string">
            <text:p>width: 60%;</text:p>
          </table:table-cell>
          <table:table-cell office:value-type="string" calcext:value-type="string">
            <text:p>Bị bể như hình từ lúc mới mở hộp. Nói chung là ổn. Lỗi này cũng không nhỏ nhưng mà đổi trả hàng thì lại làm phiền cả đôi bên!</text:p>
          </table:table-cell>
        </table:table-row>
        <table:table-row table:style-name="ro1">
          <table:table-cell office:value-type="string" calcext:value-type="string">
            <text:p>width: 60%;</text:p>
          </table:table-cell>
          <table:table-cell office:value-type="string" calcext:value-type="string">
            <text:p>bếp tốt, đóng gói cẩn thận. tuy nhiên giao hàng chậm, thay đổi lịch ko thông báo với khách hàng</text:p>
          </table:table-cell>
        </table:table-row>
        <table:table-row table:style-name="ro1">
          <table:table-cell office:value-type="string" calcext:value-type="string">
            <text:p>width: 60%;</text:p>
          </table:table-cell>
          <table:table-cell office:value-type="string" calcext:value-type="string">
            <text:p>bếp tôi mới mua nhưng đã bị hỏng quạt. tôi muốn bảo hành thì thủ tục ntn?</text:p>
          </table:table-cell>
        </table:table-row>
        <table:table-row table:style-name="ro1">
          <table:table-cell office:value-type="string" calcext:value-type="string">
            <text:p>width: 60%;</text:p>
          </table:table-cell>
          <table:table-cell office:value-type="string" calcext:value-type="string">
            <text:p>Bếp tôi bị lỗi không đánh lửa đuọc, tôi muốn bảo hành như thế nào! vangoc@yahoo.com</text:p>
          </table:table-cell>
        </table:table-row>
        <table:table-row table:style-name="ro1">
          <table:table-cell office:value-type="string" calcext:value-type="string">
            <text:p>width: 60%;</text:p>
          </table:table-cell>
          <table:table-cell office:value-type="string" calcext:value-type="string">
            <text:p>Bếp tôi bị lỗi không đánh lửa đuọc, tôi muốn bảo hành như thế nào! vangoc@yahoo.com</text:p>
          </table:table-cell>
        </table:table-row>
        <table:table-row table:style-name="ro4">
          <table:table-cell office:value-type="string" calcext:value-type="string">
            <text:p>width: 60%;</text:p>
          </table:table-cell>
          <table:table-cell office:value-type="string" calcext:value-type="string">
            <text:p>Bếp thì ok về phần cứng(công suất, mức năng lượng), mà không thích ở chỉnh chế độ phải lần lượt, cứ tưởng mấy chế độ là chạm vào là được ai dè cảm ứng chỉ có nút nguồn, chức năng, tăng giảm và hẹn giờ. </text:p>
            <text:p>Riêng về hẹn giờ máy này cải lùi so với mấy máy phím cơ mấy năm trước, ai đời bật hẹn giờ mặc định là 2 tiếng phải giảm từng phút, giữ phím thì cũng chỉ giảm 10 phút một. Mỗi lần muốn hẹn giờ là bấm mỏi tay còn phải căn đúng nữa (lúc giữ phím) mà thường hẹn giờ chỉ hẹn khoảng 10 15 phút là cùng, hầm thì đã có nồi áp suất rồi</text:p>
          </table:table-cell>
        </table:table-row>
        <table:table-row table:style-name="ro1">
          <table:table-cell office:value-type="string" calcext:value-type="string">
            <text:p>width: 60%;</text:p>
          </table:table-cell>
          <table:table-cell office:value-type="string" calcext:value-type="string">
            <text:p>Bếp sử dụng nướng cũng khá ok , chỉ phù hợp nướng những món thịt hoặc hải sản thái mỏng. <text:s/>chà rửa hơi cực vì phải tránh nước vô phần dưới thân bếp. Nếu bạn nào sử dụng rồi mà nước vào phần dưới thân bếp được thì nói tôi biết với nha, như vậy việc vệ sinh sẽ dễ dàng hơn.</text:p>
          </table:table-cell>
        </table:table-row>
        <table:table-row table:style-name="ro5">
          <table:table-cell office:value-type="string" calcext:value-type="string">
            <text:p>width: 60%;</text:p>
          </table:table-cell>
          <table:table-cell office:value-type="string" calcext:value-type="string">
            <text:p>Bếp sau 1 thời gian sử dụng!</text:p>
            <text:p>+ ưu điểm: nấu nhanh, phím cảm ứng tốt</text:p>
            <text:p>+ khuyết điểm: khi nấu phát ra âm thanh hơi ồn, bề mặt bếp có vệt sáng trắng xung quanh ( tạm thời vẫn sử dụng bình thường)</text:p>
            <text:p>Tiki giao hàng trước giờ vẫn nhanh, nhân viên nhiệt tình!</text:p>
          </table:table-cell>
        </table:table-row>
        <table:table-row table:style-name="ro1">
          <table:table-cell office:value-type="string" calcext:value-type="string">
            <text:p>width: 60%;</text:p>
          </table:table-cell>
          <table:table-cell office:value-type="string" calcext:value-type="string">
            <text:p>Bếp sao k có khay đựng dầu vậy shop..thây trong hướng dân đồ có khi khay đựng dầu mà</text:p>
          </table:table-cell>
        </table:table-row>
        <table:table-row table:style-name="ro3">
          <table:table-cell office:value-type="string" calcext:value-type="string">
            <text:p>width: 60%;</text:p>
          </table:table-cell>
          <table:table-cell office:value-type="string" calcext:value-type="string">
            <text:p>Bếp sài khá ổn, có rò điện nên cẩn thận hạn chế đụng vào bếp khi đang cắm điện, dây điện nguồn nhỏ hơn công suất bếp nên dùng dây khá nóng (tôi đã thay dây to hơn vì sợ cháy).</text:p>
            <text:p/>
            <text:p>Khi sài xong để nguội là vệ sinh dây đốt sẽ sài được lâu hơn.</text:p>
            <text:p/>
            <text:p>Shop nên làm dây nguồn to hơn là ok.</text:p>
          </table:table-cell>
        </table:table-row>
        <table:table-row table:style-name="ro2">
          <table:table-cell office:value-type="string" calcext:value-type="string">
            <text:p>width: 60%;</text:p>
          </table:table-cell>
          <table:table-cell office:value-type="string" calcext:value-type="string">
            <text:p>Bếp nướng nhanh chín lắm, ngắt điện cũng ko lâu.</text:p>
            <text:p>Với giá 299k mình nghĩ là ok </text:p>
            <text:p>Thức ăn nướng nhìn sẽ ko hấp dẫn như nướng than</text:p>
          </table:table-cell>
        </table:table-row>
        <table:table-row table:style-name="ro1">
          <table:table-cell office:value-type="string" calcext:value-type="string">
            <text:p>width: 60%;</text:p>
          </table:table-cell>
          <table:table-cell office:value-type="string" calcext:value-type="string">
            <text:p>Bếp nướng bị móp</text:p>
          </table:table-cell>
        </table:table-row>
        <table:table-row table:style-name="ro1">
          <table:table-cell office:value-type="string" calcext:value-type="string">
            <text:p>width: 60%;</text:p>
          </table:table-cell>
          <table:table-cell office:value-type="string" calcext:value-type="string">
            <text:p>bếp nóng ko đều, lúc nóng quá, lúc lại nhỏ như tắt</text:p>
          </table:table-cell>
        </table:table-row>
        <table:table-row table:style-name="ro1">
          <table:table-cell office:value-type="string" calcext:value-type="string">
            <text:p>width: 60%;</text:p>
          </table:table-cell>
          <table:table-cell office:value-type="string" calcext:value-type="string">
            <text:p>Bếp nhìn ổn. Phần nút hơi dở, sử dụng vài lần có dấu hiệu hư phần mặt nút bấm. Bếp nóng nhanh.</text:p>
          </table:table-cell>
        </table:table-row>
        <table:table-row table:style-name="ro1">
          <table:table-cell office:value-type="string" calcext:value-type="string">
            <text:p>width: 60%;</text:p>
          </table:table-cell>
          <table:table-cell office:value-type="string" calcext:value-type="string">
            <text:p>Bếp nhìn khá ok, nhưng chân đế hơi yếu. Và lúc nấu có tiếng cạch cạch chỗ đĩa hồng ngoại, tiki giải thích giúp mình dc ko? Có cần mang đi bảo hành ko ạ</text:p>
          </table:table-cell>
        </table:table-row>
        <table:table-row table:style-name="ro1">
          <table:table-cell office:value-type="string" calcext:value-type="string">
            <text:p>width: 60%;</text:p>
          </table:table-cell>
          <table:table-cell office:value-type="string" calcext:value-type="string">
            <text:p>Bếp nhì trên ảnh thi cảm nhận to nhưng bếp chỉ có thể ăn nuống 2-3 người thôi. Còn bếp nướng khá ok</text:p>
          </table:table-cell>
        </table:table-row>
        <table:table-row table:style-name="ro4">
          <table:table-cell office:value-type="string" calcext:value-type="string">
            <text:p>width: 60%;</text:p>
          </table:table-cell>
          <table:table-cell office:value-type="string" calcext:value-type="string">
            <text:p>Bếp nấu quá lâu. Mình đun nửa nồi nước sôi bằng ấm điện xong cho nồi, đổ thêm 1 nửa như vậy nữa, từ lúc nước sủi bọt lên đến giờ 5p rồi vẫn chưa sôi. Thật ko thể hiểu nổi. Đề nghị tiki liên hệ bảo hành hoặc đổi trả cho mình bếp khác đi chứ nấu kiểu này cả ngày mới được 1 món. </text:p>
            <text:p>Đáng nhẽ ra cho 2* vì chất lượng nhưng cộng 1* cho tiki vì giao hàng nhanh, đặt hôm trước hôm sau đã có hàng.</text:p>
          </table:table-cell>
        </table:table-row>
        <table:table-row table:style-name="ro4">
          <table:table-cell office:value-type="string" calcext:value-type="string">
            <text:p>width: 60%;</text:p>
          </table:table-cell>
          <table:table-cell office:value-type="string" calcext:value-type="string">
            <text:p>Bếp mua từ tháng 9, xài được tầm 3 tháng thì mặt kính bị nứt toàn bộ, tưởng sẽ vẫn xài được bình thường nhưng lại bị lún xuống và dơ vì vệ sinh không được.</text:p>
            <text:p>Bếp xài ổn nhưng cần xem lại về chịu nhiệt của mặt kính cường lực.</text:p>
          </table:table-cell>
        </table:table-row>
        <table:table-row table:style-name="ro4">
          <table:table-cell office:value-type="string" calcext:value-type="string">
            <text:p>width: 60%;</text:p>
          </table:table-cell>
          <table:table-cell office:value-type="string" calcext:value-type="string">
            <text:p>Bếp mới, dùng thời gian đầu rất ok, phím cảm ứng dùng tốt. Nhưng nồi lẩu kèm theo bếp hơi tệ, nồi mỏng, không chắc chắn, có vài vết xước và nhìn không mới lắm. </text:p>
            <text:p>Tiki giao hàng tốt, bọc đồ cẩn thận, giao hàng nhanh. Mình hi vọng tiki sẽ có thêm nhiều ưu đãi để mình tiếp tục tin tưởng và mua:)))</text:p>
          </table:table-cell>
        </table:table-row>
        <table:table-row table:style-name="ro1">
          <table:table-cell office:value-type="string" calcext:value-type="string">
            <text:p>width: 60%;</text:p>
          </table:table-cell>
          <table:table-cell office:value-type="string" calcext:value-type="string">
            <text:p>bếp mở kêu to, phải bật hai lần mới lên lửa.giao hàng cũng nhanh.</text:p>
          </table:table-cell>
        </table:table-row>
        <table:table-row table:style-name="ro4">
          <table:table-cell office:value-type="string" calcext:value-type="string">
            <text:p>width: 60%;</text:p>
          </table:table-cell>
          <table:table-cell office:value-type="string" calcext:value-type="string">
            <text:p>Bếp mình mua về nướng không tự ngắt điện mà còn sinh khói rất nhiều nữa làm đứt luôn cả cầu chì </text:p>
            <text:p>Tôi mong TIKI đổi lại hàng khác dùm ..</text:p>
          </table:table-cell>
        </table:table-row>
        <table:table-row table:style-name="ro1">
          <table:table-cell office:value-type="string" calcext:value-type="string">
            <text:p>width: 60%;</text:p>
          </table:table-cell>
          <table:table-cell office:value-type="string" calcext:value-type="string">
            <text:p>bếp không có đèn báo để biết vô điện hay chưa, k thể tháo rời khó vệ sinh.</text:p>
          </table:table-cell>
        </table:table-row>
        <table:table-row table:style-name="ro1">
          <table:table-cell office:value-type="string" calcext:value-type="string">
            <text:p>width: 60%;</text:p>
          </table:table-cell>
          <table:table-cell office:value-type="string" calcext:value-type="string">
            <text:p>bếp khó dùng, nồi phải đặt đúng chuẩn của bếp mới cho đun, mất thời gian điều chỉnh đế nồi</text:p>
          </table:table-cell>
        </table:table-row>
        <table:table-row table:style-name="ro1">
          <table:table-cell office:value-type="string" calcext:value-type="string">
            <text:p>width: 60%;</text:p>
          </table:table-cell>
          <table:table-cell office:value-type="string" calcext:value-type="string">
            <text:p>Bếp khó đánh lửa, kích thước nhỏ gọn mẫu mã tương đối đẹp</text:p>
          </table:table-cell>
        </table:table-row>
        <table:table-row table:style-name="ro1">
          <table:table-cell office:value-type="string" calcext:value-type="string">
            <text:p>width: 60%;</text:p>
          </table:table-cell>
          <table:table-cell office:value-type="string" calcext:value-type="string">
            <text:p>Bếp kêu to như động cơ xe máy, đun nhanh, nút giảm nhiệt độ ko được nhạy cho lắm. Với giá thành cho 1 thương hiệu châu âu chấp nhận được. Độ bền còn pải đợi thời gian kiểm chứng</text:p>
          </table:table-cell>
        </table:table-row>
        <table:table-row table:style-name="ro1">
          <table:table-cell office:value-type="string" calcext:value-type="string">
            <text:p>width: 60%;</text:p>
          </table:table-cell>
          <table:table-cell office:value-type="string" calcext:value-type="string">
            <text:p>bếp kêu ro ro hơi to, nồi tặng thì đáy bị méo, quà tặng kèm thì Tiki có đổi cho sp khác ko vậy ( đã nhận hàng &amp; thanh toán đơn hàng #..)</text:p>
          </table:table-cell>
        </table:table-row>
        <table:table-row table:style-name="ro1">
          <table:table-cell office:value-type="string" calcext:value-type="string">
            <text:p>width: 60%;</text:p>
          </table:table-cell>
          <table:table-cell office:value-type="string" calcext:value-type="string">
            <text:p>Bếp hơi nhỏ so với gia đình, nướng hơi lâu. Còn lại mọi thứ ổn.</text:p>
          </table:table-cell>
        </table:table-row>
        <table:table-row table:style-name="ro1">
          <table:table-cell office:value-type="string" calcext:value-type="string">
            <text:p>width: 60%;</text:p>
          </table:table-cell>
          <table:table-cell office:value-type="string" calcext:value-type="string">
            <text:p>Bếp hơi nhỏ nhưng xài cũng được sản phẩm này bình thường vừa với giá tiền</text:p>
          </table:table-cell>
        </table:table-row>
        <table:table-row table:style-name="ro1">
          <table:table-cell office:value-type="string" calcext:value-type="string">
            <text:p>width: 60%;</text:p>
          </table:table-cell>
          <table:table-cell office:value-type="string" calcext:value-type="string">
            <text:p>Bếp giao hàng cẩn thận, đẹp. Tuy nhiên khá là khó đánh lửa, lửa đó, nấu 1 lúc thì kiu bụp bụp, Đang sợ ko biết bị gì không</text:p>
          </table:table-cell>
        </table:table-row>
        <table:table-row table:style-name="ro1">
          <table:table-cell office:value-type="string" calcext:value-type="string">
            <text:p>width: 60%;</text:p>
          </table:table-cell>
          <table:table-cell office:value-type="string" calcext:value-type="string">
            <text:p>bếp được đóng gói chắc chắn và đẹp nhưng lần đầu tiên mình mua bếp mà có mỗi cọng dây 30cm chứ đến cái rắc cắm cũng không có, rất bất tiện khi lại phải đi mua thêm ổ cắm để lắp vào nữa!</text:p>
          </table:table-cell>
        </table:table-row>
        <table:table-row table:style-name="ro1">
          <table:table-cell office:value-type="string" calcext:value-type="string">
            <text:p>width: 60%;</text:p>
          </table:table-cell>
          <table:table-cell office:value-type="string" calcext:value-type="string">
            <text:p>Bếp dùng ổn. Phù hợp với mức giá. Đóng gói cẩn thận</text:p>
          </table:table-cell>
        </table:table-row>
        <table:table-row table:style-name="ro4">
          <table:table-cell office:value-type="string" calcext:value-type="string">
            <text:p>width: 60%;</text:p>
          </table:table-cell>
          <table:table-cell office:value-type="string" calcext:value-type="string">
            <text:p>Bếp dùng khá nóng, thời gian làm nóng lâu và làm mát sau khi dùng cũng lâu nữa.</text:p>
            <text:p>Tuy nhiên thì tiki giao hàng nhanh, giá ổn nên tạm chấp nhận được</text:p>
          </table:table-cell>
        </table:table-row>
        <table:table-row table:style-name="ro1">
          <table:table-cell office:value-type="string" calcext:value-type="string">
            <text:p>width: 60%;</text:p>
          </table:table-cell>
          <table:table-cell office:value-type="string" calcext:value-type="string">
            <text:p>Bếp dùng được nhưng quạt gió kêu quá to. Chỉ nấu được nồi theo kích cỡ vòng tròn của bếp, đặt hơi lệch hoặc nồi to hơn chút xíu là không nhận.</text:p>
          </table:table-cell>
        </table:table-row>
        <table:table-row table:style-name="ro1">
          <table:table-cell office:value-type="string" calcext:value-type="string">
            <text:p>width: 60%;</text:p>
          </table:table-cell>
          <table:table-cell office:value-type="string" calcext:value-type="string">
            <text:p>Bếp dùng chạy khá ồn, thích mỗi chức năng hẹn giờ.</text:p>
          </table:table-cell>
        </table:table-row>
        <table:table-row table:style-name="ro1">
          <table:table-cell office:value-type="string" calcext:value-type="string">
            <text:p>width: 60%;</text:p>
          </table:table-cell>
          <table:table-cell office:value-type="string" calcext:value-type="string">
            <text:p>Bếp đơn giản, ít tí nh năng và các mức công suất cách nhau khá xa</text:p>
          </table:table-cell>
        </table:table-row>
        <table:table-row table:style-name="ro1">
          <table:table-cell office:value-type="string" calcext:value-type="string">
            <text:p>width: 60%;</text:p>
          </table:table-cell>
          <table:table-cell office:value-type="string" calcext:value-type="string">
            <text:p>bếp đẹp, nhân viên giao hàng nhiệt tình, nhưng đánh lửa 2 lần và lửa đỏ??</text:p>
          </table:table-cell>
        </table:table-row>
        <table:table-row table:style-name="ro1">
          <table:table-cell office:value-type="string" calcext:value-type="string">
            <text:p>width: 60%;</text:p>
          </table:table-cell>
          <table:table-cell office:value-type="string" calcext:value-type="string">
            <text:p>Bếp chỉ có 3 chế độ chỉnh nhiệt độ (theo số chẵn 20-40-60...), thời gian và công suất, chiên đồ rất khó, dễ bị cháy, bật bếp nấu tiếng ồn lớn</text:p>
          </table:table-cell>
        </table:table-row>
        <table:table-row table:style-name="ro1">
          <table:table-cell office:value-type="string" calcext:value-type="string">
            <text:p>width: 60%;</text:p>
          </table:table-cell>
          <table:table-cell office:value-type="string" calcext:value-type="string">
            <text:p>Bếp chạy tốt,nấu nhanh .Điểm trừ là ồn,kêu khá to,nồi đi kèm thì mỏng dễ bị cháy</text:p>
          </table:table-cell>
        </table:table-row>
        <table:table-row table:style-name="ro1">
          <table:table-cell office:value-type="string" calcext:value-type="string">
            <text:p>width: 60%;</text:p>
          </table:table-cell>
          <table:table-cell office:value-type="string" calcext:value-type="string">
            <text:p>Bếp chạy ổn, cảm ứng nhạy nhưng hay tự động ngắt giữa chừng. Nói chung tạm được so với giá thành</text:p>
          </table:table-cell>
        </table:table-row>
        <table:table-row table:style-name="ro1">
          <table:table-cell office:value-type="string" calcext:value-type="string">
            <text:p>width: 60%;</text:p>
          </table:table-cell>
          <table:table-cell office:value-type="string" calcext:value-type="string">
            <text:p>bếp bị nứt kiếng , 1 bên lửa kêu bụp bụp khi vặn lớn là sao</text:p>
          </table:table-cell>
        </table:table-row>
        <table:table-row table:style-name="ro1">
          <table:table-cell office:value-type="string" calcext:value-type="string">
            <text:p>width: 60%;</text:p>
          </table:table-cell>
          <table:table-cell office:value-type="string" calcext:value-type="string">
            <text:p>bếp bị bấp bênh. mong tiki để ý hơn khi giao hàng</text:p>
          </table:table-cell>
        </table:table-row>
        <table:table-row table:style-name="ro2">
          <table:table-cell office:value-type="string" calcext:value-type="string">
            <text:p>width: 60%;</text:p>
          </table:table-cell>
          <table:table-cell office:value-type="string" calcext:value-type="string">
            <text:p>Bếp bắt nhiệt tốt, chất lượng ổn. Dùng tốt hay không cũng cần phải có thời gian đánh giá</text:p>
            <text:p>Tuy nhiên điểm trừ là nồi lẩu tặng kèm bị móp méo không ưng ý</text:p>
            <text:p>Nhân viên giao hàng nhiệt tình</text:p>
          </table:table-cell>
        </table:table-row>
        <table:table-row table:style-name="ro1">
          <table:table-cell office:value-type="string" calcext:value-type="string">
            <text:p>width: 60%;</text:p>
          </table:table-cell>
          <table:table-cell office:value-type="string" calcext:value-type="string">
            <text:p>Bếp bấm vẫn lên. Chuyển chế độ vẫn đc. Đặt nồi lên thì kêu to rì rì và không nóng. Hàng chính hẵng thế này dùng đc không lâu lắm.</text:p>
          </table:table-cell>
        </table:table-row>
        <table:table-row table:style-name="ro1">
          <table:table-cell office:value-type="string" calcext:value-type="string">
            <text:p>width: 60%;</text:p>
          </table:table-cell>
          <table:table-cell office:value-type="string" calcext:value-type="string">
            <text:p>Bên trong là made in China, bên ngoài hộp là Indonesia??? Vậy cuối cùng xuất xứ ở đâu vậy Tiki?</text:p>
          </table:table-cell>
        </table:table-row>
        <table:table-row table:style-name="ro1">
          <table:table-cell office:value-type="string" calcext:value-type="string">
            <text:p>width: 60%;</text:p>
          </table:table-cell>
          <table:table-cell office:value-type="string" calcext:value-type="string">
            <text:p>Bên tiki giao thiếu thanh Ag+</text:p>
          </table:table-cell>
        </table:table-row>
        <table:table-row table:style-name="ro1">
          <table:table-cell office:value-type="string" calcext:value-type="string">
            <text:p>width: 60%;</text:p>
          </table:table-cell>
          <table:table-cell office:value-type="string" calcext:value-type="string">
            <text:p>Bên ngoài thì sản phẩm đẹp, chắc chắn. Nhưng nếu trục trặc thì ko biết có được bảo hành ko? Hay là bảo hành như thế nào. Vì phiếu thì trống trơn ko có ghi gì hết. Địa chỉ trên phiếu thì toàn Hà Nội với xa xa ko. Mình thì ở tp.HCM</text:p>
          </table:table-cell>
        </table:table-row>
        <table:table-row table:style-name="ro4">
          <table:table-cell office:value-type="string" calcext:value-type="string">
            <text:p>width: 60%;</text:p>
          </table:table-cell>
          <table:table-cell office:value-type="string" calcext:value-type="string">
            <text:p>Bên ngoài thì  được đóng gói cẩn thận nhưng khi mở ra thì hộp đựng bên trong đã bị móp mếu, giống hàng đã qua sử dụng! Nghe thì nó cứ vang vang sao ấy! Ko biết có fai do lúc mình mua giảm giá hôm 11.11 nên bị vậy ko? Do mình đọc feedback thấy mn khen nhìu!</text:p>
            <text:p>Nhưng tóm lại với giá tiền lúc sale thì cũng tạm chấp nhận.</text:p>
          </table:table-cell>
        </table:table-row>
        <table:table-row table:style-name="ro1">
          <table:table-cell office:value-type="string" calcext:value-type="string">
            <text:p>width: 60%;</text:p>
          </table:table-cell>
          <table:table-cell office:value-type="string" calcext:value-type="string">
            <text:p>bên ngoài nhìn hơi cũ giống như hàng đã trưng bày rồi, máy hoạt động hơi yếu</text:p>
          </table:table-cell>
        </table:table-row>
        <table:table-row table:style-name="ro1">
          <table:table-cell office:value-type="string" calcext:value-type="string">
            <text:p>width: 60%;</text:p>
          </table:table-cell>
          <table:table-cell office:value-type="string" calcext:value-type="string">
            <text:p>Bên mình có bán thêm ly không lở may bị bể thì còn có cái mà dùng</text:p>
          </table:table-cell>
        </table:table-row>
        <table:table-row table:style-name="ro1">
          <table:table-cell office:value-type="string" calcext:value-type="string">
            <text:p>width: 60%;</text:p>
          </table:table-cell>
          <table:table-cell office:value-type="string" calcext:value-type="string">
            <text:p>Bên mình có bán ruột riêng ko bạn</text:p>
          </table:table-cell>
        </table:table-row>
        <table:table-row table:style-name="ro1">
          <table:table-cell office:value-type="string" calcext:value-type="string">
            <text:p>width: 60%;</text:p>
          </table:table-cell>
          <table:table-cell office:value-type="string" calcext:value-type="string">
            <text:p>bể tè le chắc do vận chuyển . nên hơi buồn đó mọi người</text:p>
          </table:table-cell>
        </table:table-row>
        <table:table-row table:style-name="ro1">
          <table:table-cell office:value-type="string" calcext:value-type="string">
            <text:p>width: 60%;</text:p>
          </table:table-cell>
          <table:table-cell office:value-type="string" calcext:value-type="string">
            <text:p>Bé quá, kg phù hợp, làm vào nồi khó cho vào lọ nhỏ.</text:p>
          </table:table-cell>
        </table:table-row>
        <table:table-row table:style-name="ro4">
          <table:table-cell office:value-type="string" calcext:value-type="string">
            <text:p>width: 60%;</text:p>
          </table:table-cell>
          <table:table-cell office:value-type="string" calcext:value-type="string">
            <text:p>Bề mặt vỏ bên ngoài chưa hoàn hảo</text:p>
            <text:p>Chất lượng tàm tạm</text:p>
          </table:table-cell>
        </table:table-row>
        <table:table-row table:style-name="ro1">
          <table:table-cell office:value-type="string" calcext:value-type="string">
            <text:p>width: 60%;</text:p>
          </table:table-cell>
          <table:table-cell office:value-type="string" calcext:value-type="string">
            <text:p>Bé hơn mình tưởng</text:p>
          </table:table-cell>
        </table:table-row>
        <table:table-row table:style-name="ro1">
          <table:table-cell office:value-type="string" calcext:value-type="string">
            <text:p>width: 60%;</text:p>
          </table:table-cell>
          <table:table-cell office:value-type="string" calcext:value-type="string">
            <text:p>bay cao quá, điều khiển không ăn khớp, không hài lòng</text:p>
          </table:table-cell>
        </table:table-row>
        <table:table-row table:style-name="ro1">
          <table:table-cell office:value-type="string" calcext:value-type="string">
            <text:p>width: 60%;</text:p>
          </table:table-cell>
          <table:table-cell office:value-type="string" calcext:value-type="string">
            <text:p>Bắt wifi yếu lắm các bạn ạ. Thỉnh thoảng load trình duyệt nó làm máy treo luôn vị quá chậm. Mình dùng máy case nên lắp tạm đề phòng dây dợ có vấn đề thôi</text:p>
          </table:table-cell>
        </table:table-row>
        <table:table-row table:style-name="ro1">
          <table:table-cell office:value-type="string" calcext:value-type="string">
            <text:p>width: 60%;</text:p>
          </table:table-cell>
          <table:table-cell office:value-type="string" calcext:value-type="string">
            <text:p>Bắt wifi chập trờn, loa ngoài dè. Cam thì nét nhưng mầu không chuẩn. Hình thức tạm được. Chất lượng tạm được so với tầm giá gần 300k.</text:p>
          </table:table-cell>
        </table:table-row>
        <table:table-row table:style-name="ro1">
          <table:table-cell office:value-type="string" calcext:value-type="string">
            <text:p>width: 60%;</text:p>
          </table:table-cell>
          <table:table-cell office:value-type="string" calcext:value-type="string">
            <text:p>Bất tiện, quạt không có đầu cắm điện, chỉ có dây nối</text:p>
          </table:table-cell>
        </table:table-row>
        <table:table-row table:style-name="ro1">
          <table:table-cell office:value-type="string" calcext:value-type="string">
            <text:p>width: 60%;</text:p>
          </table:table-cell>
          <table:table-cell office:value-type="string" calcext:value-type="string">
            <text:p>bật nút vỏ của tai nghe không lên . Sản phẩm chưa tốt</text:p>
          </table:table-cell>
        </table:table-row>
        <table:table-row table:style-name="ro1">
          <table:table-cell office:value-type="string" calcext:value-type="string">
            <text:p>width: 60%;</text:p>
          </table:table-cell>
          <table:table-cell office:value-type="string" calcext:value-type="string">
            <text:p>Bật máy lên rú rất to. Cứ một lúc lại rú lên. Tạm được!!!</text:p>
          </table:table-cell>
        </table:table-row>
        <table:table-row table:style-name="ro1">
          <table:table-cell office:value-type="string" calcext:value-type="string">
            <text:p>width: 60%;</text:p>
          </table:table-cell>
          <table:table-cell office:value-type="string" calcext:value-type="string">
            <text:p>Bật chế độ yaour để cả đêm không thấy nóng vậy, sờ đáy thấy ấm nhẹ. Mình muốn trả hàng.</text:p>
          </table:table-cell>
        </table:table-row>
        <table:table-row table:style-name="ro1">
          <table:table-cell office:value-type="string" calcext:value-type="string">
            <text:p>width: 60%;</text:p>
          </table:table-cell>
          <table:table-cell office:value-type="string" calcext:value-type="string">
            <text:p>Bass tệ quá sức tưởng tượng,Bass tệ quá sức tưởng tượng,Bass tệ quá sức tưởng tượng,Bass tệ quá sức tưởng tượng,Bass tệ quá sức tưởng tượng,</text:p>
          </table:table-cell>
        </table:table-row>
        <table:table-row table:style-name="ro1">
          <table:table-cell office:value-type="string" calcext:value-type="string">
            <text:p>width: 60%;</text:p>
          </table:table-cell>
          <table:table-cell office:value-type="string" calcext:value-type="string">
            <text:p>Bass hơi yếu, tuy nhiên giá này thì không thể đòi hỏi nhiều hơn được.</text:p>
          </table:table-cell>
        </table:table-row>
        <table:table-row table:style-name="ro1">
          <table:table-cell office:value-type="string" calcext:value-type="string">
            <text:p>width: 60%;</text:p>
          </table:table-cell>
          <table:table-cell office:value-type="string" calcext:value-type="string">
            <text:p>Bass đanh lấn hết treb và mid. Phù hợp với xem phim hơn là nghe nhạc.</text:p>
          </table:table-cell>
        </table:table-row>
        <table:table-row table:style-name="ro1">
          <table:table-cell office:value-type="string" calcext:value-type="string">
            <text:p>width: 60%;</text:p>
          </table:table-cell>
          <table:table-cell office:value-type="string" calcext:value-type="string">
            <text:p>bảo là Full HD mà chỉ đk HD quá chán. nên xem xét lại tiki</text:p>
          </table:table-cell>
        </table:table-row>
        <table:table-row table:style-name="ro1">
          <table:table-cell office:value-type="string" calcext:value-type="string">
            <text:p>width: 60%;</text:p>
          </table:table-cell>
          <table:table-cell office:value-type="string" calcext:value-type="string">
            <text:p>Bảo hành điện tử mà bắt người dùng phải gọi đến tổng đài để lấy thông tin model và serial number, ngày mua hàng. Theo mình là hơi bất cấp, mua bán online thì tiki phải làm việc với bên nhà cung cấp về vấn đề này. Đánh giá 3 sao về dịch vụ. Mình gọi lên tổng đài mấy lần đều chưa đưa thông tin được. Về chất lượng bếp thì chưa dùng qua chưa đánh giá hết. Nhưng nhìn khá ok.</text:p>
          </table:table-cell>
        </table:table-row>
        <table:table-row table:style-name="ro1">
          <table:table-cell office:value-type="string" calcext:value-type="string">
            <text:p>width: 60%;</text:p>
          </table:table-cell>
          <table:table-cell office:value-type="string" calcext:value-type="string">
            <text:p>bảo hành 12thag minhbmua xài khoảng 2thag nay máy bị cháy môtơ ko hoạt động dc thì có dc bh ko b</text:p>
          </table:table-cell>
        </table:table-row>
        <table:table-row table:style-name="ro1">
          <table:table-cell office:value-type="string" calcext:value-type="string">
            <text:p>width: 60%;</text:p>
          </table:table-cell>
          <table:table-cell office:value-type="string" calcext:value-type="string">
            <text:p>Bảo giảm giá nhưng cũng chỉ là giá trị thực tế thôi. Bé như mắt muỗi. K biết nướng j cho vừa cái lò</text:p>
          </table:table-cell>
        </table:table-row>
        <table:table-row table:style-name="ro1">
          <table:table-cell office:value-type="string" calcext:value-type="string">
            <text:p>width: 60%;</text:p>
          </table:table-cell>
          <table:table-cell office:value-type="string" calcext:value-type="string">
            <text:p>bao đựng đã bị rạch và thẻ nhớ đã được lấy ra trước đó, ko biết thẻ nhớ có bị đổi hay làm gì ko</text:p>
          </table:table-cell>
        </table:table-row>
        <table:table-row table:style-name="ro1">
          <table:table-cell office:value-type="string" calcext:value-type="string">
            <text:p>width: 60%;</text:p>
          </table:table-cell>
          <table:table-cell office:value-type="string" calcext:value-type="string">
            <text:p>Bao da không giống trong ảnh( về thiết kế mặt sau) màu thì giống, mọi người tham khảo nhé và so sánh hai ảnh của mình so với ảnh của shop</text:p>
          </table:table-cell>
        </table:table-row>
        <table:table-row table:style-name="ro1">
          <table:table-cell office:value-type="string" calcext:value-type="string">
            <text:p>width: 60%;</text:p>
          </table:table-cell>
          <table:table-cell office:value-type="string" calcext:value-type="string">
            <text:p>Bao da không có nam châm nên khi gập lại không đóng ipad</text:p>
          </table:table-cell>
        </table:table-row>
        <table:table-row table:style-name="ro2">
          <table:table-cell office:value-type="string" calcext:value-type="string">
            <text:p>width: 60%;</text:p>
          </table:table-cell>
          <table:table-cell office:value-type="string" calcext:value-type="string">
            <text:p>Bao da bị lỗi hở phía đầu dưới như hình đính kèm</text:p>
            <text:p>Nhìn không thẩm mỹ</text:p>
            <text:p>Trường hợp này giải quyết thế nào đây shop và Tiki</text:p>
          </table:table-cell>
        </table:table-row>
        <table:table-row table:style-name="ro1">
          <table:table-cell office:value-type="string" calcext:value-type="string">
            <text:p>width: 60%;</text:p>
          </table:table-cell>
          <table:table-cell office:value-type="string" calcext:value-type="string">
            <text:p>Bao bì ok, nhưng ko hiểu sao vẫn có 1 thanh bị móp, đọc comment rất nhiều ng bị móp giống mình? Cùng vị trí, cùng độ dài, cùng kiểu móp?!</text:p>
          </table:table-cell>
        </table:table-row>
        <table:table-row table:style-name="ro1">
          <table:table-cell office:value-type="string" calcext:value-type="string">
            <text:p>width: 60%;</text:p>
          </table:table-cell>
          <table:table-cell office:value-type="string" calcext:value-type="string">
            <text:p>Bao bì nhàu nát, bẩn, giá cao hơn so với bên Shopee</text:p>
          </table:table-cell>
        </table:table-row>
        <table:table-row table:style-name="ro1">
          <table:table-cell office:value-type="string" calcext:value-type="string">
            <text:p>width: 60%;</text:p>
          </table:table-cell>
          <table:table-cell office:value-type="string" calcext:value-type="string">
            <text:p>Bao bền đẹp, tiếc là lỡ chọn màu hồng bám bẩn là lộ.</text:p>
          </table:table-cell>
        </table:table-row>
        <table:table-row table:style-name="ro4">
          <table:table-cell office:value-type="string" calcext:value-type="string">
            <text:p>width: 60%;</text:p>
          </table:table-cell>
          <table:table-cell office:value-type="string" calcext:value-type="string">
            <text:p>Bàn ủi tốt, vào nhiệt nhanh, nhỏ gọn thích hợp cho người dùng </text:p>
            <text:p>Hãng uy tín chất lượng</text:p>
          </table:table-cell>
        </table:table-row>
        <table:table-row table:style-name="ro1">
          <table:table-cell office:value-type="string" calcext:value-type="string">
            <text:p>width: 60%;</text:p>
          </table:table-cell>
          <table:table-cell office:value-type="string" calcext:value-type="string">
            <text:p>bàn ủi nóng lâu.nói chung là không như mong đợi của mình, ko cẩn thận là cháy đồ</text:p>
          </table:table-cell>
        </table:table-row>
        <table:table-row table:style-name="ro1">
          <table:table-cell office:value-type="string" calcext:value-type="string">
            <text:p>width: 60%;</text:p>
          </table:table-cell>
          <table:table-cell office:value-type="string" calcext:value-type="string">
            <text:p>Bàn ủi nhìn cứ thô thô sao ý, với mứac giá 130k là mắc</text:p>
          </table:table-cell>
        </table:table-row>
        <table:table-row table:style-name="ro1">
          <table:table-cell office:value-type="string" calcext:value-type="string">
            <text:p>width: 60%;</text:p>
          </table:table-cell>
          <table:table-cell office:value-type="string" calcext:value-type="string">
            <text:p>Bàn ủi nhẹ, khi là phải ấn. Ko khuyến nghị mua.</text:p>
          </table:table-cell>
        </table:table-row>
        <table:table-row table:style-name="ro1">
          <table:table-cell office:value-type="string" calcext:value-type="string">
            <text:p>width: 60%;</text:p>
          </table:table-cell>
          <table:table-cell office:value-type="string" calcext:value-type="string">
            <text:p>Bàn ủi mình đã sử dụng nhưng sao mặt ủi nó không trơn láng êm tay mà nó xừng xứng dít dít tay nên ủi không thoải mái lắm. Nó dit dít nên không thích lắm như những cái đã sử dụng trước đây. Nếu đổi được thì đổi dùm mình với.</text:p>
          </table:table-cell>
        </table:table-row>
        <table:table-row table:style-name="ro1">
          <table:table-cell office:value-type="string" calcext:value-type="string">
            <text:p>width: 60%;</text:p>
          </table:table-cell>
          <table:table-cell office:value-type="string" calcext:value-type="string">
            <text:p>Bàn ủi khá nặng và to nếu mang đi du lịch sẽ chiếm diện tích lớn, cầm rất mỏi tay.</text:p>
          </table:table-cell>
        </table:table-row>
        <table:table-row table:style-name="ro1">
          <table:table-cell office:value-type="string" calcext:value-type="string">
            <text:p>width: 60%;</text:p>
          </table:table-cell>
          <table:table-cell office:value-type="string" calcext:value-type="string">
            <text:p>Bàn ủi dễ sử dụng, xài tốt, nhưng điểm trừ là hộc chứa nước nhỏ, bất tiện khi muốn vệ sinh hay chế nước vào. ủi được 1-2 cái áo/quần là hết nước.</text:p>
          </table:table-cell>
        </table:table-row>
        <table:table-row table:style-name="ro1">
          <table:table-cell office:value-type="string" calcext:value-type="string">
            <text:p>width: 60%;</text:p>
          </table:table-cell>
          <table:table-cell office:value-type="string" calcext:value-type="string">
            <text:p>Bàn ủi có thiết kế đẹp, nhỏ gọn, nhẹ ,dễ di chuyên khi thao tác vì không dây, nhược điểm là độ tích điện không lâu, chỉ ủi được <text:s/>khoảng 1 phút là phải c ắm lại vào đế sạc mới ủi tiếp được</text:p>
          </table:table-cell>
        </table:table-row>
        <table:table-row table:style-name="ro1">
          <table:table-cell office:value-type="string" calcext:value-type="string">
            <text:p>width: 60%;</text:p>
          </table:table-cell>
          <table:table-cell office:value-type="string" calcext:value-type="string">
            <text:p>Bàn ủi có chảy nước ở đầu ủi, k ủi ly được nha</text:p>
          </table:table-cell>
        </table:table-row>
        <table:table-row table:style-name="ro1">
          <table:table-cell office:value-type="string" calcext:value-type="string">
            <text:p>width: 60%;</text:p>
          </table:table-cell>
          <table:table-cell office:value-type="string" calcext:value-type="string">
            <text:p>Bàn ủi bị chảy nước, nóng lên chừng 3’ thì mùi nhựa rất hôi và bàn ủi bị nóng. Ủi cũng ko thật sự hiệu quả.</text:p>
          </table:table-cell>
        </table:table-row>
        <table:table-row table:style-name="ro1">
          <table:table-cell office:value-type="string" calcext:value-type="string">
            <text:p>width: 60%;</text:p>
          </table:table-cell>
          <table:table-cell office:value-type="string" calcext:value-type="string">
            <text:p>Bàn phím thì tốt. Nhưng chuột quá nhanh hết pin, cứ tầm 2-3 tuần lại phải thay pin, tốn kém quá. Chuột hỏng Gọi tiki bảo hành mà đến 1 tuần sau mới thấy liên lạc lại. Lúc ấy thì mình đã mua chuột khác dùng rồi nên chán chả buồn gửi đi Bh nữa</text:p>
          </table:table-cell>
        </table:table-row>
        <table:table-row table:style-name="ro1">
          <table:table-cell office:value-type="string" calcext:value-type="string">
            <text:p>width: 60%;</text:p>
          </table:table-cell>
          <table:table-cell office:value-type="string" calcext:value-type="string">
            <text:p>bàn phím ổn, có điều chuột nhanh hư. đánh giá chất lượng trung bình khá</text:p>
          </table:table-cell>
        </table:table-row>
        <table:table-row table:style-name="ro1">
          <table:table-cell office:value-type="string" calcext:value-type="string">
            <text:p>width: 60%;</text:p>
          </table:table-cell>
          <table:table-cell office:value-type="string" calcext:value-type="string">
            <text:p>Bàn phím dùng khá ok, nhưng ko hiểu sao lúc nhận hàng thì keo dán ở hộp đã bị rọc ra ở 2 bên rồi?</text:p>
          </table:table-cell>
        </table:table-row>
        <table:table-row table:style-name="ro1">
          <table:table-cell office:value-type="string" calcext:value-type="string">
            <text:p>width: 60%;</text:p>
          </table:table-cell>
          <table:table-cell office:value-type="string" calcext:value-type="string">
            <text:p>bàn phím chất lượng không tốt, 1 số nút bị liệt, đèn led chỉ có 1 chế độ, không đáng 100k</text:p>
          </table:table-cell>
        </table:table-row>
        <table:table-row table:style-name="ro1">
          <table:table-cell office:value-type="string" calcext:value-type="string">
            <text:p>width: 60%;</text:p>
          </table:table-cell>
          <table:table-cell office:value-type="string" calcext:value-type="string">
            <text:p>bạn ơi sản phẩm bên mình giao thiếu mục số 2. giao lại cho mình số 2 nhé</text:p>
          </table:table-cell>
        </table:table-row>
        <table:table-row table:style-name="ro1">
          <table:table-cell office:value-type="string" calcext:value-type="string">
            <text:p>width: 60%;</text:p>
          </table:table-cell>
          <table:table-cell office:value-type="string" calcext:value-type="string">
            <text:p>Bạn ơi mình ấn nhầm sản phẩm bạn huỷ hộ mình nhé cảm ơn</text:p>
          </table:table-cell>
        </table:table-row>
        <table:table-row table:style-name="ro1">
          <table:table-cell office:value-type="string" calcext:value-type="string">
            <text:p>width: 60%;</text:p>
          </table:table-cell>
          <table:table-cell office:value-type="string" calcext:value-type="string">
            <text:p>bạn ơi cho mình hỏi sao size bếp của mình ko giống với thông tin size trên web vậy bạn?</text:p>
          </table:table-cell>
        </table:table-row>
        <table:table-row table:style-name="ro1">
          <table:table-cell office:value-type="string" calcext:value-type="string">
            <text:p>width: 60%;</text:p>
          </table:table-cell>
          <table:table-cell office:value-type="string" calcext:value-type="string">
            <text:p>Bạn ơi cho mình hỏi Mình có mua bên bạn lò vi sóng này hồi tháng 4/2020 nhưng hiện tại chức năng rả đông bị lỗi khg <text:s/>sử dụng được ( mình chưa sử dụng chức năng này lần nào) chỉ dùng hâm nóng thức ăn thôi ạh) vậy cách thức bảo hành như thế nào ạh</text:p>
          </table:table-cell>
        </table:table-row>
        <table:table-row table:style-name="ro1">
          <table:table-cell office:value-type="string" calcext:value-type="string">
            <text:p>width: 60%;</text:p>
          </table:table-cell>
          <table:table-cell office:value-type="string" calcext:value-type="string">
            <text:p>bạn ơi <text:s/>mình mới nhận hàng rồi 3 chiếc <text:s/>nhưng sao 1 chiếc nó cứ sáng đèn <text:s/>vậy nhỉ</text:p>
          </table:table-cell>
        </table:table-row>
        <table:table-row table:style-name="ro2">
          <table:table-cell office:value-type="string" calcext:value-type="string">
            <text:p>width: 60%;</text:p>
          </table:table-cell>
          <table:table-cell office:value-type="string" calcext:value-type="string">
            <text:p>bán ổ cứng nhỏ xíu đặt trong vào 1 cái hộp to mà ko chèn chặt thì có thể coi là VÔ TRÁCH NHIỆM vơí người sản xuất và khách hàng.</text:p>
            <text:p/>
            <text:p>hàng có tem SPC</text:p>
          </table:table-cell>
        </table:table-row>
        <table:table-row table:style-name="ro1">
          <table:table-cell office:value-type="string" calcext:value-type="string">
            <text:p>width: 60%;</text:p>
          </table:table-cell>
          <table:table-cell office:value-type="string" calcext:value-type="string">
            <text:p>ban ngày thì được nhưng ban đêm thì vô cùng kém</text:p>
          </table:table-cell>
        </table:table-row>
        <table:table-row table:style-name="ro1">
          <table:table-cell office:value-type="string" calcext:value-type="string">
            <text:p>width: 60%;</text:p>
          </table:table-cell>
          <table:table-cell office:value-type="string" calcext:value-type="string">
            <text:p>ban ngày quay tốt nhưng đêm thì không ổn lắm</text:p>
          </table:table-cell>
        </table:table-row>
        <table:table-row table:style-name="ro1">
          <table:table-cell office:value-type="string" calcext:value-type="string">
            <text:p>width: 60%;</text:p>
          </table:table-cell>
          <table:table-cell office:value-type="string" calcext:value-type="string">
            <text:p>ban ngày hình ảnh đẹp, tối thiếu ánh sáng quay hình ảnh yếu, chế độ màu ban đêm thiếu sáng camera tự bật đèn lên gây ảnh hưởng và lộ nên ko tiện dụng lắm. camera có màu ban đêm nhưng ko có tem màu trên SP.. ko biết có phải là hàng chính hãng ko..</text:p>
          </table:table-cell>
        </table:table-row>
        <table:table-row table:style-name="ro1">
          <table:table-cell office:value-type="string" calcext:value-type="string">
            <text:p>width: 60%;</text:p>
          </table:table-cell>
          <table:table-cell office:value-type="string" calcext:value-type="string">
            <text:p>Bản này không có tiếng Anh. Nên cân nhắc khi đặt hàng.</text:p>
          </table:table-cell>
        </table:table-row>
        <table:table-row table:style-name="ro1">
          <table:table-cell office:value-type="string" calcext:value-type="string">
            <text:p>width: 60%;</text:p>
          </table:table-cell>
          <table:table-cell office:value-type="string" calcext:value-type="string">
            <text:p>Bạn nào mua rồi chụp dùm mình xem mâm nhiệt lớn hay nhỏ được kg ạ?vì mình đang sử dụng 1 cái,mâm nhiệt to hết đáy nồi,còn đi xem ở siêu thị thì mâm nhiệt chỉ 2/3 đáy nồi.</text:p>
          </table:table-cell>
        </table:table-row>
        <table:table-row table:style-name="ro1">
          <table:table-cell office:value-type="string" calcext:value-type="string">
            <text:p>width: 60%;</text:p>
          </table:table-cell>
          <table:table-cell office:value-type="string" calcext:value-type="string">
            <text:p>Bàn là nóng, là tốt nhưng Nhưng cũng không chắc chắn như mình nghĩ!</text:p>
          </table:table-cell>
        </table:table-row>
        <table:table-row table:style-name="ro1">
          <table:table-cell office:value-type="string" calcext:value-type="string">
            <text:p>width: 60%;</text:p>
          </table:table-cell>
          <table:table-cell office:value-type="string" calcext:value-type="string">
            <text:p>Ban gửi còn thiếu hai con bulon vặn chân đế camera</text:p>
          </table:table-cell>
        </table:table-row>
        <table:table-row table:style-name="ro1">
          <table:table-cell office:value-type="string" calcext:value-type="string">
            <text:p>width: 60%;</text:p>
          </table:table-cell>
          <table:table-cell office:value-type="string" calcext:value-type="string">
            <text:p>Ban đầu sử dụng thấy kính dầy và chắc chắn, dán dễ dàng. Ưng ý ở khoản dán và độ dầy.</text:p>
          </table:table-cell>
        </table:table-row>
        <table:table-row table:style-name="ro2">
          <table:table-cell office:value-type="string" calcext:value-type="string">
            <text:p>width: 60%;</text:p>
          </table:table-cell>
          <table:table-cell office:value-type="string" calcext:value-type="string">
            <text:p>Ban đầu nhận thấy ổn, nhưng sử dụng rồi thì thấy dởm. Đúng tiền nào của đó.</text:p>
            <text:p>Chân chống yếu, khớp xoay cứng, thanh trụ mỗi lần mở chân ra bị sứt keo, rớt hẳn ra ngoài, ba thanh ngang thường xuyên sứt ra (mặc dù gắn lại đc nhưng bất tiện).</text:p>
            <text:p>Giờ phải mua keo dán thanh trụ lại, ko là mở chân trụ là bị rớt ra ngoài!</text:p>
          </table:table-cell>
        </table:table-row>
        <table:table-row table:style-name="ro1">
          <table:table-cell office:value-type="string" calcext:value-type="string">
            <text:p>width: 60%;</text:p>
          </table:table-cell>
          <table:table-cell office:value-type="string" calcext:value-type="string">
            <text:p>Ban đầu dùng thích, nấu nhanh. Nhưng dùng đc mấy tháng đã hỏng, có vào điện mà ko lên áp suất nên đã vứt đi từ lâu rùi</text:p>
          </table:table-cell>
        </table:table-row>
        <table:table-row table:style-name="ro1">
          <table:table-cell office:value-type="string" calcext:value-type="string">
            <text:p>width: 60%;</text:p>
          </table:table-cell>
          <table:table-cell office:value-type="string" calcext:value-type="string">
            <text:p>Bài giới thiệu tầm 1 tiếng thì nồi sẽ sủi nhẹ? Mà mình đun mãi ko thấy sôi. Mà không biết phải bảo hành sp thế nào nữa.</text:p>
          </table:table-cell>
        </table:table-row>
        <table:table-row table:style-name="ro1">
          <table:table-cell office:value-type="string" calcext:value-type="string">
            <text:p>width: 60%;</text:p>
          </table:table-cell>
          <table:table-cell office:value-type="string" calcext:value-type="string">
            <text:p>Bác nào mua về thì để hai cái khau tránh xa nhau ra nhé. Lỡ dính vào nhau thế này thì tìm mọi cách gỡ cũng không ra được đâu ?</text:p>
          </table:table-cell>
        </table:table-row>
        <table:table-row table:style-name="ro1">
          <table:table-cell office:value-type="string" calcext:value-type="string">
            <text:p>width: 60%;</text:p>
          </table:table-cell>
          <table:table-cell office:value-type="string" calcext:value-type="string">
            <text:p>Bậc Mic từ Điện thoại bị hú và Cam không có tự động quay và tự động lưu 24/7. <text:s/>Shop gửi hướng dẫn giúp.</text:p>
          </table:table-cell>
        </table:table-row>
        <table:table-row table:style-name="ro1">
          <table:table-cell office:value-type="string" calcext:value-type="string">
            <text:p>width: 60%;</text:p>
          </table:table-cell>
          <table:table-cell office:value-type="string" calcext:value-type="string">
            <text:p>Bã còn nhiều nước chứ không khô, chứng tỏ hiệu năng của máy không cao.</text:p>
          </table:table-cell>
        </table:table-row>
        <table:table-row table:style-name="ro1">
          <table:table-cell office:value-type="string" calcext:value-type="string">
            <text:p>width: 60%;</text:p>
          </table:table-cell>
          <table:table-cell office:value-type="string" calcext:value-type="string">
            <text:p>Bã còn nhiều nên phải lọc lại, khó vệ sinh sạch hoàn toàn</text:p>
          </table:table-cell>
        </table:table-row>
        <table:table-row table:style-name="ro1">
          <table:table-cell office:value-type="string" calcext:value-type="string">
            <text:p>width: 60%;</text:p>
          </table:table-cell>
          <table:table-cell office:value-type="string" calcext:value-type="string">
            <text:p>b cho m hỏi. sao cam này ko có người mà đèn nó tự bật sáng liên tục là sao ạ</text:p>
          </table:table-cell>
        </table:table-row>
        <table:table-row table:style-name="ro1">
          <table:table-cell office:value-type="string" calcext:value-type="string">
            <text:p>width: 60%;</text:p>
          </table:table-cell>
          <table:table-cell office:value-type="string" calcext:value-type="string">
            <text:p>asdasdasdasdasdwqewqqqqqqqqqqqqqqqqqqqqqqqqqqqqqqqqqqqqqqqqqqqqqqqqqqqqqqqqqqqqqqqqqqqqqqqqqqqq</text:p>
          </table:table-cell>
        </table:table-row>
        <table:table-row table:style-name="ro1">
          <table:table-cell office:value-type="string" calcext:value-type="string">
            <text:p>width: 60%;</text:p>
          </table:table-cell>
          <table:table-cell office:value-type="string" calcext:value-type="string">
            <text:p>Áp xuất ra không tốt như mong đợi. Được cái tiện vì không phải thay nước liện tục</text:p>
          </table:table-cell>
        </table:table-row>
        <table:table-row table:style-name="ro1">
          <table:table-cell office:value-type="string" calcext:value-type="string">
            <text:p>width: 60%;</text:p>
          </table:table-cell>
          <table:table-cell office:value-type="string" calcext:value-type="string">
            <text:p>Anker là thương hiệu nổi tiếng, giá cũng cao, thấy ghi bảo hành 18 tháng mà mình mới mua hồi tháng 9/2018 ở tiki, giờ là tháng 8/2019 mà đã muốn hư rồi, lúc vô điện lúc không. Sạc ipad một chút lại báo “đang không sạc”, đổi dây khác thì ok. Cái miếng kim loại ghi chữ anker ở gần đầu cắm lightning thì đã rớt mất sau 1 tháng sử dụng. Chỉ được cái là dây đẹp, dài, quá trình xài gần 1 năm ok nhưng không bền, chưa tới 1 năm đã trục trặc rồi.</text:p>
          </table:table-cell>
        </table:table-row>
        <table:table-row table:style-name="ro1">
          <table:table-cell office:value-type="string" calcext:value-type="string">
            <text:p>width: 60%;</text:p>
          </table:table-cell>
          <table:table-cell office:value-type="string" calcext:value-type="string">
            <text:p>Ảnh sản phẩm thì rõ nút nhiệt độ max 250, bao bì cũng. 250 độ nhưng thực tế núm vặn max chỉ 230 độ. Thấy hơi sai.</text:p>
          </table:table-cell>
        </table:table-row>
        <table:table-row table:style-name="ro1">
          <table:table-cell office:value-type="string" calcext:value-type="string">
            <text:p>width: 60%;</text:p>
          </table:table-cell>
          <table:table-cell office:value-type="string" calcext:value-type="string">
            <text:p>Ảnh hồng ngoại rất mờ, ko hiểu smart night ở đâu.....</text:p>
          </table:table-cell>
        </table:table-row>
        <table:table-row table:style-name="ro1">
          <table:table-cell office:value-type="string" calcext:value-type="string">
            <text:p>width: 60%;</text:p>
          </table:table-cell>
          <table:table-cell office:value-type="string" calcext:value-type="string">
            <text:p>Ấn tượng đầu tiên là mẫu mã, thiết kế đẹp mắt, sang trọng. Âm thanh nghe cũng tương đối so với mức giá như thế này thì cũng ok rồi. Tuy nhiên, mình kết nối với điện thoại nghe thì không sao, khi kết nối vào laptop thì lại bị rè :(</text:p>
          </table:table-cell>
        </table:table-row>
        <table:table-row table:style-name="ro1">
          <table:table-cell office:value-type="string" calcext:value-type="string">
            <text:p>width: 60%;</text:p>
          </table:table-cell>
          <table:table-cell office:value-type="string" calcext:value-type="string">
            <text:p>Ấm xài vài hôm bị hư công tăc nấu, nấu nước chưa sôi công tắc đã nhảy</text:p>
          </table:table-cell>
        </table:table-row>
        <table:table-row table:style-name="ro1">
          <table:table-cell office:value-type="string" calcext:value-type="string">
            <text:p>width: 60%;</text:p>
          </table:table-cell>
          <table:table-cell office:value-type="string" calcext:value-type="string">
            <text:p>ấm thì sài cũng được nhưng nó hôi nhựa quá</text:p>
          </table:table-cell>
        </table:table-row>
        <table:table-row table:style-name="ro1">
          <table:table-cell office:value-type="string" calcext:value-type="string">
            <text:p>width: 60%;</text:p>
          </table:table-cell>
          <table:table-cell office:value-type="string" calcext:value-type="string">
            <text:p>âm thanh tạm ổn. chất lượng pin tốt , <text:s/>kết nối ổn. đôi lúc chập chờn, chống nước tốt . cảm giác đeo khó chịu dù đã thay đổi nhiều lần đệm tai. tóm gọn so với giá thì mua sony sướng hơn. số điểm 6/10.</text:p>
          </table:table-cell>
        </table:table-row>
        <table:table-row table:style-name="ro1">
          <table:table-cell office:value-type="string" calcext:value-type="string">
            <text:p>width: 60%;</text:p>
          </table:table-cell>
          <table:table-cell office:value-type="string" calcext:value-type="string">
            <text:p>âm thanh rè rè và khi dùng bất tiện................</text:p>
          </table:table-cell>
        </table:table-row>
        <table:table-row table:style-name="ro1">
          <table:table-cell office:value-type="string" calcext:value-type="string">
            <text:p>width: 60%;</text:p>
          </table:table-cell>
          <table:table-cell office:value-type="string" calcext:value-type="string">
            <text:p>âm thanh ổn so với mức giá. thiết kế đẹp tuy nhiên pin sử dụng nhanh hết . nghe nhạc dễ tuột mood</text:p>
          </table:table-cell>
        </table:table-row>
        <table:table-row table:style-name="ro1">
          <table:table-cell office:value-type="string" calcext:value-type="string">
            <text:p>width: 60%;</text:p>
          </table:table-cell>
          <table:table-cell office:value-type="string" calcext:value-type="string">
            <text:p>Âm thanh ồn , nghe nhiều tạp âm ! Nói chung là OK!</text:p>
          </table:table-cell>
        </table:table-row>
        <table:table-row table:style-name="ro1">
          <table:table-cell office:value-type="string" calcext:value-type="string">
            <text:p>width: 60%;</text:p>
          </table:table-cell>
          <table:table-cell office:value-type="string" calcext:value-type="string">
            <text:p>âm thanh k dc sâu.bass to nhưng k dc sâu. nói trung là k có j nổi bật</text:p>
          </table:table-cell>
        </table:table-row>
        <table:table-row table:style-name="ro1">
          <table:table-cell office:value-type="string" calcext:value-type="string">
            <text:p>width: 60%;</text:p>
          </table:table-cell>
          <table:table-cell office:value-type="string" calcext:value-type="string">
            <text:p>Âm thanh hay, nhưng khi đo chạy bộ cứ nghe tiếng sột soạt khó chịu phát ra. Có cách nào khắc phục không nhỉ?</text:p>
          </table:table-cell>
        </table:table-row>
        <table:table-row table:style-name="ro1">
          <table:table-cell office:value-type="string" calcext:value-type="string">
            <text:p>width: 60%;</text:p>
          </table:table-cell>
          <table:table-cell office:value-type="string" calcext:value-type="string">
            <text:p>Am nuoc sieu toc nau nuoc rat nhanh va tiet kiem hon</text:p>
          </table:table-cell>
        </table:table-row>
        <table:table-row table:style-name="ro1">
          <table:table-cell office:value-type="string" calcext:value-type="string">
            <text:p>width: 60%;</text:p>
          </table:table-cell>
          <table:table-cell office:value-type="string" calcext:value-type="string">
            <text:p>Ấm này rất hôi mùi nhựa dù đã sử <text:s/>dụng khoảng 10 lần rồi nhưng lần nào cũng bị ám mùi, khi uống nghe rõ mùi nhựa từ nắp ấm nên cảm giác không an toàn khi dùng nước được nấu từ ấm lắm. Tuy nhiên sản phẩm cầm chắc tay</text:p>
          </table:table-cell>
        </table:table-row>
        <table:table-row table:style-name="ro4">
          <table:table-cell office:value-type="string" calcext:value-type="string">
            <text:p>width: 60%;</text:p>
          </table:table-cell>
          <table:table-cell office:value-type="string" calcext:value-type="string">
            <text:p>ấm mua được 2 tháng. giờ hỏng , cắm ko lên đèn .</text:p>
            <text:p>chế độ bảo hành như nào vậy?</text:p>
          </table:table-cell>
        </table:table-row>
        <table:table-row table:style-name="ro1">
          <table:table-cell office:value-type="string" calcext:value-type="string">
            <text:p>width: 60%;</text:p>
          </table:table-cell>
          <table:table-cell office:value-type="string" calcext:value-type="string">
            <text:p>Ấm mua có bảo hành không? Mình mua được khoảng 3 tháng mà hỏng rồi.</text:p>
          </table:table-cell>
        </table:table-row>
        <table:table-row table:style-name="ro1">
          <table:table-cell office:value-type="string" calcext:value-type="string">
            <text:p>width: 60%;</text:p>
          </table:table-cell>
          <table:table-cell office:value-type="string" calcext:value-type="string">
            <text:p>Ấm mỏng manh, không có nút bật nắp, kéo nắp ra rất khó và dễ chảy nước đọng gây bỏng tay, so mới thương hiệu này thì thấy thiết kế k tốt chút nào</text:p>
          </table:table-cell>
        </table:table-row>
        <table:table-row table:style-name="ro1">
          <table:table-cell office:value-type="string" calcext:value-type="string">
            <text:p>width: 60%;</text:p>
          </table:table-cell>
          <table:table-cell office:value-type="string" calcext:value-type="string">
            <text:p>âm lượng rất nhỏ</text:p>
          </table:table-cell>
        </table:table-row>
        <table:table-row table:style-name="ro1">
          <table:table-cell office:value-type="string" calcext:value-type="string">
            <text:p>width: 60%;</text:p>
          </table:table-cell>
          <table:table-cell office:value-type="string" calcext:value-type="string">
            <text:p>Ấm ko chắc chắn lắm,bị cọ sát xước sơn bên ngoài,miệng ấm hơi rộng,nếu rót nước gần hết thì nắp ấm há mồm chảy nước ra theo.</text:p>
          </table:table-cell>
        </table:table-row>
        <table:table-row table:style-name="ro4">
          <table:table-cell office:value-type="string" calcext:value-type="string">
            <text:p>width: 60%;</text:p>
          </table:table-cell>
          <table:table-cell office:value-type="string" calcext:value-type="string">
            <text:p>Ẩm kế hoạt động nhạy, miếng lót đủ đảm bảo chống sốc.</text:p>
            <text:p>Tuy nhiên, hộp nhựa không kín, chỉ có 2 khóa theo chiều dọc tốt, 2 khóa theo chiều ngang cài không chắc chắn.</text:p>
          </table:table-cell>
        </table:table-row>
        <table:table-row table:style-name="ro4">
          <table:table-cell office:value-type="string" calcext:value-type="string">
            <text:p>width: 60%;</text:p>
          </table:table-cell>
          <table:table-cell office:value-type="string" calcext:value-type="string">
            <text:p>ấm ghi điện áp 220v _ 85hz. mà nguồn điện m 120v _ 50hz. như vậy có ảnh hưởng gì không ạ???ai biết giúp e với a. hic hic</text:p>
            <text:p>e chưa lấy hàng nghe mọi ng nói ấm nhiều mùi nhựa mà băn khoăn quá ah</text:p>
          </table:table-cell>
        </table:table-row>
        <table:table-row table:style-name="ro1">
          <table:table-cell office:value-type="string" calcext:value-type="string">
            <text:p>width: 60%;</text:p>
          </table:table-cell>
          <table:table-cell office:value-type="string" calcext:value-type="string">
            <text:p>Ấm dùng tốt, đun sôi nhanh trong 3 phút, an toàn.</text:p>
          </table:table-cell>
        </table:table-row>
        <table:table-row table:style-name="ro1">
          <table:table-cell office:value-type="string" calcext:value-type="string">
            <text:p>width: 60%;</text:p>
          </table:table-cell>
          <table:table-cell office:value-type="string" calcext:value-type="string">
            <text:p>Ấm dùng tốt, đun sôi nhanh trong 3 phút, an toàn.</text:p>
          </table:table-cell>
        </table:table-row>
        <table:table-row table:style-name="ro1">
          <table:table-cell office:value-type="string" calcext:value-type="string">
            <text:p>width: 60%;</text:p>
          </table:table-cell>
          <table:table-cell office:value-type="string" calcext:value-type="string">
            <text:p>ấm đun kêu rất to còn bền k chưa biết</text:p>
          </table:table-cell>
        </table:table-row>
        <table:table-row table:style-name="ro1">
          <table:table-cell office:value-type="string" calcext:value-type="string">
            <text:p>width: 60%;</text:p>
          </table:table-cell>
          <table:table-cell office:value-type="string" calcext:value-type="string">
            <text:p>Ấm đun được nhưng nước có mùi nhựa,không uống được.Nhà sản xuất cần xem lại sản phẩm này.</text:p>
          </table:table-cell>
        </table:table-row>
        <table:table-row table:style-name="ro1">
          <table:table-cell office:value-type="string" calcext:value-type="string">
            <text:p>width: 60%;</text:p>
          </table:table-cell>
          <table:table-cell office:value-type="string" calcext:value-type="string">
            <text:p>Ấm đẹp, đóng gói cẩn thận, đáy ấm bên trong có nhiều vết cào xước</text:p>
          </table:table-cell>
        </table:table-row>
        <table:table-row table:style-name="ro1">
          <table:table-cell office:value-type="string" calcext:value-type="string">
            <text:p>width: 60%;</text:p>
          </table:table-cell>
          <table:table-cell office:value-type="string" calcext:value-type="string">
            <text:p>Ấm của mình đun cũng bị đổi nước ngược ra ngoài, nấu xong tràn đầy ra. Mình muốn liên hệ đổi</text:p>
          </table:table-cell>
        </table:table-row>
        <table:table-row table:style-name="ro1">
          <table:table-cell office:value-type="string" calcext:value-type="string">
            <text:p>width: 60%;</text:p>
          </table:table-cell>
          <table:table-cell office:value-type="string" calcext:value-type="string">
            <text:p>ấm có nhiều vết xước, đun sôi, đang dùng và theo dõi</text:p>
          </table:table-cell>
        </table:table-row>
        <table:table-row table:style-name="ro1">
          <table:table-cell office:value-type="string" calcext:value-type="string">
            <text:p>width: 60%;</text:p>
          </table:table-cell>
          <table:table-cell office:value-type="string" calcext:value-type="string">
            <text:p>ấm bằng nhựa, ko phải thủy tinh. đun nước sôi để uống nhưng có mùi. mình chưa biết do nước máy có mùi hay do ấm. vì ấm làm bằng nhựa nên nghiêng về do ấm nhiều hơn. Sản phẩm gia công tại TQ.</text:p>
          </table:table-cell>
        </table:table-row>
        <table:table-row table:style-name="ro1">
          <table:table-cell office:value-type="string" calcext:value-type="string">
            <text:p>width: 60%;</text:p>
          </table:table-cell>
          <table:table-cell office:value-type="string" calcext:value-type="string">
            <text:p>Ấm bẩn để lâu không ai lau chùi. Nhìn mất điểm quá.</text:p>
          </table:table-cell>
        </table:table-row>
        <table:table-row table:style-name="ro1">
          <table:table-cell office:value-type="string" calcext:value-type="string">
            <text:p>width: 60%;</text:p>
          </table:table-cell>
          <table:table-cell office:value-type="string" calcext:value-type="string">
            <text:p>Ai thích nướng đá thì ok, chứ nướng miếng thịt hơi dày tí là lát sau gia vị tẩm ướp nó cháy bốc khói mịt mù, miếng thịt thì đen thui</text:p>
          </table:table-cell>
        </table:table-row>
        <table:table-row table:style-name="ro4">
          <table:table-cell office:value-type="string" calcext:value-type="string">
            <text:p>width: 60%;</text:p>
          </table:table-cell>
          <table:table-cell office:value-type="string" calcext:value-type="string">
            <text:p>Ai hay là sơ mi và quần âu thì nên mua bàn là truyền thống.</text:p>
            <text:p>Giao hàng tận 20 ngày. Trễ so với dự kiến 2 tuần. Không một cuộc điện thoại nào hẹn lại khách. Mình toàn phải chủ động gọi lên tổng đài hỏi và giục. Cách mấy ngày lại gọi liên tục 4-5 lần. Chẳng hiểu bộ phận giao hàng làm ăn kiểu gì, ít ra phải báo lại tiến độ cho khách. Nói chung rất không hài lòng</text:p>
          </table:table-cell>
        </table:table-row>
        <table:table-row table:style-name="ro1">
          <table:table-cell office:value-type="string" calcext:value-type="string">
            <text:p>width: 60%;</text:p>
          </table:table-cell>
          <table:table-cell office:value-type="string" calcext:value-type="string">
            <text:p>Ai chỉ mình cách mở đèn với ạ</text:p>
          </table:table-cell>
        </table:table-row>
        <table:table-row table:style-name="ro1">
          <table:table-cell office:value-type="string" calcext:value-type="string">
            <text:p>width: 60%;</text:p>
          </table:table-cell>
          <table:table-cell office:value-type="string" calcext:value-type="string">
            <text:p>Ahinhf ảnh chuyển động quá chậm,delay hình ảnh quá lâu</text:p>
          </table:table-cell>
        </table:table-row>
        <table:table-row table:style-name="ro2">
          <table:table-cell office:value-type="string" calcext:value-type="string">
            <text:p>width: 60%;</text:p>
          </table:table-cell>
          <table:table-cell office:value-type="string" calcext:value-type="string">
            <text:p>ahàng có dấu hiệu đã qua sử dụng.</text:p>
            <text:p>Lúc xem tua lại video đã quay nhiều quá thì cam bị reboot.</text:p>
            <text:p>Còn lại thì OK.</text:p>
          </table:table-cell>
        </table:table-row>
        <table:table-row table:style-name="ro1">
          <table:table-cell office:value-type="string" calcext:value-type="string">
            <text:p>width: 60%;</text:p>
          </table:table-cell>
          <table:table-cell office:value-type="string" calcext:value-type="string">
            <text:p>add kiểm tra đơn hàng đến nay vẫn chưa nhận được.Khi nào tôi nhận đươc hàng</text:p>
          </table:table-cell>
        </table:table-row>
        <table:table-row table:style-name="ro1">
          <table:table-cell office:value-type="string" calcext:value-type="string">
            <text:p>width: 60%;</text:p>
          </table:table-cell>
          <table:table-cell office:value-type="string" calcext:value-type="string">
            <text:p>Adapter không lên nguồn, <text:s/>nhưng cái adapter vào thiết bị khác thì lên</text:p>
          </table:table-cell>
        </table:table-row>
        <table:table-row table:style-name="ro1">
          <table:table-cell office:value-type="string" calcext:value-type="string">
            <text:p>width: 60%;</text:p>
          </table:table-cell>
          <table:table-cell office:value-type="string" calcext:value-type="string">
            <text:p>Ad ơi. Cho mình hỏi. SP này khi nào có hàng vậy ạ?</text:p>
          </table:table-cell>
        </table:table-row>
        <table:table-row table:style-name="ro1">
          <table:table-cell office:value-type="string" calcext:value-type="string">
            <text:p>width: 60%;</text:p>
          </table:table-cell>
          <table:table-cell office:value-type="string" calcext:value-type="string">
            <text:p>ad cho hỏi mình đặt hàng sao 5 ngày rồi vẫn chưa thấy thông tin gì.</text:p>
          </table:table-cell>
        </table:table-row>
        <table:table-row table:style-name="ro1">
          <table:table-cell office:value-type="string" calcext:value-type="string">
            <text:p>width: 60%;</text:p>
          </table:table-cell>
          <table:table-cell office:value-type="string" calcext:value-type="string">
            <text:p>aap không hỗ trợ cho win10 hay sao mà không nhấp được tin nhắn của tổng đài, không có cửa sổ nhắn tin hay <text:s/>gọi điện gì cả</text:p>
          </table:table-cell>
        </table:table-row>
        <table:table-row table:style-name="ro4">
          <table:table-cell office:value-type="string" calcext:value-type="string">
            <text:p>width: 60%;</text:p>
          </table:table-cell>
          <table:table-cell office:value-type="string" calcext:value-type="string">
            <text:p>A/c cho e hỏi là e mới mua và lắp máy vào tối hqua N22.5</text:p>
            <text:p> Nhưng đã qua 24h rồi mà nước chỉ lọc xuống có nhiêu đây nước (5cm). Vậy là bình thường hay sao ạ? Dù đã đổ 8l nước vào.</text:p>
          </table:table-cell>
        </table:table-row>
        <table:table-row table:style-name="ro1">
          <table:table-cell office:value-type="string" calcext:value-type="string">
            <text:p>width: 60%;</text:p>
          </table:table-cell>
          <table:table-cell office:value-type="string" calcext:value-type="string">
            <text:p>5 ngày nữa là chờ tròn 1 tháng :)) lâu dã man luôn.</text:p>
          </table:table-cell>
        </table:table-row>
        <table:table-row table:style-name="ro4">
          <table:table-cell office:value-type="string" calcext:value-type="string">
            <text:p>width: 60%;</text:p>
          </table:table-cell>
          <table:table-cell office:value-type="string" calcext:value-type="string">
            <text:p>4* cho chất lượng.</text:p>
            <text:p>3* cho giá (với tầm giá này thì chất lượng sản phẩm chưa thật sự tốt, sử dụng ổn, tiếng kêu hơi ồn)</text:p>
          </table:table-cell>
        </table:table-row>
        <table:table-row table:style-name="ro1">
          <table:table-cell office:value-type="string" calcext:value-type="string">
            <text:p>width: 60%;</text:p>
          </table:table-cell>
          <table:table-cell office:value-type="string" calcext:value-type="string">
            <text:p>4 sao cho sản phẩm và 1 sao cho giao hàng chậm trễ, phản hồi khách hàng không có nghiệp vụ. Dịch vụ chăm sóc khách hàng qua chat siêu tệ, khách đã gửi hoá đơn điện tử có ghi số đơn hàng, số điện thoại giao hàng mà nhân viên nói không thấy, không có trên hoá đơn, yêu cầu khách đưa số rồi cũng không có phản hồi cụ thể vì sao giao chậm (2 tuần) và khi nào giao. Sẽ không mua hàng Tiki nữa!</text:p>
          </table:table-cell>
        </table:table-row>
        <table:table-row table:style-name="ro1">
          <table:table-cell office:value-type="string" calcext:value-type="string">
            <text:p>width: 60%;</text:p>
          </table:table-cell>
          <table:table-cell office:value-type="string" calcext:value-type="string">
            <text:p>3 sao vì khi mất điện sẽ không tự lưu cấu hình , rất rắc rối nếu là mùa hè hay cắt điện , ai bày cách lưu cấu hình giúp mình được không ?</text:p>
          </table:table-cell>
        </table:table-row>
        <table:table-row table:style-name="ro2">
          <table:table-cell office:value-type="string" calcext:value-type="string">
            <text:p>width: 60%;</text:p>
          </table:table-cell>
          <table:table-cell office:value-type="string" calcext:value-type="string">
            <text:p>3 sao cho sự nhiệt tình của tiki. 1 sao cho chất lượng.</text:p>
            <text:p>Ấm xài đến tháng thứ tư thì tự chết vào 1 buổi sáng đẹp trời, làm kiểu gì cũng không vô điện nữa. Trong suốt nên dễ chùi rửa. Nắp hơi khó đổ nước vào, lúc rót nước ra tay cầm phía trên công tắc bị nóng. Không cẩn thận sẽ bị phỏng.</text:p>
            <text:p>Tiki tiếp nhận bảo hành nhanh chóng nhưng tiếc là mình mất phiếu bh. Các bạn có mua thì nhớ giữ hoá đơn hay phiếu cho kỹ nhe.</text:p>
          </table:table-cell>
        </table:table-row>
        <table:table-row table:style-name="ro1">
          <table:table-cell office:value-type="string" calcext:value-type="string">
            <text:p>width: 60%;</text:p>
          </table:table-cell>
          <table:table-cell office:value-type="string" calcext:value-type="string">
            <text:p>2.0 m mà nhìn kém rõ. ko zoom được biển số xe <text:s/>cách 5-7m.</text:p>
          </table:table-cell>
        </table:table-row>
        <table:table-row table:style-name="ro1">
          <table:table-cell office:value-type="string" calcext:value-type="string">
            <text:p>width: 60%;</text:p>
          </table:table-cell>
          <table:table-cell office:value-type="string" calcext:value-type="string">
            <text:p>2 ngày đầu sử dụng ổn. Từ ngày tứ 3 trở đi rất hay rơi vào tình trạng có sóng WIFI nhưng không có kết nối internet và router khá nóng. Phải rút nguồn 5p để giảm nhiệt mới vào lại internet.</text:p>
          </table:table-cell>
        </table:table-row>
        <table:table-row table:style-name="ro1">
          <table:table-cell office:value-type="string" calcext:value-type="string">
            <text:p>width: 60%;</text:p>
          </table:table-cell>
          <table:table-cell office:value-type="string" calcext:value-type="string">
            <text:p>2 lồng sắt ko khớp nên vặn ốc ko được. quạt cũng mát vừa</text:p>
          </table:table-cell>
        </table:table-row>
        <table:table-row table:style-name="ro1">
          <table:table-cell office:value-type="string" calcext:value-type="string">
            <text:p>width: 60%;</text:p>
          </table:table-cell>
          <table:table-cell office:value-type="string" calcext:value-type="string">
            <text:p>2 cái mình lắp bình thường, cái thứ 3, mua sau 2 cái trước lại hoạt động không ổn định. Kết nối hoạt động bình thường, nhưng lúc mang qua nhà kho gắn thì báo đèn vàng, trên Mi Home báo thiết bị offline. mang xuống bấm reset nhiều lần mới được. đã cài lại 5 lần nhưng rút điện mang xuống kho gắn lại off! Buồn. 2 cái còn lại hoạt động rất tốt!</text:p>
          </table:table-cell>
        </table:table-row>
        <table:table-row table:style-name="ro1">
          <table:table-cell office:value-type="string" calcext:value-type="string">
            <text:p>width: 60%;</text:p>
          </table:table-cell>
          <table:table-cell office:value-type="string" calcext:value-type="string">
            <text:p>2 cái loa nhỏ bắt hơi lớn xíu bì ghè dàn mũ</text:p>
          </table:table-cell>
        </table:table-row>
        <table:table-row table:style-name="ro3">
          <table:table-cell office:value-type="string" calcext:value-type="string">
            <text:p>width: 60%;</text:p>
          </table:table-cell>
          <table:table-cell office:value-type="string" calcext:value-type="string">
            <text:p>2 bình nhựa tương đối mỏng manh.</text:p>
            <text:p>Máy gần như chỉ phục vụ xay sinh tố.</text:p>
            <text:p>Chỉ có 1 lưỡi dao.</text:p>
            <text:p>Bạn nào độc thân, hay gia đình mua với mục đích xay sinh tố không thôi thì ok. Chứ các nhu cầu khác m thấy ko hợp.</text:p>
            <text:p>Dịch vụ Tiki thì ok</text:p>
          </table:table-cell>
        </table:table-row>
        <table:table-row table:style-name="ro3">
          <table:table-cell office:value-type="string" calcext:value-type="string">
            <text:p>width: 60%;</text:p>
          </table:table-cell>
          <table:table-cell office:value-type="string" calcext:value-type="string">
            <text:p>1. Về giao hàng: nhanh vi chon giao hàng nhanh, tuy nhiên k có gói cản thận, xốp xung quanh như trong clip giới thiệu. Máy ảnh chơ vơ trong 1 cái hộp to oạch :(( hơi buồn 1 xíu. Cũng may là chất lượng vẫn okie</text:p>
            <text:p>2. Chất lượng và máy: vẫn đang ngâm cứu, khá dễ dùng. Đang cần tìm hiểu thêm. Mọi ng review tốt, hi vọng thế. Máy nhỏ gọn, tiện dụng.</text:p>
            <text:p>3. Giá cả: tưởng đc km nhưng thấy lúc nào cũng km tương tự, :D lúc đocj thấy đc tặng voucher nhưng lúc mua xong mới biết là k đc. Hỏi tổng đài thì đc trả lời: chương trình kết thúc trước hạn do đã hết suất. Ơ thế mà lúc đọc gthieu vẫn ghi :(( haizzzz</text:p>
            <text:p>4. Mọi người lưu ý gọi tổng đaif để đc hướng dẫn kích hoạt online. Vì sony áp dụng bảo hành online, k có giấy bảo hành gốc.</text:p>
            <text:p>=&gt; tổng kết: mua tưởng đc nhiều hơn kỳ vọng nên hơi thất vọng. Máy cần test thêm mới có thể có nx. :)</text:p>
          </table:table-cell>
        </table:table-row>
        <table:table-row table:style-name="ro3">
          <table:table-cell office:value-type="string" calcext:value-type="string">
            <text:p>width: 60%;</text:p>
          </table:table-cell>
          <table:table-cell office:value-type="string" calcext:value-type="string">
            <text:p>1. Thiết kế bật tắt theo kiểu xoay vòng từ 0-1-2-3, bất tiện khi bật tắt nhanh.</text:p>
            <text:p>2. Không nhớ chế độ đang đặt khi tắt quạt, điều này có nghĩa là bạn đang chỉnh chế độ SWING và NATURE, khi tắt đi mở lại phải bật SWING và NATURE lại.</text:p>
            <text:p>3. Động cơ chạy êm, nhưng phần cánh thiết kế dở, cắt gió không chuẩn khiến tạo ra tiếng gió ù ù khi hoạt động.</text:p>
            <text:p>4. Số 1 mạnh, số 2 mạnh hơn, số 3 quá quá mạnh, kết hợp với cánh gió phía trên thì ban đêm khó mà yên tĩnh được.</text:p>
            <text:p>Kết luận: chả khác gì quạt Việt Nam cả, hơn mỗi cái thương hiệu.</text:p>
          </table:table-cell>
        </table:table-row>
        <table:table-row table:style-name="ro2">
          <table:table-cell office:value-type="string" calcext:value-type="string">
            <text:p>width: 60%;</text:p>
          </table:table-cell>
          <table:table-cell office:value-type="string" calcext:value-type="string">
            <text:p>1. phụ kiện tặng đầy đủ.</text:p>
            <text:p>2. máy dễ thao tác, tuy nhiên độ nét &amp; chất lượng chưa thật cao (có thể do mình mới xài chưa biết căn chỉnh)</text:p>
            <text:p>3. Giao hàng trước dự kiến 1 ngày</text:p>
          </table:table-cell>
        </table:table-row>
        <table:table-row table:style-name="ro4">
          <table:table-cell office:value-type="string" calcext:value-type="string">
            <text:p>width: 60%;</text:p>
          </table:table-cell>
          <table:table-cell office:value-type="string" calcext:value-type="string">
            <text:p>1. Nồi.cơm nấu rất ngon, kiểu dáng đẹp đáng tiền</text:p>
            <text:p>2. Nhân viên giao hàng cực tệ, còn hơn cha mẹ mình: nào là yêu cầu mình phải ra chỗ bạn đó cách 2km để lấy hàng, nào là yêu cầu chứng minh nhân dân của người tặng nồi cơm cho mình.... Sau khi mình có ý kiến về thái độ nhân viên đến giờ vẫn chưa giải quyết xong, gây rất nhiều phiền phức, đến giờ hậu quả của việc giao hàng đó mình vẫn chưa được tiki khắc phục. Các bạn mua hàng nên lưu ý vấn đề này</text:p>
          </table:table-cell>
        </table:table-row>
        <table:table-row table:style-name="ro1">
          <table:table-cell office:value-type="string" calcext:value-type="string">
            <text:p>width: 60%;</text:p>
          </table:table-cell>
          <table:table-cell office:value-type="string" calcext:value-type="string">
            <text:p>1. Nồi khá nhỏ gọn, dây điện ngắn 0.8m nhưng hãng nào dây cũng thế thôi. 2. Nồi hoạt động khá ồn, nhiệt độ càng cao tiếng ồn càng lớn. Thời gian nướng cũng khá lâu, quen rồi xài sẽ biết ý hơn. <text:s/>3. Vệ sinh nồi dễ, chỉ cần ngâm nước 15ph là mảng bám mềm dễ chùi rửa. Tuy nhiên nếu ko phải dạng lưới sẽ thích hơn. <text:s/>4. Vỉ lưới của nồi có thể gỡ ra được, nhưng ko phải loại gỡ ra gắn vô thường xuyên. Nên mình vẫn đề nghị mọi người mua loại vỉ chống dính hơn. Nói chung mình ko recommend loại nồi này cho lắm.</text:p>
          </table:table-cell>
        </table:table-row>
        <table:table-row table:style-name="ro3">
          <table:table-cell office:value-type="string" calcext:value-type="string">
            <text:p>width: 60%;</text:p>
          </table:table-cell>
          <table:table-cell office:value-type="string" calcext:value-type="string">
            <text:p>1. Nhìn hơi mỏng manh giống hàng mã</text:p>
            <text:p>2. bị rò điện ở tấm kim loại phía trên bên trong khoang làm nóng (trong ảnh)</text:p>
            <text:p>3. giao hàng nhanh</text:p>
            <text:p>4. đóng gói tạm ok</text:p>
            <text:p>---&gt;Chốt lại: nên thêm tiền mua đồ xịn hơn mà dùng chứ hàng này chắc đk 3x7 ngày</text:p>
          </table:table-cell>
        </table:table-row>
        <table:table-row table:style-name="ro3">
          <table:table-cell office:value-type="string" calcext:value-type="string">
            <text:p>width: 60%;</text:p>
          </table:table-cell>
          <table:table-cell office:value-type="string" calcext:value-type="string">
            <text:p>1. Mình mới mua được &lt; 1 tuần, bỏ ra sử dụng dc 4 lần,  Ko biết do máy của mình bị lỗi hay sao mà máy cứ mặc định chế độ hot drink là Grain chứ ko chọn được chế độ nấu sữa đậu nành là Bean hay sữa hạt là Nut  : (( , đã gọi cho Tiki để nhờ hỗ trợ nhưng chưa thấy có phản hồi. </text:p>
            <text:p>Quy trình mình thao tác máy: Cho nguyên liệu -&gt; Ráp đầu và thân máy, cắm điện  -&gt; Hot Drink -&gt; Chọn chế độ nấu (máy mặc định là Grain, mình ấn các nút khác  hoài mà ko thao tác được, hay do cảm ứng của mình bị hỏng rồi :((  -&gt; Start </text:p>
            <text:p>Nấu sữa đậu nành cỡ 30ph, mình lọc rồi nhưng uống vẫn thấy hơi  lẩn nhẩn á :(</text:p>
            <text:p/>
            <text:p>2. Máy này vệ sinh hơi khó nhỉ :(, vì ko dám để đầu máy và cả đế máy dính nước, mình toàn phải lọ mọ vệ sinh lau kĩ nên hơi mất thời gian</text:p>
          </table:table-cell>
        </table:table-row>
        <table:table-row table:style-name="ro5">
          <table:table-cell office:value-type="string" calcext:value-type="string">
            <text:p>width: 60%;</text:p>
          </table:table-cell>
          <table:table-cell office:value-type="string" calcext:value-type="string">
            <text:p>1. khớp nối điện ở nắp tháo lắp ko ok lắm ( so sánh với sản phẩm khác )</text:p>
            <text:p>2. thiết kế nắp ko kín, nên hoạt động kêu to</text:p>
            <text:p>3. lược Inox kềm theo ko ok, mỏng manh </text:p>
            <text:p>4. dù đổ nước đúng mức như chế độ clear bị văng nước ra ngoài</text:p>
          </table:table-cell>
        </table:table-row>
        <table:table-row table:style-name="ro3">
          <table:table-cell office:value-type="string" calcext:value-type="string">
            <text:p>width: 60%;</text:p>
          </table:table-cell>
          <table:table-cell office:value-type="string" calcext:value-type="string">
            <text:p>1. Keo 3M dởm</text:p>
            <text:p>2. "1 wrist strap để gắn SJCam, gopro lên cánh tay" =&gt; gửi cái dây đeo lên mũ BH xe đạp</text:p>
            <text:p>3. Còn lại đầy đủ như hình, dù chất lượng ko tốt lắm.</text:p>
            <text:p/>
            <text:p>Dù giá không cao nhưng vẫn bỏ tiền ra cho một số sản phẩm không dùng được =&gt; đắt</text:p>
          </table:table-cell>
        </table:table-row>
        <table:table-row table:style-name="ro3">
          <table:table-cell office:value-type="string" calcext:value-type="string">
            <text:p>width: 60%;</text:p>
          </table:table-cell>
          <table:table-cell office:value-type="string" calcext:value-type="string">
            <text:p>1. Hơi lớn so với nhu cầu nướng gia đình 4 người</text:p>
            <text:p>2. Sản phẩm hãng đóng hộp đơn giản, không seal hay keo gì</text:p>
            <text:p>3. Phần ổ cắm bị nứt (chắc do vận chuyển)</text:p>
            <text:p>4. Phần đầu chui cắm màu đen (như cháy xém), tuy nhiên khi sử dụng thì bình thường</text:p>
            <text:p>=&gt; Sản phẩm tạm ổn</text:p>
          </table:table-cell>
        </table:table-row>
        <table:table-row table:style-name="ro5">
          <table:table-cell office:value-type="string" calcext:value-type="string">
            <text:p>width: 60%;</text:p>
          </table:table-cell>
          <table:table-cell office:value-type="string" calcext:value-type="string">
            <text:p>1. Hình thức đẹp, nồi lẩu đi kèm chắc chắn, đầm tay. Gia nhiệt nhanh, cảm ứng tốt!</text:p>
            <text:p>2. Thời gian giao hàng và thông tin từ tổng đài viên không ăn khớp với nhau. Mình đặt trước Tết 2 tuần (27/1) để sử dụng trong dịp Tết mà mãi đến (13/2) mới nhận được. Giao chậm cũng không báo lại hay thư mail xin lỗi cũng không có mà để chở khách hàng gọi lên phàn nàn.</text:p>
            <text:p>3. Đáy nồi bị đốm trắng ngay lần sử dụng đầu tiên nhưng trong sách hướng dẫn có bảo là bình thường và có cách xử lý nên mọi ngươid yên tâm ko phải do nồi chất lượng kém nhé!!!</text:p>
            <text:p>Mặc dù vậy, vẫn tin tưởng TiKi về chất lượng sản phẩm. Cám ơn!</text:p>
          </table:table-cell>
        </table:table-row>
        <table:table-row table:style-name="ro4">
          <table:table-cell office:value-type="string" calcext:value-type="string">
            <text:p>width: 60%;</text:p>
          </table:table-cell>
          <table:table-cell office:value-type="string" calcext:value-type="string">
            <text:p>1. Gimbal Smoth4: Sản phẩm được đóng gói cẩn thận, đẹp, mới nguyên hộp có phiếu bảo hành.</text:p>
            <text:p>2. Phần mềm ZY Play: Chỉ hoạt động tốt ở một số thiết bị nhất định và đã thử trên 1 số thiết bị như: Samsung dòng A, Samsung Note 9, Iphone XS, Iphone 7, Iphone 8. Riêng Note 9 và Iphone XS hoạt động tốt còn lại gặp một số vấn đề như tự động đổi màu sắc, tính năng zoom không hoạt động hay một số tính năng khác gây bất tiện cho người dùng.</text:p>
          </table:table-cell>
        </table:table-row>
        <table:table-row table:style-name="ro5">
          <table:table-cell office:value-type="string" calcext:value-type="string">
            <text:p>width: 60%;</text:p>
          </table:table-cell>
          <table:table-cell office:value-type="string" calcext:value-type="string">
            <text:p>1. Giao hàng nhiệt tình, đóng gói ok</text:p>
            <text:p>2. Sản phẩm không có logo AndBon ở góc trên bên trái sản phẩm</text:p>
            <text:p>3. Không thấy phiếu bảo hành hay các vấn đề liên quan</text:p>
            <text:p>Tiki xem lại giúp mình nhé!</text:p>
          </table:table-cell>
        </table:table-row>
        <table:table-row table:style-name="ro2">
          <table:table-cell office:value-type="string" calcext:value-type="string">
            <text:p>width: 60%;</text:p>
          </table:table-cell>
          <table:table-cell office:value-type="string" calcext:value-type="string">
            <text:p>1. Đóng gói cẩn thận</text:p>
            <text:p>2. Tripod chưa được hoàn thiện tỉ mỉ, nhưng ít tiền nên không thể đòi hỏi nhiều hơn.</text:p>
            <text:p>3. Khi mở dài hết cỡ thì sẽ thấy đây là tripod yếu, chỉ phù hợp với điện thoại còn máy ảnh thì không phù hợp.</text:p>
          </table:table-cell>
        </table:table-row>
        <table:table-row table:style-name="ro2">
          <table:table-cell office:value-type="string" calcext:value-type="string">
            <text:p>width: 60%;</text:p>
          </table:table-cell>
          <table:table-cell office:value-type="string" calcext:value-type="string">
            <text:p>1. Độ hoàn thiện tốt, chắc chắn. Tủ hút ẩm nhanh.</text:p>
            <text:p>2. Đóng gói: Sãn phẩm giao không bị cấn móp.</text:p>
            <text:p>3. Bảo hành: Tờ hướng dẫn ghi phải có Hoá đơn mới được Bảo hành. Kiện hàng không có Hoá đơn. Tiki vui lòng gửi hoá đơn cho mình.</text:p>
          </table:table-cell>
        </table:table-row>
        <table:table-row table:style-name="ro5">
          <table:table-cell office:value-type="string" calcext:value-type="string">
            <text:p>width: 60%;</text:p>
          </table:table-cell>
          <table:table-cell office:value-type="string" calcext:value-type="string">
            <text:p>1. Điểm cộng: Vận hành đơn giản, tiện cho người già</text:p>
            <text:p>2. Điểm trừ:</text:p>
            <text:p>- Vệ sinh lưới đáy nồi khó vì búi rửa thường bị mắc vào các vấu đỡ lưới.</text:p>
            <text:p>- Các gờ nổi dưới đáy khay hứng mỡ là sáng chế độc quyền của Philip nhưng cũng một phần làm việc rửa mặt trong và mặt ngoài khay khó hơn, đặt trong máy rửa không để ý dễ bị đọng nước</text:p>
          </table:table-cell>
        </table:table-row>
        <table:table-row table:style-name="ro4">
          <table:table-cell office:value-type="string" calcext:value-type="string">
            <text:p>width: 60%;</text:p>
          </table:table-cell>
          <table:table-cell office:value-type="string" calcext:value-type="string">
            <text:p>1. Đánh giá 3 sao vì cung cách đóng gói của Tiki Now khá tệ: đây là HDD mà chỉ để trong hộp bìa carton không hề có túi khí chèn hàng hoặc ít nhất là xốp bong bóng khí. Quá trình vận chuyển xe máy thì ít nhiều bị ảnh hưởng. Mình không hài lòng về điểm này.</text:p>
            <text:p>2. Sản phẩm đúng như mô tả. Tuy nhiên nhãn in trên bao bì lại không ghi đủ thông tin (cái này từ phía nhà sản xuất chứ không phải Tiki) nên nhiều bạn có thể nhầm đây là bản có bộ đệm cache 64MB. Các bạn hãy copy số serial để check bảo hành trên trang của Western Digital sẽ ra đầy đủ thông số sản phẩm. Mình check và đã ra đúng bản EZAZ có bộ đệm 256MB.</text:p>
          </table:table-cell>
        </table:table-row>
        <table:table-row table:style-name="ro1">
          <table:table-cell office:value-type="string" calcext:value-type="string">
            <text:p>width: 60%;</text:p>
          </table:table-cell>
          <table:table-cell office:value-type="string" calcext:value-type="string">
            <text:p>1 hộp để được có 1 máy ảnh àh, mà ad nói cho 1 để được 1 máy + 4 lens nữa mới chịu àh</text:p>
          </table:table-cell>
        </table:table-row>
        <table:table-row table:style-name="ro1">
          <table:table-cell office:value-type="string" calcext:value-type="string">
            <text:p>width: 60%;</text:p>
          </table:table-cell>
          <table:table-cell office:value-type="string" calcext:value-type="string">
            <text:p>1 bộ 2 cái của mk bị lỗi mất 1 bên thì lm tn vậy shop ???</text:p>
          </table:table-cell>
        </table:table-row>
        <table:table-row table:style-name="ro1">
          <table:table-cell office:value-type="string" calcext:value-type="string">
            <text:p>width: 60%;</text:p>
          </table:table-cell>
          <table:table-cell office:value-type="string" calcext:value-type="string">
            <text:p>1 bên từ của e ko dùng dc, bên hồng ngoại vẫn dùng bt, bếp mới mua dc 1 tháng, e cần liên hệ với ai để bảo hành????</text:p>
          </table:table-cell>
        </table:table-row>
        <table:table-row table:style-name="ro2">
          <table:table-cell office:value-type="string" calcext:value-type="string">
            <text:p>width: 60%;</text:p>
          </table:table-cell>
          <table:table-cell office:value-type="string" calcext:value-type="string">
            <text:p>+ Nấu cơm trắng 45 phút</text:p>
            <text:p>+ Bớt nước so với cách nấu bằng nồi cơm điện mâm nhiệt</text:p>
            <text:p>+ Mở nắp sẽ có nước từ nắp vung chảy xuống rãnh mép nồi, tuy nước không vào nồi cơm nhưng phải vệ sinh rãnh mép nồi thường xuyên</text:p>
          </table:table-cell>
        </table:table-row>
        <table:table-row table:style-name="ro5">
          <table:table-cell office:value-type="string" calcext:value-type="string">
            <text:p>width: 60%;</text:p>
          </table:table-cell>
          <table:table-cell office:value-type="string" calcext:value-type="string">
            <text:p>+ Hấp theo chế độ cài đặt sẽ không thể chín đồ ăn nếu đặt full xưởng hấp. Phải tăng thêm từ 3-5 phút mới đủ độ chín cho thực phẩm.</text:p>
            <text:p>+ Muốn ăn cháo khi hấp thủy nhiệt, phải  nấu cháo đặc bên ngoài, sau đó cho cháo đặc vào nồi hấp thủy nhiệt thì lượng nước sinh ra từ quá trình hấp + nước ngọt từ thực phẩm sẽ làm cháo loãng ra vừa ăn (Không thể nấu cháo nhừ ra theo kiểu của ChangKangKung)</text:p>
            <text:p>+ Nồi hấp phải vệ sinh kỹ trước lần ăn đầu tiên, do lượng cặn vôi sinh ra từ bép phun hơi khá nhiều (sẽ phát hiện cặn tại xửng nấu cháo). Nước dùng để hấp nên khuyến cáo dùng nước lọc tinh khiết, được lọc bỏ phần kim loại nặng, từ đó sẽ hạn chế cặn vôi sinh ra sau mỗi lần hấp.</text:p>
            <text:p>+ Nồi hấp thủy nhiệt tiêu thụ nước khá nhanh, chú ý đổ nhiều nước để hấp nếu không muốn phải châm thêm nước nhiều lần trong quá trình hấp. ( tầm 10 phút hết 350ml nước).</text:p>
          </table:table-cell>
        </table:table-row>
        <table:table-row table:style-name="ro4">
          <table:table-cell office:value-type="string" calcext:value-type="string">
            <text:p>width: 60%;</text:p>
          </table:table-cell>
          <table:table-cell office:value-type="string" calcext:value-type="string">
            <text:p>"Trọn bộ camera được nằm trong 1 chiếc hộp rất gọn , quý khách hàng chỉ việc xách hộp đi và lắp đặt ngoài ra ko cần mua thêm bất kỳ phụ kiện nào nữa."</text:p>
            <text:p>Vui lòng tiki xem lại đơn hàng này mình mua về ko có ổ cứng sao mà lưu liệu trong khi shop nói đầy đủ link kiện</text:p>
          </table:table-cell>
        </table:table-row>
        <table:table-row table:style-name="ro1">
          <table:table-cell office:value-type="string" calcext:value-type="string">
            <text:p>width: 60%;</text:p>
          </table:table-cell>
          <table:table-cell office:value-type="string" calcext:value-type="string">
            <text:p>.shop ơi sao quạt ko bật đc chỉ có đang sạc mới đc bỏ pin đồ hết r mong shop xem. lại</text:p>
          </table:table-cell>
        </table:table-row>
        <table:table-row table:style-name="ro1">
          <table:table-cell office:value-type="string" calcext:value-type="string">
            <text:p>width: 60%;</text:p>
          </table:table-cell>
          <table:table-cell office:value-type="string" calcext:value-type="string">
            <text:p>..................tạm ổn.</text:p>
          </table:table-cell>
        </table:table-row>
        <table:table-row table:style-name="ro2">
          <table:table-cell office:value-type="string" calcext:value-type="string">
            <text:p>width: 60%;</text:p>
          </table:table-cell>
          <table:table-cell office:value-type="string" calcext:value-type="string">
            <text:p>. Lúc mới mua : </text:p>
            <text:p>hài lòng ở khâu đóng gói và giao hàng của tiki . Thời gia đầu mình sử dụng thấy rất tiện lợi chỉ việc bấm là để máy chạy tuy thời gian có hơi lâu nhưng rảnh rỗi để làm việc khác.</text:p>
            <text:p>Nhưng lớp chống dính của nồi rất dở sau vài lần dùng là có biểu hiện bong chóc . Mình không dùng đồ chùi xoong để rửa mà dùng khăn mỏng lau chùi. Hiện tại phải mua vỉ nướng để lót vào vì khi chiên lớp chống dính thường dính vào đồ ăn .</text:p>
          </table:table-cell>
        </table:table-row>
        <table:table-row table:style-name="ro1">
          <table:table-cell office:value-type="string" calcext:value-type="string">
            <text:p>width: 60%;</text:p>
          </table:table-cell>
          <table:table-cell office:value-type="string" calcext:value-type="string">
            <text:p>. Ko biết có nên mua loại này dùng có ổn không mọi người.</text:p>
          </table:table-cell>
        </table:table-row>
        <table:table-row table:style-name="ro1">
          <table:table-cell office:value-type="string" calcext:value-type="string">
            <text:p>width: 60%;</text:p>
          </table:table-cell>
          <table:table-cell office:value-type="string" calcext:value-type="string">
            <text:p>, bếp công nhận mỏng, nhìn cũng sang, <text:s/>giao nhanh nhưng khi đọc quảng cáo hiểu nhầm là mặt kính, bếp mặt thép khó lau chùi hơn, nhìn cũng không sáng bóng như mặt kính, rất lem luốc khi dính dầu mỡ, chưa kể có 1 bên bếp thì bật không lên, bật hoài thử mấy ngày mới lên, mém tí phải gọi thợ đến sửa rồi.</text:p>
          </table:table-cell>
        </table:table-row>
        <table:table-row table:style-name="ro4">
          <table:table-cell office:value-type="string" calcext:value-type="string">
            <text:p>width: 60%;</text:p>
          </table:table-cell>
          <table:table-cell office:value-type="string" calcext:value-type="string">
            <text:p>-Ưu điểm tiện, đẹp</text:p>
            <text:p>- Nhược điểm: Xay được ít, phải cắt thật nhỏ</text:p>
          </table:table-cell>
        </table:table-row>
        <table:table-row table:style-name="ro2">
          <table:table-cell office:value-type="string" calcext:value-type="string">
            <text:p>width: 60%;</text:p>
          </table:table-cell>
          <table:table-cell office:value-type="string" calcext:value-type="string">
            <text:p>-Sản phẩm đóng gói cẩn thận</text:p>
            <text:p>-Chất lượng sẽ đánh giá sau một thời gian sử dụng</text:p>
            <text:p>-Thái độ nhân viên giao hàng kém, gọi giao hàng lỡ 1 cuộc điện thoại nhắn tin cho khách hàng "anh có lấy hàng không ?". hơi thất vọng về Tiki Now của tiki</text:p>
          </table:table-cell>
        </table:table-row>
        <table:table-row table:style-name="ro1">
          <table:table-cell office:value-type="string" calcext:value-type="string">
            <text:p>width: 60%;</text:p>
          </table:table-cell>
          <table:table-cell office:value-type="string" calcext:value-type="string">
            <text:p>-)) mình mua giùm, nếu có mua thì các bạn thêm cỡ vài trăm mua sunhouse loại tốt hơn mà dùng. Loại này thấy xài ổn nhưng màu xấu và nhanh cũ</text:p>
          </table:table-cell>
        </table:table-row>
        <table:table-row table:style-name="ro13">
          <table:table-cell office:value-type="string" calcext:value-type="string">
            <text:p>width: 60%;</text:p>
          </table:table-cell>
          <table:table-cell office:value-type="string" calcext:value-type="string">
            <text:p>- Về giao hàng: Ok, nhanh, phụ kiện, giấy bh đầy đủ, giao trong 3 tiếng.</text:p>
            <text:p/>
            <text:p>- Về máy:</text:p>
            <text:p> Ưu điểm: dễ sử dụng, có nút điều chỉnh on/off và sức hút trên tay cầm rất tiện, công suất hút ok. </text:p>
            <text:p>Dây dài 5m, có nút thu gọn dây.</text:p>
            <text:p>Đầu hút sàn, chổi hút nhỏ, và hút khe xài cũng ok</text:p>
            <text:p>Hộp đựng bụi dễ lấy, dễ vệ sinh, có kềm chổi mini để vệ sinh.</text:p>
            <text:p/>
            <text:p>Khuyết điểm: Khá ồn, nhưng tạm chấp nhận vì máy nào cũng thế thôi</text:p>
            <text:p>không có đầu hút nệm.</text:p>
          </table:table-cell>
        </table:table-row>
        <table:table-row table:style-name="ro4">
          <table:table-cell office:value-type="string" calcext:value-type="string">
            <text:p>width: 60%;</text:p>
          </table:table-cell>
          <table:table-cell office:value-type="string" calcext:value-type="string">
            <text:p>- Ưu điểm: Tiện lợi, có thể thay được nhiều đầu để vệ sinh các nơi khác nhau</text:p>
            <text:p>-Nhược điểm: dùng được 2 tháng thấy lực hút yếu đi dù có vệ sinh máy thường xuyên</text:p>
          </table:table-cell>
        </table:table-row>
        <table:table-row table:style-name="ro4">
          <table:table-cell office:value-type="string" calcext:value-type="string">
            <text:p>width: 60%;</text:p>
          </table:table-cell>
          <table:table-cell office:value-type="string" calcext:value-type="string">
            <text:p>- Ưu điểm: máy chạy rất êm, so với các máy xay sữa hạt khác thì máy đỡ ồn rất nhiều.</text:p>
            <text:p>- Nhược điểm: xay xong phải lọc bã, dù chỉ là sữa bắp</text:p>
          </table:table-cell>
        </table:table-row>
        <table:table-row table:style-name="ro12">
          <table:table-cell office:value-type="string" calcext:value-type="string">
            <text:p>width: 60%;</text:p>
          </table:table-cell>
          <table:table-cell office:value-type="string" calcext:value-type="string">
            <text:p>- Ưu điểm:</text:p>
            <text:p>+ Mua trúng khuyến mãi nên giá 2tr960k </text:p>
            <text:p>+ Ép ra nước ngang ngửa Kuvings</text:p>
            <text:p/>
            <text:p>- So sánh với Kuvings:</text:p>
            <text:p>+ Máy nặng hơn</text:p>
            <text:p>+ Tháo lắp phải cẩn thận, nếu làm nhanh dễ bị hư bể. Kuvings có các kí hiệu chốt cài rất dễ tháo lắp. Máy này không có, lại cứng</text:p>
            <text:p>+ Đồ nhựa không chất lượng bằng Kuvings. Vòng nhựa xoay đi kèm với lưới lọc phải dùng cẩn thận, nếu không sẽ dễ bể</text:p>
            <text:p/>
            <text:p>Với giá gần 3tr thì tạm được nếu bạn là người nội trợ cẩn thận.</text:p>
            <text:p>Nếu có tiền mua luôn Kuvings dùng rất sướng, đã, vô cùng yên tâm ^^</text:p>
            <text:p/>
          </table:table-cell>
        </table:table-row>
        <table:table-row table:style-name="ro2">
          <table:table-cell office:value-type="string" calcext:value-type="string">
            <text:p>width: 60%;</text:p>
          </table:table-cell>
          <table:table-cell office:value-type="string" calcext:value-type="string">
            <text:p>- thứ nhất: sp ko giống như hình;</text:p>
            <text:p>- thứ hai: không có khay nhựa chứa hơi nước mặc dù trong hướng dẫn sử dụng có ghi!</text:p>
            <text:p>- thứ ba cái van đóng mở áp suất j đó ko thấy sự khác biệt khi đóng hoặc mở??????</text:p>
          </table:table-cell>
        </table:table-row>
        <table:table-row table:style-name="ro7">
          <table:table-cell office:value-type="string" calcext:value-type="string">
            <text:p>width: 60%;</text:p>
          </table:table-cell>
          <table:table-cell office:value-type="string" calcext:value-type="string">
            <text:p>- Thiết kế đẹp.</text:p>
            <text:p>- Thời gian nấu rất nhanh.</text:p>
            <text:p>- Món sẽ k ngon như chiên chảo, chỉ ngon đối với thịt có 1 ít mỡ. Chả giò, khoai tây thì có phết dầu cũng bị khô như đồ nướng. Nói chung cái này là cái nồi nướng chứ k phải chiên.</text:p>
            <text:p>- Nếu không gian bếp nhỏ thì rất tiện vì không bị văng dầu mỡ và ít bị mùi khắp nhà như chiên nướng bằng chảo.</text:p>
            <text:p>- Khay chống dính dễ chùi, chỉ có khay lưới hơi khó, ngâm nước cho mềm lớp dính khét rồi lấy bàn chải chà.</text:p>
            <text:p>- Nút vặn điều chỉnh thời gian nhiệt độ bằng tay nên sẽ k chuẩn xác bằng bảng điện tử. Nhưng tương đối thôi thì ok.</text:p>
          </table:table-cell>
        </table:table-row>
        <table:table-row table:style-name="ro5">
          <table:table-cell office:value-type="string" calcext:value-type="string">
            <text:p>width: 60%;</text:p>
          </table:table-cell>
          <table:table-cell office:value-type="string" calcext:value-type="string">
            <text:p>- Thiết kế bên ngoài giống trong ảnh!</text:p>
            <text:p>- Nút tăng âm lượng bấm vào thì âm lượng giảm. Nút giảm âm lượng bấm vào âm lượng vẫn giảm. Nút pause bấm vào thì lúc tăng âm lượng, lúc thì dừng nhạc.</text:p>
            <text:p>- Phone có bass, nghe ấm như so với hàng chính hãng thì vẫn chưa đạt tại hàng chính hãng bass kinh hơn và nghe tiếng trong hơn!</text:p>
            <text:p>- Hợp với giá tiền!</text:p>
          </table:table-cell>
        </table:table-row>
        <table:table-row table:style-name="ro2">
          <table:table-cell office:value-type="string" calcext:value-type="string">
            <text:p>width: 60%;</text:p>
          </table:table-cell>
          <table:table-cell office:value-type="string" calcext:value-type="string">
            <text:p>- Sản phẩm có mức độ hoàn thiện kém. Cửa lò hơi xệ và bảng điều khiển được lắp không khít đều, không biết có ảnh hưởng gì đến khả năng vận hành của máy hay không.</text:p>
            <text:p>- Chức năng nướng không như mong đợi, quay càng lâu chỉ làm khô thịt chứ không thể xén cạnh.</text:p>
            <text:p>- Rã đông và hâm đồ ăn tốt, nhưng để nấu ăn thì rất khó kiểm soát để đặt thời gian và công suất phù hợp.</text:p>
          </table:table-cell>
        </table:table-row>
        <table:table-row table:style-name="ro7">
          <table:table-cell office:value-type="string" calcext:value-type="string">
            <text:p>width: 60%;</text:p>
          </table:table-cell>
          <table:table-cell office:value-type="string" calcext:value-type="string">
            <text:p>- Nội dung miễn bàn</text:p>
            <text:p>- Chất lượng giấy tốt</text:p>
            <text:p>- Cuối sách có hình ảnh minh hoạ đẹp, dễ hiểu</text:p>
            <text:p>- Có kèm CD</text:p>
            <text:p>- Giao hàng chưa đúng hẹn, chậm</text:p>
            <text:p>- Đóng gói chưa cẩn thận mooti cài chỗ bị sờn, méo</text:p>
          </table:table-cell>
        </table:table-row>
        <table:table-row table:style-name="ro1">
          <table:table-cell office:value-type="string" calcext:value-type="string">
            <text:p>width: 60%;</text:p>
          </table:table-cell>
          <table:table-cell office:value-type="string" calcext:value-type="string">
            <text:p>- Mọi thứ đều ok, tuy nhiên ruột nồi ch bằng chất liệu nhôm và không có lớp phủ chống dính nên nói chung chưa thấy thực sự hài lòng.</text:p>
          </table:table-cell>
        </table:table-row>
        <table:table-row table:style-name="ro7">
          <table:table-cell office:value-type="string" calcext:value-type="string">
            <text:p>width: 60%;</text:p>
          </table:table-cell>
          <table:table-cell office:value-type="string" calcext:value-type="string">
            <text:p>- Mới mua về bật menu cài đặt chữ không rõ.</text:p>
            <text:p>- Pin 900mah, giới thiệu có thể quay liên tục 1,5 giờ. Thực tế sạc full pin quay được 20 phút hết pin. Nếu kết nối wifi thì nhanh hơn nữa. </text:p>
            <text:p>- Điểm cộng :</text:p>
            <text:p>-&gt; Giao hàng sớm hơn dự kiến.</text:p>
            <text:p>-&gt; có tặng thẻ nhớ 16gb và nhiều linh kiện hỗ trợ. </text:p>
            <text:p>=&gt;&gt;&gt; Muôn đổi lại sản phẩm khác, nhưng gọi hỗ trợ không được.</text:p>
          </table:table-cell>
        </table:table-row>
        <table:table-row table:style-name="ro2">
          <table:table-cell office:value-type="string" calcext:value-type="string">
            <text:p>width: 60%;</text:p>
          </table:table-cell>
          <table:table-cell office:value-type="string" calcext:value-type="string">
            <text:p>- Mình nhận hàng và không thấy có giấy bảo hành cho sản phẩm này</text:p>
            <text:p>- Chiên xong có mùi khét của nhựa. --&gt; Không hài lòng tẹo nào. Vì không nghĩ sản phẩm của L&amp;L mà chất lượng nhựa lại kém như thế. </text:p>
            <text:p>- Chiên một số đồ khá ok</text:p>
          </table:table-cell>
        </table:table-row>
        <table:table-row table:style-name="ro1">
          <table:table-cell office:value-type="string" calcext:value-type="string">
            <text:p>width: 60%;</text:p>
          </table:table-cell>
          <table:table-cell office:value-type="string" calcext:value-type="string">
            <text:p>- mình mua về setup và sử dụng mấy hôm nay bình thương; nhưng từ hôm qua tới nay camere báo đèn vào và ko thể kết nối; ko reset lại được. Xin hỗ trợ</text:p>
          </table:table-cell>
        </table:table-row>
        <table:table-row table:style-name="ro5">
          <table:table-cell office:value-type="string" calcext:value-type="string">
            <text:p>width: 60%;</text:p>
          </table:table-cell>
          <table:table-cell office:value-type="string" calcext:value-type="string">
            <text:p>- Mình đặt mua Tiki báo sẽ giao hàng vào t3 2/7/2019, nhưng hôm nay t7 29/6/2019 đã nhận được hàng.</text:p>
            <text:p>- Thấy sản phẩm đóng gói cẩn thận, hàng tem đầy đủ.</text:p>
            <text:p>- Khi cài đặt thì vào được 192.168.0.1 nhưng khi đăng nhập thì không được, như các đánh giá ở trên. Nhưng dùng điện thoại kết nối wifi làm theo hướng dẫn trên trang chủ lại OK.</text:p>
            <text:p>KẾT LUẬN: cho 3*, nếu vào được trang cài đặt bằng máy tính thì cho 4*.</text:p>
          </table:table-cell>
        </table:table-row>
        <table:table-row table:style-name="ro4">
          <table:table-cell office:value-type="string" calcext:value-type="string">
            <text:p>width: 60%;</text:p>
          </table:table-cell>
          <table:table-cell office:value-type="string" calcext:value-type="string">
            <text:p>- Hiện sử dụng thẻ nhớ bình thường, chưa bị lỗi gì</text:p>
            <text:p>- Phục vụ khách hàng: Giao hàng nhanh, nhân viên giao hàng ứng xử tốt</text:p>
          </table:table-cell>
        </table:table-row>
        <table:table-row table:style-name="ro1">
          <table:table-cell office:value-type="string" calcext:value-type="string">
            <text:p>width: 60%;</text:p>
          </table:table-cell>
          <table:table-cell office:value-type="string" calcext:value-type="string">
            <text:p>- Giao hàng quá trễ. Thái độ giao hàng cực kì tệ. Mình không thích điều này cho dù hàng có tốt cỡ nào.</text:p>
          </table:table-cell>
        </table:table-row>
        <table:table-row table:style-name="ro4">
          <table:table-cell office:value-type="string" calcext:value-type="string">
            <text:p>width: 60%;</text:p>
          </table:table-cell>
          <table:table-cell office:value-type="string" calcext:value-type="string">
            <text:p>- Giao hàng nhanh, đóng gói cẩn thận.</text:p>
            <text:p>- Không hài lòng vi khay sắt bị trầy sướt, lâu ngày có thể bị rỉ sét do chịu nhiệt cao.</text:p>
          </table:table-cell>
        </table:table-row>
        <table:table-row table:style-name="ro2">
          <table:table-cell office:value-type="string" calcext:value-type="string">
            <text:p>width: 60%;</text:p>
          </table:table-cell>
          <table:table-cell office:value-type="string" calcext:value-type="string">
            <text:p>- Đóng gói tốt</text:p>
            <text:p>- Phiếu bảo hành ko nghi ngày tháng bảo hành</text:p>
            <text:p>- máy chạy bình thường lưỡi dao hơi mỏng (sợ dễ gãy).</text:p>
          </table:table-cell>
        </table:table-row>
        <table:table-row table:style-name="ro3">
          <table:table-cell office:value-type="string" calcext:value-type="string">
            <text:p>width: 60%;</text:p>
          </table:table-cell>
          <table:table-cell office:value-type="string" calcext:value-type="string">
            <text:p>- Đây là lần thử nghiệm xài quạt đảo đầu KDK đầu tiên vì tôi rất ấn tượng với quạt trần KDK. </text:p>
            <text:p/>
            <text:p>- Phía sau lưng lồng quạt nên thiết kế có một tay cầm để hỗ trợ xách quạt. Tất cả lồng quạt Việt Nam truyền thống đều có. Quạt này không có nên rất bất tiện trong việc bưng bê. Lúc lắp đạt quạt thật không thoải mái lắm khi không có tay cầm.</text:p>
            <text:p/>
            <text:p>- Tốc độ số 1 của quạt này quá mạnh. Theo tôi đây là điểm dở nhất. Mặc dù không hề gây tiếng ồn, nhưng tôi cảm giác nó như quạt công nghiệp chứ không phải quạt phòng. Như quạt này thì chả bao giờ phải cần xài tới số 2 hay 3. Cho nên việc bố trí tốc độ cần phù hợp ở 3 mức. Tôi từng xài quạt treo trần của KDK và rất ấn tượng với tốc độ gió ở mức nhẹ, thoang thoảng và rất dễ chịu. Mức số 1 của quạt đứng Panasonic cũng khiến tôi hài lòng hơn. Đây chỉ là đánh giá cá nhân của người có nhu cầu xài quạt để có được lưu thông gió trong phòng một cách nhẹ nhàng và dễ chịu.</text:p>
          </table:table-cell>
        </table:table-row>
        <table:table-row table:style-name="ro4">
          <table:table-cell office:value-type="string" calcext:value-type="string">
            <text:p>width: 60%;</text:p>
          </table:table-cell>
          <table:table-cell office:value-type="string" calcext:value-type="string">
            <text:p>- Công suất máy chỉ có 1000W nhưng lại ghi 1300W, khi hỏi lại là 1000W hay 1300W thì bên Tiki lại còn khẳng định chắc nịch là 1300W nữa chứ. Không biết mà trả lời bậy bạ.</text:p>
            <text:p>- Máy có giao diện đơn giản dễ dùng. Thời gian báo hoàn thành 1 lần nấu không có gì đặc biệt nên phải ơ gần mới nghe. Phần bã nhuyễn nhưng vẫn còn to, chưa mịn.</text:p>
          </table:table-cell>
        </table:table-row>
        <table:table-row table:style-name="ro5">
          <table:table-cell office:value-type="string" calcext:value-type="string">
            <text:p>width: 60%;</text:p>
          </table:table-cell>
          <table:table-cell office:value-type="string" calcext:value-type="string">
            <text:p>- Có sử dụng tiki now mà vận chuyển phát sinh phí cồng kềnh</text:p>
            <text:p>- Adapter của camera bị nứt 1 gốc</text:p>
            <text:p>- Thông số thấy để cũng cao nhưng thấy bình thường so với những cái đã sài</text:p>
            <text:p>- Chất lượng thì sài thời gian mới biết được</text:p>
          </table:table-cell>
        </table:table-row>
        <table:table-row table:style-name="ro4">
          <table:table-cell office:value-type="string" calcext:value-type="string">
            <text:p>width: 60%;</text:p>
          </table:table-cell>
          <table:table-cell office:value-type="string" calcext:value-type="string">
            <text:p>- Chất lượng khá ổn, hình thức đẹp và bắt mắt</text:p>
            <text:p>- Theo như đơn hàng sẽ tặng 1 micro. Tuy nhiên khi nhận sản phẩm thì không thấy</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22:52:10.401030227</meta:creation-date>
    <dc:date>2020-10-04T22:53:16.225857620</dc:date>
    <meta:editing-duration>PT1M6S</meta:editing-duration>
    <meta:editing-cycles>1</meta:editing-cycles>
    <meta:document-statistic meta:table-count="1" meta:cell-count="9250" meta:object-count="0"/>
    <meta:generator>LibreOffice/6.4.6.2$Linux_X86_64 LibreOffice_project/40$Build-2</meta:generator>
  </office:meta>
</office:document-meta>
</file>